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co1" style:family="table-column">
      <style:table-column-properties fo:break-before="auto" style:column-width="98.25pt"/>
    </style:style>
    <style:style style:name="co2" style:family="table-column">
      <style:table-column-properties fo:break-before="auto" style:column-width="65.85pt"/>
    </style:style>
    <style:style style:name="co3" style:family="table-column">
      <style:table-column-properties fo:break-before="auto" style:column-width="55.05pt"/>
    </style:style>
    <style:style style:name="co4" style:family="table-column">
      <style:table-column-properties fo:break-before="auto" style:column-width="59.64pt"/>
    </style:style>
    <style:style style:name="co5" style:family="table-column">
      <style:table-column-properties fo:break-before="auto" style:column-width="49.66pt"/>
    </style:style>
    <style:style style:name="co6" style:family="table-column">
      <style:table-column-properties fo:break-before="auto" style:column-width="51.14pt"/>
    </style:style>
    <style:style style:name="co7" style:family="table-column">
      <style:table-column-properties fo:break-before="auto" style:column-width="51.96pt"/>
    </style:style>
    <style:style style:name="co8" style:family="table-column">
      <style:table-column-properties fo:break-before="auto" style:column-width="38.81pt"/>
    </style:style>
    <style:style style:name="co9" style:family="table-column">
      <style:table-column-properties fo:break-before="auto" style:column-width="41.9pt"/>
    </style:style>
    <style:style style:name="co10" style:family="table-column">
      <style:table-column-properties fo:break-before="auto" style:column-width="55.81pt"/>
    </style:style>
    <style:style style:name="co11" style:family="table-column">
      <style:table-column-properties fo:break-before="auto" style:column-width="41.16pt"/>
    </style:style>
    <style:style style:name="co12" style:family="table-column">
      <style:table-column-properties fo:break-before="auto" style:column-width="52.7pt"/>
    </style:style>
    <style:style style:name="co13" style:family="table-column">
      <style:table-column-properties fo:break-before="auto" style:column-width="44.19pt"/>
    </style:style>
    <style:style style:name="co14" style:family="table-column">
      <style:table-column-properties fo:break-before="auto" style:column-width="40.34pt"/>
    </style:style>
    <style:style style:name="co15" style:family="table-column">
      <style:table-column-properties fo:break-before="auto" style:column-width="45.75pt"/>
    </style:style>
    <style:style style:name="co16" style:family="table-column">
      <style:table-column-properties fo:break-before="auto" style:column-width="46.54pt"/>
    </style:style>
    <style:style style:name="co17" style:family="table-column">
      <style:table-column-properties fo:break-before="auto" style:column-width="38.04pt"/>
    </style:style>
    <style:style style:name="co18" style:family="table-column">
      <style:table-column-properties fo:break-before="auto" style:column-width="39.6pt"/>
    </style:style>
    <style:style style:name="co19" style:family="table-column">
      <style:table-column-properties fo:break-before="auto" style:column-width="64.01pt"/>
    </style:style>
    <style:style style:name="co20" style:family="table-column">
      <style:table-column-properties fo:break-before="auto" style:column-width="31.86pt"/>
    </style:style>
    <style:style style:name="co21" style:family="table-column">
      <style:table-column-properties fo:break-before="auto" style:column-width="36.51pt"/>
    </style:style>
    <style:style style:name="co22" style:family="table-column">
      <style:table-column-properties fo:break-before="auto" style:column-width="33.3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UBUNTU64_DIRECT_DATA_unencrypted" table:style-name="ta1">
        <table:shapes>
          <draw:frame draw:z-index="0" draw:style-name="gr1" draw:text-style-name="P1" svg:width="453.34pt" svg:height="255.26pt" svg:x="864.77pt" svg:y="2369.51pt">
            <loext:p draw:notify-on-update-of-ranges="UBUNTU64_DIRECT_DATA_unencrypted.C188:UBUNTU64_DIRECT_DATA_unencrypted.C188 UBUNTU64_DIRECT_DATA_unencrypted.C189:UBUNTU64_DIRECT_DATA_unencrypted.C205 UBUNTU64_DIRECT_DATA_unencrypted.D188:UBUNTU64_DIRECT_DATA_unencrypted.D188 UBUNTU64_DIRECT_DATA_unencrypted.D189:UBUNTU64_DIRECT_DATA_unencrypted.D205 UBUNTU64_DIRECT_DATA_unencrypted.E188:UBUNTU64_DIRECT_DATA_unencrypted.E188 UBUNTU64_DIRECT_DATA_unencrypted.E189:UBUNTU64_DIRECT_DATA_unencrypted.E205 UBUNTU64_DIRECT_DATA_unencrypted.F188:UBUNTU64_DIRECT_DATA_unencrypted.F188 UBUNTU64_DIRECT_DATA_unencrypted.F189:UBUNTU64_DIRECT_DATA_unencrypted.F205 UBUNTU64_DIRECT_DATA_unencrypted.G188:UBUNTU64_DIRECT_DATA_unencrypted.G188 UBUNTU64_DIRECT_DATA_unencrypted.G189:UBUNTU64_DIRECT_DATA_unencrypted.G205 UBUNTU64_DIRECT_DATA_unencrypted.H188:UBUNTU64_DIRECT_DATA_unencrypted.H188 UBUNTU64_DIRECT_DATA_unencrypted.H189:UBUNTU64_DIRECT_DATA_unencrypted.H205 UBUNTU64_DIRECT_DATA_unencrypted.I188:UBUNTU64_DIRECT_DATA_unencrypted.I188 UBUNTU64_DIRECT_DATA_unencrypted.I189:UBUNTU64_DIRECT_DATA_unencrypted.I205 UBUNTU64_DIRECT_DATA_unencrypted.J188:UBUNTU64_DIRECT_DATA_unencrypted.J188 UBUNTU64_DIRECT_DATA_unencrypted.J189:UBUNTU64_DIRECT_DATA_unencrypted.J205 UBUNTU64_DIRECT_DATA_unencrypted.K188:UBUNTU64_DIRECT_DATA_unencrypted.K188 UBUNTU64_DIRECT_DATA_unencrypted.K189:UBUNTU64_DIRECT_DATA_unencrypted.K205 UBUNTU64_DIRECT_DATA_unencrypted.L188:UBUNTU64_DIRECT_DATA_unencrypted.L188 UBUNTU64_DIRECT_DATA_unencrypted.L189:UBUNTU64_DIRECT_DATA_unencrypted.L205 UBUNTU64_DIRECT_DATA_unencrypted.M188:UBUNTU64_DIRECT_DATA_unencrypted.M188 UBUNTU64_DIRECT_DATA_unencrypted.M189:UBUNTU64_DIRECT_DATA_unencrypted.M205 UBUNTU64_DIRECT_DATA_unencrypted.N188:UBUNTU64_DIRECT_DATA_unencrypted.N188 UBUNTU64_DIRECT_DATA_unencrypted.N189:UBUNTU64_DIRECT_DATA_unencrypted.N205 UBUNTU64_DIRECT_DATA_unencrypted.O188:UBUNTU64_DIRECT_DATA_unencrypted.O188 UBUNTU64_DIRECT_DATA_unencrypted.O189:UBUNTU64_DIRECT_DATA_unencrypted.O205 UBUNTU64_DIRECT_DATA_unencrypted.P188:UBUNTU64_DIRECT_DATA_unencrypted.P188 UBUNTU64_DIRECT_DATA_unencrypted.P189:UBUNTU64_DIRECT_DATA_unencrypted.P20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34pt" svg:height="255.26pt" svg:x="871.74pt" svg:y="2894.31pt">
            <loext:p draw:notify-on-update-of-ranges="UBUNTU64_DIRECT_DATA_unencrypted.C228:UBUNTU64_DIRECT_DATA_unencrypted.C228 UBUNTU64_DIRECT_DATA_unencrypted.C229:UBUNTU64_DIRECT_DATA_unencrypted.C245 UBUNTU64_DIRECT_DATA_unencrypted.D228:UBUNTU64_DIRECT_DATA_unencrypted.D228 UBUNTU64_DIRECT_DATA_unencrypted.D229:UBUNTU64_DIRECT_DATA_unencrypted.D245 UBUNTU64_DIRECT_DATA_unencrypted.E228:UBUNTU64_DIRECT_DATA_unencrypted.E228 UBUNTU64_DIRECT_DATA_unencrypted.E229:UBUNTU64_DIRECT_DATA_unencrypted.E245 UBUNTU64_DIRECT_DATA_unencrypted.F228:UBUNTU64_DIRECT_DATA_unencrypted.F228 UBUNTU64_DIRECT_DATA_unencrypted.F229:UBUNTU64_DIRECT_DATA_unencrypted.F245 UBUNTU64_DIRECT_DATA_unencrypted.G228:UBUNTU64_DIRECT_DATA_unencrypted.G228 UBUNTU64_DIRECT_DATA_unencrypted.G229:UBUNTU64_DIRECT_DATA_unencrypted.G245 UBUNTU64_DIRECT_DATA_unencrypted.H228:UBUNTU64_DIRECT_DATA_unencrypted.H228 UBUNTU64_DIRECT_DATA_unencrypted.H229:UBUNTU64_DIRECT_DATA_unencrypted.H245 UBUNTU64_DIRECT_DATA_unencrypted.I228:UBUNTU64_DIRECT_DATA_unencrypted.I228 UBUNTU64_DIRECT_DATA_unencrypted.I229:UBUNTU64_DIRECT_DATA_unencrypted.I245 UBUNTU64_DIRECT_DATA_unencrypted.J228:UBUNTU64_DIRECT_DATA_unencrypted.J228 UBUNTU64_DIRECT_DATA_unencrypted.J229:UBUNTU64_DIRECT_DATA_unencrypted.J245 UBUNTU64_DIRECT_DATA_unencrypted.K228:UBUNTU64_DIRECT_DATA_unencrypted.K228 UBUNTU64_DIRECT_DATA_unencrypted.K229:UBUNTU64_DIRECT_DATA_unencrypted.K245 UBUNTU64_DIRECT_DATA_unencrypted.L228:UBUNTU64_DIRECT_DATA_unencrypted.L228 UBUNTU64_DIRECT_DATA_unencrypted.L229:UBUNTU64_DIRECT_DATA_unencrypted.L245 UBUNTU64_DIRECT_DATA_unencrypted.M228:UBUNTU64_DIRECT_DATA_unencrypted.M228 UBUNTU64_DIRECT_DATA_unencrypted.M229:UBUNTU64_DIRECT_DATA_unencrypted.M245 UBUNTU64_DIRECT_DATA_unencrypted.N228:UBUNTU64_DIRECT_DATA_unencrypted.N228 UBUNTU64_DIRECT_DATA_unencrypted.N229:UBUNTU64_DIRECT_DATA_unencrypted.N245 UBUNTU64_DIRECT_DATA_unencrypted.O228:UBUNTU64_DIRECT_DATA_unencrypted.O228 UBUNTU64_DIRECT_DATA_unencrypted.O229:UBUNTU64_DIRECT_DATA_unencrypted.O245 UBUNTU64_DIRECT_DATA_unencrypted.P228:UBUNTU64_DIRECT_DATA_unencrypted.P228 UBUNTU64_DIRECT_DATA_unencrypted.P229:UBUNTU64_DIRECT_DATA_unencrypted.P24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0" table:number-columns-repeated="2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7" table:number-columns-repeated="6" table:default-cell-style-name="Default"/>
        <table:table-column table:style-name="co16" table:number-columns-repeated="5" table:default-cell-style-name="Default"/>
        <table:table-column table:style-name="co7" table:number-columns-repeated="5" table:default-cell-style-name="Default"/>
        <table:table-column table:style-name="co16" table:number-columns-repeated="4" table:default-cell-style-name="Default"/>
        <table:table-column table:style-name="co7" table:number-columns-repeated="5" table:default-cell-style-name="Default"/>
        <table:table-column table:style-name="co16" table:number-columns-repeated="9" table:default-cell-style-name="Default"/>
        <table:table-column table:style-name="co11" table:default-cell-style-name="Default"/>
        <table:table-column table:style-name="co16" table:number-columns-repeated="5" table:default-cell-style-name="Default"/>
        <table:table-column table:style-name="co18" table:default-cell-style-name="Default"/>
        <table:table-column table:style-name="co16" table:number-columns-repeated="4" table:default-cell-style-name="Default"/>
        <table:table-column table:style-name="co19" table:number-columns-repeated="3" table:default-cell-style-name="Default"/>
        <table:table-column table:style-name="co20" table:default-cell-style-name="Default"/>
        <table:table-column table:style-name="co19" table:number-columns-repeated="3" table:default-cell-style-name="Default"/>
        <table:table-column table:style-name="co21" table:default-cell-style-name="Default"/>
        <table:table-column table:style-name="co19" table:number-columns-repeated="3" table:default-cell-style-name="Default"/>
        <table:table-column table:style-name="co22" table:default-cell-style-name="Default"/>
        <table:table-row table:style-name="ro1">
          <table:table-cell office:value-type="string" calcext:value-type="string">
            <text:p><text:tab/>Iozone:</text:p>
          </table:table-cell>
          <table:table-cell office:value-type="string" calcext:value-type="string">
            <text:p>Performanc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I/O</text:p>
          </table:table-cell>
          <table:table-cell table:number-columns-repeated="74"/>
        </table:table-row>
        <table:table-row table:style-name="ro1">
          <table:table-cell office:value-type="string" calcext:value-type="string">
            <text:p><text:tab/></text:p>
          </table:table-cell>
          <table:table-cell table:number-columns-repeated="7"/>
          <table:table-cell office:value-type="string" calcext:value-type="string">
            <text:p>Version</text:p>
          </table:table-cell>
          <table:table-cell office:value-type="string" calcext:value-type="string">
            <text:p>$Revision:</text:p>
          </table:table-cell>
          <table:table-cell office:value-type="float" office:value="3.487" calcext:value-type="float">
            <text:p>3.487</text:p>
          </table:table-cell>
          <table:table-cell office:value-type="string" calcext:value-type="string">
            <text:p>$</text:p>
          </table:table-cell>
          <table:table-cell table:number-columns-repeated="68"/>
        </table:table-row>
        <table:table-row table:style-name="ro1">
          <table:table-cell office:value-type="string" calcext:value-type="string">
            <text:p><text:tab/><text:tab/>Compiled</text:p>
          </table:table-cell>
          <table:table-cell office:value-type="string" calcext:value-type="string">
            <text:p>for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mode.</text:p>
          </table:table-cell>
          <table:table-cell table:number-columns-repeated="75"/>
        </table:table-row>
        <table:table-row table:style-name="ro1">
          <table:table-cell office:value-type="string" calcext:value-type="string">
            <text:p><text:tab/><text:tab/>Build:</text:p>
          </table:table-cell>
          <table:table-cell office:value-type="string" calcext:value-type="string">
            <text:p>linux-AMD64</text:p>
          </table:table-cell>
          <table:table-cell table:number-columns-repeated="78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<text:tab/>Contributors:William</text:p>
          </table:table-cell>
          <table:table-cell office:value-type="string" calcext:value-type="string">
            <text:p>Norcott,</text:p>
          </table:table-cell>
          <table:table-cell office:value-type="string" calcext:value-type="string">
            <text:p>Don</text:p>
          </table:table-cell>
          <table:table-cell office:value-type="string" calcext:value-type="string">
            <text:p>Capps,</text:p>
          </table:table-cell>
          <table:table-cell office:value-type="string" calcext:value-type="string">
            <text:p>Isom</text:p>
          </table:table-cell>
          <table:table-cell office:value-type="string" calcext:value-type="string">
            <text:p>Crawford,</text:p>
          </table:table-cell>
          <table:table-cell office:value-type="string" calcext:value-type="string">
            <text:p>Kirby</text:p>
          </table:table-cell>
          <table:table-cell office:value-type="string" calcext:value-type="string">
            <text:p>Collins</text:p>
          </table:table-cell>
          <table:table-cell table:number-columns-repeated="72"/>
        </table:table-row>
        <table:table-row table:style-name="ro1">
          <table:table-cell office:value-type="string" calcext:value-type="string">
            <text:p><text:tab/></text:p>
          </table:table-cell>
          <table:table-cell table:number-columns-repeated="12"/>
          <table:table-cell office:value-type="string" calcext:value-type="string">
            <text:p>Al</text:p>
          </table:table-cell>
          <table:table-cell office:value-type="string" calcext:value-type="string">
            <text:p>Slater,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Rhine,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Wisner,</text:p>
          </table:table-cell>
          <table:table-cell office:value-type="string" calcext:value-type="string">
            <text:p>Ken</text:p>
          </table:table-cell>
          <table:table-cell office:value-type="string" calcext:value-type="string">
            <text:p>Gos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<text:tab/></text:p>
          </table:table-cell>
          <table:table-cell table:number-columns-repeated="12"/>
          <table:table-cell office:value-type="string" calcext:value-type="string">
            <text:p>Steve</text:p>
          </table:table-cell>
          <table:table-cell office:value-type="string" calcext:value-type="string">
            <text:p>Landherr,</text:p>
          </table:table-cell>
          <table:table-cell office:value-type="string" calcext:value-type="string">
            <text:p>Brad</text:p>
          </table:table-cell>
          <table:table-cell office:value-type="string" calcext:value-type="string">
            <text:p>Smith,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Kelly,</text:p>
          </table:table-cell>
          <table:table-cell office:value-type="string" calcext:value-type="string">
            <text:p>Dr.</text:p>
          </table:table-cell>
          <table:table-cell office:value-type="string" calcext:value-type="string">
            <text:p>Alain</text:p>
          </table:table-cell>
          <table:table-cell office:value-type="string" calcext:value-type="string">
            <text:p>CYR,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<text:tab/></text:p>
          </table:table-cell>
          <table:table-cell table:number-columns-repeated="12"/>
          <table:table-cell office:value-type="string" calcext:value-type="string">
            <text:p>Randy</text:p>
          </table:table-cell>
          <table:table-cell office:value-type="string" calcext:value-type="string">
            <text:p>Dunlap,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Montague,</text:p>
          </table:table-cell>
          <table:table-cell office:value-type="string" calcext:value-type="string">
            <text:p>Dan</text:p>
          </table:table-cell>
          <table:table-cell office:value-type="string" calcext:value-type="string">
            <text:p>Million,</text:p>
          </table:table-cell>
          <table:table-cell office:value-type="string" calcext:value-type="string">
            <text:p>Gavin</text:p>
          </table:table-cell>
          <table:table-cell office:value-type="string" calcext:value-type="string">
            <text:p>Brebner,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<text:tab/></text:p>
          </table:table-cell>
          <table:table-cell table:number-columns-repeated="12"/>
          <table:table-cell office:value-type="string" calcext:value-type="string">
            <text:p>Jean-Marc</text:p>
          </table:table-cell>
          <table:table-cell office:value-type="string" calcext:value-type="string">
            <text:p>Zucconi,</text:p>
          </table:table-cell>
          <table:table-cell office:value-type="string" calcext:value-type="string">
            <text:p>Jeff</text:p>
          </table:table-cell>
          <table:table-cell office:value-type="string" calcext:value-type="string">
            <text:p>Blomberg,</text:p>
          </table:table-cell>
          <table:table-cell office:value-type="string" calcext:value-type="string">
            <text:p>Benny</text:p>
          </table:table-cell>
          <table:table-cell office:value-type="string" calcext:value-type="string">
            <text:p>Halevy,</text:p>
          </table:table-cell>
          <table:table-cell office:value-type="string" calcext:value-type="string">
            <text:p>Dave</text:p>
          </table:table-cell>
          <table:table-cell office:value-type="string" calcext:value-type="string">
            <text:p>Boone,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<text:tab/></text:p>
          </table:table-cell>
          <table:table-cell table:number-columns-repeated="12"/>
          <table:table-cell office:value-type="string" calcext:value-type="string">
            <text:p>Erik</text:p>
          </table:table-cell>
          <table:table-cell office:value-type="string" calcext:value-type="string">
            <text:p>Habbinga,</text:p>
          </table:table-cell>
          <table:table-cell office:value-type="string" calcext:value-type="string">
            <text:p>Kris</text:p>
          </table:table-cell>
          <table:table-cell office:value-type="string" calcext:value-type="string">
            <text:p>Strecker,</text:p>
          </table:table-cell>
          <table:table-cell office:value-type="string" calcext:value-type="string">
            <text:p>Walter</text:p>
          </table:table-cell>
          <table:table-cell office:value-type="string" calcext:value-type="string">
            <text:p>Wong,</text:p>
          </table:table-cell>
          <table:table-cell office:value-type="string" calcext:value-type="string">
            <text:p>Joshua</text:p>
          </table:table-cell>
          <table:table-cell office:value-type="string" calcext:value-type="string">
            <text:p>Root,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<text:tab/></text:p>
          </table:table-cell>
          <table:table-cell table:number-columns-repeated="12"/>
          <table:table-cell office:value-type="string" calcext:value-type="string">
            <text:p>Fabrice</text:p>
          </table:table-cell>
          <table:table-cell office:value-type="string" calcext:value-type="string">
            <text:p>Bacchella,</text:p>
          </table:table-cell>
          <table:table-cell office:value-type="string" calcext:value-type="string">
            <text:p>Zhenghua</text:p>
          </table:table-cell>
          <table:table-cell office:value-type="string" calcext:value-type="string">
            <text:p>Xue,</text:p>
          </table:table-cell>
          <table:table-cell office:value-type="string" calcext:value-type="string">
            <text:p>Qin</text:p>
          </table:table-cell>
          <table:table-cell office:value-type="string" calcext:value-type="string">
            <text:p>Li,</text:p>
          </table:table-cell>
          <table:table-cell office:value-type="string" calcext:value-type="string">
            <text:p>Darren</text:p>
          </table:table-cell>
          <table:table-cell office:value-type="string" calcext:value-type="string">
            <text:p>Sawyer,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<text:tab/></text:p>
          </table:table-cell>
          <table:table-cell table:number-columns-repeated="12"/>
          <table:table-cell office:value-type="string" calcext:value-type="string">
            <text:p>Vangel</text:p>
          </table:table-cell>
          <table:table-cell office:value-type="string" calcext:value-type="string">
            <text:p>Bojaxhi,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England,</text:p>
          </table:table-cell>
          <table:table-cell office:value-type="string" calcext:value-type="string">
            <text:p>Vikentsi</text:p>
          </table:table-cell>
          <table:table-cell office:value-type="string" calcext:value-type="string">
            <text:p>Lapa,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tab/></text:p>
          </table:table-cell>
          <table:table-cell table:number-columns-repeated="12"/>
          <table:table-cell office:value-type="string" calcext:value-type="string">
            <text:p>Alexey</text:p>
          </table:table-cell>
          <table:table-cell office:value-type="string" calcext:value-type="string">
            <text:p>Skidanov,</text:p>
          </table:table-cell>
          <table:table-cell office:value-type="string" calcext:value-type="string">
            <text:p>Sudhir</text:p>
          </table:table-cell>
          <table:table-cell office:value-type="string" calcext:value-type="string">
            <text:p>Kumar.</text:p>
          </table:table-cell>
          <table:table-cell table:number-columns-repeated="63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<text:tab/>Run</text:p>
          </table:table-cell>
          <table:table-cell office:value-type="string" calcext:value-type="string">
            <text:p>began:</text:p>
          </table:table-cell>
          <table:table-cell office:value-type="string" calcext:value-type="string">
            <text:p>Thu</text:p>
          </table:table-cell>
          <table:table-cell office:value-type="string" calcext:value-type="string">
            <text:p>Feb</text:p>
          </table:table-cell>
          <table:table-cell office:value-type="float" office:value="14" calcext:value-type="float">
            <text:p>14</text:p>
          </table:table-cell>
          <table:table-cell table:style-name="ce1" office:value-type="string" calcext:value-type="string">
            <text:p>15:15:13</text:p>
          </table:table-cell>
          <table:table-cell office:value-type="float" office:value="2019" calcext:value-type="float">
            <text:p>2019</text:p>
          </table:table-cell>
          <table:table-cell table:number-columns-repeated="73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<text:tab/>Excel</text:p>
          </table:table-cell>
          <table:table-cell office:value-type="string" calcext:value-type="string">
            <text:p>chart</text:p>
          </table:table-cell>
          <table:table-cell office:value-type="string" calcext:value-type="string">
            <text:p>generation</text:p>
          </table:table-cell>
          <table:table-cell office:value-type="string" calcext:value-type="string">
            <text:p>enabled</text:p>
          </table:table-cell>
          <table:table-cell table:number-columns-repeated="76"/>
        </table:table-row>
        <table:table-row table:style-name="ro1">
          <table:table-cell office:value-type="string" calcext:value-type="string">
            <text:p><text:tab/>Auto</text:p>
          </table:table-cell>
          <table:table-cell office:value-type="string" calcext:value-type="string">
            <text:p>Mode</text:p>
          </table:table-cell>
          <table:table-cell table:number-columns-repeated="78"/>
        </table:table-row>
        <table:table-row table:style-name="ro1">
          <table:table-cell office:value-type="string" calcext:value-type="string">
            <text:p><text:tab/>Using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f</text:p>
          </table:table-cell>
          <table:table-cell office:value-type="float" office:value="5242880" calcext:value-type="float">
            <text:p>5242880</text:p>
          </table:table-cell>
          <table:table-cell office:value-type="string" calcext:value-type="string">
            <text:p>kilobytes.</text:p>
          </table:table-cell>
          <table:table-cell table:number-columns-repeated="73"/>
        </table:table-row>
        <table:table-row table:style-name="ro1">
          <table:table-cell office:value-type="string" calcext:value-type="string">
            <text:p><text:tab/>O_DIRECT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enabled</text:p>
          </table:table-cell>
          <table:table-cell table:number-columns-repeated="77"/>
        </table:table-row>
        <table:table-row table:style-name="ro1">
          <table:table-cell office:value-type="string" calcext:value-type="string">
            <text:p><text:tab/>Comman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used:</text:p>
          </table:table-cell>
          <table:table-cell office:value-type="string" calcext:value-type="string">
            <text:p>./iozone</text:p>
          </table:table-cell>
          <table:table-cell office:value-type="string" calcext:value-type="string">
            <text:p>-Ra</text:p>
          </table:table-cell>
          <table:table-cell office:value-type="string" calcext:value-type="string">
            <text:p>-g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-I</text:p>
          </table:table-cell>
          <table:table-cell table:number-columns-repeated="72"/>
        </table:table-row>
        <table:table-row table:style-name="ro1">
          <table:table-cell office:value-type="string" calcext:value-type="string">
            <text:p><text:tab/>Outpu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kBytes/sec</text:p>
          </table:table-cell>
          <table:table-cell table:number-columns-repeated="76"/>
        </table:table-row>
        <table:table-row table:style-name="ro1">
          <table:table-cell office:value-type="string" calcext:value-type="string">
            <text:p><text:tab/>Time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=</text:p>
          </table:table-cell>
          <table:table-cell office:value-type="float" office:value="0.000001" calcext:value-type="float">
            <text:p>1E-06</text:p>
          </table:table-cell>
          <table:table-cell office:value-type="string" calcext:value-type="string">
            <text:p>seconds.</text:p>
          </table:table-cell>
          <table:table-cell table:number-columns-repeated="75"/>
        </table:table-row>
        <table:table-row table:style-name="ro1">
          <table:table-cell office:value-type="string" calcext:value-type="string">
            <text:p><text:tab/>Processor</text:p>
          </table:table-cell>
          <table:table-cell office:value-type="string" calcext:value-type="string">
            <text:p>cach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to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kBytes.</text:p>
          </table:table-cell>
          <table:table-cell table:number-columns-repeated="73"/>
        </table:table-row>
        <table:table-row table:style-name="ro1">
          <table:table-cell office:value-type="string" calcext:value-type="string">
            <text:p><text:tab/>Processor</text:p>
          </table:table-cell>
          <table:table-cell office:value-type="string" calcext:value-type="string">
            <text:p>cache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to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ytes.</text:p>
          </table:table-cell>
          <table:table-cell table:number-columns-repeated="72"/>
        </table:table-row>
        <table:table-row table:style-name="ro1">
          <table:table-cell office:value-type="string" calcext:value-type="string">
            <text:p><text:tab/>File</text:p>
          </table:table-cell>
          <table:table-cell office:value-type="string" calcext:value-type="string">
            <text:p>strid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to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size.</text:p>
          </table:table-cell>
          <table:table-cell table:number-columns-repeated="71"/>
        </table:table-row>
        <table:table-row table:style-name="ro1">
          <table:table-cell table:number-columns-repeated="62"/>
          <table:table-cell office:value-type="string" calcext:value-type="string">
            <text:p>random</text:p>
          </table:table-cell>
          <table:table-cell table:number-columns-repeated="3"/>
          <table:table-cell office:value-type="string" calcext:value-type="string">
            <text:p>random</text:p>
          </table:table-cell>
          <table:table-cell table:number-columns-repeated="4"/>
          <table:table-cell office:value-type="string" calcext:value-type="string">
            <text:p>bkwd</text:p>
          </table:table-cell>
          <table:table-cell table:number-columns-repeated="3"/>
          <table:table-cell office:value-type="string" calcext:value-type="string">
            <text:p>record</text:p>
          </table:table-cell>
          <table:table-cell table:number-columns-repeated="3"/>
          <table:table-cell office:value-type="string" calcext:value-type="string">
            <text:p>stride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kB</text:p>
          </table:table-cell>
          <table:table-cell/>
          <table:table-cell office:value-type="string" calcext:value-type="string">
            <text:p>reclen</text:p>
          </table:table-cell>
          <table:table-cell table:number-columns-repeated="3"/>
          <table:table-cell office:value-type="string" calcext:value-type="string">
            <text:p>write</text:p>
          </table:table-cell>
          <table:table-cell/>
          <table:table-cell office:value-type="string" calcext:value-type="string">
            <text:p>rewrite</text:p>
          </table:table-cell>
          <table:table-cell table:number-columns-repeated="3"/>
          <table:table-cell office:value-type="string" calcext:value-type="string">
            <text:p>read</text:p>
          </table:table-cell>
          <table:table-cell table:number-columns-repeated="3"/>
          <table:table-cell office:value-type="string" calcext:value-type="string">
            <text:p>reread</text:p>
          </table:table-cell>
          <table:table-cell table:number-columns-repeated="3"/>
          <table:table-cell office:value-type="string" calcext:value-type="string">
            <text:p>read</text:p>
          </table:table-cell>
          <table:table-cell table:number-columns-repeated="4"/>
          <table:table-cell office:value-type="string" calcext:value-type="string">
            <text:p>write</text:p>
          </table:table-cell>
          <table:table-cell table:number-columns-repeated="4"/>
          <table:table-cell office:value-type="string" calcext:value-type="string">
            <text:p>read</text:p>
          </table:table-cell>
          <table:table-cell table:number-columns-repeated="2"/>
          <table:table-cell office:value-type="string" calcext:value-type="string">
            <text:p>rewrite</text:p>
          </table:table-cell>
          <table:table-cell table:number-columns-repeated="5"/>
          <table:table-cell office:value-type="string" calcext:value-type="string">
            <text:p>read</text:p>
          </table:table-cell>
          <table:table-cell table:number-columns-repeated="2"/>
          <table:table-cell office:value-type="string" calcext:value-type="string">
            <text:p>fwrite</text:p>
          </table:table-cell>
          <table:table-cell office:value-type="string" calcext:value-type="string">
            <text:p>frewrite</text:p>
          </table:table-cell>
          <table:table-cell table:number-columns-repeated="3"/>
          <table:table-cell office:value-type="string" calcext:value-type="string">
            <text:p>fread</text:p>
          </table:table-cell>
          <table:table-cell/>
          <table:table-cell office:value-type="string" calcext:value-type="string">
            <text:p>freread</text:p>
          </table:table-cell>
          <table:table-cell table:number-columns-repeated="16"/>
        </table:table-row>
        <table:table-row table:style-name="ro1">
          <table:table-cell table:number-columns-repeated="14"/>
          <table:table-cell office:value-type="float" office:value="64" calcext:value-type="float">
            <text:p>64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9671" calcext:value-type="float">
            <text:p>29671</text:p>
          </table:table-cell>
          <table:table-cell table:number-columns-repeated="3"/>
          <table:table-cell office:value-type="float" office:value="35892" calcext:value-type="float">
            <text:p>35892</text:p>
          </table:table-cell>
          <table:table-cell table:number-columns-repeated="3"/>
          <table:table-cell office:value-type="float" office:value="19053" calcext:value-type="float">
            <text:p>19053</text:p>
          </table:table-cell>
          <table:table-cell table:number-columns-repeated="3"/>
          <table:table-cell office:value-type="float" office:value="21709" calcext:value-type="float">
            <text:p>21709</text:p>
          </table:table-cell>
          <table:table-cell table:number-columns-repeated="3"/>
          <table:table-cell office:value-type="float" office:value="19655" calcext:value-type="float">
            <text:p>19655</text:p>
          </table:table-cell>
          <table:table-cell table:number-columns-repeated="3"/>
          <table:table-cell office:value-type="float" office:value="36617" calcext:value-type="float">
            <text:p>36617</text:p>
          </table:table-cell>
          <table:table-cell table:number-columns-repeated="3"/>
          <table:table-cell office:value-type="float" office:value="28132" calcext:value-type="float">
            <text:p>28132</text:p>
          </table:table-cell>
          <table:table-cell table:number-columns-repeated="4"/>
          <table:table-cell office:value-type="float" office:value="36955" calcext:value-type="float">
            <text:p>36955</text:p>
          </table:table-cell>
          <table:table-cell table:number-columns-repeated="4"/>
          <table:table-cell office:value-type="float" office:value="20639" calcext:value-type="float">
            <text:p>20639</text:p>
          </table:table-cell>
          <table:table-cell/>
          <table:table-cell office:value-type="float" office:value="1330167" calcext:value-type="float">
            <text:p>1330167</text:p>
          </table:table-cell>
          <table:table-cell/>
          <table:table-cell office:value-type="float" office:value="1638743" calcext:value-type="float">
            <text:p>1638743</text:p>
          </table:table-cell>
          <table:table-cell/>
          <table:table-cell office:value-type="float" office:value="3541098" calcext:value-type="float">
            <text:p>3541098</text:p>
          </table:table-cell>
          <table:table-cell/>
          <table:table-cell office:value-type="float" office:value="3738358" calcext:value-type="float">
            <text:p>3738358</text:p>
          </table:table-cell>
          <table:table-cell table:number-columns-repeated="12"/>
        </table:table-row>
        <table:table-row table:style-name="ro1">
          <table:table-cell table:number-columns-repeated="14"/>
          <table:table-cell office:value-type="float" office:value="64" calcext:value-type="float">
            <text:p>64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59814" calcext:value-type="float">
            <text:p>59814</text:p>
          </table:table-cell>
          <table:table-cell table:number-columns-repeated="3"/>
          <table:table-cell office:value-type="float" office:value="67944" calcext:value-type="float">
            <text:p>67944</text:p>
          </table:table-cell>
          <table:table-cell table:number-columns-repeated="3"/>
          <table:table-cell office:value-type="float" office:value="44232" calcext:value-type="float">
            <text:p>44232</text:p>
          </table:table-cell>
          <table:table-cell table:number-columns-repeated="3"/>
          <table:table-cell office:value-type="float" office:value="40324" calcext:value-type="float">
            <text:p>40324</text:p>
          </table:table-cell>
          <table:table-cell table:number-columns-repeated="3"/>
          <table:table-cell office:value-type="float" office:value="44503" calcext:value-type="float">
            <text:p>44503</text:p>
          </table:table-cell>
          <table:table-cell table:number-columns-repeated="3"/>
          <table:table-cell office:value-type="float" office:value="71112" calcext:value-type="float">
            <text:p>71112</text:p>
          </table:table-cell>
          <table:table-cell table:number-columns-repeated="3"/>
          <table:table-cell office:value-type="float" office:value="55077" calcext:value-type="float">
            <text:p>55077</text:p>
          </table:table-cell>
          <table:table-cell table:number-columns-repeated="4"/>
          <table:table-cell office:value-type="float" office:value="64437" calcext:value-type="float">
            <text:p>64437</text:p>
          </table:table-cell>
          <table:table-cell table:number-columns-repeated="4"/>
          <table:table-cell office:value-type="float" office:value="41716" calcext:value-type="float">
            <text:p>41716</text:p>
          </table:table-cell>
          <table:table-cell/>
          <table:table-cell office:value-type="float" office:value="1599680" calcext:value-type="float">
            <text:p>1599680</text:p>
          </table:table-cell>
          <table:table-cell/>
          <table:table-cell office:value-type="float" office:value="2444640" calcext:value-type="float">
            <text:p>2444640</text:p>
          </table:table-cell>
          <table:table-cell/>
          <table:table-cell office:value-type="float" office:value="5389653" calcext:value-type="float">
            <text:p>5389653</text:p>
          </table:table-cell>
          <table:table-cell/>
          <table:table-cell office:value-type="float" office:value="5389653" calcext:value-type="float">
            <text:p>5389653</text:p>
          </table:table-cell>
          <table:table-cell table:number-columns-repeated="12"/>
        </table:table-row>
        <table:table-row table:style-name="ro1">
          <table:table-cell table:number-columns-repeated="14"/>
          <table:table-cell office:value-type="float" office:value="64" calcext:value-type="float">
            <text:p>64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01418" calcext:value-type="float">
            <text:p>101418</text:p>
          </table:table-cell>
          <table:table-cell table:number-columns-repeated="2"/>
          <table:table-cell office:value-type="float" office:value="124748" calcext:value-type="float">
            <text:p>124748</text:p>
          </table:table-cell>
          <table:table-cell table:number-columns-repeated="3"/>
          <table:table-cell office:value-type="float" office:value="48307" calcext:value-type="float">
            <text:p>48307</text:p>
          </table:table-cell>
          <table:table-cell table:number-columns-repeated="3"/>
          <table:table-cell office:value-type="float" office:value="96670" calcext:value-type="float">
            <text:p>96670</text:p>
          </table:table-cell>
          <table:table-cell table:number-columns-repeated="3"/>
          <table:table-cell office:value-type="float" office:value="42056" calcext:value-type="float">
            <text:p>42056</text:p>
          </table:table-cell>
          <table:table-cell table:number-columns-repeated="3"/>
          <table:table-cell office:value-type="float" office:value="88161" calcext:value-type="float">
            <text:p>88161</text:p>
          </table:table-cell>
          <table:table-cell table:number-columns-repeated="3"/>
          <table:table-cell office:value-type="float" office:value="72163" calcext:value-type="float">
            <text:p>72163</text:p>
          </table:table-cell>
          <table:table-cell table:number-columns-repeated="4"/>
          <table:table-cell office:value-type="float" office:value="92093" calcext:value-type="float">
            <text:p>92093</text:p>
          </table:table-cell>
          <table:table-cell table:number-columns-repeated="4"/>
          <table:table-cell office:value-type="float" office:value="73147" calcext:value-type="float">
            <text:p>73147</text:p>
          </table:table-cell>
          <table:table-cell/>
          <table:table-cell office:value-type="float" office:value="1780008" calcext:value-type="float">
            <text:p>1780008</text:p>
          </table:table-cell>
          <table:table-cell/>
          <table:table-cell office:value-type="float" office:value="2801873" calcext:value-type="float">
            <text:p>2801873</text:p>
          </table:table-cell>
          <table:table-cell/>
          <table:table-cell office:value-type="float" office:value="5860307" calcext:value-type="float">
            <text:p>5860307</text:p>
          </table:table-cell>
          <table:table-cell/>
          <table:table-cell office:value-type="float" office:value="6421025" calcext:value-type="float">
            <text:p>6421025</text:p>
          </table:table-cell>
          <table:table-cell table:number-columns-repeated="15"/>
        </table:table-row>
        <table:table-row table:style-name="ro1">
          <table:table-cell table:number-columns-repeated="14"/>
          <table:table-cell office:value-type="float" office:value="64" calcext:value-type="float">
            <text:p>64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126991" calcext:value-type="float">
            <text:p>126991</text:p>
          </table:table-cell>
          <table:table-cell table:number-columns-repeated="2"/>
          <table:table-cell office:value-type="float" office:value="160374" calcext:value-type="float">
            <text:p>160374</text:p>
          </table:table-cell>
          <table:table-cell table:number-columns-repeated="3"/>
          <table:table-cell office:value-type="float" office:value="95637" calcext:value-type="float">
            <text:p>95637</text:p>
          </table:table-cell>
          <table:table-cell table:number-columns-repeated="3"/>
          <table:table-cell office:value-type="float" office:value="88277" calcext:value-type="float">
            <text:p>88277</text:p>
          </table:table-cell>
          <table:table-cell table:number-columns-repeated="3"/>
          <table:table-cell office:value-type="float" office:value="86962" calcext:value-type="float">
            <text:p>86962</text:p>
          </table:table-cell>
          <table:table-cell table:number-columns-repeated="2"/>
          <table:table-cell office:value-type="float" office:value="148816" calcext:value-type="float">
            <text:p>148816</text:p>
          </table:table-cell>
          <table:table-cell table:number-columns-repeated="2"/>
          <table:table-cell office:value-type="float" office:value="100469" calcext:value-type="float">
            <text:p>100469</text:p>
          </table:table-cell>
          <table:table-cell table:number-columns-repeated="3"/>
          <table:table-cell office:value-type="float" office:value="177324" calcext:value-type="float">
            <text:p>177324</text:p>
          </table:table-cell>
          <table:table-cell table:number-columns-repeated="3"/>
          <table:table-cell office:value-type="float" office:value="124057" calcext:value-type="float">
            <text:p>124057</text:p>
          </table:table-cell>
          <table:table-cell/>
          <table:table-cell office:value-type="float" office:value="2052169" calcext:value-type="float">
            <text:p>2052169</text:p>
          </table:table-cell>
          <table:table-cell/>
          <table:table-cell office:value-type="float" office:value="4018152" calcext:value-type="float">
            <text:p>4018152</text:p>
          </table:table-cell>
          <table:table-cell/>
          <table:table-cell office:value-type="float" office:value="5283570" calcext:value-type="float">
            <text:p>5283570</text:p>
          </table:table-cell>
          <table:table-cell/>
          <table:table-cell office:value-type="float" office:value="4564786" calcext:value-type="float">
            <text:p>4564786</text:p>
          </table:table-cell>
          <table:table-cell table:number-columns-repeated="19"/>
        </table:table-row>
        <table:table-row table:style-name="ro1">
          <table:table-cell table:number-columns-repeated="14"/>
          <table:table-cell office:value-type="float" office:value="64" calcext:value-type="float">
            <text:p>64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98869" calcext:value-type="float">
            <text:p>198869</text:p>
          </table:table-cell>
          <table:table-cell table:number-columns-repeated="2"/>
          <table:table-cell office:value-type="float" office:value="246089" calcext:value-type="float">
            <text:p>246089</text:p>
          </table:table-cell>
          <table:table-cell table:number-columns-repeated="2"/>
          <table:table-cell office:value-type="float" office:value="177324" calcext:value-type="float">
            <text:p>177324</text:p>
          </table:table-cell>
          <table:table-cell table:number-columns-repeated="2"/>
          <table:table-cell office:value-type="float" office:value="180181" calcext:value-type="float">
            <text:p>180181</text:p>
          </table:table-cell>
          <table:table-cell table:number-columns-repeated="2"/>
          <table:table-cell office:value-type="float" office:value="174330" calcext:value-type="float">
            <text:p>174330</text:p>
          </table:table-cell>
          <table:table-cell table:number-columns-repeated="2"/>
          <table:table-cell office:value-type="float" office:value="208444" calcext:value-type="float">
            <text:p>208444</text:p>
          </table:table-cell>
          <table:table-cell table:number-columns-repeated="3"/>
          <table:table-cell office:value-type="float" office:value="71187" calcext:value-type="float">
            <text:p>71187</text:p>
          </table:table-cell>
          <table:table-cell table:number-columns-repeated="3"/>
          <table:table-cell office:value-type="float" office:value="192730" calcext:value-type="float">
            <text:p>192730</text:p>
          </table:table-cell>
          <table:table-cell table:number-columns-repeated="3"/>
          <table:table-cell office:value-type="float" office:value="155362" calcext:value-type="float">
            <text:p>155362</text:p>
          </table:table-cell>
          <table:table-cell/>
          <table:table-cell office:value-type="float" office:value="1933893" calcext:value-type="float">
            <text:p>1933893</text:p>
          </table:table-cell>
          <table:table-cell/>
          <table:table-cell office:value-type="float" office:value="2662899" calcext:value-type="float">
            <text:p>2662899</text:p>
          </table:table-cell>
          <table:table-cell/>
          <table:table-cell office:value-type="float" office:value="4897948" calcext:value-type="float">
            <text:p>4897948</text:p>
          </table:table-cell>
          <table:table-cell/>
          <table:table-cell office:value-type="float" office:value="4643754" calcext:value-type="float">
            <text:p>4643754</text:p>
          </table:table-cell>
          <table:table-cell table:number-columns-repeated="21"/>
        </table:table-row>
        <table:table-row table:style-name="ro1">
          <table:table-cell table:number-columns-repeated="13"/>
          <table:table-cell office:value-type="float" office:value="128" calcext:value-type="float">
            <text:p>128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1664" calcext:value-type="float">
            <text:p>21664</text:p>
          </table:table-cell>
          <table:table-cell table:number-columns-repeated="3"/>
          <table:table-cell office:value-type="float" office:value="23251" calcext:value-type="float">
            <text:p>23251</text:p>
          </table:table-cell>
          <table:table-cell table:number-columns-repeated="3"/>
          <table:table-cell office:value-type="float" office:value="22634" calcext:value-type="float">
            <text:p>22634</text:p>
          </table:table-cell>
          <table:table-cell table:number-columns-repeated="3"/>
          <table:table-cell office:value-type="float" office:value="26267" calcext:value-type="float">
            <text:p>26267</text:p>
          </table:table-cell>
          <table:table-cell table:number-columns-repeated="3"/>
          <table:table-cell office:value-type="float" office:value="18359" calcext:value-type="float">
            <text:p>18359</text:p>
          </table:table-cell>
          <table:table-cell table:number-columns-repeated="3"/>
          <table:table-cell office:value-type="float" office:value="20779" calcext:value-type="float">
            <text:p>20779</text:p>
          </table:table-cell>
          <table:table-cell table:number-columns-repeated="3"/>
          <table:table-cell office:value-type="float" office:value="15669" calcext:value-type="float">
            <text:p>15669</text:p>
          </table:table-cell>
          <table:table-cell table:number-columns-repeated="4"/>
          <table:table-cell office:value-type="float" office:value="29921" calcext:value-type="float">
            <text:p>29921</text:p>
          </table:table-cell>
          <table:table-cell table:number-columns-repeated="4"/>
          <table:table-cell office:value-type="float" office:value="28822" calcext:value-type="float">
            <text:p>28822</text:p>
          </table:table-cell>
          <table:table-cell/>
          <table:table-cell office:value-type="float" office:value="1220700" calcext:value-type="float">
            <text:p>1220700</text:p>
          </table:table-cell>
          <table:table-cell/>
          <table:table-cell office:value-type="float" office:value="1885042" calcext:value-type="float">
            <text:p>1885042</text:p>
          </table:table-cell>
          <table:table-cell/>
          <table:table-cell office:value-type="float" office:value="3982553" calcext:value-type="float">
            <text:p>3982553</text:p>
          </table:table-cell>
          <table:table-cell/>
          <table:table-cell office:value-type="float" office:value="3445772" calcext:value-type="float">
            <text:p>3445772</text:p>
          </table:table-cell>
          <table:table-cell table:number-columns-repeated="13"/>
        </table:table-row>
        <table:table-row table:style-name="ro1">
          <table:table-cell table:number-columns-repeated="13"/>
          <table:table-cell office:value-type="float" office:value="128" calcext:value-type="float">
            <text:p>128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57760" calcext:value-type="float">
            <text:p>57760</text:p>
          </table:table-cell>
          <table:table-cell table:number-columns-repeated="3"/>
          <table:table-cell office:value-type="float" office:value="71795" calcext:value-type="float">
            <text:p>71795</text:p>
          </table:table-cell>
          <table:table-cell table:number-columns-repeated="3"/>
          <table:table-cell office:value-type="float" office:value="38288" calcext:value-type="float">
            <text:p>38288</text:p>
          </table:table-cell>
          <table:table-cell table:number-columns-repeated="3"/>
          <table:table-cell office:value-type="float" office:value="39372" calcext:value-type="float">
            <text:p>39372</text:p>
          </table:table-cell>
          <table:table-cell table:number-columns-repeated="3"/>
          <table:table-cell office:value-type="float" office:value="43331" calcext:value-type="float">
            <text:p>43331</text:p>
          </table:table-cell>
          <table:table-cell table:number-columns-repeated="3"/>
          <table:table-cell office:value-type="float" office:value="65377" calcext:value-type="float">
            <text:p>65377</text:p>
          </table:table-cell>
          <table:table-cell table:number-columns-repeated="3"/>
          <table:table-cell office:value-type="float" office:value="32111" calcext:value-type="float">
            <text:p>32111</text:p>
          </table:table-cell>
          <table:table-cell table:number-columns-repeated="4"/>
          <table:table-cell office:value-type="float" office:value="70485" calcext:value-type="float">
            <text:p>70485</text:p>
          </table:table-cell>
          <table:table-cell table:number-columns-repeated="4"/>
          <table:table-cell office:value-type="float" office:value="51039" calcext:value-type="float">
            <text:p>51039</text:p>
          </table:table-cell>
          <table:table-cell/>
          <table:table-cell office:value-type="float" office:value="1618028" calcext:value-type="float">
            <text:p>1618028</text:p>
          </table:table-cell>
          <table:table-cell/>
          <table:table-cell office:value-type="float" office:value="2286447" calcext:value-type="float">
            <text:p>2286447</text:p>
          </table:table-cell>
          <table:table-cell/>
          <table:table-cell office:value-type="float" office:value="5545860" calcext:value-type="float">
            <text:p>5545860</text:p>
          </table:table-cell>
          <table:table-cell/>
          <table:table-cell office:value-type="float" office:value="5325799" calcext:value-type="float">
            <text:p>5325799</text:p>
          </table:table-cell>
          <table:table-cell table:number-columns-repeated="13"/>
        </table:table-row>
        <table:table-row table:style-name="ro1">
          <table:table-cell table:number-columns-repeated="13"/>
          <table:table-cell office:value-type="float" office:value="128" calcext:value-type="float">
            <text:p>128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98385" calcext:value-type="float">
            <text:p>98385</text:p>
          </table:table-cell>
          <table:table-cell table:number-columns-repeated="2"/>
          <table:table-cell office:value-type="float" office:value="108309" calcext:value-type="float">
            <text:p>108309</text:p>
          </table:table-cell>
          <table:table-cell table:number-columns-repeated="3"/>
          <table:table-cell office:value-type="float" office:value="81792" calcext:value-type="float">
            <text:p>81792</text:p>
          </table:table-cell>
          <table:table-cell table:number-columns-repeated="3"/>
          <table:table-cell office:value-type="float" office:value="68123" calcext:value-type="float">
            <text:p>68123</text:p>
          </table:table-cell>
          <table:table-cell table:number-columns-repeated="3"/>
          <table:table-cell office:value-type="float" office:value="71394" calcext:value-type="float">
            <text:p>71394</text:p>
          </table:table-cell>
          <table:table-cell table:number-columns-repeated="2"/>
          <table:table-cell office:value-type="float" office:value="112179" calcext:value-type="float">
            <text:p>112179</text:p>
          </table:table-cell>
          <table:table-cell table:number-columns-repeated="3"/>
          <table:table-cell office:value-type="float" office:value="75564" calcext:value-type="float">
            <text:p>75564</text:p>
          </table:table-cell>
          <table:table-cell table:number-columns-repeated="4"/>
          <table:table-cell office:value-type="float" office:value="80953" calcext:value-type="float">
            <text:p>80953</text:p>
          </table:table-cell>
          <table:table-cell table:number-columns-repeated="4"/>
          <table:table-cell office:value-type="float" office:value="43359" calcext:value-type="float">
            <text:p>43359</text:p>
          </table:table-cell>
          <table:table-cell/>
          <table:table-cell office:value-type="float" office:value="1802755" calcext:value-type="float">
            <text:p>1802755</text:p>
          </table:table-cell>
          <table:table-cell/>
          <table:table-cell office:value-type="float" office:value="2453642" calcext:value-type="float">
            <text:p>2453642</text:p>
          </table:table-cell>
          <table:table-cell/>
          <table:table-cell office:value-type="float" office:value="5603747" calcext:value-type="float">
            <text:p>5603747</text:p>
          </table:table-cell>
          <table:table-cell/>
          <table:table-cell office:value-type="float" office:value="5545860" calcext:value-type="float">
            <text:p>5545860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128" calcext:value-type="float">
            <text:p>128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126358" calcext:value-type="float">
            <text:p>126358</text:p>
          </table:table-cell>
          <table:table-cell table:number-columns-repeated="2"/>
          <table:table-cell office:value-type="float" office:value="121113" calcext:value-type="float">
            <text:p>121113</text:p>
          </table:table-cell>
          <table:table-cell table:number-columns-repeated="3"/>
          <table:table-cell office:value-type="float" office:value="74681" calcext:value-type="float">
            <text:p>74681</text:p>
          </table:table-cell>
          <table:table-cell table:number-columns-repeated="3"/>
          <table:table-cell office:value-type="float" office:value="96528" calcext:value-type="float">
            <text:p>96528</text:p>
          </table:table-cell>
          <table:table-cell table:number-columns-repeated="2"/>
          <table:table-cell office:value-type="float" office:value="152571" calcext:value-type="float">
            <text:p>152571</text:p>
          </table:table-cell>
          <table:table-cell table:number-columns-repeated="2"/>
          <table:table-cell office:value-type="float" office:value="165200" calcext:value-type="float">
            <text:p>165200</text:p>
          </table:table-cell>
          <table:table-cell table:number-columns-repeated="2"/>
          <table:table-cell office:value-type="float" office:value="152398" calcext:value-type="float">
            <text:p>152398</text:p>
          </table:table-cell>
          <table:table-cell table:number-columns-repeated="3"/>
          <table:table-cell office:value-type="float" office:value="167103" calcext:value-type="float">
            <text:p>167103</text:p>
          </table:table-cell>
          <table:table-cell table:number-columns-repeated="3"/>
          <table:table-cell office:value-type="float" office:value="148643" calcext:value-type="float">
            <text:p>148643</text:p>
          </table:table-cell>
          <table:table-cell/>
          <table:table-cell office:value-type="float" office:value="2248149" calcext:value-type="float">
            <text:p>2248149</text:p>
          </table:table-cell>
          <table:table-cell/>
          <table:table-cell office:value-type="float" office:value="2969325" calcext:value-type="float">
            <text:p>2969325</text:p>
          </table:table-cell>
          <table:table-cell/>
          <table:table-cell office:value-type="float" office:value="6406138" calcext:value-type="float">
            <text:p>6406138</text:p>
          </table:table-cell>
          <table:table-cell/>
          <table:table-cell office:value-type="float" office:value="6114306" calcext:value-type="float">
            <text:p>6114306</text:p>
          </table:table-cell>
          <table:table-cell table:number-columns-repeated="21"/>
        </table:table-row>
        <table:table-row table:style-name="ro1">
          <table:table-cell table:number-columns-repeated="13"/>
          <table:table-cell office:value-type="float" office:value="128" calcext:value-type="float">
            <text:p>128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92233" calcext:value-type="float">
            <text:p>192233</text:p>
          </table:table-cell>
          <table:table-cell table:number-columns-repeated="2"/>
          <table:table-cell office:value-type="float" office:value="226546" calcext:value-type="float">
            <text:p>226546</text:p>
          </table:table-cell>
          <table:table-cell table:number-columns-repeated="2"/>
          <table:table-cell office:value-type="float" office:value="203529" calcext:value-type="float">
            <text:p>203529</text:p>
          </table:table-cell>
          <table:table-cell table:number-columns-repeated="2"/>
          <table:table-cell office:value-type="float" office:value="209159" calcext:value-type="float">
            <text:p>209159</text:p>
          </table:table-cell>
          <table:table-cell table:number-columns-repeated="2"/>
          <table:table-cell office:value-type="float" office:value="198121" calcext:value-type="float">
            <text:p>198121</text:p>
          </table:table-cell>
          <table:table-cell table:number-columns-repeated="2"/>
          <table:table-cell office:value-type="float" office:value="222601" calcext:value-type="float">
            <text:p>222601</text:p>
          </table:table-cell>
          <table:table-cell table:number-columns-repeated="2"/>
          <table:table-cell office:value-type="float" office:value="196382" calcext:value-type="float">
            <text:p>196382</text:p>
          </table:table-cell>
          <table:table-cell table:number-columns-repeated="3"/>
          <table:table-cell office:value-type="float" office:value="230238" calcext:value-type="float">
            <text:p>230238</text:p>
          </table:table-cell>
          <table:table-cell table:number-columns-repeated="3"/>
          <table:table-cell office:value-type="float" office:value="207783" calcext:value-type="float">
            <text:p>207783</text:p>
          </table:table-cell>
          <table:table-cell/>
          <table:table-cell office:value-type="float" office:value="2326073" calcext:value-type="float">
            <text:p>2326073</text:p>
          </table:table-cell>
          <table:table-cell/>
          <table:table-cell office:value-type="float" office:value="4717434" calcext:value-type="float">
            <text:p>4717434</text:p>
          </table:table-cell>
          <table:table-cell/>
          <table:table-cell office:value-type="float" office:value="6727225" calcext:value-type="float">
            <text:p>6727225</text:p>
          </table:table-cell>
          <table:table-cell/>
          <table:table-cell office:value-type="float" office:value="7082197" calcext:value-type="float">
            <text:p>7082197</text:p>
          </table:table-cell>
          <table:table-cell table:number-columns-repeated="23"/>
        </table:table-row>
        <table:table-row table:style-name="ro1">
          <table:table-cell table:number-columns-repeated="13"/>
          <table:table-cell office:value-type="float" office:value="128" calcext:value-type="float">
            <text:p>128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219148" calcext:value-type="float">
            <text:p>219148</text:p>
          </table:table-cell>
          <table:table-cell table:number-columns-repeated="2"/>
          <table:table-cell office:value-type="float" office:value="280671" calcext:value-type="float">
            <text:p>280671</text:p>
          </table:table-cell>
          <table:table-cell table:number-columns-repeated="2"/>
          <table:table-cell office:value-type="float" office:value="197538" calcext:value-type="float">
            <text:p>197538</text:p>
          </table:table-cell>
          <table:table-cell table:number-columns-repeated="2"/>
          <table:table-cell office:value-type="float" office:value="189385" calcext:value-type="float">
            <text:p>189385</text:p>
          </table:table-cell>
          <table:table-cell table:number-columns-repeated="2"/>
          <table:table-cell office:value-type="float" office:value="207461" calcext:value-type="float">
            <text:p>207461</text:p>
          </table:table-cell>
          <table:table-cell table:number-columns-repeated="2"/>
          <table:table-cell office:value-type="float" office:value="285144" calcext:value-type="float">
            <text:p>285144</text:p>
          </table:table-cell>
          <table:table-cell table:number-columns-repeated="3"/>
          <table:table-cell office:value-type="float" office:value="46290" calcext:value-type="float">
            <text:p>46290</text:p>
          </table:table-cell>
          <table:table-cell table:number-columns-repeated="3"/>
          <table:table-cell office:value-type="float" office:value="296973" calcext:value-type="float">
            <text:p>296973</text:p>
          </table:table-cell>
          <table:table-cell table:number-columns-repeated="3"/>
          <table:table-cell office:value-type="float" office:value="217991" calcext:value-type="float">
            <text:p>217991</text:p>
          </table:table-cell>
          <table:table-cell/>
          <table:table-cell office:value-type="float" office:value="2132084" calcext:value-type="float">
            <text:p>2132084</text:p>
          </table:table-cell>
          <table:table-cell/>
          <table:table-cell office:value-type="float" office:value="3468030" calcext:value-type="float">
            <text:p>3468030</text:p>
          </table:table-cell>
          <table:table-cell/>
          <table:table-cell office:value-type="float" office:value="5603747" calcext:value-type="float">
            <text:p>5603747</text:p>
          </table:table-cell>
          <table:table-cell/>
          <table:table-cell office:value-type="float" office:value="7476717" calcext:value-type="float">
            <text:p>7476717</text:p>
          </table:table-cell>
          <table:table-cell table:number-columns-repeated="23"/>
        </table:table-row>
        <table:table-row table:style-name="ro1">
          <table:table-cell table:number-columns-repeated="13"/>
          <table:table-cell office:value-type="float" office:value="256" calcext:value-type="float">
            <text:p>256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7340" calcext:value-type="float">
            <text:p>37340</text:p>
          </table:table-cell>
          <table:table-cell table:number-columns-repeated="3"/>
          <table:table-cell office:value-type="float" office:value="37503" calcext:value-type="float">
            <text:p>37503</text:p>
          </table:table-cell>
          <table:table-cell table:number-columns-repeated="3"/>
          <table:table-cell office:value-type="float" office:value="27947" calcext:value-type="float">
            <text:p>27947</text:p>
          </table:table-cell>
          <table:table-cell table:number-columns-repeated="3"/>
          <table:table-cell office:value-type="float" office:value="26958" calcext:value-type="float">
            <text:p>26958</text:p>
          </table:table-cell>
          <table:table-cell table:number-columns-repeated="3"/>
          <table:table-cell office:value-type="float" office:value="18024" calcext:value-type="float">
            <text:p>18024</text:p>
          </table:table-cell>
          <table:table-cell table:number-columns-repeated="3"/>
          <table:table-cell office:value-type="float" office:value="38531" calcext:value-type="float">
            <text:p>38531</text:p>
          </table:table-cell>
          <table:table-cell table:number-columns-repeated="3"/>
          <table:table-cell office:value-type="float" office:value="21585" calcext:value-type="float">
            <text:p>21585</text:p>
          </table:table-cell>
          <table:table-cell table:number-columns-repeated="4"/>
          <table:table-cell office:value-type="float" office:value="33229" calcext:value-type="float">
            <text:p>33229</text:p>
          </table:table-cell>
          <table:table-cell table:number-columns-repeated="4"/>
          <table:table-cell office:value-type="float" office:value="17553" calcext:value-type="float">
            <text:p>17553</text:p>
          </table:table-cell>
          <table:table-cell/>
          <table:table-cell office:value-type="float" office:value="1455317" calcext:value-type="float">
            <text:p>1455317</text:p>
          </table:table-cell>
          <table:table-cell/>
          <table:table-cell office:value-type="float" office:value="1652404" calcext:value-type="float">
            <text:p>1652404</text:p>
          </table:table-cell>
          <table:table-cell/>
          <table:table-cell office:value-type="float" office:value="4197489" calcext:value-type="float">
            <text:p>4197489</text:p>
          </table:table-cell>
          <table:table-cell/>
          <table:table-cell office:value-type="float" office:value="3879045" calcext:value-type="float">
            <text:p>3879045</text:p>
          </table:table-cell>
          <table:table-cell table:number-columns-repeated="13"/>
        </table:table-row>
        <table:table-row table:style-name="ro1">
          <table:table-cell table:number-columns-repeated="13"/>
          <table:table-cell office:value-type="float" office:value="256" calcext:value-type="float">
            <text:p>256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57694" calcext:value-type="float">
            <text:p>57694</text:p>
          </table:table-cell>
          <table:table-cell table:number-columns-repeated="3"/>
          <table:table-cell office:value-type="float" office:value="57217" calcext:value-type="float">
            <text:p>57217</text:p>
          </table:table-cell>
          <table:table-cell table:number-columns-repeated="3"/>
          <table:table-cell office:value-type="float" office:value="35457" calcext:value-type="float">
            <text:p>35457</text:p>
          </table:table-cell>
          <table:table-cell table:number-columns-repeated="3"/>
          <table:table-cell office:value-type="float" office:value="27312" calcext:value-type="float">
            <text:p>27312</text:p>
          </table:table-cell>
          <table:table-cell table:number-columns-repeated="3"/>
          <table:table-cell office:value-type="float" office:value="27263" calcext:value-type="float">
            <text:p>27263</text:p>
          </table:table-cell>
          <table:table-cell table:number-columns-repeated="3"/>
          <table:table-cell office:value-type="float" office:value="67349" calcext:value-type="float">
            <text:p>67349</text:p>
          </table:table-cell>
          <table:table-cell table:number-columns-repeated="3"/>
          <table:table-cell office:value-type="float" office:value="35446" calcext:value-type="float">
            <text:p>35446</text:p>
          </table:table-cell>
          <table:table-cell table:number-columns-repeated="4"/>
          <table:table-cell office:value-type="float" office:value="56525" calcext:value-type="float">
            <text:p>56525</text:p>
          </table:table-cell>
          <table:table-cell table:number-columns-repeated="4"/>
          <table:table-cell office:value-type="float" office:value="41768" calcext:value-type="float">
            <text:p>41768</text:p>
          </table:table-cell>
          <table:table-cell/>
          <table:table-cell office:value-type="float" office:value="1729594" calcext:value-type="float">
            <text:p>1729594</text:p>
          </table:table-cell>
          <table:table-cell/>
          <table:table-cell office:value-type="float" office:value="2223962" calcext:value-type="float">
            <text:p>2223962</text:p>
          </table:table-cell>
          <table:table-cell/>
          <table:table-cell office:value-type="float" office:value="5810112" calcext:value-type="float">
            <text:p>5810112</text:p>
          </table:table-cell>
          <table:table-cell/>
          <table:table-cell office:value-type="float" office:value="5428265" calcext:value-type="float">
            <text:p>5428265</text:p>
          </table:table-cell>
          <table:table-cell table:number-columns-repeated="13"/>
        </table:table-row>
        <table:table-row table:style-name="ro1">
          <table:table-cell table:number-columns-repeated="13"/>
          <table:table-cell office:value-type="float" office:value="256" calcext:value-type="float">
            <text:p>256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99690" calcext:value-type="float">
            <text:p>99690</text:p>
          </table:table-cell>
          <table:table-cell table:number-columns-repeated="2"/>
          <table:table-cell office:value-type="float" office:value="112530" calcext:value-type="float">
            <text:p>112530</text:p>
          </table:table-cell>
          <table:table-cell table:number-columns-repeated="3"/>
          <table:table-cell office:value-type="float" office:value="59395" calcext:value-type="float">
            <text:p>59395</text:p>
          </table:table-cell>
          <table:table-cell table:number-columns-repeated="3"/>
          <table:table-cell office:value-type="float" office:value="68540" calcext:value-type="float">
            <text:p>68540</text:p>
          </table:table-cell>
          <table:table-cell table:number-columns-repeated="3"/>
          <table:table-cell office:value-type="float" office:value="52598" calcext:value-type="float">
            <text:p>52598</text:p>
          </table:table-cell>
          <table:table-cell table:number-columns-repeated="2"/>
          <table:table-cell office:value-type="float" office:value="110731" calcext:value-type="float">
            <text:p>110731</text:p>
          </table:table-cell>
          <table:table-cell table:number-columns-repeated="3"/>
          <table:table-cell office:value-type="float" office:value="54295" calcext:value-type="float">
            <text:p>54295</text:p>
          </table:table-cell>
          <table:table-cell table:number-columns-repeated="3"/>
          <table:table-cell office:value-type="float" office:value="106218" calcext:value-type="float">
            <text:p>106218</text:p>
          </table:table-cell>
          <table:table-cell table:number-columns-repeated="4"/>
          <table:table-cell office:value-type="float" office:value="95845" calcext:value-type="float">
            <text:p>95845</text:p>
          </table:table-cell>
          <table:table-cell/>
          <table:table-cell office:value-type="float" office:value="1842366" calcext:value-type="float">
            <text:p>1842366</text:p>
          </table:table-cell>
          <table:table-cell/>
          <table:table-cell office:value-type="float" office:value="2509882" calcext:value-type="float">
            <text:p>2509882</text:p>
          </table:table-cell>
          <table:table-cell/>
          <table:table-cell office:value-type="float" office:value="6936061" calcext:value-type="float">
            <text:p>6936061</text:p>
          </table:table-cell>
          <table:table-cell/>
          <table:table-cell office:value-type="float" office:value="5938650" calcext:value-type="float">
            <text:p>5938650</text:p>
          </table:table-cell>
          <table:table-cell table:number-columns-repeated="17"/>
        </table:table-row>
        <table:table-row table:style-name="ro1">
          <table:table-cell table:number-columns-repeated="13"/>
          <table:table-cell office:value-type="float" office:value="256" calcext:value-type="float">
            <text:p>256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104279" calcext:value-type="float">
            <text:p>104279</text:p>
          </table:table-cell>
          <table:table-cell table:number-columns-repeated="2"/>
          <table:table-cell office:value-type="float" office:value="170657" calcext:value-type="float">
            <text:p>170657</text:p>
          </table:table-cell>
          <table:table-cell table:number-columns-repeated="3"/>
          <table:table-cell office:value-type="float" office:value="93565" calcext:value-type="float">
            <text:p>93565</text:p>
          </table:table-cell>
          <table:table-cell table:number-columns-repeated="2"/>
          <table:table-cell office:value-type="float" office:value="121562" calcext:value-type="float">
            <text:p>121562</text:p>
          </table:table-cell>
          <table:table-cell table:number-columns-repeated="2"/>
          <table:table-cell office:value-type="float" office:value="134523" calcext:value-type="float">
            <text:p>134523</text:p>
          </table:table-cell>
          <table:table-cell table:number-columns-repeated="2"/>
          <table:table-cell office:value-type="float" office:value="172966" calcext:value-type="float">
            <text:p>172966</text:p>
          </table:table-cell>
          <table:table-cell table:number-columns-repeated="2"/>
          <table:table-cell office:value-type="float" office:value="120987" calcext:value-type="float">
            <text:p>120987</text:p>
          </table:table-cell>
          <table:table-cell table:number-columns-repeated="3"/>
          <table:table-cell office:value-type="float" office:value="174512" calcext:value-type="float">
            <text:p>174512</text:p>
          </table:table-cell>
          <table:table-cell table:number-columns-repeated="3"/>
          <table:table-cell office:value-type="float" office:value="150430" calcext:value-type="float">
            <text:p>150430</text:p>
          </table:table-cell>
          <table:table-cell/>
          <table:table-cell office:value-type="float" office:value="2081678" calcext:value-type="float">
            <text:p>2081678</text:p>
          </table:table-cell>
          <table:table-cell/>
          <table:table-cell office:value-type="float" office:value="2903529" calcext:value-type="float">
            <text:p>2903529</text:p>
          </table:table-cell>
          <table:table-cell/>
          <table:table-cell office:value-type="float" office:value="7120034" calcext:value-type="float">
            <text:p>7120034</text:p>
          </table:table-cell>
          <table:table-cell/>
          <table:table-cell office:value-type="float" office:value="7120034" calcext:value-type="float">
            <text:p>7120034</text:p>
          </table:table-cell>
          <table:table-cell table:number-columns-repeated="22"/>
        </table:table-row>
        <table:table-row table:style-name="ro1">
          <table:table-cell table:number-columns-repeated="13"/>
          <table:table-cell office:value-type="float" office:value="256" calcext:value-type="float">
            <text:p>256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28903" calcext:value-type="float">
            <text:p>128903</text:p>
          </table:table-cell>
          <table:table-cell table:number-columns-repeated="2"/>
          <table:table-cell office:value-type="float" office:value="227786" calcext:value-type="float">
            <text:p>227786</text:p>
          </table:table-cell>
          <table:table-cell table:number-columns-repeated="2"/>
          <table:table-cell office:value-type="float" office:value="179531" calcext:value-type="float">
            <text:p>179531</text:p>
          </table:table-cell>
          <table:table-cell table:number-columns-repeated="2"/>
          <table:table-cell office:value-type="float" office:value="179291" calcext:value-type="float">
            <text:p>179291</text:p>
          </table:table-cell>
          <table:table-cell table:number-columns-repeated="2"/>
          <table:table-cell office:value-type="float" office:value="182739" calcext:value-type="float">
            <text:p>182739</text:p>
          </table:table-cell>
          <table:table-cell table:number-columns-repeated="2"/>
          <table:table-cell office:value-type="float" office:value="204179" calcext:value-type="float">
            <text:p>204179</text:p>
          </table:table-cell>
          <table:table-cell table:number-columns-repeated="2"/>
          <table:table-cell office:value-type="float" office:value="183238" calcext:value-type="float">
            <text:p>183238</text:p>
          </table:table-cell>
          <table:table-cell table:number-columns-repeated="3"/>
          <table:table-cell office:value-type="float" office:value="215835" calcext:value-type="float">
            <text:p>215835</text:p>
          </table:table-cell>
          <table:table-cell table:number-columns-repeated="3"/>
          <table:table-cell office:value-type="float" office:value="114693" calcext:value-type="float">
            <text:p>114693</text:p>
          </table:table-cell>
          <table:table-cell/>
          <table:table-cell office:value-type="float" office:value="2435861" calcext:value-type="float">
            <text:p>2435861</text:p>
          </table:table-cell>
          <table:table-cell/>
          <table:table-cell office:value-type="float" office:value="3557725" calcext:value-type="float">
            <text:p>3557725</text:p>
          </table:table-cell>
          <table:table-cell/>
          <table:table-cell office:value-type="float" office:value="8271916" calcext:value-type="float">
            <text:p>8271916</text:p>
          </table:table-cell>
          <table:table-cell/>
          <table:table-cell office:value-type="float" office:value="7791708" calcext:value-type="float">
            <text:p>7791708</text:p>
          </table:table-cell>
          <table:table-cell table:number-columns-repeated="23"/>
        </table:table-row>
        <table:table-row table:style-name="ro1">
          <table:table-cell table:number-columns-repeated="13"/>
          <table:table-cell office:value-type="float" office:value="256" calcext:value-type="float">
            <text:p>256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241735" calcext:value-type="float">
            <text:p>241735</text:p>
          </table:table-cell>
          <table:table-cell table:number-columns-repeated="2"/>
          <table:table-cell office:value-type="float" office:value="282578" calcext:value-type="float">
            <text:p>282578</text:p>
          </table:table-cell>
          <table:table-cell table:number-columns-repeated="2"/>
          <table:table-cell office:value-type="float" office:value="109311" calcext:value-type="float">
            <text:p>109311</text:p>
          </table:table-cell>
          <table:table-cell table:number-columns-repeated="2"/>
          <table:table-cell office:value-type="float" office:value="165808" calcext:value-type="float">
            <text:p>165808</text:p>
          </table:table-cell>
          <table:table-cell table:number-columns-repeated="2"/>
          <table:table-cell office:value-type="float" office:value="160696" calcext:value-type="float">
            <text:p>160696</text:p>
          </table:table-cell>
          <table:table-cell table:number-columns-repeated="2"/>
          <table:table-cell office:value-type="float" office:value="290608" calcext:value-type="float">
            <text:p>290608</text:p>
          </table:table-cell>
          <table:table-cell table:number-columns-repeated="2"/>
          <table:table-cell office:value-type="float" office:value="241517" calcext:value-type="float">
            <text:p>241517</text:p>
          </table:table-cell>
          <table:table-cell table:number-columns-repeated="3"/>
          <table:table-cell office:value-type="float" office:value="273508" calcext:value-type="float">
            <text:p>273508</text:p>
          </table:table-cell>
          <table:table-cell table:number-columns-repeated="3"/>
          <table:table-cell office:value-type="float" office:value="224970" calcext:value-type="float">
            <text:p>224970</text:p>
          </table:table-cell>
          <table:table-cell/>
          <table:table-cell office:value-type="float" office:value="2310087" calcext:value-type="float">
            <text:p>2310087</text:p>
          </table:table-cell>
          <table:table-cell/>
          <table:table-cell office:value-type="float" office:value="5347168" calcext:value-type="float">
            <text:p>5347168</text:p>
          </table:table-cell>
          <table:table-cell/>
          <table:table-cell office:value-type="float" office:value="7735574" calcext:value-type="float">
            <text:p>7735574</text:p>
          </table:table-cell>
          <table:table-cell/>
          <table:table-cell office:value-type="float" office:value="7791708" calcext:value-type="float">
            <text:p>7791708</text:p>
          </table:table-cell>
          <table:table-cell table:number-columns-repeated="24"/>
        </table:table-row>
        <table:table-row table:style-name="ro1">
          <table:table-cell table:number-columns-repeated="13"/>
          <table:table-cell office:value-type="float" office:value="256" calcext:value-type="float">
            <text:p>256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236569" calcext:value-type="float">
            <text:p>236569</text:p>
          </table:table-cell>
          <table:table-cell table:number-columns-repeated="2"/>
          <table:table-cell office:value-type="float" office:value="295649" calcext:value-type="float">
            <text:p>295649</text:p>
          </table:table-cell>
          <table:table-cell table:number-columns-repeated="2"/>
          <table:table-cell office:value-type="float" office:value="263636" calcext:value-type="float">
            <text:p>263636</text:p>
          </table:table-cell>
          <table:table-cell table:number-columns-repeated="2"/>
          <table:table-cell office:value-type="float" office:value="294918" calcext:value-type="float">
            <text:p>294918</text:p>
          </table:table-cell>
          <table:table-cell table:number-columns-repeated="2"/>
          <table:table-cell office:value-type="float" office:value="270613" calcext:value-type="float">
            <text:p>270613</text:p>
          </table:table-cell>
          <table:table-cell table:number-columns-repeated="2"/>
          <table:table-cell office:value-type="float" office:value="293548" calcext:value-type="float">
            <text:p>293548</text:p>
          </table:table-cell>
          <table:table-cell table:number-columns-repeated="2"/>
          <table:table-cell office:value-type="float" office:value="289902" calcext:value-type="float">
            <text:p>289902</text:p>
          </table:table-cell>
          <table:table-cell table:number-columns-repeated="3"/>
          <table:table-cell office:value-type="float" office:value="327279" calcext:value-type="float">
            <text:p>327279</text:p>
          </table:table-cell>
          <table:table-cell table:number-columns-repeated="3"/>
          <table:table-cell office:value-type="float" office:value="161810" calcext:value-type="float">
            <text:p>161810</text:p>
          </table:table-cell>
          <table:table-cell/>
          <table:table-cell office:value-type="float" office:value="2205688" calcext:value-type="float">
            <text:p>2205688</text:p>
          </table:table-cell>
          <table:table-cell/>
          <table:table-cell office:value-type="float" office:value="3410808" calcext:value-type="float">
            <text:p>3410808</text:p>
          </table:table-cell>
          <table:table-cell/>
          <table:table-cell office:value-type="float" office:value="6936061" calcext:value-type="float">
            <text:p>6936061</text:p>
          </table:table-cell>
          <table:table-cell/>
          <table:table-cell office:value-type="float" office:value="6761355" calcext:value-type="float">
            <text:p>6761355</text:p>
          </table:table-cell>
          <table:table-cell table:number-columns-repeated="24"/>
        </table:table-row>
        <table:table-row table:style-name="ro1">
          <table:table-cell table:number-columns-repeated="13"/>
          <table:table-cell office:value-type="float" office:value="512" calcext:value-type="float">
            <text:p>512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5474" calcext:value-type="float">
            <text:p>35474</text:p>
          </table:table-cell>
          <table:table-cell table:number-columns-repeated="3"/>
          <table:table-cell office:value-type="float" office:value="35444" calcext:value-type="float">
            <text:p>35444</text:p>
          </table:table-cell>
          <table:table-cell table:number-columns-repeated="3"/>
          <table:table-cell office:value-type="float" office:value="27381" calcext:value-type="float">
            <text:p>27381</text:p>
          </table:table-cell>
          <table:table-cell table:number-columns-repeated="3"/>
          <table:table-cell office:value-type="float" office:value="21007" calcext:value-type="float">
            <text:p>21007</text:p>
          </table:table-cell>
          <table:table-cell table:number-columns-repeated="3"/>
          <table:table-cell office:value-type="float" office:value="18163" calcext:value-type="float">
            <text:p>18163</text:p>
          </table:table-cell>
          <table:table-cell table:number-columns-repeated="3"/>
          <table:table-cell office:value-type="float" office:value="34692" calcext:value-type="float">
            <text:p>34692</text:p>
          </table:table-cell>
          <table:table-cell table:number-columns-repeated="3"/>
          <table:table-cell office:value-type="float" office:value="19486" calcext:value-type="float">
            <text:p>19486</text:p>
          </table:table-cell>
          <table:table-cell table:number-columns-repeated="4"/>
          <table:table-cell office:value-type="float" office:value="34944" calcext:value-type="float">
            <text:p>34944</text:p>
          </table:table-cell>
          <table:table-cell table:number-columns-repeated="4"/>
          <table:table-cell office:value-type="float" office:value="18652" calcext:value-type="float">
            <text:p>18652</text:p>
          </table:table-cell>
          <table:table-cell/>
          <table:table-cell office:value-type="float" office:value="1450212" calcext:value-type="float">
            <text:p>1450212</text:p>
          </table:table-cell>
          <table:table-cell/>
          <table:table-cell office:value-type="float" office:value="1642050" calcext:value-type="float">
            <text:p>1642050</text:p>
          </table:table-cell>
          <table:table-cell/>
          <table:table-cell office:value-type="float" office:value="4195896" calcext:value-type="float">
            <text:p>4195896</text:p>
          </table:table-cell>
          <table:table-cell/>
          <table:table-cell office:value-type="float" office:value="3604335" calcext:value-type="float">
            <text:p>3604335</text:p>
          </table:table-cell>
          <table:table-cell table:number-columns-repeated="13"/>
        </table:table-row>
        <table:table-row table:style-name="ro1">
          <table:table-cell table:number-columns-repeated="13"/>
          <table:table-cell office:value-type="float" office:value="512" calcext:value-type="float">
            <text:p>512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55440" calcext:value-type="float">
            <text:p>55440</text:p>
          </table:table-cell>
          <table:table-cell table:number-columns-repeated="3"/>
          <table:table-cell office:value-type="float" office:value="63437" calcext:value-type="float">
            <text:p>63437</text:p>
          </table:table-cell>
          <table:table-cell table:number-columns-repeated="3"/>
          <table:table-cell office:value-type="float" office:value="37954" calcext:value-type="float">
            <text:p>37954</text:p>
          </table:table-cell>
          <table:table-cell table:number-columns-repeated="3"/>
          <table:table-cell office:value-type="float" office:value="32495" calcext:value-type="float">
            <text:p>32495</text:p>
          </table:table-cell>
          <table:table-cell table:number-columns-repeated="3"/>
          <table:table-cell office:value-type="float" office:value="34195" calcext:value-type="float">
            <text:p>34195</text:p>
          </table:table-cell>
          <table:table-cell table:number-columns-repeated="3"/>
          <table:table-cell office:value-type="float" office:value="53850" calcext:value-type="float">
            <text:p>53850</text:p>
          </table:table-cell>
          <table:table-cell table:number-columns-repeated="3"/>
          <table:table-cell office:value-type="float" office:value="33341" calcext:value-type="float">
            <text:p>33341</text:p>
          </table:table-cell>
          <table:table-cell table:number-columns-repeated="4"/>
          <table:table-cell office:value-type="float" office:value="63603" calcext:value-type="float">
            <text:p>63603</text:p>
          </table:table-cell>
          <table:table-cell table:number-columns-repeated="4"/>
          <table:table-cell office:value-type="float" office:value="38326" calcext:value-type="float">
            <text:p>38326</text:p>
          </table:table-cell>
          <table:table-cell/>
          <table:table-cell office:value-type="float" office:value="1683237" calcext:value-type="float">
            <text:p>1683237</text:p>
          </table:table-cell>
          <table:table-cell/>
          <table:table-cell office:value-type="float" office:value="2246778" calcext:value-type="float">
            <text:p>2246778</text:p>
          </table:table-cell>
          <table:table-cell/>
          <table:table-cell office:value-type="float" office:value="6228097" calcext:value-type="float">
            <text:p>6228097</text:p>
          </table:table-cell>
          <table:table-cell/>
          <table:table-cell office:value-type="float" office:value="5384786" calcext:value-type="float">
            <text:p>5384786</text:p>
          </table:table-cell>
          <table:table-cell table:number-columns-repeated="13"/>
        </table:table-row>
        <table:table-row table:style-name="ro1">
          <table:table-cell table:number-columns-repeated="13"/>
          <table:table-cell office:value-type="float" office:value="512" calcext:value-type="float">
            <text:p>512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79036" calcext:value-type="float">
            <text:p>79036</text:p>
          </table:table-cell>
          <table:table-cell table:number-columns-repeated="2"/>
          <table:table-cell office:value-type="float" office:value="111913" calcext:value-type="float">
            <text:p>111913</text:p>
          </table:table-cell>
          <table:table-cell table:number-columns-repeated="3"/>
          <table:table-cell office:value-type="float" office:value="66702" calcext:value-type="float">
            <text:p>66702</text:p>
          </table:table-cell>
          <table:table-cell table:number-columns-repeated="3"/>
          <table:table-cell office:value-type="float" office:value="59611" calcext:value-type="float">
            <text:p>59611</text:p>
          </table:table-cell>
          <table:table-cell table:number-columns-repeated="3"/>
          <table:table-cell office:value-type="float" office:value="54801" calcext:value-type="float">
            <text:p>54801</text:p>
          </table:table-cell>
          <table:table-cell table:number-columns-repeated="2"/>
          <table:table-cell office:value-type="float" office:value="107876" calcext:value-type="float">
            <text:p>107876</text:p>
          </table:table-cell>
          <table:table-cell table:number-columns-repeated="3"/>
          <table:table-cell office:value-type="float" office:value="70532" calcext:value-type="float">
            <text:p>70532</text:p>
          </table:table-cell>
          <table:table-cell table:number-columns-repeated="4"/>
          <table:table-cell office:value-type="float" office:value="82701" calcext:value-type="float">
            <text:p>82701</text:p>
          </table:table-cell>
          <table:table-cell table:number-columns-repeated="4"/>
          <table:table-cell office:value-type="float" office:value="56140" calcext:value-type="float">
            <text:p>56140</text:p>
          </table:table-cell>
          <table:table-cell/>
          <table:table-cell office:value-type="float" office:value="1861217" calcext:value-type="float">
            <text:p>1861217</text:p>
          </table:table-cell>
          <table:table-cell/>
          <table:table-cell office:value-type="float" office:value="2307123" calcext:value-type="float">
            <text:p>2307123</text:p>
          </table:table-cell>
          <table:table-cell/>
          <table:table-cell office:value-type="float" office:value="7022379" calcext:value-type="float">
            <text:p>7022379</text:p>
          </table:table-cell>
          <table:table-cell/>
          <table:table-cell office:value-type="float" office:value="6018636" calcext:value-type="float">
            <text:p>6018636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512" calcext:value-type="float">
            <text:p>512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159311" calcext:value-type="float">
            <text:p>159311</text:p>
          </table:table-cell>
          <table:table-cell table:number-columns-repeated="2"/>
          <table:table-cell office:value-type="float" office:value="175881" calcext:value-type="float">
            <text:p>175881</text:p>
          </table:table-cell>
          <table:table-cell table:number-columns-repeated="3"/>
          <table:table-cell office:value-type="float" office:value="90219" calcext:value-type="float">
            <text:p>90219</text:p>
          </table:table-cell>
          <table:table-cell table:number-columns-repeated="2"/>
          <table:table-cell office:value-type="float" office:value="129790" calcext:value-type="float">
            <text:p>129790</text:p>
          </table:table-cell>
          <table:table-cell table:number-columns-repeated="2"/>
          <table:table-cell office:value-type="float" office:value="116181" calcext:value-type="float">
            <text:p>116181</text:p>
          </table:table-cell>
          <table:table-cell table:number-columns-repeated="2"/>
          <table:table-cell office:value-type="float" office:value="173606" calcext:value-type="float">
            <text:p>173606</text:p>
          </table:table-cell>
          <table:table-cell table:number-columns-repeated="3"/>
          <table:table-cell office:value-type="float" office:value="97987" calcext:value-type="float">
            <text:p>97987</text:p>
          </table:table-cell>
          <table:table-cell table:number-columns-repeated="3"/>
          <table:table-cell office:value-type="float" office:value="134236" calcext:value-type="float">
            <text:p>134236</text:p>
          </table:table-cell>
          <table:table-cell table:number-columns-repeated="3"/>
          <table:table-cell office:value-type="float" office:value="112129" calcext:value-type="float">
            <text:p>112129</text:p>
          </table:table-cell>
          <table:table-cell/>
          <table:table-cell office:value-type="float" office:value="1961520" calcext:value-type="float">
            <text:p>1961520</text:p>
          </table:table-cell>
          <table:table-cell/>
          <table:table-cell office:value-type="float" office:value="2665014" calcext:value-type="float">
            <text:p>2665014</text:p>
          </table:table-cell>
          <table:table-cell/>
          <table:table-cell office:value-type="float" office:value="6757222" calcext:value-type="float">
            <text:p>6757222</text:p>
          </table:table-cell>
          <table:table-cell/>
          <table:table-cell office:value-type="float" office:value="6472112" calcext:value-type="float">
            <text:p>6472112</text:p>
          </table:table-cell>
          <table:table-cell table:number-columns-repeated="21"/>
        </table:table-row>
        <table:table-row table:style-name="ro1">
          <table:table-cell table:number-columns-repeated="13"/>
          <table:table-cell office:value-type="float" office:value="512" calcext:value-type="float">
            <text:p>512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214752" calcext:value-type="float">
            <text:p>214752</text:p>
          </table:table-cell>
          <table:table-cell table:number-columns-repeated="2"/>
          <table:table-cell office:value-type="float" office:value="221166" calcext:value-type="float">
            <text:p>221166</text:p>
          </table:table-cell>
          <table:table-cell table:number-columns-repeated="2"/>
          <table:table-cell office:value-type="float" office:value="145210" calcext:value-type="float">
            <text:p>145210</text:p>
          </table:table-cell>
          <table:table-cell table:number-columns-repeated="2"/>
          <table:table-cell office:value-type="float" office:value="142492" calcext:value-type="float">
            <text:p>142492</text:p>
          </table:table-cell>
          <table:table-cell table:number-columns-repeated="2"/>
          <table:table-cell office:value-type="float" office:value="128933" calcext:value-type="float">
            <text:p>128933</text:p>
          </table:table-cell>
          <table:table-cell table:number-columns-repeated="2"/>
          <table:table-cell office:value-type="float" office:value="226843" calcext:value-type="float">
            <text:p>226843</text:p>
          </table:table-cell>
          <table:table-cell table:number-columns-repeated="3"/>
          <table:table-cell office:value-type="float" office:value="87342" calcext:value-type="float">
            <text:p>87342</text:p>
          </table:table-cell>
          <table:table-cell table:number-columns-repeated="3"/>
          <table:table-cell office:value-type="float" office:value="229903" calcext:value-type="float">
            <text:p>229903</text:p>
          </table:table-cell>
          <table:table-cell table:number-columns-repeated="3"/>
          <table:table-cell office:value-type="float" office:value="191982" calcext:value-type="float">
            <text:p>191982</text:p>
          </table:table-cell>
          <table:table-cell/>
          <table:table-cell office:value-type="float" office:value="2141475" calcext:value-type="float">
            <text:p>2141475</text:p>
          </table:table-cell>
          <table:table-cell/>
          <table:table-cell office:value-type="float" office:value="2958758" calcext:value-type="float">
            <text:p>2958758</text:p>
          </table:table-cell>
          <table:table-cell/>
          <table:table-cell office:value-type="float" office:value="9344779" calcext:value-type="float">
            <text:p>9344779</text:p>
          </table:table-cell>
          <table:table-cell/>
          <table:table-cell office:value-type="float" office:value="7540170" calcext:value-type="float">
            <text:p>7540170</text:p>
          </table:table-cell>
          <table:table-cell table:number-columns-repeated="22"/>
        </table:table-row>
        <table:table-row table:style-name="ro1">
          <table:table-cell table:number-columns-repeated="13"/>
          <table:table-cell office:value-type="float" office:value="512" calcext:value-type="float">
            <text:p>512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258707" calcext:value-type="float">
            <text:p>258707</text:p>
          </table:table-cell>
          <table:table-cell table:number-columns-repeated="2"/>
          <table:table-cell office:value-type="float" office:value="281792" calcext:value-type="float">
            <text:p>281792</text:p>
          </table:table-cell>
          <table:table-cell table:number-columns-repeated="2"/>
          <table:table-cell office:value-type="float" office:value="249394" calcext:value-type="float">
            <text:p>249394</text:p>
          </table:table-cell>
          <table:table-cell table:number-columns-repeated="2"/>
          <table:table-cell office:value-type="float" office:value="247582" calcext:value-type="float">
            <text:p>247582</text:p>
          </table:table-cell>
          <table:table-cell table:number-columns-repeated="3"/>
          <table:table-cell office:value-type="float" office:value="91624" calcext:value-type="float">
            <text:p>91624</text:p>
          </table:table-cell>
          <table:table-cell table:number-columns-repeated="2"/>
          <table:table-cell office:value-type="float" office:value="263792" calcext:value-type="float">
            <text:p>263792</text:p>
          </table:table-cell>
          <table:table-cell table:number-columns-repeated="2"/>
          <table:table-cell office:value-type="float" office:value="232089" calcext:value-type="float">
            <text:p>232089</text:p>
          </table:table-cell>
          <table:table-cell table:number-columns-repeated="3"/>
          <table:table-cell office:value-type="float" office:value="261734" calcext:value-type="float">
            <text:p>261734</text:p>
          </table:table-cell>
          <table:table-cell table:number-columns-repeated="3"/>
          <table:table-cell office:value-type="float" office:value="191401" calcext:value-type="float">
            <text:p>191401</text:p>
          </table:table-cell>
          <table:table-cell/>
          <table:table-cell office:value-type="float" office:value="2391924" calcext:value-type="float">
            <text:p>2391924</text:p>
          </table:table-cell>
          <table:table-cell/>
          <table:table-cell office:value-type="float" office:value="3459188" calcext:value-type="float">
            <text:p>3459188</text:p>
          </table:table-cell>
          <table:table-cell/>
          <table:table-cell office:value-type="float" office:value="8394979" calcext:value-type="float">
            <text:p>8394979</text:p>
          </table:table-cell>
          <table:table-cell/>
          <table:table-cell office:value-type="float" office:value="7115451" calcext:value-type="float">
            <text:p>7115451</text:p>
          </table:table-cell>
          <table:table-cell table:number-columns-repeated="23"/>
        </table:table-row>
        <table:table-row table:style-name="ro1">
          <table:table-cell table:number-columns-repeated="13"/>
          <table:table-cell office:value-type="float" office:value="512" calcext:value-type="float">
            <text:p>512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252205" calcext:value-type="float">
            <text:p>252205</text:p>
          </table:table-cell>
          <table:table-cell table:number-columns-repeated="2"/>
          <table:table-cell office:value-type="float" office:value="302045" calcext:value-type="float">
            <text:p>302045</text:p>
          </table:table-cell>
          <table:table-cell table:number-columns-repeated="2"/>
          <table:table-cell office:value-type="float" office:value="227951" calcext:value-type="float">
            <text:p>227951</text:p>
          </table:table-cell>
          <table:table-cell table:number-columns-repeated="2"/>
          <table:table-cell office:value-type="float" office:value="227757" calcext:value-type="float">
            <text:p>227757</text:p>
          </table:table-cell>
          <table:table-cell table:number-columns-repeated="2"/>
          <table:table-cell office:value-type="float" office:value="223374" calcext:value-type="float">
            <text:p>223374</text:p>
          </table:table-cell>
          <table:table-cell table:number-columns-repeated="2"/>
          <table:table-cell office:value-type="float" office:value="279773" calcext:value-type="float">
            <text:p>279773</text:p>
          </table:table-cell>
          <table:table-cell table:number-columns-repeated="2"/>
          <table:table-cell office:value-type="float" office:value="133576" calcext:value-type="float">
            <text:p>133576</text:p>
          </table:table-cell>
          <table:table-cell table:number-columns-repeated="3"/>
          <table:table-cell office:value-type="float" office:value="222426" calcext:value-type="float">
            <text:p>222426</text:p>
          </table:table-cell>
          <table:table-cell table:number-columns-repeated="3"/>
          <table:table-cell office:value-type="float" office:value="130818" calcext:value-type="float">
            <text:p>130818</text:p>
          </table:table-cell>
          <table:table-cell/>
          <table:table-cell office:value-type="float" office:value="2449212" calcext:value-type="float">
            <text:p>2449212</text:p>
          </table:table-cell>
          <table:table-cell/>
          <table:table-cell office:value-type="float" office:value="5331314" calcext:value-type="float">
            <text:p>5331314</text:p>
          </table:table-cell>
          <table:table-cell/>
          <table:table-cell office:value-type="float" office:value="7758090" calcext:value-type="float">
            <text:p>7758090</text:p>
          </table:table-cell>
          <table:table-cell/>
          <table:table-cell office:value-type="float" office:value="6246213" calcext:value-type="float">
            <text:p>6246213</text:p>
          </table:table-cell>
          <table:table-cell table:number-columns-repeated="24"/>
        </table:table-row>
        <table:table-row table:style-name="ro1">
          <table:table-cell table:number-columns-repeated="13"/>
          <table:table-cell office:value-type="float" office:value="512" calcext:value-type="float">
            <text:p>512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249046" calcext:value-type="float">
            <text:p>249046</text:p>
          </table:table-cell>
          <table:table-cell table:number-columns-repeated="2"/>
          <table:table-cell office:value-type="float" office:value="321585" calcext:value-type="float">
            <text:p>321585</text:p>
          </table:table-cell>
          <table:table-cell table:number-columns-repeated="2"/>
          <table:table-cell office:value-type="float" office:value="207370" calcext:value-type="float">
            <text:p>207370</text:p>
          </table:table-cell>
          <table:table-cell table:number-columns-repeated="2"/>
          <table:table-cell office:value-type="float" office:value="216222" calcext:value-type="float">
            <text:p>216222</text:p>
          </table:table-cell>
          <table:table-cell table:number-columns-repeated="2"/>
          <table:table-cell office:value-type="float" office:value="225770" calcext:value-type="float">
            <text:p>225770</text:p>
          </table:table-cell>
          <table:table-cell table:number-columns-repeated="2"/>
          <table:table-cell office:value-type="float" office:value="324255" calcext:value-type="float">
            <text:p>324255</text:p>
          </table:table-cell>
          <table:table-cell table:number-columns-repeated="2"/>
          <table:table-cell office:value-type="float" office:value="295763" calcext:value-type="float">
            <text:p>295763</text:p>
          </table:table-cell>
          <table:table-cell table:number-columns-repeated="3"/>
          <table:table-cell office:value-type="float" office:value="330138" calcext:value-type="float">
            <text:p>330138</text:p>
          </table:table-cell>
          <table:table-cell table:number-columns-repeated="3"/>
          <table:table-cell office:value-type="float" office:value="207972" calcext:value-type="float">
            <text:p>207972</text:p>
          </table:table-cell>
          <table:table-cell/>
          <table:table-cell office:value-type="float" office:value="2024389" calcext:value-type="float">
            <text:p>2024389</text:p>
          </table:table-cell>
          <table:table-cell/>
          <table:table-cell office:value-type="float" office:value="3239989" calcext:value-type="float">
            <text:p>3239989</text:p>
          </table:table-cell>
          <table:table-cell/>
          <table:table-cell office:value-type="float" office:value="6395018" calcext:value-type="float">
            <text:p>6395018</text:p>
          </table:table-cell>
          <table:table-cell/>
          <table:table-cell office:value-type="float" office:value="5439343" calcext:value-type="float">
            <text:p>5439343</text:p>
          </table:table-cell>
          <table:table-cell table:number-columns-repeated="24"/>
        </table:table-row>
        <table:table-row table:style-name="ro1">
          <table:table-cell table:number-columns-repeated="12"/>
          <table:table-cell office:value-type="float" office:value="1024" calcext:value-type="float">
            <text:p>1024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5266" calcext:value-type="float">
            <text:p>35266</text:p>
          </table:table-cell>
          <table:table-cell table:number-columns-repeated="3"/>
          <table:table-cell office:value-type="float" office:value="36597" calcext:value-type="float">
            <text:p>36597</text:p>
          </table:table-cell>
          <table:table-cell table:number-columns-repeated="3"/>
          <table:table-cell office:value-type="float" office:value="15080" calcext:value-type="float">
            <text:p>15080</text:p>
          </table:table-cell>
          <table:table-cell table:number-columns-repeated="3"/>
          <table:table-cell office:value-type="float" office:value="15383" calcext:value-type="float">
            <text:p>15383</text:p>
          </table:table-cell>
          <table:table-cell table:number-columns-repeated="3"/>
          <table:table-cell office:value-type="float" office:value="15203" calcext:value-type="float">
            <text:p>15203</text:p>
          </table:table-cell>
          <table:table-cell table:number-columns-repeated="3"/>
          <table:table-cell office:value-type="float" office:value="30880" calcext:value-type="float">
            <text:p>30880</text:p>
          </table:table-cell>
          <table:table-cell table:number-columns-repeated="3"/>
          <table:table-cell office:value-type="float" office:value="18117" calcext:value-type="float">
            <text:p>18117</text:p>
          </table:table-cell>
          <table:table-cell table:number-columns-repeated="4"/>
          <table:table-cell office:value-type="float" office:value="35093" calcext:value-type="float">
            <text:p>35093</text:p>
          </table:table-cell>
          <table:table-cell table:number-columns-repeated="4"/>
          <table:table-cell office:value-type="float" office:value="17019" calcext:value-type="float">
            <text:p>17019</text:p>
          </table:table-cell>
          <table:table-cell/>
          <table:table-cell office:value-type="float" office:value="1444266" calcext:value-type="float">
            <text:p>1444266</text:p>
          </table:table-cell>
          <table:table-cell/>
          <table:table-cell office:value-type="float" office:value="1793451" calcext:value-type="float">
            <text:p>1793451</text:p>
          </table:table-cell>
          <table:table-cell/>
          <table:table-cell office:value-type="float" office:value="4146499" calcext:value-type="float">
            <text:p>4146499</text:p>
          </table:table-cell>
          <table:table-cell/>
          <table:table-cell office:value-type="float" office:value="3722435" calcext:value-type="float">
            <text:p>3722435</text:p>
          </table:table-cell>
          <table:table-cell table:number-columns-repeated="14"/>
        </table:table-row>
        <table:table-row table:style-name="ro1">
          <table:table-cell table:number-columns-repeated="12"/>
          <table:table-cell office:value-type="float" office:value="1024" calcext:value-type="float">
            <text:p>1024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55953" calcext:value-type="float">
            <text:p>55953</text:p>
          </table:table-cell>
          <table:table-cell table:number-columns-repeated="3"/>
          <table:table-cell office:value-type="float" office:value="57961" calcext:value-type="float">
            <text:p>57961</text:p>
          </table:table-cell>
          <table:table-cell table:number-columns-repeated="3"/>
          <table:table-cell office:value-type="float" office:value="28886" calcext:value-type="float">
            <text:p>28886</text:p>
          </table:table-cell>
          <table:table-cell table:number-columns-repeated="3"/>
          <table:table-cell office:value-type="float" office:value="27445" calcext:value-type="float">
            <text:p>27445</text:p>
          </table:table-cell>
          <table:table-cell table:number-columns-repeated="3"/>
          <table:table-cell office:value-type="float" office:value="30422" calcext:value-type="float">
            <text:p>30422</text:p>
          </table:table-cell>
          <table:table-cell table:number-columns-repeated="3"/>
          <table:table-cell office:value-type="float" office:value="55703" calcext:value-type="float">
            <text:p>55703</text:p>
          </table:table-cell>
          <table:table-cell table:number-columns-repeated="3"/>
          <table:table-cell office:value-type="float" office:value="32738" calcext:value-type="float">
            <text:p>32738</text:p>
          </table:table-cell>
          <table:table-cell table:number-columns-repeated="4"/>
          <table:table-cell office:value-type="float" office:value="57739" calcext:value-type="float">
            <text:p>57739</text:p>
          </table:table-cell>
          <table:table-cell table:number-columns-repeated="4"/>
          <table:table-cell office:value-type="float" office:value="33542" calcext:value-type="float">
            <text:p>33542</text:p>
          </table:table-cell>
          <table:table-cell/>
          <table:table-cell office:value-type="float" office:value="1607514" calcext:value-type="float">
            <text:p>1607514</text:p>
          </table:table-cell>
          <table:table-cell/>
          <table:table-cell office:value-type="float" office:value="2220992" calcext:value-type="float">
            <text:p>2220992</text:p>
          </table:table-cell>
          <table:table-cell/>
          <table:table-cell office:value-type="float" office:value="5917516" calcext:value-type="float">
            <text:p>5917516</text:p>
          </table:table-cell>
          <table:table-cell/>
          <table:table-cell office:value-type="float" office:value="5194651" calcext:value-type="float">
            <text:p>5194651</text:p>
          </table:table-cell>
          <table:table-cell table:number-columns-repeated="14"/>
        </table:table-row>
        <table:table-row table:style-name="ro1">
          <table:table-cell table:number-columns-repeated="12"/>
          <table:table-cell office:value-type="float" office:value="1024" calcext:value-type="float">
            <text:p>1024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02822" calcext:value-type="float">
            <text:p>102822</text:p>
          </table:table-cell>
          <table:table-cell table:number-columns-repeated="2"/>
          <table:table-cell office:value-type="float" office:value="101760" calcext:value-type="float">
            <text:p>101760</text:p>
          </table:table-cell>
          <table:table-cell table:number-columns-repeated="3"/>
          <table:table-cell office:value-type="float" office:value="51921" calcext:value-type="float">
            <text:p>51921</text:p>
          </table:table-cell>
          <table:table-cell table:number-columns-repeated="3"/>
          <table:table-cell office:value-type="float" office:value="48395" calcext:value-type="float">
            <text:p>48395</text:p>
          </table:table-cell>
          <table:table-cell table:number-columns-repeated="3"/>
          <table:table-cell office:value-type="float" office:value="51706" calcext:value-type="float">
            <text:p>51706</text:p>
          </table:table-cell>
          <table:table-cell table:number-columns-repeated="2"/>
          <table:table-cell office:value-type="float" office:value="102317" calcext:value-type="float">
            <text:p>102317</text:p>
          </table:table-cell>
          <table:table-cell table:number-columns-repeated="3"/>
          <table:table-cell office:value-type="float" office:value="58702" calcext:value-type="float">
            <text:p>58702</text:p>
          </table:table-cell>
          <table:table-cell table:number-columns-repeated="4"/>
          <table:table-cell office:value-type="float" office:value="89527" calcext:value-type="float">
            <text:p>89527</text:p>
          </table:table-cell>
          <table:table-cell table:number-columns-repeated="4"/>
          <table:table-cell office:value-type="float" office:value="50617" calcext:value-type="float">
            <text:p>50617</text:p>
          </table:table-cell>
          <table:table-cell/>
          <table:table-cell office:value-type="float" office:value="1802483" calcext:value-type="float">
            <text:p>1802483</text:p>
          </table:table-cell>
          <table:table-cell/>
          <table:table-cell office:value-type="float" office:value="2472911" calcext:value-type="float">
            <text:p>2472911</text:p>
          </table:table-cell>
          <table:table-cell/>
          <table:table-cell office:value-type="float" office:value="7113161" calcext:value-type="float">
            <text:p>7113161</text:p>
          </table:table-cell>
          <table:table-cell/>
          <table:table-cell office:value-type="float" office:value="6355328" calcext:value-type="float">
            <text:p>6355328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1024" calcext:value-type="float">
            <text:p>1024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159003" calcext:value-type="float">
            <text:p>159003</text:p>
          </table:table-cell>
          <table:table-cell table:number-columns-repeated="2"/>
          <table:table-cell office:value-type="float" office:value="167649" calcext:value-type="float">
            <text:p>167649</text:p>
          </table:table-cell>
          <table:table-cell table:number-columns-repeated="2"/>
          <table:table-cell office:value-type="float" office:value="109485" calcext:value-type="float">
            <text:p>109485</text:p>
          </table:table-cell>
          <table:table-cell table:number-columns-repeated="3"/>
          <table:table-cell office:value-type="float" office:value="92862" calcext:value-type="float">
            <text:p>92862</text:p>
          </table:table-cell>
          <table:table-cell table:number-columns-repeated="3"/>
          <table:table-cell office:value-type="float" office:value="92086" calcext:value-type="float">
            <text:p>92086</text:p>
          </table:table-cell>
          <table:table-cell table:number-columns-repeated="2"/>
          <table:table-cell office:value-type="float" office:value="144161" calcext:value-type="float">
            <text:p>144161</text:p>
          </table:table-cell>
          <table:table-cell table:number-columns-repeated="3"/>
          <table:table-cell office:value-type="float" office:value="86121" calcext:value-type="float">
            <text:p>86121</text:p>
          </table:table-cell>
          <table:table-cell table:number-columns-repeated="3"/>
          <table:table-cell office:value-type="float" office:value="169261" calcext:value-type="float">
            <text:p>169261</text:p>
          </table:table-cell>
          <table:table-cell table:number-columns-repeated="4"/>
          <table:table-cell office:value-type="float" office:value="80446" calcext:value-type="float">
            <text:p>80446</text:p>
          </table:table-cell>
          <table:table-cell/>
          <table:table-cell office:value-type="float" office:value="1796451" calcext:value-type="float">
            <text:p>1796451</text:p>
          </table:table-cell>
          <table:table-cell/>
          <table:table-cell office:value-type="float" office:value="2653170" calcext:value-type="float">
            <text:p>2653170</text:p>
          </table:table-cell>
          <table:table-cell/>
          <table:table-cell office:value-type="float" office:value="8246774" calcext:value-type="float">
            <text:p>8246774</text:p>
          </table:table-cell>
          <table:table-cell/>
          <table:table-cell office:value-type="float" office:value="7008693" calcext:value-type="float">
            <text:p>7008693</text:p>
          </table:table-cell>
          <table:table-cell table:number-columns-repeated="20"/>
        </table:table-row>
        <table:table-row table:style-name="ro1">
          <table:table-cell table:number-columns-repeated="12"/>
          <table:table-cell office:value-type="float" office:value="1024" calcext:value-type="float">
            <text:p>1024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215623" calcext:value-type="float">
            <text:p>215623</text:p>
          </table:table-cell>
          <table:table-cell table:number-columns-repeated="2"/>
          <table:table-cell office:value-type="float" office:value="198567" calcext:value-type="float">
            <text:p>198567</text:p>
          </table:table-cell>
          <table:table-cell table:number-columns-repeated="2"/>
          <table:table-cell office:value-type="float" office:value="173619" calcext:value-type="float">
            <text:p>173619</text:p>
          </table:table-cell>
          <table:table-cell table:number-columns-repeated="2"/>
          <table:table-cell office:value-type="float" office:value="210828" calcext:value-type="float">
            <text:p>210828</text:p>
          </table:table-cell>
          <table:table-cell table:number-columns-repeated="2"/>
          <table:table-cell office:value-type="float" office:value="201180" calcext:value-type="float">
            <text:p>201180</text:p>
          </table:table-cell>
          <table:table-cell table:number-columns-repeated="2"/>
          <table:table-cell office:value-type="float" office:value="217226" calcext:value-type="float">
            <text:p>217226</text:p>
          </table:table-cell>
          <table:table-cell table:number-columns-repeated="2"/>
          <table:table-cell office:value-type="float" office:value="120035" calcext:value-type="float">
            <text:p>120035</text:p>
          </table:table-cell>
          <table:table-cell table:number-columns-repeated="3"/>
          <table:table-cell office:value-type="float" office:value="229962" calcext:value-type="float">
            <text:p>229962</text:p>
          </table:table-cell>
          <table:table-cell table:number-columns-repeated="3"/>
          <table:table-cell office:value-type="float" office:value="205995" calcext:value-type="float">
            <text:p>205995</text:p>
          </table:table-cell>
          <table:table-cell/>
          <table:table-cell office:value-type="float" office:value="2028027" calcext:value-type="float">
            <text:p>2028027</text:p>
          </table:table-cell>
          <table:table-cell/>
          <table:table-cell office:value-type="float" office:value="2813041" calcext:value-type="float">
            <text:p>2813041</text:p>
          </table:table-cell>
          <table:table-cell/>
          <table:table-cell office:value-type="float" office:value="8914314" calcext:value-type="float">
            <text:p>8914314</text:p>
          </table:table-cell>
          <table:table-cell/>
          <table:table-cell office:value-type="float" office:value="7577494" calcext:value-type="float">
            <text:p>7577494</text:p>
          </table:table-cell>
          <table:table-cell table:number-columns-repeated="24"/>
        </table:table-row>
        <table:table-row table:style-name="ro1">
          <table:table-cell table:number-columns-repeated="12"/>
          <table:table-cell office:value-type="float" office:value="1024" calcext:value-type="float">
            <text:p>1024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224317" calcext:value-type="float">
            <text:p>224317</text:p>
          </table:table-cell>
          <table:table-cell table:number-columns-repeated="2"/>
          <table:table-cell office:value-type="float" office:value="288121" calcext:value-type="float">
            <text:p>288121</text:p>
          </table:table-cell>
          <table:table-cell table:number-columns-repeated="2"/>
          <table:table-cell office:value-type="float" office:value="195904" calcext:value-type="float">
            <text:p>195904</text:p>
          </table:table-cell>
          <table:table-cell table:number-columns-repeated="2"/>
          <table:table-cell office:value-type="float" office:value="191801" calcext:value-type="float">
            <text:p>191801</text:p>
          </table:table-cell>
          <table:table-cell table:number-columns-repeated="2"/>
          <table:table-cell office:value-type="float" office:value="184342" calcext:value-type="float">
            <text:p>184342</text:p>
          </table:table-cell>
          <table:table-cell table:number-columns-repeated="2"/>
          <table:table-cell office:value-type="float" office:value="245331" calcext:value-type="float">
            <text:p>245331</text:p>
          </table:table-cell>
          <table:table-cell table:number-columns-repeated="2"/>
          <table:table-cell office:value-type="float" office:value="140851" calcext:value-type="float">
            <text:p>140851</text:p>
          </table:table-cell>
          <table:table-cell table:number-columns-repeated="3"/>
          <table:table-cell office:value-type="float" office:value="274810" calcext:value-type="float">
            <text:p>274810</text:p>
          </table:table-cell>
          <table:table-cell table:number-columns-repeated="3"/>
          <table:table-cell office:value-type="float" office:value="233894" calcext:value-type="float">
            <text:p>233894</text:p>
          </table:table-cell>
          <table:table-cell/>
          <table:table-cell office:value-type="float" office:value="2202766" calcext:value-type="float">
            <text:p>2202766</text:p>
          </table:table-cell>
          <table:table-cell/>
          <table:table-cell office:value-type="float" office:value="2985091" calcext:value-type="float">
            <text:p>2985091</text:p>
          </table:table-cell>
          <table:table-cell/>
          <table:table-cell office:value-type="float" office:value="8199542" calcext:value-type="float">
            <text:p>8199542</text:p>
          </table:table-cell>
          <table:table-cell/>
          <table:table-cell office:value-type="float" office:value="7066349" calcext:value-type="float">
            <text:p>7066349</text:p>
          </table:table-cell>
          <table:table-cell table:number-columns-repeated="25"/>
        </table:table-row>
        <table:table-row table:style-name="ro1">
          <table:table-cell table:number-columns-repeated="12"/>
          <table:table-cell office:value-type="float" office:value="1024" calcext:value-type="float">
            <text:p>1024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272198" calcext:value-type="float">
            <text:p>272198</text:p>
          </table:table-cell>
          <table:table-cell table:number-columns-repeated="2"/>
          <table:table-cell office:value-type="float" office:value="298452" calcext:value-type="float">
            <text:p>298452</text:p>
          </table:table-cell>
          <table:table-cell table:number-columns-repeated="2"/>
          <table:table-cell office:value-type="float" office:value="229385" calcext:value-type="float">
            <text:p>229385</text:p>
          </table:table-cell>
          <table:table-cell table:number-columns-repeated="2"/>
          <table:table-cell office:value-type="float" office:value="226649" calcext:value-type="float">
            <text:p>226649</text:p>
          </table:table-cell>
          <table:table-cell table:number-columns-repeated="2"/>
          <table:table-cell office:value-type="float" office:value="222562" calcext:value-type="float">
            <text:p>222562</text:p>
          </table:table-cell>
          <table:table-cell table:number-columns-repeated="2"/>
          <table:table-cell office:value-type="float" office:value="250979" calcext:value-type="float">
            <text:p>250979</text:p>
          </table:table-cell>
          <table:table-cell table:number-columns-repeated="2"/>
          <table:table-cell office:value-type="float" office:value="207288" calcext:value-type="float">
            <text:p>207288</text:p>
          </table:table-cell>
          <table:table-cell table:number-columns-repeated="3"/>
          <table:table-cell office:value-type="float" office:value="295882" calcext:value-type="float">
            <text:p>295882</text:p>
          </table:table-cell>
          <table:table-cell table:number-columns-repeated="3"/>
          <table:table-cell office:value-type="float" office:value="266110" calcext:value-type="float">
            <text:p>266110</text:p>
          </table:table-cell>
          <table:table-cell/>
          <table:table-cell office:value-type="float" office:value="2600164" calcext:value-type="float">
            <text:p>2600164</text:p>
          </table:table-cell>
          <table:table-cell/>
          <table:table-cell office:value-type="float" office:value="3579719" calcext:value-type="float">
            <text:p>3579719</text:p>
          </table:table-cell>
          <table:table-cell/>
          <table:table-cell office:value-type="float" office:value="8262639" calcext:value-type="float">
            <text:p>8262639</text:p>
          </table:table-cell>
          <table:table-cell/>
          <table:table-cell office:value-type="float" office:value="6787181" calcext:value-type="float">
            <text:p>6787181</text:p>
          </table:table-cell>
          <table:table-cell table:number-columns-repeated="25"/>
        </table:table-row>
        <table:table-row table:style-name="ro1">
          <table:table-cell table:number-columns-repeated="12"/>
          <table:table-cell office:value-type="float" office:value="1024" calcext:value-type="float">
            <text:p>1024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229434" calcext:value-type="float">
            <text:p>229434</text:p>
          </table:table-cell>
          <table:table-cell table:number-columns-repeated="2"/>
          <table:table-cell office:value-type="float" office:value="345593" calcext:value-type="float">
            <text:p>345593</text:p>
          </table:table-cell>
          <table:table-cell table:number-columns-repeated="2"/>
          <table:table-cell office:value-type="float" office:value="220076" calcext:value-type="float">
            <text:p>220076</text:p>
          </table:table-cell>
          <table:table-cell table:number-columns-repeated="2"/>
          <table:table-cell office:value-type="float" office:value="217645" calcext:value-type="float">
            <text:p>217645</text:p>
          </table:table-cell>
          <table:table-cell table:number-columns-repeated="2"/>
          <table:table-cell office:value-type="float" office:value="220076" calcext:value-type="float">
            <text:p>220076</text:p>
          </table:table-cell>
          <table:table-cell table:number-columns-repeated="2"/>
          <table:table-cell office:value-type="float" office:value="286985" calcext:value-type="float">
            <text:p>286985</text:p>
          </table:table-cell>
          <table:table-cell table:number-columns-repeated="2"/>
          <table:table-cell office:value-type="float" office:value="175313" calcext:value-type="float">
            <text:p>175313</text:p>
          </table:table-cell>
          <table:table-cell table:number-columns-repeated="3"/>
          <table:table-cell office:value-type="float" office:value="325085" calcext:value-type="float">
            <text:p>325085</text:p>
          </table:table-cell>
          <table:table-cell table:number-columns-repeated="3"/>
          <table:table-cell office:value-type="float" office:value="183187" calcext:value-type="float">
            <text:p>183187</text:p>
          </table:table-cell>
          <table:table-cell/>
          <table:table-cell office:value-type="float" office:value="2426801" calcext:value-type="float">
            <text:p>2426801</text:p>
          </table:table-cell>
          <table:table-cell/>
          <table:table-cell office:value-type="float" office:value="5390231" calcext:value-type="float">
            <text:p>5390231</text:p>
          </table:table-cell>
          <table:table-cell/>
          <table:table-cell office:value-type="float" office:value="7869040" calcext:value-type="float">
            <text:p>7869040</text:p>
          </table:table-cell>
          <table:table-cell/>
          <table:table-cell office:value-type="float" office:value="7113161" calcext:value-type="float">
            <text:p>7113161</text:p>
          </table:table-cell>
          <table:table-cell table:number-columns-repeated="25"/>
        </table:table-row>
        <table:table-row table:style-name="ro1">
          <table:table-cell table:number-columns-repeated="12"/>
          <table:table-cell office:value-type="float" office:value="1024" calcext:value-type="float">
            <text:p>1024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 table:number-columns-repeated="2"/>
          <table:table-cell office:value-type="float" office:value="295008" calcext:value-type="float">
            <text:p>295008</text:p>
          </table:table-cell>
          <table:table-cell table:number-columns-repeated="2"/>
          <table:table-cell office:value-type="float" office:value="414060" calcext:value-type="float">
            <text:p>414060</text:p>
          </table:table-cell>
          <table:table-cell table:number-columns-repeated="2"/>
          <table:table-cell office:value-type="float" office:value="578851" calcext:value-type="float">
            <text:p>578851</text:p>
          </table:table-cell>
          <table:table-cell table:number-columns-repeated="2"/>
          <table:table-cell office:value-type="float" office:value="595299" calcext:value-type="float">
            <text:p>595299</text:p>
          </table:table-cell>
          <table:table-cell table:number-columns-repeated="2"/>
          <table:table-cell office:value-type="float" office:value="613496" calcext:value-type="float">
            <text:p>613496</text:p>
          </table:table-cell>
          <table:table-cell table:number-columns-repeated="2"/>
          <table:table-cell office:value-type="float" office:value="412390" calcext:value-type="float">
            <text:p>412390</text:p>
          </table:table-cell>
          <table:table-cell table:number-columns-repeated="2"/>
          <table:table-cell office:value-type="float" office:value="238864" calcext:value-type="float">
            <text:p>238864</text:p>
          </table:table-cell>
          <table:table-cell table:number-columns-repeated="3"/>
          <table:table-cell office:value-type="float" office:value="404087" calcext:value-type="float">
            <text:p>404087</text:p>
          </table:table-cell>
          <table:table-cell table:number-columns-repeated="3"/>
          <table:table-cell office:value-type="float" office:value="219929" calcext:value-type="float">
            <text:p>219929</text:p>
          </table:table-cell>
          <table:table-cell/>
          <table:table-cell office:value-type="float" office:value="2197132" calcext:value-type="float">
            <text:p>2197132</text:p>
          </table:table-cell>
          <table:table-cell/>
          <table:table-cell office:value-type="float" office:value="3414650" calcext:value-type="float">
            <text:p>3414650</text:p>
          </table:table-cell>
          <table:table-cell/>
          <table:table-cell office:value-type="float" office:value="7113161" calcext:value-type="float">
            <text:p>7113161</text:p>
          </table:table-cell>
          <table:table-cell/>
          <table:table-cell office:value-type="float" office:value="6963241" calcext:value-type="float">
            <text:p>6963241</text:p>
          </table:table-cell>
          <table:table-cell table:number-columns-repeated="26"/>
        </table:table-row>
        <table:table-row table:style-name="ro1">
          <table:table-cell table:number-columns-repeated="12"/>
          <table:table-cell office:value-type="float" office:value="2048" calcext:value-type="float">
            <text:p>2048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2200" calcext:value-type="float">
            <text:p>32200</text:p>
          </table:table-cell>
          <table:table-cell table:number-columns-repeated="3"/>
          <table:table-cell office:value-type="float" office:value="30548" calcext:value-type="float">
            <text:p>30548</text:p>
          </table:table-cell>
          <table:table-cell table:number-columns-repeated="3"/>
          <table:table-cell office:value-type="float" office:value="21055" calcext:value-type="float">
            <text:p>21055</text:p>
          </table:table-cell>
          <table:table-cell table:number-columns-repeated="3"/>
          <table:table-cell office:value-type="float" office:value="20741" calcext:value-type="float">
            <text:p>20741</text:p>
          </table:table-cell>
          <table:table-cell table:number-columns-repeated="3"/>
          <table:table-cell office:value-type="float" office:value="17172" calcext:value-type="float">
            <text:p>17172</text:p>
          </table:table-cell>
          <table:table-cell table:number-columns-repeated="3"/>
          <table:table-cell office:value-type="float" office:value="31002" calcext:value-type="float">
            <text:p>31002</text:p>
          </table:table-cell>
          <table:table-cell table:number-columns-repeated="3"/>
          <table:table-cell office:value-type="float" office:value="15803" calcext:value-type="float">
            <text:p>15803</text:p>
          </table:table-cell>
          <table:table-cell table:number-columns-repeated="4"/>
          <table:table-cell office:value-type="float" office:value="28519" calcext:value-type="float">
            <text:p>28519</text:p>
          </table:table-cell>
          <table:table-cell table:number-columns-repeated="4"/>
          <table:table-cell office:value-type="float" office:value="13434" calcext:value-type="float">
            <text:p>13434</text:p>
          </table:table-cell>
          <table:table-cell/>
          <table:table-cell office:value-type="float" office:value="1441311" calcext:value-type="float">
            <text:p>1441311</text:p>
          </table:table-cell>
          <table:table-cell/>
          <table:table-cell office:value-type="float" office:value="1861789" calcext:value-type="float">
            <text:p>1861789</text:p>
          </table:table-cell>
          <table:table-cell/>
          <table:table-cell office:value-type="float" office:value="4186524" calcext:value-type="float">
            <text:p>4186524</text:p>
          </table:table-cell>
          <table:table-cell/>
          <table:table-cell office:value-type="float" office:value="3736694" calcext:value-type="float">
            <text:p>3736694</text:p>
          </table:table-cell>
          <table:table-cell table:number-columns-repeated="14"/>
        </table:table-row>
        <table:table-row table:style-name="ro1">
          <table:table-cell table:number-columns-repeated="12"/>
          <table:table-cell office:value-type="float" office:value="2048" calcext:value-type="float">
            <text:p>2048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52176" calcext:value-type="float">
            <text:p>52176</text:p>
          </table:table-cell>
          <table:table-cell table:number-columns-repeated="3"/>
          <table:table-cell office:value-type="float" office:value="57028" calcext:value-type="float">
            <text:p>57028</text:p>
          </table:table-cell>
          <table:table-cell table:number-columns-repeated="3"/>
          <table:table-cell office:value-type="float" office:value="30097" calcext:value-type="float">
            <text:p>30097</text:p>
          </table:table-cell>
          <table:table-cell table:number-columns-repeated="3"/>
          <table:table-cell office:value-type="float" office:value="28703" calcext:value-type="float">
            <text:p>28703</text:p>
          </table:table-cell>
          <table:table-cell table:number-columns-repeated="3"/>
          <table:table-cell office:value-type="float" office:value="31346" calcext:value-type="float">
            <text:p>31346</text:p>
          </table:table-cell>
          <table:table-cell table:number-columns-repeated="3"/>
          <table:table-cell office:value-type="float" office:value="56725" calcext:value-type="float">
            <text:p>56725</text:p>
          </table:table-cell>
          <table:table-cell table:number-columns-repeated="3"/>
          <table:table-cell office:value-type="float" office:value="31460" calcext:value-type="float">
            <text:p>31460</text:p>
          </table:table-cell>
          <table:table-cell table:number-columns-repeated="4"/>
          <table:table-cell office:value-type="float" office:value="57238" calcext:value-type="float">
            <text:p>57238</text:p>
          </table:table-cell>
          <table:table-cell table:number-columns-repeated="4"/>
          <table:table-cell office:value-type="float" office:value="31461" calcext:value-type="float">
            <text:p>31461</text:p>
          </table:table-cell>
          <table:table-cell/>
          <table:table-cell office:value-type="float" office:value="1666393" calcext:value-type="float">
            <text:p>1666393</text:p>
          </table:table-cell>
          <table:table-cell/>
          <table:table-cell office:value-type="float" office:value="2202092" calcext:value-type="float">
            <text:p>2202092</text:p>
          </table:table-cell>
          <table:table-cell/>
          <table:table-cell office:value-type="float" office:value="5785224" calcext:value-type="float">
            <text:p>5785224</text:p>
          </table:table-cell>
          <table:table-cell/>
          <table:table-cell office:value-type="float" office:value="4934459" calcext:value-type="float">
            <text:p>4934459</text:p>
          </table:table-cell>
          <table:table-cell table:number-columns-repeated="14"/>
        </table:table-row>
        <table:table-row table:style-name="ro1">
          <table:table-cell table:number-columns-repeated="12"/>
          <table:table-cell office:value-type="float" office:value="2048" calcext:value-type="float">
            <text:p>2048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93587" calcext:value-type="float">
            <text:p>93587</text:p>
          </table:table-cell>
          <table:table-cell table:number-columns-repeated="2"/>
          <table:table-cell office:value-type="float" office:value="102981" calcext:value-type="float">
            <text:p>102981</text:p>
          </table:table-cell>
          <table:table-cell table:number-columns-repeated="3"/>
          <table:table-cell office:value-type="float" office:value="49241" calcext:value-type="float">
            <text:p>49241</text:p>
          </table:table-cell>
          <table:table-cell table:number-columns-repeated="3"/>
          <table:table-cell office:value-type="float" office:value="48263" calcext:value-type="float">
            <text:p>48263</text:p>
          </table:table-cell>
          <table:table-cell table:number-columns-repeated="3"/>
          <table:table-cell office:value-type="float" office:value="49149" calcext:value-type="float">
            <text:p>49149</text:p>
          </table:table-cell>
          <table:table-cell table:number-columns-repeated="3"/>
          <table:table-cell office:value-type="float" office:value="87093" calcext:value-type="float">
            <text:p>87093</text:p>
          </table:table-cell>
          <table:table-cell table:number-columns-repeated="3"/>
          <table:table-cell office:value-type="float" office:value="51239" calcext:value-type="float">
            <text:p>51239</text:p>
          </table:table-cell>
          <table:table-cell table:number-columns-repeated="4"/>
          <table:table-cell office:value-type="float" office:value="86926" calcext:value-type="float">
            <text:p>86926</text:p>
          </table:table-cell>
          <table:table-cell table:number-columns-repeated="4"/>
          <table:table-cell office:value-type="float" office:value="57487" calcext:value-type="float">
            <text:p>57487</text:p>
          </table:table-cell>
          <table:table-cell/>
          <table:table-cell office:value-type="float" office:value="1754908" calcext:value-type="float">
            <text:p>1754908</text:p>
          </table:table-cell>
          <table:table-cell/>
          <table:table-cell office:value-type="float" office:value="2470639" calcext:value-type="float">
            <text:p>2470639</text:p>
          </table:table-cell>
          <table:table-cell/>
          <table:table-cell office:value-type="float" office:value="7042051" calcext:value-type="float">
            <text:p>7042051</text:p>
          </table:table-cell>
          <table:table-cell/>
          <table:table-cell office:value-type="float" office:value="5937172" calcext:value-type="float">
            <text:p>5937172</text:p>
          </table:table-cell>
          <table:table-cell table:number-columns-repeated="16"/>
        </table:table-row>
        <table:table-row table:style-name="ro1">
          <table:table-cell table:number-columns-repeated="12"/>
          <table:table-cell office:value-type="float" office:value="2048" calcext:value-type="float">
            <text:p>2048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156311" calcext:value-type="float">
            <text:p>156311</text:p>
          </table:table-cell>
          <table:table-cell table:number-columns-repeated="2"/>
          <table:table-cell office:value-type="float" office:value="154799" calcext:value-type="float">
            <text:p>154799</text:p>
          </table:table-cell>
          <table:table-cell table:number-columns-repeated="2"/>
          <table:table-cell office:value-type="float" office:value="104854" calcext:value-type="float">
            <text:p>104854</text:p>
          </table:table-cell>
          <table:table-cell table:number-columns-repeated="2"/>
          <table:table-cell office:value-type="float" office:value="100673" calcext:value-type="float">
            <text:p>100673</text:p>
          </table:table-cell>
          <table:table-cell table:number-columns-repeated="2"/>
          <table:table-cell office:value-type="float" office:value="101551" calcext:value-type="float">
            <text:p>101551</text:p>
          </table:table-cell>
          <table:table-cell table:number-columns-repeated="2"/>
          <table:table-cell office:value-type="float" office:value="158267" calcext:value-type="float">
            <text:p>158267</text:p>
          </table:table-cell>
          <table:table-cell table:number-columns-repeated="3"/>
          <table:table-cell office:value-type="float" office:value="84898" calcext:value-type="float">
            <text:p>84898</text:p>
          </table:table-cell>
          <table:table-cell table:number-columns-repeated="3"/>
          <table:table-cell office:value-type="float" office:value="146349" calcext:value-type="float">
            <text:p>146349</text:p>
          </table:table-cell>
          <table:table-cell table:number-columns-repeated="3"/>
          <table:table-cell office:value-type="float" office:value="109245" calcext:value-type="float">
            <text:p>109245</text:p>
          </table:table-cell>
          <table:table-cell/>
          <table:table-cell office:value-type="float" office:value="1868674" calcext:value-type="float">
            <text:p>1868674</text:p>
          </table:table-cell>
          <table:table-cell/>
          <table:table-cell office:value-type="float" office:value="2566606" calcext:value-type="float">
            <text:p>2566606</text:p>
          </table:table-cell>
          <table:table-cell/>
          <table:table-cell office:value-type="float" office:value="7940367" calcext:value-type="float">
            <text:p>7940367</text:p>
          </table:table-cell>
          <table:table-cell/>
          <table:table-cell office:value-type="float" office:value="6583305" calcext:value-type="float">
            <text:p>6583305</text:p>
          </table:table-cell>
          <table:table-cell table:number-columns-repeated="23"/>
        </table:table-row>
        <table:table-row table:style-name="ro1">
          <table:table-cell table:number-columns-repeated="12"/>
          <table:table-cell office:value-type="float" office:value="2048" calcext:value-type="float">
            <text:p>2048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97870" calcext:value-type="float">
            <text:p>197870</text:p>
          </table:table-cell>
          <table:table-cell table:number-columns-repeated="2"/>
          <table:table-cell office:value-type="float" office:value="221499" calcext:value-type="float">
            <text:p>221499</text:p>
          </table:table-cell>
          <table:table-cell table:number-columns-repeated="2"/>
          <table:table-cell office:value-type="float" office:value="142152" calcext:value-type="float">
            <text:p>142152</text:p>
          </table:table-cell>
          <table:table-cell table:number-columns-repeated="2"/>
          <table:table-cell office:value-type="float" office:value="143037" calcext:value-type="float">
            <text:p>143037</text:p>
          </table:table-cell>
          <table:table-cell table:number-columns-repeated="2"/>
          <table:table-cell office:value-type="float" office:value="140457" calcext:value-type="float">
            <text:p>140457</text:p>
          </table:table-cell>
          <table:table-cell table:number-columns-repeated="2"/>
          <table:table-cell office:value-type="float" office:value="212339" calcext:value-type="float">
            <text:p>212339</text:p>
          </table:table-cell>
          <table:table-cell table:number-columns-repeated="2"/>
          <table:table-cell office:value-type="float" office:value="152188" calcext:value-type="float">
            <text:p>152188</text:p>
          </table:table-cell>
          <table:table-cell table:number-columns-repeated="3"/>
          <table:table-cell office:value-type="float" office:value="230733" calcext:value-type="float">
            <text:p>230733</text:p>
          </table:table-cell>
          <table:table-cell table:number-columns-repeated="3"/>
          <table:table-cell office:value-type="float" office:value="169758" calcext:value-type="float">
            <text:p>169758</text:p>
          </table:table-cell>
          <table:table-cell/>
          <table:table-cell office:value-type="float" office:value="1906837" calcext:value-type="float">
            <text:p>1906837</text:p>
          </table:table-cell>
          <table:table-cell/>
          <table:table-cell office:value-type="float" office:value="2691246" calcext:value-type="float">
            <text:p>2691246</text:p>
          </table:table-cell>
          <table:table-cell/>
          <table:table-cell office:value-type="float" office:value="7582884" calcext:value-type="float">
            <text:p>7582884</text:p>
          </table:table-cell>
          <table:table-cell/>
          <table:table-cell office:value-type="float" office:value="6523312" calcext:value-type="float">
            <text:p>6523312</text:p>
          </table:table-cell>
          <table:table-cell table:number-columns-repeated="24"/>
        </table:table-row>
        <table:table-row table:style-name="ro1">
          <table:table-cell table:number-columns-repeated="12"/>
          <table:table-cell office:value-type="float" office:value="2048" calcext:value-type="float">
            <text:p>2048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257447" calcext:value-type="float">
            <text:p>257447</text:p>
          </table:table-cell>
          <table:table-cell table:number-columns-repeated="2"/>
          <table:table-cell office:value-type="float" office:value="246774" calcext:value-type="float">
            <text:p>246774</text:p>
          </table:table-cell>
          <table:table-cell table:number-columns-repeated="2"/>
          <table:table-cell office:value-type="float" office:value="323077" calcext:value-type="float">
            <text:p>323077</text:p>
          </table:table-cell>
          <table:table-cell table:number-columns-repeated="2"/>
          <table:table-cell office:value-type="float" office:value="322932" calcext:value-type="float">
            <text:p>322932</text:p>
          </table:table-cell>
          <table:table-cell table:number-columns-repeated="2"/>
          <table:table-cell office:value-type="float" office:value="289059" calcext:value-type="float">
            <text:p>289059</text:p>
          </table:table-cell>
          <table:table-cell table:number-columns-repeated="2"/>
          <table:table-cell office:value-type="float" office:value="255616" calcext:value-type="float">
            <text:p>255616</text:p>
          </table:table-cell>
          <table:table-cell table:number-columns-repeated="2"/>
          <table:table-cell office:value-type="float" office:value="185440" calcext:value-type="float">
            <text:p>185440</text:p>
          </table:table-cell>
          <table:table-cell table:number-columns-repeated="3"/>
          <table:table-cell office:value-type="float" office:value="252624" calcext:value-type="float">
            <text:p>252624</text:p>
          </table:table-cell>
          <table:table-cell table:number-columns-repeated="3"/>
          <table:table-cell office:value-type="float" office:value="253466" calcext:value-type="float">
            <text:p>253466</text:p>
          </table:table-cell>
          <table:table-cell/>
          <table:table-cell office:value-type="float" office:value="2021729" calcext:value-type="float">
            <text:p>2021729</text:p>
          </table:table-cell>
          <table:table-cell/>
          <table:table-cell office:value-type="float" office:value="2790021" calcext:value-type="float">
            <text:p>2790021</text:p>
          </table:table-cell>
          <table:table-cell/>
          <table:table-cell office:value-type="float" office:value="2142232" calcext:value-type="float">
            <text:p>2142232</text:p>
          </table:table-cell>
          <table:table-cell/>
          <table:table-cell office:value-type="float" office:value="6563185" calcext:value-type="float">
            <text:p>6563185</text:p>
          </table:table-cell>
          <table:table-cell table:number-columns-repeated="25"/>
        </table:table-row>
        <table:table-row table:style-name="ro1">
          <table:table-cell table:number-columns-repeated="12"/>
          <table:table-cell office:value-type="float" office:value="2048" calcext:value-type="float">
            <text:p>2048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282481" calcext:value-type="float">
            <text:p>282481</text:p>
          </table:table-cell>
          <table:table-cell table:number-columns-repeated="2"/>
          <table:table-cell office:value-type="float" office:value="292993" calcext:value-type="float">
            <text:p>292993</text:p>
          </table:table-cell>
          <table:table-cell table:number-columns-repeated="2"/>
          <table:table-cell office:value-type="float" office:value="272127" calcext:value-type="float">
            <text:p>272127</text:p>
          </table:table-cell>
          <table:table-cell table:number-columns-repeated="2"/>
          <table:table-cell office:value-type="float" office:value="246244" calcext:value-type="float">
            <text:p>246244</text:p>
          </table:table-cell>
          <table:table-cell table:number-columns-repeated="2"/>
          <table:table-cell office:value-type="float" office:value="261395" calcext:value-type="float">
            <text:p>261395</text:p>
          </table:table-cell>
          <table:table-cell table:number-columns-repeated="2"/>
          <table:table-cell office:value-type="float" office:value="287357" calcext:value-type="float">
            <text:p>287357</text:p>
          </table:table-cell>
          <table:table-cell table:number-columns-repeated="2"/>
          <table:table-cell office:value-type="float" office:value="240178" calcext:value-type="float">
            <text:p>240178</text:p>
          </table:table-cell>
          <table:table-cell table:number-columns-repeated="3"/>
          <table:table-cell office:value-type="float" office:value="292654" calcext:value-type="float">
            <text:p>292654</text:p>
          </table:table-cell>
          <table:table-cell table:number-columns-repeated="3"/>
          <table:table-cell office:value-type="float" office:value="192751" calcext:value-type="float">
            <text:p>192751</text:p>
          </table:table-cell>
          <table:table-cell/>
          <table:table-cell office:value-type="float" office:value="2211731" calcext:value-type="float">
            <text:p>2211731</text:p>
          </table:table-cell>
          <table:table-cell/>
          <table:table-cell office:value-type="float" office:value="2889504" calcext:value-type="float">
            <text:p>2889504</text:p>
          </table:table-cell>
          <table:table-cell/>
          <table:table-cell office:value-type="float" office:value="8431376" calcext:value-type="float">
            <text:p>8431376</text:p>
          </table:table-cell>
          <table:table-cell/>
          <table:table-cell office:value-type="float" office:value="6780783" calcext:value-type="float">
            <text:p>6780783</text:p>
          </table:table-cell>
          <table:table-cell table:number-columns-repeated="25"/>
        </table:table-row>
        <table:table-row table:style-name="ro1">
          <table:table-cell table:number-columns-repeated="12"/>
          <table:table-cell office:value-type="float" office:value="2048" calcext:value-type="float">
            <text:p>2048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305998" calcext:value-type="float">
            <text:p>305998</text:p>
          </table:table-cell>
          <table:table-cell table:number-columns-repeated="2"/>
          <table:table-cell office:value-type="float" office:value="325699" calcext:value-type="float">
            <text:p>325699</text:p>
          </table:table-cell>
          <table:table-cell table:number-columns-repeated="2"/>
          <table:table-cell office:value-type="float" office:value="229906" calcext:value-type="float">
            <text:p>229906</text:p>
          </table:table-cell>
          <table:table-cell table:number-columns-repeated="2"/>
          <table:table-cell office:value-type="float" office:value="228396" calcext:value-type="float">
            <text:p>228396</text:p>
          </table:table-cell>
          <table:table-cell table:number-columns-repeated="2"/>
          <table:table-cell office:value-type="float" office:value="222365" calcext:value-type="float">
            <text:p>222365</text:p>
          </table:table-cell>
          <table:table-cell table:number-columns-repeated="2"/>
          <table:table-cell office:value-type="float" office:value="324812" calcext:value-type="float">
            <text:p>324812</text:p>
          </table:table-cell>
          <table:table-cell table:number-columns-repeated="2"/>
          <table:table-cell office:value-type="float" office:value="265245" calcext:value-type="float">
            <text:p>265245</text:p>
          </table:table-cell>
          <table:table-cell table:number-columns-repeated="3"/>
          <table:table-cell office:value-type="float" office:value="325230" calcext:value-type="float">
            <text:p>325230</text:p>
          </table:table-cell>
          <table:table-cell table:number-columns-repeated="3"/>
          <table:table-cell office:value-type="float" office:value="268907" calcext:value-type="float">
            <text:p>268907</text:p>
          </table:table-cell>
          <table:table-cell/>
          <table:table-cell office:value-type="float" office:value="2543804" calcext:value-type="float">
            <text:p>2543804</text:p>
          </table:table-cell>
          <table:table-cell/>
          <table:table-cell office:value-type="float" office:value="3519302" calcext:value-type="float">
            <text:p>3519302</text:p>
          </table:table-cell>
          <table:table-cell/>
          <table:table-cell office:value-type="float" office:value="8097557" calcext:value-type="float">
            <text:p>8097557</text:p>
          </table:table-cell>
          <table:table-cell/>
          <table:table-cell office:value-type="float" office:value="7065219" calcext:value-type="float">
            <text:p>7065219</text:p>
          </table:table-cell>
          <table:table-cell table:number-columns-repeated="25"/>
        </table:table-row>
        <table:table-row table:style-name="ro1">
          <table:table-cell table:number-columns-repeated="12"/>
          <table:table-cell office:value-type="float" office:value="2048" calcext:value-type="float">
            <text:p>2048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 table:number-columns-repeated="2"/>
          <table:table-cell office:value-type="float" office:value="332468" calcext:value-type="float">
            <text:p>332468</text:p>
          </table:table-cell>
          <table:table-cell table:number-columns-repeated="2"/>
          <table:table-cell office:value-type="float" office:value="347942" calcext:value-type="float">
            <text:p>347942</text:p>
          </table:table-cell>
          <table:table-cell table:number-columns-repeated="2"/>
          <table:table-cell office:value-type="float" office:value="628203" calcext:value-type="float">
            <text:p>628203</text:p>
          </table:table-cell>
          <table:table-cell table:number-columns-repeated="2"/>
          <table:table-cell office:value-type="float" office:value="644657" calcext:value-type="float">
            <text:p>644657</text:p>
          </table:table-cell>
          <table:table-cell table:number-columns-repeated="2"/>
          <table:table-cell office:value-type="float" office:value="657033" calcext:value-type="float">
            <text:p>657033</text:p>
          </table:table-cell>
          <table:table-cell table:number-columns-repeated="2"/>
          <table:table-cell office:value-type="float" office:value="408620" calcext:value-type="float">
            <text:p>408620</text:p>
          </table:table-cell>
          <table:table-cell table:number-columns-repeated="2"/>
          <table:table-cell office:value-type="float" office:value="206927" calcext:value-type="float">
            <text:p>206927</text:p>
          </table:table-cell>
          <table:table-cell table:number-columns-repeated="3"/>
          <table:table-cell office:value-type="float" office:value="406666" calcext:value-type="float">
            <text:p>406666</text:p>
          </table:table-cell>
          <table:table-cell table:number-columns-repeated="3"/>
          <table:table-cell office:value-type="float" office:value="198007" calcext:value-type="float">
            <text:p>198007</text:p>
          </table:table-cell>
          <table:table-cell/>
          <table:table-cell office:value-type="float" office:value="2418469" calcext:value-type="float">
            <text:p>2418469</text:p>
          </table:table-cell>
          <table:table-cell/>
          <table:table-cell office:value-type="float" office:value="4697018" calcext:value-type="float">
            <text:p>4697018</text:p>
          </table:table-cell>
          <table:table-cell/>
          <table:table-cell office:value-type="float" office:value="6945257" calcext:value-type="float">
            <text:p>6945257</text:p>
          </table:table-cell>
          <table:table-cell/>
          <table:table-cell office:value-type="float" office:value="6690992" calcext:value-type="float">
            <text:p>6690992</text:p>
          </table:table-cell>
          <table:table-cell table:number-columns-repeated="26"/>
        </table:table-row>
        <table:table-row table:style-name="ro1">
          <table:table-cell table:number-columns-repeated="12"/>
          <table:table-cell office:value-type="float" office:value="2048" calcext:value-type="float">
            <text:p>2048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 table:number-columns-repeated="2"/>
          <table:table-cell office:value-type="float" office:value="283816" calcext:value-type="float">
            <text:p>283816</text:p>
          </table:table-cell>
          <table:table-cell table:number-columns-repeated="2"/>
          <table:table-cell office:value-type="float" office:value="349499" calcext:value-type="float">
            <text:p>349499</text:p>
          </table:table-cell>
          <table:table-cell table:number-columns-repeated="2"/>
          <table:table-cell office:value-type="float" office:value="363121" calcext:value-type="float">
            <text:p>363121</text:p>
          </table:table-cell>
          <table:table-cell table:number-columns-repeated="2"/>
          <table:table-cell office:value-type="float" office:value="404979" calcext:value-type="float">
            <text:p>404979</text:p>
          </table:table-cell>
          <table:table-cell table:number-columns-repeated="2"/>
          <table:table-cell office:value-type="float" office:value="400317" calcext:value-type="float">
            <text:p>400317</text:p>
          </table:table-cell>
          <table:table-cell table:number-columns-repeated="2"/>
          <table:table-cell office:value-type="float" office:value="476060" calcext:value-type="float">
            <text:p>476060</text:p>
          </table:table-cell>
          <table:table-cell table:number-columns-repeated="2"/>
          <table:table-cell office:value-type="float" office:value="238306" calcext:value-type="float">
            <text:p>238306</text:p>
          </table:table-cell>
          <table:table-cell table:number-columns-repeated="3"/>
          <table:table-cell office:value-type="float" office:value="483020" calcext:value-type="float">
            <text:p>483020</text:p>
          </table:table-cell>
          <table:table-cell table:number-columns-repeated="3"/>
          <table:table-cell office:value-type="float" office:value="223971" calcext:value-type="float">
            <text:p>223971</text:p>
          </table:table-cell>
          <table:table-cell/>
          <table:table-cell office:value-type="float" office:value="2206617" calcext:value-type="float">
            <text:p>2206617</text:p>
          </table:table-cell>
          <table:table-cell/>
          <table:table-cell office:value-type="float" office:value="3329682" calcext:value-type="float">
            <text:p>3329682</text:p>
          </table:table-cell>
          <table:table-cell/>
          <table:table-cell office:value-type="float" office:value="6483920" calcext:value-type="float">
            <text:p>6483920</text:p>
          </table:table-cell>
          <table:table-cell/>
          <table:table-cell office:value-type="float" office:value="6649556" calcext:value-type="float">
            <text:p>6649556</text:p>
          </table:table-cell>
          <table:table-cell table:number-columns-repeated="26"/>
        </table:table-row>
        <table:table-row table:style-name="ro1">
          <table:table-cell table:number-columns-repeated="12"/>
          <table:table-cell office:value-type="float" office:value="4096" calcext:value-type="float">
            <text:p>4096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7714" calcext:value-type="float">
            <text:p>27714</text:p>
          </table:table-cell>
          <table:table-cell table:number-columns-repeated="3"/>
          <table:table-cell office:value-type="float" office:value="29347" calcext:value-type="float">
            <text:p>29347</text:p>
          </table:table-cell>
          <table:table-cell table:number-columns-repeated="3"/>
          <table:table-cell office:value-type="float" office:value="20242" calcext:value-type="float">
            <text:p>20242</text:p>
          </table:table-cell>
          <table:table-cell table:number-columns-repeated="3"/>
          <table:table-cell office:value-type="float" office:value="20191" calcext:value-type="float">
            <text:p>20191</text:p>
          </table:table-cell>
          <table:table-cell table:number-columns-repeated="3"/>
          <table:table-cell office:value-type="float" office:value="16075" calcext:value-type="float">
            <text:p>16075</text:p>
          </table:table-cell>
          <table:table-cell table:number-columns-repeated="3"/>
          <table:table-cell office:value-type="float" office:value="28933" calcext:value-type="float">
            <text:p>28933</text:p>
          </table:table-cell>
          <table:table-cell table:number-columns-repeated="3"/>
          <table:table-cell office:value-type="float" office:value="16819" calcext:value-type="float">
            <text:p>16819</text:p>
          </table:table-cell>
          <table:table-cell table:number-columns-repeated="4"/>
          <table:table-cell office:value-type="float" office:value="29794" calcext:value-type="float">
            <text:p>29794</text:p>
          </table:table-cell>
          <table:table-cell table:number-columns-repeated="4"/>
          <table:table-cell office:value-type="float" office:value="10191" calcext:value-type="float">
            <text:p>10191</text:p>
          </table:table-cell>
          <table:table-cell/>
          <table:table-cell office:value-type="float" office:value="1425146" calcext:value-type="float">
            <text:p>1425146</text:p>
          </table:table-cell>
          <table:table-cell/>
          <table:table-cell office:value-type="float" office:value="1392344" calcext:value-type="float">
            <text:p>1392344</text:p>
          </table:table-cell>
          <table:table-cell/>
          <table:table-cell office:value-type="float" office:value="3821310" calcext:value-type="float">
            <text:p>3821310</text:p>
          </table:table-cell>
          <table:table-cell/>
          <table:table-cell office:value-type="float" office:value="3419011" calcext:value-type="float">
            <text:p>3419011</text:p>
          </table:table-cell>
          <table:table-cell table:number-columns-repeated="14"/>
        </table:table-row>
        <table:table-row table:style-name="ro1">
          <table:table-cell table:number-columns-repeated="12"/>
          <table:table-cell office:value-type="float" office:value="4096" calcext:value-type="float">
            <text:p>4096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48916" calcext:value-type="float">
            <text:p>48916</text:p>
          </table:table-cell>
          <table:table-cell table:number-columns-repeated="3"/>
          <table:table-cell office:value-type="float" office:value="47403" calcext:value-type="float">
            <text:p>47403</text:p>
          </table:table-cell>
          <table:table-cell table:number-columns-repeated="3"/>
          <table:table-cell office:value-type="float" office:value="29120" calcext:value-type="float">
            <text:p>29120</text:p>
          </table:table-cell>
          <table:table-cell table:number-columns-repeated="3"/>
          <table:table-cell office:value-type="float" office:value="28368" calcext:value-type="float">
            <text:p>28368</text:p>
          </table:table-cell>
          <table:table-cell table:number-columns-repeated="3"/>
          <table:table-cell office:value-type="float" office:value="28899" calcext:value-type="float">
            <text:p>28899</text:p>
          </table:table-cell>
          <table:table-cell table:number-columns-repeated="3"/>
          <table:table-cell office:value-type="float" office:value="49493" calcext:value-type="float">
            <text:p>49493</text:p>
          </table:table-cell>
          <table:table-cell table:number-columns-repeated="3"/>
          <table:table-cell office:value-type="float" office:value="30760" calcext:value-type="float">
            <text:p>30760</text:p>
          </table:table-cell>
          <table:table-cell table:number-columns-repeated="4"/>
          <table:table-cell office:value-type="float" office:value="51743" calcext:value-type="float">
            <text:p>51743</text:p>
          </table:table-cell>
          <table:table-cell table:number-columns-repeated="4"/>
          <table:table-cell office:value-type="float" office:value="23386" calcext:value-type="float">
            <text:p>23386</text:p>
          </table:table-cell>
          <table:table-cell/>
          <table:table-cell office:value-type="float" office:value="1660403" calcext:value-type="float">
            <text:p>1660403</text:p>
          </table:table-cell>
          <table:table-cell/>
          <table:table-cell office:value-type="float" office:value="2221399" calcext:value-type="float">
            <text:p>2221399</text:p>
          </table:table-cell>
          <table:table-cell/>
          <table:table-cell office:value-type="float" office:value="5461198" calcext:value-type="float">
            <text:p>5461198</text:p>
          </table:table-cell>
          <table:table-cell/>
          <table:table-cell office:value-type="float" office:value="4659824" calcext:value-type="float">
            <text:p>4659824</text:p>
          </table:table-cell>
          <table:table-cell table:number-columns-repeated="14"/>
        </table:table-row>
        <table:table-row table:style-name="ro1">
          <table:table-cell table:number-columns-repeated="12"/>
          <table:table-cell office:value-type="float" office:value="4096" calcext:value-type="float">
            <text:p>4096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89842" calcext:value-type="float">
            <text:p>89842</text:p>
          </table:table-cell>
          <table:table-cell table:number-columns-repeated="3"/>
          <table:table-cell office:value-type="float" office:value="90174" calcext:value-type="float">
            <text:p>90174</text:p>
          </table:table-cell>
          <table:table-cell table:number-columns-repeated="3"/>
          <table:table-cell office:value-type="float" office:value="51777" calcext:value-type="float">
            <text:p>51777</text:p>
          </table:table-cell>
          <table:table-cell table:number-columns-repeated="3"/>
          <table:table-cell office:value-type="float" office:value="52099" calcext:value-type="float">
            <text:p>52099</text:p>
          </table:table-cell>
          <table:table-cell table:number-columns-repeated="3"/>
          <table:table-cell office:value-type="float" office:value="54068" calcext:value-type="float">
            <text:p>54068</text:p>
          </table:table-cell>
          <table:table-cell table:number-columns-repeated="2"/>
          <table:table-cell office:value-type="float" office:value="100031" calcext:value-type="float">
            <text:p>100031</text:p>
          </table:table-cell>
          <table:table-cell table:number-columns-repeated="3"/>
          <table:table-cell office:value-type="float" office:value="56167" calcext:value-type="float">
            <text:p>56167</text:p>
          </table:table-cell>
          <table:table-cell table:number-columns-repeated="4"/>
          <table:table-cell office:value-type="float" office:value="88197" calcext:value-type="float">
            <text:p>88197</text:p>
          </table:table-cell>
          <table:table-cell table:number-columns-repeated="4"/>
          <table:table-cell office:value-type="float" office:value="53797" calcext:value-type="float">
            <text:p>53797</text:p>
          </table:table-cell>
          <table:table-cell/>
          <table:table-cell office:value-type="float" office:value="1733273" calcext:value-type="float">
            <text:p>1733273</text:p>
          </table:table-cell>
          <table:table-cell/>
          <table:table-cell office:value-type="float" office:value="2435200" calcext:value-type="float">
            <text:p>2435200</text:p>
          </table:table-cell>
          <table:table-cell/>
          <table:table-cell office:value-type="float" office:value="6351609" calcext:value-type="float">
            <text:p>6351609</text:p>
          </table:table-cell>
          <table:table-cell/>
          <table:table-cell office:value-type="float" office:value="5454263" calcext:value-type="float">
            <text:p>5454263</text:p>
          </table:table-cell>
          <table:table-cell table:number-columns-repeated="16"/>
        </table:table-row>
        <table:table-row table:style-name="ro1">
          <table:table-cell table:number-columns-repeated="12"/>
          <table:table-cell office:value-type="float" office:value="4096" calcext:value-type="float">
            <text:p>4096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153099" calcext:value-type="float">
            <text:p>153099</text:p>
          </table:table-cell>
          <table:table-cell table:number-columns-repeated="2"/>
          <table:table-cell office:value-type="float" office:value="113252" calcext:value-type="float">
            <text:p>113252</text:p>
          </table:table-cell>
          <table:table-cell table:number-columns-repeated="3"/>
          <table:table-cell office:value-type="float" office:value="10753" calcext:value-type="float">
            <text:p>10753</text:p>
          </table:table-cell>
          <table:table-cell table:number-columns-repeated="3"/>
          <table:table-cell office:value-type="float" office:value="11654" calcext:value-type="float">
            <text:p>11654</text:p>
          </table:table-cell>
          <table:table-cell table:number-columns-repeated="3"/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140847" calcext:value-type="float">
            <text:p>140847</text:p>
          </table:table-cell>
          <table:table-cell table:number-columns-repeated="3"/>
          <table:table-cell office:value-type="float" office:value="10978" calcext:value-type="float">
            <text:p>10978</text:p>
          </table:table-cell>
          <table:table-cell table:number-columns-repeated="3"/>
          <table:table-cell office:value-type="float" office:value="155996" calcext:value-type="float">
            <text:p>155996</text:p>
          </table:table-cell>
          <table:table-cell table:number-columns-repeated="5"/>
          <table:table-cell office:value-type="float" office:value="9510" calcext:value-type="float">
            <text:p>9510</text:p>
          </table:table-cell>
          <table:table-cell/>
          <table:table-cell office:value-type="float" office:value="1806732" calcext:value-type="float">
            <text:p>1806732</text:p>
          </table:table-cell>
          <table:table-cell/>
          <table:table-cell office:value-type="float" office:value="2555461" calcext:value-type="float">
            <text:p>2555461</text:p>
          </table:table-cell>
          <table:table-cell/>
          <table:table-cell office:value-type="float" office:value="7209932" calcext:value-type="float">
            <text:p>7209932</text:p>
          </table:table-cell>
          <table:table-cell/>
          <table:table-cell office:value-type="float" office:value="6178018" calcext:value-type="float">
            <text:p>6178018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4096" calcext:value-type="float">
            <text:p>4096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78412" calcext:value-type="float">
            <text:p>178412</text:p>
          </table:table-cell>
          <table:table-cell table:number-columns-repeated="2"/>
          <table:table-cell office:value-type="float" office:value="175584" calcext:value-type="float">
            <text:p>175584</text:p>
          </table:table-cell>
          <table:table-cell table:number-columns-repeated="3"/>
          <table:table-cell office:value-type="float" office:value="15056" calcext:value-type="float">
            <text:p>15056</text:p>
          </table:table-cell>
          <table:table-cell table:number-columns-repeated="3"/>
          <table:table-cell office:value-type="float" office:value="17047" calcext:value-type="float">
            <text:p>17047</text:p>
          </table:table-cell>
          <table:table-cell table:number-columns-repeated="3"/>
          <table:table-cell office:value-type="float" office:value="16513" calcext:value-type="float">
            <text:p>16513</text:p>
          </table:table-cell>
          <table:table-cell table:number-columns-repeated="2"/>
          <table:table-cell office:value-type="float" office:value="193015" calcext:value-type="float">
            <text:p>193015</text:p>
          </table:table-cell>
          <table:table-cell table:number-columns-repeated="3"/>
          <table:table-cell office:value-type="float" office:value="35750" calcext:value-type="float">
            <text:p>35750</text:p>
          </table:table-cell>
          <table:table-cell table:number-columns-repeated="3"/>
          <table:table-cell office:value-type="float" office:value="196893" calcext:value-type="float">
            <text:p>196893</text:p>
          </table:table-cell>
          <table:table-cell table:number-columns-repeated="4"/>
          <table:table-cell office:value-type="float" office:value="21892" calcext:value-type="float">
            <text:p>21892</text:p>
          </table:table-cell>
          <table:table-cell/>
          <table:table-cell office:value-type="float" office:value="1399376" calcext:value-type="float">
            <text:p>1399376</text:p>
          </table:table-cell>
          <table:table-cell/>
          <table:table-cell office:value-type="float" office:value="2652931" calcext:value-type="float">
            <text:p>2652931</text:p>
          </table:table-cell>
          <table:table-cell/>
          <table:table-cell office:value-type="float" office:value="7728911" calcext:value-type="float">
            <text:p>7728911</text:p>
          </table:table-cell>
          <table:table-cell/>
          <table:table-cell office:value-type="float" office:value="5988509" calcext:value-type="float">
            <text:p>5988509</text:p>
          </table:table-cell>
          <table:table-cell table:number-columns-repeated="19"/>
        </table:table-row>
        <table:table-row table:style-name="ro1">
          <table:table-cell table:number-columns-repeated="12"/>
          <table:table-cell office:value-type="float" office:value="4096" calcext:value-type="float">
            <text:p>4096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280506" calcext:value-type="float">
            <text:p>280506</text:p>
          </table:table-cell>
          <table:table-cell table:number-columns-repeated="2"/>
          <table:table-cell office:value-type="float" office:value="280410" calcext:value-type="float">
            <text:p>280410</text:p>
          </table:table-cell>
          <table:table-cell table:number-columns-repeated="3"/>
          <table:table-cell office:value-type="float" office:value="40020" calcext:value-type="float">
            <text:p>40020</text:p>
          </table:table-cell>
          <table:table-cell table:number-columns-repeated="3"/>
          <table:table-cell office:value-type="float" office:value="28944" calcext:value-type="float">
            <text:p>28944</text:p>
          </table:table-cell>
          <table:table-cell table:number-columns-repeated="3"/>
          <table:table-cell office:value-type="float" office:value="25518" calcext:value-type="float">
            <text:p>25518</text:p>
          </table:table-cell>
          <table:table-cell table:number-columns-repeated="2"/>
          <table:table-cell office:value-type="float" office:value="209299" calcext:value-type="float">
            <text:p>209299</text:p>
          </table:table-cell>
          <table:table-cell table:number-columns-repeated="3"/>
          <table:table-cell office:value-type="float" office:value="65109" calcext:value-type="float">
            <text:p>65109</text:p>
          </table:table-cell>
          <table:table-cell table:number-columns-repeated="3"/>
          <table:table-cell office:value-type="float" office:value="197132" calcext:value-type="float">
            <text:p>197132</text:p>
          </table:table-cell>
          <table:table-cell table:number-columns-repeated="4"/>
          <table:table-cell office:value-type="float" office:value="21725" calcext:value-type="float">
            <text:p>21725</text:p>
          </table:table-cell>
          <table:table-cell/>
          <table:table-cell office:value-type="float" office:value="1964355" calcext:value-type="float">
            <text:p>1964355</text:p>
          </table:table-cell>
          <table:table-cell/>
          <table:table-cell office:value-type="float" office:value="2685695" calcext:value-type="float">
            <text:p>2685695</text:p>
          </table:table-cell>
          <table:table-cell/>
          <table:table-cell office:value-type="float" office:value="7892238" calcext:value-type="float">
            <text:p>7892238</text:p>
          </table:table-cell>
          <table:table-cell/>
          <table:table-cell office:value-type="float" office:value="6503078" calcext:value-type="float">
            <text:p>6503078</text:p>
          </table:table-cell>
          <table:table-cell table:number-columns-repeated="20"/>
        </table:table-row>
        <table:table-row table:style-name="ro1">
          <table:table-cell table:number-columns-repeated="12"/>
          <table:table-cell office:value-type="float" office:value="4096" calcext:value-type="float">
            <text:p>4096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191534" calcext:value-type="float">
            <text:p>191534</text:p>
          </table:table-cell>
          <table:table-cell table:number-columns-repeated="2"/>
          <table:table-cell office:value-type="float" office:value="194677" calcext:value-type="float">
            <text:p>194677</text:p>
          </table:table-cell>
          <table:table-cell table:number-columns-repeated="3"/>
          <table:table-cell office:value-type="float" office:value="37041" calcext:value-type="float">
            <text:p>37041</text:p>
          </table:table-cell>
          <table:table-cell table:number-columns-repeated="3"/>
          <table:table-cell office:value-type="float" office:value="74676" calcext:value-type="float">
            <text:p>74676</text:p>
          </table:table-cell>
          <table:table-cell table:number-columns-repeated="3"/>
          <table:table-cell office:value-type="float" office:value="37470" calcext:value-type="float">
            <text:p>37470</text:p>
          </table:table-cell>
          <table:table-cell table:number-columns-repeated="2"/>
          <table:table-cell office:value-type="float" office:value="189289" calcext:value-type="float">
            <text:p>189289</text:p>
          </table:table-cell>
          <table:table-cell table:number-columns-repeated="3"/>
          <table:table-cell office:value-type="float" office:value="30976" calcext:value-type="float">
            <text:p>30976</text:p>
          </table:table-cell>
          <table:table-cell table:number-columns-repeated="3"/>
          <table:table-cell office:value-type="float" office:value="205025" calcext:value-type="float">
            <text:p>205025</text:p>
          </table:table-cell>
          <table:table-cell table:number-columns-repeated="4"/>
          <table:table-cell office:value-type="float" office:value="35020" calcext:value-type="float">
            <text:p>35020</text:p>
          </table:table-cell>
          <table:table-cell/>
          <table:table-cell office:value-type="float" office:value="2031724" calcext:value-type="float">
            <text:p>2031724</text:p>
          </table:table-cell>
          <table:table-cell/>
          <table:table-cell office:value-type="float" office:value="2719708" calcext:value-type="float">
            <text:p>2719708</text:p>
          </table:table-cell>
          <table:table-cell/>
          <table:table-cell office:value-type="float" office:value="7921350" calcext:value-type="float">
            <text:p>7921350</text:p>
          </table:table-cell>
          <table:table-cell/>
          <table:table-cell office:value-type="float" office:value="6565206" calcext:value-type="float">
            <text:p>6565206</text:p>
          </table:table-cell>
          <table:table-cell table:number-columns-repeated="20"/>
        </table:table-row>
        <table:table-row table:style-name="ro1">
          <table:table-cell table:number-columns-repeated="12"/>
          <table:table-cell office:value-type="float" office:value="4096" calcext:value-type="float">
            <text:p>4096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204554" calcext:value-type="float">
            <text:p>204554</text:p>
          </table:table-cell>
          <table:table-cell table:number-columns-repeated="2"/>
          <table:table-cell office:value-type="float" office:value="198988" calcext:value-type="float">
            <text:p>198988</text:p>
          </table:table-cell>
          <table:table-cell table:number-columns-repeated="3"/>
          <table:table-cell office:value-type="float" office:value="33001" calcext:value-type="float">
            <text:p>33001</text:p>
          </table:table-cell>
          <table:table-cell table:number-columns-repeated="3"/>
          <table:table-cell office:value-type="float" office:value="52516" calcext:value-type="float">
            <text:p>52516</text:p>
          </table:table-cell>
          <table:table-cell table:number-columns-repeated="3"/>
          <table:table-cell office:value-type="float" office:value="34410" calcext:value-type="float">
            <text:p>34410</text:p>
          </table:table-cell>
          <table:table-cell table:number-columns-repeated="2"/>
          <table:table-cell office:value-type="float" office:value="195885" calcext:value-type="float">
            <text:p>195885</text:p>
          </table:table-cell>
          <table:table-cell table:number-columns-repeated="3"/>
          <table:table-cell office:value-type="float" office:value="49208" calcext:value-type="float">
            <text:p>49208</text:p>
          </table:table-cell>
          <table:table-cell table:number-columns-repeated="4"/>
          <table:table-cell office:value-type="float" office:value="96032" calcext:value-type="float">
            <text:p>96032</text:p>
          </table:table-cell>
          <table:table-cell table:number-columns-repeated="4"/>
          <table:table-cell office:value-type="float" office:value="71527" calcext:value-type="float">
            <text:p>71527</text:p>
          </table:table-cell>
          <table:table-cell/>
          <table:table-cell office:value-type="float" office:value="2195284" calcext:value-type="float">
            <text:p>2195284</text:p>
          </table:table-cell>
          <table:table-cell/>
          <table:table-cell office:value-type="float" office:value="3170416" calcext:value-type="float">
            <text:p>3170416</text:p>
          </table:table-cell>
          <table:table-cell/>
          <table:table-cell office:value-type="float" office:value="8047509" calcext:value-type="float">
            <text:p>8047509</text:p>
          </table:table-cell>
          <table:table-cell/>
          <table:table-cell office:value-type="float" office:value="6716643" calcext:value-type="float">
            <text:p>6716643</text:p>
          </table:table-cell>
          <table:table-cell table:number-columns-repeated="19"/>
        </table:table-row>
        <table:table-row table:style-name="ro1">
          <table:table-cell table:number-columns-repeated="12"/>
          <table:table-cell office:value-type="float" office:value="4096" calcext:value-type="float">
            <text:p>4096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 table:number-columns-repeated="2"/>
          <table:table-cell office:value-type="float" office:value="199309" calcext:value-type="float">
            <text:p>199309</text:p>
          </table:table-cell>
          <table:table-cell table:number-columns-repeated="2"/>
          <table:table-cell office:value-type="float" office:value="171618" calcext:value-type="float">
            <text:p>171618</text:p>
          </table:table-cell>
          <table:table-cell table:number-columns-repeated="3"/>
          <table:table-cell office:value-type="float" office:value="49830" calcext:value-type="float">
            <text:p>49830</text:p>
          </table:table-cell>
          <table:table-cell table:number-columns-repeated="3"/>
          <table:table-cell office:value-type="float" office:value="49068" calcext:value-type="float">
            <text:p>49068</text:p>
          </table:table-cell>
          <table:table-cell table:number-columns-repeated="3"/>
          <table:table-cell office:value-type="float" office:value="83727" calcext:value-type="float">
            <text:p>83727</text:p>
          </table:table-cell>
          <table:table-cell table:number-columns-repeated="2"/>
          <table:table-cell office:value-type="float" office:value="207552" calcext:value-type="float">
            <text:p>207552</text:p>
          </table:table-cell>
          <table:table-cell table:number-columns-repeated="3"/>
          <table:table-cell office:value-type="float" office:value="54978" calcext:value-type="float">
            <text:p>54978</text:p>
          </table:table-cell>
          <table:table-cell table:number-columns-repeated="3"/>
          <table:table-cell office:value-type="float" office:value="219061" calcext:value-type="float">
            <text:p>219061</text:p>
          </table:table-cell>
          <table:table-cell table:number-columns-repeated="4"/>
          <table:table-cell office:value-type="float" office:value="58787" calcext:value-type="float">
            <text:p>58787</text:p>
          </table:table-cell>
          <table:table-cell/>
          <table:table-cell office:value-type="float" office:value="2555461" calcext:value-type="float">
            <text:p>2555461</text:p>
          </table:table-cell>
          <table:table-cell/>
          <table:table-cell office:value-type="float" office:value="3225172" calcext:value-type="float">
            <text:p>3225172</text:p>
          </table:table-cell>
          <table:table-cell/>
          <table:table-cell office:value-type="float" office:value="7863339" calcext:value-type="float">
            <text:p>7863339</text:p>
          </table:table-cell>
          <table:table-cell/>
          <table:table-cell office:value-type="float" office:value="6638778" calcext:value-type="float">
            <text:p>6638778</text:p>
          </table:table-cell>
          <table:table-cell table:number-columns-repeated="21"/>
        </table:table-row>
        <table:table-row table:style-name="ro1">
          <table:table-cell table:number-columns-repeated="12"/>
          <table:table-cell office:value-type="float" office:value="4096" calcext:value-type="float">
            <text:p>4096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 table:number-columns-repeated="2"/>
          <table:table-cell office:value-type="float" office:value="198276" calcext:value-type="float">
            <text:p>198276</text:p>
          </table:table-cell>
          <table:table-cell table:number-columns-repeated="2"/>
          <table:table-cell office:value-type="float" office:value="201129" calcext:value-type="float">
            <text:p>201129</text:p>
          </table:table-cell>
          <table:table-cell table:number-columns-repeated="3"/>
          <table:table-cell office:value-type="float" office:value="61984" calcext:value-type="float">
            <text:p>61984</text:p>
          </table:table-cell>
          <table:table-cell table:number-columns-repeated="3"/>
          <table:table-cell office:value-type="float" office:value="76532" calcext:value-type="float">
            <text:p>76532</text:p>
          </table:table-cell>
          <table:table-cell table:number-columns-repeated="3"/>
          <table:table-cell office:value-type="float" office:value="71423" calcext:value-type="float">
            <text:p>71423</text:p>
          </table:table-cell>
          <table:table-cell table:number-columns-repeated="2"/>
          <table:table-cell office:value-type="float" office:value="220665" calcext:value-type="float">
            <text:p>220665</text:p>
          </table:table-cell>
          <table:table-cell table:number-columns-repeated="3"/>
          <table:table-cell office:value-type="float" office:value="50519" calcext:value-type="float">
            <text:p>50519</text:p>
          </table:table-cell>
          <table:table-cell table:number-columns-repeated="3"/>
          <table:table-cell office:value-type="float" office:value="211341" calcext:value-type="float">
            <text:p>211341</text:p>
          </table:table-cell>
          <table:table-cell table:number-columns-repeated="4"/>
          <table:table-cell office:value-type="float" office:value="48979" calcext:value-type="float">
            <text:p>48979</text:p>
          </table:table-cell>
          <table:table-cell/>
          <table:table-cell office:value-type="float" office:value="2391139" calcext:value-type="float">
            <text:p>2391139</text:p>
          </table:table-cell>
          <table:table-cell/>
          <table:table-cell office:value-type="float" office:value="5198450" calcext:value-type="float">
            <text:p>5198450</text:p>
          </table:table-cell>
          <table:table-cell/>
          <table:table-cell office:value-type="float" office:value="7377115" calcext:value-type="float">
            <text:p>7377115</text:p>
          </table:table-cell>
          <table:table-cell/>
          <table:table-cell office:value-type="float" office:value="6321227" calcext:value-type="float">
            <text:p>6321227</text:p>
          </table:table-cell>
          <table:table-cell table:number-columns-repeated="21"/>
        </table:table-row>
        <table:table-row table:style-name="ro1">
          <table:table-cell table:number-columns-repeated="12"/>
          <table:table-cell office:value-type="float" office:value="4096" calcext:value-type="float">
            <text:p>4096</text:p>
          </table:table-cell>
          <table:table-cell table:number-columns-repeated="3"/>
          <table:table-cell office:value-type="float" office:value="4096" calcext:value-type="float">
            <text:p>4096</text:p>
          </table:table-cell>
          <table:table-cell table:number-columns-repeated="2"/>
          <table:table-cell office:value-type="float" office:value="161165" calcext:value-type="float">
            <text:p>161165</text:p>
          </table:table-cell>
          <table:table-cell table:number-columns-repeated="2"/>
          <table:table-cell office:value-type="float" office:value="195410" calcext:value-type="float">
            <text:p>195410</text:p>
          </table:table-cell>
          <table:table-cell table:number-columns-repeated="3"/>
          <table:table-cell office:value-type="float" office:value="43045" calcext:value-type="float">
            <text:p>43045</text:p>
          </table:table-cell>
          <table:table-cell table:number-columns-repeated="3"/>
          <table:table-cell office:value-type="float" office:value="63489" calcext:value-type="float">
            <text:p>63489</text:p>
          </table:table-cell>
          <table:table-cell table:number-columns-repeated="3"/>
          <table:table-cell office:value-type="float" office:value="59803" calcext:value-type="float">
            <text:p>59803</text:p>
          </table:table-cell>
          <table:table-cell table:number-columns-repeated="2"/>
          <table:table-cell office:value-type="float" office:value="190705" calcext:value-type="float">
            <text:p>190705</text:p>
          </table:table-cell>
          <table:table-cell table:number-columns-repeated="3"/>
          <table:table-cell office:value-type="float" office:value="27620" calcext:value-type="float">
            <text:p>27620</text:p>
          </table:table-cell>
          <table:table-cell table:number-columns-repeated="3"/>
          <table:table-cell office:value-type="float" office:value="223909" calcext:value-type="float">
            <text:p>223909</text:p>
          </table:table-cell>
          <table:table-cell table:number-columns-repeated="4"/>
          <table:table-cell office:value-type="float" office:value="42732" calcext:value-type="float">
            <text:p>42732</text:p>
          </table:table-cell>
          <table:table-cell/>
          <table:table-cell office:value-type="float" office:value="2171696" calcext:value-type="float">
            <text:p>2171696</text:p>
          </table:table-cell>
          <table:table-cell/>
          <table:table-cell office:value-type="float" office:value="3025260" calcext:value-type="float">
            <text:p>3025260</text:p>
          </table:table-cell>
          <table:table-cell/>
          <table:table-cell office:value-type="float" office:value="5800471" calcext:value-type="float">
            <text:p>5800471</text:p>
          </table:table-cell>
          <table:table-cell/>
          <table:table-cell office:value-type="float" office:value="4887857" calcext:value-type="float">
            <text:p>4887857</text:p>
          </table:table-cell>
          <table:table-cell table:number-columns-repeated="21"/>
        </table:table-row>
        <table:table-row table:style-name="ro1">
          <table:table-cell table:number-columns-repeated="12"/>
          <table:table-cell office:value-type="float" office:value="8192" calcext:value-type="float">
            <text:p>8192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4646" calcext:value-type="float">
            <text:p>34646</text:p>
          </table:table-cell>
          <table:table-cell table:number-columns-repeated="3"/>
          <table:table-cell office:value-type="float" office:value="37051" calcext:value-type="float">
            <text:p>37051</text:p>
          </table:table-cell>
          <table:table-cell table:number-columns-repeated="4"/>
          <table:table-cell office:value-type="float" office:value="9990" calcext:value-type="float">
            <text:p>9990</text:p>
          </table:table-cell>
          <table:table-cell table:number-columns-repeated="3"/>
          <table:table-cell office:value-type="float" office:value="25203" calcext:value-type="float">
            <text:p>25203</text:p>
          </table:table-cell>
          <table:table-cell table:number-columns-repeated="3"/>
          <table:table-cell office:value-type="float" office:value="19240" calcext:value-type="float">
            <text:p>19240</text:p>
          </table:table-cell>
          <table:table-cell table:number-columns-repeated="3"/>
          <table:table-cell office:value-type="float" office:value="38420" calcext:value-type="float">
            <text:p>38420</text:p>
          </table:table-cell>
          <table:table-cell table:number-columns-repeated="3"/>
          <table:table-cell office:value-type="float" office:value="18828" calcext:value-type="float">
            <text:p>18828</text:p>
          </table:table-cell>
          <table:table-cell table:number-columns-repeated="4"/>
          <table:table-cell office:value-type="float" office:value="36118" calcext:value-type="float">
            <text:p>36118</text:p>
          </table:table-cell>
          <table:table-cell table:number-columns-repeated="5"/>
          <table:table-cell office:value-type="float" office:value="9841" calcext:value-type="float">
            <text:p>9841</text:p>
          </table:table-cell>
          <table:table-cell/>
          <table:table-cell office:value-type="float" office:value="1453531" calcext:value-type="float">
            <text:p>1453531</text:p>
          </table:table-cell>
          <table:table-cell/>
          <table:table-cell office:value-type="float" office:value="1868209" calcext:value-type="float">
            <text:p>1868209</text:p>
          </table:table-cell>
          <table:table-cell/>
          <table:table-cell office:value-type="float" office:value="3763056" calcext:value-type="float">
            <text:p>3763056</text:p>
          </table:table-cell>
          <table:table-cell/>
          <table:table-cell office:value-type="float" office:value="3276785" calcext:value-type="float">
            <text:p>3276785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8192" calcext:value-type="float">
            <text:p>8192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62197" calcext:value-type="float">
            <text:p>62197</text:p>
          </table:table-cell>
          <table:table-cell table:number-columns-repeated="3"/>
          <table:table-cell office:value-type="float" office:value="63200" calcext:value-type="float">
            <text:p>63200</text:p>
          </table:table-cell>
          <table:table-cell table:number-columns-repeated="3"/>
          <table:table-cell office:value-type="float" office:value="31160" calcext:value-type="float">
            <text:p>31160</text:p>
          </table:table-cell>
          <table:table-cell table:number-columns-repeated="3"/>
          <table:table-cell office:value-type="float" office:value="30964" calcext:value-type="float">
            <text:p>30964</text:p>
          </table:table-cell>
          <table:table-cell table:number-columns-repeated="3"/>
          <table:table-cell office:value-type="float" office:value="32732" calcext:value-type="float">
            <text:p>32732</text:p>
          </table:table-cell>
          <table:table-cell table:number-columns-repeated="3"/>
          <table:table-cell office:value-type="float" office:value="64077" calcext:value-type="float">
            <text:p>64077</text:p>
          </table:table-cell>
          <table:table-cell table:number-columns-repeated="3"/>
          <table:table-cell office:value-type="float" office:value="34547" calcext:value-type="float">
            <text:p>34547</text:p>
          </table:table-cell>
          <table:table-cell table:number-columns-repeated="4"/>
          <table:table-cell office:value-type="float" office:value="58504" calcext:value-type="float">
            <text:p>58504</text:p>
          </table:table-cell>
          <table:table-cell table:number-columns-repeated="4"/>
          <table:table-cell office:value-type="float" office:value="21839" calcext:value-type="float">
            <text:p>21839</text:p>
          </table:table-cell>
          <table:table-cell/>
          <table:table-cell office:value-type="float" office:value="1649625" calcext:value-type="float">
            <text:p>1649625</text:p>
          </table:table-cell>
          <table:table-cell/>
          <table:table-cell office:value-type="float" office:value="2172905" calcext:value-type="float">
            <text:p>2172905</text:p>
          </table:table-cell>
          <table:table-cell/>
          <table:table-cell office:value-type="float" office:value="4832725" calcext:value-type="float">
            <text:p>4832725</text:p>
          </table:table-cell>
          <table:table-cell/>
          <table:table-cell office:value-type="float" office:value="2949889" calcext:value-type="float">
            <text:p>2949889</text:p>
          </table:table-cell>
          <table:table-cell table:number-columns-repeated="14"/>
        </table:table-row>
        <table:table-row table:style-name="ro1">
          <table:table-cell table:number-columns-repeated="12"/>
          <table:table-cell office:value-type="float" office:value="8192" calcext:value-type="float">
            <text:p>8192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15928" calcext:value-type="float">
            <text:p>115928</text:p>
          </table:table-cell>
          <table:table-cell table:number-columns-repeated="2"/>
          <table:table-cell office:value-type="float" office:value="118186" calcext:value-type="float">
            <text:p>118186</text:p>
          </table:table-cell>
          <table:table-cell table:number-columns-repeated="3"/>
          <table:table-cell office:value-type="float" office:value="54003" calcext:value-type="float">
            <text:p>54003</text:p>
          </table:table-cell>
          <table:table-cell table:number-columns-repeated="3"/>
          <table:table-cell office:value-type="float" office:value="52886" calcext:value-type="float">
            <text:p>52886</text:p>
          </table:table-cell>
          <table:table-cell table:number-columns-repeated="3"/>
          <table:table-cell office:value-type="float" office:value="58986" calcext:value-type="float">
            <text:p>58986</text:p>
          </table:table-cell>
          <table:table-cell table:number-columns-repeated="2"/>
          <table:table-cell office:value-type="float" office:value="114359" calcext:value-type="float">
            <text:p>114359</text:p>
          </table:table-cell>
          <table:table-cell table:number-columns-repeated="3"/>
          <table:table-cell office:value-type="float" office:value="59890" calcext:value-type="float">
            <text:p>59890</text:p>
          </table:table-cell>
          <table:table-cell table:number-columns-repeated="3"/>
          <table:table-cell office:value-type="float" office:value="120774" calcext:value-type="float">
            <text:p>120774</text:p>
          </table:table-cell>
          <table:table-cell table:number-columns-repeated="4"/>
          <table:table-cell office:value-type="float" office:value="63742" calcext:value-type="float">
            <text:p>63742</text:p>
          </table:table-cell>
          <table:table-cell/>
          <table:table-cell office:value-type="float" office:value="1767403" calcext:value-type="float">
            <text:p>1767403</text:p>
          </table:table-cell>
          <table:table-cell/>
          <table:table-cell office:value-type="float" office:value="2415140" calcext:value-type="float">
            <text:p>2415140</text:p>
          </table:table-cell>
          <table:table-cell/>
          <table:table-cell office:value-type="float" office:value="5948908" calcext:value-type="float">
            <text:p>5948908</text:p>
          </table:table-cell>
          <table:table-cell/>
          <table:table-cell office:value-type="float" office:value="5035275" calcext:value-type="float">
            <text:p>5035275</text:p>
          </table:table-cell>
          <table:table-cell table:number-columns-repeated="19"/>
        </table:table-row>
        <table:table-row table:style-name="ro1">
          <table:table-cell table:number-columns-repeated="12"/>
          <table:table-cell office:value-type="float" office:value="8192" calcext:value-type="float">
            <text:p>8192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207198" calcext:value-type="float">
            <text:p>207198</text:p>
          </table:table-cell>
          <table:table-cell table:number-columns-repeated="2"/>
          <table:table-cell office:value-type="float" office:value="209733" calcext:value-type="float">
            <text:p>209733</text:p>
          </table:table-cell>
          <table:table-cell table:number-columns-repeated="3"/>
          <table:table-cell office:value-type="float" office:value="97311" calcext:value-type="float">
            <text:p>97311</text:p>
          </table:table-cell>
          <table:table-cell table:number-columns-repeated="3"/>
          <table:table-cell office:value-type="float" office:value="93256" calcext:value-type="float">
            <text:p>93256</text:p>
          </table:table-cell>
          <table:table-cell table:number-columns-repeated="2"/>
          <table:table-cell office:value-type="float" office:value="111286" calcext:value-type="float">
            <text:p>111286</text:p>
          </table:table-cell>
          <table:table-cell table:number-columns-repeated="2"/>
          <table:table-cell office:value-type="float" office:value="198152" calcext:value-type="float">
            <text:p>198152</text:p>
          </table:table-cell>
          <table:table-cell table:number-columns-repeated="2"/>
          <table:table-cell office:value-type="float" office:value="110489" calcext:value-type="float">
            <text:p>110489</text:p>
          </table:table-cell>
          <table:table-cell table:number-columns-repeated="3"/>
          <table:table-cell office:value-type="float" office:value="231308" calcext:value-type="float">
            <text:p>231308</text:p>
          </table:table-cell>
          <table:table-cell table:number-columns-repeated="3"/>
          <table:table-cell office:value-type="float" office:value="111251" calcext:value-type="float">
            <text:p>111251</text:p>
          </table:table-cell>
          <table:table-cell/>
          <table:table-cell office:value-type="float" office:value="1829416" calcext:value-type="float">
            <text:p>1829416</text:p>
          </table:table-cell>
          <table:table-cell/>
          <table:table-cell office:value-type="float" office:value="2025234" calcext:value-type="float">
            <text:p>2025234</text:p>
          </table:table-cell>
          <table:table-cell/>
          <table:table-cell office:value-type="float" office:value="6978288" calcext:value-type="float">
            <text:p>6978288</text:p>
          </table:table-cell>
          <table:table-cell/>
          <table:table-cell office:value-type="float" office:value="5450634" calcext:value-type="float">
            <text:p>5450634</text:p>
          </table:table-cell>
          <table:table-cell table:number-columns-repeated="22"/>
        </table:table-row>
        <table:table-row table:style-name="ro1">
          <table:table-cell table:number-columns-repeated="12"/>
          <table:table-cell office:value-type="float" office:value="8192" calcext:value-type="float">
            <text:p>8192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325583" calcext:value-type="float">
            <text:p>325583</text:p>
          </table:table-cell>
          <table:table-cell table:number-columns-repeated="2"/>
          <table:table-cell office:value-type="float" office:value="327917" calcext:value-type="float">
            <text:p>327917</text:p>
          </table:table-cell>
          <table:table-cell table:number-columns-repeated="2"/>
          <table:table-cell office:value-type="float" office:value="218388" calcext:value-type="float">
            <text:p>218388</text:p>
          </table:table-cell>
          <table:table-cell table:number-columns-repeated="2"/>
          <table:table-cell office:value-type="float" office:value="215788" calcext:value-type="float">
            <text:p>215788</text:p>
          </table:table-cell>
          <table:table-cell table:number-columns-repeated="2"/>
          <table:table-cell office:value-type="float" office:value="183078" calcext:value-type="float">
            <text:p>183078</text:p>
          </table:table-cell>
          <table:table-cell table:number-columns-repeated="2"/>
          <table:table-cell office:value-type="float" office:value="326738" calcext:value-type="float">
            <text:p>326738</text:p>
          </table:table-cell>
          <table:table-cell table:number-columns-repeated="2"/>
          <table:table-cell office:value-type="float" office:value="177726" calcext:value-type="float">
            <text:p>177726</text:p>
          </table:table-cell>
          <table:table-cell table:number-columns-repeated="3"/>
          <table:table-cell office:value-type="float" office:value="315392" calcext:value-type="float">
            <text:p>315392</text:p>
          </table:table-cell>
          <table:table-cell table:number-columns-repeated="3"/>
          <table:table-cell office:value-type="float" office:value="176669" calcext:value-type="float">
            <text:p>176669</text:p>
          </table:table-cell>
          <table:table-cell/>
          <table:table-cell office:value-type="float" office:value="1875961" calcext:value-type="float">
            <text:p>1875961</text:p>
          </table:table-cell>
          <table:table-cell/>
          <table:table-cell office:value-type="float" office:value="2079659" calcext:value-type="float">
            <text:p>2079659</text:p>
          </table:table-cell>
          <table:table-cell/>
          <table:table-cell office:value-type="float" office:value="7049878" calcext:value-type="float">
            <text:p>7049878</text:p>
          </table:table-cell>
          <table:table-cell/>
          <table:table-cell office:value-type="float" office:value="5902917" calcext:value-type="float">
            <text:p>5902917</text:p>
          </table:table-cell>
          <table:table-cell table:number-columns-repeated="24"/>
        </table:table-row>
        <table:table-row table:style-name="ro1">
          <table:table-cell table:number-columns-repeated="12"/>
          <table:table-cell office:value-type="float" office:value="8192" calcext:value-type="float">
            <text:p>8192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399217" calcext:value-type="float">
            <text:p>399217</text:p>
          </table:table-cell>
          <table:table-cell table:number-columns-repeated="2"/>
          <table:table-cell office:value-type="float" office:value="344839" calcext:value-type="float">
            <text:p>344839</text:p>
          </table:table-cell>
          <table:table-cell table:number-columns-repeated="2"/>
          <table:table-cell office:value-type="float" office:value="285693" calcext:value-type="float">
            <text:p>285693</text:p>
          </table:table-cell>
          <table:table-cell table:number-columns-repeated="2"/>
          <table:table-cell office:value-type="float" office:value="273158" calcext:value-type="float">
            <text:p>273158</text:p>
          </table:table-cell>
          <table:table-cell table:number-columns-repeated="2"/>
          <table:table-cell office:value-type="float" office:value="247134" calcext:value-type="float">
            <text:p>247134</text:p>
          </table:table-cell>
          <table:table-cell table:number-columns-repeated="2"/>
          <table:table-cell office:value-type="float" office:value="400744" calcext:value-type="float">
            <text:p>400744</text:p>
          </table:table-cell>
          <table:table-cell table:number-columns-repeated="2"/>
          <table:table-cell office:value-type="float" office:value="213483" calcext:value-type="float">
            <text:p>213483</text:p>
          </table:table-cell>
          <table:table-cell table:number-columns-repeated="3"/>
          <table:table-cell office:value-type="float" office:value="418043" calcext:value-type="float">
            <text:p>418043</text:p>
          </table:table-cell>
          <table:table-cell table:number-columns-repeated="3"/>
          <table:table-cell office:value-type="float" office:value="245616" calcext:value-type="float">
            <text:p>245616</text:p>
          </table:table-cell>
          <table:table-cell/>
          <table:table-cell office:value-type="float" office:value="1915813" calcext:value-type="float">
            <text:p>1915813</text:p>
          </table:table-cell>
          <table:table-cell/>
          <table:table-cell office:value-type="float" office:value="2649414" calcext:value-type="float">
            <text:p>2649414</text:p>
          </table:table-cell>
          <table:table-cell/>
          <table:table-cell office:value-type="float" office:value="7134785" calcext:value-type="float">
            <text:p>7134785</text:p>
          </table:table-cell>
          <table:table-cell/>
          <table:table-cell office:value-type="float" office:value="5859631" calcext:value-type="float">
            <text:p>5859631</text:p>
          </table:table-cell>
          <table:table-cell table:number-columns-repeated="25"/>
        </table:table-row>
        <table:table-row table:style-name="ro1">
          <table:table-cell table:number-columns-repeated="12"/>
          <table:table-cell office:value-type="float" office:value="8192" calcext:value-type="float">
            <text:p>8192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398079" calcext:value-type="float">
            <text:p>398079</text:p>
          </table:table-cell>
          <table:table-cell table:number-columns-repeated="2"/>
          <table:table-cell office:value-type="float" office:value="351165" calcext:value-type="float">
            <text:p>351165</text:p>
          </table:table-cell>
          <table:table-cell table:number-columns-repeated="2"/>
          <table:table-cell office:value-type="float" office:value="334093" calcext:value-type="float">
            <text:p>334093</text:p>
          </table:table-cell>
          <table:table-cell table:number-columns-repeated="2"/>
          <table:table-cell office:value-type="float" office:value="326257" calcext:value-type="float">
            <text:p>326257</text:p>
          </table:table-cell>
          <table:table-cell table:number-columns-repeated="2"/>
          <table:table-cell office:value-type="float" office:value="280692" calcext:value-type="float">
            <text:p>280692</text:p>
          </table:table-cell>
          <table:table-cell table:number-columns-repeated="2"/>
          <table:table-cell office:value-type="float" office:value="407483" calcext:value-type="float">
            <text:p>407483</text:p>
          </table:table-cell>
          <table:table-cell table:number-columns-repeated="2"/>
          <table:table-cell office:value-type="float" office:value="260591" calcext:value-type="float">
            <text:p>260591</text:p>
          </table:table-cell>
          <table:table-cell table:number-columns-repeated="3"/>
          <table:table-cell office:value-type="float" office:value="404285" calcext:value-type="float">
            <text:p>404285</text:p>
          </table:table-cell>
          <table:table-cell table:number-columns-repeated="3"/>
          <table:table-cell office:value-type="float" office:value="298422" calcext:value-type="float">
            <text:p>298422</text:p>
          </table:table-cell>
          <table:table-cell/>
          <table:table-cell office:value-type="float" office:value="1971207" calcext:value-type="float">
            <text:p>1971207</text:p>
          </table:table-cell>
          <table:table-cell/>
          <table:table-cell office:value-type="float" office:value="2172356" calcext:value-type="float">
            <text:p>2172356</text:p>
          </table:table-cell>
          <table:table-cell/>
          <table:table-cell office:value-type="float" office:value="6972624" calcext:value-type="float">
            <text:p>6972624</text:p>
          </table:table-cell>
          <table:table-cell/>
          <table:table-cell office:value-type="float" office:value="5932474" calcext:value-type="float">
            <text:p>5932474</text:p>
          </table:table-cell>
          <table:table-cell table:number-columns-repeated="25"/>
        </table:table-row>
        <table:table-row table:style-name="ro1">
          <table:table-cell table:number-columns-repeated="12"/>
          <table:table-cell office:value-type="float" office:value="8192" calcext:value-type="float">
            <text:p>8192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392921" calcext:value-type="float">
            <text:p>392921</text:p>
          </table:table-cell>
          <table:table-cell table:number-columns-repeated="2"/>
          <table:table-cell office:value-type="float" office:value="345088" calcext:value-type="float">
            <text:p>345088</text:p>
          </table:table-cell>
          <table:table-cell table:number-columns-repeated="2"/>
          <table:table-cell office:value-type="float" office:value="492070" calcext:value-type="float">
            <text:p>492070</text:p>
          </table:table-cell>
          <table:table-cell table:number-columns-repeated="2"/>
          <table:table-cell office:value-type="float" office:value="535183" calcext:value-type="float">
            <text:p>535183</text:p>
          </table:table-cell>
          <table:table-cell table:number-columns-repeated="2"/>
          <table:table-cell office:value-type="float" office:value="426893" calcext:value-type="float">
            <text:p>426893</text:p>
          </table:table-cell>
          <table:table-cell table:number-columns-repeated="2"/>
          <table:table-cell office:value-type="float" office:value="374526" calcext:value-type="float">
            <text:p>374526</text:p>
          </table:table-cell>
          <table:table-cell table:number-columns-repeated="2"/>
          <table:table-cell office:value-type="float" office:value="282668" calcext:value-type="float">
            <text:p>282668</text:p>
          </table:table-cell>
          <table:table-cell table:number-columns-repeated="3"/>
          <table:table-cell office:value-type="float" office:value="401352" calcext:value-type="float">
            <text:p>401352</text:p>
          </table:table-cell>
          <table:table-cell table:number-columns-repeated="3"/>
          <table:table-cell office:value-type="float" office:value="198814" calcext:value-type="float">
            <text:p>198814</text:p>
          </table:table-cell>
          <table:table-cell/>
          <table:table-cell office:value-type="float" office:value="2048050" calcext:value-type="float">
            <text:p>2048050</text:p>
          </table:table-cell>
          <table:table-cell/>
          <table:table-cell office:value-type="float" office:value="2781533" calcext:value-type="float">
            <text:p>2781533</text:p>
          </table:table-cell>
          <table:table-cell/>
          <table:table-cell office:value-type="float" office:value="6827153" calcext:value-type="float">
            <text:p>6827153</text:p>
          </table:table-cell>
          <table:table-cell/>
          <table:table-cell office:value-type="float" office:value="5732541" calcext:value-type="float">
            <text:p>5732541</text:p>
          </table:table-cell>
          <table:table-cell table:number-columns-repeated="25"/>
        </table:table-row>
        <table:table-row table:style-name="ro1">
          <table:table-cell table:number-columns-repeated="12"/>
          <table:table-cell office:value-type="float" office:value="8192" calcext:value-type="float">
            <text:p>8192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 table:number-columns-repeated="2"/>
          <table:table-cell office:value-type="float" office:value="390598" calcext:value-type="float">
            <text:p>390598</text:p>
          </table:table-cell>
          <table:table-cell table:number-columns-repeated="2"/>
          <table:table-cell office:value-type="float" office:value="347736" calcext:value-type="float">
            <text:p>347736</text:p>
          </table:table-cell>
          <table:table-cell table:number-columns-repeated="2"/>
          <table:table-cell office:value-type="float" office:value="504586" calcext:value-type="float">
            <text:p>504586</text:p>
          </table:table-cell>
          <table:table-cell table:number-columns-repeated="2"/>
          <table:table-cell office:value-type="float" office:value="547776" calcext:value-type="float">
            <text:p>547776</text:p>
          </table:table-cell>
          <table:table-cell table:number-columns-repeated="2"/>
          <table:table-cell office:value-type="float" office:value="526377" calcext:value-type="float">
            <text:p>526377</text:p>
          </table:table-cell>
          <table:table-cell table:number-columns-repeated="2"/>
          <table:table-cell office:value-type="float" office:value="404104" calcext:value-type="float">
            <text:p>404104</text:p>
          </table:table-cell>
          <table:table-cell table:number-columns-repeated="2"/>
          <table:table-cell office:value-type="float" office:value="456888" calcext:value-type="float">
            <text:p>456888</text:p>
          </table:table-cell>
          <table:table-cell table:number-columns-repeated="3"/>
          <table:table-cell office:value-type="float" office:value="394319" calcext:value-type="float">
            <text:p>394319</text:p>
          </table:table-cell>
          <table:table-cell table:number-columns-repeated="3"/>
          <table:table-cell office:value-type="float" office:value="339212" calcext:value-type="float">
            <text:p>339212</text:p>
          </table:table-cell>
          <table:table-cell/>
          <table:table-cell office:value-type="float" office:value="2198628" calcext:value-type="float">
            <text:p>2198628</text:p>
          </table:table-cell>
          <table:table-cell/>
          <table:table-cell office:value-type="float" office:value="2947864" calcext:value-type="float">
            <text:p>2947864</text:p>
          </table:table-cell>
          <table:table-cell/>
          <table:table-cell office:value-type="float" office:value="6715075" calcext:value-type="float">
            <text:p>6715075</text:p>
          </table:table-cell>
          <table:table-cell/>
          <table:table-cell office:value-type="float" office:value="5785631" calcext:value-type="float">
            <text:p>5785631</text:p>
          </table:table-cell>
          <table:table-cell table:number-columns-repeated="26"/>
        </table:table-row>
        <table:table-row table:style-name="ro1">
          <table:table-cell table:number-columns-repeated="12"/>
          <table:table-cell office:value-type="float" office:value="8192" calcext:value-type="float">
            <text:p>8192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 table:number-columns-repeated="2"/>
          <table:table-cell office:value-type="float" office:value="354356" calcext:value-type="float">
            <text:p>354356</text:p>
          </table:table-cell>
          <table:table-cell table:number-columns-repeated="2"/>
          <table:table-cell office:value-type="float" office:value="349711" calcext:value-type="float">
            <text:p>349711</text:p>
          </table:table-cell>
          <table:table-cell table:number-columns-repeated="2"/>
          <table:table-cell office:value-type="float" office:value="518122" calcext:value-type="float">
            <text:p>518122</text:p>
          </table:table-cell>
          <table:table-cell table:number-columns-repeated="2"/>
          <table:table-cell office:value-type="float" office:value="557771" calcext:value-type="float">
            <text:p>557771</text:p>
          </table:table-cell>
          <table:table-cell table:number-columns-repeated="2"/>
          <table:table-cell office:value-type="float" office:value="575522" calcext:value-type="float">
            <text:p>575522</text:p>
          </table:table-cell>
          <table:table-cell table:number-columns-repeated="2"/>
          <table:table-cell office:value-type="float" office:value="407705" calcext:value-type="float">
            <text:p>407705</text:p>
          </table:table-cell>
          <table:table-cell table:number-columns-repeated="2"/>
          <table:table-cell office:value-type="float" office:value="468538" calcext:value-type="float">
            <text:p>468538</text:p>
          </table:table-cell>
          <table:table-cell table:number-columns-repeated="3"/>
          <table:table-cell office:value-type="float" office:value="405067" calcext:value-type="float">
            <text:p>405067</text:p>
          </table:table-cell>
          <table:table-cell table:number-columns-repeated="3"/>
          <table:table-cell office:value-type="float" office:value="307206" calcext:value-type="float">
            <text:p>307206</text:p>
          </table:table-cell>
          <table:table-cell/>
          <table:table-cell office:value-type="float" office:value="2586588" calcext:value-type="float">
            <text:p>2586588</text:p>
          </table:table-cell>
          <table:table-cell/>
          <table:table-cell office:value-type="float" office:value="3263713" calcext:value-type="float">
            <text:p>3263713</text:p>
          </table:table-cell>
          <table:table-cell/>
          <table:table-cell office:value-type="float" office:value="6715075" calcext:value-type="float">
            <text:p>6715075</text:p>
          </table:table-cell>
          <table:table-cell/>
          <table:table-cell office:value-type="float" office:value="5830794" calcext:value-type="float">
            <text:p>5830794</text:p>
          </table:table-cell>
          <table:table-cell table:number-columns-repeated="26"/>
        </table:table-row>
        <table:table-row table:style-name="ro1">
          <table:table-cell table:number-columns-repeated="12"/>
          <table:table-cell office:value-type="float" office:value="8192" calcext:value-type="float">
            <text:p>8192</text:p>
          </table:table-cell>
          <table:table-cell table:number-columns-repeated="3"/>
          <table:table-cell office:value-type="float" office:value="4096" calcext:value-type="float">
            <text:p>4096</text:p>
          </table:table-cell>
          <table:table-cell table:number-columns-repeated="2"/>
          <table:table-cell office:value-type="float" office:value="341202" calcext:value-type="float">
            <text:p>341202</text:p>
          </table:table-cell>
          <table:table-cell table:number-columns-repeated="2"/>
          <table:table-cell office:value-type="float" office:value="344780" calcext:value-type="float">
            <text:p>344780</text:p>
          </table:table-cell>
          <table:table-cell table:number-columns-repeated="2"/>
          <table:table-cell office:value-type="float" office:value="506080" calcext:value-type="float">
            <text:p>506080</text:p>
          </table:table-cell>
          <table:table-cell table:number-columns-repeated="2"/>
          <table:table-cell office:value-type="float" office:value="546027" calcext:value-type="float">
            <text:p>546027</text:p>
          </table:table-cell>
          <table:table-cell table:number-columns-repeated="2"/>
          <table:table-cell office:value-type="float" office:value="573103" calcext:value-type="float">
            <text:p>573103</text:p>
          </table:table-cell>
          <table:table-cell table:number-columns-repeated="2"/>
          <table:table-cell office:value-type="float" office:value="406952" calcext:value-type="float">
            <text:p>406952</text:p>
          </table:table-cell>
          <table:table-cell table:number-columns-repeated="2"/>
          <table:table-cell office:value-type="float" office:value="307993" calcext:value-type="float">
            <text:p>307993</text:p>
          </table:table-cell>
          <table:table-cell table:number-columns-repeated="3"/>
          <table:table-cell office:value-type="float" office:value="362992" calcext:value-type="float">
            <text:p>362992</text:p>
          </table:table-cell>
          <table:table-cell table:number-columns-repeated="3"/>
          <table:table-cell office:value-type="float" office:value="298347" calcext:value-type="float">
            <text:p>298347</text:p>
          </table:table-cell>
          <table:table-cell/>
          <table:table-cell office:value-type="float" office:value="2364288" calcext:value-type="float">
            <text:p>2364288</text:p>
          </table:table-cell>
          <table:table-cell/>
          <table:table-cell office:value-type="float" office:value="4490996" calcext:value-type="float">
            <text:p>4490996</text:p>
          </table:table-cell>
          <table:table-cell/>
          <table:table-cell office:value-type="float" office:value="5572627" calcext:value-type="float">
            <text:p>5572627</text:p>
          </table:table-cell>
          <table:table-cell/>
          <table:table-cell office:value-type="float" office:value="3533932" calcext:value-type="float">
            <text:p>3533932</text:p>
          </table:table-cell>
          <table:table-cell table:number-columns-repeated="26"/>
        </table:table-row>
        <table:table-row table:style-name="ro1">
          <table:table-cell table:number-columns-repeated="12"/>
          <table:table-cell office:value-type="float" office:value="8192" calcext:value-type="float">
            <text:p>8192</text:p>
          </table:table-cell>
          <table:table-cell table:number-columns-repeated="3"/>
          <table:table-cell office:value-type="float" office:value="8192" calcext:value-type="float">
            <text:p>8192</text:p>
          </table:table-cell>
          <table:table-cell table:number-columns-repeated="2"/>
          <table:table-cell office:value-type="float" office:value="456991" calcext:value-type="float">
            <text:p>456991</text:p>
          </table:table-cell>
          <table:table-cell table:number-columns-repeated="2"/>
          <table:table-cell office:value-type="float" office:value="931011" calcext:value-type="float">
            <text:p>931011</text:p>
          </table:table-cell>
          <table:table-cell table:number-columns-repeated="2"/>
          <table:table-cell office:value-type="float" office:value="747246" calcext:value-type="float">
            <text:p>747246</text:p>
          </table:table-cell>
          <table:table-cell table:number-columns-repeated="2"/>
          <table:table-cell office:value-type="float" office:value="727932" calcext:value-type="float">
            <text:p>727932</text:p>
          </table:table-cell>
          <table:table-cell table:number-columns-repeated="2"/>
          <table:table-cell office:value-type="float" office:value="677135" calcext:value-type="float">
            <text:p>677135</text:p>
          </table:table-cell>
          <table:table-cell table:number-columns-repeated="2"/>
          <table:table-cell office:value-type="float" office:value="565622" calcext:value-type="float">
            <text:p>565622</text:p>
          </table:table-cell>
          <table:table-cell table:number-columns-repeated="2"/>
          <table:table-cell office:value-type="float" office:value="837107" calcext:value-type="float">
            <text:p>837107</text:p>
          </table:table-cell>
          <table:table-cell table:number-columns-repeated="3"/>
          <table:table-cell office:value-type="float" office:value="566881" calcext:value-type="float">
            <text:p>566881</text:p>
          </table:table-cell>
          <table:table-cell table:number-columns-repeated="3"/>
          <table:table-cell office:value-type="float" office:value="810604" calcext:value-type="float">
            <text:p>810604</text:p>
          </table:table-cell>
          <table:table-cell/>
          <table:table-cell office:value-type="float" office:value="2049516" calcext:value-type="float">
            <text:p>2049516</text:p>
          </table:table-cell>
          <table:table-cell/>
          <table:table-cell office:value-type="float" office:value="2845572" calcext:value-type="float">
            <text:p>2845572</text:p>
          </table:table-cell>
          <table:table-cell/>
          <table:table-cell office:value-type="float" office:value="5299316" calcext:value-type="float">
            <text:p>5299316</text:p>
          </table:table-cell>
          <table:table-cell/>
          <table:table-cell office:value-type="float" office:value="4757117" calcext:value-type="float">
            <text:p>4757117</text:p>
          </table:table-cell>
          <table:table-cell table:number-columns-repeated="26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4379" calcext:value-type="float">
            <text:p>34379</text:p>
          </table:table-cell>
          <table:table-cell table:number-columns-repeated="3"/>
          <table:table-cell office:value-type="float" office:value="35397" calcext:value-type="float">
            <text:p>35397</text:p>
          </table:table-cell>
          <table:table-cell table:number-columns-repeated="3"/>
          <table:table-cell office:value-type="float" office:value="26814" calcext:value-type="float">
            <text:p>26814</text:p>
          </table:table-cell>
          <table:table-cell table:number-columns-repeated="3"/>
          <table:table-cell office:value-type="float" office:value="28565" calcext:value-type="float">
            <text:p>28565</text:p>
          </table:table-cell>
          <table:table-cell table:number-columns-repeated="3"/>
          <table:table-cell office:value-type="float" office:value="22359" calcext:value-type="float">
            <text:p>22359</text:p>
          </table:table-cell>
          <table:table-cell table:number-columns-repeated="3"/>
          <table:table-cell office:value-type="float" office:value="34582" calcext:value-type="float">
            <text:p>34582</text:p>
          </table:table-cell>
          <table:table-cell table:number-columns-repeated="3"/>
          <table:table-cell office:value-type="float" office:value="21900" calcext:value-type="float">
            <text:p>21900</text:p>
          </table:table-cell>
          <table:table-cell table:number-columns-repeated="4"/>
          <table:table-cell office:value-type="float" office:value="36659" calcext:value-type="float">
            <text:p>36659</text:p>
          </table:table-cell>
          <table:table-cell table:number-columns-repeated="4"/>
          <table:table-cell office:value-type="float" office:value="13002" calcext:value-type="float">
            <text:p>13002</text:p>
          </table:table-cell>
          <table:table-cell/>
          <table:table-cell office:value-type="float" office:value="1344808" calcext:value-type="float">
            <text:p>1344808</text:p>
          </table:table-cell>
          <table:table-cell/>
          <table:table-cell office:value-type="float" office:value="1851937" calcext:value-type="float">
            <text:p>1851937</text:p>
          </table:table-cell>
          <table:table-cell/>
          <table:table-cell office:value-type="float" office:value="3574893" calcext:value-type="float">
            <text:p>3574893</text:p>
          </table:table-cell>
          <table:table-cell/>
          <table:table-cell office:value-type="float" office:value="3082585" calcext:value-type="float">
            <text:p>3082585</text:p>
          </table:table-cell>
          <table:table-cell table:number-columns-repeated="15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55415" calcext:value-type="float">
            <text:p>55415</text:p>
          </table:table-cell>
          <table:table-cell table:number-columns-repeated="3"/>
          <table:table-cell office:value-type="float" office:value="56628" calcext:value-type="float">
            <text:p>56628</text:p>
          </table:table-cell>
          <table:table-cell table:number-columns-repeated="3"/>
          <table:table-cell office:value-type="float" office:value="39392" calcext:value-type="float">
            <text:p>39392</text:p>
          </table:table-cell>
          <table:table-cell table:number-columns-repeated="3"/>
          <table:table-cell office:value-type="float" office:value="39442" calcext:value-type="float">
            <text:p>39442</text:p>
          </table:table-cell>
          <table:table-cell table:number-columns-repeated="3"/>
          <table:table-cell office:value-type="float" office:value="40249" calcext:value-type="float">
            <text:p>40249</text:p>
          </table:table-cell>
          <table:table-cell table:number-columns-repeated="3"/>
          <table:table-cell office:value-type="float" office:value="60230" calcext:value-type="float">
            <text:p>60230</text:p>
          </table:table-cell>
          <table:table-cell table:number-columns-repeated="3"/>
          <table:table-cell office:value-type="float" office:value="40335" calcext:value-type="float">
            <text:p>40335</text:p>
          </table:table-cell>
          <table:table-cell table:number-columns-repeated="4"/>
          <table:table-cell office:value-type="float" office:value="59883" calcext:value-type="float">
            <text:p>59883</text:p>
          </table:table-cell>
          <table:table-cell table:number-columns-repeated="4"/>
          <table:table-cell office:value-type="float" office:value="27738" calcext:value-type="float">
            <text:p>27738</text:p>
          </table:table-cell>
          <table:table-cell/>
          <table:table-cell office:value-type="float" office:value="1648272" calcext:value-type="float">
            <text:p>1648272</text:p>
          </table:table-cell>
          <table:table-cell/>
          <table:table-cell office:value-type="float" office:value="2155174" calcext:value-type="float">
            <text:p>2155174</text:p>
          </table:table-cell>
          <table:table-cell/>
          <table:table-cell office:value-type="float" office:value="4858970" calcext:value-type="float">
            <text:p>4858970</text:p>
          </table:table-cell>
          <table:table-cell/>
          <table:table-cell office:value-type="float" office:value="4284575" calcext:value-type="float">
            <text:p>4284575</text:p>
          </table:table-cell>
          <table:table-cell table:number-columns-repeated="15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90908" calcext:value-type="float">
            <text:p>90908</text:p>
          </table:table-cell>
          <table:table-cell table:number-columns-repeated="2"/>
          <table:table-cell office:value-type="float" office:value="103037" calcext:value-type="float">
            <text:p>103037</text:p>
          </table:table-cell>
          <table:table-cell table:number-columns-repeated="3"/>
          <table:table-cell office:value-type="float" office:value="51090" calcext:value-type="float">
            <text:p>51090</text:p>
          </table:table-cell>
          <table:table-cell table:number-columns-repeated="3"/>
          <table:table-cell office:value-type="float" office:value="49274" calcext:value-type="float">
            <text:p>49274</text:p>
          </table:table-cell>
          <table:table-cell table:number-columns-repeated="3"/>
          <table:table-cell office:value-type="float" office:value="60230" calcext:value-type="float">
            <text:p>60230</text:p>
          </table:table-cell>
          <table:table-cell table:number-columns-repeated="2"/>
          <table:table-cell office:value-type="float" office:value="106684" calcext:value-type="float">
            <text:p>106684</text:p>
          </table:table-cell>
          <table:table-cell table:number-columns-repeated="3"/>
          <table:table-cell office:value-type="float" office:value="62047" calcext:value-type="float">
            <text:p>62047</text:p>
          </table:table-cell>
          <table:table-cell table:number-columns-repeated="3"/>
          <table:table-cell office:value-type="float" office:value="104296" calcext:value-type="float">
            <text:p>104296</text:p>
          </table:table-cell>
          <table:table-cell table:number-columns-repeated="4"/>
          <table:table-cell office:value-type="float" office:value="62794" calcext:value-type="float">
            <text:p>62794</text:p>
          </table:table-cell>
          <table:table-cell/>
          <table:table-cell office:value-type="float" office:value="1644328" calcext:value-type="float">
            <text:p>1644328</text:p>
          </table:table-cell>
          <table:table-cell/>
          <table:table-cell office:value-type="float" office:value="2137809" calcext:value-type="float">
            <text:p>2137809</text:p>
          </table:table-cell>
          <table:table-cell/>
          <table:table-cell office:value-type="float" office:value="5797250" calcext:value-type="float">
            <text:p>5797250</text:p>
          </table:table-cell>
          <table:table-cell/>
          <table:table-cell office:value-type="float" office:value="4858970" calcext:value-type="float">
            <text:p>4858970</text:p>
          </table:table-cell>
          <table:table-cell table:number-columns-repeated="19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159939" calcext:value-type="float">
            <text:p>159939</text:p>
          </table:table-cell>
          <table:table-cell table:number-columns-repeated="2"/>
          <table:table-cell office:value-type="float" office:value="163109" calcext:value-type="float">
            <text:p>163109</text:p>
          </table:table-cell>
          <table:table-cell table:number-columns-repeated="3"/>
          <table:table-cell office:value-type="float" office:value="93546" calcext:value-type="float">
            <text:p>93546</text:p>
          </table:table-cell>
          <table:table-cell table:number-columns-repeated="3"/>
          <table:table-cell office:value-type="float" office:value="93831" calcext:value-type="float">
            <text:p>93831</text:p>
          </table:table-cell>
          <table:table-cell table:number-columns-repeated="2"/>
          <table:table-cell office:value-type="float" office:value="114299" calcext:value-type="float">
            <text:p>114299</text:p>
          </table:table-cell>
          <table:table-cell table:number-columns-repeated="2"/>
          <table:table-cell office:value-type="float" office:value="161539" calcext:value-type="float">
            <text:p>161539</text:p>
          </table:table-cell>
          <table:table-cell table:number-columns-repeated="2"/>
          <table:table-cell office:value-type="float" office:value="108709" calcext:value-type="float">
            <text:p>108709</text:p>
          </table:table-cell>
          <table:table-cell table:number-columns-repeated="3"/>
          <table:table-cell office:value-type="float" office:value="169144" calcext:value-type="float">
            <text:p>169144</text:p>
          </table:table-cell>
          <table:table-cell table:number-columns-repeated="3"/>
          <table:table-cell office:value-type="float" office:value="113200" calcext:value-type="float">
            <text:p>113200</text:p>
          </table:table-cell>
          <table:table-cell/>
          <table:table-cell office:value-type="float" office:value="1685630" calcext:value-type="float">
            <text:p>1685630</text:p>
          </table:table-cell>
          <table:table-cell/>
          <table:table-cell office:value-type="float" office:value="2496819" calcext:value-type="float">
            <text:p>2496819</text:p>
          </table:table-cell>
          <table:table-cell/>
          <table:table-cell office:value-type="float" office:value="6377200" calcext:value-type="float">
            <text:p>6377200</text:p>
          </table:table-cell>
          <table:table-cell/>
          <table:table-cell office:value-type="float" office:value="5336686" calcext:value-type="float">
            <text:p>5336686</text:p>
          </table:table-cell>
          <table:table-cell table:number-columns-repeated="23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214923" calcext:value-type="float">
            <text:p>214923</text:p>
          </table:table-cell>
          <table:table-cell table:number-columns-repeated="2"/>
          <table:table-cell office:value-type="float" office:value="227325" calcext:value-type="float">
            <text:p>227325</text:p>
          </table:table-cell>
          <table:table-cell table:number-columns-repeated="2"/>
          <table:table-cell office:value-type="float" office:value="252154" calcext:value-type="float">
            <text:p>252154</text:p>
          </table:table-cell>
          <table:table-cell table:number-columns-repeated="2"/>
          <table:table-cell office:value-type="float" office:value="259758" calcext:value-type="float">
            <text:p>259758</text:p>
          </table:table-cell>
          <table:table-cell table:number-columns-repeated="2"/>
          <table:table-cell office:value-type="float" office:value="200425" calcext:value-type="float">
            <text:p>200425</text:p>
          </table:table-cell>
          <table:table-cell table:number-columns-repeated="2"/>
          <table:table-cell office:value-type="float" office:value="224666" calcext:value-type="float">
            <text:p>224666</text:p>
          </table:table-cell>
          <table:table-cell table:number-columns-repeated="2"/>
          <table:table-cell office:value-type="float" office:value="180797" calcext:value-type="float">
            <text:p>180797</text:p>
          </table:table-cell>
          <table:table-cell table:number-columns-repeated="3"/>
          <table:table-cell office:value-type="float" office:value="221942" calcext:value-type="float">
            <text:p>221942</text:p>
          </table:table-cell>
          <table:table-cell table:number-columns-repeated="3"/>
          <table:table-cell office:value-type="float" office:value="188919" calcext:value-type="float">
            <text:p>188919</text:p>
          </table:table-cell>
          <table:table-cell/>
          <table:table-cell office:value-type="float" office:value="1825518" calcext:value-type="float">
            <text:p>1825518</text:p>
          </table:table-cell>
          <table:table-cell/>
          <table:table-cell office:value-type="float" office:value="2286015" calcext:value-type="float">
            <text:p>2286015</text:p>
          </table:table-cell>
          <table:table-cell/>
          <table:table-cell office:value-type="float" office:value="6579926" calcext:value-type="float">
            <text:p>6579926</text:p>
          </table:table-cell>
          <table:table-cell/>
          <table:table-cell office:value-type="float" office:value="5521940" calcext:value-type="float">
            <text:p>5521940</text:p>
          </table:table-cell>
          <table:table-cell table:number-columns-repeated="25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252999" calcext:value-type="float">
            <text:p>252999</text:p>
          </table:table-cell>
          <table:table-cell table:number-columns-repeated="2"/>
          <table:table-cell office:value-type="float" office:value="254865" calcext:value-type="float">
            <text:p>254865</text:p>
          </table:table-cell>
          <table:table-cell table:number-columns-repeated="2"/>
          <table:table-cell office:value-type="float" office:value="357307" calcext:value-type="float">
            <text:p>357307</text:p>
          </table:table-cell>
          <table:table-cell table:number-columns-repeated="2"/>
          <table:table-cell office:value-type="float" office:value="353897" calcext:value-type="float">
            <text:p>353897</text:p>
          </table:table-cell>
          <table:table-cell table:number-columns-repeated="2"/>
          <table:table-cell office:value-type="float" office:value="285028" calcext:value-type="float">
            <text:p>285028</text:p>
          </table:table-cell>
          <table:table-cell table:number-columns-repeated="2"/>
          <table:table-cell office:value-type="float" office:value="272244" calcext:value-type="float">
            <text:p>272244</text:p>
          </table:table-cell>
          <table:table-cell table:number-columns-repeated="2"/>
          <table:table-cell office:value-type="float" office:value="264185" calcext:value-type="float">
            <text:p>264185</text:p>
          </table:table-cell>
          <table:table-cell table:number-columns-repeated="3"/>
          <table:table-cell office:value-type="float" office:value="265999" calcext:value-type="float">
            <text:p>265999</text:p>
          </table:table-cell>
          <table:table-cell table:number-columns-repeated="3"/>
          <table:table-cell office:value-type="float" office:value="287398" calcext:value-type="float">
            <text:p>287398</text:p>
          </table:table-cell>
          <table:table-cell/>
          <table:table-cell office:value-type="float" office:value="1898285" calcext:value-type="float">
            <text:p>1898285</text:p>
          </table:table-cell>
          <table:table-cell/>
          <table:table-cell office:value-type="float" office:value="2631135" calcext:value-type="float">
            <text:p>2631135</text:p>
          </table:table-cell>
          <table:table-cell/>
          <table:table-cell office:value-type="float" office:value="6723489" calcext:value-type="float">
            <text:p>6723489</text:p>
          </table:table-cell>
          <table:table-cell/>
          <table:table-cell office:value-type="float" office:value="5642083" calcext:value-type="float">
            <text:p>5642083</text:p>
          </table:table-cell>
          <table:table-cell table:number-columns-repeated="26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271550" calcext:value-type="float">
            <text:p>271550</text:p>
          </table:table-cell>
          <table:table-cell table:number-columns-repeated="2"/>
          <table:table-cell office:value-type="float" office:value="281570" calcext:value-type="float">
            <text:p>281570</text:p>
          </table:table-cell>
          <table:table-cell table:number-columns-repeated="2"/>
          <table:table-cell office:value-type="float" office:value="437172" calcext:value-type="float">
            <text:p>437172</text:p>
          </table:table-cell>
          <table:table-cell table:number-columns-repeated="2"/>
          <table:table-cell office:value-type="float" office:value="438777" calcext:value-type="float">
            <text:p>438777</text:p>
          </table:table-cell>
          <table:table-cell table:number-columns-repeated="2"/>
          <table:table-cell office:value-type="float" office:value="332171" calcext:value-type="float">
            <text:p>332171</text:p>
          </table:table-cell>
          <table:table-cell table:number-columns-repeated="2"/>
          <table:table-cell office:value-type="float" office:value="282985" calcext:value-type="float">
            <text:p>282985</text:p>
          </table:table-cell>
          <table:table-cell table:number-columns-repeated="2"/>
          <table:table-cell office:value-type="float" office:value="342411" calcext:value-type="float">
            <text:p>342411</text:p>
          </table:table-cell>
          <table:table-cell table:number-columns-repeated="3"/>
          <table:table-cell office:value-type="float" office:value="281957" calcext:value-type="float">
            <text:p>281957</text:p>
          </table:table-cell>
          <table:table-cell table:number-columns-repeated="3"/>
          <table:table-cell office:value-type="float" office:value="355910" calcext:value-type="float">
            <text:p>355910</text:p>
          </table:table-cell>
          <table:table-cell/>
          <table:table-cell office:value-type="float" office:value="1940087" calcext:value-type="float">
            <text:p>1940087</text:p>
          </table:table-cell>
          <table:table-cell/>
          <table:table-cell office:value-type="float" office:value="2344909" calcext:value-type="float">
            <text:p>2344909</text:p>
          </table:table-cell>
          <table:table-cell/>
          <table:table-cell office:value-type="float" office:value="6720201" calcext:value-type="float">
            <text:p>6720201</text:p>
          </table:table-cell>
          <table:table-cell/>
          <table:table-cell office:value-type="float" office:value="5663472" calcext:value-type="float">
            <text:p>5663472</text:p>
          </table:table-cell>
          <table:table-cell table:number-columns-repeated="26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298269" calcext:value-type="float">
            <text:p>298269</text:p>
          </table:table-cell>
          <table:table-cell table:number-columns-repeated="2"/>
          <table:table-cell office:value-type="float" office:value="296007" calcext:value-type="float">
            <text:p>296007</text:p>
          </table:table-cell>
          <table:table-cell table:number-columns-repeated="2"/>
          <table:table-cell office:value-type="float" office:value="436347" calcext:value-type="float">
            <text:p>436347</text:p>
          </table:table-cell>
          <table:table-cell table:number-columns-repeated="2"/>
          <table:table-cell office:value-type="float" office:value="442680" calcext:value-type="float">
            <text:p>442680</text:p>
          </table:table-cell>
          <table:table-cell table:number-columns-repeated="2"/>
          <table:table-cell office:value-type="float" office:value="371057" calcext:value-type="float">
            <text:p>371057</text:p>
          </table:table-cell>
          <table:table-cell table:number-columns-repeated="2"/>
          <table:table-cell office:value-type="float" office:value="298412" calcext:value-type="float">
            <text:p>298412</text:p>
          </table:table-cell>
          <table:table-cell table:number-columns-repeated="2"/>
          <table:table-cell office:value-type="float" office:value="397092" calcext:value-type="float">
            <text:p>397092</text:p>
          </table:table-cell>
          <table:table-cell table:number-columns-repeated="3"/>
          <table:table-cell office:value-type="float" office:value="293020" calcext:value-type="float">
            <text:p>293020</text:p>
          </table:table-cell>
          <table:table-cell table:number-columns-repeated="3"/>
          <table:table-cell office:value-type="float" office:value="390310" calcext:value-type="float">
            <text:p>390310</text:p>
          </table:table-cell>
          <table:table-cell/>
          <table:table-cell office:value-type="float" office:value="1999239" calcext:value-type="float">
            <text:p>1999239</text:p>
          </table:table-cell>
          <table:table-cell/>
          <table:table-cell office:value-type="float" office:value="2768066" calcext:value-type="float">
            <text:p>2768066</text:p>
          </table:table-cell>
          <table:table-cell/>
          <table:table-cell office:value-type="float" office:value="5176294" calcext:value-type="float">
            <text:p>5176294</text:p>
          </table:table-cell>
          <table:table-cell/>
          <table:table-cell office:value-type="float" office:value="5694918" calcext:value-type="float">
            <text:p>5694918</text:p>
          </table:table-cell>
          <table:table-cell table:number-columns-repeated="26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 table:number-columns-repeated="2"/>
          <table:table-cell office:value-type="float" office:value="306511" calcext:value-type="float">
            <text:p>306511</text:p>
          </table:table-cell>
          <table:table-cell table:number-columns-repeated="2"/>
          <table:table-cell office:value-type="float" office:value="290832" calcext:value-type="float">
            <text:p>290832</text:p>
          </table:table-cell>
          <table:table-cell table:number-columns-repeated="2"/>
          <table:table-cell office:value-type="float" office:value="555821" calcext:value-type="float">
            <text:p>555821</text:p>
          </table:table-cell>
          <table:table-cell table:number-columns-repeated="2"/>
          <table:table-cell office:value-type="float" office:value="630900" calcext:value-type="float">
            <text:p>630900</text:p>
          </table:table-cell>
          <table:table-cell table:number-columns-repeated="2"/>
          <table:table-cell office:value-type="float" office:value="500273" calcext:value-type="float">
            <text:p>500273</text:p>
          </table:table-cell>
          <table:table-cell table:number-columns-repeated="2"/>
          <table:table-cell office:value-type="float" office:value="321179" calcext:value-type="float">
            <text:p>321179</text:p>
          </table:table-cell>
          <table:table-cell table:number-columns-repeated="2"/>
          <table:table-cell office:value-type="float" office:value="464783" calcext:value-type="float">
            <text:p>464783</text:p>
          </table:table-cell>
          <table:table-cell table:number-columns-repeated="3"/>
          <table:table-cell office:value-type="float" office:value="323960" calcext:value-type="float">
            <text:p>323960</text:p>
          </table:table-cell>
          <table:table-cell table:number-columns-repeated="3"/>
          <table:table-cell office:value-type="float" office:value="250854" calcext:value-type="float">
            <text:p>250854</text:p>
          </table:table-cell>
          <table:table-cell/>
          <table:table-cell office:value-type="float" office:value="2046696" calcext:value-type="float">
            <text:p>2046696</text:p>
          </table:table-cell>
          <table:table-cell/>
          <table:table-cell office:value-type="float" office:value="2797818" calcext:value-type="float">
            <text:p>2797818</text:p>
          </table:table-cell>
          <table:table-cell/>
          <table:table-cell office:value-type="float" office:value="6509495" calcext:value-type="float">
            <text:p>6509495</text:p>
          </table:table-cell>
          <table:table-cell/>
          <table:table-cell office:value-type="float" office:value="5620394" calcext:value-type="float">
            <text:p>5620394</text:p>
          </table:table-cell>
          <table:table-cell table:number-columns-repeated="27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 table:number-columns-repeated="2"/>
          <table:table-cell office:value-type="float" office:value="284830" calcext:value-type="float">
            <text:p>284830</text:p>
          </table:table-cell>
          <table:table-cell table:number-columns-repeated="2"/>
          <table:table-cell office:value-type="float" office:value="281440" calcext:value-type="float">
            <text:p>281440</text:p>
          </table:table-cell>
          <table:table-cell table:number-columns-repeated="2"/>
          <table:table-cell office:value-type="float" office:value="645751" calcext:value-type="float">
            <text:p>645751</text:p>
          </table:table-cell>
          <table:table-cell table:number-columns-repeated="2"/>
          <table:table-cell office:value-type="float" office:value="665043" calcext:value-type="float">
            <text:p>665043</text:p>
          </table:table-cell>
          <table:table-cell table:number-columns-repeated="2"/>
          <table:table-cell office:value-type="float" office:value="599930" calcext:value-type="float">
            <text:p>599930</text:p>
          </table:table-cell>
          <table:table-cell table:number-columns-repeated="2"/>
          <table:table-cell office:value-type="float" office:value="345682" calcext:value-type="float">
            <text:p>345682</text:p>
          </table:table-cell>
          <table:table-cell table:number-columns-repeated="2"/>
          <table:table-cell office:value-type="float" office:value="487504" calcext:value-type="float">
            <text:p>487504</text:p>
          </table:table-cell>
          <table:table-cell table:number-columns-repeated="3"/>
          <table:table-cell office:value-type="float" office:value="332677" calcext:value-type="float">
            <text:p>332677</text:p>
          </table:table-cell>
          <table:table-cell table:number-columns-repeated="3"/>
          <table:table-cell office:value-type="float" office:value="258104" calcext:value-type="float">
            <text:p>258104</text:p>
          </table:table-cell>
          <table:table-cell/>
          <table:table-cell office:value-type="float" office:value="2155783" calcext:value-type="float">
            <text:p>2155783</text:p>
          </table:table-cell>
          <table:table-cell/>
          <table:table-cell office:value-type="float" office:value="2922143" calcext:value-type="float">
            <text:p>2922143</text:p>
          </table:table-cell>
          <table:table-cell/>
          <table:table-cell office:value-type="float" office:value="6517521" calcext:value-type="float">
            <text:p>6517521</text:p>
          </table:table-cell>
          <table:table-cell/>
          <table:table-cell office:value-type="float" office:value="4524648" calcext:value-type="float">
            <text:p>4524648</text:p>
          </table:table-cell>
          <table:table-cell table:number-columns-repeated="27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4096" calcext:value-type="float">
            <text:p>4096</text:p>
          </table:table-cell>
          <table:table-cell table:number-columns-repeated="2"/>
          <table:table-cell office:value-type="float" office:value="320055" calcext:value-type="float">
            <text:p>320055</text:p>
          </table:table-cell>
          <table:table-cell table:number-columns-repeated="2"/>
          <table:table-cell office:value-type="float" office:value="343580" calcext:value-type="float">
            <text:p>343580</text:p>
          </table:table-cell>
          <table:table-cell table:number-columns-repeated="2"/>
          <table:table-cell office:value-type="float" office:value="826980" calcext:value-type="float">
            <text:p>826980</text:p>
          </table:table-cell>
          <table:table-cell table:number-columns-repeated="2"/>
          <table:table-cell office:value-type="float" office:value="821946" calcext:value-type="float">
            <text:p>821946</text:p>
          </table:table-cell>
          <table:table-cell table:number-columns-repeated="2"/>
          <table:table-cell office:value-type="float" office:value="752143" calcext:value-type="float">
            <text:p>752143</text:p>
          </table:table-cell>
          <table:table-cell table:number-columns-repeated="2"/>
          <table:table-cell office:value-type="float" office:value="357666" calcext:value-type="float">
            <text:p>357666</text:p>
          </table:table-cell>
          <table:table-cell table:number-columns-repeated="2"/>
          <table:table-cell office:value-type="float" office:value="587030" calcext:value-type="float">
            <text:p>587030</text:p>
          </table:table-cell>
          <table:table-cell table:number-columns-repeated="3"/>
          <table:table-cell office:value-type="float" office:value="354041" calcext:value-type="float">
            <text:p>354041</text:p>
          </table:table-cell>
          <table:table-cell table:number-columns-repeated="3"/>
          <table:table-cell office:value-type="float" office:value="432900" calcext:value-type="float">
            <text:p>432900</text:p>
          </table:table-cell>
          <table:table-cell/>
          <table:table-cell office:value-type="float" office:value="2394589" calcext:value-type="float">
            <text:p>2394589</text:p>
          </table:table-cell>
          <table:table-cell/>
          <table:table-cell office:value-type="float" office:value="3163471" calcext:value-type="float">
            <text:p>3163471</text:p>
          </table:table-cell>
          <table:table-cell/>
          <table:table-cell office:value-type="float" office:value="5866036" calcext:value-type="float">
            <text:p>5866036</text:p>
          </table:table-cell>
          <table:table-cell/>
          <table:table-cell office:value-type="float" office:value="5243037" calcext:value-type="float">
            <text:p>5243037</text:p>
          </table:table-cell>
          <table:table-cell table:number-columns-repeated="27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8192" calcext:value-type="float">
            <text:p>8192</text:p>
          </table:table-cell>
          <table:table-cell table:number-columns-repeated="2"/>
          <table:table-cell office:value-type="float" office:value="314255" calcext:value-type="float">
            <text:p>314255</text:p>
          </table:table-cell>
          <table:table-cell table:number-columns-repeated="2"/>
          <table:table-cell office:value-type="float" office:value="349465" calcext:value-type="float">
            <text:p>349465</text:p>
          </table:table-cell>
          <table:table-cell table:number-columns-repeated="2"/>
          <table:table-cell office:value-type="float" office:value="651062" calcext:value-type="float">
            <text:p>651062</text:p>
          </table:table-cell>
          <table:table-cell table:number-columns-repeated="2"/>
          <table:table-cell office:value-type="float" office:value="626540" calcext:value-type="float">
            <text:p>626540</text:p>
          </table:table-cell>
          <table:table-cell table:number-columns-repeated="2"/>
          <table:table-cell office:value-type="float" office:value="675795" calcext:value-type="float">
            <text:p>675795</text:p>
          </table:table-cell>
          <table:table-cell table:number-columns-repeated="2"/>
          <table:table-cell office:value-type="float" office:value="363232" calcext:value-type="float">
            <text:p>363232</text:p>
          </table:table-cell>
          <table:table-cell table:number-columns-repeated="2"/>
          <table:table-cell office:value-type="float" office:value="597759" calcext:value-type="float">
            <text:p>597759</text:p>
          </table:table-cell>
          <table:table-cell table:number-columns-repeated="3"/>
          <table:table-cell office:value-type="float" office:value="364202" calcext:value-type="float">
            <text:p>364202</text:p>
          </table:table-cell>
          <table:table-cell table:number-columns-repeated="3"/>
          <table:table-cell office:value-type="float" office:value="701435" calcext:value-type="float">
            <text:p>701435</text:p>
          </table:table-cell>
          <table:table-cell/>
          <table:table-cell office:value-type="float" office:value="2027194" calcext:value-type="float">
            <text:p>2027194</text:p>
          </table:table-cell>
          <table:table-cell/>
          <table:table-cell office:value-type="float" office:value="3606411" calcext:value-type="float">
            <text:p>3606411</text:p>
          </table:table-cell>
          <table:table-cell/>
          <table:table-cell office:value-type="float" office:value="4203333" calcext:value-type="float">
            <text:p>4203333</text:p>
          </table:table-cell>
          <table:table-cell/>
          <table:table-cell office:value-type="float" office:value="4649237" calcext:value-type="float">
            <text:p>4649237</text:p>
          </table:table-cell>
          <table:table-cell table:number-columns-repeated="27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2"/>
          <table:table-cell office:value-type="float" office:value="16384" calcext:value-type="float">
            <text:p>16384</text:p>
          </table:table-cell>
          <table:table-cell table:number-columns-repeated="2"/>
          <table:table-cell office:value-type="float" office:value="256581" calcext:value-type="float">
            <text:p>256581</text:p>
          </table:table-cell>
          <table:table-cell table:number-columns-repeated="2"/>
          <table:table-cell office:value-type="float" office:value="388349" calcext:value-type="float">
            <text:p>388349</text:p>
          </table:table-cell>
          <table:table-cell table:number-columns-repeated="2"/>
          <table:table-cell office:value-type="float" office:value="782986" calcext:value-type="float">
            <text:p>782986</text:p>
          </table:table-cell>
          <table:table-cell table:number-columns-repeated="2"/>
          <table:table-cell office:value-type="float" office:value="662811" calcext:value-type="float">
            <text:p>662811</text:p>
          </table:table-cell>
          <table:table-cell table:number-columns-repeated="2"/>
          <table:table-cell office:value-type="float" office:value="724347" calcext:value-type="float">
            <text:p>724347</text:p>
          </table:table-cell>
          <table:table-cell table:number-columns-repeated="2"/>
          <table:table-cell office:value-type="float" office:value="384328" calcext:value-type="float">
            <text:p>384328</text:p>
          </table:table-cell>
          <table:table-cell table:number-columns-repeated="2"/>
          <table:table-cell office:value-type="float" office:value="679638" calcext:value-type="float">
            <text:p>679638</text:p>
          </table:table-cell>
          <table:table-cell table:number-columns-repeated="3"/>
          <table:table-cell office:value-type="float" office:value="382721" calcext:value-type="float">
            <text:p>382721</text:p>
          </table:table-cell>
          <table:table-cell table:number-columns-repeated="3"/>
          <table:table-cell office:value-type="float" office:value="626180" calcext:value-type="float">
            <text:p>626180</text:p>
          </table:table-cell>
          <table:table-cell/>
          <table:table-cell office:value-type="float" office:value="1852935" calcext:value-type="float">
            <text:p>1852935</text:p>
          </table:table-cell>
          <table:table-cell/>
          <table:table-cell office:value-type="float" office:value="2566380" calcext:value-type="float">
            <text:p>2566380</text:p>
          </table:table-cell>
          <table:table-cell/>
          <table:table-cell office:value-type="float" office:value="4355176" calcext:value-type="float">
            <text:p>4355176</text:p>
          </table:table-cell>
          <table:table-cell/>
          <table:table-cell office:value-type="float" office:value="4646722" calcext:value-type="float">
            <text:p>4646722</text:p>
          </table:table-cell>
          <table:table-cell table:number-columns-repeated="28"/>
        </table:table-row>
        <table:table-row table:style-name="ro1">
          <table:table-cell table:number-columns-repeated="11"/>
          <table:table-cell office:value-type="float" office:value="32768" calcext:value-type="float">
            <text:p>32768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202445" calcext:value-type="float">
            <text:p>202445</text:p>
          </table:table-cell>
          <table:table-cell table:number-columns-repeated="2"/>
          <table:table-cell office:value-type="float" office:value="202291" calcext:value-type="float">
            <text:p>202291</text:p>
          </table:table-cell>
          <table:table-cell table:number-columns-repeated="2"/>
          <table:table-cell office:value-type="float" office:value="234410" calcext:value-type="float">
            <text:p>234410</text:p>
          </table:table-cell>
          <table:table-cell table:number-columns-repeated="2"/>
          <table:table-cell office:value-type="float" office:value="218990" calcext:value-type="float">
            <text:p>218990</text:p>
          </table:table-cell>
          <table:table-cell table:number-columns-repeated="2"/>
          <table:table-cell office:value-type="float" office:value="178554" calcext:value-type="float">
            <text:p>178554</text:p>
          </table:table-cell>
          <table:table-cell table:number-columns-repeated="2"/>
          <table:table-cell office:value-type="float" office:value="206853" calcext:value-type="float">
            <text:p>206853</text:p>
          </table:table-cell>
          <table:table-cell table:number-columns-repeated="2"/>
          <table:table-cell office:value-type="float" office:value="196898" calcext:value-type="float">
            <text:p>196898</text:p>
          </table:table-cell>
          <table:table-cell table:number-columns-repeated="3"/>
          <table:table-cell office:value-type="float" office:value="201554" calcext:value-type="float">
            <text:p>201554</text:p>
          </table:table-cell>
          <table:table-cell table:number-columns-repeated="3"/>
          <table:table-cell office:value-type="float" office:value="189319" calcext:value-type="float">
            <text:p>189319</text:p>
          </table:table-cell>
          <table:table-cell/>
          <table:table-cell office:value-type="float" office:value="1773250" calcext:value-type="float">
            <text:p>1773250</text:p>
          </table:table-cell>
          <table:table-cell/>
          <table:table-cell office:value-type="float" office:value="2550796" calcext:value-type="float">
            <text:p>2550796</text:p>
          </table:table-cell>
          <table:table-cell/>
          <table:table-cell office:value-type="float" office:value="6897189" calcext:value-type="float">
            <text:p>6897189</text:p>
          </table:table-cell>
          <table:table-cell/>
          <table:table-cell office:value-type="float" office:value="5658530" calcext:value-type="float">
            <text:p>5658530</text:p>
          </table:table-cell>
          <table:table-cell table:number-columns-repeated="25"/>
        </table:table-row>
        <table:table-row table:style-name="ro1">
          <table:table-cell table:number-columns-repeated="11"/>
          <table:table-cell office:value-type="float" office:value="32768" calcext:value-type="float">
            <text:p>32768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241223" calcext:value-type="float">
            <text:p>241223</text:p>
          </table:table-cell>
          <table:table-cell table:number-columns-repeated="2"/>
          <table:table-cell office:value-type="float" office:value="242867" calcext:value-type="float">
            <text:p>242867</text:p>
          </table:table-cell>
          <table:table-cell table:number-columns-repeated="2"/>
          <table:table-cell office:value-type="float" office:value="373799" calcext:value-type="float">
            <text:p>373799</text:p>
          </table:table-cell>
          <table:table-cell table:number-columns-repeated="2"/>
          <table:table-cell office:value-type="float" office:value="370637" calcext:value-type="float">
            <text:p>370637</text:p>
          </table:table-cell>
          <table:table-cell table:number-columns-repeated="2"/>
          <table:table-cell office:value-type="float" office:value="281096" calcext:value-type="float">
            <text:p>281096</text:p>
          </table:table-cell>
          <table:table-cell table:number-columns-repeated="2"/>
          <table:table-cell office:value-type="float" office:value="231406" calcext:value-type="float">
            <text:p>231406</text:p>
          </table:table-cell>
          <table:table-cell table:number-columns-repeated="2"/>
          <table:table-cell office:value-type="float" office:value="269325" calcext:value-type="float">
            <text:p>269325</text:p>
          </table:table-cell>
          <table:table-cell table:number-columns-repeated="3"/>
          <table:table-cell office:value-type="float" office:value="242207" calcext:value-type="float">
            <text:p>242207</text:p>
          </table:table-cell>
          <table:table-cell table:number-columns-repeated="3"/>
          <table:table-cell office:value-type="float" office:value="283617" calcext:value-type="float">
            <text:p>283617</text:p>
          </table:table-cell>
          <table:table-cell/>
          <table:table-cell office:value-type="float" office:value="1806890" calcext:value-type="float">
            <text:p>1806890</text:p>
          </table:table-cell>
          <table:table-cell/>
          <table:table-cell office:value-type="float" office:value="2607464" calcext:value-type="float">
            <text:p>2607464</text:p>
          </table:table-cell>
          <table:table-cell/>
          <table:table-cell office:value-type="float" office:value="6624903" calcext:value-type="float">
            <text:p>6624903</text:p>
          </table:table-cell>
          <table:table-cell/>
          <table:table-cell office:value-type="float" office:value="5620580" calcext:value-type="float">
            <text:p>5620580</text:p>
          </table:table-cell>
          <table:table-cell table:number-columns-repeated="26"/>
        </table:table-row>
        <table:table-row table:style-name="ro1">
          <table:table-cell table:number-columns-repeated="11"/>
          <table:table-cell office:value-type="float" office:value="32768" calcext:value-type="float">
            <text:p>32768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238342" calcext:value-type="float">
            <text:p>238342</text:p>
          </table:table-cell>
          <table:table-cell table:number-columns-repeated="2"/>
          <table:table-cell office:value-type="float" office:value="256846" calcext:value-type="float">
            <text:p>256846</text:p>
          </table:table-cell>
          <table:table-cell table:number-columns-repeated="2"/>
          <table:table-cell office:value-type="float" office:value="442559" calcext:value-type="float">
            <text:p>442559</text:p>
          </table:table-cell>
          <table:table-cell table:number-columns-repeated="2"/>
          <table:table-cell office:value-type="float" office:value="432814" calcext:value-type="float">
            <text:p>432814</text:p>
          </table:table-cell>
          <table:table-cell table:number-columns-repeated="2"/>
          <table:table-cell office:value-type="float" office:value="333862" calcext:value-type="float">
            <text:p>333862</text:p>
          </table:table-cell>
          <table:table-cell table:number-columns-repeated="2"/>
          <table:table-cell office:value-type="float" office:value="256364" calcext:value-type="float">
            <text:p>256364</text:p>
          </table:table-cell>
          <table:table-cell table:number-columns-repeated="2"/>
          <table:table-cell office:value-type="float" office:value="348421" calcext:value-type="float">
            <text:p>348421</text:p>
          </table:table-cell>
          <table:table-cell table:number-columns-repeated="3"/>
          <table:table-cell office:value-type="float" office:value="258540" calcext:value-type="float">
            <text:p>258540</text:p>
          </table:table-cell>
          <table:table-cell table:number-columns-repeated="3"/>
          <table:table-cell office:value-type="float" office:value="347290" calcext:value-type="float">
            <text:p>347290</text:p>
          </table:table-cell>
          <table:table-cell/>
          <table:table-cell office:value-type="float" office:value="1837178" calcext:value-type="float">
            <text:p>1837178</text:p>
          </table:table-cell>
          <table:table-cell/>
          <table:table-cell office:value-type="float" office:value="2639614" calcext:value-type="float">
            <text:p>2639614</text:p>
          </table:table-cell>
          <table:table-cell/>
          <table:table-cell office:value-type="float" office:value="6522409" calcext:value-type="float">
            <text:p>6522409</text:p>
          </table:table-cell>
          <table:table-cell/>
          <table:table-cell office:value-type="float" office:value="5374418" calcext:value-type="float">
            <text:p>5374418</text:p>
          </table:table-cell>
          <table:table-cell table:number-columns-repeated="26"/>
        </table:table-row>
        <table:table-row table:style-name="ro1">
          <table:table-cell table:number-columns-repeated="11"/>
          <table:table-cell office:value-type="float" office:value="32768" calcext:value-type="float">
            <text:p>32768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269303" calcext:value-type="float">
            <text:p>269303</text:p>
          </table:table-cell>
          <table:table-cell table:number-columns-repeated="2"/>
          <table:table-cell office:value-type="float" office:value="265762" calcext:value-type="float">
            <text:p>265762</text:p>
          </table:table-cell>
          <table:table-cell table:number-columns-repeated="2"/>
          <table:table-cell office:value-type="float" office:value="524927" calcext:value-type="float">
            <text:p>524927</text:p>
          </table:table-cell>
          <table:table-cell table:number-columns-repeated="2"/>
          <table:table-cell office:value-type="float" office:value="518440" calcext:value-type="float">
            <text:p>518440</text:p>
          </table:table-cell>
          <table:table-cell table:number-columns-repeated="2"/>
          <table:table-cell office:value-type="float" office:value="406732" calcext:value-type="float">
            <text:p>406732</text:p>
          </table:table-cell>
          <table:table-cell table:number-columns-repeated="2"/>
          <table:table-cell office:value-type="float" office:value="270932" calcext:value-type="float">
            <text:p>270932</text:p>
          </table:table-cell>
          <table:table-cell table:number-columns-repeated="2"/>
          <table:table-cell office:value-type="float" office:value="396615" calcext:value-type="float">
            <text:p>396615</text:p>
          </table:table-cell>
          <table:table-cell table:number-columns-repeated="3"/>
          <table:table-cell office:value-type="float" office:value="270874" calcext:value-type="float">
            <text:p>270874</text:p>
          </table:table-cell>
          <table:table-cell table:number-columns-repeated="3"/>
          <table:table-cell office:value-type="float" office:value="410780" calcext:value-type="float">
            <text:p>410780</text:p>
          </table:table-cell>
          <table:table-cell/>
          <table:table-cell office:value-type="float" office:value="1854656" calcext:value-type="float">
            <text:p>1854656</text:p>
          </table:table-cell>
          <table:table-cell/>
          <table:table-cell office:value-type="float" office:value="2535829" calcext:value-type="float">
            <text:p>2535829</text:p>
          </table:table-cell>
          <table:table-cell/>
          <table:table-cell office:value-type="float" office:value="6569486" calcext:value-type="float">
            <text:p>6569486</text:p>
          </table:table-cell>
          <table:table-cell/>
          <table:table-cell office:value-type="float" office:value="5502443" calcext:value-type="float">
            <text:p>5502443</text:p>
          </table:table-cell>
          <table:table-cell table:number-columns-repeated="26"/>
        </table:table-row>
        <table:table-row table:style-name="ro1">
          <table:table-cell table:number-columns-repeated="11"/>
          <table:table-cell office:value-type="float" office:value="32768" calcext:value-type="float">
            <text:p>32768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 table:number-columns-repeated="2"/>
          <table:table-cell office:value-type="float" office:value="294067" calcext:value-type="float">
            <text:p>294067</text:p>
          </table:table-cell>
          <table:table-cell table:number-columns-repeated="2"/>
          <table:table-cell office:value-type="float" office:value="284555" calcext:value-type="float">
            <text:p>284555</text:p>
          </table:table-cell>
          <table:table-cell table:number-columns-repeated="2"/>
          <table:table-cell office:value-type="float" office:value="523517" calcext:value-type="float">
            <text:p>523517</text:p>
          </table:table-cell>
          <table:table-cell table:number-columns-repeated="2"/>
          <table:table-cell office:value-type="float" office:value="606725" calcext:value-type="float">
            <text:p>606725</text:p>
          </table:table-cell>
          <table:table-cell table:number-columns-repeated="2"/>
          <table:table-cell office:value-type="float" office:value="467467" calcext:value-type="float">
            <text:p>467467</text:p>
          </table:table-cell>
          <table:table-cell table:number-columns-repeated="2"/>
          <table:table-cell office:value-type="float" office:value="274834" calcext:value-type="float">
            <text:p>274834</text:p>
          </table:table-cell>
          <table:table-cell table:number-columns-repeated="2"/>
          <table:table-cell office:value-type="float" office:value="549327" calcext:value-type="float">
            <text:p>549327</text:p>
          </table:table-cell>
          <table:table-cell table:number-columns-repeated="3"/>
          <table:table-cell office:value-type="float" office:value="290302" calcext:value-type="float">
            <text:p>290302</text:p>
          </table:table-cell>
          <table:table-cell table:number-columns-repeated="3"/>
          <table:table-cell office:value-type="float" office:value="535109" calcext:value-type="float">
            <text:p>535109</text:p>
          </table:table-cell>
          <table:table-cell/>
          <table:table-cell office:value-type="float" office:value="1892556" calcext:value-type="float">
            <text:p>1892556</text:p>
          </table:table-cell>
          <table:table-cell/>
          <table:table-cell office:value-type="float" office:value="2734787" calcext:value-type="float">
            <text:p>2734787</text:p>
          </table:table-cell>
          <table:table-cell/>
          <table:table-cell office:value-type="float" office:value="6789856" calcext:value-type="float">
            <text:p>6789856</text:p>
          </table:table-cell>
          <table:table-cell/>
          <table:table-cell office:value-type="float" office:value="5586085" calcext:value-type="float">
            <text:p>5586085</text:p>
          </table:table-cell>
          <table:table-cell table:number-columns-repeated="27"/>
        </table:table-row>
        <table:table-row table:style-name="ro1">
          <table:table-cell table:number-columns-repeated="11"/>
          <table:table-cell office:value-type="float" office:value="32768" calcext:value-type="float">
            <text:p>32768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 table:number-columns-repeated="2"/>
          <table:table-cell office:value-type="float" office:value="315686" calcext:value-type="float">
            <text:p>315686</text:p>
          </table:table-cell>
          <table:table-cell table:number-columns-repeated="2"/>
          <table:table-cell office:value-type="float" office:value="323044" calcext:value-type="float">
            <text:p>323044</text:p>
          </table:table-cell>
          <table:table-cell table:number-columns-repeated="2"/>
          <table:table-cell office:value-type="float" office:value="659129" calcext:value-type="float">
            <text:p>659129</text:p>
          </table:table-cell>
          <table:table-cell table:number-columns-repeated="2"/>
          <table:table-cell office:value-type="float" office:value="702524" calcext:value-type="float">
            <text:p>702524</text:p>
          </table:table-cell>
          <table:table-cell table:number-columns-repeated="2"/>
          <table:table-cell office:value-type="float" office:value="578143" calcext:value-type="float">
            <text:p>578143</text:p>
          </table:table-cell>
          <table:table-cell table:number-columns-repeated="2"/>
          <table:table-cell office:value-type="float" office:value="334428" calcext:value-type="float">
            <text:p>334428</text:p>
          </table:table-cell>
          <table:table-cell table:number-columns-repeated="2"/>
          <table:table-cell office:value-type="float" office:value="604507" calcext:value-type="float">
            <text:p>604507</text:p>
          </table:table-cell>
          <table:table-cell table:number-columns-repeated="3"/>
          <table:table-cell office:value-type="float" office:value="313464" calcext:value-type="float">
            <text:p>313464</text:p>
          </table:table-cell>
          <table:table-cell table:number-columns-repeated="3"/>
          <table:table-cell office:value-type="float" office:value="243407" calcext:value-type="float">
            <text:p>243407</text:p>
          </table:table-cell>
          <table:table-cell/>
          <table:table-cell office:value-type="float" office:value="2014885" calcext:value-type="float">
            <text:p>2014885</text:p>
          </table:table-cell>
          <table:table-cell/>
          <table:table-cell office:value-type="float" office:value="2745495" calcext:value-type="float">
            <text:p>2745495</text:p>
          </table:table-cell>
          <table:table-cell/>
          <table:table-cell office:value-type="float" office:value="5723569" calcext:value-type="float">
            <text:p>5723569</text:p>
          </table:table-cell>
          <table:table-cell/>
          <table:table-cell office:value-type="float" office:value="5401878" calcext:value-type="float">
            <text:p>5401878</text:p>
          </table:table-cell>
          <table:table-cell table:number-columns-repeated="27"/>
        </table:table-row>
        <table:table-row table:style-name="ro1">
          <table:table-cell table:number-columns-repeated="11"/>
          <table:table-cell office:value-type="float" office:value="32768" calcext:value-type="float">
            <text:p>32768</text:p>
          </table:table-cell>
          <table:table-cell table:number-columns-repeated="3"/>
          <table:table-cell office:value-type="float" office:value="4096" calcext:value-type="float">
            <text:p>4096</text:p>
          </table:table-cell>
          <table:table-cell table:number-columns-repeated="2"/>
          <table:table-cell office:value-type="float" office:value="335555" calcext:value-type="float">
            <text:p>335555</text:p>
          </table:table-cell>
          <table:table-cell table:number-columns-repeated="2"/>
          <table:table-cell office:value-type="float" office:value="342429" calcext:value-type="float">
            <text:p>342429</text:p>
          </table:table-cell>
          <table:table-cell table:number-columns-repeated="2"/>
          <table:table-cell office:value-type="float" office:value="816767" calcext:value-type="float">
            <text:p>816767</text:p>
          </table:table-cell>
          <table:table-cell table:number-columns-repeated="2"/>
          <table:table-cell office:value-type="float" office:value="837951" calcext:value-type="float">
            <text:p>837951</text:p>
          </table:table-cell>
          <table:table-cell table:number-columns-repeated="2"/>
          <table:table-cell office:value-type="float" office:value="784447" calcext:value-type="float">
            <text:p>784447</text:p>
          </table:table-cell>
          <table:table-cell table:number-columns-repeated="2"/>
          <table:table-cell office:value-type="float" office:value="350464" calcext:value-type="float">
            <text:p>350464</text:p>
          </table:table-cell>
          <table:table-cell table:number-columns-repeated="2"/>
          <table:table-cell office:value-type="float" office:value="704656" calcext:value-type="float">
            <text:p>704656</text:p>
          </table:table-cell>
          <table:table-cell table:number-columns-repeated="3"/>
          <table:table-cell office:value-type="float" office:value="330929" calcext:value-type="float">
            <text:p>330929</text:p>
          </table:table-cell>
          <table:table-cell table:number-columns-repeated="3"/>
          <table:table-cell office:value-type="float" office:value="434888" calcext:value-type="float">
            <text:p>434888</text:p>
          </table:table-cell>
          <table:table-cell/>
          <table:table-cell office:value-type="float" office:value="2081310" calcext:value-type="float">
            <text:p>2081310</text:p>
          </table:table-cell>
          <table:table-cell/>
          <table:table-cell office:value-type="float" office:value="2621839" calcext:value-type="float">
            <text:p>2621839</text:p>
          </table:table-cell>
          <table:table-cell/>
          <table:table-cell office:value-type="float" office:value="6175697" calcext:value-type="float">
            <text:p>6175697</text:p>
          </table:table-cell>
          <table:table-cell/>
          <table:table-cell office:value-type="float" office:value="5257238" calcext:value-type="float">
            <text:p>5257238</text:p>
          </table:table-cell>
          <table:table-cell table:number-columns-repeated="27"/>
        </table:table-row>
        <table:table-row table:style-name="ro1">
          <table:table-cell table:number-columns-repeated="11"/>
          <table:table-cell office:value-type="float" office:value="32768" calcext:value-type="float">
            <text:p>32768</text:p>
          </table:table-cell>
          <table:table-cell table:number-columns-repeated="3"/>
          <table:table-cell office:value-type="float" office:value="8192" calcext:value-type="float">
            <text:p>8192</text:p>
          </table:table-cell>
          <table:table-cell table:number-columns-repeated="2"/>
          <table:table-cell office:value-type="float" office:value="306214" calcext:value-type="float">
            <text:p>306214</text:p>
          </table:table-cell>
          <table:table-cell table:number-columns-repeated="2"/>
          <table:table-cell office:value-type="float" office:value="372207" calcext:value-type="float">
            <text:p>372207</text:p>
          </table:table-cell>
          <table:table-cell table:number-columns-repeated="2"/>
          <table:table-cell office:value-type="float" office:value="905873" calcext:value-type="float">
            <text:p>905873</text:p>
          </table:table-cell>
          <table:table-cell table:number-columns-repeated="2"/>
          <table:table-cell office:value-type="float" office:value="927664" calcext:value-type="float">
            <text:p>927664</text:p>
          </table:table-cell>
          <table:table-cell table:number-columns-repeated="2"/>
          <table:table-cell office:value-type="float" office:value="863132" calcext:value-type="float">
            <text:p>863132</text:p>
          </table:table-cell>
          <table:table-cell table:number-columns-repeated="2"/>
          <table:table-cell office:value-type="float" office:value="370117" calcext:value-type="float">
            <text:p>370117</text:p>
          </table:table-cell>
          <table:table-cell table:number-columns-repeated="2"/>
          <table:table-cell office:value-type="float" office:value="773576" calcext:value-type="float">
            <text:p>773576</text:p>
          </table:table-cell>
          <table:table-cell table:number-columns-repeated="3"/>
          <table:table-cell office:value-type="float" office:value="365791" calcext:value-type="float">
            <text:p>365791</text:p>
          </table:table-cell>
          <table:table-cell table:number-columns-repeated="3"/>
          <table:table-cell office:value-type="float" office:value="819157" calcext:value-type="float">
            <text:p>819157</text:p>
          </table:table-cell>
          <table:table-cell/>
          <table:table-cell office:value-type="float" office:value="2319848" calcext:value-type="float">
            <text:p>2319848</text:p>
          </table:table-cell>
          <table:table-cell/>
          <table:table-cell office:value-type="float" office:value="3121994" calcext:value-type="float">
            <text:p>3121994</text:p>
          </table:table-cell>
          <table:table-cell/>
          <table:table-cell office:value-type="float" office:value="5429621" calcext:value-type="float">
            <text:p>5429621</text:p>
          </table:table-cell>
          <table:table-cell/>
          <table:table-cell office:value-type="float" office:value="4624334" calcext:value-type="float">
            <text:p>4624334</text:p>
          </table:table-cell>
          <table:table-cell table:number-columns-repeated="27"/>
        </table:table-row>
        <table:table-row table:style-name="ro1">
          <table:table-cell table:number-columns-repeated="11"/>
          <table:table-cell office:value-type="float" office:value="32768" calcext:value-type="float">
            <text:p>32768</text:p>
          </table:table-cell>
          <table:table-cell table:number-columns-repeated="2"/>
          <table:table-cell office:value-type="float" office:value="16384" calcext:value-type="float">
            <text:p>16384</text:p>
          </table:table-cell>
          <table:table-cell table:number-columns-repeated="2"/>
          <table:table-cell office:value-type="float" office:value="275927" calcext:value-type="float">
            <text:p>275927</text:p>
          </table:table-cell>
          <table:table-cell table:number-columns-repeated="2"/>
          <table:table-cell office:value-type="float" office:value="361326" calcext:value-type="float">
            <text:p>361326</text:p>
          </table:table-cell>
          <table:table-cell table:number-columns-repeated="2"/>
          <table:table-cell office:value-type="float" office:value="876642" calcext:value-type="float">
            <text:p>876642</text:p>
          </table:table-cell>
          <table:table-cell table:number-columns-repeated="2"/>
          <table:table-cell office:value-type="float" office:value="856750" calcext:value-type="float">
            <text:p>856750</text:p>
          </table:table-cell>
          <table:table-cell table:number-columns-repeated="2"/>
          <table:table-cell office:value-type="float" office:value="891790" calcext:value-type="float">
            <text:p>891790</text:p>
          </table:table-cell>
          <table:table-cell table:number-columns-repeated="2"/>
          <table:table-cell office:value-type="float" office:value="363172" calcext:value-type="float">
            <text:p>363172</text:p>
          </table:table-cell>
          <table:table-cell table:number-columns-repeated="2"/>
          <table:table-cell office:value-type="float" office:value="753218" calcext:value-type="float">
            <text:p>753218</text:p>
          </table:table-cell>
          <table:table-cell table:number-columns-repeated="3"/>
          <table:table-cell office:value-type="float" office:value="360920" calcext:value-type="float">
            <text:p>360920</text:p>
          </table:table-cell>
          <table:table-cell table:number-columns-repeated="3"/>
          <table:table-cell office:value-type="float" office:value="692210" calcext:value-type="float">
            <text:p>692210</text:p>
          </table:table-cell>
          <table:table-cell/>
          <table:table-cell office:value-type="float" office:value="2220345" calcext:value-type="float">
            <text:p>2220345</text:p>
          </table:table-cell>
          <table:table-cell/>
          <table:table-cell office:value-type="float" office:value="4317254" calcext:value-type="float">
            <text:p>4317254</text:p>
          </table:table-cell>
          <table:table-cell/>
          <table:table-cell office:value-type="float" office:value="4674507" calcext:value-type="float">
            <text:p>4674507</text:p>
          </table:table-cell>
          <table:table-cell/>
          <table:table-cell office:value-type="float" office:value="4470459" calcext:value-type="float">
            <text:p>4470459</text:p>
          </table:table-cell>
          <table:table-cell table:number-columns-repeated="28"/>
        </table:table-row>
        <table:table-row table:style-name="ro1">
          <table:table-cell table:number-columns-repeated="11"/>
          <table:table-cell office:value-type="float" office:value="65536" calcext:value-type="float">
            <text:p>65536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76329" calcext:value-type="float">
            <text:p>176329</text:p>
          </table:table-cell>
          <table:table-cell table:number-columns-repeated="2"/>
          <table:table-cell office:value-type="float" office:value="177651" calcext:value-type="float">
            <text:p>177651</text:p>
          </table:table-cell>
          <table:table-cell table:number-columns-repeated="2"/>
          <table:table-cell office:value-type="float" office:value="241618" calcext:value-type="float">
            <text:p>241618</text:p>
          </table:table-cell>
          <table:table-cell table:number-columns-repeated="2"/>
          <table:table-cell office:value-type="float" office:value="252100" calcext:value-type="float">
            <text:p>252100</text:p>
          </table:table-cell>
          <table:table-cell table:number-columns-repeated="2"/>
          <table:table-cell office:value-type="float" office:value="191187" calcext:value-type="float">
            <text:p>191187</text:p>
          </table:table-cell>
          <table:table-cell table:number-columns-repeated="2"/>
          <table:table-cell office:value-type="float" office:value="173689" calcext:value-type="float">
            <text:p>173689</text:p>
          </table:table-cell>
          <table:table-cell table:number-columns-repeated="2"/>
          <table:table-cell office:value-type="float" office:value="183959" calcext:value-type="float">
            <text:p>183959</text:p>
          </table:table-cell>
          <table:table-cell table:number-columns-repeated="3"/>
          <table:table-cell office:value-type="float" office:value="172959" calcext:value-type="float">
            <text:p>172959</text:p>
          </table:table-cell>
          <table:table-cell table:number-columns-repeated="3"/>
          <table:table-cell office:value-type="float" office:value="189944" calcext:value-type="float">
            <text:p>189944</text:p>
          </table:table-cell>
          <table:table-cell/>
          <table:table-cell office:value-type="float" office:value="1814653" calcext:value-type="float">
            <text:p>1814653</text:p>
          </table:table-cell>
          <table:table-cell/>
          <table:table-cell office:value-type="float" office:value="2550034" calcext:value-type="float">
            <text:p>2550034</text:p>
          </table:table-cell>
          <table:table-cell/>
          <table:table-cell office:value-type="float" office:value="6868890" calcext:value-type="float">
            <text:p>6868890</text:p>
          </table:table-cell>
          <table:table-cell/>
          <table:table-cell office:value-type="float" office:value="5560974" calcext:value-type="float">
            <text:p>5560974</text:p>
          </table:table-cell>
          <table:table-cell table:number-columns-repeated="25"/>
        </table:table-row>
        <table:table-row table:style-name="ro1">
          <table:table-cell table:number-columns-repeated="11"/>
          <table:table-cell office:value-type="float" office:value="65536" calcext:value-type="float">
            <text:p>65536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190014" calcext:value-type="float">
            <text:p>190014</text:p>
          </table:table-cell>
          <table:table-cell table:number-columns-repeated="2"/>
          <table:table-cell office:value-type="float" office:value="188858" calcext:value-type="float">
            <text:p>188858</text:p>
          </table:table-cell>
          <table:table-cell table:number-columns-repeated="2"/>
          <table:table-cell office:value-type="float" office:value="383128" calcext:value-type="float">
            <text:p>383128</text:p>
          </table:table-cell>
          <table:table-cell table:number-columns-repeated="2"/>
          <table:table-cell office:value-type="float" office:value="389073" calcext:value-type="float">
            <text:p>389073</text:p>
          </table:table-cell>
          <table:table-cell table:number-columns-repeated="2"/>
          <table:table-cell office:value-type="float" office:value="276014" calcext:value-type="float">
            <text:p>276014</text:p>
          </table:table-cell>
          <table:table-cell table:number-columns-repeated="2"/>
          <table:table-cell office:value-type="float" office:value="186257" calcext:value-type="float">
            <text:p>186257</text:p>
          </table:table-cell>
          <table:table-cell table:number-columns-repeated="2"/>
          <table:table-cell office:value-type="float" office:value="266115" calcext:value-type="float">
            <text:p>266115</text:p>
          </table:table-cell>
          <table:table-cell table:number-columns-repeated="3"/>
          <table:table-cell office:value-type="float" office:value="189555" calcext:value-type="float">
            <text:p>189555</text:p>
          </table:table-cell>
          <table:table-cell table:number-columns-repeated="3"/>
          <table:table-cell office:value-type="float" office:value="281066" calcext:value-type="float">
            <text:p>281066</text:p>
          </table:table-cell>
          <table:table-cell/>
          <table:table-cell office:value-type="float" office:value="1834662" calcext:value-type="float">
            <text:p>1834662</text:p>
          </table:table-cell>
          <table:table-cell/>
          <table:table-cell office:value-type="float" office:value="2616095" calcext:value-type="float">
            <text:p>2616095</text:p>
          </table:table-cell>
          <table:table-cell/>
          <table:table-cell office:value-type="float" office:value="6771758" calcext:value-type="float">
            <text:p>6771758</text:p>
          </table:table-cell>
          <table:table-cell/>
          <table:table-cell office:value-type="float" office:value="5141286" calcext:value-type="float">
            <text:p>5141286</text:p>
          </table:table-cell>
          <table:table-cell table:number-columns-repeated="26"/>
        </table:table-row>
        <table:table-row table:style-name="ro1">
          <table:table-cell table:number-columns-repeated="11"/>
          <table:table-cell office:value-type="float" office:value="65536" calcext:value-type="float">
            <text:p>65536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198832" calcext:value-type="float">
            <text:p>198832</text:p>
          </table:table-cell>
          <table:table-cell table:number-columns-repeated="2"/>
          <table:table-cell office:value-type="float" office:value="201100" calcext:value-type="float">
            <text:p>201100</text:p>
          </table:table-cell>
          <table:table-cell table:number-columns-repeated="2"/>
          <table:table-cell office:value-type="float" office:value="498289" calcext:value-type="float">
            <text:p>498289</text:p>
          </table:table-cell>
          <table:table-cell table:number-columns-repeated="2"/>
          <table:table-cell office:value-type="float" office:value="497755" calcext:value-type="float">
            <text:p>497755</text:p>
          </table:table-cell>
          <table:table-cell table:number-columns-repeated="2"/>
          <table:table-cell office:value-type="float" office:value="340862" calcext:value-type="float">
            <text:p>340862</text:p>
          </table:table-cell>
          <table:table-cell table:number-columns-repeated="2"/>
          <table:table-cell office:value-type="float" office:value="199560" calcext:value-type="float">
            <text:p>199560</text:p>
          </table:table-cell>
          <table:table-cell table:number-columns-repeated="2"/>
          <table:table-cell office:value-type="float" office:value="335801" calcext:value-type="float">
            <text:p>335801</text:p>
          </table:table-cell>
          <table:table-cell table:number-columns-repeated="3"/>
          <table:table-cell office:value-type="float" office:value="202912" calcext:value-type="float">
            <text:p>202912</text:p>
          </table:table-cell>
          <table:table-cell table:number-columns-repeated="3"/>
          <table:table-cell office:value-type="float" office:value="340028" calcext:value-type="float">
            <text:p>340028</text:p>
          </table:table-cell>
          <table:table-cell/>
          <table:table-cell office:value-type="float" office:value="1851979" calcext:value-type="float">
            <text:p>1851979</text:p>
          </table:table-cell>
          <table:table-cell/>
          <table:table-cell office:value-type="float" office:value="2590357" calcext:value-type="float">
            <text:p>2590357</text:p>
          </table:table-cell>
          <table:table-cell/>
          <table:table-cell office:value-type="float" office:value="6660186" calcext:value-type="float">
            <text:p>6660186</text:p>
          </table:table-cell>
          <table:table-cell/>
          <table:table-cell office:value-type="float" office:value="4998979" calcext:value-type="float">
            <text:p>4998979</text:p>
          </table:table-cell>
          <table:table-cell table:number-columns-repeated="26"/>
        </table:table-row>
        <table:table-row table:style-name="ro1">
          <table:table-cell table:number-columns-repeated="11"/>
          <table:table-cell office:value-type="float" office:value="65536" calcext:value-type="float">
            <text:p>65536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202401" calcext:value-type="float">
            <text:p>202401</text:p>
          </table:table-cell>
          <table:table-cell table:number-columns-repeated="2"/>
          <table:table-cell office:value-type="float" office:value="198911" calcext:value-type="float">
            <text:p>198911</text:p>
          </table:table-cell>
          <table:table-cell table:number-columns-repeated="2"/>
          <table:table-cell office:value-type="float" office:value="497517" calcext:value-type="float">
            <text:p>497517</text:p>
          </table:table-cell>
          <table:table-cell table:number-columns-repeated="2"/>
          <table:table-cell office:value-type="float" office:value="516120" calcext:value-type="float">
            <text:p>516120</text:p>
          </table:table-cell>
          <table:table-cell table:number-columns-repeated="2"/>
          <table:table-cell office:value-type="float" office:value="395891" calcext:value-type="float">
            <text:p>395891</text:p>
          </table:table-cell>
          <table:table-cell table:number-columns-repeated="2"/>
          <table:table-cell office:value-type="float" office:value="195397" calcext:value-type="float">
            <text:p>195397</text:p>
          </table:table-cell>
          <table:table-cell table:number-columns-repeated="2"/>
          <table:table-cell office:value-type="float" office:value="405378" calcext:value-type="float">
            <text:p>405378</text:p>
          </table:table-cell>
          <table:table-cell table:number-columns-repeated="3"/>
          <table:table-cell office:value-type="float" office:value="193498" calcext:value-type="float">
            <text:p>193498</text:p>
          </table:table-cell>
          <table:table-cell table:number-columns-repeated="3"/>
          <table:table-cell office:value-type="float" office:value="415263" calcext:value-type="float">
            <text:p>415263</text:p>
          </table:table-cell>
          <table:table-cell/>
          <table:table-cell office:value-type="float" office:value="1891368" calcext:value-type="float">
            <text:p>1891368</text:p>
          </table:table-cell>
          <table:table-cell/>
          <table:table-cell office:value-type="float" office:value="2587577" calcext:value-type="float">
            <text:p>2587577</text:p>
          </table:table-cell>
          <table:table-cell/>
          <table:table-cell office:value-type="float" office:value="6743681" calcext:value-type="float">
            <text:p>6743681</text:p>
          </table:table-cell>
          <table:table-cell/>
          <table:table-cell office:value-type="float" office:value="5104434" calcext:value-type="float">
            <text:p>5104434</text:p>
          </table:table-cell>
          <table:table-cell table:number-columns-repeated="26"/>
        </table:table-row>
        <table:table-row table:style-name="ro1">
          <table:table-cell table:number-columns-repeated="11"/>
          <table:table-cell office:value-type="float" office:value="65536" calcext:value-type="float">
            <text:p>65536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 table:number-columns-repeated="2"/>
          <table:table-cell office:value-type="float" office:value="193416" calcext:value-type="float">
            <text:p>193416</text:p>
          </table:table-cell>
          <table:table-cell table:number-columns-repeated="2"/>
          <table:table-cell office:value-type="float" office:value="198899" calcext:value-type="float">
            <text:p>198899</text:p>
          </table:table-cell>
          <table:table-cell table:number-columns-repeated="2"/>
          <table:table-cell office:value-type="float" office:value="604725" calcext:value-type="float">
            <text:p>604725</text:p>
          </table:table-cell>
          <table:table-cell table:number-columns-repeated="2"/>
          <table:table-cell office:value-type="float" office:value="650572" calcext:value-type="float">
            <text:p>650572</text:p>
          </table:table-cell>
          <table:table-cell table:number-columns-repeated="2"/>
          <table:table-cell office:value-type="float" office:value="521484" calcext:value-type="float">
            <text:p>521484</text:p>
          </table:table-cell>
          <table:table-cell table:number-columns-repeated="2"/>
          <table:table-cell office:value-type="float" office:value="196951" calcext:value-type="float">
            <text:p>196951</text:p>
          </table:table-cell>
          <table:table-cell table:number-columns-repeated="2"/>
          <table:table-cell office:value-type="float" office:value="526033" calcext:value-type="float">
            <text:p>526033</text:p>
          </table:table-cell>
          <table:table-cell table:number-columns-repeated="3"/>
          <table:table-cell office:value-type="float" office:value="193321" calcext:value-type="float">
            <text:p>193321</text:p>
          </table:table-cell>
          <table:table-cell table:number-columns-repeated="3"/>
          <table:table-cell office:value-type="float" office:value="505387" calcext:value-type="float">
            <text:p>505387</text:p>
          </table:table-cell>
          <table:table-cell/>
          <table:table-cell office:value-type="float" office:value="1873156" calcext:value-type="float">
            <text:p>1873156</text:p>
          </table:table-cell>
          <table:table-cell/>
          <table:table-cell office:value-type="float" office:value="2609861" calcext:value-type="float">
            <text:p>2609861</text:p>
          </table:table-cell>
          <table:table-cell/>
          <table:table-cell office:value-type="float" office:value="6212518" calcext:value-type="float">
            <text:p>6212518</text:p>
          </table:table-cell>
          <table:table-cell/>
          <table:table-cell office:value-type="float" office:value="5335901" calcext:value-type="float">
            <text:p>5335901</text:p>
          </table:table-cell>
          <table:table-cell table:number-columns-repeated="27"/>
        </table:table-row>
        <table:table-row table:style-name="ro1">
          <table:table-cell table:number-columns-repeated="11"/>
          <table:table-cell office:value-type="float" office:value="65536" calcext:value-type="float">
            <text:p>65536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 table:number-columns-repeated="2"/>
          <table:table-cell office:value-type="float" office:value="202926" calcext:value-type="float">
            <text:p>202926</text:p>
          </table:table-cell>
          <table:table-cell table:number-columns-repeated="2"/>
          <table:table-cell office:value-type="float" office:value="204718" calcext:value-type="float">
            <text:p>204718</text:p>
          </table:table-cell>
          <table:table-cell table:number-columns-repeated="2"/>
          <table:table-cell office:value-type="float" office:value="770322" calcext:value-type="float">
            <text:p>770322</text:p>
          </table:table-cell>
          <table:table-cell table:number-columns-repeated="2"/>
          <table:table-cell office:value-type="float" office:value="757958" calcext:value-type="float">
            <text:p>757958</text:p>
          </table:table-cell>
          <table:table-cell table:number-columns-repeated="2"/>
          <table:table-cell office:value-type="float" office:value="664955" calcext:value-type="float">
            <text:p>664955</text:p>
          </table:table-cell>
          <table:table-cell table:number-columns-repeated="2"/>
          <table:table-cell office:value-type="float" office:value="201946" calcext:value-type="float">
            <text:p>201946</text:p>
          </table:table-cell>
          <table:table-cell table:number-columns-repeated="2"/>
          <table:table-cell office:value-type="float" office:value="612977" calcext:value-type="float">
            <text:p>612977</text:p>
          </table:table-cell>
          <table:table-cell table:number-columns-repeated="3"/>
          <table:table-cell office:value-type="float" office:value="201268" calcext:value-type="float">
            <text:p>201268</text:p>
          </table:table-cell>
          <table:table-cell table:number-columns-repeated="3"/>
          <table:table-cell office:value-type="float" office:value="685731" calcext:value-type="float">
            <text:p>685731</text:p>
          </table:table-cell>
          <table:table-cell/>
          <table:table-cell office:value-type="float" office:value="1937154" calcext:value-type="float">
            <text:p>1937154</text:p>
          </table:table-cell>
          <table:table-cell/>
          <table:table-cell office:value-type="float" office:value="2593437" calcext:value-type="float">
            <text:p>2593437</text:p>
          </table:table-cell>
          <table:table-cell/>
          <table:table-cell office:value-type="float" office:value="6254075" calcext:value-type="float">
            <text:p>6254075</text:p>
          </table:table-cell>
          <table:table-cell/>
          <table:table-cell office:value-type="float" office:value="5418362" calcext:value-type="float">
            <text:p>5418362</text:p>
          </table:table-cell>
          <table:table-cell table:number-columns-repeated="27"/>
        </table:table-row>
        <table:table-row table:style-name="ro1">
          <table:table-cell table:number-columns-repeated="11"/>
          <table:table-cell office:value-type="float" office:value="65536" calcext:value-type="float">
            <text:p>65536</text:p>
          </table:table-cell>
          <table:table-cell table:number-columns-repeated="3"/>
          <table:table-cell office:value-type="float" office:value="4096" calcext:value-type="float">
            <text:p>4096</text:p>
          </table:table-cell>
          <table:table-cell table:number-columns-repeated="2"/>
          <table:table-cell office:value-type="float" office:value="195601" calcext:value-type="float">
            <text:p>195601</text:p>
          </table:table-cell>
          <table:table-cell table:number-columns-repeated="2"/>
          <table:table-cell office:value-type="float" office:value="202133" calcext:value-type="float">
            <text:p>202133</text:p>
          </table:table-cell>
          <table:table-cell table:number-columns-repeated="2"/>
          <table:table-cell office:value-type="float" office:value="871685" calcext:value-type="float">
            <text:p>871685</text:p>
          </table:table-cell>
          <table:table-cell table:number-columns-repeated="2"/>
          <table:table-cell office:value-type="float" office:value="891838" calcext:value-type="float">
            <text:p>891838</text:p>
          </table:table-cell>
          <table:table-cell table:number-columns-repeated="2"/>
          <table:table-cell office:value-type="float" office:value="814383" calcext:value-type="float">
            <text:p>814383</text:p>
          </table:table-cell>
          <table:table-cell table:number-columns-repeated="2"/>
          <table:table-cell office:value-type="float" office:value="198807" calcext:value-type="float">
            <text:p>198807</text:p>
          </table:table-cell>
          <table:table-cell table:number-columns-repeated="2"/>
          <table:table-cell office:value-type="float" office:value="710578" calcext:value-type="float">
            <text:p>710578</text:p>
          </table:table-cell>
          <table:table-cell table:number-columns-repeated="3"/>
          <table:table-cell office:value-type="float" office:value="197638" calcext:value-type="float">
            <text:p>197638</text:p>
          </table:table-cell>
          <table:table-cell table:number-columns-repeated="3"/>
          <table:table-cell office:value-type="float" office:value="565320" calcext:value-type="float">
            <text:p>565320</text:p>
          </table:table-cell>
          <table:table-cell/>
          <table:table-cell office:value-type="float" office:value="1919956" calcext:value-type="float">
            <text:p>1919956</text:p>
          </table:table-cell>
          <table:table-cell/>
          <table:table-cell office:value-type="float" office:value="2515957" calcext:value-type="float">
            <text:p>2515957</text:p>
          </table:table-cell>
          <table:table-cell/>
          <table:table-cell office:value-type="float" office:value="6271912" calcext:value-type="float">
            <text:p>6271912</text:p>
          </table:table-cell>
          <table:table-cell/>
          <table:table-cell office:value-type="float" office:value="4927822" calcext:value-type="float">
            <text:p>4927822</text:p>
          </table:table-cell>
          <table:table-cell table:number-columns-repeated="27"/>
        </table:table-row>
        <table:table-row table:style-name="ro1">
          <table:table-cell table:number-columns-repeated="11"/>
          <table:table-cell office:value-type="float" office:value="65536" calcext:value-type="float">
            <text:p>65536</text:p>
          </table:table-cell>
          <table:table-cell table:number-columns-repeated="3"/>
          <table:table-cell office:value-type="float" office:value="8192" calcext:value-type="float">
            <text:p>8192</text:p>
          </table:table-cell>
          <table:table-cell table:number-columns-repeated="2"/>
          <table:table-cell office:value-type="float" office:value="181756" calcext:value-type="float">
            <text:p>181756</text:p>
          </table:table-cell>
          <table:table-cell table:number-columns-repeated="2"/>
          <table:table-cell office:value-type="float" office:value="187171" calcext:value-type="float">
            <text:p>187171</text:p>
          </table:table-cell>
          <table:table-cell table:number-columns-repeated="2"/>
          <table:table-cell office:value-type="float" office:value="904605" calcext:value-type="float">
            <text:p>904605</text:p>
          </table:table-cell>
          <table:table-cell table:number-columns-repeated="2"/>
          <table:table-cell office:value-type="float" office:value="909289" calcext:value-type="float">
            <text:p>909289</text:p>
          </table:table-cell>
          <table:table-cell table:number-columns-repeated="2"/>
          <table:table-cell office:value-type="float" office:value="849737" calcext:value-type="float">
            <text:p>849737</text:p>
          </table:table-cell>
          <table:table-cell table:number-columns-repeated="2"/>
          <table:table-cell office:value-type="float" office:value="182767" calcext:value-type="float">
            <text:p>182767</text:p>
          </table:table-cell>
          <table:table-cell table:number-columns-repeated="2"/>
          <table:table-cell office:value-type="float" office:value="815611" calcext:value-type="float">
            <text:p>815611</text:p>
          </table:table-cell>
          <table:table-cell table:number-columns-repeated="3"/>
          <table:table-cell office:value-type="float" office:value="179834" calcext:value-type="float">
            <text:p>179834</text:p>
          </table:table-cell>
          <table:table-cell table:number-columns-repeated="3"/>
          <table:table-cell office:value-type="float" office:value="754396" calcext:value-type="float">
            <text:p>754396</text:p>
          </table:table-cell>
          <table:table-cell/>
          <table:table-cell office:value-type="float" office:value="1957808" calcext:value-type="float">
            <text:p>1957808</text:p>
          </table:table-cell>
          <table:table-cell/>
          <table:table-cell office:value-type="float" office:value="2732824" calcext:value-type="float">
            <text:p>2732824</text:p>
          </table:table-cell>
          <table:table-cell/>
          <table:table-cell office:value-type="float" office:value="5700755" calcext:value-type="float">
            <text:p>5700755</text:p>
          </table:table-cell>
          <table:table-cell/>
          <table:table-cell office:value-type="float" office:value="4540974" calcext:value-type="float">
            <text:p>4540974</text:p>
          </table:table-cell>
          <table:table-cell table:number-columns-repeated="27"/>
        </table:table-row>
        <table:table-row table:style-name="ro1">
          <table:table-cell table:number-columns-repeated="11"/>
          <table:table-cell office:value-type="float" office:value="65536" calcext:value-type="float">
            <text:p>65536</text:p>
          </table:table-cell>
          <table:table-cell table:number-columns-repeated="2"/>
          <table:table-cell office:value-type="float" office:value="16384" calcext:value-type="float">
            <text:p>16384</text:p>
          </table:table-cell>
          <table:table-cell table:number-columns-repeated="2"/>
          <table:table-cell office:value-type="float" office:value="156212" calcext:value-type="float">
            <text:p>156212</text:p>
          </table:table-cell>
          <table:table-cell table:number-columns-repeated="2"/>
          <table:table-cell office:value-type="float" office:value="169770" calcext:value-type="float">
            <text:p>169770</text:p>
          </table:table-cell>
          <table:table-cell table:number-columns-repeated="2"/>
          <table:table-cell office:value-type="float" office:value="135603" calcext:value-type="float">
            <text:p>135603</text:p>
          </table:table-cell>
          <table:table-cell table:number-columns-repeated="2"/>
          <table:table-cell office:value-type="float" office:value="152892" calcext:value-type="float">
            <text:p>152892</text:p>
          </table:table-cell>
          <table:table-cell table:number-columns-repeated="2"/>
          <table:table-cell office:value-type="float" office:value="231469" calcext:value-type="float">
            <text:p>231469</text:p>
          </table:table-cell>
          <table:table-cell table:number-columns-repeated="2"/>
          <table:table-cell office:value-type="float" office:value="195122" calcext:value-type="float">
            <text:p>195122</text:p>
          </table:table-cell>
          <table:table-cell table:number-columns-repeated="2"/>
          <table:table-cell office:value-type="float" office:value="462028" calcext:value-type="float">
            <text:p>462028</text:p>
          </table:table-cell>
          <table:table-cell table:number-columns-repeated="3"/>
          <table:table-cell office:value-type="float" office:value="228151" calcext:value-type="float">
            <text:p>228151</text:p>
          </table:table-cell>
          <table:table-cell table:number-columns-repeated="3"/>
          <table:table-cell office:value-type="float" office:value="555182" calcext:value-type="float">
            <text:p>555182</text:p>
          </table:table-cell>
          <table:table-cell/>
          <table:table-cell office:value-type="float" office:value="2282929" calcext:value-type="float">
            <text:p>2282929</text:p>
          </table:table-cell>
          <table:table-cell/>
          <table:table-cell office:value-type="float" office:value="3086927" calcext:value-type="float">
            <text:p>3086927</text:p>
          </table:table-cell>
          <table:table-cell/>
          <table:table-cell office:value-type="float" office:value="5443147" calcext:value-type="float">
            <text:p>5443147</text:p>
          </table:table-cell>
          <table:table-cell/>
          <table:table-cell office:value-type="float" office:value="4585822" calcext:value-type="float">
            <text:p>4585822</text:p>
          </table:table-cell>
          <table:table-cell table:number-columns-repeated="28"/>
        </table:table-row>
        <table:table-row table:style-name="ro1">
          <table:table-cell table:number-columns-repeated="10"/>
          <table:table-cell office:value-type="float" office:value="131072" calcext:value-type="float">
            <text:p>131072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47272" calcext:value-type="float">
            <text:p>147272</text:p>
          </table:table-cell>
          <table:table-cell table:number-columns-repeated="2"/>
          <table:table-cell office:value-type="float" office:value="144642" calcext:value-type="float">
            <text:p>144642</text:p>
          </table:table-cell>
          <table:table-cell table:number-columns-repeated="2"/>
          <table:table-cell office:value-type="float" office:value="220523" calcext:value-type="float">
            <text:p>220523</text:p>
          </table:table-cell>
          <table:table-cell table:number-columns-repeated="2"/>
          <table:table-cell office:value-type="float" office:value="222623" calcext:value-type="float">
            <text:p>222623</text:p>
          </table:table-cell>
          <table:table-cell table:number-columns-repeated="2"/>
          <table:table-cell office:value-type="float" office:value="171265" calcext:value-type="float">
            <text:p>171265</text:p>
          </table:table-cell>
          <table:table-cell table:number-columns-repeated="2"/>
          <table:table-cell office:value-type="float" office:value="144467" calcext:value-type="float">
            <text:p>144467</text:p>
          </table:table-cell>
          <table:table-cell table:number-columns-repeated="2"/>
          <table:table-cell office:value-type="float" office:value="175923" calcext:value-type="float">
            <text:p>175923</text:p>
          </table:table-cell>
          <table:table-cell table:number-columns-repeated="3"/>
          <table:table-cell office:value-type="float" office:value="145500" calcext:value-type="float">
            <text:p>145500</text:p>
          </table:table-cell>
          <table:table-cell table:number-columns-repeated="3"/>
          <table:table-cell office:value-type="float" office:value="170596" calcext:value-type="float">
            <text:p>170596</text:p>
          </table:table-cell>
          <table:table-cell/>
          <table:table-cell office:value-type="float" office:value="1742955" calcext:value-type="float">
            <text:p>1742955</text:p>
          </table:table-cell>
          <table:table-cell/>
          <table:table-cell office:value-type="float" office:value="2346527" calcext:value-type="float">
            <text:p>2346527</text:p>
          </table:table-cell>
          <table:table-cell/>
          <table:table-cell office:value-type="float" office:value="6849105" calcext:value-type="float">
            <text:p>6849105</text:p>
          </table:table-cell>
          <table:table-cell/>
          <table:table-cell office:value-type="float" office:value="5494327" calcext:value-type="float">
            <text:p>5494327</text:p>
          </table:table-cell>
          <table:table-cell table:number-columns-repeated="26"/>
        </table:table-row>
        <table:table-row table:style-name="ro1">
          <table:table-cell table:number-columns-repeated="10"/>
          <table:table-cell office:value-type="float" office:value="131072" calcext:value-type="float">
            <text:p>131072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148004" calcext:value-type="float">
            <text:p>148004</text:p>
          </table:table-cell>
          <table:table-cell table:number-columns-repeated="2"/>
          <table:table-cell office:value-type="float" office:value="145139" calcext:value-type="float">
            <text:p>145139</text:p>
          </table:table-cell>
          <table:table-cell table:number-columns-repeated="2"/>
          <table:table-cell office:value-type="float" office:value="362613" calcext:value-type="float">
            <text:p>362613</text:p>
          </table:table-cell>
          <table:table-cell table:number-columns-repeated="2"/>
          <table:table-cell office:value-type="float" office:value="346100" calcext:value-type="float">
            <text:p>346100</text:p>
          </table:table-cell>
          <table:table-cell table:number-columns-repeated="2"/>
          <table:table-cell office:value-type="float" office:value="266586" calcext:value-type="float">
            <text:p>266586</text:p>
          </table:table-cell>
          <table:table-cell table:number-columns-repeated="2"/>
          <table:table-cell office:value-type="float" office:value="139452" calcext:value-type="float">
            <text:p>139452</text:p>
          </table:table-cell>
          <table:table-cell table:number-columns-repeated="2"/>
          <table:table-cell office:value-type="float" office:value="263146" calcext:value-type="float">
            <text:p>263146</text:p>
          </table:table-cell>
          <table:table-cell table:number-columns-repeated="3"/>
          <table:table-cell office:value-type="float" office:value="137265" calcext:value-type="float">
            <text:p>137265</text:p>
          </table:table-cell>
          <table:table-cell table:number-columns-repeated="3"/>
          <table:table-cell office:value-type="float" office:value="275459" calcext:value-type="float">
            <text:p>275459</text:p>
          </table:table-cell>
          <table:table-cell/>
          <table:table-cell office:value-type="float" office:value="1781111" calcext:value-type="float">
            <text:p>1781111</text:p>
          </table:table-cell>
          <table:table-cell/>
          <table:table-cell office:value-type="float" office:value="2468584" calcext:value-type="float">
            <text:p>2468584</text:p>
          </table:table-cell>
          <table:table-cell/>
          <table:table-cell office:value-type="float" office:value="6683977" calcext:value-type="float">
            <text:p>6683977</text:p>
          </table:table-cell>
          <table:table-cell/>
          <table:table-cell office:value-type="float" office:value="5239521" calcext:value-type="float">
            <text:p>5239521</text:p>
          </table:table-cell>
          <table:table-cell table:number-columns-repeated="27"/>
        </table:table-row>
        <table:table-row table:style-name="ro1">
          <table:table-cell table:number-columns-repeated="10"/>
          <table:table-cell office:value-type="float" office:value="131072" calcext:value-type="float">
            <text:p>131072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135777" calcext:value-type="float">
            <text:p>135777</text:p>
          </table:table-cell>
          <table:table-cell table:number-columns-repeated="2"/>
          <table:table-cell office:value-type="float" office:value="128892" calcext:value-type="float">
            <text:p>128892</text:p>
          </table:table-cell>
          <table:table-cell table:number-columns-repeated="2"/>
          <table:table-cell office:value-type="float" office:value="483478" calcext:value-type="float">
            <text:p>483478</text:p>
          </table:table-cell>
          <table:table-cell table:number-columns-repeated="2"/>
          <table:table-cell office:value-type="float" office:value="485173" calcext:value-type="float">
            <text:p>485173</text:p>
          </table:table-cell>
          <table:table-cell table:number-columns-repeated="2"/>
          <table:table-cell office:value-type="float" office:value="340899" calcext:value-type="float">
            <text:p>340899</text:p>
          </table:table-cell>
          <table:table-cell table:number-columns-repeated="2"/>
          <table:table-cell office:value-type="float" office:value="125783" calcext:value-type="float">
            <text:p>125783</text:p>
          </table:table-cell>
          <table:table-cell table:number-columns-repeated="2"/>
          <table:table-cell office:value-type="float" office:value="335796" calcext:value-type="float">
            <text:p>335796</text:p>
          </table:table-cell>
          <table:table-cell table:number-columns-repeated="3"/>
          <table:table-cell office:value-type="float" office:value="121654" calcext:value-type="float">
            <text:p>121654</text:p>
          </table:table-cell>
          <table:table-cell table:number-columns-repeated="3"/>
          <table:table-cell office:value-type="float" office:value="341902" calcext:value-type="float">
            <text:p>341902</text:p>
          </table:table-cell>
          <table:table-cell/>
          <table:table-cell office:value-type="float" office:value="1852534" calcext:value-type="float">
            <text:p>1852534</text:p>
          </table:table-cell>
          <table:table-cell/>
          <table:table-cell office:value-type="float" office:value="2136078" calcext:value-type="float">
            <text:p>2136078</text:p>
          </table:table-cell>
          <table:table-cell/>
          <table:table-cell office:value-type="float" office:value="6320644" calcext:value-type="float">
            <text:p>6320644</text:p>
          </table:table-cell>
          <table:table-cell/>
          <table:table-cell office:value-type="float" office:value="5283887" calcext:value-type="float">
            <text:p>5283887</text:p>
          </table:table-cell>
          <table:table-cell table:number-columns-repeated="27"/>
        </table:table-row>
        <table:table-row table:style-name="ro1">
          <table:table-cell table:number-columns-repeated="10"/>
          <table:table-cell office:value-type="float" office:value="131072" calcext:value-type="float">
            <text:p>131072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110954" calcext:value-type="float">
            <text:p>110954</text:p>
          </table:table-cell>
          <table:table-cell table:number-columns-repeated="2"/>
          <table:table-cell office:value-type="float" office:value="104513" calcext:value-type="float">
            <text:p>104513</text:p>
          </table:table-cell>
          <table:table-cell table:number-columns-repeated="2"/>
          <table:table-cell office:value-type="float" office:value="540552" calcext:value-type="float">
            <text:p>540552</text:p>
          </table:table-cell>
          <table:table-cell table:number-columns-repeated="2"/>
          <table:table-cell office:value-type="float" office:value="529581" calcext:value-type="float">
            <text:p>529581</text:p>
          </table:table-cell>
          <table:table-cell table:number-columns-repeated="2"/>
          <table:table-cell office:value-type="float" office:value="412978" calcext:value-type="float">
            <text:p>412978</text:p>
          </table:table-cell>
          <table:table-cell table:number-columns-repeated="3"/>
          <table:table-cell office:value-type="float" office:value="99634" calcext:value-type="float">
            <text:p>99634</text:p>
          </table:table-cell>
          <table:table-cell table:number-columns-repeated="2"/>
          <table:table-cell office:value-type="float" office:value="408924" calcext:value-type="float">
            <text:p>408924</text:p>
          </table:table-cell>
          <table:table-cell table:number-columns-repeated="4"/>
          <table:table-cell office:value-type="float" office:value="94013" calcext:value-type="float">
            <text:p>94013</text:p>
          </table:table-cell>
          <table:table-cell table:number-columns-repeated="3"/>
          <table:table-cell office:value-type="float" office:value="411701" calcext:value-type="float">
            <text:p>411701</text:p>
          </table:table-cell>
          <table:table-cell/>
          <table:table-cell office:value-type="float" office:value="1624973" calcext:value-type="float">
            <text:p>1624973</text:p>
          </table:table-cell>
          <table:table-cell/>
          <table:table-cell office:value-type="float" office:value="2227257" calcext:value-type="float">
            <text:p>2227257</text:p>
          </table:table-cell>
          <table:table-cell/>
          <table:table-cell office:value-type="float" office:value="6320354" calcext:value-type="float">
            <text:p>6320354</text:p>
          </table:table-cell>
          <table:table-cell/>
          <table:table-cell office:value-type="float" office:value="5241020" calcext:value-type="float">
            <text:p>5241020</text:p>
          </table:table-cell>
          <table:table-cell table:number-columns-repeated="25"/>
        </table:table-row>
        <table:table-row table:style-name="ro1">
          <table:table-cell table:number-columns-repeated="10"/>
          <table:table-cell office:value-type="float" office:value="131072" calcext:value-type="float">
            <text:p>131072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 table:number-columns-repeated="3"/>
          <table:table-cell office:value-type="float" office:value="79441" calcext:value-type="float">
            <text:p>79441</text:p>
          </table:table-cell>
          <table:table-cell table:number-columns-repeated="3"/>
          <table:table-cell office:value-type="float" office:value="89984" calcext:value-type="float">
            <text:p>89984</text:p>
          </table:table-cell>
          <table:table-cell table:number-columns-repeated="2"/>
          <table:table-cell office:value-type="float" office:value="373650" calcext:value-type="float">
            <text:p>373650</text:p>
          </table:table-cell>
          <table:table-cell table:number-columns-repeated="2"/>
          <table:table-cell office:value-type="float" office:value="326967" calcext:value-type="float">
            <text:p>326967</text:p>
          </table:table-cell>
          <table:table-cell table:number-columns-repeated="2"/>
          <table:table-cell office:value-type="float" office:value="531932" calcext:value-type="float">
            <text:p>531932</text:p>
          </table:table-cell>
          <table:table-cell table:number-columns-repeated="2"/>
          <table:table-cell office:value-type="float" office:value="207097" calcext:value-type="float">
            <text:p>207097</text:p>
          </table:table-cell>
          <table:table-cell table:number-columns-repeated="2"/>
          <table:table-cell office:value-type="float" office:value="551303" calcext:value-type="float">
            <text:p>551303</text:p>
          </table:table-cell>
          <table:table-cell table:number-columns-repeated="3"/>
          <table:table-cell office:value-type="float" office:value="202689" calcext:value-type="float">
            <text:p>202689</text:p>
          </table:table-cell>
          <table:table-cell table:number-columns-repeated="3"/>
          <table:table-cell office:value-type="float" office:value="550817" calcext:value-type="float">
            <text:p>550817</text:p>
          </table:table-cell>
          <table:table-cell/>
          <table:table-cell office:value-type="float" office:value="1849368" calcext:value-type="float">
            <text:p>1849368</text:p>
          </table:table-cell>
          <table:table-cell/>
          <table:table-cell office:value-type="float" office:value="2536033" calcext:value-type="float">
            <text:p>2536033</text:p>
          </table:table-cell>
          <table:table-cell/>
          <table:table-cell office:value-type="float" office:value="6778338" calcext:value-type="float">
            <text:p>6778338</text:p>
          </table:table-cell>
          <table:table-cell/>
          <table:table-cell office:value-type="float" office:value="5200219" calcext:value-type="float">
            <text:p>5200219</text:p>
          </table:table-cell>
          <table:table-cell table:number-columns-repeated="26"/>
        </table:table-row>
        <table:table-row table:style-name="ro1">
          <table:table-cell table:number-columns-repeated="10"/>
          <table:table-cell office:value-type="float" office:value="131072" calcext:value-type="float">
            <text:p>131072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 table:number-columns-repeated="2"/>
          <table:table-cell office:value-type="float" office:value="209064" calcext:value-type="float">
            <text:p>209064</text:p>
          </table:table-cell>
          <table:table-cell table:number-columns-repeated="2"/>
          <table:table-cell office:value-type="float" office:value="204149" calcext:value-type="float">
            <text:p>204149</text:p>
          </table:table-cell>
          <table:table-cell table:number-columns-repeated="2"/>
          <table:table-cell office:value-type="float" office:value="766825" calcext:value-type="float">
            <text:p>766825</text:p>
          </table:table-cell>
          <table:table-cell table:number-columns-repeated="2"/>
          <table:table-cell office:value-type="float" office:value="709517" calcext:value-type="float">
            <text:p>709517</text:p>
          </table:table-cell>
          <table:table-cell table:number-columns-repeated="2"/>
          <table:table-cell office:value-type="float" office:value="604578" calcext:value-type="float">
            <text:p>604578</text:p>
          </table:table-cell>
          <table:table-cell table:number-columns-repeated="2"/>
          <table:table-cell office:value-type="float" office:value="200302" calcext:value-type="float">
            <text:p>200302</text:p>
          </table:table-cell>
          <table:table-cell table:number-columns-repeated="2"/>
          <table:table-cell office:value-type="float" office:value="641921" calcext:value-type="float">
            <text:p>641921</text:p>
          </table:table-cell>
          <table:table-cell table:number-columns-repeated="3"/>
          <table:table-cell office:value-type="float" office:value="192962" calcext:value-type="float">
            <text:p>192962</text:p>
          </table:table-cell>
          <table:table-cell table:number-columns-repeated="3"/>
          <table:table-cell office:value-type="float" office:value="648392" calcext:value-type="float">
            <text:p>648392</text:p>
          </table:table-cell>
          <table:table-cell/>
          <table:table-cell office:value-type="float" office:value="1861901" calcext:value-type="float">
            <text:p>1861901</text:p>
          </table:table-cell>
          <table:table-cell/>
          <table:table-cell office:value-type="float" office:value="2447887" calcext:value-type="float">
            <text:p>2447887</text:p>
          </table:table-cell>
          <table:table-cell/>
          <table:table-cell office:value-type="float" office:value="6797279" calcext:value-type="float">
            <text:p>6797279</text:p>
          </table:table-cell>
          <table:table-cell/>
          <table:table-cell office:value-type="float" office:value="5322923" calcext:value-type="float">
            <text:p>5322923</text:p>
          </table:table-cell>
          <table:table-cell table:number-columns-repeated="28"/>
        </table:table-row>
        <table:table-row table:style-name="ro1">
          <table:table-cell table:number-columns-repeated="10"/>
          <table:table-cell office:value-type="float" office:value="131072" calcext:value-type="float">
            <text:p>131072</text:p>
          </table:table-cell>
          <table:table-cell table:number-columns-repeated="3"/>
          <table:table-cell office:value-type="float" office:value="4096" calcext:value-type="float">
            <text:p>4096</text:p>
          </table:table-cell>
          <table:table-cell table:number-columns-repeated="2"/>
          <table:table-cell office:value-type="float" office:value="181948" calcext:value-type="float">
            <text:p>181948</text:p>
          </table:table-cell>
          <table:table-cell table:number-columns-repeated="2"/>
          <table:table-cell office:value-type="float" office:value="180857" calcext:value-type="float">
            <text:p>180857</text:p>
          </table:table-cell>
          <table:table-cell table:number-columns-repeated="2"/>
          <table:table-cell office:value-type="float" office:value="909969" calcext:value-type="float">
            <text:p>909969</text:p>
          </table:table-cell>
          <table:table-cell table:number-columns-repeated="2"/>
          <table:table-cell office:value-type="float" office:value="855343" calcext:value-type="float">
            <text:p>855343</text:p>
          </table:table-cell>
          <table:table-cell table:number-columns-repeated="2"/>
          <table:table-cell office:value-type="float" office:value="724454" calcext:value-type="float">
            <text:p>724454</text:p>
          </table:table-cell>
          <table:table-cell table:number-columns-repeated="2"/>
          <table:table-cell office:value-type="float" office:value="173985" calcext:value-type="float">
            <text:p>173985</text:p>
          </table:table-cell>
          <table:table-cell table:number-columns-repeated="2"/>
          <table:table-cell office:value-type="float" office:value="751913" calcext:value-type="float">
            <text:p>751913</text:p>
          </table:table-cell>
          <table:table-cell table:number-columns-repeated="3"/>
          <table:table-cell office:value-type="float" office:value="166646" calcext:value-type="float">
            <text:p>166646</text:p>
          </table:table-cell>
          <table:table-cell table:number-columns-repeated="3"/>
          <table:table-cell office:value-type="float" office:value="738766" calcext:value-type="float">
            <text:p>738766</text:p>
          </table:table-cell>
          <table:table-cell/>
          <table:table-cell office:value-type="float" office:value="1796271" calcext:value-type="float">
            <text:p>1796271</text:p>
          </table:table-cell>
          <table:table-cell/>
          <table:table-cell office:value-type="float" office:value="2392689" calcext:value-type="float">
            <text:p>2392689</text:p>
          </table:table-cell>
          <table:table-cell/>
          <table:table-cell office:value-type="float" office:value="6245961" calcext:value-type="float">
            <text:p>6245961</text:p>
          </table:table-cell>
          <table:table-cell/>
          <table:table-cell office:value-type="float" office:value="5039294" calcext:value-type="float">
            <text:p>5039294</text:p>
          </table:table-cell>
          <table:table-cell table:number-columns-repeated="28"/>
        </table:table-row>
        <table:table-row table:style-name="ro1">
          <table:table-cell table:number-columns-repeated="10"/>
          <table:table-cell office:value-type="float" office:value="131072" calcext:value-type="float">
            <text:p>131072</text:p>
          </table:table-cell>
          <table:table-cell table:number-columns-repeated="3"/>
          <table:table-cell office:value-type="float" office:value="8192" calcext:value-type="float">
            <text:p>8192</text:p>
          </table:table-cell>
          <table:table-cell table:number-columns-repeated="2"/>
          <table:table-cell office:value-type="float" office:value="146125" calcext:value-type="float">
            <text:p>146125</text:p>
          </table:table-cell>
          <table:table-cell table:number-columns-repeated="2"/>
          <table:table-cell office:value-type="float" office:value="194597" calcext:value-type="float">
            <text:p>194597</text:p>
          </table:table-cell>
          <table:table-cell table:number-columns-repeated="2"/>
          <table:table-cell office:value-type="float" office:value="481473" calcext:value-type="float">
            <text:p>481473</text:p>
          </table:table-cell>
          <table:table-cell table:number-columns-repeated="2"/>
          <table:table-cell office:value-type="float" office:value="469544" calcext:value-type="float">
            <text:p>469544</text:p>
          </table:table-cell>
          <table:table-cell table:number-columns-repeated="2"/>
          <table:table-cell office:value-type="float" office:value="577934" calcext:value-type="float">
            <text:p>577934</text:p>
          </table:table-cell>
          <table:table-cell table:number-columns-repeated="2"/>
          <table:table-cell office:value-type="float" office:value="346279" calcext:value-type="float">
            <text:p>346279</text:p>
          </table:table-cell>
          <table:table-cell table:number-columns-repeated="2"/>
          <table:table-cell office:value-type="float" office:value="826020" calcext:value-type="float">
            <text:p>826020</text:p>
          </table:table-cell>
          <table:table-cell table:number-columns-repeated="3"/>
          <table:table-cell office:value-type="float" office:value="354158" calcext:value-type="float">
            <text:p>354158</text:p>
          </table:table-cell>
          <table:table-cell table:number-columns-repeated="3"/>
          <table:table-cell office:value-type="float" office:value="532951" calcext:value-type="float">
            <text:p>532951</text:p>
          </table:table-cell>
          <table:table-cell/>
          <table:table-cell office:value-type="float" office:value="1774025" calcext:value-type="float">
            <text:p>1774025</text:p>
          </table:table-cell>
          <table:table-cell/>
          <table:table-cell office:value-type="float" office:value="2421876" calcext:value-type="float">
            <text:p>2421876</text:p>
          </table:table-cell>
          <table:table-cell/>
          <table:table-cell office:value-type="float" office:value="5433937" calcext:value-type="float">
            <text:p>5433937</text:p>
          </table:table-cell>
          <table:table-cell/>
          <table:table-cell office:value-type="float" office:value="4722793" calcext:value-type="float">
            <text:p>4722793</text:p>
          </table:table-cell>
          <table:table-cell table:number-columns-repeated="28"/>
        </table:table-row>
        <table:table-row table:style-name="ro1">
          <table:table-cell table:number-columns-repeated="10"/>
          <table:table-cell office:value-type="float" office:value="131072" calcext:value-type="float">
            <text:p>131072</text:p>
          </table:table-cell>
          <table:table-cell table:number-columns-repeated="2"/>
          <table:table-cell office:value-type="float" office:value="16384" calcext:value-type="float">
            <text:p>16384</text:p>
          </table:table-cell>
          <table:table-cell table:number-columns-repeated="2"/>
          <table:table-cell office:value-type="float" office:value="295720" calcext:value-type="float">
            <text:p>295720</text:p>
          </table:table-cell>
          <table:table-cell table:number-columns-repeated="2"/>
          <table:table-cell office:value-type="float" office:value="333572" calcext:value-type="float">
            <text:p>333572</text:p>
          </table:table-cell>
          <table:table-cell table:number-columns-repeated="2"/>
          <table:table-cell office:value-type="float" office:value="905605" calcext:value-type="float">
            <text:p>905605</text:p>
          </table:table-cell>
          <table:table-cell table:number-columns-repeated="2"/>
          <table:table-cell office:value-type="float" office:value="922314" calcext:value-type="float">
            <text:p>922314</text:p>
          </table:table-cell>
          <table:table-cell table:number-columns-repeated="2"/>
          <table:table-cell office:value-type="float" office:value="898978" calcext:value-type="float">
            <text:p>898978</text:p>
          </table:table-cell>
          <table:table-cell table:number-columns-repeated="2"/>
          <table:table-cell office:value-type="float" office:value="323896" calcext:value-type="float">
            <text:p>323896</text:p>
          </table:table-cell>
          <table:table-cell table:number-columns-repeated="2"/>
          <table:table-cell office:value-type="float" office:value="866506" calcext:value-type="float">
            <text:p>866506</text:p>
          </table:table-cell>
          <table:table-cell table:number-columns-repeated="3"/>
          <table:table-cell office:value-type="float" office:value="313855" calcext:value-type="float">
            <text:p>313855</text:p>
          </table:table-cell>
          <table:table-cell table:number-columns-repeated="3"/>
          <table:table-cell office:value-type="float" office:value="832716" calcext:value-type="float">
            <text:p>832716</text:p>
          </table:table-cell>
          <table:table-cell/>
          <table:table-cell office:value-type="float" office:value="1914572" calcext:value-type="float">
            <text:p>1914572</text:p>
          </table:table-cell>
          <table:table-cell/>
          <table:table-cell office:value-type="float" office:value="2552032" calcext:value-type="float">
            <text:p>2552032</text:p>
          </table:table-cell>
          <table:table-cell/>
          <table:table-cell office:value-type="float" office:value="5223839" calcext:value-type="float">
            <text:p>5223839</text:p>
          </table:table-cell>
          <table:table-cell/>
          <table:table-cell office:value-type="float" office:value="4405948" calcext:value-type="float">
            <text:p>4405948</text:p>
          </table:table-cell>
          <table:table-cell table:number-columns-repeated="29"/>
        </table:table-row>
        <table:table-row table:style-name="ro1">
          <table:table-cell table:number-columns-repeated="10"/>
          <table:table-cell office:value-type="float" office:value="262144" calcext:value-type="float">
            <text:p>262144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57642" calcext:value-type="float">
            <text:p>157642</text:p>
          </table:table-cell>
          <table:table-cell table:number-columns-repeated="2"/>
          <table:table-cell office:value-type="float" office:value="155454" calcext:value-type="float">
            <text:p>155454</text:p>
          </table:table-cell>
          <table:table-cell table:number-columns-repeated="2"/>
          <table:table-cell office:value-type="float" office:value="254371" calcext:value-type="float">
            <text:p>254371</text:p>
          </table:table-cell>
          <table:table-cell table:number-columns-repeated="2"/>
          <table:table-cell office:value-type="float" office:value="248564" calcext:value-type="float">
            <text:p>248564</text:p>
          </table:table-cell>
          <table:table-cell table:number-columns-repeated="2"/>
          <table:table-cell office:value-type="float" office:value="190199" calcext:value-type="float">
            <text:p>190199</text:p>
          </table:table-cell>
          <table:table-cell table:number-columns-repeated="2"/>
          <table:table-cell office:value-type="float" office:value="152393" calcext:value-type="float">
            <text:p>152393</text:p>
          </table:table-cell>
          <table:table-cell table:number-columns-repeated="2"/>
          <table:table-cell office:value-type="float" office:value="189261" calcext:value-type="float">
            <text:p>189261</text:p>
          </table:table-cell>
          <table:table-cell table:number-columns-repeated="3"/>
          <table:table-cell office:value-type="float" office:value="146893" calcext:value-type="float">
            <text:p>146893</text:p>
          </table:table-cell>
          <table:table-cell table:number-columns-repeated="3"/>
          <table:table-cell office:value-type="float" office:value="171852" calcext:value-type="float">
            <text:p>171852</text:p>
          </table:table-cell>
          <table:table-cell table:number-columns-repeated="2"/>
          <table:table-cell office:value-type="float" office:value="383791" calcext:value-type="float">
            <text:p>383791</text:p>
          </table:table-cell>
          <table:table-cell table:number-columns-repeated="2"/>
          <table:table-cell office:value-type="float" office:value="384547" calcext:value-type="float">
            <text:p>384547</text:p>
          </table:table-cell>
          <table:table-cell/>
          <table:table-cell office:value-type="float" office:value="6630361" calcext:value-type="float">
            <text:p>6630361</text:p>
          </table:table-cell>
          <table:table-cell/>
          <table:table-cell office:value-type="float" office:value="5357648" calcext:value-type="float">
            <text:p>5357648</text:p>
          </table:table-cell>
          <table:table-cell table:number-columns-repeated="24"/>
        </table:table-row>
        <table:table-row table:style-name="ro1">
          <table:table-cell table:number-columns-repeated="10"/>
          <table:table-cell office:value-type="float" office:value="262144" calcext:value-type="float">
            <text:p>262144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130783" calcext:value-type="float">
            <text:p>130783</text:p>
          </table:table-cell>
          <table:table-cell table:number-columns-repeated="2"/>
          <table:table-cell office:value-type="float" office:value="123463" calcext:value-type="float">
            <text:p>123463</text:p>
          </table:table-cell>
          <table:table-cell table:number-columns-repeated="2"/>
          <table:table-cell office:value-type="float" office:value="361741" calcext:value-type="float">
            <text:p>361741</text:p>
          </table:table-cell>
          <table:table-cell table:number-columns-repeated="2"/>
          <table:table-cell office:value-type="float" office:value="378257" calcext:value-type="float">
            <text:p>378257</text:p>
          </table:table-cell>
          <table:table-cell table:number-columns-repeated="2"/>
          <table:table-cell office:value-type="float" office:value="278512" calcext:value-type="float">
            <text:p>278512</text:p>
          </table:table-cell>
          <table:table-cell table:number-columns-repeated="2"/>
          <table:table-cell office:value-type="float" office:value="115977" calcext:value-type="float">
            <text:p>115977</text:p>
          </table:table-cell>
          <table:table-cell table:number-columns-repeated="2"/>
          <table:table-cell office:value-type="float" office:value="283183" calcext:value-type="float">
            <text:p>283183</text:p>
          </table:table-cell>
          <table:table-cell table:number-columns-repeated="3"/>
          <table:table-cell office:value-type="float" office:value="108552" calcext:value-type="float">
            <text:p>108552</text:p>
          </table:table-cell>
          <table:table-cell table:number-columns-repeated="3"/>
          <table:table-cell office:value-type="float" office:value="280361" calcext:value-type="float">
            <text:p>280361</text:p>
          </table:table-cell>
          <table:table-cell table:number-columns-repeated="2"/>
          <table:table-cell office:value-type="float" office:value="311864" calcext:value-type="float">
            <text:p>311864</text:p>
          </table:table-cell>
          <table:table-cell table:number-columns-repeated="2"/>
          <table:table-cell office:value-type="float" office:value="297006" calcext:value-type="float">
            <text:p>297006</text:p>
          </table:table-cell>
          <table:table-cell/>
          <table:table-cell office:value-type="float" office:value="6421150" calcext:value-type="float">
            <text:p>6421150</text:p>
          </table:table-cell>
          <table:table-cell/>
          <table:table-cell office:value-type="float" office:value="5299162" calcext:value-type="float">
            <text:p>5299162</text:p>
          </table:table-cell>
          <table:table-cell table:number-columns-repeated="25"/>
        </table:table-row>
        <table:table-row table:style-name="ro1">
          <table:table-cell table:number-columns-repeated="10"/>
          <table:table-cell office:value-type="float" office:value="262144" calcext:value-type="float">
            <text:p>262144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table:number-columns-repeated="3"/>
          <table:table-cell office:value-type="float" office:value="80333" calcext:value-type="float">
            <text:p>80333</text:p>
          </table:table-cell>
          <table:table-cell table:number-columns-repeated="3"/>
          <table:table-cell office:value-type="float" office:value="69398" calcext:value-type="float">
            <text:p>69398</text:p>
          </table:table-cell>
          <table:table-cell table:number-columns-repeated="2"/>
          <table:table-cell office:value-type="float" office:value="489540" calcext:value-type="float">
            <text:p>489540</text:p>
          </table:table-cell>
          <table:table-cell table:number-columns-repeated="2"/>
          <table:table-cell office:value-type="float" office:value="494562" calcext:value-type="float">
            <text:p>494562</text:p>
          </table:table-cell>
          <table:table-cell table:number-columns-repeated="2"/>
          <table:table-cell office:value-type="float" office:value="337409" calcext:value-type="float">
            <text:p>337409</text:p>
          </table:table-cell>
          <table:table-cell table:number-columns-repeated="3"/>
          <table:table-cell office:value-type="float" office:value="89095" calcext:value-type="float">
            <text:p>89095</text:p>
          </table:table-cell>
          <table:table-cell table:number-columns-repeated="2"/>
          <table:table-cell office:value-type="float" office:value="322609" calcext:value-type="float">
            <text:p>322609</text:p>
          </table:table-cell>
          <table:table-cell table:number-columns-repeated="3"/>
          <table:table-cell office:value-type="float" office:value="172595" calcext:value-type="float">
            <text:p>172595</text:p>
          </table:table-cell>
          <table:table-cell table:number-columns-repeated="3"/>
          <table:table-cell office:value-type="float" office:value="337942" calcext:value-type="float">
            <text:p>337942</text:p>
          </table:table-cell>
          <table:table-cell table:number-columns-repeated="2"/>
          <table:table-cell office:value-type="float" office:value="376666" calcext:value-type="float">
            <text:p>376666</text:p>
          </table:table-cell>
          <table:table-cell table:number-columns-repeated="2"/>
          <table:table-cell office:value-type="float" office:value="382799" calcext:value-type="float">
            <text:p>382799</text:p>
          </table:table-cell>
          <table:table-cell/>
          <table:table-cell office:value-type="float" office:value="6489826" calcext:value-type="float">
            <text:p>6489826</text:p>
          </table:table-cell>
          <table:table-cell/>
          <table:table-cell office:value-type="float" office:value="5242989" calcext:value-type="float">
            <text:p>5242989</text:p>
          </table:table-cell>
          <table:table-cell table:number-columns-repeated="22"/>
        </table:table-row>
        <table:table-row table:style-name="ro1">
          <table:table-cell table:number-columns-repeated="10"/>
          <table:table-cell office:value-type="float" office:value="262144" calcext:value-type="float">
            <text:p>262144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156424" calcext:value-type="float">
            <text:p>156424</text:p>
          </table:table-cell>
          <table:table-cell table:number-columns-repeated="2"/>
          <table:table-cell office:value-type="float" office:value="145271" calcext:value-type="float">
            <text:p>145271</text:p>
          </table:table-cell>
          <table:table-cell table:number-columns-repeated="2"/>
          <table:table-cell office:value-type="float" office:value="561100" calcext:value-type="float">
            <text:p>561100</text:p>
          </table:table-cell>
          <table:table-cell table:number-columns-repeated="2"/>
          <table:table-cell office:value-type="float" office:value="543206" calcext:value-type="float">
            <text:p>543206</text:p>
          </table:table-cell>
          <table:table-cell table:number-columns-repeated="2"/>
          <table:table-cell office:value-type="float" office:value="414768" calcext:value-type="float">
            <text:p>414768</text:p>
          </table:table-cell>
          <table:table-cell table:number-columns-repeated="2"/>
          <table:table-cell office:value-type="float" office:value="136464" calcext:value-type="float">
            <text:p>136464</text:p>
          </table:table-cell>
          <table:table-cell table:number-columns-repeated="2"/>
          <table:table-cell office:value-type="float" office:value="411713" calcext:value-type="float">
            <text:p>411713</text:p>
          </table:table-cell>
          <table:table-cell table:number-columns-repeated="3"/>
          <table:table-cell office:value-type="float" office:value="126682" calcext:value-type="float">
            <text:p>126682</text:p>
          </table:table-cell>
          <table:table-cell table:number-columns-repeated="3"/>
          <table:table-cell office:value-type="float" office:value="409804" calcext:value-type="float">
            <text:p>409804</text:p>
          </table:table-cell>
          <table:table-cell table:number-columns-repeated="2"/>
          <table:table-cell office:value-type="float" office:value="302761" calcext:value-type="float">
            <text:p>302761</text:p>
          </table:table-cell>
          <table:table-cell table:number-columns-repeated="2"/>
          <table:table-cell office:value-type="float" office:value="294511" calcext:value-type="float">
            <text:p>294511</text:p>
          </table:table-cell>
          <table:table-cell/>
          <table:table-cell office:value-type="float" office:value="6347163" calcext:value-type="float">
            <text:p>6347163</text:p>
          </table:table-cell>
          <table:table-cell/>
          <table:table-cell office:value-type="float" office:value="5218553" calcext:value-type="float">
            <text:p>5218553</text:p>
          </table:table-cell>
          <table:table-cell table:number-columns-repeated="25"/>
        </table:table-row>
        <table:table-row table:style-name="ro1">
          <table:table-cell table:number-columns-repeated="10"/>
          <table:table-cell office:value-type="float" office:value="262144" calcext:value-type="float">
            <text:p>262144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 table:number-columns-repeated="3"/>
          <table:table-cell office:value-type="float" office:value="97197" calcext:value-type="float">
            <text:p>97197</text:p>
          </table:table-cell>
          <table:table-cell table:number-columns-repeated="3"/>
          <table:table-cell office:value-type="float" office:value="89200" calcext:value-type="float">
            <text:p>89200</text:p>
          </table:table-cell>
          <table:table-cell table:number-columns-repeated="2"/>
          <table:table-cell office:value-type="float" office:value="301535" calcext:value-type="float">
            <text:p>301535</text:p>
          </table:table-cell>
          <table:table-cell table:number-columns-repeated="2"/>
          <table:table-cell office:value-type="float" office:value="666851" calcext:value-type="float">
            <text:p>666851</text:p>
          </table:table-cell>
          <table:table-cell table:number-columns-repeated="2"/>
          <table:table-cell office:value-type="float" office:value="518910" calcext:value-type="float">
            <text:p>518910</text:p>
          </table:table-cell>
          <table:table-cell table:number-columns-repeated="2"/>
          <table:table-cell office:value-type="float" office:value="204210" calcext:value-type="float">
            <text:p>204210</text:p>
          </table:table-cell>
          <table:table-cell table:number-columns-repeated="2"/>
          <table:table-cell office:value-type="float" office:value="505274" calcext:value-type="float">
            <text:p>505274</text:p>
          </table:table-cell>
          <table:table-cell table:number-columns-repeated="3"/>
          <table:table-cell office:value-type="float" office:value="193403" calcext:value-type="float">
            <text:p>193403</text:p>
          </table:table-cell>
          <table:table-cell table:number-columns-repeated="3"/>
          <table:table-cell office:value-type="float" office:value="578900" calcext:value-type="float">
            <text:p>578900</text:p>
          </table:table-cell>
          <table:table-cell table:number-columns-repeated="2"/>
          <table:table-cell office:value-type="float" office:value="378593" calcext:value-type="float">
            <text:p>378593</text:p>
          </table:table-cell>
          <table:table-cell table:number-columns-repeated="2"/>
          <table:table-cell office:value-type="float" office:value="381697" calcext:value-type="float">
            <text:p>381697</text:p>
          </table:table-cell>
          <table:table-cell/>
          <table:table-cell office:value-type="float" office:value="6518065" calcext:value-type="float">
            <text:p>6518065</text:p>
          </table:table-cell>
          <table:table-cell/>
          <table:table-cell office:value-type="float" office:value="5225323" calcext:value-type="float">
            <text:p>5225323</text:p>
          </table:table-cell>
          <table:table-cell table:number-columns-repeated="24"/>
        </table:table-row>
        <table:table-row table:style-name="ro1">
          <table:table-cell table:number-columns-repeated="10"/>
          <table:table-cell office:value-type="float" office:value="262144" calcext:value-type="float">
            <text:p>262144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 table:number-columns-repeated="2"/>
          <table:table-cell office:value-type="float" office:value="183237" calcext:value-type="float">
            <text:p>183237</text:p>
          </table:table-cell>
          <table:table-cell table:number-columns-repeated="2"/>
          <table:table-cell office:value-type="float" office:value="177618" calcext:value-type="float">
            <text:p>177618</text:p>
          </table:table-cell>
          <table:table-cell table:number-columns-repeated="2"/>
          <table:table-cell office:value-type="float" office:value="334897" calcext:value-type="float">
            <text:p>334897</text:p>
          </table:table-cell>
          <table:table-cell table:number-columns-repeated="2"/>
          <table:table-cell office:value-type="float" office:value="791942" calcext:value-type="float">
            <text:p>791942</text:p>
          </table:table-cell>
          <table:table-cell table:number-columns-repeated="2"/>
          <table:table-cell office:value-type="float" office:value="716547" calcext:value-type="float">
            <text:p>716547</text:p>
          </table:table-cell>
          <table:table-cell table:number-columns-repeated="2"/>
          <table:table-cell office:value-type="float" office:value="277365" calcext:value-type="float">
            <text:p>277365</text:p>
          </table:table-cell>
          <table:table-cell table:number-columns-repeated="2"/>
          <table:table-cell office:value-type="float" office:value="664256" calcext:value-type="float">
            <text:p>664256</text:p>
          </table:table-cell>
          <table:table-cell table:number-columns-repeated="3"/>
          <table:table-cell office:value-type="float" office:value="261899" calcext:value-type="float">
            <text:p>261899</text:p>
          </table:table-cell>
          <table:table-cell table:number-columns-repeated="3"/>
          <table:table-cell office:value-type="float" office:value="666151" calcext:value-type="float">
            <text:p>666151</text:p>
          </table:table-cell>
          <table:table-cell table:number-columns-repeated="2"/>
          <table:table-cell office:value-type="float" office:value="408097" calcext:value-type="float">
            <text:p>408097</text:p>
          </table:table-cell>
          <table:table-cell table:number-columns-repeated="2"/>
          <table:table-cell office:value-type="float" office:value="400629" calcext:value-type="float">
            <text:p>400629</text:p>
          </table:table-cell>
          <table:table-cell/>
          <table:table-cell office:value-type="float" office:value="6650172" calcext:value-type="float">
            <text:p>6650172</text:p>
          </table:table-cell>
          <table:table-cell/>
          <table:table-cell office:value-type="float" office:value="5175078" calcext:value-type="float">
            <text:p>5175078</text:p>
          </table:table-cell>
          <table:table-cell table:number-columns-repeated="26"/>
        </table:table-row>
        <table:table-row table:style-name="ro1">
          <table:table-cell table:number-columns-repeated="10"/>
          <table:table-cell office:value-type="float" office:value="262144" calcext:value-type="float">
            <text:p>262144</text:p>
          </table:table-cell>
          <table:table-cell table:number-columns-repeated="3"/>
          <table:table-cell office:value-type="float" office:value="4096" calcext:value-type="float">
            <text:p>4096</text:p>
          </table:table-cell>
          <table:table-cell table:number-columns-repeated="2"/>
          <table:table-cell office:value-type="float" office:value="243857" calcext:value-type="float">
            <text:p>243857</text:p>
          </table:table-cell>
          <table:table-cell table:number-columns-repeated="2"/>
          <table:table-cell office:value-type="float" office:value="213770" calcext:value-type="float">
            <text:p>213770</text:p>
          </table:table-cell>
          <table:table-cell table:number-columns-repeated="2"/>
          <table:table-cell office:value-type="float" office:value="389732" calcext:value-type="float">
            <text:p>389732</text:p>
          </table:table-cell>
          <table:table-cell table:number-columns-repeated="2"/>
          <table:table-cell office:value-type="float" office:value="858764" calcext:value-type="float">
            <text:p>858764</text:p>
          </table:table-cell>
          <table:table-cell table:number-columns-repeated="2"/>
          <table:table-cell office:value-type="float" office:value="744697" calcext:value-type="float">
            <text:p>744697</text:p>
          </table:table-cell>
          <table:table-cell table:number-columns-repeated="2"/>
          <table:table-cell office:value-type="float" office:value="297702" calcext:value-type="float">
            <text:p>297702</text:p>
          </table:table-cell>
          <table:table-cell table:number-columns-repeated="2"/>
          <table:table-cell office:value-type="float" office:value="795229" calcext:value-type="float">
            <text:p>795229</text:p>
          </table:table-cell>
          <table:table-cell table:number-columns-repeated="3"/>
          <table:table-cell office:value-type="float" office:value="276293" calcext:value-type="float">
            <text:p>276293</text:p>
          </table:table-cell>
          <table:table-cell table:number-columns-repeated="3"/>
          <table:table-cell office:value-type="float" office:value="763549" calcext:value-type="float">
            <text:p>763549</text:p>
          </table:table-cell>
          <table:table-cell table:number-columns-repeated="2"/>
          <table:table-cell office:value-type="float" office:value="401390" calcext:value-type="float">
            <text:p>401390</text:p>
          </table:table-cell>
          <table:table-cell table:number-columns-repeated="2"/>
          <table:table-cell office:value-type="float" office:value="417439" calcext:value-type="float">
            <text:p>417439</text:p>
          </table:table-cell>
          <table:table-cell/>
          <table:table-cell office:value-type="float" office:value="6255406" calcext:value-type="float">
            <text:p>6255406</text:p>
          </table:table-cell>
          <table:table-cell/>
          <table:table-cell office:value-type="float" office:value="5058742" calcext:value-type="float">
            <text:p>5058742</text:p>
          </table:table-cell>
          <table:table-cell table:number-columns-repeated="26"/>
        </table:table-row>
        <table:table-row table:style-name="ro1">
          <table:table-cell table:number-columns-repeated="10"/>
          <table:table-cell office:value-type="float" office:value="262144" calcext:value-type="float">
            <text:p>262144</text:p>
          </table:table-cell>
          <table:table-cell table:number-columns-repeated="3"/>
          <table:table-cell office:value-type="float" office:value="8192" calcext:value-type="float">
            <text:p>8192</text:p>
          </table:table-cell>
          <table:table-cell table:number-columns-repeated="2"/>
          <table:table-cell office:value-type="float" office:value="241609" calcext:value-type="float">
            <text:p>241609</text:p>
          </table:table-cell>
          <table:table-cell table:number-columns-repeated="2"/>
          <table:table-cell office:value-type="float" office:value="195685" calcext:value-type="float">
            <text:p>195685</text:p>
          </table:table-cell>
          <table:table-cell table:number-columns-repeated="2"/>
          <table:table-cell office:value-type="float" office:value="461444" calcext:value-type="float">
            <text:p>461444</text:p>
          </table:table-cell>
          <table:table-cell table:number-columns-repeated="2"/>
          <table:table-cell office:value-type="float" office:value="853013" calcext:value-type="float">
            <text:p>853013</text:p>
          </table:table-cell>
          <table:table-cell table:number-columns-repeated="2"/>
          <table:table-cell office:value-type="float" office:value="818489" calcext:value-type="float">
            <text:p>818489</text:p>
          </table:table-cell>
          <table:table-cell table:number-columns-repeated="2"/>
          <table:table-cell office:value-type="float" office:value="306070" calcext:value-type="float">
            <text:p>306070</text:p>
          </table:table-cell>
          <table:table-cell table:number-columns-repeated="2"/>
          <table:table-cell office:value-type="float" office:value="803967" calcext:value-type="float">
            <text:p>803967</text:p>
          </table:table-cell>
          <table:table-cell table:number-columns-repeated="3"/>
          <table:table-cell office:value-type="float" office:value="281449" calcext:value-type="float">
            <text:p>281449</text:p>
          </table:table-cell>
          <table:table-cell table:number-columns-repeated="3"/>
          <table:table-cell office:value-type="float" office:value="815778" calcext:value-type="float">
            <text:p>815778</text:p>
          </table:table-cell>
          <table:table-cell table:number-columns-repeated="2"/>
          <table:table-cell office:value-type="float" office:value="427139" calcext:value-type="float">
            <text:p>427139</text:p>
          </table:table-cell>
          <table:table-cell table:number-columns-repeated="2"/>
          <table:table-cell office:value-type="float" office:value="439767" calcext:value-type="float">
            <text:p>439767</text:p>
          </table:table-cell>
          <table:table-cell/>
          <table:table-cell office:value-type="float" office:value="5553907" calcext:value-type="float">
            <text:p>5553907</text:p>
          </table:table-cell>
          <table:table-cell/>
          <table:table-cell office:value-type="float" office:value="4592880" calcext:value-type="float">
            <text:p>4592880</text:p>
          </table:table-cell>
          <table:table-cell table:number-columns-repeated="26"/>
        </table:table-row>
        <table:table-row table:style-name="ro1">
          <table:table-cell table:number-columns-repeated="10"/>
          <table:table-cell office:value-type="float" office:value="262144" calcext:value-type="float">
            <text:p>262144</text:p>
          </table:table-cell>
          <table:table-cell table:number-columns-repeated="2"/>
          <table:table-cell office:value-type="float" office:value="16384" calcext:value-type="float">
            <text:p>16384</text:p>
          </table:table-cell>
          <table:table-cell table:number-columns-repeated="2"/>
          <table:table-cell office:value-type="float" office:value="235931" calcext:value-type="float">
            <text:p>235931</text:p>
          </table:table-cell>
          <table:table-cell table:number-columns-repeated="2"/>
          <table:table-cell office:value-type="float" office:value="233707" calcext:value-type="float">
            <text:p>233707</text:p>
          </table:table-cell>
          <table:table-cell table:number-columns-repeated="2"/>
          <table:table-cell office:value-type="float" office:value="928593" calcext:value-type="float">
            <text:p>928593</text:p>
          </table:table-cell>
          <table:table-cell table:number-columns-repeated="2"/>
          <table:table-cell office:value-type="float" office:value="858922" calcext:value-type="float">
            <text:p>858922</text:p>
          </table:table-cell>
          <table:table-cell table:number-columns-repeated="2"/>
          <table:table-cell office:value-type="float" office:value="851385" calcext:value-type="float">
            <text:p>851385</text:p>
          </table:table-cell>
          <table:table-cell table:number-columns-repeated="2"/>
          <table:table-cell office:value-type="float" office:value="217910" calcext:value-type="float">
            <text:p>217910</text:p>
          </table:table-cell>
          <table:table-cell table:number-columns-repeated="2"/>
          <table:table-cell office:value-type="float" office:value="912741" calcext:value-type="float">
            <text:p>912741</text:p>
          </table:table-cell>
          <table:table-cell table:number-columns-repeated="3"/>
          <table:table-cell office:value-type="float" office:value="199275" calcext:value-type="float">
            <text:p>199275</text:p>
          </table:table-cell>
          <table:table-cell table:number-columns-repeated="3"/>
          <table:table-cell office:value-type="float" office:value="792408" calcext:value-type="float">
            <text:p>792408</text:p>
          </table:table-cell>
          <table:table-cell table:number-columns-repeated="2"/>
          <table:table-cell office:value-type="float" office:value="365437" calcext:value-type="float">
            <text:p>365437</text:p>
          </table:table-cell>
          <table:table-cell table:number-columns-repeated="2"/>
          <table:table-cell office:value-type="float" office:value="379783" calcext:value-type="float">
            <text:p>379783</text:p>
          </table:table-cell>
          <table:table-cell/>
          <table:table-cell office:value-type="float" office:value="5255696" calcext:value-type="float">
            <text:p>5255696</text:p>
          </table:table-cell>
          <table:table-cell/>
          <table:table-cell office:value-type="float" office:value="4420790" calcext:value-type="float">
            <text:p>4420790</text:p>
          </table:table-cell>
          <table:table-cell table:number-columns-repeated="27"/>
        </table:table-row>
        <table:table-row table:style-name="ro1">
          <table:table-cell table:number-columns-repeated="10"/>
          <table:table-cell office:value-type="float" office:value="524288" calcext:value-type="float">
            <text:p>524288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24771" calcext:value-type="float">
            <text:p>124771</text:p>
          </table:table-cell>
          <table:table-cell table:number-columns-repeated="2"/>
          <table:table-cell office:value-type="float" office:value="138291" calcext:value-type="float">
            <text:p>138291</text:p>
          </table:table-cell>
          <table:table-cell table:number-columns-repeated="2"/>
          <table:table-cell office:value-type="float" office:value="222788" calcext:value-type="float">
            <text:p>222788</text:p>
          </table:table-cell>
          <table:table-cell table:number-columns-repeated="2"/>
          <table:table-cell office:value-type="float" office:value="241916" calcext:value-type="float">
            <text:p>241916</text:p>
          </table:table-cell>
          <table:table-cell table:number-columns-repeated="2"/>
          <table:table-cell office:value-type="float" office:value="186066" calcext:value-type="float">
            <text:p>186066</text:p>
          </table:table-cell>
          <table:table-cell table:number-columns-repeated="2"/>
          <table:table-cell office:value-type="float" office:value="122156" calcext:value-type="float">
            <text:p>122156</text:p>
          </table:table-cell>
          <table:table-cell table:number-columns-repeated="2"/>
          <table:table-cell office:value-type="float" office:value="186654" calcext:value-type="float">
            <text:p>186654</text:p>
          </table:table-cell>
          <table:table-cell table:number-columns-repeated="3"/>
          <table:table-cell office:value-type="float" office:value="108677" calcext:value-type="float">
            <text:p>108677</text:p>
          </table:table-cell>
          <table:table-cell table:number-columns-repeated="3"/>
          <table:table-cell office:value-type="float" office:value="188468" calcext:value-type="float">
            <text:p>188468</text:p>
          </table:table-cell>
          <table:table-cell table:number-columns-repeated="2"/>
          <table:table-cell office:value-type="float" office:value="182664" calcext:value-type="float">
            <text:p>182664</text:p>
          </table:table-cell>
          <table:table-cell table:number-columns-repeated="2"/>
          <table:table-cell office:value-type="float" office:value="149432" calcext:value-type="float">
            <text:p>149432</text:p>
          </table:table-cell>
          <table:table-cell/>
          <table:table-cell office:value-type="float" office:value="6485420" calcext:value-type="float">
            <text:p>6485420</text:p>
          </table:table-cell>
          <table:table-cell/>
          <table:table-cell office:value-type="float" office:value="6395785" calcext:value-type="float">
            <text:p>6395785</text:p>
          </table:table-cell>
          <table:table-cell table:number-columns-repeated="24"/>
        </table:table-row>
        <table:table-row table:style-name="ro1">
          <table:table-cell table:number-columns-repeated="10"/>
          <table:table-cell office:value-type="float" office:value="524288" calcext:value-type="float">
            <text:p>524288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147075" calcext:value-type="float">
            <text:p>147075</text:p>
          </table:table-cell>
          <table:table-cell table:number-columns-repeated="2"/>
          <table:table-cell office:value-type="float" office:value="142365" calcext:value-type="float">
            <text:p>142365</text:p>
          </table:table-cell>
          <table:table-cell table:number-columns-repeated="2"/>
          <table:table-cell office:value-type="float" office:value="366989" calcext:value-type="float">
            <text:p>366989</text:p>
          </table:table-cell>
          <table:table-cell table:number-columns-repeated="2"/>
          <table:table-cell office:value-type="float" office:value="376518" calcext:value-type="float">
            <text:p>376518</text:p>
          </table:table-cell>
          <table:table-cell table:number-columns-repeated="2"/>
          <table:table-cell office:value-type="float" office:value="277510" calcext:value-type="float">
            <text:p>277510</text:p>
          </table:table-cell>
          <table:table-cell table:number-columns-repeated="2"/>
          <table:table-cell office:value-type="float" office:value="125560" calcext:value-type="float">
            <text:p>125560</text:p>
          </table:table-cell>
          <table:table-cell table:number-columns-repeated="2"/>
          <table:table-cell office:value-type="float" office:value="266637" calcext:value-type="float">
            <text:p>266637</text:p>
          </table:table-cell>
          <table:table-cell table:number-columns-repeated="3"/>
          <table:table-cell office:value-type="float" office:value="100542" calcext:value-type="float">
            <text:p>100542</text:p>
          </table:table-cell>
          <table:table-cell table:number-columns-repeated="3"/>
          <table:table-cell office:value-type="float" office:value="269319" calcext:value-type="float">
            <text:p>269319</text:p>
          </table:table-cell>
          <table:table-cell table:number-columns-repeated="2"/>
          <table:table-cell office:value-type="float" office:value="138348" calcext:value-type="float">
            <text:p>138348</text:p>
          </table:table-cell>
          <table:table-cell table:number-columns-repeated="2"/>
          <table:table-cell office:value-type="float" office:value="105902" calcext:value-type="float">
            <text:p>105902</text:p>
          </table:table-cell>
          <table:table-cell/>
          <table:table-cell office:value-type="float" office:value="6714927" calcext:value-type="float">
            <text:p>6714927</text:p>
          </table:table-cell>
          <table:table-cell/>
          <table:table-cell office:value-type="float" office:value="5291662" calcext:value-type="float">
            <text:p>5291662</text:p>
          </table:table-cell>
          <table:table-cell table:number-columns-repeated="25"/>
        </table:table-row>
        <table:table-row table:style-name="ro1">
          <table:table-cell table:number-columns-repeated="10"/>
          <table:table-cell office:value-type="float" office:value="524288" calcext:value-type="float">
            <text:p>524288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172545" calcext:value-type="float">
            <text:p>172545</text:p>
          </table:table-cell>
          <table:table-cell table:number-columns-repeated="2"/>
          <table:table-cell office:value-type="float" office:value="148767" calcext:value-type="float">
            <text:p>148767</text:p>
          </table:table-cell>
          <table:table-cell table:number-columns-repeated="2"/>
          <table:table-cell office:value-type="float" office:value="482668" calcext:value-type="float">
            <text:p>482668</text:p>
          </table:table-cell>
          <table:table-cell table:number-columns-repeated="2"/>
          <table:table-cell office:value-type="float" office:value="509032" calcext:value-type="float">
            <text:p>509032</text:p>
          </table:table-cell>
          <table:table-cell table:number-columns-repeated="2"/>
          <table:table-cell office:value-type="float" office:value="339318" calcext:value-type="float">
            <text:p>339318</text:p>
          </table:table-cell>
          <table:table-cell table:number-columns-repeated="2"/>
          <table:table-cell office:value-type="float" office:value="129963" calcext:value-type="float">
            <text:p>129963</text:p>
          </table:table-cell>
          <table:table-cell table:number-columns-repeated="2"/>
          <table:table-cell office:value-type="float" office:value="341336" calcext:value-type="float">
            <text:p>341336</text:p>
          </table:table-cell>
          <table:table-cell table:number-columns-repeated="3"/>
          <table:table-cell office:value-type="float" office:value="110188" calcext:value-type="float">
            <text:p>110188</text:p>
          </table:table-cell>
          <table:table-cell table:number-columns-repeated="3"/>
          <table:table-cell office:value-type="float" office:value="342028" calcext:value-type="float">
            <text:p>342028</text:p>
          </table:table-cell>
          <table:table-cell table:number-columns-repeated="2"/>
          <table:table-cell office:value-type="float" office:value="146350" calcext:value-type="float">
            <text:p>146350</text:p>
          </table:table-cell>
          <table:table-cell table:number-columns-repeated="2"/>
          <table:table-cell office:value-type="float" office:value="129963" calcext:value-type="float">
            <text:p>129963</text:p>
          </table:table-cell>
          <table:table-cell/>
          <table:table-cell office:value-type="float" office:value="6400700" calcext:value-type="float">
            <text:p>6400700</text:p>
          </table:table-cell>
          <table:table-cell/>
          <table:table-cell office:value-type="float" office:value="5219232" calcext:value-type="float">
            <text:p>5219232</text:p>
          </table:table-cell>
          <table:table-cell table:number-columns-repeated="25"/>
        </table:table-row>
        <table:table-row table:style-name="ro1">
          <table:table-cell table:number-columns-repeated="10"/>
          <table:table-cell office:value-type="float" office:value="524288" calcext:value-type="float">
            <text:p>524288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110486" calcext:value-type="float">
            <text:p>110486</text:p>
          </table:table-cell>
          <table:table-cell table:number-columns-repeated="2"/>
          <table:table-cell office:value-type="float" office:value="150034" calcext:value-type="float">
            <text:p>150034</text:p>
          </table:table-cell>
          <table:table-cell table:number-columns-repeated="2"/>
          <table:table-cell office:value-type="float" office:value="549960" calcext:value-type="float">
            <text:p>549960</text:p>
          </table:table-cell>
          <table:table-cell table:number-columns-repeated="2"/>
          <table:table-cell office:value-type="float" office:value="553154" calcext:value-type="float">
            <text:p>553154</text:p>
          </table:table-cell>
          <table:table-cell table:number-columns-repeated="2"/>
          <table:table-cell office:value-type="float" office:value="410236" calcext:value-type="float">
            <text:p>410236</text:p>
          </table:table-cell>
          <table:table-cell table:number-columns-repeated="2"/>
          <table:table-cell office:value-type="float" office:value="128496" calcext:value-type="float">
            <text:p>128496</text:p>
          </table:table-cell>
          <table:table-cell table:number-columns-repeated="2"/>
          <table:table-cell office:value-type="float" office:value="411838" calcext:value-type="float">
            <text:p>411838</text:p>
          </table:table-cell>
          <table:table-cell table:number-columns-repeated="3"/>
          <table:table-cell office:value-type="float" office:value="106747" calcext:value-type="float">
            <text:p>106747</text:p>
          </table:table-cell>
          <table:table-cell table:number-columns-repeated="3"/>
          <table:table-cell office:value-type="float" office:value="412651" calcext:value-type="float">
            <text:p>412651</text:p>
          </table:table-cell>
          <table:table-cell table:number-columns-repeated="2"/>
          <table:table-cell office:value-type="float" office:value="130959" calcext:value-type="float">
            <text:p>130959</text:p>
          </table:table-cell>
          <table:table-cell table:number-columns-repeated="2"/>
          <table:table-cell office:value-type="float" office:value="141423" calcext:value-type="float">
            <text:p>141423</text:p>
          </table:table-cell>
          <table:table-cell/>
          <table:table-cell office:value-type="float" office:value="6500854" calcext:value-type="float">
            <text:p>6500854</text:p>
          </table:table-cell>
          <table:table-cell/>
          <table:table-cell office:value-type="float" office:value="5321370" calcext:value-type="float">
            <text:p>5321370</text:p>
          </table:table-cell>
          <table:table-cell table:number-columns-repeated="25"/>
        </table:table-row>
        <table:table-row table:style-name="ro1">
          <table:table-cell table:number-columns-repeated="10"/>
          <table:table-cell office:value-type="float" office:value="524288" calcext:value-type="float">
            <text:p>524288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 table:number-columns-repeated="2"/>
          <table:table-cell office:value-type="float" office:value="120957" calcext:value-type="float">
            <text:p>120957</text:p>
          </table:table-cell>
          <table:table-cell table:number-columns-repeated="2"/>
          <table:table-cell office:value-type="float" office:value="158154" calcext:value-type="float">
            <text:p>158154</text:p>
          </table:table-cell>
          <table:table-cell table:number-columns-repeated="2"/>
          <table:table-cell office:value-type="float" office:value="389636" calcext:value-type="float">
            <text:p>389636</text:p>
          </table:table-cell>
          <table:table-cell table:number-columns-repeated="2"/>
          <table:table-cell office:value-type="float" office:value="706163" calcext:value-type="float">
            <text:p>706163</text:p>
          </table:table-cell>
          <table:table-cell table:number-columns-repeated="2"/>
          <table:table-cell office:value-type="float" office:value="583320" calcext:value-type="float">
            <text:p>583320</text:p>
          </table:table-cell>
          <table:table-cell table:number-columns-repeated="2"/>
          <table:table-cell office:value-type="float" office:value="165052" calcext:value-type="float">
            <text:p>165052</text:p>
          </table:table-cell>
          <table:table-cell table:number-columns-repeated="2"/>
          <table:table-cell office:value-type="float" office:value="562750" calcext:value-type="float">
            <text:p>562750</text:p>
          </table:table-cell>
          <table:table-cell table:number-columns-repeated="3"/>
          <table:table-cell office:value-type="float" office:value="142785" calcext:value-type="float">
            <text:p>142785</text:p>
          </table:table-cell>
          <table:table-cell table:number-columns-repeated="3"/>
          <table:table-cell office:value-type="float" office:value="571176" calcext:value-type="float">
            <text:p>571176</text:p>
          </table:table-cell>
          <table:table-cell table:number-columns-repeated="2"/>
          <table:table-cell office:value-type="float" office:value="174525" calcext:value-type="float">
            <text:p>174525</text:p>
          </table:table-cell>
          <table:table-cell table:number-columns-repeated="2"/>
          <table:table-cell office:value-type="float" office:value="239099" calcext:value-type="float">
            <text:p>239099</text:p>
          </table:table-cell>
          <table:table-cell/>
          <table:table-cell office:value-type="float" office:value="6451022" calcext:value-type="float">
            <text:p>6451022</text:p>
          </table:table-cell>
          <table:table-cell/>
          <table:table-cell office:value-type="float" office:value="5264463" calcext:value-type="float">
            <text:p>5264463</text:p>
          </table:table-cell>
          <table:table-cell table:number-columns-repeated="26"/>
        </table:table-row>
        <table:table-row table:style-name="ro1">
          <table:table-cell table:number-columns-repeated="10"/>
          <table:table-cell office:value-type="float" office:value="524288" calcext:value-type="float">
            <text:p>524288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 table:number-columns-repeated="2"/>
          <table:table-cell office:value-type="float" office:value="185409" calcext:value-type="float">
            <text:p>185409</text:p>
          </table:table-cell>
          <table:table-cell table:number-columns-repeated="2"/>
          <table:table-cell office:value-type="float" office:value="156596" calcext:value-type="float">
            <text:p>156596</text:p>
          </table:table-cell>
          <table:table-cell table:number-columns-repeated="2"/>
          <table:table-cell office:value-type="float" office:value="608479" calcext:value-type="float">
            <text:p>608479</text:p>
          </table:table-cell>
          <table:table-cell table:number-columns-repeated="2"/>
          <table:table-cell office:value-type="float" office:value="769225" calcext:value-type="float">
            <text:p>769225</text:p>
          </table:table-cell>
          <table:table-cell table:number-columns-repeated="2"/>
          <table:table-cell office:value-type="float" office:value="643141" calcext:value-type="float">
            <text:p>643141</text:p>
          </table:table-cell>
          <table:table-cell table:number-columns-repeated="2"/>
          <table:table-cell office:value-type="float" office:value="194117" calcext:value-type="float">
            <text:p>194117</text:p>
          </table:table-cell>
          <table:table-cell table:number-columns-repeated="2"/>
          <table:table-cell office:value-type="float" office:value="629889" calcext:value-type="float">
            <text:p>629889</text:p>
          </table:table-cell>
          <table:table-cell table:number-columns-repeated="3"/>
          <table:table-cell office:value-type="float" office:value="168483" calcext:value-type="float">
            <text:p>168483</text:p>
          </table:table-cell>
          <table:table-cell table:number-columns-repeated="3"/>
          <table:table-cell office:value-type="float" office:value="606580" calcext:value-type="float">
            <text:p>606580</text:p>
          </table:table-cell>
          <table:table-cell table:number-columns-repeated="2"/>
          <table:table-cell office:value-type="float" office:value="194450" calcext:value-type="float">
            <text:p>194450</text:p>
          </table:table-cell>
          <table:table-cell table:number-columns-repeated="2"/>
          <table:table-cell office:value-type="float" office:value="214380" calcext:value-type="float">
            <text:p>214380</text:p>
          </table:table-cell>
          <table:table-cell/>
          <table:table-cell office:value-type="float" office:value="6570528" calcext:value-type="float">
            <text:p>6570528</text:p>
          </table:table-cell>
          <table:table-cell/>
          <table:table-cell office:value-type="float" office:value="5230491" calcext:value-type="float">
            <text:p>5230491</text:p>
          </table:table-cell>
          <table:table-cell table:number-columns-repeated="26"/>
        </table:table-row>
        <table:table-row table:style-name="ro1">
          <table:table-cell table:number-columns-repeated="10"/>
          <table:table-cell office:value-type="float" office:value="524288" calcext:value-type="float">
            <text:p>524288</text:p>
          </table:table-cell>
          <table:table-cell table:number-columns-repeated="3"/>
          <table:table-cell office:value-type="float" office:value="4096" calcext:value-type="float">
            <text:p>4096</text:p>
          </table:table-cell>
          <table:table-cell table:number-columns-repeated="2"/>
          <table:table-cell office:value-type="float" office:value="237688" calcext:value-type="float">
            <text:p>237688</text:p>
          </table:table-cell>
          <table:table-cell table:number-columns-repeated="2"/>
          <table:table-cell office:value-type="float" office:value="218059" calcext:value-type="float">
            <text:p>218059</text:p>
          </table:table-cell>
          <table:table-cell table:number-columns-repeated="2"/>
          <table:table-cell office:value-type="float" office:value="392981" calcext:value-type="float">
            <text:p>392981</text:p>
          </table:table-cell>
          <table:table-cell table:number-columns-repeated="2"/>
          <table:table-cell office:value-type="float" office:value="901270" calcext:value-type="float">
            <text:p>901270</text:p>
          </table:table-cell>
          <table:table-cell table:number-columns-repeated="2"/>
          <table:table-cell office:value-type="float" office:value="814286" calcext:value-type="float">
            <text:p>814286</text:p>
          </table:table-cell>
          <table:table-cell table:number-columns-repeated="2"/>
          <table:table-cell office:value-type="float" office:value="279383" calcext:value-type="float">
            <text:p>279383</text:p>
          </table:table-cell>
          <table:table-cell table:number-columns-repeated="2"/>
          <table:table-cell office:value-type="float" office:value="740535" calcext:value-type="float">
            <text:p>740535</text:p>
          </table:table-cell>
          <table:table-cell table:number-columns-repeated="3"/>
          <table:table-cell office:value-type="float" office:value="249961" calcext:value-type="float">
            <text:p>249961</text:p>
          </table:table-cell>
          <table:table-cell table:number-columns-repeated="3"/>
          <table:table-cell office:value-type="float" office:value="809713" calcext:value-type="float">
            <text:p>809713</text:p>
          </table:table-cell>
          <table:table-cell table:number-columns-repeated="2"/>
          <table:table-cell office:value-type="float" office:value="243316" calcext:value-type="float">
            <text:p>243316</text:p>
          </table:table-cell>
          <table:table-cell table:number-columns-repeated="2"/>
          <table:table-cell office:value-type="float" office:value="220264" calcext:value-type="float">
            <text:p>220264</text:p>
          </table:table-cell>
          <table:table-cell/>
          <table:table-cell office:value-type="float" office:value="6263974" calcext:value-type="float">
            <text:p>6263974</text:p>
          </table:table-cell>
          <table:table-cell/>
          <table:table-cell office:value-type="float" office:value="5124855" calcext:value-type="float">
            <text:p>5124855</text:p>
          </table:table-cell>
          <table:table-cell table:number-columns-repeated="26"/>
        </table:table-row>
        <table:table-row table:style-name="ro1">
          <table:table-cell table:number-columns-repeated="10"/>
          <table:table-cell office:value-type="float" office:value="524288" calcext:value-type="float">
            <text:p>524288</text:p>
          </table:table-cell>
          <table:table-cell table:number-columns-repeated="3"/>
          <table:table-cell office:value-type="float" office:value="8192" calcext:value-type="float">
            <text:p>8192</text:p>
          </table:table-cell>
          <table:table-cell table:number-columns-repeated="2"/>
          <table:table-cell office:value-type="float" office:value="242518" calcext:value-type="float">
            <text:p>242518</text:p>
          </table:table-cell>
          <table:table-cell table:number-columns-repeated="2"/>
          <table:table-cell office:value-type="float" office:value="217369" calcext:value-type="float">
            <text:p>217369</text:p>
          </table:table-cell>
          <table:table-cell table:number-columns-repeated="2"/>
          <table:table-cell office:value-type="float" office:value="911491" calcext:value-type="float">
            <text:p>911491</text:p>
          </table:table-cell>
          <table:table-cell table:number-columns-repeated="2"/>
          <table:table-cell office:value-type="float" office:value="922686" calcext:value-type="float">
            <text:p>922686</text:p>
          </table:table-cell>
          <table:table-cell table:number-columns-repeated="2"/>
          <table:table-cell office:value-type="float" office:value="897693" calcext:value-type="float">
            <text:p>897693</text:p>
          </table:table-cell>
          <table:table-cell table:number-columns-repeated="2"/>
          <table:table-cell office:value-type="float" office:value="268370" calcext:value-type="float">
            <text:p>268370</text:p>
          </table:table-cell>
          <table:table-cell table:number-columns-repeated="2"/>
          <table:table-cell office:value-type="float" office:value="846477" calcext:value-type="float">
            <text:p>846477</text:p>
          </table:table-cell>
          <table:table-cell table:number-columns-repeated="3"/>
          <table:table-cell office:value-type="float" office:value="241684" calcext:value-type="float">
            <text:p>241684</text:p>
          </table:table-cell>
          <table:table-cell table:number-columns-repeated="3"/>
          <table:table-cell office:value-type="float" office:value="793083" calcext:value-type="float">
            <text:p>793083</text:p>
          </table:table-cell>
          <table:table-cell table:number-columns-repeated="2"/>
          <table:table-cell office:value-type="float" office:value="228516" calcext:value-type="float">
            <text:p>228516</text:p>
          </table:table-cell>
          <table:table-cell table:number-columns-repeated="2"/>
          <table:table-cell office:value-type="float" office:value="214374" calcext:value-type="float">
            <text:p>214374</text:p>
          </table:table-cell>
          <table:table-cell/>
          <table:table-cell office:value-type="float" office:value="5611731" calcext:value-type="float">
            <text:p>5611731</text:p>
          </table:table-cell>
          <table:table-cell/>
          <table:table-cell office:value-type="float" office:value="4689230" calcext:value-type="float">
            <text:p>4689230</text:p>
          </table:table-cell>
          <table:table-cell table:number-columns-repeated="26"/>
        </table:table-row>
        <table:table-row table:style-name="ro1">
          <table:table-cell table:number-columns-repeated="10"/>
          <table:table-cell office:value-type="float" office:value="524288" calcext:value-type="float">
            <text:p>524288</text:p>
          </table:table-cell>
          <table:table-cell table:number-columns-repeated="2"/>
          <table:table-cell office:value-type="float" office:value="16384" calcext:value-type="float">
            <text:p>16384</text:p>
          </table:table-cell>
          <table:table-cell table:number-columns-repeated="2"/>
          <table:table-cell office:value-type="float" office:value="262374" calcext:value-type="float">
            <text:p>262374</text:p>
          </table:table-cell>
          <table:table-cell table:number-columns-repeated="2"/>
          <table:table-cell office:value-type="float" office:value="206833" calcext:value-type="float">
            <text:p>206833</text:p>
          </table:table-cell>
          <table:table-cell table:number-columns-repeated="2"/>
          <table:table-cell office:value-type="float" office:value="720499" calcext:value-type="float">
            <text:p>720499</text:p>
          </table:table-cell>
          <table:table-cell table:number-columns-repeated="2"/>
          <table:table-cell office:value-type="float" office:value="910916" calcext:value-type="float">
            <text:p>910916</text:p>
          </table:table-cell>
          <table:table-cell table:number-columns-repeated="2"/>
          <table:table-cell office:value-type="float" office:value="908521" calcext:value-type="float">
            <text:p>908521</text:p>
          </table:table-cell>
          <table:table-cell table:number-columns-repeated="2"/>
          <table:table-cell office:value-type="float" office:value="282332" calcext:value-type="float">
            <text:p>282332</text:p>
          </table:table-cell>
          <table:table-cell table:number-columns-repeated="2"/>
          <table:table-cell office:value-type="float" office:value="912811" calcext:value-type="float">
            <text:p>912811</text:p>
          </table:table-cell>
          <table:table-cell table:number-columns-repeated="3"/>
          <table:table-cell office:value-type="float" office:value="252539" calcext:value-type="float">
            <text:p>252539</text:p>
          </table:table-cell>
          <table:table-cell table:number-columns-repeated="3"/>
          <table:table-cell office:value-type="float" office:value="898875" calcext:value-type="float">
            <text:p>898875</text:p>
          </table:table-cell>
          <table:table-cell table:number-columns-repeated="2"/>
          <table:table-cell office:value-type="float" office:value="245265" calcext:value-type="float">
            <text:p>245265</text:p>
          </table:table-cell>
          <table:table-cell table:number-columns-repeated="2"/>
          <table:table-cell office:value-type="float" office:value="228065" calcext:value-type="float">
            <text:p>228065</text:p>
          </table:table-cell>
          <table:table-cell/>
          <table:table-cell office:value-type="float" office:value="5342352" calcext:value-type="float">
            <text:p>5342352</text:p>
          </table:table-cell>
          <table:table-cell/>
          <table:table-cell office:value-type="float" office:value="4474554" calcext:value-type="float">
            <text:p>4474554</text:p>
          </table:table-cell>
          <table:table-cell table:number-columns-repeated="27"/>
        </table:table-row>
        <table:table-row table:style-name="ro1">
          <table:table-cell table:number-columns-repeated="9"/>
          <table:table-cell office:value-type="float" office:value="1048576" calcext:value-type="float">
            <text:p>1048576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37457" calcext:value-type="float">
            <text:p>137457</text:p>
          </table:table-cell>
          <table:table-cell table:number-columns-repeated="2"/>
          <table:table-cell office:value-type="float" office:value="105660" calcext:value-type="float">
            <text:p>105660</text:p>
          </table:table-cell>
          <table:table-cell table:number-columns-repeated="2"/>
          <table:table-cell office:value-type="float" office:value="248729" calcext:value-type="float">
            <text:p>248729</text:p>
          </table:table-cell>
          <table:table-cell table:number-columns-repeated="2"/>
          <table:table-cell office:value-type="float" office:value="225418" calcext:value-type="float">
            <text:p>225418</text:p>
          </table:table-cell>
          <table:table-cell table:number-columns-repeated="2"/>
          <table:table-cell office:value-type="float" office:value="177907" calcext:value-type="float">
            <text:p>177907</text:p>
          </table:table-cell>
          <table:table-cell table:number-columns-repeated="3"/>
          <table:table-cell office:value-type="float" office:value="73046" calcext:value-type="float">
            <text:p>73046</text:p>
          </table:table-cell>
          <table:table-cell table:number-columns-repeated="2"/>
          <table:table-cell office:value-type="float" office:value="174403" calcext:value-type="float">
            <text:p>174403</text:p>
          </table:table-cell>
          <table:table-cell table:number-columns-repeated="4"/>
          <table:table-cell office:value-type="float" office:value="36712" calcext:value-type="float">
            <text:p>36712</text:p>
          </table:table-cell>
          <table:table-cell table:number-columns-repeated="3"/>
          <table:table-cell office:value-type="float" office:value="174736" calcext:value-type="float">
            <text:p>174736</text:p>
          </table:table-cell>
          <table:table-cell table:number-columns-repeated="2"/>
          <table:table-cell office:value-type="float" office:value="197165" calcext:value-type="float">
            <text:p>197165</text:p>
          </table:table-cell>
          <table:table-cell table:number-columns-repeated="2"/>
          <table:table-cell office:value-type="float" office:value="179688" calcext:value-type="float">
            <text:p>179688</text:p>
          </table:table-cell>
          <table:table-cell table:number-columns-repeated="2"/>
          <table:table-cell office:value-type="float" office:value="531191" calcext:value-type="float">
            <text:p>531191</text:p>
          </table:table-cell>
          <table:table-cell table:number-columns-repeated="2"/>
          <table:table-cell office:value-type="float" office:value="567899" calcext:value-type="float">
            <text:p>567899</text:p>
          </table:table-cell>
          <table:table-cell table:number-columns-repeated="21"/>
        </table:table-row>
        <table:table-row table:style-name="ro1">
          <table:table-cell table:number-columns-repeated="9"/>
          <table:table-cell office:value-type="float" office:value="1048576" calcext:value-type="float">
            <text:p>1048576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137011" calcext:value-type="float">
            <text:p>137011</text:p>
          </table:table-cell>
          <table:table-cell table:number-columns-repeated="2"/>
          <table:table-cell office:value-type="float" office:value="143586" calcext:value-type="float">
            <text:p>143586</text:p>
          </table:table-cell>
          <table:table-cell table:number-columns-repeated="2"/>
          <table:table-cell office:value-type="float" office:value="381859" calcext:value-type="float">
            <text:p>381859</text:p>
          </table:table-cell>
          <table:table-cell table:number-columns-repeated="2"/>
          <table:table-cell office:value-type="float" office:value="378714" calcext:value-type="float">
            <text:p>378714</text:p>
          </table:table-cell>
          <table:table-cell table:number-columns-repeated="2"/>
          <table:table-cell office:value-type="float" office:value="281954" calcext:value-type="float">
            <text:p>281954</text:p>
          </table:table-cell>
          <table:table-cell table:number-columns-repeated="2"/>
          <table:table-cell office:value-type="float" office:value="113102" calcext:value-type="float">
            <text:p>113102</text:p>
          </table:table-cell>
          <table:table-cell table:number-columns-repeated="2"/>
          <table:table-cell office:value-type="float" office:value="270740" calcext:value-type="float">
            <text:p>270740</text:p>
          </table:table-cell>
          <table:table-cell table:number-columns-repeated="3"/>
          <table:table-cell office:value-type="float" office:value="142846" calcext:value-type="float">
            <text:p>142846</text:p>
          </table:table-cell>
          <table:table-cell table:number-columns-repeated="3"/>
          <table:table-cell office:value-type="float" office:value="278915" calcext:value-type="float">
            <text:p>278915</text:p>
          </table:table-cell>
          <table:table-cell table:number-columns-repeated="2"/>
          <table:table-cell office:value-type="float" office:value="151373" calcext:value-type="float">
            <text:p>151373</text:p>
          </table:table-cell>
          <table:table-cell table:number-columns-repeated="2"/>
          <table:table-cell office:value-type="float" office:value="137319" calcext:value-type="float">
            <text:p>137319</text:p>
          </table:table-cell>
          <table:table-cell table:number-columns-repeated="2"/>
          <table:table-cell office:value-type="float" office:value="580492" calcext:value-type="float">
            <text:p>580492</text:p>
          </table:table-cell>
          <table:table-cell table:number-columns-repeated="2"/>
          <table:table-cell office:value-type="float" office:value="581680" calcext:value-type="float">
            <text:p>581680</text:p>
          </table:table-cell>
          <table:table-cell table:number-columns-repeated="24"/>
        </table:table-row>
        <table:table-row table:style-name="ro1">
          <table:table-cell table:number-columns-repeated="9"/>
          <table:table-cell office:value-type="float" office:value="1048576" calcext:value-type="float">
            <text:p>1048576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136044" calcext:value-type="float">
            <text:p>136044</text:p>
          </table:table-cell>
          <table:table-cell table:number-columns-repeated="2"/>
          <table:table-cell office:value-type="float" office:value="136975" calcext:value-type="float">
            <text:p>136975</text:p>
          </table:table-cell>
          <table:table-cell table:number-columns-repeated="2"/>
          <table:table-cell office:value-type="float" office:value="498446" calcext:value-type="float">
            <text:p>498446</text:p>
          </table:table-cell>
          <table:table-cell table:number-columns-repeated="2"/>
          <table:table-cell office:value-type="float" office:value="494000" calcext:value-type="float">
            <text:p>494000</text:p>
          </table:table-cell>
          <table:table-cell table:number-columns-repeated="2"/>
          <table:table-cell office:value-type="float" office:value="337287" calcext:value-type="float">
            <text:p>337287</text:p>
          </table:table-cell>
          <table:table-cell table:number-columns-repeated="2"/>
          <table:table-cell office:value-type="float" office:value="130636" calcext:value-type="float">
            <text:p>130636</text:p>
          </table:table-cell>
          <table:table-cell table:number-columns-repeated="2"/>
          <table:table-cell office:value-type="float" office:value="341438" calcext:value-type="float">
            <text:p>341438</text:p>
          </table:table-cell>
          <table:table-cell table:number-columns-repeated="4"/>
          <table:table-cell office:value-type="float" office:value="90170" calcext:value-type="float">
            <text:p>90170</text:p>
          </table:table-cell>
          <table:table-cell table:number-columns-repeated="3"/>
          <table:table-cell office:value-type="float" office:value="325461" calcext:value-type="float">
            <text:p>325461</text:p>
          </table:table-cell>
          <table:table-cell table:number-columns-repeated="2"/>
          <table:table-cell office:value-type="float" office:value="111639" calcext:value-type="float">
            <text:p>111639</text:p>
          </table:table-cell>
          <table:table-cell table:number-columns-repeated="2"/>
          <table:table-cell office:value-type="float" office:value="168637" calcext:value-type="float">
            <text:p>168637</text:p>
          </table:table-cell>
          <table:table-cell table:number-columns-repeated="2"/>
          <table:table-cell office:value-type="float" office:value="578327" calcext:value-type="float">
            <text:p>578327</text:p>
          </table:table-cell>
          <table:table-cell table:number-columns-repeated="2"/>
          <table:table-cell office:value-type="float" office:value="582975" calcext:value-type="float">
            <text:p>582975</text:p>
          </table:table-cell>
          <table:table-cell table:number-columns-repeated="23"/>
        </table:table-row>
        <table:table-row table:style-name="ro1">
          <table:table-cell table:number-columns-repeated="9"/>
          <table:table-cell office:value-type="float" office:value="1048576" calcext:value-type="float">
            <text:p>1048576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126882" calcext:value-type="float">
            <text:p>126882</text:p>
          </table:table-cell>
          <table:table-cell table:number-columns-repeated="2"/>
          <table:table-cell office:value-type="float" office:value="166688" calcext:value-type="float">
            <text:p>166688</text:p>
          </table:table-cell>
          <table:table-cell table:number-columns-repeated="2"/>
          <table:table-cell office:value-type="float" office:value="543860" calcext:value-type="float">
            <text:p>543860</text:p>
          </table:table-cell>
          <table:table-cell table:number-columns-repeated="2"/>
          <table:table-cell office:value-type="float" office:value="540421" calcext:value-type="float">
            <text:p>540421</text:p>
          </table:table-cell>
          <table:table-cell table:number-columns-repeated="2"/>
          <table:table-cell office:value-type="float" office:value="413516" calcext:value-type="float">
            <text:p>413516</text:p>
          </table:table-cell>
          <table:table-cell table:number-columns-repeated="2"/>
          <table:table-cell office:value-type="float" office:value="130515" calcext:value-type="float">
            <text:p>130515</text:p>
          </table:table-cell>
          <table:table-cell table:number-columns-repeated="2"/>
          <table:table-cell office:value-type="float" office:value="418983" calcext:value-type="float">
            <text:p>418983</text:p>
          </table:table-cell>
          <table:table-cell table:number-columns-repeated="4"/>
          <table:table-cell office:value-type="float" office:value="99164" calcext:value-type="float">
            <text:p>99164</text:p>
          </table:table-cell>
          <table:table-cell table:number-columns-repeated="3"/>
          <table:table-cell office:value-type="float" office:value="424054" calcext:value-type="float">
            <text:p>424054</text:p>
          </table:table-cell>
          <table:table-cell table:number-columns-repeated="2"/>
          <table:table-cell office:value-type="float" office:value="174410" calcext:value-type="float">
            <text:p>174410</text:p>
          </table:table-cell>
          <table:table-cell table:number-columns-repeated="2"/>
          <table:table-cell office:value-type="float" office:value="172775" calcext:value-type="float">
            <text:p>172775</text:p>
          </table:table-cell>
          <table:table-cell table:number-columns-repeated="2"/>
          <table:table-cell office:value-type="float" office:value="442766" calcext:value-type="float">
            <text:p>442766</text:p>
          </table:table-cell>
          <table:table-cell table:number-columns-repeated="2"/>
          <table:table-cell office:value-type="float" office:value="542762" calcext:value-type="float">
            <text:p>542762</text:p>
          </table:table-cell>
          <table:table-cell table:number-columns-repeated="23"/>
        </table:table-row>
        <table:table-row table:style-name="ro1">
          <table:table-cell table:number-columns-repeated="9"/>
          <table:table-cell office:value-type="float" office:value="1048576" calcext:value-type="float">
            <text:p>1048576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 table:number-columns-repeated="2"/>
          <table:table-cell office:value-type="float" office:value="161151" calcext:value-type="float">
            <text:p>161151</text:p>
          </table:table-cell>
          <table:table-cell table:number-columns-repeated="2"/>
          <table:table-cell office:value-type="float" office:value="149810" calcext:value-type="float">
            <text:p>149810</text:p>
          </table:table-cell>
          <table:table-cell table:number-columns-repeated="2"/>
          <table:table-cell office:value-type="float" office:value="673827" calcext:value-type="float">
            <text:p>673827</text:p>
          </table:table-cell>
          <table:table-cell table:number-columns-repeated="2"/>
          <table:table-cell office:value-type="float" office:value="704826" calcext:value-type="float">
            <text:p>704826</text:p>
          </table:table-cell>
          <table:table-cell table:number-columns-repeated="2"/>
          <table:table-cell office:value-type="float" office:value="600285" calcext:value-type="float">
            <text:p>600285</text:p>
          </table:table-cell>
          <table:table-cell table:number-columns-repeated="2"/>
          <table:table-cell office:value-type="float" office:value="133531" calcext:value-type="float">
            <text:p>133531</text:p>
          </table:table-cell>
          <table:table-cell table:number-columns-repeated="2"/>
          <table:table-cell office:value-type="float" office:value="511285" calcext:value-type="float">
            <text:p>511285</text:p>
          </table:table-cell>
          <table:table-cell table:number-columns-repeated="3"/>
          <table:table-cell office:value-type="float" office:value="167729" calcext:value-type="float">
            <text:p>167729</text:p>
          </table:table-cell>
          <table:table-cell table:number-columns-repeated="3"/>
          <table:table-cell office:value-type="float" office:value="571339" calcext:value-type="float">
            <text:p>571339</text:p>
          </table:table-cell>
          <table:table-cell table:number-columns-repeated="2"/>
          <table:table-cell office:value-type="float" office:value="137848" calcext:value-type="float">
            <text:p>137848</text:p>
          </table:table-cell>
          <table:table-cell table:number-columns-repeated="2"/>
          <table:table-cell office:value-type="float" office:value="170100" calcext:value-type="float">
            <text:p>170100</text:p>
          </table:table-cell>
          <table:table-cell table:number-columns-repeated="2"/>
          <table:table-cell office:value-type="float" office:value="577689" calcext:value-type="float">
            <text:p>577689</text:p>
          </table:table-cell>
          <table:table-cell table:number-columns-repeated="2"/>
          <table:table-cell office:value-type="float" office:value="570527" calcext:value-type="float">
            <text:p>570527</text:p>
          </table:table-cell>
          <table:table-cell table:number-columns-repeated="25"/>
        </table:table-row>
        <table:table-row table:style-name="ro1">
          <table:table-cell table:number-columns-repeated="9"/>
          <table:table-cell office:value-type="float" office:value="1048576" calcext:value-type="float">
            <text:p>1048576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 table:number-columns-repeated="2"/>
          <table:table-cell office:value-type="float" office:value="161100" calcext:value-type="float">
            <text:p>161100</text:p>
          </table:table-cell>
          <table:table-cell table:number-columns-repeated="2"/>
          <table:table-cell office:value-type="float" office:value="161003" calcext:value-type="float">
            <text:p>161003</text:p>
          </table:table-cell>
          <table:table-cell table:number-columns-repeated="2"/>
          <table:table-cell office:value-type="float" office:value="599437" calcext:value-type="float">
            <text:p>599437</text:p>
          </table:table-cell>
          <table:table-cell table:number-columns-repeated="2"/>
          <table:table-cell office:value-type="float" office:value="789053" calcext:value-type="float">
            <text:p>789053</text:p>
          </table:table-cell>
          <table:table-cell table:number-columns-repeated="2"/>
          <table:table-cell office:value-type="float" office:value="675116" calcext:value-type="float">
            <text:p>675116</text:p>
          </table:table-cell>
          <table:table-cell table:number-columns-repeated="2"/>
          <table:table-cell office:value-type="float" office:value="165405" calcext:value-type="float">
            <text:p>165405</text:p>
          </table:table-cell>
          <table:table-cell table:number-columns-repeated="2"/>
          <table:table-cell office:value-type="float" office:value="668090" calcext:value-type="float">
            <text:p>668090</text:p>
          </table:table-cell>
          <table:table-cell table:number-columns-repeated="3"/>
          <table:table-cell office:value-type="float" office:value="119963" calcext:value-type="float">
            <text:p>119963</text:p>
          </table:table-cell>
          <table:table-cell table:number-columns-repeated="3"/>
          <table:table-cell office:value-type="float" office:value="675966" calcext:value-type="float">
            <text:p>675966</text:p>
          </table:table-cell>
          <table:table-cell table:number-columns-repeated="2"/>
          <table:table-cell office:value-type="float" office:value="149778" calcext:value-type="float">
            <text:p>149778</text:p>
          </table:table-cell>
          <table:table-cell table:number-columns-repeated="2"/>
          <table:table-cell office:value-type="float" office:value="152584" calcext:value-type="float">
            <text:p>152584</text:p>
          </table:table-cell>
          <table:table-cell table:number-columns-repeated="2"/>
          <table:table-cell office:value-type="float" office:value="435433" calcext:value-type="float">
            <text:p>435433</text:p>
          </table:table-cell>
          <table:table-cell table:number-columns-repeated="2"/>
          <table:table-cell office:value-type="float" office:value="577783" calcext:value-type="float">
            <text:p>577783</text:p>
          </table:table-cell>
          <table:table-cell table:number-columns-repeated="25"/>
        </table:table-row>
        <table:table-row table:style-name="ro1">
          <table:table-cell table:number-columns-repeated="9"/>
          <table:table-cell office:value-type="float" office:value="1048576" calcext:value-type="float">
            <text:p>1048576</text:p>
          </table:table-cell>
          <table:table-cell table:number-columns-repeated="3"/>
          <table:table-cell office:value-type="float" office:value="4096" calcext:value-type="float">
            <text:p>4096</text:p>
          </table:table-cell>
          <table:table-cell table:number-columns-repeated="2"/>
          <table:table-cell office:value-type="float" office:value="177445" calcext:value-type="float">
            <text:p>177445</text:p>
          </table:table-cell>
          <table:table-cell table:number-columns-repeated="2"/>
          <table:table-cell office:value-type="float" office:value="148749" calcext:value-type="float">
            <text:p>148749</text:p>
          </table:table-cell>
          <table:table-cell table:number-columns-repeated="2"/>
          <table:table-cell office:value-type="float" office:value="892348" calcext:value-type="float">
            <text:p>892348</text:p>
          </table:table-cell>
          <table:table-cell table:number-columns-repeated="2"/>
          <table:table-cell office:value-type="float" office:value="877608" calcext:value-type="float">
            <text:p>877608</text:p>
          </table:table-cell>
          <table:table-cell table:number-columns-repeated="2"/>
          <table:table-cell office:value-type="float" office:value="810862" calcext:value-type="float">
            <text:p>810862</text:p>
          </table:table-cell>
          <table:table-cell table:number-columns-repeated="2"/>
          <table:table-cell office:value-type="float" office:value="156188" calcext:value-type="float">
            <text:p>156188</text:p>
          </table:table-cell>
          <table:table-cell table:number-columns-repeated="2"/>
          <table:table-cell office:value-type="float" office:value="814679" calcext:value-type="float">
            <text:p>814679</text:p>
          </table:table-cell>
          <table:table-cell table:number-columns-repeated="3"/>
          <table:table-cell office:value-type="float" office:value="161704" calcext:value-type="float">
            <text:p>161704</text:p>
          </table:table-cell>
          <table:table-cell table:number-columns-repeated="3"/>
          <table:table-cell office:value-type="float" office:value="743534" calcext:value-type="float">
            <text:p>743534</text:p>
          </table:table-cell>
          <table:table-cell table:number-columns-repeated="2"/>
          <table:table-cell office:value-type="float" office:value="142711" calcext:value-type="float">
            <text:p>142711</text:p>
          </table:table-cell>
          <table:table-cell table:number-columns-repeated="2"/>
          <table:table-cell office:value-type="float" office:value="172704" calcext:value-type="float">
            <text:p>172704</text:p>
          </table:table-cell>
          <table:table-cell table:number-columns-repeated="2"/>
          <table:table-cell office:value-type="float" office:value="581239" calcext:value-type="float">
            <text:p>581239</text:p>
          </table:table-cell>
          <table:table-cell table:number-columns-repeated="2"/>
          <table:table-cell office:value-type="float" office:value="581857" calcext:value-type="float">
            <text:p>581857</text:p>
          </table:table-cell>
          <table:table-cell table:number-columns-repeated="25"/>
        </table:table-row>
        <table:table-row table:style-name="ro1">
          <table:table-cell table:number-columns-repeated="9"/>
          <table:table-cell office:value-type="float" office:value="1048576" calcext:value-type="float">
            <text:p>1048576</text:p>
          </table:table-cell>
          <table:table-cell table:number-columns-repeated="3"/>
          <table:table-cell office:value-type="float" office:value="8192" calcext:value-type="float">
            <text:p>8192</text:p>
          </table:table-cell>
          <table:table-cell table:number-columns-repeated="3"/>
          <table:table-cell office:value-type="float" office:value="88693" calcext:value-type="float">
            <text:p>88693</text:p>
          </table:table-cell>
          <table:table-cell table:number-columns-repeated="2"/>
          <table:table-cell office:value-type="float" office:value="158875" calcext:value-type="float">
            <text:p>158875</text:p>
          </table:table-cell>
          <table:table-cell table:number-columns-repeated="2"/>
          <table:table-cell office:value-type="float" office:value="619135" calcext:value-type="float">
            <text:p>619135</text:p>
          </table:table-cell>
          <table:table-cell table:number-columns-repeated="2"/>
          <table:table-cell office:value-type="float" office:value="912638" calcext:value-type="float">
            <text:p>912638</text:p>
          </table:table-cell>
          <table:table-cell table:number-columns-repeated="2"/>
          <table:table-cell office:value-type="float" office:value="860280" calcext:value-type="float">
            <text:p>860280</text:p>
          </table:table-cell>
          <table:table-cell table:number-columns-repeated="2"/>
          <table:table-cell office:value-type="float" office:value="220181" calcext:value-type="float">
            <text:p>220181</text:p>
          </table:table-cell>
          <table:table-cell table:number-columns-repeated="2"/>
          <table:table-cell office:value-type="float" office:value="852595" calcext:value-type="float">
            <text:p>852595</text:p>
          </table:table-cell>
          <table:table-cell table:number-columns-repeated="3"/>
          <table:table-cell office:value-type="float" office:value="158859" calcext:value-type="float">
            <text:p>158859</text:p>
          </table:table-cell>
          <table:table-cell table:number-columns-repeated="3"/>
          <table:table-cell office:value-type="float" office:value="690860" calcext:value-type="float">
            <text:p>690860</text:p>
          </table:table-cell>
          <table:table-cell table:number-columns-repeated="2"/>
          <table:table-cell office:value-type="float" office:value="187121" calcext:value-type="float">
            <text:p>187121</text:p>
          </table:table-cell>
          <table:table-cell table:number-columns-repeated="2"/>
          <table:table-cell office:value-type="float" office:value="180193" calcext:value-type="float">
            <text:p>180193</text:p>
          </table:table-cell>
          <table:table-cell table:number-columns-repeated="2"/>
          <table:table-cell office:value-type="float" office:value="533145" calcext:value-type="float">
            <text:p>533145</text:p>
          </table:table-cell>
          <table:table-cell table:number-columns-repeated="2"/>
          <table:table-cell office:value-type="float" office:value="537509" calcext:value-type="float">
            <text:p>537509</text:p>
          </table:table-cell>
          <table:table-cell table:number-columns-repeated="24"/>
        </table:table-row>
        <table:table-row table:style-name="ro1">
          <table:table-cell table:number-columns-repeated="9"/>
          <table:table-cell office:value-type="float" office:value="1048576" calcext:value-type="float">
            <text:p>1048576</text:p>
          </table:table-cell>
          <table:table-cell table:number-columns-repeated="2"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91019" calcext:value-type="float">
            <text:p>91019</text:p>
          </table:table-cell>
          <table:table-cell table:number-columns-repeated="2"/>
          <table:table-cell office:value-type="float" office:value="203190" calcext:value-type="float">
            <text:p>203190</text:p>
          </table:table-cell>
          <table:table-cell table:number-columns-repeated="2"/>
          <table:table-cell office:value-type="float" office:value="605466" calcext:value-type="float">
            <text:p>605466</text:p>
          </table:table-cell>
          <table:table-cell table:number-columns-repeated="2"/>
          <table:table-cell office:value-type="float" office:value="870449" calcext:value-type="float">
            <text:p>870449</text:p>
          </table:table-cell>
          <table:table-cell table:number-columns-repeated="2"/>
          <table:table-cell office:value-type="float" office:value="832911" calcext:value-type="float">
            <text:p>832911</text:p>
          </table:table-cell>
          <table:table-cell table:number-columns-repeated="2"/>
          <table:table-cell office:value-type="float" office:value="255239" calcext:value-type="float">
            <text:p>255239</text:p>
          </table:table-cell>
          <table:table-cell table:number-columns-repeated="2"/>
          <table:table-cell office:value-type="float" office:value="905966" calcext:value-type="float">
            <text:p>905966</text:p>
          </table:table-cell>
          <table:table-cell table:number-columns-repeated="3"/>
          <table:table-cell office:value-type="float" office:value="193865" calcext:value-type="float">
            <text:p>193865</text:p>
          </table:table-cell>
          <table:table-cell table:number-columns-repeated="3"/>
          <table:table-cell office:value-type="float" office:value="871639" calcext:value-type="float">
            <text:p>871639</text:p>
          </table:table-cell>
          <table:table-cell table:number-columns-repeated="2"/>
          <table:table-cell office:value-type="float" office:value="172014" calcext:value-type="float">
            <text:p>172014</text:p>
          </table:table-cell>
          <table:table-cell table:number-columns-repeated="2"/>
          <table:table-cell office:value-type="float" office:value="216177" calcext:value-type="float">
            <text:p>216177</text:p>
          </table:table-cell>
          <table:table-cell table:number-columns-repeated="2"/>
          <table:table-cell office:value-type="float" office:value="537162" calcext:value-type="float">
            <text:p>537162</text:p>
          </table:table-cell>
          <table:table-cell table:number-columns-repeated="2"/>
          <table:table-cell office:value-type="float" office:value="570312" calcext:value-type="float">
            <text:p>570312</text:p>
          </table:table-cell>
          <table:table-cell table:number-columns-repeated="25"/>
        </table:table-row>
        <table:table-row table:style-name="ro1">
          <table:table-cell table:number-columns-repeated="9"/>
          <table:table-cell office:value-type="float" office:value="2097152" calcext:value-type="float">
            <text:p>2097152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66891" calcext:value-type="float">
            <text:p>66891</text:p>
          </table:table-cell>
          <table:table-cell table:number-columns-repeated="3"/>
          <table:table-cell office:value-type="float" office:value="95135" calcext:value-type="float">
            <text:p>95135</text:p>
          </table:table-cell>
          <table:table-cell table:number-columns-repeated="2"/>
          <table:table-cell office:value-type="float" office:value="228499" calcext:value-type="float">
            <text:p>228499</text:p>
          </table:table-cell>
          <table:table-cell table:number-columns-repeated="2"/>
          <table:table-cell office:value-type="float" office:value="241109" calcext:value-type="float">
            <text:p>241109</text:p>
          </table:table-cell>
          <table:table-cell table:number-columns-repeated="2"/>
          <table:table-cell office:value-type="float" office:value="180891" calcext:value-type="float">
            <text:p>180891</text:p>
          </table:table-cell>
          <table:table-cell table:number-columns-repeated="2"/>
          <table:table-cell office:value-type="float" office:value="115182" calcext:value-type="float">
            <text:p>115182</text:p>
          </table:table-cell>
          <table:table-cell table:number-columns-repeated="2"/>
          <table:table-cell office:value-type="float" office:value="177667" calcext:value-type="float">
            <text:p>177667</text:p>
          </table:table-cell>
          <table:table-cell table:number-columns-repeated="4"/>
          <table:table-cell office:value-type="float" office:value="86796" calcext:value-type="float">
            <text:p>86796</text:p>
          </table:table-cell>
          <table:table-cell table:number-columns-repeated="3"/>
          <table:table-cell office:value-type="float" office:value="182607" calcext:value-type="float">
            <text:p>182607</text:p>
          </table:table-cell>
          <table:table-cell table:number-columns-repeated="2"/>
          <table:table-cell office:value-type="float" office:value="108167" calcext:value-type="float">
            <text:p>108167</text:p>
          </table:table-cell>
          <table:table-cell table:number-columns-repeated="2"/>
          <table:table-cell office:value-type="float" office:value="186074" calcext:value-type="float">
            <text:p>186074</text:p>
          </table:table-cell>
          <table:table-cell table:number-columns-repeated="2"/>
          <table:table-cell office:value-type="float" office:value="568889" calcext:value-type="float">
            <text:p>568889</text:p>
          </table:table-cell>
          <table:table-cell table:number-columns-repeated="2"/>
          <table:table-cell office:value-type="float" office:value="571948" calcext:value-type="float">
            <text:p>571948</text:p>
          </table:table-cell>
          <table:table-cell table:number-columns-repeated="20"/>
        </table:table-row>
        <table:table-row table:style-name="ro1">
          <table:table-cell table:number-columns-repeated="9"/>
          <table:table-cell office:value-type="float" office:value="2097152" calcext:value-type="float">
            <text:p>2097152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 table:number-columns-repeated="3"/>
          <table:table-cell office:value-type="float" office:value="72258" calcext:value-type="float">
            <text:p>72258</text:p>
          </table:table-cell>
          <table:table-cell table:number-columns-repeated="2"/>
          <table:table-cell office:value-type="float" office:value="126435" calcext:value-type="float">
            <text:p>126435</text:p>
          </table:table-cell>
          <table:table-cell table:number-columns-repeated="2"/>
          <table:table-cell office:value-type="float" office:value="373700" calcext:value-type="float">
            <text:p>373700</text:p>
          </table:table-cell>
          <table:table-cell table:number-columns-repeated="2"/>
          <table:table-cell office:value-type="float" office:value="382503" calcext:value-type="float">
            <text:p>382503</text:p>
          </table:table-cell>
          <table:table-cell table:number-columns-repeated="2"/>
          <table:table-cell office:value-type="float" office:value="283793" calcext:value-type="float">
            <text:p>283793</text:p>
          </table:table-cell>
          <table:table-cell table:number-columns-repeated="2"/>
          <table:table-cell office:value-type="float" office:value="107229" calcext:value-type="float">
            <text:p>107229</text:p>
          </table:table-cell>
          <table:table-cell table:number-columns-repeated="2"/>
          <table:table-cell office:value-type="float" office:value="266771" calcext:value-type="float">
            <text:p>266771</text:p>
          </table:table-cell>
          <table:table-cell table:number-columns-repeated="3"/>
          <table:table-cell office:value-type="float" office:value="100711" calcext:value-type="float">
            <text:p>100711</text:p>
          </table:table-cell>
          <table:table-cell table:number-columns-repeated="3"/>
          <table:table-cell office:value-type="float" office:value="283920" calcext:value-type="float">
            <text:p>283920</text:p>
          </table:table-cell>
          <table:table-cell table:number-columns-repeated="2"/>
          <table:table-cell office:value-type="float" office:value="143769" calcext:value-type="float">
            <text:p>143769</text:p>
          </table:table-cell>
          <table:table-cell table:number-columns-repeated="2"/>
          <table:table-cell office:value-type="float" office:value="223689" calcext:value-type="float">
            <text:p>223689</text:p>
          </table:table-cell>
          <table:table-cell table:number-columns-repeated="2"/>
          <table:table-cell office:value-type="float" office:value="532344" calcext:value-type="float">
            <text:p>532344</text:p>
          </table:table-cell>
          <table:table-cell table:number-columns-repeated="2"/>
          <table:table-cell office:value-type="float" office:value="535472" calcext:value-type="float">
            <text:p>535472</text:p>
          </table:table-cell>
          <table:table-cell table:number-columns-repeated="23"/>
        </table:table-row>
        <table:table-row table:style-name="ro1">
          <table:table-cell table:number-columns-repeated="9"/>
          <table:table-cell office:value-type="float" office:value="2097152" calcext:value-type="float">
            <text:p>2097152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table:number-columns-repeated="3"/>
          <table:table-cell office:value-type="float" office:value="79997" calcext:value-type="float">
            <text:p>79997</text:p>
          </table:table-cell>
          <table:table-cell table:number-columns-repeated="2"/>
          <table:table-cell office:value-type="float" office:value="161242" calcext:value-type="float">
            <text:p>161242</text:p>
          </table:table-cell>
          <table:table-cell table:number-columns-repeated="2"/>
          <table:table-cell office:value-type="float" office:value="461476" calcext:value-type="float">
            <text:p>461476</text:p>
          </table:table-cell>
          <table:table-cell table:number-columns-repeated="2"/>
          <table:table-cell office:value-type="float" office:value="455446" calcext:value-type="float">
            <text:p>455446</text:p>
          </table:table-cell>
          <table:table-cell table:number-columns-repeated="2"/>
          <table:table-cell office:value-type="float" office:value="334811" calcext:value-type="float">
            <text:p>334811</text:p>
          </table:table-cell>
          <table:table-cell table:number-columns-repeated="2"/>
          <table:table-cell office:value-type="float" office:value="157336" calcext:value-type="float">
            <text:p>157336</text:p>
          </table:table-cell>
          <table:table-cell table:number-columns-repeated="2"/>
          <table:table-cell office:value-type="float" office:value="325065" calcext:value-type="float">
            <text:p>325065</text:p>
          </table:table-cell>
          <table:table-cell table:number-columns-repeated="3"/>
          <table:table-cell office:value-type="float" office:value="154364" calcext:value-type="float">
            <text:p>154364</text:p>
          </table:table-cell>
          <table:table-cell table:number-columns-repeated="3"/>
          <table:table-cell office:value-type="float" office:value="327527" calcext:value-type="float">
            <text:p>327527</text:p>
          </table:table-cell>
          <table:table-cell table:number-columns-repeated="2"/>
          <table:table-cell office:value-type="float" office:value="159270" calcext:value-type="float">
            <text:p>159270</text:p>
          </table:table-cell>
          <table:table-cell table:number-columns-repeated="2"/>
          <table:table-cell office:value-type="float" office:value="203949" calcext:value-type="float">
            <text:p>203949</text:p>
          </table:table-cell>
          <table:table-cell table:number-columns-repeated="2"/>
          <table:table-cell office:value-type="float" office:value="579150" calcext:value-type="float">
            <text:p>579150</text:p>
          </table:table-cell>
          <table:table-cell table:number-columns-repeated="2"/>
          <table:table-cell office:value-type="float" office:value="575668" calcext:value-type="float">
            <text:p>575668</text:p>
          </table:table-cell>
          <table:table-cell table:number-columns-repeated="23"/>
        </table:table-row>
        <table:table-row table:style-name="ro1">
          <table:table-cell table:number-columns-repeated="9"/>
          <table:table-cell office:value-type="float" office:value="2097152" calcext:value-type="float">
            <text:p>2097152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3"/>
          <table:table-cell office:value-type="float" office:value="95290" calcext:value-type="float">
            <text:p>95290</text:p>
          </table:table-cell>
          <table:table-cell table:number-columns-repeated="2"/>
          <table:table-cell office:value-type="float" office:value="155597" calcext:value-type="float">
            <text:p>155597</text:p>
          </table:table-cell>
          <table:table-cell table:number-columns-repeated="2"/>
          <table:table-cell office:value-type="float" office:value="545659" calcext:value-type="float">
            <text:p>545659</text:p>
          </table:table-cell>
          <table:table-cell table:number-columns-repeated="2"/>
          <table:table-cell office:value-type="float" office:value="542051" calcext:value-type="float">
            <text:p>542051</text:p>
          </table:table-cell>
          <table:table-cell table:number-columns-repeated="2"/>
          <table:table-cell office:value-type="float" office:value="411685" calcext:value-type="float">
            <text:p>411685</text:p>
          </table:table-cell>
          <table:table-cell table:number-columns-repeated="2"/>
          <table:table-cell office:value-type="float" office:value="135930" calcext:value-type="float">
            <text:p>135930</text:p>
          </table:table-cell>
          <table:table-cell table:number-columns-repeated="2"/>
          <table:table-cell office:value-type="float" office:value="415316" calcext:value-type="float">
            <text:p>415316</text:p>
          </table:table-cell>
          <table:table-cell table:number-columns-repeated="3"/>
          <table:table-cell office:value-type="float" office:value="145291" calcext:value-type="float">
            <text:p>145291</text:p>
          </table:table-cell>
          <table:table-cell table:number-columns-repeated="3"/>
          <table:table-cell office:value-type="float" office:value="409525" calcext:value-type="float">
            <text:p>409525</text:p>
          </table:table-cell>
          <table:table-cell table:number-columns-repeated="2"/>
          <table:table-cell office:value-type="float" office:value="172146" calcext:value-type="float">
            <text:p>172146</text:p>
          </table:table-cell>
          <table:table-cell table:number-columns-repeated="2"/>
          <table:table-cell office:value-type="float" office:value="210813" calcext:value-type="float">
            <text:p>210813</text:p>
          </table:table-cell>
          <table:table-cell table:number-columns-repeated="2"/>
          <table:table-cell office:value-type="float" office:value="547147" calcext:value-type="float">
            <text:p>547147</text:p>
          </table:table-cell>
          <table:table-cell table:number-columns-repeated="2"/>
          <table:table-cell office:value-type="float" office:value="571159" calcext:value-type="float">
            <text:p>571159</text:p>
          </table:table-cell>
          <table:table-cell table:number-columns-repeated="23"/>
        </table:table-row>
        <table:table-row table:style-name="ro1">
          <table:table-cell table:number-columns-repeated="9"/>
          <table:table-cell office:value-type="float" office:value="2097152" calcext:value-type="float">
            <text:p>2097152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 table:number-columns-repeated="3"/>
          <table:table-cell office:value-type="float" office:value="87857" calcext:value-type="float">
            <text:p>87857</text:p>
          </table:table-cell>
          <table:table-cell table:number-columns-repeated="2"/>
          <table:table-cell office:value-type="float" office:value="150946" calcext:value-type="float">
            <text:p>150946</text:p>
          </table:table-cell>
          <table:table-cell table:number-columns-repeated="2"/>
          <table:table-cell office:value-type="float" office:value="675250" calcext:value-type="float">
            <text:p>675250</text:p>
          </table:table-cell>
          <table:table-cell table:number-columns-repeated="2"/>
          <table:table-cell office:value-type="float" office:value="699339" calcext:value-type="float">
            <text:p>699339</text:p>
          </table:table-cell>
          <table:table-cell table:number-columns-repeated="2"/>
          <table:table-cell office:value-type="float" office:value="592448" calcext:value-type="float">
            <text:p>592448</text:p>
          </table:table-cell>
          <table:table-cell table:number-columns-repeated="2"/>
          <table:table-cell office:value-type="float" office:value="144576" calcext:value-type="float">
            <text:p>144576</text:p>
          </table:table-cell>
          <table:table-cell table:number-columns-repeated="2"/>
          <table:table-cell office:value-type="float" office:value="532043" calcext:value-type="float">
            <text:p>532043</text:p>
          </table:table-cell>
          <table:table-cell table:number-columns-repeated="3"/>
          <table:table-cell office:value-type="float" office:value="193828" calcext:value-type="float">
            <text:p>193828</text:p>
          </table:table-cell>
          <table:table-cell table:number-columns-repeated="3"/>
          <table:table-cell office:value-type="float" office:value="552118" calcext:value-type="float">
            <text:p>552118</text:p>
          </table:table-cell>
          <table:table-cell table:number-columns-repeated="2"/>
          <table:table-cell office:value-type="float" office:value="162935" calcext:value-type="float">
            <text:p>162935</text:p>
          </table:table-cell>
          <table:table-cell table:number-columns-repeated="2"/>
          <table:table-cell office:value-type="float" office:value="210180" calcext:value-type="float">
            <text:p>210180</text:p>
          </table:table-cell>
          <table:table-cell table:number-columns-repeated="2"/>
          <table:table-cell office:value-type="float" office:value="553048" calcext:value-type="float">
            <text:p>553048</text:p>
          </table:table-cell>
          <table:table-cell table:number-columns-repeated="2"/>
          <table:table-cell office:value-type="float" office:value="581872" calcext:value-type="float">
            <text:p>581872</text:p>
          </table:table-cell>
          <table:table-cell table:number-columns-repeated="24"/>
        </table:table-row>
        <table:table-row table:style-name="ro1">
          <table:table-cell table:number-columns-repeated="9"/>
          <table:table-cell office:value-type="float" office:value="2097152" calcext:value-type="float">
            <text:p>2097152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 table:number-columns-repeated="2"/>
          <table:table-cell office:value-type="float" office:value="101910" calcext:value-type="float">
            <text:p>101910</text:p>
          </table:table-cell>
          <table:table-cell table:number-columns-repeated="2"/>
          <table:table-cell office:value-type="float" office:value="185338" calcext:value-type="float">
            <text:p>185338</text:p>
          </table:table-cell>
          <table:table-cell table:number-columns-repeated="2"/>
          <table:table-cell office:value-type="float" office:value="612419" calcext:value-type="float">
            <text:p>612419</text:p>
          </table:table-cell>
          <table:table-cell table:number-columns-repeated="2"/>
          <table:table-cell office:value-type="float" office:value="747166" calcext:value-type="float">
            <text:p>747166</text:p>
          </table:table-cell>
          <table:table-cell table:number-columns-repeated="2"/>
          <table:table-cell office:value-type="float" office:value="679071" calcext:value-type="float">
            <text:p>679071</text:p>
          </table:table-cell>
          <table:table-cell table:number-columns-repeated="2"/>
          <table:table-cell office:value-type="float" office:value="222383" calcext:value-type="float">
            <text:p>222383</text:p>
          </table:table-cell>
          <table:table-cell table:number-columns-repeated="2"/>
          <table:table-cell office:value-type="float" office:value="632185" calcext:value-type="float">
            <text:p>632185</text:p>
          </table:table-cell>
          <table:table-cell table:number-columns-repeated="3"/>
          <table:table-cell office:value-type="float" office:value="236625" calcext:value-type="float">
            <text:p>236625</text:p>
          </table:table-cell>
          <table:table-cell table:number-columns-repeated="3"/>
          <table:table-cell office:value-type="float" office:value="650975" calcext:value-type="float">
            <text:p>650975</text:p>
          </table:table-cell>
          <table:table-cell table:number-columns-repeated="2"/>
          <table:table-cell office:value-type="float" office:value="198949" calcext:value-type="float">
            <text:p>198949</text:p>
          </table:table-cell>
          <table:table-cell table:number-columns-repeated="2"/>
          <table:table-cell office:value-type="float" office:value="200504" calcext:value-type="float">
            <text:p>200504</text:p>
          </table:table-cell>
          <table:table-cell table:number-columns-repeated="2"/>
          <table:table-cell office:value-type="float" office:value="568387" calcext:value-type="float">
            <text:p>568387</text:p>
          </table:table-cell>
          <table:table-cell table:number-columns-repeated="2"/>
          <table:table-cell office:value-type="float" office:value="567856" calcext:value-type="float">
            <text:p>567856</text:p>
          </table:table-cell>
          <table:table-cell table:number-columns-repeated="25"/>
        </table:table-row>
        <table:table-row table:style-name="ro1">
          <table:table-cell table:number-columns-repeated="9"/>
          <table:table-cell office:value-type="float" office:value="2097152" calcext:value-type="float">
            <text:p>2097152</text:p>
          </table:table-cell>
          <table:table-cell table:number-columns-repeated="3"/>
          <table:table-cell office:value-type="float" office:value="4096" calcext:value-type="float">
            <text:p>4096</text:p>
          </table:table-cell>
          <table:table-cell table:number-columns-repeated="3"/>
          <table:table-cell office:value-type="float" office:value="99656" calcext:value-type="float">
            <text:p>99656</text:p>
          </table:table-cell>
          <table:table-cell table:number-columns-repeated="2"/>
          <table:table-cell office:value-type="float" office:value="195304" calcext:value-type="float">
            <text:p>195304</text:p>
          </table:table-cell>
          <table:table-cell table:number-columns-repeated="2"/>
          <table:table-cell office:value-type="float" office:value="903147" calcext:value-type="float">
            <text:p>903147</text:p>
          </table:table-cell>
          <table:table-cell table:number-columns-repeated="2"/>
          <table:table-cell office:value-type="float" office:value="913559" calcext:value-type="float">
            <text:p>913559</text:p>
          </table:table-cell>
          <table:table-cell table:number-columns-repeated="2"/>
          <table:table-cell office:value-type="float" office:value="806971" calcext:value-type="float">
            <text:p>806971</text:p>
          </table:table-cell>
          <table:table-cell table:number-columns-repeated="2"/>
          <table:table-cell office:value-type="float" office:value="187376" calcext:value-type="float">
            <text:p>187376</text:p>
          </table:table-cell>
          <table:table-cell table:number-columns-repeated="2"/>
          <table:table-cell office:value-type="float" office:value="650619" calcext:value-type="float">
            <text:p>650619</text:p>
          </table:table-cell>
          <table:table-cell table:number-columns-repeated="3"/>
          <table:table-cell office:value-type="float" office:value="231809" calcext:value-type="float">
            <text:p>231809</text:p>
          </table:table-cell>
          <table:table-cell table:number-columns-repeated="3"/>
          <table:table-cell office:value-type="float" office:value="768602" calcext:value-type="float">
            <text:p>768602</text:p>
          </table:table-cell>
          <table:table-cell table:number-columns-repeated="2"/>
          <table:table-cell office:value-type="float" office:value="193068" calcext:value-type="float">
            <text:p>193068</text:p>
          </table:table-cell>
          <table:table-cell table:number-columns-repeated="2"/>
          <table:table-cell office:value-type="float" office:value="209673" calcext:value-type="float">
            <text:p>209673</text:p>
          </table:table-cell>
          <table:table-cell table:number-columns-repeated="2"/>
          <table:table-cell office:value-type="float" office:value="577970" calcext:value-type="float">
            <text:p>577970</text:p>
          </table:table-cell>
          <table:table-cell table:number-columns-repeated="2"/>
          <table:table-cell office:value-type="float" office:value="573389" calcext:value-type="float">
            <text:p>573389</text:p>
          </table:table-cell>
          <table:table-cell table:number-columns-repeated="24"/>
        </table:table-row>
        <table:table-row table:style-name="ro1">
          <table:table-cell table:number-columns-repeated="9"/>
          <table:table-cell office:value-type="float" office:value="2097152" calcext:value-type="float">
            <text:p>2097152</text:p>
          </table:table-cell>
          <table:table-cell table:number-columns-repeated="3"/>
          <table:table-cell office:value-type="float" office:value="8192" calcext:value-type="float">
            <text:p>8192</text:p>
          </table:table-cell>
          <table:table-cell table:number-columns-repeated="2"/>
          <table:table-cell office:value-type="float" office:value="101609" calcext:value-type="float">
            <text:p>101609</text:p>
          </table:table-cell>
          <table:table-cell table:number-columns-repeated="2"/>
          <table:table-cell office:value-type="float" office:value="209521" calcext:value-type="float">
            <text:p>209521</text:p>
          </table:table-cell>
          <table:table-cell table:number-columns-repeated="2"/>
          <table:table-cell office:value-type="float" office:value="922156" calcext:value-type="float">
            <text:p>922156</text:p>
          </table:table-cell>
          <table:table-cell table:number-columns-repeated="2"/>
          <table:table-cell office:value-type="float" office:value="916496" calcext:value-type="float">
            <text:p>916496</text:p>
          </table:table-cell>
          <table:table-cell table:number-columns-repeated="2"/>
          <table:table-cell office:value-type="float" office:value="869349" calcext:value-type="float">
            <text:p>869349</text:p>
          </table:table-cell>
          <table:table-cell table:number-columns-repeated="2"/>
          <table:table-cell office:value-type="float" office:value="233650" calcext:value-type="float">
            <text:p>233650</text:p>
          </table:table-cell>
          <table:table-cell table:number-columns-repeated="2"/>
          <table:table-cell office:value-type="float" office:value="685291" calcext:value-type="float">
            <text:p>685291</text:p>
          </table:table-cell>
          <table:table-cell table:number-columns-repeated="3"/>
          <table:table-cell office:value-type="float" office:value="251540" calcext:value-type="float">
            <text:p>251540</text:p>
          </table:table-cell>
          <table:table-cell table:number-columns-repeated="3"/>
          <table:table-cell office:value-type="float" office:value="406172" calcext:value-type="float">
            <text:p>406172</text:p>
          </table:table-cell>
          <table:table-cell table:number-columns-repeated="2"/>
          <table:table-cell office:value-type="float" office:value="233071" calcext:value-type="float">
            <text:p>233071</text:p>
          </table:table-cell>
          <table:table-cell table:number-columns-repeated="2"/>
          <table:table-cell office:value-type="float" office:value="232127" calcext:value-type="float">
            <text:p>232127</text:p>
          </table:table-cell>
          <table:table-cell table:number-columns-repeated="2"/>
          <table:table-cell office:value-type="float" office:value="577295" calcext:value-type="float">
            <text:p>577295</text:p>
          </table:table-cell>
          <table:table-cell table:number-columns-repeated="2"/>
          <table:table-cell office:value-type="float" office:value="575463" calcext:value-type="float">
            <text:p>575463</text:p>
          </table:table-cell>
          <table:table-cell table:number-columns-repeated="25"/>
        </table:table-row>
        <table:table-row table:style-name="ro1">
          <table:table-cell table:number-columns-repeated="9"/>
          <table:table-cell office:value-type="float" office:value="2097152" calcext:value-type="float">
            <text:p>2097152</text:p>
          </table:table-cell>
          <table:table-cell table:number-columns-repeated="2"/>
          <table:table-cell office:value-type="float" office:value="16384" calcext:value-type="float">
            <text:p>16384</text:p>
          </table:table-cell>
          <table:table-cell table:number-columns-repeated="2"/>
          <table:table-cell office:value-type="float" office:value="113529" calcext:value-type="float">
            <text:p>113529</text:p>
          </table:table-cell>
          <table:table-cell table:number-columns-repeated="2"/>
          <table:table-cell office:value-type="float" office:value="238747" calcext:value-type="float">
            <text:p>238747</text:p>
          </table:table-cell>
          <table:table-cell table:number-columns-repeated="2"/>
          <table:table-cell office:value-type="float" office:value="866932" calcext:value-type="float">
            <text:p>866932</text:p>
          </table:table-cell>
          <table:table-cell table:number-columns-repeated="2"/>
          <table:table-cell office:value-type="float" office:value="873214" calcext:value-type="float">
            <text:p>873214</text:p>
          </table:table-cell>
          <table:table-cell table:number-columns-repeated="2"/>
          <table:table-cell office:value-type="float" office:value="837599" calcext:value-type="float">
            <text:p>837599</text:p>
          </table:table-cell>
          <table:table-cell table:number-columns-repeated="2"/>
          <table:table-cell office:value-type="float" office:value="249353" calcext:value-type="float">
            <text:p>249353</text:p>
          </table:table-cell>
          <table:table-cell table:number-columns-repeated="2"/>
          <table:table-cell office:value-type="float" office:value="891205" calcext:value-type="float">
            <text:p>891205</text:p>
          </table:table-cell>
          <table:table-cell table:number-columns-repeated="3"/>
          <table:table-cell office:value-type="float" office:value="257999" calcext:value-type="float">
            <text:p>257999</text:p>
          </table:table-cell>
          <table:table-cell table:number-columns-repeated="3"/>
          <table:table-cell office:value-type="float" office:value="866729" calcext:value-type="float">
            <text:p>866729</text:p>
          </table:table-cell>
          <table:table-cell table:number-columns-repeated="2"/>
          <table:table-cell office:value-type="float" office:value="220951" calcext:value-type="float">
            <text:p>220951</text:p>
          </table:table-cell>
          <table:table-cell table:number-columns-repeated="2"/>
          <table:table-cell office:value-type="float" office:value="227627" calcext:value-type="float">
            <text:p>227627</text:p>
          </table:table-cell>
          <table:table-cell table:number-columns-repeated="2"/>
          <table:table-cell office:value-type="float" office:value="562421" calcext:value-type="float">
            <text:p>562421</text:p>
          </table:table-cell>
          <table:table-cell table:number-columns-repeated="2"/>
          <table:table-cell office:value-type="float" office:value="565702" calcext:value-type="float">
            <text:p>565702</text:p>
          </table:table-cell>
          <table:table-cell table:number-columns-repeated="26"/>
        </table:table-row>
        <table:table-row table:style-name="ro1">
          <table:table-cell table:number-columns-repeated="9"/>
          <table:table-cell office:value-type="float" office:value="4194304" calcext:value-type="float">
            <text:p>4194304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68807" calcext:value-type="float">
            <text:p>68807</text:p>
          </table:table-cell>
          <table:table-cell table:number-columns-repeated="2"/>
          <table:table-cell office:value-type="float" office:value="108959" calcext:value-type="float">
            <text:p>108959</text:p>
          </table:table-cell>
          <table:table-cell table:number-columns-repeated="2"/>
          <table:table-cell office:value-type="float" office:value="235897" calcext:value-type="float">
            <text:p>235897</text:p>
          </table:table-cell>
          <table:table-cell table:number-columns-repeated="2"/>
          <table:table-cell office:value-type="float" office:value="239083" calcext:value-type="float">
            <text:p>239083</text:p>
          </table:table-cell>
          <table:table-cell table:number-columns-repeated="2"/>
          <table:table-cell office:value-type="float" office:value="184189" calcext:value-type="float">
            <text:p>184189</text:p>
          </table:table-cell>
          <table:table-cell table:number-columns-repeated="2"/>
          <table:table-cell office:value-type="float" office:value="107066" calcext:value-type="float">
            <text:p>107066</text:p>
          </table:table-cell>
          <table:table-cell table:number-columns-repeated="2"/>
          <table:table-cell office:value-type="float" office:value="177715" calcext:value-type="float">
            <text:p>177715</text:p>
          </table:table-cell>
          <table:table-cell table:number-columns-repeated="3"/>
          <table:table-cell office:value-type="float" office:value="102660" calcext:value-type="float">
            <text:p>102660</text:p>
          </table:table-cell>
          <table:table-cell table:number-columns-repeated="3"/>
          <table:table-cell office:value-type="float" office:value="187485" calcext:value-type="float">
            <text:p>187485</text:p>
          </table:table-cell>
          <table:table-cell table:number-columns-repeated="2"/>
          <table:table-cell office:value-type="float" office:value="173239" calcext:value-type="float">
            <text:p>173239</text:p>
          </table:table-cell>
          <table:table-cell table:number-columns-repeated="2"/>
          <table:table-cell office:value-type="float" office:value="221690" calcext:value-type="float">
            <text:p>221690</text:p>
          </table:table-cell>
          <table:table-cell table:number-columns-repeated="2"/>
          <table:table-cell office:value-type="float" office:value="582948" calcext:value-type="float">
            <text:p>582948</text:p>
          </table:table-cell>
          <table:table-cell table:number-columns-repeated="2"/>
          <table:table-cell office:value-type="float" office:value="579921" calcext:value-type="float">
            <text:p>579921</text:p>
          </table:table-cell>
          <table:table-cell table:number-columns-repeated="22"/>
        </table:table-row>
        <table:table-row table:style-name="ro1">
          <table:table-cell table:number-columns-repeated="9"/>
          <table:table-cell office:value-type="float" office:value="4194304" calcext:value-type="float">
            <text:p>4194304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 table:number-columns-repeated="3"/>
          <table:table-cell office:value-type="float" office:value="75595" calcext:value-type="float">
            <text:p>75595</text:p>
          </table:table-cell>
          <table:table-cell table:number-columns-repeated="2"/>
          <table:table-cell office:value-type="float" office:value="124749" calcext:value-type="float">
            <text:p>124749</text:p>
          </table:table-cell>
          <table:table-cell table:number-columns-repeated="2"/>
          <table:table-cell office:value-type="float" office:value="356407" calcext:value-type="float">
            <text:p>356407</text:p>
          </table:table-cell>
          <table:table-cell table:number-columns-repeated="2"/>
          <table:table-cell office:value-type="float" office:value="382492" calcext:value-type="float">
            <text:p>382492</text:p>
          </table:table-cell>
          <table:table-cell table:number-columns-repeated="2"/>
          <table:table-cell office:value-type="float" office:value="279569" calcext:value-type="float">
            <text:p>279569</text:p>
          </table:table-cell>
          <table:table-cell table:number-columns-repeated="2"/>
          <table:table-cell office:value-type="float" office:value="124259" calcext:value-type="float">
            <text:p>124259</text:p>
          </table:table-cell>
          <table:table-cell table:number-columns-repeated="2"/>
          <table:table-cell office:value-type="float" office:value="274061" calcext:value-type="float">
            <text:p>274061</text:p>
          </table:table-cell>
          <table:table-cell table:number-columns-repeated="3"/>
          <table:table-cell office:value-type="float" office:value="125586" calcext:value-type="float">
            <text:p>125586</text:p>
          </table:table-cell>
          <table:table-cell table:number-columns-repeated="3"/>
          <table:table-cell office:value-type="float" office:value="265928" calcext:value-type="float">
            <text:p>265928</text:p>
          </table:table-cell>
          <table:table-cell table:number-columns-repeated="2"/>
          <table:table-cell office:value-type="float" office:value="188985" calcext:value-type="float">
            <text:p>188985</text:p>
          </table:table-cell>
          <table:table-cell table:number-columns-repeated="2"/>
          <table:table-cell office:value-type="float" office:value="225179" calcext:value-type="float">
            <text:p>225179</text:p>
          </table:table-cell>
          <table:table-cell table:number-columns-repeated="2"/>
          <table:table-cell office:value-type="float" office:value="512811" calcext:value-type="float">
            <text:p>512811</text:p>
          </table:table-cell>
          <table:table-cell table:number-columns-repeated="2"/>
          <table:table-cell office:value-type="float" office:value="555774" calcext:value-type="float">
            <text:p>555774</text:p>
          </table:table-cell>
          <table:table-cell table:number-columns-repeated="23"/>
        </table:table-row>
        <table:table-row table:style-name="ro1">
          <table:table-cell table:number-columns-repeated="9"/>
          <table:table-cell office:value-type="float" office:value="4194304" calcext:value-type="float">
            <text:p>4194304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122275" calcext:value-type="float">
            <text:p>122275</text:p>
          </table:table-cell>
          <table:table-cell table:number-columns-repeated="2"/>
          <table:table-cell office:value-type="float" office:value="159955" calcext:value-type="float">
            <text:p>159955</text:p>
          </table:table-cell>
          <table:table-cell table:number-columns-repeated="2"/>
          <table:table-cell office:value-type="float" office:value="493217" calcext:value-type="float">
            <text:p>493217</text:p>
          </table:table-cell>
          <table:table-cell table:number-columns-repeated="2"/>
          <table:table-cell office:value-type="float" office:value="475884" calcext:value-type="float">
            <text:p>475884</text:p>
          </table:table-cell>
          <table:table-cell table:number-columns-repeated="2"/>
          <table:table-cell office:value-type="float" office:value="333206" calcext:value-type="float">
            <text:p>333206</text:p>
          </table:table-cell>
          <table:table-cell table:number-columns-repeated="2"/>
          <table:table-cell office:value-type="float" office:value="150045" calcext:value-type="float">
            <text:p>150045</text:p>
          </table:table-cell>
          <table:table-cell table:number-columns-repeated="2"/>
          <table:table-cell office:value-type="float" office:value="330465" calcext:value-type="float">
            <text:p>330465</text:p>
          </table:table-cell>
          <table:table-cell table:number-columns-repeated="3"/>
          <table:table-cell office:value-type="float" office:value="161573" calcext:value-type="float">
            <text:p>161573</text:p>
          </table:table-cell>
          <table:table-cell table:number-columns-repeated="3"/>
          <table:table-cell office:value-type="float" office:value="327988" calcext:value-type="float">
            <text:p>327988</text:p>
          </table:table-cell>
          <table:table-cell table:number-columns-repeated="2"/>
          <table:table-cell office:value-type="float" office:value="157512" calcext:value-type="float">
            <text:p>157512</text:p>
          </table:table-cell>
          <table:table-cell table:number-columns-repeated="2"/>
          <table:table-cell office:value-type="float" office:value="214862" calcext:value-type="float">
            <text:p>214862</text:p>
          </table:table-cell>
          <table:table-cell table:number-columns-repeated="2"/>
          <table:table-cell office:value-type="float" office:value="570557" calcext:value-type="float">
            <text:p>570557</text:p>
          </table:table-cell>
          <table:table-cell table:number-columns-repeated="2"/>
          <table:table-cell office:value-type="float" office:value="571215" calcext:value-type="float">
            <text:p>571215</text:p>
          </table:table-cell>
          <table:table-cell table:number-columns-repeated="24"/>
        </table:table-row>
        <table:table-row table:style-name="ro1">
          <table:table-cell table:number-columns-repeated="9"/>
          <table:table-cell office:value-type="float" office:value="4194304" calcext:value-type="float">
            <text:p>4194304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185459" calcext:value-type="float">
            <text:p>185459</text:p>
          </table:table-cell>
          <table:table-cell table:number-columns-repeated="2"/>
          <table:table-cell office:value-type="float" office:value="178546" calcext:value-type="float">
            <text:p>178546</text:p>
          </table:table-cell>
          <table:table-cell table:number-columns-repeated="2"/>
          <table:table-cell office:value-type="float" office:value="541695" calcext:value-type="float">
            <text:p>541695</text:p>
          </table:table-cell>
          <table:table-cell table:number-columns-repeated="2"/>
          <table:table-cell office:value-type="float" office:value="541878" calcext:value-type="float">
            <text:p>541878</text:p>
          </table:table-cell>
          <table:table-cell table:number-columns-repeated="2"/>
          <table:table-cell office:value-type="float" office:value="411552" calcext:value-type="float">
            <text:p>411552</text:p>
          </table:table-cell>
          <table:table-cell table:number-columns-repeated="2"/>
          <table:table-cell office:value-type="float" office:value="162308" calcext:value-type="float">
            <text:p>162308</text:p>
          </table:table-cell>
          <table:table-cell table:number-columns-repeated="2"/>
          <table:table-cell office:value-type="float" office:value="388855" calcext:value-type="float">
            <text:p>388855</text:p>
          </table:table-cell>
          <table:table-cell table:number-columns-repeated="3"/>
          <table:table-cell office:value-type="float" office:value="177871" calcext:value-type="float">
            <text:p>177871</text:p>
          </table:table-cell>
          <table:table-cell table:number-columns-repeated="3"/>
          <table:table-cell office:value-type="float" office:value="411262" calcext:value-type="float">
            <text:p>411262</text:p>
          </table:table-cell>
          <table:table-cell table:number-columns-repeated="2"/>
          <table:table-cell office:value-type="float" office:value="157369" calcext:value-type="float">
            <text:p>157369</text:p>
          </table:table-cell>
          <table:table-cell table:number-columns-repeated="2"/>
          <table:table-cell office:value-type="float" office:value="216735" calcext:value-type="float">
            <text:p>216735</text:p>
          </table:table-cell>
          <table:table-cell table:number-columns-repeated="2"/>
          <table:table-cell office:value-type="float" office:value="581259" calcext:value-type="float">
            <text:p>581259</text:p>
          </table:table-cell>
          <table:table-cell table:number-columns-repeated="2"/>
          <table:table-cell office:value-type="float" office:value="578063" calcext:value-type="float">
            <text:p>578063</text:p>
          </table:table-cell>
          <table:table-cell table:number-columns-repeated="24"/>
        </table:table-row>
        <table:table-row table:style-name="ro1">
          <table:table-cell table:number-columns-repeated="9"/>
          <table:table-cell office:value-type="float" office:value="4194304" calcext:value-type="float">
            <text:p>4194304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 table:number-columns-repeated="2"/>
          <table:table-cell office:value-type="float" office:value="199452" calcext:value-type="float">
            <text:p>199452</text:p>
          </table:table-cell>
          <table:table-cell table:number-columns-repeated="2"/>
          <table:table-cell office:value-type="float" office:value="204049" calcext:value-type="float">
            <text:p>204049</text:p>
          </table:table-cell>
          <table:table-cell table:number-columns-repeated="2"/>
          <table:table-cell office:value-type="float" office:value="627742" calcext:value-type="float">
            <text:p>627742</text:p>
          </table:table-cell>
          <table:table-cell table:number-columns-repeated="2"/>
          <table:table-cell office:value-type="float" office:value="731587" calcext:value-type="float">
            <text:p>731587</text:p>
          </table:table-cell>
          <table:table-cell table:number-columns-repeated="2"/>
          <table:table-cell office:value-type="float" office:value="582216" calcext:value-type="float">
            <text:p>582216</text:p>
          </table:table-cell>
          <table:table-cell table:number-columns-repeated="2"/>
          <table:table-cell office:value-type="float" office:value="186065" calcext:value-type="float">
            <text:p>186065</text:p>
          </table:table-cell>
          <table:table-cell table:number-columns-repeated="2"/>
          <table:table-cell office:value-type="float" office:value="535680" calcext:value-type="float">
            <text:p>535680</text:p>
          </table:table-cell>
          <table:table-cell table:number-columns-repeated="3"/>
          <table:table-cell office:value-type="float" office:value="181408" calcext:value-type="float">
            <text:p>181408</text:p>
          </table:table-cell>
          <table:table-cell table:number-columns-repeated="3"/>
          <table:table-cell office:value-type="float" office:value="552914" calcext:value-type="float">
            <text:p>552914</text:p>
          </table:table-cell>
          <table:table-cell table:number-columns-repeated="2"/>
          <table:table-cell office:value-type="float" office:value="174735" calcext:value-type="float">
            <text:p>174735</text:p>
          </table:table-cell>
          <table:table-cell table:number-columns-repeated="2"/>
          <table:table-cell office:value-type="float" office:value="225824" calcext:value-type="float">
            <text:p>225824</text:p>
          </table:table-cell>
          <table:table-cell table:number-columns-repeated="2"/>
          <table:table-cell office:value-type="float" office:value="562804" calcext:value-type="float">
            <text:p>562804</text:p>
          </table:table-cell>
          <table:table-cell table:number-columns-repeated="2"/>
          <table:table-cell office:value-type="float" office:value="568184" calcext:value-type="float">
            <text:p>568184</text:p>
          </table:table-cell>
          <table:table-cell table:number-columns-repeated="25"/>
        </table:table-row>
        <table:table-row table:style-name="ro1">
          <table:table-cell table:number-columns-repeated="9"/>
          <table:table-cell office:value-type="float" office:value="4194304" calcext:value-type="float">
            <text:p>4194304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 table:number-columns-repeated="2"/>
          <table:table-cell office:value-type="float" office:value="242144" calcext:value-type="float">
            <text:p>242144</text:p>
          </table:table-cell>
          <table:table-cell table:number-columns-repeated="2"/>
          <table:table-cell office:value-type="float" office:value="251880" calcext:value-type="float">
            <text:p>251880</text:p>
          </table:table-cell>
          <table:table-cell table:number-columns-repeated="2"/>
          <table:table-cell office:value-type="float" office:value="769042" calcext:value-type="float">
            <text:p>769042</text:p>
          </table:table-cell>
          <table:table-cell table:number-columns-repeated="2"/>
          <table:table-cell office:value-type="float" office:value="777109" calcext:value-type="float">
            <text:p>777109</text:p>
          </table:table-cell>
          <table:table-cell table:number-columns-repeated="2"/>
          <table:table-cell office:value-type="float" office:value="637057" calcext:value-type="float">
            <text:p>637057</text:p>
          </table:table-cell>
          <table:table-cell table:number-columns-repeated="2"/>
          <table:table-cell office:value-type="float" office:value="224376" calcext:value-type="float">
            <text:p>224376</text:p>
          </table:table-cell>
          <table:table-cell table:number-columns-repeated="2"/>
          <table:table-cell office:value-type="float" office:value="651362" calcext:value-type="float">
            <text:p>651362</text:p>
          </table:table-cell>
          <table:table-cell table:number-columns-repeated="3"/>
          <table:table-cell office:value-type="float" office:value="253168" calcext:value-type="float">
            <text:p>253168</text:p>
          </table:table-cell>
          <table:table-cell table:number-columns-repeated="3"/>
          <table:table-cell office:value-type="float" office:value="607191" calcext:value-type="float">
            <text:p>607191</text:p>
          </table:table-cell>
          <table:table-cell table:number-columns-repeated="2"/>
          <table:table-cell office:value-type="float" office:value="224862" calcext:value-type="float">
            <text:p>224862</text:p>
          </table:table-cell>
          <table:table-cell table:number-columns-repeated="2"/>
          <table:table-cell office:value-type="float" office:value="231492" calcext:value-type="float">
            <text:p>231492</text:p>
          </table:table-cell>
          <table:table-cell table:number-columns-repeated="2"/>
          <table:table-cell office:value-type="float" office:value="578232" calcext:value-type="float">
            <text:p>578232</text:p>
          </table:table-cell>
          <table:table-cell table:number-columns-repeated="2"/>
          <table:table-cell office:value-type="float" office:value="578549" calcext:value-type="float">
            <text:p>578549</text:p>
          </table:table-cell>
          <table:table-cell table:number-columns-repeated="25"/>
        </table:table-row>
        <table:table-row table:style-name="ro1">
          <table:table-cell table:number-columns-repeated="9"/>
          <table:table-cell office:value-type="float" office:value="4194304" calcext:value-type="float">
            <text:p>4194304</text:p>
          </table:table-cell>
          <table:table-cell table:number-columns-repeated="3"/>
          <table:table-cell office:value-type="float" office:value="4096" calcext:value-type="float">
            <text:p>4096</text:p>
          </table:table-cell>
          <table:table-cell table:number-columns-repeated="2"/>
          <table:table-cell office:value-type="float" office:value="273310" calcext:value-type="float">
            <text:p>273310</text:p>
          </table:table-cell>
          <table:table-cell table:number-columns-repeated="2"/>
          <table:table-cell office:value-type="float" office:value="267794" calcext:value-type="float">
            <text:p>267794</text:p>
          </table:table-cell>
          <table:table-cell table:number-columns-repeated="2"/>
          <table:table-cell office:value-type="float" office:value="897126" calcext:value-type="float">
            <text:p>897126</text:p>
          </table:table-cell>
          <table:table-cell table:number-columns-repeated="2"/>
          <table:table-cell office:value-type="float" office:value="913252" calcext:value-type="float">
            <text:p>913252</text:p>
          </table:table-cell>
          <table:table-cell table:number-columns-repeated="2"/>
          <table:table-cell office:value-type="float" office:value="804687" calcext:value-type="float">
            <text:p>804687</text:p>
          </table:table-cell>
          <table:table-cell table:number-columns-repeated="2"/>
          <table:table-cell office:value-type="float" office:value="246527" calcext:value-type="float">
            <text:p>246527</text:p>
          </table:table-cell>
          <table:table-cell table:number-columns-repeated="2"/>
          <table:table-cell office:value-type="float" office:value="793156" calcext:value-type="float">
            <text:p>793156</text:p>
          </table:table-cell>
          <table:table-cell table:number-columns-repeated="3"/>
          <table:table-cell office:value-type="float" office:value="257633" calcext:value-type="float">
            <text:p>257633</text:p>
          </table:table-cell>
          <table:table-cell table:number-columns-repeated="3"/>
          <table:table-cell office:value-type="float" office:value="802782" calcext:value-type="float">
            <text:p>802782</text:p>
          </table:table-cell>
          <table:table-cell table:number-columns-repeated="2"/>
          <table:table-cell office:value-type="float" office:value="226434" calcext:value-type="float">
            <text:p>226434</text:p>
          </table:table-cell>
          <table:table-cell table:number-columns-repeated="2"/>
          <table:table-cell office:value-type="float" office:value="254867" calcext:value-type="float">
            <text:p>254867</text:p>
          </table:table-cell>
          <table:table-cell table:number-columns-repeated="2"/>
          <table:table-cell office:value-type="float" office:value="573263" calcext:value-type="float">
            <text:p>573263</text:p>
          </table:table-cell>
          <table:table-cell table:number-columns-repeated="2"/>
          <table:table-cell office:value-type="float" office:value="573307" calcext:value-type="float">
            <text:p>573307</text:p>
          </table:table-cell>
          <table:table-cell table:number-columns-repeated="25"/>
        </table:table-row>
        <table:table-row table:style-name="ro1">
          <table:table-cell table:number-columns-repeated="9"/>
          <table:table-cell office:value-type="float" office:value="4194304" calcext:value-type="float">
            <text:p>4194304</text:p>
          </table:table-cell>
          <table:table-cell table:number-columns-repeated="3"/>
          <table:table-cell office:value-type="float" office:value="8192" calcext:value-type="float">
            <text:p>8192</text:p>
          </table:table-cell>
          <table:table-cell table:number-columns-repeated="2"/>
          <table:table-cell office:value-type="float" office:value="264790" calcext:value-type="float">
            <text:p>264790</text:p>
          </table:table-cell>
          <table:table-cell table:number-columns-repeated="2"/>
          <table:table-cell office:value-type="float" office:value="267369" calcext:value-type="float">
            <text:p>267369</text:p>
          </table:table-cell>
          <table:table-cell table:number-columns-repeated="2"/>
          <table:table-cell office:value-type="float" office:value="916443" calcext:value-type="float">
            <text:p>916443</text:p>
          </table:table-cell>
          <table:table-cell table:number-columns-repeated="2"/>
          <table:table-cell office:value-type="float" office:value="916347" calcext:value-type="float">
            <text:p>916347</text:p>
          </table:table-cell>
          <table:table-cell table:number-columns-repeated="2"/>
          <table:table-cell office:value-type="float" office:value="873730" calcext:value-type="float">
            <text:p>873730</text:p>
          </table:table-cell>
          <table:table-cell table:number-columns-repeated="2"/>
          <table:table-cell office:value-type="float" office:value="285561" calcext:value-type="float">
            <text:p>285561</text:p>
          </table:table-cell>
          <table:table-cell table:number-columns-repeated="2"/>
          <table:table-cell office:value-type="float" office:value="774712" calcext:value-type="float">
            <text:p>774712</text:p>
          </table:table-cell>
          <table:table-cell table:number-columns-repeated="3"/>
          <table:table-cell office:value-type="float" office:value="304219" calcext:value-type="float">
            <text:p>304219</text:p>
          </table:table-cell>
          <table:table-cell table:number-columns-repeated="3"/>
          <table:table-cell office:value-type="float" office:value="860478" calcext:value-type="float">
            <text:p>860478</text:p>
          </table:table-cell>
          <table:table-cell table:number-columns-repeated="2"/>
          <table:table-cell office:value-type="float" office:value="259528" calcext:value-type="float">
            <text:p>259528</text:p>
          </table:table-cell>
          <table:table-cell table:number-columns-repeated="2"/>
          <table:table-cell office:value-type="float" office:value="273247" calcext:value-type="float">
            <text:p>273247</text:p>
          </table:table-cell>
          <table:table-cell table:number-columns-repeated="2"/>
          <table:table-cell office:value-type="float" office:value="573376" calcext:value-type="float">
            <text:p>573376</text:p>
          </table:table-cell>
          <table:table-cell table:number-columns-repeated="2"/>
          <table:table-cell office:value-type="float" office:value="573610" calcext:value-type="float">
            <text:p>573610</text:p>
          </table:table-cell>
          <table:table-cell table:number-columns-repeated="25"/>
        </table:table-row>
        <table:table-row table:style-name="ro1">
          <table:table-cell table:number-columns-repeated="9"/>
          <table:table-cell office:value-type="float" office:value="4194304" calcext:value-type="float">
            <text:p>4194304</text:p>
          </table:table-cell>
          <table:table-cell table:number-columns-repeated="2"/>
          <table:table-cell office:value-type="float" office:value="16384" calcext:value-type="float">
            <text:p>16384</text:p>
          </table:table-cell>
          <table:table-cell table:number-columns-repeated="2"/>
          <table:table-cell office:value-type="float" office:value="301270" calcext:value-type="float">
            <text:p>301270</text:p>
          </table:table-cell>
          <table:table-cell table:number-columns-repeated="2"/>
          <table:table-cell office:value-type="float" office:value="311675" calcext:value-type="float">
            <text:p>311675</text:p>
          </table:table-cell>
          <table:table-cell table:number-columns-repeated="2"/>
          <table:table-cell office:value-type="float" office:value="834932" calcext:value-type="float">
            <text:p>834932</text:p>
          </table:table-cell>
          <table:table-cell table:number-columns-repeated="2"/>
          <table:table-cell office:value-type="float" office:value="935178" calcext:value-type="float">
            <text:p>935178</text:p>
          </table:table-cell>
          <table:table-cell table:number-columns-repeated="2"/>
          <table:table-cell office:value-type="float" office:value="903810" calcext:value-type="float">
            <text:p>903810</text:p>
          </table:table-cell>
          <table:table-cell table:number-columns-repeated="2"/>
          <table:table-cell office:value-type="float" office:value="289432" calcext:value-type="float">
            <text:p>289432</text:p>
          </table:table-cell>
          <table:table-cell table:number-columns-repeated="2"/>
          <table:table-cell office:value-type="float" office:value="904862" calcext:value-type="float">
            <text:p>904862</text:p>
          </table:table-cell>
          <table:table-cell table:number-columns-repeated="3"/>
          <table:table-cell office:value-type="float" office:value="300652" calcext:value-type="float">
            <text:p>300652</text:p>
          </table:table-cell>
          <table:table-cell table:number-columns-repeated="3"/>
          <table:table-cell office:value-type="float" office:value="847536" calcext:value-type="float">
            <text:p>847536</text:p>
          </table:table-cell>
          <table:table-cell table:number-columns-repeated="2"/>
          <table:table-cell office:value-type="float" office:value="242646" calcext:value-type="float">
            <text:p>242646</text:p>
          </table:table-cell>
          <table:table-cell table:number-columns-repeated="2"/>
          <table:table-cell office:value-type="float" office:value="233481" calcext:value-type="float">
            <text:p>233481</text:p>
          </table:table-cell>
          <table:table-cell table:number-columns-repeated="2"/>
          <table:table-cell office:value-type="float" office:value="576829" calcext:value-type="float">
            <text:p>576829</text:p>
          </table:table-cell>
          <table:table-cell table:number-columns-repeated="2"/>
          <table:table-cell office:value-type="float" office:value="571799" calcext:value-type="float">
            <text:p>571799</text:p>
          </table:table-cell>
          <table:table-cell table:number-columns-repeated="26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iozon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complete.</text:p>
          </table:table-cell>
          <table:table-cell table:number-columns-repeated="77"/>
        </table:table-row>
        <table:table-row table:style-name="ro1">
          <table:table-cell office:value-type="string" calcext:value-type="string">
            <text:p>Excel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below:</text:p>
          </table:table-cell>
          <table:table-cell table:number-columns-repeated="76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Writer report</text:p>
          </table:table-cell>
          <table:table-cell table:number-columns-repeated="79"/>
        </table:table-row>
        <table:table-row table:style-name="ro1">
          <table:table-cell table:number-columns-repeated="3"/>
          <table:table-cell table:style-name="ce2" office:value-type="string" calcext:value-type="string">
            <text:p>4</text:p>
          </table:table-cell>
          <table:table-cell table:style-name="ce2" office:value-type="string" calcext:value-type="string">
            <text:p>8</text:p>
          </table:table-cell>
          <table:table-cell table:style-name="ce2" office:value-type="string" calcext:value-type="string">
            <text:p>16</text:p>
          </table:table-cell>
          <table:table-cell table:style-name="ce2" office:value-type="string" calcext:value-type="string">
            <text:p>32</text:p>
          </table:table-cell>
          <table:table-cell table:style-name="ce2" office:value-type="string" calcext:value-type="string">
            <text:p>64</text:p>
          </table:table-cell>
          <table:table-cell table:style-name="ce2" office:value-type="string" calcext:value-type="string">
            <text:p>128</text:p>
          </table:table-cell>
          <table:table-cell table:style-name="ce2" office:value-type="string" calcext:value-type="string">
            <text:p>256</text:p>
          </table:table-cell>
          <table:table-cell table:style-name="ce2" office:value-type="string" calcext:value-type="string">
            <text:p>512</text:p>
          </table:table-cell>
          <table:table-cell table:style-name="ce2" office:value-type="string" calcext:value-type="string">
            <text:p>1024</text:p>
          </table:table-cell>
          <table:table-cell table:style-name="ce2" office:value-type="string" calcext:value-type="string">
            <text:p>2048</text:p>
          </table:table-cell>
          <table:table-cell table:style-name="ce2" office:value-type="string" calcext:value-type="string">
            <text:p>4096</text:p>
          </table:table-cell>
          <table:table-cell table:style-name="ce2" office:value-type="string" calcext:value-type="string">
            <text:p>8192</text:p>
          </table:table-cell>
          <table:table-cell table:style-name="ce2" office:value-type="string" calcext:value-type="string">
            <text:p>16384</text:p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53"/>
        </table:table-row>
        <table:table-row table:style-name="ro1">
          <table:table-cell table:number-columns-repeated="2"/>
          <table:table-cell table:style-name="ce2" office:value-type="string" calcext:value-type="string">
            <text:p>64</text:p>
          </table:table-cell>
          <table:table-cell office:value-type="float" office:value="29671" calcext:value-type="float">
            <text:p>29671</text:p>
          </table:table-cell>
          <table:table-cell office:value-type="float" office:value="59814" calcext:value-type="float">
            <text:p>59814</text:p>
          </table:table-cell>
          <table:table-cell office:value-type="float" office:value="101418" calcext:value-type="float">
            <text:p>101418</text:p>
          </table:table-cell>
          <table:table-cell office:value-type="float" office:value="126991" calcext:value-type="float">
            <text:p>126991</text:p>
          </table:table-cell>
          <table:table-cell office:value-type="float" office:value="198869" calcext:value-type="float">
            <text:p>198869</text:p>
          </table:table-cell>
          <table:table-cell table:number-columns-repeated="72"/>
        </table:table-row>
        <table:table-row table:style-name="ro1">
          <table:table-cell table:number-columns-repeated="2"/>
          <table:table-cell table:style-name="ce2" office:value-type="string" calcext:value-type="string">
            <text:p>128</text:p>
          </table:table-cell>
          <table:table-cell office:value-type="float" office:value="21664" calcext:value-type="float">
            <text:p>21664</text:p>
          </table:table-cell>
          <table:table-cell office:value-type="float" office:value="57760" calcext:value-type="float">
            <text:p>57760</text:p>
          </table:table-cell>
          <table:table-cell office:value-type="float" office:value="98385" calcext:value-type="float">
            <text:p>98385</text:p>
          </table:table-cell>
          <table:table-cell office:value-type="float" office:value="126358" calcext:value-type="float">
            <text:p>126358</text:p>
          </table:table-cell>
          <table:table-cell office:value-type="float" office:value="192233" calcext:value-type="float">
            <text:p>192233</text:p>
          </table:table-cell>
          <table:table-cell office:value-type="float" office:value="219148" calcext:value-type="float">
            <text:p>219148</text:p>
          </table:table-cell>
          <table:table-cell table:number-columns-repeated="71"/>
        </table:table-row>
        <table:table-row table:style-name="ro1">
          <table:table-cell table:number-columns-repeated="2"/>
          <table:table-cell table:style-name="ce2" office:value-type="string" calcext:value-type="string">
            <text:p>256</text:p>
          </table:table-cell>
          <table:table-cell office:value-type="float" office:value="37340" calcext:value-type="float">
            <text:p>37340</text:p>
          </table:table-cell>
          <table:table-cell office:value-type="float" office:value="57694" calcext:value-type="float">
            <text:p>57694</text:p>
          </table:table-cell>
          <table:table-cell office:value-type="float" office:value="99690" calcext:value-type="float">
            <text:p>99690</text:p>
          </table:table-cell>
          <table:table-cell office:value-type="float" office:value="104279" calcext:value-type="float">
            <text:p>104279</text:p>
          </table:table-cell>
          <table:table-cell office:value-type="float" office:value="128903" calcext:value-type="float">
            <text:p>128903</text:p>
          </table:table-cell>
          <table:table-cell office:value-type="float" office:value="241735" calcext:value-type="float">
            <text:p>241735</text:p>
          </table:table-cell>
          <table:table-cell office:value-type="float" office:value="236569" calcext:value-type="float">
            <text:p>236569</text:p>
          </table:table-cell>
          <table:table-cell table:number-columns-repeated="70"/>
        </table:table-row>
        <table:table-row table:style-name="ro1">
          <table:table-cell table:number-columns-repeated="2"/>
          <table:table-cell table:style-name="ce2" office:value-type="string" calcext:value-type="string">
            <text:p>512</text:p>
          </table:table-cell>
          <table:table-cell office:value-type="float" office:value="35474" calcext:value-type="float">
            <text:p>35474</text:p>
          </table:table-cell>
          <table:table-cell office:value-type="float" office:value="55440" calcext:value-type="float">
            <text:p>55440</text:p>
          </table:table-cell>
          <table:table-cell office:value-type="float" office:value="79036" calcext:value-type="float">
            <text:p>79036</text:p>
          </table:table-cell>
          <table:table-cell office:value-type="float" office:value="159311" calcext:value-type="float">
            <text:p>159311</text:p>
          </table:table-cell>
          <table:table-cell office:value-type="float" office:value="214752" calcext:value-type="float">
            <text:p>214752</text:p>
          </table:table-cell>
          <table:table-cell office:value-type="float" office:value="258707" calcext:value-type="float">
            <text:p>258707</text:p>
          </table:table-cell>
          <table:table-cell office:value-type="float" office:value="252205" calcext:value-type="float">
            <text:p>252205</text:p>
          </table:table-cell>
          <table:table-cell office:value-type="float" office:value="249046" calcext:value-type="float">
            <text:p>249046</text:p>
          </table:table-cell>
          <table:table-cell table:number-columns-repeated="69"/>
        </table:table-row>
        <table:table-row table:style-name="ro1">
          <table:table-cell table:number-columns-repeated="2"/>
          <table:table-cell table:style-name="ce2" office:value-type="string" calcext:value-type="string">
            <text:p>1024</text:p>
          </table:table-cell>
          <table:table-cell office:value-type="float" office:value="35266" calcext:value-type="float">
            <text:p>35266</text:p>
          </table:table-cell>
          <table:table-cell office:value-type="float" office:value="55953" calcext:value-type="float">
            <text:p>55953</text:p>
          </table:table-cell>
          <table:table-cell office:value-type="float" office:value="102822" calcext:value-type="float">
            <text:p>102822</text:p>
          </table:table-cell>
          <table:table-cell office:value-type="float" office:value="159003" calcext:value-type="float">
            <text:p>159003</text:p>
          </table:table-cell>
          <table:table-cell office:value-type="float" office:value="215623" calcext:value-type="float">
            <text:p>215623</text:p>
          </table:table-cell>
          <table:table-cell office:value-type="float" office:value="224317" calcext:value-type="float">
            <text:p>224317</text:p>
          </table:table-cell>
          <table:table-cell office:value-type="float" office:value="272198" calcext:value-type="float">
            <text:p>272198</text:p>
          </table:table-cell>
          <table:table-cell office:value-type="float" office:value="229434" calcext:value-type="float">
            <text:p>229434</text:p>
          </table:table-cell>
          <table:table-cell office:value-type="float" office:value="295008" calcext:value-type="float">
            <text:p>295008</text:p>
          </table:table-cell>
          <table:table-cell table:number-columns-repeated="68"/>
        </table:table-row>
        <table:table-row table:style-name="ro1">
          <table:table-cell table:number-columns-repeated="2"/>
          <table:table-cell table:style-name="ce2" office:value-type="string" calcext:value-type="string">
            <text:p>2048</text:p>
          </table:table-cell>
          <table:table-cell office:value-type="float" office:value="32200" calcext:value-type="float">
            <text:p>32200</text:p>
          </table:table-cell>
          <table:table-cell office:value-type="float" office:value="52176" calcext:value-type="float">
            <text:p>52176</text:p>
          </table:table-cell>
          <table:table-cell office:value-type="float" office:value="93587" calcext:value-type="float">
            <text:p>93587</text:p>
          </table:table-cell>
          <table:table-cell office:value-type="float" office:value="156311" calcext:value-type="float">
            <text:p>156311</text:p>
          </table:table-cell>
          <table:table-cell office:value-type="float" office:value="197870" calcext:value-type="float">
            <text:p>197870</text:p>
          </table:table-cell>
          <table:table-cell office:value-type="float" office:value="257447" calcext:value-type="float">
            <text:p>257447</text:p>
          </table:table-cell>
          <table:table-cell office:value-type="float" office:value="282481" calcext:value-type="float">
            <text:p>282481</text:p>
          </table:table-cell>
          <table:table-cell office:value-type="float" office:value="305998" calcext:value-type="float">
            <text:p>305998</text:p>
          </table:table-cell>
          <table:table-cell office:value-type="float" office:value="332468" calcext:value-type="float">
            <text:p>332468</text:p>
          </table:table-cell>
          <table:table-cell office:value-type="float" office:value="283816" calcext:value-type="float">
            <text:p>283816</text:p>
          </table:table-cell>
          <table:table-cell table:number-columns-repeated="67"/>
        </table:table-row>
        <table:table-row table:style-name="ro1">
          <table:table-cell table:number-columns-repeated="2"/>
          <table:table-cell table:style-name="ce2" office:value-type="string" calcext:value-type="string">
            <text:p>4096</text:p>
          </table:table-cell>
          <table:table-cell office:value-type="float" office:value="27714" calcext:value-type="float">
            <text:p>27714</text:p>
          </table:table-cell>
          <table:table-cell office:value-type="float" office:value="48916" calcext:value-type="float">
            <text:p>48916</text:p>
          </table:table-cell>
          <table:table-cell office:value-type="float" office:value="89842" calcext:value-type="float">
            <text:p>89842</text:p>
          </table:table-cell>
          <table:table-cell office:value-type="float" office:value="153099" calcext:value-type="float">
            <text:p>153099</text:p>
          </table:table-cell>
          <table:table-cell office:value-type="float" office:value="178412" calcext:value-type="float">
            <text:p>178412</text:p>
          </table:table-cell>
          <table:table-cell office:value-type="float" office:value="280506" calcext:value-type="float">
            <text:p>280506</text:p>
          </table:table-cell>
          <table:table-cell office:value-type="float" office:value="191534" calcext:value-type="float">
            <text:p>191534</text:p>
          </table:table-cell>
          <table:table-cell office:value-type="float" office:value="204554" calcext:value-type="float">
            <text:p>204554</text:p>
          </table:table-cell>
          <table:table-cell office:value-type="float" office:value="199309" calcext:value-type="float">
            <text:p>199309</text:p>
          </table:table-cell>
          <table:table-cell office:value-type="float" office:value="198276" calcext:value-type="float">
            <text:p>198276</text:p>
          </table:table-cell>
          <table:table-cell office:value-type="float" office:value="161165" calcext:value-type="float">
            <text:p>161165</text:p>
          </table:table-cell>
          <table:table-cell table:number-columns-repeated="66"/>
        </table:table-row>
        <table:table-row table:style-name="ro1">
          <table:table-cell table:number-columns-repeated="2"/>
          <table:table-cell table:style-name="ce2" office:value-type="string" calcext:value-type="string">
            <text:p>8192</text:p>
          </table:table-cell>
          <table:table-cell office:value-type="float" office:value="34646" calcext:value-type="float">
            <text:p>34646</text:p>
          </table:table-cell>
          <table:table-cell office:value-type="float" office:value="62197" calcext:value-type="float">
            <text:p>62197</text:p>
          </table:table-cell>
          <table:table-cell office:value-type="float" office:value="115928" calcext:value-type="float">
            <text:p>115928</text:p>
          </table:table-cell>
          <table:table-cell office:value-type="float" office:value="207198" calcext:value-type="float">
            <text:p>207198</text:p>
          </table:table-cell>
          <table:table-cell office:value-type="float" office:value="325583" calcext:value-type="float">
            <text:p>325583</text:p>
          </table:table-cell>
          <table:table-cell office:value-type="float" office:value="399217" calcext:value-type="float">
            <text:p>399217</text:p>
          </table:table-cell>
          <table:table-cell office:value-type="float" office:value="398079" calcext:value-type="float">
            <text:p>398079</text:p>
          </table:table-cell>
          <table:table-cell office:value-type="float" office:value="392921" calcext:value-type="float">
            <text:p>392921</text:p>
          </table:table-cell>
          <table:table-cell office:value-type="float" office:value="390598" calcext:value-type="float">
            <text:p>390598</text:p>
          </table:table-cell>
          <table:table-cell office:value-type="float" office:value="354356" calcext:value-type="float">
            <text:p>354356</text:p>
          </table:table-cell>
          <table:table-cell office:value-type="float" office:value="341202" calcext:value-type="float">
            <text:p>341202</text:p>
          </table:table-cell>
          <table:table-cell office:value-type="float" office:value="456991" calcext:value-type="float">
            <text:p>456991</text:p>
          </table:table-cell>
          <table:table-cell table:number-columns-repeated="65"/>
        </table:table-row>
        <table:table-row table:style-name="ro1">
          <table:table-cell table:number-columns-repeated="2"/>
          <table:table-cell table:style-name="ce2" office:value-type="string" calcext:value-type="string">
            <text:p>16384</text:p>
          </table:table-cell>
          <table:table-cell office:value-type="float" office:value="34379" calcext:value-type="float">
            <text:p>34379</text:p>
          </table:table-cell>
          <table:table-cell office:value-type="float" office:value="55415" calcext:value-type="float">
            <text:p>55415</text:p>
          </table:table-cell>
          <table:table-cell office:value-type="float" office:value="90908" calcext:value-type="float">
            <text:p>90908</text:p>
          </table:table-cell>
          <table:table-cell office:value-type="float" office:value="159939" calcext:value-type="float">
            <text:p>159939</text:p>
          </table:table-cell>
          <table:table-cell office:value-type="float" office:value="214923" calcext:value-type="float">
            <text:p>214923</text:p>
          </table:table-cell>
          <table:table-cell office:value-type="float" office:value="252999" calcext:value-type="float">
            <text:p>252999</text:p>
          </table:table-cell>
          <table:table-cell office:value-type="float" office:value="271550" calcext:value-type="float">
            <text:p>271550</text:p>
          </table:table-cell>
          <table:table-cell office:value-type="float" office:value="298269" calcext:value-type="float">
            <text:p>298269</text:p>
          </table:table-cell>
          <table:table-cell office:value-type="float" office:value="306511" calcext:value-type="float">
            <text:p>306511</text:p>
          </table:table-cell>
          <table:table-cell office:value-type="float" office:value="284830" calcext:value-type="float">
            <text:p>284830</text:p>
          </table:table-cell>
          <table:table-cell office:value-type="float" office:value="320055" calcext:value-type="float">
            <text:p>320055</text:p>
          </table:table-cell>
          <table:table-cell office:value-type="float" office:value="314255" calcext:value-type="float">
            <text:p>314255</text:p>
          </table:table-cell>
          <table:table-cell office:value-type="float" office:value="256581" calcext:value-type="float">
            <text:p>256581</text:p>
          </table:table-cell>
          <table:table-cell table:number-columns-repeated="64"/>
        </table:table-row>
        <table:table-row table:style-name="ro1">
          <table:table-cell table:number-columns-repeated="2"/>
          <table:table-cell table:style-name="ce2" office:value-type="string" calcext:value-type="string">
            <text:p>327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2445" calcext:value-type="float">
            <text:p>202445</text:p>
          </table:table-cell>
          <table:table-cell office:value-type="float" office:value="241223" calcext:value-type="float">
            <text:p>241223</text:p>
          </table:table-cell>
          <table:table-cell office:value-type="float" office:value="238342" calcext:value-type="float">
            <text:p>238342</text:p>
          </table:table-cell>
          <table:table-cell office:value-type="float" office:value="269303" calcext:value-type="float">
            <text:p>269303</text:p>
          </table:table-cell>
          <table:table-cell office:value-type="float" office:value="294067" calcext:value-type="float">
            <text:p>294067</text:p>
          </table:table-cell>
          <table:table-cell office:value-type="float" office:value="315686" calcext:value-type="float">
            <text:p>315686</text:p>
          </table:table-cell>
          <table:table-cell office:value-type="float" office:value="335555" calcext:value-type="float">
            <text:p>335555</text:p>
          </table:table-cell>
          <table:table-cell office:value-type="float" office:value="306214" calcext:value-type="float">
            <text:p>306214</text:p>
          </table:table-cell>
          <table:table-cell office:value-type="float" office:value="275927" calcext:value-type="float">
            <text:p>275927</text:p>
          </table:table-cell>
          <table:table-cell table:number-columns-repeated="64"/>
        </table:table-row>
        <table:table-row table:style-name="ro1">
          <table:table-cell table:number-columns-repeated="2"/>
          <table:table-cell table:style-name="ce2" office:value-type="string" calcext:value-type="string">
            <text:p>655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6329" calcext:value-type="float">
            <text:p>176329</text:p>
          </table:table-cell>
          <table:table-cell office:value-type="float" office:value="190014" calcext:value-type="float">
            <text:p>190014</text:p>
          </table:table-cell>
          <table:table-cell office:value-type="float" office:value="198832" calcext:value-type="float">
            <text:p>198832</text:p>
          </table:table-cell>
          <table:table-cell office:value-type="float" office:value="202401" calcext:value-type="float">
            <text:p>202401</text:p>
          </table:table-cell>
          <table:table-cell office:value-type="float" office:value="193416" calcext:value-type="float">
            <text:p>193416</text:p>
          </table:table-cell>
          <table:table-cell office:value-type="float" office:value="202926" calcext:value-type="float">
            <text:p>202926</text:p>
          </table:table-cell>
          <table:table-cell office:value-type="float" office:value="195601" calcext:value-type="float">
            <text:p>195601</text:p>
          </table:table-cell>
          <table:table-cell office:value-type="float" office:value="181756" calcext:value-type="float">
            <text:p>181756</text:p>
          </table:table-cell>
          <table:table-cell office:value-type="float" office:value="156212" calcext:value-type="float">
            <text:p>156212</text:p>
          </table:table-cell>
          <table:table-cell table:number-columns-repeated="64"/>
        </table:table-row>
        <table:table-row table:style-name="ro1">
          <table:table-cell table:number-columns-repeated="2"/>
          <table:table-cell table:style-name="ce2" office:value-type="string" calcext:value-type="string">
            <text:p>1310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7272" calcext:value-type="float">
            <text:p>147272</text:p>
          </table:table-cell>
          <table:table-cell office:value-type="float" office:value="148004" calcext:value-type="float">
            <text:p>148004</text:p>
          </table:table-cell>
          <table:table-cell office:value-type="float" office:value="135777" calcext:value-type="float">
            <text:p>135777</text:p>
          </table:table-cell>
          <table:table-cell office:value-type="float" office:value="110954" calcext:value-type="float">
            <text:p>110954</text:p>
          </table:table-cell>
          <table:table-cell office:value-type="float" office:value="79441" calcext:value-type="float">
            <text:p>79441</text:p>
          </table:table-cell>
          <table:table-cell office:value-type="float" office:value="209064" calcext:value-type="float">
            <text:p>209064</text:p>
          </table:table-cell>
          <table:table-cell office:value-type="float" office:value="181948" calcext:value-type="float">
            <text:p>181948</text:p>
          </table:table-cell>
          <table:table-cell office:value-type="float" office:value="146125" calcext:value-type="float">
            <text:p>146125</text:p>
          </table:table-cell>
          <table:table-cell office:value-type="float" office:value="295720" calcext:value-type="float">
            <text:p>295720</text:p>
          </table:table-cell>
          <table:table-cell table:number-columns-repeated="64"/>
        </table:table-row>
        <table:table-row table:style-name="ro1">
          <table:table-cell table:number-columns-repeated="2"/>
          <table:table-cell table:style-name="ce2" office:value-type="string" calcext:value-type="string">
            <text:p>2621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7642" calcext:value-type="float">
            <text:p>157642</text:p>
          </table:table-cell>
          <table:table-cell office:value-type="float" office:value="130783" calcext:value-type="float">
            <text:p>130783</text:p>
          </table:table-cell>
          <table:table-cell office:value-type="float" office:value="80333" calcext:value-type="float">
            <text:p>80333</text:p>
          </table:table-cell>
          <table:table-cell office:value-type="float" office:value="156424" calcext:value-type="float">
            <text:p>156424</text:p>
          </table:table-cell>
          <table:table-cell office:value-type="float" office:value="97197" calcext:value-type="float">
            <text:p>97197</text:p>
          </table:table-cell>
          <table:table-cell office:value-type="float" office:value="183237" calcext:value-type="float">
            <text:p>183237</text:p>
          </table:table-cell>
          <table:table-cell office:value-type="float" office:value="243857" calcext:value-type="float">
            <text:p>243857</text:p>
          </table:table-cell>
          <table:table-cell office:value-type="float" office:value="241609" calcext:value-type="float">
            <text:p>241609</text:p>
          </table:table-cell>
          <table:table-cell office:value-type="float" office:value="235931" calcext:value-type="float">
            <text:p>235931</text:p>
          </table:table-cell>
          <table:table-cell table:number-columns-repeated="64"/>
        </table:table-row>
        <table:table-row table:style-name="ro1">
          <table:table-cell table:number-columns-repeated="2"/>
          <table:table-cell table:style-name="ce2" office:value-type="string" calcext:value-type="string">
            <text:p>5242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4771" calcext:value-type="float">
            <text:p>124771</text:p>
          </table:table-cell>
          <table:table-cell office:value-type="float" office:value="147075" calcext:value-type="float">
            <text:p>147075</text:p>
          </table:table-cell>
          <table:table-cell office:value-type="float" office:value="172545" calcext:value-type="float">
            <text:p>172545</text:p>
          </table:table-cell>
          <table:table-cell office:value-type="float" office:value="110486" calcext:value-type="float">
            <text:p>110486</text:p>
          </table:table-cell>
          <table:table-cell office:value-type="float" office:value="120957" calcext:value-type="float">
            <text:p>120957</text:p>
          </table:table-cell>
          <table:table-cell office:value-type="float" office:value="185409" calcext:value-type="float">
            <text:p>185409</text:p>
          </table:table-cell>
          <table:table-cell office:value-type="float" office:value="237688" calcext:value-type="float">
            <text:p>237688</text:p>
          </table:table-cell>
          <table:table-cell office:value-type="float" office:value="242518" calcext:value-type="float">
            <text:p>242518</text:p>
          </table:table-cell>
          <table:table-cell office:value-type="float" office:value="262374" calcext:value-type="float">
            <text:p>262374</text:p>
          </table:table-cell>
          <table:table-cell table:number-columns-repeated="64"/>
        </table:table-row>
        <table:table-row table:style-name="ro1">
          <table:table-cell table:number-columns-repeated="2"/>
          <table:table-cell table:style-name="ce2" office:value-type="string" calcext:value-type="string">
            <text:p>10485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7457" calcext:value-type="float">
            <text:p>137457</text:p>
          </table:table-cell>
          <table:table-cell office:value-type="float" office:value="137011" calcext:value-type="float">
            <text:p>137011</text:p>
          </table:table-cell>
          <table:table-cell office:value-type="float" office:value="136044" calcext:value-type="float">
            <text:p>136044</text:p>
          </table:table-cell>
          <table:table-cell office:value-type="float" office:value="126882" calcext:value-type="float">
            <text:p>126882</text:p>
          </table:table-cell>
          <table:table-cell office:value-type="float" office:value="161151" calcext:value-type="float">
            <text:p>161151</text:p>
          </table:table-cell>
          <table:table-cell office:value-type="float" office:value="161100" calcext:value-type="float">
            <text:p>161100</text:p>
          </table:table-cell>
          <table:table-cell office:value-type="float" office:value="177445" calcext:value-type="float">
            <text:p>177445</text:p>
          </table:table-cell>
          <table:table-cell office:value-type="float" office:value="88693" calcext:value-type="float">
            <text:p>88693</text:p>
          </table:table-cell>
          <table:table-cell office:value-type="float" office:value="91019" calcext:value-type="float">
            <text:p>91019</text:p>
          </table:table-cell>
          <table:table-cell table:number-columns-repeated="64"/>
        </table:table-row>
        <table:table-row table:style-name="ro1">
          <table:table-cell table:number-columns-repeated="2"/>
          <table:table-cell table:style-name="ce2" office:value-type="string" calcext:value-type="string">
            <text:p>20971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6891" calcext:value-type="float">
            <text:p>66891</text:p>
          </table:table-cell>
          <table:table-cell office:value-type="float" office:value="72258" calcext:value-type="float">
            <text:p>72258</text:p>
          </table:table-cell>
          <table:table-cell office:value-type="float" office:value="79997" calcext:value-type="float">
            <text:p>79997</text:p>
          </table:table-cell>
          <table:table-cell office:value-type="float" office:value="95290" calcext:value-type="float">
            <text:p>95290</text:p>
          </table:table-cell>
          <table:table-cell office:value-type="float" office:value="87857" calcext:value-type="float">
            <text:p>87857</text:p>
          </table:table-cell>
          <table:table-cell office:value-type="float" office:value="101910" calcext:value-type="float">
            <text:p>101910</text:p>
          </table:table-cell>
          <table:table-cell office:value-type="float" office:value="99656" calcext:value-type="float">
            <text:p>99656</text:p>
          </table:table-cell>
          <table:table-cell office:value-type="float" office:value="101609" calcext:value-type="float">
            <text:p>101609</text:p>
          </table:table-cell>
          <table:table-cell office:value-type="float" office:value="113529" calcext:value-type="float">
            <text:p>113529</text:p>
          </table:table-cell>
          <table:table-cell table:number-columns-repeated="64"/>
        </table:table-row>
        <table:table-row table:style-name="ro1">
          <table:table-cell table:number-columns-repeated="2"/>
          <table:table-cell table:style-name="ce2" office:value-type="string" calcext:value-type="string">
            <text:p>41943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8807" calcext:value-type="float">
            <text:p>68807</text:p>
          </table:table-cell>
          <table:table-cell office:value-type="float" office:value="75595" calcext:value-type="float">
            <text:p>75595</text:p>
          </table:table-cell>
          <table:table-cell office:value-type="float" office:value="122275" calcext:value-type="float">
            <text:p>122275</text:p>
          </table:table-cell>
          <table:table-cell office:value-type="float" office:value="185459" calcext:value-type="float">
            <text:p>185459</text:p>
          </table:table-cell>
          <table:table-cell office:value-type="float" office:value="199452" calcext:value-type="float">
            <text:p>199452</text:p>
          </table:table-cell>
          <table:table-cell office:value-type="float" office:value="242144" calcext:value-type="float">
            <text:p>242144</text:p>
          </table:table-cell>
          <table:table-cell office:value-type="float" office:value="273310" calcext:value-type="float">
            <text:p>273310</text:p>
          </table:table-cell>
          <table:table-cell office:value-type="float" office:value="264790" calcext:value-type="float">
            <text:p>264790</text:p>
          </table:table-cell>
          <table:table-cell office:value-type="float" office:value="301270" calcext:value-type="float">
            <text:p>301270</text:p>
          </table:table-cell>
          <table:table-cell table:number-columns-repeated="64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Re-writer report</text:p>
          </table:table-cell>
          <table:table-cell table:number-columns-repeated="79"/>
        </table:table-row>
        <table:table-row table:style-name="ro1">
          <table:table-cell table:number-columns-repeated="8"/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16</text:p>
          </table:table-cell>
          <table:table-cell/>
          <table:table-cell table:style-name="ce1" office:value-type="string" calcext:value-type="string">
            <text:p>32</text:p>
          </table:table-cell>
          <table:table-cell/>
          <table:table-cell table:style-name="ce1" office:value-type="string" calcext:value-type="string">
            <text:p>64</text:p>
          </table:table-cell>
          <table:table-cell/>
          <table:table-cell table:style-name="ce1" office:value-type="string" calcext:value-type="string">
            <text:p>128</text:p>
          </table:table-cell>
          <table:table-cell/>
          <table:table-cell table:style-name="ce1" office:value-type="string" calcext:value-type="string">
            <text:p>256</text:p>
          </table:table-cell>
          <table:table-cell/>
          <table:table-cell table:style-name="ce1" office:value-type="string" calcext:value-type="string">
            <text:p>512</text:p>
          </table:table-cell>
          <table:table-cell/>
          <table:table-cell table:style-name="ce1" office:value-type="string" calcext:value-type="string">
            <text:p>1024</text:p>
          </table:table-cell>
          <table:table-cell/>
          <table:table-cell table:style-name="ce1" office:value-type="string" calcext:value-type="string">
            <text:p>2048</text:p>
          </table:table-cell>
          <table:table-cell/>
          <table:table-cell table:style-name="ce1" office:value-type="string" calcext:value-type="string">
            <text:p>4096</text:p>
          </table:table-cell>
          <table:table-cell/>
          <table:table-cell table:style-name="ce1" office:value-type="string" calcext:value-type="string">
            <text:p>8192</text:p>
          </table:table-cell>
          <table:table-cell/>
          <table:table-cell table:style-name="ce1" office:value-type="string" calcext:value-type="string">
            <text:p>16384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64</text:p>
          </table:table-cell>
          <table:table-cell table:number-columns-repeated="2"/>
          <table:table-cell office:value-type="float" office:value="35892" calcext:value-type="float">
            <text:p>35892</text:p>
          </table:table-cell>
          <table:table-cell/>
          <table:table-cell office:value-type="float" office:value="67944" calcext:value-type="float">
            <text:p>67944</text:p>
          </table:table-cell>
          <table:table-cell/>
          <table:table-cell office:value-type="float" office:value="124748" calcext:value-type="float">
            <text:p>124748</text:p>
          </table:table-cell>
          <table:table-cell/>
          <table:table-cell office:value-type="float" office:value="160374" calcext:value-type="float">
            <text:p>160374</text:p>
          </table:table-cell>
          <table:table-cell/>
          <table:table-cell office:value-type="float" office:value="246089" calcext:value-type="float">
            <text:p>246089</text:p>
          </table:table-cell>
          <table:table-cell table:number-columns-repeated="68"/>
        </table:table-row>
        <table:table-row table:style-name="ro1">
          <table:table-cell table:style-name="ce1" office:value-type="string" calcext:value-type="string">
            <text:p>128</text:p>
          </table:table-cell>
          <table:table-cell table:number-columns-repeated="2"/>
          <table:table-cell office:value-type="float" office:value="23251" calcext:value-type="float">
            <text:p>23251</text:p>
          </table:table-cell>
          <table:table-cell/>
          <table:table-cell office:value-type="float" office:value="71795" calcext:value-type="float">
            <text:p>71795</text:p>
          </table:table-cell>
          <table:table-cell/>
          <table:table-cell office:value-type="float" office:value="108309" calcext:value-type="float">
            <text:p>108309</text:p>
          </table:table-cell>
          <table:table-cell/>
          <table:table-cell office:value-type="float" office:value="121113" calcext:value-type="float">
            <text:p>121113</text:p>
          </table:table-cell>
          <table:table-cell/>
          <table:table-cell office:value-type="float" office:value="226546" calcext:value-type="float">
            <text:p>226546</text:p>
          </table:table-cell>
          <table:table-cell/>
          <table:table-cell office:value-type="float" office:value="280671" calcext:value-type="float">
            <text:p>280671</text:p>
          </table:table-cell>
          <table:table-cell table:number-columns-repeated="66"/>
        </table:table-row>
        <table:table-row table:style-name="ro1">
          <table:table-cell table:style-name="ce1" office:value-type="string" calcext:value-type="string">
            <text:p>256</text:p>
          </table:table-cell>
          <table:table-cell table:number-columns-repeated="2"/>
          <table:table-cell office:value-type="float" office:value="37503" calcext:value-type="float">
            <text:p>37503</text:p>
          </table:table-cell>
          <table:table-cell/>
          <table:table-cell office:value-type="float" office:value="57217" calcext:value-type="float">
            <text:p>57217</text:p>
          </table:table-cell>
          <table:table-cell/>
          <table:table-cell office:value-type="float" office:value="112530" calcext:value-type="float">
            <text:p>112530</text:p>
          </table:table-cell>
          <table:table-cell/>
          <table:table-cell office:value-type="float" office:value="170657" calcext:value-type="float">
            <text:p>170657</text:p>
          </table:table-cell>
          <table:table-cell/>
          <table:table-cell office:value-type="float" office:value="227786" calcext:value-type="float">
            <text:p>227786</text:p>
          </table:table-cell>
          <table:table-cell/>
          <table:table-cell office:value-type="float" office:value="282578" calcext:value-type="float">
            <text:p>282578</text:p>
          </table:table-cell>
          <table:table-cell/>
          <table:table-cell office:value-type="float" office:value="295649" calcext:value-type="float">
            <text:p>295649</text:p>
          </table:table-cell>
          <table:table-cell table:number-columns-repeated="64"/>
        </table:table-row>
        <table:table-row table:style-name="ro1">
          <table:table-cell table:style-name="ce1" office:value-type="string" calcext:value-type="string">
            <text:p>512</text:p>
          </table:table-cell>
          <table:table-cell table:number-columns-repeated="2"/>
          <table:table-cell office:value-type="float" office:value="35444" calcext:value-type="float">
            <text:p>35444</text:p>
          </table:table-cell>
          <table:table-cell/>
          <table:table-cell office:value-type="float" office:value="63437" calcext:value-type="float">
            <text:p>63437</text:p>
          </table:table-cell>
          <table:table-cell/>
          <table:table-cell office:value-type="float" office:value="111913" calcext:value-type="float">
            <text:p>111913</text:p>
          </table:table-cell>
          <table:table-cell/>
          <table:table-cell office:value-type="float" office:value="175881" calcext:value-type="float">
            <text:p>175881</text:p>
          </table:table-cell>
          <table:table-cell/>
          <table:table-cell office:value-type="float" office:value="221166" calcext:value-type="float">
            <text:p>221166</text:p>
          </table:table-cell>
          <table:table-cell/>
          <table:table-cell office:value-type="float" office:value="281792" calcext:value-type="float">
            <text:p>281792</text:p>
          </table:table-cell>
          <table:table-cell/>
          <table:table-cell office:value-type="float" office:value="302045" calcext:value-type="float">
            <text:p>302045</text:p>
          </table:table-cell>
          <table:table-cell/>
          <table:table-cell office:value-type="float" office:value="321585" calcext:value-type="float">
            <text:p>321585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024</text:p>
          </table:table-cell>
          <table:table-cell table:number-columns-repeated="2"/>
          <table:table-cell office:value-type="float" office:value="36597" calcext:value-type="float">
            <text:p>36597</text:p>
          </table:table-cell>
          <table:table-cell/>
          <table:table-cell office:value-type="float" office:value="57961" calcext:value-type="float">
            <text:p>57961</text:p>
          </table:table-cell>
          <table:table-cell/>
          <table:table-cell office:value-type="float" office:value="101760" calcext:value-type="float">
            <text:p>101760</text:p>
          </table:table-cell>
          <table:table-cell/>
          <table:table-cell office:value-type="float" office:value="167649" calcext:value-type="float">
            <text:p>167649</text:p>
          </table:table-cell>
          <table:table-cell/>
          <table:table-cell office:value-type="float" office:value="198567" calcext:value-type="float">
            <text:p>198567</text:p>
          </table:table-cell>
          <table:table-cell/>
          <table:table-cell office:value-type="float" office:value="288121" calcext:value-type="float">
            <text:p>288121</text:p>
          </table:table-cell>
          <table:table-cell/>
          <table:table-cell office:value-type="float" office:value="298452" calcext:value-type="float">
            <text:p>298452</text:p>
          </table:table-cell>
          <table:table-cell/>
          <table:table-cell office:value-type="float" office:value="345593" calcext:value-type="float">
            <text:p>345593</text:p>
          </table:table-cell>
          <table:table-cell/>
          <table:table-cell office:value-type="float" office:value="414060" calcext:value-type="float">
            <text:p>414060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2048</text:p>
          </table:table-cell>
          <table:table-cell table:number-columns-repeated="2"/>
          <table:table-cell office:value-type="float" office:value="30548" calcext:value-type="float">
            <text:p>30548</text:p>
          </table:table-cell>
          <table:table-cell/>
          <table:table-cell office:value-type="float" office:value="57028" calcext:value-type="float">
            <text:p>57028</text:p>
          </table:table-cell>
          <table:table-cell/>
          <table:table-cell office:value-type="float" office:value="102981" calcext:value-type="float">
            <text:p>102981</text:p>
          </table:table-cell>
          <table:table-cell/>
          <table:table-cell office:value-type="float" office:value="154799" calcext:value-type="float">
            <text:p>154799</text:p>
          </table:table-cell>
          <table:table-cell/>
          <table:table-cell office:value-type="float" office:value="221499" calcext:value-type="float">
            <text:p>221499</text:p>
          </table:table-cell>
          <table:table-cell/>
          <table:table-cell office:value-type="float" office:value="246774" calcext:value-type="float">
            <text:p>246774</text:p>
          </table:table-cell>
          <table:table-cell/>
          <table:table-cell office:value-type="float" office:value="292993" calcext:value-type="float">
            <text:p>292993</text:p>
          </table:table-cell>
          <table:table-cell/>
          <table:table-cell office:value-type="float" office:value="325699" calcext:value-type="float">
            <text:p>325699</text:p>
          </table:table-cell>
          <table:table-cell/>
          <table:table-cell office:value-type="float" office:value="347942" calcext:value-type="float">
            <text:p>347942</text:p>
          </table:table-cell>
          <table:table-cell/>
          <table:table-cell office:value-type="float" office:value="349499" calcext:value-type="float">
            <text:p>349499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4096</text:p>
          </table:table-cell>
          <table:table-cell table:number-columns-repeated="2"/>
          <table:table-cell office:value-type="float" office:value="29347" calcext:value-type="float">
            <text:p>29347</text:p>
          </table:table-cell>
          <table:table-cell/>
          <table:table-cell office:value-type="float" office:value="47403" calcext:value-type="float">
            <text:p>47403</text:p>
          </table:table-cell>
          <table:table-cell/>
          <table:table-cell office:value-type="float" office:value="90174" calcext:value-type="float">
            <text:p>90174</text:p>
          </table:table-cell>
          <table:table-cell/>
          <table:table-cell office:value-type="float" office:value="113252" calcext:value-type="float">
            <text:p>113252</text:p>
          </table:table-cell>
          <table:table-cell/>
          <table:table-cell office:value-type="float" office:value="175584" calcext:value-type="float">
            <text:p>175584</text:p>
          </table:table-cell>
          <table:table-cell/>
          <table:table-cell office:value-type="float" office:value="280410" calcext:value-type="float">
            <text:p>280410</text:p>
          </table:table-cell>
          <table:table-cell/>
          <table:table-cell office:value-type="float" office:value="194677" calcext:value-type="float">
            <text:p>194677</text:p>
          </table:table-cell>
          <table:table-cell/>
          <table:table-cell office:value-type="float" office:value="198988" calcext:value-type="float">
            <text:p>198988</text:p>
          </table:table-cell>
          <table:table-cell/>
          <table:table-cell office:value-type="float" office:value="171618" calcext:value-type="float">
            <text:p>171618</text:p>
          </table:table-cell>
          <table:table-cell/>
          <table:table-cell office:value-type="float" office:value="201129" calcext:value-type="float">
            <text:p>201129</text:p>
          </table:table-cell>
          <table:table-cell/>
          <table:table-cell office:value-type="float" office:value="195410" calcext:value-type="float">
            <text:p>195410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8192</text:p>
          </table:table-cell>
          <table:table-cell table:number-columns-repeated="2"/>
          <table:table-cell office:value-type="float" office:value="37051" calcext:value-type="float">
            <text:p>37051</text:p>
          </table:table-cell>
          <table:table-cell/>
          <table:table-cell office:value-type="float" office:value="63200" calcext:value-type="float">
            <text:p>63200</text:p>
          </table:table-cell>
          <table:table-cell/>
          <table:table-cell office:value-type="float" office:value="118186" calcext:value-type="float">
            <text:p>118186</text:p>
          </table:table-cell>
          <table:table-cell/>
          <table:table-cell office:value-type="float" office:value="209733" calcext:value-type="float">
            <text:p>209733</text:p>
          </table:table-cell>
          <table:table-cell/>
          <table:table-cell office:value-type="float" office:value="327917" calcext:value-type="float">
            <text:p>327917</text:p>
          </table:table-cell>
          <table:table-cell/>
          <table:table-cell office:value-type="float" office:value="344839" calcext:value-type="float">
            <text:p>344839</text:p>
          </table:table-cell>
          <table:table-cell/>
          <table:table-cell office:value-type="float" office:value="351165" calcext:value-type="float">
            <text:p>351165</text:p>
          </table:table-cell>
          <table:table-cell/>
          <table:table-cell office:value-type="float" office:value="345088" calcext:value-type="float">
            <text:p>345088</text:p>
          </table:table-cell>
          <table:table-cell/>
          <table:table-cell office:value-type="float" office:value="347736" calcext:value-type="float">
            <text:p>347736</text:p>
          </table:table-cell>
          <table:table-cell/>
          <table:table-cell office:value-type="float" office:value="349711" calcext:value-type="float">
            <text:p>349711</text:p>
          </table:table-cell>
          <table:table-cell/>
          <table:table-cell office:value-type="float" office:value="344780" calcext:value-type="float">
            <text:p>344780</text:p>
          </table:table-cell>
          <table:table-cell/>
          <table:table-cell office:value-type="float" office:value="931011" calcext:value-type="float">
            <text:p>931011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16384</text:p>
          </table:table-cell>
          <table:table-cell table:number-columns-repeated="2"/>
          <table:table-cell office:value-type="float" office:value="35397" calcext:value-type="float">
            <text:p>35397</text:p>
          </table:table-cell>
          <table:table-cell/>
          <table:table-cell office:value-type="float" office:value="56628" calcext:value-type="float">
            <text:p>56628</text:p>
          </table:table-cell>
          <table:table-cell/>
          <table:table-cell office:value-type="float" office:value="103037" calcext:value-type="float">
            <text:p>103037</text:p>
          </table:table-cell>
          <table:table-cell/>
          <table:table-cell office:value-type="float" office:value="163109" calcext:value-type="float">
            <text:p>163109</text:p>
          </table:table-cell>
          <table:table-cell/>
          <table:table-cell office:value-type="float" office:value="227325" calcext:value-type="float">
            <text:p>227325</text:p>
          </table:table-cell>
          <table:table-cell/>
          <table:table-cell office:value-type="float" office:value="254865" calcext:value-type="float">
            <text:p>254865</text:p>
          </table:table-cell>
          <table:table-cell/>
          <table:table-cell office:value-type="float" office:value="281570" calcext:value-type="float">
            <text:p>281570</text:p>
          </table:table-cell>
          <table:table-cell/>
          <table:table-cell office:value-type="float" office:value="296007" calcext:value-type="float">
            <text:p>296007</text:p>
          </table:table-cell>
          <table:table-cell/>
          <table:table-cell office:value-type="float" office:value="290832" calcext:value-type="float">
            <text:p>290832</text:p>
          </table:table-cell>
          <table:table-cell/>
          <table:table-cell office:value-type="float" office:value="281440" calcext:value-type="float">
            <text:p>281440</text:p>
          </table:table-cell>
          <table:table-cell/>
          <table:table-cell office:value-type="float" office:value="343580" calcext:value-type="float">
            <text:p>343580</text:p>
          </table:table-cell>
          <table:table-cell/>
          <table:table-cell office:value-type="float" office:value="349465" calcext:value-type="float">
            <text:p>349465</text:p>
          </table:table-cell>
          <table:table-cell/>
          <table:table-cell office:value-type="float" office:value="388349" calcext:value-type="float">
            <text:p>388349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3276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02291" calcext:value-type="float">
            <text:p>202291</text:p>
          </table:table-cell>
          <table:table-cell/>
          <table:table-cell office:value-type="float" office:value="242867" calcext:value-type="float">
            <text:p>242867</text:p>
          </table:table-cell>
          <table:table-cell/>
          <table:table-cell office:value-type="float" office:value="256846" calcext:value-type="float">
            <text:p>256846</text:p>
          </table:table-cell>
          <table:table-cell/>
          <table:table-cell office:value-type="float" office:value="265762" calcext:value-type="float">
            <text:p>265762</text:p>
          </table:table-cell>
          <table:table-cell/>
          <table:table-cell office:value-type="float" office:value="284555" calcext:value-type="float">
            <text:p>284555</text:p>
          </table:table-cell>
          <table:table-cell/>
          <table:table-cell office:value-type="float" office:value="323044" calcext:value-type="float">
            <text:p>323044</text:p>
          </table:table-cell>
          <table:table-cell/>
          <table:table-cell office:value-type="float" office:value="342429" calcext:value-type="float">
            <text:p>342429</text:p>
          </table:table-cell>
          <table:table-cell/>
          <table:table-cell office:value-type="float" office:value="372207" calcext:value-type="float">
            <text:p>372207</text:p>
          </table:table-cell>
          <table:table-cell/>
          <table:table-cell office:value-type="float" office:value="361326" calcext:value-type="float">
            <text:p>361326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6553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77651" calcext:value-type="float">
            <text:p>177651</text:p>
          </table:table-cell>
          <table:table-cell/>
          <table:table-cell office:value-type="float" office:value="188858" calcext:value-type="float">
            <text:p>188858</text:p>
          </table:table-cell>
          <table:table-cell/>
          <table:table-cell office:value-type="float" office:value="201100" calcext:value-type="float">
            <text:p>201100</text:p>
          </table:table-cell>
          <table:table-cell/>
          <table:table-cell office:value-type="float" office:value="198911" calcext:value-type="float">
            <text:p>198911</text:p>
          </table:table-cell>
          <table:table-cell/>
          <table:table-cell office:value-type="float" office:value="198899" calcext:value-type="float">
            <text:p>198899</text:p>
          </table:table-cell>
          <table:table-cell/>
          <table:table-cell office:value-type="float" office:value="204718" calcext:value-type="float">
            <text:p>204718</text:p>
          </table:table-cell>
          <table:table-cell/>
          <table:table-cell office:value-type="float" office:value="202133" calcext:value-type="float">
            <text:p>202133</text:p>
          </table:table-cell>
          <table:table-cell/>
          <table:table-cell office:value-type="float" office:value="187171" calcext:value-type="float">
            <text:p>187171</text:p>
          </table:table-cell>
          <table:table-cell/>
          <table:table-cell office:value-type="float" office:value="169770" calcext:value-type="float">
            <text:p>169770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310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44642" calcext:value-type="float">
            <text:p>144642</text:p>
          </table:table-cell>
          <table:table-cell/>
          <table:table-cell office:value-type="float" office:value="145139" calcext:value-type="float">
            <text:p>145139</text:p>
          </table:table-cell>
          <table:table-cell/>
          <table:table-cell office:value-type="float" office:value="128892" calcext:value-type="float">
            <text:p>128892</text:p>
          </table:table-cell>
          <table:table-cell/>
          <table:table-cell office:value-type="float" office:value="104513" calcext:value-type="float">
            <text:p>104513</text:p>
          </table:table-cell>
          <table:table-cell/>
          <table:table-cell office:value-type="float" office:value="89984" calcext:value-type="float">
            <text:p>89984</text:p>
          </table:table-cell>
          <table:table-cell/>
          <table:table-cell office:value-type="float" office:value="204149" calcext:value-type="float">
            <text:p>204149</text:p>
          </table:table-cell>
          <table:table-cell/>
          <table:table-cell office:value-type="float" office:value="180857" calcext:value-type="float">
            <text:p>180857</text:p>
          </table:table-cell>
          <table:table-cell/>
          <table:table-cell office:value-type="float" office:value="194597" calcext:value-type="float">
            <text:p>194597</text:p>
          </table:table-cell>
          <table:table-cell/>
          <table:table-cell office:value-type="float" office:value="333572" calcext:value-type="float">
            <text:p>333572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621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55454" calcext:value-type="float">
            <text:p>155454</text:p>
          </table:table-cell>
          <table:table-cell/>
          <table:table-cell office:value-type="float" office:value="123463" calcext:value-type="float">
            <text:p>123463</text:p>
          </table:table-cell>
          <table:table-cell/>
          <table:table-cell office:value-type="float" office:value="69398" calcext:value-type="float">
            <text:p>69398</text:p>
          </table:table-cell>
          <table:table-cell/>
          <table:table-cell office:value-type="float" office:value="145271" calcext:value-type="float">
            <text:p>145271</text:p>
          </table:table-cell>
          <table:table-cell/>
          <table:table-cell office:value-type="float" office:value="89200" calcext:value-type="float">
            <text:p>89200</text:p>
          </table:table-cell>
          <table:table-cell/>
          <table:table-cell office:value-type="float" office:value="177618" calcext:value-type="float">
            <text:p>177618</text:p>
          </table:table-cell>
          <table:table-cell/>
          <table:table-cell office:value-type="float" office:value="213770" calcext:value-type="float">
            <text:p>213770</text:p>
          </table:table-cell>
          <table:table-cell/>
          <table:table-cell office:value-type="float" office:value="195685" calcext:value-type="float">
            <text:p>195685</text:p>
          </table:table-cell>
          <table:table-cell/>
          <table:table-cell office:value-type="float" office:value="233707" calcext:value-type="float">
            <text:p>233707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52428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38291" calcext:value-type="float">
            <text:p>138291</text:p>
          </table:table-cell>
          <table:table-cell/>
          <table:table-cell office:value-type="float" office:value="142365" calcext:value-type="float">
            <text:p>142365</text:p>
          </table:table-cell>
          <table:table-cell/>
          <table:table-cell office:value-type="float" office:value="148767" calcext:value-type="float">
            <text:p>148767</text:p>
          </table:table-cell>
          <table:table-cell/>
          <table:table-cell office:value-type="float" office:value="150034" calcext:value-type="float">
            <text:p>150034</text:p>
          </table:table-cell>
          <table:table-cell/>
          <table:table-cell office:value-type="float" office:value="158154" calcext:value-type="float">
            <text:p>158154</text:p>
          </table:table-cell>
          <table:table-cell/>
          <table:table-cell office:value-type="float" office:value="156596" calcext:value-type="float">
            <text:p>156596</text:p>
          </table:table-cell>
          <table:table-cell/>
          <table:table-cell office:value-type="float" office:value="218059" calcext:value-type="float">
            <text:p>218059</text:p>
          </table:table-cell>
          <table:table-cell/>
          <table:table-cell office:value-type="float" office:value="217369" calcext:value-type="float">
            <text:p>217369</text:p>
          </table:table-cell>
          <table:table-cell/>
          <table:table-cell office:value-type="float" office:value="206833" calcext:value-type="float">
            <text:p>206833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04857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05660" calcext:value-type="float">
            <text:p>105660</text:p>
          </table:table-cell>
          <table:table-cell/>
          <table:table-cell office:value-type="float" office:value="143586" calcext:value-type="float">
            <text:p>143586</text:p>
          </table:table-cell>
          <table:table-cell/>
          <table:table-cell office:value-type="float" office:value="136975" calcext:value-type="float">
            <text:p>136975</text:p>
          </table:table-cell>
          <table:table-cell/>
          <table:table-cell office:value-type="float" office:value="166688" calcext:value-type="float">
            <text:p>166688</text:p>
          </table:table-cell>
          <table:table-cell/>
          <table:table-cell office:value-type="float" office:value="149810" calcext:value-type="float">
            <text:p>149810</text:p>
          </table:table-cell>
          <table:table-cell/>
          <table:table-cell office:value-type="float" office:value="161003" calcext:value-type="float">
            <text:p>161003</text:p>
          </table:table-cell>
          <table:table-cell/>
          <table:table-cell office:value-type="float" office:value="148749" calcext:value-type="float">
            <text:p>148749</text:p>
          </table:table-cell>
          <table:table-cell/>
          <table:table-cell office:value-type="float" office:value="158875" calcext:value-type="float">
            <text:p>158875</text:p>
          </table:table-cell>
          <table:table-cell/>
          <table:table-cell office:value-type="float" office:value="203190" calcext:value-type="float">
            <text:p>203190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09715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95135" calcext:value-type="float">
            <text:p>95135</text:p>
          </table:table-cell>
          <table:table-cell/>
          <table:table-cell office:value-type="float" office:value="126435" calcext:value-type="float">
            <text:p>126435</text:p>
          </table:table-cell>
          <table:table-cell/>
          <table:table-cell office:value-type="float" office:value="161242" calcext:value-type="float">
            <text:p>161242</text:p>
          </table:table-cell>
          <table:table-cell/>
          <table:table-cell office:value-type="float" office:value="155597" calcext:value-type="float">
            <text:p>155597</text:p>
          </table:table-cell>
          <table:table-cell/>
          <table:table-cell office:value-type="float" office:value="150946" calcext:value-type="float">
            <text:p>150946</text:p>
          </table:table-cell>
          <table:table-cell/>
          <table:table-cell office:value-type="float" office:value="185338" calcext:value-type="float">
            <text:p>185338</text:p>
          </table:table-cell>
          <table:table-cell/>
          <table:table-cell office:value-type="float" office:value="195304" calcext:value-type="float">
            <text:p>195304</text:p>
          </table:table-cell>
          <table:table-cell/>
          <table:table-cell office:value-type="float" office:value="209521" calcext:value-type="float">
            <text:p>209521</text:p>
          </table:table-cell>
          <table:table-cell/>
          <table:table-cell office:value-type="float" office:value="238747" calcext:value-type="float">
            <text:p>238747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41943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08959" calcext:value-type="float">
            <text:p>108959</text:p>
          </table:table-cell>
          <table:table-cell/>
          <table:table-cell office:value-type="float" office:value="124749" calcext:value-type="float">
            <text:p>124749</text:p>
          </table:table-cell>
          <table:table-cell/>
          <table:table-cell office:value-type="float" office:value="159955" calcext:value-type="float">
            <text:p>159955</text:p>
          </table:table-cell>
          <table:table-cell/>
          <table:table-cell office:value-type="float" office:value="178546" calcext:value-type="float">
            <text:p>178546</text:p>
          </table:table-cell>
          <table:table-cell/>
          <table:table-cell office:value-type="float" office:value="204049" calcext:value-type="float">
            <text:p>204049</text:p>
          </table:table-cell>
          <table:table-cell/>
          <table:table-cell office:value-type="float" office:value="251880" calcext:value-type="float">
            <text:p>251880</text:p>
          </table:table-cell>
          <table:table-cell/>
          <table:table-cell office:value-type="float" office:value="267794" calcext:value-type="float">
            <text:p>267794</text:p>
          </table:table-cell>
          <table:table-cell/>
          <table:table-cell office:value-type="float" office:value="267369" calcext:value-type="float">
            <text:p>267369</text:p>
          </table:table-cell>
          <table:table-cell/>
          <table:table-cell office:value-type="float" office:value="311675" calcext:value-type="float">
            <text:p>311675</text:p>
          </table:table-cell>
          <table:table-cell table:number-columns-repeated="52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Reader report</text:p>
          </table:table-cell>
          <table:table-cell table:number-columns-repeated="79"/>
        </table:table-row>
        <table:table-row table:style-name="ro1">
          <table:table-cell table:number-columns-repeated="3"/>
          <table:table-cell table:style-name="ce2" office:value-type="string" calcext:value-type="string">
            <text:p>4</text:p>
          </table:table-cell>
          <table:table-cell table:style-name="ce2" office:value-type="string" calcext:value-type="string">
            <text:p>8</text:p>
          </table:table-cell>
          <table:table-cell table:style-name="ce2" office:value-type="string" calcext:value-type="string">
            <text:p>16</text:p>
          </table:table-cell>
          <table:table-cell table:style-name="ce2" office:value-type="string" calcext:value-type="string">
            <text:p>32</text:p>
          </table:table-cell>
          <table:table-cell table:style-name="ce2" office:value-type="string" calcext:value-type="string">
            <text:p>64</text:p>
          </table:table-cell>
          <table:table-cell table:style-name="ce2" office:value-type="string" calcext:value-type="string">
            <text:p>128</text:p>
          </table:table-cell>
          <table:table-cell table:style-name="ce2" office:value-type="string" calcext:value-type="string">
            <text:p>256</text:p>
          </table:table-cell>
          <table:table-cell table:style-name="ce2" office:value-type="string" calcext:value-type="string">
            <text:p>512</text:p>
          </table:table-cell>
          <table:table-cell table:style-name="ce2" office:value-type="string" calcext:value-type="string">
            <text:p>1024</text:p>
          </table:table-cell>
          <table:table-cell table:style-name="ce2" office:value-type="string" calcext:value-type="string">
            <text:p>2048</text:p>
          </table:table-cell>
          <table:table-cell table:style-name="ce2" office:value-type="string" calcext:value-type="string">
            <text:p>4096</text:p>
          </table:table-cell>
          <table:table-cell table:style-name="ce2" office:value-type="string" calcext:value-type="string">
            <text:p>8192</text:p>
          </table:table-cell>
          <table:table-cell table:style-name="ce2" office:value-type="string" calcext:value-type="string">
            <text:p>16384</text:p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53"/>
        </table:table-row>
        <table:table-row table:style-name="ro1">
          <table:table-cell table:number-columns-repeated="2"/>
          <table:table-cell table:style-name="ce2" office:value-type="string" calcext:value-type="string">
            <text:p>64</text:p>
          </table:table-cell>
          <table:table-cell office:value-type="float" office:value="19053" calcext:value-type="float">
            <text:p>19053</text:p>
          </table:table-cell>
          <table:table-cell office:value-type="float" office:value="44232" calcext:value-type="float">
            <text:p>44232</text:p>
          </table:table-cell>
          <table:table-cell office:value-type="float" office:value="48307" calcext:value-type="float">
            <text:p>48307</text:p>
          </table:table-cell>
          <table:table-cell office:value-type="float" office:value="95637" calcext:value-type="float">
            <text:p>95637</text:p>
          </table:table-cell>
          <table:table-cell office:value-type="float" office:value="177324" calcext:value-type="float">
            <text:p>177324</text:p>
          </table:table-cell>
          <table:table-cell table:number-columns-repeated="72"/>
        </table:table-row>
        <table:table-row table:style-name="ro1">
          <table:table-cell table:number-columns-repeated="2"/>
          <table:table-cell table:style-name="ce2" office:value-type="string" calcext:value-type="string">
            <text:p>128</text:p>
          </table:table-cell>
          <table:table-cell office:value-type="float" office:value="22634" calcext:value-type="float">
            <text:p>22634</text:p>
          </table:table-cell>
          <table:table-cell office:value-type="float" office:value="38288" calcext:value-type="float">
            <text:p>38288</text:p>
          </table:table-cell>
          <table:table-cell office:value-type="float" office:value="81792" calcext:value-type="float">
            <text:p>81792</text:p>
          </table:table-cell>
          <table:table-cell office:value-type="float" office:value="74681" calcext:value-type="float">
            <text:p>74681</text:p>
          </table:table-cell>
          <table:table-cell office:value-type="float" office:value="203529" calcext:value-type="float">
            <text:p>203529</text:p>
          </table:table-cell>
          <table:table-cell office:value-type="float" office:value="197538" calcext:value-type="float">
            <text:p>197538</text:p>
          </table:table-cell>
          <table:table-cell table:number-columns-repeated="71"/>
        </table:table-row>
        <table:table-row table:style-name="ro1">
          <table:table-cell table:number-columns-repeated="2"/>
          <table:table-cell table:style-name="ce2" office:value-type="string" calcext:value-type="string">
            <text:p>256</text:p>
          </table:table-cell>
          <table:table-cell office:value-type="float" office:value="27947" calcext:value-type="float">
            <text:p>27947</text:p>
          </table:table-cell>
          <table:table-cell office:value-type="float" office:value="35457" calcext:value-type="float">
            <text:p>35457</text:p>
          </table:table-cell>
          <table:table-cell office:value-type="float" office:value="59395" calcext:value-type="float">
            <text:p>59395</text:p>
          </table:table-cell>
          <table:table-cell office:value-type="float" office:value="93565" calcext:value-type="float">
            <text:p>93565</text:p>
          </table:table-cell>
          <table:table-cell office:value-type="float" office:value="179531" calcext:value-type="float">
            <text:p>179531</text:p>
          </table:table-cell>
          <table:table-cell office:value-type="float" office:value="109311" calcext:value-type="float">
            <text:p>109311</text:p>
          </table:table-cell>
          <table:table-cell office:value-type="float" office:value="263636" calcext:value-type="float">
            <text:p>263636</text:p>
          </table:table-cell>
          <table:table-cell table:number-columns-repeated="70"/>
        </table:table-row>
        <table:table-row table:style-name="ro1">
          <table:table-cell table:number-columns-repeated="2"/>
          <table:table-cell table:style-name="ce2" office:value-type="string" calcext:value-type="string">
            <text:p>512</text:p>
          </table:table-cell>
          <table:table-cell office:value-type="float" office:value="27381" calcext:value-type="float">
            <text:p>27381</text:p>
          </table:table-cell>
          <table:table-cell office:value-type="float" office:value="37954" calcext:value-type="float">
            <text:p>37954</text:p>
          </table:table-cell>
          <table:table-cell office:value-type="float" office:value="66702" calcext:value-type="float">
            <text:p>66702</text:p>
          </table:table-cell>
          <table:table-cell office:value-type="float" office:value="90219" calcext:value-type="float">
            <text:p>90219</text:p>
          </table:table-cell>
          <table:table-cell office:value-type="float" office:value="145210" calcext:value-type="float">
            <text:p>145210</text:p>
          </table:table-cell>
          <table:table-cell office:value-type="float" office:value="249394" calcext:value-type="float">
            <text:p>249394</text:p>
          </table:table-cell>
          <table:table-cell office:value-type="float" office:value="227951" calcext:value-type="float">
            <text:p>227951</text:p>
          </table:table-cell>
          <table:table-cell office:value-type="float" office:value="207370" calcext:value-type="float">
            <text:p>207370</text:p>
          </table:table-cell>
          <table:table-cell table:number-columns-repeated="69"/>
        </table:table-row>
        <table:table-row table:style-name="ro1">
          <table:table-cell table:number-columns-repeated="2"/>
          <table:table-cell table:style-name="ce2" office:value-type="string" calcext:value-type="string">
            <text:p>1024</text:p>
          </table:table-cell>
          <table:table-cell office:value-type="float" office:value="15080" calcext:value-type="float">
            <text:p>15080</text:p>
          </table:table-cell>
          <table:table-cell office:value-type="float" office:value="28886" calcext:value-type="float">
            <text:p>28886</text:p>
          </table:table-cell>
          <table:table-cell office:value-type="float" office:value="51921" calcext:value-type="float">
            <text:p>51921</text:p>
          </table:table-cell>
          <table:table-cell office:value-type="float" office:value="109485" calcext:value-type="float">
            <text:p>109485</text:p>
          </table:table-cell>
          <table:table-cell office:value-type="float" office:value="173619" calcext:value-type="float">
            <text:p>173619</text:p>
          </table:table-cell>
          <table:table-cell office:value-type="float" office:value="195904" calcext:value-type="float">
            <text:p>195904</text:p>
          </table:table-cell>
          <table:table-cell office:value-type="float" office:value="229385" calcext:value-type="float">
            <text:p>229385</text:p>
          </table:table-cell>
          <table:table-cell office:value-type="float" office:value="220076" calcext:value-type="float">
            <text:p>220076</text:p>
          </table:table-cell>
          <table:table-cell office:value-type="float" office:value="578851" calcext:value-type="float">
            <text:p>578851</text:p>
          </table:table-cell>
          <table:table-cell table:number-columns-repeated="68"/>
        </table:table-row>
        <table:table-row table:style-name="ro1">
          <table:table-cell table:number-columns-repeated="2"/>
          <table:table-cell table:style-name="ce2" office:value-type="string" calcext:value-type="string">
            <text:p>2048</text:p>
          </table:table-cell>
          <table:table-cell office:value-type="float" office:value="21055" calcext:value-type="float">
            <text:p>21055</text:p>
          </table:table-cell>
          <table:table-cell office:value-type="float" office:value="30097" calcext:value-type="float">
            <text:p>30097</text:p>
          </table:table-cell>
          <table:table-cell office:value-type="float" office:value="49241" calcext:value-type="float">
            <text:p>49241</text:p>
          </table:table-cell>
          <table:table-cell office:value-type="float" office:value="104854" calcext:value-type="float">
            <text:p>104854</text:p>
          </table:table-cell>
          <table:table-cell office:value-type="float" office:value="142152" calcext:value-type="float">
            <text:p>142152</text:p>
          </table:table-cell>
          <table:table-cell office:value-type="float" office:value="323077" calcext:value-type="float">
            <text:p>323077</text:p>
          </table:table-cell>
          <table:table-cell office:value-type="float" office:value="272127" calcext:value-type="float">
            <text:p>272127</text:p>
          </table:table-cell>
          <table:table-cell office:value-type="float" office:value="229906" calcext:value-type="float">
            <text:p>229906</text:p>
          </table:table-cell>
          <table:table-cell office:value-type="float" office:value="628203" calcext:value-type="float">
            <text:p>628203</text:p>
          </table:table-cell>
          <table:table-cell office:value-type="float" office:value="363121" calcext:value-type="float">
            <text:p>363121</text:p>
          </table:table-cell>
          <table:table-cell table:number-columns-repeated="67"/>
        </table:table-row>
        <table:table-row table:style-name="ro1">
          <table:table-cell table:number-columns-repeated="2"/>
          <table:table-cell table:style-name="ce2" office:value-type="string" calcext:value-type="string">
            <text:p>4096</text:p>
          </table:table-cell>
          <table:table-cell office:value-type="float" office:value="20242" calcext:value-type="float">
            <text:p>20242</text:p>
          </table:table-cell>
          <table:table-cell office:value-type="float" office:value="29120" calcext:value-type="float">
            <text:p>29120</text:p>
          </table:table-cell>
          <table:table-cell office:value-type="float" office:value="51777" calcext:value-type="float">
            <text:p>51777</text:p>
          </table:table-cell>
          <table:table-cell office:value-type="float" office:value="10753" calcext:value-type="float">
            <text:p>10753</text:p>
          </table:table-cell>
          <table:table-cell office:value-type="float" office:value="15056" calcext:value-type="float">
            <text:p>15056</text:p>
          </table:table-cell>
          <table:table-cell office:value-type="float" office:value="40020" calcext:value-type="float">
            <text:p>40020</text:p>
          </table:table-cell>
          <table:table-cell office:value-type="float" office:value="37041" calcext:value-type="float">
            <text:p>37041</text:p>
          </table:table-cell>
          <table:table-cell office:value-type="float" office:value="33001" calcext:value-type="float">
            <text:p>33001</text:p>
          </table:table-cell>
          <table:table-cell office:value-type="float" office:value="49830" calcext:value-type="float">
            <text:p>49830</text:p>
          </table:table-cell>
          <table:table-cell office:value-type="float" office:value="61984" calcext:value-type="float">
            <text:p>61984</text:p>
          </table:table-cell>
          <table:table-cell office:value-type="float" office:value="43045" calcext:value-type="float">
            <text:p>43045</text:p>
          </table:table-cell>
          <table:table-cell table:number-columns-repeated="66"/>
        </table:table-row>
        <table:table-row table:style-name="ro1">
          <table:table-cell table:number-columns-repeated="2"/>
          <table:table-cell table:style-name="ce2" office:value-type="string" calcext:value-type="string">
            <text:p>8192</text:p>
          </table:table-cell>
          <table:table-cell office:value-type="float" office:value="9990" calcext:value-type="float">
            <text:p>9990</text:p>
          </table:table-cell>
          <table:table-cell office:value-type="float" office:value="31160" calcext:value-type="float">
            <text:p>31160</text:p>
          </table:table-cell>
          <table:table-cell office:value-type="float" office:value="54003" calcext:value-type="float">
            <text:p>54003</text:p>
          </table:table-cell>
          <table:table-cell office:value-type="float" office:value="97311" calcext:value-type="float">
            <text:p>97311</text:p>
          </table:table-cell>
          <table:table-cell office:value-type="float" office:value="218388" calcext:value-type="float">
            <text:p>218388</text:p>
          </table:table-cell>
          <table:table-cell office:value-type="float" office:value="285693" calcext:value-type="float">
            <text:p>285693</text:p>
          </table:table-cell>
          <table:table-cell office:value-type="float" office:value="334093" calcext:value-type="float">
            <text:p>334093</text:p>
          </table:table-cell>
          <table:table-cell office:value-type="float" office:value="492070" calcext:value-type="float">
            <text:p>492070</text:p>
          </table:table-cell>
          <table:table-cell office:value-type="float" office:value="504586" calcext:value-type="float">
            <text:p>504586</text:p>
          </table:table-cell>
          <table:table-cell office:value-type="float" office:value="518122" calcext:value-type="float">
            <text:p>518122</text:p>
          </table:table-cell>
          <table:table-cell office:value-type="float" office:value="506080" calcext:value-type="float">
            <text:p>506080</text:p>
          </table:table-cell>
          <table:table-cell office:value-type="float" office:value="747246" calcext:value-type="float">
            <text:p>747246</text:p>
          </table:table-cell>
          <table:table-cell table:number-columns-repeated="65"/>
        </table:table-row>
        <table:table-row table:style-name="ro1">
          <table:table-cell table:number-columns-repeated="2"/>
          <table:table-cell table:style-name="ce2" office:value-type="string" calcext:value-type="string">
            <text:p>16384</text:p>
          </table:table-cell>
          <table:table-cell office:value-type="float" office:value="26814" calcext:value-type="float">
            <text:p>26814</text:p>
          </table:table-cell>
          <table:table-cell office:value-type="float" office:value="39392" calcext:value-type="float">
            <text:p>39392</text:p>
          </table:table-cell>
          <table:table-cell office:value-type="float" office:value="51090" calcext:value-type="float">
            <text:p>51090</text:p>
          </table:table-cell>
          <table:table-cell office:value-type="float" office:value="93546" calcext:value-type="float">
            <text:p>93546</text:p>
          </table:table-cell>
          <table:table-cell office:value-type="float" office:value="252154" calcext:value-type="float">
            <text:p>252154</text:p>
          </table:table-cell>
          <table:table-cell office:value-type="float" office:value="357307" calcext:value-type="float">
            <text:p>357307</text:p>
          </table:table-cell>
          <table:table-cell office:value-type="float" office:value="437172" calcext:value-type="float">
            <text:p>437172</text:p>
          </table:table-cell>
          <table:table-cell office:value-type="float" office:value="436347" calcext:value-type="float">
            <text:p>436347</text:p>
          </table:table-cell>
          <table:table-cell office:value-type="float" office:value="555821" calcext:value-type="float">
            <text:p>555821</text:p>
          </table:table-cell>
          <table:table-cell office:value-type="float" office:value="645751" calcext:value-type="float">
            <text:p>645751</text:p>
          </table:table-cell>
          <table:table-cell office:value-type="float" office:value="826980" calcext:value-type="float">
            <text:p>826980</text:p>
          </table:table-cell>
          <table:table-cell office:value-type="float" office:value="651062" calcext:value-type="float">
            <text:p>651062</text:p>
          </table:table-cell>
          <table:table-cell office:value-type="float" office:value="782986" calcext:value-type="float">
            <text:p>782986</text:p>
          </table:table-cell>
          <table:table-cell table:number-columns-repeated="64"/>
        </table:table-row>
        <table:table-row table:style-name="ro1">
          <table:table-cell table:number-columns-repeated="2"/>
          <table:table-cell table:style-name="ce2" office:value-type="string" calcext:value-type="string">
            <text:p>327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4410" calcext:value-type="float">
            <text:p>234410</text:p>
          </table:table-cell>
          <table:table-cell office:value-type="float" office:value="373799" calcext:value-type="float">
            <text:p>373799</text:p>
          </table:table-cell>
          <table:table-cell office:value-type="float" office:value="442559" calcext:value-type="float">
            <text:p>442559</text:p>
          </table:table-cell>
          <table:table-cell office:value-type="float" office:value="524927" calcext:value-type="float">
            <text:p>524927</text:p>
          </table:table-cell>
          <table:table-cell office:value-type="float" office:value="523517" calcext:value-type="float">
            <text:p>523517</text:p>
          </table:table-cell>
          <table:table-cell office:value-type="float" office:value="659129" calcext:value-type="float">
            <text:p>659129</text:p>
          </table:table-cell>
          <table:table-cell office:value-type="float" office:value="816767" calcext:value-type="float">
            <text:p>816767</text:p>
          </table:table-cell>
          <table:table-cell office:value-type="float" office:value="905873" calcext:value-type="float">
            <text:p>905873</text:p>
          </table:table-cell>
          <table:table-cell office:value-type="float" office:value="876642" calcext:value-type="float">
            <text:p>876642</text:p>
          </table:table-cell>
          <table:table-cell table:number-columns-repeated="64"/>
        </table:table-row>
        <table:table-row table:style-name="ro1">
          <table:table-cell table:number-columns-repeated="2"/>
          <table:table-cell table:style-name="ce2" office:value-type="string" calcext:value-type="string">
            <text:p>655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1618" calcext:value-type="float">
            <text:p>241618</text:p>
          </table:table-cell>
          <table:table-cell office:value-type="float" office:value="383128" calcext:value-type="float">
            <text:p>383128</text:p>
          </table:table-cell>
          <table:table-cell office:value-type="float" office:value="498289" calcext:value-type="float">
            <text:p>498289</text:p>
          </table:table-cell>
          <table:table-cell office:value-type="float" office:value="497517" calcext:value-type="float">
            <text:p>497517</text:p>
          </table:table-cell>
          <table:table-cell office:value-type="float" office:value="604725" calcext:value-type="float">
            <text:p>604725</text:p>
          </table:table-cell>
          <table:table-cell office:value-type="float" office:value="770322" calcext:value-type="float">
            <text:p>770322</text:p>
          </table:table-cell>
          <table:table-cell office:value-type="float" office:value="871685" calcext:value-type="float">
            <text:p>871685</text:p>
          </table:table-cell>
          <table:table-cell office:value-type="float" office:value="904605" calcext:value-type="float">
            <text:p>904605</text:p>
          </table:table-cell>
          <table:table-cell office:value-type="float" office:value="135603" calcext:value-type="float">
            <text:p>135603</text:p>
          </table:table-cell>
          <table:table-cell table:number-columns-repeated="64"/>
        </table:table-row>
        <table:table-row table:style-name="ro1">
          <table:table-cell table:number-columns-repeated="2"/>
          <table:table-cell table:style-name="ce2" office:value-type="string" calcext:value-type="string">
            <text:p>1310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0523" calcext:value-type="float">
            <text:p>220523</text:p>
          </table:table-cell>
          <table:table-cell office:value-type="float" office:value="362613" calcext:value-type="float">
            <text:p>362613</text:p>
          </table:table-cell>
          <table:table-cell office:value-type="float" office:value="483478" calcext:value-type="float">
            <text:p>483478</text:p>
          </table:table-cell>
          <table:table-cell office:value-type="float" office:value="540552" calcext:value-type="float">
            <text:p>540552</text:p>
          </table:table-cell>
          <table:table-cell office:value-type="float" office:value="373650" calcext:value-type="float">
            <text:p>373650</text:p>
          </table:table-cell>
          <table:table-cell office:value-type="float" office:value="766825" calcext:value-type="float">
            <text:p>766825</text:p>
          </table:table-cell>
          <table:table-cell office:value-type="float" office:value="909969" calcext:value-type="float">
            <text:p>909969</text:p>
          </table:table-cell>
          <table:table-cell office:value-type="float" office:value="481473" calcext:value-type="float">
            <text:p>481473</text:p>
          </table:table-cell>
          <table:table-cell office:value-type="float" office:value="905605" calcext:value-type="float">
            <text:p>905605</text:p>
          </table:table-cell>
          <table:table-cell table:number-columns-repeated="64"/>
        </table:table-row>
        <table:table-row table:style-name="ro1">
          <table:table-cell table:number-columns-repeated="2"/>
          <table:table-cell table:style-name="ce2" office:value-type="string" calcext:value-type="string">
            <text:p>2621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4371" calcext:value-type="float">
            <text:p>254371</text:p>
          </table:table-cell>
          <table:table-cell office:value-type="float" office:value="361741" calcext:value-type="float">
            <text:p>361741</text:p>
          </table:table-cell>
          <table:table-cell office:value-type="float" office:value="489540" calcext:value-type="float">
            <text:p>489540</text:p>
          </table:table-cell>
          <table:table-cell office:value-type="float" office:value="561100" calcext:value-type="float">
            <text:p>561100</text:p>
          </table:table-cell>
          <table:table-cell office:value-type="float" office:value="301535" calcext:value-type="float">
            <text:p>301535</text:p>
          </table:table-cell>
          <table:table-cell office:value-type="float" office:value="334897" calcext:value-type="float">
            <text:p>334897</text:p>
          </table:table-cell>
          <table:table-cell office:value-type="float" office:value="389732" calcext:value-type="float">
            <text:p>389732</text:p>
          </table:table-cell>
          <table:table-cell office:value-type="float" office:value="461444" calcext:value-type="float">
            <text:p>461444</text:p>
          </table:table-cell>
          <table:table-cell office:value-type="float" office:value="928593" calcext:value-type="float">
            <text:p>928593</text:p>
          </table:table-cell>
          <table:table-cell table:number-columns-repeated="64"/>
        </table:table-row>
        <table:table-row table:style-name="ro1">
          <table:table-cell table:number-columns-repeated="2"/>
          <table:table-cell table:style-name="ce2" office:value-type="string" calcext:value-type="string">
            <text:p>5242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2788" calcext:value-type="float">
            <text:p>222788</text:p>
          </table:table-cell>
          <table:table-cell office:value-type="float" office:value="366989" calcext:value-type="float">
            <text:p>366989</text:p>
          </table:table-cell>
          <table:table-cell office:value-type="float" office:value="482668" calcext:value-type="float">
            <text:p>482668</text:p>
          </table:table-cell>
          <table:table-cell office:value-type="float" office:value="549960" calcext:value-type="float">
            <text:p>549960</text:p>
          </table:table-cell>
          <table:table-cell office:value-type="float" office:value="389636" calcext:value-type="float">
            <text:p>389636</text:p>
          </table:table-cell>
          <table:table-cell office:value-type="float" office:value="608479" calcext:value-type="float">
            <text:p>608479</text:p>
          </table:table-cell>
          <table:table-cell office:value-type="float" office:value="392981" calcext:value-type="float">
            <text:p>392981</text:p>
          </table:table-cell>
          <table:table-cell office:value-type="float" office:value="911491" calcext:value-type="float">
            <text:p>911491</text:p>
          </table:table-cell>
          <table:table-cell office:value-type="float" office:value="720499" calcext:value-type="float">
            <text:p>720499</text:p>
          </table:table-cell>
          <table:table-cell table:number-columns-repeated="64"/>
        </table:table-row>
        <table:table-row table:style-name="ro1">
          <table:table-cell table:number-columns-repeated="2"/>
          <table:table-cell table:style-name="ce2" office:value-type="string" calcext:value-type="string">
            <text:p>10485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8729" calcext:value-type="float">
            <text:p>248729</text:p>
          </table:table-cell>
          <table:table-cell office:value-type="float" office:value="381859" calcext:value-type="float">
            <text:p>381859</text:p>
          </table:table-cell>
          <table:table-cell office:value-type="float" office:value="498446" calcext:value-type="float">
            <text:p>498446</text:p>
          </table:table-cell>
          <table:table-cell office:value-type="float" office:value="543860" calcext:value-type="float">
            <text:p>543860</text:p>
          </table:table-cell>
          <table:table-cell office:value-type="float" office:value="673827" calcext:value-type="float">
            <text:p>673827</text:p>
          </table:table-cell>
          <table:table-cell office:value-type="float" office:value="599437" calcext:value-type="float">
            <text:p>599437</text:p>
          </table:table-cell>
          <table:table-cell office:value-type="float" office:value="892348" calcext:value-type="float">
            <text:p>892348</text:p>
          </table:table-cell>
          <table:table-cell office:value-type="float" office:value="619135" calcext:value-type="float">
            <text:p>619135</text:p>
          </table:table-cell>
          <table:table-cell office:value-type="float" office:value="605466" calcext:value-type="float">
            <text:p>605466</text:p>
          </table:table-cell>
          <table:table-cell table:number-columns-repeated="64"/>
        </table:table-row>
        <table:table-row table:style-name="ro1">
          <table:table-cell table:number-columns-repeated="2"/>
          <table:table-cell table:style-name="ce2" office:value-type="string" calcext:value-type="string">
            <text:p>20971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8499" calcext:value-type="float">
            <text:p>228499</text:p>
          </table:table-cell>
          <table:table-cell office:value-type="float" office:value="373700" calcext:value-type="float">
            <text:p>373700</text:p>
          </table:table-cell>
          <table:table-cell office:value-type="float" office:value="461476" calcext:value-type="float">
            <text:p>461476</text:p>
          </table:table-cell>
          <table:table-cell office:value-type="float" office:value="545659" calcext:value-type="float">
            <text:p>545659</text:p>
          </table:table-cell>
          <table:table-cell office:value-type="float" office:value="675250" calcext:value-type="float">
            <text:p>675250</text:p>
          </table:table-cell>
          <table:table-cell office:value-type="float" office:value="612419" calcext:value-type="float">
            <text:p>612419</text:p>
          </table:table-cell>
          <table:table-cell office:value-type="float" office:value="903147" calcext:value-type="float">
            <text:p>903147</text:p>
          </table:table-cell>
          <table:table-cell office:value-type="float" office:value="922156" calcext:value-type="float">
            <text:p>922156</text:p>
          </table:table-cell>
          <table:table-cell office:value-type="float" office:value="866932" calcext:value-type="float">
            <text:p>866932</text:p>
          </table:table-cell>
          <table:table-cell table:number-columns-repeated="64"/>
        </table:table-row>
        <table:table-row table:style-name="ro1">
          <table:table-cell table:number-columns-repeated="2"/>
          <table:table-cell table:style-name="ce2" office:value-type="string" calcext:value-type="string">
            <text:p>41943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5897" calcext:value-type="float">
            <text:p>235897</text:p>
          </table:table-cell>
          <table:table-cell office:value-type="float" office:value="356407" calcext:value-type="float">
            <text:p>356407</text:p>
          </table:table-cell>
          <table:table-cell office:value-type="float" office:value="493217" calcext:value-type="float">
            <text:p>493217</text:p>
          </table:table-cell>
          <table:table-cell office:value-type="float" office:value="541695" calcext:value-type="float">
            <text:p>541695</text:p>
          </table:table-cell>
          <table:table-cell office:value-type="float" office:value="627742" calcext:value-type="float">
            <text:p>627742</text:p>
          </table:table-cell>
          <table:table-cell office:value-type="float" office:value="769042" calcext:value-type="float">
            <text:p>769042</text:p>
          </table:table-cell>
          <table:table-cell office:value-type="float" office:value="897126" calcext:value-type="float">
            <text:p>897126</text:p>
          </table:table-cell>
          <table:table-cell office:value-type="float" office:value="916443" calcext:value-type="float">
            <text:p>916443</text:p>
          </table:table-cell>
          <table:table-cell office:value-type="float" office:value="834932" calcext:value-type="float">
            <text:p>834932</text:p>
          </table:table-cell>
          <table:table-cell table:number-columns-repeated="64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Re-Reader report</text:p>
          </table:table-cell>
          <table:table-cell table:number-columns-repeated="79"/>
        </table:table-row>
        <table:table-row table:style-name="ro1">
          <table:table-cell table:number-columns-repeated="8"/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16</text:p>
          </table:table-cell>
          <table:table-cell/>
          <table:table-cell table:style-name="ce1" office:value-type="string" calcext:value-type="string">
            <text:p>32</text:p>
          </table:table-cell>
          <table:table-cell/>
          <table:table-cell table:style-name="ce1" office:value-type="string" calcext:value-type="string">
            <text:p>64</text:p>
          </table:table-cell>
          <table:table-cell/>
          <table:table-cell table:style-name="ce1" office:value-type="string" calcext:value-type="string">
            <text:p>128</text:p>
          </table:table-cell>
          <table:table-cell/>
          <table:table-cell table:style-name="ce1" office:value-type="string" calcext:value-type="string">
            <text:p>256</text:p>
          </table:table-cell>
          <table:table-cell/>
          <table:table-cell table:style-name="ce1" office:value-type="string" calcext:value-type="string">
            <text:p>512</text:p>
          </table:table-cell>
          <table:table-cell/>
          <table:table-cell table:style-name="ce1" office:value-type="string" calcext:value-type="string">
            <text:p>1024</text:p>
          </table:table-cell>
          <table:table-cell/>
          <table:table-cell table:style-name="ce1" office:value-type="string" calcext:value-type="string">
            <text:p>2048</text:p>
          </table:table-cell>
          <table:table-cell/>
          <table:table-cell table:style-name="ce1" office:value-type="string" calcext:value-type="string">
            <text:p>4096</text:p>
          </table:table-cell>
          <table:table-cell/>
          <table:table-cell table:style-name="ce1" office:value-type="string" calcext:value-type="string">
            <text:p>8192</text:p>
          </table:table-cell>
          <table:table-cell/>
          <table:table-cell table:style-name="ce1" office:value-type="string" calcext:value-type="string">
            <text:p>16384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64</text:p>
          </table:table-cell>
          <table:table-cell table:number-columns-repeated="2"/>
          <table:table-cell office:value-type="float" office:value="21709" calcext:value-type="float">
            <text:p>21709</text:p>
          </table:table-cell>
          <table:table-cell/>
          <table:table-cell office:value-type="float" office:value="40324" calcext:value-type="float">
            <text:p>40324</text:p>
          </table:table-cell>
          <table:table-cell/>
          <table:table-cell office:value-type="float" office:value="96670" calcext:value-type="float">
            <text:p>96670</text:p>
          </table:table-cell>
          <table:table-cell/>
          <table:table-cell office:value-type="float" office:value="88277" calcext:value-type="float">
            <text:p>88277</text:p>
          </table:table-cell>
          <table:table-cell/>
          <table:table-cell office:value-type="float" office:value="180181" calcext:value-type="float">
            <text:p>180181</text:p>
          </table:table-cell>
          <table:table-cell table:number-columns-repeated="68"/>
        </table:table-row>
        <table:table-row table:style-name="ro1">
          <table:table-cell table:style-name="ce1" office:value-type="string" calcext:value-type="string">
            <text:p>128</text:p>
          </table:table-cell>
          <table:table-cell table:number-columns-repeated="2"/>
          <table:table-cell office:value-type="float" office:value="26267" calcext:value-type="float">
            <text:p>26267</text:p>
          </table:table-cell>
          <table:table-cell/>
          <table:table-cell office:value-type="float" office:value="39372" calcext:value-type="float">
            <text:p>39372</text:p>
          </table:table-cell>
          <table:table-cell/>
          <table:table-cell office:value-type="float" office:value="68123" calcext:value-type="float">
            <text:p>68123</text:p>
          </table:table-cell>
          <table:table-cell/>
          <table:table-cell office:value-type="float" office:value="96528" calcext:value-type="float">
            <text:p>96528</text:p>
          </table:table-cell>
          <table:table-cell/>
          <table:table-cell office:value-type="float" office:value="209159" calcext:value-type="float">
            <text:p>209159</text:p>
          </table:table-cell>
          <table:table-cell/>
          <table:table-cell office:value-type="float" office:value="189385" calcext:value-type="float">
            <text:p>189385</text:p>
          </table:table-cell>
          <table:table-cell table:number-columns-repeated="66"/>
        </table:table-row>
        <table:table-row table:style-name="ro1">
          <table:table-cell table:style-name="ce1" office:value-type="string" calcext:value-type="string">
            <text:p>256</text:p>
          </table:table-cell>
          <table:table-cell table:number-columns-repeated="2"/>
          <table:table-cell office:value-type="float" office:value="26958" calcext:value-type="float">
            <text:p>26958</text:p>
          </table:table-cell>
          <table:table-cell/>
          <table:table-cell office:value-type="float" office:value="27312" calcext:value-type="float">
            <text:p>27312</text:p>
          </table:table-cell>
          <table:table-cell/>
          <table:table-cell office:value-type="float" office:value="68540" calcext:value-type="float">
            <text:p>68540</text:p>
          </table:table-cell>
          <table:table-cell/>
          <table:table-cell office:value-type="float" office:value="121562" calcext:value-type="float">
            <text:p>121562</text:p>
          </table:table-cell>
          <table:table-cell/>
          <table:table-cell office:value-type="float" office:value="179291" calcext:value-type="float">
            <text:p>179291</text:p>
          </table:table-cell>
          <table:table-cell/>
          <table:table-cell office:value-type="float" office:value="165808" calcext:value-type="float">
            <text:p>165808</text:p>
          </table:table-cell>
          <table:table-cell/>
          <table:table-cell office:value-type="float" office:value="294918" calcext:value-type="float">
            <text:p>294918</text:p>
          </table:table-cell>
          <table:table-cell table:number-columns-repeated="64"/>
        </table:table-row>
        <table:table-row table:style-name="ro1">
          <table:table-cell table:style-name="ce1" office:value-type="string" calcext:value-type="string">
            <text:p>512</text:p>
          </table:table-cell>
          <table:table-cell table:number-columns-repeated="2"/>
          <table:table-cell office:value-type="float" office:value="21007" calcext:value-type="float">
            <text:p>21007</text:p>
          </table:table-cell>
          <table:table-cell/>
          <table:table-cell office:value-type="float" office:value="32495" calcext:value-type="float">
            <text:p>32495</text:p>
          </table:table-cell>
          <table:table-cell/>
          <table:table-cell office:value-type="float" office:value="59611" calcext:value-type="float">
            <text:p>59611</text:p>
          </table:table-cell>
          <table:table-cell/>
          <table:table-cell office:value-type="float" office:value="129790" calcext:value-type="float">
            <text:p>129790</text:p>
          </table:table-cell>
          <table:table-cell/>
          <table:table-cell office:value-type="float" office:value="142492" calcext:value-type="float">
            <text:p>142492</text:p>
          </table:table-cell>
          <table:table-cell/>
          <table:table-cell office:value-type="float" office:value="247582" calcext:value-type="float">
            <text:p>247582</text:p>
          </table:table-cell>
          <table:table-cell/>
          <table:table-cell office:value-type="float" office:value="227757" calcext:value-type="float">
            <text:p>227757</text:p>
          </table:table-cell>
          <table:table-cell/>
          <table:table-cell office:value-type="float" office:value="216222" calcext:value-type="float">
            <text:p>216222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024</text:p>
          </table:table-cell>
          <table:table-cell table:number-columns-repeated="2"/>
          <table:table-cell office:value-type="float" office:value="15383" calcext:value-type="float">
            <text:p>15383</text:p>
          </table:table-cell>
          <table:table-cell/>
          <table:table-cell office:value-type="float" office:value="27445" calcext:value-type="float">
            <text:p>27445</text:p>
          </table:table-cell>
          <table:table-cell/>
          <table:table-cell office:value-type="float" office:value="48395" calcext:value-type="float">
            <text:p>48395</text:p>
          </table:table-cell>
          <table:table-cell/>
          <table:table-cell office:value-type="float" office:value="92862" calcext:value-type="float">
            <text:p>92862</text:p>
          </table:table-cell>
          <table:table-cell/>
          <table:table-cell office:value-type="float" office:value="210828" calcext:value-type="float">
            <text:p>210828</text:p>
          </table:table-cell>
          <table:table-cell/>
          <table:table-cell office:value-type="float" office:value="191801" calcext:value-type="float">
            <text:p>191801</text:p>
          </table:table-cell>
          <table:table-cell/>
          <table:table-cell office:value-type="float" office:value="226649" calcext:value-type="float">
            <text:p>226649</text:p>
          </table:table-cell>
          <table:table-cell/>
          <table:table-cell office:value-type="float" office:value="217645" calcext:value-type="float">
            <text:p>217645</text:p>
          </table:table-cell>
          <table:table-cell/>
          <table:table-cell office:value-type="float" office:value="595299" calcext:value-type="float">
            <text:p>595299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2048</text:p>
          </table:table-cell>
          <table:table-cell table:number-columns-repeated="2"/>
          <table:table-cell office:value-type="float" office:value="20741" calcext:value-type="float">
            <text:p>20741</text:p>
          </table:table-cell>
          <table:table-cell/>
          <table:table-cell office:value-type="float" office:value="28703" calcext:value-type="float">
            <text:p>28703</text:p>
          </table:table-cell>
          <table:table-cell/>
          <table:table-cell office:value-type="float" office:value="48263" calcext:value-type="float">
            <text:p>48263</text:p>
          </table:table-cell>
          <table:table-cell/>
          <table:table-cell office:value-type="float" office:value="100673" calcext:value-type="float">
            <text:p>100673</text:p>
          </table:table-cell>
          <table:table-cell/>
          <table:table-cell office:value-type="float" office:value="143037" calcext:value-type="float">
            <text:p>143037</text:p>
          </table:table-cell>
          <table:table-cell/>
          <table:table-cell office:value-type="float" office:value="322932" calcext:value-type="float">
            <text:p>322932</text:p>
          </table:table-cell>
          <table:table-cell/>
          <table:table-cell office:value-type="float" office:value="246244" calcext:value-type="float">
            <text:p>246244</text:p>
          </table:table-cell>
          <table:table-cell/>
          <table:table-cell office:value-type="float" office:value="228396" calcext:value-type="float">
            <text:p>228396</text:p>
          </table:table-cell>
          <table:table-cell/>
          <table:table-cell office:value-type="float" office:value="644657" calcext:value-type="float">
            <text:p>644657</text:p>
          </table:table-cell>
          <table:table-cell/>
          <table:table-cell office:value-type="float" office:value="404979" calcext:value-type="float">
            <text:p>404979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4096</text:p>
          </table:table-cell>
          <table:table-cell table:number-columns-repeated="2"/>
          <table:table-cell office:value-type="float" office:value="20191" calcext:value-type="float">
            <text:p>20191</text:p>
          </table:table-cell>
          <table:table-cell/>
          <table:table-cell office:value-type="float" office:value="28368" calcext:value-type="float">
            <text:p>28368</text:p>
          </table:table-cell>
          <table:table-cell/>
          <table:table-cell office:value-type="float" office:value="52099" calcext:value-type="float">
            <text:p>52099</text:p>
          </table:table-cell>
          <table:table-cell/>
          <table:table-cell office:value-type="float" office:value="11654" calcext:value-type="float">
            <text:p>11654</text:p>
          </table:table-cell>
          <table:table-cell/>
          <table:table-cell office:value-type="float" office:value="17047" calcext:value-type="float">
            <text:p>17047</text:p>
          </table:table-cell>
          <table:table-cell/>
          <table:table-cell office:value-type="float" office:value="28944" calcext:value-type="float">
            <text:p>28944</text:p>
          </table:table-cell>
          <table:table-cell/>
          <table:table-cell office:value-type="float" office:value="74676" calcext:value-type="float">
            <text:p>74676</text:p>
          </table:table-cell>
          <table:table-cell/>
          <table:table-cell office:value-type="float" office:value="52516" calcext:value-type="float">
            <text:p>52516</text:p>
          </table:table-cell>
          <table:table-cell/>
          <table:table-cell office:value-type="float" office:value="49068" calcext:value-type="float">
            <text:p>49068</text:p>
          </table:table-cell>
          <table:table-cell/>
          <table:table-cell office:value-type="float" office:value="76532" calcext:value-type="float">
            <text:p>76532</text:p>
          </table:table-cell>
          <table:table-cell/>
          <table:table-cell office:value-type="float" office:value="63489" calcext:value-type="float">
            <text:p>63489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8192</text:p>
          </table:table-cell>
          <table:table-cell table:number-columns-repeated="2"/>
          <table:table-cell office:value-type="float" office:value="25203" calcext:value-type="float">
            <text:p>25203</text:p>
          </table:table-cell>
          <table:table-cell/>
          <table:table-cell office:value-type="float" office:value="30964" calcext:value-type="float">
            <text:p>30964</text:p>
          </table:table-cell>
          <table:table-cell/>
          <table:table-cell office:value-type="float" office:value="52886" calcext:value-type="float">
            <text:p>52886</text:p>
          </table:table-cell>
          <table:table-cell/>
          <table:table-cell office:value-type="float" office:value="93256" calcext:value-type="float">
            <text:p>93256</text:p>
          </table:table-cell>
          <table:table-cell/>
          <table:table-cell office:value-type="float" office:value="215788" calcext:value-type="float">
            <text:p>215788</text:p>
          </table:table-cell>
          <table:table-cell/>
          <table:table-cell office:value-type="float" office:value="273158" calcext:value-type="float">
            <text:p>273158</text:p>
          </table:table-cell>
          <table:table-cell/>
          <table:table-cell office:value-type="float" office:value="326257" calcext:value-type="float">
            <text:p>326257</text:p>
          </table:table-cell>
          <table:table-cell/>
          <table:table-cell office:value-type="float" office:value="535183" calcext:value-type="float">
            <text:p>535183</text:p>
          </table:table-cell>
          <table:table-cell/>
          <table:table-cell office:value-type="float" office:value="547776" calcext:value-type="float">
            <text:p>547776</text:p>
          </table:table-cell>
          <table:table-cell/>
          <table:table-cell office:value-type="float" office:value="557771" calcext:value-type="float">
            <text:p>557771</text:p>
          </table:table-cell>
          <table:table-cell/>
          <table:table-cell office:value-type="float" office:value="546027" calcext:value-type="float">
            <text:p>546027</text:p>
          </table:table-cell>
          <table:table-cell/>
          <table:table-cell office:value-type="float" office:value="727932" calcext:value-type="float">
            <text:p>727932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16384</text:p>
          </table:table-cell>
          <table:table-cell table:number-columns-repeated="2"/>
          <table:table-cell office:value-type="float" office:value="28565" calcext:value-type="float">
            <text:p>28565</text:p>
          </table:table-cell>
          <table:table-cell/>
          <table:table-cell office:value-type="float" office:value="39442" calcext:value-type="float">
            <text:p>39442</text:p>
          </table:table-cell>
          <table:table-cell/>
          <table:table-cell office:value-type="float" office:value="49274" calcext:value-type="float">
            <text:p>49274</text:p>
          </table:table-cell>
          <table:table-cell/>
          <table:table-cell office:value-type="float" office:value="93831" calcext:value-type="float">
            <text:p>93831</text:p>
          </table:table-cell>
          <table:table-cell/>
          <table:table-cell office:value-type="float" office:value="259758" calcext:value-type="float">
            <text:p>259758</text:p>
          </table:table-cell>
          <table:table-cell/>
          <table:table-cell office:value-type="float" office:value="353897" calcext:value-type="float">
            <text:p>353897</text:p>
          </table:table-cell>
          <table:table-cell/>
          <table:table-cell office:value-type="float" office:value="438777" calcext:value-type="float">
            <text:p>438777</text:p>
          </table:table-cell>
          <table:table-cell/>
          <table:table-cell office:value-type="float" office:value="442680" calcext:value-type="float">
            <text:p>442680</text:p>
          </table:table-cell>
          <table:table-cell/>
          <table:table-cell office:value-type="float" office:value="630900" calcext:value-type="float">
            <text:p>630900</text:p>
          </table:table-cell>
          <table:table-cell/>
          <table:table-cell office:value-type="float" office:value="665043" calcext:value-type="float">
            <text:p>665043</text:p>
          </table:table-cell>
          <table:table-cell/>
          <table:table-cell office:value-type="float" office:value="821946" calcext:value-type="float">
            <text:p>821946</text:p>
          </table:table-cell>
          <table:table-cell/>
          <table:table-cell office:value-type="float" office:value="626540" calcext:value-type="float">
            <text:p>626540</text:p>
          </table:table-cell>
          <table:table-cell/>
          <table:table-cell office:value-type="float" office:value="662811" calcext:value-type="float">
            <text:p>662811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3276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18990" calcext:value-type="float">
            <text:p>218990</text:p>
          </table:table-cell>
          <table:table-cell/>
          <table:table-cell office:value-type="float" office:value="370637" calcext:value-type="float">
            <text:p>370637</text:p>
          </table:table-cell>
          <table:table-cell/>
          <table:table-cell office:value-type="float" office:value="432814" calcext:value-type="float">
            <text:p>432814</text:p>
          </table:table-cell>
          <table:table-cell/>
          <table:table-cell office:value-type="float" office:value="518440" calcext:value-type="float">
            <text:p>518440</text:p>
          </table:table-cell>
          <table:table-cell/>
          <table:table-cell office:value-type="float" office:value="606725" calcext:value-type="float">
            <text:p>606725</text:p>
          </table:table-cell>
          <table:table-cell/>
          <table:table-cell office:value-type="float" office:value="702524" calcext:value-type="float">
            <text:p>702524</text:p>
          </table:table-cell>
          <table:table-cell/>
          <table:table-cell office:value-type="float" office:value="837951" calcext:value-type="float">
            <text:p>837951</text:p>
          </table:table-cell>
          <table:table-cell/>
          <table:table-cell office:value-type="float" office:value="927664" calcext:value-type="float">
            <text:p>927664</text:p>
          </table:table-cell>
          <table:table-cell/>
          <table:table-cell office:value-type="float" office:value="856750" calcext:value-type="float">
            <text:p>856750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6553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2100" calcext:value-type="float">
            <text:p>252100</text:p>
          </table:table-cell>
          <table:table-cell/>
          <table:table-cell office:value-type="float" office:value="389073" calcext:value-type="float">
            <text:p>389073</text:p>
          </table:table-cell>
          <table:table-cell/>
          <table:table-cell office:value-type="float" office:value="497755" calcext:value-type="float">
            <text:p>497755</text:p>
          </table:table-cell>
          <table:table-cell/>
          <table:table-cell office:value-type="float" office:value="516120" calcext:value-type="float">
            <text:p>516120</text:p>
          </table:table-cell>
          <table:table-cell/>
          <table:table-cell office:value-type="float" office:value="650572" calcext:value-type="float">
            <text:p>650572</text:p>
          </table:table-cell>
          <table:table-cell/>
          <table:table-cell office:value-type="float" office:value="757958" calcext:value-type="float">
            <text:p>757958</text:p>
          </table:table-cell>
          <table:table-cell/>
          <table:table-cell office:value-type="float" office:value="891838" calcext:value-type="float">
            <text:p>891838</text:p>
          </table:table-cell>
          <table:table-cell/>
          <table:table-cell office:value-type="float" office:value="909289" calcext:value-type="float">
            <text:p>909289</text:p>
          </table:table-cell>
          <table:table-cell/>
          <table:table-cell office:value-type="float" office:value="152892" calcext:value-type="float">
            <text:p>152892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310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22623" calcext:value-type="float">
            <text:p>222623</text:p>
          </table:table-cell>
          <table:table-cell/>
          <table:table-cell office:value-type="float" office:value="346100" calcext:value-type="float">
            <text:p>346100</text:p>
          </table:table-cell>
          <table:table-cell/>
          <table:table-cell office:value-type="float" office:value="485173" calcext:value-type="float">
            <text:p>485173</text:p>
          </table:table-cell>
          <table:table-cell/>
          <table:table-cell office:value-type="float" office:value="529581" calcext:value-type="float">
            <text:p>529581</text:p>
          </table:table-cell>
          <table:table-cell/>
          <table:table-cell office:value-type="float" office:value="326967" calcext:value-type="float">
            <text:p>326967</text:p>
          </table:table-cell>
          <table:table-cell/>
          <table:table-cell office:value-type="float" office:value="709517" calcext:value-type="float">
            <text:p>709517</text:p>
          </table:table-cell>
          <table:table-cell/>
          <table:table-cell office:value-type="float" office:value="855343" calcext:value-type="float">
            <text:p>855343</text:p>
          </table:table-cell>
          <table:table-cell/>
          <table:table-cell office:value-type="float" office:value="469544" calcext:value-type="float">
            <text:p>469544</text:p>
          </table:table-cell>
          <table:table-cell/>
          <table:table-cell office:value-type="float" office:value="922314" calcext:value-type="float">
            <text:p>922314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621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48564" calcext:value-type="float">
            <text:p>248564</text:p>
          </table:table-cell>
          <table:table-cell/>
          <table:table-cell office:value-type="float" office:value="378257" calcext:value-type="float">
            <text:p>378257</text:p>
          </table:table-cell>
          <table:table-cell/>
          <table:table-cell office:value-type="float" office:value="494562" calcext:value-type="float">
            <text:p>494562</text:p>
          </table:table-cell>
          <table:table-cell/>
          <table:table-cell office:value-type="float" office:value="543206" calcext:value-type="float">
            <text:p>543206</text:p>
          </table:table-cell>
          <table:table-cell/>
          <table:table-cell office:value-type="float" office:value="666851" calcext:value-type="float">
            <text:p>666851</text:p>
          </table:table-cell>
          <table:table-cell/>
          <table:table-cell office:value-type="float" office:value="791942" calcext:value-type="float">
            <text:p>791942</text:p>
          </table:table-cell>
          <table:table-cell/>
          <table:table-cell office:value-type="float" office:value="858764" calcext:value-type="float">
            <text:p>858764</text:p>
          </table:table-cell>
          <table:table-cell/>
          <table:table-cell office:value-type="float" office:value="853013" calcext:value-type="float">
            <text:p>853013</text:p>
          </table:table-cell>
          <table:table-cell/>
          <table:table-cell office:value-type="float" office:value="858922" calcext:value-type="float">
            <text:p>858922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52428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41916" calcext:value-type="float">
            <text:p>241916</text:p>
          </table:table-cell>
          <table:table-cell/>
          <table:table-cell office:value-type="float" office:value="376518" calcext:value-type="float">
            <text:p>376518</text:p>
          </table:table-cell>
          <table:table-cell/>
          <table:table-cell office:value-type="float" office:value="509032" calcext:value-type="float">
            <text:p>509032</text:p>
          </table:table-cell>
          <table:table-cell/>
          <table:table-cell office:value-type="float" office:value="553154" calcext:value-type="float">
            <text:p>553154</text:p>
          </table:table-cell>
          <table:table-cell/>
          <table:table-cell office:value-type="float" office:value="706163" calcext:value-type="float">
            <text:p>706163</text:p>
          </table:table-cell>
          <table:table-cell/>
          <table:table-cell office:value-type="float" office:value="769225" calcext:value-type="float">
            <text:p>769225</text:p>
          </table:table-cell>
          <table:table-cell/>
          <table:table-cell office:value-type="float" office:value="901270" calcext:value-type="float">
            <text:p>901270</text:p>
          </table:table-cell>
          <table:table-cell/>
          <table:table-cell office:value-type="float" office:value="922686" calcext:value-type="float">
            <text:p>922686</text:p>
          </table:table-cell>
          <table:table-cell/>
          <table:table-cell office:value-type="float" office:value="910916" calcext:value-type="float">
            <text:p>910916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04857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25418" calcext:value-type="float">
            <text:p>225418</text:p>
          </table:table-cell>
          <table:table-cell/>
          <table:table-cell office:value-type="float" office:value="378714" calcext:value-type="float">
            <text:p>378714</text:p>
          </table:table-cell>
          <table:table-cell/>
          <table:table-cell office:value-type="float" office:value="494000" calcext:value-type="float">
            <text:p>494000</text:p>
          </table:table-cell>
          <table:table-cell/>
          <table:table-cell office:value-type="float" office:value="540421" calcext:value-type="float">
            <text:p>540421</text:p>
          </table:table-cell>
          <table:table-cell/>
          <table:table-cell office:value-type="float" office:value="704826" calcext:value-type="float">
            <text:p>704826</text:p>
          </table:table-cell>
          <table:table-cell/>
          <table:table-cell office:value-type="float" office:value="789053" calcext:value-type="float">
            <text:p>789053</text:p>
          </table:table-cell>
          <table:table-cell/>
          <table:table-cell office:value-type="float" office:value="877608" calcext:value-type="float">
            <text:p>877608</text:p>
          </table:table-cell>
          <table:table-cell/>
          <table:table-cell office:value-type="float" office:value="912638" calcext:value-type="float">
            <text:p>912638</text:p>
          </table:table-cell>
          <table:table-cell/>
          <table:table-cell office:value-type="float" office:value="870449" calcext:value-type="float">
            <text:p>870449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09715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41109" calcext:value-type="float">
            <text:p>241109</text:p>
          </table:table-cell>
          <table:table-cell/>
          <table:table-cell office:value-type="float" office:value="382503" calcext:value-type="float">
            <text:p>382503</text:p>
          </table:table-cell>
          <table:table-cell/>
          <table:table-cell office:value-type="float" office:value="455446" calcext:value-type="float">
            <text:p>455446</text:p>
          </table:table-cell>
          <table:table-cell/>
          <table:table-cell office:value-type="float" office:value="542051" calcext:value-type="float">
            <text:p>542051</text:p>
          </table:table-cell>
          <table:table-cell/>
          <table:table-cell office:value-type="float" office:value="699339" calcext:value-type="float">
            <text:p>699339</text:p>
          </table:table-cell>
          <table:table-cell/>
          <table:table-cell office:value-type="float" office:value="747166" calcext:value-type="float">
            <text:p>747166</text:p>
          </table:table-cell>
          <table:table-cell/>
          <table:table-cell office:value-type="float" office:value="913559" calcext:value-type="float">
            <text:p>913559</text:p>
          </table:table-cell>
          <table:table-cell/>
          <table:table-cell office:value-type="float" office:value="916496" calcext:value-type="float">
            <text:p>916496</text:p>
          </table:table-cell>
          <table:table-cell/>
          <table:table-cell office:value-type="float" office:value="873214" calcext:value-type="float">
            <text:p>873214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41943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39083" calcext:value-type="float">
            <text:p>239083</text:p>
          </table:table-cell>
          <table:table-cell/>
          <table:table-cell office:value-type="float" office:value="382492" calcext:value-type="float">
            <text:p>382492</text:p>
          </table:table-cell>
          <table:table-cell/>
          <table:table-cell office:value-type="float" office:value="475884" calcext:value-type="float">
            <text:p>475884</text:p>
          </table:table-cell>
          <table:table-cell/>
          <table:table-cell office:value-type="float" office:value="541878" calcext:value-type="float">
            <text:p>541878</text:p>
          </table:table-cell>
          <table:table-cell/>
          <table:table-cell office:value-type="float" office:value="731587" calcext:value-type="float">
            <text:p>731587</text:p>
          </table:table-cell>
          <table:table-cell/>
          <table:table-cell office:value-type="float" office:value="777109" calcext:value-type="float">
            <text:p>777109</text:p>
          </table:table-cell>
          <table:table-cell/>
          <table:table-cell office:value-type="float" office:value="913252" calcext:value-type="float">
            <text:p>913252</text:p>
          </table:table-cell>
          <table:table-cell/>
          <table:table-cell office:value-type="float" office:value="916347" calcext:value-type="float">
            <text:p>916347</text:p>
          </table:table-cell>
          <table:table-cell/>
          <table:table-cell office:value-type="float" office:value="935178" calcext:value-type="float">
            <text:p>935178</text:p>
          </table:table-cell>
          <table:table-cell table:number-columns-repeated="52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Random read report</text:p>
          </table:table-cell>
          <table:table-cell table:number-columns-repeated="79"/>
        </table:table-row>
        <table:table-row table:style-name="ro1">
          <table:table-cell table:number-columns-repeated="8"/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16</text:p>
          </table:table-cell>
          <table:table-cell/>
          <table:table-cell table:style-name="ce1" office:value-type="string" calcext:value-type="string">
            <text:p>32</text:p>
          </table:table-cell>
          <table:table-cell/>
          <table:table-cell table:style-name="ce1" office:value-type="string" calcext:value-type="string">
            <text:p>64</text:p>
          </table:table-cell>
          <table:table-cell/>
          <table:table-cell table:style-name="ce1" office:value-type="string" calcext:value-type="string">
            <text:p>128</text:p>
          </table:table-cell>
          <table:table-cell/>
          <table:table-cell table:style-name="ce1" office:value-type="string" calcext:value-type="string">
            <text:p>256</text:p>
          </table:table-cell>
          <table:table-cell/>
          <table:table-cell table:style-name="ce1" office:value-type="string" calcext:value-type="string">
            <text:p>512</text:p>
          </table:table-cell>
          <table:table-cell/>
          <table:table-cell table:style-name="ce1" office:value-type="string" calcext:value-type="string">
            <text:p>1024</text:p>
          </table:table-cell>
          <table:table-cell/>
          <table:table-cell table:style-name="ce1" office:value-type="string" calcext:value-type="string">
            <text:p>2048</text:p>
          </table:table-cell>
          <table:table-cell/>
          <table:table-cell table:style-name="ce1" office:value-type="string" calcext:value-type="string">
            <text:p>4096</text:p>
          </table:table-cell>
          <table:table-cell/>
          <table:table-cell table:style-name="ce1" office:value-type="string" calcext:value-type="string">
            <text:p>8192</text:p>
          </table:table-cell>
          <table:table-cell/>
          <table:table-cell table:style-name="ce1" office:value-type="string" calcext:value-type="string">
            <text:p>16384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64</text:p>
          </table:table-cell>
          <table:table-cell table:number-columns-repeated="2"/>
          <table:table-cell office:value-type="float" office:value="19655" calcext:value-type="float">
            <text:p>19655</text:p>
          </table:table-cell>
          <table:table-cell/>
          <table:table-cell office:value-type="float" office:value="44503" calcext:value-type="float">
            <text:p>44503</text:p>
          </table:table-cell>
          <table:table-cell/>
          <table:table-cell office:value-type="float" office:value="42056" calcext:value-type="float">
            <text:p>42056</text:p>
          </table:table-cell>
          <table:table-cell/>
          <table:table-cell office:value-type="float" office:value="86962" calcext:value-type="float">
            <text:p>86962</text:p>
          </table:table-cell>
          <table:table-cell/>
          <table:table-cell office:value-type="float" office:value="174330" calcext:value-type="float">
            <text:p>174330</text:p>
          </table:table-cell>
          <table:table-cell table:number-columns-repeated="68"/>
        </table:table-row>
        <table:table-row table:style-name="ro1">
          <table:table-cell table:style-name="ce1" office:value-type="string" calcext:value-type="string">
            <text:p>128</text:p>
          </table:table-cell>
          <table:table-cell table:number-columns-repeated="2"/>
          <table:table-cell office:value-type="float" office:value="18359" calcext:value-type="float">
            <text:p>18359</text:p>
          </table:table-cell>
          <table:table-cell/>
          <table:table-cell office:value-type="float" office:value="43331" calcext:value-type="float">
            <text:p>43331</text:p>
          </table:table-cell>
          <table:table-cell/>
          <table:table-cell office:value-type="float" office:value="71394" calcext:value-type="float">
            <text:p>71394</text:p>
          </table:table-cell>
          <table:table-cell/>
          <table:table-cell office:value-type="float" office:value="152571" calcext:value-type="float">
            <text:p>152571</text:p>
          </table:table-cell>
          <table:table-cell/>
          <table:table-cell office:value-type="float" office:value="198121" calcext:value-type="float">
            <text:p>198121</text:p>
          </table:table-cell>
          <table:table-cell/>
          <table:table-cell office:value-type="float" office:value="207461" calcext:value-type="float">
            <text:p>207461</text:p>
          </table:table-cell>
          <table:table-cell table:number-columns-repeated="66"/>
        </table:table-row>
        <table:table-row table:style-name="ro1">
          <table:table-cell table:style-name="ce1" office:value-type="string" calcext:value-type="string">
            <text:p>256</text:p>
          </table:table-cell>
          <table:table-cell table:number-columns-repeated="2"/>
          <table:table-cell office:value-type="float" office:value="18024" calcext:value-type="float">
            <text:p>18024</text:p>
          </table:table-cell>
          <table:table-cell/>
          <table:table-cell office:value-type="float" office:value="27263" calcext:value-type="float">
            <text:p>27263</text:p>
          </table:table-cell>
          <table:table-cell/>
          <table:table-cell office:value-type="float" office:value="52598" calcext:value-type="float">
            <text:p>52598</text:p>
          </table:table-cell>
          <table:table-cell/>
          <table:table-cell office:value-type="float" office:value="134523" calcext:value-type="float">
            <text:p>134523</text:p>
          </table:table-cell>
          <table:table-cell/>
          <table:table-cell office:value-type="float" office:value="182739" calcext:value-type="float">
            <text:p>182739</text:p>
          </table:table-cell>
          <table:table-cell/>
          <table:table-cell office:value-type="float" office:value="160696" calcext:value-type="float">
            <text:p>160696</text:p>
          </table:table-cell>
          <table:table-cell/>
          <table:table-cell office:value-type="float" office:value="270613" calcext:value-type="float">
            <text:p>270613</text:p>
          </table:table-cell>
          <table:table-cell table:number-columns-repeated="64"/>
        </table:table-row>
        <table:table-row table:style-name="ro1">
          <table:table-cell table:style-name="ce1" office:value-type="string" calcext:value-type="string">
            <text:p>512</text:p>
          </table:table-cell>
          <table:table-cell table:number-columns-repeated="2"/>
          <table:table-cell office:value-type="float" office:value="18163" calcext:value-type="float">
            <text:p>18163</text:p>
          </table:table-cell>
          <table:table-cell/>
          <table:table-cell office:value-type="float" office:value="34195" calcext:value-type="float">
            <text:p>34195</text:p>
          </table:table-cell>
          <table:table-cell/>
          <table:table-cell office:value-type="float" office:value="54801" calcext:value-type="float">
            <text:p>54801</text:p>
          </table:table-cell>
          <table:table-cell/>
          <table:table-cell office:value-type="float" office:value="116181" calcext:value-type="float">
            <text:p>116181</text:p>
          </table:table-cell>
          <table:table-cell/>
          <table:table-cell office:value-type="float" office:value="128933" calcext:value-type="float">
            <text:p>128933</text:p>
          </table:table-cell>
          <table:table-cell/>
          <table:table-cell office:value-type="float" office:value="91624" calcext:value-type="float">
            <text:p>91624</text:p>
          </table:table-cell>
          <table:table-cell/>
          <table:table-cell office:value-type="float" office:value="223374" calcext:value-type="float">
            <text:p>223374</text:p>
          </table:table-cell>
          <table:table-cell/>
          <table:table-cell office:value-type="float" office:value="225770" calcext:value-type="float">
            <text:p>225770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024</text:p>
          </table:table-cell>
          <table:table-cell table:number-columns-repeated="2"/>
          <table:table-cell office:value-type="float" office:value="15203" calcext:value-type="float">
            <text:p>15203</text:p>
          </table:table-cell>
          <table:table-cell/>
          <table:table-cell office:value-type="float" office:value="30422" calcext:value-type="float">
            <text:p>30422</text:p>
          </table:table-cell>
          <table:table-cell/>
          <table:table-cell office:value-type="float" office:value="51706" calcext:value-type="float">
            <text:p>51706</text:p>
          </table:table-cell>
          <table:table-cell/>
          <table:table-cell office:value-type="float" office:value="92086" calcext:value-type="float">
            <text:p>92086</text:p>
          </table:table-cell>
          <table:table-cell/>
          <table:table-cell office:value-type="float" office:value="201180" calcext:value-type="float">
            <text:p>201180</text:p>
          </table:table-cell>
          <table:table-cell/>
          <table:table-cell office:value-type="float" office:value="184342" calcext:value-type="float">
            <text:p>184342</text:p>
          </table:table-cell>
          <table:table-cell/>
          <table:table-cell office:value-type="float" office:value="222562" calcext:value-type="float">
            <text:p>222562</text:p>
          </table:table-cell>
          <table:table-cell/>
          <table:table-cell office:value-type="float" office:value="220076" calcext:value-type="float">
            <text:p>220076</text:p>
          </table:table-cell>
          <table:table-cell/>
          <table:table-cell office:value-type="float" office:value="613496" calcext:value-type="float">
            <text:p>613496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2048</text:p>
          </table:table-cell>
          <table:table-cell table:number-columns-repeated="2"/>
          <table:table-cell office:value-type="float" office:value="17172" calcext:value-type="float">
            <text:p>17172</text:p>
          </table:table-cell>
          <table:table-cell/>
          <table:table-cell office:value-type="float" office:value="31346" calcext:value-type="float">
            <text:p>31346</text:p>
          </table:table-cell>
          <table:table-cell/>
          <table:table-cell office:value-type="float" office:value="49149" calcext:value-type="float">
            <text:p>49149</text:p>
          </table:table-cell>
          <table:table-cell/>
          <table:table-cell office:value-type="float" office:value="101551" calcext:value-type="float">
            <text:p>101551</text:p>
          </table:table-cell>
          <table:table-cell/>
          <table:table-cell office:value-type="float" office:value="140457" calcext:value-type="float">
            <text:p>140457</text:p>
          </table:table-cell>
          <table:table-cell/>
          <table:table-cell office:value-type="float" office:value="289059" calcext:value-type="float">
            <text:p>289059</text:p>
          </table:table-cell>
          <table:table-cell/>
          <table:table-cell office:value-type="float" office:value="261395" calcext:value-type="float">
            <text:p>261395</text:p>
          </table:table-cell>
          <table:table-cell/>
          <table:table-cell office:value-type="float" office:value="222365" calcext:value-type="float">
            <text:p>222365</text:p>
          </table:table-cell>
          <table:table-cell/>
          <table:table-cell office:value-type="float" office:value="657033" calcext:value-type="float">
            <text:p>657033</text:p>
          </table:table-cell>
          <table:table-cell/>
          <table:table-cell office:value-type="float" office:value="400317" calcext:value-type="float">
            <text:p>400317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4096</text:p>
          </table:table-cell>
          <table:table-cell table:number-columns-repeated="2"/>
          <table:table-cell office:value-type="float" office:value="16075" calcext:value-type="float">
            <text:p>16075</text:p>
          </table:table-cell>
          <table:table-cell/>
          <table:table-cell office:value-type="float" office:value="28899" calcext:value-type="float">
            <text:p>28899</text:p>
          </table:table-cell>
          <table:table-cell/>
          <table:table-cell office:value-type="float" office:value="54068" calcext:value-type="float">
            <text:p>54068</text:p>
          </table:table-cell>
          <table:table-cell/>
          <table:table-cell office:value-type="float" office:value="11723" calcext:value-type="float">
            <text:p>11723</text:p>
          </table:table-cell>
          <table:table-cell/>
          <table:table-cell office:value-type="float" office:value="16513" calcext:value-type="float">
            <text:p>16513</text:p>
          </table:table-cell>
          <table:table-cell/>
          <table:table-cell office:value-type="float" office:value="25518" calcext:value-type="float">
            <text:p>25518</text:p>
          </table:table-cell>
          <table:table-cell/>
          <table:table-cell office:value-type="float" office:value="37470" calcext:value-type="float">
            <text:p>37470</text:p>
          </table:table-cell>
          <table:table-cell/>
          <table:table-cell office:value-type="float" office:value="34410" calcext:value-type="float">
            <text:p>34410</text:p>
          </table:table-cell>
          <table:table-cell/>
          <table:table-cell office:value-type="float" office:value="83727" calcext:value-type="float">
            <text:p>83727</text:p>
          </table:table-cell>
          <table:table-cell/>
          <table:table-cell office:value-type="float" office:value="71423" calcext:value-type="float">
            <text:p>71423</text:p>
          </table:table-cell>
          <table:table-cell/>
          <table:table-cell office:value-type="float" office:value="59803" calcext:value-type="float">
            <text:p>59803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8192</text:p>
          </table:table-cell>
          <table:table-cell table:number-columns-repeated="2"/>
          <table:table-cell office:value-type="float" office:value="19240" calcext:value-type="float">
            <text:p>19240</text:p>
          </table:table-cell>
          <table:table-cell/>
          <table:table-cell office:value-type="float" office:value="32732" calcext:value-type="float">
            <text:p>32732</text:p>
          </table:table-cell>
          <table:table-cell/>
          <table:table-cell office:value-type="float" office:value="58986" calcext:value-type="float">
            <text:p>58986</text:p>
          </table:table-cell>
          <table:table-cell/>
          <table:table-cell office:value-type="float" office:value="111286" calcext:value-type="float">
            <text:p>111286</text:p>
          </table:table-cell>
          <table:table-cell/>
          <table:table-cell office:value-type="float" office:value="183078" calcext:value-type="float">
            <text:p>183078</text:p>
          </table:table-cell>
          <table:table-cell/>
          <table:table-cell office:value-type="float" office:value="247134" calcext:value-type="float">
            <text:p>247134</text:p>
          </table:table-cell>
          <table:table-cell/>
          <table:table-cell office:value-type="float" office:value="280692" calcext:value-type="float">
            <text:p>280692</text:p>
          </table:table-cell>
          <table:table-cell/>
          <table:table-cell office:value-type="float" office:value="426893" calcext:value-type="float">
            <text:p>426893</text:p>
          </table:table-cell>
          <table:table-cell/>
          <table:table-cell office:value-type="float" office:value="526377" calcext:value-type="float">
            <text:p>526377</text:p>
          </table:table-cell>
          <table:table-cell/>
          <table:table-cell office:value-type="float" office:value="575522" calcext:value-type="float">
            <text:p>575522</text:p>
          </table:table-cell>
          <table:table-cell/>
          <table:table-cell office:value-type="float" office:value="573103" calcext:value-type="float">
            <text:p>573103</text:p>
          </table:table-cell>
          <table:table-cell/>
          <table:table-cell office:value-type="float" office:value="677135" calcext:value-type="float">
            <text:p>677135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16384</text:p>
          </table:table-cell>
          <table:table-cell table:number-columns-repeated="2"/>
          <table:table-cell office:value-type="float" office:value="22359" calcext:value-type="float">
            <text:p>22359</text:p>
          </table:table-cell>
          <table:table-cell/>
          <table:table-cell office:value-type="float" office:value="40249" calcext:value-type="float">
            <text:p>40249</text:p>
          </table:table-cell>
          <table:table-cell/>
          <table:table-cell office:value-type="float" office:value="60230" calcext:value-type="float">
            <text:p>60230</text:p>
          </table:table-cell>
          <table:table-cell/>
          <table:table-cell office:value-type="float" office:value="114299" calcext:value-type="float">
            <text:p>114299</text:p>
          </table:table-cell>
          <table:table-cell/>
          <table:table-cell office:value-type="float" office:value="200425" calcext:value-type="float">
            <text:p>200425</text:p>
          </table:table-cell>
          <table:table-cell/>
          <table:table-cell office:value-type="float" office:value="285028" calcext:value-type="float">
            <text:p>285028</text:p>
          </table:table-cell>
          <table:table-cell/>
          <table:table-cell office:value-type="float" office:value="332171" calcext:value-type="float">
            <text:p>332171</text:p>
          </table:table-cell>
          <table:table-cell/>
          <table:table-cell office:value-type="float" office:value="371057" calcext:value-type="float">
            <text:p>371057</text:p>
          </table:table-cell>
          <table:table-cell/>
          <table:table-cell office:value-type="float" office:value="500273" calcext:value-type="float">
            <text:p>500273</text:p>
          </table:table-cell>
          <table:table-cell/>
          <table:table-cell office:value-type="float" office:value="599930" calcext:value-type="float">
            <text:p>599930</text:p>
          </table:table-cell>
          <table:table-cell/>
          <table:table-cell office:value-type="float" office:value="752143" calcext:value-type="float">
            <text:p>752143</text:p>
          </table:table-cell>
          <table:table-cell/>
          <table:table-cell office:value-type="float" office:value="675795" calcext:value-type="float">
            <text:p>675795</text:p>
          </table:table-cell>
          <table:table-cell/>
          <table:table-cell office:value-type="float" office:value="724347" calcext:value-type="float">
            <text:p>724347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3276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78554" calcext:value-type="float">
            <text:p>178554</text:p>
          </table:table-cell>
          <table:table-cell/>
          <table:table-cell office:value-type="float" office:value="281096" calcext:value-type="float">
            <text:p>281096</text:p>
          </table:table-cell>
          <table:table-cell/>
          <table:table-cell office:value-type="float" office:value="333862" calcext:value-type="float">
            <text:p>333862</text:p>
          </table:table-cell>
          <table:table-cell/>
          <table:table-cell office:value-type="float" office:value="406732" calcext:value-type="float">
            <text:p>406732</text:p>
          </table:table-cell>
          <table:table-cell/>
          <table:table-cell office:value-type="float" office:value="467467" calcext:value-type="float">
            <text:p>467467</text:p>
          </table:table-cell>
          <table:table-cell/>
          <table:table-cell office:value-type="float" office:value="578143" calcext:value-type="float">
            <text:p>578143</text:p>
          </table:table-cell>
          <table:table-cell/>
          <table:table-cell office:value-type="float" office:value="784447" calcext:value-type="float">
            <text:p>784447</text:p>
          </table:table-cell>
          <table:table-cell/>
          <table:table-cell office:value-type="float" office:value="863132" calcext:value-type="float">
            <text:p>863132</text:p>
          </table:table-cell>
          <table:table-cell/>
          <table:table-cell office:value-type="float" office:value="891790" calcext:value-type="float">
            <text:p>891790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6553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91187" calcext:value-type="float">
            <text:p>191187</text:p>
          </table:table-cell>
          <table:table-cell/>
          <table:table-cell office:value-type="float" office:value="276014" calcext:value-type="float">
            <text:p>276014</text:p>
          </table:table-cell>
          <table:table-cell/>
          <table:table-cell office:value-type="float" office:value="340862" calcext:value-type="float">
            <text:p>340862</text:p>
          </table:table-cell>
          <table:table-cell/>
          <table:table-cell office:value-type="float" office:value="395891" calcext:value-type="float">
            <text:p>395891</text:p>
          </table:table-cell>
          <table:table-cell/>
          <table:table-cell office:value-type="float" office:value="521484" calcext:value-type="float">
            <text:p>521484</text:p>
          </table:table-cell>
          <table:table-cell/>
          <table:table-cell office:value-type="float" office:value="664955" calcext:value-type="float">
            <text:p>664955</text:p>
          </table:table-cell>
          <table:table-cell/>
          <table:table-cell office:value-type="float" office:value="814383" calcext:value-type="float">
            <text:p>814383</text:p>
          </table:table-cell>
          <table:table-cell/>
          <table:table-cell office:value-type="float" office:value="849737" calcext:value-type="float">
            <text:p>849737</text:p>
          </table:table-cell>
          <table:table-cell/>
          <table:table-cell office:value-type="float" office:value="231469" calcext:value-type="float">
            <text:p>231469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310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71265" calcext:value-type="float">
            <text:p>171265</text:p>
          </table:table-cell>
          <table:table-cell/>
          <table:table-cell office:value-type="float" office:value="266586" calcext:value-type="float">
            <text:p>266586</text:p>
          </table:table-cell>
          <table:table-cell/>
          <table:table-cell office:value-type="float" office:value="340899" calcext:value-type="float">
            <text:p>340899</text:p>
          </table:table-cell>
          <table:table-cell/>
          <table:table-cell office:value-type="float" office:value="412978" calcext:value-type="float">
            <text:p>412978</text:p>
          </table:table-cell>
          <table:table-cell/>
          <table:table-cell office:value-type="float" office:value="531932" calcext:value-type="float">
            <text:p>531932</text:p>
          </table:table-cell>
          <table:table-cell/>
          <table:table-cell office:value-type="float" office:value="604578" calcext:value-type="float">
            <text:p>604578</text:p>
          </table:table-cell>
          <table:table-cell/>
          <table:table-cell office:value-type="float" office:value="724454" calcext:value-type="float">
            <text:p>724454</text:p>
          </table:table-cell>
          <table:table-cell/>
          <table:table-cell office:value-type="float" office:value="577934" calcext:value-type="float">
            <text:p>577934</text:p>
          </table:table-cell>
          <table:table-cell/>
          <table:table-cell office:value-type="float" office:value="898978" calcext:value-type="float">
            <text:p>898978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621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90199" calcext:value-type="float">
            <text:p>190199</text:p>
          </table:table-cell>
          <table:table-cell/>
          <table:table-cell office:value-type="float" office:value="278512" calcext:value-type="float">
            <text:p>278512</text:p>
          </table:table-cell>
          <table:table-cell/>
          <table:table-cell office:value-type="float" office:value="337409" calcext:value-type="float">
            <text:p>337409</text:p>
          </table:table-cell>
          <table:table-cell/>
          <table:table-cell office:value-type="float" office:value="414768" calcext:value-type="float">
            <text:p>414768</text:p>
          </table:table-cell>
          <table:table-cell/>
          <table:table-cell office:value-type="float" office:value="518910" calcext:value-type="float">
            <text:p>518910</text:p>
          </table:table-cell>
          <table:table-cell/>
          <table:table-cell office:value-type="float" office:value="716547" calcext:value-type="float">
            <text:p>716547</text:p>
          </table:table-cell>
          <table:table-cell/>
          <table:table-cell office:value-type="float" office:value="744697" calcext:value-type="float">
            <text:p>744697</text:p>
          </table:table-cell>
          <table:table-cell/>
          <table:table-cell office:value-type="float" office:value="818489" calcext:value-type="float">
            <text:p>818489</text:p>
          </table:table-cell>
          <table:table-cell/>
          <table:table-cell office:value-type="float" office:value="851385" calcext:value-type="float">
            <text:p>851385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52428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86066" calcext:value-type="float">
            <text:p>186066</text:p>
          </table:table-cell>
          <table:table-cell/>
          <table:table-cell office:value-type="float" office:value="277510" calcext:value-type="float">
            <text:p>277510</text:p>
          </table:table-cell>
          <table:table-cell/>
          <table:table-cell office:value-type="float" office:value="339318" calcext:value-type="float">
            <text:p>339318</text:p>
          </table:table-cell>
          <table:table-cell/>
          <table:table-cell office:value-type="float" office:value="410236" calcext:value-type="float">
            <text:p>410236</text:p>
          </table:table-cell>
          <table:table-cell/>
          <table:table-cell office:value-type="float" office:value="583320" calcext:value-type="float">
            <text:p>583320</text:p>
          </table:table-cell>
          <table:table-cell/>
          <table:table-cell office:value-type="float" office:value="643141" calcext:value-type="float">
            <text:p>643141</text:p>
          </table:table-cell>
          <table:table-cell/>
          <table:table-cell office:value-type="float" office:value="814286" calcext:value-type="float">
            <text:p>814286</text:p>
          </table:table-cell>
          <table:table-cell/>
          <table:table-cell office:value-type="float" office:value="897693" calcext:value-type="float">
            <text:p>897693</text:p>
          </table:table-cell>
          <table:table-cell/>
          <table:table-cell office:value-type="float" office:value="908521" calcext:value-type="float">
            <text:p>908521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04857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77907" calcext:value-type="float">
            <text:p>177907</text:p>
          </table:table-cell>
          <table:table-cell/>
          <table:table-cell office:value-type="float" office:value="281954" calcext:value-type="float">
            <text:p>281954</text:p>
          </table:table-cell>
          <table:table-cell/>
          <table:table-cell office:value-type="float" office:value="337287" calcext:value-type="float">
            <text:p>337287</text:p>
          </table:table-cell>
          <table:table-cell/>
          <table:table-cell office:value-type="float" office:value="413516" calcext:value-type="float">
            <text:p>413516</text:p>
          </table:table-cell>
          <table:table-cell/>
          <table:table-cell office:value-type="float" office:value="600285" calcext:value-type="float">
            <text:p>600285</text:p>
          </table:table-cell>
          <table:table-cell/>
          <table:table-cell office:value-type="float" office:value="675116" calcext:value-type="float">
            <text:p>675116</text:p>
          </table:table-cell>
          <table:table-cell/>
          <table:table-cell office:value-type="float" office:value="810862" calcext:value-type="float">
            <text:p>810862</text:p>
          </table:table-cell>
          <table:table-cell/>
          <table:table-cell office:value-type="float" office:value="860280" calcext:value-type="float">
            <text:p>860280</text:p>
          </table:table-cell>
          <table:table-cell/>
          <table:table-cell office:value-type="float" office:value="832911" calcext:value-type="float">
            <text:p>832911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09715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80891" calcext:value-type="float">
            <text:p>180891</text:p>
          </table:table-cell>
          <table:table-cell/>
          <table:table-cell office:value-type="float" office:value="283793" calcext:value-type="float">
            <text:p>283793</text:p>
          </table:table-cell>
          <table:table-cell/>
          <table:table-cell office:value-type="float" office:value="334811" calcext:value-type="float">
            <text:p>334811</text:p>
          </table:table-cell>
          <table:table-cell/>
          <table:table-cell office:value-type="float" office:value="411685" calcext:value-type="float">
            <text:p>411685</text:p>
          </table:table-cell>
          <table:table-cell/>
          <table:table-cell office:value-type="float" office:value="592448" calcext:value-type="float">
            <text:p>592448</text:p>
          </table:table-cell>
          <table:table-cell/>
          <table:table-cell office:value-type="float" office:value="679071" calcext:value-type="float">
            <text:p>679071</text:p>
          </table:table-cell>
          <table:table-cell/>
          <table:table-cell office:value-type="float" office:value="806971" calcext:value-type="float">
            <text:p>806971</text:p>
          </table:table-cell>
          <table:table-cell/>
          <table:table-cell office:value-type="float" office:value="869349" calcext:value-type="float">
            <text:p>869349</text:p>
          </table:table-cell>
          <table:table-cell/>
          <table:table-cell office:value-type="float" office:value="837599" calcext:value-type="float">
            <text:p>837599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41943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84189" calcext:value-type="float">
            <text:p>184189</text:p>
          </table:table-cell>
          <table:table-cell/>
          <table:table-cell office:value-type="float" office:value="279569" calcext:value-type="float">
            <text:p>279569</text:p>
          </table:table-cell>
          <table:table-cell/>
          <table:table-cell office:value-type="float" office:value="333206" calcext:value-type="float">
            <text:p>333206</text:p>
          </table:table-cell>
          <table:table-cell/>
          <table:table-cell office:value-type="float" office:value="411552" calcext:value-type="float">
            <text:p>411552</text:p>
          </table:table-cell>
          <table:table-cell/>
          <table:table-cell office:value-type="float" office:value="582216" calcext:value-type="float">
            <text:p>582216</text:p>
          </table:table-cell>
          <table:table-cell/>
          <table:table-cell office:value-type="float" office:value="637057" calcext:value-type="float">
            <text:p>637057</text:p>
          </table:table-cell>
          <table:table-cell/>
          <table:table-cell office:value-type="float" office:value="804687" calcext:value-type="float">
            <text:p>804687</text:p>
          </table:table-cell>
          <table:table-cell/>
          <table:table-cell office:value-type="float" office:value="873730" calcext:value-type="float">
            <text:p>873730</text:p>
          </table:table-cell>
          <table:table-cell/>
          <table:table-cell office:value-type="float" office:value="903810" calcext:value-type="float">
            <text:p>903810</text:p>
          </table:table-cell>
          <table:table-cell table:number-columns-repeated="52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Random write report</text:p>
          </table:table-cell>
          <table:table-cell table:number-columns-repeated="79"/>
        </table:table-row>
        <table:table-row table:style-name="ro1">
          <table:table-cell table:number-columns-repeated="8"/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16</text:p>
          </table:table-cell>
          <table:table-cell/>
          <table:table-cell table:style-name="ce1" office:value-type="string" calcext:value-type="string">
            <text:p>32</text:p>
          </table:table-cell>
          <table:table-cell/>
          <table:table-cell table:style-name="ce1" office:value-type="string" calcext:value-type="string">
            <text:p>64</text:p>
          </table:table-cell>
          <table:table-cell/>
          <table:table-cell table:style-name="ce1" office:value-type="string" calcext:value-type="string">
            <text:p>128</text:p>
          </table:table-cell>
          <table:table-cell/>
          <table:table-cell table:style-name="ce1" office:value-type="string" calcext:value-type="string">
            <text:p>256</text:p>
          </table:table-cell>
          <table:table-cell/>
          <table:table-cell table:style-name="ce1" office:value-type="string" calcext:value-type="string">
            <text:p>512</text:p>
          </table:table-cell>
          <table:table-cell/>
          <table:table-cell table:style-name="ce1" office:value-type="string" calcext:value-type="string">
            <text:p>1024</text:p>
          </table:table-cell>
          <table:table-cell/>
          <table:table-cell table:style-name="ce1" office:value-type="string" calcext:value-type="string">
            <text:p>2048</text:p>
          </table:table-cell>
          <table:table-cell/>
          <table:table-cell table:style-name="ce1" office:value-type="string" calcext:value-type="string">
            <text:p>4096</text:p>
          </table:table-cell>
          <table:table-cell/>
          <table:table-cell table:style-name="ce1" office:value-type="string" calcext:value-type="string">
            <text:p>8192</text:p>
          </table:table-cell>
          <table:table-cell/>
          <table:table-cell table:style-name="ce1" office:value-type="string" calcext:value-type="string">
            <text:p>16384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64</text:p>
          </table:table-cell>
          <table:table-cell table:number-columns-repeated="2"/>
          <table:table-cell office:value-type="float" office:value="36617" calcext:value-type="float">
            <text:p>36617</text:p>
          </table:table-cell>
          <table:table-cell/>
          <table:table-cell office:value-type="float" office:value="71112" calcext:value-type="float">
            <text:p>71112</text:p>
          </table:table-cell>
          <table:table-cell/>
          <table:table-cell office:value-type="float" office:value="88161" calcext:value-type="float">
            <text:p>88161</text:p>
          </table:table-cell>
          <table:table-cell/>
          <table:table-cell office:value-type="float" office:value="148816" calcext:value-type="float">
            <text:p>148816</text:p>
          </table:table-cell>
          <table:table-cell/>
          <table:table-cell office:value-type="float" office:value="208444" calcext:value-type="float">
            <text:p>208444</text:p>
          </table:table-cell>
          <table:table-cell table:number-columns-repeated="68"/>
        </table:table-row>
        <table:table-row table:style-name="ro1">
          <table:table-cell table:style-name="ce1" office:value-type="string" calcext:value-type="string">
            <text:p>128</text:p>
          </table:table-cell>
          <table:table-cell table:number-columns-repeated="2"/>
          <table:table-cell office:value-type="float" office:value="20779" calcext:value-type="float">
            <text:p>20779</text:p>
          </table:table-cell>
          <table:table-cell/>
          <table:table-cell office:value-type="float" office:value="65377" calcext:value-type="float">
            <text:p>65377</text:p>
          </table:table-cell>
          <table:table-cell/>
          <table:table-cell office:value-type="float" office:value="112179" calcext:value-type="float">
            <text:p>112179</text:p>
          </table:table-cell>
          <table:table-cell/>
          <table:table-cell office:value-type="float" office:value="165200" calcext:value-type="float">
            <text:p>165200</text:p>
          </table:table-cell>
          <table:table-cell/>
          <table:table-cell office:value-type="float" office:value="222601" calcext:value-type="float">
            <text:p>222601</text:p>
          </table:table-cell>
          <table:table-cell/>
          <table:table-cell office:value-type="float" office:value="285144" calcext:value-type="float">
            <text:p>285144</text:p>
          </table:table-cell>
          <table:table-cell table:number-columns-repeated="66"/>
        </table:table-row>
        <table:table-row table:style-name="ro1">
          <table:table-cell table:style-name="ce1" office:value-type="string" calcext:value-type="string">
            <text:p>256</text:p>
          </table:table-cell>
          <table:table-cell table:number-columns-repeated="2"/>
          <table:table-cell office:value-type="float" office:value="38531" calcext:value-type="float">
            <text:p>38531</text:p>
          </table:table-cell>
          <table:table-cell/>
          <table:table-cell office:value-type="float" office:value="67349" calcext:value-type="float">
            <text:p>67349</text:p>
          </table:table-cell>
          <table:table-cell/>
          <table:table-cell office:value-type="float" office:value="110731" calcext:value-type="float">
            <text:p>110731</text:p>
          </table:table-cell>
          <table:table-cell/>
          <table:table-cell office:value-type="float" office:value="172966" calcext:value-type="float">
            <text:p>172966</text:p>
          </table:table-cell>
          <table:table-cell/>
          <table:table-cell office:value-type="float" office:value="204179" calcext:value-type="float">
            <text:p>204179</text:p>
          </table:table-cell>
          <table:table-cell/>
          <table:table-cell office:value-type="float" office:value="290608" calcext:value-type="float">
            <text:p>290608</text:p>
          </table:table-cell>
          <table:table-cell/>
          <table:table-cell office:value-type="float" office:value="293548" calcext:value-type="float">
            <text:p>293548</text:p>
          </table:table-cell>
          <table:table-cell table:number-columns-repeated="64"/>
        </table:table-row>
        <table:table-row table:style-name="ro1">
          <table:table-cell table:style-name="ce1" office:value-type="string" calcext:value-type="string">
            <text:p>512</text:p>
          </table:table-cell>
          <table:table-cell table:number-columns-repeated="2"/>
          <table:table-cell office:value-type="float" office:value="34692" calcext:value-type="float">
            <text:p>34692</text:p>
          </table:table-cell>
          <table:table-cell/>
          <table:table-cell office:value-type="float" office:value="53850" calcext:value-type="float">
            <text:p>53850</text:p>
          </table:table-cell>
          <table:table-cell/>
          <table:table-cell office:value-type="float" office:value="107876" calcext:value-type="float">
            <text:p>107876</text:p>
          </table:table-cell>
          <table:table-cell/>
          <table:table-cell office:value-type="float" office:value="173606" calcext:value-type="float">
            <text:p>173606</text:p>
          </table:table-cell>
          <table:table-cell/>
          <table:table-cell office:value-type="float" office:value="226843" calcext:value-type="float">
            <text:p>226843</text:p>
          </table:table-cell>
          <table:table-cell/>
          <table:table-cell office:value-type="float" office:value="263792" calcext:value-type="float">
            <text:p>263792</text:p>
          </table:table-cell>
          <table:table-cell/>
          <table:table-cell office:value-type="float" office:value="279773" calcext:value-type="float">
            <text:p>279773</text:p>
          </table:table-cell>
          <table:table-cell/>
          <table:table-cell office:value-type="float" office:value="324255" calcext:value-type="float">
            <text:p>324255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024</text:p>
          </table:table-cell>
          <table:table-cell table:number-columns-repeated="2"/>
          <table:table-cell office:value-type="float" office:value="30880" calcext:value-type="float">
            <text:p>30880</text:p>
          </table:table-cell>
          <table:table-cell/>
          <table:table-cell office:value-type="float" office:value="55703" calcext:value-type="float">
            <text:p>55703</text:p>
          </table:table-cell>
          <table:table-cell/>
          <table:table-cell office:value-type="float" office:value="102317" calcext:value-type="float">
            <text:p>102317</text:p>
          </table:table-cell>
          <table:table-cell/>
          <table:table-cell office:value-type="float" office:value="144161" calcext:value-type="float">
            <text:p>144161</text:p>
          </table:table-cell>
          <table:table-cell/>
          <table:table-cell office:value-type="float" office:value="217226" calcext:value-type="float">
            <text:p>217226</text:p>
          </table:table-cell>
          <table:table-cell/>
          <table:table-cell office:value-type="float" office:value="245331" calcext:value-type="float">
            <text:p>245331</text:p>
          </table:table-cell>
          <table:table-cell/>
          <table:table-cell office:value-type="float" office:value="250979" calcext:value-type="float">
            <text:p>250979</text:p>
          </table:table-cell>
          <table:table-cell/>
          <table:table-cell office:value-type="float" office:value="286985" calcext:value-type="float">
            <text:p>286985</text:p>
          </table:table-cell>
          <table:table-cell/>
          <table:table-cell office:value-type="float" office:value="412390" calcext:value-type="float">
            <text:p>412390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2048</text:p>
          </table:table-cell>
          <table:table-cell table:number-columns-repeated="2"/>
          <table:table-cell office:value-type="float" office:value="31002" calcext:value-type="float">
            <text:p>31002</text:p>
          </table:table-cell>
          <table:table-cell/>
          <table:table-cell office:value-type="float" office:value="56725" calcext:value-type="float">
            <text:p>56725</text:p>
          </table:table-cell>
          <table:table-cell/>
          <table:table-cell office:value-type="float" office:value="87093" calcext:value-type="float">
            <text:p>87093</text:p>
          </table:table-cell>
          <table:table-cell/>
          <table:table-cell office:value-type="float" office:value="158267" calcext:value-type="float">
            <text:p>158267</text:p>
          </table:table-cell>
          <table:table-cell/>
          <table:table-cell office:value-type="float" office:value="212339" calcext:value-type="float">
            <text:p>212339</text:p>
          </table:table-cell>
          <table:table-cell/>
          <table:table-cell office:value-type="float" office:value="255616" calcext:value-type="float">
            <text:p>255616</text:p>
          </table:table-cell>
          <table:table-cell/>
          <table:table-cell office:value-type="float" office:value="287357" calcext:value-type="float">
            <text:p>287357</text:p>
          </table:table-cell>
          <table:table-cell/>
          <table:table-cell office:value-type="float" office:value="324812" calcext:value-type="float">
            <text:p>324812</text:p>
          </table:table-cell>
          <table:table-cell/>
          <table:table-cell office:value-type="float" office:value="408620" calcext:value-type="float">
            <text:p>408620</text:p>
          </table:table-cell>
          <table:table-cell/>
          <table:table-cell office:value-type="float" office:value="476060" calcext:value-type="float">
            <text:p>476060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4096</text:p>
          </table:table-cell>
          <table:table-cell table:number-columns-repeated="2"/>
          <table:table-cell office:value-type="float" office:value="28933" calcext:value-type="float">
            <text:p>28933</text:p>
          </table:table-cell>
          <table:table-cell/>
          <table:table-cell office:value-type="float" office:value="49493" calcext:value-type="float">
            <text:p>49493</text:p>
          </table:table-cell>
          <table:table-cell/>
          <table:table-cell office:value-type="float" office:value="100031" calcext:value-type="float">
            <text:p>100031</text:p>
          </table:table-cell>
          <table:table-cell/>
          <table:table-cell office:value-type="float" office:value="140847" calcext:value-type="float">
            <text:p>140847</text:p>
          </table:table-cell>
          <table:table-cell/>
          <table:table-cell office:value-type="float" office:value="193015" calcext:value-type="float">
            <text:p>193015</text:p>
          </table:table-cell>
          <table:table-cell/>
          <table:table-cell office:value-type="float" office:value="209299" calcext:value-type="float">
            <text:p>209299</text:p>
          </table:table-cell>
          <table:table-cell/>
          <table:table-cell office:value-type="float" office:value="189289" calcext:value-type="float">
            <text:p>189289</text:p>
          </table:table-cell>
          <table:table-cell/>
          <table:table-cell office:value-type="float" office:value="195885" calcext:value-type="float">
            <text:p>195885</text:p>
          </table:table-cell>
          <table:table-cell/>
          <table:table-cell office:value-type="float" office:value="207552" calcext:value-type="float">
            <text:p>207552</text:p>
          </table:table-cell>
          <table:table-cell/>
          <table:table-cell office:value-type="float" office:value="220665" calcext:value-type="float">
            <text:p>220665</text:p>
          </table:table-cell>
          <table:table-cell/>
          <table:table-cell office:value-type="float" office:value="190705" calcext:value-type="float">
            <text:p>190705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8192</text:p>
          </table:table-cell>
          <table:table-cell table:number-columns-repeated="2"/>
          <table:table-cell office:value-type="float" office:value="38420" calcext:value-type="float">
            <text:p>38420</text:p>
          </table:table-cell>
          <table:table-cell/>
          <table:table-cell office:value-type="float" office:value="64077" calcext:value-type="float">
            <text:p>64077</text:p>
          </table:table-cell>
          <table:table-cell/>
          <table:table-cell office:value-type="float" office:value="114359" calcext:value-type="float">
            <text:p>114359</text:p>
          </table:table-cell>
          <table:table-cell/>
          <table:table-cell office:value-type="float" office:value="198152" calcext:value-type="float">
            <text:p>198152</text:p>
          </table:table-cell>
          <table:table-cell/>
          <table:table-cell office:value-type="float" office:value="326738" calcext:value-type="float">
            <text:p>326738</text:p>
          </table:table-cell>
          <table:table-cell/>
          <table:table-cell office:value-type="float" office:value="400744" calcext:value-type="float">
            <text:p>400744</text:p>
          </table:table-cell>
          <table:table-cell/>
          <table:table-cell office:value-type="float" office:value="407483" calcext:value-type="float">
            <text:p>407483</text:p>
          </table:table-cell>
          <table:table-cell/>
          <table:table-cell office:value-type="float" office:value="374526" calcext:value-type="float">
            <text:p>374526</text:p>
          </table:table-cell>
          <table:table-cell/>
          <table:table-cell office:value-type="float" office:value="404104" calcext:value-type="float">
            <text:p>404104</text:p>
          </table:table-cell>
          <table:table-cell/>
          <table:table-cell office:value-type="float" office:value="407705" calcext:value-type="float">
            <text:p>407705</text:p>
          </table:table-cell>
          <table:table-cell/>
          <table:table-cell office:value-type="float" office:value="406952" calcext:value-type="float">
            <text:p>406952</text:p>
          </table:table-cell>
          <table:table-cell/>
          <table:table-cell office:value-type="float" office:value="565622" calcext:value-type="float">
            <text:p>565622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16384</text:p>
          </table:table-cell>
          <table:table-cell table:number-columns-repeated="2"/>
          <table:table-cell office:value-type="float" office:value="34582" calcext:value-type="float">
            <text:p>34582</text:p>
          </table:table-cell>
          <table:table-cell/>
          <table:table-cell office:value-type="float" office:value="60230" calcext:value-type="float">
            <text:p>60230</text:p>
          </table:table-cell>
          <table:table-cell/>
          <table:table-cell office:value-type="float" office:value="106684" calcext:value-type="float">
            <text:p>106684</text:p>
          </table:table-cell>
          <table:table-cell/>
          <table:table-cell office:value-type="float" office:value="161539" calcext:value-type="float">
            <text:p>161539</text:p>
          </table:table-cell>
          <table:table-cell/>
          <table:table-cell office:value-type="float" office:value="224666" calcext:value-type="float">
            <text:p>224666</text:p>
          </table:table-cell>
          <table:table-cell/>
          <table:table-cell office:value-type="float" office:value="272244" calcext:value-type="float">
            <text:p>272244</text:p>
          </table:table-cell>
          <table:table-cell/>
          <table:table-cell office:value-type="float" office:value="282985" calcext:value-type="float">
            <text:p>282985</text:p>
          </table:table-cell>
          <table:table-cell/>
          <table:table-cell office:value-type="float" office:value="298412" calcext:value-type="float">
            <text:p>298412</text:p>
          </table:table-cell>
          <table:table-cell/>
          <table:table-cell office:value-type="float" office:value="321179" calcext:value-type="float">
            <text:p>321179</text:p>
          </table:table-cell>
          <table:table-cell/>
          <table:table-cell office:value-type="float" office:value="345682" calcext:value-type="float">
            <text:p>345682</text:p>
          </table:table-cell>
          <table:table-cell/>
          <table:table-cell office:value-type="float" office:value="357666" calcext:value-type="float">
            <text:p>357666</text:p>
          </table:table-cell>
          <table:table-cell/>
          <table:table-cell office:value-type="float" office:value="363232" calcext:value-type="float">
            <text:p>363232</text:p>
          </table:table-cell>
          <table:table-cell/>
          <table:table-cell office:value-type="float" office:value="384328" calcext:value-type="float">
            <text:p>384328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3276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06853" calcext:value-type="float">
            <text:p>206853</text:p>
          </table:table-cell>
          <table:table-cell/>
          <table:table-cell office:value-type="float" office:value="231406" calcext:value-type="float">
            <text:p>231406</text:p>
          </table:table-cell>
          <table:table-cell/>
          <table:table-cell office:value-type="float" office:value="256364" calcext:value-type="float">
            <text:p>256364</text:p>
          </table:table-cell>
          <table:table-cell/>
          <table:table-cell office:value-type="float" office:value="270932" calcext:value-type="float">
            <text:p>270932</text:p>
          </table:table-cell>
          <table:table-cell/>
          <table:table-cell office:value-type="float" office:value="274834" calcext:value-type="float">
            <text:p>274834</text:p>
          </table:table-cell>
          <table:table-cell/>
          <table:table-cell office:value-type="float" office:value="334428" calcext:value-type="float">
            <text:p>334428</text:p>
          </table:table-cell>
          <table:table-cell/>
          <table:table-cell office:value-type="float" office:value="350464" calcext:value-type="float">
            <text:p>350464</text:p>
          </table:table-cell>
          <table:table-cell/>
          <table:table-cell office:value-type="float" office:value="370117" calcext:value-type="float">
            <text:p>370117</text:p>
          </table:table-cell>
          <table:table-cell/>
          <table:table-cell office:value-type="float" office:value="363172" calcext:value-type="float">
            <text:p>363172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6553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73689" calcext:value-type="float">
            <text:p>173689</text:p>
          </table:table-cell>
          <table:table-cell/>
          <table:table-cell office:value-type="float" office:value="186257" calcext:value-type="float">
            <text:p>186257</text:p>
          </table:table-cell>
          <table:table-cell/>
          <table:table-cell office:value-type="float" office:value="199560" calcext:value-type="float">
            <text:p>199560</text:p>
          </table:table-cell>
          <table:table-cell/>
          <table:table-cell office:value-type="float" office:value="195397" calcext:value-type="float">
            <text:p>195397</text:p>
          </table:table-cell>
          <table:table-cell/>
          <table:table-cell office:value-type="float" office:value="196951" calcext:value-type="float">
            <text:p>196951</text:p>
          </table:table-cell>
          <table:table-cell/>
          <table:table-cell office:value-type="float" office:value="201946" calcext:value-type="float">
            <text:p>201946</text:p>
          </table:table-cell>
          <table:table-cell/>
          <table:table-cell office:value-type="float" office:value="198807" calcext:value-type="float">
            <text:p>198807</text:p>
          </table:table-cell>
          <table:table-cell/>
          <table:table-cell office:value-type="float" office:value="182767" calcext:value-type="float">
            <text:p>182767</text:p>
          </table:table-cell>
          <table:table-cell/>
          <table:table-cell office:value-type="float" office:value="195122" calcext:value-type="float">
            <text:p>195122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310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44467" calcext:value-type="float">
            <text:p>144467</text:p>
          </table:table-cell>
          <table:table-cell/>
          <table:table-cell office:value-type="float" office:value="139452" calcext:value-type="float">
            <text:p>139452</text:p>
          </table:table-cell>
          <table:table-cell/>
          <table:table-cell office:value-type="float" office:value="125783" calcext:value-type="float">
            <text:p>125783</text:p>
          </table:table-cell>
          <table:table-cell/>
          <table:table-cell office:value-type="float" office:value="99634" calcext:value-type="float">
            <text:p>99634</text:p>
          </table:table-cell>
          <table:table-cell/>
          <table:table-cell office:value-type="float" office:value="207097" calcext:value-type="float">
            <text:p>207097</text:p>
          </table:table-cell>
          <table:table-cell/>
          <table:table-cell office:value-type="float" office:value="200302" calcext:value-type="float">
            <text:p>200302</text:p>
          </table:table-cell>
          <table:table-cell/>
          <table:table-cell office:value-type="float" office:value="173985" calcext:value-type="float">
            <text:p>173985</text:p>
          </table:table-cell>
          <table:table-cell/>
          <table:table-cell office:value-type="float" office:value="346279" calcext:value-type="float">
            <text:p>346279</text:p>
          </table:table-cell>
          <table:table-cell/>
          <table:table-cell office:value-type="float" office:value="323896" calcext:value-type="float">
            <text:p>323896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621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52393" calcext:value-type="float">
            <text:p>152393</text:p>
          </table:table-cell>
          <table:table-cell/>
          <table:table-cell office:value-type="float" office:value="115977" calcext:value-type="float">
            <text:p>115977</text:p>
          </table:table-cell>
          <table:table-cell/>
          <table:table-cell office:value-type="float" office:value="89095" calcext:value-type="float">
            <text:p>89095</text:p>
          </table:table-cell>
          <table:table-cell/>
          <table:table-cell office:value-type="float" office:value="136464" calcext:value-type="float">
            <text:p>136464</text:p>
          </table:table-cell>
          <table:table-cell/>
          <table:table-cell office:value-type="float" office:value="204210" calcext:value-type="float">
            <text:p>204210</text:p>
          </table:table-cell>
          <table:table-cell/>
          <table:table-cell office:value-type="float" office:value="277365" calcext:value-type="float">
            <text:p>277365</text:p>
          </table:table-cell>
          <table:table-cell/>
          <table:table-cell office:value-type="float" office:value="297702" calcext:value-type="float">
            <text:p>297702</text:p>
          </table:table-cell>
          <table:table-cell/>
          <table:table-cell office:value-type="float" office:value="306070" calcext:value-type="float">
            <text:p>306070</text:p>
          </table:table-cell>
          <table:table-cell/>
          <table:table-cell office:value-type="float" office:value="217910" calcext:value-type="float">
            <text:p>217910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52428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22156" calcext:value-type="float">
            <text:p>122156</text:p>
          </table:table-cell>
          <table:table-cell/>
          <table:table-cell office:value-type="float" office:value="125560" calcext:value-type="float">
            <text:p>125560</text:p>
          </table:table-cell>
          <table:table-cell/>
          <table:table-cell office:value-type="float" office:value="129963" calcext:value-type="float">
            <text:p>129963</text:p>
          </table:table-cell>
          <table:table-cell/>
          <table:table-cell office:value-type="float" office:value="128496" calcext:value-type="float">
            <text:p>128496</text:p>
          </table:table-cell>
          <table:table-cell/>
          <table:table-cell office:value-type="float" office:value="165052" calcext:value-type="float">
            <text:p>165052</text:p>
          </table:table-cell>
          <table:table-cell/>
          <table:table-cell office:value-type="float" office:value="194117" calcext:value-type="float">
            <text:p>194117</text:p>
          </table:table-cell>
          <table:table-cell/>
          <table:table-cell office:value-type="float" office:value="279383" calcext:value-type="float">
            <text:p>279383</text:p>
          </table:table-cell>
          <table:table-cell/>
          <table:table-cell office:value-type="float" office:value="268370" calcext:value-type="float">
            <text:p>268370</text:p>
          </table:table-cell>
          <table:table-cell/>
          <table:table-cell office:value-type="float" office:value="282332" calcext:value-type="float">
            <text:p>282332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04857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73046" calcext:value-type="float">
            <text:p>73046</text:p>
          </table:table-cell>
          <table:table-cell/>
          <table:table-cell office:value-type="float" office:value="113102" calcext:value-type="float">
            <text:p>113102</text:p>
          </table:table-cell>
          <table:table-cell/>
          <table:table-cell office:value-type="float" office:value="130636" calcext:value-type="float">
            <text:p>130636</text:p>
          </table:table-cell>
          <table:table-cell/>
          <table:table-cell office:value-type="float" office:value="130515" calcext:value-type="float">
            <text:p>130515</text:p>
          </table:table-cell>
          <table:table-cell/>
          <table:table-cell office:value-type="float" office:value="133531" calcext:value-type="float">
            <text:p>133531</text:p>
          </table:table-cell>
          <table:table-cell/>
          <table:table-cell office:value-type="float" office:value="165405" calcext:value-type="float">
            <text:p>165405</text:p>
          </table:table-cell>
          <table:table-cell/>
          <table:table-cell office:value-type="float" office:value="156188" calcext:value-type="float">
            <text:p>156188</text:p>
          </table:table-cell>
          <table:table-cell/>
          <table:table-cell office:value-type="float" office:value="220181" calcext:value-type="float">
            <text:p>220181</text:p>
          </table:table-cell>
          <table:table-cell/>
          <table:table-cell office:value-type="float" office:value="255239" calcext:value-type="float">
            <text:p>255239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09715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15182" calcext:value-type="float">
            <text:p>115182</text:p>
          </table:table-cell>
          <table:table-cell/>
          <table:table-cell office:value-type="float" office:value="107229" calcext:value-type="float">
            <text:p>107229</text:p>
          </table:table-cell>
          <table:table-cell/>
          <table:table-cell office:value-type="float" office:value="157336" calcext:value-type="float">
            <text:p>157336</text:p>
          </table:table-cell>
          <table:table-cell/>
          <table:table-cell office:value-type="float" office:value="135930" calcext:value-type="float">
            <text:p>135930</text:p>
          </table:table-cell>
          <table:table-cell/>
          <table:table-cell office:value-type="float" office:value="144576" calcext:value-type="float">
            <text:p>144576</text:p>
          </table:table-cell>
          <table:table-cell/>
          <table:table-cell office:value-type="float" office:value="222383" calcext:value-type="float">
            <text:p>222383</text:p>
          </table:table-cell>
          <table:table-cell/>
          <table:table-cell office:value-type="float" office:value="187376" calcext:value-type="float">
            <text:p>187376</text:p>
          </table:table-cell>
          <table:table-cell/>
          <table:table-cell office:value-type="float" office:value="233650" calcext:value-type="float">
            <text:p>233650</text:p>
          </table:table-cell>
          <table:table-cell/>
          <table:table-cell office:value-type="float" office:value="249353" calcext:value-type="float">
            <text:p>249353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41943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07066" calcext:value-type="float">
            <text:p>107066</text:p>
          </table:table-cell>
          <table:table-cell/>
          <table:table-cell office:value-type="float" office:value="124259" calcext:value-type="float">
            <text:p>124259</text:p>
          </table:table-cell>
          <table:table-cell/>
          <table:table-cell office:value-type="float" office:value="150045" calcext:value-type="float">
            <text:p>150045</text:p>
          </table:table-cell>
          <table:table-cell/>
          <table:table-cell office:value-type="float" office:value="162308" calcext:value-type="float">
            <text:p>162308</text:p>
          </table:table-cell>
          <table:table-cell/>
          <table:table-cell office:value-type="float" office:value="186065" calcext:value-type="float">
            <text:p>186065</text:p>
          </table:table-cell>
          <table:table-cell/>
          <table:table-cell office:value-type="float" office:value="224376" calcext:value-type="float">
            <text:p>224376</text:p>
          </table:table-cell>
          <table:table-cell/>
          <table:table-cell office:value-type="float" office:value="246527" calcext:value-type="float">
            <text:p>246527</text:p>
          </table:table-cell>
          <table:table-cell/>
          <table:table-cell office:value-type="float" office:value="285561" calcext:value-type="float">
            <text:p>285561</text:p>
          </table:table-cell>
          <table:table-cell/>
          <table:table-cell office:value-type="float" office:value="289432" calcext:value-type="float">
            <text:p>289432</text:p>
          </table:table-cell>
          <table:table-cell table:number-columns-repeated="52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Backward read report</text:p>
          </table:table-cell>
          <table:table-cell table:number-columns-repeated="79"/>
        </table:table-row>
        <table:table-row table:style-name="ro1">
          <table:table-cell table:number-columns-repeated="8"/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16</text:p>
          </table:table-cell>
          <table:table-cell/>
          <table:table-cell table:style-name="ce1" office:value-type="string" calcext:value-type="string">
            <text:p>32</text:p>
          </table:table-cell>
          <table:table-cell/>
          <table:table-cell table:style-name="ce1" office:value-type="string" calcext:value-type="string">
            <text:p>64</text:p>
          </table:table-cell>
          <table:table-cell/>
          <table:table-cell table:style-name="ce1" office:value-type="string" calcext:value-type="string">
            <text:p>128</text:p>
          </table:table-cell>
          <table:table-cell/>
          <table:table-cell table:style-name="ce1" office:value-type="string" calcext:value-type="string">
            <text:p>256</text:p>
          </table:table-cell>
          <table:table-cell/>
          <table:table-cell table:style-name="ce1" office:value-type="string" calcext:value-type="string">
            <text:p>512</text:p>
          </table:table-cell>
          <table:table-cell/>
          <table:table-cell table:style-name="ce1" office:value-type="string" calcext:value-type="string">
            <text:p>1024</text:p>
          </table:table-cell>
          <table:table-cell/>
          <table:table-cell table:style-name="ce1" office:value-type="string" calcext:value-type="string">
            <text:p>2048</text:p>
          </table:table-cell>
          <table:table-cell/>
          <table:table-cell table:style-name="ce1" office:value-type="string" calcext:value-type="string">
            <text:p>4096</text:p>
          </table:table-cell>
          <table:table-cell/>
          <table:table-cell table:style-name="ce1" office:value-type="string" calcext:value-type="string">
            <text:p>8192</text:p>
          </table:table-cell>
          <table:table-cell/>
          <table:table-cell table:style-name="ce1" office:value-type="string" calcext:value-type="string">
            <text:p>16384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64</text:p>
          </table:table-cell>
          <table:table-cell table:number-columns-repeated="2"/>
          <table:table-cell office:value-type="float" office:value="28132" calcext:value-type="float">
            <text:p>28132</text:p>
          </table:table-cell>
          <table:table-cell/>
          <table:table-cell office:value-type="float" office:value="55077" calcext:value-type="float">
            <text:p>55077</text:p>
          </table:table-cell>
          <table:table-cell/>
          <table:table-cell office:value-type="float" office:value="72163" calcext:value-type="float">
            <text:p>72163</text:p>
          </table:table-cell>
          <table:table-cell/>
          <table:table-cell office:value-type="float" office:value="100469" calcext:value-type="float">
            <text:p>100469</text:p>
          </table:table-cell>
          <table:table-cell/>
          <table:table-cell office:value-type="float" office:value="71187" calcext:value-type="float">
            <text:p>71187</text:p>
          </table:table-cell>
          <table:table-cell table:number-columns-repeated="68"/>
        </table:table-row>
        <table:table-row table:style-name="ro1">
          <table:table-cell table:style-name="ce1" office:value-type="string" calcext:value-type="string">
            <text:p>128</text:p>
          </table:table-cell>
          <table:table-cell table:number-columns-repeated="2"/>
          <table:table-cell office:value-type="float" office:value="15669" calcext:value-type="float">
            <text:p>15669</text:p>
          </table:table-cell>
          <table:table-cell/>
          <table:table-cell office:value-type="float" office:value="32111" calcext:value-type="float">
            <text:p>32111</text:p>
          </table:table-cell>
          <table:table-cell/>
          <table:table-cell office:value-type="float" office:value="75564" calcext:value-type="float">
            <text:p>75564</text:p>
          </table:table-cell>
          <table:table-cell/>
          <table:table-cell office:value-type="float" office:value="152398" calcext:value-type="float">
            <text:p>152398</text:p>
          </table:table-cell>
          <table:table-cell/>
          <table:table-cell office:value-type="float" office:value="196382" calcext:value-type="float">
            <text:p>196382</text:p>
          </table:table-cell>
          <table:table-cell/>
          <table:table-cell office:value-type="float" office:value="46290" calcext:value-type="float">
            <text:p>46290</text:p>
          </table:table-cell>
          <table:table-cell table:number-columns-repeated="66"/>
        </table:table-row>
        <table:table-row table:style-name="ro1">
          <table:table-cell table:style-name="ce1" office:value-type="string" calcext:value-type="string">
            <text:p>256</text:p>
          </table:table-cell>
          <table:table-cell table:number-columns-repeated="2"/>
          <table:table-cell office:value-type="float" office:value="21585" calcext:value-type="float">
            <text:p>21585</text:p>
          </table:table-cell>
          <table:table-cell/>
          <table:table-cell office:value-type="float" office:value="35446" calcext:value-type="float">
            <text:p>35446</text:p>
          </table:table-cell>
          <table:table-cell/>
          <table:table-cell office:value-type="float" office:value="54295" calcext:value-type="float">
            <text:p>54295</text:p>
          </table:table-cell>
          <table:table-cell/>
          <table:table-cell office:value-type="float" office:value="120987" calcext:value-type="float">
            <text:p>120987</text:p>
          </table:table-cell>
          <table:table-cell/>
          <table:table-cell office:value-type="float" office:value="183238" calcext:value-type="float">
            <text:p>183238</text:p>
          </table:table-cell>
          <table:table-cell/>
          <table:table-cell office:value-type="float" office:value="241517" calcext:value-type="float">
            <text:p>241517</text:p>
          </table:table-cell>
          <table:table-cell/>
          <table:table-cell office:value-type="float" office:value="289902" calcext:value-type="float">
            <text:p>289902</text:p>
          </table:table-cell>
          <table:table-cell table:number-columns-repeated="64"/>
        </table:table-row>
        <table:table-row table:style-name="ro1">
          <table:table-cell table:style-name="ce1" office:value-type="string" calcext:value-type="string">
            <text:p>512</text:p>
          </table:table-cell>
          <table:table-cell table:number-columns-repeated="2"/>
          <table:table-cell office:value-type="float" office:value="19486" calcext:value-type="float">
            <text:p>19486</text:p>
          </table:table-cell>
          <table:table-cell/>
          <table:table-cell office:value-type="float" office:value="33341" calcext:value-type="float">
            <text:p>33341</text:p>
          </table:table-cell>
          <table:table-cell/>
          <table:table-cell office:value-type="float" office:value="70532" calcext:value-type="float">
            <text:p>70532</text:p>
          </table:table-cell>
          <table:table-cell/>
          <table:table-cell office:value-type="float" office:value="97987" calcext:value-type="float">
            <text:p>97987</text:p>
          </table:table-cell>
          <table:table-cell/>
          <table:table-cell office:value-type="float" office:value="87342" calcext:value-type="float">
            <text:p>87342</text:p>
          </table:table-cell>
          <table:table-cell/>
          <table:table-cell office:value-type="float" office:value="232089" calcext:value-type="float">
            <text:p>232089</text:p>
          </table:table-cell>
          <table:table-cell/>
          <table:table-cell office:value-type="float" office:value="133576" calcext:value-type="float">
            <text:p>133576</text:p>
          </table:table-cell>
          <table:table-cell/>
          <table:table-cell office:value-type="float" office:value="295763" calcext:value-type="float">
            <text:p>295763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024</text:p>
          </table:table-cell>
          <table:table-cell table:number-columns-repeated="2"/>
          <table:table-cell office:value-type="float" office:value="18117" calcext:value-type="float">
            <text:p>18117</text:p>
          </table:table-cell>
          <table:table-cell/>
          <table:table-cell office:value-type="float" office:value="32738" calcext:value-type="float">
            <text:p>32738</text:p>
          </table:table-cell>
          <table:table-cell/>
          <table:table-cell office:value-type="float" office:value="58702" calcext:value-type="float">
            <text:p>58702</text:p>
          </table:table-cell>
          <table:table-cell/>
          <table:table-cell office:value-type="float" office:value="86121" calcext:value-type="float">
            <text:p>86121</text:p>
          </table:table-cell>
          <table:table-cell/>
          <table:table-cell office:value-type="float" office:value="120035" calcext:value-type="float">
            <text:p>120035</text:p>
          </table:table-cell>
          <table:table-cell/>
          <table:table-cell office:value-type="float" office:value="140851" calcext:value-type="float">
            <text:p>140851</text:p>
          </table:table-cell>
          <table:table-cell/>
          <table:table-cell office:value-type="float" office:value="207288" calcext:value-type="float">
            <text:p>207288</text:p>
          </table:table-cell>
          <table:table-cell/>
          <table:table-cell office:value-type="float" office:value="175313" calcext:value-type="float">
            <text:p>175313</text:p>
          </table:table-cell>
          <table:table-cell/>
          <table:table-cell office:value-type="float" office:value="238864" calcext:value-type="float">
            <text:p>238864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2048</text:p>
          </table:table-cell>
          <table:table-cell table:number-columns-repeated="2"/>
          <table:table-cell office:value-type="float" office:value="15803" calcext:value-type="float">
            <text:p>15803</text:p>
          </table:table-cell>
          <table:table-cell/>
          <table:table-cell office:value-type="float" office:value="31460" calcext:value-type="float">
            <text:p>31460</text:p>
          </table:table-cell>
          <table:table-cell/>
          <table:table-cell office:value-type="float" office:value="51239" calcext:value-type="float">
            <text:p>51239</text:p>
          </table:table-cell>
          <table:table-cell/>
          <table:table-cell office:value-type="float" office:value="84898" calcext:value-type="float">
            <text:p>84898</text:p>
          </table:table-cell>
          <table:table-cell/>
          <table:table-cell office:value-type="float" office:value="152188" calcext:value-type="float">
            <text:p>152188</text:p>
          </table:table-cell>
          <table:table-cell/>
          <table:table-cell office:value-type="float" office:value="185440" calcext:value-type="float">
            <text:p>185440</text:p>
          </table:table-cell>
          <table:table-cell/>
          <table:table-cell office:value-type="float" office:value="240178" calcext:value-type="float">
            <text:p>240178</text:p>
          </table:table-cell>
          <table:table-cell/>
          <table:table-cell office:value-type="float" office:value="265245" calcext:value-type="float">
            <text:p>265245</text:p>
          </table:table-cell>
          <table:table-cell/>
          <table:table-cell office:value-type="float" office:value="206927" calcext:value-type="float">
            <text:p>206927</text:p>
          </table:table-cell>
          <table:table-cell/>
          <table:table-cell office:value-type="float" office:value="238306" calcext:value-type="float">
            <text:p>238306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4096</text:p>
          </table:table-cell>
          <table:table-cell table:number-columns-repeated="2"/>
          <table:table-cell office:value-type="float" office:value="16819" calcext:value-type="float">
            <text:p>16819</text:p>
          </table:table-cell>
          <table:table-cell/>
          <table:table-cell office:value-type="float" office:value="30760" calcext:value-type="float">
            <text:p>30760</text:p>
          </table:table-cell>
          <table:table-cell/>
          <table:table-cell office:value-type="float" office:value="56167" calcext:value-type="float">
            <text:p>56167</text:p>
          </table:table-cell>
          <table:table-cell/>
          <table:table-cell office:value-type="float" office:value="10978" calcext:value-type="float">
            <text:p>10978</text:p>
          </table:table-cell>
          <table:table-cell/>
          <table:table-cell office:value-type="float" office:value="35750" calcext:value-type="float">
            <text:p>35750</text:p>
          </table:table-cell>
          <table:table-cell/>
          <table:table-cell office:value-type="float" office:value="65109" calcext:value-type="float">
            <text:p>65109</text:p>
          </table:table-cell>
          <table:table-cell/>
          <table:table-cell office:value-type="float" office:value="30976" calcext:value-type="float">
            <text:p>30976</text:p>
          </table:table-cell>
          <table:table-cell/>
          <table:table-cell office:value-type="float" office:value="49208" calcext:value-type="float">
            <text:p>49208</text:p>
          </table:table-cell>
          <table:table-cell/>
          <table:table-cell office:value-type="float" office:value="54978" calcext:value-type="float">
            <text:p>54978</text:p>
          </table:table-cell>
          <table:table-cell/>
          <table:table-cell office:value-type="float" office:value="50519" calcext:value-type="float">
            <text:p>50519</text:p>
          </table:table-cell>
          <table:table-cell/>
          <table:table-cell office:value-type="float" office:value="27620" calcext:value-type="float">
            <text:p>27620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8192</text:p>
          </table:table-cell>
          <table:table-cell table:number-columns-repeated="2"/>
          <table:table-cell office:value-type="float" office:value="18828" calcext:value-type="float">
            <text:p>18828</text:p>
          </table:table-cell>
          <table:table-cell/>
          <table:table-cell office:value-type="float" office:value="34547" calcext:value-type="float">
            <text:p>34547</text:p>
          </table:table-cell>
          <table:table-cell/>
          <table:table-cell office:value-type="float" office:value="59890" calcext:value-type="float">
            <text:p>59890</text:p>
          </table:table-cell>
          <table:table-cell/>
          <table:table-cell office:value-type="float" office:value="110489" calcext:value-type="float">
            <text:p>110489</text:p>
          </table:table-cell>
          <table:table-cell/>
          <table:table-cell office:value-type="float" office:value="177726" calcext:value-type="float">
            <text:p>177726</text:p>
          </table:table-cell>
          <table:table-cell/>
          <table:table-cell office:value-type="float" office:value="213483" calcext:value-type="float">
            <text:p>213483</text:p>
          </table:table-cell>
          <table:table-cell/>
          <table:table-cell office:value-type="float" office:value="260591" calcext:value-type="float">
            <text:p>260591</text:p>
          </table:table-cell>
          <table:table-cell/>
          <table:table-cell office:value-type="float" office:value="282668" calcext:value-type="float">
            <text:p>282668</text:p>
          </table:table-cell>
          <table:table-cell/>
          <table:table-cell office:value-type="float" office:value="456888" calcext:value-type="float">
            <text:p>456888</text:p>
          </table:table-cell>
          <table:table-cell/>
          <table:table-cell office:value-type="float" office:value="468538" calcext:value-type="float">
            <text:p>468538</text:p>
          </table:table-cell>
          <table:table-cell/>
          <table:table-cell office:value-type="float" office:value="307993" calcext:value-type="float">
            <text:p>307993</text:p>
          </table:table-cell>
          <table:table-cell/>
          <table:table-cell office:value-type="float" office:value="837107" calcext:value-type="float">
            <text:p>837107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16384</text:p>
          </table:table-cell>
          <table:table-cell table:number-columns-repeated="2"/>
          <table:table-cell office:value-type="float" office:value="21900" calcext:value-type="float">
            <text:p>21900</text:p>
          </table:table-cell>
          <table:table-cell/>
          <table:table-cell office:value-type="float" office:value="40335" calcext:value-type="float">
            <text:p>40335</text:p>
          </table:table-cell>
          <table:table-cell/>
          <table:table-cell office:value-type="float" office:value="62047" calcext:value-type="float">
            <text:p>62047</text:p>
          </table:table-cell>
          <table:table-cell/>
          <table:table-cell office:value-type="float" office:value="108709" calcext:value-type="float">
            <text:p>108709</text:p>
          </table:table-cell>
          <table:table-cell/>
          <table:table-cell office:value-type="float" office:value="180797" calcext:value-type="float">
            <text:p>180797</text:p>
          </table:table-cell>
          <table:table-cell/>
          <table:table-cell office:value-type="float" office:value="264185" calcext:value-type="float">
            <text:p>264185</text:p>
          </table:table-cell>
          <table:table-cell/>
          <table:table-cell office:value-type="float" office:value="342411" calcext:value-type="float">
            <text:p>342411</text:p>
          </table:table-cell>
          <table:table-cell/>
          <table:table-cell office:value-type="float" office:value="397092" calcext:value-type="float">
            <text:p>397092</text:p>
          </table:table-cell>
          <table:table-cell/>
          <table:table-cell office:value-type="float" office:value="464783" calcext:value-type="float">
            <text:p>464783</text:p>
          </table:table-cell>
          <table:table-cell/>
          <table:table-cell office:value-type="float" office:value="487504" calcext:value-type="float">
            <text:p>487504</text:p>
          </table:table-cell>
          <table:table-cell/>
          <table:table-cell office:value-type="float" office:value="587030" calcext:value-type="float">
            <text:p>587030</text:p>
          </table:table-cell>
          <table:table-cell/>
          <table:table-cell office:value-type="float" office:value="597759" calcext:value-type="float">
            <text:p>597759</text:p>
          </table:table-cell>
          <table:table-cell/>
          <table:table-cell office:value-type="float" office:value="679638" calcext:value-type="float">
            <text:p>679638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3276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96898" calcext:value-type="float">
            <text:p>196898</text:p>
          </table:table-cell>
          <table:table-cell/>
          <table:table-cell office:value-type="float" office:value="269325" calcext:value-type="float">
            <text:p>269325</text:p>
          </table:table-cell>
          <table:table-cell/>
          <table:table-cell office:value-type="float" office:value="348421" calcext:value-type="float">
            <text:p>348421</text:p>
          </table:table-cell>
          <table:table-cell/>
          <table:table-cell office:value-type="float" office:value="396615" calcext:value-type="float">
            <text:p>396615</text:p>
          </table:table-cell>
          <table:table-cell/>
          <table:table-cell office:value-type="float" office:value="549327" calcext:value-type="float">
            <text:p>549327</text:p>
          </table:table-cell>
          <table:table-cell/>
          <table:table-cell office:value-type="float" office:value="604507" calcext:value-type="float">
            <text:p>604507</text:p>
          </table:table-cell>
          <table:table-cell/>
          <table:table-cell office:value-type="float" office:value="704656" calcext:value-type="float">
            <text:p>704656</text:p>
          </table:table-cell>
          <table:table-cell/>
          <table:table-cell office:value-type="float" office:value="773576" calcext:value-type="float">
            <text:p>773576</text:p>
          </table:table-cell>
          <table:table-cell/>
          <table:table-cell office:value-type="float" office:value="753218" calcext:value-type="float">
            <text:p>753218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6553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83959" calcext:value-type="float">
            <text:p>183959</text:p>
          </table:table-cell>
          <table:table-cell/>
          <table:table-cell office:value-type="float" office:value="266115" calcext:value-type="float">
            <text:p>266115</text:p>
          </table:table-cell>
          <table:table-cell/>
          <table:table-cell office:value-type="float" office:value="335801" calcext:value-type="float">
            <text:p>335801</text:p>
          </table:table-cell>
          <table:table-cell/>
          <table:table-cell office:value-type="float" office:value="405378" calcext:value-type="float">
            <text:p>405378</text:p>
          </table:table-cell>
          <table:table-cell/>
          <table:table-cell office:value-type="float" office:value="526033" calcext:value-type="float">
            <text:p>526033</text:p>
          </table:table-cell>
          <table:table-cell/>
          <table:table-cell office:value-type="float" office:value="612977" calcext:value-type="float">
            <text:p>612977</text:p>
          </table:table-cell>
          <table:table-cell/>
          <table:table-cell office:value-type="float" office:value="710578" calcext:value-type="float">
            <text:p>710578</text:p>
          </table:table-cell>
          <table:table-cell/>
          <table:table-cell office:value-type="float" office:value="815611" calcext:value-type="float">
            <text:p>815611</text:p>
          </table:table-cell>
          <table:table-cell/>
          <table:table-cell office:value-type="float" office:value="462028" calcext:value-type="float">
            <text:p>462028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310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75923" calcext:value-type="float">
            <text:p>175923</text:p>
          </table:table-cell>
          <table:table-cell/>
          <table:table-cell office:value-type="float" office:value="263146" calcext:value-type="float">
            <text:p>263146</text:p>
          </table:table-cell>
          <table:table-cell/>
          <table:table-cell office:value-type="float" office:value="335796" calcext:value-type="float">
            <text:p>335796</text:p>
          </table:table-cell>
          <table:table-cell/>
          <table:table-cell office:value-type="float" office:value="408924" calcext:value-type="float">
            <text:p>408924</text:p>
          </table:table-cell>
          <table:table-cell/>
          <table:table-cell office:value-type="float" office:value="551303" calcext:value-type="float">
            <text:p>551303</text:p>
          </table:table-cell>
          <table:table-cell/>
          <table:table-cell office:value-type="float" office:value="641921" calcext:value-type="float">
            <text:p>641921</text:p>
          </table:table-cell>
          <table:table-cell/>
          <table:table-cell office:value-type="float" office:value="751913" calcext:value-type="float">
            <text:p>751913</text:p>
          </table:table-cell>
          <table:table-cell/>
          <table:table-cell office:value-type="float" office:value="826020" calcext:value-type="float">
            <text:p>826020</text:p>
          </table:table-cell>
          <table:table-cell/>
          <table:table-cell office:value-type="float" office:value="866506" calcext:value-type="float">
            <text:p>866506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621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89261" calcext:value-type="float">
            <text:p>189261</text:p>
          </table:table-cell>
          <table:table-cell/>
          <table:table-cell office:value-type="float" office:value="283183" calcext:value-type="float">
            <text:p>283183</text:p>
          </table:table-cell>
          <table:table-cell/>
          <table:table-cell office:value-type="float" office:value="322609" calcext:value-type="float">
            <text:p>322609</text:p>
          </table:table-cell>
          <table:table-cell/>
          <table:table-cell office:value-type="float" office:value="411713" calcext:value-type="float">
            <text:p>411713</text:p>
          </table:table-cell>
          <table:table-cell/>
          <table:table-cell office:value-type="float" office:value="505274" calcext:value-type="float">
            <text:p>505274</text:p>
          </table:table-cell>
          <table:table-cell/>
          <table:table-cell office:value-type="float" office:value="664256" calcext:value-type="float">
            <text:p>664256</text:p>
          </table:table-cell>
          <table:table-cell/>
          <table:table-cell office:value-type="float" office:value="795229" calcext:value-type="float">
            <text:p>795229</text:p>
          </table:table-cell>
          <table:table-cell/>
          <table:table-cell office:value-type="float" office:value="803967" calcext:value-type="float">
            <text:p>803967</text:p>
          </table:table-cell>
          <table:table-cell/>
          <table:table-cell office:value-type="float" office:value="912741" calcext:value-type="float">
            <text:p>912741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52428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86654" calcext:value-type="float">
            <text:p>186654</text:p>
          </table:table-cell>
          <table:table-cell/>
          <table:table-cell office:value-type="float" office:value="266637" calcext:value-type="float">
            <text:p>266637</text:p>
          </table:table-cell>
          <table:table-cell/>
          <table:table-cell office:value-type="float" office:value="341336" calcext:value-type="float">
            <text:p>341336</text:p>
          </table:table-cell>
          <table:table-cell/>
          <table:table-cell office:value-type="float" office:value="411838" calcext:value-type="float">
            <text:p>411838</text:p>
          </table:table-cell>
          <table:table-cell/>
          <table:table-cell office:value-type="float" office:value="562750" calcext:value-type="float">
            <text:p>562750</text:p>
          </table:table-cell>
          <table:table-cell/>
          <table:table-cell office:value-type="float" office:value="629889" calcext:value-type="float">
            <text:p>629889</text:p>
          </table:table-cell>
          <table:table-cell/>
          <table:table-cell office:value-type="float" office:value="740535" calcext:value-type="float">
            <text:p>740535</text:p>
          </table:table-cell>
          <table:table-cell/>
          <table:table-cell office:value-type="float" office:value="846477" calcext:value-type="float">
            <text:p>846477</text:p>
          </table:table-cell>
          <table:table-cell/>
          <table:table-cell office:value-type="float" office:value="912811" calcext:value-type="float">
            <text:p>912811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04857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74403" calcext:value-type="float">
            <text:p>174403</text:p>
          </table:table-cell>
          <table:table-cell/>
          <table:table-cell office:value-type="float" office:value="270740" calcext:value-type="float">
            <text:p>270740</text:p>
          </table:table-cell>
          <table:table-cell/>
          <table:table-cell office:value-type="float" office:value="341438" calcext:value-type="float">
            <text:p>341438</text:p>
          </table:table-cell>
          <table:table-cell/>
          <table:table-cell office:value-type="float" office:value="418983" calcext:value-type="float">
            <text:p>418983</text:p>
          </table:table-cell>
          <table:table-cell/>
          <table:table-cell office:value-type="float" office:value="511285" calcext:value-type="float">
            <text:p>511285</text:p>
          </table:table-cell>
          <table:table-cell/>
          <table:table-cell office:value-type="float" office:value="668090" calcext:value-type="float">
            <text:p>668090</text:p>
          </table:table-cell>
          <table:table-cell/>
          <table:table-cell office:value-type="float" office:value="814679" calcext:value-type="float">
            <text:p>814679</text:p>
          </table:table-cell>
          <table:table-cell/>
          <table:table-cell office:value-type="float" office:value="852595" calcext:value-type="float">
            <text:p>852595</text:p>
          </table:table-cell>
          <table:table-cell/>
          <table:table-cell office:value-type="float" office:value="905966" calcext:value-type="float">
            <text:p>905966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09715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77667" calcext:value-type="float">
            <text:p>177667</text:p>
          </table:table-cell>
          <table:table-cell/>
          <table:table-cell office:value-type="float" office:value="266771" calcext:value-type="float">
            <text:p>266771</text:p>
          </table:table-cell>
          <table:table-cell/>
          <table:table-cell office:value-type="float" office:value="325065" calcext:value-type="float">
            <text:p>325065</text:p>
          </table:table-cell>
          <table:table-cell/>
          <table:table-cell office:value-type="float" office:value="415316" calcext:value-type="float">
            <text:p>415316</text:p>
          </table:table-cell>
          <table:table-cell/>
          <table:table-cell office:value-type="float" office:value="532043" calcext:value-type="float">
            <text:p>532043</text:p>
          </table:table-cell>
          <table:table-cell/>
          <table:table-cell office:value-type="float" office:value="632185" calcext:value-type="float">
            <text:p>632185</text:p>
          </table:table-cell>
          <table:table-cell/>
          <table:table-cell office:value-type="float" office:value="650619" calcext:value-type="float">
            <text:p>650619</text:p>
          </table:table-cell>
          <table:table-cell/>
          <table:table-cell office:value-type="float" office:value="685291" calcext:value-type="float">
            <text:p>685291</text:p>
          </table:table-cell>
          <table:table-cell/>
          <table:table-cell office:value-type="float" office:value="891205" calcext:value-type="float">
            <text:p>891205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41943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77715" calcext:value-type="float">
            <text:p>177715</text:p>
          </table:table-cell>
          <table:table-cell/>
          <table:table-cell office:value-type="float" office:value="274061" calcext:value-type="float">
            <text:p>274061</text:p>
          </table:table-cell>
          <table:table-cell/>
          <table:table-cell office:value-type="float" office:value="330465" calcext:value-type="float">
            <text:p>330465</text:p>
          </table:table-cell>
          <table:table-cell/>
          <table:table-cell office:value-type="float" office:value="388855" calcext:value-type="float">
            <text:p>388855</text:p>
          </table:table-cell>
          <table:table-cell/>
          <table:table-cell office:value-type="float" office:value="535680" calcext:value-type="float">
            <text:p>535680</text:p>
          </table:table-cell>
          <table:table-cell/>
          <table:table-cell office:value-type="float" office:value="651362" calcext:value-type="float">
            <text:p>651362</text:p>
          </table:table-cell>
          <table:table-cell/>
          <table:table-cell office:value-type="float" office:value="793156" calcext:value-type="float">
            <text:p>793156</text:p>
          </table:table-cell>
          <table:table-cell/>
          <table:table-cell office:value-type="float" office:value="774712" calcext:value-type="float">
            <text:p>774712</text:p>
          </table:table-cell>
          <table:table-cell/>
          <table:table-cell office:value-type="float" office:value="904862" calcext:value-type="float">
            <text:p>904862</text:p>
          </table:table-cell>
          <table:table-cell table:number-columns-repeated="52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Record rewrite report</text:p>
          </table:table-cell>
          <table:table-cell table:number-columns-repeated="79"/>
        </table:table-row>
        <table:table-row table:style-name="ro1">
          <table:table-cell table:number-columns-repeated="8"/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16</text:p>
          </table:table-cell>
          <table:table-cell/>
          <table:table-cell table:style-name="ce1" office:value-type="string" calcext:value-type="string">
            <text:p>32</text:p>
          </table:table-cell>
          <table:table-cell/>
          <table:table-cell table:style-name="ce1" office:value-type="string" calcext:value-type="string">
            <text:p>64</text:p>
          </table:table-cell>
          <table:table-cell/>
          <table:table-cell table:style-name="ce1" office:value-type="string" calcext:value-type="string">
            <text:p>128</text:p>
          </table:table-cell>
          <table:table-cell/>
          <table:table-cell table:style-name="ce1" office:value-type="string" calcext:value-type="string">
            <text:p>256</text:p>
          </table:table-cell>
          <table:table-cell/>
          <table:table-cell table:style-name="ce1" office:value-type="string" calcext:value-type="string">
            <text:p>512</text:p>
          </table:table-cell>
          <table:table-cell/>
          <table:table-cell table:style-name="ce1" office:value-type="string" calcext:value-type="string">
            <text:p>1024</text:p>
          </table:table-cell>
          <table:table-cell/>
          <table:table-cell table:style-name="ce1" office:value-type="string" calcext:value-type="string">
            <text:p>2048</text:p>
          </table:table-cell>
          <table:table-cell/>
          <table:table-cell table:style-name="ce1" office:value-type="string" calcext:value-type="string">
            <text:p>4096</text:p>
          </table:table-cell>
          <table:table-cell/>
          <table:table-cell table:style-name="ce1" office:value-type="string" calcext:value-type="string">
            <text:p>8192</text:p>
          </table:table-cell>
          <table:table-cell/>
          <table:table-cell table:style-name="ce1" office:value-type="string" calcext:value-type="string">
            <text:p>16384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64</text:p>
          </table:table-cell>
          <table:table-cell table:number-columns-repeated="2"/>
          <table:table-cell office:value-type="float" office:value="36955" calcext:value-type="float">
            <text:p>36955</text:p>
          </table:table-cell>
          <table:table-cell/>
          <table:table-cell office:value-type="float" office:value="64437" calcext:value-type="float">
            <text:p>64437</text:p>
          </table:table-cell>
          <table:table-cell/>
          <table:table-cell office:value-type="float" office:value="92093" calcext:value-type="float">
            <text:p>92093</text:p>
          </table:table-cell>
          <table:table-cell/>
          <table:table-cell office:value-type="float" office:value="177324" calcext:value-type="float">
            <text:p>177324</text:p>
          </table:table-cell>
          <table:table-cell/>
          <table:table-cell office:value-type="float" office:value="192730" calcext:value-type="float">
            <text:p>192730</text:p>
          </table:table-cell>
          <table:table-cell table:number-columns-repeated="68"/>
        </table:table-row>
        <table:table-row table:style-name="ro1">
          <table:table-cell table:style-name="ce1" office:value-type="string" calcext:value-type="string">
            <text:p>128</text:p>
          </table:table-cell>
          <table:table-cell table:number-columns-repeated="2"/>
          <table:table-cell office:value-type="float" office:value="29921" calcext:value-type="float">
            <text:p>29921</text:p>
          </table:table-cell>
          <table:table-cell/>
          <table:table-cell office:value-type="float" office:value="70485" calcext:value-type="float">
            <text:p>70485</text:p>
          </table:table-cell>
          <table:table-cell/>
          <table:table-cell office:value-type="float" office:value="80953" calcext:value-type="float">
            <text:p>80953</text:p>
          </table:table-cell>
          <table:table-cell/>
          <table:table-cell office:value-type="float" office:value="167103" calcext:value-type="float">
            <text:p>167103</text:p>
          </table:table-cell>
          <table:table-cell/>
          <table:table-cell office:value-type="float" office:value="230238" calcext:value-type="float">
            <text:p>230238</text:p>
          </table:table-cell>
          <table:table-cell/>
          <table:table-cell office:value-type="float" office:value="296973" calcext:value-type="float">
            <text:p>296973</text:p>
          </table:table-cell>
          <table:table-cell table:number-columns-repeated="66"/>
        </table:table-row>
        <table:table-row table:style-name="ro1">
          <table:table-cell table:style-name="ce1" office:value-type="string" calcext:value-type="string">
            <text:p>256</text:p>
          </table:table-cell>
          <table:table-cell table:number-columns-repeated="2"/>
          <table:table-cell office:value-type="float" office:value="33229" calcext:value-type="float">
            <text:p>33229</text:p>
          </table:table-cell>
          <table:table-cell/>
          <table:table-cell office:value-type="float" office:value="56525" calcext:value-type="float">
            <text:p>56525</text:p>
          </table:table-cell>
          <table:table-cell/>
          <table:table-cell office:value-type="float" office:value="106218" calcext:value-type="float">
            <text:p>106218</text:p>
          </table:table-cell>
          <table:table-cell/>
          <table:table-cell office:value-type="float" office:value="174512" calcext:value-type="float">
            <text:p>174512</text:p>
          </table:table-cell>
          <table:table-cell/>
          <table:table-cell office:value-type="float" office:value="215835" calcext:value-type="float">
            <text:p>215835</text:p>
          </table:table-cell>
          <table:table-cell/>
          <table:table-cell office:value-type="float" office:value="273508" calcext:value-type="float">
            <text:p>273508</text:p>
          </table:table-cell>
          <table:table-cell/>
          <table:table-cell office:value-type="float" office:value="327279" calcext:value-type="float">
            <text:p>327279</text:p>
          </table:table-cell>
          <table:table-cell table:number-columns-repeated="64"/>
        </table:table-row>
        <table:table-row table:style-name="ro1">
          <table:table-cell table:style-name="ce1" office:value-type="string" calcext:value-type="string">
            <text:p>512</text:p>
          </table:table-cell>
          <table:table-cell table:number-columns-repeated="2"/>
          <table:table-cell office:value-type="float" office:value="34944" calcext:value-type="float">
            <text:p>34944</text:p>
          </table:table-cell>
          <table:table-cell/>
          <table:table-cell office:value-type="float" office:value="63603" calcext:value-type="float">
            <text:p>63603</text:p>
          </table:table-cell>
          <table:table-cell/>
          <table:table-cell office:value-type="float" office:value="82701" calcext:value-type="float">
            <text:p>82701</text:p>
          </table:table-cell>
          <table:table-cell/>
          <table:table-cell office:value-type="float" office:value="134236" calcext:value-type="float">
            <text:p>134236</text:p>
          </table:table-cell>
          <table:table-cell/>
          <table:table-cell office:value-type="float" office:value="229903" calcext:value-type="float">
            <text:p>229903</text:p>
          </table:table-cell>
          <table:table-cell/>
          <table:table-cell office:value-type="float" office:value="261734" calcext:value-type="float">
            <text:p>261734</text:p>
          </table:table-cell>
          <table:table-cell/>
          <table:table-cell office:value-type="float" office:value="222426" calcext:value-type="float">
            <text:p>222426</text:p>
          </table:table-cell>
          <table:table-cell/>
          <table:table-cell office:value-type="float" office:value="330138" calcext:value-type="float">
            <text:p>330138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024</text:p>
          </table:table-cell>
          <table:table-cell table:number-columns-repeated="2"/>
          <table:table-cell office:value-type="float" office:value="35093" calcext:value-type="float">
            <text:p>35093</text:p>
          </table:table-cell>
          <table:table-cell/>
          <table:table-cell office:value-type="float" office:value="57739" calcext:value-type="float">
            <text:p>57739</text:p>
          </table:table-cell>
          <table:table-cell/>
          <table:table-cell office:value-type="float" office:value="89527" calcext:value-type="float">
            <text:p>89527</text:p>
          </table:table-cell>
          <table:table-cell/>
          <table:table-cell office:value-type="float" office:value="169261" calcext:value-type="float">
            <text:p>169261</text:p>
          </table:table-cell>
          <table:table-cell/>
          <table:table-cell office:value-type="float" office:value="229962" calcext:value-type="float">
            <text:p>229962</text:p>
          </table:table-cell>
          <table:table-cell/>
          <table:table-cell office:value-type="float" office:value="274810" calcext:value-type="float">
            <text:p>274810</text:p>
          </table:table-cell>
          <table:table-cell/>
          <table:table-cell office:value-type="float" office:value="295882" calcext:value-type="float">
            <text:p>295882</text:p>
          </table:table-cell>
          <table:table-cell/>
          <table:table-cell office:value-type="float" office:value="325085" calcext:value-type="float">
            <text:p>325085</text:p>
          </table:table-cell>
          <table:table-cell/>
          <table:table-cell office:value-type="float" office:value="404087" calcext:value-type="float">
            <text:p>404087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2048</text:p>
          </table:table-cell>
          <table:table-cell table:number-columns-repeated="2"/>
          <table:table-cell office:value-type="float" office:value="28519" calcext:value-type="float">
            <text:p>28519</text:p>
          </table:table-cell>
          <table:table-cell/>
          <table:table-cell office:value-type="float" office:value="57238" calcext:value-type="float">
            <text:p>57238</text:p>
          </table:table-cell>
          <table:table-cell/>
          <table:table-cell office:value-type="float" office:value="86926" calcext:value-type="float">
            <text:p>86926</text:p>
          </table:table-cell>
          <table:table-cell/>
          <table:table-cell office:value-type="float" office:value="146349" calcext:value-type="float">
            <text:p>146349</text:p>
          </table:table-cell>
          <table:table-cell/>
          <table:table-cell office:value-type="float" office:value="230733" calcext:value-type="float">
            <text:p>230733</text:p>
          </table:table-cell>
          <table:table-cell/>
          <table:table-cell office:value-type="float" office:value="252624" calcext:value-type="float">
            <text:p>252624</text:p>
          </table:table-cell>
          <table:table-cell/>
          <table:table-cell office:value-type="float" office:value="292654" calcext:value-type="float">
            <text:p>292654</text:p>
          </table:table-cell>
          <table:table-cell/>
          <table:table-cell office:value-type="float" office:value="325230" calcext:value-type="float">
            <text:p>325230</text:p>
          </table:table-cell>
          <table:table-cell/>
          <table:table-cell office:value-type="float" office:value="406666" calcext:value-type="float">
            <text:p>406666</text:p>
          </table:table-cell>
          <table:table-cell/>
          <table:table-cell office:value-type="float" office:value="483020" calcext:value-type="float">
            <text:p>483020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4096</text:p>
          </table:table-cell>
          <table:table-cell table:number-columns-repeated="2"/>
          <table:table-cell office:value-type="float" office:value="29794" calcext:value-type="float">
            <text:p>29794</text:p>
          </table:table-cell>
          <table:table-cell/>
          <table:table-cell office:value-type="float" office:value="51743" calcext:value-type="float">
            <text:p>51743</text:p>
          </table:table-cell>
          <table:table-cell/>
          <table:table-cell office:value-type="float" office:value="88197" calcext:value-type="float">
            <text:p>88197</text:p>
          </table:table-cell>
          <table:table-cell/>
          <table:table-cell office:value-type="float" office:value="155996" calcext:value-type="float">
            <text:p>155996</text:p>
          </table:table-cell>
          <table:table-cell/>
          <table:table-cell office:value-type="float" office:value="196893" calcext:value-type="float">
            <text:p>196893</text:p>
          </table:table-cell>
          <table:table-cell/>
          <table:table-cell office:value-type="float" office:value="197132" calcext:value-type="float">
            <text:p>197132</text:p>
          </table:table-cell>
          <table:table-cell/>
          <table:table-cell office:value-type="float" office:value="205025" calcext:value-type="float">
            <text:p>205025</text:p>
          </table:table-cell>
          <table:table-cell/>
          <table:table-cell office:value-type="float" office:value="96032" calcext:value-type="float">
            <text:p>96032</text:p>
          </table:table-cell>
          <table:table-cell/>
          <table:table-cell office:value-type="float" office:value="219061" calcext:value-type="float">
            <text:p>219061</text:p>
          </table:table-cell>
          <table:table-cell/>
          <table:table-cell office:value-type="float" office:value="211341" calcext:value-type="float">
            <text:p>211341</text:p>
          </table:table-cell>
          <table:table-cell/>
          <table:table-cell office:value-type="float" office:value="223909" calcext:value-type="float">
            <text:p>223909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8192</text:p>
          </table:table-cell>
          <table:table-cell table:number-columns-repeated="2"/>
          <table:table-cell office:value-type="float" office:value="36118" calcext:value-type="float">
            <text:p>36118</text:p>
          </table:table-cell>
          <table:table-cell/>
          <table:table-cell office:value-type="float" office:value="58504" calcext:value-type="float">
            <text:p>58504</text:p>
          </table:table-cell>
          <table:table-cell/>
          <table:table-cell office:value-type="float" office:value="120774" calcext:value-type="float">
            <text:p>120774</text:p>
          </table:table-cell>
          <table:table-cell/>
          <table:table-cell office:value-type="float" office:value="231308" calcext:value-type="float">
            <text:p>231308</text:p>
          </table:table-cell>
          <table:table-cell/>
          <table:table-cell office:value-type="float" office:value="315392" calcext:value-type="float">
            <text:p>315392</text:p>
          </table:table-cell>
          <table:table-cell/>
          <table:table-cell office:value-type="float" office:value="418043" calcext:value-type="float">
            <text:p>418043</text:p>
          </table:table-cell>
          <table:table-cell/>
          <table:table-cell office:value-type="float" office:value="404285" calcext:value-type="float">
            <text:p>404285</text:p>
          </table:table-cell>
          <table:table-cell/>
          <table:table-cell office:value-type="float" office:value="401352" calcext:value-type="float">
            <text:p>401352</text:p>
          </table:table-cell>
          <table:table-cell/>
          <table:table-cell office:value-type="float" office:value="394319" calcext:value-type="float">
            <text:p>394319</text:p>
          </table:table-cell>
          <table:table-cell/>
          <table:table-cell office:value-type="float" office:value="405067" calcext:value-type="float">
            <text:p>405067</text:p>
          </table:table-cell>
          <table:table-cell/>
          <table:table-cell office:value-type="float" office:value="362992" calcext:value-type="float">
            <text:p>362992</text:p>
          </table:table-cell>
          <table:table-cell/>
          <table:table-cell office:value-type="float" office:value="566881" calcext:value-type="float">
            <text:p>566881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16384</text:p>
          </table:table-cell>
          <table:table-cell table:number-columns-repeated="2"/>
          <table:table-cell office:value-type="float" office:value="36659" calcext:value-type="float">
            <text:p>36659</text:p>
          </table:table-cell>
          <table:table-cell/>
          <table:table-cell office:value-type="float" office:value="59883" calcext:value-type="float">
            <text:p>59883</text:p>
          </table:table-cell>
          <table:table-cell/>
          <table:table-cell office:value-type="float" office:value="104296" calcext:value-type="float">
            <text:p>104296</text:p>
          </table:table-cell>
          <table:table-cell/>
          <table:table-cell office:value-type="float" office:value="169144" calcext:value-type="float">
            <text:p>169144</text:p>
          </table:table-cell>
          <table:table-cell/>
          <table:table-cell office:value-type="float" office:value="221942" calcext:value-type="float">
            <text:p>221942</text:p>
          </table:table-cell>
          <table:table-cell/>
          <table:table-cell office:value-type="float" office:value="265999" calcext:value-type="float">
            <text:p>265999</text:p>
          </table:table-cell>
          <table:table-cell/>
          <table:table-cell office:value-type="float" office:value="281957" calcext:value-type="float">
            <text:p>281957</text:p>
          </table:table-cell>
          <table:table-cell/>
          <table:table-cell office:value-type="float" office:value="293020" calcext:value-type="float">
            <text:p>293020</text:p>
          </table:table-cell>
          <table:table-cell/>
          <table:table-cell office:value-type="float" office:value="323960" calcext:value-type="float">
            <text:p>323960</text:p>
          </table:table-cell>
          <table:table-cell/>
          <table:table-cell office:value-type="float" office:value="332677" calcext:value-type="float">
            <text:p>332677</text:p>
          </table:table-cell>
          <table:table-cell/>
          <table:table-cell office:value-type="float" office:value="354041" calcext:value-type="float">
            <text:p>354041</text:p>
          </table:table-cell>
          <table:table-cell/>
          <table:table-cell office:value-type="float" office:value="364202" calcext:value-type="float">
            <text:p>364202</text:p>
          </table:table-cell>
          <table:table-cell/>
          <table:table-cell office:value-type="float" office:value="382721" calcext:value-type="float">
            <text:p>382721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3276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01554" calcext:value-type="float">
            <text:p>201554</text:p>
          </table:table-cell>
          <table:table-cell/>
          <table:table-cell office:value-type="float" office:value="242207" calcext:value-type="float">
            <text:p>242207</text:p>
          </table:table-cell>
          <table:table-cell/>
          <table:table-cell office:value-type="float" office:value="258540" calcext:value-type="float">
            <text:p>258540</text:p>
          </table:table-cell>
          <table:table-cell/>
          <table:table-cell office:value-type="float" office:value="270874" calcext:value-type="float">
            <text:p>270874</text:p>
          </table:table-cell>
          <table:table-cell/>
          <table:table-cell office:value-type="float" office:value="290302" calcext:value-type="float">
            <text:p>290302</text:p>
          </table:table-cell>
          <table:table-cell/>
          <table:table-cell office:value-type="float" office:value="313464" calcext:value-type="float">
            <text:p>313464</text:p>
          </table:table-cell>
          <table:table-cell/>
          <table:table-cell office:value-type="float" office:value="330929" calcext:value-type="float">
            <text:p>330929</text:p>
          </table:table-cell>
          <table:table-cell/>
          <table:table-cell office:value-type="float" office:value="365791" calcext:value-type="float">
            <text:p>365791</text:p>
          </table:table-cell>
          <table:table-cell/>
          <table:table-cell office:value-type="float" office:value="360920" calcext:value-type="float">
            <text:p>360920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6553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72959" calcext:value-type="float">
            <text:p>172959</text:p>
          </table:table-cell>
          <table:table-cell/>
          <table:table-cell office:value-type="float" office:value="189555" calcext:value-type="float">
            <text:p>189555</text:p>
          </table:table-cell>
          <table:table-cell/>
          <table:table-cell office:value-type="float" office:value="202912" calcext:value-type="float">
            <text:p>202912</text:p>
          </table:table-cell>
          <table:table-cell/>
          <table:table-cell office:value-type="float" office:value="193498" calcext:value-type="float">
            <text:p>193498</text:p>
          </table:table-cell>
          <table:table-cell/>
          <table:table-cell office:value-type="float" office:value="193321" calcext:value-type="float">
            <text:p>193321</text:p>
          </table:table-cell>
          <table:table-cell/>
          <table:table-cell office:value-type="float" office:value="201268" calcext:value-type="float">
            <text:p>201268</text:p>
          </table:table-cell>
          <table:table-cell/>
          <table:table-cell office:value-type="float" office:value="197638" calcext:value-type="float">
            <text:p>197638</text:p>
          </table:table-cell>
          <table:table-cell/>
          <table:table-cell office:value-type="float" office:value="179834" calcext:value-type="float">
            <text:p>179834</text:p>
          </table:table-cell>
          <table:table-cell/>
          <table:table-cell office:value-type="float" office:value="228151" calcext:value-type="float">
            <text:p>228151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310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45500" calcext:value-type="float">
            <text:p>145500</text:p>
          </table:table-cell>
          <table:table-cell/>
          <table:table-cell office:value-type="float" office:value="137265" calcext:value-type="float">
            <text:p>137265</text:p>
          </table:table-cell>
          <table:table-cell/>
          <table:table-cell office:value-type="float" office:value="121654" calcext:value-type="float">
            <text:p>121654</text:p>
          </table:table-cell>
          <table:table-cell/>
          <table:table-cell office:value-type="float" office:value="94013" calcext:value-type="float">
            <text:p>94013</text:p>
          </table:table-cell>
          <table:table-cell/>
          <table:table-cell office:value-type="float" office:value="202689" calcext:value-type="float">
            <text:p>202689</text:p>
          </table:table-cell>
          <table:table-cell/>
          <table:table-cell office:value-type="float" office:value="192962" calcext:value-type="float">
            <text:p>192962</text:p>
          </table:table-cell>
          <table:table-cell/>
          <table:table-cell office:value-type="float" office:value="166646" calcext:value-type="float">
            <text:p>166646</text:p>
          </table:table-cell>
          <table:table-cell/>
          <table:table-cell office:value-type="float" office:value="354158" calcext:value-type="float">
            <text:p>354158</text:p>
          </table:table-cell>
          <table:table-cell/>
          <table:table-cell office:value-type="float" office:value="313855" calcext:value-type="float">
            <text:p>313855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621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46893" calcext:value-type="float">
            <text:p>146893</text:p>
          </table:table-cell>
          <table:table-cell/>
          <table:table-cell office:value-type="float" office:value="108552" calcext:value-type="float">
            <text:p>108552</text:p>
          </table:table-cell>
          <table:table-cell/>
          <table:table-cell office:value-type="float" office:value="172595" calcext:value-type="float">
            <text:p>172595</text:p>
          </table:table-cell>
          <table:table-cell/>
          <table:table-cell office:value-type="float" office:value="126682" calcext:value-type="float">
            <text:p>126682</text:p>
          </table:table-cell>
          <table:table-cell/>
          <table:table-cell office:value-type="float" office:value="193403" calcext:value-type="float">
            <text:p>193403</text:p>
          </table:table-cell>
          <table:table-cell/>
          <table:table-cell office:value-type="float" office:value="261899" calcext:value-type="float">
            <text:p>261899</text:p>
          </table:table-cell>
          <table:table-cell/>
          <table:table-cell office:value-type="float" office:value="276293" calcext:value-type="float">
            <text:p>276293</text:p>
          </table:table-cell>
          <table:table-cell/>
          <table:table-cell office:value-type="float" office:value="281449" calcext:value-type="float">
            <text:p>281449</text:p>
          </table:table-cell>
          <table:table-cell/>
          <table:table-cell office:value-type="float" office:value="199275" calcext:value-type="float">
            <text:p>199275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52428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08677" calcext:value-type="float">
            <text:p>108677</text:p>
          </table:table-cell>
          <table:table-cell/>
          <table:table-cell office:value-type="float" office:value="100542" calcext:value-type="float">
            <text:p>100542</text:p>
          </table:table-cell>
          <table:table-cell/>
          <table:table-cell office:value-type="float" office:value="110188" calcext:value-type="float">
            <text:p>110188</text:p>
          </table:table-cell>
          <table:table-cell/>
          <table:table-cell office:value-type="float" office:value="106747" calcext:value-type="float">
            <text:p>106747</text:p>
          </table:table-cell>
          <table:table-cell/>
          <table:table-cell office:value-type="float" office:value="142785" calcext:value-type="float">
            <text:p>142785</text:p>
          </table:table-cell>
          <table:table-cell/>
          <table:table-cell office:value-type="float" office:value="168483" calcext:value-type="float">
            <text:p>168483</text:p>
          </table:table-cell>
          <table:table-cell/>
          <table:table-cell office:value-type="float" office:value="249961" calcext:value-type="float">
            <text:p>249961</text:p>
          </table:table-cell>
          <table:table-cell/>
          <table:table-cell office:value-type="float" office:value="241684" calcext:value-type="float">
            <text:p>241684</text:p>
          </table:table-cell>
          <table:table-cell/>
          <table:table-cell office:value-type="float" office:value="252539" calcext:value-type="float">
            <text:p>252539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04857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6712" calcext:value-type="float">
            <text:p>36712</text:p>
          </table:table-cell>
          <table:table-cell/>
          <table:table-cell office:value-type="float" office:value="142846" calcext:value-type="float">
            <text:p>142846</text:p>
          </table:table-cell>
          <table:table-cell/>
          <table:table-cell office:value-type="float" office:value="90170" calcext:value-type="float">
            <text:p>90170</text:p>
          </table:table-cell>
          <table:table-cell/>
          <table:table-cell office:value-type="float" office:value="99164" calcext:value-type="float">
            <text:p>99164</text:p>
          </table:table-cell>
          <table:table-cell/>
          <table:table-cell office:value-type="float" office:value="167729" calcext:value-type="float">
            <text:p>167729</text:p>
          </table:table-cell>
          <table:table-cell/>
          <table:table-cell office:value-type="float" office:value="119963" calcext:value-type="float">
            <text:p>119963</text:p>
          </table:table-cell>
          <table:table-cell/>
          <table:table-cell office:value-type="float" office:value="161704" calcext:value-type="float">
            <text:p>161704</text:p>
          </table:table-cell>
          <table:table-cell/>
          <table:table-cell office:value-type="float" office:value="158859" calcext:value-type="float">
            <text:p>158859</text:p>
          </table:table-cell>
          <table:table-cell/>
          <table:table-cell office:value-type="float" office:value="193865" calcext:value-type="float">
            <text:p>193865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09715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6796" calcext:value-type="float">
            <text:p>86796</text:p>
          </table:table-cell>
          <table:table-cell/>
          <table:table-cell office:value-type="float" office:value="100711" calcext:value-type="float">
            <text:p>100711</text:p>
          </table:table-cell>
          <table:table-cell/>
          <table:table-cell office:value-type="float" office:value="154364" calcext:value-type="float">
            <text:p>154364</text:p>
          </table:table-cell>
          <table:table-cell/>
          <table:table-cell office:value-type="float" office:value="145291" calcext:value-type="float">
            <text:p>145291</text:p>
          </table:table-cell>
          <table:table-cell/>
          <table:table-cell office:value-type="float" office:value="193828" calcext:value-type="float">
            <text:p>193828</text:p>
          </table:table-cell>
          <table:table-cell/>
          <table:table-cell office:value-type="float" office:value="236625" calcext:value-type="float">
            <text:p>236625</text:p>
          </table:table-cell>
          <table:table-cell/>
          <table:table-cell office:value-type="float" office:value="231809" calcext:value-type="float">
            <text:p>231809</text:p>
          </table:table-cell>
          <table:table-cell/>
          <table:table-cell office:value-type="float" office:value="251540" calcext:value-type="float">
            <text:p>251540</text:p>
          </table:table-cell>
          <table:table-cell/>
          <table:table-cell office:value-type="float" office:value="257999" calcext:value-type="float">
            <text:p>257999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41943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02660" calcext:value-type="float">
            <text:p>102660</text:p>
          </table:table-cell>
          <table:table-cell/>
          <table:table-cell office:value-type="float" office:value="125586" calcext:value-type="float">
            <text:p>125586</text:p>
          </table:table-cell>
          <table:table-cell/>
          <table:table-cell office:value-type="float" office:value="161573" calcext:value-type="float">
            <text:p>161573</text:p>
          </table:table-cell>
          <table:table-cell/>
          <table:table-cell office:value-type="float" office:value="177871" calcext:value-type="float">
            <text:p>177871</text:p>
          </table:table-cell>
          <table:table-cell/>
          <table:table-cell office:value-type="float" office:value="181408" calcext:value-type="float">
            <text:p>181408</text:p>
          </table:table-cell>
          <table:table-cell/>
          <table:table-cell office:value-type="float" office:value="253168" calcext:value-type="float">
            <text:p>253168</text:p>
          </table:table-cell>
          <table:table-cell/>
          <table:table-cell office:value-type="float" office:value="257633" calcext:value-type="float">
            <text:p>257633</text:p>
          </table:table-cell>
          <table:table-cell/>
          <table:table-cell office:value-type="float" office:value="304219" calcext:value-type="float">
            <text:p>304219</text:p>
          </table:table-cell>
          <table:table-cell/>
          <table:table-cell office:value-type="float" office:value="300652" calcext:value-type="float">
            <text:p>300652</text:p>
          </table:table-cell>
          <table:table-cell table:number-columns-repeated="52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Stride read report</text:p>
          </table:table-cell>
          <table:table-cell table:number-columns-repeated="79"/>
        </table:table-row>
        <table:table-row table:style-name="ro1">
          <table:table-cell table:number-columns-repeated="8"/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16</text:p>
          </table:table-cell>
          <table:table-cell/>
          <table:table-cell table:style-name="ce1" office:value-type="string" calcext:value-type="string">
            <text:p>32</text:p>
          </table:table-cell>
          <table:table-cell/>
          <table:table-cell table:style-name="ce1" office:value-type="string" calcext:value-type="string">
            <text:p>64</text:p>
          </table:table-cell>
          <table:table-cell/>
          <table:table-cell table:style-name="ce1" office:value-type="string" calcext:value-type="string">
            <text:p>128</text:p>
          </table:table-cell>
          <table:table-cell/>
          <table:table-cell table:style-name="ce1" office:value-type="string" calcext:value-type="string">
            <text:p>256</text:p>
          </table:table-cell>
          <table:table-cell/>
          <table:table-cell table:style-name="ce1" office:value-type="string" calcext:value-type="string">
            <text:p>512</text:p>
          </table:table-cell>
          <table:table-cell/>
          <table:table-cell table:style-name="ce1" office:value-type="string" calcext:value-type="string">
            <text:p>1024</text:p>
          </table:table-cell>
          <table:table-cell/>
          <table:table-cell table:style-name="ce1" office:value-type="string" calcext:value-type="string">
            <text:p>2048</text:p>
          </table:table-cell>
          <table:table-cell/>
          <table:table-cell table:style-name="ce1" office:value-type="string" calcext:value-type="string">
            <text:p>4096</text:p>
          </table:table-cell>
          <table:table-cell/>
          <table:table-cell table:style-name="ce1" office:value-type="string" calcext:value-type="string">
            <text:p>8192</text:p>
          </table:table-cell>
          <table:table-cell/>
          <table:table-cell table:style-name="ce1" office:value-type="string" calcext:value-type="string">
            <text:p>16384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64</text:p>
          </table:table-cell>
          <table:table-cell table:number-columns-repeated="2"/>
          <table:table-cell office:value-type="float" office:value="20639" calcext:value-type="float">
            <text:p>20639</text:p>
          </table:table-cell>
          <table:table-cell/>
          <table:table-cell office:value-type="float" office:value="41716" calcext:value-type="float">
            <text:p>41716</text:p>
          </table:table-cell>
          <table:table-cell/>
          <table:table-cell office:value-type="float" office:value="73147" calcext:value-type="float">
            <text:p>73147</text:p>
          </table:table-cell>
          <table:table-cell/>
          <table:table-cell office:value-type="float" office:value="124057" calcext:value-type="float">
            <text:p>124057</text:p>
          </table:table-cell>
          <table:table-cell/>
          <table:table-cell office:value-type="float" office:value="155362" calcext:value-type="float">
            <text:p>155362</text:p>
          </table:table-cell>
          <table:table-cell table:number-columns-repeated="68"/>
        </table:table-row>
        <table:table-row table:style-name="ro1">
          <table:table-cell table:style-name="ce1" office:value-type="string" calcext:value-type="string">
            <text:p>128</text:p>
          </table:table-cell>
          <table:table-cell table:number-columns-repeated="2"/>
          <table:table-cell office:value-type="float" office:value="28822" calcext:value-type="float">
            <text:p>28822</text:p>
          </table:table-cell>
          <table:table-cell/>
          <table:table-cell office:value-type="float" office:value="51039" calcext:value-type="float">
            <text:p>51039</text:p>
          </table:table-cell>
          <table:table-cell/>
          <table:table-cell office:value-type="float" office:value="43359" calcext:value-type="float">
            <text:p>43359</text:p>
          </table:table-cell>
          <table:table-cell/>
          <table:table-cell office:value-type="float" office:value="148643" calcext:value-type="float">
            <text:p>148643</text:p>
          </table:table-cell>
          <table:table-cell/>
          <table:table-cell office:value-type="float" office:value="207783" calcext:value-type="float">
            <text:p>207783</text:p>
          </table:table-cell>
          <table:table-cell/>
          <table:table-cell office:value-type="float" office:value="217991" calcext:value-type="float">
            <text:p>217991</text:p>
          </table:table-cell>
          <table:table-cell table:number-columns-repeated="66"/>
        </table:table-row>
        <table:table-row table:style-name="ro1">
          <table:table-cell table:style-name="ce1" office:value-type="string" calcext:value-type="string">
            <text:p>256</text:p>
          </table:table-cell>
          <table:table-cell table:number-columns-repeated="2"/>
          <table:table-cell office:value-type="float" office:value="17553" calcext:value-type="float">
            <text:p>17553</text:p>
          </table:table-cell>
          <table:table-cell/>
          <table:table-cell office:value-type="float" office:value="41768" calcext:value-type="float">
            <text:p>41768</text:p>
          </table:table-cell>
          <table:table-cell/>
          <table:table-cell office:value-type="float" office:value="95845" calcext:value-type="float">
            <text:p>95845</text:p>
          </table:table-cell>
          <table:table-cell/>
          <table:table-cell office:value-type="float" office:value="150430" calcext:value-type="float">
            <text:p>150430</text:p>
          </table:table-cell>
          <table:table-cell/>
          <table:table-cell office:value-type="float" office:value="114693" calcext:value-type="float">
            <text:p>114693</text:p>
          </table:table-cell>
          <table:table-cell/>
          <table:table-cell office:value-type="float" office:value="224970" calcext:value-type="float">
            <text:p>224970</text:p>
          </table:table-cell>
          <table:table-cell/>
          <table:table-cell office:value-type="float" office:value="161810" calcext:value-type="float">
            <text:p>161810</text:p>
          </table:table-cell>
          <table:table-cell table:number-columns-repeated="64"/>
        </table:table-row>
        <table:table-row table:style-name="ro1">
          <table:table-cell table:style-name="ce1" office:value-type="string" calcext:value-type="string">
            <text:p>512</text:p>
          </table:table-cell>
          <table:table-cell table:number-columns-repeated="2"/>
          <table:table-cell office:value-type="float" office:value="18652" calcext:value-type="float">
            <text:p>18652</text:p>
          </table:table-cell>
          <table:table-cell/>
          <table:table-cell office:value-type="float" office:value="38326" calcext:value-type="float">
            <text:p>38326</text:p>
          </table:table-cell>
          <table:table-cell/>
          <table:table-cell office:value-type="float" office:value="56140" calcext:value-type="float">
            <text:p>56140</text:p>
          </table:table-cell>
          <table:table-cell/>
          <table:table-cell office:value-type="float" office:value="112129" calcext:value-type="float">
            <text:p>112129</text:p>
          </table:table-cell>
          <table:table-cell/>
          <table:table-cell office:value-type="float" office:value="191982" calcext:value-type="float">
            <text:p>191982</text:p>
          </table:table-cell>
          <table:table-cell/>
          <table:table-cell office:value-type="float" office:value="191401" calcext:value-type="float">
            <text:p>191401</text:p>
          </table:table-cell>
          <table:table-cell/>
          <table:table-cell office:value-type="float" office:value="130818" calcext:value-type="float">
            <text:p>130818</text:p>
          </table:table-cell>
          <table:table-cell/>
          <table:table-cell office:value-type="float" office:value="207972" calcext:value-type="float">
            <text:p>207972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024</text:p>
          </table:table-cell>
          <table:table-cell table:number-columns-repeated="2"/>
          <table:table-cell office:value-type="float" office:value="17019" calcext:value-type="float">
            <text:p>17019</text:p>
          </table:table-cell>
          <table:table-cell/>
          <table:table-cell office:value-type="float" office:value="33542" calcext:value-type="float">
            <text:p>33542</text:p>
          </table:table-cell>
          <table:table-cell/>
          <table:table-cell office:value-type="float" office:value="50617" calcext:value-type="float">
            <text:p>50617</text:p>
          </table:table-cell>
          <table:table-cell/>
          <table:table-cell office:value-type="float" office:value="80446" calcext:value-type="float">
            <text:p>80446</text:p>
          </table:table-cell>
          <table:table-cell/>
          <table:table-cell office:value-type="float" office:value="205995" calcext:value-type="float">
            <text:p>205995</text:p>
          </table:table-cell>
          <table:table-cell/>
          <table:table-cell office:value-type="float" office:value="233894" calcext:value-type="float">
            <text:p>233894</text:p>
          </table:table-cell>
          <table:table-cell/>
          <table:table-cell office:value-type="float" office:value="266110" calcext:value-type="float">
            <text:p>266110</text:p>
          </table:table-cell>
          <table:table-cell/>
          <table:table-cell office:value-type="float" office:value="183187" calcext:value-type="float">
            <text:p>183187</text:p>
          </table:table-cell>
          <table:table-cell/>
          <table:table-cell office:value-type="float" office:value="219929" calcext:value-type="float">
            <text:p>219929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2048</text:p>
          </table:table-cell>
          <table:table-cell table:number-columns-repeated="2"/>
          <table:table-cell office:value-type="float" office:value="13434" calcext:value-type="float">
            <text:p>13434</text:p>
          </table:table-cell>
          <table:table-cell/>
          <table:table-cell office:value-type="float" office:value="31461" calcext:value-type="float">
            <text:p>31461</text:p>
          </table:table-cell>
          <table:table-cell/>
          <table:table-cell office:value-type="float" office:value="57487" calcext:value-type="float">
            <text:p>57487</text:p>
          </table:table-cell>
          <table:table-cell/>
          <table:table-cell office:value-type="float" office:value="109245" calcext:value-type="float">
            <text:p>109245</text:p>
          </table:table-cell>
          <table:table-cell/>
          <table:table-cell office:value-type="float" office:value="169758" calcext:value-type="float">
            <text:p>169758</text:p>
          </table:table-cell>
          <table:table-cell/>
          <table:table-cell office:value-type="float" office:value="253466" calcext:value-type="float">
            <text:p>253466</text:p>
          </table:table-cell>
          <table:table-cell/>
          <table:table-cell office:value-type="float" office:value="192751" calcext:value-type="float">
            <text:p>192751</text:p>
          </table:table-cell>
          <table:table-cell/>
          <table:table-cell office:value-type="float" office:value="268907" calcext:value-type="float">
            <text:p>268907</text:p>
          </table:table-cell>
          <table:table-cell/>
          <table:table-cell office:value-type="float" office:value="198007" calcext:value-type="float">
            <text:p>198007</text:p>
          </table:table-cell>
          <table:table-cell/>
          <table:table-cell office:value-type="float" office:value="223971" calcext:value-type="float">
            <text:p>223971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4096</text:p>
          </table:table-cell>
          <table:table-cell table:number-columns-repeated="2"/>
          <table:table-cell office:value-type="float" office:value="10191" calcext:value-type="float">
            <text:p>10191</text:p>
          </table:table-cell>
          <table:table-cell/>
          <table:table-cell office:value-type="float" office:value="23386" calcext:value-type="float">
            <text:p>23386</text:p>
          </table:table-cell>
          <table:table-cell/>
          <table:table-cell office:value-type="float" office:value="53797" calcext:value-type="float">
            <text:p>53797</text:p>
          </table:table-cell>
          <table:table-cell/>
          <table:table-cell office:value-type="float" office:value="9510" calcext:value-type="float">
            <text:p>9510</text:p>
          </table:table-cell>
          <table:table-cell/>
          <table:table-cell office:value-type="float" office:value="21892" calcext:value-type="float">
            <text:p>21892</text:p>
          </table:table-cell>
          <table:table-cell/>
          <table:table-cell office:value-type="float" office:value="21725" calcext:value-type="float">
            <text:p>21725</text:p>
          </table:table-cell>
          <table:table-cell/>
          <table:table-cell office:value-type="float" office:value="35020" calcext:value-type="float">
            <text:p>35020</text:p>
          </table:table-cell>
          <table:table-cell/>
          <table:table-cell office:value-type="float" office:value="71527" calcext:value-type="float">
            <text:p>71527</text:p>
          </table:table-cell>
          <table:table-cell/>
          <table:table-cell office:value-type="float" office:value="58787" calcext:value-type="float">
            <text:p>58787</text:p>
          </table:table-cell>
          <table:table-cell/>
          <table:table-cell office:value-type="float" office:value="48979" calcext:value-type="float">
            <text:p>48979</text:p>
          </table:table-cell>
          <table:table-cell/>
          <table:table-cell office:value-type="float" office:value="42732" calcext:value-type="float">
            <text:p>42732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8192</text:p>
          </table:table-cell>
          <table:table-cell table:number-columns-repeated="2"/>
          <table:table-cell office:value-type="float" office:value="9841" calcext:value-type="float">
            <text:p>9841</text:p>
          </table:table-cell>
          <table:table-cell/>
          <table:table-cell office:value-type="float" office:value="21839" calcext:value-type="float">
            <text:p>21839</text:p>
          </table:table-cell>
          <table:table-cell/>
          <table:table-cell office:value-type="float" office:value="63742" calcext:value-type="float">
            <text:p>63742</text:p>
          </table:table-cell>
          <table:table-cell/>
          <table:table-cell office:value-type="float" office:value="111251" calcext:value-type="float">
            <text:p>111251</text:p>
          </table:table-cell>
          <table:table-cell/>
          <table:table-cell office:value-type="float" office:value="176669" calcext:value-type="float">
            <text:p>176669</text:p>
          </table:table-cell>
          <table:table-cell/>
          <table:table-cell office:value-type="float" office:value="245616" calcext:value-type="float">
            <text:p>245616</text:p>
          </table:table-cell>
          <table:table-cell/>
          <table:table-cell office:value-type="float" office:value="298422" calcext:value-type="float">
            <text:p>298422</text:p>
          </table:table-cell>
          <table:table-cell/>
          <table:table-cell office:value-type="float" office:value="198814" calcext:value-type="float">
            <text:p>198814</text:p>
          </table:table-cell>
          <table:table-cell/>
          <table:table-cell office:value-type="float" office:value="339212" calcext:value-type="float">
            <text:p>339212</text:p>
          </table:table-cell>
          <table:table-cell/>
          <table:table-cell office:value-type="float" office:value="307206" calcext:value-type="float">
            <text:p>307206</text:p>
          </table:table-cell>
          <table:table-cell/>
          <table:table-cell office:value-type="float" office:value="298347" calcext:value-type="float">
            <text:p>298347</text:p>
          </table:table-cell>
          <table:table-cell/>
          <table:table-cell office:value-type="float" office:value="810604" calcext:value-type="float">
            <text:p>810604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16384</text:p>
          </table:table-cell>
          <table:table-cell table:number-columns-repeated="2"/>
          <table:table-cell office:value-type="float" office:value="13002" calcext:value-type="float">
            <text:p>13002</text:p>
          </table:table-cell>
          <table:table-cell/>
          <table:table-cell office:value-type="float" office:value="27738" calcext:value-type="float">
            <text:p>27738</text:p>
          </table:table-cell>
          <table:table-cell/>
          <table:table-cell office:value-type="float" office:value="62794" calcext:value-type="float">
            <text:p>62794</text:p>
          </table:table-cell>
          <table:table-cell/>
          <table:table-cell office:value-type="float" office:value="113200" calcext:value-type="float">
            <text:p>113200</text:p>
          </table:table-cell>
          <table:table-cell/>
          <table:table-cell office:value-type="float" office:value="188919" calcext:value-type="float">
            <text:p>188919</text:p>
          </table:table-cell>
          <table:table-cell/>
          <table:table-cell office:value-type="float" office:value="287398" calcext:value-type="float">
            <text:p>287398</text:p>
          </table:table-cell>
          <table:table-cell/>
          <table:table-cell office:value-type="float" office:value="355910" calcext:value-type="float">
            <text:p>355910</text:p>
          </table:table-cell>
          <table:table-cell/>
          <table:table-cell office:value-type="float" office:value="390310" calcext:value-type="float">
            <text:p>390310</text:p>
          </table:table-cell>
          <table:table-cell/>
          <table:table-cell office:value-type="float" office:value="250854" calcext:value-type="float">
            <text:p>250854</text:p>
          </table:table-cell>
          <table:table-cell/>
          <table:table-cell office:value-type="float" office:value="258104" calcext:value-type="float">
            <text:p>258104</text:p>
          </table:table-cell>
          <table:table-cell/>
          <table:table-cell office:value-type="float" office:value="432900" calcext:value-type="float">
            <text:p>432900</text:p>
          </table:table-cell>
          <table:table-cell/>
          <table:table-cell office:value-type="float" office:value="701435" calcext:value-type="float">
            <text:p>701435</text:p>
          </table:table-cell>
          <table:table-cell/>
          <table:table-cell office:value-type="float" office:value="626180" calcext:value-type="float">
            <text:p>626180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3276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89319" calcext:value-type="float">
            <text:p>189319</text:p>
          </table:table-cell>
          <table:table-cell/>
          <table:table-cell office:value-type="float" office:value="283617" calcext:value-type="float">
            <text:p>283617</text:p>
          </table:table-cell>
          <table:table-cell/>
          <table:table-cell office:value-type="float" office:value="347290" calcext:value-type="float">
            <text:p>347290</text:p>
          </table:table-cell>
          <table:table-cell/>
          <table:table-cell office:value-type="float" office:value="410780" calcext:value-type="float">
            <text:p>410780</text:p>
          </table:table-cell>
          <table:table-cell/>
          <table:table-cell office:value-type="float" office:value="535109" calcext:value-type="float">
            <text:p>535109</text:p>
          </table:table-cell>
          <table:table-cell/>
          <table:table-cell office:value-type="float" office:value="243407" calcext:value-type="float">
            <text:p>243407</text:p>
          </table:table-cell>
          <table:table-cell/>
          <table:table-cell office:value-type="float" office:value="434888" calcext:value-type="float">
            <text:p>434888</text:p>
          </table:table-cell>
          <table:table-cell/>
          <table:table-cell office:value-type="float" office:value="819157" calcext:value-type="float">
            <text:p>819157</text:p>
          </table:table-cell>
          <table:table-cell/>
          <table:table-cell office:value-type="float" office:value="692210" calcext:value-type="float">
            <text:p>692210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6553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89944" calcext:value-type="float">
            <text:p>189944</text:p>
          </table:table-cell>
          <table:table-cell/>
          <table:table-cell office:value-type="float" office:value="281066" calcext:value-type="float">
            <text:p>281066</text:p>
          </table:table-cell>
          <table:table-cell/>
          <table:table-cell office:value-type="float" office:value="340028" calcext:value-type="float">
            <text:p>340028</text:p>
          </table:table-cell>
          <table:table-cell/>
          <table:table-cell office:value-type="float" office:value="415263" calcext:value-type="float">
            <text:p>415263</text:p>
          </table:table-cell>
          <table:table-cell/>
          <table:table-cell office:value-type="float" office:value="505387" calcext:value-type="float">
            <text:p>505387</text:p>
          </table:table-cell>
          <table:table-cell/>
          <table:table-cell office:value-type="float" office:value="685731" calcext:value-type="float">
            <text:p>685731</text:p>
          </table:table-cell>
          <table:table-cell/>
          <table:table-cell office:value-type="float" office:value="565320" calcext:value-type="float">
            <text:p>565320</text:p>
          </table:table-cell>
          <table:table-cell/>
          <table:table-cell office:value-type="float" office:value="754396" calcext:value-type="float">
            <text:p>754396</text:p>
          </table:table-cell>
          <table:table-cell/>
          <table:table-cell office:value-type="float" office:value="555182" calcext:value-type="float">
            <text:p>555182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310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70596" calcext:value-type="float">
            <text:p>170596</text:p>
          </table:table-cell>
          <table:table-cell/>
          <table:table-cell office:value-type="float" office:value="275459" calcext:value-type="float">
            <text:p>275459</text:p>
          </table:table-cell>
          <table:table-cell/>
          <table:table-cell office:value-type="float" office:value="341902" calcext:value-type="float">
            <text:p>341902</text:p>
          </table:table-cell>
          <table:table-cell/>
          <table:table-cell office:value-type="float" office:value="411701" calcext:value-type="float">
            <text:p>411701</text:p>
          </table:table-cell>
          <table:table-cell/>
          <table:table-cell office:value-type="float" office:value="550817" calcext:value-type="float">
            <text:p>550817</text:p>
          </table:table-cell>
          <table:table-cell/>
          <table:table-cell office:value-type="float" office:value="648392" calcext:value-type="float">
            <text:p>648392</text:p>
          </table:table-cell>
          <table:table-cell/>
          <table:table-cell office:value-type="float" office:value="738766" calcext:value-type="float">
            <text:p>738766</text:p>
          </table:table-cell>
          <table:table-cell/>
          <table:table-cell office:value-type="float" office:value="532951" calcext:value-type="float">
            <text:p>532951</text:p>
          </table:table-cell>
          <table:table-cell/>
          <table:table-cell office:value-type="float" office:value="832716" calcext:value-type="float">
            <text:p>832716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621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71852" calcext:value-type="float">
            <text:p>171852</text:p>
          </table:table-cell>
          <table:table-cell/>
          <table:table-cell office:value-type="float" office:value="280361" calcext:value-type="float">
            <text:p>280361</text:p>
          </table:table-cell>
          <table:table-cell/>
          <table:table-cell office:value-type="float" office:value="337942" calcext:value-type="float">
            <text:p>337942</text:p>
          </table:table-cell>
          <table:table-cell/>
          <table:table-cell office:value-type="float" office:value="409804" calcext:value-type="float">
            <text:p>409804</text:p>
          </table:table-cell>
          <table:table-cell/>
          <table:table-cell office:value-type="float" office:value="578900" calcext:value-type="float">
            <text:p>578900</text:p>
          </table:table-cell>
          <table:table-cell/>
          <table:table-cell office:value-type="float" office:value="666151" calcext:value-type="float">
            <text:p>666151</text:p>
          </table:table-cell>
          <table:table-cell/>
          <table:table-cell office:value-type="float" office:value="763549" calcext:value-type="float">
            <text:p>763549</text:p>
          </table:table-cell>
          <table:table-cell/>
          <table:table-cell office:value-type="float" office:value="815778" calcext:value-type="float">
            <text:p>815778</text:p>
          </table:table-cell>
          <table:table-cell/>
          <table:table-cell office:value-type="float" office:value="792408" calcext:value-type="float">
            <text:p>792408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52428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88468" calcext:value-type="float">
            <text:p>188468</text:p>
          </table:table-cell>
          <table:table-cell/>
          <table:table-cell office:value-type="float" office:value="269319" calcext:value-type="float">
            <text:p>269319</text:p>
          </table:table-cell>
          <table:table-cell/>
          <table:table-cell office:value-type="float" office:value="342028" calcext:value-type="float">
            <text:p>342028</text:p>
          </table:table-cell>
          <table:table-cell/>
          <table:table-cell office:value-type="float" office:value="412651" calcext:value-type="float">
            <text:p>412651</text:p>
          </table:table-cell>
          <table:table-cell/>
          <table:table-cell office:value-type="float" office:value="571176" calcext:value-type="float">
            <text:p>571176</text:p>
          </table:table-cell>
          <table:table-cell/>
          <table:table-cell office:value-type="float" office:value="606580" calcext:value-type="float">
            <text:p>606580</text:p>
          </table:table-cell>
          <table:table-cell/>
          <table:table-cell office:value-type="float" office:value="809713" calcext:value-type="float">
            <text:p>809713</text:p>
          </table:table-cell>
          <table:table-cell/>
          <table:table-cell office:value-type="float" office:value="793083" calcext:value-type="float">
            <text:p>793083</text:p>
          </table:table-cell>
          <table:table-cell/>
          <table:table-cell office:value-type="float" office:value="898875" calcext:value-type="float">
            <text:p>898875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04857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74736" calcext:value-type="float">
            <text:p>174736</text:p>
          </table:table-cell>
          <table:table-cell/>
          <table:table-cell office:value-type="float" office:value="278915" calcext:value-type="float">
            <text:p>278915</text:p>
          </table:table-cell>
          <table:table-cell/>
          <table:table-cell office:value-type="float" office:value="325461" calcext:value-type="float">
            <text:p>325461</text:p>
          </table:table-cell>
          <table:table-cell/>
          <table:table-cell office:value-type="float" office:value="424054" calcext:value-type="float">
            <text:p>424054</text:p>
          </table:table-cell>
          <table:table-cell/>
          <table:table-cell office:value-type="float" office:value="571339" calcext:value-type="float">
            <text:p>571339</text:p>
          </table:table-cell>
          <table:table-cell/>
          <table:table-cell office:value-type="float" office:value="675966" calcext:value-type="float">
            <text:p>675966</text:p>
          </table:table-cell>
          <table:table-cell/>
          <table:table-cell office:value-type="float" office:value="743534" calcext:value-type="float">
            <text:p>743534</text:p>
          </table:table-cell>
          <table:table-cell/>
          <table:table-cell office:value-type="float" office:value="690860" calcext:value-type="float">
            <text:p>690860</text:p>
          </table:table-cell>
          <table:table-cell/>
          <table:table-cell office:value-type="float" office:value="871639" calcext:value-type="float">
            <text:p>871639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09715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82607" calcext:value-type="float">
            <text:p>182607</text:p>
          </table:table-cell>
          <table:table-cell/>
          <table:table-cell office:value-type="float" office:value="283920" calcext:value-type="float">
            <text:p>283920</text:p>
          </table:table-cell>
          <table:table-cell/>
          <table:table-cell office:value-type="float" office:value="327527" calcext:value-type="float">
            <text:p>327527</text:p>
          </table:table-cell>
          <table:table-cell/>
          <table:table-cell office:value-type="float" office:value="409525" calcext:value-type="float">
            <text:p>409525</text:p>
          </table:table-cell>
          <table:table-cell/>
          <table:table-cell office:value-type="float" office:value="552118" calcext:value-type="float">
            <text:p>552118</text:p>
          </table:table-cell>
          <table:table-cell/>
          <table:table-cell office:value-type="float" office:value="650975" calcext:value-type="float">
            <text:p>650975</text:p>
          </table:table-cell>
          <table:table-cell/>
          <table:table-cell office:value-type="float" office:value="768602" calcext:value-type="float">
            <text:p>768602</text:p>
          </table:table-cell>
          <table:table-cell/>
          <table:table-cell office:value-type="float" office:value="406172" calcext:value-type="float">
            <text:p>406172</text:p>
          </table:table-cell>
          <table:table-cell/>
          <table:table-cell office:value-type="float" office:value="866729" calcext:value-type="float">
            <text:p>866729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41943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87485" calcext:value-type="float">
            <text:p>187485</text:p>
          </table:table-cell>
          <table:table-cell/>
          <table:table-cell office:value-type="float" office:value="265928" calcext:value-type="float">
            <text:p>265928</text:p>
          </table:table-cell>
          <table:table-cell/>
          <table:table-cell office:value-type="float" office:value="327988" calcext:value-type="float">
            <text:p>327988</text:p>
          </table:table-cell>
          <table:table-cell/>
          <table:table-cell office:value-type="float" office:value="411262" calcext:value-type="float">
            <text:p>411262</text:p>
          </table:table-cell>
          <table:table-cell/>
          <table:table-cell office:value-type="float" office:value="552914" calcext:value-type="float">
            <text:p>552914</text:p>
          </table:table-cell>
          <table:table-cell/>
          <table:table-cell office:value-type="float" office:value="607191" calcext:value-type="float">
            <text:p>607191</text:p>
          </table:table-cell>
          <table:table-cell/>
          <table:table-cell office:value-type="float" office:value="802782" calcext:value-type="float">
            <text:p>802782</text:p>
          </table:table-cell>
          <table:table-cell/>
          <table:table-cell office:value-type="float" office:value="860478" calcext:value-type="float">
            <text:p>860478</text:p>
          </table:table-cell>
          <table:table-cell/>
          <table:table-cell office:value-type="float" office:value="847536" calcext:value-type="float">
            <text:p>847536</text:p>
          </table:table-cell>
          <table:table-cell table:number-columns-repeated="52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Fwrite report</text:p>
          </table:table-cell>
          <table:table-cell table:number-columns-repeated="79"/>
        </table:table-row>
        <table:table-row table:style-name="ro1">
          <table:table-cell table:number-columns-repeated="8"/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16</text:p>
          </table:table-cell>
          <table:table-cell/>
          <table:table-cell table:style-name="ce1" office:value-type="string" calcext:value-type="string">
            <text:p>32</text:p>
          </table:table-cell>
          <table:table-cell/>
          <table:table-cell table:style-name="ce1" office:value-type="string" calcext:value-type="string">
            <text:p>64</text:p>
          </table:table-cell>
          <table:table-cell/>
          <table:table-cell table:style-name="ce1" office:value-type="string" calcext:value-type="string">
            <text:p>128</text:p>
          </table:table-cell>
          <table:table-cell/>
          <table:table-cell table:style-name="ce1" office:value-type="string" calcext:value-type="string">
            <text:p>256</text:p>
          </table:table-cell>
          <table:table-cell/>
          <table:table-cell table:style-name="ce1" office:value-type="string" calcext:value-type="string">
            <text:p>512</text:p>
          </table:table-cell>
          <table:table-cell/>
          <table:table-cell table:style-name="ce1" office:value-type="string" calcext:value-type="string">
            <text:p>1024</text:p>
          </table:table-cell>
          <table:table-cell/>
          <table:table-cell table:style-name="ce1" office:value-type="string" calcext:value-type="string">
            <text:p>2048</text:p>
          </table:table-cell>
          <table:table-cell/>
          <table:table-cell table:style-name="ce1" office:value-type="string" calcext:value-type="string">
            <text:p>4096</text:p>
          </table:table-cell>
          <table:table-cell/>
          <table:table-cell table:style-name="ce1" office:value-type="string" calcext:value-type="string">
            <text:p>8192</text:p>
          </table:table-cell>
          <table:table-cell/>
          <table:table-cell table:style-name="ce1" office:value-type="string" calcext:value-type="string">
            <text:p>16384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64</text:p>
          </table:table-cell>
          <table:table-cell table:number-columns-repeated="2"/>
          <table:table-cell office:value-type="float" office:value="1330167" calcext:value-type="float">
            <text:p>1330167</text:p>
          </table:table-cell>
          <table:table-cell/>
          <table:table-cell office:value-type="float" office:value="1599680" calcext:value-type="float">
            <text:p>1599680</text:p>
          </table:table-cell>
          <table:table-cell/>
          <table:table-cell office:value-type="float" office:value="1780008" calcext:value-type="float">
            <text:p>1780008</text:p>
          </table:table-cell>
          <table:table-cell/>
          <table:table-cell office:value-type="float" office:value="2052169" calcext:value-type="float">
            <text:p>2052169</text:p>
          </table:table-cell>
          <table:table-cell/>
          <table:table-cell office:value-type="float" office:value="1933893" calcext:value-type="float">
            <text:p>1933893</text:p>
          </table:table-cell>
          <table:table-cell table:number-columns-repeated="68"/>
        </table:table-row>
        <table:table-row table:style-name="ro1">
          <table:table-cell table:style-name="ce1" office:value-type="string" calcext:value-type="string">
            <text:p>128</text:p>
          </table:table-cell>
          <table:table-cell table:number-columns-repeated="2"/>
          <table:table-cell office:value-type="float" office:value="1220700" calcext:value-type="float">
            <text:p>1220700</text:p>
          </table:table-cell>
          <table:table-cell/>
          <table:table-cell office:value-type="float" office:value="1618028" calcext:value-type="float">
            <text:p>1618028</text:p>
          </table:table-cell>
          <table:table-cell/>
          <table:table-cell office:value-type="float" office:value="1802755" calcext:value-type="float">
            <text:p>1802755</text:p>
          </table:table-cell>
          <table:table-cell/>
          <table:table-cell office:value-type="float" office:value="2248149" calcext:value-type="float">
            <text:p>2248149</text:p>
          </table:table-cell>
          <table:table-cell/>
          <table:table-cell office:value-type="float" office:value="2326073" calcext:value-type="float">
            <text:p>2326073</text:p>
          </table:table-cell>
          <table:table-cell/>
          <table:table-cell office:value-type="float" office:value="2132084" calcext:value-type="float">
            <text:p>2132084</text:p>
          </table:table-cell>
          <table:table-cell table:number-columns-repeated="66"/>
        </table:table-row>
        <table:table-row table:style-name="ro1">
          <table:table-cell table:style-name="ce1" office:value-type="string" calcext:value-type="string">
            <text:p>256</text:p>
          </table:table-cell>
          <table:table-cell table:number-columns-repeated="2"/>
          <table:table-cell office:value-type="float" office:value="1455317" calcext:value-type="float">
            <text:p>1455317</text:p>
          </table:table-cell>
          <table:table-cell/>
          <table:table-cell office:value-type="float" office:value="1729594" calcext:value-type="float">
            <text:p>1729594</text:p>
          </table:table-cell>
          <table:table-cell/>
          <table:table-cell office:value-type="float" office:value="1842366" calcext:value-type="float">
            <text:p>1842366</text:p>
          </table:table-cell>
          <table:table-cell/>
          <table:table-cell office:value-type="float" office:value="2081678" calcext:value-type="float">
            <text:p>2081678</text:p>
          </table:table-cell>
          <table:table-cell/>
          <table:table-cell office:value-type="float" office:value="2435861" calcext:value-type="float">
            <text:p>2435861</text:p>
          </table:table-cell>
          <table:table-cell/>
          <table:table-cell office:value-type="float" office:value="2310087" calcext:value-type="float">
            <text:p>2310087</text:p>
          </table:table-cell>
          <table:table-cell/>
          <table:table-cell office:value-type="float" office:value="2205688" calcext:value-type="float">
            <text:p>2205688</text:p>
          </table:table-cell>
          <table:table-cell table:number-columns-repeated="64"/>
        </table:table-row>
        <table:table-row table:style-name="ro1">
          <table:table-cell table:style-name="ce1" office:value-type="string" calcext:value-type="string">
            <text:p>512</text:p>
          </table:table-cell>
          <table:table-cell table:number-columns-repeated="2"/>
          <table:table-cell office:value-type="float" office:value="1450212" calcext:value-type="float">
            <text:p>1450212</text:p>
          </table:table-cell>
          <table:table-cell/>
          <table:table-cell office:value-type="float" office:value="1683237" calcext:value-type="float">
            <text:p>1683237</text:p>
          </table:table-cell>
          <table:table-cell/>
          <table:table-cell office:value-type="float" office:value="1861217" calcext:value-type="float">
            <text:p>1861217</text:p>
          </table:table-cell>
          <table:table-cell/>
          <table:table-cell office:value-type="float" office:value="1961520" calcext:value-type="float">
            <text:p>1961520</text:p>
          </table:table-cell>
          <table:table-cell/>
          <table:table-cell office:value-type="float" office:value="2141475" calcext:value-type="float">
            <text:p>2141475</text:p>
          </table:table-cell>
          <table:table-cell/>
          <table:table-cell office:value-type="float" office:value="2391924" calcext:value-type="float">
            <text:p>2391924</text:p>
          </table:table-cell>
          <table:table-cell/>
          <table:table-cell office:value-type="float" office:value="2449212" calcext:value-type="float">
            <text:p>2449212</text:p>
          </table:table-cell>
          <table:table-cell/>
          <table:table-cell office:value-type="float" office:value="2024389" calcext:value-type="float">
            <text:p>2024389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024</text:p>
          </table:table-cell>
          <table:table-cell table:number-columns-repeated="2"/>
          <table:table-cell office:value-type="float" office:value="1444266" calcext:value-type="float">
            <text:p>1444266</text:p>
          </table:table-cell>
          <table:table-cell/>
          <table:table-cell office:value-type="float" office:value="1607514" calcext:value-type="float">
            <text:p>1607514</text:p>
          </table:table-cell>
          <table:table-cell/>
          <table:table-cell office:value-type="float" office:value="1802483" calcext:value-type="float">
            <text:p>1802483</text:p>
          </table:table-cell>
          <table:table-cell/>
          <table:table-cell office:value-type="float" office:value="1796451" calcext:value-type="float">
            <text:p>1796451</text:p>
          </table:table-cell>
          <table:table-cell/>
          <table:table-cell office:value-type="float" office:value="2028027" calcext:value-type="float">
            <text:p>2028027</text:p>
          </table:table-cell>
          <table:table-cell/>
          <table:table-cell office:value-type="float" office:value="2202766" calcext:value-type="float">
            <text:p>2202766</text:p>
          </table:table-cell>
          <table:table-cell/>
          <table:table-cell office:value-type="float" office:value="2600164" calcext:value-type="float">
            <text:p>2600164</text:p>
          </table:table-cell>
          <table:table-cell/>
          <table:table-cell office:value-type="float" office:value="2426801" calcext:value-type="float">
            <text:p>2426801</text:p>
          </table:table-cell>
          <table:table-cell/>
          <table:table-cell office:value-type="float" office:value="2197132" calcext:value-type="float">
            <text:p>2197132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2048</text:p>
          </table:table-cell>
          <table:table-cell table:number-columns-repeated="2"/>
          <table:table-cell office:value-type="float" office:value="1441311" calcext:value-type="float">
            <text:p>1441311</text:p>
          </table:table-cell>
          <table:table-cell/>
          <table:table-cell office:value-type="float" office:value="1666393" calcext:value-type="float">
            <text:p>1666393</text:p>
          </table:table-cell>
          <table:table-cell/>
          <table:table-cell office:value-type="float" office:value="1754908" calcext:value-type="float">
            <text:p>1754908</text:p>
          </table:table-cell>
          <table:table-cell/>
          <table:table-cell office:value-type="float" office:value="1868674" calcext:value-type="float">
            <text:p>1868674</text:p>
          </table:table-cell>
          <table:table-cell/>
          <table:table-cell office:value-type="float" office:value="1906837" calcext:value-type="float">
            <text:p>1906837</text:p>
          </table:table-cell>
          <table:table-cell/>
          <table:table-cell office:value-type="float" office:value="2021729" calcext:value-type="float">
            <text:p>2021729</text:p>
          </table:table-cell>
          <table:table-cell/>
          <table:table-cell office:value-type="float" office:value="2211731" calcext:value-type="float">
            <text:p>2211731</text:p>
          </table:table-cell>
          <table:table-cell/>
          <table:table-cell office:value-type="float" office:value="2543804" calcext:value-type="float">
            <text:p>2543804</text:p>
          </table:table-cell>
          <table:table-cell/>
          <table:table-cell office:value-type="float" office:value="2418469" calcext:value-type="float">
            <text:p>2418469</text:p>
          </table:table-cell>
          <table:table-cell/>
          <table:table-cell office:value-type="float" office:value="2206617" calcext:value-type="float">
            <text:p>2206617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4096</text:p>
          </table:table-cell>
          <table:table-cell table:number-columns-repeated="2"/>
          <table:table-cell office:value-type="float" office:value="1425146" calcext:value-type="float">
            <text:p>1425146</text:p>
          </table:table-cell>
          <table:table-cell/>
          <table:table-cell office:value-type="float" office:value="1660403" calcext:value-type="float">
            <text:p>1660403</text:p>
          </table:table-cell>
          <table:table-cell/>
          <table:table-cell office:value-type="float" office:value="1733273" calcext:value-type="float">
            <text:p>1733273</text:p>
          </table:table-cell>
          <table:table-cell/>
          <table:table-cell office:value-type="float" office:value="1806732" calcext:value-type="float">
            <text:p>1806732</text:p>
          </table:table-cell>
          <table:table-cell/>
          <table:table-cell office:value-type="float" office:value="1399376" calcext:value-type="float">
            <text:p>1399376</text:p>
          </table:table-cell>
          <table:table-cell/>
          <table:table-cell office:value-type="float" office:value="1964355" calcext:value-type="float">
            <text:p>1964355</text:p>
          </table:table-cell>
          <table:table-cell/>
          <table:table-cell office:value-type="float" office:value="2031724" calcext:value-type="float">
            <text:p>2031724</text:p>
          </table:table-cell>
          <table:table-cell/>
          <table:table-cell office:value-type="float" office:value="2195284" calcext:value-type="float">
            <text:p>2195284</text:p>
          </table:table-cell>
          <table:table-cell/>
          <table:table-cell office:value-type="float" office:value="2555461" calcext:value-type="float">
            <text:p>2555461</text:p>
          </table:table-cell>
          <table:table-cell/>
          <table:table-cell office:value-type="float" office:value="2391139" calcext:value-type="float">
            <text:p>2391139</text:p>
          </table:table-cell>
          <table:table-cell/>
          <table:table-cell office:value-type="float" office:value="2171696" calcext:value-type="float">
            <text:p>2171696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8192</text:p>
          </table:table-cell>
          <table:table-cell table:number-columns-repeated="2"/>
          <table:table-cell office:value-type="float" office:value="1453531" calcext:value-type="float">
            <text:p>1453531</text:p>
          </table:table-cell>
          <table:table-cell/>
          <table:table-cell office:value-type="float" office:value="1649625" calcext:value-type="float">
            <text:p>1649625</text:p>
          </table:table-cell>
          <table:table-cell/>
          <table:table-cell office:value-type="float" office:value="1767403" calcext:value-type="float">
            <text:p>1767403</text:p>
          </table:table-cell>
          <table:table-cell/>
          <table:table-cell office:value-type="float" office:value="1829416" calcext:value-type="float">
            <text:p>1829416</text:p>
          </table:table-cell>
          <table:table-cell/>
          <table:table-cell office:value-type="float" office:value="1875961" calcext:value-type="float">
            <text:p>1875961</text:p>
          </table:table-cell>
          <table:table-cell/>
          <table:table-cell office:value-type="float" office:value="1915813" calcext:value-type="float">
            <text:p>1915813</text:p>
          </table:table-cell>
          <table:table-cell/>
          <table:table-cell office:value-type="float" office:value="1971207" calcext:value-type="float">
            <text:p>1971207</text:p>
          </table:table-cell>
          <table:table-cell/>
          <table:table-cell office:value-type="float" office:value="2048050" calcext:value-type="float">
            <text:p>2048050</text:p>
          </table:table-cell>
          <table:table-cell/>
          <table:table-cell office:value-type="float" office:value="2198628" calcext:value-type="float">
            <text:p>2198628</text:p>
          </table:table-cell>
          <table:table-cell/>
          <table:table-cell office:value-type="float" office:value="2586588" calcext:value-type="float">
            <text:p>2586588</text:p>
          </table:table-cell>
          <table:table-cell/>
          <table:table-cell office:value-type="float" office:value="2364288" calcext:value-type="float">
            <text:p>2364288</text:p>
          </table:table-cell>
          <table:table-cell/>
          <table:table-cell office:value-type="float" office:value="2049516" calcext:value-type="float">
            <text:p>2049516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16384</text:p>
          </table:table-cell>
          <table:table-cell table:number-columns-repeated="2"/>
          <table:table-cell office:value-type="float" office:value="1344808" calcext:value-type="float">
            <text:p>1344808</text:p>
          </table:table-cell>
          <table:table-cell/>
          <table:table-cell office:value-type="float" office:value="1648272" calcext:value-type="float">
            <text:p>1648272</text:p>
          </table:table-cell>
          <table:table-cell/>
          <table:table-cell office:value-type="float" office:value="1644328" calcext:value-type="float">
            <text:p>1644328</text:p>
          </table:table-cell>
          <table:table-cell/>
          <table:table-cell office:value-type="float" office:value="1685630" calcext:value-type="float">
            <text:p>1685630</text:p>
          </table:table-cell>
          <table:table-cell/>
          <table:table-cell office:value-type="float" office:value="1825518" calcext:value-type="float">
            <text:p>1825518</text:p>
          </table:table-cell>
          <table:table-cell/>
          <table:table-cell office:value-type="float" office:value="1898285" calcext:value-type="float">
            <text:p>1898285</text:p>
          </table:table-cell>
          <table:table-cell/>
          <table:table-cell office:value-type="float" office:value="1940087" calcext:value-type="float">
            <text:p>1940087</text:p>
          </table:table-cell>
          <table:table-cell/>
          <table:table-cell office:value-type="float" office:value="1999239" calcext:value-type="float">
            <text:p>1999239</text:p>
          </table:table-cell>
          <table:table-cell/>
          <table:table-cell office:value-type="float" office:value="2046696" calcext:value-type="float">
            <text:p>2046696</text:p>
          </table:table-cell>
          <table:table-cell/>
          <table:table-cell office:value-type="float" office:value="2155783" calcext:value-type="float">
            <text:p>2155783</text:p>
          </table:table-cell>
          <table:table-cell/>
          <table:table-cell office:value-type="float" office:value="2394589" calcext:value-type="float">
            <text:p>2394589</text:p>
          </table:table-cell>
          <table:table-cell/>
          <table:table-cell office:value-type="float" office:value="2027194" calcext:value-type="float">
            <text:p>2027194</text:p>
          </table:table-cell>
          <table:table-cell/>
          <table:table-cell office:value-type="float" office:value="1852935" calcext:value-type="float">
            <text:p>1852935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3276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773250" calcext:value-type="float">
            <text:p>1773250</text:p>
          </table:table-cell>
          <table:table-cell/>
          <table:table-cell office:value-type="float" office:value="1806890" calcext:value-type="float">
            <text:p>1806890</text:p>
          </table:table-cell>
          <table:table-cell/>
          <table:table-cell office:value-type="float" office:value="1837178" calcext:value-type="float">
            <text:p>1837178</text:p>
          </table:table-cell>
          <table:table-cell/>
          <table:table-cell office:value-type="float" office:value="1854656" calcext:value-type="float">
            <text:p>1854656</text:p>
          </table:table-cell>
          <table:table-cell/>
          <table:table-cell office:value-type="float" office:value="1892556" calcext:value-type="float">
            <text:p>1892556</text:p>
          </table:table-cell>
          <table:table-cell/>
          <table:table-cell office:value-type="float" office:value="2014885" calcext:value-type="float">
            <text:p>2014885</text:p>
          </table:table-cell>
          <table:table-cell/>
          <table:table-cell office:value-type="float" office:value="2081310" calcext:value-type="float">
            <text:p>2081310</text:p>
          </table:table-cell>
          <table:table-cell/>
          <table:table-cell office:value-type="float" office:value="2319848" calcext:value-type="float">
            <text:p>2319848</text:p>
          </table:table-cell>
          <table:table-cell/>
          <table:table-cell office:value-type="float" office:value="2220345" calcext:value-type="float">
            <text:p>2220345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6553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814653" calcext:value-type="float">
            <text:p>1814653</text:p>
          </table:table-cell>
          <table:table-cell/>
          <table:table-cell office:value-type="float" office:value="1834662" calcext:value-type="float">
            <text:p>1834662</text:p>
          </table:table-cell>
          <table:table-cell/>
          <table:table-cell office:value-type="float" office:value="1851979" calcext:value-type="float">
            <text:p>1851979</text:p>
          </table:table-cell>
          <table:table-cell/>
          <table:table-cell office:value-type="float" office:value="1891368" calcext:value-type="float">
            <text:p>1891368</text:p>
          </table:table-cell>
          <table:table-cell/>
          <table:table-cell office:value-type="float" office:value="1873156" calcext:value-type="float">
            <text:p>1873156</text:p>
          </table:table-cell>
          <table:table-cell/>
          <table:table-cell office:value-type="float" office:value="1937154" calcext:value-type="float">
            <text:p>1937154</text:p>
          </table:table-cell>
          <table:table-cell/>
          <table:table-cell office:value-type="float" office:value="1919956" calcext:value-type="float">
            <text:p>1919956</text:p>
          </table:table-cell>
          <table:table-cell/>
          <table:table-cell office:value-type="float" office:value="1957808" calcext:value-type="float">
            <text:p>1957808</text:p>
          </table:table-cell>
          <table:table-cell/>
          <table:table-cell office:value-type="float" office:value="2282929" calcext:value-type="float">
            <text:p>2282929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310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742955" calcext:value-type="float">
            <text:p>1742955</text:p>
          </table:table-cell>
          <table:table-cell/>
          <table:table-cell office:value-type="float" office:value="1781111" calcext:value-type="float">
            <text:p>1781111</text:p>
          </table:table-cell>
          <table:table-cell/>
          <table:table-cell office:value-type="float" office:value="1852534" calcext:value-type="float">
            <text:p>1852534</text:p>
          </table:table-cell>
          <table:table-cell/>
          <table:table-cell office:value-type="float" office:value="1624973" calcext:value-type="float">
            <text:p>1624973</text:p>
          </table:table-cell>
          <table:table-cell/>
          <table:table-cell office:value-type="float" office:value="1849368" calcext:value-type="float">
            <text:p>1849368</text:p>
          </table:table-cell>
          <table:table-cell/>
          <table:table-cell office:value-type="float" office:value="1861901" calcext:value-type="float">
            <text:p>1861901</text:p>
          </table:table-cell>
          <table:table-cell/>
          <table:table-cell office:value-type="float" office:value="1796271" calcext:value-type="float">
            <text:p>1796271</text:p>
          </table:table-cell>
          <table:table-cell/>
          <table:table-cell office:value-type="float" office:value="1774025" calcext:value-type="float">
            <text:p>1774025</text:p>
          </table:table-cell>
          <table:table-cell/>
          <table:table-cell office:value-type="float" office:value="1914572" calcext:value-type="float">
            <text:p>1914572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621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83791" calcext:value-type="float">
            <text:p>383791</text:p>
          </table:table-cell>
          <table:table-cell/>
          <table:table-cell office:value-type="float" office:value="311864" calcext:value-type="float">
            <text:p>311864</text:p>
          </table:table-cell>
          <table:table-cell/>
          <table:table-cell office:value-type="float" office:value="376666" calcext:value-type="float">
            <text:p>376666</text:p>
          </table:table-cell>
          <table:table-cell/>
          <table:table-cell office:value-type="float" office:value="302761" calcext:value-type="float">
            <text:p>302761</text:p>
          </table:table-cell>
          <table:table-cell/>
          <table:table-cell office:value-type="float" office:value="378593" calcext:value-type="float">
            <text:p>378593</text:p>
          </table:table-cell>
          <table:table-cell/>
          <table:table-cell office:value-type="float" office:value="408097" calcext:value-type="float">
            <text:p>408097</text:p>
          </table:table-cell>
          <table:table-cell/>
          <table:table-cell office:value-type="float" office:value="401390" calcext:value-type="float">
            <text:p>401390</text:p>
          </table:table-cell>
          <table:table-cell/>
          <table:table-cell office:value-type="float" office:value="427139" calcext:value-type="float">
            <text:p>427139</text:p>
          </table:table-cell>
          <table:table-cell/>
          <table:table-cell office:value-type="float" office:value="365437" calcext:value-type="float">
            <text:p>365437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52428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82664" calcext:value-type="float">
            <text:p>182664</text:p>
          </table:table-cell>
          <table:table-cell/>
          <table:table-cell office:value-type="float" office:value="138348" calcext:value-type="float">
            <text:p>138348</text:p>
          </table:table-cell>
          <table:table-cell/>
          <table:table-cell office:value-type="float" office:value="146350" calcext:value-type="float">
            <text:p>146350</text:p>
          </table:table-cell>
          <table:table-cell/>
          <table:table-cell office:value-type="float" office:value="130959" calcext:value-type="float">
            <text:p>130959</text:p>
          </table:table-cell>
          <table:table-cell/>
          <table:table-cell office:value-type="float" office:value="174525" calcext:value-type="float">
            <text:p>174525</text:p>
          </table:table-cell>
          <table:table-cell/>
          <table:table-cell office:value-type="float" office:value="194450" calcext:value-type="float">
            <text:p>194450</text:p>
          </table:table-cell>
          <table:table-cell/>
          <table:table-cell office:value-type="float" office:value="243316" calcext:value-type="float">
            <text:p>243316</text:p>
          </table:table-cell>
          <table:table-cell/>
          <table:table-cell office:value-type="float" office:value="228516" calcext:value-type="float">
            <text:p>228516</text:p>
          </table:table-cell>
          <table:table-cell/>
          <table:table-cell office:value-type="float" office:value="245265" calcext:value-type="float">
            <text:p>245265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04857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97165" calcext:value-type="float">
            <text:p>197165</text:p>
          </table:table-cell>
          <table:table-cell/>
          <table:table-cell office:value-type="float" office:value="151373" calcext:value-type="float">
            <text:p>151373</text:p>
          </table:table-cell>
          <table:table-cell/>
          <table:table-cell office:value-type="float" office:value="111639" calcext:value-type="float">
            <text:p>111639</text:p>
          </table:table-cell>
          <table:table-cell/>
          <table:table-cell office:value-type="float" office:value="174410" calcext:value-type="float">
            <text:p>174410</text:p>
          </table:table-cell>
          <table:table-cell/>
          <table:table-cell office:value-type="float" office:value="137848" calcext:value-type="float">
            <text:p>137848</text:p>
          </table:table-cell>
          <table:table-cell/>
          <table:table-cell office:value-type="float" office:value="149778" calcext:value-type="float">
            <text:p>149778</text:p>
          </table:table-cell>
          <table:table-cell/>
          <table:table-cell office:value-type="float" office:value="142711" calcext:value-type="float">
            <text:p>142711</text:p>
          </table:table-cell>
          <table:table-cell/>
          <table:table-cell office:value-type="float" office:value="187121" calcext:value-type="float">
            <text:p>187121</text:p>
          </table:table-cell>
          <table:table-cell/>
          <table:table-cell office:value-type="float" office:value="172014" calcext:value-type="float">
            <text:p>172014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09715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08167" calcext:value-type="float">
            <text:p>108167</text:p>
          </table:table-cell>
          <table:table-cell/>
          <table:table-cell office:value-type="float" office:value="143769" calcext:value-type="float">
            <text:p>143769</text:p>
          </table:table-cell>
          <table:table-cell/>
          <table:table-cell office:value-type="float" office:value="159270" calcext:value-type="float">
            <text:p>159270</text:p>
          </table:table-cell>
          <table:table-cell/>
          <table:table-cell office:value-type="float" office:value="172146" calcext:value-type="float">
            <text:p>172146</text:p>
          </table:table-cell>
          <table:table-cell/>
          <table:table-cell office:value-type="float" office:value="162935" calcext:value-type="float">
            <text:p>162935</text:p>
          </table:table-cell>
          <table:table-cell/>
          <table:table-cell office:value-type="float" office:value="198949" calcext:value-type="float">
            <text:p>198949</text:p>
          </table:table-cell>
          <table:table-cell/>
          <table:table-cell office:value-type="float" office:value="193068" calcext:value-type="float">
            <text:p>193068</text:p>
          </table:table-cell>
          <table:table-cell/>
          <table:table-cell office:value-type="float" office:value="233071" calcext:value-type="float">
            <text:p>233071</text:p>
          </table:table-cell>
          <table:table-cell/>
          <table:table-cell office:value-type="float" office:value="220951" calcext:value-type="float">
            <text:p>220951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41943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73239" calcext:value-type="float">
            <text:p>173239</text:p>
          </table:table-cell>
          <table:table-cell/>
          <table:table-cell office:value-type="float" office:value="188985" calcext:value-type="float">
            <text:p>188985</text:p>
          </table:table-cell>
          <table:table-cell/>
          <table:table-cell office:value-type="float" office:value="157512" calcext:value-type="float">
            <text:p>157512</text:p>
          </table:table-cell>
          <table:table-cell/>
          <table:table-cell office:value-type="float" office:value="157369" calcext:value-type="float">
            <text:p>157369</text:p>
          </table:table-cell>
          <table:table-cell/>
          <table:table-cell office:value-type="float" office:value="174735" calcext:value-type="float">
            <text:p>174735</text:p>
          </table:table-cell>
          <table:table-cell/>
          <table:table-cell office:value-type="float" office:value="224862" calcext:value-type="float">
            <text:p>224862</text:p>
          </table:table-cell>
          <table:table-cell/>
          <table:table-cell office:value-type="float" office:value="226434" calcext:value-type="float">
            <text:p>226434</text:p>
          </table:table-cell>
          <table:table-cell/>
          <table:table-cell office:value-type="float" office:value="259528" calcext:value-type="float">
            <text:p>259528</text:p>
          </table:table-cell>
          <table:table-cell/>
          <table:table-cell office:value-type="float" office:value="242646" calcext:value-type="float">
            <text:p>242646</text:p>
          </table:table-cell>
          <table:table-cell table:number-columns-repeated="52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Re-Fwrite report</text:p>
          </table:table-cell>
          <table:table-cell table:number-columns-repeated="79"/>
        </table:table-row>
        <table:table-row table:style-name="ro1">
          <table:table-cell table:number-columns-repeated="8"/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16</text:p>
          </table:table-cell>
          <table:table-cell/>
          <table:table-cell table:style-name="ce1" office:value-type="string" calcext:value-type="string">
            <text:p>32</text:p>
          </table:table-cell>
          <table:table-cell/>
          <table:table-cell table:style-name="ce1" office:value-type="string" calcext:value-type="string">
            <text:p>64</text:p>
          </table:table-cell>
          <table:table-cell/>
          <table:table-cell table:style-name="ce1" office:value-type="string" calcext:value-type="string">
            <text:p>128</text:p>
          </table:table-cell>
          <table:table-cell/>
          <table:table-cell table:style-name="ce1" office:value-type="string" calcext:value-type="string">
            <text:p>256</text:p>
          </table:table-cell>
          <table:table-cell/>
          <table:table-cell table:style-name="ce1" office:value-type="string" calcext:value-type="string">
            <text:p>512</text:p>
          </table:table-cell>
          <table:table-cell/>
          <table:table-cell table:style-name="ce1" office:value-type="string" calcext:value-type="string">
            <text:p>1024</text:p>
          </table:table-cell>
          <table:table-cell/>
          <table:table-cell table:style-name="ce1" office:value-type="string" calcext:value-type="string">
            <text:p>2048</text:p>
          </table:table-cell>
          <table:table-cell/>
          <table:table-cell table:style-name="ce1" office:value-type="string" calcext:value-type="string">
            <text:p>4096</text:p>
          </table:table-cell>
          <table:table-cell/>
          <table:table-cell table:style-name="ce1" office:value-type="string" calcext:value-type="string">
            <text:p>8192</text:p>
          </table:table-cell>
          <table:table-cell/>
          <table:table-cell table:style-name="ce1" office:value-type="string" calcext:value-type="string">
            <text:p>16384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64</text:p>
          </table:table-cell>
          <table:table-cell table:number-columns-repeated="2"/>
          <table:table-cell office:value-type="float" office:value="1638743" calcext:value-type="float">
            <text:p>1638743</text:p>
          </table:table-cell>
          <table:table-cell/>
          <table:table-cell office:value-type="float" office:value="2444640" calcext:value-type="float">
            <text:p>2444640</text:p>
          </table:table-cell>
          <table:table-cell/>
          <table:table-cell office:value-type="float" office:value="2801873" calcext:value-type="float">
            <text:p>2801873</text:p>
          </table:table-cell>
          <table:table-cell/>
          <table:table-cell office:value-type="float" office:value="4018152" calcext:value-type="float">
            <text:p>4018152</text:p>
          </table:table-cell>
          <table:table-cell/>
          <table:table-cell office:value-type="float" office:value="2662899" calcext:value-type="float">
            <text:p>2662899</text:p>
          </table:table-cell>
          <table:table-cell table:number-columns-repeated="68"/>
        </table:table-row>
        <table:table-row table:style-name="ro1">
          <table:table-cell table:style-name="ce1" office:value-type="string" calcext:value-type="string">
            <text:p>128</text:p>
          </table:table-cell>
          <table:table-cell table:number-columns-repeated="2"/>
          <table:table-cell office:value-type="float" office:value="1885042" calcext:value-type="float">
            <text:p>1885042</text:p>
          </table:table-cell>
          <table:table-cell/>
          <table:table-cell office:value-type="float" office:value="2286447" calcext:value-type="float">
            <text:p>2286447</text:p>
          </table:table-cell>
          <table:table-cell/>
          <table:table-cell office:value-type="float" office:value="2453642" calcext:value-type="float">
            <text:p>2453642</text:p>
          </table:table-cell>
          <table:table-cell/>
          <table:table-cell office:value-type="float" office:value="2969325" calcext:value-type="float">
            <text:p>2969325</text:p>
          </table:table-cell>
          <table:table-cell/>
          <table:table-cell office:value-type="float" office:value="4717434" calcext:value-type="float">
            <text:p>4717434</text:p>
          </table:table-cell>
          <table:table-cell/>
          <table:table-cell office:value-type="float" office:value="3468030" calcext:value-type="float">
            <text:p>3468030</text:p>
          </table:table-cell>
          <table:table-cell table:number-columns-repeated="66"/>
        </table:table-row>
        <table:table-row table:style-name="ro1">
          <table:table-cell table:style-name="ce1" office:value-type="string" calcext:value-type="string">
            <text:p>256</text:p>
          </table:table-cell>
          <table:table-cell table:number-columns-repeated="2"/>
          <table:table-cell office:value-type="float" office:value="1652404" calcext:value-type="float">
            <text:p>1652404</text:p>
          </table:table-cell>
          <table:table-cell/>
          <table:table-cell office:value-type="float" office:value="2223962" calcext:value-type="float">
            <text:p>2223962</text:p>
          </table:table-cell>
          <table:table-cell/>
          <table:table-cell office:value-type="float" office:value="2509882" calcext:value-type="float">
            <text:p>2509882</text:p>
          </table:table-cell>
          <table:table-cell/>
          <table:table-cell office:value-type="float" office:value="2903529" calcext:value-type="float">
            <text:p>2903529</text:p>
          </table:table-cell>
          <table:table-cell/>
          <table:table-cell office:value-type="float" office:value="3557725" calcext:value-type="float">
            <text:p>3557725</text:p>
          </table:table-cell>
          <table:table-cell/>
          <table:table-cell office:value-type="float" office:value="5347168" calcext:value-type="float">
            <text:p>5347168</text:p>
          </table:table-cell>
          <table:table-cell/>
          <table:table-cell office:value-type="float" office:value="3410808" calcext:value-type="float">
            <text:p>3410808</text:p>
          </table:table-cell>
          <table:table-cell table:number-columns-repeated="64"/>
        </table:table-row>
        <table:table-row table:style-name="ro1">
          <table:table-cell table:style-name="ce1" office:value-type="string" calcext:value-type="string">
            <text:p>512</text:p>
          </table:table-cell>
          <table:table-cell table:number-columns-repeated="2"/>
          <table:table-cell office:value-type="float" office:value="1642050" calcext:value-type="float">
            <text:p>1642050</text:p>
          </table:table-cell>
          <table:table-cell/>
          <table:table-cell office:value-type="float" office:value="2246778" calcext:value-type="float">
            <text:p>2246778</text:p>
          </table:table-cell>
          <table:table-cell/>
          <table:table-cell office:value-type="float" office:value="2307123" calcext:value-type="float">
            <text:p>2307123</text:p>
          </table:table-cell>
          <table:table-cell/>
          <table:table-cell office:value-type="float" office:value="2665014" calcext:value-type="float">
            <text:p>2665014</text:p>
          </table:table-cell>
          <table:table-cell/>
          <table:table-cell office:value-type="float" office:value="2958758" calcext:value-type="float">
            <text:p>2958758</text:p>
          </table:table-cell>
          <table:table-cell/>
          <table:table-cell office:value-type="float" office:value="3459188" calcext:value-type="float">
            <text:p>3459188</text:p>
          </table:table-cell>
          <table:table-cell/>
          <table:table-cell office:value-type="float" office:value="5331314" calcext:value-type="float">
            <text:p>5331314</text:p>
          </table:table-cell>
          <table:table-cell/>
          <table:table-cell office:value-type="float" office:value="3239989" calcext:value-type="float">
            <text:p>3239989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024</text:p>
          </table:table-cell>
          <table:table-cell table:number-columns-repeated="2"/>
          <table:table-cell office:value-type="float" office:value="1793451" calcext:value-type="float">
            <text:p>1793451</text:p>
          </table:table-cell>
          <table:table-cell/>
          <table:table-cell office:value-type="float" office:value="2220992" calcext:value-type="float">
            <text:p>2220992</text:p>
          </table:table-cell>
          <table:table-cell/>
          <table:table-cell office:value-type="float" office:value="2472911" calcext:value-type="float">
            <text:p>2472911</text:p>
          </table:table-cell>
          <table:table-cell/>
          <table:table-cell office:value-type="float" office:value="2653170" calcext:value-type="float">
            <text:p>2653170</text:p>
          </table:table-cell>
          <table:table-cell/>
          <table:table-cell office:value-type="float" office:value="2813041" calcext:value-type="float">
            <text:p>2813041</text:p>
          </table:table-cell>
          <table:table-cell/>
          <table:table-cell office:value-type="float" office:value="2985091" calcext:value-type="float">
            <text:p>2985091</text:p>
          </table:table-cell>
          <table:table-cell/>
          <table:table-cell office:value-type="float" office:value="3579719" calcext:value-type="float">
            <text:p>3579719</text:p>
          </table:table-cell>
          <table:table-cell/>
          <table:table-cell office:value-type="float" office:value="5390231" calcext:value-type="float">
            <text:p>5390231</text:p>
          </table:table-cell>
          <table:table-cell/>
          <table:table-cell office:value-type="float" office:value="3414650" calcext:value-type="float">
            <text:p>3414650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2048</text:p>
          </table:table-cell>
          <table:table-cell table:number-columns-repeated="2"/>
          <table:table-cell office:value-type="float" office:value="1861789" calcext:value-type="float">
            <text:p>1861789</text:p>
          </table:table-cell>
          <table:table-cell/>
          <table:table-cell office:value-type="float" office:value="2202092" calcext:value-type="float">
            <text:p>2202092</text:p>
          </table:table-cell>
          <table:table-cell/>
          <table:table-cell office:value-type="float" office:value="2470639" calcext:value-type="float">
            <text:p>2470639</text:p>
          </table:table-cell>
          <table:table-cell/>
          <table:table-cell office:value-type="float" office:value="2566606" calcext:value-type="float">
            <text:p>2566606</text:p>
          </table:table-cell>
          <table:table-cell/>
          <table:table-cell office:value-type="float" office:value="2691246" calcext:value-type="float">
            <text:p>2691246</text:p>
          </table:table-cell>
          <table:table-cell/>
          <table:table-cell office:value-type="float" office:value="2790021" calcext:value-type="float">
            <text:p>2790021</text:p>
          </table:table-cell>
          <table:table-cell/>
          <table:table-cell office:value-type="float" office:value="2889504" calcext:value-type="float">
            <text:p>2889504</text:p>
          </table:table-cell>
          <table:table-cell/>
          <table:table-cell office:value-type="float" office:value="3519302" calcext:value-type="float">
            <text:p>3519302</text:p>
          </table:table-cell>
          <table:table-cell/>
          <table:table-cell office:value-type="float" office:value="4697018" calcext:value-type="float">
            <text:p>4697018</text:p>
          </table:table-cell>
          <table:table-cell/>
          <table:table-cell office:value-type="float" office:value="3329682" calcext:value-type="float">
            <text:p>3329682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4096</text:p>
          </table:table-cell>
          <table:table-cell table:number-columns-repeated="2"/>
          <table:table-cell office:value-type="float" office:value="1392344" calcext:value-type="float">
            <text:p>1392344</text:p>
          </table:table-cell>
          <table:table-cell/>
          <table:table-cell office:value-type="float" office:value="2221399" calcext:value-type="float">
            <text:p>2221399</text:p>
          </table:table-cell>
          <table:table-cell/>
          <table:table-cell office:value-type="float" office:value="2435200" calcext:value-type="float">
            <text:p>2435200</text:p>
          </table:table-cell>
          <table:table-cell/>
          <table:table-cell office:value-type="float" office:value="2555461" calcext:value-type="float">
            <text:p>2555461</text:p>
          </table:table-cell>
          <table:table-cell/>
          <table:table-cell office:value-type="float" office:value="2652931" calcext:value-type="float">
            <text:p>2652931</text:p>
          </table:table-cell>
          <table:table-cell/>
          <table:table-cell office:value-type="float" office:value="2685695" calcext:value-type="float">
            <text:p>2685695</text:p>
          </table:table-cell>
          <table:table-cell/>
          <table:table-cell office:value-type="float" office:value="2719708" calcext:value-type="float">
            <text:p>2719708</text:p>
          </table:table-cell>
          <table:table-cell/>
          <table:table-cell office:value-type="float" office:value="3170416" calcext:value-type="float">
            <text:p>3170416</text:p>
          </table:table-cell>
          <table:table-cell/>
          <table:table-cell office:value-type="float" office:value="3225172" calcext:value-type="float">
            <text:p>3225172</text:p>
          </table:table-cell>
          <table:table-cell/>
          <table:table-cell office:value-type="float" office:value="5198450" calcext:value-type="float">
            <text:p>5198450</text:p>
          </table:table-cell>
          <table:table-cell/>
          <table:table-cell office:value-type="float" office:value="3025260" calcext:value-type="float">
            <text:p>3025260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8192</text:p>
          </table:table-cell>
          <table:table-cell table:number-columns-repeated="2"/>
          <table:table-cell office:value-type="float" office:value="1868209" calcext:value-type="float">
            <text:p>1868209</text:p>
          </table:table-cell>
          <table:table-cell/>
          <table:table-cell office:value-type="float" office:value="2172905" calcext:value-type="float">
            <text:p>2172905</text:p>
          </table:table-cell>
          <table:table-cell/>
          <table:table-cell office:value-type="float" office:value="2415140" calcext:value-type="float">
            <text:p>2415140</text:p>
          </table:table-cell>
          <table:table-cell/>
          <table:table-cell office:value-type="float" office:value="2025234" calcext:value-type="float">
            <text:p>2025234</text:p>
          </table:table-cell>
          <table:table-cell/>
          <table:table-cell office:value-type="float" office:value="2079659" calcext:value-type="float">
            <text:p>2079659</text:p>
          </table:table-cell>
          <table:table-cell/>
          <table:table-cell office:value-type="float" office:value="2649414" calcext:value-type="float">
            <text:p>2649414</text:p>
          </table:table-cell>
          <table:table-cell/>
          <table:table-cell office:value-type="float" office:value="2172356" calcext:value-type="float">
            <text:p>2172356</text:p>
          </table:table-cell>
          <table:table-cell/>
          <table:table-cell office:value-type="float" office:value="2781533" calcext:value-type="float">
            <text:p>2781533</text:p>
          </table:table-cell>
          <table:table-cell/>
          <table:table-cell office:value-type="float" office:value="2947864" calcext:value-type="float">
            <text:p>2947864</text:p>
          </table:table-cell>
          <table:table-cell/>
          <table:table-cell office:value-type="float" office:value="3263713" calcext:value-type="float">
            <text:p>3263713</text:p>
          </table:table-cell>
          <table:table-cell/>
          <table:table-cell office:value-type="float" office:value="4490996" calcext:value-type="float">
            <text:p>4490996</text:p>
          </table:table-cell>
          <table:table-cell/>
          <table:table-cell office:value-type="float" office:value="2845572" calcext:value-type="float">
            <text:p>2845572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16384</text:p>
          </table:table-cell>
          <table:table-cell table:number-columns-repeated="2"/>
          <table:table-cell office:value-type="float" office:value="1851937" calcext:value-type="float">
            <text:p>1851937</text:p>
          </table:table-cell>
          <table:table-cell/>
          <table:table-cell office:value-type="float" office:value="2155174" calcext:value-type="float">
            <text:p>2155174</text:p>
          </table:table-cell>
          <table:table-cell/>
          <table:table-cell office:value-type="float" office:value="2137809" calcext:value-type="float">
            <text:p>2137809</text:p>
          </table:table-cell>
          <table:table-cell/>
          <table:table-cell office:value-type="float" office:value="2496819" calcext:value-type="float">
            <text:p>2496819</text:p>
          </table:table-cell>
          <table:table-cell/>
          <table:table-cell office:value-type="float" office:value="2286015" calcext:value-type="float">
            <text:p>2286015</text:p>
          </table:table-cell>
          <table:table-cell/>
          <table:table-cell office:value-type="float" office:value="2631135" calcext:value-type="float">
            <text:p>2631135</text:p>
          </table:table-cell>
          <table:table-cell/>
          <table:table-cell office:value-type="float" office:value="2344909" calcext:value-type="float">
            <text:p>2344909</text:p>
          </table:table-cell>
          <table:table-cell/>
          <table:table-cell office:value-type="float" office:value="2768066" calcext:value-type="float">
            <text:p>2768066</text:p>
          </table:table-cell>
          <table:table-cell/>
          <table:table-cell office:value-type="float" office:value="2797818" calcext:value-type="float">
            <text:p>2797818</text:p>
          </table:table-cell>
          <table:table-cell/>
          <table:table-cell office:value-type="float" office:value="2922143" calcext:value-type="float">
            <text:p>2922143</text:p>
          </table:table-cell>
          <table:table-cell/>
          <table:table-cell office:value-type="float" office:value="3163471" calcext:value-type="float">
            <text:p>3163471</text:p>
          </table:table-cell>
          <table:table-cell/>
          <table:table-cell office:value-type="float" office:value="3606411" calcext:value-type="float">
            <text:p>3606411</text:p>
          </table:table-cell>
          <table:table-cell/>
          <table:table-cell office:value-type="float" office:value="2566380" calcext:value-type="float">
            <text:p>2566380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3276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50796" calcext:value-type="float">
            <text:p>2550796</text:p>
          </table:table-cell>
          <table:table-cell/>
          <table:table-cell office:value-type="float" office:value="2607464" calcext:value-type="float">
            <text:p>2607464</text:p>
          </table:table-cell>
          <table:table-cell/>
          <table:table-cell office:value-type="float" office:value="2639614" calcext:value-type="float">
            <text:p>2639614</text:p>
          </table:table-cell>
          <table:table-cell/>
          <table:table-cell office:value-type="float" office:value="2535829" calcext:value-type="float">
            <text:p>2535829</text:p>
          </table:table-cell>
          <table:table-cell/>
          <table:table-cell office:value-type="float" office:value="2734787" calcext:value-type="float">
            <text:p>2734787</text:p>
          </table:table-cell>
          <table:table-cell/>
          <table:table-cell office:value-type="float" office:value="2745495" calcext:value-type="float">
            <text:p>2745495</text:p>
          </table:table-cell>
          <table:table-cell/>
          <table:table-cell office:value-type="float" office:value="2621839" calcext:value-type="float">
            <text:p>2621839</text:p>
          </table:table-cell>
          <table:table-cell/>
          <table:table-cell office:value-type="float" office:value="3121994" calcext:value-type="float">
            <text:p>3121994</text:p>
          </table:table-cell>
          <table:table-cell/>
          <table:table-cell office:value-type="float" office:value="4317254" calcext:value-type="float">
            <text:p>4317254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6553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50034" calcext:value-type="float">
            <text:p>2550034</text:p>
          </table:table-cell>
          <table:table-cell/>
          <table:table-cell office:value-type="float" office:value="2616095" calcext:value-type="float">
            <text:p>2616095</text:p>
          </table:table-cell>
          <table:table-cell/>
          <table:table-cell office:value-type="float" office:value="2590357" calcext:value-type="float">
            <text:p>2590357</text:p>
          </table:table-cell>
          <table:table-cell/>
          <table:table-cell office:value-type="float" office:value="2587577" calcext:value-type="float">
            <text:p>2587577</text:p>
          </table:table-cell>
          <table:table-cell/>
          <table:table-cell office:value-type="float" office:value="2609861" calcext:value-type="float">
            <text:p>2609861</text:p>
          </table:table-cell>
          <table:table-cell/>
          <table:table-cell office:value-type="float" office:value="2593437" calcext:value-type="float">
            <text:p>2593437</text:p>
          </table:table-cell>
          <table:table-cell/>
          <table:table-cell office:value-type="float" office:value="2515957" calcext:value-type="float">
            <text:p>2515957</text:p>
          </table:table-cell>
          <table:table-cell/>
          <table:table-cell office:value-type="float" office:value="2732824" calcext:value-type="float">
            <text:p>2732824</text:p>
          </table:table-cell>
          <table:table-cell/>
          <table:table-cell office:value-type="float" office:value="3086927" calcext:value-type="float">
            <text:p>3086927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310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346527" calcext:value-type="float">
            <text:p>2346527</text:p>
          </table:table-cell>
          <table:table-cell/>
          <table:table-cell office:value-type="float" office:value="2468584" calcext:value-type="float">
            <text:p>2468584</text:p>
          </table:table-cell>
          <table:table-cell/>
          <table:table-cell office:value-type="float" office:value="2136078" calcext:value-type="float">
            <text:p>2136078</text:p>
          </table:table-cell>
          <table:table-cell/>
          <table:table-cell office:value-type="float" office:value="2227257" calcext:value-type="float">
            <text:p>2227257</text:p>
          </table:table-cell>
          <table:table-cell/>
          <table:table-cell office:value-type="float" office:value="2536033" calcext:value-type="float">
            <text:p>2536033</text:p>
          </table:table-cell>
          <table:table-cell/>
          <table:table-cell office:value-type="float" office:value="2447887" calcext:value-type="float">
            <text:p>2447887</text:p>
          </table:table-cell>
          <table:table-cell/>
          <table:table-cell office:value-type="float" office:value="2392689" calcext:value-type="float">
            <text:p>2392689</text:p>
          </table:table-cell>
          <table:table-cell/>
          <table:table-cell office:value-type="float" office:value="2421876" calcext:value-type="float">
            <text:p>2421876</text:p>
          </table:table-cell>
          <table:table-cell/>
          <table:table-cell office:value-type="float" office:value="2552032" calcext:value-type="float">
            <text:p>2552032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621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84547" calcext:value-type="float">
            <text:p>384547</text:p>
          </table:table-cell>
          <table:table-cell/>
          <table:table-cell office:value-type="float" office:value="297006" calcext:value-type="float">
            <text:p>297006</text:p>
          </table:table-cell>
          <table:table-cell/>
          <table:table-cell office:value-type="float" office:value="382799" calcext:value-type="float">
            <text:p>382799</text:p>
          </table:table-cell>
          <table:table-cell/>
          <table:table-cell office:value-type="float" office:value="294511" calcext:value-type="float">
            <text:p>294511</text:p>
          </table:table-cell>
          <table:table-cell/>
          <table:table-cell office:value-type="float" office:value="381697" calcext:value-type="float">
            <text:p>381697</text:p>
          </table:table-cell>
          <table:table-cell/>
          <table:table-cell office:value-type="float" office:value="400629" calcext:value-type="float">
            <text:p>400629</text:p>
          </table:table-cell>
          <table:table-cell/>
          <table:table-cell office:value-type="float" office:value="417439" calcext:value-type="float">
            <text:p>417439</text:p>
          </table:table-cell>
          <table:table-cell/>
          <table:table-cell office:value-type="float" office:value="439767" calcext:value-type="float">
            <text:p>439767</text:p>
          </table:table-cell>
          <table:table-cell/>
          <table:table-cell office:value-type="float" office:value="379783" calcext:value-type="float">
            <text:p>379783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52428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49432" calcext:value-type="float">
            <text:p>149432</text:p>
          </table:table-cell>
          <table:table-cell/>
          <table:table-cell office:value-type="float" office:value="105902" calcext:value-type="float">
            <text:p>105902</text:p>
          </table:table-cell>
          <table:table-cell/>
          <table:table-cell office:value-type="float" office:value="129963" calcext:value-type="float">
            <text:p>129963</text:p>
          </table:table-cell>
          <table:table-cell/>
          <table:table-cell office:value-type="float" office:value="141423" calcext:value-type="float">
            <text:p>141423</text:p>
          </table:table-cell>
          <table:table-cell/>
          <table:table-cell office:value-type="float" office:value="239099" calcext:value-type="float">
            <text:p>239099</text:p>
          </table:table-cell>
          <table:table-cell/>
          <table:table-cell office:value-type="float" office:value="214380" calcext:value-type="float">
            <text:p>214380</text:p>
          </table:table-cell>
          <table:table-cell/>
          <table:table-cell office:value-type="float" office:value="220264" calcext:value-type="float">
            <text:p>220264</text:p>
          </table:table-cell>
          <table:table-cell/>
          <table:table-cell office:value-type="float" office:value="214374" calcext:value-type="float">
            <text:p>214374</text:p>
          </table:table-cell>
          <table:table-cell/>
          <table:table-cell office:value-type="float" office:value="228065" calcext:value-type="float">
            <text:p>228065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04857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79688" calcext:value-type="float">
            <text:p>179688</text:p>
          </table:table-cell>
          <table:table-cell/>
          <table:table-cell office:value-type="float" office:value="137319" calcext:value-type="float">
            <text:p>137319</text:p>
          </table:table-cell>
          <table:table-cell/>
          <table:table-cell office:value-type="float" office:value="168637" calcext:value-type="float">
            <text:p>168637</text:p>
          </table:table-cell>
          <table:table-cell/>
          <table:table-cell office:value-type="float" office:value="172775" calcext:value-type="float">
            <text:p>172775</text:p>
          </table:table-cell>
          <table:table-cell/>
          <table:table-cell office:value-type="float" office:value="170100" calcext:value-type="float">
            <text:p>170100</text:p>
          </table:table-cell>
          <table:table-cell/>
          <table:table-cell office:value-type="float" office:value="152584" calcext:value-type="float">
            <text:p>152584</text:p>
          </table:table-cell>
          <table:table-cell/>
          <table:table-cell office:value-type="float" office:value="172704" calcext:value-type="float">
            <text:p>172704</text:p>
          </table:table-cell>
          <table:table-cell/>
          <table:table-cell office:value-type="float" office:value="180193" calcext:value-type="float">
            <text:p>180193</text:p>
          </table:table-cell>
          <table:table-cell/>
          <table:table-cell office:value-type="float" office:value="216177" calcext:value-type="float">
            <text:p>216177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09715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86074" calcext:value-type="float">
            <text:p>186074</text:p>
          </table:table-cell>
          <table:table-cell/>
          <table:table-cell office:value-type="float" office:value="223689" calcext:value-type="float">
            <text:p>223689</text:p>
          </table:table-cell>
          <table:table-cell/>
          <table:table-cell office:value-type="float" office:value="203949" calcext:value-type="float">
            <text:p>203949</text:p>
          </table:table-cell>
          <table:table-cell/>
          <table:table-cell office:value-type="float" office:value="210813" calcext:value-type="float">
            <text:p>210813</text:p>
          </table:table-cell>
          <table:table-cell/>
          <table:table-cell office:value-type="float" office:value="210180" calcext:value-type="float">
            <text:p>210180</text:p>
          </table:table-cell>
          <table:table-cell/>
          <table:table-cell office:value-type="float" office:value="200504" calcext:value-type="float">
            <text:p>200504</text:p>
          </table:table-cell>
          <table:table-cell/>
          <table:table-cell office:value-type="float" office:value="209673" calcext:value-type="float">
            <text:p>209673</text:p>
          </table:table-cell>
          <table:table-cell/>
          <table:table-cell office:value-type="float" office:value="232127" calcext:value-type="float">
            <text:p>232127</text:p>
          </table:table-cell>
          <table:table-cell/>
          <table:table-cell office:value-type="float" office:value="227627" calcext:value-type="float">
            <text:p>227627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41943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21690" calcext:value-type="float">
            <text:p>221690</text:p>
          </table:table-cell>
          <table:table-cell/>
          <table:table-cell office:value-type="float" office:value="225179" calcext:value-type="float">
            <text:p>225179</text:p>
          </table:table-cell>
          <table:table-cell/>
          <table:table-cell office:value-type="float" office:value="214862" calcext:value-type="float">
            <text:p>214862</text:p>
          </table:table-cell>
          <table:table-cell/>
          <table:table-cell office:value-type="float" office:value="216735" calcext:value-type="float">
            <text:p>216735</text:p>
          </table:table-cell>
          <table:table-cell/>
          <table:table-cell office:value-type="float" office:value="225824" calcext:value-type="float">
            <text:p>225824</text:p>
          </table:table-cell>
          <table:table-cell/>
          <table:table-cell office:value-type="float" office:value="231492" calcext:value-type="float">
            <text:p>231492</text:p>
          </table:table-cell>
          <table:table-cell/>
          <table:table-cell office:value-type="float" office:value="254867" calcext:value-type="float">
            <text:p>254867</text:p>
          </table:table-cell>
          <table:table-cell/>
          <table:table-cell office:value-type="float" office:value="273247" calcext:value-type="float">
            <text:p>273247</text:p>
          </table:table-cell>
          <table:table-cell/>
          <table:table-cell office:value-type="float" office:value="233481" calcext:value-type="float">
            <text:p>233481</text:p>
          </table:table-cell>
          <table:table-cell table:number-columns-repeated="52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Fread report</text:p>
          </table:table-cell>
          <table:table-cell table:number-columns-repeated="79"/>
        </table:table-row>
        <table:table-row table:style-name="ro1">
          <table:table-cell table:number-columns-repeated="8"/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16</text:p>
          </table:table-cell>
          <table:table-cell/>
          <table:table-cell table:style-name="ce1" office:value-type="string" calcext:value-type="string">
            <text:p>32</text:p>
          </table:table-cell>
          <table:table-cell/>
          <table:table-cell table:style-name="ce1" office:value-type="string" calcext:value-type="string">
            <text:p>64</text:p>
          </table:table-cell>
          <table:table-cell/>
          <table:table-cell table:style-name="ce1" office:value-type="string" calcext:value-type="string">
            <text:p>128</text:p>
          </table:table-cell>
          <table:table-cell/>
          <table:table-cell table:style-name="ce1" office:value-type="string" calcext:value-type="string">
            <text:p>256</text:p>
          </table:table-cell>
          <table:table-cell/>
          <table:table-cell table:style-name="ce1" office:value-type="string" calcext:value-type="string">
            <text:p>512</text:p>
          </table:table-cell>
          <table:table-cell/>
          <table:table-cell table:style-name="ce1" office:value-type="string" calcext:value-type="string">
            <text:p>1024</text:p>
          </table:table-cell>
          <table:table-cell/>
          <table:table-cell table:style-name="ce1" office:value-type="string" calcext:value-type="string">
            <text:p>2048</text:p>
          </table:table-cell>
          <table:table-cell/>
          <table:table-cell table:style-name="ce1" office:value-type="string" calcext:value-type="string">
            <text:p>4096</text:p>
          </table:table-cell>
          <table:table-cell/>
          <table:table-cell table:style-name="ce1" office:value-type="string" calcext:value-type="string">
            <text:p>8192</text:p>
          </table:table-cell>
          <table:table-cell/>
          <table:table-cell table:style-name="ce1" office:value-type="string" calcext:value-type="string">
            <text:p>16384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64</text:p>
          </table:table-cell>
          <table:table-cell table:number-columns-repeated="2"/>
          <table:table-cell office:value-type="float" office:value="3541098" calcext:value-type="float">
            <text:p>3541098</text:p>
          </table:table-cell>
          <table:table-cell/>
          <table:table-cell office:value-type="float" office:value="5389653" calcext:value-type="float">
            <text:p>5389653</text:p>
          </table:table-cell>
          <table:table-cell/>
          <table:table-cell office:value-type="float" office:value="5860307" calcext:value-type="float">
            <text:p>5860307</text:p>
          </table:table-cell>
          <table:table-cell/>
          <table:table-cell office:value-type="float" office:value="5283570" calcext:value-type="float">
            <text:p>5283570</text:p>
          </table:table-cell>
          <table:table-cell/>
          <table:table-cell office:value-type="float" office:value="4897948" calcext:value-type="float">
            <text:p>4897948</text:p>
          </table:table-cell>
          <table:table-cell table:number-columns-repeated="68"/>
        </table:table-row>
        <table:table-row table:style-name="ro1">
          <table:table-cell table:style-name="ce1" office:value-type="string" calcext:value-type="string">
            <text:p>128</text:p>
          </table:table-cell>
          <table:table-cell table:number-columns-repeated="2"/>
          <table:table-cell office:value-type="float" office:value="3982553" calcext:value-type="float">
            <text:p>3982553</text:p>
          </table:table-cell>
          <table:table-cell/>
          <table:table-cell office:value-type="float" office:value="5545860" calcext:value-type="float">
            <text:p>5545860</text:p>
          </table:table-cell>
          <table:table-cell/>
          <table:table-cell office:value-type="float" office:value="5603747" calcext:value-type="float">
            <text:p>5603747</text:p>
          </table:table-cell>
          <table:table-cell/>
          <table:table-cell office:value-type="float" office:value="6406138" calcext:value-type="float">
            <text:p>6406138</text:p>
          </table:table-cell>
          <table:table-cell/>
          <table:table-cell office:value-type="float" office:value="6727225" calcext:value-type="float">
            <text:p>6727225</text:p>
          </table:table-cell>
          <table:table-cell/>
          <table:table-cell office:value-type="float" office:value="5603747" calcext:value-type="float">
            <text:p>5603747</text:p>
          </table:table-cell>
          <table:table-cell table:number-columns-repeated="66"/>
        </table:table-row>
        <table:table-row table:style-name="ro1">
          <table:table-cell table:style-name="ce1" office:value-type="string" calcext:value-type="string">
            <text:p>256</text:p>
          </table:table-cell>
          <table:table-cell table:number-columns-repeated="2"/>
          <table:table-cell office:value-type="float" office:value="4197489" calcext:value-type="float">
            <text:p>4197489</text:p>
          </table:table-cell>
          <table:table-cell/>
          <table:table-cell office:value-type="float" office:value="5810112" calcext:value-type="float">
            <text:p>5810112</text:p>
          </table:table-cell>
          <table:table-cell/>
          <table:table-cell office:value-type="float" office:value="6936061" calcext:value-type="float">
            <text:p>6936061</text:p>
          </table:table-cell>
          <table:table-cell/>
          <table:table-cell office:value-type="float" office:value="7120034" calcext:value-type="float">
            <text:p>7120034</text:p>
          </table:table-cell>
          <table:table-cell/>
          <table:table-cell office:value-type="float" office:value="8271916" calcext:value-type="float">
            <text:p>8271916</text:p>
          </table:table-cell>
          <table:table-cell/>
          <table:table-cell office:value-type="float" office:value="7735574" calcext:value-type="float">
            <text:p>7735574</text:p>
          </table:table-cell>
          <table:table-cell/>
          <table:table-cell office:value-type="float" office:value="6936061" calcext:value-type="float">
            <text:p>6936061</text:p>
          </table:table-cell>
          <table:table-cell table:number-columns-repeated="64"/>
        </table:table-row>
        <table:table-row table:style-name="ro1">
          <table:table-cell table:style-name="ce1" office:value-type="string" calcext:value-type="string">
            <text:p>512</text:p>
          </table:table-cell>
          <table:table-cell table:number-columns-repeated="2"/>
          <table:table-cell office:value-type="float" office:value="4195896" calcext:value-type="float">
            <text:p>4195896</text:p>
          </table:table-cell>
          <table:table-cell/>
          <table:table-cell office:value-type="float" office:value="6228097" calcext:value-type="float">
            <text:p>6228097</text:p>
          </table:table-cell>
          <table:table-cell/>
          <table:table-cell office:value-type="float" office:value="7022379" calcext:value-type="float">
            <text:p>7022379</text:p>
          </table:table-cell>
          <table:table-cell/>
          <table:table-cell office:value-type="float" office:value="6757222" calcext:value-type="float">
            <text:p>6757222</text:p>
          </table:table-cell>
          <table:table-cell/>
          <table:table-cell office:value-type="float" office:value="9344779" calcext:value-type="float">
            <text:p>9344779</text:p>
          </table:table-cell>
          <table:table-cell/>
          <table:table-cell office:value-type="float" office:value="8394979" calcext:value-type="float">
            <text:p>8394979</text:p>
          </table:table-cell>
          <table:table-cell/>
          <table:table-cell office:value-type="float" office:value="7758090" calcext:value-type="float">
            <text:p>7758090</text:p>
          </table:table-cell>
          <table:table-cell/>
          <table:table-cell office:value-type="float" office:value="6395018" calcext:value-type="float">
            <text:p>6395018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024</text:p>
          </table:table-cell>
          <table:table-cell table:number-columns-repeated="2"/>
          <table:table-cell office:value-type="float" office:value="4146499" calcext:value-type="float">
            <text:p>4146499</text:p>
          </table:table-cell>
          <table:table-cell/>
          <table:table-cell office:value-type="float" office:value="5917516" calcext:value-type="float">
            <text:p>5917516</text:p>
          </table:table-cell>
          <table:table-cell/>
          <table:table-cell office:value-type="float" office:value="7113161" calcext:value-type="float">
            <text:p>7113161</text:p>
          </table:table-cell>
          <table:table-cell/>
          <table:table-cell office:value-type="float" office:value="8246774" calcext:value-type="float">
            <text:p>8246774</text:p>
          </table:table-cell>
          <table:table-cell/>
          <table:table-cell office:value-type="float" office:value="8914314" calcext:value-type="float">
            <text:p>8914314</text:p>
          </table:table-cell>
          <table:table-cell/>
          <table:table-cell office:value-type="float" office:value="8199542" calcext:value-type="float">
            <text:p>8199542</text:p>
          </table:table-cell>
          <table:table-cell/>
          <table:table-cell office:value-type="float" office:value="8262639" calcext:value-type="float">
            <text:p>8262639</text:p>
          </table:table-cell>
          <table:table-cell/>
          <table:table-cell office:value-type="float" office:value="7869040" calcext:value-type="float">
            <text:p>7869040</text:p>
          </table:table-cell>
          <table:table-cell/>
          <table:table-cell office:value-type="float" office:value="7113161" calcext:value-type="float">
            <text:p>7113161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2048</text:p>
          </table:table-cell>
          <table:table-cell table:number-columns-repeated="2"/>
          <table:table-cell office:value-type="float" office:value="4186524" calcext:value-type="float">
            <text:p>4186524</text:p>
          </table:table-cell>
          <table:table-cell/>
          <table:table-cell office:value-type="float" office:value="5785224" calcext:value-type="float">
            <text:p>5785224</text:p>
          </table:table-cell>
          <table:table-cell/>
          <table:table-cell office:value-type="float" office:value="7042051" calcext:value-type="float">
            <text:p>7042051</text:p>
          </table:table-cell>
          <table:table-cell/>
          <table:table-cell office:value-type="float" office:value="7940367" calcext:value-type="float">
            <text:p>7940367</text:p>
          </table:table-cell>
          <table:table-cell/>
          <table:table-cell office:value-type="float" office:value="7582884" calcext:value-type="float">
            <text:p>7582884</text:p>
          </table:table-cell>
          <table:table-cell/>
          <table:table-cell office:value-type="float" office:value="2142232" calcext:value-type="float">
            <text:p>2142232</text:p>
          </table:table-cell>
          <table:table-cell/>
          <table:table-cell office:value-type="float" office:value="8431376" calcext:value-type="float">
            <text:p>8431376</text:p>
          </table:table-cell>
          <table:table-cell/>
          <table:table-cell office:value-type="float" office:value="8097557" calcext:value-type="float">
            <text:p>8097557</text:p>
          </table:table-cell>
          <table:table-cell/>
          <table:table-cell office:value-type="float" office:value="6945257" calcext:value-type="float">
            <text:p>6945257</text:p>
          </table:table-cell>
          <table:table-cell/>
          <table:table-cell office:value-type="float" office:value="6483920" calcext:value-type="float">
            <text:p>6483920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4096</text:p>
          </table:table-cell>
          <table:table-cell table:number-columns-repeated="2"/>
          <table:table-cell office:value-type="float" office:value="3821310" calcext:value-type="float">
            <text:p>3821310</text:p>
          </table:table-cell>
          <table:table-cell/>
          <table:table-cell office:value-type="float" office:value="5461198" calcext:value-type="float">
            <text:p>5461198</text:p>
          </table:table-cell>
          <table:table-cell/>
          <table:table-cell office:value-type="float" office:value="6351609" calcext:value-type="float">
            <text:p>6351609</text:p>
          </table:table-cell>
          <table:table-cell/>
          <table:table-cell office:value-type="float" office:value="7209932" calcext:value-type="float">
            <text:p>7209932</text:p>
          </table:table-cell>
          <table:table-cell/>
          <table:table-cell office:value-type="float" office:value="7728911" calcext:value-type="float">
            <text:p>7728911</text:p>
          </table:table-cell>
          <table:table-cell/>
          <table:table-cell office:value-type="float" office:value="7892238" calcext:value-type="float">
            <text:p>7892238</text:p>
          </table:table-cell>
          <table:table-cell/>
          <table:table-cell office:value-type="float" office:value="7921350" calcext:value-type="float">
            <text:p>7921350</text:p>
          </table:table-cell>
          <table:table-cell/>
          <table:table-cell office:value-type="float" office:value="8047509" calcext:value-type="float">
            <text:p>8047509</text:p>
          </table:table-cell>
          <table:table-cell/>
          <table:table-cell office:value-type="float" office:value="7863339" calcext:value-type="float">
            <text:p>7863339</text:p>
          </table:table-cell>
          <table:table-cell/>
          <table:table-cell office:value-type="float" office:value="7377115" calcext:value-type="float">
            <text:p>7377115</text:p>
          </table:table-cell>
          <table:table-cell/>
          <table:table-cell office:value-type="float" office:value="5800471" calcext:value-type="float">
            <text:p>5800471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8192</text:p>
          </table:table-cell>
          <table:table-cell table:number-columns-repeated="2"/>
          <table:table-cell office:value-type="float" office:value="3763056" calcext:value-type="float">
            <text:p>3763056</text:p>
          </table:table-cell>
          <table:table-cell/>
          <table:table-cell office:value-type="float" office:value="4832725" calcext:value-type="float">
            <text:p>4832725</text:p>
          </table:table-cell>
          <table:table-cell/>
          <table:table-cell office:value-type="float" office:value="5948908" calcext:value-type="float">
            <text:p>5948908</text:p>
          </table:table-cell>
          <table:table-cell/>
          <table:table-cell office:value-type="float" office:value="6978288" calcext:value-type="float">
            <text:p>6978288</text:p>
          </table:table-cell>
          <table:table-cell/>
          <table:table-cell office:value-type="float" office:value="7049878" calcext:value-type="float">
            <text:p>7049878</text:p>
          </table:table-cell>
          <table:table-cell/>
          <table:table-cell office:value-type="float" office:value="7134785" calcext:value-type="float">
            <text:p>7134785</text:p>
          </table:table-cell>
          <table:table-cell/>
          <table:table-cell office:value-type="float" office:value="6972624" calcext:value-type="float">
            <text:p>6972624</text:p>
          </table:table-cell>
          <table:table-cell/>
          <table:table-cell office:value-type="float" office:value="6827153" calcext:value-type="float">
            <text:p>6827153</text:p>
          </table:table-cell>
          <table:table-cell/>
          <table:table-cell office:value-type="float" office:value="6715075" calcext:value-type="float">
            <text:p>6715075</text:p>
          </table:table-cell>
          <table:table-cell/>
          <table:table-cell office:value-type="float" office:value="6715075" calcext:value-type="float">
            <text:p>6715075</text:p>
          </table:table-cell>
          <table:table-cell/>
          <table:table-cell office:value-type="float" office:value="5572627" calcext:value-type="float">
            <text:p>5572627</text:p>
          </table:table-cell>
          <table:table-cell/>
          <table:table-cell office:value-type="float" office:value="5299316" calcext:value-type="float">
            <text:p>5299316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16384</text:p>
          </table:table-cell>
          <table:table-cell table:number-columns-repeated="2"/>
          <table:table-cell office:value-type="float" office:value="3574893" calcext:value-type="float">
            <text:p>3574893</text:p>
          </table:table-cell>
          <table:table-cell/>
          <table:table-cell office:value-type="float" office:value="4858970" calcext:value-type="float">
            <text:p>4858970</text:p>
          </table:table-cell>
          <table:table-cell/>
          <table:table-cell office:value-type="float" office:value="5797250" calcext:value-type="float">
            <text:p>5797250</text:p>
          </table:table-cell>
          <table:table-cell/>
          <table:table-cell office:value-type="float" office:value="6377200" calcext:value-type="float">
            <text:p>6377200</text:p>
          </table:table-cell>
          <table:table-cell/>
          <table:table-cell office:value-type="float" office:value="6579926" calcext:value-type="float">
            <text:p>6579926</text:p>
          </table:table-cell>
          <table:table-cell/>
          <table:table-cell office:value-type="float" office:value="6723489" calcext:value-type="float">
            <text:p>6723489</text:p>
          </table:table-cell>
          <table:table-cell/>
          <table:table-cell office:value-type="float" office:value="6720201" calcext:value-type="float">
            <text:p>6720201</text:p>
          </table:table-cell>
          <table:table-cell/>
          <table:table-cell office:value-type="float" office:value="5176294" calcext:value-type="float">
            <text:p>5176294</text:p>
          </table:table-cell>
          <table:table-cell/>
          <table:table-cell office:value-type="float" office:value="6509495" calcext:value-type="float">
            <text:p>6509495</text:p>
          </table:table-cell>
          <table:table-cell/>
          <table:table-cell office:value-type="float" office:value="6517521" calcext:value-type="float">
            <text:p>6517521</text:p>
          </table:table-cell>
          <table:table-cell/>
          <table:table-cell office:value-type="float" office:value="5866036" calcext:value-type="float">
            <text:p>5866036</text:p>
          </table:table-cell>
          <table:table-cell/>
          <table:table-cell office:value-type="float" office:value="4203333" calcext:value-type="float">
            <text:p>4203333</text:p>
          </table:table-cell>
          <table:table-cell/>
          <table:table-cell office:value-type="float" office:value="4355176" calcext:value-type="float">
            <text:p>4355176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3276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897189" calcext:value-type="float">
            <text:p>6897189</text:p>
          </table:table-cell>
          <table:table-cell/>
          <table:table-cell office:value-type="float" office:value="6624903" calcext:value-type="float">
            <text:p>6624903</text:p>
          </table:table-cell>
          <table:table-cell/>
          <table:table-cell office:value-type="float" office:value="6522409" calcext:value-type="float">
            <text:p>6522409</text:p>
          </table:table-cell>
          <table:table-cell/>
          <table:table-cell office:value-type="float" office:value="6569486" calcext:value-type="float">
            <text:p>6569486</text:p>
          </table:table-cell>
          <table:table-cell/>
          <table:table-cell office:value-type="float" office:value="6789856" calcext:value-type="float">
            <text:p>6789856</text:p>
          </table:table-cell>
          <table:table-cell/>
          <table:table-cell office:value-type="float" office:value="5723569" calcext:value-type="float">
            <text:p>5723569</text:p>
          </table:table-cell>
          <table:table-cell/>
          <table:table-cell office:value-type="float" office:value="6175697" calcext:value-type="float">
            <text:p>6175697</text:p>
          </table:table-cell>
          <table:table-cell/>
          <table:table-cell office:value-type="float" office:value="5429621" calcext:value-type="float">
            <text:p>5429621</text:p>
          </table:table-cell>
          <table:table-cell/>
          <table:table-cell office:value-type="float" office:value="4674507" calcext:value-type="float">
            <text:p>4674507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6553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868890" calcext:value-type="float">
            <text:p>6868890</text:p>
          </table:table-cell>
          <table:table-cell/>
          <table:table-cell office:value-type="float" office:value="6771758" calcext:value-type="float">
            <text:p>6771758</text:p>
          </table:table-cell>
          <table:table-cell/>
          <table:table-cell office:value-type="float" office:value="6660186" calcext:value-type="float">
            <text:p>6660186</text:p>
          </table:table-cell>
          <table:table-cell/>
          <table:table-cell office:value-type="float" office:value="6743681" calcext:value-type="float">
            <text:p>6743681</text:p>
          </table:table-cell>
          <table:table-cell/>
          <table:table-cell office:value-type="float" office:value="6212518" calcext:value-type="float">
            <text:p>6212518</text:p>
          </table:table-cell>
          <table:table-cell/>
          <table:table-cell office:value-type="float" office:value="6254075" calcext:value-type="float">
            <text:p>6254075</text:p>
          </table:table-cell>
          <table:table-cell/>
          <table:table-cell office:value-type="float" office:value="6271912" calcext:value-type="float">
            <text:p>6271912</text:p>
          </table:table-cell>
          <table:table-cell/>
          <table:table-cell office:value-type="float" office:value="5700755" calcext:value-type="float">
            <text:p>5700755</text:p>
          </table:table-cell>
          <table:table-cell/>
          <table:table-cell office:value-type="float" office:value="5443147" calcext:value-type="float">
            <text:p>5443147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310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849105" calcext:value-type="float">
            <text:p>6849105</text:p>
          </table:table-cell>
          <table:table-cell/>
          <table:table-cell office:value-type="float" office:value="6683977" calcext:value-type="float">
            <text:p>6683977</text:p>
          </table:table-cell>
          <table:table-cell/>
          <table:table-cell office:value-type="float" office:value="6320644" calcext:value-type="float">
            <text:p>6320644</text:p>
          </table:table-cell>
          <table:table-cell/>
          <table:table-cell office:value-type="float" office:value="6320354" calcext:value-type="float">
            <text:p>6320354</text:p>
          </table:table-cell>
          <table:table-cell/>
          <table:table-cell office:value-type="float" office:value="6778338" calcext:value-type="float">
            <text:p>6778338</text:p>
          </table:table-cell>
          <table:table-cell/>
          <table:table-cell office:value-type="float" office:value="6797279" calcext:value-type="float">
            <text:p>6797279</text:p>
          </table:table-cell>
          <table:table-cell/>
          <table:table-cell office:value-type="float" office:value="6245961" calcext:value-type="float">
            <text:p>6245961</text:p>
          </table:table-cell>
          <table:table-cell/>
          <table:table-cell office:value-type="float" office:value="5433937" calcext:value-type="float">
            <text:p>5433937</text:p>
          </table:table-cell>
          <table:table-cell/>
          <table:table-cell office:value-type="float" office:value="5223839" calcext:value-type="float">
            <text:p>5223839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621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630361" calcext:value-type="float">
            <text:p>6630361</text:p>
          </table:table-cell>
          <table:table-cell/>
          <table:table-cell office:value-type="float" office:value="6421150" calcext:value-type="float">
            <text:p>6421150</text:p>
          </table:table-cell>
          <table:table-cell/>
          <table:table-cell office:value-type="float" office:value="6489826" calcext:value-type="float">
            <text:p>6489826</text:p>
          </table:table-cell>
          <table:table-cell/>
          <table:table-cell office:value-type="float" office:value="6347163" calcext:value-type="float">
            <text:p>6347163</text:p>
          </table:table-cell>
          <table:table-cell/>
          <table:table-cell office:value-type="float" office:value="6518065" calcext:value-type="float">
            <text:p>6518065</text:p>
          </table:table-cell>
          <table:table-cell/>
          <table:table-cell office:value-type="float" office:value="6650172" calcext:value-type="float">
            <text:p>6650172</text:p>
          </table:table-cell>
          <table:table-cell/>
          <table:table-cell office:value-type="float" office:value="6255406" calcext:value-type="float">
            <text:p>6255406</text:p>
          </table:table-cell>
          <table:table-cell/>
          <table:table-cell office:value-type="float" office:value="5553907" calcext:value-type="float">
            <text:p>5553907</text:p>
          </table:table-cell>
          <table:table-cell/>
          <table:table-cell office:value-type="float" office:value="5255696" calcext:value-type="float">
            <text:p>5255696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52428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485420" calcext:value-type="float">
            <text:p>6485420</text:p>
          </table:table-cell>
          <table:table-cell/>
          <table:table-cell office:value-type="float" office:value="6714927" calcext:value-type="float">
            <text:p>6714927</text:p>
          </table:table-cell>
          <table:table-cell/>
          <table:table-cell office:value-type="float" office:value="6400700" calcext:value-type="float">
            <text:p>6400700</text:p>
          </table:table-cell>
          <table:table-cell/>
          <table:table-cell office:value-type="float" office:value="6500854" calcext:value-type="float">
            <text:p>6500854</text:p>
          </table:table-cell>
          <table:table-cell/>
          <table:table-cell office:value-type="float" office:value="6451022" calcext:value-type="float">
            <text:p>6451022</text:p>
          </table:table-cell>
          <table:table-cell/>
          <table:table-cell office:value-type="float" office:value="6570528" calcext:value-type="float">
            <text:p>6570528</text:p>
          </table:table-cell>
          <table:table-cell/>
          <table:table-cell office:value-type="float" office:value="6263974" calcext:value-type="float">
            <text:p>6263974</text:p>
          </table:table-cell>
          <table:table-cell/>
          <table:table-cell office:value-type="float" office:value="5611731" calcext:value-type="float">
            <text:p>5611731</text:p>
          </table:table-cell>
          <table:table-cell/>
          <table:table-cell office:value-type="float" office:value="5342352" calcext:value-type="float">
            <text:p>5342352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04857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31191" calcext:value-type="float">
            <text:p>531191</text:p>
          </table:table-cell>
          <table:table-cell/>
          <table:table-cell office:value-type="float" office:value="580492" calcext:value-type="float">
            <text:p>580492</text:p>
          </table:table-cell>
          <table:table-cell/>
          <table:table-cell office:value-type="float" office:value="578327" calcext:value-type="float">
            <text:p>578327</text:p>
          </table:table-cell>
          <table:table-cell/>
          <table:table-cell office:value-type="float" office:value="442766" calcext:value-type="float">
            <text:p>442766</text:p>
          </table:table-cell>
          <table:table-cell/>
          <table:table-cell office:value-type="float" office:value="577689" calcext:value-type="float">
            <text:p>577689</text:p>
          </table:table-cell>
          <table:table-cell/>
          <table:table-cell office:value-type="float" office:value="435433" calcext:value-type="float">
            <text:p>435433</text:p>
          </table:table-cell>
          <table:table-cell/>
          <table:table-cell office:value-type="float" office:value="581239" calcext:value-type="float">
            <text:p>581239</text:p>
          </table:table-cell>
          <table:table-cell/>
          <table:table-cell office:value-type="float" office:value="533145" calcext:value-type="float">
            <text:p>533145</text:p>
          </table:table-cell>
          <table:table-cell/>
          <table:table-cell office:value-type="float" office:value="537162" calcext:value-type="float">
            <text:p>537162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09715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68889" calcext:value-type="float">
            <text:p>568889</text:p>
          </table:table-cell>
          <table:table-cell/>
          <table:table-cell office:value-type="float" office:value="532344" calcext:value-type="float">
            <text:p>532344</text:p>
          </table:table-cell>
          <table:table-cell/>
          <table:table-cell office:value-type="float" office:value="579150" calcext:value-type="float">
            <text:p>579150</text:p>
          </table:table-cell>
          <table:table-cell/>
          <table:table-cell office:value-type="float" office:value="547147" calcext:value-type="float">
            <text:p>547147</text:p>
          </table:table-cell>
          <table:table-cell/>
          <table:table-cell office:value-type="float" office:value="553048" calcext:value-type="float">
            <text:p>553048</text:p>
          </table:table-cell>
          <table:table-cell/>
          <table:table-cell office:value-type="float" office:value="568387" calcext:value-type="float">
            <text:p>568387</text:p>
          </table:table-cell>
          <table:table-cell/>
          <table:table-cell office:value-type="float" office:value="577970" calcext:value-type="float">
            <text:p>577970</text:p>
          </table:table-cell>
          <table:table-cell/>
          <table:table-cell office:value-type="float" office:value="577295" calcext:value-type="float">
            <text:p>577295</text:p>
          </table:table-cell>
          <table:table-cell/>
          <table:table-cell office:value-type="float" office:value="562421" calcext:value-type="float">
            <text:p>562421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41943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82948" calcext:value-type="float">
            <text:p>582948</text:p>
          </table:table-cell>
          <table:table-cell/>
          <table:table-cell office:value-type="float" office:value="512811" calcext:value-type="float">
            <text:p>512811</text:p>
          </table:table-cell>
          <table:table-cell/>
          <table:table-cell office:value-type="float" office:value="570557" calcext:value-type="float">
            <text:p>570557</text:p>
          </table:table-cell>
          <table:table-cell/>
          <table:table-cell office:value-type="float" office:value="581259" calcext:value-type="float">
            <text:p>581259</text:p>
          </table:table-cell>
          <table:table-cell/>
          <table:table-cell office:value-type="float" office:value="562804" calcext:value-type="float">
            <text:p>562804</text:p>
          </table:table-cell>
          <table:table-cell/>
          <table:table-cell office:value-type="float" office:value="578232" calcext:value-type="float">
            <text:p>578232</text:p>
          </table:table-cell>
          <table:table-cell/>
          <table:table-cell office:value-type="float" office:value="573263" calcext:value-type="float">
            <text:p>573263</text:p>
          </table:table-cell>
          <table:table-cell/>
          <table:table-cell office:value-type="float" office:value="573376" calcext:value-type="float">
            <text:p>573376</text:p>
          </table:table-cell>
          <table:table-cell/>
          <table:table-cell office:value-type="float" office:value="576829" calcext:value-type="float">
            <text:p>576829</text:p>
          </table:table-cell>
          <table:table-cell table:number-columns-repeated="52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Re-Fread report</text:p>
          </table:table-cell>
          <table:table-cell table:number-columns-repeated="79"/>
        </table:table-row>
        <table:table-row table:style-name="ro1">
          <table:table-cell table:number-columns-repeated="8"/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16</text:p>
          </table:table-cell>
          <table:table-cell/>
          <table:table-cell table:style-name="ce1" office:value-type="string" calcext:value-type="string">
            <text:p>32</text:p>
          </table:table-cell>
          <table:table-cell/>
          <table:table-cell table:style-name="ce1" office:value-type="string" calcext:value-type="string">
            <text:p>64</text:p>
          </table:table-cell>
          <table:table-cell/>
          <table:table-cell table:style-name="ce1" office:value-type="string" calcext:value-type="string">
            <text:p>128</text:p>
          </table:table-cell>
          <table:table-cell/>
          <table:table-cell table:style-name="ce1" office:value-type="string" calcext:value-type="string">
            <text:p>256</text:p>
          </table:table-cell>
          <table:table-cell/>
          <table:table-cell table:style-name="ce1" office:value-type="string" calcext:value-type="string">
            <text:p>512</text:p>
          </table:table-cell>
          <table:table-cell/>
          <table:table-cell table:style-name="ce1" office:value-type="string" calcext:value-type="string">
            <text:p>1024</text:p>
          </table:table-cell>
          <table:table-cell/>
          <table:table-cell table:style-name="ce1" office:value-type="string" calcext:value-type="string">
            <text:p>2048</text:p>
          </table:table-cell>
          <table:table-cell/>
          <table:table-cell table:style-name="ce1" office:value-type="string" calcext:value-type="string">
            <text:p>4096</text:p>
          </table:table-cell>
          <table:table-cell/>
          <table:table-cell table:style-name="ce1" office:value-type="string" calcext:value-type="string">
            <text:p>8192</text:p>
          </table:table-cell>
          <table:table-cell/>
          <table:table-cell table:style-name="ce1" office:value-type="string" calcext:value-type="string">
            <text:p>16384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64</text:p>
          </table:table-cell>
          <table:table-cell table:number-columns-repeated="2"/>
          <table:table-cell office:value-type="float" office:value="3738358" calcext:value-type="float">
            <text:p>3738358</text:p>
          </table:table-cell>
          <table:table-cell/>
          <table:table-cell office:value-type="float" office:value="5389653" calcext:value-type="float">
            <text:p>5389653</text:p>
          </table:table-cell>
          <table:table-cell/>
          <table:table-cell office:value-type="float" office:value="6421025" calcext:value-type="float">
            <text:p>6421025</text:p>
          </table:table-cell>
          <table:table-cell/>
          <table:table-cell office:value-type="float" office:value="4564786" calcext:value-type="float">
            <text:p>4564786</text:p>
          </table:table-cell>
          <table:table-cell/>
          <table:table-cell office:value-type="float" office:value="4643754" calcext:value-type="float">
            <text:p>4643754</text:p>
          </table:table-cell>
          <table:table-cell table:number-columns-repeated="68"/>
        </table:table-row>
        <table:table-row table:style-name="ro1">
          <table:table-cell table:style-name="ce1" office:value-type="string" calcext:value-type="string">
            <text:p>128</text:p>
          </table:table-cell>
          <table:table-cell table:number-columns-repeated="2"/>
          <table:table-cell office:value-type="float" office:value="3445772" calcext:value-type="float">
            <text:p>3445772</text:p>
          </table:table-cell>
          <table:table-cell/>
          <table:table-cell office:value-type="float" office:value="5325799" calcext:value-type="float">
            <text:p>5325799</text:p>
          </table:table-cell>
          <table:table-cell/>
          <table:table-cell office:value-type="float" office:value="5545860" calcext:value-type="float">
            <text:p>5545860</text:p>
          </table:table-cell>
          <table:table-cell/>
          <table:table-cell office:value-type="float" office:value="6114306" calcext:value-type="float">
            <text:p>6114306</text:p>
          </table:table-cell>
          <table:table-cell/>
          <table:table-cell office:value-type="float" office:value="7082197" calcext:value-type="float">
            <text:p>7082197</text:p>
          </table:table-cell>
          <table:table-cell/>
          <table:table-cell office:value-type="float" office:value="7476717" calcext:value-type="float">
            <text:p>7476717</text:p>
          </table:table-cell>
          <table:table-cell table:number-columns-repeated="66"/>
        </table:table-row>
        <table:table-row table:style-name="ro1">
          <table:table-cell table:style-name="ce1" office:value-type="string" calcext:value-type="string">
            <text:p>256</text:p>
          </table:table-cell>
          <table:table-cell table:number-columns-repeated="2"/>
          <table:table-cell office:value-type="float" office:value="3879045" calcext:value-type="float">
            <text:p>3879045</text:p>
          </table:table-cell>
          <table:table-cell/>
          <table:table-cell office:value-type="float" office:value="5428265" calcext:value-type="float">
            <text:p>5428265</text:p>
          </table:table-cell>
          <table:table-cell/>
          <table:table-cell office:value-type="float" office:value="5938650" calcext:value-type="float">
            <text:p>5938650</text:p>
          </table:table-cell>
          <table:table-cell/>
          <table:table-cell office:value-type="float" office:value="7120034" calcext:value-type="float">
            <text:p>7120034</text:p>
          </table:table-cell>
          <table:table-cell/>
          <table:table-cell office:value-type="float" office:value="7791708" calcext:value-type="float">
            <text:p>7791708</text:p>
          </table:table-cell>
          <table:table-cell/>
          <table:table-cell office:value-type="float" office:value="7791708" calcext:value-type="float">
            <text:p>7791708</text:p>
          </table:table-cell>
          <table:table-cell/>
          <table:table-cell office:value-type="float" office:value="6761355" calcext:value-type="float">
            <text:p>6761355</text:p>
          </table:table-cell>
          <table:table-cell table:number-columns-repeated="64"/>
        </table:table-row>
        <table:table-row table:style-name="ro1">
          <table:table-cell table:style-name="ce1" office:value-type="string" calcext:value-type="string">
            <text:p>512</text:p>
          </table:table-cell>
          <table:table-cell table:number-columns-repeated="2"/>
          <table:table-cell office:value-type="float" office:value="3604335" calcext:value-type="float">
            <text:p>3604335</text:p>
          </table:table-cell>
          <table:table-cell/>
          <table:table-cell office:value-type="float" office:value="5384786" calcext:value-type="float">
            <text:p>5384786</text:p>
          </table:table-cell>
          <table:table-cell/>
          <table:table-cell office:value-type="float" office:value="6018636" calcext:value-type="float">
            <text:p>6018636</text:p>
          </table:table-cell>
          <table:table-cell/>
          <table:table-cell office:value-type="float" office:value="6472112" calcext:value-type="float">
            <text:p>6472112</text:p>
          </table:table-cell>
          <table:table-cell/>
          <table:table-cell office:value-type="float" office:value="7540170" calcext:value-type="float">
            <text:p>7540170</text:p>
          </table:table-cell>
          <table:table-cell/>
          <table:table-cell office:value-type="float" office:value="7115451" calcext:value-type="float">
            <text:p>7115451</text:p>
          </table:table-cell>
          <table:table-cell/>
          <table:table-cell office:value-type="float" office:value="6246213" calcext:value-type="float">
            <text:p>6246213</text:p>
          </table:table-cell>
          <table:table-cell/>
          <table:table-cell office:value-type="float" office:value="5439343" calcext:value-type="float">
            <text:p>5439343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024</text:p>
          </table:table-cell>
          <table:table-cell table:number-columns-repeated="2"/>
          <table:table-cell office:value-type="float" office:value="3722435" calcext:value-type="float">
            <text:p>3722435</text:p>
          </table:table-cell>
          <table:table-cell/>
          <table:table-cell office:value-type="float" office:value="5194651" calcext:value-type="float">
            <text:p>5194651</text:p>
          </table:table-cell>
          <table:table-cell/>
          <table:table-cell office:value-type="float" office:value="6355328" calcext:value-type="float">
            <text:p>6355328</text:p>
          </table:table-cell>
          <table:table-cell/>
          <table:table-cell office:value-type="float" office:value="7008693" calcext:value-type="float">
            <text:p>7008693</text:p>
          </table:table-cell>
          <table:table-cell/>
          <table:table-cell office:value-type="float" office:value="7577494" calcext:value-type="float">
            <text:p>7577494</text:p>
          </table:table-cell>
          <table:table-cell/>
          <table:table-cell office:value-type="float" office:value="7066349" calcext:value-type="float">
            <text:p>7066349</text:p>
          </table:table-cell>
          <table:table-cell/>
          <table:table-cell office:value-type="float" office:value="6787181" calcext:value-type="float">
            <text:p>6787181</text:p>
          </table:table-cell>
          <table:table-cell/>
          <table:table-cell office:value-type="float" office:value="7113161" calcext:value-type="float">
            <text:p>7113161</text:p>
          </table:table-cell>
          <table:table-cell/>
          <table:table-cell office:value-type="float" office:value="6963241" calcext:value-type="float">
            <text:p>6963241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2048</text:p>
          </table:table-cell>
          <table:table-cell table:number-columns-repeated="2"/>
          <table:table-cell office:value-type="float" office:value="3736694" calcext:value-type="float">
            <text:p>3736694</text:p>
          </table:table-cell>
          <table:table-cell/>
          <table:table-cell office:value-type="float" office:value="4934459" calcext:value-type="float">
            <text:p>4934459</text:p>
          </table:table-cell>
          <table:table-cell/>
          <table:table-cell office:value-type="float" office:value="5937172" calcext:value-type="float">
            <text:p>5937172</text:p>
          </table:table-cell>
          <table:table-cell/>
          <table:table-cell office:value-type="float" office:value="6583305" calcext:value-type="float">
            <text:p>6583305</text:p>
          </table:table-cell>
          <table:table-cell/>
          <table:table-cell office:value-type="float" office:value="6523312" calcext:value-type="float">
            <text:p>6523312</text:p>
          </table:table-cell>
          <table:table-cell/>
          <table:table-cell office:value-type="float" office:value="6563185" calcext:value-type="float">
            <text:p>6563185</text:p>
          </table:table-cell>
          <table:table-cell/>
          <table:table-cell office:value-type="float" office:value="6780783" calcext:value-type="float">
            <text:p>6780783</text:p>
          </table:table-cell>
          <table:table-cell/>
          <table:table-cell office:value-type="float" office:value="7065219" calcext:value-type="float">
            <text:p>7065219</text:p>
          </table:table-cell>
          <table:table-cell/>
          <table:table-cell office:value-type="float" office:value="6690992" calcext:value-type="float">
            <text:p>6690992</text:p>
          </table:table-cell>
          <table:table-cell/>
          <table:table-cell office:value-type="float" office:value="6649556" calcext:value-type="float">
            <text:p>6649556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4096</text:p>
          </table:table-cell>
          <table:table-cell table:number-columns-repeated="2"/>
          <table:table-cell office:value-type="float" office:value="3419011" calcext:value-type="float">
            <text:p>3419011</text:p>
          </table:table-cell>
          <table:table-cell/>
          <table:table-cell office:value-type="float" office:value="4659824" calcext:value-type="float">
            <text:p>4659824</text:p>
          </table:table-cell>
          <table:table-cell/>
          <table:table-cell office:value-type="float" office:value="5454263" calcext:value-type="float">
            <text:p>5454263</text:p>
          </table:table-cell>
          <table:table-cell/>
          <table:table-cell office:value-type="float" office:value="6178018" calcext:value-type="float">
            <text:p>6178018</text:p>
          </table:table-cell>
          <table:table-cell/>
          <table:table-cell office:value-type="float" office:value="5988509" calcext:value-type="float">
            <text:p>5988509</text:p>
          </table:table-cell>
          <table:table-cell/>
          <table:table-cell office:value-type="float" office:value="6503078" calcext:value-type="float">
            <text:p>6503078</text:p>
          </table:table-cell>
          <table:table-cell/>
          <table:table-cell office:value-type="float" office:value="6565206" calcext:value-type="float">
            <text:p>6565206</text:p>
          </table:table-cell>
          <table:table-cell/>
          <table:table-cell office:value-type="float" office:value="6716643" calcext:value-type="float">
            <text:p>6716643</text:p>
          </table:table-cell>
          <table:table-cell/>
          <table:table-cell office:value-type="float" office:value="6638778" calcext:value-type="float">
            <text:p>6638778</text:p>
          </table:table-cell>
          <table:table-cell/>
          <table:table-cell office:value-type="float" office:value="6321227" calcext:value-type="float">
            <text:p>6321227</text:p>
          </table:table-cell>
          <table:table-cell/>
          <table:table-cell office:value-type="float" office:value="4887857" calcext:value-type="float">
            <text:p>4887857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8192</text:p>
          </table:table-cell>
          <table:table-cell table:number-columns-repeated="2"/>
          <table:table-cell office:value-type="float" office:value="3276785" calcext:value-type="float">
            <text:p>3276785</text:p>
          </table:table-cell>
          <table:table-cell/>
          <table:table-cell office:value-type="float" office:value="2949889" calcext:value-type="float">
            <text:p>2949889</text:p>
          </table:table-cell>
          <table:table-cell/>
          <table:table-cell office:value-type="float" office:value="5035275" calcext:value-type="float">
            <text:p>5035275</text:p>
          </table:table-cell>
          <table:table-cell/>
          <table:table-cell office:value-type="float" office:value="5450634" calcext:value-type="float">
            <text:p>5450634</text:p>
          </table:table-cell>
          <table:table-cell/>
          <table:table-cell office:value-type="float" office:value="5902917" calcext:value-type="float">
            <text:p>5902917</text:p>
          </table:table-cell>
          <table:table-cell/>
          <table:table-cell office:value-type="float" office:value="5859631" calcext:value-type="float">
            <text:p>5859631</text:p>
          </table:table-cell>
          <table:table-cell/>
          <table:table-cell office:value-type="float" office:value="5932474" calcext:value-type="float">
            <text:p>5932474</text:p>
          </table:table-cell>
          <table:table-cell/>
          <table:table-cell office:value-type="float" office:value="5732541" calcext:value-type="float">
            <text:p>5732541</text:p>
          </table:table-cell>
          <table:table-cell/>
          <table:table-cell office:value-type="float" office:value="5785631" calcext:value-type="float">
            <text:p>5785631</text:p>
          </table:table-cell>
          <table:table-cell/>
          <table:table-cell office:value-type="float" office:value="5830794" calcext:value-type="float">
            <text:p>5830794</text:p>
          </table:table-cell>
          <table:table-cell/>
          <table:table-cell office:value-type="float" office:value="3533932" calcext:value-type="float">
            <text:p>3533932</text:p>
          </table:table-cell>
          <table:table-cell/>
          <table:table-cell office:value-type="float" office:value="4757117" calcext:value-type="float">
            <text:p>4757117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16384</text:p>
          </table:table-cell>
          <table:table-cell table:number-columns-repeated="2"/>
          <table:table-cell office:value-type="float" office:value="3082585" calcext:value-type="float">
            <text:p>3082585</text:p>
          </table:table-cell>
          <table:table-cell/>
          <table:table-cell office:value-type="float" office:value="4284575" calcext:value-type="float">
            <text:p>4284575</text:p>
          </table:table-cell>
          <table:table-cell/>
          <table:table-cell office:value-type="float" office:value="4858970" calcext:value-type="float">
            <text:p>4858970</text:p>
          </table:table-cell>
          <table:table-cell/>
          <table:table-cell office:value-type="float" office:value="5336686" calcext:value-type="float">
            <text:p>5336686</text:p>
          </table:table-cell>
          <table:table-cell/>
          <table:table-cell office:value-type="float" office:value="5521940" calcext:value-type="float">
            <text:p>5521940</text:p>
          </table:table-cell>
          <table:table-cell/>
          <table:table-cell office:value-type="float" office:value="5642083" calcext:value-type="float">
            <text:p>5642083</text:p>
          </table:table-cell>
          <table:table-cell/>
          <table:table-cell office:value-type="float" office:value="5663472" calcext:value-type="float">
            <text:p>5663472</text:p>
          </table:table-cell>
          <table:table-cell/>
          <table:table-cell office:value-type="float" office:value="5694918" calcext:value-type="float">
            <text:p>5694918</text:p>
          </table:table-cell>
          <table:table-cell/>
          <table:table-cell office:value-type="float" office:value="5620394" calcext:value-type="float">
            <text:p>5620394</text:p>
          </table:table-cell>
          <table:table-cell/>
          <table:table-cell office:value-type="float" office:value="4524648" calcext:value-type="float">
            <text:p>4524648</text:p>
          </table:table-cell>
          <table:table-cell/>
          <table:table-cell office:value-type="float" office:value="5243037" calcext:value-type="float">
            <text:p>5243037</text:p>
          </table:table-cell>
          <table:table-cell/>
          <table:table-cell office:value-type="float" office:value="4649237" calcext:value-type="float">
            <text:p>4649237</text:p>
          </table:table-cell>
          <table:table-cell/>
          <table:table-cell office:value-type="float" office:value="4646722" calcext:value-type="float">
            <text:p>4646722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3276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658530" calcext:value-type="float">
            <text:p>5658530</text:p>
          </table:table-cell>
          <table:table-cell/>
          <table:table-cell office:value-type="float" office:value="5620580" calcext:value-type="float">
            <text:p>5620580</text:p>
          </table:table-cell>
          <table:table-cell/>
          <table:table-cell office:value-type="float" office:value="5374418" calcext:value-type="float">
            <text:p>5374418</text:p>
          </table:table-cell>
          <table:table-cell/>
          <table:table-cell office:value-type="float" office:value="5502443" calcext:value-type="float">
            <text:p>5502443</text:p>
          </table:table-cell>
          <table:table-cell/>
          <table:table-cell office:value-type="float" office:value="5586085" calcext:value-type="float">
            <text:p>5586085</text:p>
          </table:table-cell>
          <table:table-cell/>
          <table:table-cell office:value-type="float" office:value="5401878" calcext:value-type="float">
            <text:p>5401878</text:p>
          </table:table-cell>
          <table:table-cell/>
          <table:table-cell office:value-type="float" office:value="5257238" calcext:value-type="float">
            <text:p>5257238</text:p>
          </table:table-cell>
          <table:table-cell/>
          <table:table-cell office:value-type="float" office:value="4624334" calcext:value-type="float">
            <text:p>4624334</text:p>
          </table:table-cell>
          <table:table-cell/>
          <table:table-cell office:value-type="float" office:value="4470459" calcext:value-type="float">
            <text:p>4470459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6553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560974" calcext:value-type="float">
            <text:p>5560974</text:p>
          </table:table-cell>
          <table:table-cell/>
          <table:table-cell office:value-type="float" office:value="5141286" calcext:value-type="float">
            <text:p>5141286</text:p>
          </table:table-cell>
          <table:table-cell/>
          <table:table-cell office:value-type="float" office:value="4998979" calcext:value-type="float">
            <text:p>4998979</text:p>
          </table:table-cell>
          <table:table-cell/>
          <table:table-cell office:value-type="float" office:value="5104434" calcext:value-type="float">
            <text:p>5104434</text:p>
          </table:table-cell>
          <table:table-cell/>
          <table:table-cell office:value-type="float" office:value="5335901" calcext:value-type="float">
            <text:p>5335901</text:p>
          </table:table-cell>
          <table:table-cell/>
          <table:table-cell office:value-type="float" office:value="5418362" calcext:value-type="float">
            <text:p>5418362</text:p>
          </table:table-cell>
          <table:table-cell/>
          <table:table-cell office:value-type="float" office:value="4927822" calcext:value-type="float">
            <text:p>4927822</text:p>
          </table:table-cell>
          <table:table-cell/>
          <table:table-cell office:value-type="float" office:value="4540974" calcext:value-type="float">
            <text:p>4540974</text:p>
          </table:table-cell>
          <table:table-cell/>
          <table:table-cell office:value-type="float" office:value="4585822" calcext:value-type="float">
            <text:p>4585822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310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494327" calcext:value-type="float">
            <text:p>5494327</text:p>
          </table:table-cell>
          <table:table-cell/>
          <table:table-cell office:value-type="float" office:value="5239521" calcext:value-type="float">
            <text:p>5239521</text:p>
          </table:table-cell>
          <table:table-cell/>
          <table:table-cell office:value-type="float" office:value="5283887" calcext:value-type="float">
            <text:p>5283887</text:p>
          </table:table-cell>
          <table:table-cell/>
          <table:table-cell office:value-type="float" office:value="5241020" calcext:value-type="float">
            <text:p>5241020</text:p>
          </table:table-cell>
          <table:table-cell/>
          <table:table-cell office:value-type="float" office:value="5200219" calcext:value-type="float">
            <text:p>5200219</text:p>
          </table:table-cell>
          <table:table-cell/>
          <table:table-cell office:value-type="float" office:value="5322923" calcext:value-type="float">
            <text:p>5322923</text:p>
          </table:table-cell>
          <table:table-cell/>
          <table:table-cell office:value-type="float" office:value="5039294" calcext:value-type="float">
            <text:p>5039294</text:p>
          </table:table-cell>
          <table:table-cell/>
          <table:table-cell office:value-type="float" office:value="4722793" calcext:value-type="float">
            <text:p>4722793</text:p>
          </table:table-cell>
          <table:table-cell/>
          <table:table-cell office:value-type="float" office:value="4405948" calcext:value-type="float">
            <text:p>4405948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621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357648" calcext:value-type="float">
            <text:p>5357648</text:p>
          </table:table-cell>
          <table:table-cell/>
          <table:table-cell office:value-type="float" office:value="5299162" calcext:value-type="float">
            <text:p>5299162</text:p>
          </table:table-cell>
          <table:table-cell/>
          <table:table-cell office:value-type="float" office:value="5242989" calcext:value-type="float">
            <text:p>5242989</text:p>
          </table:table-cell>
          <table:table-cell/>
          <table:table-cell office:value-type="float" office:value="5218553" calcext:value-type="float">
            <text:p>5218553</text:p>
          </table:table-cell>
          <table:table-cell/>
          <table:table-cell office:value-type="float" office:value="5225323" calcext:value-type="float">
            <text:p>5225323</text:p>
          </table:table-cell>
          <table:table-cell/>
          <table:table-cell office:value-type="float" office:value="5175078" calcext:value-type="float">
            <text:p>5175078</text:p>
          </table:table-cell>
          <table:table-cell/>
          <table:table-cell office:value-type="float" office:value="5058742" calcext:value-type="float">
            <text:p>5058742</text:p>
          </table:table-cell>
          <table:table-cell/>
          <table:table-cell office:value-type="float" office:value="4592880" calcext:value-type="float">
            <text:p>4592880</text:p>
          </table:table-cell>
          <table:table-cell/>
          <table:table-cell office:value-type="float" office:value="4420790" calcext:value-type="float">
            <text:p>4420790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52428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395785" calcext:value-type="float">
            <text:p>6395785</text:p>
          </table:table-cell>
          <table:table-cell/>
          <table:table-cell office:value-type="float" office:value="5291662" calcext:value-type="float">
            <text:p>5291662</text:p>
          </table:table-cell>
          <table:table-cell/>
          <table:table-cell office:value-type="float" office:value="5219232" calcext:value-type="float">
            <text:p>5219232</text:p>
          </table:table-cell>
          <table:table-cell/>
          <table:table-cell office:value-type="float" office:value="5321370" calcext:value-type="float">
            <text:p>5321370</text:p>
          </table:table-cell>
          <table:table-cell/>
          <table:table-cell office:value-type="float" office:value="5264463" calcext:value-type="float">
            <text:p>5264463</text:p>
          </table:table-cell>
          <table:table-cell/>
          <table:table-cell office:value-type="float" office:value="5230491" calcext:value-type="float">
            <text:p>5230491</text:p>
          </table:table-cell>
          <table:table-cell/>
          <table:table-cell office:value-type="float" office:value="5124855" calcext:value-type="float">
            <text:p>5124855</text:p>
          </table:table-cell>
          <table:table-cell/>
          <table:table-cell office:value-type="float" office:value="4689230" calcext:value-type="float">
            <text:p>4689230</text:p>
          </table:table-cell>
          <table:table-cell/>
          <table:table-cell office:value-type="float" office:value="4474554" calcext:value-type="float">
            <text:p>4474554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04857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67899" calcext:value-type="float">
            <text:p>567899</text:p>
          </table:table-cell>
          <table:table-cell/>
          <table:table-cell office:value-type="float" office:value="581680" calcext:value-type="float">
            <text:p>581680</text:p>
          </table:table-cell>
          <table:table-cell/>
          <table:table-cell office:value-type="float" office:value="582975" calcext:value-type="float">
            <text:p>582975</text:p>
          </table:table-cell>
          <table:table-cell/>
          <table:table-cell office:value-type="float" office:value="542762" calcext:value-type="float">
            <text:p>542762</text:p>
          </table:table-cell>
          <table:table-cell/>
          <table:table-cell office:value-type="float" office:value="570527" calcext:value-type="float">
            <text:p>570527</text:p>
          </table:table-cell>
          <table:table-cell/>
          <table:table-cell office:value-type="float" office:value="577783" calcext:value-type="float">
            <text:p>577783</text:p>
          </table:table-cell>
          <table:table-cell/>
          <table:table-cell office:value-type="float" office:value="581857" calcext:value-type="float">
            <text:p>581857</text:p>
          </table:table-cell>
          <table:table-cell/>
          <table:table-cell office:value-type="float" office:value="537509" calcext:value-type="float">
            <text:p>537509</text:p>
          </table:table-cell>
          <table:table-cell/>
          <table:table-cell office:value-type="float" office:value="570312" calcext:value-type="float">
            <text:p>570312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09715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71948" calcext:value-type="float">
            <text:p>571948</text:p>
          </table:table-cell>
          <table:table-cell/>
          <table:table-cell office:value-type="float" office:value="535472" calcext:value-type="float">
            <text:p>535472</text:p>
          </table:table-cell>
          <table:table-cell/>
          <table:table-cell office:value-type="float" office:value="575668" calcext:value-type="float">
            <text:p>575668</text:p>
          </table:table-cell>
          <table:table-cell/>
          <table:table-cell office:value-type="float" office:value="571159" calcext:value-type="float">
            <text:p>571159</text:p>
          </table:table-cell>
          <table:table-cell/>
          <table:table-cell office:value-type="float" office:value="581872" calcext:value-type="float">
            <text:p>581872</text:p>
          </table:table-cell>
          <table:table-cell/>
          <table:table-cell office:value-type="float" office:value="567856" calcext:value-type="float">
            <text:p>567856</text:p>
          </table:table-cell>
          <table:table-cell/>
          <table:table-cell office:value-type="float" office:value="573389" calcext:value-type="float">
            <text:p>573389</text:p>
          </table:table-cell>
          <table:table-cell/>
          <table:table-cell office:value-type="float" office:value="575463" calcext:value-type="float">
            <text:p>575463</text:p>
          </table:table-cell>
          <table:table-cell/>
          <table:table-cell office:value-type="float" office:value="565702" calcext:value-type="float">
            <text:p>565702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41943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79921" calcext:value-type="float">
            <text:p>579921</text:p>
          </table:table-cell>
          <table:table-cell/>
          <table:table-cell office:value-type="float" office:value="555774" calcext:value-type="float">
            <text:p>555774</text:p>
          </table:table-cell>
          <table:table-cell/>
          <table:table-cell office:value-type="float" office:value="571215" calcext:value-type="float">
            <text:p>571215</text:p>
          </table:table-cell>
          <table:table-cell/>
          <table:table-cell office:value-type="float" office:value="578063" calcext:value-type="float">
            <text:p>578063</text:p>
          </table:table-cell>
          <table:table-cell/>
          <table:table-cell office:value-type="float" office:value="568184" calcext:value-type="float">
            <text:p>568184</text:p>
          </table:table-cell>
          <table:table-cell/>
          <table:table-cell office:value-type="float" office:value="578549" calcext:value-type="float">
            <text:p>578549</text:p>
          </table:table-cell>
          <table:table-cell/>
          <table:table-cell office:value-type="float" office:value="573307" calcext:value-type="float">
            <text:p>573307</text:p>
          </table:table-cell>
          <table:table-cell/>
          <table:table-cell office:value-type="float" office:value="573610" calcext:value-type="float">
            <text:p>573610</text:p>
          </table:table-cell>
          <table:table-cell/>
          <table:table-cell office:value-type="float" office:value="571799" calcext:value-type="float">
            <text:p>571799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<text:tab/>Iozone:</text:p>
          </table:table-cell>
          <table:table-cell office:value-type="string" calcext:value-type="string">
            <text:p>Performanc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I/O</text:p>
          </table:table-cell>
          <table:table-cell table:number-columns-repeated="74"/>
        </table:table-row>
        <table:table-row table:style-name="ro1">
          <table:table-cell office:value-type="string" calcext:value-type="string">
            <text:p><text:tab/></text:p>
          </table:table-cell>
          <table:table-cell table:number-columns-repeated="7"/>
          <table:table-cell office:value-type="string" calcext:value-type="string">
            <text:p>Version</text:p>
          </table:table-cell>
          <table:table-cell office:value-type="string" calcext:value-type="string">
            <text:p>$Revision:</text:p>
          </table:table-cell>
          <table:table-cell office:value-type="float" office:value="3.487" calcext:value-type="float">
            <text:p>3.487</text:p>
          </table:table-cell>
          <table:table-cell office:value-type="string" calcext:value-type="string">
            <text:p>$</text:p>
          </table:table-cell>
          <table:table-cell table:number-columns-repeated="68"/>
        </table:table-row>
        <table:table-row table:style-name="ro1">
          <table:table-cell office:value-type="string" calcext:value-type="string">
            <text:p><text:tab/><text:tab/>Compiled</text:p>
          </table:table-cell>
          <table:table-cell office:value-type="string" calcext:value-type="string">
            <text:p>for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mode.</text:p>
          </table:table-cell>
          <table:table-cell table:number-columns-repeated="75"/>
        </table:table-row>
        <table:table-row table:style-name="ro1">
          <table:table-cell office:value-type="string" calcext:value-type="string">
            <text:p><text:tab/><text:tab/>Build:</text:p>
          </table:table-cell>
          <table:table-cell office:value-type="string" calcext:value-type="string">
            <text:p>linux-AMD64</text:p>
          </table:table-cell>
          <table:table-cell table:number-columns-repeated="78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<text:tab/>Contributors:William</text:p>
          </table:table-cell>
          <table:table-cell office:value-type="string" calcext:value-type="string">
            <text:p>Norcott,</text:p>
          </table:table-cell>
          <table:table-cell office:value-type="string" calcext:value-type="string">
            <text:p>Don</text:p>
          </table:table-cell>
          <table:table-cell office:value-type="string" calcext:value-type="string">
            <text:p>Capps,</text:p>
          </table:table-cell>
          <table:table-cell office:value-type="string" calcext:value-type="string">
            <text:p>Isom</text:p>
          </table:table-cell>
          <table:table-cell office:value-type="string" calcext:value-type="string">
            <text:p>Crawford,</text:p>
          </table:table-cell>
          <table:table-cell office:value-type="string" calcext:value-type="string">
            <text:p>Kirby</text:p>
          </table:table-cell>
          <table:table-cell office:value-type="string" calcext:value-type="string">
            <text:p>Collins</text:p>
          </table:table-cell>
          <table:table-cell table:number-columns-repeated="72"/>
        </table:table-row>
        <table:table-row table:style-name="ro1">
          <table:table-cell office:value-type="string" calcext:value-type="string">
            <text:p><text:tab/></text:p>
          </table:table-cell>
          <table:table-cell table:number-columns-repeated="12"/>
          <table:table-cell office:value-type="string" calcext:value-type="string">
            <text:p>Al</text:p>
          </table:table-cell>
          <table:table-cell office:value-type="string" calcext:value-type="string">
            <text:p>Slater,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Rhine,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Wisner,</text:p>
          </table:table-cell>
          <table:table-cell office:value-type="string" calcext:value-type="string">
            <text:p>Ken</text:p>
          </table:table-cell>
          <table:table-cell office:value-type="string" calcext:value-type="string">
            <text:p>Gos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<text:tab/></text:p>
          </table:table-cell>
          <table:table-cell table:number-columns-repeated="12"/>
          <table:table-cell office:value-type="string" calcext:value-type="string">
            <text:p>Steve</text:p>
          </table:table-cell>
          <table:table-cell office:value-type="string" calcext:value-type="string">
            <text:p>Landherr,</text:p>
          </table:table-cell>
          <table:table-cell office:value-type="string" calcext:value-type="string">
            <text:p>Brad</text:p>
          </table:table-cell>
          <table:table-cell office:value-type="string" calcext:value-type="string">
            <text:p>Smith,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Kelly,</text:p>
          </table:table-cell>
          <table:table-cell office:value-type="string" calcext:value-type="string">
            <text:p>Dr.</text:p>
          </table:table-cell>
          <table:table-cell office:value-type="string" calcext:value-type="string">
            <text:p>Alain</text:p>
          </table:table-cell>
          <table:table-cell office:value-type="string" calcext:value-type="string">
            <text:p>CYR,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<text:tab/></text:p>
          </table:table-cell>
          <table:table-cell table:number-columns-repeated="12"/>
          <table:table-cell office:value-type="string" calcext:value-type="string">
            <text:p>Randy</text:p>
          </table:table-cell>
          <table:table-cell office:value-type="string" calcext:value-type="string">
            <text:p>Dunlap,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Montague,</text:p>
          </table:table-cell>
          <table:table-cell office:value-type="string" calcext:value-type="string">
            <text:p>Dan</text:p>
          </table:table-cell>
          <table:table-cell office:value-type="string" calcext:value-type="string">
            <text:p>Million,</text:p>
          </table:table-cell>
          <table:table-cell office:value-type="string" calcext:value-type="string">
            <text:p>Gavin</text:p>
          </table:table-cell>
          <table:table-cell office:value-type="string" calcext:value-type="string">
            <text:p>Brebner,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<text:tab/></text:p>
          </table:table-cell>
          <table:table-cell table:number-columns-repeated="12"/>
          <table:table-cell office:value-type="string" calcext:value-type="string">
            <text:p>Jean-Marc</text:p>
          </table:table-cell>
          <table:table-cell office:value-type="string" calcext:value-type="string">
            <text:p>Zucconi,</text:p>
          </table:table-cell>
          <table:table-cell office:value-type="string" calcext:value-type="string">
            <text:p>Jeff</text:p>
          </table:table-cell>
          <table:table-cell office:value-type="string" calcext:value-type="string">
            <text:p>Blomberg,</text:p>
          </table:table-cell>
          <table:table-cell office:value-type="string" calcext:value-type="string">
            <text:p>Benny</text:p>
          </table:table-cell>
          <table:table-cell office:value-type="string" calcext:value-type="string">
            <text:p>Halevy,</text:p>
          </table:table-cell>
          <table:table-cell office:value-type="string" calcext:value-type="string">
            <text:p>Dave</text:p>
          </table:table-cell>
          <table:table-cell office:value-type="string" calcext:value-type="string">
            <text:p>Boone,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<text:tab/></text:p>
          </table:table-cell>
          <table:table-cell table:number-columns-repeated="12"/>
          <table:table-cell office:value-type="string" calcext:value-type="string">
            <text:p>Erik</text:p>
          </table:table-cell>
          <table:table-cell office:value-type="string" calcext:value-type="string">
            <text:p>Habbinga,</text:p>
          </table:table-cell>
          <table:table-cell office:value-type="string" calcext:value-type="string">
            <text:p>Kris</text:p>
          </table:table-cell>
          <table:table-cell office:value-type="string" calcext:value-type="string">
            <text:p>Strecker,</text:p>
          </table:table-cell>
          <table:table-cell office:value-type="string" calcext:value-type="string">
            <text:p>Walter</text:p>
          </table:table-cell>
          <table:table-cell office:value-type="string" calcext:value-type="string">
            <text:p>Wong,</text:p>
          </table:table-cell>
          <table:table-cell office:value-type="string" calcext:value-type="string">
            <text:p>Joshua</text:p>
          </table:table-cell>
          <table:table-cell office:value-type="string" calcext:value-type="string">
            <text:p>Root,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<text:tab/></text:p>
          </table:table-cell>
          <table:table-cell table:number-columns-repeated="12"/>
          <table:table-cell office:value-type="string" calcext:value-type="string">
            <text:p>Fabrice</text:p>
          </table:table-cell>
          <table:table-cell office:value-type="string" calcext:value-type="string">
            <text:p>Bacchella,</text:p>
          </table:table-cell>
          <table:table-cell office:value-type="string" calcext:value-type="string">
            <text:p>Zhenghua</text:p>
          </table:table-cell>
          <table:table-cell office:value-type="string" calcext:value-type="string">
            <text:p>Xue,</text:p>
          </table:table-cell>
          <table:table-cell office:value-type="string" calcext:value-type="string">
            <text:p>Qin</text:p>
          </table:table-cell>
          <table:table-cell office:value-type="string" calcext:value-type="string">
            <text:p>Li,</text:p>
          </table:table-cell>
          <table:table-cell office:value-type="string" calcext:value-type="string">
            <text:p>Darren</text:p>
          </table:table-cell>
          <table:table-cell office:value-type="string" calcext:value-type="string">
            <text:p>Sawyer,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<text:tab/></text:p>
          </table:table-cell>
          <table:table-cell table:number-columns-repeated="12"/>
          <table:table-cell office:value-type="string" calcext:value-type="string">
            <text:p>Vangel</text:p>
          </table:table-cell>
          <table:table-cell office:value-type="string" calcext:value-type="string">
            <text:p>Bojaxhi,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England,</text:p>
          </table:table-cell>
          <table:table-cell office:value-type="string" calcext:value-type="string">
            <text:p>Vikentsi</text:p>
          </table:table-cell>
          <table:table-cell office:value-type="string" calcext:value-type="string">
            <text:p>Lapa,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tab/></text:p>
          </table:table-cell>
          <table:table-cell table:number-columns-repeated="12"/>
          <table:table-cell office:value-type="string" calcext:value-type="string">
            <text:p>Alexey</text:p>
          </table:table-cell>
          <table:table-cell office:value-type="string" calcext:value-type="string">
            <text:p>Skidanov,</text:p>
          </table:table-cell>
          <table:table-cell office:value-type="string" calcext:value-type="string">
            <text:p>Sudhir</text:p>
          </table:table-cell>
          <table:table-cell office:value-type="string" calcext:value-type="string">
            <text:p>Kumar.</text:p>
          </table:table-cell>
          <table:table-cell table:number-columns-repeated="63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<text:tab/>Run</text:p>
          </table:table-cell>
          <table:table-cell office:value-type="string" calcext:value-type="string">
            <text:p>began:</text:p>
          </table:table-cell>
          <table:table-cell office:value-type="string" calcext:value-type="string">
            <text:p>Thu</text:p>
          </table:table-cell>
          <table:table-cell office:value-type="string" calcext:value-type="string">
            <text:p>Feb</text:p>
          </table:table-cell>
          <table:table-cell office:value-type="float" office:value="14" calcext:value-type="float">
            <text:p>14</text:p>
          </table:table-cell>
          <table:table-cell table:style-name="ce1" office:value-type="string" calcext:value-type="string">
            <text:p>16:29:37</text:p>
          </table:table-cell>
          <table:table-cell office:value-type="float" office:value="2019" calcext:value-type="float">
            <text:p>2019</text:p>
          </table:table-cell>
          <table:table-cell table:number-columns-repeated="73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<text:tab/>Excel</text:p>
          </table:table-cell>
          <table:table-cell office:value-type="string" calcext:value-type="string">
            <text:p>chart</text:p>
          </table:table-cell>
          <table:table-cell office:value-type="string" calcext:value-type="string">
            <text:p>generation</text:p>
          </table:table-cell>
          <table:table-cell office:value-type="string" calcext:value-type="string">
            <text:p>enabled</text:p>
          </table:table-cell>
          <table:table-cell table:number-columns-repeated="76"/>
        </table:table-row>
        <table:table-row table:style-name="ro1">
          <table:table-cell office:value-type="string" calcext:value-type="string">
            <text:p><text:tab/>Auto</text:p>
          </table:table-cell>
          <table:table-cell office:value-type="string" calcext:value-type="string">
            <text:p>Mode</text:p>
          </table:table-cell>
          <table:table-cell table:number-columns-repeated="78"/>
        </table:table-row>
        <table:table-row table:style-name="ro1">
          <table:table-cell office:value-type="string" calcext:value-type="string">
            <text:p><text:tab/>Using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f</text:p>
          </table:table-cell>
          <table:table-cell office:value-type="float" office:value="5242880" calcext:value-type="float">
            <text:p>5242880</text:p>
          </table:table-cell>
          <table:table-cell office:value-type="string" calcext:value-type="string">
            <text:p>kilobytes.</text:p>
          </table:table-cell>
          <table:table-cell table:number-columns-repeated="73"/>
        </table:table-row>
        <table:table-row table:style-name="ro1">
          <table:table-cell office:value-type="string" calcext:value-type="string">
            <text:p><text:tab/>Comman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used:</text:p>
          </table:table-cell>
          <table:table-cell office:value-type="string" calcext:value-type="string">
            <text:p>./iozone</text:p>
          </table:table-cell>
          <table:table-cell office:value-type="string" calcext:value-type="string">
            <text:p>-Ra</text:p>
          </table:table-cell>
          <table:table-cell office:value-type="string" calcext:value-type="string">
            <text:p>-g</text:p>
          </table:table-cell>
          <table:table-cell office:value-type="string" calcext:value-type="string">
            <text:p>5G</text:p>
          </table:table-cell>
          <table:table-cell table:number-columns-repeated="73"/>
        </table:table-row>
        <table:table-row table:style-name="ro1">
          <table:table-cell office:value-type="string" calcext:value-type="string">
            <text:p><text:tab/>Outpu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kBytes/sec</text:p>
          </table:table-cell>
          <table:table-cell table:number-columns-repeated="76"/>
        </table:table-row>
        <table:table-row table:style-name="ro1">
          <table:table-cell office:value-type="string" calcext:value-type="string">
            <text:p><text:tab/>Time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=</text:p>
          </table:table-cell>
          <table:table-cell office:value-type="float" office:value="0.000001" calcext:value-type="float">
            <text:p>1E-06</text:p>
          </table:table-cell>
          <table:table-cell office:value-type="string" calcext:value-type="string">
            <text:p>seconds.</text:p>
          </table:table-cell>
          <table:table-cell table:number-columns-repeated="75"/>
        </table:table-row>
        <table:table-row table:style-name="ro1">
          <table:table-cell office:value-type="string" calcext:value-type="string">
            <text:p><text:tab/>Processor</text:p>
          </table:table-cell>
          <table:table-cell office:value-type="string" calcext:value-type="string">
            <text:p>cach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to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kBytes.</text:p>
          </table:table-cell>
          <table:table-cell table:number-columns-repeated="73"/>
        </table:table-row>
        <table:table-row table:style-name="ro1">
          <table:table-cell office:value-type="string" calcext:value-type="string">
            <text:p><text:tab/>Processor</text:p>
          </table:table-cell>
          <table:table-cell office:value-type="string" calcext:value-type="string">
            <text:p>cache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to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ytes.</text:p>
          </table:table-cell>
          <table:table-cell table:number-columns-repeated="72"/>
        </table:table-row>
        <table:table-row table:style-name="ro1">
          <table:table-cell office:value-type="string" calcext:value-type="string">
            <text:p><text:tab/>File</text:p>
          </table:table-cell>
          <table:table-cell office:value-type="string" calcext:value-type="string">
            <text:p>strid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to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size.</text:p>
          </table:table-cell>
          <table:table-cell table:number-columns-repeated="71"/>
        </table:table-row>
        <table:table-row table:style-name="ro1">
          <table:table-cell table:number-columns-repeated="62"/>
          <table:table-cell office:value-type="string" calcext:value-type="string">
            <text:p>random</text:p>
          </table:table-cell>
          <table:table-cell table:number-columns-repeated="3"/>
          <table:table-cell office:value-type="string" calcext:value-type="string">
            <text:p>random</text:p>
          </table:table-cell>
          <table:table-cell table:number-columns-repeated="4"/>
          <table:table-cell office:value-type="string" calcext:value-type="string">
            <text:p>bkwd</text:p>
          </table:table-cell>
          <table:table-cell table:number-columns-repeated="3"/>
          <table:table-cell office:value-type="string" calcext:value-type="string">
            <text:p>record</text:p>
          </table:table-cell>
          <table:table-cell table:number-columns-repeated="3"/>
          <table:table-cell office:value-type="string" calcext:value-type="string">
            <text:p>stride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kB</text:p>
          </table:table-cell>
          <table:table-cell/>
          <table:table-cell office:value-type="string" calcext:value-type="string">
            <text:p>reclen</text:p>
          </table:table-cell>
          <table:table-cell table:number-columns-repeated="3"/>
          <table:table-cell office:value-type="string" calcext:value-type="string">
            <text:p>write</text:p>
          </table:table-cell>
          <table:table-cell/>
          <table:table-cell office:value-type="string" calcext:value-type="string">
            <text:p>rewrite</text:p>
          </table:table-cell>
          <table:table-cell table:number-columns-repeated="3"/>
          <table:table-cell office:value-type="string" calcext:value-type="string">
            <text:p>read</text:p>
          </table:table-cell>
          <table:table-cell table:number-columns-repeated="3"/>
          <table:table-cell office:value-type="string" calcext:value-type="string">
            <text:p>reread</text:p>
          </table:table-cell>
          <table:table-cell table:number-columns-repeated="3"/>
          <table:table-cell office:value-type="string" calcext:value-type="string">
            <text:p>read</text:p>
          </table:table-cell>
          <table:table-cell table:number-columns-repeated="4"/>
          <table:table-cell office:value-type="string" calcext:value-type="string">
            <text:p>write</text:p>
          </table:table-cell>
          <table:table-cell table:number-columns-repeated="4"/>
          <table:table-cell office:value-type="string" calcext:value-type="string">
            <text:p>read</text:p>
          </table:table-cell>
          <table:table-cell table:number-columns-repeated="2"/>
          <table:table-cell office:value-type="string" calcext:value-type="string">
            <text:p>rewrite</text:p>
          </table:table-cell>
          <table:table-cell table:number-columns-repeated="5"/>
          <table:table-cell office:value-type="string" calcext:value-type="string">
            <text:p>read</text:p>
          </table:table-cell>
          <table:table-cell table:number-columns-repeated="2"/>
          <table:table-cell office:value-type="string" calcext:value-type="string">
            <text:p>fwrite</text:p>
          </table:table-cell>
          <table:table-cell office:value-type="string" calcext:value-type="string">
            <text:p>frewrite</text:p>
          </table:table-cell>
          <table:table-cell table:number-columns-repeated="3"/>
          <table:table-cell office:value-type="string" calcext:value-type="string">
            <text:p>fread</text:p>
          </table:table-cell>
          <table:table-cell/>
          <table:table-cell office:value-type="string" calcext:value-type="string">
            <text:p>freread</text:p>
          </table:table-cell>
          <table:table-cell table:number-columns-repeated="16"/>
        </table:table-row>
        <table:table-row table:style-name="ro1">
          <table:table-cell table:number-columns-repeated="14"/>
          <table:table-cell office:value-type="float" office:value="64" calcext:value-type="float">
            <text:p>64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889431" calcext:value-type="float">
            <text:p>889431</text:p>
          </table:table-cell>
          <table:table-cell/>
          <table:table-cell office:value-type="float" office:value="1879725" calcext:value-type="float">
            <text:p>1879725</text:p>
          </table:table-cell>
          <table:table-cell/>
          <table:table-cell office:value-type="float" office:value="3057153" calcext:value-type="float">
            <text:p>3057153</text:p>
          </table:table-cell>
          <table:table-cell/>
          <table:table-cell office:value-type="float" office:value="4018152" calcext:value-type="float">
            <text:p>4018152</text:p>
          </table:table-cell>
          <table:table-cell/>
          <table:table-cell office:value-type="float" office:value="2772930" calcext:value-type="float">
            <text:p>2772930</text:p>
          </table:table-cell>
          <table:table-cell/>
          <table:table-cell office:value-type="float" office:value="1828508" calcext:value-type="float">
            <text:p>1828508</text:p>
          </table:table-cell>
          <table:table-cell/>
          <table:table-cell office:value-type="float" office:value="2561267" calcext:value-type="float">
            <text:p>2561267</text:p>
          </table:table-cell>
          <table:table-cell table:number-columns-repeated="2"/>
          <table:table-cell office:value-type="float" office:value="2133730" calcext:value-type="float">
            <text:p>2133730</text:p>
          </table:table-cell>
          <table:table-cell table:number-columns-repeated="2"/>
          <table:table-cell office:value-type="float" office:value="3203069" calcext:value-type="float">
            <text:p>3203069</text:p>
          </table:table-cell>
          <table:table-cell/>
          <table:table-cell office:value-type="float" office:value="1828508" calcext:value-type="float">
            <text:p>1828508</text:p>
          </table:table-cell>
          <table:table-cell table:number-columns-repeated="2"/>
          <table:table-cell office:value-type="float" office:value="952555" calcext:value-type="float">
            <text:p>952555</text:p>
          </table:table-cell>
          <table:table-cell/>
          <table:table-cell office:value-type="float" office:value="3541098" calcext:value-type="float">
            <text:p>3541098</text:p>
          </table:table-cell>
          <table:table-cell/>
          <table:table-cell office:value-type="float" office:value="4564786" calcext:value-type="float">
            <text:p>4564786</text:p>
          </table:table-cell>
          <table:table-cell table:number-columns-repeated="28"/>
        </table:table-row>
        <table:table-row table:style-name="ro1">
          <table:table-cell table:number-columns-repeated="14"/>
          <table:table-cell office:value-type="float" office:value="64" calcext:value-type="float">
            <text:p>64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/>
          <table:table-cell office:value-type="float" office:value="1083249" calcext:value-type="float">
            <text:p>1083249</text:p>
          </table:table-cell>
          <table:table-cell/>
          <table:table-cell office:value-type="float" office:value="2278628" calcext:value-type="float">
            <text:p>2278628</text:p>
          </table:table-cell>
          <table:table-cell/>
          <table:table-cell office:value-type="float" office:value="6421025" calcext:value-type="float">
            <text:p>6421025</text:p>
          </table:table-cell>
          <table:table-cell/>
          <table:table-cell office:value-type="float" office:value="5283570" calcext:value-type="float">
            <text:p>5283570</text:p>
          </table:table-cell>
          <table:table-cell/>
          <table:table-cell office:value-type="float" office:value="4897948" calcext:value-type="float">
            <text:p>4897948</text:p>
          </table:table-cell>
          <table:table-cell/>
          <table:table-cell office:value-type="float" office:value="2133730" calcext:value-type="float">
            <text:p>2133730</text:p>
          </table:table-cell>
          <table:table-cell/>
          <table:table-cell office:value-type="float" office:value="3958892" calcext:value-type="float">
            <text:p>3958892</text:p>
          </table:table-cell>
          <table:table-cell table:number-columns-repeated="2"/>
          <table:table-cell office:value-type="float" office:value="2892445" calcext:value-type="float">
            <text:p>2892445</text:p>
          </table:table-cell>
          <table:table-cell table:number-columns-repeated="2"/>
          <table:table-cell office:value-type="float" office:value="4897948" calcext:value-type="float">
            <text:p>4897948</text:p>
          </table:table-cell>
          <table:table-cell/>
          <table:table-cell office:value-type="float" office:value="2379626" calcext:value-type="float">
            <text:p>2379626</text:p>
          </table:table-cell>
          <table:table-cell/>
          <table:table-cell office:value-type="float" office:value="2467108" calcext:value-type="float">
            <text:p>2467108</text:p>
          </table:table-cell>
          <table:table-cell/>
          <table:table-cell office:value-type="float" office:value="5860307" calcext:value-type="float">
            <text:p>5860307</text:p>
          </table:table-cell>
          <table:table-cell/>
          <table:table-cell office:value-type="float" office:value="6421025" calcext:value-type="float">
            <text:p>6421025</text:p>
          </table:table-cell>
          <table:table-cell table:number-columns-repeated="30"/>
        </table:table-row>
        <table:table-row table:style-name="ro1">
          <table:table-cell table:number-columns-repeated="14"/>
          <table:table-cell office:value-type="float" office:value="64" calcext:value-type="float">
            <text:p>64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/>
          <table:table-cell office:value-type="float" office:value="1210227" calcext:value-type="float">
            <text:p>1210227</text:p>
          </table:table-cell>
          <table:table-cell/>
          <table:table-cell office:value-type="float" office:value="2892445" calcext:value-type="float">
            <text:p>2892445</text:p>
          </table:table-cell>
          <table:table-cell/>
          <table:table-cell office:value-type="float" office:value="7100397" calcext:value-type="float">
            <text:p>7100397</text:p>
          </table:table-cell>
          <table:table-cell/>
          <table:table-cell office:value-type="float" office:value="6421025" calcext:value-type="float">
            <text:p>6421025</text:p>
          </table:table-cell>
          <table:table-cell/>
          <table:table-cell office:value-type="float" office:value="5735102" calcext:value-type="float">
            <text:p>5735102</text:p>
          </table:table-cell>
          <table:table-cell/>
          <table:table-cell office:value-type="float" office:value="2801873" calcext:value-type="float">
            <text:p>2801873</text:p>
          </table:table-cell>
          <table:table-cell/>
          <table:table-cell office:value-type="float" office:value="4897948" calcext:value-type="float">
            <text:p>4897948</text:p>
          </table:table-cell>
          <table:table-cell table:number-columns-repeated="2"/>
          <table:table-cell office:value-type="float" office:value="3363612" calcext:value-type="float">
            <text:p>3363612</text:p>
          </table:table-cell>
          <table:table-cell table:number-columns-repeated="2"/>
          <table:table-cell office:value-type="float" office:value="7100397" calcext:value-type="float">
            <text:p>7100397</text:p>
          </table:table-cell>
          <table:table-cell/>
          <table:table-cell office:value-type="float" office:value="2561267" calcext:value-type="float">
            <text:p>2561267</text:p>
          </table:table-cell>
          <table:table-cell/>
          <table:table-cell office:value-type="float" office:value="3203069" calcext:value-type="float">
            <text:p>3203069</text:p>
          </table:table-cell>
          <table:table-cell/>
          <table:table-cell office:value-type="float" office:value="8182586" calcext:value-type="float">
            <text:p>8182586</text:p>
          </table:table-cell>
          <table:table-cell/>
          <table:table-cell office:value-type="float" office:value="7940539" calcext:value-type="float">
            <text:p>7940539</text:p>
          </table:table-cell>
          <table:table-cell table:number-columns-repeated="31"/>
        </table:table-row>
        <table:table-row table:style-name="ro1">
          <table:table-cell table:number-columns-repeated="14"/>
          <table:table-cell office:value-type="float" office:value="64" calcext:value-type="float">
            <text:p>64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/>
          <table:table-cell office:value-type="float" office:value="1279447" calcext:value-type="float">
            <text:p>1279447</text:p>
          </table:table-cell>
          <table:table-cell/>
          <table:table-cell office:value-type="float" office:value="3057153" calcext:value-type="float">
            <text:p>3057153</text:p>
          </table:table-cell>
          <table:table-cell/>
          <table:table-cell office:value-type="float" office:value="9006179" calcext:value-type="float">
            <text:p>9006179</text:p>
          </table:table-cell>
          <table:table-cell/>
          <table:table-cell office:value-type="float" office:value="7940539" calcext:value-type="float">
            <text:p>7940539</text:p>
          </table:table-cell>
          <table:table-cell/>
          <table:table-cell office:value-type="float" office:value="8182586" calcext:value-type="float">
            <text:p>8182586</text:p>
          </table:table-cell>
          <table:table-cell/>
          <table:table-cell office:value-type="float" office:value="3057153" calcext:value-type="float">
            <text:p>3057153</text:p>
          </table:table-cell>
          <table:table-cell/>
          <table:table-cell office:value-type="float" office:value="5860307" calcext:value-type="float">
            <text:p>5860307</text:p>
          </table:table-cell>
          <table:table-cell table:number-columns-repeated="2"/>
          <table:table-cell office:value-type="float" office:value="3588436" calcext:value-type="float">
            <text:p>3588436</text:p>
          </table:table-cell>
          <table:table-cell table:number-columns-repeated="2"/>
          <table:table-cell office:value-type="float" office:value="7940539" calcext:value-type="float">
            <text:p>7940539</text:p>
          </table:table-cell>
          <table:table-cell/>
          <table:table-cell office:value-type="float" office:value="2662899" calcext:value-type="float">
            <text:p>2662899</text:p>
          </table:table-cell>
          <table:table-cell/>
          <table:table-cell office:value-type="float" office:value="4988978" calcext:value-type="float">
            <text:p>4988978</text:p>
          </table:table-cell>
          <table:table-cell/>
          <table:table-cell office:value-type="float" office:value="6421025" calcext:value-type="float">
            <text:p>6421025</text:p>
          </table:table-cell>
          <table:table-cell office:value-type="float" office:value="10821524" calcext:value-type="float">
            <text:p>10821524</text:p>
          </table:table-cell>
          <table:table-cell table:number-columns-repeated="32"/>
        </table:table-row>
        <table:table-row table:style-name="ro1">
          <table:table-cell table:number-columns-repeated="14"/>
          <table:table-cell office:value-type="float" office:value="64" calcext:value-type="float">
            <text:p>64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/>
          <table:table-cell office:value-type="float" office:value="1232453" calcext:value-type="float">
            <text:p>1232453</text:p>
          </table:table-cell>
          <table:table-cell/>
          <table:table-cell office:value-type="float" office:value="3057153" calcext:value-type="float">
            <text:p>3057153</text:p>
          </table:table-cell>
          <table:table-cell/>
          <table:table-cell office:value-type="float" office:value="7100397" calcext:value-type="float">
            <text:p>7100397</text:p>
          </table:table-cell>
          <table:table-cell office:value-type="float" office:value="12902017" calcext:value-type="float">
            <text:p>12902017</text:p>
          </table:table-cell>
          <table:table-cell/>
          <table:table-cell office:value-type="float" office:value="9318832" calcext:value-type="float">
            <text:p>9318832</text:p>
          </table:table-cell>
          <table:table-cell/>
          <table:table-cell office:value-type="float" office:value="3363612" calcext:value-type="float">
            <text:p>3363612</text:p>
          </table:table-cell>
          <table:table-cell/>
          <table:table-cell office:value-type="float" office:value="5735102" calcext:value-type="float">
            <text:p>5735102</text:p>
          </table:table-cell>
          <table:table-cell table:number-columns-repeated="2"/>
          <table:table-cell office:value-type="float" office:value="3203069" calcext:value-type="float">
            <text:p>3203069</text:p>
          </table:table-cell>
          <table:table-cell table:number-columns-repeated="2"/>
          <table:table-cell office:value-type="float" office:value="6421025" calcext:value-type="float">
            <text:p>6421025</text:p>
          </table:table-cell>
          <table:table-cell/>
          <table:table-cell office:value-type="float" office:value="2892445" calcext:value-type="float">
            <text:p>2892445</text:p>
          </table:table-cell>
          <table:table-cell/>
          <table:table-cell office:value-type="float" office:value="2892445" calcext:value-type="float">
            <text:p>2892445</text:p>
          </table:table-cell>
          <table:table-cell/>
          <table:table-cell office:value-type="float" office:value="9006179" calcext:value-type="float">
            <text:p>9006179</text:p>
          </table:table-cell>
          <table:table-cell office:value-type="float" office:value="10821524" calcext:value-type="float">
            <text:p>10821524</text:p>
          </table:table-cell>
          <table:table-cell table:number-columns-repeated="33"/>
        </table:table-row>
        <table:table-row table:style-name="ro1">
          <table:table-cell table:number-columns-repeated="13"/>
          <table:table-cell office:value-type="float" office:value="128" calcext:value-type="float">
            <text:p>128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1185654" calcext:value-type="float">
            <text:p>1185654</text:p>
          </table:table-cell>
          <table:table-cell/>
          <table:table-cell office:value-type="float" office:value="1455701" calcext:value-type="float">
            <text:p>1455701</text:p>
          </table:table-cell>
          <table:table-cell/>
          <table:table-cell office:value-type="float" office:value="4407601" calcext:value-type="float">
            <text:p>4407601</text:p>
          </table:table-cell>
          <table:table-cell/>
          <table:table-cell office:value-type="float" office:value="3867787" calcext:value-type="float">
            <text:p>3867787</text:p>
          </table:table-cell>
          <table:table-cell/>
          <table:table-cell office:value-type="float" office:value="2985839" calcext:value-type="float">
            <text:p>2985839</text:p>
          </table:table-cell>
          <table:table-cell/>
          <table:table-cell office:value-type="float" office:value="1827299" calcext:value-type="float">
            <text:p>1827299</text:p>
          </table:table-cell>
          <table:table-cell/>
          <table:table-cell office:value-type="float" office:value="2784517" calcext:value-type="float">
            <text:p>2784517</text:p>
          </table:table-cell>
          <table:table-cell table:number-columns-repeated="2"/>
          <table:table-cell office:value-type="float" office:value="2202044" calcext:value-type="float">
            <text:p>2202044</text:p>
          </table:table-cell>
          <table:table-cell table:number-columns-repeated="2"/>
          <table:table-cell office:value-type="float" office:value="2905056" calcext:value-type="float">
            <text:p>2905056</text:p>
          </table:table-cell>
          <table:table-cell/>
          <table:table-cell office:value-type="float" office:value="1878447" calcext:value-type="float">
            <text:p>1878447</text:p>
          </table:table-cell>
          <table:table-cell/>
          <table:table-cell office:value-type="float" office:value="1802755" calcext:value-type="float">
            <text:p>1802755</text:p>
          </table:table-cell>
          <table:table-cell/>
          <table:table-cell office:value-type="float" office:value="3657016" calcext:value-type="float">
            <text:p>3657016</text:p>
          </table:table-cell>
          <table:table-cell/>
          <table:table-cell office:value-type="float" office:value="3982553" calcext:value-type="float">
            <text:p>3982553</text:p>
          </table:table-cell>
          <table:table-cell table:number-columns-repeated="31"/>
        </table:table-row>
        <table:table-row table:style-name="ro1">
          <table:table-cell table:number-columns-repeated="13"/>
          <table:table-cell office:value-type="float" office:value="128" calcext:value-type="float">
            <text:p>128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/>
          <table:table-cell office:value-type="float" office:value="1319723" calcext:value-type="float">
            <text:p>1319723</text:p>
          </table:table-cell>
          <table:table-cell/>
          <table:table-cell office:value-type="float" office:value="2673584" calcext:value-type="float">
            <text:p>2673584</text:p>
          </table:table-cell>
          <table:table-cell/>
          <table:table-cell office:value-type="float" office:value="6812590" calcext:value-type="float">
            <text:p>6812590</text:p>
          </table:table-cell>
          <table:table-cell/>
          <table:table-cell office:value-type="float" office:value="5545860" calcext:value-type="float">
            <text:p>5545860</text:p>
          </table:table-cell>
          <table:table-cell/>
          <table:table-cell office:value-type="float" office:value="4557257" calcext:value-type="float">
            <text:p>4557257</text:p>
          </table:table-cell>
          <table:table-cell/>
          <table:table-cell office:value-type="float" office:value="2286447" calcext:value-type="float">
            <text:p>2286447</text:p>
          </table:table-cell>
          <table:table-cell/>
          <table:table-cell office:value-type="float" office:value="4407601" calcext:value-type="float">
            <text:p>4407601</text:p>
          </table:table-cell>
          <table:table-cell table:number-columns-repeated="2"/>
          <table:table-cell office:value-type="float" office:value="3053774" calcext:value-type="float">
            <text:p>3053774</text:p>
          </table:table-cell>
          <table:table-cell table:number-columns-repeated="2"/>
          <table:table-cell office:value-type="float" office:value="5545860" calcext:value-type="float">
            <text:p>5545860</text:p>
          </table:table-cell>
          <table:table-cell/>
          <table:table-cell office:value-type="float" office:value="2132084" calcext:value-type="float">
            <text:p>2132084</text:p>
          </table:table-cell>
          <table:table-cell/>
          <table:table-cell office:value-type="float" office:value="2377579" calcext:value-type="float">
            <text:p>2377579</text:p>
          </table:table-cell>
          <table:table-cell/>
          <table:table-cell office:value-type="float" office:value="6406138" calcext:value-type="float">
            <text:p>6406138</text:p>
          </table:table-cell>
          <table:table-cell/>
          <table:table-cell office:value-type="float" office:value="7082197" calcext:value-type="float">
            <text:p>7082197</text:p>
          </table:table-cell>
          <table:table-cell table:number-columns-repeated="31"/>
        </table:table-row>
        <table:table-row table:style-name="ro1">
          <table:table-cell table:number-columns-repeated="13"/>
          <table:table-cell office:value-type="float" office:value="128" calcext:value-type="float">
            <text:p>128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/>
          <table:table-cell office:value-type="float" office:value="1291158" calcext:value-type="float">
            <text:p>1291158</text:p>
          </table:table-cell>
          <table:table-cell/>
          <table:table-cell office:value-type="float" office:value="2969325" calcext:value-type="float">
            <text:p>2969325</text:p>
          </table:table-cell>
          <table:table-cell/>
          <table:table-cell office:value-type="float" office:value="8036304" calcext:value-type="float">
            <text:p>8036304</text:p>
          </table:table-cell>
          <table:table-cell/>
          <table:table-cell office:value-type="float" office:value="6727225" calcext:value-type="float">
            <text:p>6727225</text:p>
          </table:table-cell>
          <table:table-cell/>
          <table:table-cell office:value-type="float" office:value="6406138" calcext:value-type="float">
            <text:p>6406138</text:p>
          </table:table-cell>
          <table:table-cell/>
          <table:table-cell office:value-type="float" office:value="2843510" calcext:value-type="float">
            <text:p>2843510</text:p>
          </table:table-cell>
          <table:table-cell/>
          <table:table-cell office:value-type="float" office:value="4407601" calcext:value-type="float">
            <text:p>4407601</text:p>
          </table:table-cell>
          <table:table-cell table:number-columns-repeated="2"/>
          <table:table-cell office:value-type="float" office:value="3380677" calcext:value-type="float">
            <text:p>3380677</text:p>
          </table:table-cell>
          <table:table-cell table:number-columns-repeated="2"/>
          <table:table-cell office:value-type="float" office:value="7582312" calcext:value-type="float">
            <text:p>7582312</text:p>
          </table:table-cell>
          <table:table-cell/>
          <table:table-cell office:value-type="float" office:value="2784517" calcext:value-type="float">
            <text:p>2784517</text:p>
          </table:table-cell>
          <table:table-cell/>
          <table:table-cell office:value-type="float" office:value="2784517" calcext:value-type="float">
            <text:p>2784517</text:p>
          </table:table-cell>
          <table:table-cell/>
          <table:table-cell office:value-type="float" office:value="8036304" calcext:value-type="float">
            <text:p>8036304</text:p>
          </table:table-cell>
          <table:table-cell/>
          <table:table-cell office:value-type="float" office:value="8548124" calcext:value-type="float">
            <text:p>8548124</text:p>
          </table:table-cell>
          <table:table-cell table:number-columns-repeated="32"/>
        </table:table-row>
        <table:table-row table:style-name="ro1">
          <table:table-cell table:number-columns-repeated="13"/>
          <table:table-cell office:value-type="float" office:value="128" calcext:value-type="float">
            <text:p>128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/>
          <table:table-cell office:value-type="float" office:value="1436229" calcext:value-type="float">
            <text:p>1436229</text:p>
          </table:table-cell>
          <table:table-cell/>
          <table:table-cell office:value-type="float" office:value="3053774" calcext:value-type="float">
            <text:p>3053774</text:p>
          </table:table-cell>
          <table:table-cell/>
          <table:table-cell office:value-type="float" office:value="9977956" calcext:value-type="float">
            <text:p>9977956</text:p>
          </table:table-cell>
          <table:table-cell/>
          <table:table-cell office:value-type="float" office:value="7476717" calcext:value-type="float">
            <text:p>7476717</text:p>
          </table:table-cell>
          <table:table-cell/>
          <table:table-cell office:value-type="float" office:value="8414153" calcext:value-type="float">
            <text:p>8414153</text:p>
          </table:table-cell>
          <table:table-cell/>
          <table:table-cell office:value-type="float" office:value="3124872" calcext:value-type="float">
            <text:p>3124872</text:p>
          </table:table-cell>
          <table:table-cell/>
          <table:table-cell office:value-type="float" office:value="7082197" calcext:value-type="float">
            <text:p>7082197</text:p>
          </table:table-cell>
          <table:table-cell table:number-columns-repeated="2"/>
          <table:table-cell office:value-type="float" office:value="3895854" calcext:value-type="float">
            <text:p>3895854</text:p>
          </table:table-cell>
          <table:table-cell table:number-columns-repeated="2"/>
          <table:table-cell office:value-type="float" office:value="7176872" calcext:value-type="float">
            <text:p>7176872</text:p>
          </table:table-cell>
          <table:table-cell/>
          <table:table-cell office:value-type="float" office:value="3053774" calcext:value-type="float">
            <text:p>3053774</text:p>
          </table:table-cell>
          <table:table-cell/>
          <table:table-cell office:value-type="float" office:value="2843510" calcext:value-type="float">
            <text:p>2843510</text:p>
          </table:table-cell>
          <table:table-cell/>
          <table:table-cell office:value-type="float" office:value="9795896" calcext:value-type="float">
            <text:p>9795896</text:p>
          </table:table-cell>
          <table:table-cell office:value-type="float" office:value="10567140" calcext:value-type="float">
            <text:p>10567140</text:p>
          </table:table-cell>
          <table:table-cell table:number-columns-repeated="33"/>
        </table:table-row>
        <table:table-row table:style-name="ro1">
          <table:table-cell table:number-columns-repeated="13"/>
          <table:table-cell office:value-type="float" office:value="128" calcext:value-type="float">
            <text:p>128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/>
          <table:table-cell office:value-type="float" office:value="1421023" calcext:value-type="float">
            <text:p>1421023</text:p>
          </table:table-cell>
          <table:table-cell/>
          <table:table-cell office:value-type="float" office:value="3380677" calcext:value-type="float">
            <text:p>3380677</text:p>
          </table:table-cell>
          <table:table-cell/>
          <table:table-cell office:value-type="float" office:value="8036304" calcext:value-type="float">
            <text:p>8036304</text:p>
          </table:table-cell>
          <table:table-cell/>
          <table:table-cell office:value-type="float" office:value="9129573" calcext:value-type="float">
            <text:p>9129573</text:p>
          </table:table-cell>
          <table:table-cell/>
          <table:table-cell office:value-type="float" office:value="9129573" calcext:value-type="float">
            <text:p>9129573</text:p>
          </table:table-cell>
          <table:table-cell/>
          <table:table-cell office:value-type="float" office:value="3199360" calcext:value-type="float">
            <text:p>3199360</text:p>
          </table:table-cell>
          <table:table-cell/>
          <table:table-cell office:value-type="float" office:value="8036304" calcext:value-type="float">
            <text:p>8036304</text:p>
          </table:table-cell>
          <table:table-cell table:number-columns-repeated="2"/>
          <table:table-cell office:value-type="float" office:value="3759450" calcext:value-type="float">
            <text:p>3759450</text:p>
          </table:table-cell>
          <table:table-cell table:number-columns-repeated="2"/>
          <table:table-cell office:value-type="float" office:value="7476717" calcext:value-type="float">
            <text:p>7476717</text:p>
          </table:table-cell>
          <table:table-cell/>
          <table:table-cell office:value-type="float" office:value="2673584" calcext:value-type="float">
            <text:p>2673584</text:p>
          </table:table-cell>
          <table:table-cell/>
          <table:table-cell office:value-type="float" office:value="4407601" calcext:value-type="float">
            <text:p>4407601</text:p>
          </table:table-cell>
          <table:table-cell/>
          <table:table-cell office:value-type="float" office:value="7176872" calcext:value-type="float">
            <text:p>7176872</text:p>
          </table:table-cell>
          <table:table-cell office:value-type="float" office:value="11720614" calcext:value-type="float">
            <text:p>11720614</text:p>
          </table:table-cell>
          <table:table-cell table:number-columns-repeated="33"/>
        </table:table-row>
        <table:table-row table:style-name="ro1">
          <table:table-cell table:number-columns-repeated="13"/>
          <table:table-cell office:value-type="float" office:value="128" calcext:value-type="float">
            <text:p>128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/>
          <table:table-cell office:value-type="float" office:value="1451764" calcext:value-type="float">
            <text:p>1451764</text:p>
          </table:table-cell>
          <table:table-cell/>
          <table:table-cell office:value-type="float" office:value="3380677" calcext:value-type="float">
            <text:p>3380677</text:p>
          </table:table-cell>
          <table:table-cell/>
          <table:table-cell office:value-type="float" office:value="8036304" calcext:value-type="float">
            <text:p>8036304</text:p>
          </table:table-cell>
          <table:table-cell office:value-type="float" office:value="11720614" calcext:value-type="float">
            <text:p>11720614</text:p>
          </table:table-cell>
          <table:table-cell/>
          <table:table-cell office:value-type="float" office:value="9795896" calcext:value-type="float">
            <text:p>9795896</text:p>
          </table:table-cell>
          <table:table-cell/>
          <table:table-cell office:value-type="float" office:value="3380677" calcext:value-type="float">
            <text:p>3380677</text:p>
          </table:table-cell>
          <table:table-cell/>
          <table:table-cell office:value-type="float" office:value="7917784" calcext:value-type="float">
            <text:p>7917784</text:p>
          </table:table-cell>
          <table:table-cell table:number-columns-repeated="2"/>
          <table:table-cell office:value-type="float" office:value="3277486" calcext:value-type="float">
            <text:p>3277486</text:p>
          </table:table-cell>
          <table:table-cell table:number-columns-repeated="2"/>
          <table:table-cell office:value-type="float" office:value="9795896" calcext:value-type="float">
            <text:p>9795896</text:p>
          </table:table-cell>
          <table:table-cell/>
          <table:table-cell office:value-type="float" office:value="3380677" calcext:value-type="float">
            <text:p>3380677</text:p>
          </table:table-cell>
          <table:table-cell/>
          <table:table-cell office:value-type="float" office:value="3468030" calcext:value-type="float">
            <text:p>3468030</text:p>
          </table:table-cell>
          <table:table-cell/>
          <table:table-cell office:value-type="float" office:value="8548124" calcext:value-type="float">
            <text:p>8548124</text:p>
          </table:table-cell>
          <table:table-cell office:value-type="float" office:value="11720614" calcext:value-type="float">
            <text:p>11720614</text:p>
          </table:table-cell>
          <table:table-cell table:number-columns-repeated="35"/>
        </table:table-row>
        <table:table-row table:style-name="ro1">
          <table:table-cell table:number-columns-repeated="13"/>
          <table:table-cell office:value-type="float" office:value="256" calcext:value-type="float">
            <text:p>256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1213534" calcext:value-type="float">
            <text:p>1213534</text:p>
          </table:table-cell>
          <table:table-cell/>
          <table:table-cell office:value-type="float" office:value="2310087" calcext:value-type="float">
            <text:p>2310087</text:p>
          </table:table-cell>
          <table:table-cell/>
          <table:table-cell office:value-type="float" office:value="4572895" calcext:value-type="float">
            <text:p>4572895</text:p>
          </table:table-cell>
          <table:table-cell/>
          <table:table-cell office:value-type="float" office:value="2726577" calcext:value-type="float">
            <text:p>2726577</text:p>
          </table:table-cell>
          <table:table-cell/>
          <table:table-cell office:value-type="float" office:value="3017775" calcext:value-type="float">
            <text:p>3017775</text:p>
          </table:table-cell>
          <table:table-cell/>
          <table:table-cell office:value-type="float" office:value="1829808" calcext:value-type="float">
            <text:p>1829808</text:p>
          </table:table-cell>
          <table:table-cell/>
          <table:table-cell office:value-type="float" office:value="2911402" calcext:value-type="float">
            <text:p>2911402</text:p>
          </table:table-cell>
          <table:table-cell table:number-columns-repeated="2"/>
          <table:table-cell office:value-type="float" office:value="2266207" calcext:value-type="float">
            <text:p>2266207</text:p>
          </table:table-cell>
          <table:table-cell table:number-columns-repeated="2"/>
          <table:table-cell office:value-type="float" office:value="3017775" calcext:value-type="float">
            <text:p>3017775</text:p>
          </table:table-cell>
          <table:table-cell/>
          <table:table-cell office:value-type="float" office:value="1911233" calcext:value-type="float">
            <text:p>1911233</text:p>
          </table:table-cell>
          <table:table-cell/>
          <table:table-cell office:value-type="float" office:value="1855098" calcext:value-type="float">
            <text:p>1855098</text:p>
          </table:table-cell>
          <table:table-cell/>
          <table:table-cell office:value-type="float" office:value="3935921" calcext:value-type="float">
            <text:p>3935921</text:p>
          </table:table-cell>
          <table:table-cell/>
          <table:table-cell office:value-type="float" office:value="4672389" calcext:value-type="float">
            <text:p>4672389</text:p>
          </table:table-cell>
          <table:table-cell table:number-columns-repeated="31"/>
        </table:table-row>
        <table:table-row table:style-name="ro1">
          <table:table-cell table:number-columns-repeated="13"/>
          <table:table-cell office:value-type="float" office:value="256" calcext:value-type="float">
            <text:p>256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/>
          <table:table-cell office:value-type="float" office:value="1347557" calcext:value-type="float">
            <text:p>1347557</text:p>
          </table:table-cell>
          <table:table-cell/>
          <table:table-cell office:value-type="float" office:value="2783115" calcext:value-type="float">
            <text:p>2783115</text:p>
          </table:table-cell>
          <table:table-cell/>
          <table:table-cell office:value-type="float" office:value="6554972" calcext:value-type="float">
            <text:p>6554972</text:p>
          </table:table-cell>
          <table:table-cell/>
          <table:table-cell office:value-type="float" office:value="5540300" calcext:value-type="float">
            <text:p>5540300</text:p>
          </table:table-cell>
          <table:table-cell/>
          <table:table-cell office:value-type="float" office:value="4929815" calcext:value-type="float">
            <text:p>4929815</text:p>
          </table:table-cell>
          <table:table-cell/>
          <table:table-cell office:value-type="float" office:value="2441400" calcext:value-type="float">
            <text:p>2441400</text:p>
          </table:table-cell>
          <table:table-cell/>
          <table:table-cell office:value-type="float" office:value="4132864" calcext:value-type="float">
            <text:p>4132864</text:p>
          </table:table-cell>
          <table:table-cell table:number-columns-repeated="2"/>
          <table:table-cell office:value-type="float" office:value="3087188" calcext:value-type="float">
            <text:p>3087188</text:p>
          </table:table-cell>
          <table:table-cell table:number-columns-repeated="2"/>
          <table:table-cell office:value-type="float" office:value="4819184" calcext:value-type="float">
            <text:p>4819184</text:p>
          </table:table-cell>
          <table:table-cell/>
          <table:table-cell office:value-type="float" office:value="2325094" calcext:value-type="float">
            <text:p>2325094</text:p>
          </table:table-cell>
          <table:table-cell/>
          <table:table-cell office:value-type="float" office:value="2187712" calcext:value-type="float">
            <text:p>2187712</text:p>
          </table:table-cell>
          <table:table-cell/>
          <table:table-cell office:value-type="float" office:value="5687020" calcext:value-type="float">
            <text:p>5687020</text:p>
          </table:table-cell>
          <table:table-cell/>
          <table:table-cell office:value-type="float" office:value="7120034" calcext:value-type="float">
            <text:p>7120034</text:p>
          </table:table-cell>
          <table:table-cell table:number-columns-repeated="31"/>
        </table:table-row>
        <table:table-row table:style-name="ro1">
          <table:table-cell table:number-columns-repeated="13"/>
          <table:table-cell office:value-type="float" office:value="256" calcext:value-type="float">
            <text:p>256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/>
          <table:table-cell office:value-type="float" office:value="1471270" calcext:value-type="float">
            <text:p>1471270</text:p>
          </table:table-cell>
          <table:table-cell/>
          <table:table-cell office:value-type="float" office:value="3052087" calcext:value-type="float">
            <text:p>3052087</text:p>
          </table:table-cell>
          <table:table-cell/>
          <table:table-cell office:value-type="float" office:value="7965107" calcext:value-type="float">
            <text:p>7965107</text:p>
          </table:table-cell>
          <table:table-cell/>
          <table:table-cell office:value-type="float" office:value="6554972" calcext:value-type="float">
            <text:p>6554972</text:p>
          </table:table-cell>
          <table:table-cell/>
          <table:table-cell office:value-type="float" office:value="6554972" calcext:value-type="float">
            <text:p>6554972</text:p>
          </table:table-cell>
          <table:table-cell/>
          <table:table-cell office:value-type="float" office:value="2747508" calcext:value-type="float">
            <text:p>2747508</text:p>
          </table:table-cell>
          <table:table-cell/>
          <table:table-cell office:value-type="float" office:value="5217259" calcext:value-type="float">
            <text:p>5217259</text:p>
          </table:table-cell>
          <table:table-cell table:number-columns-repeated="2"/>
          <table:table-cell office:value-type="float" office:value="3605511" calcext:value-type="float">
            <text:p>3605511</text:p>
          </table:table-cell>
          <table:table-cell table:number-columns-repeated="2"/>
          <table:table-cell office:value-type="float" office:value="7791708" calcext:value-type="float">
            <text:p>7791708</text:p>
          </table:table-cell>
          <table:table-cell/>
          <table:table-cell office:value-type="float" office:value="2607399" calcext:value-type="float">
            <text:p>2607399</text:p>
          </table:table-cell>
          <table:table-cell/>
          <table:table-cell office:value-type="float" office:value="2065659" calcext:value-type="float">
            <text:p>2065659</text:p>
          </table:table-cell>
          <table:table-cell/>
          <table:table-cell office:value-type="float" office:value="7314033" calcext:value-type="float">
            <text:p>7314033</text:p>
          </table:table-cell>
          <table:table-cell/>
          <table:table-cell office:value-type="float" office:value="8534922" calcext:value-type="float">
            <text:p>8534922</text:p>
          </table:table-cell>
          <table:table-cell table:number-columns-repeated="32"/>
        </table:table-row>
        <table:table-row table:style-name="ro1">
          <table:table-cell table:number-columns-repeated="13"/>
          <table:table-cell office:value-type="float" office:value="256" calcext:value-type="float">
            <text:p>256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/>
          <table:table-cell office:value-type="float" office:value="1514860" calcext:value-type="float">
            <text:p>1514860</text:p>
          </table:table-cell>
          <table:table-cell/>
          <table:table-cell office:value-type="float" office:value="3017775" calcext:value-type="float">
            <text:p>3017775</text:p>
          </table:table-cell>
          <table:table-cell/>
          <table:table-cell office:value-type="float" office:value="9518507" calcext:value-type="float">
            <text:p>9518507</text:p>
          </table:table-cell>
          <table:table-cell/>
          <table:table-cell office:value-type="float" office:value="7314033" calcext:value-type="float">
            <text:p>7314033</text:p>
          </table:table-cell>
          <table:table-cell/>
          <table:table-cell office:value-type="float" office:value="8534922" calcext:value-type="float">
            <text:p>8534922</text:p>
          </table:table-cell>
          <table:table-cell/>
          <table:table-cell office:value-type="float" office:value="3236056" calcext:value-type="float">
            <text:p>3236056</text:p>
          </table:table-cell>
          <table:table-cell/>
          <table:table-cell office:value-type="float" office:value="6398720" calcext:value-type="float">
            <text:p>6398720</text:p>
          </table:table-cell>
          <table:table-cell table:number-columns-repeated="2"/>
          <table:table-cell office:value-type="float" office:value="3935921" calcext:value-type="float">
            <text:p>3935921</text:p>
          </table:table-cell>
          <table:table-cell table:number-columns-repeated="2"/>
          <table:table-cell office:value-type="float" office:value="9434868" calcext:value-type="float">
            <text:p>9434868</text:p>
          </table:table-cell>
          <table:table-cell/>
          <table:table-cell office:value-type="float" office:value="2911402" calcext:value-type="float">
            <text:p>2911402</text:p>
          </table:table-cell>
          <table:table-cell/>
          <table:table-cell office:value-type="float" office:value="2943325" calcext:value-type="float">
            <text:p>2943325</text:p>
          </table:table-cell>
          <table:table-cell/>
          <table:table-cell office:value-type="float" office:value="7965107" calcext:value-type="float">
            <text:p>7965107</text:p>
          </table:table-cell>
          <table:table-cell office:value-type="float" office:value="10245071" calcext:value-type="float">
            <text:p>10245071</text:p>
          </table:table-cell>
          <table:table-cell table:number-columns-repeated="33"/>
        </table:table-row>
        <table:table-row table:style-name="ro1">
          <table:table-cell table:number-columns-repeated="13"/>
          <table:table-cell office:value-type="float" office:value="256" calcext:value-type="float">
            <text:p>256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/>
          <table:table-cell office:value-type="float" office:value="1549845" calcext:value-type="float">
            <text:p>1549845</text:p>
          </table:table-cell>
          <table:table-cell/>
          <table:table-cell office:value-type="float" office:value="3159869" calcext:value-type="float">
            <text:p>3159869</text:p>
          </table:table-cell>
          <table:table-cell/>
          <table:table-cell office:value-type="float" office:value="8208677" calcext:value-type="float">
            <text:p>8208677</text:p>
          </table:table-cell>
          <table:table-cell/>
          <table:table-cell office:value-type="float" office:value="7791708" calcext:value-type="float">
            <text:p>7791708</text:p>
          </table:table-cell>
          <table:table-cell/>
          <table:table-cell office:value-type="float" office:value="9518507" calcext:value-type="float">
            <text:p>9518507</text:p>
          </table:table-cell>
          <table:table-cell/>
          <table:table-cell office:value-type="float" office:value="3326279" calcext:value-type="float">
            <text:p>3326279</text:p>
          </table:table-cell>
          <table:table-cell/>
          <table:table-cell office:value-type="float" office:value="6936061" calcext:value-type="float">
            <text:p>6936061</text:p>
          </table:table-cell>
          <table:table-cell table:number-columns-repeated="2"/>
          <table:table-cell office:value-type="float" office:value="3935921" calcext:value-type="float">
            <text:p>3935921</text:p>
          </table:table-cell>
          <table:table-cell/>
          <table:table-cell office:value-type="float" office:value="11091721" calcext:value-type="float">
            <text:p>11091721</text:p>
          </table:table-cell>
          <table:table-cell/>
          <table:table-cell office:value-type="float" office:value="3511189" calcext:value-type="float">
            <text:p>3511189</text:p>
          </table:table-cell>
          <table:table-cell/>
          <table:table-cell office:value-type="float" office:value="3557725" calcext:value-type="float">
            <text:p>3557725</text:p>
          </table:table-cell>
          <table:table-cell/>
          <table:table-cell office:value-type="float" office:value="8815202" calcext:value-type="float">
            <text:p>8815202</text:p>
          </table:table-cell>
          <table:table-cell office:value-type="float" office:value="11695808" calcext:value-type="float">
            <text:p>11695808</text:p>
          </table:table-cell>
          <table:table-cell table:number-columns-repeated="34"/>
        </table:table-row>
        <table:table-row table:style-name="ro1">
          <table:table-cell table:number-columns-repeated="13"/>
          <table:table-cell office:value-type="float" office:value="256" calcext:value-type="float">
            <text:p>256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/>
          <table:table-cell office:value-type="float" office:value="1540948" calcext:value-type="float">
            <text:p>1540948</text:p>
          </table:table-cell>
          <table:table-cell/>
          <table:table-cell office:value-type="float" office:value="3123106" calcext:value-type="float">
            <text:p>3123106</text:p>
          </table:table-cell>
          <table:table-cell/>
          <table:table-cell office:value-type="float" office:value="8534922" calcext:value-type="float">
            <text:p>8534922</text:p>
          </table:table-cell>
          <table:table-cell/>
          <table:table-cell office:value-type="float" office:value="9114515" calcext:value-type="float">
            <text:p>9114515</text:p>
          </table:table-cell>
          <table:table-cell office:value-type="float" office:value="10245071" calcext:value-type="float">
            <text:p>10245071</text:p>
          </table:table-cell>
          <table:table-cell/>
          <table:table-cell office:value-type="float" office:value="3465855" calcext:value-type="float">
            <text:p>3465855</text:p>
          </table:table-cell>
          <table:table-cell/>
          <table:table-cell office:value-type="float" office:value="7314033" calcext:value-type="float">
            <text:p>7314033</text:p>
          </table:table-cell>
          <table:table-cell table:number-columns-repeated="2"/>
          <table:table-cell office:value-type="float" office:value="3823789" calcext:value-type="float">
            <text:p>3823789</text:p>
          </table:table-cell>
          <table:table-cell/>
          <table:table-cell office:value-type="float" office:value="11207494" calcext:value-type="float">
            <text:p>11207494</text:p>
          </table:table-cell>
          <table:table-cell/>
          <table:table-cell office:value-type="float" office:value="2842047" calcext:value-type="float">
            <text:p>2842047</text:p>
          </table:table-cell>
          <table:table-cell/>
          <table:table-cell office:value-type="float" office:value="5428265" calcext:value-type="float">
            <text:p>5428265</text:p>
          </table:table-cell>
          <table:table-cell/>
          <table:table-cell office:value-type="float" office:value="8271916" calcext:value-type="float">
            <text:p>8271916</text:p>
          </table:table-cell>
          <table:table-cell office:value-type="float" office:value="11569783" calcext:value-type="float">
            <text:p>11569783</text:p>
          </table:table-cell>
          <table:table-cell table:number-columns-repeated="36"/>
        </table:table-row>
        <table:table-row table:style-name="ro1">
          <table:table-cell table:number-columns-repeated="13"/>
          <table:table-cell office:value-type="float" office:value="256" calcext:value-type="float">
            <text:p>256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/>
          <table:table-cell office:value-type="float" office:value="1506359" calcext:value-type="float">
            <text:p>1506359</text:p>
          </table:table-cell>
          <table:table-cell/>
          <table:table-cell office:value-type="float" office:value="3123106" calcext:value-type="float">
            <text:p>3123106</text:p>
          </table:table-cell>
          <table:table-cell/>
          <table:table-cell office:value-type="float" office:value="7735574" calcext:value-type="float">
            <text:p>7735574</text:p>
          </table:table-cell>
          <table:table-cell office:value-type="float" office:value="10245071" calcext:value-type="float">
            <text:p>10245071</text:p>
          </table:table-cell>
          <table:table-cell office:value-type="float" office:value="10651598" calcext:value-type="float">
            <text:p>10651598</text:p>
          </table:table-cell>
          <table:table-cell/>
          <table:table-cell office:value-type="float" office:value="3285566" calcext:value-type="float">
            <text:p>3285566</text:p>
          </table:table-cell>
          <table:table-cell/>
          <table:table-cell office:value-type="float" office:value="9192546" calcext:value-type="float">
            <text:p>9192546</text:p>
          </table:table-cell>
          <table:table-cell table:number-columns-repeated="2"/>
          <table:table-cell office:value-type="float" office:value="3465855" calcext:value-type="float">
            <text:p>3465855</text:p>
          </table:table-cell>
          <table:table-cell table:number-columns-repeated="2"/>
          <table:table-cell office:value-type="float" office:value="8208677" calcext:value-type="float">
            <text:p>8208677</text:p>
          </table:table-cell>
          <table:table-cell/>
          <table:table-cell office:value-type="float" office:value="3326279" calcext:value-type="float">
            <text:p>3326279</text:p>
          </table:table-cell>
          <table:table-cell/>
          <table:table-cell office:value-type="float" office:value="3410808" calcext:value-type="float">
            <text:p>3410808</text:p>
          </table:table-cell>
          <table:table-cell/>
          <table:table-cell office:value-type="float" office:value="9868433" calcext:value-type="float">
            <text:p>9868433</text:p>
          </table:table-cell>
          <table:table-cell/>
          <table:table-cell office:value-type="float" office:value="4929815" calcext:value-type="float">
            <text:p>4929815</text:p>
          </table:table-cell>
          <table:table-cell table:number-columns-repeated="35"/>
        </table:table-row>
        <table:table-row table:style-name="ro1">
          <table:table-cell table:number-columns-repeated="13"/>
          <table:table-cell office:value-type="float" office:value="512" calcext:value-type="float">
            <text:p>512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1218910" calcext:value-type="float">
            <text:p>1218910</text:p>
          </table:table-cell>
          <table:table-cell/>
          <table:table-cell office:value-type="float" office:value="2178404" calcext:value-type="float">
            <text:p>2178404</text:p>
          </table:table-cell>
          <table:table-cell/>
          <table:table-cell office:value-type="float" office:value="4340054" calcext:value-type="float">
            <text:p>4340054</text:p>
          </table:table-cell>
          <table:table-cell/>
          <table:table-cell office:value-type="float" office:value="3736016" calcext:value-type="float">
            <text:p>3736016</text:p>
          </table:table-cell>
          <table:table-cell/>
          <table:table-cell office:value-type="float" office:value="2926501" calcext:value-type="float">
            <text:p>2926501</text:p>
          </table:table-cell>
          <table:table-cell/>
          <table:table-cell office:value-type="float" office:value="1803387" calcext:value-type="float">
            <text:p>1803387</text:p>
          </table:table-cell>
          <table:table-cell/>
          <table:table-cell office:value-type="float" office:value="2979282" calcext:value-type="float">
            <text:p>2979282</text:p>
          </table:table-cell>
          <table:table-cell table:number-columns-repeated="2"/>
          <table:table-cell office:value-type="float" office:value="2237414" calcext:value-type="float">
            <text:p>2237414</text:p>
          </table:table-cell>
          <table:table-cell table:number-columns-repeated="2"/>
          <table:table-cell office:value-type="float" office:value="3068685" calcext:value-type="float">
            <text:p>3068685</text:p>
          </table:table-cell>
          <table:table-cell/>
          <table:table-cell office:value-type="float" office:value="1909204" calcext:value-type="float">
            <text:p>1909204</text:p>
          </table:table-cell>
          <table:table-cell/>
          <table:table-cell office:value-type="float" office:value="1835760" calcext:value-type="float">
            <text:p>1835760</text:p>
          </table:table-cell>
          <table:table-cell/>
          <table:table-cell office:value-type="float" office:value="4375425" calcext:value-type="float">
            <text:p>4375425</text:p>
          </table:table-cell>
          <table:table-cell/>
          <table:table-cell office:value-type="float" office:value="4610256" calcext:value-type="float">
            <text:p>4610256</text:p>
          </table:table-cell>
          <table:table-cell table:number-columns-repeated="31"/>
        </table:table-row>
        <table:table-row table:style-name="ro1">
          <table:table-cell table:number-columns-repeated="13"/>
          <table:table-cell office:value-type="float" office:value="512" calcext:value-type="float">
            <text:p>512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/>
          <table:table-cell office:value-type="float" office:value="1380303" calcext:value-type="float">
            <text:p>1380303</text:p>
          </table:table-cell>
          <table:table-cell/>
          <table:table-cell office:value-type="float" office:value="2584820" calcext:value-type="float">
            <text:p>2584820</text:p>
          </table:table-cell>
          <table:table-cell/>
          <table:table-cell office:value-type="float" office:value="6174377" calcext:value-type="float">
            <text:p>6174377</text:p>
          </table:table-cell>
          <table:table-cell/>
          <table:table-cell office:value-type="float" office:value="5495016" calcext:value-type="float">
            <text:p>5495016</text:p>
          </table:table-cell>
          <table:table-cell/>
          <table:table-cell office:value-type="float" office:value="4871723" calcext:value-type="float">
            <text:p>4871723</text:p>
          </table:table-cell>
          <table:table-cell/>
          <table:table-cell office:value-type="float" office:value="2391924" calcext:value-type="float">
            <text:p>2391924</text:p>
          </table:table-cell>
          <table:table-cell/>
          <table:table-cell office:value-type="float" office:value="4375425" calcext:value-type="float">
            <text:p>4375425</text:p>
          </table:table-cell>
          <table:table-cell table:number-columns-repeated="2"/>
          <table:table-cell office:value-type="float" office:value="3104171" calcext:value-type="float">
            <text:p>3104171</text:p>
          </table:table-cell>
          <table:table-cell table:number-columns-repeated="2"/>
          <table:table-cell office:value-type="float" office:value="4610256" calcext:value-type="float">
            <text:p>4610256</text:p>
          </table:table-cell>
          <table:table-cell/>
          <table:table-cell office:value-type="float" office:value="2307123" calcext:value-type="float">
            <text:p>2307123</text:p>
          </table:table-cell>
          <table:table-cell/>
          <table:table-cell office:value-type="float" office:value="2294796" calcext:value-type="float">
            <text:p>2294796</text:p>
          </table:table-cell>
          <table:table-cell/>
          <table:table-cell office:value-type="float" office:value="5744919" calcext:value-type="float">
            <text:p>5744919</text:p>
          </table:table-cell>
          <table:table-cell/>
          <table:table-cell office:value-type="float" office:value="6736026" calcext:value-type="float">
            <text:p>6736026</text:p>
          </table:table-cell>
          <table:table-cell table:number-columns-repeated="31"/>
        </table:table-row>
        <table:table-row table:style-name="ro1">
          <table:table-cell table:number-columns-repeated="13"/>
          <table:table-cell office:value-type="float" office:value="512" calcext:value-type="float">
            <text:p>512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/>
          <table:table-cell office:value-type="float" office:value="1497750" calcext:value-type="float">
            <text:p>1497750</text:p>
          </table:table-cell>
          <table:table-cell/>
          <table:table-cell office:value-type="float" office:value="3029721" calcext:value-type="float">
            <text:p>3029721</text:p>
          </table:table-cell>
          <table:table-cell/>
          <table:table-cell office:value-type="float" office:value="7647578" calcext:value-type="float">
            <text:p>7647578</text:p>
          </table:table-cell>
          <table:table-cell/>
          <table:table-cell office:value-type="float" office:value="6319739" calcext:value-type="float">
            <text:p>6319739</text:p>
          </table:table-cell>
          <table:table-cell/>
          <table:table-cell office:value-type="float" office:value="6491676" calcext:value-type="float">
            <text:p>6491676</text:p>
          </table:table-cell>
          <table:table-cell/>
          <table:table-cell office:value-type="float" office:value="2811557" calcext:value-type="float">
            <text:p>2811557</text:p>
          </table:table-cell>
          <table:table-cell/>
          <table:table-cell office:value-type="float" office:value="5684095" calcext:value-type="float">
            <text:p>5684095</text:p>
          </table:table-cell>
          <table:table-cell table:number-columns-repeated="2"/>
          <table:table-cell office:value-type="float" office:value="3086326" calcext:value-type="float">
            <text:p>3086326</text:p>
          </table:table-cell>
          <table:table-cell table:number-columns-repeated="2"/>
          <table:table-cell office:value-type="float" office:value="6395018" calcext:value-type="float">
            <text:p>6395018</text:p>
          </table:table-cell>
          <table:table-cell/>
          <table:table-cell office:value-type="float" office:value="2548017" calcext:value-type="float">
            <text:p>2548017</text:p>
          </table:table-cell>
          <table:table-cell/>
          <table:table-cell office:value-type="float" office:value="2560168" calcext:value-type="float">
            <text:p>2560168</text:p>
          </table:table-cell>
          <table:table-cell/>
          <table:table-cell office:value-type="float" office:value="6472112" calcext:value-type="float">
            <text:p>6472112</text:p>
          </table:table-cell>
          <table:table-cell/>
          <table:table-cell office:value-type="float" office:value="8394979" calcext:value-type="float">
            <text:p>8394979</text:p>
          </table:table-cell>
          <table:table-cell table:number-columns-repeated="32"/>
        </table:table-row>
        <table:table-row table:style-name="ro1">
          <table:table-cell table:number-columns-repeated="13"/>
          <table:table-cell office:value-type="float" office:value="512" calcext:value-type="float">
            <text:p>512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/>
          <table:table-cell office:value-type="float" office:value="1520013" calcext:value-type="float">
            <text:p>1520013</text:p>
          </table:table-cell>
          <table:table-cell/>
          <table:table-cell office:value-type="float" office:value="3346002" calcext:value-type="float">
            <text:p>3346002</text:p>
          </table:table-cell>
          <table:table-cell/>
          <table:table-cell office:value-type="float" office:value="8265729" calcext:value-type="float">
            <text:p>8265729</text:p>
          </table:table-cell>
          <table:table-cell/>
          <table:table-cell office:value-type="float" office:value="7115451" calcext:value-type="float">
            <text:p>7115451</text:p>
          </table:table-cell>
          <table:table-cell/>
          <table:table-cell office:value-type="float" office:value="7988981" calcext:value-type="float">
            <text:p>7988981</text:p>
          </table:table-cell>
          <table:table-cell/>
          <table:table-cell office:value-type="float" office:value="3140488" calcext:value-type="float">
            <text:p>3140488</text:p>
          </table:table-cell>
          <table:table-cell/>
          <table:table-cell office:value-type="float" office:value="6843354" calcext:value-type="float">
            <text:p>6843354</text:p>
          </table:table-cell>
          <table:table-cell table:number-columns-repeated="2"/>
          <table:table-cell office:value-type="float" office:value="4000485" calcext:value-type="float">
            <text:p>4000485</text:p>
          </table:table-cell>
          <table:table-cell table:number-columns-repeated="2"/>
          <table:table-cell office:value-type="float" office:value="9344779" calcext:value-type="float">
            <text:p>9344779</text:p>
          </table:table-cell>
          <table:table-cell/>
          <table:table-cell office:value-type="float" office:value="2681653" calcext:value-type="float">
            <text:p>2681653</text:p>
          </table:table-cell>
          <table:table-cell/>
          <table:table-cell office:value-type="float" office:value="2638816" calcext:value-type="float">
            <text:p>2638816</text:p>
          </table:table-cell>
          <table:table-cell/>
          <table:table-cell office:value-type="float" office:value="6018636" calcext:value-type="float">
            <text:p>6018636</text:p>
          </table:table-cell>
          <table:table-cell/>
          <table:table-cell office:value-type="float" office:value="8265729" calcext:value-type="float">
            <text:p>8265729</text:p>
          </table:table-cell>
          <table:table-cell table:number-columns-repeated="32"/>
        </table:table-row>
        <table:table-row table:style-name="ro1">
          <table:table-cell table:number-columns-repeated="13"/>
          <table:table-cell office:value-type="float" office:value="512" calcext:value-type="float">
            <text:p>512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/>
          <table:table-cell office:value-type="float" office:value="1580419" calcext:value-type="float">
            <text:p>1580419</text:p>
          </table:table-cell>
          <table:table-cell/>
          <table:table-cell office:value-type="float" office:value="3239989" calcext:value-type="float">
            <text:p>3239989</text:p>
          </table:table-cell>
          <table:table-cell/>
          <table:table-cell office:value-type="float" office:value="9304292" calcext:value-type="float">
            <text:p>9304292</text:p>
          </table:table-cell>
          <table:table-cell/>
          <table:table-cell office:value-type="float" office:value="5278892" calcext:value-type="float">
            <text:p>5278892</text:p>
          </table:table-cell>
          <table:table-cell/>
          <table:table-cell office:value-type="float" office:value="9468384" calcext:value-type="float">
            <text:p>9468384</text:p>
          </table:table-cell>
          <table:table-cell/>
          <table:table-cell office:value-type="float" office:value="3372274" calcext:value-type="float">
            <text:p>3372274</text:p>
          </table:table-cell>
          <table:table-cell/>
          <table:table-cell office:value-type="float" office:value="8808176" calcext:value-type="float">
            <text:p>8808176</text:p>
          </table:table-cell>
          <table:table-cell table:number-columns-repeated="2"/>
          <table:table-cell office:value-type="float" office:value="4457157" calcext:value-type="float">
            <text:p>4457157</text:p>
          </table:table-cell>
          <table:table-cell/>
          <table:table-cell office:value-type="float" office:value="10434519" calcext:value-type="float">
            <text:p>10434519</text:p>
          </table:table-cell>
          <table:table-cell/>
          <table:table-cell office:value-type="float" office:value="2979282" calcext:value-type="float">
            <text:p>2979282</text:p>
          </table:table-cell>
          <table:table-cell/>
          <table:table-cell office:value-type="float" office:value="2942541" calcext:value-type="float">
            <text:p>2942541</text:p>
          </table:table-cell>
          <table:table-cell/>
          <table:table-cell office:value-type="float" office:value="8701110" calcext:value-type="float">
            <text:p>8701110</text:p>
          </table:table-cell>
          <table:table-cell office:value-type="float" office:value="10911694" calcext:value-type="float">
            <text:p>10911694</text:p>
          </table:table-cell>
          <table:table-cell table:number-columns-repeated="34"/>
        </table:table-row>
        <table:table-row table:style-name="ro1">
          <table:table-cell table:number-columns-repeated="13"/>
          <table:table-cell office:value-type="float" office:value="512" calcext:value-type="float">
            <text:p>512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/>
          <table:table-cell office:value-type="float" office:value="1590957" calcext:value-type="float">
            <text:p>1590957</text:p>
          </table:table-cell>
          <table:table-cell/>
          <table:table-cell office:value-type="float" office:value="3366987" calcext:value-type="float">
            <text:p>3366987</text:p>
          </table:table-cell>
          <table:table-cell/>
          <table:table-cell office:value-type="float" office:value="8844453" calcext:value-type="float">
            <text:p>8844453</text:p>
          </table:table-cell>
          <table:table-cell/>
          <table:table-cell office:value-type="float" office:value="8394979" calcext:value-type="float">
            <text:p>8394979</text:p>
          </table:table-cell>
          <table:table-cell office:value-type="float" office:value="10044089" calcext:value-type="float">
            <text:p>10044089</text:p>
          </table:table-cell>
          <table:table-cell/>
          <table:table-cell office:value-type="float" office:value="3388236" calcext:value-type="float">
            <text:p>3388236</text:p>
          </table:table-cell>
          <table:table-cell/>
          <table:table-cell office:value-type="float" office:value="8109658" calcext:value-type="float">
            <text:p>8109658</text:p>
          </table:table-cell>
          <table:table-cell table:number-columns-repeated="2"/>
          <table:table-cell office:value-type="float" office:value="4195896" calcext:value-type="float">
            <text:p>4195896</text:p>
          </table:table-cell>
          <table:table-cell/>
          <table:table-cell office:value-type="float" office:value="11374040" calcext:value-type="float">
            <text:p>11374040</text:p>
          </table:table-cell>
          <table:table-cell/>
          <table:table-cell office:value-type="float" office:value="3628697" calcext:value-type="float">
            <text:p>3628697</text:p>
          </table:table-cell>
          <table:table-cell/>
          <table:table-cell office:value-type="float" office:value="3279573" calcext:value-type="float">
            <text:p>3279573</text:p>
          </table:table-cell>
          <table:table-cell/>
          <table:table-cell office:value-type="float" office:value="8844453" calcext:value-type="float">
            <text:p>8844453</text:p>
          </table:table-cell>
          <table:table-cell/>
          <table:table-cell office:value-type="float" office:value="9145790" calcext:value-type="float">
            <text:p>9145790</text:p>
          </table:table-cell>
          <table:table-cell table:number-columns-repeated="35"/>
        </table:table-row>
        <table:table-row table:style-name="ro1">
          <table:table-cell table:number-columns-repeated="13"/>
          <table:table-cell office:value-type="float" office:value="512" calcext:value-type="float">
            <text:p>512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/>
          <table:table-cell office:value-type="float" office:value="1542947" calcext:value-type="float">
            <text:p>1542947</text:p>
          </table:table-cell>
          <table:table-cell/>
          <table:table-cell office:value-type="float" office:value="3393590" calcext:value-type="float">
            <text:p>3393590</text:p>
          </table:table-cell>
          <table:table-cell table:number-columns-repeated="2"/>
          <table:table-cell office:value-type="float" office:value="621413" calcext:value-type="float">
            <text:p>621413</text:p>
          </table:table-cell>
          <table:table-cell/>
          <table:table-cell office:value-type="float" office:value="8394979" calcext:value-type="float">
            <text:p>8394979</text:p>
          </table:table-cell>
          <table:table-cell office:value-type="float" office:value="10044089" calcext:value-type="float">
            <text:p>10044089</text:p>
          </table:table-cell>
          <table:table-cell/>
          <table:table-cell office:value-type="float" office:value="3388236" calcext:value-type="float">
            <text:p>3388236</text:p>
          </table:table-cell>
          <table:table-cell/>
          <table:table-cell office:value-type="float" office:value="9304292" calcext:value-type="float">
            <text:p>9304292</text:p>
          </table:table-cell>
          <table:table-cell table:number-columns-repeated="2"/>
          <table:table-cell office:value-type="float" office:value="3795443" calcext:value-type="float">
            <text:p>3795443</text:p>
          </table:table-cell>
          <table:table-cell table:number-columns-repeated="2"/>
          <table:table-cell office:value-type="float" office:value="9859630" calcext:value-type="float">
            <text:p>9859630</text:p>
          </table:table-cell>
          <table:table-cell/>
          <table:table-cell office:value-type="float" office:value="2926501" calcext:value-type="float">
            <text:p>2926501</text:p>
          </table:table-cell>
          <table:table-cell/>
          <table:table-cell office:value-type="float" office:value="5127637" calcext:value-type="float">
            <text:p>5127637</text:p>
          </table:table-cell>
          <table:table-cell/>
          <table:table-cell office:value-type="float" office:value="7435738" calcext:value-type="float">
            <text:p>7435738</text:p>
          </table:table-cell>
          <table:table-cell office:value-type="float" office:value="10485468" calcext:value-type="float">
            <text:p>10485468</text:p>
          </table:table-cell>
          <table:table-cell table:number-columns-repeated="34"/>
        </table:table-row>
        <table:table-row table:style-name="ro1">
          <table:table-cell table:number-columns-repeated="13"/>
          <table:table-cell office:value-type="float" office:value="512" calcext:value-type="float">
            <text:p>512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/>
          <table:table-cell office:value-type="float" office:value="1518938" calcext:value-type="float">
            <text:p>1518938</text:p>
          </table:table-cell>
          <table:table-cell/>
          <table:table-cell office:value-type="float" office:value="3201349" calcext:value-type="float">
            <text:p>3201349</text:p>
          </table:table-cell>
          <table:table-cell/>
          <table:table-cell office:value-type="float" office:value="7211022" calcext:value-type="float">
            <text:p>7211022</text:p>
          </table:table-cell>
          <table:table-cell/>
          <table:table-cell office:value-type="float" office:value="8992598" calcext:value-type="float">
            <text:p>8992598</text:p>
          </table:table-cell>
          <table:table-cell/>
          <table:table-cell office:value-type="float" office:value="9859630" calcext:value-type="float">
            <text:p>9859630</text:p>
          </table:table-cell>
          <table:table-cell/>
          <table:table-cell office:value-type="float" office:value="3366987" calcext:value-type="float">
            <text:p>3366987</text:p>
          </table:table-cell>
          <table:table-cell/>
          <table:table-cell office:value-type="float" office:value="8701110" calcext:value-type="float">
            <text:p>8701110</text:p>
          </table:table-cell>
          <table:table-cell table:number-columns-repeated="2"/>
          <table:table-cell office:value-type="float" office:value="3325278" calcext:value-type="float">
            <text:p>3325278</text:p>
          </table:table-cell>
          <table:table-cell table:number-columns-repeated="2"/>
          <table:table-cell office:value-type="float" office:value="8265729" calcext:value-type="float">
            <text:p>8265729</text:p>
          </table:table-cell>
          <table:table-cell/>
          <table:table-cell office:value-type="float" office:value="3325278" calcext:value-type="float">
            <text:p>3325278</text:p>
          </table:table-cell>
          <table:table-cell/>
          <table:table-cell office:value-type="float" office:value="3239989" calcext:value-type="float">
            <text:p>3239989</text:p>
          </table:table-cell>
          <table:table-cell/>
          <table:table-cell office:value-type="float" office:value="6843354" calcext:value-type="float">
            <text:p>6843354</text:p>
          </table:table-cell>
          <table:table-cell/>
          <table:table-cell office:value-type="float" office:value="9304292" calcext:value-type="float">
            <text:p>9304292</text:p>
          </table:table-cell>
          <table:table-cell table:number-columns-repeated="33"/>
        </table:table-row>
        <table:table-row table:style-name="ro1">
          <table:table-cell table:number-columns-repeated="12"/>
          <table:table-cell office:value-type="float" office:value="1024" calcext:value-type="float">
            <text:p>1024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1245710" calcext:value-type="float">
            <text:p>1245710</text:p>
          </table:table-cell>
          <table:table-cell/>
          <table:table-cell office:value-type="float" office:value="2250080" calcext:value-type="float">
            <text:p>2250080</text:p>
          </table:table-cell>
          <table:table-cell/>
          <table:table-cell office:value-type="float" office:value="4232305" calcext:value-type="float">
            <text:p>4232305</text:p>
          </table:table-cell>
          <table:table-cell/>
          <table:table-cell office:value-type="float" office:value="3894582" calcext:value-type="float">
            <text:p>3894582</text:p>
          </table:table-cell>
          <table:table-cell/>
          <table:table-cell office:value-type="float" office:value="3003881" calcext:value-type="float">
            <text:p>3003881</text:p>
          </table:table-cell>
          <table:table-cell/>
          <table:table-cell office:value-type="float" office:value="1744641" calcext:value-type="float">
            <text:p>1744641</text:p>
          </table:table-cell>
          <table:table-cell/>
          <table:table-cell office:value-type="float" office:value="2835325" calcext:value-type="float">
            <text:p>2835325</text:p>
          </table:table-cell>
          <table:table-cell table:number-columns-repeated="2"/>
          <table:table-cell office:value-type="float" office:value="2246550" calcext:value-type="float">
            <text:p>2246550</text:p>
          </table:table-cell>
          <table:table-cell table:number-columns-repeated="2"/>
          <table:table-cell office:value-type="float" office:value="2902385" calcext:value-type="float">
            <text:p>2902385</text:p>
          </table:table-cell>
          <table:table-cell/>
          <table:table-cell office:value-type="float" office:value="1896395" calcext:value-type="float">
            <text:p>1896395</text:p>
          </table:table-cell>
          <table:table-cell/>
          <table:table-cell office:value-type="float" office:value="1831694" calcext:value-type="float">
            <text:p>1831694</text:p>
          </table:table-cell>
          <table:table-cell/>
          <table:table-cell office:value-type="float" office:value="4079544" calcext:value-type="float">
            <text:p>4079544</text:p>
          </table:table-cell>
          <table:table-cell/>
          <table:table-cell office:value-type="float" office:value="4470172" calcext:value-type="float">
            <text:p>4470172</text:p>
          </table:table-cell>
          <table:table-cell table:number-columns-repeated="32"/>
        </table:table-row>
        <table:table-row table:style-name="ro1">
          <table:table-cell table:number-columns-repeated="12"/>
          <table:table-cell office:value-type="float" office:value="1024" calcext:value-type="float">
            <text:p>1024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/>
          <table:table-cell office:value-type="float" office:value="1342258" calcext:value-type="float">
            <text:p>1342258</text:p>
          </table:table-cell>
          <table:table-cell/>
          <table:table-cell office:value-type="float" office:value="2701567" calcext:value-type="float">
            <text:p>2701567</text:p>
          </table:table-cell>
          <table:table-cell/>
          <table:table-cell office:value-type="float" office:value="5950309" calcext:value-type="float">
            <text:p>5950309</text:p>
          </table:table-cell>
          <table:table-cell/>
          <table:table-cell office:value-type="float" office:value="5336651" calcext:value-type="float">
            <text:p>5336651</text:p>
          </table:table-cell>
          <table:table-cell/>
          <table:table-cell office:value-type="float" office:value="4805258" calcext:value-type="float">
            <text:p>4805258</text:p>
          </table:table-cell>
          <table:table-cell/>
          <table:table-cell office:value-type="float" office:value="2403712" calcext:value-type="float">
            <text:p>2403712</text:p>
          </table:table-cell>
          <table:table-cell/>
          <table:table-cell office:value-type="float" office:value="4339202" calcext:value-type="float">
            <text:p>4339202</text:p>
          </table:table-cell>
          <table:table-cell table:number-columns-repeated="2"/>
          <table:table-cell office:value-type="float" office:value="3160839" calcext:value-type="float">
            <text:p>3160839</text:p>
          </table:table-cell>
          <table:table-cell table:number-columns-repeated="2"/>
          <table:table-cell office:value-type="float" office:value="4614246" calcext:value-type="float">
            <text:p>4614246</text:p>
          </table:table-cell>
          <table:table-cell/>
          <table:table-cell office:value-type="float" office:value="2220992" calcext:value-type="float">
            <text:p>2220992</text:p>
          </table:table-cell>
          <table:table-cell/>
          <table:table-cell office:value-type="float" office:value="2201637" calcext:value-type="float">
            <text:p>2201637</text:p>
          </table:table-cell>
          <table:table-cell/>
          <table:table-cell office:value-type="float" office:value="5885083" calcext:value-type="float">
            <text:p>5885083</text:p>
          </table:table-cell>
          <table:table-cell/>
          <table:table-cell office:value-type="float" office:value="1129123" calcext:value-type="float">
            <text:p>1129123</text:p>
          </table:table-cell>
          <table:table-cell table:number-columns-repeated="32"/>
        </table:table-row>
        <table:table-row table:style-name="ro1">
          <table:table-cell table:number-columns-repeated="12"/>
          <table:table-cell office:value-type="float" office:value="1024" calcext:value-type="float">
            <text:p>1024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/>
          <table:table-cell office:value-type="float" office:value="1475525" calcext:value-type="float">
            <text:p>1475525</text:p>
          </table:table-cell>
          <table:table-cell/>
          <table:table-cell office:value-type="float" office:value="3046495" calcext:value-type="float">
            <text:p>3046495</text:p>
          </table:table-cell>
          <table:table-cell/>
          <table:table-cell office:value-type="float" office:value="7306780" calcext:value-type="float">
            <text:p>7306780</text:p>
          </table:table-cell>
          <table:table-cell/>
          <table:table-cell office:value-type="float" office:value="6355328" calcext:value-type="float">
            <text:p>6355328</text:p>
          </table:table-cell>
          <table:table-cell/>
          <table:table-cell office:value-type="float" office:value="6599461" calcext:value-type="float">
            <text:p>6599461</text:p>
          </table:table-cell>
          <table:table-cell/>
          <table:table-cell office:value-type="float" office:value="2892612" calcext:value-type="float">
            <text:p>2892612</text:p>
          </table:table-cell>
          <table:table-cell/>
          <table:table-cell office:value-type="float" office:value="5885083" calcext:value-type="float">
            <text:p>5885083</text:p>
          </table:table-cell>
          <table:table-cell table:number-columns-repeated="2"/>
          <table:table-cell office:value-type="float" office:value="3804877" calcext:value-type="float">
            <text:p>3804877</text:p>
          </table:table-cell>
          <table:table-cell table:number-columns-repeated="2"/>
          <table:table-cell office:value-type="float" office:value="6479979" calcext:value-type="float">
            <text:p>6479979</text:p>
          </table:table-cell>
          <table:table-cell/>
          <table:table-cell office:value-type="float" office:value="2540189" calcext:value-type="float">
            <text:p>2540189</text:p>
          </table:table-cell>
          <table:table-cell/>
          <table:table-cell office:value-type="float" office:value="2386350" calcext:value-type="float">
            <text:p>2386350</text:p>
          </table:table-cell>
          <table:table-cell/>
          <table:table-cell office:value-type="float" office:value="7220790" calcext:value-type="float">
            <text:p>7220790</text:p>
          </table:table-cell>
          <table:table-cell/>
          <table:table-cell office:value-type="float" office:value="8391792" calcext:value-type="float">
            <text:p>8391792</text:p>
          </table:table-cell>
          <table:table-cell table:number-columns-repeated="33"/>
        </table:table-row>
        <table:table-row table:style-name="ro1">
          <table:table-cell table:number-columns-repeated="12"/>
          <table:table-cell office:value-type="float" office:value="1024" calcext:value-type="float">
            <text:p>1024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/>
          <table:table-cell office:value-type="float" office:value="1575091" calcext:value-type="float">
            <text:p>1575091</text:p>
          </table:table-cell>
          <table:table-cell/>
          <table:table-cell office:value-type="float" office:value="3220084" calcext:value-type="float">
            <text:p>3220084</text:p>
          </table:table-cell>
          <table:table-cell/>
          <table:table-cell office:value-type="float" office:value="9142007" calcext:value-type="float">
            <text:p>9142007</text:p>
          </table:table-cell>
          <table:table-cell/>
          <table:table-cell office:value-type="float" office:value="7113161" calcext:value-type="float">
            <text:p>7113161</text:p>
          </table:table-cell>
          <table:table-cell/>
          <table:table-cell office:value-type="float" office:value="8262639" calcext:value-type="float">
            <text:p>8262639</text:p>
          </table:table-cell>
          <table:table-cell/>
          <table:table-cell office:value-type="float" office:value="3140041" calcext:value-type="float">
            <text:p>3140041</text:p>
          </table:table-cell>
          <table:table-cell/>
          <table:table-cell office:value-type="float" office:value="7113161" calcext:value-type="float">
            <text:p>7113161</text:p>
          </table:table-cell>
          <table:table-cell table:number-columns-repeated="2"/>
          <table:table-cell office:value-type="float" office:value="4126579" calcext:value-type="float">
            <text:p>4126579</text:p>
          </table:table-cell>
          <table:table-cell table:number-columns-repeated="2"/>
          <table:table-cell office:value-type="float" office:value="7699755" calcext:value-type="float">
            <text:p>7699755</text:p>
          </table:table-cell>
          <table:table-cell/>
          <table:table-cell office:value-type="float" office:value="2437821" calcext:value-type="float">
            <text:p>2437821</text:p>
          </table:table-cell>
          <table:table-cell/>
          <table:table-cell office:value-type="float" office:value="2619192" calcext:value-type="float">
            <text:p>2619192</text:p>
          </table:table-cell>
          <table:table-cell/>
          <table:table-cell office:value-type="float" office:value="7941793" calcext:value-type="float">
            <text:p>7941793</text:p>
          </table:table-cell>
          <table:table-cell/>
          <table:table-cell office:value-type="float" office:value="9946527" calcext:value-type="float">
            <text:p>9946527</text:p>
          </table:table-cell>
          <table:table-cell table:number-columns-repeated="33"/>
        </table:table-row>
        <table:table-row table:style-name="ro1">
          <table:table-cell table:number-columns-repeated="12"/>
          <table:table-cell office:value-type="float" office:value="1024" calcext:value-type="float">
            <text:p>1024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/>
          <table:table-cell office:value-type="float" office:value="1515083" calcext:value-type="float">
            <text:p>1515083</text:p>
          </table:table-cell>
          <table:table-cell/>
          <table:table-cell office:value-type="float" office:value="3284101" calcext:value-type="float">
            <text:p>3284101</text:p>
          </table:table-cell>
          <table:table-cell/>
          <table:table-cell office:value-type="float" office:value="8988941" calcext:value-type="float">
            <text:p>8988941</text:p>
          </table:table-cell>
          <table:table-cell/>
          <table:table-cell office:value-type="float" office:value="7699755" calcext:value-type="float">
            <text:p>7699755</text:p>
          </table:table-cell>
          <table:table-cell/>
          <table:table-cell office:value-type="float" office:value="9485232" calcext:value-type="float">
            <text:p>9485232</text:p>
          </table:table-cell>
          <table:table-cell/>
          <table:table-cell office:value-type="float" office:value="3401130" calcext:value-type="float">
            <text:p>3401130</text:p>
          </table:table-cell>
          <table:table-cell/>
          <table:table-cell office:value-type="float" office:value="8183918" calcext:value-type="float">
            <text:p>8183918</text:p>
          </table:table-cell>
          <table:table-cell table:number-columns-repeated="2"/>
          <table:table-cell office:value-type="float" office:value="4531485" calcext:value-type="float">
            <text:p>4531485</text:p>
          </table:table-cell>
          <table:table-cell/>
          <table:table-cell office:value-type="float" office:value="11520658" calcext:value-type="float">
            <text:p>11520658</text:p>
          </table:table-cell>
          <table:table-cell/>
          <table:table-cell office:value-type="float" office:value="2859868" calcext:value-type="float">
            <text:p>2859868</text:p>
          </table:table-cell>
          <table:table-cell/>
          <table:table-cell office:value-type="float" office:value="2842832" calcext:value-type="float">
            <text:p>2842832</text:p>
          </table:table-cell>
          <table:table-cell/>
          <table:table-cell office:value-type="float" office:value="9064828" calcext:value-type="float">
            <text:p>9064828</text:p>
          </table:table-cell>
          <table:table-cell/>
          <table:table-cell office:value-type="float" office:value="9655828" calcext:value-type="float">
            <text:p>9655828</text:p>
          </table:table-cell>
          <table:table-cell table:number-columns-repeated="34"/>
        </table:table-row>
        <table:table-row table:style-name="ro1">
          <table:table-cell table:number-columns-repeated="12"/>
          <table:table-cell office:value-type="float" office:value="1024" calcext:value-type="float">
            <text:p>1024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/>
          <table:table-cell office:value-type="float" office:value="1612948" calcext:value-type="float">
            <text:p>1612948</text:p>
          </table:table-cell>
          <table:table-cell/>
          <table:table-cell office:value-type="float" office:value="3393069" calcext:value-type="float">
            <text:p>3393069</text:p>
          </table:table-cell>
          <table:table-cell/>
          <table:table-cell office:value-type="float" office:value="8914314" calcext:value-type="float">
            <text:p>8914314</text:p>
          </table:table-cell>
          <table:table-cell/>
          <table:table-cell office:value-type="float" office:value="7986094" calcext:value-type="float">
            <text:p>7986094</text:p>
          </table:table-cell>
          <table:table-cell/>
          <table:table-cell office:value-type="float" office:value="9946527" calcext:value-type="float">
            <text:p>9946527</text:p>
          </table:table-cell>
          <table:table-cell/>
          <table:table-cell office:value-type="float" office:value="3220084" calcext:value-type="float">
            <text:p>3220084</text:p>
          </table:table-cell>
          <table:table-cell/>
          <table:table-cell office:value-type="float" office:value="7577494" calcext:value-type="float">
            <text:p>7577494</text:p>
          </table:table-cell>
          <table:table-cell table:number-columns-repeated="2"/>
          <table:table-cell office:value-type="float" office:value="4493556" calcext:value-type="float">
            <text:p>4493556</text:p>
          </table:table-cell>
          <table:table-cell/>
          <table:table-cell office:value-type="float" office:value="11520658" calcext:value-type="float">
            <text:p>11520658</text:p>
          </table:table-cell>
          <table:table-cell/>
          <table:table-cell office:value-type="float" office:value="3094790" calcext:value-type="float">
            <text:p>3094790</text:p>
          </table:table-cell>
          <table:table-cell/>
          <table:table-cell office:value-type="float" office:value="3046495" calcext:value-type="float">
            <text:p>3046495</text:p>
          </table:table-cell>
          <table:table-cell/>
          <table:table-cell office:value-type="float" office:value="9220512" calcext:value-type="float">
            <text:p>9220512</text:p>
          </table:table-cell>
          <table:table-cell office:value-type="float" office:value="10906310" calcext:value-type="float">
            <text:p>10906310</text:p>
          </table:table-cell>
          <table:table-cell table:number-columns-repeated="36"/>
        </table:table-row>
        <table:table-row table:style-name="ro1">
          <table:table-cell table:number-columns-repeated="12"/>
          <table:table-cell office:value-type="float" office:value="1024" calcext:value-type="float">
            <text:p>1024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/>
          <table:table-cell office:value-type="float" office:value="1580306" calcext:value-type="float">
            <text:p>1580306</text:p>
          </table:table-cell>
          <table:table-cell/>
          <table:table-cell office:value-type="float" office:value="3358576" calcext:value-type="float">
            <text:p>3358576</text:p>
          </table:table-cell>
          <table:table-cell/>
          <table:table-cell office:value-type="float" office:value="8542002" calcext:value-type="float">
            <text:p>8542002</text:p>
          </table:table-cell>
          <table:table-cell/>
          <table:table-cell office:value-type="float" office:value="7524394" calcext:value-type="float">
            <text:p>7524394</text:p>
          </table:table-cell>
          <table:table-cell/>
          <table:table-cell office:value-type="float" office:value="9946527" calcext:value-type="float">
            <text:p>9946527</text:p>
          </table:table-cell>
          <table:table-cell/>
          <table:table-cell office:value-type="float" office:value="3324778" calcext:value-type="float">
            <text:p>3324778</text:p>
          </table:table-cell>
          <table:table-cell/>
          <table:table-cell office:value-type="float" office:value="8593274" calcext:value-type="float">
            <text:p>8593274</text:p>
          </table:table-cell>
          <table:table-cell table:number-columns-repeated="2"/>
          <table:table-cell office:value-type="float" office:value="4195100" calcext:value-type="float">
            <text:p>4195100</text:p>
          </table:table-cell>
          <table:table-cell/>
          <table:table-cell office:value-type="float" office:value="10039528" calcext:value-type="float">
            <text:p>10039528</text:p>
          </table:table-cell>
          <table:table-cell/>
          <table:table-cell office:value-type="float" office:value="3606774" calcext:value-type="float">
            <text:p>3606774</text:p>
          </table:table-cell>
          <table:table-cell/>
          <table:table-cell office:value-type="float" office:value="3544270" calcext:value-type="float">
            <text:p>3544270</text:p>
          </table:table-cell>
          <table:table-cell/>
          <table:table-cell office:value-type="float" office:value="9142007" calcext:value-type="float">
            <text:p>9142007</text:p>
          </table:table-cell>
          <table:table-cell/>
          <table:table-cell office:value-type="float" office:value="9655828" calcext:value-type="float">
            <text:p>9655828</text:p>
          </table:table-cell>
          <table:table-cell table:number-columns-repeated="35"/>
        </table:table-row>
        <table:table-row table:style-name="ro1">
          <table:table-cell table:number-columns-repeated="12"/>
          <table:table-cell office:value-type="float" office:value="1024" calcext:value-type="float">
            <text:p>1024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/>
          <table:table-cell office:value-type="float" office:value="1556257" calcext:value-type="float">
            <text:p>1556257</text:p>
          </table:table-cell>
          <table:table-cell/>
          <table:table-cell office:value-type="float" office:value="3358576" calcext:value-type="float">
            <text:p>3358576</text:p>
          </table:table-cell>
          <table:table-cell/>
          <table:table-cell office:value-type="float" office:value="7869040" calcext:value-type="float">
            <text:p>7869040</text:p>
          </table:table-cell>
          <table:table-cell/>
          <table:table-cell office:value-type="float" office:value="8457895" calcext:value-type="float">
            <text:p>8457895</text:p>
          </table:table-cell>
          <table:table-cell/>
          <table:table-cell office:value-type="float" office:value="9765601" calcext:value-type="float">
            <text:p>9765601</text:p>
          </table:table-cell>
          <table:table-cell/>
          <table:table-cell office:value-type="float" office:value="3358576" calcext:value-type="float">
            <text:p>3358576</text:p>
          </table:table-cell>
          <table:table-cell/>
          <table:table-cell office:value-type="float" office:value="8474583" calcext:value-type="float">
            <text:p>8474583</text:p>
          </table:table-cell>
          <table:table-cell table:number-columns-repeated="2"/>
          <table:table-cell office:value-type="float" office:value="3791442" calcext:value-type="float">
            <text:p>3791442</text:p>
          </table:table-cell>
          <table:table-cell table:number-columns-repeated="2"/>
          <table:table-cell office:value-type="float" office:value="9142007" calcext:value-type="float">
            <text:p>9142007</text:p>
          </table:table-cell>
          <table:table-cell/>
          <table:table-cell office:value-type="float" office:value="2910252" calcext:value-type="float">
            <text:p>2910252</text:p>
          </table:table-cell>
          <table:table-cell/>
          <table:table-cell office:value-type="float" office:value="5096034" calcext:value-type="float">
            <text:p>5096034</text:p>
          </table:table-cell>
          <table:table-cell/>
          <table:table-cell office:value-type="float" office:value="8822754" calcext:value-type="float">
            <text:p>8822754</text:p>
          </table:table-cell>
          <table:table-cell office:value-type="float" office:value="10255274" calcext:value-type="float">
            <text:p>10255274</text:p>
          </table:table-cell>
          <table:table-cell table:number-columns-repeated="35"/>
        </table:table-row>
        <table:table-row table:style-name="ro1">
          <table:table-cell table:number-columns-repeated="12"/>
          <table:table-cell office:value-type="float" office:value="1024" calcext:value-type="float">
            <text:p>1024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/>
          <table:table-cell office:value-type="float" office:value="1466957" calcext:value-type="float">
            <text:p>1466957</text:p>
          </table:table-cell>
          <table:table-cell/>
          <table:table-cell office:value-type="float" office:value="3210456" calcext:value-type="float">
            <text:p>3210456</text:p>
          </table:table-cell>
          <table:table-cell/>
          <table:table-cell office:value-type="float" office:value="7356843" calcext:value-type="float">
            <text:p>7356843</text:p>
          </table:table-cell>
          <table:table-cell table:number-columns-repeated="2" office:value-type="float" office:value="10329265" calcext:value-type="float">
            <text:p>10329265</text:p>
          </table:table-cell>
          <table:table-cell/>
          <table:table-cell office:value-type="float" office:value="3348104" calcext:value-type="float">
            <text:p>3348104</text:p>
          </table:table-cell>
          <table:table-cell/>
          <table:table-cell office:value-type="float" office:value="6776473" calcext:value-type="float">
            <text:p>6776473</text:p>
          </table:table-cell>
          <table:table-cell table:number-columns-repeated="2"/>
          <table:table-cell office:value-type="float" office:value="3369115" calcext:value-type="float">
            <text:p>3369115</text:p>
          </table:table-cell>
          <table:table-cell table:number-columns-repeated="2"/>
          <table:table-cell office:value-type="float" office:value="6787181" calcext:value-type="float">
            <text:p>6787181</text:p>
          </table:table-cell>
          <table:table-cell/>
          <table:table-cell office:value-type="float" office:value="3335105" calcext:value-type="float">
            <text:p>3335105</text:p>
          </table:table-cell>
          <table:table-cell/>
          <table:table-cell office:value-type="float" office:value="3200886" calcext:value-type="float">
            <text:p>3200886</text:p>
          </table:table-cell>
          <table:table-cell/>
          <table:table-cell office:value-type="float" office:value="6529233" calcext:value-type="float">
            <text:p>6529233</text:p>
          </table:table-cell>
          <table:table-cell/>
          <table:table-cell office:value-type="float" office:value="7054742" calcext:value-type="float">
            <text:p>7054742</text:p>
          </table:table-cell>
          <table:table-cell table:number-columns-repeated="37"/>
        </table:table-row>
        <table:table-row table:style-name="ro1">
          <table:table-cell table:number-columns-repeated="12"/>
          <table:table-cell office:value-type="float" office:value="2048" calcext:value-type="float">
            <text:p>2048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849411" calcext:value-type="float">
            <text:p>849411</text:p>
          </table:table-cell>
          <table:table-cell/>
          <table:table-cell office:value-type="float" office:value="2180847" calcext:value-type="float">
            <text:p>2180847</text:p>
          </table:table-cell>
          <table:table-cell/>
          <table:table-cell office:value-type="float" office:value="4001263" calcext:value-type="float">
            <text:p>4001263</text:p>
          </table:table-cell>
          <table:table-cell/>
          <table:table-cell office:value-type="float" office:value="3812993" calcext:value-type="float">
            <text:p>3812993</text:p>
          </table:table-cell>
          <table:table-cell/>
          <table:table-cell office:value-type="float" office:value="2984890" calcext:value-type="float">
            <text:p>2984890</text:p>
          </table:table-cell>
          <table:table-cell/>
          <table:table-cell office:value-type="float" office:value="1854954" calcext:value-type="float">
            <text:p>1854954</text:p>
          </table:table-cell>
          <table:table-cell/>
          <table:table-cell office:value-type="float" office:value="2855880" calcext:value-type="float">
            <text:p>2855880</text:p>
          </table:table-cell>
          <table:table-cell table:number-columns-repeated="2"/>
          <table:table-cell office:value-type="float" office:value="1245675" calcext:value-type="float">
            <text:p>1245675</text:p>
          </table:table-cell>
          <table:table-cell table:number-columns-repeated="2"/>
          <table:table-cell office:value-type="float" office:value="2921939" calcext:value-type="float">
            <text:p>2921939</text:p>
          </table:table-cell>
          <table:table-cell/>
          <table:table-cell office:value-type="float" office:value="1894641" calcext:value-type="float">
            <text:p>1894641</text:p>
          </table:table-cell>
          <table:table-cell/>
          <table:table-cell office:value-type="float" office:value="1871932" calcext:value-type="float">
            <text:p>1871932</text:p>
          </table:table-cell>
          <table:table-cell/>
          <table:table-cell office:value-type="float" office:value="4138120" calcext:value-type="float">
            <text:p>4138120</text:p>
          </table:table-cell>
          <table:table-cell/>
          <table:table-cell office:value-type="float" office:value="4481379" calcext:value-type="float">
            <text:p>4481379</text:p>
          </table:table-cell>
          <table:table-cell table:number-columns-repeated="31"/>
        </table:table-row>
        <table:table-row table:style-name="ro1">
          <table:table-cell table:number-columns-repeated="12"/>
          <table:table-cell office:value-type="float" office:value="2048" calcext:value-type="float">
            <text:p>2048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/>
          <table:table-cell office:value-type="float" office:value="1405695" calcext:value-type="float">
            <text:p>1405695</text:p>
          </table:table-cell>
          <table:table-cell/>
          <table:table-cell office:value-type="float" office:value="2741930" calcext:value-type="float">
            <text:p>2741930</text:p>
          </table:table-cell>
          <table:table-cell/>
          <table:table-cell office:value-type="float" office:value="5953632" calcext:value-type="float">
            <text:p>5953632</text:p>
          </table:table-cell>
          <table:table-cell/>
          <table:table-cell office:value-type="float" office:value="5280246" calcext:value-type="float">
            <text:p>5280246</text:p>
          </table:table-cell>
          <table:table-cell/>
          <table:table-cell office:value-type="float" office:value="4829046" calcext:value-type="float">
            <text:p>4829046</text:p>
          </table:table-cell>
          <table:table-cell/>
          <table:table-cell office:value-type="float" office:value="2345819" calcext:value-type="float">
            <text:p>2345819</text:p>
          </table:table-cell>
          <table:table-cell/>
          <table:table-cell office:value-type="float" office:value="4387531" calcext:value-type="float">
            <text:p>4387531</text:p>
          </table:table-cell>
          <table:table-cell table:number-columns-repeated="2"/>
          <table:table-cell office:value-type="float" office:value="3185225" calcext:value-type="float">
            <text:p>3185225</text:p>
          </table:table-cell>
          <table:table-cell table:number-columns-repeated="2"/>
          <table:table-cell office:value-type="float" office:value="4889518" calcext:value-type="float">
            <text:p>4889518</text:p>
          </table:table-cell>
          <table:table-cell/>
          <table:table-cell office:value-type="float" office:value="1657071" calcext:value-type="float">
            <text:p>1657071</text:p>
          </table:table-cell>
          <table:table-cell/>
          <table:table-cell office:value-type="float" office:value="2126850" calcext:value-type="float">
            <text:p>2126850</text:p>
          </table:table-cell>
          <table:table-cell/>
          <table:table-cell office:value-type="float" office:value="5852228" calcext:value-type="float">
            <text:p>5852228</text:p>
          </table:table-cell>
          <table:table-cell/>
          <table:table-cell office:value-type="float" office:value="6518362" calcext:value-type="float">
            <text:p>6518362</text:p>
          </table:table-cell>
          <table:table-cell table:number-columns-repeated="32"/>
        </table:table-row>
        <table:table-row table:style-name="ro1">
          <table:table-cell table:number-columns-repeated="12"/>
          <table:table-cell office:value-type="float" office:value="2048" calcext:value-type="float">
            <text:p>2048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/>
          <table:table-cell office:value-type="float" office:value="1494992" calcext:value-type="float">
            <text:p>1494992</text:p>
          </table:table-cell>
          <table:table-cell/>
          <table:table-cell office:value-type="float" office:value="3043048" calcext:value-type="float">
            <text:p>3043048</text:p>
          </table:table-cell>
          <table:table-cell/>
          <table:table-cell office:value-type="float" office:value="6563185" calcext:value-type="float">
            <text:p>6563185</text:p>
          </table:table-cell>
          <table:table-cell/>
          <table:table-cell office:value-type="float" office:value="6110328" calcext:value-type="float">
            <text:p>6110328</text:p>
          </table:table-cell>
          <table:table-cell/>
          <table:table-cell office:value-type="float" office:value="6420913" calcext:value-type="float">
            <text:p>6420913</text:p>
          </table:table-cell>
          <table:table-cell/>
          <table:table-cell office:value-type="float" office:value="2921939" calcext:value-type="float">
            <text:p>2921939</text:p>
          </table:table-cell>
          <table:table-cell/>
          <table:table-cell office:value-type="float" office:value="5593112" calcext:value-type="float">
            <text:p>5593112</text:p>
          </table:table-cell>
          <table:table-cell table:number-columns-repeated="2"/>
          <table:table-cell office:value-type="float" office:value="3650932" calcext:value-type="float">
            <text:p>3650932</text:p>
          </table:table-cell>
          <table:table-cell table:number-columns-repeated="2"/>
          <table:table-cell office:value-type="float" office:value="6149699" calcext:value-type="float">
            <text:p>6149699</text:p>
          </table:table-cell>
          <table:table-cell/>
          <table:table-cell office:value-type="float" office:value="2464260" calcext:value-type="float">
            <text:p>2464260</text:p>
          </table:table-cell>
          <table:table-cell/>
          <table:table-cell office:value-type="float" office:value="2443928" calcext:value-type="float">
            <text:p>2443928</text:p>
          </table:table-cell>
          <table:table-cell/>
          <table:table-cell office:value-type="float" office:value="6990474" calcext:value-type="float">
            <text:p>6990474</text:p>
          </table:table-cell>
          <table:table-cell/>
          <table:table-cell office:value-type="float" office:value="8089930" calcext:value-type="float">
            <text:p>8089930</text:p>
          </table:table-cell>
          <table:table-cell table:number-columns-repeated="33"/>
        </table:table-row>
        <table:table-row table:style-name="ro1">
          <table:table-cell table:number-columns-repeated="12"/>
          <table:table-cell office:value-type="float" office:value="2048" calcext:value-type="float">
            <text:p>2048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/>
          <table:table-cell office:value-type="float" office:value="1547790" calcext:value-type="float">
            <text:p>1547790</text:p>
          </table:table-cell>
          <table:table-cell/>
          <table:table-cell office:value-type="float" office:value="3229534" calcext:value-type="float">
            <text:p>3229534</text:p>
          </table:table-cell>
          <table:table-cell/>
          <table:table-cell office:value-type="float" office:value="7698414" calcext:value-type="float">
            <text:p>7698414</text:p>
          </table:table-cell>
          <table:table-cell/>
          <table:table-cell office:value-type="float" office:value="6802261" calcext:value-type="float">
            <text:p>6802261</text:p>
          </table:table-cell>
          <table:table-cell/>
          <table:table-cell office:value-type="float" office:value="8159088" calcext:value-type="float">
            <text:p>8159088</text:p>
          </table:table-cell>
          <table:table-cell/>
          <table:table-cell office:value-type="float" office:value="3194702" calcext:value-type="float">
            <text:p>3194702</text:p>
          </table:table-cell>
          <table:table-cell/>
          <table:table-cell office:value-type="float" office:value="7112016" calcext:value-type="float">
            <text:p>7112016</text:p>
          </table:table-cell>
          <table:table-cell table:number-columns-repeated="2"/>
          <table:table-cell office:value-type="float" office:value="4349761" calcext:value-type="float">
            <text:p>4349761</text:p>
          </table:table-cell>
          <table:table-cell table:number-columns-repeated="2"/>
          <table:table-cell office:value-type="float" office:value="7556202" calcext:value-type="float">
            <text:p>7556202</text:p>
          </table:table-cell>
          <table:table-cell/>
          <table:table-cell office:value-type="float" office:value="2622235" calcext:value-type="float">
            <text:p>2622235</text:p>
          </table:table-cell>
          <table:table-cell/>
          <table:table-cell office:value-type="float" office:value="2497215" calcext:value-type="float">
            <text:p>2497215</text:p>
          </table:table-cell>
          <table:table-cell/>
          <table:table-cell office:value-type="float" office:value="7933034" calcext:value-type="float">
            <text:p>7933034</text:p>
          </table:table-cell>
          <table:table-cell/>
          <table:table-cell office:value-type="float" office:value="8940345" calcext:value-type="float">
            <text:p>8940345</text:p>
          </table:table-cell>
          <table:table-cell table:number-columns-repeated="33"/>
        </table:table-row>
        <table:table-row table:style-name="ro1">
          <table:table-cell table:number-columns-repeated="12"/>
          <table:table-cell office:value-type="float" office:value="2048" calcext:value-type="float">
            <text:p>2048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/>
          <table:table-cell office:value-type="float" office:value="1548069" calcext:value-type="float">
            <text:p>1548069</text:p>
          </table:table-cell>
          <table:table-cell/>
          <table:table-cell office:value-type="float" office:value="3329682" calcext:value-type="float">
            <text:p>3329682</text:p>
          </table:table-cell>
          <table:table-cell/>
          <table:table-cell office:value-type="float" office:value="8565901" calcext:value-type="float">
            <text:p>8565901</text:p>
          </table:table-cell>
          <table:table-cell/>
          <table:table-cell office:value-type="float" office:value="7393606" calcext:value-type="float">
            <text:p>7393606</text:p>
          </table:table-cell>
          <table:table-cell/>
          <table:table-cell office:value-type="float" office:value="9101380" calcext:value-type="float">
            <text:p>9101380</text:p>
          </table:table-cell>
          <table:table-cell/>
          <table:table-cell office:value-type="float" office:value="3390131" calcext:value-type="float">
            <text:p>3390131</text:p>
          </table:table-cell>
          <table:table-cell/>
          <table:table-cell office:value-type="float" office:value="8159088" calcext:value-type="float">
            <text:p>8159088</text:p>
          </table:table-cell>
          <table:table-cell table:number-columns-repeated="2"/>
          <table:table-cell office:value-type="float" office:value="4611288" calcext:value-type="float">
            <text:p>4611288</text:p>
          </table:table-cell>
          <table:table-cell table:number-columns-repeated="2"/>
          <table:table-cell office:value-type="float" office:value="8749118" calcext:value-type="float">
            <text:p>8749118</text:p>
          </table:table-cell>
          <table:table-cell/>
          <table:table-cell office:value-type="float" office:value="2642401" calcext:value-type="float">
            <text:p>2642401</text:p>
          </table:table-cell>
          <table:table-cell/>
          <table:table-cell office:value-type="float" office:value="2701402" calcext:value-type="float">
            <text:p>2701402</text:p>
          </table:table-cell>
          <table:table-cell/>
          <table:table-cell office:value-type="float" office:value="7761014" calcext:value-type="float">
            <text:p>7761014</text:p>
          </table:table-cell>
          <table:table-cell/>
          <table:table-cell office:value-type="float" office:value="9944290" calcext:value-type="float">
            <text:p>9944290</text:p>
          </table:table-cell>
          <table:table-cell table:number-columns-repeated="33"/>
        </table:table-row>
        <table:table-row table:style-name="ro1">
          <table:table-cell table:number-columns-repeated="12"/>
          <table:table-cell office:value-type="float" office:value="2048" calcext:value-type="float">
            <text:p>2048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/>
          <table:table-cell office:value-type="float" office:value="1568134" calcext:value-type="float">
            <text:p>1568134</text:p>
          </table:table-cell>
          <table:table-cell/>
          <table:table-cell office:value-type="float" office:value="3391470" calcext:value-type="float">
            <text:p>3391470</text:p>
          </table:table-cell>
          <table:table-cell/>
          <table:table-cell office:value-type="float" office:value="8464610" calcext:value-type="float">
            <text:p>8464610</text:p>
          </table:table-cell>
          <table:table-cell/>
          <table:table-cell office:value-type="float" office:value="7343043" calcext:value-type="float">
            <text:p>7343043</text:p>
          </table:table-cell>
          <table:table-cell/>
          <table:table-cell office:value-type="float" office:value="9441504" calcext:value-type="float">
            <text:p>9441504</text:p>
          </table:table-cell>
          <table:table-cell/>
          <table:table-cell office:value-type="float" office:value="3500658" calcext:value-type="float">
            <text:p>3500658</text:p>
          </table:table-cell>
          <table:table-cell/>
          <table:table-cell office:value-type="float" office:value="7609754" calcext:value-type="float">
            <text:p>7609754</text:p>
          </table:table-cell>
          <table:table-cell table:number-columns-repeated="2"/>
          <table:table-cell office:value-type="float" office:value="4601407" calcext:value-type="float">
            <text:p>4601407</text:p>
          </table:table-cell>
          <table:table-cell/>
          <table:table-cell office:value-type="float" office:value="11642543" calcext:value-type="float">
            <text:p>11642543</text:p>
          </table:table-cell>
          <table:table-cell/>
          <table:table-cell office:value-type="float" office:value="2812862" calcext:value-type="float">
            <text:p>2812862</text:p>
          </table:table-cell>
          <table:table-cell/>
          <table:table-cell office:value-type="float" office:value="2691246" calcext:value-type="float">
            <text:p>2691246</text:p>
          </table:table-cell>
          <table:table-cell/>
          <table:table-cell office:value-type="float" office:value="8464610" calcext:value-type="float">
            <text:p>8464610</text:p>
          </table:table-cell>
          <table:table-cell office:value-type="float" office:value="10096235" calcext:value-type="float">
            <text:p>10096235</text:p>
          </table:table-cell>
          <table:table-cell table:number-columns-repeated="36"/>
        </table:table-row>
        <table:table-row table:style-name="ro1">
          <table:table-cell table:number-columns-repeated="12"/>
          <table:table-cell office:value-type="float" office:value="2048" calcext:value-type="float">
            <text:p>2048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/>
          <table:table-cell office:value-type="float" office:value="1553950" calcext:value-type="float">
            <text:p>1553950</text:p>
          </table:table-cell>
          <table:table-cell/>
          <table:table-cell office:value-type="float" office:value="3174630" calcext:value-type="float">
            <text:p>3174630</text:p>
          </table:table-cell>
          <table:table-cell/>
          <table:table-cell office:value-type="float" office:value="8431376" calcext:value-type="float">
            <text:p>8431376</text:p>
          </table:table-cell>
          <table:table-cell/>
          <table:table-cell office:value-type="float" office:value="7088541" calcext:value-type="float">
            <text:p>7088541</text:p>
          </table:table-cell>
          <table:table-cell/>
          <table:table-cell office:value-type="float" office:value="9853037" calcext:value-type="float">
            <text:p>9853037</text:p>
          </table:table-cell>
          <table:table-cell/>
          <table:table-cell office:value-type="float" office:value="3483621" calcext:value-type="float">
            <text:p>3483621</text:p>
          </table:table-cell>
          <table:table-cell/>
          <table:table-cell office:value-type="float" office:value="7817519" calcext:value-type="float">
            <text:p>7817519</text:p>
          </table:table-cell>
          <table:table-cell table:number-columns-repeated="2"/>
          <table:table-cell office:value-type="float" office:value="4403275" calcext:value-type="float">
            <text:p>4403275</text:p>
          </table:table-cell>
          <table:table-cell table:number-columns-repeated="2"/>
          <table:table-cell office:value-type="float" office:value="9308497" calcext:value-type="float">
            <text:p>9308497</text:p>
          </table:table-cell>
          <table:table-cell/>
          <table:table-cell office:value-type="float" office:value="3047366" calcext:value-type="float">
            <text:p>3047366</text:p>
          </table:table-cell>
          <table:table-cell/>
          <table:table-cell office:value-type="float" office:value="3074635" calcext:value-type="float">
            <text:p>3074635</text:p>
          </table:table-cell>
          <table:table-cell/>
          <table:table-cell office:value-type="float" office:value="6649556" calcext:value-type="float">
            <text:p>6649556</text:p>
          </table:table-cell>
          <table:table-cell/>
          <table:table-cell office:value-type="float" office:value="7999524" calcext:value-type="float">
            <text:p>7999524</text:p>
          </table:table-cell>
          <table:table-cell table:number-columns-repeated="34"/>
        </table:table-row>
        <table:table-row table:style-name="ro1">
          <table:table-cell table:number-columns-repeated="12"/>
          <table:table-cell office:value-type="float" office:value="2048" calcext:value-type="float">
            <text:p>2048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/>
          <table:table-cell office:value-type="float" office:value="1477760" calcext:value-type="float">
            <text:p>1477760</text:p>
          </table:table-cell>
          <table:table-cell/>
          <table:table-cell office:value-type="float" office:value="3136379" calcext:value-type="float">
            <text:p>3136379</text:p>
          </table:table-cell>
          <table:table-cell/>
          <table:table-cell office:value-type="float" office:value="6900622" calcext:value-type="float">
            <text:p>6900622</text:p>
          </table:table-cell>
          <table:table-cell/>
          <table:table-cell office:value-type="float" office:value="6608629" calcext:value-type="float">
            <text:p>6608629</text:p>
          </table:table-cell>
          <table:table-cell/>
          <table:table-cell office:value-type="float" office:value="9664580" calcext:value-type="float">
            <text:p>9664580</text:p>
          </table:table-cell>
          <table:table-cell/>
          <table:table-cell office:value-type="float" office:value="3530875" calcext:value-type="float">
            <text:p>3530875</text:p>
          </table:table-cell>
          <table:table-cell/>
          <table:table-cell office:value-type="float" office:value="8390200" calcext:value-type="float">
            <text:p>8390200</text:p>
          </table:table-cell>
          <table:table-cell table:number-columns-repeated="2"/>
          <table:table-cell office:value-type="float" office:value="4120256" calcext:value-type="float">
            <text:p>4120256</text:p>
          </table:table-cell>
          <table:table-cell table:number-columns-repeated="2"/>
          <table:table-cell office:value-type="float" office:value="9944290" calcext:value-type="float">
            <text:p>9944290</text:p>
          </table:table-cell>
          <table:table-cell/>
          <table:table-cell office:value-type="float" office:value="3423913" calcext:value-type="float">
            <text:p>3423913</text:p>
          </table:table-cell>
          <table:table-cell/>
          <table:table-cell office:value-type="float" office:value="3180508" calcext:value-type="float">
            <text:p>3180508</text:p>
          </table:table-cell>
          <table:table-cell/>
          <table:table-cell office:value-type="float" office:value="7817519" calcext:value-type="float">
            <text:p>7817519</text:p>
          </table:table-cell>
          <table:table-cell/>
          <table:table-cell office:value-type="float" office:value="9664580" calcext:value-type="float">
            <text:p>9664580</text:p>
          </table:table-cell>
          <table:table-cell table:number-columns-repeated="34"/>
        </table:table-row>
        <table:table-row table:style-name="ro1">
          <table:table-cell table:number-columns-repeated="12"/>
          <table:table-cell office:value-type="float" office:value="2048" calcext:value-type="float">
            <text:p>2048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/>
          <table:table-cell office:value-type="float" office:value="1532875" calcext:value-type="float">
            <text:p>1532875</text:p>
          </table:table-cell>
          <table:table-cell/>
          <table:table-cell office:value-type="float" office:value="3363581" calcext:value-type="float">
            <text:p>3363581</text:p>
          </table:table-cell>
          <table:table-cell/>
          <table:table-cell office:value-type="float" office:value="7846081" calcext:value-type="float">
            <text:p>7846081</text:p>
          </table:table-cell>
          <table:table-cell/>
          <table:table-cell office:value-type="float" office:value="8390200" calcext:value-type="float">
            <text:p>8390200</text:p>
          </table:table-cell>
          <table:table-cell office:value-type="float" office:value="10084382" calcext:value-type="float">
            <text:p>10084382</text:p>
          </table:table-cell>
          <table:table-cell/>
          <table:table-cell office:value-type="float" office:value="3489282" calcext:value-type="float">
            <text:p>3489282</text:p>
          </table:table-cell>
          <table:table-cell/>
          <table:table-cell office:value-type="float" office:value="7368238" calcext:value-type="float">
            <text:p>7368238</text:p>
          </table:table-cell>
          <table:table-cell table:number-columns-repeated="2"/>
          <table:table-cell office:value-type="float" office:value="3908414" calcext:value-type="float">
            <text:p>3908414</text:p>
          </table:table-cell>
          <table:table-cell table:number-columns-repeated="2"/>
          <table:table-cell office:value-type="float" office:value="9708272" calcext:value-type="float">
            <text:p>9708272</text:p>
          </table:table-cell>
          <table:table-cell/>
          <table:table-cell office:value-type="float" office:value="2942962" calcext:value-type="float">
            <text:p>2942962</text:p>
          </table:table-cell>
          <table:table-cell/>
          <table:table-cell office:value-type="float" office:value="5264067" calcext:value-type="float">
            <text:p>5264067</text:p>
          </table:table-cell>
          <table:table-cell/>
          <table:table-cell office:value-type="float" office:value="8431376" calcext:value-type="float">
            <text:p>8431376</text:p>
          </table:table-cell>
          <table:table-cell/>
          <table:table-cell office:value-type="float" office:value="9189005" calcext:value-type="float">
            <text:p>9189005</text:p>
          </table:table-cell>
          <table:table-cell table:number-columns-repeated="36"/>
        </table:table-row>
        <table:table-row table:style-name="ro1">
          <table:table-cell table:number-columns-repeated="12"/>
          <table:table-cell office:value-type="float" office:value="2048" calcext:value-type="float">
            <text:p>2048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/>
          <table:table-cell office:value-type="float" office:value="1545840" calcext:value-type="float">
            <text:p>1545840</text:p>
          </table:table-cell>
          <table:table-cell/>
          <table:table-cell office:value-type="float" office:value="3165272" calcext:value-type="float">
            <text:p>3165272</text:p>
          </table:table-cell>
          <table:table-cell/>
          <table:table-cell office:value-type="float" office:value="6802261" calcext:value-type="float">
            <text:p>6802261</text:p>
          </table:table-cell>
          <table:table-cell/>
          <table:table-cell office:value-type="float" office:value="9708272" calcext:value-type="float">
            <text:p>9708272</text:p>
          </table:table-cell>
          <table:table-cell/>
          <table:table-cell office:value-type="float" office:value="9887060" calcext:value-type="float">
            <text:p>9887060</text:p>
          </table:table-cell>
          <table:table-cell/>
          <table:table-cell office:value-type="float" office:value="3483621" calcext:value-type="float">
            <text:p>3483621</text:p>
          </table:table-cell>
          <table:table-cell/>
          <table:table-cell office:value-type="float" office:value="7670915" calcext:value-type="float">
            <text:p>7670915</text:p>
          </table:table-cell>
          <table:table-cell table:number-columns-repeated="2"/>
          <table:table-cell office:value-type="float" office:value="3287628" calcext:value-type="float">
            <text:p>3287628</text:p>
          </table:table-cell>
          <table:table-cell table:number-columns-repeated="2"/>
          <table:table-cell office:value-type="float" office:value="7556202" calcext:value-type="float">
            <text:p>7556202</text:p>
          </table:table-cell>
          <table:table-cell/>
          <table:table-cell office:value-type="float" office:value="3419824" calcext:value-type="float">
            <text:p>3419824</text:p>
          </table:table-cell>
          <table:table-cell/>
          <table:table-cell office:value-type="float" office:value="3277593" calcext:value-type="float">
            <text:p>3277593</text:p>
          </table:table-cell>
          <table:table-cell/>
          <table:table-cell office:value-type="float" office:value="7582884" calcext:value-type="float">
            <text:p>7582884</text:p>
          </table:table-cell>
          <table:table-cell/>
          <table:table-cell office:value-type="float" office:value="8464610" calcext:value-type="float">
            <text:p>8464610</text:p>
          </table:table-cell>
          <table:table-cell table:number-columns-repeated="35"/>
        </table:table-row>
        <table:table-row table:style-name="ro1">
          <table:table-cell table:number-columns-repeated="12"/>
          <table:table-cell office:value-type="float" office:value="4096" calcext:value-type="float">
            <text:p>4096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1268092" calcext:value-type="float">
            <text:p>1268092</text:p>
          </table:table-cell>
          <table:table-cell/>
          <table:table-cell office:value-type="float" office:value="2268027" calcext:value-type="float">
            <text:p>2268027</text:p>
          </table:table-cell>
          <table:table-cell/>
          <table:table-cell office:value-type="float" office:value="3802702" calcext:value-type="float">
            <text:p>3802702</text:p>
          </table:table-cell>
          <table:table-cell/>
          <table:table-cell office:value-type="float" office:value="3561476" calcext:value-type="float">
            <text:p>3561476</text:p>
          </table:table-cell>
          <table:table-cell/>
          <table:table-cell office:value-type="float" office:value="2842558" calcext:value-type="float">
            <text:p>2842558</text:p>
          </table:table-cell>
          <table:table-cell/>
          <table:table-cell office:value-type="float" office:value="1935584" calcext:value-type="float">
            <text:p>1935584</text:p>
          </table:table-cell>
          <table:table-cell/>
          <table:table-cell office:value-type="float" office:value="2542602" calcext:value-type="float">
            <text:p>2542602</text:p>
          </table:table-cell>
          <table:table-cell table:number-columns-repeated="2"/>
          <table:table-cell office:value-type="float" office:value="2257003" calcext:value-type="float">
            <text:p>2257003</text:p>
          </table:table-cell>
          <table:table-cell table:number-columns-repeated="2"/>
          <table:table-cell office:value-type="float" office:value="2748864" calcext:value-type="float">
            <text:p>2748864</text:p>
          </table:table-cell>
          <table:table-cell/>
          <table:table-cell office:value-type="float" office:value="1835886" calcext:value-type="float">
            <text:p>1835886</text:p>
          </table:table-cell>
          <table:table-cell/>
          <table:table-cell office:value-type="float" office:value="1857522" calcext:value-type="float">
            <text:p>1857522</text:p>
          </table:table-cell>
          <table:table-cell/>
          <table:table-cell office:value-type="float" office:value="3897601" calcext:value-type="float">
            <text:p>3897601</text:p>
          </table:table-cell>
          <table:table-cell/>
          <table:table-cell office:value-type="float" office:value="2302374" calcext:value-type="float">
            <text:p>2302374</text:p>
          </table:table-cell>
          <table:table-cell table:number-columns-repeated="32"/>
        </table:table-row>
        <table:table-row table:style-name="ro1">
          <table:table-cell table:number-columns-repeated="12"/>
          <table:table-cell office:value-type="float" office:value="4096" calcext:value-type="float">
            <text:p>4096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/>
          <table:table-cell office:value-type="float" office:value="1410057" calcext:value-type="float">
            <text:p>1410057</text:p>
          </table:table-cell>
          <table:table-cell/>
          <table:table-cell office:value-type="float" office:value="2780901" calcext:value-type="float">
            <text:p>2780901</text:p>
          </table:table-cell>
          <table:table-cell/>
          <table:table-cell office:value-type="float" office:value="5482110" calcext:value-type="float">
            <text:p>5482110</text:p>
          </table:table-cell>
          <table:table-cell/>
          <table:table-cell office:value-type="float" office:value="4864330" calcext:value-type="float">
            <text:p>4864330</text:p>
          </table:table-cell>
          <table:table-cell/>
          <table:table-cell office:value-type="float" office:value="4347346" calcext:value-type="float">
            <text:p>4347346</text:p>
          </table:table-cell>
          <table:table-cell/>
          <table:table-cell office:value-type="float" office:value="2517637" calcext:value-type="float">
            <text:p>2517637</text:p>
          </table:table-cell>
          <table:table-cell/>
          <table:table-cell office:value-type="float" office:value="4121052" calcext:value-type="float">
            <text:p>4121052</text:p>
          </table:table-cell>
          <table:table-cell table:number-columns-repeated="2"/>
          <table:table-cell office:value-type="float" office:value="1991221" calcext:value-type="float">
            <text:p>1991221</text:p>
          </table:table-cell>
          <table:table-cell table:number-columns-repeated="2"/>
          <table:table-cell office:value-type="float" office:value="3992713" calcext:value-type="float">
            <text:p>3992713</text:p>
          </table:table-cell>
          <table:table-cell/>
          <table:table-cell office:value-type="float" office:value="2144586" calcext:value-type="float">
            <text:p>2144586</text:p>
          </table:table-cell>
          <table:table-cell/>
          <table:table-cell office:value-type="float" office:value="2090820" calcext:value-type="float">
            <text:p>2090820</text:p>
          </table:table-cell>
          <table:table-cell/>
          <table:table-cell office:value-type="float" office:value="4408705" calcext:value-type="float">
            <text:p>4408705</text:p>
          </table:table-cell>
          <table:table-cell/>
          <table:table-cell office:value-type="float" office:value="5902100" calcext:value-type="float">
            <text:p>5902100</text:p>
          </table:table-cell>
          <table:table-cell table:number-columns-repeated="32"/>
        </table:table-row>
        <table:table-row table:style-name="ro1">
          <table:table-cell table:number-columns-repeated="12"/>
          <table:table-cell office:value-type="float" office:value="4096" calcext:value-type="float">
            <text:p>4096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/>
          <table:table-cell office:value-type="float" office:value="1550416" calcext:value-type="float">
            <text:p>1550416</text:p>
          </table:table-cell>
          <table:table-cell/>
          <table:table-cell office:value-type="float" office:value="3042943" calcext:value-type="float">
            <text:p>3042943</text:p>
          </table:table-cell>
          <table:table-cell/>
          <table:table-cell office:value-type="float" office:value="6300364" calcext:value-type="float">
            <text:p>6300364</text:p>
          </table:table-cell>
          <table:table-cell/>
          <table:table-cell office:value-type="float" office:value="5375755" calcext:value-type="float">
            <text:p>5375755</text:p>
          </table:table-cell>
          <table:table-cell/>
          <table:table-cell office:value-type="float" office:value="6140479" calcext:value-type="float">
            <text:p>6140479</text:p>
          </table:table-cell>
          <table:table-cell/>
          <table:table-cell office:value-type="float" office:value="2974969" calcext:value-type="float">
            <text:p>2974969</text:p>
          </table:table-cell>
          <table:table-cell/>
          <table:table-cell office:value-type="float" office:value="5520868" calcext:value-type="float">
            <text:p>5520868</text:p>
          </table:table-cell>
          <table:table-cell table:number-columns-repeated="2"/>
          <table:table-cell office:value-type="float" office:value="3864287" calcext:value-type="float">
            <text:p>3864287</text:p>
          </table:table-cell>
          <table:table-cell table:number-columns-repeated="2"/>
          <table:table-cell office:value-type="float" office:value="5751920" calcext:value-type="float">
            <text:p>5751920</text:p>
          </table:table-cell>
          <table:table-cell/>
          <table:table-cell office:value-type="float" office:value="2445252" calcext:value-type="float">
            <text:p>2445252</text:p>
          </table:table-cell>
          <table:table-cell/>
          <table:table-cell office:value-type="float" office:value="2454335" calcext:value-type="float">
            <text:p>2454335</text:p>
          </table:table-cell>
          <table:table-cell/>
          <table:table-cell office:value-type="float" office:value="6605595" calcext:value-type="float">
            <text:p>6605595</text:p>
          </table:table-cell>
          <table:table-cell/>
          <table:table-cell office:value-type="float" office:value="7289472" calcext:value-type="float">
            <text:p>7289472</text:p>
          </table:table-cell>
          <table:table-cell table:number-columns-repeated="33"/>
        </table:table-row>
        <table:table-row table:style-name="ro1">
          <table:table-cell table:number-columns-repeated="12"/>
          <table:table-cell office:value-type="float" office:value="4096" calcext:value-type="float">
            <text:p>4096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/>
          <table:table-cell office:value-type="float" office:value="1561549" calcext:value-type="float">
            <text:p>1561549</text:p>
          </table:table-cell>
          <table:table-cell/>
          <table:table-cell office:value-type="float" office:value="3255732" calcext:value-type="float">
            <text:p>3255732</text:p>
          </table:table-cell>
          <table:table-cell/>
          <table:table-cell office:value-type="float" office:value="7225093" calcext:value-type="float">
            <text:p>7225093</text:p>
          </table:table-cell>
          <table:table-cell/>
          <table:table-cell office:value-type="float" office:value="5736555" calcext:value-type="float">
            <text:p>5736555</text:p>
          </table:table-cell>
          <table:table-cell/>
          <table:table-cell office:value-type="float" office:value="7261741" calcext:value-type="float">
            <text:p>7261741</text:p>
          </table:table-cell>
          <table:table-cell/>
          <table:table-cell office:value-type="float" office:value="3512686" calcext:value-type="float">
            <text:p>3512686</text:p>
          </table:table-cell>
          <table:table-cell/>
          <table:table-cell office:value-type="float" office:value="6618318" calcext:value-type="float">
            <text:p>6618318</text:p>
          </table:table-cell>
          <table:table-cell table:number-columns-repeated="2"/>
          <table:table-cell office:value-type="float" office:value="4414369" calcext:value-type="float">
            <text:p>4414369</text:p>
          </table:table-cell>
          <table:table-cell table:number-columns-repeated="2"/>
          <table:table-cell office:value-type="float" office:value="7301864" calcext:value-type="float">
            <text:p>7301864</text:p>
          </table:table-cell>
          <table:table-cell/>
          <table:table-cell office:value-type="float" office:value="2775061" calcext:value-type="float">
            <text:p>2775061</text:p>
          </table:table-cell>
          <table:table-cell/>
          <table:table-cell office:value-type="float" office:value="2654571" calcext:value-type="float">
            <text:p>2654571</text:p>
          </table:table-cell>
          <table:table-cell/>
          <table:table-cell office:value-type="float" office:value="5618365" calcext:value-type="float">
            <text:p>5618365</text:p>
          </table:table-cell>
          <table:table-cell/>
          <table:table-cell office:value-type="float" office:value="3237937" calcext:value-type="float">
            <text:p>3237937</text:p>
          </table:table-cell>
          <table:table-cell table:number-columns-repeated="33"/>
        </table:table-row>
        <table:table-row table:style-name="ro1">
          <table:table-cell table:number-columns-repeated="12"/>
          <table:table-cell office:value-type="float" office:value="4096" calcext:value-type="float">
            <text:p>4096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/>
          <table:table-cell office:value-type="float" office:value="1650988" calcext:value-type="float">
            <text:p>1650988</text:p>
          </table:table-cell>
          <table:table-cell/>
          <table:table-cell office:value-type="float" office:value="3178040" calcext:value-type="float">
            <text:p>3178040</text:p>
          </table:table-cell>
          <table:table-cell/>
          <table:table-cell office:value-type="float" office:value="7200866" calcext:value-type="float">
            <text:p>7200866</text:p>
          </table:table-cell>
          <table:table-cell/>
          <table:table-cell office:value-type="float" office:value="6302675" calcext:value-type="float">
            <text:p>6302675</text:p>
          </table:table-cell>
          <table:table-cell/>
          <table:table-cell office:value-type="float" office:value="8324363" calcext:value-type="float">
            <text:p>8324363</text:p>
          </table:table-cell>
          <table:table-cell/>
          <table:table-cell office:value-type="float" office:value="3536549" calcext:value-type="float">
            <text:p>3536549</text:p>
          </table:table-cell>
          <table:table-cell/>
          <table:table-cell office:value-type="float" office:value="7367624" calcext:value-type="float">
            <text:p>7367624</text:p>
          </table:table-cell>
          <table:table-cell table:number-columns-repeated="2"/>
          <table:table-cell office:value-type="float" office:value="4708354" calcext:value-type="float">
            <text:p>4708354</text:p>
          </table:table-cell>
          <table:table-cell table:number-columns-repeated="2"/>
          <table:table-cell office:value-type="float" office:value="8093001" calcext:value-type="float">
            <text:p>8093001</text:p>
          </table:table-cell>
          <table:table-cell/>
          <table:table-cell office:value-type="float" office:value="2615770" calcext:value-type="float">
            <text:p>2615770</text:p>
          </table:table-cell>
          <table:table-cell/>
          <table:table-cell office:value-type="float" office:value="2576153" calcext:value-type="float">
            <text:p>2576153</text:p>
          </table:table-cell>
          <table:table-cell/>
          <table:table-cell office:value-type="float" office:value="6379914" calcext:value-type="float">
            <text:p>6379914</text:p>
          </table:table-cell>
          <table:table-cell/>
          <table:table-cell office:value-type="float" office:value="7012747" calcext:value-type="float">
            <text:p>7012747</text:p>
          </table:table-cell>
          <table:table-cell table:number-columns-repeated="33"/>
        </table:table-row>
        <table:table-row table:style-name="ro1">
          <table:table-cell table:number-columns-repeated="12"/>
          <table:table-cell office:value-type="float" office:value="4096" calcext:value-type="float">
            <text:p>4096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/>
          <table:table-cell office:value-type="float" office:value="1567534" calcext:value-type="float">
            <text:p>1567534</text:p>
          </table:table-cell>
          <table:table-cell/>
          <table:table-cell office:value-type="float" office:value="3419011" calcext:value-type="float">
            <text:p>3419011</text:p>
          </table:table-cell>
          <table:table-cell/>
          <table:table-cell office:value-type="float" office:value="7463648" calcext:value-type="float">
            <text:p>7463648</text:p>
          </table:table-cell>
          <table:table-cell/>
          <table:table-cell office:value-type="float" office:value="6595451" calcext:value-type="float">
            <text:p>6595451</text:p>
          </table:table-cell>
          <table:table-cell/>
          <table:table-cell office:value-type="float" office:value="3393349" calcext:value-type="float">
            <text:p>3393349</text:p>
          </table:table-cell>
          <table:table-cell/>
          <table:table-cell office:value-type="float" office:value="3513405" calcext:value-type="float">
            <text:p>3513405</text:p>
          </table:table-cell>
          <table:table-cell/>
          <table:table-cell office:value-type="float" office:value="7431363" calcext:value-type="float">
            <text:p>7431363</text:p>
          </table:table-cell>
          <table:table-cell table:number-columns-repeated="2"/>
          <table:table-cell office:value-type="float" office:value="4659824" calcext:value-type="float">
            <text:p>4659824</text:p>
          </table:table-cell>
          <table:table-cell table:number-columns-repeated="2"/>
          <table:table-cell office:value-type="float" office:value="8443002" calcext:value-type="float">
            <text:p>8443002</text:p>
          </table:table-cell>
          <table:table-cell/>
          <table:table-cell office:value-type="float" office:value="2819234" calcext:value-type="float">
            <text:p>2819234</text:p>
          </table:table-cell>
          <table:table-cell/>
          <table:table-cell office:value-type="float" office:value="2684436" calcext:value-type="float">
            <text:p>2684436</text:p>
          </table:table-cell>
          <table:table-cell/>
          <table:table-cell office:value-type="float" office:value="7447471" calcext:value-type="float">
            <text:p>7447471</text:p>
          </table:table-cell>
          <table:table-cell/>
          <table:table-cell office:value-type="float" office:value="8775063" calcext:value-type="float">
            <text:p>8775063</text:p>
          </table:table-cell>
          <table:table-cell table:number-columns-repeated="34"/>
        </table:table-row>
        <table:table-row table:style-name="ro1">
          <table:table-cell table:number-columns-repeated="12"/>
          <table:table-cell office:value-type="float" office:value="4096" calcext:value-type="float">
            <text:p>4096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/>
          <table:table-cell office:value-type="float" office:value="1241965" calcext:value-type="float">
            <text:p>1241965</text:p>
          </table:table-cell>
          <table:table-cell/>
          <table:table-cell office:value-type="float" office:value="3477139" calcext:value-type="float">
            <text:p>3477139</text:p>
          </table:table-cell>
          <table:table-cell/>
          <table:table-cell office:value-type="float" office:value="6358661" calcext:value-type="float">
            <text:p>6358661</text:p>
          </table:table-cell>
          <table:table-cell/>
          <table:table-cell office:value-type="float" office:value="5753847" calcext:value-type="float">
            <text:p>5753847</text:p>
          </table:table-cell>
          <table:table-cell/>
          <table:table-cell office:value-type="float" office:value="8548024" calcext:value-type="float">
            <text:p>8548024</text:p>
          </table:table-cell>
          <table:table-cell/>
          <table:table-cell office:value-type="float" office:value="3683658" calcext:value-type="float">
            <text:p>3683658</text:p>
          </table:table-cell>
          <table:table-cell/>
          <table:table-cell office:value-type="float" office:value="7599002" calcext:value-type="float">
            <text:p>7599002</text:p>
          </table:table-cell>
          <table:table-cell table:number-columns-repeated="2"/>
          <table:table-cell office:value-type="float" office:value="4380601" calcext:value-type="float">
            <text:p>4380601</text:p>
          </table:table-cell>
          <table:table-cell/>
          <table:table-cell office:value-type="float" office:value="10476771" calcext:value-type="float">
            <text:p>10476771</text:p>
          </table:table-cell>
          <table:table-cell/>
          <table:table-cell office:value-type="float" office:value="1850121" calcext:value-type="float">
            <text:p>1850121</text:p>
          </table:table-cell>
          <table:table-cell/>
          <table:table-cell office:value-type="float" office:value="2864359" calcext:value-type="float">
            <text:p>2864359</text:p>
          </table:table-cell>
          <table:table-cell/>
          <table:table-cell office:value-type="float" office:value="7405736" calcext:value-type="float">
            <text:p>7405736</text:p>
          </table:table-cell>
          <table:table-cell/>
          <table:table-cell office:value-type="float" office:value="8847367" calcext:value-type="float">
            <text:p>8847367</text:p>
          </table:table-cell>
          <table:table-cell table:number-columns-repeated="35"/>
        </table:table-row>
        <table:table-row table:style-name="ro1">
          <table:table-cell table:number-columns-repeated="12"/>
          <table:table-cell office:value-type="float" office:value="4096" calcext:value-type="float">
            <text:p>4096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/>
          <table:table-cell office:value-type="float" office:value="1593117" calcext:value-type="float">
            <text:p>1593117</text:p>
          </table:table-cell>
          <table:table-cell/>
          <table:table-cell office:value-type="float" office:value="3370712" calcext:value-type="float">
            <text:p>3370712</text:p>
          </table:table-cell>
          <table:table-cell/>
          <table:table-cell office:value-type="float" office:value="7123239" calcext:value-type="float">
            <text:p>7123239</text:p>
          </table:table-cell>
          <table:table-cell/>
          <table:table-cell office:value-type="float" office:value="6638778" calcext:value-type="float">
            <text:p>6638778</text:p>
          </table:table-cell>
          <table:table-cell/>
          <table:table-cell office:value-type="float" office:value="8865630" calcext:value-type="float">
            <text:p>8865630</text:p>
          </table:table-cell>
          <table:table-cell/>
          <table:table-cell office:value-type="float" office:value="3494822" calcext:value-type="float">
            <text:p>3494822</text:p>
          </table:table-cell>
          <table:table-cell/>
          <table:table-cell office:value-type="float" office:value="5416431" calcext:value-type="float">
            <text:p>5416431</text:p>
          </table:table-cell>
          <table:table-cell table:number-columns-repeated="2"/>
          <table:table-cell office:value-type="float" office:value="4288742" calcext:value-type="float">
            <text:p>4288742</text:p>
          </table:table-cell>
          <table:table-cell/>
          <table:table-cell office:value-type="float" office:value="10112910" calcext:value-type="float">
            <text:p>10112910</text:p>
          </table:table-cell>
          <table:table-cell/>
          <table:table-cell office:value-type="float" office:value="2892328" calcext:value-type="float">
            <text:p>2892328</text:p>
          </table:table-cell>
          <table:table-cell/>
          <table:table-cell office:value-type="float" office:value="3045641" calcext:value-type="float">
            <text:p>3045641</text:p>
          </table:table-cell>
          <table:table-cell/>
          <table:table-cell office:value-type="float" office:value="7085049" calcext:value-type="float">
            <text:p>7085049</text:p>
          </table:table-cell>
          <table:table-cell/>
          <table:table-cell office:value-type="float" office:value="8360824" calcext:value-type="float">
            <text:p>8360824</text:p>
          </table:table-cell>
          <table:table-cell table:number-columns-repeated="35"/>
        </table:table-row>
        <table:table-row table:style-name="ro1">
          <table:table-cell table:number-columns-repeated="12"/>
          <table:table-cell office:value-type="float" office:value="4096" calcext:value-type="float">
            <text:p>4096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/>
          <table:table-cell office:value-type="float" office:value="1553220" calcext:value-type="float">
            <text:p>1553220</text:p>
          </table:table-cell>
          <table:table-cell/>
          <table:table-cell office:value-type="float" office:value="3319264" calcext:value-type="float">
            <text:p>3319264</text:p>
          </table:table-cell>
          <table:table-cell/>
          <table:table-cell office:value-type="float" office:value="6096896" calcext:value-type="float">
            <text:p>6096896</text:p>
          </table:table-cell>
          <table:table-cell/>
          <table:table-cell office:value-type="float" office:value="6122971" calcext:value-type="float">
            <text:p>6122971</text:p>
          </table:table-cell>
          <table:table-cell/>
          <table:table-cell office:value-type="float" office:value="8308260" calcext:value-type="float">
            <text:p>8308260</text:p>
          </table:table-cell>
          <table:table-cell/>
          <table:table-cell office:value-type="float" office:value="3465915" calcext:value-type="float">
            <text:p>3465915</text:p>
          </table:table-cell>
          <table:table-cell/>
          <table:table-cell office:value-type="float" office:value="5519094" calcext:value-type="float">
            <text:p>5519094</text:p>
          </table:table-cell>
          <table:table-cell table:number-columns-repeated="2"/>
          <table:table-cell office:value-type="float" office:value="4253700" calcext:value-type="float">
            <text:p>4253700</text:p>
          </table:table-cell>
          <table:table-cell/>
          <table:table-cell office:value-type="float" office:value="10089154" calcext:value-type="float">
            <text:p>10089154</text:p>
          </table:table-cell>
          <table:table-cell/>
          <table:table-cell office:value-type="float" office:value="3485604" calcext:value-type="float">
            <text:p>3485604</text:p>
          </table:table-cell>
          <table:table-cell/>
          <table:table-cell office:value-type="float" office:value="3468714" calcext:value-type="float">
            <text:p>3468714</text:p>
          </table:table-cell>
          <table:table-cell/>
          <table:table-cell office:value-type="float" office:value="6724530" calcext:value-type="float">
            <text:p>6724530</text:p>
          </table:table-cell>
          <table:table-cell/>
          <table:table-cell office:value-type="float" office:value="8373048" calcext:value-type="float">
            <text:p>8373048</text:p>
          </table:table-cell>
          <table:table-cell table:number-columns-repeated="36"/>
        </table:table-row>
        <table:table-row table:style-name="ro1">
          <table:table-cell table:number-columns-repeated="12"/>
          <table:table-cell office:value-type="float" office:value="4096" calcext:value-type="float">
            <text:p>4096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/>
          <table:table-cell office:value-type="float" office:value="1555611" calcext:value-type="float">
            <text:p>1555611</text:p>
          </table:table-cell>
          <table:table-cell/>
          <table:table-cell office:value-type="float" office:value="3165159" calcext:value-type="float">
            <text:p>3165159</text:p>
          </table:table-cell>
          <table:table-cell/>
          <table:table-cell office:value-type="float" office:value="6293440" calcext:value-type="float">
            <text:p>6293440</text:p>
          </table:table-cell>
          <table:table-cell/>
          <table:table-cell office:value-type="float" office:value="7364466" calcext:value-type="float">
            <text:p>7364466</text:p>
          </table:table-cell>
          <table:table-cell/>
          <table:table-cell office:value-type="float" office:value="8535284" calcext:value-type="float">
            <text:p>8535284</text:p>
          </table:table-cell>
          <table:table-cell/>
          <table:table-cell office:value-type="float" office:value="3530734" calcext:value-type="float">
            <text:p>3530734</text:p>
          </table:table-cell>
          <table:table-cell/>
          <table:table-cell office:value-type="float" office:value="6638778" calcext:value-type="float">
            <text:p>6638778</text:p>
          </table:table-cell>
          <table:table-cell table:number-columns-repeated="2"/>
          <table:table-cell office:value-type="float" office:value="4043458" calcext:value-type="float">
            <text:p>4043458</text:p>
          </table:table-cell>
          <table:table-cell table:number-columns-repeated="2"/>
          <table:table-cell office:value-type="float" office:value="8430572" calcext:value-type="float">
            <text:p>8430572</text:p>
          </table:table-cell>
          <table:table-cell/>
          <table:table-cell office:value-type="float" office:value="3025260" calcext:value-type="float">
            <text:p>3025260</text:p>
          </table:table-cell>
          <table:table-cell/>
          <table:table-cell office:value-type="float" office:value="4768469" calcext:value-type="float">
            <text:p>4768469</text:p>
          </table:table-cell>
          <table:table-cell/>
          <table:table-cell office:value-type="float" office:value="6562698" calcext:value-type="float">
            <text:p>6562698</text:p>
          </table:table-cell>
          <table:table-cell/>
          <table:table-cell office:value-type="float" office:value="7742845" calcext:value-type="float">
            <text:p>7742845</text:p>
          </table:table-cell>
          <table:table-cell table:number-columns-repeated="35"/>
        </table:table-row>
        <table:table-row table:style-name="ro1">
          <table:table-cell table:number-columns-repeated="12"/>
          <table:table-cell office:value-type="float" office:value="4096" calcext:value-type="float">
            <text:p>4096</text:p>
          </table:table-cell>
          <table:table-cell table:number-columns-repeated="3"/>
          <table:table-cell office:value-type="float" office:value="4096" calcext:value-type="float">
            <text:p>4096</text:p>
          </table:table-cell>
          <table:table-cell/>
          <table:table-cell office:value-type="float" office:value="1526040" calcext:value-type="float">
            <text:p>1526040</text:p>
          </table:table-cell>
          <table:table-cell/>
          <table:table-cell office:value-type="float" office:value="3063563" calcext:value-type="float">
            <text:p>3063563</text:p>
          </table:table-cell>
          <table:table-cell/>
          <table:table-cell office:value-type="float" office:value="5095153" calcext:value-type="float">
            <text:p>5095153</text:p>
          </table:table-cell>
          <table:table-cell/>
          <table:table-cell office:value-type="float" office:value="7314299" calcext:value-type="float">
            <text:p>7314299</text:p>
          </table:table-cell>
          <table:table-cell/>
          <table:table-cell office:value-type="float" office:value="7355007" calcext:value-type="float">
            <text:p>7355007</text:p>
          </table:table-cell>
          <table:table-cell/>
          <table:table-cell office:value-type="float" office:value="3276846" calcext:value-type="float">
            <text:p>3276846</text:p>
          </table:table-cell>
          <table:table-cell/>
          <table:table-cell office:value-type="float" office:value="5818150" calcext:value-type="float">
            <text:p>5818150</text:p>
          </table:table-cell>
          <table:table-cell table:number-columns-repeated="2"/>
          <table:table-cell office:value-type="float" office:value="3081698" calcext:value-type="float">
            <text:p>3081698</text:p>
          </table:table-cell>
          <table:table-cell table:number-columns-repeated="2"/>
          <table:table-cell office:value-type="float" office:value="5980170" calcext:value-type="float">
            <text:p>5980170</text:p>
          </table:table-cell>
          <table:table-cell/>
          <table:table-cell office:value-type="float" office:value="3230023" calcext:value-type="float">
            <text:p>3230023</text:p>
          </table:table-cell>
          <table:table-cell/>
          <table:table-cell office:value-type="float" office:value="2968287" calcext:value-type="float">
            <text:p>2968287</text:p>
          </table:table-cell>
          <table:table-cell/>
          <table:table-cell office:value-type="float" office:value="5689064" calcext:value-type="float">
            <text:p>5689064</text:p>
          </table:table-cell>
          <table:table-cell/>
          <table:table-cell office:value-type="float" office:value="6349261" calcext:value-type="float">
            <text:p>6349261</text:p>
          </table:table-cell>
          <table:table-cell table:number-columns-repeated="35"/>
        </table:table-row>
        <table:table-row table:style-name="ro1">
          <table:table-cell table:number-columns-repeated="12"/>
          <table:table-cell office:value-type="float" office:value="8192" calcext:value-type="float">
            <text:p>8192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1267521" calcext:value-type="float">
            <text:p>1267521</text:p>
          </table:table-cell>
          <table:table-cell/>
          <table:table-cell office:value-type="float" office:value="2296650" calcext:value-type="float">
            <text:p>2296650</text:p>
          </table:table-cell>
          <table:table-cell/>
          <table:table-cell office:value-type="float" office:value="3691893" calcext:value-type="float">
            <text:p>3691893</text:p>
          </table:table-cell>
          <table:table-cell/>
          <table:table-cell office:value-type="float" office:value="3190080" calcext:value-type="float">
            <text:p>3190080</text:p>
          </table:table-cell>
          <table:table-cell/>
          <table:table-cell office:value-type="float" office:value="2592443" calcext:value-type="float">
            <text:p>2592443</text:p>
          </table:table-cell>
          <table:table-cell/>
          <table:table-cell office:value-type="float" office:value="1540463" calcext:value-type="float">
            <text:p>1540463</text:p>
          </table:table-cell>
          <table:table-cell/>
          <table:table-cell office:value-type="float" office:value="2473559" calcext:value-type="float">
            <text:p>2473559</text:p>
          </table:table-cell>
          <table:table-cell table:number-columns-repeated="2"/>
          <table:table-cell office:value-type="float" office:value="2261728" calcext:value-type="float">
            <text:p>2261728</text:p>
          </table:table-cell>
          <table:table-cell table:number-columns-repeated="2"/>
          <table:table-cell office:value-type="float" office:value="2604035" calcext:value-type="float">
            <text:p>2604035</text:p>
          </table:table-cell>
          <table:table-cell/>
          <table:table-cell office:value-type="float" office:value="1825334" calcext:value-type="float">
            <text:p>1825334</text:p>
          </table:table-cell>
          <table:table-cell/>
          <table:table-cell office:value-type="float" office:value="1824074" calcext:value-type="float">
            <text:p>1824074</text:p>
          </table:table-cell>
          <table:table-cell/>
          <table:table-cell office:value-type="float" office:value="3524869" calcext:value-type="float">
            <text:p>3524869</text:p>
          </table:table-cell>
          <table:table-cell/>
          <table:table-cell office:value-type="float" office:value="3671773" calcext:value-type="float">
            <text:p>3671773</text:p>
          </table:table-cell>
          <table:table-cell table:number-columns-repeated="32"/>
        </table:table-row>
        <table:table-row table:style-name="ro1">
          <table:table-cell table:number-columns-repeated="12"/>
          <table:table-cell office:value-type="float" office:value="8192" calcext:value-type="float">
            <text:p>8192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/>
          <table:table-cell office:value-type="float" office:value="1412190" calcext:value-type="float">
            <text:p>1412190</text:p>
          </table:table-cell>
          <table:table-cell/>
          <table:table-cell office:value-type="float" office:value="2715367" calcext:value-type="float">
            <text:p>2715367</text:p>
          </table:table-cell>
          <table:table-cell/>
          <table:table-cell office:value-type="float" office:value="4821874" calcext:value-type="float">
            <text:p>4821874</text:p>
          </table:table-cell>
          <table:table-cell/>
          <table:table-cell office:value-type="float" office:value="4246763" calcext:value-type="float">
            <text:p>4246763</text:p>
          </table:table-cell>
          <table:table-cell/>
          <table:table-cell office:value-type="float" office:value="3895306" calcext:value-type="float">
            <text:p>3895306</text:p>
          </table:table-cell>
          <table:table-cell/>
          <table:table-cell office:value-type="float" office:value="2393271" calcext:value-type="float">
            <text:p>2393271</text:p>
          </table:table-cell>
          <table:table-cell/>
          <table:table-cell office:value-type="float" office:value="3853368" calcext:value-type="float">
            <text:p>3853368</text:p>
          </table:table-cell>
          <table:table-cell table:number-columns-repeated="2"/>
          <table:table-cell office:value-type="float" office:value="3186530" calcext:value-type="float">
            <text:p>3186530</text:p>
          </table:table-cell>
          <table:table-cell table:number-columns-repeated="2"/>
          <table:table-cell office:value-type="float" office:value="3936361" calcext:value-type="float">
            <text:p>3936361</text:p>
          </table:table-cell>
          <table:table-cell/>
          <table:table-cell office:value-type="float" office:value="2225399" calcext:value-type="float">
            <text:p>2225399</text:p>
          </table:table-cell>
          <table:table-cell/>
          <table:table-cell office:value-type="float" office:value="2083948" calcext:value-type="float">
            <text:p>2083948</text:p>
          </table:table-cell>
          <table:table-cell/>
          <table:table-cell office:value-type="float" office:value="4926264" calcext:value-type="float">
            <text:p>4926264</text:p>
          </table:table-cell>
          <table:table-cell/>
          <table:table-cell office:value-type="float" office:value="5207752" calcext:value-type="float">
            <text:p>5207752</text:p>
          </table:table-cell>
          <table:table-cell table:number-columns-repeated="32"/>
        </table:table-row>
        <table:table-row table:style-name="ro1">
          <table:table-cell table:number-columns-repeated="12"/>
          <table:table-cell office:value-type="float" office:value="8192" calcext:value-type="float">
            <text:p>8192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/>
          <table:table-cell office:value-type="float" office:value="1506160" calcext:value-type="float">
            <text:p>1506160</text:p>
          </table:table-cell>
          <table:table-cell/>
          <table:table-cell office:value-type="float" office:value="3003787" calcext:value-type="float">
            <text:p>3003787</text:p>
          </table:table-cell>
          <table:table-cell/>
          <table:table-cell office:value-type="float" office:value="3891776" calcext:value-type="float">
            <text:p>3891776</text:p>
          </table:table-cell>
          <table:table-cell/>
          <table:table-cell office:value-type="float" office:value="4934754" calcext:value-type="float">
            <text:p>4934754</text:p>
          </table:table-cell>
          <table:table-cell/>
          <table:table-cell office:value-type="float" office:value="4943985" calcext:value-type="float">
            <text:p>4943985</text:p>
          </table:table-cell>
          <table:table-cell/>
          <table:table-cell office:value-type="float" office:value="2779732" calcext:value-type="float">
            <text:p>2779732</text:p>
          </table:table-cell>
          <table:table-cell/>
          <table:table-cell office:value-type="float" office:value="4958969" calcext:value-type="float">
            <text:p>4958969</text:p>
          </table:table-cell>
          <table:table-cell table:number-columns-repeated="2"/>
          <table:table-cell office:value-type="float" office:value="3855097" calcext:value-type="float">
            <text:p>3855097</text:p>
          </table:table-cell>
          <table:table-cell table:number-columns-repeated="2"/>
          <table:table-cell office:value-type="float" office:value="5217241" calcext:value-type="float">
            <text:p>5217241</text:p>
          </table:table-cell>
          <table:table-cell/>
          <table:table-cell office:value-type="float" office:value="2468938" calcext:value-type="float">
            <text:p>2468938</text:p>
          </table:table-cell>
          <table:table-cell/>
          <table:table-cell office:value-type="float" office:value="2373925" calcext:value-type="float">
            <text:p>2373925</text:p>
          </table:table-cell>
          <table:table-cell/>
          <table:table-cell office:value-type="float" office:value="5975808" calcext:value-type="float">
            <text:p>5975808</text:p>
          </table:table-cell>
          <table:table-cell/>
          <table:table-cell office:value-type="float" office:value="6191160" calcext:value-type="float">
            <text:p>6191160</text:p>
          </table:table-cell>
          <table:table-cell table:number-columns-repeated="33"/>
        </table:table-row>
        <table:table-row table:style-name="ro1">
          <table:table-cell table:number-columns-repeated="12"/>
          <table:table-cell office:value-type="float" office:value="8192" calcext:value-type="float">
            <text:p>8192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/>
          <table:table-cell office:value-type="float" office:value="1567234" calcext:value-type="float">
            <text:p>1567234</text:p>
          </table:table-cell>
          <table:table-cell/>
          <table:table-cell office:value-type="float" office:value="2469648" calcext:value-type="float">
            <text:p>2469648</text:p>
          </table:table-cell>
          <table:table-cell/>
          <table:table-cell office:value-type="float" office:value="6517641" calcext:value-type="float">
            <text:p>6517641</text:p>
          </table:table-cell>
          <table:table-cell/>
          <table:table-cell office:value-type="float" office:value="5450634" calcext:value-type="float">
            <text:p>5450634</text:p>
          </table:table-cell>
          <table:table-cell/>
          <table:table-cell office:value-type="float" office:value="6220301" calcext:value-type="float">
            <text:p>6220301</text:p>
          </table:table-cell>
          <table:table-cell/>
          <table:table-cell office:value-type="float" office:value="3130212" calcext:value-type="float">
            <text:p>3130212</text:p>
          </table:table-cell>
          <table:table-cell/>
          <table:table-cell office:value-type="float" office:value="5313247" calcext:value-type="float">
            <text:p>5313247</text:p>
          </table:table-cell>
          <table:table-cell table:number-columns-repeated="2"/>
          <table:table-cell office:value-type="float" office:value="4309076" calcext:value-type="float">
            <text:p>4309076</text:p>
          </table:table-cell>
          <table:table-cell table:number-columns-repeated="2"/>
          <table:table-cell office:value-type="float" office:value="5538493" calcext:value-type="float">
            <text:p>5538493</text:p>
          </table:table-cell>
          <table:table-cell/>
          <table:table-cell office:value-type="float" office:value="2427254" calcext:value-type="float">
            <text:p>2427254</text:p>
          </table:table-cell>
          <table:table-cell/>
          <table:table-cell office:value-type="float" office:value="2446960" calcext:value-type="float">
            <text:p>2446960</text:p>
          </table:table-cell>
          <table:table-cell/>
          <table:table-cell office:value-type="float" office:value="6575012" calcext:value-type="float">
            <text:p>6575012</text:p>
          </table:table-cell>
          <table:table-cell/>
          <table:table-cell office:value-type="float" office:value="7062921" calcext:value-type="float">
            <text:p>7062921</text:p>
          </table:table-cell>
          <table:table-cell table:number-columns-repeated="33"/>
        </table:table-row>
        <table:table-row table:style-name="ro1">
          <table:table-cell table:number-columns-repeated="12"/>
          <table:table-cell office:value-type="float" office:value="8192" calcext:value-type="float">
            <text:p>8192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/>
          <table:table-cell office:value-type="float" office:value="1579336" calcext:value-type="float">
            <text:p>1579336</text:p>
          </table:table-cell>
          <table:table-cell/>
          <table:table-cell office:value-type="float" office:value="3323375" calcext:value-type="float">
            <text:p>3323375</text:p>
          </table:table-cell>
          <table:table-cell/>
          <table:table-cell office:value-type="float" office:value="6913698" calcext:value-type="float">
            <text:p>6913698</text:p>
          </table:table-cell>
          <table:table-cell/>
          <table:table-cell office:value-type="float" office:value="5700206" calcext:value-type="float">
            <text:p>5700206</text:p>
          </table:table-cell>
          <table:table-cell/>
          <table:table-cell office:value-type="float" office:value="6861236" calcext:value-type="float">
            <text:p>6861236</text:p>
          </table:table-cell>
          <table:table-cell/>
          <table:table-cell office:value-type="float" office:value="3372633" calcext:value-type="float">
            <text:p>3372633</text:p>
          </table:table-cell>
          <table:table-cell/>
          <table:table-cell office:value-type="float" office:value="6434642" calcext:value-type="float">
            <text:p>6434642</text:p>
          </table:table-cell>
          <table:table-cell table:number-columns-repeated="2"/>
          <table:table-cell office:value-type="float" office:value="4751854" calcext:value-type="float">
            <text:p>4751854</text:p>
          </table:table-cell>
          <table:table-cell table:number-columns-repeated="2"/>
          <table:table-cell office:value-type="float" office:value="6759994" calcext:value-type="float">
            <text:p>6759994</text:p>
          </table:table-cell>
          <table:table-cell/>
          <table:table-cell office:value-type="float" office:value="2627332" calcext:value-type="float">
            <text:p>2627332</text:p>
          </table:table-cell>
          <table:table-cell/>
          <table:table-cell office:value-type="float" office:value="2580178" calcext:value-type="float">
            <text:p>2580178</text:p>
          </table:table-cell>
          <table:table-cell/>
          <table:table-cell office:value-type="float" office:value="6713763" calcext:value-type="float">
            <text:p>6713763</text:p>
          </table:table-cell>
          <table:table-cell/>
          <table:table-cell office:value-type="float" office:value="7321790" calcext:value-type="float">
            <text:p>7321790</text:p>
          </table:table-cell>
          <table:table-cell table:number-columns-repeated="33"/>
        </table:table-row>
        <table:table-row table:style-name="ro1">
          <table:table-cell table:number-columns-repeated="12"/>
          <table:table-cell office:value-type="float" office:value="8192" calcext:value-type="float">
            <text:p>8192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/>
          <table:table-cell office:value-type="float" office:value="1382418" calcext:value-type="float">
            <text:p>1382418</text:p>
          </table:table-cell>
          <table:table-cell/>
          <table:table-cell office:value-type="float" office:value="3379600" calcext:value-type="float">
            <text:p>3379600</text:p>
          </table:table-cell>
          <table:table-cell/>
          <table:table-cell office:value-type="float" office:value="6643663" calcext:value-type="float">
            <text:p>6643663</text:p>
          </table:table-cell>
          <table:table-cell/>
          <table:table-cell office:value-type="float" office:value="5657036" calcext:value-type="float">
            <text:p>5657036</text:p>
          </table:table-cell>
          <table:table-cell/>
          <table:table-cell office:value-type="float" office:value="7243074" calcext:value-type="float">
            <text:p>7243074</text:p>
          </table:table-cell>
          <table:table-cell/>
          <table:table-cell office:value-type="float" office:value="3483062" calcext:value-type="float">
            <text:p>3483062</text:p>
          </table:table-cell>
          <table:table-cell/>
          <table:table-cell office:value-type="float" office:value="6763986" calcext:value-type="float">
            <text:p>6763986</text:p>
          </table:table-cell>
          <table:table-cell table:number-columns-repeated="2"/>
          <table:table-cell office:value-type="float" office:value="4793620" calcext:value-type="float">
            <text:p>4793620</text:p>
          </table:table-cell>
          <table:table-cell table:number-columns-repeated="2"/>
          <table:table-cell office:value-type="float" office:value="7160060" calcext:value-type="float">
            <text:p>7160060</text:p>
          </table:table-cell>
          <table:table-cell/>
          <table:table-cell office:value-type="float" office:value="2692177" calcext:value-type="float">
            <text:p>2692177</text:p>
          </table:table-cell>
          <table:table-cell/>
          <table:table-cell office:value-type="float" office:value="2603837" calcext:value-type="float">
            <text:p>2603837</text:p>
          </table:table-cell>
          <table:table-cell/>
          <table:table-cell office:value-type="float" office:value="6995337" calcext:value-type="float">
            <text:p>6995337</text:p>
          </table:table-cell>
          <table:table-cell/>
          <table:table-cell office:value-type="float" office:value="7269124" calcext:value-type="float">
            <text:p>7269124</text:p>
          </table:table-cell>
          <table:table-cell table:number-columns-repeated="34"/>
        </table:table-row>
        <table:table-row table:style-name="ro1">
          <table:table-cell table:number-columns-repeated="12"/>
          <table:table-cell office:value-type="float" office:value="8192" calcext:value-type="float">
            <text:p>8192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/>
          <table:table-cell office:value-type="float" office:value="1569955" calcext:value-type="float">
            <text:p>1569955</text:p>
          </table:table-cell>
          <table:table-cell/>
          <table:table-cell office:value-type="float" office:value="3264953" calcext:value-type="float">
            <text:p>3264953</text:p>
          </table:table-cell>
          <table:table-cell/>
          <table:table-cell office:value-type="float" office:value="6726907" calcext:value-type="float">
            <text:p>6726907</text:p>
          </table:table-cell>
          <table:table-cell/>
          <table:table-cell office:value-type="float" office:value="5672914" calcext:value-type="float">
            <text:p>5672914</text:p>
          </table:table-cell>
          <table:table-cell/>
          <table:table-cell office:value-type="float" office:value="7261443" calcext:value-type="float">
            <text:p>7261443</text:p>
          </table:table-cell>
          <table:table-cell/>
          <table:table-cell office:value-type="float" office:value="3439135" calcext:value-type="float">
            <text:p>3439135</text:p>
          </table:table-cell>
          <table:table-cell/>
          <table:table-cell office:value-type="float" office:value="3764705" calcext:value-type="float">
            <text:p>3764705</text:p>
          </table:table-cell>
          <table:table-cell table:number-columns-repeated="2"/>
          <table:table-cell office:value-type="float" office:value="3875097" calcext:value-type="float">
            <text:p>3875097</text:p>
          </table:table-cell>
          <table:table-cell table:number-columns-repeated="2"/>
          <table:table-cell office:value-type="float" office:value="6854392" calcext:value-type="float">
            <text:p>6854392</text:p>
          </table:table-cell>
          <table:table-cell/>
          <table:table-cell office:value-type="float" office:value="2762746" calcext:value-type="float">
            <text:p>2762746</text:p>
          </table:table-cell>
          <table:table-cell/>
          <table:table-cell office:value-type="float" office:value="2725058" calcext:value-type="float">
            <text:p>2725058</text:p>
          </table:table-cell>
          <table:table-cell/>
          <table:table-cell office:value-type="float" office:value="6782679" calcext:value-type="float">
            <text:p>6782679</text:p>
          </table:table-cell>
          <table:table-cell/>
          <table:table-cell office:value-type="float" office:value="6952871" calcext:value-type="float">
            <text:p>6952871</text:p>
          </table:table-cell>
          <table:table-cell table:number-columns-repeated="34"/>
        </table:table-row>
        <table:table-row table:style-name="ro1">
          <table:table-cell table:number-columns-repeated="12"/>
          <table:table-cell office:value-type="float" office:value="8192" calcext:value-type="float">
            <text:p>8192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/>
          <table:table-cell office:value-type="float" office:value="1566091" calcext:value-type="float">
            <text:p>1566091</text:p>
          </table:table-cell>
          <table:table-cell/>
          <table:table-cell office:value-type="float" office:value="3243073" calcext:value-type="float">
            <text:p>3243073</text:p>
          </table:table-cell>
          <table:table-cell/>
          <table:table-cell office:value-type="float" office:value="6943036" calcext:value-type="float">
            <text:p>6943036</text:p>
          </table:table-cell>
          <table:table-cell/>
          <table:table-cell office:value-type="float" office:value="5757516" calcext:value-type="float">
            <text:p>5757516</text:p>
          </table:table-cell>
          <table:table-cell/>
          <table:table-cell office:value-type="float" office:value="7275280" calcext:value-type="float">
            <text:p>7275280</text:p>
          </table:table-cell>
          <table:table-cell/>
          <table:table-cell office:value-type="float" office:value="3380930" calcext:value-type="float">
            <text:p>3380930</text:p>
          </table:table-cell>
          <table:table-cell/>
          <table:table-cell office:value-type="float" office:value="6971209" calcext:value-type="float">
            <text:p>6971209</text:p>
          </table:table-cell>
          <table:table-cell table:number-columns-repeated="2"/>
          <table:table-cell office:value-type="float" office:value="4501586" calcext:value-type="float">
            <text:p>4501586</text:p>
          </table:table-cell>
          <table:table-cell/>
          <table:table-cell office:value-type="float" office:value="10514620" calcext:value-type="float">
            <text:p>10514620</text:p>
          </table:table-cell>
          <table:table-cell/>
          <table:table-cell office:value-type="float" office:value="2771213" calcext:value-type="float">
            <text:p>2771213</text:p>
          </table:table-cell>
          <table:table-cell/>
          <table:table-cell office:value-type="float" office:value="2786495" calcext:value-type="float">
            <text:p>2786495</text:p>
          </table:table-cell>
          <table:table-cell/>
          <table:table-cell office:value-type="float" office:value="6943036" calcext:value-type="float">
            <text:p>6943036</text:p>
          </table:table-cell>
          <table:table-cell/>
          <table:table-cell office:value-type="float" office:value="7671629" calcext:value-type="float">
            <text:p>7671629</text:p>
          </table:table-cell>
          <table:table-cell table:number-columns-repeated="35"/>
        </table:table-row>
        <table:table-row table:style-name="ro1">
          <table:table-cell table:number-columns-repeated="12"/>
          <table:table-cell office:value-type="float" office:value="8192" calcext:value-type="float">
            <text:p>8192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/>
          <table:table-cell office:value-type="float" office:value="1572614" calcext:value-type="float">
            <text:p>1572614</text:p>
          </table:table-cell>
          <table:table-cell/>
          <table:table-cell office:value-type="float" office:value="3253514" calcext:value-type="float">
            <text:p>3253514</text:p>
          </table:table-cell>
          <table:table-cell/>
          <table:table-cell office:value-type="float" office:value="6506533" calcext:value-type="float">
            <text:p>6506533</text:p>
          </table:table-cell>
          <table:table-cell/>
          <table:table-cell office:value-type="float" office:value="6045199" calcext:value-type="float">
            <text:p>6045199</text:p>
          </table:table-cell>
          <table:table-cell/>
          <table:table-cell office:value-type="float" office:value="7061469" calcext:value-type="float">
            <text:p>7061469</text:p>
          </table:table-cell>
          <table:table-cell/>
          <table:table-cell office:value-type="float" office:value="3423373" calcext:value-type="float">
            <text:p>3423373</text:p>
          </table:table-cell>
          <table:table-cell/>
          <table:table-cell office:value-type="float" office:value="6748045" calcext:value-type="float">
            <text:p>6748045</text:p>
          </table:table-cell>
          <table:table-cell table:number-columns-repeated="2"/>
          <table:table-cell office:value-type="float" office:value="4339005" calcext:value-type="float">
            <text:p>4339005</text:p>
          </table:table-cell>
          <table:table-cell table:number-columns-repeated="2"/>
          <table:table-cell office:value-type="float" office:value="9492149" calcext:value-type="float">
            <text:p>9492149</text:p>
          </table:table-cell>
          <table:table-cell/>
          <table:table-cell office:value-type="float" office:value="2955217" calcext:value-type="float">
            <text:p>2955217</text:p>
          </table:table-cell>
          <table:table-cell/>
          <table:table-cell office:value-type="float" office:value="2802633" calcext:value-type="float">
            <text:p>2802633</text:p>
          </table:table-cell>
          <table:table-cell/>
          <table:table-cell office:value-type="float" office:value="6248582" calcext:value-type="float">
            <text:p>6248582</text:p>
          </table:table-cell>
          <table:table-cell/>
          <table:table-cell office:value-type="float" office:value="6781341" calcext:value-type="float">
            <text:p>6781341</text:p>
          </table:table-cell>
          <table:table-cell table:number-columns-repeated="35"/>
        </table:table-row>
        <table:table-row table:style-name="ro1">
          <table:table-cell table:number-columns-repeated="12"/>
          <table:table-cell office:value-type="float" office:value="8192" calcext:value-type="float">
            <text:p>8192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/>
          <table:table-cell office:value-type="float" office:value="1544826" calcext:value-type="float">
            <text:p>1544826</text:p>
          </table:table-cell>
          <table:table-cell/>
          <table:table-cell office:value-type="float" office:value="3125372" calcext:value-type="float">
            <text:p>3125372</text:p>
          </table:table-cell>
          <table:table-cell/>
          <table:table-cell office:value-type="float" office:value="6272536" calcext:value-type="float">
            <text:p>6272536</text:p>
          </table:table-cell>
          <table:table-cell/>
          <table:table-cell office:value-type="float" office:value="6183361" calcext:value-type="float">
            <text:p>6183361</text:p>
          </table:table-cell>
          <table:table-cell/>
          <table:table-cell office:value-type="float" office:value="7354701" calcext:value-type="float">
            <text:p>7354701</text:p>
          </table:table-cell>
          <table:table-cell/>
          <table:table-cell office:value-type="float" office:value="3397646" calcext:value-type="float">
            <text:p>3397646</text:p>
          </table:table-cell>
          <table:table-cell/>
          <table:table-cell office:value-type="float" office:value="6150158" calcext:value-type="float">
            <text:p>6150158</text:p>
          </table:table-cell>
          <table:table-cell table:number-columns-repeated="2"/>
          <table:table-cell office:value-type="float" office:value="3972772" calcext:value-type="float">
            <text:p>3972772</text:p>
          </table:table-cell>
          <table:table-cell table:number-columns-repeated="2"/>
          <table:table-cell office:value-type="float" office:value="8932018" calcext:value-type="float">
            <text:p>8932018</text:p>
          </table:table-cell>
          <table:table-cell/>
          <table:table-cell office:value-type="float" office:value="3471099" calcext:value-type="float">
            <text:p>3471099</text:p>
          </table:table-cell>
          <table:table-cell/>
          <table:table-cell office:value-type="float" office:value="3289963" calcext:value-type="float">
            <text:p>3289963</text:p>
          </table:table-cell>
          <table:table-cell/>
          <table:table-cell office:value-type="float" office:value="6163396" calcext:value-type="float">
            <text:p>6163396</text:p>
          </table:table-cell>
          <table:table-cell/>
          <table:table-cell office:value-type="float" office:value="4175543" calcext:value-type="float">
            <text:p>4175543</text:p>
          </table:table-cell>
          <table:table-cell table:number-columns-repeated="35"/>
        </table:table-row>
        <table:table-row table:style-name="ro1">
          <table:table-cell table:number-columns-repeated="12"/>
          <table:table-cell office:value-type="float" office:value="8192" calcext:value-type="float">
            <text:p>8192</text:p>
          </table:table-cell>
          <table:table-cell table:number-columns-repeated="3"/>
          <table:table-cell office:value-type="float" office:value="4096" calcext:value-type="float">
            <text:p>4096</text:p>
          </table:table-cell>
          <table:table-cell/>
          <table:table-cell office:value-type="float" office:value="1515928" calcext:value-type="float">
            <text:p>1515928</text:p>
          </table:table-cell>
          <table:table-cell/>
          <table:table-cell office:value-type="float" office:value="2880400" calcext:value-type="float">
            <text:p>2880400</text:p>
          </table:table-cell>
          <table:table-cell/>
          <table:table-cell office:value-type="float" office:value="5167806" calcext:value-type="float">
            <text:p>5167806</text:p>
          </table:table-cell>
          <table:table-cell/>
          <table:table-cell office:value-type="float" office:value="5504775" calcext:value-type="float">
            <text:p>5504775</text:p>
          </table:table-cell>
          <table:table-cell/>
          <table:table-cell office:value-type="float" office:value="6532510" calcext:value-type="float">
            <text:p>6532510</text:p>
          </table:table-cell>
          <table:table-cell/>
          <table:table-cell office:value-type="float" office:value="2403820" calcext:value-type="float">
            <text:p>2403820</text:p>
          </table:table-cell>
          <table:table-cell/>
          <table:table-cell office:value-type="float" office:value="5329730" calcext:value-type="float">
            <text:p>5329730</text:p>
          </table:table-cell>
          <table:table-cell table:number-columns-repeated="2"/>
          <table:table-cell office:value-type="float" office:value="3394960" calcext:value-type="float">
            <text:p>3394960</text:p>
          </table:table-cell>
          <table:table-cell table:number-columns-repeated="2"/>
          <table:table-cell office:value-type="float" office:value="5988306" calcext:value-type="float">
            <text:p>5988306</text:p>
          </table:table-cell>
          <table:table-cell/>
          <table:table-cell office:value-type="float" office:value="2848403" calcext:value-type="float">
            <text:p>2848403</text:p>
          </table:table-cell>
          <table:table-cell/>
          <table:table-cell office:value-type="float" office:value="4437634" calcext:value-type="float">
            <text:p>4437634</text:p>
          </table:table-cell>
          <table:table-cell/>
          <table:table-cell office:value-type="float" office:value="5501249" calcext:value-type="float">
            <text:p>5501249</text:p>
          </table:table-cell>
          <table:table-cell/>
          <table:table-cell office:value-type="float" office:value="6379683" calcext:value-type="float">
            <text:p>6379683</text:p>
          </table:table-cell>
          <table:table-cell table:number-columns-repeated="35"/>
        </table:table-row>
        <table:table-row table:style-name="ro1">
          <table:table-cell table:number-columns-repeated="12"/>
          <table:table-cell office:value-type="float" office:value="8192" calcext:value-type="float">
            <text:p>8192</text:p>
          </table:table-cell>
          <table:table-cell table:number-columns-repeated="3"/>
          <table:table-cell office:value-type="float" office:value="8192" calcext:value-type="float">
            <text:p>8192</text:p>
          </table:table-cell>
          <table:table-cell/>
          <table:table-cell office:value-type="float" office:value="1459706" calcext:value-type="float">
            <text:p>1459706</text:p>
          </table:table-cell>
          <table:table-cell/>
          <table:table-cell office:value-type="float" office:value="2844394" calcext:value-type="float">
            <text:p>2844394</text:p>
          </table:table-cell>
          <table:table-cell/>
          <table:table-cell office:value-type="float" office:value="4641448" calcext:value-type="float">
            <text:p>4641448</text:p>
          </table:table-cell>
          <table:table-cell/>
          <table:table-cell office:value-type="float" office:value="5610847" calcext:value-type="float">
            <text:p>5610847</text:p>
          </table:table-cell>
          <table:table-cell/>
          <table:table-cell office:value-type="float" office:value="5784656" calcext:value-type="float">
            <text:p>5784656</text:p>
          </table:table-cell>
          <table:table-cell/>
          <table:table-cell office:value-type="float" office:value="2905979" calcext:value-type="float">
            <text:p>2905979</text:p>
          </table:table-cell>
          <table:table-cell/>
          <table:table-cell office:value-type="float" office:value="5305863" calcext:value-type="float">
            <text:p>5305863</text:p>
          </table:table-cell>
          <table:table-cell table:number-columns-repeated="2"/>
          <table:table-cell office:value-type="float" office:value="2916338" calcext:value-type="float">
            <text:p>2916338</text:p>
          </table:table-cell>
          <table:table-cell table:number-columns-repeated="2"/>
          <table:table-cell office:value-type="float" office:value="5081444" calcext:value-type="float">
            <text:p>5081444</text:p>
          </table:table-cell>
          <table:table-cell/>
          <table:table-cell office:value-type="float" office:value="2844394" calcext:value-type="float">
            <text:p>2844394</text:p>
          </table:table-cell>
          <table:table-cell/>
          <table:table-cell office:value-type="float" office:value="2734384" calcext:value-type="float">
            <text:p>2734384</text:p>
          </table:table-cell>
          <table:table-cell/>
          <table:table-cell office:value-type="float" office:value="5302587" calcext:value-type="float">
            <text:p>5302587</text:p>
          </table:table-cell>
          <table:table-cell/>
          <table:table-cell office:value-type="float" office:value="5649594" calcext:value-type="float">
            <text:p>5649594</text:p>
          </table:table-cell>
          <table:table-cell table:number-columns-repeated="35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1069517" calcext:value-type="float">
            <text:p>1069517</text:p>
          </table:table-cell>
          <table:table-cell/>
          <table:table-cell office:value-type="float" office:value="2227621" calcext:value-type="float">
            <text:p>2227621</text:p>
          </table:table-cell>
          <table:table-cell/>
          <table:table-cell office:value-type="float" office:value="3590583" calcext:value-type="float">
            <text:p>3590583</text:p>
          </table:table-cell>
          <table:table-cell/>
          <table:table-cell office:value-type="float" office:value="3252714" calcext:value-type="float">
            <text:p>3252714</text:p>
          </table:table-cell>
          <table:table-cell/>
          <table:table-cell office:value-type="float" office:value="2175850" calcext:value-type="float">
            <text:p>2175850</text:p>
          </table:table-cell>
          <table:table-cell/>
          <table:table-cell office:value-type="float" office:value="1765532" calcext:value-type="float">
            <text:p>1765532</text:p>
          </table:table-cell>
          <table:table-cell/>
          <table:table-cell office:value-type="float" office:value="2497182" calcext:value-type="float">
            <text:p>2497182</text:p>
          </table:table-cell>
          <table:table-cell table:number-columns-repeated="2"/>
          <table:table-cell office:value-type="float" office:value="2271132" calcext:value-type="float">
            <text:p>2271132</text:p>
          </table:table-cell>
          <table:table-cell table:number-columns-repeated="2"/>
          <table:table-cell office:value-type="float" office:value="2464140" calcext:value-type="float">
            <text:p>2464140</text:p>
          </table:table-cell>
          <table:table-cell/>
          <table:table-cell office:value-type="float" office:value="1612762" calcext:value-type="float">
            <text:p>1612762</text:p>
          </table:table-cell>
          <table:table-cell/>
          <table:table-cell office:value-type="float" office:value="1803575" calcext:value-type="float">
            <text:p>1803575</text:p>
          </table:table-cell>
          <table:table-cell/>
          <table:table-cell office:value-type="float" office:value="3485148" calcext:value-type="float">
            <text:p>3485148</text:p>
          </table:table-cell>
          <table:table-cell/>
          <table:table-cell office:value-type="float" office:value="3074035" calcext:value-type="float">
            <text:p>3074035</text:p>
          </table:table-cell>
          <table:table-cell table:number-columns-repeated="33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/>
          <table:table-cell office:value-type="float" office:value="1394390" calcext:value-type="float">
            <text:p>1394390</text:p>
          </table:table-cell>
          <table:table-cell/>
          <table:table-cell office:value-type="float" office:value="2688996" calcext:value-type="float">
            <text:p>2688996</text:p>
          </table:table-cell>
          <table:table-cell/>
          <table:table-cell office:value-type="float" office:value="4472816" calcext:value-type="float">
            <text:p>4472816</text:p>
          </table:table-cell>
          <table:table-cell/>
          <table:table-cell office:value-type="float" office:value="4078596" calcext:value-type="float">
            <text:p>4078596</text:p>
          </table:table-cell>
          <table:table-cell/>
          <table:table-cell office:value-type="float" office:value="3102346" calcext:value-type="float">
            <text:p>3102346</text:p>
          </table:table-cell>
          <table:table-cell/>
          <table:table-cell office:value-type="float" office:value="2228199" calcext:value-type="float">
            <text:p>2228199</text:p>
          </table:table-cell>
          <table:table-cell/>
          <table:table-cell office:value-type="float" office:value="3711796" calcext:value-type="float">
            <text:p>3711796</text:p>
          </table:table-cell>
          <table:table-cell table:number-columns-repeated="2"/>
          <table:table-cell office:value-type="float" office:value="3205079" calcext:value-type="float">
            <text:p>3205079</text:p>
          </table:table-cell>
          <table:table-cell table:number-columns-repeated="2"/>
          <table:table-cell office:value-type="float" office:value="3680978" calcext:value-type="float">
            <text:p>3680978</text:p>
          </table:table-cell>
          <table:table-cell/>
          <table:table-cell office:value-type="float" office:value="1959337" calcext:value-type="float">
            <text:p>1959337</text:p>
          </table:table-cell>
          <table:table-cell/>
          <table:table-cell office:value-type="float" office:value="2124722" calcext:value-type="float">
            <text:p>2124722</text:p>
          </table:table-cell>
          <table:table-cell/>
          <table:table-cell office:value-type="float" office:value="4847317" calcext:value-type="float">
            <text:p>4847317</text:p>
          </table:table-cell>
          <table:table-cell/>
          <table:table-cell office:value-type="float" office:value="5055205" calcext:value-type="float">
            <text:p>5055205</text:p>
          </table:table-cell>
          <table:table-cell table:number-columns-repeated="33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/>
          <table:table-cell office:value-type="float" office:value="1479244" calcext:value-type="float">
            <text:p>1479244</text:p>
          </table:table-cell>
          <table:table-cell/>
          <table:table-cell office:value-type="float" office:value="2538977" calcext:value-type="float">
            <text:p>2538977</text:p>
          </table:table-cell>
          <table:table-cell/>
          <table:table-cell office:value-type="float" office:value="5665340" calcext:value-type="float">
            <text:p>5665340</text:p>
          </table:table-cell>
          <table:table-cell/>
          <table:table-cell office:value-type="float" office:value="4927608" calcext:value-type="float">
            <text:p>4927608</text:p>
          </table:table-cell>
          <table:table-cell/>
          <table:table-cell office:value-type="float" office:value="4851766" calcext:value-type="float">
            <text:p>4851766</text:p>
          </table:table-cell>
          <table:table-cell/>
          <table:table-cell office:value-type="float" office:value="2743423" calcext:value-type="float">
            <text:p>2743423</text:p>
          </table:table-cell>
          <table:table-cell/>
          <table:table-cell office:value-type="float" office:value="4540792" calcext:value-type="float">
            <text:p>4540792</text:p>
          </table:table-cell>
          <table:table-cell table:number-columns-repeated="2"/>
          <table:table-cell office:value-type="float" office:value="3899020" calcext:value-type="float">
            <text:p>3899020</text:p>
          </table:table-cell>
          <table:table-cell table:number-columns-repeated="2"/>
          <table:table-cell office:value-type="float" office:value="4810332" calcext:value-type="float">
            <text:p>4810332</text:p>
          </table:table-cell>
          <table:table-cell/>
          <table:table-cell office:value-type="float" office:value="2421165" calcext:value-type="float">
            <text:p>2421165</text:p>
          </table:table-cell>
          <table:table-cell/>
          <table:table-cell office:value-type="float" office:value="2068691" calcext:value-type="float">
            <text:p>2068691</text:p>
          </table:table-cell>
          <table:table-cell/>
          <table:table-cell office:value-type="float" office:value="5370049" calcext:value-type="float">
            <text:p>5370049</text:p>
          </table:table-cell>
          <table:table-cell/>
          <table:table-cell office:value-type="float" office:value="5667209" calcext:value-type="float">
            <text:p>5667209</text:p>
          </table:table-cell>
          <table:table-cell table:number-columns-repeated="34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/>
          <table:table-cell office:value-type="float" office:value="1410706" calcext:value-type="float">
            <text:p>1410706</text:p>
          </table:table-cell>
          <table:table-cell/>
          <table:table-cell office:value-type="float" office:value="3136328" calcext:value-type="float">
            <text:p>3136328</text:p>
          </table:table-cell>
          <table:table-cell/>
          <table:table-cell office:value-type="float" office:value="6189379" calcext:value-type="float">
            <text:p>6189379</text:p>
          </table:table-cell>
          <table:table-cell/>
          <table:table-cell office:value-type="float" office:value="4976857" calcext:value-type="float">
            <text:p>4976857</text:p>
          </table:table-cell>
          <table:table-cell/>
          <table:table-cell office:value-type="float" office:value="4296899" calcext:value-type="float">
            <text:p>4296899</text:p>
          </table:table-cell>
          <table:table-cell/>
          <table:table-cell office:value-type="float" office:value="3079822" calcext:value-type="float">
            <text:p>3079822</text:p>
          </table:table-cell>
          <table:table-cell/>
          <table:table-cell office:value-type="float" office:value="5847069" calcext:value-type="float">
            <text:p>5847069</text:p>
          </table:table-cell>
          <table:table-cell table:number-columns-repeated="2"/>
          <table:table-cell office:value-type="float" office:value="4427001" calcext:value-type="float">
            <text:p>4427001</text:p>
          </table:table-cell>
          <table:table-cell table:number-columns-repeated="2"/>
          <table:table-cell office:value-type="float" office:value="6063765" calcext:value-type="float">
            <text:p>6063765</text:p>
          </table:table-cell>
          <table:table-cell/>
          <table:table-cell office:value-type="float" office:value="2253924" calcext:value-type="float">
            <text:p>2253924</text:p>
          </table:table-cell>
          <table:table-cell/>
          <table:table-cell office:value-type="float" office:value="2385198" calcext:value-type="float">
            <text:p>2385198</text:p>
          </table:table-cell>
          <table:table-cell/>
          <table:table-cell office:value-type="float" office:value="6455075" calcext:value-type="float">
            <text:p>6455075</text:p>
          </table:table-cell>
          <table:table-cell/>
          <table:table-cell office:value-type="float" office:value="5045925" calcext:value-type="float">
            <text:p>5045925</text:p>
          </table:table-cell>
          <table:table-cell table:number-columns-repeated="34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/>
          <table:table-cell office:value-type="float" office:value="1552252" calcext:value-type="float">
            <text:p>1552252</text:p>
          </table:table-cell>
          <table:table-cell/>
          <table:table-cell office:value-type="float" office:value="3164782" calcext:value-type="float">
            <text:p>3164782</text:p>
          </table:table-cell>
          <table:table-cell/>
          <table:table-cell office:value-type="float" office:value="6690106" calcext:value-type="float">
            <text:p>6690106</text:p>
          </table:table-cell>
          <table:table-cell/>
          <table:table-cell office:value-type="float" office:value="5259490" calcext:value-type="float">
            <text:p>5259490</text:p>
          </table:table-cell>
          <table:table-cell/>
          <table:table-cell office:value-type="float" office:value="4941072" calcext:value-type="float">
            <text:p>4941072</text:p>
          </table:table-cell>
          <table:table-cell/>
          <table:table-cell office:value-type="float" office:value="3186353" calcext:value-type="float">
            <text:p>3186353</text:p>
          </table:table-cell>
          <table:table-cell/>
          <table:table-cell office:value-type="float" office:value="5984033" calcext:value-type="float">
            <text:p>5984033</text:p>
          </table:table-cell>
          <table:table-cell table:number-columns-repeated="2"/>
          <table:table-cell office:value-type="float" office:value="4680906" calcext:value-type="float">
            <text:p>4680906</text:p>
          </table:table-cell>
          <table:table-cell table:number-columns-repeated="2"/>
          <table:table-cell office:value-type="float" office:value="6141257" calcext:value-type="float">
            <text:p>6141257</text:p>
          </table:table-cell>
          <table:table-cell/>
          <table:table-cell office:value-type="float" office:value="2494553" calcext:value-type="float">
            <text:p>2494553</text:p>
          </table:table-cell>
          <table:table-cell/>
          <table:table-cell office:value-type="float" office:value="2491478" calcext:value-type="float">
            <text:p>2491478</text:p>
          </table:table-cell>
          <table:table-cell/>
          <table:table-cell office:value-type="float" office:value="6789921" calcext:value-type="float">
            <text:p>6789921</text:p>
          </table:table-cell>
          <table:table-cell/>
          <table:table-cell office:value-type="float" office:value="7157678" calcext:value-type="float">
            <text:p>7157678</text:p>
          </table:table-cell>
          <table:table-cell table:number-columns-repeated="34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/>
          <table:table-cell office:value-type="float" office:value="1468088" calcext:value-type="float">
            <text:p>1468088</text:p>
          </table:table-cell>
          <table:table-cell/>
          <table:table-cell office:value-type="float" office:value="3218890" calcext:value-type="float">
            <text:p>3218890</text:p>
          </table:table-cell>
          <table:table-cell/>
          <table:table-cell office:value-type="float" office:value="6706429" calcext:value-type="float">
            <text:p>6706429</text:p>
          </table:table-cell>
          <table:table-cell/>
          <table:table-cell office:value-type="float" office:value="5459643" calcext:value-type="float">
            <text:p>5459643</text:p>
          </table:table-cell>
          <table:table-cell/>
          <table:table-cell office:value-type="float" office:value="6895526" calcext:value-type="float">
            <text:p>6895526</text:p>
          </table:table-cell>
          <table:table-cell/>
          <table:table-cell office:value-type="float" office:value="2883519" calcext:value-type="float">
            <text:p>2883519</text:p>
          </table:table-cell>
          <table:table-cell/>
          <table:table-cell office:value-type="float" office:value="6279877" calcext:value-type="float">
            <text:p>6279877</text:p>
          </table:table-cell>
          <table:table-cell table:number-columns-repeated="2"/>
          <table:table-cell office:value-type="float" office:value="3410598" calcext:value-type="float">
            <text:p>3410598</text:p>
          </table:table-cell>
          <table:table-cell table:number-columns-repeated="2"/>
          <table:table-cell office:value-type="float" office:value="5535284" calcext:value-type="float">
            <text:p>5535284</text:p>
          </table:table-cell>
          <table:table-cell/>
          <table:table-cell office:value-type="float" office:value="2608959" calcext:value-type="float">
            <text:p>2608959</text:p>
          </table:table-cell>
          <table:table-cell/>
          <table:table-cell office:value-type="float" office:value="2309913" calcext:value-type="float">
            <text:p>2309913</text:p>
          </table:table-cell>
          <table:table-cell/>
          <table:table-cell office:value-type="float" office:value="6778535" calcext:value-type="float">
            <text:p>6778535</text:p>
          </table:table-cell>
          <table:table-cell/>
          <table:table-cell office:value-type="float" office:value="7307624" calcext:value-type="float">
            <text:p>7307624</text:p>
          </table:table-cell>
          <table:table-cell table:number-columns-repeated="35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/>
          <table:table-cell office:value-type="float" office:value="1560394" calcext:value-type="float">
            <text:p>1560394</text:p>
          </table:table-cell>
          <table:table-cell/>
          <table:table-cell office:value-type="float" office:value="3257803" calcext:value-type="float">
            <text:p>3257803</text:p>
          </table:table-cell>
          <table:table-cell/>
          <table:table-cell office:value-type="float" office:value="4993855" calcext:value-type="float">
            <text:p>4993855</text:p>
          </table:table-cell>
          <table:table-cell/>
          <table:table-cell office:value-type="float" office:value="5501604" calcext:value-type="float">
            <text:p>5501604</text:p>
          </table:table-cell>
          <table:table-cell/>
          <table:table-cell office:value-type="float" office:value="6739975" calcext:value-type="float">
            <text:p>6739975</text:p>
          </table:table-cell>
          <table:table-cell/>
          <table:table-cell office:value-type="float" office:value="3307986" calcext:value-type="float">
            <text:p>3307986</text:p>
          </table:table-cell>
          <table:table-cell/>
          <table:table-cell office:value-type="float" office:value="6585601" calcext:value-type="float">
            <text:p>6585601</text:p>
          </table:table-cell>
          <table:table-cell table:number-columns-repeated="2"/>
          <table:table-cell office:value-type="float" office:value="4586862" calcext:value-type="float">
            <text:p>4586862</text:p>
          </table:table-cell>
          <table:table-cell table:number-columns-repeated="2"/>
          <table:table-cell office:value-type="float" office:value="6692713" calcext:value-type="float">
            <text:p>6692713</text:p>
          </table:table-cell>
          <table:table-cell/>
          <table:table-cell office:value-type="float" office:value="2373417" calcext:value-type="float">
            <text:p>2373417</text:p>
          </table:table-cell>
          <table:table-cell/>
          <table:table-cell office:value-type="float" office:value="2625606" calcext:value-type="float">
            <text:p>2625606</text:p>
          </table:table-cell>
          <table:table-cell/>
          <table:table-cell office:value-type="float" office:value="6176029" calcext:value-type="float">
            <text:p>6176029</text:p>
          </table:table-cell>
          <table:table-cell/>
          <table:table-cell office:value-type="float" office:value="6609036" calcext:value-type="float">
            <text:p>6609036</text:p>
          </table:table-cell>
          <table:table-cell table:number-columns-repeated="35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/>
          <table:table-cell office:value-type="float" office:value="1502005" calcext:value-type="float">
            <text:p>1502005</text:p>
          </table:table-cell>
          <table:table-cell/>
          <table:table-cell office:value-type="float" office:value="3169161" calcext:value-type="float">
            <text:p>3169161</text:p>
          </table:table-cell>
          <table:table-cell/>
          <table:table-cell office:value-type="float" office:value="6524947" calcext:value-type="float">
            <text:p>6524947</text:p>
          </table:table-cell>
          <table:table-cell/>
          <table:table-cell office:value-type="float" office:value="5569378" calcext:value-type="float">
            <text:p>5569378</text:p>
          </table:table-cell>
          <table:table-cell/>
          <table:table-cell office:value-type="float" office:value="5166564" calcext:value-type="float">
            <text:p>5166564</text:p>
          </table:table-cell>
          <table:table-cell/>
          <table:table-cell office:value-type="float" office:value="3310536" calcext:value-type="float">
            <text:p>3310536</text:p>
          </table:table-cell>
          <table:table-cell/>
          <table:table-cell office:value-type="float" office:value="6687502" calcext:value-type="float">
            <text:p>6687502</text:p>
          </table:table-cell>
          <table:table-cell table:number-columns-repeated="2"/>
          <table:table-cell office:value-type="float" office:value="4503594" calcext:value-type="float">
            <text:p>4503594</text:p>
          </table:table-cell>
          <table:table-cell table:number-columns-repeated="2"/>
          <table:table-cell office:value-type="float" office:value="7046846" calcext:value-type="float">
            <text:p>7046846</text:p>
          </table:table-cell>
          <table:table-cell/>
          <table:table-cell office:value-type="float" office:value="2441379" calcext:value-type="float">
            <text:p>2441379</text:p>
          </table:table-cell>
          <table:table-cell/>
          <table:table-cell office:value-type="float" office:value="2618502" calcext:value-type="float">
            <text:p>2618502</text:p>
          </table:table-cell>
          <table:table-cell/>
          <table:table-cell office:value-type="float" office:value="6468442" calcext:value-type="float">
            <text:p>6468442</text:p>
          </table:table-cell>
          <table:table-cell/>
          <table:table-cell office:value-type="float" office:value="5288633" calcext:value-type="float">
            <text:p>5288633</text:p>
          </table:table-cell>
          <table:table-cell table:number-columns-repeated="35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/>
          <table:table-cell office:value-type="float" office:value="1560359" calcext:value-type="float">
            <text:p>1560359</text:p>
          </table:table-cell>
          <table:table-cell/>
          <table:table-cell office:value-type="float" office:value="3186353" calcext:value-type="float">
            <text:p>3186353</text:p>
          </table:table-cell>
          <table:table-cell/>
          <table:table-cell office:value-type="float" office:value="5382668" calcext:value-type="float">
            <text:p>5382668</text:p>
          </table:table-cell>
          <table:table-cell/>
          <table:table-cell office:value-type="float" office:value="5426876" calcext:value-type="float">
            <text:p>5426876</text:p>
          </table:table-cell>
          <table:table-cell/>
          <table:table-cell office:value-type="float" office:value="4929022" calcext:value-type="float">
            <text:p>4929022</text:p>
          </table:table-cell>
          <table:table-cell/>
          <table:table-cell office:value-type="float" office:value="3211219" calcext:value-type="float">
            <text:p>3211219</text:p>
          </table:table-cell>
          <table:table-cell/>
          <table:table-cell office:value-type="float" office:value="6152253" calcext:value-type="float">
            <text:p>6152253</text:p>
          </table:table-cell>
          <table:table-cell table:number-columns-repeated="2"/>
          <table:table-cell office:value-type="float" office:value="4423296" calcext:value-type="float">
            <text:p>4423296</text:p>
          </table:table-cell>
          <table:table-cell/>
          <table:table-cell office:value-type="float" office:value="10088290" calcext:value-type="float">
            <text:p>10088290</text:p>
          </table:table-cell>
          <table:table-cell/>
          <table:table-cell office:value-type="float" office:value="2429382" calcext:value-type="float">
            <text:p>2429382</text:p>
          </table:table-cell>
          <table:table-cell/>
          <table:table-cell office:value-type="float" office:value="2725254" calcext:value-type="float">
            <text:p>2725254</text:p>
          </table:table-cell>
          <table:table-cell/>
          <table:table-cell office:value-type="float" office:value="6337794" calcext:value-type="float">
            <text:p>6337794</text:p>
          </table:table-cell>
          <table:table-cell/>
          <table:table-cell office:value-type="float" office:value="6849477" calcext:value-type="float">
            <text:p>6849477</text:p>
          </table:table-cell>
          <table:table-cell table:number-columns-repeated="37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/>
          <table:table-cell office:value-type="float" office:value="1434680" calcext:value-type="float">
            <text:p>1434680</text:p>
          </table:table-cell>
          <table:table-cell/>
          <table:table-cell office:value-type="float" office:value="3100107" calcext:value-type="float">
            <text:p>3100107</text:p>
          </table:table-cell>
          <table:table-cell/>
          <table:table-cell office:value-type="float" office:value="6097662" calcext:value-type="float">
            <text:p>6097662</text:p>
          </table:table-cell>
          <table:table-cell/>
          <table:table-cell office:value-type="float" office:value="5516621" calcext:value-type="float">
            <text:p>5516621</text:p>
          </table:table-cell>
          <table:table-cell/>
          <table:table-cell office:value-type="float" office:value="6509495" calcext:value-type="float">
            <text:p>6509495</text:p>
          </table:table-cell>
          <table:table-cell/>
          <table:table-cell office:value-type="float" office:value="3221909" calcext:value-type="float">
            <text:p>3221909</text:p>
          </table:table-cell>
          <table:table-cell/>
          <table:table-cell office:value-type="float" office:value="6136321" calcext:value-type="float">
            <text:p>6136321</text:p>
          </table:table-cell>
          <table:table-cell table:number-columns-repeated="2"/>
          <table:table-cell office:value-type="float" office:value="3559523" calcext:value-type="float">
            <text:p>3559523</text:p>
          </table:table-cell>
          <table:table-cell table:number-columns-repeated="2"/>
          <table:table-cell office:value-type="float" office:value="9858182" calcext:value-type="float">
            <text:p>9858182</text:p>
          </table:table-cell>
          <table:table-cell/>
          <table:table-cell office:value-type="float" office:value="2913224" calcext:value-type="float">
            <text:p>2913224</text:p>
          </table:table-cell>
          <table:table-cell/>
          <table:table-cell office:value-type="float" office:value="2485441" calcext:value-type="float">
            <text:p>2485441</text:p>
          </table:table-cell>
          <table:table-cell/>
          <table:table-cell office:value-type="float" office:value="6217378" calcext:value-type="float">
            <text:p>6217378</text:p>
          </table:table-cell>
          <table:table-cell/>
          <table:table-cell office:value-type="float" office:value="6974609" calcext:value-type="float">
            <text:p>6974609</text:p>
          </table:table-cell>
          <table:table-cell table:number-columns-repeated="36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4096" calcext:value-type="float">
            <text:p>4096</text:p>
          </table:table-cell>
          <table:table-cell/>
          <table:table-cell office:value-type="float" office:value="1394758" calcext:value-type="float">
            <text:p>1394758</text:p>
          </table:table-cell>
          <table:table-cell/>
          <table:table-cell office:value-type="float" office:value="2892257" calcext:value-type="float">
            <text:p>2892257</text:p>
          </table:table-cell>
          <table:table-cell/>
          <table:table-cell office:value-type="float" office:value="5563066" calcext:value-type="float">
            <text:p>5563066</text:p>
          </table:table-cell>
          <table:table-cell/>
          <table:table-cell office:value-type="float" office:value="5182931" calcext:value-type="float">
            <text:p>5182931</text:p>
          </table:table-cell>
          <table:table-cell/>
          <table:table-cell office:value-type="float" office:value="6159422" calcext:value-type="float">
            <text:p>6159422</text:p>
          </table:table-cell>
          <table:table-cell/>
          <table:table-cell office:value-type="float" office:value="3041922" calcext:value-type="float">
            <text:p>3041922</text:p>
          </table:table-cell>
          <table:table-cell/>
          <table:table-cell office:value-type="float" office:value="5637917" calcext:value-type="float">
            <text:p>5637917</text:p>
          </table:table-cell>
          <table:table-cell table:number-columns-repeated="2"/>
          <table:table-cell office:value-type="float" office:value="3646600" calcext:value-type="float">
            <text:p>3646600</text:p>
          </table:table-cell>
          <table:table-cell table:number-columns-repeated="2"/>
          <table:table-cell office:value-type="float" office:value="6384903" calcext:value-type="float">
            <text:p>6384903</text:p>
          </table:table-cell>
          <table:table-cell/>
          <table:table-cell office:value-type="float" office:value="3254717" calcext:value-type="float">
            <text:p>3254717</text:p>
          </table:table-cell>
          <table:table-cell/>
          <table:table-cell office:value-type="float" office:value="3032927" calcext:value-type="float">
            <text:p>3032927</text:p>
          </table:table-cell>
          <table:table-cell/>
          <table:table-cell office:value-type="float" office:value="5643473" calcext:value-type="float">
            <text:p>5643473</text:p>
          </table:table-cell>
          <table:table-cell/>
          <table:table-cell office:value-type="float" office:value="6206148" calcext:value-type="float">
            <text:p>6206148</text:p>
          </table:table-cell>
          <table:table-cell table:number-columns-repeated="36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8192" calcext:value-type="float">
            <text:p>8192</text:p>
          </table:table-cell>
          <table:table-cell/>
          <table:table-cell office:value-type="float" office:value="1463648" calcext:value-type="float">
            <text:p>1463648</text:p>
          </table:table-cell>
          <table:table-cell/>
          <table:table-cell office:value-type="float" office:value="2794973" calcext:value-type="float">
            <text:p>2794973</text:p>
          </table:table-cell>
          <table:table-cell/>
          <table:table-cell office:value-type="float" office:value="4853136" calcext:value-type="float">
            <text:p>4853136</text:p>
          </table:table-cell>
          <table:table-cell/>
          <table:table-cell office:value-type="float" office:value="5013163" calcext:value-type="float">
            <text:p>5013163</text:p>
          </table:table-cell>
          <table:table-cell/>
          <table:table-cell office:value-type="float" office:value="5426876" calcext:value-type="float">
            <text:p>5426876</text:p>
          </table:table-cell>
          <table:table-cell/>
          <table:table-cell office:value-type="float" office:value="2482836" calcext:value-type="float">
            <text:p>2482836</text:p>
          </table:table-cell>
          <table:table-cell/>
          <table:table-cell office:value-type="float" office:value="5321396" calcext:value-type="float">
            <text:p>5321396</text:p>
          </table:table-cell>
          <table:table-cell table:number-columns-repeated="2"/>
          <table:table-cell office:value-type="float" office:value="2908169" calcext:value-type="float">
            <text:p>2908169</text:p>
          </table:table-cell>
          <table:table-cell table:number-columns-repeated="2"/>
          <table:table-cell office:value-type="float" office:value="5319336" calcext:value-type="float">
            <text:p>5319336</text:p>
          </table:table-cell>
          <table:table-cell/>
          <table:table-cell office:value-type="float" office:value="2697334" calcext:value-type="float">
            <text:p>2697334</text:p>
          </table:table-cell>
          <table:table-cell/>
          <table:table-cell office:value-type="float" office:value="4289121" calcext:value-type="float">
            <text:p>4289121</text:p>
          </table:table-cell>
          <table:table-cell/>
          <table:table-cell office:value-type="float" office:value="5251451" calcext:value-type="float">
            <text:p>5251451</text:p>
          </table:table-cell>
          <table:table-cell/>
          <table:table-cell office:value-type="float" office:value="4429283" calcext:value-type="float">
            <text:p>4429283</text:p>
          </table:table-cell>
          <table:table-cell table:number-columns-repeated="36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2"/>
          <table:table-cell office:value-type="float" office:value="16384" calcext:value-type="float">
            <text:p>16384</text:p>
          </table:table-cell>
          <table:table-cell/>
          <table:table-cell office:value-type="float" office:value="1436209" calcext:value-type="float">
            <text:p>1436209</text:p>
          </table:table-cell>
          <table:table-cell/>
          <table:table-cell office:value-type="float" office:value="2761059" calcext:value-type="float">
            <text:p>2761059</text:p>
          </table:table-cell>
          <table:table-cell/>
          <table:table-cell office:value-type="float" office:value="4415055" calcext:value-type="float">
            <text:p>4415055</text:p>
          </table:table-cell>
          <table:table-cell/>
          <table:table-cell office:value-type="float" office:value="5389422" calcext:value-type="float">
            <text:p>5389422</text:p>
          </table:table-cell>
          <table:table-cell/>
          <table:table-cell office:value-type="float" office:value="5336686" calcext:value-type="float">
            <text:p>5336686</text:p>
          </table:table-cell>
          <table:table-cell/>
          <table:table-cell office:value-type="float" office:value="2790660" calcext:value-type="float">
            <text:p>2790660</text:p>
          </table:table-cell>
          <table:table-cell/>
          <table:table-cell office:value-type="float" office:value="5174735" calcext:value-type="float">
            <text:p>5174735</text:p>
          </table:table-cell>
          <table:table-cell table:number-columns-repeated="2"/>
          <table:table-cell office:value-type="float" office:value="2785909" calcext:value-type="float">
            <text:p>2785909</text:p>
          </table:table-cell>
          <table:table-cell table:number-columns-repeated="2"/>
          <table:table-cell office:value-type="float" office:value="5256673" calcext:value-type="float">
            <text:p>5256673</text:p>
          </table:table-cell>
          <table:table-cell/>
          <table:table-cell office:value-type="float" office:value="2787830" calcext:value-type="float">
            <text:p>2787830</text:p>
          </table:table-cell>
          <table:table-cell/>
          <table:table-cell office:value-type="float" office:value="2421507" calcext:value-type="float">
            <text:p>2421507</text:p>
          </table:table-cell>
          <table:table-cell/>
          <table:table-cell office:value-type="float" office:value="5264728" calcext:value-type="float">
            <text:p>5264728</text:p>
          </table:table-cell>
          <table:table-cell/>
          <table:table-cell office:value-type="float" office:value="5361251" calcext:value-type="float">
            <text:p>5361251</text:p>
          </table:table-cell>
          <table:table-cell table:number-columns-repeated="37"/>
        </table:table-row>
        <table:table-row table:style-name="ro1">
          <table:table-cell table:number-columns-repeated="11"/>
          <table:table-cell office:value-type="float" office:value="32768" calcext:value-type="float">
            <text:p>32768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/>
          <table:table-cell office:value-type="float" office:value="1488646" calcext:value-type="float">
            <text:p>1488646</text:p>
          </table:table-cell>
          <table:table-cell/>
          <table:table-cell office:value-type="float" office:value="3168416" calcext:value-type="float">
            <text:p>3168416</text:p>
          </table:table-cell>
          <table:table-cell/>
          <table:table-cell office:value-type="float" office:value="5405490" calcext:value-type="float">
            <text:p>5405490</text:p>
          </table:table-cell>
          <table:table-cell/>
          <table:table-cell office:value-type="float" office:value="5268927" calcext:value-type="float">
            <text:p>5268927</text:p>
          </table:table-cell>
          <table:table-cell/>
          <table:table-cell office:value-type="float" office:value="6182643" calcext:value-type="float">
            <text:p>6182643</text:p>
          </table:table-cell>
          <table:table-cell/>
          <table:table-cell office:value-type="float" office:value="3084370" calcext:value-type="float">
            <text:p>3084370</text:p>
          </table:table-cell>
          <table:table-cell/>
          <table:table-cell office:value-type="float" office:value="6220137" calcext:value-type="float">
            <text:p>6220137</text:p>
          </table:table-cell>
          <table:table-cell table:number-columns-repeated="2"/>
          <table:table-cell office:value-type="float" office:value="4667839" calcext:value-type="float">
            <text:p>4667839</text:p>
          </table:table-cell>
          <table:table-cell table:number-columns-repeated="2"/>
          <table:table-cell office:value-type="float" office:value="6248700" calcext:value-type="float">
            <text:p>6248700</text:p>
          </table:table-cell>
          <table:table-cell/>
          <table:table-cell office:value-type="float" office:value="2386225" calcext:value-type="float">
            <text:p>2386225</text:p>
          </table:table-cell>
          <table:table-cell/>
          <table:table-cell office:value-type="float" office:value="2495450" calcext:value-type="float">
            <text:p>2495450</text:p>
          </table:table-cell>
          <table:table-cell/>
          <table:table-cell office:value-type="float" office:value="5636022" calcext:value-type="float">
            <text:p>5636022</text:p>
          </table:table-cell>
          <table:table-cell/>
          <table:table-cell office:value-type="float" office:value="6699500" calcext:value-type="float">
            <text:p>6699500</text:p>
          </table:table-cell>
          <table:table-cell table:number-columns-repeated="34"/>
        </table:table-row>
        <table:table-row table:style-name="ro1">
          <table:table-cell table:number-columns-repeated="11"/>
          <table:table-cell office:value-type="float" office:value="32768" calcext:value-type="float">
            <text:p>32768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/>
          <table:table-cell office:value-type="float" office:value="1491020" calcext:value-type="float">
            <text:p>1491020</text:p>
          </table:table-cell>
          <table:table-cell/>
          <table:table-cell office:value-type="float" office:value="2957915" calcext:value-type="float">
            <text:p>2957915</text:p>
          </table:table-cell>
          <table:table-cell/>
          <table:table-cell office:value-type="float" office:value="6294201" calcext:value-type="float">
            <text:p>6294201</text:p>
          </table:table-cell>
          <table:table-cell/>
          <table:table-cell office:value-type="float" office:value="5192291" calcext:value-type="float">
            <text:p>5192291</text:p>
          </table:table-cell>
          <table:table-cell/>
          <table:table-cell office:value-type="float" office:value="6339199" calcext:value-type="float">
            <text:p>6339199</text:p>
          </table:table-cell>
          <table:table-cell/>
          <table:table-cell office:value-type="float" office:value="3199394" calcext:value-type="float">
            <text:p>3199394</text:p>
          </table:table-cell>
          <table:table-cell/>
          <table:table-cell office:value-type="float" office:value="6275233" calcext:value-type="float">
            <text:p>6275233</text:p>
          </table:table-cell>
          <table:table-cell table:number-columns-repeated="2"/>
          <table:table-cell office:value-type="float" office:value="4776032" calcext:value-type="float">
            <text:p>4776032</text:p>
          </table:table-cell>
          <table:table-cell table:number-columns-repeated="2"/>
          <table:table-cell office:value-type="float" office:value="6535125" calcext:value-type="float">
            <text:p>6535125</text:p>
          </table:table-cell>
          <table:table-cell/>
          <table:table-cell office:value-type="float" office:value="2422950" calcext:value-type="float">
            <text:p>2422950</text:p>
          </table:table-cell>
          <table:table-cell/>
          <table:table-cell office:value-type="float" office:value="2546070" calcext:value-type="float">
            <text:p>2546070</text:p>
          </table:table-cell>
          <table:table-cell/>
          <table:table-cell office:value-type="float" office:value="6368868" calcext:value-type="float">
            <text:p>6368868</text:p>
          </table:table-cell>
          <table:table-cell/>
          <table:table-cell office:value-type="float" office:value="6680613" calcext:value-type="float">
            <text:p>6680613</text:p>
          </table:table-cell>
          <table:table-cell table:number-columns-repeated="35"/>
        </table:table-row>
        <table:table-row table:style-name="ro1">
          <table:table-cell table:number-columns-repeated="11"/>
          <table:table-cell office:value-type="float" office:value="32768" calcext:value-type="float">
            <text:p>32768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/>
          <table:table-cell office:value-type="float" office:value="1491214" calcext:value-type="float">
            <text:p>1491214</text:p>
          </table:table-cell>
          <table:table-cell/>
          <table:table-cell office:value-type="float" office:value="3126397" calcext:value-type="float">
            <text:p>3126397</text:p>
          </table:table-cell>
          <table:table-cell/>
          <table:table-cell office:value-type="float" office:value="6367688" calcext:value-type="float">
            <text:p>6367688</text:p>
          </table:table-cell>
          <table:table-cell/>
          <table:table-cell office:value-type="float" office:value="4727080" calcext:value-type="float">
            <text:p>4727080</text:p>
          </table:table-cell>
          <table:table-cell/>
          <table:table-cell office:value-type="float" office:value="6433864" calcext:value-type="float">
            <text:p>6433864</text:p>
          </table:table-cell>
          <table:table-cell/>
          <table:table-cell office:value-type="float" office:value="3201853" calcext:value-type="float">
            <text:p>3201853</text:p>
          </table:table-cell>
          <table:table-cell/>
          <table:table-cell office:value-type="float" office:value="6433864" calcext:value-type="float">
            <text:p>6433864</text:p>
          </table:table-cell>
          <table:table-cell table:number-columns-repeated="2"/>
          <table:table-cell office:value-type="float" office:value="4144120" calcext:value-type="float">
            <text:p>4144120</text:p>
          </table:table-cell>
          <table:table-cell table:number-columns-repeated="2"/>
          <table:table-cell office:value-type="float" office:value="6273801" calcext:value-type="float">
            <text:p>6273801</text:p>
          </table:table-cell>
          <table:table-cell/>
          <table:table-cell office:value-type="float" office:value="2617445" calcext:value-type="float">
            <text:p>2617445</text:p>
          </table:table-cell>
          <table:table-cell/>
          <table:table-cell office:value-type="float" office:value="2432125" calcext:value-type="float">
            <text:p>2432125</text:p>
          </table:table-cell>
          <table:table-cell/>
          <table:table-cell office:value-type="float" office:value="6347690" calcext:value-type="float">
            <text:p>6347690</text:p>
          </table:table-cell>
          <table:table-cell/>
          <table:table-cell office:value-type="float" office:value="5841057" calcext:value-type="float">
            <text:p>5841057</text:p>
          </table:table-cell>
          <table:table-cell table:number-columns-repeated="35"/>
        </table:table-row>
        <table:table-row table:style-name="ro1">
          <table:table-cell table:number-columns-repeated="11"/>
          <table:table-cell office:value-type="float" office:value="32768" calcext:value-type="float">
            <text:p>32768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/>
          <table:table-cell office:value-type="float" office:value="1533218" calcext:value-type="float">
            <text:p>1533218</text:p>
          </table:table-cell>
          <table:table-cell/>
          <table:table-cell office:value-type="float" office:value="3090473" calcext:value-type="float">
            <text:p>3090473</text:p>
          </table:table-cell>
          <table:table-cell/>
          <table:table-cell office:value-type="float" office:value="6368868" calcext:value-type="float">
            <text:p>6368868</text:p>
          </table:table-cell>
          <table:table-cell/>
          <table:table-cell office:value-type="float" office:value="4773212" calcext:value-type="float">
            <text:p>4773212</text:p>
          </table:table-cell>
          <table:table-cell/>
          <table:table-cell office:value-type="float" office:value="6613108" calcext:value-type="float">
            <text:p>6613108</text:p>
          </table:table-cell>
          <table:table-cell/>
          <table:table-cell office:value-type="float" office:value="3190333" calcext:value-type="float">
            <text:p>3190333</text:p>
          </table:table-cell>
          <table:table-cell/>
          <table:table-cell office:value-type="float" office:value="6103025" calcext:value-type="float">
            <text:p>6103025</text:p>
          </table:table-cell>
          <table:table-cell table:number-columns-repeated="2"/>
          <table:table-cell office:value-type="float" office:value="4471041" calcext:value-type="float">
            <text:p>4471041</text:p>
          </table:table-cell>
          <table:table-cell table:number-columns-repeated="2"/>
          <table:table-cell office:value-type="float" office:value="5628175" calcext:value-type="float">
            <text:p>5628175</text:p>
          </table:table-cell>
          <table:table-cell/>
          <table:table-cell office:value-type="float" office:value="2648108" calcext:value-type="float">
            <text:p>2648108</text:p>
          </table:table-cell>
          <table:table-cell/>
          <table:table-cell office:value-type="float" office:value="2608107" calcext:value-type="float">
            <text:p>2608107</text:p>
          </table:table-cell>
          <table:table-cell/>
          <table:table-cell office:value-type="float" office:value="6306331" calcext:value-type="float">
            <text:p>6306331</text:p>
          </table:table-cell>
          <table:table-cell/>
          <table:table-cell office:value-type="float" office:value="5926697" calcext:value-type="float">
            <text:p>5926697</text:p>
          </table:table-cell>
          <table:table-cell table:number-columns-repeated="35"/>
        </table:table-row>
        <table:table-row table:style-name="ro1">
          <table:table-cell table:number-columns-repeated="11"/>
          <table:table-cell office:value-type="float" office:value="32768" calcext:value-type="float">
            <text:p>32768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/>
          <table:table-cell office:value-type="float" office:value="1477237" calcext:value-type="float">
            <text:p>1477237</text:p>
          </table:table-cell>
          <table:table-cell/>
          <table:table-cell office:value-type="float" office:value="2901159" calcext:value-type="float">
            <text:p>2901159</text:p>
          </table:table-cell>
          <table:table-cell/>
          <table:table-cell office:value-type="float" office:value="5404640" calcext:value-type="float">
            <text:p>5404640</text:p>
          </table:table-cell>
          <table:table-cell/>
          <table:table-cell office:value-type="float" office:value="5397423" calcext:value-type="float">
            <text:p>5397423</text:p>
          </table:table-cell>
          <table:table-cell/>
          <table:table-cell office:value-type="float" office:value="6615973" calcext:value-type="float">
            <text:p>6615973</text:p>
          </table:table-cell>
          <table:table-cell/>
          <table:table-cell office:value-type="float" office:value="3197756" calcext:value-type="float">
            <text:p>3197756</text:p>
          </table:table-cell>
          <table:table-cell/>
          <table:table-cell office:value-type="float" office:value="6575772" calcext:value-type="float">
            <text:p>6575772</text:p>
          </table:table-cell>
          <table:table-cell table:number-columns-repeated="2"/>
          <table:table-cell office:value-type="float" office:value="4375530" calcext:value-type="float">
            <text:p>4375530</text:p>
          </table:table-cell>
          <table:table-cell table:number-columns-repeated="2"/>
          <table:table-cell office:value-type="float" office:value="5667163" calcext:value-type="float">
            <text:p>5667163</text:p>
          </table:table-cell>
          <table:table-cell/>
          <table:table-cell office:value-type="float" office:value="2682845" calcext:value-type="float">
            <text:p>2682845</text:p>
          </table:table-cell>
          <table:table-cell/>
          <table:table-cell office:value-type="float" office:value="2435357" calcext:value-type="float">
            <text:p>2435357</text:p>
          </table:table-cell>
          <table:table-cell/>
          <table:table-cell office:value-type="float" office:value="6390189" calcext:value-type="float">
            <text:p>6390189</text:p>
          </table:table-cell>
          <table:table-cell/>
          <table:table-cell office:value-type="float" office:value="6823905" calcext:value-type="float">
            <text:p>6823905</text:p>
          </table:table-cell>
          <table:table-cell table:number-columns-repeated="36"/>
        </table:table-row>
        <table:table-row table:style-name="ro1">
          <table:table-cell table:number-columns-repeated="11"/>
          <table:table-cell office:value-type="float" office:value="32768" calcext:value-type="float">
            <text:p>32768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/>
          <table:table-cell office:value-type="float" office:value="1524443" calcext:value-type="float">
            <text:p>1524443</text:p>
          </table:table-cell>
          <table:table-cell/>
          <table:table-cell office:value-type="float" office:value="3032378" calcext:value-type="float">
            <text:p>3032378</text:p>
          </table:table-cell>
          <table:table-cell/>
          <table:table-cell office:value-type="float" office:value="6283553" calcext:value-type="float">
            <text:p>6283553</text:p>
          </table:table-cell>
          <table:table-cell/>
          <table:table-cell office:value-type="float" office:value="4747655" calcext:value-type="float">
            <text:p>4747655</text:p>
          </table:table-cell>
          <table:table-cell/>
          <table:table-cell office:value-type="float" office:value="6488538" calcext:value-type="float">
            <text:p>6488538</text:p>
          </table:table-cell>
          <table:table-cell/>
          <table:table-cell office:value-type="float" office:value="3145358" calcext:value-type="float">
            <text:p>3145358</text:p>
          </table:table-cell>
          <table:table-cell/>
          <table:table-cell office:value-type="float" office:value="6279821" calcext:value-type="float">
            <text:p>6279821</text:p>
          </table:table-cell>
          <table:table-cell table:number-columns-repeated="2"/>
          <table:table-cell office:value-type="float" office:value="4321190" calcext:value-type="float">
            <text:p>4321190</text:p>
          </table:table-cell>
          <table:table-cell table:number-columns-repeated="2"/>
          <table:table-cell office:value-type="float" office:value="9790629" calcext:value-type="float">
            <text:p>9790629</text:p>
          </table:table-cell>
          <table:table-cell/>
          <table:table-cell office:value-type="float" office:value="2581943" calcext:value-type="float">
            <text:p>2581943</text:p>
          </table:table-cell>
          <table:table-cell/>
          <table:table-cell office:value-type="float" office:value="2635363" calcext:value-type="float">
            <text:p>2635363</text:p>
          </table:table-cell>
          <table:table-cell/>
          <table:table-cell office:value-type="float" office:value="6502967" calcext:value-type="float">
            <text:p>6502967</text:p>
          </table:table-cell>
          <table:table-cell/>
          <table:table-cell office:value-type="float" office:value="6798588" calcext:value-type="float">
            <text:p>6798588</text:p>
          </table:table-cell>
          <table:table-cell table:number-columns-repeated="36"/>
        </table:table-row>
        <table:table-row table:style-name="ro1">
          <table:table-cell table:number-columns-repeated="11"/>
          <table:table-cell office:value-type="float" office:value="32768" calcext:value-type="float">
            <text:p>32768</text:p>
          </table:table-cell>
          <table:table-cell table:number-columns-repeated="3"/>
          <table:table-cell office:value-type="float" office:value="4096" calcext:value-type="float">
            <text:p>4096</text:p>
          </table:table-cell>
          <table:table-cell/>
          <table:table-cell office:value-type="float" office:value="1466519" calcext:value-type="float">
            <text:p>1466519</text:p>
          </table:table-cell>
          <table:table-cell/>
          <table:table-cell office:value-type="float" office:value="2934609" calcext:value-type="float">
            <text:p>2934609</text:p>
          </table:table-cell>
          <table:table-cell/>
          <table:table-cell office:value-type="float" office:value="5552010" calcext:value-type="float">
            <text:p>5552010</text:p>
          </table:table-cell>
          <table:table-cell/>
          <table:table-cell office:value-type="float" office:value="4947619" calcext:value-type="float">
            <text:p>4947619</text:p>
          </table:table-cell>
          <table:table-cell/>
          <table:table-cell office:value-type="float" office:value="6166277" calcext:value-type="float">
            <text:p>6166277</text:p>
          </table:table-cell>
          <table:table-cell/>
          <table:table-cell office:value-type="float" office:value="2999357" calcext:value-type="float">
            <text:p>2999357</text:p>
          </table:table-cell>
          <table:table-cell/>
          <table:table-cell office:value-type="float" office:value="6067997" calcext:value-type="float">
            <text:p>6067997</text:p>
          </table:table-cell>
          <table:table-cell table:number-columns-repeated="2"/>
          <table:table-cell office:value-type="float" office:value="3812474" calcext:value-type="float">
            <text:p>3812474</text:p>
          </table:table-cell>
          <table:table-cell table:number-columns-repeated="2"/>
          <table:table-cell office:value-type="float" office:value="6843613" calcext:value-type="float">
            <text:p>6843613</text:p>
          </table:table-cell>
          <table:table-cell/>
          <table:table-cell office:value-type="float" office:value="2804029" calcext:value-type="float">
            <text:p>2804029</text:p>
          </table:table-cell>
          <table:table-cell/>
          <table:table-cell office:value-type="float" office:value="2729519" calcext:value-type="float">
            <text:p>2729519</text:p>
          </table:table-cell>
          <table:table-cell/>
          <table:table-cell office:value-type="float" office:value="6088426" calcext:value-type="float">
            <text:p>6088426</text:p>
          </table:table-cell>
          <table:table-cell/>
          <table:table-cell office:value-type="float" office:value="6324613" calcext:value-type="float">
            <text:p>6324613</text:p>
          </table:table-cell>
          <table:table-cell table:number-columns-repeated="36"/>
        </table:table-row>
        <table:table-row table:style-name="ro1">
          <table:table-cell table:number-columns-repeated="11"/>
          <table:table-cell office:value-type="float" office:value="32768" calcext:value-type="float">
            <text:p>32768</text:p>
          </table:table-cell>
          <table:table-cell table:number-columns-repeated="3"/>
          <table:table-cell office:value-type="float" office:value="8192" calcext:value-type="float">
            <text:p>8192</text:p>
          </table:table-cell>
          <table:table-cell/>
          <table:table-cell office:value-type="float" office:value="1452492" calcext:value-type="float">
            <text:p>1452492</text:p>
          </table:table-cell>
          <table:table-cell/>
          <table:table-cell office:value-type="float" office:value="2798320" calcext:value-type="float">
            <text:p>2798320</text:p>
          </table:table-cell>
          <table:table-cell/>
          <table:table-cell office:value-type="float" office:value="5132953" calcext:value-type="float">
            <text:p>5132953</text:p>
          </table:table-cell>
          <table:table-cell/>
          <table:table-cell office:value-type="float" office:value="4794024" calcext:value-type="float">
            <text:p>4794024</text:p>
          </table:table-cell>
          <table:table-cell/>
          <table:table-cell office:value-type="float" office:value="5455917" calcext:value-type="float">
            <text:p>5455917</text:p>
          </table:table-cell>
          <table:table-cell/>
          <table:table-cell office:value-type="float" office:value="2841949" calcext:value-type="float">
            <text:p>2841949</text:p>
          </table:table-cell>
          <table:table-cell/>
          <table:table-cell office:value-type="float" office:value="5487942" calcext:value-type="float">
            <text:p>5487942</text:p>
          </table:table-cell>
          <table:table-cell table:number-columns-repeated="2"/>
          <table:table-cell office:value-type="float" office:value="2902629" calcext:value-type="float">
            <text:p>2902629</text:p>
          </table:table-cell>
          <table:table-cell table:number-columns-repeated="2"/>
          <table:table-cell office:value-type="float" office:value="5477662" calcext:value-type="float">
            <text:p>5477662</text:p>
          </table:table-cell>
          <table:table-cell/>
          <table:table-cell office:value-type="float" office:value="2857370" calcext:value-type="float">
            <text:p>2857370</text:p>
          </table:table-cell>
          <table:table-cell/>
          <table:table-cell office:value-type="float" office:value="2981076" calcext:value-type="float">
            <text:p>2981076</text:p>
          </table:table-cell>
          <table:table-cell/>
          <table:table-cell office:value-type="float" office:value="5476134" calcext:value-type="float">
            <text:p>5476134</text:p>
          </table:table-cell>
          <table:table-cell/>
          <table:table-cell office:value-type="float" office:value="5583361" calcext:value-type="float">
            <text:p>5583361</text:p>
          </table:table-cell>
          <table:table-cell table:number-columns-repeated="36"/>
        </table:table-row>
        <table:table-row table:style-name="ro1">
          <table:table-cell table:number-columns-repeated="11"/>
          <table:table-cell office:value-type="float" office:value="32768" calcext:value-type="float">
            <text:p>32768</text:p>
          </table:table-cell>
          <table:table-cell table:number-columns-repeated="2"/>
          <table:table-cell office:value-type="float" office:value="16384" calcext:value-type="float">
            <text:p>16384</text:p>
          </table:table-cell>
          <table:table-cell/>
          <table:table-cell office:value-type="float" office:value="1438581" calcext:value-type="float">
            <text:p>1438581</text:p>
          </table:table-cell>
          <table:table-cell/>
          <table:table-cell office:value-type="float" office:value="2785220" calcext:value-type="float">
            <text:p>2785220</text:p>
          </table:table-cell>
          <table:table-cell/>
          <table:table-cell office:value-type="float" office:value="4761471" calcext:value-type="float">
            <text:p>4761471</text:p>
          </table:table-cell>
          <table:table-cell/>
          <table:table-cell office:value-type="float" office:value="4348122" calcext:value-type="float">
            <text:p>4348122</text:p>
          </table:table-cell>
          <table:table-cell/>
          <table:table-cell office:value-type="float" office:value="5283308" calcext:value-type="float">
            <text:p>5283308</text:p>
          </table:table-cell>
          <table:table-cell/>
          <table:table-cell office:value-type="float" office:value="2781218" calcext:value-type="float">
            <text:p>2781218</text:p>
          </table:table-cell>
          <table:table-cell/>
          <table:table-cell office:value-type="float" office:value="5315182" calcext:value-type="float">
            <text:p>5315182</text:p>
          </table:table-cell>
          <table:table-cell table:number-columns-repeated="2"/>
          <table:table-cell office:value-type="float" office:value="2756176" calcext:value-type="float">
            <text:p>2756176</text:p>
          </table:table-cell>
          <table:table-cell table:number-columns-repeated="2"/>
          <table:table-cell office:value-type="float" office:value="5289408" calcext:value-type="float">
            <text:p>5289408</text:p>
          </table:table-cell>
          <table:table-cell/>
          <table:table-cell office:value-type="float" office:value="2491695" calcext:value-type="float">
            <text:p>2491695</text:p>
          </table:table-cell>
          <table:table-cell/>
          <table:table-cell office:value-type="float" office:value="4252205" calcext:value-type="float">
            <text:p>4252205</text:p>
          </table:table-cell>
          <table:table-cell/>
          <table:table-cell office:value-type="float" office:value="5445972" calcext:value-type="float">
            <text:p>5445972</text:p>
          </table:table-cell>
          <table:table-cell/>
          <table:table-cell office:value-type="float" office:value="5370847" calcext:value-type="float">
            <text:p>5370847</text:p>
          </table:table-cell>
          <table:table-cell table:number-columns-repeated="37"/>
        </table:table-row>
        <table:table-row table:style-name="ro1">
          <table:table-cell table:number-columns-repeated="11"/>
          <table:table-cell office:value-type="float" office:value="65536" calcext:value-type="float">
            <text:p>65536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/>
          <table:table-cell office:value-type="float" office:value="1506958" calcext:value-type="float">
            <text:p>1506958</text:p>
          </table:table-cell>
          <table:table-cell/>
          <table:table-cell office:value-type="float" office:value="3194553" calcext:value-type="float">
            <text:p>3194553</text:p>
          </table:table-cell>
          <table:table-cell/>
          <table:table-cell office:value-type="float" office:value="6439713" calcext:value-type="float">
            <text:p>6439713</text:p>
          </table:table-cell>
          <table:table-cell/>
          <table:table-cell office:value-type="float" office:value="5379762" calcext:value-type="float">
            <text:p>5379762</text:p>
          </table:table-cell>
          <table:table-cell/>
          <table:table-cell office:value-type="float" office:value="5811027" calcext:value-type="float">
            <text:p>5811027</text:p>
          </table:table-cell>
          <table:table-cell/>
          <table:table-cell office:value-type="float" office:value="3107270" calcext:value-type="float">
            <text:p>3107270</text:p>
          </table:table-cell>
          <table:table-cell/>
          <table:table-cell office:value-type="float" office:value="5824819" calcext:value-type="float">
            <text:p>5824819</text:p>
          </table:table-cell>
          <table:table-cell table:number-columns-repeated="2"/>
          <table:table-cell office:value-type="float" office:value="4495891" calcext:value-type="float">
            <text:p>4495891</text:p>
          </table:table-cell>
          <table:table-cell table:number-columns-repeated="2"/>
          <table:table-cell office:value-type="float" office:value="6269624" calcext:value-type="float">
            <text:p>6269624</text:p>
          </table:table-cell>
          <table:table-cell/>
          <table:table-cell office:value-type="float" office:value="2451491" calcext:value-type="float">
            <text:p>2451491</text:p>
          </table:table-cell>
          <table:table-cell/>
          <table:table-cell office:value-type="float" office:value="2422775" calcext:value-type="float">
            <text:p>2422775</text:p>
          </table:table-cell>
          <table:table-cell/>
          <table:table-cell office:value-type="float" office:value="6541782" calcext:value-type="float">
            <text:p>6541782</text:p>
          </table:table-cell>
          <table:table-cell/>
          <table:table-cell office:value-type="float" office:value="6731955" calcext:value-type="float">
            <text:p>6731955</text:p>
          </table:table-cell>
          <table:table-cell table:number-columns-repeated="34"/>
        </table:table-row>
        <table:table-row table:style-name="ro1">
          <table:table-cell table:number-columns-repeated="11"/>
          <table:table-cell office:value-type="float" office:value="65536" calcext:value-type="float">
            <text:p>65536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/>
          <table:table-cell office:value-type="float" office:value="1520773" calcext:value-type="float">
            <text:p>1520773</text:p>
          </table:table-cell>
          <table:table-cell/>
          <table:table-cell office:value-type="float" office:value="3092344" calcext:value-type="float">
            <text:p>3092344</text:p>
          </table:table-cell>
          <table:table-cell/>
          <table:table-cell office:value-type="float" office:value="6361470" calcext:value-type="float">
            <text:p>6361470</text:p>
          </table:table-cell>
          <table:table-cell/>
          <table:table-cell office:value-type="float" office:value="4984475" calcext:value-type="float">
            <text:p>4984475</text:p>
          </table:table-cell>
          <table:table-cell/>
          <table:table-cell office:value-type="float" office:value="6303988" calcext:value-type="float">
            <text:p>6303988</text:p>
          </table:table-cell>
          <table:table-cell/>
          <table:table-cell office:value-type="float" office:value="3019116" calcext:value-type="float">
            <text:p>3019116</text:p>
          </table:table-cell>
          <table:table-cell/>
          <table:table-cell office:value-type="float" office:value="6388823" calcext:value-type="float">
            <text:p>6388823</text:p>
          </table:table-cell>
          <table:table-cell table:number-columns-repeated="2"/>
          <table:table-cell office:value-type="float" office:value="4501707" calcext:value-type="float">
            <text:p>4501707</text:p>
          </table:table-cell>
          <table:table-cell table:number-columns-repeated="2"/>
          <table:table-cell office:value-type="float" office:value="6535406" calcext:value-type="float">
            <text:p>6535406</text:p>
          </table:table-cell>
          <table:table-cell/>
          <table:table-cell office:value-type="float" office:value="2476047" calcext:value-type="float">
            <text:p>2476047</text:p>
          </table:table-cell>
          <table:table-cell/>
          <table:table-cell office:value-type="float" office:value="2472039" calcext:value-type="float">
            <text:p>2472039</text:p>
          </table:table-cell>
          <table:table-cell/>
          <table:table-cell office:value-type="float" office:value="6536027" calcext:value-type="float">
            <text:p>6536027</text:p>
          </table:table-cell>
          <table:table-cell/>
          <table:table-cell office:value-type="float" office:value="6696204" calcext:value-type="float">
            <text:p>6696204</text:p>
          </table:table-cell>
          <table:table-cell table:number-columns-repeated="35"/>
        </table:table-row>
        <table:table-row table:style-name="ro1">
          <table:table-cell table:number-columns-repeated="11"/>
          <table:table-cell office:value-type="float" office:value="65536" calcext:value-type="float">
            <text:p>65536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/>
          <table:table-cell office:value-type="float" office:value="1513429" calcext:value-type="float">
            <text:p>1513429</text:p>
          </table:table-cell>
          <table:table-cell/>
          <table:table-cell office:value-type="float" office:value="3067566" calcext:value-type="float">
            <text:p>3067566</text:p>
          </table:table-cell>
          <table:table-cell/>
          <table:table-cell office:value-type="float" office:value="6348541" calcext:value-type="float">
            <text:p>6348541</text:p>
          </table:table-cell>
          <table:table-cell/>
          <table:table-cell office:value-type="float" office:value="4967092" calcext:value-type="float">
            <text:p>4967092</text:p>
          </table:table-cell>
          <table:table-cell/>
          <table:table-cell office:value-type="float" office:value="6399980" calcext:value-type="float">
            <text:p>6399980</text:p>
          </table:table-cell>
          <table:table-cell/>
          <table:table-cell office:value-type="float" office:value="3043081" calcext:value-type="float">
            <text:p>3043081</text:p>
          </table:table-cell>
          <table:table-cell/>
          <table:table-cell office:value-type="float" office:value="6043556" calcext:value-type="float">
            <text:p>6043556</text:p>
          </table:table-cell>
          <table:table-cell table:number-columns-repeated="2"/>
          <table:table-cell office:value-type="float" office:value="4352239" calcext:value-type="float">
            <text:p>4352239</text:p>
          </table:table-cell>
          <table:table-cell table:number-columns-repeated="2"/>
          <table:table-cell office:value-type="float" office:value="6603862" calcext:value-type="float">
            <text:p>6603862</text:p>
          </table:table-cell>
          <table:table-cell/>
          <table:table-cell office:value-type="float" office:value="2547057" calcext:value-type="float">
            <text:p>2547057</text:p>
          </table:table-cell>
          <table:table-cell/>
          <table:table-cell office:value-type="float" office:value="2506825" calcext:value-type="float">
            <text:p>2506825</text:p>
          </table:table-cell>
          <table:table-cell/>
          <table:table-cell office:value-type="float" office:value="6612441" calcext:value-type="float">
            <text:p>6612441</text:p>
          </table:table-cell>
          <table:table-cell/>
          <table:table-cell office:value-type="float" office:value="6582671" calcext:value-type="float">
            <text:p>6582671</text:p>
          </table:table-cell>
          <table:table-cell table:number-columns-repeated="35"/>
        </table:table-row>
        <table:table-row table:style-name="ro1">
          <table:table-cell table:number-columns-repeated="11"/>
          <table:table-cell office:value-type="float" office:value="65536" calcext:value-type="float">
            <text:p>65536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/>
          <table:table-cell office:value-type="float" office:value="1518798" calcext:value-type="float">
            <text:p>1518798</text:p>
          </table:table-cell>
          <table:table-cell/>
          <table:table-cell office:value-type="float" office:value="3171077" calcext:value-type="float">
            <text:p>3171077</text:p>
          </table:table-cell>
          <table:table-cell/>
          <table:table-cell office:value-type="float" office:value="6435341" calcext:value-type="float">
            <text:p>6435341</text:p>
          </table:table-cell>
          <table:table-cell/>
          <table:table-cell office:value-type="float" office:value="5018510" calcext:value-type="float">
            <text:p>5018510</text:p>
          </table:table-cell>
          <table:table-cell/>
          <table:table-cell office:value-type="float" office:value="6522998" calcext:value-type="float">
            <text:p>6522998</text:p>
          </table:table-cell>
          <table:table-cell/>
          <table:table-cell office:value-type="float" office:value="3047906" calcext:value-type="float">
            <text:p>3047906</text:p>
          </table:table-cell>
          <table:table-cell/>
          <table:table-cell office:value-type="float" office:value="6538515" calcext:value-type="float">
            <text:p>6538515</text:p>
          </table:table-cell>
          <table:table-cell table:number-columns-repeated="2"/>
          <table:table-cell office:value-type="float" office:value="4241562" calcext:value-type="float">
            <text:p>4241562</text:p>
          </table:table-cell>
          <table:table-cell table:number-columns-repeated="2"/>
          <table:table-cell office:value-type="float" office:value="6578575" calcext:value-type="float">
            <text:p>6578575</text:p>
          </table:table-cell>
          <table:table-cell/>
          <table:table-cell office:value-type="float" office:value="2542815" calcext:value-type="float">
            <text:p>2542815</text:p>
          </table:table-cell>
          <table:table-cell/>
          <table:table-cell office:value-type="float" office:value="2526525" calcext:value-type="float">
            <text:p>2526525</text:p>
          </table:table-cell>
          <table:table-cell/>
          <table:table-cell office:value-type="float" office:value="6621839" calcext:value-type="float">
            <text:p>6621839</text:p>
          </table:table-cell>
          <table:table-cell/>
          <table:table-cell office:value-type="float" office:value="6263052" calcext:value-type="float">
            <text:p>6263052</text:p>
          </table:table-cell>
          <table:table-cell table:number-columns-repeated="35"/>
        </table:table-row>
        <table:table-row table:style-name="ro1">
          <table:table-cell table:number-columns-repeated="11"/>
          <table:table-cell office:value-type="float" office:value="65536" calcext:value-type="float">
            <text:p>65536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/>
          <table:table-cell office:value-type="float" office:value="1483622" calcext:value-type="float">
            <text:p>1483622</text:p>
          </table:table-cell>
          <table:table-cell/>
          <table:table-cell office:value-type="float" office:value="3023034" calcext:value-type="float">
            <text:p>3023034</text:p>
          </table:table-cell>
          <table:table-cell/>
          <table:table-cell office:value-type="float" office:value="6513261" calcext:value-type="float">
            <text:p>6513261</text:p>
          </table:table-cell>
          <table:table-cell/>
          <table:table-cell office:value-type="float" office:value="5085452" calcext:value-type="float">
            <text:p>5085452</text:p>
          </table:table-cell>
          <table:table-cell/>
          <table:table-cell office:value-type="float" office:value="6635907" calcext:value-type="float">
            <text:p>6635907</text:p>
          </table:table-cell>
          <table:table-cell/>
          <table:table-cell office:value-type="float" office:value="3099667" calcext:value-type="float">
            <text:p>3099667</text:p>
          </table:table-cell>
          <table:table-cell/>
          <table:table-cell office:value-type="float" office:value="6573383" calcext:value-type="float">
            <text:p>6573383</text:p>
          </table:table-cell>
          <table:table-cell table:number-columns-repeated="2"/>
          <table:table-cell office:value-type="float" office:value="4205868" calcext:value-type="float">
            <text:p>4205868</text:p>
          </table:table-cell>
          <table:table-cell table:number-columns-repeated="2"/>
          <table:table-cell office:value-type="float" office:value="6605767" calcext:value-type="float">
            <text:p>6605767</text:p>
          </table:table-cell>
          <table:table-cell/>
          <table:table-cell office:value-type="float" office:value="2586579" calcext:value-type="float">
            <text:p>2586579</text:p>
          </table:table-cell>
          <table:table-cell/>
          <table:table-cell office:value-type="float" office:value="2621034" calcext:value-type="float">
            <text:p>2621034</text:p>
          </table:table-cell>
          <table:table-cell/>
          <table:table-cell office:value-type="float" office:value="6124211" calcext:value-type="float">
            <text:p>6124211</text:p>
          </table:table-cell>
          <table:table-cell/>
          <table:table-cell office:value-type="float" office:value="6731955" calcext:value-type="float">
            <text:p>6731955</text:p>
          </table:table-cell>
          <table:table-cell table:number-columns-repeated="36"/>
        </table:table-row>
        <table:table-row table:style-name="ro1">
          <table:table-cell table:number-columns-repeated="11"/>
          <table:table-cell office:value-type="float" office:value="65536" calcext:value-type="float">
            <text:p>65536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/>
          <table:table-cell office:value-type="float" office:value="1501779" calcext:value-type="float">
            <text:p>1501779</text:p>
          </table:table-cell>
          <table:table-cell/>
          <table:table-cell office:value-type="float" office:value="3108465" calcext:value-type="float">
            <text:p>3108465</text:p>
          </table:table-cell>
          <table:table-cell/>
          <table:table-cell office:value-type="float" office:value="6500938" calcext:value-type="float">
            <text:p>6500938</text:p>
          </table:table-cell>
          <table:table-cell/>
          <table:table-cell office:value-type="float" office:value="5060269" calcext:value-type="float">
            <text:p>5060269</text:p>
          </table:table-cell>
          <table:table-cell/>
          <table:table-cell office:value-type="float" office:value="6613714" calcext:value-type="float">
            <text:p>6613714</text:p>
          </table:table-cell>
          <table:table-cell/>
          <table:table-cell office:value-type="float" office:value="3077698" calcext:value-type="float">
            <text:p>3077698</text:p>
          </table:table-cell>
          <table:table-cell/>
          <table:table-cell office:value-type="float" office:value="6043025" calcext:value-type="float">
            <text:p>6043025</text:p>
          </table:table-cell>
          <table:table-cell table:number-columns-repeated="2"/>
          <table:table-cell office:value-type="float" office:value="4197775" calcext:value-type="float">
            <text:p>4197775</text:p>
          </table:table-cell>
          <table:table-cell table:number-columns-repeated="2"/>
          <table:table-cell office:value-type="float" office:value="6579362" calcext:value-type="float">
            <text:p>6579362</text:p>
          </table:table-cell>
          <table:table-cell/>
          <table:table-cell office:value-type="float" office:value="2560390" calcext:value-type="float">
            <text:p>2560390</text:p>
          </table:table-cell>
          <table:table-cell/>
          <table:table-cell office:value-type="float" office:value="2549348" calcext:value-type="float">
            <text:p>2549348</text:p>
          </table:table-cell>
          <table:table-cell/>
          <table:table-cell office:value-type="float" office:value="6466984" calcext:value-type="float">
            <text:p>6466984</text:p>
          </table:table-cell>
          <table:table-cell/>
          <table:table-cell office:value-type="float" office:value="6502322" calcext:value-type="float">
            <text:p>6502322</text:p>
          </table:table-cell>
          <table:table-cell table:number-columns-repeated="36"/>
        </table:table-row>
        <table:table-row table:style-name="ro1">
          <table:table-cell table:number-columns-repeated="11"/>
          <table:table-cell office:value-type="float" office:value="65536" calcext:value-type="float">
            <text:p>65536</text:p>
          </table:table-cell>
          <table:table-cell table:number-columns-repeated="3"/>
          <table:table-cell office:value-type="float" office:value="4096" calcext:value-type="float">
            <text:p>4096</text:p>
          </table:table-cell>
          <table:table-cell/>
          <table:table-cell office:value-type="float" office:value="1444606" calcext:value-type="float">
            <text:p>1444606</text:p>
          </table:table-cell>
          <table:table-cell/>
          <table:table-cell office:value-type="float" office:value="2852501" calcext:value-type="float">
            <text:p>2852501</text:p>
          </table:table-cell>
          <table:table-cell/>
          <table:table-cell office:value-type="float" office:value="5963186" calcext:value-type="float">
            <text:p>5963186</text:p>
          </table:table-cell>
          <table:table-cell/>
          <table:table-cell office:value-type="float" office:value="5112028" calcext:value-type="float">
            <text:p>5112028</text:p>
          </table:table-cell>
          <table:table-cell/>
          <table:table-cell office:value-type="float" office:value="5744838" calcext:value-type="float">
            <text:p>5744838</text:p>
          </table:table-cell>
          <table:table-cell/>
          <table:table-cell office:value-type="float" office:value="2867349" calcext:value-type="float">
            <text:p>2867349</text:p>
          </table:table-cell>
          <table:table-cell/>
          <table:table-cell office:value-type="float" office:value="6142686" calcext:value-type="float">
            <text:p>6142686</text:p>
          </table:table-cell>
          <table:table-cell table:number-columns-repeated="2"/>
          <table:table-cell office:value-type="float" office:value="3619347" calcext:value-type="float">
            <text:p>3619347</text:p>
          </table:table-cell>
          <table:table-cell table:number-columns-repeated="2"/>
          <table:table-cell office:value-type="float" office:value="6607831" calcext:value-type="float">
            <text:p>6607831</text:p>
          </table:table-cell>
          <table:table-cell/>
          <table:table-cell office:value-type="float" office:value="2531808" calcext:value-type="float">
            <text:p>2531808</text:p>
          </table:table-cell>
          <table:table-cell/>
          <table:table-cell office:value-type="float" office:value="2569653" calcext:value-type="float">
            <text:p>2569653</text:p>
          </table:table-cell>
          <table:table-cell/>
          <table:table-cell office:value-type="float" office:value="5722116" calcext:value-type="float">
            <text:p>5722116</text:p>
          </table:table-cell>
          <table:table-cell/>
          <table:table-cell office:value-type="float" office:value="6264765" calcext:value-type="float">
            <text:p>6264765</text:p>
          </table:table-cell>
          <table:table-cell table:number-columns-repeated="36"/>
        </table:table-row>
        <table:table-row table:style-name="ro1">
          <table:table-cell table:number-columns-repeated="11"/>
          <table:table-cell office:value-type="float" office:value="65536" calcext:value-type="float">
            <text:p>65536</text:p>
          </table:table-cell>
          <table:table-cell table:number-columns-repeated="3"/>
          <table:table-cell office:value-type="float" office:value="8192" calcext:value-type="float">
            <text:p>8192</text:p>
          </table:table-cell>
          <table:table-cell/>
          <table:table-cell office:value-type="float" office:value="1400346" calcext:value-type="float">
            <text:p>1400346</text:p>
          </table:table-cell>
          <table:table-cell/>
          <table:table-cell office:value-type="float" office:value="2687771" calcext:value-type="float">
            <text:p>2687771</text:p>
          </table:table-cell>
          <table:table-cell/>
          <table:table-cell office:value-type="float" office:value="5315162" calcext:value-type="float">
            <text:p>5315162</text:p>
          </table:table-cell>
          <table:table-cell/>
          <table:table-cell office:value-type="float" office:value="4484156" calcext:value-type="float">
            <text:p>4484156</text:p>
          </table:table-cell>
          <table:table-cell/>
          <table:table-cell office:value-type="float" office:value="5483213" calcext:value-type="float">
            <text:p>5483213</text:p>
          </table:table-cell>
          <table:table-cell/>
          <table:table-cell office:value-type="float" office:value="2756170" calcext:value-type="float">
            <text:p>2756170</text:p>
          </table:table-cell>
          <table:table-cell/>
          <table:table-cell office:value-type="float" office:value="5546387" calcext:value-type="float">
            <text:p>5546387</text:p>
          </table:table-cell>
          <table:table-cell table:number-columns-repeated="2"/>
          <table:table-cell office:value-type="float" office:value="3120463" calcext:value-type="float">
            <text:p>3120463</text:p>
          </table:table-cell>
          <table:table-cell table:number-columns-repeated="2"/>
          <table:table-cell office:value-type="float" office:value="5587993" calcext:value-type="float">
            <text:p>5587993</text:p>
          </table:table-cell>
          <table:table-cell/>
          <table:table-cell office:value-type="float" office:value="2614130" calcext:value-type="float">
            <text:p>2614130</text:p>
          </table:table-cell>
          <table:table-cell/>
          <table:table-cell office:value-type="float" office:value="2559508" calcext:value-type="float">
            <text:p>2559508</text:p>
          </table:table-cell>
          <table:table-cell/>
          <table:table-cell office:value-type="float" office:value="5626309" calcext:value-type="float">
            <text:p>5626309</text:p>
          </table:table-cell>
          <table:table-cell/>
          <table:table-cell office:value-type="float" office:value="5706672" calcext:value-type="float">
            <text:p>5706672</text:p>
          </table:table-cell>
          <table:table-cell table:number-columns-repeated="36"/>
        </table:table-row>
        <table:table-row table:style-name="ro1">
          <table:table-cell table:number-columns-repeated="11"/>
          <table:table-cell office:value-type="float" office:value="65536" calcext:value-type="float">
            <text:p>65536</text:p>
          </table:table-cell>
          <table:table-cell table:number-columns-repeated="2"/>
          <table:table-cell office:value-type="float" office:value="16384" calcext:value-type="float">
            <text:p>16384</text:p>
          </table:table-cell>
          <table:table-cell/>
          <table:table-cell office:value-type="float" office:value="1409407" calcext:value-type="float">
            <text:p>1409407</text:p>
          </table:table-cell>
          <table:table-cell/>
          <table:table-cell office:value-type="float" office:value="2769332" calcext:value-type="float">
            <text:p>2769332</text:p>
          </table:table-cell>
          <table:table-cell/>
          <table:table-cell office:value-type="float" office:value="4745918" calcext:value-type="float">
            <text:p>4745918</text:p>
          </table:table-cell>
          <table:table-cell/>
          <table:table-cell office:value-type="float" office:value="4598019" calcext:value-type="float">
            <text:p>4598019</text:p>
          </table:table-cell>
          <table:table-cell/>
          <table:table-cell office:value-type="float" office:value="5236586" calcext:value-type="float">
            <text:p>5236586</text:p>
          </table:table-cell>
          <table:table-cell/>
          <table:table-cell office:value-type="float" office:value="2691640" calcext:value-type="float">
            <text:p>2691640</text:p>
          </table:table-cell>
          <table:table-cell/>
          <table:table-cell office:value-type="float" office:value="5049393" calcext:value-type="float">
            <text:p>5049393</text:p>
          </table:table-cell>
          <table:table-cell table:number-columns-repeated="2"/>
          <table:table-cell office:value-type="float" office:value="2912712" calcext:value-type="float">
            <text:p>2912712</text:p>
          </table:table-cell>
          <table:table-cell table:number-columns-repeated="2"/>
          <table:table-cell office:value-type="float" office:value="5288574" calcext:value-type="float">
            <text:p>5288574</text:p>
          </table:table-cell>
          <table:table-cell/>
          <table:table-cell office:value-type="float" office:value="2889868" calcext:value-type="float">
            <text:p>2889868</text:p>
          </table:table-cell>
          <table:table-cell/>
          <table:table-cell office:value-type="float" office:value="2904709" calcext:value-type="float">
            <text:p>2904709</text:p>
          </table:table-cell>
          <table:table-cell/>
          <table:table-cell office:value-type="float" office:value="4956612" calcext:value-type="float">
            <text:p>4956612</text:p>
          </table:table-cell>
          <table:table-cell/>
          <table:table-cell office:value-type="float" office:value="5351691" calcext:value-type="float">
            <text:p>5351691</text:p>
          </table:table-cell>
          <table:table-cell table:number-columns-repeated="37"/>
        </table:table-row>
        <table:table-row table:style-name="ro1">
          <table:table-cell table:number-columns-repeated="10"/>
          <table:table-cell office:value-type="float" office:value="131072" calcext:value-type="float">
            <text:p>131072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/>
          <table:table-cell office:value-type="float" office:value="1219547" calcext:value-type="float">
            <text:p>1219547</text:p>
          </table:table-cell>
          <table:table-cell/>
          <table:table-cell office:value-type="float" office:value="2019566" calcext:value-type="float">
            <text:p>2019566</text:p>
          </table:table-cell>
          <table:table-cell/>
          <table:table-cell office:value-type="float" office:value="6551278" calcext:value-type="float">
            <text:p>6551278</text:p>
          </table:table-cell>
          <table:table-cell/>
          <table:table-cell office:value-type="float" office:value="5168636" calcext:value-type="float">
            <text:p>5168636</text:p>
          </table:table-cell>
          <table:table-cell/>
          <table:table-cell office:value-type="float" office:value="5982512" calcext:value-type="float">
            <text:p>5982512</text:p>
          </table:table-cell>
          <table:table-cell/>
          <table:table-cell office:value-type="float" office:value="1756622" calcext:value-type="float">
            <text:p>1756622</text:p>
          </table:table-cell>
          <table:table-cell/>
          <table:table-cell office:value-type="float" office:value="6032667" calcext:value-type="float">
            <text:p>6032667</text:p>
          </table:table-cell>
          <table:table-cell table:number-columns-repeated="2"/>
          <table:table-cell office:value-type="float" office:value="4597742" calcext:value-type="float">
            <text:p>4597742</text:p>
          </table:table-cell>
          <table:table-cell table:number-columns-repeated="2"/>
          <table:table-cell office:value-type="float" office:value="6102918" calcext:value-type="float">
            <text:p>6102918</text:p>
          </table:table-cell>
          <table:table-cell/>
          <table:table-cell office:value-type="float" office:value="1539579" calcext:value-type="float">
            <text:p>1539579</text:p>
          </table:table-cell>
          <table:table-cell/>
          <table:table-cell office:value-type="float" office:value="1755209" calcext:value-type="float">
            <text:p>1755209</text:p>
          </table:table-cell>
          <table:table-cell/>
          <table:table-cell office:value-type="float" office:value="6745155" calcext:value-type="float">
            <text:p>6745155</text:p>
          </table:table-cell>
          <table:table-cell/>
          <table:table-cell office:value-type="float" office:value="6531043" calcext:value-type="float">
            <text:p>6531043</text:p>
          </table:table-cell>
          <table:table-cell table:number-columns-repeated="35"/>
        </table:table-row>
        <table:table-row table:style-name="ro1">
          <table:table-cell table:number-columns-repeated="10"/>
          <table:table-cell office:value-type="float" office:value="131072" calcext:value-type="float">
            <text:p>131072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/>
          <table:table-cell office:value-type="float" office:value="1334582" calcext:value-type="float">
            <text:p>1334582</text:p>
          </table:table-cell>
          <table:table-cell/>
          <table:table-cell office:value-type="float" office:value="1772080" calcext:value-type="float">
            <text:p>1772080</text:p>
          </table:table-cell>
          <table:table-cell/>
          <table:table-cell office:value-type="float" office:value="6259972" calcext:value-type="float">
            <text:p>6259972</text:p>
          </table:table-cell>
          <table:table-cell/>
          <table:table-cell office:value-type="float" office:value="5142912" calcext:value-type="float">
            <text:p>5142912</text:p>
          </table:table-cell>
          <table:table-cell/>
          <table:table-cell office:value-type="float" office:value="6115409" calcext:value-type="float">
            <text:p>6115409</text:p>
          </table:table-cell>
          <table:table-cell/>
          <table:table-cell office:value-type="float" office:value="2010768" calcext:value-type="float">
            <text:p>2010768</text:p>
          </table:table-cell>
          <table:table-cell/>
          <table:table-cell office:value-type="float" office:value="6320426" calcext:value-type="float">
            <text:p>6320426</text:p>
          </table:table-cell>
          <table:table-cell table:number-columns-repeated="2"/>
          <table:table-cell office:value-type="float" office:value="4639571" calcext:value-type="float">
            <text:p>4639571</text:p>
          </table:table-cell>
          <table:table-cell table:number-columns-repeated="2"/>
          <table:table-cell office:value-type="float" office:value="6362118" calcext:value-type="float">
            <text:p>6362118</text:p>
          </table:table-cell>
          <table:table-cell/>
          <table:table-cell office:value-type="float" office:value="1564705" calcext:value-type="float">
            <text:p>1564705</text:p>
          </table:table-cell>
          <table:table-cell/>
          <table:table-cell office:value-type="float" office:value="1573118" calcext:value-type="float">
            <text:p>1573118</text:p>
          </table:table-cell>
          <table:table-cell/>
          <table:table-cell office:value-type="float" office:value="6500923" calcext:value-type="float">
            <text:p>6500923</text:p>
          </table:table-cell>
          <table:table-cell/>
          <table:table-cell office:value-type="float" office:value="6835564" calcext:value-type="float">
            <text:p>6835564</text:p>
          </table:table-cell>
          <table:table-cell table:number-columns-repeated="36"/>
        </table:table-row>
        <table:table-row table:style-name="ro1">
          <table:table-cell table:number-columns-repeated="10"/>
          <table:table-cell office:value-type="float" office:value="131072" calcext:value-type="float">
            <text:p>131072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/>
          <table:table-cell office:value-type="float" office:value="1319733" calcext:value-type="float">
            <text:p>1319733</text:p>
          </table:table-cell>
          <table:table-cell/>
          <table:table-cell office:value-type="float" office:value="1793810" calcext:value-type="float">
            <text:p>1793810</text:p>
          </table:table-cell>
          <table:table-cell/>
          <table:table-cell office:value-type="float" office:value="6315779" calcext:value-type="float">
            <text:p>6315779</text:p>
          </table:table-cell>
          <table:table-cell/>
          <table:table-cell office:value-type="float" office:value="5214523" calcext:value-type="float">
            <text:p>5214523</text:p>
          </table:table-cell>
          <table:table-cell/>
          <table:table-cell office:value-type="float" office:value="6544415" calcext:value-type="float">
            <text:p>6544415</text:p>
          </table:table-cell>
          <table:table-cell/>
          <table:table-cell office:value-type="float" office:value="2040100" calcext:value-type="float">
            <text:p>2040100</text:p>
          </table:table-cell>
          <table:table-cell/>
          <table:table-cell office:value-type="float" office:value="6471689" calcext:value-type="float">
            <text:p>6471689</text:p>
          </table:table-cell>
          <table:table-cell table:number-columns-repeated="2"/>
          <table:table-cell office:value-type="float" office:value="4462636" calcext:value-type="float">
            <text:p>4462636</text:p>
          </table:table-cell>
          <table:table-cell table:number-columns-repeated="2"/>
          <table:table-cell office:value-type="float" office:value="6298846" calcext:value-type="float">
            <text:p>6298846</text:p>
          </table:table-cell>
          <table:table-cell/>
          <table:table-cell office:value-type="float" office:value="1585677" calcext:value-type="float">
            <text:p>1585677</text:p>
          </table:table-cell>
          <table:table-cell/>
          <table:table-cell office:value-type="float" office:value="1586712" calcext:value-type="float">
            <text:p>1586712</text:p>
          </table:table-cell>
          <table:table-cell/>
          <table:table-cell office:value-type="float" office:value="6397210" calcext:value-type="float">
            <text:p>6397210</text:p>
          </table:table-cell>
          <table:table-cell/>
          <table:table-cell office:value-type="float" office:value="6801147" calcext:value-type="float">
            <text:p>6801147</text:p>
          </table:table-cell>
          <table:table-cell table:number-columns-repeated="36"/>
        </table:table-row>
        <table:table-row table:style-name="ro1">
          <table:table-cell table:number-columns-repeated="10"/>
          <table:table-cell office:value-type="float" office:value="131072" calcext:value-type="float">
            <text:p>131072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/>
          <table:table-cell office:value-type="float" office:value="1214594" calcext:value-type="float">
            <text:p>1214594</text:p>
          </table:table-cell>
          <table:table-cell/>
          <table:table-cell office:value-type="float" office:value="1747321" calcext:value-type="float">
            <text:p>1747321</text:p>
          </table:table-cell>
          <table:table-cell/>
          <table:table-cell office:value-type="float" office:value="6493244" calcext:value-type="float">
            <text:p>6493244</text:p>
          </table:table-cell>
          <table:table-cell/>
          <table:table-cell office:value-type="float" office:value="5325965" calcext:value-type="float">
            <text:p>5325965</text:p>
          </table:table-cell>
          <table:table-cell/>
          <table:table-cell office:value-type="float" office:value="6138078" calcext:value-type="float">
            <text:p>6138078</text:p>
          </table:table-cell>
          <table:table-cell/>
          <table:table-cell office:value-type="float" office:value="1759732" calcext:value-type="float">
            <text:p>1759732</text:p>
          </table:table-cell>
          <table:table-cell/>
          <table:table-cell office:value-type="float" office:value="6471765" calcext:value-type="float">
            <text:p>6471765</text:p>
          </table:table-cell>
          <table:table-cell table:number-columns-repeated="2"/>
          <table:table-cell office:value-type="float" office:value="4395872" calcext:value-type="float">
            <text:p>4395872</text:p>
          </table:table-cell>
          <table:table-cell table:number-columns-repeated="2"/>
          <table:table-cell office:value-type="float" office:value="6525848" calcext:value-type="float">
            <text:p>6525848</text:p>
          </table:table-cell>
          <table:table-cell/>
          <table:table-cell office:value-type="float" office:value="1830488" calcext:value-type="float">
            <text:p>1830488</text:p>
          </table:table-cell>
          <table:table-cell/>
          <table:table-cell office:value-type="float" office:value="1595618" calcext:value-type="float">
            <text:p>1595618</text:p>
          </table:table-cell>
          <table:table-cell/>
          <table:table-cell office:value-type="float" office:value="6414078" calcext:value-type="float">
            <text:p>6414078</text:p>
          </table:table-cell>
          <table:table-cell/>
          <table:table-cell office:value-type="float" office:value="6852691" calcext:value-type="float">
            <text:p>6852691</text:p>
          </table:table-cell>
          <table:table-cell table:number-columns-repeated="36"/>
        </table:table-row>
        <table:table-row table:style-name="ro1">
          <table:table-cell table:number-columns-repeated="10"/>
          <table:table-cell office:value-type="float" office:value="131072" calcext:value-type="float">
            <text:p>131072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/>
          <table:table-cell office:value-type="float" office:value="1244535" calcext:value-type="float">
            <text:p>1244535</text:p>
          </table:table-cell>
          <table:table-cell/>
          <table:table-cell office:value-type="float" office:value="1780240" calcext:value-type="float">
            <text:p>1780240</text:p>
          </table:table-cell>
          <table:table-cell/>
          <table:table-cell office:value-type="float" office:value="6233779" calcext:value-type="float">
            <text:p>6233779</text:p>
          </table:table-cell>
          <table:table-cell/>
          <table:table-cell office:value-type="float" office:value="5217641" calcext:value-type="float">
            <text:p>5217641</text:p>
          </table:table-cell>
          <table:table-cell/>
          <table:table-cell office:value-type="float" office:value="6600121" calcext:value-type="float">
            <text:p>6600121</text:p>
          </table:table-cell>
          <table:table-cell/>
          <table:table-cell office:value-type="float" office:value="1766279" calcext:value-type="float">
            <text:p>1766279</text:p>
          </table:table-cell>
          <table:table-cell/>
          <table:table-cell office:value-type="float" office:value="6808981" calcext:value-type="float">
            <text:p>6808981</text:p>
          </table:table-cell>
          <table:table-cell table:number-columns-repeated="2"/>
          <table:table-cell office:value-type="float" office:value="4408174" calcext:value-type="float">
            <text:p>4408174</text:p>
          </table:table-cell>
          <table:table-cell table:number-columns-repeated="2"/>
          <table:table-cell office:value-type="float" office:value="6572975" calcext:value-type="float">
            <text:p>6572975</text:p>
          </table:table-cell>
          <table:table-cell/>
          <table:table-cell office:value-type="float" office:value="1909943" calcext:value-type="float">
            <text:p>1909943</text:p>
          </table:table-cell>
          <table:table-cell/>
          <table:table-cell office:value-type="float" office:value="1820818" calcext:value-type="float">
            <text:p>1820818</text:p>
          </table:table-cell>
          <table:table-cell/>
          <table:table-cell office:value-type="float" office:value="6594183" calcext:value-type="float">
            <text:p>6594183</text:p>
          </table:table-cell>
          <table:table-cell/>
          <table:table-cell office:value-type="float" office:value="6686334" calcext:value-type="float">
            <text:p>6686334</text:p>
          </table:table-cell>
          <table:table-cell table:number-columns-repeated="37"/>
        </table:table-row>
        <table:table-row table:style-name="ro1">
          <table:table-cell table:number-columns-repeated="10"/>
          <table:table-cell office:value-type="float" office:value="131072" calcext:value-type="float">
            <text:p>131072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/>
          <table:table-cell office:value-type="float" office:value="1204174" calcext:value-type="float">
            <text:p>1204174</text:p>
          </table:table-cell>
          <table:table-cell/>
          <table:table-cell office:value-type="float" office:value="1770574" calcext:value-type="float">
            <text:p>1770574</text:p>
          </table:table-cell>
          <table:table-cell/>
          <table:table-cell office:value-type="float" office:value="6503230" calcext:value-type="float">
            <text:p>6503230</text:p>
          </table:table-cell>
          <table:table-cell/>
          <table:table-cell office:value-type="float" office:value="5330975" calcext:value-type="float">
            <text:p>5330975</text:p>
          </table:table-cell>
          <table:table-cell/>
          <table:table-cell office:value-type="float" office:value="6178572" calcext:value-type="float">
            <text:p>6178572</text:p>
          </table:table-cell>
          <table:table-cell/>
          <table:table-cell office:value-type="float" office:value="1808860" calcext:value-type="float">
            <text:p>1808860</text:p>
          </table:table-cell>
          <table:table-cell/>
          <table:table-cell office:value-type="float" office:value="6317884" calcext:value-type="float">
            <text:p>6317884</text:p>
          </table:table-cell>
          <table:table-cell table:number-columns-repeated="2"/>
          <table:table-cell office:value-type="float" office:value="4192838" calcext:value-type="float">
            <text:p>4192838</text:p>
          </table:table-cell>
          <table:table-cell table:number-columns-repeated="2"/>
          <table:table-cell office:value-type="float" office:value="6423220" calcext:value-type="float">
            <text:p>6423220</text:p>
          </table:table-cell>
          <table:table-cell/>
          <table:table-cell office:value-type="float" office:value="1771772" calcext:value-type="float">
            <text:p>1771772</text:p>
          </table:table-cell>
          <table:table-cell/>
          <table:table-cell office:value-type="float" office:value="1777995" calcext:value-type="float">
            <text:p>1777995</text:p>
          </table:table-cell>
          <table:table-cell/>
          <table:table-cell office:value-type="float" office:value="6385915" calcext:value-type="float">
            <text:p>6385915</text:p>
          </table:table-cell>
          <table:table-cell/>
          <table:table-cell office:value-type="float" office:value="6754602" calcext:value-type="float">
            <text:p>6754602</text:p>
          </table:table-cell>
          <table:table-cell table:number-columns-repeated="37"/>
        </table:table-row>
        <table:table-row table:style-name="ro1">
          <table:table-cell table:number-columns-repeated="10"/>
          <table:table-cell office:value-type="float" office:value="131072" calcext:value-type="float">
            <text:p>131072</text:p>
          </table:table-cell>
          <table:table-cell table:number-columns-repeated="3"/>
          <table:table-cell office:value-type="float" office:value="4096" calcext:value-type="float">
            <text:p>4096</text:p>
          </table:table-cell>
          <table:table-cell/>
          <table:table-cell office:value-type="float" office:value="1199822" calcext:value-type="float">
            <text:p>1199822</text:p>
          </table:table-cell>
          <table:table-cell/>
          <table:table-cell office:value-type="float" office:value="1962889" calcext:value-type="float">
            <text:p>1962889</text:p>
          </table:table-cell>
          <table:table-cell/>
          <table:table-cell office:value-type="float" office:value="6242698" calcext:value-type="float">
            <text:p>6242698</text:p>
          </table:table-cell>
          <table:table-cell/>
          <table:table-cell office:value-type="float" office:value="5042576" calcext:value-type="float">
            <text:p>5042576</text:p>
          </table:table-cell>
          <table:table-cell/>
          <table:table-cell office:value-type="float" office:value="6063407" calcext:value-type="float">
            <text:p>6063407</text:p>
          </table:table-cell>
          <table:table-cell/>
          <table:table-cell office:value-type="float" office:value="1738057" calcext:value-type="float">
            <text:p>1738057</text:p>
          </table:table-cell>
          <table:table-cell/>
          <table:table-cell office:value-type="float" office:value="6286098" calcext:value-type="float">
            <text:p>6286098</text:p>
          </table:table-cell>
          <table:table-cell table:number-columns-repeated="2"/>
          <table:table-cell office:value-type="float" office:value="3803148" calcext:value-type="float">
            <text:p>3803148</text:p>
          </table:table-cell>
          <table:table-cell table:number-columns-repeated="2"/>
          <table:table-cell office:value-type="float" office:value="6042082" calcext:value-type="float">
            <text:p>6042082</text:p>
          </table:table-cell>
          <table:table-cell/>
          <table:table-cell office:value-type="float" office:value="2003236" calcext:value-type="float">
            <text:p>2003236</text:p>
          </table:table-cell>
          <table:table-cell/>
          <table:table-cell office:value-type="float" office:value="1957326" calcext:value-type="float">
            <text:p>1957326</text:p>
          </table:table-cell>
          <table:table-cell/>
          <table:table-cell office:value-type="float" office:value="6149269" calcext:value-type="float">
            <text:p>6149269</text:p>
          </table:table-cell>
          <table:table-cell/>
          <table:table-cell office:value-type="float" office:value="6280066" calcext:value-type="float">
            <text:p>6280066</text:p>
          </table:table-cell>
          <table:table-cell table:number-columns-repeated="37"/>
        </table:table-row>
        <table:table-row table:style-name="ro1">
          <table:table-cell table:number-columns-repeated="10"/>
          <table:table-cell office:value-type="float" office:value="131072" calcext:value-type="float">
            <text:p>131072</text:p>
          </table:table-cell>
          <table:table-cell table:number-columns-repeated="3"/>
          <table:table-cell office:value-type="float" office:value="8192" calcext:value-type="float">
            <text:p>8192</text:p>
          </table:table-cell>
          <table:table-cell/>
          <table:table-cell office:value-type="float" office:value="1278737" calcext:value-type="float">
            <text:p>1278737</text:p>
          </table:table-cell>
          <table:table-cell/>
          <table:table-cell office:value-type="float" office:value="1688393" calcext:value-type="float">
            <text:p>1688393</text:p>
          </table:table-cell>
          <table:table-cell/>
          <table:table-cell office:value-type="float" office:value="5284751" calcext:value-type="float">
            <text:p>5284751</text:p>
          </table:table-cell>
          <table:table-cell/>
          <table:table-cell office:value-type="float" office:value="4568400" calcext:value-type="float">
            <text:p>4568400</text:p>
          </table:table-cell>
          <table:table-cell/>
          <table:table-cell office:value-type="float" office:value="5363481" calcext:value-type="float">
            <text:p>5363481</text:p>
          </table:table-cell>
          <table:table-cell/>
          <table:table-cell office:value-type="float" office:value="1843099" calcext:value-type="float">
            <text:p>1843099</text:p>
          </table:table-cell>
          <table:table-cell/>
          <table:table-cell office:value-type="float" office:value="5600677" calcext:value-type="float">
            <text:p>5600677</text:p>
          </table:table-cell>
          <table:table-cell table:number-columns-repeated="2"/>
          <table:table-cell office:value-type="float" office:value="3080074" calcext:value-type="float">
            <text:p>3080074</text:p>
          </table:table-cell>
          <table:table-cell table:number-columns-repeated="2"/>
          <table:table-cell office:value-type="float" office:value="5624399" calcext:value-type="float">
            <text:p>5624399</text:p>
          </table:table-cell>
          <table:table-cell/>
          <table:table-cell office:value-type="float" office:value="2066271" calcext:value-type="float">
            <text:p>2066271</text:p>
          </table:table-cell>
          <table:table-cell/>
          <table:table-cell office:value-type="float" office:value="2020813" calcext:value-type="float">
            <text:p>2020813</text:p>
          </table:table-cell>
          <table:table-cell/>
          <table:table-cell office:value-type="float" office:value="5438022" calcext:value-type="float">
            <text:p>5438022</text:p>
          </table:table-cell>
          <table:table-cell/>
          <table:table-cell office:value-type="float" office:value="5660128" calcext:value-type="float">
            <text:p>5660128</text:p>
          </table:table-cell>
          <table:table-cell table:number-columns-repeated="37"/>
        </table:table-row>
        <table:table-row table:style-name="ro1">
          <table:table-cell table:number-columns-repeated="10"/>
          <table:table-cell office:value-type="float" office:value="131072" calcext:value-type="float">
            <text:p>131072</text:p>
          </table:table-cell>
          <table:table-cell table:number-columns-repeated="2"/>
          <table:table-cell office:value-type="float" office:value="16384" calcext:value-type="float">
            <text:p>16384</text:p>
          </table:table-cell>
          <table:table-cell/>
          <table:table-cell office:value-type="float" office:value="1249780" calcext:value-type="float">
            <text:p>1249780</text:p>
          </table:table-cell>
          <table:table-cell/>
          <table:table-cell office:value-type="float" office:value="1885904" calcext:value-type="float">
            <text:p>1885904</text:p>
          </table:table-cell>
          <table:table-cell/>
          <table:table-cell office:value-type="float" office:value="5071042" calcext:value-type="float">
            <text:p>5071042</text:p>
          </table:table-cell>
          <table:table-cell/>
          <table:table-cell office:value-type="float" office:value="4488945" calcext:value-type="float">
            <text:p>4488945</text:p>
          </table:table-cell>
          <table:table-cell/>
          <table:table-cell office:value-type="float" office:value="5154823" calcext:value-type="float">
            <text:p>5154823</text:p>
          </table:table-cell>
          <table:table-cell/>
          <table:table-cell office:value-type="float" office:value="1872268" calcext:value-type="float">
            <text:p>1872268</text:p>
          </table:table-cell>
          <table:table-cell/>
          <table:table-cell office:value-type="float" office:value="5060493" calcext:value-type="float">
            <text:p>5060493</text:p>
          </table:table-cell>
          <table:table-cell table:number-columns-repeated="2"/>
          <table:table-cell office:value-type="float" office:value="2999429" calcext:value-type="float">
            <text:p>2999429</text:p>
          </table:table-cell>
          <table:table-cell table:number-columns-repeated="2"/>
          <table:table-cell office:value-type="float" office:value="5087420" calcext:value-type="float">
            <text:p>5087420</text:p>
          </table:table-cell>
          <table:table-cell/>
          <table:table-cell office:value-type="float" office:value="2492524" calcext:value-type="float">
            <text:p>2492524</text:p>
          </table:table-cell>
          <table:table-cell/>
          <table:table-cell office:value-type="float" office:value="2520176" calcext:value-type="float">
            <text:p>2520176</text:p>
          </table:table-cell>
          <table:table-cell/>
          <table:table-cell office:value-type="float" office:value="5290498" calcext:value-type="float">
            <text:p>5290498</text:p>
          </table:table-cell>
          <table:table-cell/>
          <table:table-cell office:value-type="float" office:value="5300955" calcext:value-type="float">
            <text:p>5300955</text:p>
          </table:table-cell>
          <table:table-cell table:number-columns-repeated="38"/>
        </table:table-row>
        <table:table-row table:style-name="ro1">
          <table:table-cell table:number-columns-repeated="10"/>
          <table:table-cell office:value-type="float" office:value="262144" calcext:value-type="float">
            <text:p>262144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394706" calcext:value-type="float">
            <text:p>394706</text:p>
          </table:table-cell>
          <table:table-cell table:number-columns-repeated="2"/>
          <table:table-cell office:value-type="float" office:value="385879" calcext:value-type="float">
            <text:p>385879</text:p>
          </table:table-cell>
          <table:table-cell/>
          <table:table-cell office:value-type="float" office:value="6408612" calcext:value-type="float">
            <text:p>6408612</text:p>
          </table:table-cell>
          <table:table-cell/>
          <table:table-cell office:value-type="float" office:value="5280279" calcext:value-type="float">
            <text:p>5280279</text:p>
          </table:table-cell>
          <table:table-cell/>
          <table:table-cell office:value-type="float" office:value="6014544" calcext:value-type="float">
            <text:p>6014544</text:p>
          </table:table-cell>
          <table:table-cell table:number-columns-repeated="2"/>
          <table:table-cell office:value-type="float" office:value="440447" calcext:value-type="float">
            <text:p>440447</text:p>
          </table:table-cell>
          <table:table-cell/>
          <table:table-cell office:value-type="float" office:value="6324200" calcext:value-type="float">
            <text:p>6324200</text:p>
          </table:table-cell>
          <table:table-cell table:number-columns-repeated="2"/>
          <table:table-cell office:value-type="float" office:value="4598296" calcext:value-type="float">
            <text:p>4598296</text:p>
          </table:table-cell>
          <table:table-cell table:number-columns-repeated="2"/>
          <table:table-cell office:value-type="float" office:value="6229499" calcext:value-type="float">
            <text:p>6229499</text:p>
          </table:table-cell>
          <table:table-cell table:number-columns-repeated="2"/>
          <table:table-cell office:value-type="float" office:value="480706" calcext:value-type="float">
            <text:p>480706</text:p>
          </table:table-cell>
          <table:table-cell table:number-columns-repeated="2"/>
          <table:table-cell office:value-type="float" office:value="510280" calcext:value-type="float">
            <text:p>510280</text:p>
          </table:table-cell>
          <table:table-cell/>
          <table:table-cell office:value-type="float" office:value="6725960" calcext:value-type="float">
            <text:p>6725960</text:p>
          </table:table-cell>
          <table:table-cell/>
          <table:table-cell office:value-type="float" office:value="6125590" calcext:value-type="float">
            <text:p>6125590</text:p>
          </table:table-cell>
          <table:table-cell table:number-columns-repeated="30"/>
        </table:table-row>
        <table:table-row table:style-name="ro1">
          <table:table-cell table:number-columns-repeated="10"/>
          <table:table-cell office:value-type="float" office:value="262144" calcext:value-type="float">
            <text:p>262144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483445" calcext:value-type="float">
            <text:p>483445</text:p>
          </table:table-cell>
          <table:table-cell table:number-columns-repeated="2"/>
          <table:table-cell office:value-type="float" office:value="503508" calcext:value-type="float">
            <text:p>503508</text:p>
          </table:table-cell>
          <table:table-cell/>
          <table:table-cell office:value-type="float" office:value="6472367" calcext:value-type="float">
            <text:p>6472367</text:p>
          </table:table-cell>
          <table:table-cell/>
          <table:table-cell office:value-type="float" office:value="5196945" calcext:value-type="float">
            <text:p>5196945</text:p>
          </table:table-cell>
          <table:table-cell/>
          <table:table-cell office:value-type="float" office:value="6275722" calcext:value-type="float">
            <text:p>6275722</text:p>
          </table:table-cell>
          <table:table-cell table:number-columns-repeated="2"/>
          <table:table-cell office:value-type="float" office:value="584362" calcext:value-type="float">
            <text:p>584362</text:p>
          </table:table-cell>
          <table:table-cell/>
          <table:table-cell office:value-type="float" office:value="6473777" calcext:value-type="float">
            <text:p>6473777</text:p>
          </table:table-cell>
          <table:table-cell table:number-columns-repeated="2"/>
          <table:table-cell office:value-type="float" office:value="4663239" calcext:value-type="float">
            <text:p>4663239</text:p>
          </table:table-cell>
          <table:table-cell table:number-columns-repeated="2"/>
          <table:table-cell office:value-type="float" office:value="6535461" calcext:value-type="float">
            <text:p>6535461</text:p>
          </table:table-cell>
          <table:table-cell table:number-columns-repeated="2"/>
          <table:table-cell office:value-type="float" office:value="462200" calcext:value-type="float">
            <text:p>462200</text:p>
          </table:table-cell>
          <table:table-cell table:number-columns-repeated="2"/>
          <table:table-cell office:value-type="float" office:value="449576" calcext:value-type="float">
            <text:p>449576</text:p>
          </table:table-cell>
          <table:table-cell/>
          <table:table-cell office:value-type="float" office:value="6513856" calcext:value-type="float">
            <text:p>6513856</text:p>
          </table:table-cell>
          <table:table-cell/>
          <table:table-cell office:value-type="float" office:value="6796556" calcext:value-type="float">
            <text:p>6796556</text:p>
          </table:table-cell>
          <table:table-cell table:number-columns-repeated="31"/>
        </table:table-row>
        <table:table-row table:style-name="ro1">
          <table:table-cell table:number-columns-repeated="10"/>
          <table:table-cell office:value-type="float" office:value="262144" calcext:value-type="float">
            <text:p>262144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416112" calcext:value-type="float">
            <text:p>416112</text:p>
          </table:table-cell>
          <table:table-cell table:number-columns-repeated="2"/>
          <table:table-cell office:value-type="float" office:value="423300" calcext:value-type="float">
            <text:p>423300</text:p>
          </table:table-cell>
          <table:table-cell/>
          <table:table-cell office:value-type="float" office:value="6489520" calcext:value-type="float">
            <text:p>6489520</text:p>
          </table:table-cell>
          <table:table-cell/>
          <table:table-cell office:value-type="float" office:value="5160093" calcext:value-type="float">
            <text:p>5160093</text:p>
          </table:table-cell>
          <table:table-cell/>
          <table:table-cell office:value-type="float" office:value="6332140" calcext:value-type="float">
            <text:p>6332140</text:p>
          </table:table-cell>
          <table:table-cell table:number-columns-repeated="2"/>
          <table:table-cell office:value-type="float" office:value="450773" calcext:value-type="float">
            <text:p>450773</text:p>
          </table:table-cell>
          <table:table-cell/>
          <table:table-cell office:value-type="float" office:value="6556388" calcext:value-type="float">
            <text:p>6556388</text:p>
          </table:table-cell>
          <table:table-cell table:number-columns-repeated="2"/>
          <table:table-cell office:value-type="float" office:value="4475821" calcext:value-type="float">
            <text:p>4475821</text:p>
          </table:table-cell>
          <table:table-cell table:number-columns-repeated="2"/>
          <table:table-cell office:value-type="float" office:value="6544602" calcext:value-type="float">
            <text:p>6544602</text:p>
          </table:table-cell>
          <table:table-cell table:number-columns-repeated="2"/>
          <table:table-cell office:value-type="float" office:value="386627" calcext:value-type="float">
            <text:p>386627</text:p>
          </table:table-cell>
          <table:table-cell table:number-columns-repeated="2"/>
          <table:table-cell office:value-type="float" office:value="381162" calcext:value-type="float">
            <text:p>381162</text:p>
          </table:table-cell>
          <table:table-cell/>
          <table:table-cell office:value-type="float" office:value="6656936" calcext:value-type="float">
            <text:p>6656936</text:p>
          </table:table-cell>
          <table:table-cell/>
          <table:table-cell office:value-type="float" office:value="6731808" calcext:value-type="float">
            <text:p>6731808</text:p>
          </table:table-cell>
          <table:table-cell table:number-columns-repeated="31"/>
        </table:table-row>
        <table:table-row table:style-name="ro1">
          <table:table-cell table:number-columns-repeated="10"/>
          <table:table-cell office:value-type="float" office:value="262144" calcext:value-type="float">
            <text:p>262144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363546" calcext:value-type="float">
            <text:p>363546</text:p>
          </table:table-cell>
          <table:table-cell table:number-columns-repeated="2"/>
          <table:table-cell office:value-type="float" office:value="348346" calcext:value-type="float">
            <text:p>348346</text:p>
          </table:table-cell>
          <table:table-cell/>
          <table:table-cell office:value-type="float" office:value="6465022" calcext:value-type="float">
            <text:p>6465022</text:p>
          </table:table-cell>
          <table:table-cell/>
          <table:table-cell office:value-type="float" office:value="5110518" calcext:value-type="float">
            <text:p>5110518</text:p>
          </table:table-cell>
          <table:table-cell/>
          <table:table-cell office:value-type="float" office:value="6439653" calcext:value-type="float">
            <text:p>6439653</text:p>
          </table:table-cell>
          <table:table-cell table:number-columns-repeated="2"/>
          <table:table-cell office:value-type="float" office:value="460064" calcext:value-type="float">
            <text:p>460064</text:p>
          </table:table-cell>
          <table:table-cell/>
          <table:table-cell office:value-type="float" office:value="6585841" calcext:value-type="float">
            <text:p>6585841</text:p>
          </table:table-cell>
          <table:table-cell table:number-columns-repeated="2"/>
          <table:table-cell office:value-type="float" office:value="4348064" calcext:value-type="float">
            <text:p>4348064</text:p>
          </table:table-cell>
          <table:table-cell table:number-columns-repeated="2"/>
          <table:table-cell office:value-type="float" office:value="6458490" calcext:value-type="float">
            <text:p>6458490</text:p>
          </table:table-cell>
          <table:table-cell table:number-columns-repeated="2"/>
          <table:table-cell office:value-type="float" office:value="589258" calcext:value-type="float">
            <text:p>589258</text:p>
          </table:table-cell>
          <table:table-cell table:number-columns-repeated="2"/>
          <table:table-cell office:value-type="float" office:value="499515" calcext:value-type="float">
            <text:p>499515</text:p>
          </table:table-cell>
          <table:table-cell/>
          <table:table-cell office:value-type="float" office:value="6642940" calcext:value-type="float">
            <text:p>6642940</text:p>
          </table:table-cell>
          <table:table-cell/>
          <table:table-cell office:value-type="float" office:value="6661534" calcext:value-type="float">
            <text:p>6661534</text:p>
          </table:table-cell>
          <table:table-cell table:number-columns-repeated="31"/>
        </table:table-row>
        <table:table-row table:style-name="ro1">
          <table:table-cell table:number-columns-repeated="10"/>
          <table:table-cell office:value-type="float" office:value="262144" calcext:value-type="float">
            <text:p>262144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 table:number-columns-repeated="2"/>
          <table:table-cell office:value-type="float" office:value="453309" calcext:value-type="float">
            <text:p>453309</text:p>
          </table:table-cell>
          <table:table-cell table:number-columns-repeated="2"/>
          <table:table-cell office:value-type="float" office:value="466254" calcext:value-type="float">
            <text:p>466254</text:p>
          </table:table-cell>
          <table:table-cell/>
          <table:table-cell office:value-type="float" office:value="6621138" calcext:value-type="float">
            <text:p>6621138</text:p>
          </table:table-cell>
          <table:table-cell/>
          <table:table-cell office:value-type="float" office:value="5242039" calcext:value-type="float">
            <text:p>5242039</text:p>
          </table:table-cell>
          <table:table-cell/>
          <table:table-cell office:value-type="float" office:value="6527972" calcext:value-type="float">
            <text:p>6527972</text:p>
          </table:table-cell>
          <table:table-cell table:number-columns-repeated="2"/>
          <table:table-cell office:value-type="float" office:value="456745" calcext:value-type="float">
            <text:p>456745</text:p>
          </table:table-cell>
          <table:table-cell/>
          <table:table-cell office:value-type="float" office:value="6669494" calcext:value-type="float">
            <text:p>6669494</text:p>
          </table:table-cell>
          <table:table-cell table:number-columns-repeated="2"/>
          <table:table-cell office:value-type="float" office:value="4365223" calcext:value-type="float">
            <text:p>4365223</text:p>
          </table:table-cell>
          <table:table-cell table:number-columns-repeated="2"/>
          <table:table-cell office:value-type="float" office:value="6705287" calcext:value-type="float">
            <text:p>6705287</text:p>
          </table:table-cell>
          <table:table-cell table:number-columns-repeated="2"/>
          <table:table-cell office:value-type="float" office:value="438085" calcext:value-type="float">
            <text:p>438085</text:p>
          </table:table-cell>
          <table:table-cell table:number-columns-repeated="2"/>
          <table:table-cell office:value-type="float" office:value="418550" calcext:value-type="float">
            <text:p>418550</text:p>
          </table:table-cell>
          <table:table-cell/>
          <table:table-cell office:value-type="float" office:value="6788457" calcext:value-type="float">
            <text:p>6788457</text:p>
          </table:table-cell>
          <table:table-cell/>
          <table:table-cell office:value-type="float" office:value="6820461" calcext:value-type="float">
            <text:p>6820461</text:p>
          </table:table-cell>
          <table:table-cell table:number-columns-repeated="32"/>
        </table:table-row>
        <table:table-row table:style-name="ro1">
          <table:table-cell table:number-columns-repeated="10"/>
          <table:table-cell office:value-type="float" office:value="262144" calcext:value-type="float">
            <text:p>262144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 table:number-columns-repeated="2"/>
          <table:table-cell office:value-type="float" office:value="385682" calcext:value-type="float">
            <text:p>385682</text:p>
          </table:table-cell>
          <table:table-cell table:number-columns-repeated="2"/>
          <table:table-cell office:value-type="float" office:value="397102" calcext:value-type="float">
            <text:p>397102</text:p>
          </table:table-cell>
          <table:table-cell/>
          <table:table-cell office:value-type="float" office:value="6576270" calcext:value-type="float">
            <text:p>6576270</text:p>
          </table:table-cell>
          <table:table-cell/>
          <table:table-cell office:value-type="float" office:value="5287720" calcext:value-type="float">
            <text:p>5287720</text:p>
          </table:table-cell>
          <table:table-cell/>
          <table:table-cell office:value-type="float" office:value="6585210" calcext:value-type="float">
            <text:p>6585210</text:p>
          </table:table-cell>
          <table:table-cell table:number-columns-repeated="2"/>
          <table:table-cell office:value-type="float" office:value="377288" calcext:value-type="float">
            <text:p>377288</text:p>
          </table:table-cell>
          <table:table-cell/>
          <table:table-cell office:value-type="float" office:value="6544602" calcext:value-type="float">
            <text:p>6544602</text:p>
          </table:table-cell>
          <table:table-cell table:number-columns-repeated="2"/>
          <table:table-cell office:value-type="float" office:value="4314910" calcext:value-type="float">
            <text:p>4314910</text:p>
          </table:table-cell>
          <table:table-cell table:number-columns-repeated="2"/>
          <table:table-cell office:value-type="float" office:value="6573282" calcext:value-type="float">
            <text:p>6573282</text:p>
          </table:table-cell>
          <table:table-cell table:number-columns-repeated="2"/>
          <table:table-cell office:value-type="float" office:value="363019" calcext:value-type="float">
            <text:p>363019</text:p>
          </table:table-cell>
          <table:table-cell table:number-columns-repeated="2"/>
          <table:table-cell office:value-type="float" office:value="336538" calcext:value-type="float">
            <text:p>336538</text:p>
          </table:table-cell>
          <table:table-cell/>
          <table:table-cell office:value-type="float" office:value="6544135" calcext:value-type="float">
            <text:p>6544135</text:p>
          </table:table-cell>
          <table:table-cell/>
          <table:table-cell office:value-type="float" office:value="6710812" calcext:value-type="float">
            <text:p>6710812</text:p>
          </table:table-cell>
          <table:table-cell table:number-columns-repeated="32"/>
        </table:table-row>
        <table:table-row table:style-name="ro1">
          <table:table-cell table:number-columns-repeated="10"/>
          <table:table-cell office:value-type="float" office:value="262144" calcext:value-type="float">
            <text:p>262144</text:p>
          </table:table-cell>
          <table:table-cell table:number-columns-repeated="3"/>
          <table:table-cell office:value-type="float" office:value="4096" calcext:value-type="float">
            <text:p>4096</text:p>
          </table:table-cell>
          <table:table-cell table:number-columns-repeated="2"/>
          <table:table-cell office:value-type="float" office:value="303257" calcext:value-type="float">
            <text:p>303257</text:p>
          </table:table-cell>
          <table:table-cell table:number-columns-repeated="2"/>
          <table:table-cell office:value-type="float" office:value="363162" calcext:value-type="float">
            <text:p>363162</text:p>
          </table:table-cell>
          <table:table-cell/>
          <table:table-cell office:value-type="float" office:value="6248226" calcext:value-type="float">
            <text:p>6248226</text:p>
          </table:table-cell>
          <table:table-cell/>
          <table:table-cell office:value-type="float" office:value="5097888" calcext:value-type="float">
            <text:p>5097888</text:p>
          </table:table-cell>
          <table:table-cell/>
          <table:table-cell office:value-type="float" office:value="6299092" calcext:value-type="float">
            <text:p>6299092</text:p>
          </table:table-cell>
          <table:table-cell table:number-columns-repeated="2"/>
          <table:table-cell office:value-type="float" office:value="363880" calcext:value-type="float">
            <text:p>363880</text:p>
          </table:table-cell>
          <table:table-cell/>
          <table:table-cell office:value-type="float" office:value="6332760" calcext:value-type="float">
            <text:p>6332760</text:p>
          </table:table-cell>
          <table:table-cell table:number-columns-repeated="2"/>
          <table:table-cell office:value-type="float" office:value="3743632" calcext:value-type="float">
            <text:p>3743632</text:p>
          </table:table-cell>
          <table:table-cell table:number-columns-repeated="2"/>
          <table:table-cell office:value-type="float" office:value="6303208" calcext:value-type="float">
            <text:p>6303208</text:p>
          </table:table-cell>
          <table:table-cell table:number-columns-repeated="2"/>
          <table:table-cell office:value-type="float" office:value="344866" calcext:value-type="float">
            <text:p>344866</text:p>
          </table:table-cell>
          <table:table-cell table:number-columns-repeated="2"/>
          <table:table-cell office:value-type="float" office:value="329667" calcext:value-type="float">
            <text:p>329667</text:p>
          </table:table-cell>
          <table:table-cell/>
          <table:table-cell office:value-type="float" office:value="6099763" calcext:value-type="float">
            <text:p>6099763</text:p>
          </table:table-cell>
          <table:table-cell/>
          <table:table-cell office:value-type="float" office:value="6270818" calcext:value-type="float">
            <text:p>6270818</text:p>
          </table:table-cell>
          <table:table-cell table:number-columns-repeated="32"/>
        </table:table-row>
        <table:table-row table:style-name="ro1">
          <table:table-cell table:number-columns-repeated="10"/>
          <table:table-cell office:value-type="float" office:value="262144" calcext:value-type="float">
            <text:p>262144</text:p>
          </table:table-cell>
          <table:table-cell table:number-columns-repeated="3"/>
          <table:table-cell office:value-type="float" office:value="8192" calcext:value-type="float">
            <text:p>8192</text:p>
          </table:table-cell>
          <table:table-cell table:number-columns-repeated="2"/>
          <table:table-cell office:value-type="float" office:value="283795" calcext:value-type="float">
            <text:p>283795</text:p>
          </table:table-cell>
          <table:table-cell table:number-columns-repeated="2"/>
          <table:table-cell office:value-type="float" office:value="304352" calcext:value-type="float">
            <text:p>304352</text:p>
          </table:table-cell>
          <table:table-cell/>
          <table:table-cell office:value-type="float" office:value="5338969" calcext:value-type="float">
            <text:p>5338969</text:p>
          </table:table-cell>
          <table:table-cell/>
          <table:table-cell office:value-type="float" office:value="4594664" calcext:value-type="float">
            <text:p>4594664</text:p>
          </table:table-cell>
          <table:table-cell/>
          <table:table-cell office:value-type="float" office:value="5435516" calcext:value-type="float">
            <text:p>5435516</text:p>
          </table:table-cell>
          <table:table-cell table:number-columns-repeated="2"/>
          <table:table-cell office:value-type="float" office:value="400284" calcext:value-type="float">
            <text:p>400284</text:p>
          </table:table-cell>
          <table:table-cell/>
          <table:table-cell office:value-type="float" office:value="5533837" calcext:value-type="float">
            <text:p>5533837</text:p>
          </table:table-cell>
          <table:table-cell table:number-columns-repeated="2"/>
          <table:table-cell office:value-type="float" office:value="3121317" calcext:value-type="float">
            <text:p>3121317</text:p>
          </table:table-cell>
          <table:table-cell table:number-columns-repeated="2"/>
          <table:table-cell office:value-type="float" office:value="5562618" calcext:value-type="float">
            <text:p>5562618</text:p>
          </table:table-cell>
          <table:table-cell table:number-columns-repeated="2"/>
          <table:table-cell office:value-type="float" office:value="393868" calcext:value-type="float">
            <text:p>393868</text:p>
          </table:table-cell>
          <table:table-cell table:number-columns-repeated="2"/>
          <table:table-cell office:value-type="float" office:value="374056" calcext:value-type="float">
            <text:p>374056</text:p>
          </table:table-cell>
          <table:table-cell/>
          <table:table-cell office:value-type="float" office:value="5564166" calcext:value-type="float">
            <text:p>5564166</text:p>
          </table:table-cell>
          <table:table-cell/>
          <table:table-cell office:value-type="float" office:value="5768510" calcext:value-type="float">
            <text:p>5768510</text:p>
          </table:table-cell>
          <table:table-cell table:number-columns-repeated="32"/>
        </table:table-row>
        <table:table-row table:style-name="ro1">
          <table:table-cell table:number-columns-repeated="10"/>
          <table:table-cell office:value-type="float" office:value="262144" calcext:value-type="float">
            <text:p>262144</text:p>
          </table:table-cell>
          <table:table-cell table:number-columns-repeated="2"/>
          <table:table-cell office:value-type="float" office:value="16384" calcext:value-type="float">
            <text:p>16384</text:p>
          </table:table-cell>
          <table:table-cell table:number-columns-repeated="2"/>
          <table:table-cell office:value-type="float" office:value="328125" calcext:value-type="float">
            <text:p>328125</text:p>
          </table:table-cell>
          <table:table-cell table:number-columns-repeated="2"/>
          <table:table-cell office:value-type="float" office:value="325133" calcext:value-type="float">
            <text:p>325133</text:p>
          </table:table-cell>
          <table:table-cell/>
          <table:table-cell office:value-type="float" office:value="5199846" calcext:value-type="float">
            <text:p>5199846</text:p>
          </table:table-cell>
          <table:table-cell/>
          <table:table-cell office:value-type="float" office:value="4494538" calcext:value-type="float">
            <text:p>4494538</text:p>
          </table:table-cell>
          <table:table-cell/>
          <table:table-cell office:value-type="float" office:value="5177953" calcext:value-type="float">
            <text:p>5177953</text:p>
          </table:table-cell>
          <table:table-cell table:number-columns-repeated="2"/>
          <table:table-cell office:value-type="float" office:value="374676" calcext:value-type="float">
            <text:p>374676</text:p>
          </table:table-cell>
          <table:table-cell/>
          <table:table-cell office:value-type="float" office:value="5304096" calcext:value-type="float">
            <text:p>5304096</text:p>
          </table:table-cell>
          <table:table-cell table:number-columns-repeated="2"/>
          <table:table-cell office:value-type="float" office:value="3013914" calcext:value-type="float">
            <text:p>3013914</text:p>
          </table:table-cell>
          <table:table-cell table:number-columns-repeated="2"/>
          <table:table-cell office:value-type="float" office:value="5165814" calcext:value-type="float">
            <text:p>5165814</text:p>
          </table:table-cell>
          <table:table-cell table:number-columns-repeated="2"/>
          <table:table-cell office:value-type="float" office:value="460769" calcext:value-type="float">
            <text:p>460769</text:p>
          </table:table-cell>
          <table:table-cell table:number-columns-repeated="2"/>
          <table:table-cell office:value-type="float" office:value="435770" calcext:value-type="float">
            <text:p>435770</text:p>
          </table:table-cell>
          <table:table-cell/>
          <table:table-cell office:value-type="float" office:value="5304940" calcext:value-type="float">
            <text:p>5304940</text:p>
          </table:table-cell>
          <table:table-cell/>
          <table:table-cell office:value-type="float" office:value="5348994" calcext:value-type="float">
            <text:p>5348994</text:p>
          </table:table-cell>
          <table:table-cell table:number-columns-repeated="33"/>
        </table:table-row>
        <table:table-row table:style-name="ro1">
          <table:table-cell table:number-columns-repeated="10"/>
          <table:table-cell office:value-type="float" office:value="524288" calcext:value-type="float">
            <text:p>524288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234921" calcext:value-type="float">
            <text:p>234921</text:p>
          </table:table-cell>
          <table:table-cell table:number-columns-repeated="2"/>
          <table:table-cell office:value-type="float" office:value="227437" calcext:value-type="float">
            <text:p>227437</text:p>
          </table:table-cell>
          <table:table-cell/>
          <table:table-cell office:value-type="float" office:value="6747502" calcext:value-type="float">
            <text:p>6747502</text:p>
          </table:table-cell>
          <table:table-cell/>
          <table:table-cell office:value-type="float" office:value="5390188" calcext:value-type="float">
            <text:p>5390188</text:p>
          </table:table-cell>
          <table:table-cell/>
          <table:table-cell office:value-type="float" office:value="6214215" calcext:value-type="float">
            <text:p>6214215</text:p>
          </table:table-cell>
          <table:table-cell table:number-columns-repeated="2"/>
          <table:table-cell office:value-type="float" office:value="313155" calcext:value-type="float">
            <text:p>313155</text:p>
          </table:table-cell>
          <table:table-cell/>
          <table:table-cell office:value-type="float" office:value="6487199" calcext:value-type="float">
            <text:p>6487199</text:p>
          </table:table-cell>
          <table:table-cell table:number-columns-repeated="2"/>
          <table:table-cell office:value-type="float" office:value="4621721" calcext:value-type="float">
            <text:p>4621721</text:p>
          </table:table-cell>
          <table:table-cell table:number-columns-repeated="2"/>
          <table:table-cell office:value-type="float" office:value="6166503" calcext:value-type="float">
            <text:p>6166503</text:p>
          </table:table-cell>
          <table:table-cell table:number-columns-repeated="2"/>
          <table:table-cell office:value-type="float" office:value="268894" calcext:value-type="float">
            <text:p>268894</text:p>
          </table:table-cell>
          <table:table-cell table:number-columns-repeated="2"/>
          <table:table-cell office:value-type="float" office:value="242400" calcext:value-type="float">
            <text:p>242400</text:p>
          </table:table-cell>
          <table:table-cell/>
          <table:table-cell office:value-type="float" office:value="6529596" calcext:value-type="float">
            <text:p>6529596</text:p>
          </table:table-cell>
          <table:table-cell/>
          <table:table-cell office:value-type="float" office:value="6911346" calcext:value-type="float">
            <text:p>6911346</text:p>
          </table:table-cell>
          <table:table-cell table:number-columns-repeated="30"/>
        </table:table-row>
        <table:table-row table:style-name="ro1">
          <table:table-cell table:number-columns-repeated="10"/>
          <table:table-cell office:value-type="float" office:value="524288" calcext:value-type="float">
            <text:p>524288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221328" calcext:value-type="float">
            <text:p>221328</text:p>
          </table:table-cell>
          <table:table-cell table:number-columns-repeated="2"/>
          <table:table-cell office:value-type="float" office:value="271695" calcext:value-type="float">
            <text:p>271695</text:p>
          </table:table-cell>
          <table:table-cell/>
          <table:table-cell office:value-type="float" office:value="6720344" calcext:value-type="float">
            <text:p>6720344</text:p>
          </table:table-cell>
          <table:table-cell/>
          <table:table-cell office:value-type="float" office:value="5377376" calcext:value-type="float">
            <text:p>5377376</text:p>
          </table:table-cell>
          <table:table-cell/>
          <table:table-cell office:value-type="float" office:value="6407582" calcext:value-type="float">
            <text:p>6407582</text:p>
          </table:table-cell>
          <table:table-cell table:number-columns-repeated="2"/>
          <table:table-cell office:value-type="float" office:value="316655" calcext:value-type="float">
            <text:p>316655</text:p>
          </table:table-cell>
          <table:table-cell/>
          <table:table-cell office:value-type="float" office:value="6703852" calcext:value-type="float">
            <text:p>6703852</text:p>
          </table:table-cell>
          <table:table-cell table:number-columns-repeated="2"/>
          <table:table-cell office:value-type="float" office:value="4708216" calcext:value-type="float">
            <text:p>4708216</text:p>
          </table:table-cell>
          <table:table-cell table:number-columns-repeated="2"/>
          <table:table-cell office:value-type="float" office:value="6572669" calcext:value-type="float">
            <text:p>6572669</text:p>
          </table:table-cell>
          <table:table-cell table:number-columns-repeated="2"/>
          <table:table-cell office:value-type="float" office:value="231164" calcext:value-type="float">
            <text:p>231164</text:p>
          </table:table-cell>
          <table:table-cell table:number-columns-repeated="2"/>
          <table:table-cell office:value-type="float" office:value="248375" calcext:value-type="float">
            <text:p>248375</text:p>
          </table:table-cell>
          <table:table-cell/>
          <table:table-cell office:value-type="float" office:value="6911259" calcext:value-type="float">
            <text:p>6911259</text:p>
          </table:table-cell>
          <table:table-cell/>
          <table:table-cell office:value-type="float" office:value="6870599" calcext:value-type="float">
            <text:p>6870599</text:p>
          </table:table-cell>
          <table:table-cell table:number-columns-repeated="31"/>
        </table:table-row>
        <table:table-row table:style-name="ro1">
          <table:table-cell table:number-columns-repeated="10"/>
          <table:table-cell office:value-type="float" office:value="524288" calcext:value-type="float">
            <text:p>524288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280231" calcext:value-type="float">
            <text:p>280231</text:p>
          </table:table-cell>
          <table:table-cell table:number-columns-repeated="2"/>
          <table:table-cell office:value-type="float" office:value="267254" calcext:value-type="float">
            <text:p>267254</text:p>
          </table:table-cell>
          <table:table-cell/>
          <table:table-cell office:value-type="float" office:value="6413393" calcext:value-type="float">
            <text:p>6413393</text:p>
          </table:table-cell>
          <table:table-cell/>
          <table:table-cell office:value-type="float" office:value="5247441" calcext:value-type="float">
            <text:p>5247441</text:p>
          </table:table-cell>
          <table:table-cell/>
          <table:table-cell office:value-type="float" office:value="6379142" calcext:value-type="float">
            <text:p>6379142</text:p>
          </table:table-cell>
          <table:table-cell table:number-columns-repeated="2"/>
          <table:table-cell office:value-type="float" office:value="288683" calcext:value-type="float">
            <text:p>288683</text:p>
          </table:table-cell>
          <table:table-cell/>
          <table:table-cell office:value-type="float" office:value="6476614" calcext:value-type="float">
            <text:p>6476614</text:p>
          </table:table-cell>
          <table:table-cell table:number-columns-repeated="2"/>
          <table:table-cell office:value-type="float" office:value="4467082" calcext:value-type="float">
            <text:p>4467082</text:p>
          </table:table-cell>
          <table:table-cell table:number-columns-repeated="2"/>
          <table:table-cell office:value-type="float" office:value="6595398" calcext:value-type="float">
            <text:p>6595398</text:p>
          </table:table-cell>
          <table:table-cell table:number-columns-repeated="2"/>
          <table:table-cell office:value-type="float" office:value="313446" calcext:value-type="float">
            <text:p>313446</text:p>
          </table:table-cell>
          <table:table-cell table:number-columns-repeated="2"/>
          <table:table-cell office:value-type="float" office:value="295343" calcext:value-type="float">
            <text:p>295343</text:p>
          </table:table-cell>
          <table:table-cell/>
          <table:table-cell office:value-type="float" office:value="6590496" calcext:value-type="float">
            <text:p>6590496</text:p>
          </table:table-cell>
          <table:table-cell/>
          <table:table-cell office:value-type="float" office:value="6659472" calcext:value-type="float">
            <text:p>6659472</text:p>
          </table:table-cell>
          <table:table-cell table:number-columns-repeated="31"/>
        </table:table-row>
        <table:table-row table:style-name="ro1">
          <table:table-cell table:number-columns-repeated="10"/>
          <table:table-cell office:value-type="float" office:value="524288" calcext:value-type="float">
            <text:p>524288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271927" calcext:value-type="float">
            <text:p>271927</text:p>
          </table:table-cell>
          <table:table-cell table:number-columns-repeated="2"/>
          <table:table-cell office:value-type="float" office:value="245363" calcext:value-type="float">
            <text:p>245363</text:p>
          </table:table-cell>
          <table:table-cell/>
          <table:table-cell office:value-type="float" office:value="6576521" calcext:value-type="float">
            <text:p>6576521</text:p>
          </table:table-cell>
          <table:table-cell/>
          <table:table-cell office:value-type="float" office:value="5358507" calcext:value-type="float">
            <text:p>5358507</text:p>
          </table:table-cell>
          <table:table-cell/>
          <table:table-cell office:value-type="float" office:value="6510400" calcext:value-type="float">
            <text:p>6510400</text:p>
          </table:table-cell>
          <table:table-cell table:number-columns-repeated="2"/>
          <table:table-cell office:value-type="float" office:value="307110" calcext:value-type="float">
            <text:p>307110</text:p>
          </table:table-cell>
          <table:table-cell/>
          <table:table-cell office:value-type="float" office:value="6726820" calcext:value-type="float">
            <text:p>6726820</text:p>
          </table:table-cell>
          <table:table-cell table:number-columns-repeated="2"/>
          <table:table-cell office:value-type="float" office:value="4390286" calcext:value-type="float">
            <text:p>4390286</text:p>
          </table:table-cell>
          <table:table-cell table:number-columns-repeated="2"/>
          <table:table-cell office:value-type="float" office:value="6689902" calcext:value-type="float">
            <text:p>6689902</text:p>
          </table:table-cell>
          <table:table-cell table:number-columns-repeated="2"/>
          <table:table-cell office:value-type="float" office:value="255354" calcext:value-type="float">
            <text:p>255354</text:p>
          </table:table-cell>
          <table:table-cell table:number-columns-repeated="2"/>
          <table:table-cell office:value-type="float" office:value="231025" calcext:value-type="float">
            <text:p>231025</text:p>
          </table:table-cell>
          <table:table-cell/>
          <table:table-cell office:value-type="float" office:value="6744894" calcext:value-type="float">
            <text:p>6744894</text:p>
          </table:table-cell>
          <table:table-cell/>
          <table:table-cell office:value-type="float" office:value="6681467" calcext:value-type="float">
            <text:p>6681467</text:p>
          </table:table-cell>
          <table:table-cell table:number-columns-repeated="31"/>
        </table:table-row>
        <table:table-row table:style-name="ro1">
          <table:table-cell table:number-columns-repeated="10"/>
          <table:table-cell office:value-type="float" office:value="524288" calcext:value-type="float">
            <text:p>524288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 table:number-columns-repeated="2"/>
          <table:table-cell office:value-type="float" office:value="301036" calcext:value-type="float">
            <text:p>301036</text:p>
          </table:table-cell>
          <table:table-cell table:number-columns-repeated="2"/>
          <table:table-cell office:value-type="float" office:value="282988" calcext:value-type="float">
            <text:p>282988</text:p>
          </table:table-cell>
          <table:table-cell/>
          <table:table-cell office:value-type="float" office:value="6569527" calcext:value-type="float">
            <text:p>6569527</text:p>
          </table:table-cell>
          <table:table-cell/>
          <table:table-cell office:value-type="float" office:value="5229073" calcext:value-type="float">
            <text:p>5229073</text:p>
          </table:table-cell>
          <table:table-cell/>
          <table:table-cell office:value-type="float" office:value="6575538" calcext:value-type="float">
            <text:p>6575538</text:p>
          </table:table-cell>
          <table:table-cell table:number-columns-repeated="2"/>
          <table:table-cell office:value-type="float" office:value="265253" calcext:value-type="float">
            <text:p>265253</text:p>
          </table:table-cell>
          <table:table-cell/>
          <table:table-cell office:value-type="float" office:value="6670745" calcext:value-type="float">
            <text:p>6670745</text:p>
          </table:table-cell>
          <table:table-cell table:number-columns-repeated="2"/>
          <table:table-cell office:value-type="float" office:value="4442930" calcext:value-type="float">
            <text:p>4442930</text:p>
          </table:table-cell>
          <table:table-cell table:number-columns-repeated="2"/>
          <table:table-cell office:value-type="float" office:value="6779705" calcext:value-type="float">
            <text:p>6779705</text:p>
          </table:table-cell>
          <table:table-cell table:number-columns-repeated="2"/>
          <table:table-cell office:value-type="float" office:value="279698" calcext:value-type="float">
            <text:p>279698</text:p>
          </table:table-cell>
          <table:table-cell table:number-columns-repeated="2"/>
          <table:table-cell office:value-type="float" office:value="256320" calcext:value-type="float">
            <text:p>256320</text:p>
          </table:table-cell>
          <table:table-cell/>
          <table:table-cell office:value-type="float" office:value="6870320" calcext:value-type="float">
            <text:p>6870320</text:p>
          </table:table-cell>
          <table:table-cell/>
          <table:table-cell office:value-type="float" office:value="6636721" calcext:value-type="float">
            <text:p>6636721</text:p>
          </table:table-cell>
          <table:table-cell table:number-columns-repeated="32"/>
        </table:table-row>
        <table:table-row table:style-name="ro1">
          <table:table-cell table:number-columns-repeated="10"/>
          <table:table-cell office:value-type="float" office:value="524288" calcext:value-type="float">
            <text:p>524288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 table:number-columns-repeated="2"/>
          <table:table-cell office:value-type="float" office:value="257671" calcext:value-type="float">
            <text:p>257671</text:p>
          </table:table-cell>
          <table:table-cell table:number-columns-repeated="2"/>
          <table:table-cell office:value-type="float" office:value="298847" calcext:value-type="float">
            <text:p>298847</text:p>
          </table:table-cell>
          <table:table-cell/>
          <table:table-cell office:value-type="float" office:value="6467490" calcext:value-type="float">
            <text:p>6467490</text:p>
          </table:table-cell>
          <table:table-cell/>
          <table:table-cell office:value-type="float" office:value="5275957" calcext:value-type="float">
            <text:p>5275957</text:p>
          </table:table-cell>
          <table:table-cell/>
          <table:table-cell office:value-type="float" office:value="6481329" calcext:value-type="float">
            <text:p>6481329</text:p>
          </table:table-cell>
          <table:table-cell table:number-columns-repeated="2"/>
          <table:table-cell office:value-type="float" office:value="293494" calcext:value-type="float">
            <text:p>293494</text:p>
          </table:table-cell>
          <table:table-cell/>
          <table:table-cell office:value-type="float" office:value="6708556" calcext:value-type="float">
            <text:p>6708556</text:p>
          </table:table-cell>
          <table:table-cell table:number-columns-repeated="2"/>
          <table:table-cell office:value-type="float" office:value="4402565" calcext:value-type="float">
            <text:p>4402565</text:p>
          </table:table-cell>
          <table:table-cell table:number-columns-repeated="2"/>
          <table:table-cell office:value-type="float" office:value="6815933" calcext:value-type="float">
            <text:p>6815933</text:p>
          </table:table-cell>
          <table:table-cell table:number-columns-repeated="2"/>
          <table:table-cell office:value-type="float" office:value="255590" calcext:value-type="float">
            <text:p>255590</text:p>
          </table:table-cell>
          <table:table-cell table:number-columns-repeated="2"/>
          <table:table-cell office:value-type="float" office:value="227412" calcext:value-type="float">
            <text:p>227412</text:p>
          </table:table-cell>
          <table:table-cell/>
          <table:table-cell office:value-type="float" office:value="6768937" calcext:value-type="float">
            <text:p>6768937</text:p>
          </table:table-cell>
          <table:table-cell/>
          <table:table-cell office:value-type="float" office:value="6724228" calcext:value-type="float">
            <text:p>6724228</text:p>
          </table:table-cell>
          <table:table-cell table:number-columns-repeated="32"/>
        </table:table-row>
        <table:table-row table:style-name="ro1">
          <table:table-cell table:number-columns-repeated="10"/>
          <table:table-cell office:value-type="float" office:value="524288" calcext:value-type="float">
            <text:p>524288</text:p>
          </table:table-cell>
          <table:table-cell table:number-columns-repeated="3"/>
          <table:table-cell office:value-type="float" office:value="4096" calcext:value-type="float">
            <text:p>4096</text:p>
          </table:table-cell>
          <table:table-cell table:number-columns-repeated="2"/>
          <table:table-cell office:value-type="float" office:value="314175" calcext:value-type="float">
            <text:p>314175</text:p>
          </table:table-cell>
          <table:table-cell table:number-columns-repeated="2"/>
          <table:table-cell office:value-type="float" office:value="288248" calcext:value-type="float">
            <text:p>288248</text:p>
          </table:table-cell>
          <table:table-cell/>
          <table:table-cell office:value-type="float" office:value="6211354" calcext:value-type="float">
            <text:p>6211354</text:p>
          </table:table-cell>
          <table:table-cell/>
          <table:table-cell office:value-type="float" office:value="5178866" calcext:value-type="float">
            <text:p>5178866</text:p>
          </table:table-cell>
          <table:table-cell/>
          <table:table-cell office:value-type="float" office:value="6300550" calcext:value-type="float">
            <text:p>6300550</text:p>
          </table:table-cell>
          <table:table-cell table:number-columns-repeated="2"/>
          <table:table-cell office:value-type="float" office:value="273413" calcext:value-type="float">
            <text:p>273413</text:p>
          </table:table-cell>
          <table:table-cell/>
          <table:table-cell office:value-type="float" office:value="6546742" calcext:value-type="float">
            <text:p>6546742</text:p>
          </table:table-cell>
          <table:table-cell table:number-columns-repeated="2"/>
          <table:table-cell office:value-type="float" office:value="3712723" calcext:value-type="float">
            <text:p>3712723</text:p>
          </table:table-cell>
          <table:table-cell table:number-columns-repeated="2"/>
          <table:table-cell office:value-type="float" office:value="6491202" calcext:value-type="float">
            <text:p>6491202</text:p>
          </table:table-cell>
          <table:table-cell table:number-columns-repeated="2"/>
          <table:table-cell office:value-type="float" office:value="236265" calcext:value-type="float">
            <text:p>236265</text:p>
          </table:table-cell>
          <table:table-cell table:number-columns-repeated="2"/>
          <table:table-cell office:value-type="float" office:value="241889" calcext:value-type="float">
            <text:p>241889</text:p>
          </table:table-cell>
          <table:table-cell/>
          <table:table-cell office:value-type="float" office:value="6533981" calcext:value-type="float">
            <text:p>6533981</text:p>
          </table:table-cell>
          <table:table-cell/>
          <table:table-cell office:value-type="float" office:value="6524249" calcext:value-type="float">
            <text:p>6524249</text:p>
          </table:table-cell>
          <table:table-cell table:number-columns-repeated="32"/>
        </table:table-row>
        <table:table-row table:style-name="ro1">
          <table:table-cell table:number-columns-repeated="10"/>
          <table:table-cell office:value-type="float" office:value="524288" calcext:value-type="float">
            <text:p>524288</text:p>
          </table:table-cell>
          <table:table-cell table:number-columns-repeated="3"/>
          <table:table-cell office:value-type="float" office:value="8192" calcext:value-type="float">
            <text:p>8192</text:p>
          </table:table-cell>
          <table:table-cell table:number-columns-repeated="2"/>
          <table:table-cell office:value-type="float" office:value="225682" calcext:value-type="float">
            <text:p>225682</text:p>
          </table:table-cell>
          <table:table-cell table:number-columns-repeated="2"/>
          <table:table-cell office:value-type="float" office:value="197032" calcext:value-type="float">
            <text:p>197032</text:p>
          </table:table-cell>
          <table:table-cell/>
          <table:table-cell office:value-type="float" office:value="5603223" calcext:value-type="float">
            <text:p>5603223</text:p>
          </table:table-cell>
          <table:table-cell/>
          <table:table-cell office:value-type="float" office:value="4595671" calcext:value-type="float">
            <text:p>4595671</text:p>
          </table:table-cell>
          <table:table-cell/>
          <table:table-cell office:value-type="float" office:value="5495335" calcext:value-type="float">
            <text:p>5495335</text:p>
          </table:table-cell>
          <table:table-cell table:number-columns-repeated="2"/>
          <table:table-cell office:value-type="float" office:value="276301" calcext:value-type="float">
            <text:p>276301</text:p>
          </table:table-cell>
          <table:table-cell/>
          <table:table-cell office:value-type="float" office:value="5672749" calcext:value-type="float">
            <text:p>5672749</text:p>
          </table:table-cell>
          <table:table-cell table:number-columns-repeated="2"/>
          <table:table-cell office:value-type="float" office:value="2912907" calcext:value-type="float">
            <text:p>2912907</text:p>
          </table:table-cell>
          <table:table-cell table:number-columns-repeated="2"/>
          <table:table-cell office:value-type="float" office:value="5813987" calcext:value-type="float">
            <text:p>5813987</text:p>
          </table:table-cell>
          <table:table-cell table:number-columns-repeated="2"/>
          <table:table-cell office:value-type="float" office:value="248058" calcext:value-type="float">
            <text:p>248058</text:p>
          </table:table-cell>
          <table:table-cell table:number-columns-repeated="2"/>
          <table:table-cell office:value-type="float" office:value="220110" calcext:value-type="float">
            <text:p>220110</text:p>
          </table:table-cell>
          <table:table-cell/>
          <table:table-cell office:value-type="float" office:value="5763442" calcext:value-type="float">
            <text:p>5763442</text:p>
          </table:table-cell>
          <table:table-cell/>
          <table:table-cell office:value-type="float" office:value="5789724" calcext:value-type="float">
            <text:p>5789724</text:p>
          </table:table-cell>
          <table:table-cell table:number-columns-repeated="32"/>
        </table:table-row>
        <table:table-row table:style-name="ro1">
          <table:table-cell table:number-columns-repeated="10"/>
          <table:table-cell office:value-type="float" office:value="524288" calcext:value-type="float">
            <text:p>524288</text:p>
          </table:table-cell>
          <table:table-cell table:number-columns-repeated="2"/>
          <table:table-cell office:value-type="float" office:value="16384" calcext:value-type="float">
            <text:p>16384</text:p>
          </table:table-cell>
          <table:table-cell table:number-columns-repeated="2"/>
          <table:table-cell office:value-type="float" office:value="257977" calcext:value-type="float">
            <text:p>257977</text:p>
          </table:table-cell>
          <table:table-cell table:number-columns-repeated="2"/>
          <table:table-cell office:value-type="float" office:value="231257" calcext:value-type="float">
            <text:p>231257</text:p>
          </table:table-cell>
          <table:table-cell/>
          <table:table-cell office:value-type="float" office:value="5297385" calcext:value-type="float">
            <text:p>5297385</text:p>
          </table:table-cell>
          <table:table-cell/>
          <table:table-cell office:value-type="float" office:value="4489380" calcext:value-type="float">
            <text:p>4489380</text:p>
          </table:table-cell>
          <table:table-cell/>
          <table:table-cell office:value-type="float" office:value="5315813" calcext:value-type="float">
            <text:p>5315813</text:p>
          </table:table-cell>
          <table:table-cell table:number-columns-repeated="2"/>
          <table:table-cell office:value-type="float" office:value="224182" calcext:value-type="float">
            <text:p>224182</text:p>
          </table:table-cell>
          <table:table-cell/>
          <table:table-cell office:value-type="float" office:value="5437207" calcext:value-type="float">
            <text:p>5437207</text:p>
          </table:table-cell>
          <table:table-cell table:number-columns-repeated="2"/>
          <table:table-cell office:value-type="float" office:value="2883553" calcext:value-type="float">
            <text:p>2883553</text:p>
          </table:table-cell>
          <table:table-cell table:number-columns-repeated="2"/>
          <table:table-cell office:value-type="float" office:value="5385264" calcext:value-type="float">
            <text:p>5385264</text:p>
          </table:table-cell>
          <table:table-cell table:number-columns-repeated="2"/>
          <table:table-cell office:value-type="float" office:value="252977" calcext:value-type="float">
            <text:p>252977</text:p>
          </table:table-cell>
          <table:table-cell table:number-columns-repeated="2"/>
          <table:table-cell office:value-type="float" office:value="232001" calcext:value-type="float">
            <text:p>232001</text:p>
          </table:table-cell>
          <table:table-cell/>
          <table:table-cell office:value-type="float" office:value="5353928" calcext:value-type="float">
            <text:p>5353928</text:p>
          </table:table-cell>
          <table:table-cell/>
          <table:table-cell office:value-type="float" office:value="5458830" calcext:value-type="float">
            <text:p>5458830</text:p>
          </table:table-cell>
          <table:table-cell table:number-columns-repeated="33"/>
        </table:table-row>
        <table:table-row table:style-name="ro1">
          <table:table-cell table:number-columns-repeated="9"/>
          <table:table-cell office:value-type="float" office:value="1048576" calcext:value-type="float">
            <text:p>1048576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94054" calcext:value-type="float">
            <text:p>194054</text:p>
          </table:table-cell>
          <table:table-cell table:number-columns-repeated="2"/>
          <table:table-cell office:value-type="float" office:value="207953" calcext:value-type="float">
            <text:p>207953</text:p>
          </table:table-cell>
          <table:table-cell table:number-columns-repeated="2"/>
          <table:table-cell office:value-type="float" office:value="563363" calcext:value-type="float">
            <text:p>563363</text:p>
          </table:table-cell>
          <table:table-cell table:number-columns-repeated="2"/>
          <table:table-cell office:value-type="float" office:value="571583" calcext:value-type="float">
            <text:p>571583</text:p>
          </table:table-cell>
          <table:table-cell table:number-columns-repeated="2"/>
          <table:table-cell office:value-type="float" office:value="250387" calcext:value-type="float">
            <text:p>250387</text:p>
          </table:table-cell>
          <table:table-cell table:number-columns-repeated="2"/>
          <table:table-cell office:value-type="float" office:value="198284" calcext:value-type="float">
            <text:p>198284</text:p>
          </table:table-cell>
          <table:table-cell table:number-columns-repeated="2"/>
          <table:table-cell office:value-type="float" office:value="257723" calcext:value-type="float">
            <text:p>257723</text:p>
          </table:table-cell>
          <table:table-cell table:number-columns-repeated="2"/>
          <table:table-cell office:value-type="float" office:value="4618895" calcext:value-type="float">
            <text:p>4618895</text:p>
          </table:table-cell>
          <table:table-cell table:number-columns-repeated="3"/>
          <table:table-cell office:value-type="float" office:value="441918" calcext:value-type="float">
            <text:p>441918</text:p>
          </table:table-cell>
          <table:table-cell table:number-columns-repeated="2"/>
          <table:table-cell office:value-type="float" office:value="219988" calcext:value-type="float">
            <text:p>219988</text:p>
          </table:table-cell>
          <table:table-cell table:number-columns-repeated="2"/>
          <table:table-cell office:value-type="float" office:value="196535" calcext:value-type="float">
            <text:p>196535</text:p>
          </table:table-cell>
          <table:table-cell table:number-columns-repeated="2"/>
          <table:table-cell office:value-type="float" office:value="409479" calcext:value-type="float">
            <text:p>409479</text:p>
          </table:table-cell>
          <table:table-cell table:number-columns-repeated="2"/>
          <table:table-cell office:value-type="float" office:value="504574" calcext:value-type="float">
            <text:p>504574</text:p>
          </table:table-cell>
          <table:table-cell table:number-columns-repeated="24"/>
        </table:table-row>
        <table:table-row table:style-name="ro1">
          <table:table-cell table:number-columns-repeated="9"/>
          <table:table-cell office:value-type="float" office:value="1048576" calcext:value-type="float">
            <text:p>1048576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222173" calcext:value-type="float">
            <text:p>222173</text:p>
          </table:table-cell>
          <table:table-cell table:number-columns-repeated="2"/>
          <table:table-cell office:value-type="float" office:value="189644" calcext:value-type="float">
            <text:p>189644</text:p>
          </table:table-cell>
          <table:table-cell table:number-columns-repeated="2"/>
          <table:table-cell office:value-type="float" office:value="577116" calcext:value-type="float">
            <text:p>577116</text:p>
          </table:table-cell>
          <table:table-cell table:number-columns-repeated="2"/>
          <table:table-cell office:value-type="float" office:value="577139" calcext:value-type="float">
            <text:p>577139</text:p>
          </table:table-cell>
          <table:table-cell table:number-columns-repeated="2"/>
          <table:table-cell office:value-type="float" office:value="372600" calcext:value-type="float">
            <text:p>372600</text:p>
          </table:table-cell>
          <table:table-cell table:number-columns-repeated="2"/>
          <table:table-cell office:value-type="float" office:value="278281" calcext:value-type="float">
            <text:p>278281</text:p>
          </table:table-cell>
          <table:table-cell table:number-columns-repeated="2"/>
          <table:table-cell office:value-type="float" office:value="307633" calcext:value-type="float">
            <text:p>307633</text:p>
          </table:table-cell>
          <table:table-cell table:number-columns-repeated="2"/>
          <table:table-cell office:value-type="float" office:value="4544089" calcext:value-type="float">
            <text:p>4544089</text:p>
          </table:table-cell>
          <table:table-cell table:number-columns-repeated="3"/>
          <table:table-cell office:value-type="float" office:value="431465" calcext:value-type="float">
            <text:p>431465</text:p>
          </table:table-cell>
          <table:table-cell table:number-columns-repeated="2"/>
          <table:table-cell office:value-type="float" office:value="255299" calcext:value-type="float">
            <text:p>255299</text:p>
          </table:table-cell>
          <table:table-cell table:number-columns-repeated="2"/>
          <table:table-cell office:value-type="float" office:value="212933" calcext:value-type="float">
            <text:p>212933</text:p>
          </table:table-cell>
          <table:table-cell table:number-columns-repeated="2"/>
          <table:table-cell office:value-type="float" office:value="541970" calcext:value-type="float">
            <text:p>541970</text:p>
          </table:table-cell>
          <table:table-cell table:number-columns-repeated="2"/>
          <table:table-cell office:value-type="float" office:value="553919" calcext:value-type="float">
            <text:p>553919</text:p>
          </table:table-cell>
          <table:table-cell table:number-columns-repeated="25"/>
        </table:table-row>
        <table:table-row table:style-name="ro1">
          <table:table-cell table:number-columns-repeated="9"/>
          <table:table-cell office:value-type="float" office:value="1048576" calcext:value-type="float">
            <text:p>1048576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234789" calcext:value-type="float">
            <text:p>234789</text:p>
          </table:table-cell>
          <table:table-cell table:number-columns-repeated="2"/>
          <table:table-cell office:value-type="float" office:value="205118" calcext:value-type="float">
            <text:p>205118</text:p>
          </table:table-cell>
          <table:table-cell table:number-columns-repeated="2"/>
          <table:table-cell office:value-type="float" office:value="569740" calcext:value-type="float">
            <text:p>569740</text:p>
          </table:table-cell>
          <table:table-cell table:number-columns-repeated="2"/>
          <table:table-cell office:value-type="float" office:value="547678" calcext:value-type="float">
            <text:p>547678</text:p>
          </table:table-cell>
          <table:table-cell table:number-columns-repeated="2"/>
          <table:table-cell office:value-type="float" office:value="491508" calcext:value-type="float">
            <text:p>491508</text:p>
          </table:table-cell>
          <table:table-cell table:number-columns-repeated="2"/>
          <table:table-cell office:value-type="float" office:value="252067" calcext:value-type="float">
            <text:p>252067</text:p>
          </table:table-cell>
          <table:table-cell table:number-columns-repeated="2"/>
          <table:table-cell office:value-type="float" office:value="459205" calcext:value-type="float">
            <text:p>459205</text:p>
          </table:table-cell>
          <table:table-cell table:number-columns-repeated="2"/>
          <table:table-cell office:value-type="float" office:value="4421534" calcext:value-type="float">
            <text:p>4421534</text:p>
          </table:table-cell>
          <table:table-cell table:number-columns-repeated="3"/>
          <table:table-cell office:value-type="float" office:value="645895" calcext:value-type="float">
            <text:p>645895</text:p>
          </table:table-cell>
          <table:table-cell table:number-columns-repeated="2"/>
          <table:table-cell office:value-type="float" office:value="222765" calcext:value-type="float">
            <text:p>222765</text:p>
          </table:table-cell>
          <table:table-cell table:number-columns-repeated="2"/>
          <table:table-cell office:value-type="float" office:value="208608" calcext:value-type="float">
            <text:p>208608</text:p>
          </table:table-cell>
          <table:table-cell table:number-columns-repeated="2"/>
          <table:table-cell office:value-type="float" office:value="454116" calcext:value-type="float">
            <text:p>454116</text:p>
          </table:table-cell>
          <table:table-cell table:number-columns-repeated="2"/>
          <table:table-cell office:value-type="float" office:value="630838" calcext:value-type="float">
            <text:p>630838</text:p>
          </table:table-cell>
          <table:table-cell table:number-columns-repeated="25"/>
        </table:table-row>
        <table:table-row table:style-name="ro1">
          <table:table-cell table:number-columns-repeated="9"/>
          <table:table-cell office:value-type="float" office:value="1048576" calcext:value-type="float">
            <text:p>1048576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236195" calcext:value-type="float">
            <text:p>236195</text:p>
          </table:table-cell>
          <table:table-cell table:number-columns-repeated="2"/>
          <table:table-cell office:value-type="float" office:value="198366" calcext:value-type="float">
            <text:p>198366</text:p>
          </table:table-cell>
          <table:table-cell table:number-columns-repeated="2"/>
          <table:table-cell office:value-type="float" office:value="576096" calcext:value-type="float">
            <text:p>576096</text:p>
          </table:table-cell>
          <table:table-cell table:number-columns-repeated="2"/>
          <table:table-cell office:value-type="float" office:value="573861" calcext:value-type="float">
            <text:p>573861</text:p>
          </table:table-cell>
          <table:table-cell table:number-columns-repeated="2"/>
          <table:table-cell office:value-type="float" office:value="654511" calcext:value-type="float">
            <text:p>654511</text:p>
          </table:table-cell>
          <table:table-cell table:number-columns-repeated="2"/>
          <table:table-cell office:value-type="float" office:value="251181" calcext:value-type="float">
            <text:p>251181</text:p>
          </table:table-cell>
          <table:table-cell table:number-columns-repeated="2"/>
          <table:table-cell office:value-type="float" office:value="551915" calcext:value-type="float">
            <text:p>551915</text:p>
          </table:table-cell>
          <table:table-cell table:number-columns-repeated="2"/>
          <table:table-cell office:value-type="float" office:value="4421312" calcext:value-type="float">
            <text:p>4421312</text:p>
          </table:table-cell>
          <table:table-cell table:number-columns-repeated="3"/>
          <table:table-cell office:value-type="float" office:value="740228" calcext:value-type="float">
            <text:p>740228</text:p>
          </table:table-cell>
          <table:table-cell table:number-columns-repeated="2"/>
          <table:table-cell office:value-type="float" office:value="236214" calcext:value-type="float">
            <text:p>236214</text:p>
          </table:table-cell>
          <table:table-cell table:number-columns-repeated="2"/>
          <table:table-cell office:value-type="float" office:value="220750" calcext:value-type="float">
            <text:p>220750</text:p>
          </table:table-cell>
          <table:table-cell table:number-columns-repeated="2"/>
          <table:table-cell office:value-type="float" office:value="698842" calcext:value-type="float">
            <text:p>698842</text:p>
          </table:table-cell>
          <table:table-cell table:number-columns-repeated="2"/>
          <table:table-cell office:value-type="float" office:value="638264" calcext:value-type="float">
            <text:p>638264</text:p>
          </table:table-cell>
          <table:table-cell table:number-columns-repeated="25"/>
        </table:table-row>
        <table:table-row table:style-name="ro1">
          <table:table-cell table:number-columns-repeated="9"/>
          <table:table-cell office:value-type="float" office:value="1048576" calcext:value-type="float">
            <text:p>1048576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 table:number-columns-repeated="2"/>
          <table:table-cell office:value-type="float" office:value="200680" calcext:value-type="float">
            <text:p>200680</text:p>
          </table:table-cell>
          <table:table-cell table:number-columns-repeated="2"/>
          <table:table-cell office:value-type="float" office:value="183268" calcext:value-type="float">
            <text:p>183268</text:p>
          </table:table-cell>
          <table:table-cell table:number-columns-repeated="2"/>
          <table:table-cell office:value-type="float" office:value="575473" calcext:value-type="float">
            <text:p>575473</text:p>
          </table:table-cell>
          <table:table-cell table:number-columns-repeated="2"/>
          <table:table-cell office:value-type="float" office:value="578074" calcext:value-type="float">
            <text:p>578074</text:p>
          </table:table-cell>
          <table:table-cell/>
          <table:table-cell office:value-type="float" office:value="1035235" calcext:value-type="float">
            <text:p>1035235</text:p>
          </table:table-cell>
          <table:table-cell table:number-columns-repeated="2"/>
          <table:table-cell office:value-type="float" office:value="196308" calcext:value-type="float">
            <text:p>196308</text:p>
          </table:table-cell>
          <table:table-cell/>
          <table:table-cell office:value-type="float" office:value="1725141" calcext:value-type="float">
            <text:p>1725141</text:p>
          </table:table-cell>
          <table:table-cell table:number-columns-repeated="2"/>
          <table:table-cell office:value-type="float" office:value="4434458" calcext:value-type="float">
            <text:p>4434458</text:p>
          </table:table-cell>
          <table:table-cell table:number-columns-repeated="2"/>
          <table:table-cell office:value-type="float" office:value="2493771" calcext:value-type="float">
            <text:p>2493771</text:p>
          </table:table-cell>
          <table:table-cell table:number-columns-repeated="2"/>
          <table:table-cell office:value-type="float" office:value="167069" calcext:value-type="float">
            <text:p>167069</text:p>
          </table:table-cell>
          <table:table-cell table:number-columns-repeated="2"/>
          <table:table-cell office:value-type="float" office:value="205732" calcext:value-type="float">
            <text:p>205732</text:p>
          </table:table-cell>
          <table:table-cell/>
          <table:table-cell office:value-type="float" office:value="2710640" calcext:value-type="float">
            <text:p>2710640</text:p>
          </table:table-cell>
          <table:table-cell/>
          <table:table-cell office:value-type="float" office:value="5012168" calcext:value-type="float">
            <text:p>5012168</text:p>
          </table:table-cell>
          <table:table-cell table:number-columns-repeated="31"/>
        </table:table-row>
        <table:table-row table:style-name="ro1">
          <table:table-cell table:number-columns-repeated="9"/>
          <table:table-cell office:value-type="float" office:value="1048576" calcext:value-type="float">
            <text:p>1048576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 table:number-columns-repeated="2"/>
          <table:table-cell office:value-type="float" office:value="213145" calcext:value-type="float">
            <text:p>213145</text:p>
          </table:table-cell>
          <table:table-cell table:number-columns-repeated="2"/>
          <table:table-cell office:value-type="float" office:value="223933" calcext:value-type="float">
            <text:p>223933</text:p>
          </table:table-cell>
          <table:table-cell/>
          <table:table-cell office:value-type="float" office:value="1632649" calcext:value-type="float">
            <text:p>1632649</text:p>
          </table:table-cell>
          <table:table-cell/>
          <table:table-cell office:value-type="float" office:value="4572007" calcext:value-type="float">
            <text:p>4572007</text:p>
          </table:table-cell>
          <table:table-cell/>
          <table:table-cell office:value-type="float" office:value="6413850" calcext:value-type="float">
            <text:p>6413850</text:p>
          </table:table-cell>
          <table:table-cell table:number-columns-repeated="2"/>
          <table:table-cell office:value-type="float" office:value="206071" calcext:value-type="float">
            <text:p>206071</text:p>
          </table:table-cell>
          <table:table-cell/>
          <table:table-cell office:value-type="float" office:value="6379131" calcext:value-type="float">
            <text:p>6379131</text:p>
          </table:table-cell>
          <table:table-cell table:number-columns-repeated="2"/>
          <table:table-cell office:value-type="float" office:value="4327057" calcext:value-type="float">
            <text:p>4327057</text:p>
          </table:table-cell>
          <table:table-cell table:number-columns-repeated="2"/>
          <table:table-cell office:value-type="float" office:value="6579678" calcext:value-type="float">
            <text:p>6579678</text:p>
          </table:table-cell>
          <table:table-cell table:number-columns-repeated="2"/>
          <table:table-cell office:value-type="float" office:value="178721" calcext:value-type="float">
            <text:p>178721</text:p>
          </table:table-cell>
          <table:table-cell table:number-columns-repeated="2"/>
          <table:table-cell office:value-type="float" office:value="228775" calcext:value-type="float">
            <text:p>228775</text:p>
          </table:table-cell>
          <table:table-cell/>
          <table:table-cell office:value-type="float" office:value="6589131" calcext:value-type="float">
            <text:p>6589131</text:p>
          </table:table-cell>
          <table:table-cell/>
          <table:table-cell office:value-type="float" office:value="6579186" calcext:value-type="float">
            <text:p>6579186</text:p>
          </table:table-cell>
          <table:table-cell table:number-columns-repeated="33"/>
        </table:table-row>
        <table:table-row table:style-name="ro1">
          <table:table-cell table:number-columns-repeated="9"/>
          <table:table-cell office:value-type="float" office:value="1048576" calcext:value-type="float">
            <text:p>1048576</text:p>
          </table:table-cell>
          <table:table-cell table:number-columns-repeated="3"/>
          <table:table-cell office:value-type="float" office:value="4096" calcext:value-type="float">
            <text:p>4096</text:p>
          </table:table-cell>
          <table:table-cell table:number-columns-repeated="2"/>
          <table:table-cell office:value-type="float" office:value="202314" calcext:value-type="float">
            <text:p>202314</text:p>
          </table:table-cell>
          <table:table-cell table:number-columns-repeated="2"/>
          <table:table-cell office:value-type="float" office:value="213368" calcext:value-type="float">
            <text:p>213368</text:p>
          </table:table-cell>
          <table:table-cell/>
          <table:table-cell office:value-type="float" office:value="6098996" calcext:value-type="float">
            <text:p>6098996</text:p>
          </table:table-cell>
          <table:table-cell/>
          <table:table-cell office:value-type="float" office:value="5029093" calcext:value-type="float">
            <text:p>5029093</text:p>
          </table:table-cell>
          <table:table-cell/>
          <table:table-cell office:value-type="float" office:value="6091090" calcext:value-type="float">
            <text:p>6091090</text:p>
          </table:table-cell>
          <table:table-cell table:number-columns-repeated="2"/>
          <table:table-cell office:value-type="float" office:value="211590" calcext:value-type="float">
            <text:p>211590</text:p>
          </table:table-cell>
          <table:table-cell/>
          <table:table-cell office:value-type="float" office:value="6264757" calcext:value-type="float">
            <text:p>6264757</text:p>
          </table:table-cell>
          <table:table-cell table:number-columns-repeated="2"/>
          <table:table-cell office:value-type="float" office:value="3741439" calcext:value-type="float">
            <text:p>3741439</text:p>
          </table:table-cell>
          <table:table-cell table:number-columns-repeated="2"/>
          <table:table-cell office:value-type="float" office:value="6290230" calcext:value-type="float">
            <text:p>6290230</text:p>
          </table:table-cell>
          <table:table-cell table:number-columns-repeated="2"/>
          <table:table-cell office:value-type="float" office:value="215953" calcext:value-type="float">
            <text:p>215953</text:p>
          </table:table-cell>
          <table:table-cell table:number-columns-repeated="2"/>
          <table:table-cell office:value-type="float" office:value="203408" calcext:value-type="float">
            <text:p>203408</text:p>
          </table:table-cell>
          <table:table-cell/>
          <table:table-cell office:value-type="float" office:value="6409158" calcext:value-type="float">
            <text:p>6409158</text:p>
          </table:table-cell>
          <table:table-cell/>
          <table:table-cell office:value-type="float" office:value="6408840" calcext:value-type="float">
            <text:p>6408840</text:p>
          </table:table-cell>
          <table:table-cell table:number-columns-repeated="33"/>
        </table:table-row>
        <table:table-row table:style-name="ro1">
          <table:table-cell table:number-columns-repeated="9"/>
          <table:table-cell office:value-type="float" office:value="1048576" calcext:value-type="float">
            <text:p>1048576</text:p>
          </table:table-cell>
          <table:table-cell table:number-columns-repeated="3"/>
          <table:table-cell office:value-type="float" office:value="8192" calcext:value-type="float">
            <text:p>8192</text:p>
          </table:table-cell>
          <table:table-cell table:number-columns-repeated="2"/>
          <table:table-cell office:value-type="float" office:value="216244" calcext:value-type="float">
            <text:p>216244</text:p>
          </table:table-cell>
          <table:table-cell table:number-columns-repeated="2"/>
          <table:table-cell office:value-type="float" office:value="230209" calcext:value-type="float">
            <text:p>230209</text:p>
          </table:table-cell>
          <table:table-cell/>
          <table:table-cell office:value-type="float" office:value="3436331" calcext:value-type="float">
            <text:p>3436331</text:p>
          </table:table-cell>
          <table:table-cell/>
          <table:table-cell office:value-type="float" office:value="4236362" calcext:value-type="float">
            <text:p>4236362</text:p>
          </table:table-cell>
          <table:table-cell/>
          <table:table-cell office:value-type="float" office:value="5515623" calcext:value-type="float">
            <text:p>5515623</text:p>
          </table:table-cell>
          <table:table-cell table:number-columns-repeated="2"/>
          <table:table-cell office:value-type="float" office:value="217615" calcext:value-type="float">
            <text:p>217615</text:p>
          </table:table-cell>
          <table:table-cell/>
          <table:table-cell office:value-type="float" office:value="5552129" calcext:value-type="float">
            <text:p>5552129</text:p>
          </table:table-cell>
          <table:table-cell table:number-columns-repeated="2"/>
          <table:table-cell office:value-type="float" office:value="3041492" calcext:value-type="float">
            <text:p>3041492</text:p>
          </table:table-cell>
          <table:table-cell table:number-columns-repeated="2"/>
          <table:table-cell office:value-type="float" office:value="5665710" calcext:value-type="float">
            <text:p>5665710</text:p>
          </table:table-cell>
          <table:table-cell table:number-columns-repeated="2"/>
          <table:table-cell office:value-type="float" office:value="194397" calcext:value-type="float">
            <text:p>194397</text:p>
          </table:table-cell>
          <table:table-cell table:number-columns-repeated="2"/>
          <table:table-cell office:value-type="float" office:value="235030" calcext:value-type="float">
            <text:p>235030</text:p>
          </table:table-cell>
          <table:table-cell/>
          <table:table-cell office:value-type="float" office:value="5700519" calcext:value-type="float">
            <text:p>5700519</text:p>
          </table:table-cell>
          <table:table-cell/>
          <table:table-cell office:value-type="float" office:value="5686110" calcext:value-type="float">
            <text:p>5686110</text:p>
          </table:table-cell>
          <table:table-cell table:number-columns-repeated="33"/>
        </table:table-row>
        <table:table-row table:style-name="ro1">
          <table:table-cell table:number-columns-repeated="9"/>
          <table:table-cell office:value-type="float" office:value="1048576" calcext:value-type="float">
            <text:p>1048576</text:p>
          </table:table-cell>
          <table:table-cell table:number-columns-repeated="2"/>
          <table:table-cell office:value-type="float" office:value="16384" calcext:value-type="float">
            <text:p>16384</text:p>
          </table:table-cell>
          <table:table-cell table:number-columns-repeated="2"/>
          <table:table-cell office:value-type="float" office:value="211671" calcext:value-type="float">
            <text:p>211671</text:p>
          </table:table-cell>
          <table:table-cell table:number-columns-repeated="2"/>
          <table:table-cell office:value-type="float" office:value="228048" calcext:value-type="float">
            <text:p>228048</text:p>
          </table:table-cell>
          <table:table-cell/>
          <table:table-cell office:value-type="float" office:value="5248786" calcext:value-type="float">
            <text:p>5248786</text:p>
          </table:table-cell>
          <table:table-cell/>
          <table:table-cell office:value-type="float" office:value="4456733" calcext:value-type="float">
            <text:p>4456733</text:p>
          </table:table-cell>
          <table:table-cell/>
          <table:table-cell office:value-type="float" office:value="5283961" calcext:value-type="float">
            <text:p>5283961</text:p>
          </table:table-cell>
          <table:table-cell table:number-columns-repeated="2"/>
          <table:table-cell office:value-type="float" office:value="210494" calcext:value-type="float">
            <text:p>210494</text:p>
          </table:table-cell>
          <table:table-cell/>
          <table:table-cell office:value-type="float" office:value="5291081" calcext:value-type="float">
            <text:p>5291081</text:p>
          </table:table-cell>
          <table:table-cell table:number-columns-repeated="2"/>
          <table:table-cell office:value-type="float" office:value="2899021" calcext:value-type="float">
            <text:p>2899021</text:p>
          </table:table-cell>
          <table:table-cell table:number-columns-repeated="2"/>
          <table:table-cell office:value-type="float" office:value="5320718" calcext:value-type="float">
            <text:p>5320718</text:p>
          </table:table-cell>
          <table:table-cell table:number-columns-repeated="2"/>
          <table:table-cell office:value-type="float" office:value="212686" calcext:value-type="float">
            <text:p>212686</text:p>
          </table:table-cell>
          <table:table-cell table:number-columns-repeated="2"/>
          <table:table-cell office:value-type="float" office:value="216059" calcext:value-type="float">
            <text:p>216059</text:p>
          </table:table-cell>
          <table:table-cell/>
          <table:table-cell office:value-type="float" office:value="5384162" calcext:value-type="float">
            <text:p>5384162</text:p>
          </table:table-cell>
          <table:table-cell/>
          <table:table-cell office:value-type="float" office:value="5353210" calcext:value-type="float">
            <text:p>5353210</text:p>
          </table:table-cell>
          <table:table-cell table:number-columns-repeated="34"/>
        </table:table-row>
        <table:table-row table:style-name="ro1">
          <table:table-cell table:number-columns-repeated="9"/>
          <table:table-cell office:value-type="float" office:value="2097152" calcext:value-type="float">
            <text:p>2097152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203430" calcext:value-type="float">
            <text:p>203430</text:p>
          </table:table-cell>
          <table:table-cell table:number-columns-repeated="2"/>
          <table:table-cell office:value-type="float" office:value="199409" calcext:value-type="float">
            <text:p>199409</text:p>
          </table:table-cell>
          <table:table-cell table:number-columns-repeated="2"/>
          <table:table-cell office:value-type="float" office:value="544855" calcext:value-type="float">
            <text:p>544855</text:p>
          </table:table-cell>
          <table:table-cell table:number-columns-repeated="2"/>
          <table:table-cell office:value-type="float" office:value="539725" calcext:value-type="float">
            <text:p>539725</text:p>
          </table:table-cell>
          <table:table-cell table:number-columns-repeated="2"/>
          <table:table-cell office:value-type="float" office:value="196490" calcext:value-type="float">
            <text:p>196490</text:p>
          </table:table-cell>
          <table:table-cell table:number-columns-repeated="2"/>
          <table:table-cell office:value-type="float" office:value="234821" calcext:value-type="float">
            <text:p>234821</text:p>
          </table:table-cell>
          <table:table-cell table:number-columns-repeated="2"/>
          <table:table-cell office:value-type="float" office:value="202708" calcext:value-type="float">
            <text:p>202708</text:p>
          </table:table-cell>
          <table:table-cell table:number-columns-repeated="2"/>
          <table:table-cell office:value-type="float" office:value="4532167" calcext:value-type="float">
            <text:p>4532167</text:p>
          </table:table-cell>
          <table:table-cell table:number-columns-repeated="3"/>
          <table:table-cell office:value-type="float" office:value="433207" calcext:value-type="float">
            <text:p>433207</text:p>
          </table:table-cell>
          <table:table-cell table:number-columns-repeated="2"/>
          <table:table-cell office:value-type="float" office:value="195775" calcext:value-type="float">
            <text:p>195775</text:p>
          </table:table-cell>
          <table:table-cell table:number-columns-repeated="2"/>
          <table:table-cell office:value-type="float" office:value="209610" calcext:value-type="float">
            <text:p>209610</text:p>
          </table:table-cell>
          <table:table-cell table:number-columns-repeated="2"/>
          <table:table-cell office:value-type="float" office:value="535561" calcext:value-type="float">
            <text:p>535561</text:p>
          </table:table-cell>
          <table:table-cell table:number-columns-repeated="2"/>
          <table:table-cell office:value-type="float" office:value="540107" calcext:value-type="float">
            <text:p>540107</text:p>
          </table:table-cell>
          <table:table-cell table:number-columns-repeated="24"/>
        </table:table-row>
        <table:table-row table:style-name="ro1">
          <table:table-cell table:number-columns-repeated="9"/>
          <table:table-cell office:value-type="float" office:value="2097152" calcext:value-type="float">
            <text:p>2097152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163628" calcext:value-type="float">
            <text:p>163628</text:p>
          </table:table-cell>
          <table:table-cell table:number-columns-repeated="2"/>
          <table:table-cell office:value-type="float" office:value="195900" calcext:value-type="float">
            <text:p>195900</text:p>
          </table:table-cell>
          <table:table-cell table:number-columns-repeated="2"/>
          <table:table-cell office:value-type="float" office:value="573642" calcext:value-type="float">
            <text:p>573642</text:p>
          </table:table-cell>
          <table:table-cell table:number-columns-repeated="2"/>
          <table:table-cell office:value-type="float" office:value="575823" calcext:value-type="float">
            <text:p>575823</text:p>
          </table:table-cell>
          <table:table-cell table:number-columns-repeated="2"/>
          <table:table-cell office:value-type="float" office:value="296751" calcext:value-type="float">
            <text:p>296751</text:p>
          </table:table-cell>
          <table:table-cell table:number-columns-repeated="2"/>
          <table:table-cell office:value-type="float" office:value="218333" calcext:value-type="float">
            <text:p>218333</text:p>
          </table:table-cell>
          <table:table-cell table:number-columns-repeated="2"/>
          <table:table-cell office:value-type="float" office:value="336072" calcext:value-type="float">
            <text:p>336072</text:p>
          </table:table-cell>
          <table:table-cell table:number-columns-repeated="2"/>
          <table:table-cell office:value-type="float" office:value="4592903" calcext:value-type="float">
            <text:p>4592903</text:p>
          </table:table-cell>
          <table:table-cell table:number-columns-repeated="3"/>
          <table:table-cell office:value-type="float" office:value="319209" calcext:value-type="float">
            <text:p>319209</text:p>
          </table:table-cell>
          <table:table-cell table:number-columns-repeated="2"/>
          <table:table-cell office:value-type="float" office:value="204006" calcext:value-type="float">
            <text:p>204006</text:p>
          </table:table-cell>
          <table:table-cell table:number-columns-repeated="2"/>
          <table:table-cell office:value-type="float" office:value="222456" calcext:value-type="float">
            <text:p>222456</text:p>
          </table:table-cell>
          <table:table-cell table:number-columns-repeated="2"/>
          <table:table-cell office:value-type="float" office:value="509852" calcext:value-type="float">
            <text:p>509852</text:p>
          </table:table-cell>
          <table:table-cell table:number-columns-repeated="2"/>
          <table:table-cell office:value-type="float" office:value="558707" calcext:value-type="float">
            <text:p>558707</text:p>
          </table:table-cell>
          <table:table-cell table:number-columns-repeated="25"/>
        </table:table-row>
        <table:table-row table:style-name="ro1">
          <table:table-cell table:number-columns-repeated="9"/>
          <table:table-cell office:value-type="float" office:value="2097152" calcext:value-type="float">
            <text:p>2097152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195506" calcext:value-type="float">
            <text:p>195506</text:p>
          </table:table-cell>
          <table:table-cell table:number-columns-repeated="2"/>
          <table:table-cell office:value-type="float" office:value="238187" calcext:value-type="float">
            <text:p>238187</text:p>
          </table:table-cell>
          <table:table-cell table:number-columns-repeated="2"/>
          <table:table-cell office:value-type="float" office:value="575727" calcext:value-type="float">
            <text:p>575727</text:p>
          </table:table-cell>
          <table:table-cell table:number-columns-repeated="2"/>
          <table:table-cell office:value-type="float" office:value="547774" calcext:value-type="float">
            <text:p>547774</text:p>
          </table:table-cell>
          <table:table-cell table:number-columns-repeated="2"/>
          <table:table-cell office:value-type="float" office:value="370259" calcext:value-type="float">
            <text:p>370259</text:p>
          </table:table-cell>
          <table:table-cell table:number-columns-repeated="2"/>
          <table:table-cell office:value-type="float" office:value="248146" calcext:value-type="float">
            <text:p>248146</text:p>
          </table:table-cell>
          <table:table-cell table:number-columns-repeated="2"/>
          <table:table-cell office:value-type="float" office:value="374805" calcext:value-type="float">
            <text:p>374805</text:p>
          </table:table-cell>
          <table:table-cell table:number-columns-repeated="2"/>
          <table:table-cell office:value-type="float" office:value="4433856" calcext:value-type="float">
            <text:p>4433856</text:p>
          </table:table-cell>
          <table:table-cell table:number-columns-repeated="3"/>
          <table:table-cell office:value-type="float" office:value="453298" calcext:value-type="float">
            <text:p>453298</text:p>
          </table:table-cell>
          <table:table-cell table:number-columns-repeated="2"/>
          <table:table-cell office:value-type="float" office:value="215078" calcext:value-type="float">
            <text:p>215078</text:p>
          </table:table-cell>
          <table:table-cell table:number-columns-repeated="2"/>
          <table:table-cell office:value-type="float" office:value="216826" calcext:value-type="float">
            <text:p>216826</text:p>
          </table:table-cell>
          <table:table-cell table:number-columns-repeated="2"/>
          <table:table-cell office:value-type="float" office:value="541560" calcext:value-type="float">
            <text:p>541560</text:p>
          </table:table-cell>
          <table:table-cell table:number-columns-repeated="2"/>
          <table:table-cell office:value-type="float" office:value="545716" calcext:value-type="float">
            <text:p>545716</text:p>
          </table:table-cell>
          <table:table-cell table:number-columns-repeated="25"/>
        </table:table-row>
        <table:table-row table:style-name="ro1">
          <table:table-cell table:number-columns-repeated="9"/>
          <table:table-cell office:value-type="float" office:value="2097152" calcext:value-type="float">
            <text:p>2097152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221005" calcext:value-type="float">
            <text:p>221005</text:p>
          </table:table-cell>
          <table:table-cell table:number-columns-repeated="2"/>
          <table:table-cell office:value-type="float" office:value="234746" calcext:value-type="float">
            <text:p>234746</text:p>
          </table:table-cell>
          <table:table-cell table:number-columns-repeated="2"/>
          <table:table-cell office:value-type="float" office:value="557802" calcext:value-type="float">
            <text:p>557802</text:p>
          </table:table-cell>
          <table:table-cell table:number-columns-repeated="2"/>
          <table:table-cell office:value-type="float" office:value="574352" calcext:value-type="float">
            <text:p>574352</text:p>
          </table:table-cell>
          <table:table-cell table:number-columns-repeated="2"/>
          <table:table-cell office:value-type="float" office:value="433013" calcext:value-type="float">
            <text:p>433013</text:p>
          </table:table-cell>
          <table:table-cell table:number-columns-repeated="2"/>
          <table:table-cell office:value-type="float" office:value="222384" calcext:value-type="float">
            <text:p>222384</text:p>
          </table:table-cell>
          <table:table-cell table:number-columns-repeated="2"/>
          <table:table-cell office:value-type="float" office:value="451548" calcext:value-type="float">
            <text:p>451548</text:p>
          </table:table-cell>
          <table:table-cell table:number-columns-repeated="2"/>
          <table:table-cell office:value-type="float" office:value="4332278" calcext:value-type="float">
            <text:p>4332278</text:p>
          </table:table-cell>
          <table:table-cell table:number-columns-repeated="3"/>
          <table:table-cell office:value-type="float" office:value="507726" calcext:value-type="float">
            <text:p>507726</text:p>
          </table:table-cell>
          <table:table-cell table:number-columns-repeated="2"/>
          <table:table-cell office:value-type="float" office:value="227945" calcext:value-type="float">
            <text:p>227945</text:p>
          </table:table-cell>
          <table:table-cell table:number-columns-repeated="2"/>
          <table:table-cell office:value-type="float" office:value="224355" calcext:value-type="float">
            <text:p>224355</text:p>
          </table:table-cell>
          <table:table-cell table:number-columns-repeated="2"/>
          <table:table-cell office:value-type="float" office:value="586291" calcext:value-type="float">
            <text:p>586291</text:p>
          </table:table-cell>
          <table:table-cell table:number-columns-repeated="2"/>
          <table:table-cell office:value-type="float" office:value="579182" calcext:value-type="float">
            <text:p>579182</text:p>
          </table:table-cell>
          <table:table-cell table:number-columns-repeated="25"/>
        </table:table-row>
        <table:table-row table:style-name="ro1">
          <table:table-cell table:number-columns-repeated="9"/>
          <table:table-cell office:value-type="float" office:value="2097152" calcext:value-type="float">
            <text:p>2097152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 table:number-columns-repeated="2"/>
          <table:table-cell office:value-type="float" office:value="247303" calcext:value-type="float">
            <text:p>247303</text:p>
          </table:table-cell>
          <table:table-cell table:number-columns-repeated="2"/>
          <table:table-cell office:value-type="float" office:value="231133" calcext:value-type="float">
            <text:p>231133</text:p>
          </table:table-cell>
          <table:table-cell table:number-columns-repeated="2"/>
          <table:table-cell office:value-type="float" office:value="573501" calcext:value-type="float">
            <text:p>573501</text:p>
          </table:table-cell>
          <table:table-cell table:number-columns-repeated="2"/>
          <table:table-cell office:value-type="float" office:value="580565" calcext:value-type="float">
            <text:p>580565</text:p>
          </table:table-cell>
          <table:table-cell table:number-columns-repeated="2"/>
          <table:table-cell office:value-type="float" office:value="516388" calcext:value-type="float">
            <text:p>516388</text:p>
          </table:table-cell>
          <table:table-cell table:number-columns-repeated="2"/>
          <table:table-cell office:value-type="float" office:value="209696" calcext:value-type="float">
            <text:p>209696</text:p>
          </table:table-cell>
          <table:table-cell table:number-columns-repeated="2"/>
          <table:table-cell office:value-type="float" office:value="542588" calcext:value-type="float">
            <text:p>542588</text:p>
          </table:table-cell>
          <table:table-cell table:number-columns-repeated="2"/>
          <table:table-cell office:value-type="float" office:value="4352689" calcext:value-type="float">
            <text:p>4352689</text:p>
          </table:table-cell>
          <table:table-cell table:number-columns-repeated="3"/>
          <table:table-cell office:value-type="float" office:value="561766" calcext:value-type="float">
            <text:p>561766</text:p>
          </table:table-cell>
          <table:table-cell table:number-columns-repeated="2"/>
          <table:table-cell office:value-type="float" office:value="179179" calcext:value-type="float">
            <text:p>179179</text:p>
          </table:table-cell>
          <table:table-cell table:number-columns-repeated="2"/>
          <table:table-cell office:value-type="float" office:value="226126" calcext:value-type="float">
            <text:p>226126</text:p>
          </table:table-cell>
          <table:table-cell table:number-columns-repeated="2"/>
          <table:table-cell office:value-type="float" office:value="487754" calcext:value-type="float">
            <text:p>487754</text:p>
          </table:table-cell>
          <table:table-cell table:number-columns-repeated="2"/>
          <table:table-cell office:value-type="float" office:value="589371" calcext:value-type="float">
            <text:p>589371</text:p>
          </table:table-cell>
          <table:table-cell table:number-columns-repeated="26"/>
        </table:table-row>
        <table:table-row table:style-name="ro1">
          <table:table-cell table:number-columns-repeated="9"/>
          <table:table-cell office:value-type="float" office:value="2097152" calcext:value-type="float">
            <text:p>2097152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 table:number-columns-repeated="2"/>
          <table:table-cell office:value-type="float" office:value="260759" calcext:value-type="float">
            <text:p>260759</text:p>
          </table:table-cell>
          <table:table-cell table:number-columns-repeated="2"/>
          <table:table-cell office:value-type="float" office:value="249888" calcext:value-type="float">
            <text:p>249888</text:p>
          </table:table-cell>
          <table:table-cell table:number-columns-repeated="2"/>
          <table:table-cell office:value-type="float" office:value="570788" calcext:value-type="float">
            <text:p>570788</text:p>
          </table:table-cell>
          <table:table-cell table:number-columns-repeated="2"/>
          <table:table-cell office:value-type="float" office:value="575701" calcext:value-type="float">
            <text:p>575701</text:p>
          </table:table-cell>
          <table:table-cell table:number-columns-repeated="2"/>
          <table:table-cell office:value-type="float" office:value="553727" calcext:value-type="float">
            <text:p>553727</text:p>
          </table:table-cell>
          <table:table-cell table:number-columns-repeated="2"/>
          <table:table-cell office:value-type="float" office:value="198778" calcext:value-type="float">
            <text:p>198778</text:p>
          </table:table-cell>
          <table:table-cell table:number-columns-repeated="2"/>
          <table:table-cell office:value-type="float" office:value="603919" calcext:value-type="float">
            <text:p>603919</text:p>
          </table:table-cell>
          <table:table-cell table:number-columns-repeated="2"/>
          <table:table-cell office:value-type="float" office:value="4381919" calcext:value-type="float">
            <text:p>4381919</text:p>
          </table:table-cell>
          <table:table-cell table:number-columns-repeated="3"/>
          <table:table-cell office:value-type="float" office:value="573994" calcext:value-type="float">
            <text:p>573994</text:p>
          </table:table-cell>
          <table:table-cell table:number-columns-repeated="2"/>
          <table:table-cell office:value-type="float" office:value="228376" calcext:value-type="float">
            <text:p>228376</text:p>
          </table:table-cell>
          <table:table-cell table:number-columns-repeated="2"/>
          <table:table-cell office:value-type="float" office:value="255763" calcext:value-type="float">
            <text:p>255763</text:p>
          </table:table-cell>
          <table:table-cell table:number-columns-repeated="2"/>
          <table:table-cell office:value-type="float" office:value="589949" calcext:value-type="float">
            <text:p>589949</text:p>
          </table:table-cell>
          <table:table-cell table:number-columns-repeated="2"/>
          <table:table-cell office:value-type="float" office:value="607321" calcext:value-type="float">
            <text:p>607321</text:p>
          </table:table-cell>
          <table:table-cell table:number-columns-repeated="26"/>
        </table:table-row>
        <table:table-row table:style-name="ro1">
          <table:table-cell table:number-columns-repeated="9"/>
          <table:table-cell office:value-type="float" office:value="2097152" calcext:value-type="float">
            <text:p>2097152</text:p>
          </table:table-cell>
          <table:table-cell table:number-columns-repeated="3"/>
          <table:table-cell office:value-type="float" office:value="4096" calcext:value-type="float">
            <text:p>4096</text:p>
          </table:table-cell>
          <table:table-cell table:number-columns-repeated="2"/>
          <table:table-cell office:value-type="float" office:value="250244" calcext:value-type="float">
            <text:p>250244</text:p>
          </table:table-cell>
          <table:table-cell table:number-columns-repeated="2"/>
          <table:table-cell office:value-type="float" office:value="234349" calcext:value-type="float">
            <text:p>234349</text:p>
          </table:table-cell>
          <table:table-cell table:number-columns-repeated="2"/>
          <table:table-cell office:value-type="float" office:value="549574" calcext:value-type="float">
            <text:p>549574</text:p>
          </table:table-cell>
          <table:table-cell table:number-columns-repeated="2"/>
          <table:table-cell office:value-type="float" office:value="540824" calcext:value-type="float">
            <text:p>540824</text:p>
          </table:table-cell>
          <table:table-cell table:number-columns-repeated="2"/>
          <table:table-cell office:value-type="float" office:value="548103" calcext:value-type="float">
            <text:p>548103</text:p>
          </table:table-cell>
          <table:table-cell table:number-columns-repeated="2"/>
          <table:table-cell office:value-type="float" office:value="252302" calcext:value-type="float">
            <text:p>252302</text:p>
          </table:table-cell>
          <table:table-cell table:number-columns-repeated="2"/>
          <table:table-cell office:value-type="float" office:value="683118" calcext:value-type="float">
            <text:p>683118</text:p>
          </table:table-cell>
          <table:table-cell table:number-columns-repeated="2"/>
          <table:table-cell office:value-type="float" office:value="3792209" calcext:value-type="float">
            <text:p>3792209</text:p>
          </table:table-cell>
          <table:table-cell table:number-columns-repeated="3"/>
          <table:table-cell office:value-type="float" office:value="627462" calcext:value-type="float">
            <text:p>627462</text:p>
          </table:table-cell>
          <table:table-cell table:number-columns-repeated="2"/>
          <table:table-cell office:value-type="float" office:value="213601" calcext:value-type="float">
            <text:p>213601</text:p>
          </table:table-cell>
          <table:table-cell table:number-columns-repeated="2"/>
          <table:table-cell office:value-type="float" office:value="243790" calcext:value-type="float">
            <text:p>243790</text:p>
          </table:table-cell>
          <table:table-cell table:number-columns-repeated="2"/>
          <table:table-cell office:value-type="float" office:value="519397" calcext:value-type="float">
            <text:p>519397</text:p>
          </table:table-cell>
          <table:table-cell table:number-columns-repeated="2"/>
          <table:table-cell office:value-type="float" office:value="620329" calcext:value-type="float">
            <text:p>620329</text:p>
          </table:table-cell>
          <table:table-cell table:number-columns-repeated="26"/>
        </table:table-row>
        <table:table-row table:style-name="ro1">
          <table:table-cell table:number-columns-repeated="9"/>
          <table:table-cell office:value-type="float" office:value="2097152" calcext:value-type="float">
            <text:p>2097152</text:p>
          </table:table-cell>
          <table:table-cell table:number-columns-repeated="3"/>
          <table:table-cell office:value-type="float" office:value="8192" calcext:value-type="float">
            <text:p>8192</text:p>
          </table:table-cell>
          <table:table-cell table:number-columns-repeated="2"/>
          <table:table-cell office:value-type="float" office:value="265308" calcext:value-type="float">
            <text:p>265308</text:p>
          </table:table-cell>
          <table:table-cell table:number-columns-repeated="2"/>
          <table:table-cell office:value-type="float" office:value="191152" calcext:value-type="float">
            <text:p>191152</text:p>
          </table:table-cell>
          <table:table-cell table:number-columns-repeated="2"/>
          <table:table-cell office:value-type="float" office:value="563882" calcext:value-type="float">
            <text:p>563882</text:p>
          </table:table-cell>
          <table:table-cell table:number-columns-repeated="2"/>
          <table:table-cell office:value-type="float" office:value="560275" calcext:value-type="float">
            <text:p>560275</text:p>
          </table:table-cell>
          <table:table-cell table:number-columns-repeated="2"/>
          <table:table-cell office:value-type="float" office:value="558716" calcext:value-type="float">
            <text:p>558716</text:p>
          </table:table-cell>
          <table:table-cell table:number-columns-repeated="2"/>
          <table:table-cell office:value-type="float" office:value="238018" calcext:value-type="float">
            <text:p>238018</text:p>
          </table:table-cell>
          <table:table-cell table:number-columns-repeated="2"/>
          <table:table-cell office:value-type="float" office:value="777327" calcext:value-type="float">
            <text:p>777327</text:p>
          </table:table-cell>
          <table:table-cell table:number-columns-repeated="2"/>
          <table:table-cell office:value-type="float" office:value="3194900" calcext:value-type="float">
            <text:p>3194900</text:p>
          </table:table-cell>
          <table:table-cell table:number-columns-repeated="3"/>
          <table:table-cell office:value-type="float" office:value="665277" calcext:value-type="float">
            <text:p>665277</text:p>
          </table:table-cell>
          <table:table-cell table:number-columns-repeated="2"/>
          <table:table-cell office:value-type="float" office:value="225418" calcext:value-type="float">
            <text:p>225418</text:p>
          </table:table-cell>
          <table:table-cell table:number-columns-repeated="2"/>
          <table:table-cell office:value-type="float" office:value="201673" calcext:value-type="float">
            <text:p>201673</text:p>
          </table:table-cell>
          <table:table-cell table:number-columns-repeated="2"/>
          <table:table-cell office:value-type="float" office:value="625243" calcext:value-type="float">
            <text:p>625243</text:p>
          </table:table-cell>
          <table:table-cell table:number-columns-repeated="2"/>
          <table:table-cell office:value-type="float" office:value="644557" calcext:value-type="float">
            <text:p>644557</text:p>
          </table:table-cell>
          <table:table-cell table:number-columns-repeated="26"/>
        </table:table-row>
        <table:table-row table:style-name="ro1">
          <table:table-cell table:number-columns-repeated="9"/>
          <table:table-cell office:value-type="float" office:value="2097152" calcext:value-type="float">
            <text:p>2097152</text:p>
          </table:table-cell>
          <table:table-cell table:number-columns-repeated="2"/>
          <table:table-cell office:value-type="float" office:value="16384" calcext:value-type="float">
            <text:p>16384</text:p>
          </table:table-cell>
          <table:table-cell table:number-columns-repeated="2"/>
          <table:table-cell office:value-type="float" office:value="210061" calcext:value-type="float">
            <text:p>210061</text:p>
          </table:table-cell>
          <table:table-cell table:number-columns-repeated="2"/>
          <table:table-cell office:value-type="float" office:value="238043" calcext:value-type="float">
            <text:p>238043</text:p>
          </table:table-cell>
          <table:table-cell table:number-columns-repeated="2"/>
          <table:table-cell office:value-type="float" office:value="533310" calcext:value-type="float">
            <text:p>533310</text:p>
          </table:table-cell>
          <table:table-cell table:number-columns-repeated="2"/>
          <table:table-cell office:value-type="float" office:value="542600" calcext:value-type="float">
            <text:p>542600</text:p>
          </table:table-cell>
          <table:table-cell table:number-columns-repeated="2"/>
          <table:table-cell office:value-type="float" office:value="667273" calcext:value-type="float">
            <text:p>667273</text:p>
          </table:table-cell>
          <table:table-cell table:number-columns-repeated="2"/>
          <table:table-cell office:value-type="float" office:value="234776" calcext:value-type="float">
            <text:p>234776</text:p>
          </table:table-cell>
          <table:table-cell table:number-columns-repeated="2"/>
          <table:table-cell office:value-type="float" office:value="715808" calcext:value-type="float">
            <text:p>715808</text:p>
          </table:table-cell>
          <table:table-cell table:number-columns-repeated="2"/>
          <table:table-cell office:value-type="float" office:value="3136355" calcext:value-type="float">
            <text:p>3136355</text:p>
          </table:table-cell>
          <table:table-cell table:number-columns-repeated="3"/>
          <table:table-cell office:value-type="float" office:value="662363" calcext:value-type="float">
            <text:p>662363</text:p>
          </table:table-cell>
          <table:table-cell table:number-columns-repeated="2"/>
          <table:table-cell office:value-type="float" office:value="219444" calcext:value-type="float">
            <text:p>219444</text:p>
          </table:table-cell>
          <table:table-cell table:number-columns-repeated="2"/>
          <table:table-cell office:value-type="float" office:value="233272" calcext:value-type="float">
            <text:p>233272</text:p>
          </table:table-cell>
          <table:table-cell table:number-columns-repeated="2"/>
          <table:table-cell office:value-type="float" office:value="576491" calcext:value-type="float">
            <text:p>576491</text:p>
          </table:table-cell>
          <table:table-cell table:number-columns-repeated="2"/>
          <table:table-cell office:value-type="float" office:value="662754" calcext:value-type="float">
            <text:p>662754</text:p>
          </table:table-cell>
          <table:table-cell table:number-columns-repeated="27"/>
        </table:table-row>
        <table:table-row table:style-name="ro1">
          <table:table-cell table:number-columns-repeated="9"/>
          <table:table-cell office:value-type="float" office:value="4194304" calcext:value-type="float">
            <text:p>4194304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247889" calcext:value-type="float">
            <text:p>247889</text:p>
          </table:table-cell>
          <table:table-cell table:number-columns-repeated="2"/>
          <table:table-cell office:value-type="float" office:value="234086" calcext:value-type="float">
            <text:p>234086</text:p>
          </table:table-cell>
          <table:table-cell table:number-columns-repeated="2"/>
          <table:table-cell office:value-type="float" office:value="543265" calcext:value-type="float">
            <text:p>543265</text:p>
          </table:table-cell>
          <table:table-cell table:number-columns-repeated="2"/>
          <table:table-cell office:value-type="float" office:value="552793" calcext:value-type="float">
            <text:p>552793</text:p>
          </table:table-cell>
          <table:table-cell table:number-columns-repeated="2"/>
          <table:table-cell office:value-type="float" office:value="170678" calcext:value-type="float">
            <text:p>170678</text:p>
          </table:table-cell>
          <table:table-cell table:number-columns-repeated="2"/>
          <table:table-cell office:value-type="float" office:value="247115" calcext:value-type="float">
            <text:p>247115</text:p>
          </table:table-cell>
          <table:table-cell table:number-columns-repeated="2"/>
          <table:table-cell office:value-type="float" office:value="174544" calcext:value-type="float">
            <text:p>174544</text:p>
          </table:table-cell>
          <table:table-cell table:number-columns-repeated="2"/>
          <table:table-cell office:value-type="float" office:value="4559795" calcext:value-type="float">
            <text:p>4559795</text:p>
          </table:table-cell>
          <table:table-cell table:number-columns-repeated="3"/>
          <table:table-cell office:value-type="float" office:value="174891" calcext:value-type="float">
            <text:p>174891</text:p>
          </table:table-cell>
          <table:table-cell table:number-columns-repeated="2"/>
          <table:table-cell office:value-type="float" office:value="210491" calcext:value-type="float">
            <text:p>210491</text:p>
          </table:table-cell>
          <table:table-cell table:number-columns-repeated="2"/>
          <table:table-cell office:value-type="float" office:value="230595" calcext:value-type="float">
            <text:p>230595</text:p>
          </table:table-cell>
          <table:table-cell table:number-columns-repeated="2"/>
          <table:table-cell office:value-type="float" office:value="560362" calcext:value-type="float">
            <text:p>560362</text:p>
          </table:table-cell>
          <table:table-cell table:number-columns-repeated="2"/>
          <table:table-cell office:value-type="float" office:value="563820" calcext:value-type="float">
            <text:p>563820</text:p>
          </table:table-cell>
          <table:table-cell table:number-columns-repeated="24"/>
        </table:table-row>
        <table:table-row table:style-name="ro1">
          <table:table-cell table:number-columns-repeated="9"/>
          <table:table-cell office:value-type="float" office:value="4194304" calcext:value-type="float">
            <text:p>4194304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211191" calcext:value-type="float">
            <text:p>211191</text:p>
          </table:table-cell>
          <table:table-cell table:number-columns-repeated="2"/>
          <table:table-cell office:value-type="float" office:value="235469" calcext:value-type="float">
            <text:p>235469</text:p>
          </table:table-cell>
          <table:table-cell table:number-columns-repeated="2"/>
          <table:table-cell office:value-type="float" office:value="581118" calcext:value-type="float">
            <text:p>581118</text:p>
          </table:table-cell>
          <table:table-cell table:number-columns-repeated="2"/>
          <table:table-cell office:value-type="float" office:value="580073" calcext:value-type="float">
            <text:p>580073</text:p>
          </table:table-cell>
          <table:table-cell table:number-columns-repeated="2"/>
          <table:table-cell office:value-type="float" office:value="259999" calcext:value-type="float">
            <text:p>259999</text:p>
          </table:table-cell>
          <table:table-cell table:number-columns-repeated="2"/>
          <table:table-cell office:value-type="float" office:value="230740" calcext:value-type="float">
            <text:p>230740</text:p>
          </table:table-cell>
          <table:table-cell table:number-columns-repeated="2"/>
          <table:table-cell office:value-type="float" office:value="251930" calcext:value-type="float">
            <text:p>251930</text:p>
          </table:table-cell>
          <table:table-cell table:number-columns-repeated="2"/>
          <table:table-cell office:value-type="float" office:value="4654199" calcext:value-type="float">
            <text:p>4654199</text:p>
          </table:table-cell>
          <table:table-cell table:number-columns-repeated="3"/>
          <table:table-cell office:value-type="float" office:value="262681" calcext:value-type="float">
            <text:p>262681</text:p>
          </table:table-cell>
          <table:table-cell table:number-columns-repeated="2"/>
          <table:table-cell office:value-type="float" office:value="222517" calcext:value-type="float">
            <text:p>222517</text:p>
          </table:table-cell>
          <table:table-cell table:number-columns-repeated="2"/>
          <table:table-cell office:value-type="float" office:value="252598" calcext:value-type="float">
            <text:p>252598</text:p>
          </table:table-cell>
          <table:table-cell table:number-columns-repeated="2"/>
          <table:table-cell office:value-type="float" office:value="572482" calcext:value-type="float">
            <text:p>572482</text:p>
          </table:table-cell>
          <table:table-cell table:number-columns-repeated="2"/>
          <table:table-cell office:value-type="float" office:value="571321" calcext:value-type="float">
            <text:p>571321</text:p>
          </table:table-cell>
          <table:table-cell table:number-columns-repeated="25"/>
        </table:table-row>
        <table:table-row table:style-name="ro1">
          <table:table-cell table:number-columns-repeated="9"/>
          <table:table-cell office:value-type="float" office:value="4194304" calcext:value-type="float">
            <text:p>4194304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209837" calcext:value-type="float">
            <text:p>209837</text:p>
          </table:table-cell>
          <table:table-cell table:number-columns-repeated="2"/>
          <table:table-cell office:value-type="float" office:value="224470" calcext:value-type="float">
            <text:p>224470</text:p>
          </table:table-cell>
          <table:table-cell table:number-columns-repeated="2"/>
          <table:table-cell office:value-type="float" office:value="575196" calcext:value-type="float">
            <text:p>575196</text:p>
          </table:table-cell>
          <table:table-cell table:number-columns-repeated="2"/>
          <table:table-cell office:value-type="float" office:value="576710" calcext:value-type="float">
            <text:p>576710</text:p>
          </table:table-cell>
          <table:table-cell table:number-columns-repeated="2"/>
          <table:table-cell office:value-type="float" office:value="315052" calcext:value-type="float">
            <text:p>315052</text:p>
          </table:table-cell>
          <table:table-cell table:number-columns-repeated="2"/>
          <table:table-cell office:value-type="float" office:value="248078" calcext:value-type="float">
            <text:p>248078</text:p>
          </table:table-cell>
          <table:table-cell table:number-columns-repeated="2"/>
          <table:table-cell office:value-type="float" office:value="295478" calcext:value-type="float">
            <text:p>295478</text:p>
          </table:table-cell>
          <table:table-cell table:number-columns-repeated="2"/>
          <table:table-cell office:value-type="float" office:value="4350184" calcext:value-type="float">
            <text:p>4350184</text:p>
          </table:table-cell>
          <table:table-cell table:number-columns-repeated="3"/>
          <table:table-cell office:value-type="float" office:value="397833" calcext:value-type="float">
            <text:p>397833</text:p>
          </table:table-cell>
          <table:table-cell table:number-columns-repeated="2"/>
          <table:table-cell office:value-type="float" office:value="220117" calcext:value-type="float">
            <text:p>220117</text:p>
          </table:table-cell>
          <table:table-cell table:number-columns-repeated="2"/>
          <table:table-cell office:value-type="float" office:value="239637" calcext:value-type="float">
            <text:p>239637</text:p>
          </table:table-cell>
          <table:table-cell table:number-columns-repeated="2"/>
          <table:table-cell office:value-type="float" office:value="568222" calcext:value-type="float">
            <text:p>568222</text:p>
          </table:table-cell>
          <table:table-cell table:number-columns-repeated="2"/>
          <table:table-cell office:value-type="float" office:value="555671" calcext:value-type="float">
            <text:p>555671</text:p>
          </table:table-cell>
          <table:table-cell table:number-columns-repeated="25"/>
        </table:table-row>
        <table:table-row table:style-name="ro1">
          <table:table-cell table:number-columns-repeated="9"/>
          <table:table-cell office:value-type="float" office:value="4194304" calcext:value-type="float">
            <text:p>4194304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244439" calcext:value-type="float">
            <text:p>244439</text:p>
          </table:table-cell>
          <table:table-cell table:number-columns-repeated="2"/>
          <table:table-cell office:value-type="float" office:value="220642" calcext:value-type="float">
            <text:p>220642</text:p>
          </table:table-cell>
          <table:table-cell table:number-columns-repeated="2"/>
          <table:table-cell office:value-type="float" office:value="573795" calcext:value-type="float">
            <text:p>573795</text:p>
          </table:table-cell>
          <table:table-cell table:number-columns-repeated="2"/>
          <table:table-cell office:value-type="float" office:value="573644" calcext:value-type="float">
            <text:p>573644</text:p>
          </table:table-cell>
          <table:table-cell table:number-columns-repeated="2"/>
          <table:table-cell office:value-type="float" office:value="392050" calcext:value-type="float">
            <text:p>392050</text:p>
          </table:table-cell>
          <table:table-cell table:number-columns-repeated="2"/>
          <table:table-cell office:value-type="float" office:value="238388" calcext:value-type="float">
            <text:p>238388</text:p>
          </table:table-cell>
          <table:table-cell table:number-columns-repeated="2"/>
          <table:table-cell office:value-type="float" office:value="384436" calcext:value-type="float">
            <text:p>384436</text:p>
          </table:table-cell>
          <table:table-cell table:number-columns-repeated="2"/>
          <table:table-cell office:value-type="float" office:value="4262188" calcext:value-type="float">
            <text:p>4262188</text:p>
          </table:table-cell>
          <table:table-cell table:number-columns-repeated="3"/>
          <table:table-cell office:value-type="float" office:value="442843" calcext:value-type="float">
            <text:p>442843</text:p>
          </table:table-cell>
          <table:table-cell table:number-columns-repeated="2"/>
          <table:table-cell office:value-type="float" office:value="240127" calcext:value-type="float">
            <text:p>240127</text:p>
          </table:table-cell>
          <table:table-cell table:number-columns-repeated="2"/>
          <table:table-cell office:value-type="float" office:value="244062" calcext:value-type="float">
            <text:p>244062</text:p>
          </table:table-cell>
          <table:table-cell table:number-columns-repeated="2"/>
          <table:table-cell office:value-type="float" office:value="551686" calcext:value-type="float">
            <text:p>551686</text:p>
          </table:table-cell>
          <table:table-cell table:number-columns-repeated="2"/>
          <table:table-cell office:value-type="float" office:value="552602" calcext:value-type="float">
            <text:p>552602</text:p>
          </table:table-cell>
          <table:table-cell table:number-columns-repeated="25"/>
        </table:table-row>
        <table:table-row table:style-name="ro1">
          <table:table-cell table:number-columns-repeated="9"/>
          <table:table-cell office:value-type="float" office:value="4194304" calcext:value-type="float">
            <text:p>4194304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 table:number-columns-repeated="2"/>
          <table:table-cell office:value-type="float" office:value="235555" calcext:value-type="float">
            <text:p>235555</text:p>
          </table:table-cell>
          <table:table-cell table:number-columns-repeated="2"/>
          <table:table-cell office:value-type="float" office:value="230985" calcext:value-type="float">
            <text:p>230985</text:p>
          </table:table-cell>
          <table:table-cell table:number-columns-repeated="2"/>
          <table:table-cell office:value-type="float" office:value="567577" calcext:value-type="float">
            <text:p>567577</text:p>
          </table:table-cell>
          <table:table-cell table:number-columns-repeated="2"/>
          <table:table-cell office:value-type="float" office:value="551947" calcext:value-type="float">
            <text:p>551947</text:p>
          </table:table-cell>
          <table:table-cell table:number-columns-repeated="2"/>
          <table:table-cell office:value-type="float" office:value="441162" calcext:value-type="float">
            <text:p>441162</text:p>
          </table:table-cell>
          <table:table-cell table:number-columns-repeated="2"/>
          <table:table-cell office:value-type="float" office:value="222217" calcext:value-type="float">
            <text:p>222217</text:p>
          </table:table-cell>
          <table:table-cell table:number-columns-repeated="2"/>
          <table:table-cell office:value-type="float" office:value="448642" calcext:value-type="float">
            <text:p>448642</text:p>
          </table:table-cell>
          <table:table-cell table:number-columns-repeated="2"/>
          <table:table-cell office:value-type="float" office:value="4311526" calcext:value-type="float">
            <text:p>4311526</text:p>
          </table:table-cell>
          <table:table-cell table:number-columns-repeated="3"/>
          <table:table-cell office:value-type="float" office:value="488167" calcext:value-type="float">
            <text:p>488167</text:p>
          </table:table-cell>
          <table:table-cell table:number-columns-repeated="2"/>
          <table:table-cell office:value-type="float" office:value="214270" calcext:value-type="float">
            <text:p>214270</text:p>
          </table:table-cell>
          <table:table-cell table:number-columns-repeated="2"/>
          <table:table-cell office:value-type="float" office:value="221045" calcext:value-type="float">
            <text:p>221045</text:p>
          </table:table-cell>
          <table:table-cell table:number-columns-repeated="2"/>
          <table:table-cell office:value-type="float" office:value="582013" calcext:value-type="float">
            <text:p>582013</text:p>
          </table:table-cell>
          <table:table-cell table:number-columns-repeated="2"/>
          <table:table-cell office:value-type="float" office:value="582996" calcext:value-type="float">
            <text:p>582996</text:p>
          </table:table-cell>
          <table:table-cell table:number-columns-repeated="26"/>
        </table:table-row>
        <table:table-row table:style-name="ro1">
          <table:table-cell table:number-columns-repeated="9"/>
          <table:table-cell office:value-type="float" office:value="4194304" calcext:value-type="float">
            <text:p>4194304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 table:number-columns-repeated="2"/>
          <table:table-cell office:value-type="float" office:value="243299" calcext:value-type="float">
            <text:p>243299</text:p>
          </table:table-cell>
          <table:table-cell table:number-columns-repeated="2"/>
          <table:table-cell office:value-type="float" office:value="254020" calcext:value-type="float">
            <text:p>254020</text:p>
          </table:table-cell>
          <table:table-cell table:number-columns-repeated="2"/>
          <table:table-cell office:value-type="float" office:value="580461" calcext:value-type="float">
            <text:p>580461</text:p>
          </table:table-cell>
          <table:table-cell table:number-columns-repeated="2"/>
          <table:table-cell office:value-type="float" office:value="581351" calcext:value-type="float">
            <text:p>581351</text:p>
          </table:table-cell>
          <table:table-cell table:number-columns-repeated="2"/>
          <table:table-cell office:value-type="float" office:value="496439" calcext:value-type="float">
            <text:p>496439</text:p>
          </table:table-cell>
          <table:table-cell table:number-columns-repeated="2"/>
          <table:table-cell office:value-type="float" office:value="228732" calcext:value-type="float">
            <text:p>228732</text:p>
          </table:table-cell>
          <table:table-cell table:number-columns-repeated="2"/>
          <table:table-cell office:value-type="float" office:value="483012" calcext:value-type="float">
            <text:p>483012</text:p>
          </table:table-cell>
          <table:table-cell table:number-columns-repeated="2"/>
          <table:table-cell office:value-type="float" office:value="4438651" calcext:value-type="float">
            <text:p>4438651</text:p>
          </table:table-cell>
          <table:table-cell table:number-columns-repeated="3"/>
          <table:table-cell office:value-type="float" office:value="520916" calcext:value-type="float">
            <text:p>520916</text:p>
          </table:table-cell>
          <table:table-cell table:number-columns-repeated="2"/>
          <table:table-cell office:value-type="float" office:value="228087" calcext:value-type="float">
            <text:p>228087</text:p>
          </table:table-cell>
          <table:table-cell table:number-columns-repeated="2"/>
          <table:table-cell office:value-type="float" office:value="230149" calcext:value-type="float">
            <text:p>230149</text:p>
          </table:table-cell>
          <table:table-cell table:number-columns-repeated="2"/>
          <table:table-cell office:value-type="float" office:value="589971" calcext:value-type="float">
            <text:p>589971</text:p>
          </table:table-cell>
          <table:table-cell table:number-columns-repeated="2"/>
          <table:table-cell office:value-type="float" office:value="589944" calcext:value-type="float">
            <text:p>589944</text:p>
          </table:table-cell>
          <table:table-cell table:number-columns-repeated="26"/>
        </table:table-row>
        <table:table-row table:style-name="ro1">
          <table:table-cell table:number-columns-repeated="9"/>
          <table:table-cell office:value-type="float" office:value="4194304" calcext:value-type="float">
            <text:p>4194304</text:p>
          </table:table-cell>
          <table:table-cell table:number-columns-repeated="3"/>
          <table:table-cell office:value-type="float" office:value="4096" calcext:value-type="float">
            <text:p>4096</text:p>
          </table:table-cell>
          <table:table-cell table:number-columns-repeated="2"/>
          <table:table-cell office:value-type="float" office:value="236226" calcext:value-type="float">
            <text:p>236226</text:p>
          </table:table-cell>
          <table:table-cell table:number-columns-repeated="2"/>
          <table:table-cell office:value-type="float" office:value="267250" calcext:value-type="float">
            <text:p>267250</text:p>
          </table:table-cell>
          <table:table-cell table:number-columns-repeated="2"/>
          <table:table-cell office:value-type="float" office:value="541991" calcext:value-type="float">
            <text:p>541991</text:p>
          </table:table-cell>
          <table:table-cell table:number-columns-repeated="2"/>
          <table:table-cell office:value-type="float" office:value="561440" calcext:value-type="float">
            <text:p>561440</text:p>
          </table:table-cell>
          <table:table-cell table:number-columns-repeated="2"/>
          <table:table-cell office:value-type="float" office:value="518032" calcext:value-type="float">
            <text:p>518032</text:p>
          </table:table-cell>
          <table:table-cell table:number-columns-repeated="2"/>
          <table:table-cell office:value-type="float" office:value="206400" calcext:value-type="float">
            <text:p>206400</text:p>
          </table:table-cell>
          <table:table-cell table:number-columns-repeated="2"/>
          <table:table-cell office:value-type="float" office:value="527973" calcext:value-type="float">
            <text:p>527973</text:p>
          </table:table-cell>
          <table:table-cell table:number-columns-repeated="2"/>
          <table:table-cell office:value-type="float" office:value="3829211" calcext:value-type="float">
            <text:p>3829211</text:p>
          </table:table-cell>
          <table:table-cell table:number-columns-repeated="3"/>
          <table:table-cell office:value-type="float" office:value="549052" calcext:value-type="float">
            <text:p>549052</text:p>
          </table:table-cell>
          <table:table-cell table:number-columns-repeated="2"/>
          <table:table-cell office:value-type="float" office:value="221959" calcext:value-type="float">
            <text:p>221959</text:p>
          </table:table-cell>
          <table:table-cell table:number-columns-repeated="2"/>
          <table:table-cell office:value-type="float" office:value="240022" calcext:value-type="float">
            <text:p>240022</text:p>
          </table:table-cell>
          <table:table-cell table:number-columns-repeated="2"/>
          <table:table-cell office:value-type="float" office:value="579794" calcext:value-type="float">
            <text:p>579794</text:p>
          </table:table-cell>
          <table:table-cell table:number-columns-repeated="2"/>
          <table:table-cell office:value-type="float" office:value="590009" calcext:value-type="float">
            <text:p>590009</text:p>
          </table:table-cell>
          <table:table-cell table:number-columns-repeated="26"/>
        </table:table-row>
        <table:table-row table:style-name="ro1">
          <table:table-cell table:number-columns-repeated="9"/>
          <table:table-cell office:value-type="float" office:value="4194304" calcext:value-type="float">
            <text:p>4194304</text:p>
          </table:table-cell>
          <table:table-cell table:number-columns-repeated="3"/>
          <table:table-cell office:value-type="float" office:value="8192" calcext:value-type="float">
            <text:p>8192</text:p>
          </table:table-cell>
          <table:table-cell table:number-columns-repeated="2"/>
          <table:table-cell office:value-type="float" office:value="240190" calcext:value-type="float">
            <text:p>240190</text:p>
          </table:table-cell>
          <table:table-cell table:number-columns-repeated="2"/>
          <table:table-cell office:value-type="float" office:value="229462" calcext:value-type="float">
            <text:p>229462</text:p>
          </table:table-cell>
          <table:table-cell table:number-columns-repeated="2"/>
          <table:table-cell office:value-type="float" office:value="569856" calcext:value-type="float">
            <text:p>569856</text:p>
          </table:table-cell>
          <table:table-cell table:number-columns-repeated="2"/>
          <table:table-cell office:value-type="float" office:value="561817" calcext:value-type="float">
            <text:p>561817</text:p>
          </table:table-cell>
          <table:table-cell table:number-columns-repeated="2"/>
          <table:table-cell office:value-type="float" office:value="550914" calcext:value-type="float">
            <text:p>550914</text:p>
          </table:table-cell>
          <table:table-cell table:number-columns-repeated="2"/>
          <table:table-cell office:value-type="float" office:value="208424" calcext:value-type="float">
            <text:p>208424</text:p>
          </table:table-cell>
          <table:table-cell table:number-columns-repeated="2"/>
          <table:table-cell office:value-type="float" office:value="567324" calcext:value-type="float">
            <text:p>567324</text:p>
          </table:table-cell>
          <table:table-cell table:number-columns-repeated="2"/>
          <table:table-cell office:value-type="float" office:value="3191849" calcext:value-type="float">
            <text:p>3191849</text:p>
          </table:table-cell>
          <table:table-cell table:number-columns-repeated="3"/>
          <table:table-cell office:value-type="float" office:value="562275" calcext:value-type="float">
            <text:p>562275</text:p>
          </table:table-cell>
          <table:table-cell table:number-columns-repeated="2"/>
          <table:table-cell office:value-type="float" office:value="191880" calcext:value-type="float">
            <text:p>191880</text:p>
          </table:table-cell>
          <table:table-cell table:number-columns-repeated="2"/>
          <table:table-cell office:value-type="float" office:value="242203" calcext:value-type="float">
            <text:p>242203</text:p>
          </table:table-cell>
          <table:table-cell table:number-columns-repeated="2"/>
          <table:table-cell office:value-type="float" office:value="606700" calcext:value-type="float">
            <text:p>606700</text:p>
          </table:table-cell>
          <table:table-cell table:number-columns-repeated="2"/>
          <table:table-cell office:value-type="float" office:value="603985" calcext:value-type="float">
            <text:p>603985</text:p>
          </table:table-cell>
          <table:table-cell table:number-columns-repeated="26"/>
        </table:table-row>
        <table:table-row table:style-name="ro1">
          <table:table-cell table:number-columns-repeated="9"/>
          <table:table-cell office:value-type="float" office:value="4194304" calcext:value-type="float">
            <text:p>4194304</text:p>
          </table:table-cell>
          <table:table-cell table:number-columns-repeated="2"/>
          <table:table-cell office:value-type="float" office:value="16384" calcext:value-type="float">
            <text:p>16384</text:p>
          </table:table-cell>
          <table:table-cell table:number-columns-repeated="2"/>
          <table:table-cell office:value-type="float" office:value="224825" calcext:value-type="float">
            <text:p>224825</text:p>
          </table:table-cell>
          <table:table-cell table:number-columns-repeated="2"/>
          <table:table-cell office:value-type="float" office:value="222005" calcext:value-type="float">
            <text:p>222005</text:p>
          </table:table-cell>
          <table:table-cell table:number-columns-repeated="2"/>
          <table:table-cell office:value-type="float" office:value="562647" calcext:value-type="float">
            <text:p>562647</text:p>
          </table:table-cell>
          <table:table-cell table:number-columns-repeated="2"/>
          <table:table-cell office:value-type="float" office:value="560717" calcext:value-type="float">
            <text:p>560717</text:p>
          </table:table-cell>
          <table:table-cell table:number-columns-repeated="2"/>
          <table:table-cell office:value-type="float" office:value="557057" calcext:value-type="float">
            <text:p>557057</text:p>
          </table:table-cell>
          <table:table-cell table:number-columns-repeated="2"/>
          <table:table-cell office:value-type="float" office:value="232962" calcext:value-type="float">
            <text:p>232962</text:p>
          </table:table-cell>
          <table:table-cell table:number-columns-repeated="2"/>
          <table:table-cell office:value-type="float" office:value="578941" calcext:value-type="float">
            <text:p>578941</text:p>
          </table:table-cell>
          <table:table-cell table:number-columns-repeated="2"/>
          <table:table-cell office:value-type="float" office:value="3079927" calcext:value-type="float">
            <text:p>3079927</text:p>
          </table:table-cell>
          <table:table-cell table:number-columns-repeated="3"/>
          <table:table-cell office:value-type="float" office:value="584537" calcext:value-type="float">
            <text:p>584537</text:p>
          </table:table-cell>
          <table:table-cell table:number-columns-repeated="2"/>
          <table:table-cell office:value-type="float" office:value="235788" calcext:value-type="float">
            <text:p>235788</text:p>
          </table:table-cell>
          <table:table-cell table:number-columns-repeated="2"/>
          <table:table-cell office:value-type="float" office:value="242781" calcext:value-type="float">
            <text:p>242781</text:p>
          </table:table-cell>
          <table:table-cell table:number-columns-repeated="2"/>
          <table:table-cell office:value-type="float" office:value="599875" calcext:value-type="float">
            <text:p>599875</text:p>
          </table:table-cell>
          <table:table-cell table:number-columns-repeated="2"/>
          <table:table-cell office:value-type="float" office:value="584671" calcext:value-type="float">
            <text:p>584671</text:p>
          </table:table-cell>
          <table:table-cell table:number-columns-repeated="27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iozon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complete.</text:p>
          </table:table-cell>
          <table:table-cell table:number-columns-repeated="77"/>
        </table:table-row>
        <table:table-row table:style-name="ro1">
          <table:table-cell office:value-type="string" calcext:value-type="string">
            <text:p>Excel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below:</text:p>
          </table:table-cell>
          <table:table-cell table:number-columns-repeated="76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Writer report</text:p>
          </table:table-cell>
          <table:table-cell table:number-columns-repeated="79"/>
        </table:table-row>
        <table:table-row table:style-name="ro1">
          <table:table-cell table:number-columns-repeated="8"/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16</text:p>
          </table:table-cell>
          <table:table-cell/>
          <table:table-cell table:style-name="ce1" office:value-type="string" calcext:value-type="string">
            <text:p>32</text:p>
          </table:table-cell>
          <table:table-cell/>
          <table:table-cell table:style-name="ce1" office:value-type="string" calcext:value-type="string">
            <text:p>64</text:p>
          </table:table-cell>
          <table:table-cell/>
          <table:table-cell table:style-name="ce1" office:value-type="string" calcext:value-type="string">
            <text:p>128</text:p>
          </table:table-cell>
          <table:table-cell/>
          <table:table-cell table:style-name="ce1" office:value-type="string" calcext:value-type="string">
            <text:p>256</text:p>
          </table:table-cell>
          <table:table-cell/>
          <table:table-cell table:style-name="ce1" office:value-type="string" calcext:value-type="string">
            <text:p>512</text:p>
          </table:table-cell>
          <table:table-cell/>
          <table:table-cell table:style-name="ce1" office:value-type="string" calcext:value-type="string">
            <text:p>1024</text:p>
          </table:table-cell>
          <table:table-cell/>
          <table:table-cell table:style-name="ce1" office:value-type="string" calcext:value-type="string">
            <text:p>2048</text:p>
          </table:table-cell>
          <table:table-cell/>
          <table:table-cell table:style-name="ce1" office:value-type="string" calcext:value-type="string">
            <text:p>4096</text:p>
          </table:table-cell>
          <table:table-cell/>
          <table:table-cell table:style-name="ce1" office:value-type="string" calcext:value-type="string">
            <text:p>8192</text:p>
          </table:table-cell>
          <table:table-cell/>
          <table:table-cell table:style-name="ce1" office:value-type="string" calcext:value-type="string">
            <text:p>16384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64</text:p>
          </table:table-cell>
          <table:table-cell table:number-columns-repeated="2"/>
          <table:table-cell office:value-type="float" office:value="889431" calcext:value-type="float">
            <text:p>889431</text:p>
          </table:table-cell>
          <table:table-cell/>
          <table:table-cell office:value-type="float" office:value="1083249" calcext:value-type="float">
            <text:p>1083249</text:p>
          </table:table-cell>
          <table:table-cell/>
          <table:table-cell office:value-type="float" office:value="1210227" calcext:value-type="float">
            <text:p>1210227</text:p>
          </table:table-cell>
          <table:table-cell/>
          <table:table-cell office:value-type="float" office:value="1279447" calcext:value-type="float">
            <text:p>1279447</text:p>
          </table:table-cell>
          <table:table-cell/>
          <table:table-cell office:value-type="float" office:value="1232453" calcext:value-type="float">
            <text:p>1232453</text:p>
          </table:table-cell>
          <table:table-cell table:number-columns-repeated="68"/>
        </table:table-row>
        <table:table-row table:style-name="ro1">
          <table:table-cell table:style-name="ce1" office:value-type="string" calcext:value-type="string">
            <text:p>128</text:p>
          </table:table-cell>
          <table:table-cell table:number-columns-repeated="2"/>
          <table:table-cell office:value-type="float" office:value="1185654" calcext:value-type="float">
            <text:p>1185654</text:p>
          </table:table-cell>
          <table:table-cell/>
          <table:table-cell office:value-type="float" office:value="1319723" calcext:value-type="float">
            <text:p>1319723</text:p>
          </table:table-cell>
          <table:table-cell/>
          <table:table-cell office:value-type="float" office:value="1291158" calcext:value-type="float">
            <text:p>1291158</text:p>
          </table:table-cell>
          <table:table-cell/>
          <table:table-cell office:value-type="float" office:value="1436229" calcext:value-type="float">
            <text:p>1436229</text:p>
          </table:table-cell>
          <table:table-cell/>
          <table:table-cell office:value-type="float" office:value="1421023" calcext:value-type="float">
            <text:p>1421023</text:p>
          </table:table-cell>
          <table:table-cell/>
          <table:table-cell office:value-type="float" office:value="1451764" calcext:value-type="float">
            <text:p>1451764</text:p>
          </table:table-cell>
          <table:table-cell table:number-columns-repeated="66"/>
        </table:table-row>
        <table:table-row table:style-name="ro1">
          <table:table-cell table:style-name="ce1" office:value-type="string" calcext:value-type="string">
            <text:p>256</text:p>
          </table:table-cell>
          <table:table-cell table:number-columns-repeated="2"/>
          <table:table-cell office:value-type="float" office:value="1213534" calcext:value-type="float">
            <text:p>1213534</text:p>
          </table:table-cell>
          <table:table-cell/>
          <table:table-cell office:value-type="float" office:value="1347557" calcext:value-type="float">
            <text:p>1347557</text:p>
          </table:table-cell>
          <table:table-cell/>
          <table:table-cell office:value-type="float" office:value="1471270" calcext:value-type="float">
            <text:p>1471270</text:p>
          </table:table-cell>
          <table:table-cell/>
          <table:table-cell office:value-type="float" office:value="1514860" calcext:value-type="float">
            <text:p>1514860</text:p>
          </table:table-cell>
          <table:table-cell/>
          <table:table-cell office:value-type="float" office:value="1549845" calcext:value-type="float">
            <text:p>1549845</text:p>
          </table:table-cell>
          <table:table-cell/>
          <table:table-cell office:value-type="float" office:value="1540948" calcext:value-type="float">
            <text:p>1540948</text:p>
          </table:table-cell>
          <table:table-cell/>
          <table:table-cell office:value-type="float" office:value="1506359" calcext:value-type="float">
            <text:p>1506359</text:p>
          </table:table-cell>
          <table:table-cell table:number-columns-repeated="64"/>
        </table:table-row>
        <table:table-row table:style-name="ro1">
          <table:table-cell table:style-name="ce1" office:value-type="string" calcext:value-type="string">
            <text:p>512</text:p>
          </table:table-cell>
          <table:table-cell table:number-columns-repeated="2"/>
          <table:table-cell office:value-type="float" office:value="1218910" calcext:value-type="float">
            <text:p>1218910</text:p>
          </table:table-cell>
          <table:table-cell/>
          <table:table-cell office:value-type="float" office:value="1380303" calcext:value-type="float">
            <text:p>1380303</text:p>
          </table:table-cell>
          <table:table-cell/>
          <table:table-cell office:value-type="float" office:value="1497750" calcext:value-type="float">
            <text:p>1497750</text:p>
          </table:table-cell>
          <table:table-cell/>
          <table:table-cell office:value-type="float" office:value="1520013" calcext:value-type="float">
            <text:p>1520013</text:p>
          </table:table-cell>
          <table:table-cell/>
          <table:table-cell office:value-type="float" office:value="1580419" calcext:value-type="float">
            <text:p>1580419</text:p>
          </table:table-cell>
          <table:table-cell/>
          <table:table-cell office:value-type="float" office:value="1590957" calcext:value-type="float">
            <text:p>1590957</text:p>
          </table:table-cell>
          <table:table-cell/>
          <table:table-cell office:value-type="float" office:value="1542947" calcext:value-type="float">
            <text:p>1542947</text:p>
          </table:table-cell>
          <table:table-cell/>
          <table:table-cell office:value-type="float" office:value="1518938" calcext:value-type="float">
            <text:p>1518938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024</text:p>
          </table:table-cell>
          <table:table-cell table:number-columns-repeated="2"/>
          <table:table-cell office:value-type="float" office:value="1245710" calcext:value-type="float">
            <text:p>1245710</text:p>
          </table:table-cell>
          <table:table-cell/>
          <table:table-cell office:value-type="float" office:value="1342258" calcext:value-type="float">
            <text:p>1342258</text:p>
          </table:table-cell>
          <table:table-cell/>
          <table:table-cell office:value-type="float" office:value="1475525" calcext:value-type="float">
            <text:p>1475525</text:p>
          </table:table-cell>
          <table:table-cell/>
          <table:table-cell office:value-type="float" office:value="1575091" calcext:value-type="float">
            <text:p>1575091</text:p>
          </table:table-cell>
          <table:table-cell/>
          <table:table-cell office:value-type="float" office:value="1515083" calcext:value-type="float">
            <text:p>1515083</text:p>
          </table:table-cell>
          <table:table-cell/>
          <table:table-cell office:value-type="float" office:value="1612948" calcext:value-type="float">
            <text:p>1612948</text:p>
          </table:table-cell>
          <table:table-cell/>
          <table:table-cell office:value-type="float" office:value="1580306" calcext:value-type="float">
            <text:p>1580306</text:p>
          </table:table-cell>
          <table:table-cell/>
          <table:table-cell office:value-type="float" office:value="1556257" calcext:value-type="float">
            <text:p>1556257</text:p>
          </table:table-cell>
          <table:table-cell/>
          <table:table-cell office:value-type="float" office:value="1466957" calcext:value-type="float">
            <text:p>1466957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2048</text:p>
          </table:table-cell>
          <table:table-cell table:number-columns-repeated="2"/>
          <table:table-cell office:value-type="float" office:value="849411" calcext:value-type="float">
            <text:p>849411</text:p>
          </table:table-cell>
          <table:table-cell/>
          <table:table-cell office:value-type="float" office:value="1405695" calcext:value-type="float">
            <text:p>1405695</text:p>
          </table:table-cell>
          <table:table-cell/>
          <table:table-cell office:value-type="float" office:value="1494992" calcext:value-type="float">
            <text:p>1494992</text:p>
          </table:table-cell>
          <table:table-cell/>
          <table:table-cell office:value-type="float" office:value="1547790" calcext:value-type="float">
            <text:p>1547790</text:p>
          </table:table-cell>
          <table:table-cell/>
          <table:table-cell office:value-type="float" office:value="1548069" calcext:value-type="float">
            <text:p>1548069</text:p>
          </table:table-cell>
          <table:table-cell/>
          <table:table-cell office:value-type="float" office:value="1568134" calcext:value-type="float">
            <text:p>1568134</text:p>
          </table:table-cell>
          <table:table-cell/>
          <table:table-cell office:value-type="float" office:value="1553950" calcext:value-type="float">
            <text:p>1553950</text:p>
          </table:table-cell>
          <table:table-cell/>
          <table:table-cell office:value-type="float" office:value="1477760" calcext:value-type="float">
            <text:p>1477760</text:p>
          </table:table-cell>
          <table:table-cell/>
          <table:table-cell office:value-type="float" office:value="1532875" calcext:value-type="float">
            <text:p>1532875</text:p>
          </table:table-cell>
          <table:table-cell/>
          <table:table-cell office:value-type="float" office:value="1545840" calcext:value-type="float">
            <text:p>1545840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4096</text:p>
          </table:table-cell>
          <table:table-cell table:number-columns-repeated="2"/>
          <table:table-cell office:value-type="float" office:value="1268092" calcext:value-type="float">
            <text:p>1268092</text:p>
          </table:table-cell>
          <table:table-cell/>
          <table:table-cell office:value-type="float" office:value="1410057" calcext:value-type="float">
            <text:p>1410057</text:p>
          </table:table-cell>
          <table:table-cell/>
          <table:table-cell office:value-type="float" office:value="1550416" calcext:value-type="float">
            <text:p>1550416</text:p>
          </table:table-cell>
          <table:table-cell/>
          <table:table-cell office:value-type="float" office:value="1561549" calcext:value-type="float">
            <text:p>1561549</text:p>
          </table:table-cell>
          <table:table-cell/>
          <table:table-cell office:value-type="float" office:value="1650988" calcext:value-type="float">
            <text:p>1650988</text:p>
          </table:table-cell>
          <table:table-cell/>
          <table:table-cell office:value-type="float" office:value="1567534" calcext:value-type="float">
            <text:p>1567534</text:p>
          </table:table-cell>
          <table:table-cell/>
          <table:table-cell office:value-type="float" office:value="1241965" calcext:value-type="float">
            <text:p>1241965</text:p>
          </table:table-cell>
          <table:table-cell/>
          <table:table-cell office:value-type="float" office:value="1593117" calcext:value-type="float">
            <text:p>1593117</text:p>
          </table:table-cell>
          <table:table-cell/>
          <table:table-cell office:value-type="float" office:value="1553220" calcext:value-type="float">
            <text:p>1553220</text:p>
          </table:table-cell>
          <table:table-cell/>
          <table:table-cell office:value-type="float" office:value="1555611" calcext:value-type="float">
            <text:p>1555611</text:p>
          </table:table-cell>
          <table:table-cell/>
          <table:table-cell office:value-type="float" office:value="1526040" calcext:value-type="float">
            <text:p>1526040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8192</text:p>
          </table:table-cell>
          <table:table-cell table:number-columns-repeated="2"/>
          <table:table-cell office:value-type="float" office:value="1267521" calcext:value-type="float">
            <text:p>1267521</text:p>
          </table:table-cell>
          <table:table-cell/>
          <table:table-cell office:value-type="float" office:value="1412190" calcext:value-type="float">
            <text:p>1412190</text:p>
          </table:table-cell>
          <table:table-cell/>
          <table:table-cell office:value-type="float" office:value="1506160" calcext:value-type="float">
            <text:p>1506160</text:p>
          </table:table-cell>
          <table:table-cell/>
          <table:table-cell office:value-type="float" office:value="1567234" calcext:value-type="float">
            <text:p>1567234</text:p>
          </table:table-cell>
          <table:table-cell/>
          <table:table-cell office:value-type="float" office:value="1579336" calcext:value-type="float">
            <text:p>1579336</text:p>
          </table:table-cell>
          <table:table-cell/>
          <table:table-cell office:value-type="float" office:value="1382418" calcext:value-type="float">
            <text:p>1382418</text:p>
          </table:table-cell>
          <table:table-cell/>
          <table:table-cell office:value-type="float" office:value="1569955" calcext:value-type="float">
            <text:p>1569955</text:p>
          </table:table-cell>
          <table:table-cell/>
          <table:table-cell office:value-type="float" office:value="1566091" calcext:value-type="float">
            <text:p>1566091</text:p>
          </table:table-cell>
          <table:table-cell/>
          <table:table-cell office:value-type="float" office:value="1572614" calcext:value-type="float">
            <text:p>1572614</text:p>
          </table:table-cell>
          <table:table-cell/>
          <table:table-cell office:value-type="float" office:value="1544826" calcext:value-type="float">
            <text:p>1544826</text:p>
          </table:table-cell>
          <table:table-cell/>
          <table:table-cell office:value-type="float" office:value="1515928" calcext:value-type="float">
            <text:p>1515928</text:p>
          </table:table-cell>
          <table:table-cell/>
          <table:table-cell office:value-type="float" office:value="1459706" calcext:value-type="float">
            <text:p>1459706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16384</text:p>
          </table:table-cell>
          <table:table-cell table:number-columns-repeated="2"/>
          <table:table-cell office:value-type="float" office:value="1069517" calcext:value-type="float">
            <text:p>1069517</text:p>
          </table:table-cell>
          <table:table-cell/>
          <table:table-cell office:value-type="float" office:value="1394390" calcext:value-type="float">
            <text:p>1394390</text:p>
          </table:table-cell>
          <table:table-cell/>
          <table:table-cell office:value-type="float" office:value="1479244" calcext:value-type="float">
            <text:p>1479244</text:p>
          </table:table-cell>
          <table:table-cell/>
          <table:table-cell office:value-type="float" office:value="1410706" calcext:value-type="float">
            <text:p>1410706</text:p>
          </table:table-cell>
          <table:table-cell/>
          <table:table-cell office:value-type="float" office:value="1552252" calcext:value-type="float">
            <text:p>1552252</text:p>
          </table:table-cell>
          <table:table-cell/>
          <table:table-cell office:value-type="float" office:value="1468088" calcext:value-type="float">
            <text:p>1468088</text:p>
          </table:table-cell>
          <table:table-cell/>
          <table:table-cell office:value-type="float" office:value="1560394" calcext:value-type="float">
            <text:p>1560394</text:p>
          </table:table-cell>
          <table:table-cell/>
          <table:table-cell office:value-type="float" office:value="1502005" calcext:value-type="float">
            <text:p>1502005</text:p>
          </table:table-cell>
          <table:table-cell/>
          <table:table-cell office:value-type="float" office:value="1560359" calcext:value-type="float">
            <text:p>1560359</text:p>
          </table:table-cell>
          <table:table-cell/>
          <table:table-cell office:value-type="float" office:value="1434680" calcext:value-type="float">
            <text:p>1434680</text:p>
          </table:table-cell>
          <table:table-cell/>
          <table:table-cell office:value-type="float" office:value="1394758" calcext:value-type="float">
            <text:p>1394758</text:p>
          </table:table-cell>
          <table:table-cell/>
          <table:table-cell office:value-type="float" office:value="1463648" calcext:value-type="float">
            <text:p>1463648</text:p>
          </table:table-cell>
          <table:table-cell/>
          <table:table-cell office:value-type="float" office:value="1436209" calcext:value-type="float">
            <text:p>1436209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3276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488646" calcext:value-type="float">
            <text:p>1488646</text:p>
          </table:table-cell>
          <table:table-cell/>
          <table:table-cell office:value-type="float" office:value="1491020" calcext:value-type="float">
            <text:p>1491020</text:p>
          </table:table-cell>
          <table:table-cell/>
          <table:table-cell office:value-type="float" office:value="1491214" calcext:value-type="float">
            <text:p>1491214</text:p>
          </table:table-cell>
          <table:table-cell/>
          <table:table-cell office:value-type="float" office:value="1533218" calcext:value-type="float">
            <text:p>1533218</text:p>
          </table:table-cell>
          <table:table-cell/>
          <table:table-cell office:value-type="float" office:value="1477237" calcext:value-type="float">
            <text:p>1477237</text:p>
          </table:table-cell>
          <table:table-cell/>
          <table:table-cell office:value-type="float" office:value="1524443" calcext:value-type="float">
            <text:p>1524443</text:p>
          </table:table-cell>
          <table:table-cell/>
          <table:table-cell office:value-type="float" office:value="1466519" calcext:value-type="float">
            <text:p>1466519</text:p>
          </table:table-cell>
          <table:table-cell/>
          <table:table-cell office:value-type="float" office:value="1452492" calcext:value-type="float">
            <text:p>1452492</text:p>
          </table:table-cell>
          <table:table-cell/>
          <table:table-cell office:value-type="float" office:value="1438581" calcext:value-type="float">
            <text:p>1438581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6553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506958" calcext:value-type="float">
            <text:p>1506958</text:p>
          </table:table-cell>
          <table:table-cell/>
          <table:table-cell office:value-type="float" office:value="1520773" calcext:value-type="float">
            <text:p>1520773</text:p>
          </table:table-cell>
          <table:table-cell/>
          <table:table-cell office:value-type="float" office:value="1513429" calcext:value-type="float">
            <text:p>1513429</text:p>
          </table:table-cell>
          <table:table-cell/>
          <table:table-cell office:value-type="float" office:value="1518798" calcext:value-type="float">
            <text:p>1518798</text:p>
          </table:table-cell>
          <table:table-cell/>
          <table:table-cell office:value-type="float" office:value="1483622" calcext:value-type="float">
            <text:p>1483622</text:p>
          </table:table-cell>
          <table:table-cell/>
          <table:table-cell office:value-type="float" office:value="1501779" calcext:value-type="float">
            <text:p>1501779</text:p>
          </table:table-cell>
          <table:table-cell/>
          <table:table-cell office:value-type="float" office:value="1444606" calcext:value-type="float">
            <text:p>1444606</text:p>
          </table:table-cell>
          <table:table-cell/>
          <table:table-cell office:value-type="float" office:value="1400346" calcext:value-type="float">
            <text:p>1400346</text:p>
          </table:table-cell>
          <table:table-cell/>
          <table:table-cell office:value-type="float" office:value="1409407" calcext:value-type="float">
            <text:p>1409407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310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219547" calcext:value-type="float">
            <text:p>1219547</text:p>
          </table:table-cell>
          <table:table-cell/>
          <table:table-cell office:value-type="float" office:value="1334582" calcext:value-type="float">
            <text:p>1334582</text:p>
          </table:table-cell>
          <table:table-cell/>
          <table:table-cell office:value-type="float" office:value="1319733" calcext:value-type="float">
            <text:p>1319733</text:p>
          </table:table-cell>
          <table:table-cell/>
          <table:table-cell office:value-type="float" office:value="1214594" calcext:value-type="float">
            <text:p>1214594</text:p>
          </table:table-cell>
          <table:table-cell/>
          <table:table-cell office:value-type="float" office:value="1244535" calcext:value-type="float">
            <text:p>1244535</text:p>
          </table:table-cell>
          <table:table-cell/>
          <table:table-cell office:value-type="float" office:value="1204174" calcext:value-type="float">
            <text:p>1204174</text:p>
          </table:table-cell>
          <table:table-cell/>
          <table:table-cell office:value-type="float" office:value="1199822" calcext:value-type="float">
            <text:p>1199822</text:p>
          </table:table-cell>
          <table:table-cell/>
          <table:table-cell office:value-type="float" office:value="1278737" calcext:value-type="float">
            <text:p>1278737</text:p>
          </table:table-cell>
          <table:table-cell/>
          <table:table-cell office:value-type="float" office:value="1249780" calcext:value-type="float">
            <text:p>1249780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621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94706" calcext:value-type="float">
            <text:p>394706</text:p>
          </table:table-cell>
          <table:table-cell/>
          <table:table-cell office:value-type="float" office:value="483445" calcext:value-type="float">
            <text:p>483445</text:p>
          </table:table-cell>
          <table:table-cell/>
          <table:table-cell office:value-type="float" office:value="416112" calcext:value-type="float">
            <text:p>416112</text:p>
          </table:table-cell>
          <table:table-cell/>
          <table:table-cell office:value-type="float" office:value="363546" calcext:value-type="float">
            <text:p>363546</text:p>
          </table:table-cell>
          <table:table-cell/>
          <table:table-cell office:value-type="float" office:value="453309" calcext:value-type="float">
            <text:p>453309</text:p>
          </table:table-cell>
          <table:table-cell/>
          <table:table-cell office:value-type="float" office:value="385682" calcext:value-type="float">
            <text:p>385682</text:p>
          </table:table-cell>
          <table:table-cell/>
          <table:table-cell office:value-type="float" office:value="303257" calcext:value-type="float">
            <text:p>303257</text:p>
          </table:table-cell>
          <table:table-cell/>
          <table:table-cell office:value-type="float" office:value="283795" calcext:value-type="float">
            <text:p>283795</text:p>
          </table:table-cell>
          <table:table-cell/>
          <table:table-cell office:value-type="float" office:value="328125" calcext:value-type="float">
            <text:p>328125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52428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34921" calcext:value-type="float">
            <text:p>234921</text:p>
          </table:table-cell>
          <table:table-cell/>
          <table:table-cell office:value-type="float" office:value="221328" calcext:value-type="float">
            <text:p>221328</text:p>
          </table:table-cell>
          <table:table-cell/>
          <table:table-cell office:value-type="float" office:value="280231" calcext:value-type="float">
            <text:p>280231</text:p>
          </table:table-cell>
          <table:table-cell/>
          <table:table-cell office:value-type="float" office:value="271927" calcext:value-type="float">
            <text:p>271927</text:p>
          </table:table-cell>
          <table:table-cell/>
          <table:table-cell office:value-type="float" office:value="301036" calcext:value-type="float">
            <text:p>301036</text:p>
          </table:table-cell>
          <table:table-cell/>
          <table:table-cell office:value-type="float" office:value="257671" calcext:value-type="float">
            <text:p>257671</text:p>
          </table:table-cell>
          <table:table-cell/>
          <table:table-cell office:value-type="float" office:value="314175" calcext:value-type="float">
            <text:p>314175</text:p>
          </table:table-cell>
          <table:table-cell/>
          <table:table-cell office:value-type="float" office:value="225682" calcext:value-type="float">
            <text:p>225682</text:p>
          </table:table-cell>
          <table:table-cell/>
          <table:table-cell office:value-type="float" office:value="257977" calcext:value-type="float">
            <text:p>257977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04857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94054" calcext:value-type="float">
            <text:p>194054</text:p>
          </table:table-cell>
          <table:table-cell/>
          <table:table-cell office:value-type="float" office:value="222173" calcext:value-type="float">
            <text:p>222173</text:p>
          </table:table-cell>
          <table:table-cell/>
          <table:table-cell office:value-type="float" office:value="234789" calcext:value-type="float">
            <text:p>234789</text:p>
          </table:table-cell>
          <table:table-cell/>
          <table:table-cell office:value-type="float" office:value="236195" calcext:value-type="float">
            <text:p>236195</text:p>
          </table:table-cell>
          <table:table-cell/>
          <table:table-cell office:value-type="float" office:value="200680" calcext:value-type="float">
            <text:p>200680</text:p>
          </table:table-cell>
          <table:table-cell/>
          <table:table-cell office:value-type="float" office:value="213145" calcext:value-type="float">
            <text:p>213145</text:p>
          </table:table-cell>
          <table:table-cell/>
          <table:table-cell office:value-type="float" office:value="202314" calcext:value-type="float">
            <text:p>202314</text:p>
          </table:table-cell>
          <table:table-cell/>
          <table:table-cell office:value-type="float" office:value="216244" calcext:value-type="float">
            <text:p>216244</text:p>
          </table:table-cell>
          <table:table-cell/>
          <table:table-cell office:value-type="float" office:value="211671" calcext:value-type="float">
            <text:p>211671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09715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03430" calcext:value-type="float">
            <text:p>203430</text:p>
          </table:table-cell>
          <table:table-cell/>
          <table:table-cell office:value-type="float" office:value="163628" calcext:value-type="float">
            <text:p>163628</text:p>
          </table:table-cell>
          <table:table-cell/>
          <table:table-cell office:value-type="float" office:value="195506" calcext:value-type="float">
            <text:p>195506</text:p>
          </table:table-cell>
          <table:table-cell/>
          <table:table-cell office:value-type="float" office:value="221005" calcext:value-type="float">
            <text:p>221005</text:p>
          </table:table-cell>
          <table:table-cell/>
          <table:table-cell office:value-type="float" office:value="247303" calcext:value-type="float">
            <text:p>247303</text:p>
          </table:table-cell>
          <table:table-cell/>
          <table:table-cell office:value-type="float" office:value="260759" calcext:value-type="float">
            <text:p>260759</text:p>
          </table:table-cell>
          <table:table-cell/>
          <table:table-cell office:value-type="float" office:value="250244" calcext:value-type="float">
            <text:p>250244</text:p>
          </table:table-cell>
          <table:table-cell/>
          <table:table-cell office:value-type="float" office:value="265308" calcext:value-type="float">
            <text:p>265308</text:p>
          </table:table-cell>
          <table:table-cell/>
          <table:table-cell office:value-type="float" office:value="210061" calcext:value-type="float">
            <text:p>210061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41943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47889" calcext:value-type="float">
            <text:p>247889</text:p>
          </table:table-cell>
          <table:table-cell/>
          <table:table-cell office:value-type="float" office:value="211191" calcext:value-type="float">
            <text:p>211191</text:p>
          </table:table-cell>
          <table:table-cell/>
          <table:table-cell office:value-type="float" office:value="209837" calcext:value-type="float">
            <text:p>209837</text:p>
          </table:table-cell>
          <table:table-cell/>
          <table:table-cell office:value-type="float" office:value="244439" calcext:value-type="float">
            <text:p>244439</text:p>
          </table:table-cell>
          <table:table-cell/>
          <table:table-cell office:value-type="float" office:value="235555" calcext:value-type="float">
            <text:p>235555</text:p>
          </table:table-cell>
          <table:table-cell/>
          <table:table-cell office:value-type="float" office:value="243299" calcext:value-type="float">
            <text:p>243299</text:p>
          </table:table-cell>
          <table:table-cell/>
          <table:table-cell office:value-type="float" office:value="236226" calcext:value-type="float">
            <text:p>236226</text:p>
          </table:table-cell>
          <table:table-cell/>
          <table:table-cell office:value-type="float" office:value="240190" calcext:value-type="float">
            <text:p>240190</text:p>
          </table:table-cell>
          <table:table-cell/>
          <table:table-cell office:value-type="float" office:value="224825" calcext:value-type="float">
            <text:p>224825</text:p>
          </table:table-cell>
          <table:table-cell table:number-columns-repeated="52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Re-writer report</text:p>
          </table:table-cell>
          <table:table-cell table:number-columns-repeated="79"/>
        </table:table-row>
        <table:table-row table:style-name="ro1">
          <table:table-cell table:number-columns-repeated="8"/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16</text:p>
          </table:table-cell>
          <table:table-cell/>
          <table:table-cell table:style-name="ce1" office:value-type="string" calcext:value-type="string">
            <text:p>32</text:p>
          </table:table-cell>
          <table:table-cell/>
          <table:table-cell table:style-name="ce1" office:value-type="string" calcext:value-type="string">
            <text:p>64</text:p>
          </table:table-cell>
          <table:table-cell/>
          <table:table-cell table:style-name="ce1" office:value-type="string" calcext:value-type="string">
            <text:p>128</text:p>
          </table:table-cell>
          <table:table-cell/>
          <table:table-cell table:style-name="ce1" office:value-type="string" calcext:value-type="string">
            <text:p>256</text:p>
          </table:table-cell>
          <table:table-cell/>
          <table:table-cell table:style-name="ce1" office:value-type="string" calcext:value-type="string">
            <text:p>512</text:p>
          </table:table-cell>
          <table:table-cell/>
          <table:table-cell table:style-name="ce1" office:value-type="string" calcext:value-type="string">
            <text:p>1024</text:p>
          </table:table-cell>
          <table:table-cell/>
          <table:table-cell table:style-name="ce1" office:value-type="string" calcext:value-type="string">
            <text:p>2048</text:p>
          </table:table-cell>
          <table:table-cell/>
          <table:table-cell table:style-name="ce1" office:value-type="string" calcext:value-type="string">
            <text:p>4096</text:p>
          </table:table-cell>
          <table:table-cell/>
          <table:table-cell table:style-name="ce1" office:value-type="string" calcext:value-type="string">
            <text:p>8192</text:p>
          </table:table-cell>
          <table:table-cell/>
          <table:table-cell table:style-name="ce1" office:value-type="string" calcext:value-type="string">
            <text:p>16384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64</text:p>
          </table:table-cell>
          <table:table-cell table:number-columns-repeated="2"/>
          <table:table-cell office:value-type="float" office:value="1879725" calcext:value-type="float">
            <text:p>1879725</text:p>
          </table:table-cell>
          <table:table-cell/>
          <table:table-cell office:value-type="float" office:value="2278628" calcext:value-type="float">
            <text:p>2278628</text:p>
          </table:table-cell>
          <table:table-cell/>
          <table:table-cell office:value-type="float" office:value="2892445" calcext:value-type="float">
            <text:p>2892445</text:p>
          </table:table-cell>
          <table:table-cell/>
          <table:table-cell office:value-type="float" office:value="3057153" calcext:value-type="float">
            <text:p>3057153</text:p>
          </table:table-cell>
          <table:table-cell/>
          <table:table-cell office:value-type="float" office:value="3057153" calcext:value-type="float">
            <text:p>3057153</text:p>
          </table:table-cell>
          <table:table-cell table:number-columns-repeated="68"/>
        </table:table-row>
        <table:table-row table:style-name="ro1">
          <table:table-cell table:style-name="ce1" office:value-type="string" calcext:value-type="string">
            <text:p>128</text:p>
          </table:table-cell>
          <table:table-cell table:number-columns-repeated="2"/>
          <table:table-cell office:value-type="float" office:value="1455701" calcext:value-type="float">
            <text:p>1455701</text:p>
          </table:table-cell>
          <table:table-cell/>
          <table:table-cell office:value-type="float" office:value="2673584" calcext:value-type="float">
            <text:p>2673584</text:p>
          </table:table-cell>
          <table:table-cell/>
          <table:table-cell office:value-type="float" office:value="2969325" calcext:value-type="float">
            <text:p>2969325</text:p>
          </table:table-cell>
          <table:table-cell/>
          <table:table-cell office:value-type="float" office:value="3053774" calcext:value-type="float">
            <text:p>3053774</text:p>
          </table:table-cell>
          <table:table-cell/>
          <table:table-cell office:value-type="float" office:value="3380677" calcext:value-type="float">
            <text:p>3380677</text:p>
          </table:table-cell>
          <table:table-cell/>
          <table:table-cell office:value-type="float" office:value="3380677" calcext:value-type="float">
            <text:p>3380677</text:p>
          </table:table-cell>
          <table:table-cell table:number-columns-repeated="66"/>
        </table:table-row>
        <table:table-row table:style-name="ro1">
          <table:table-cell table:style-name="ce1" office:value-type="string" calcext:value-type="string">
            <text:p>256</text:p>
          </table:table-cell>
          <table:table-cell table:number-columns-repeated="2"/>
          <table:table-cell office:value-type="float" office:value="2310087" calcext:value-type="float">
            <text:p>2310087</text:p>
          </table:table-cell>
          <table:table-cell/>
          <table:table-cell office:value-type="float" office:value="2783115" calcext:value-type="float">
            <text:p>2783115</text:p>
          </table:table-cell>
          <table:table-cell/>
          <table:table-cell office:value-type="float" office:value="3052087" calcext:value-type="float">
            <text:p>3052087</text:p>
          </table:table-cell>
          <table:table-cell/>
          <table:table-cell office:value-type="float" office:value="3017775" calcext:value-type="float">
            <text:p>3017775</text:p>
          </table:table-cell>
          <table:table-cell/>
          <table:table-cell office:value-type="float" office:value="3159869" calcext:value-type="float">
            <text:p>3159869</text:p>
          </table:table-cell>
          <table:table-cell/>
          <table:table-cell office:value-type="float" office:value="3123106" calcext:value-type="float">
            <text:p>3123106</text:p>
          </table:table-cell>
          <table:table-cell/>
          <table:table-cell office:value-type="float" office:value="3123106" calcext:value-type="float">
            <text:p>3123106</text:p>
          </table:table-cell>
          <table:table-cell table:number-columns-repeated="64"/>
        </table:table-row>
        <table:table-row table:style-name="ro1">
          <table:table-cell table:style-name="ce1" office:value-type="string" calcext:value-type="string">
            <text:p>512</text:p>
          </table:table-cell>
          <table:table-cell table:number-columns-repeated="2"/>
          <table:table-cell office:value-type="float" office:value="2178404" calcext:value-type="float">
            <text:p>2178404</text:p>
          </table:table-cell>
          <table:table-cell/>
          <table:table-cell office:value-type="float" office:value="2584820" calcext:value-type="float">
            <text:p>2584820</text:p>
          </table:table-cell>
          <table:table-cell/>
          <table:table-cell office:value-type="float" office:value="3029721" calcext:value-type="float">
            <text:p>3029721</text:p>
          </table:table-cell>
          <table:table-cell/>
          <table:table-cell office:value-type="float" office:value="3346002" calcext:value-type="float">
            <text:p>3346002</text:p>
          </table:table-cell>
          <table:table-cell/>
          <table:table-cell office:value-type="float" office:value="3239989" calcext:value-type="float">
            <text:p>3239989</text:p>
          </table:table-cell>
          <table:table-cell/>
          <table:table-cell office:value-type="float" office:value="3366987" calcext:value-type="float">
            <text:p>3366987</text:p>
          </table:table-cell>
          <table:table-cell/>
          <table:table-cell office:value-type="float" office:value="3393590" calcext:value-type="float">
            <text:p>3393590</text:p>
          </table:table-cell>
          <table:table-cell/>
          <table:table-cell office:value-type="float" office:value="3201349" calcext:value-type="float">
            <text:p>3201349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024</text:p>
          </table:table-cell>
          <table:table-cell table:number-columns-repeated="2"/>
          <table:table-cell office:value-type="float" office:value="2250080" calcext:value-type="float">
            <text:p>2250080</text:p>
          </table:table-cell>
          <table:table-cell/>
          <table:table-cell office:value-type="float" office:value="2701567" calcext:value-type="float">
            <text:p>2701567</text:p>
          </table:table-cell>
          <table:table-cell/>
          <table:table-cell office:value-type="float" office:value="3046495" calcext:value-type="float">
            <text:p>3046495</text:p>
          </table:table-cell>
          <table:table-cell/>
          <table:table-cell office:value-type="float" office:value="3220084" calcext:value-type="float">
            <text:p>3220084</text:p>
          </table:table-cell>
          <table:table-cell/>
          <table:table-cell office:value-type="float" office:value="3284101" calcext:value-type="float">
            <text:p>3284101</text:p>
          </table:table-cell>
          <table:table-cell/>
          <table:table-cell office:value-type="float" office:value="3393069" calcext:value-type="float">
            <text:p>3393069</text:p>
          </table:table-cell>
          <table:table-cell/>
          <table:table-cell office:value-type="float" office:value="3358576" calcext:value-type="float">
            <text:p>3358576</text:p>
          </table:table-cell>
          <table:table-cell/>
          <table:table-cell office:value-type="float" office:value="3358576" calcext:value-type="float">
            <text:p>3358576</text:p>
          </table:table-cell>
          <table:table-cell/>
          <table:table-cell office:value-type="float" office:value="3210456" calcext:value-type="float">
            <text:p>3210456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2048</text:p>
          </table:table-cell>
          <table:table-cell table:number-columns-repeated="2"/>
          <table:table-cell office:value-type="float" office:value="2180847" calcext:value-type="float">
            <text:p>2180847</text:p>
          </table:table-cell>
          <table:table-cell/>
          <table:table-cell office:value-type="float" office:value="2741930" calcext:value-type="float">
            <text:p>2741930</text:p>
          </table:table-cell>
          <table:table-cell/>
          <table:table-cell office:value-type="float" office:value="3043048" calcext:value-type="float">
            <text:p>3043048</text:p>
          </table:table-cell>
          <table:table-cell/>
          <table:table-cell office:value-type="float" office:value="3229534" calcext:value-type="float">
            <text:p>3229534</text:p>
          </table:table-cell>
          <table:table-cell/>
          <table:table-cell office:value-type="float" office:value="3329682" calcext:value-type="float">
            <text:p>3329682</text:p>
          </table:table-cell>
          <table:table-cell/>
          <table:table-cell office:value-type="float" office:value="3391470" calcext:value-type="float">
            <text:p>3391470</text:p>
          </table:table-cell>
          <table:table-cell/>
          <table:table-cell office:value-type="float" office:value="3174630" calcext:value-type="float">
            <text:p>3174630</text:p>
          </table:table-cell>
          <table:table-cell/>
          <table:table-cell office:value-type="float" office:value="3136379" calcext:value-type="float">
            <text:p>3136379</text:p>
          </table:table-cell>
          <table:table-cell/>
          <table:table-cell office:value-type="float" office:value="3363581" calcext:value-type="float">
            <text:p>3363581</text:p>
          </table:table-cell>
          <table:table-cell/>
          <table:table-cell office:value-type="float" office:value="3165272" calcext:value-type="float">
            <text:p>3165272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4096</text:p>
          </table:table-cell>
          <table:table-cell table:number-columns-repeated="2"/>
          <table:table-cell office:value-type="float" office:value="2268027" calcext:value-type="float">
            <text:p>2268027</text:p>
          </table:table-cell>
          <table:table-cell/>
          <table:table-cell office:value-type="float" office:value="2780901" calcext:value-type="float">
            <text:p>2780901</text:p>
          </table:table-cell>
          <table:table-cell/>
          <table:table-cell office:value-type="float" office:value="3042943" calcext:value-type="float">
            <text:p>3042943</text:p>
          </table:table-cell>
          <table:table-cell/>
          <table:table-cell office:value-type="float" office:value="3255732" calcext:value-type="float">
            <text:p>3255732</text:p>
          </table:table-cell>
          <table:table-cell/>
          <table:table-cell office:value-type="float" office:value="3178040" calcext:value-type="float">
            <text:p>3178040</text:p>
          </table:table-cell>
          <table:table-cell/>
          <table:table-cell office:value-type="float" office:value="3419011" calcext:value-type="float">
            <text:p>3419011</text:p>
          </table:table-cell>
          <table:table-cell/>
          <table:table-cell office:value-type="float" office:value="3477139" calcext:value-type="float">
            <text:p>3477139</text:p>
          </table:table-cell>
          <table:table-cell/>
          <table:table-cell office:value-type="float" office:value="3370712" calcext:value-type="float">
            <text:p>3370712</text:p>
          </table:table-cell>
          <table:table-cell/>
          <table:table-cell office:value-type="float" office:value="3319264" calcext:value-type="float">
            <text:p>3319264</text:p>
          </table:table-cell>
          <table:table-cell/>
          <table:table-cell office:value-type="float" office:value="3165159" calcext:value-type="float">
            <text:p>3165159</text:p>
          </table:table-cell>
          <table:table-cell/>
          <table:table-cell office:value-type="float" office:value="3063563" calcext:value-type="float">
            <text:p>3063563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8192</text:p>
          </table:table-cell>
          <table:table-cell table:number-columns-repeated="2"/>
          <table:table-cell office:value-type="float" office:value="2296650" calcext:value-type="float">
            <text:p>2296650</text:p>
          </table:table-cell>
          <table:table-cell/>
          <table:table-cell office:value-type="float" office:value="2715367" calcext:value-type="float">
            <text:p>2715367</text:p>
          </table:table-cell>
          <table:table-cell/>
          <table:table-cell office:value-type="float" office:value="3003787" calcext:value-type="float">
            <text:p>3003787</text:p>
          </table:table-cell>
          <table:table-cell/>
          <table:table-cell office:value-type="float" office:value="2469648" calcext:value-type="float">
            <text:p>2469648</text:p>
          </table:table-cell>
          <table:table-cell/>
          <table:table-cell office:value-type="float" office:value="3323375" calcext:value-type="float">
            <text:p>3323375</text:p>
          </table:table-cell>
          <table:table-cell/>
          <table:table-cell office:value-type="float" office:value="3379600" calcext:value-type="float">
            <text:p>3379600</text:p>
          </table:table-cell>
          <table:table-cell/>
          <table:table-cell office:value-type="float" office:value="3264953" calcext:value-type="float">
            <text:p>3264953</text:p>
          </table:table-cell>
          <table:table-cell/>
          <table:table-cell office:value-type="float" office:value="3243073" calcext:value-type="float">
            <text:p>3243073</text:p>
          </table:table-cell>
          <table:table-cell/>
          <table:table-cell office:value-type="float" office:value="3253514" calcext:value-type="float">
            <text:p>3253514</text:p>
          </table:table-cell>
          <table:table-cell/>
          <table:table-cell office:value-type="float" office:value="3125372" calcext:value-type="float">
            <text:p>3125372</text:p>
          </table:table-cell>
          <table:table-cell/>
          <table:table-cell office:value-type="float" office:value="2880400" calcext:value-type="float">
            <text:p>2880400</text:p>
          </table:table-cell>
          <table:table-cell/>
          <table:table-cell office:value-type="float" office:value="2844394" calcext:value-type="float">
            <text:p>2844394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16384</text:p>
          </table:table-cell>
          <table:table-cell table:number-columns-repeated="2"/>
          <table:table-cell office:value-type="float" office:value="2227621" calcext:value-type="float">
            <text:p>2227621</text:p>
          </table:table-cell>
          <table:table-cell/>
          <table:table-cell office:value-type="float" office:value="2688996" calcext:value-type="float">
            <text:p>2688996</text:p>
          </table:table-cell>
          <table:table-cell/>
          <table:table-cell office:value-type="float" office:value="2538977" calcext:value-type="float">
            <text:p>2538977</text:p>
          </table:table-cell>
          <table:table-cell/>
          <table:table-cell office:value-type="float" office:value="3136328" calcext:value-type="float">
            <text:p>3136328</text:p>
          </table:table-cell>
          <table:table-cell/>
          <table:table-cell office:value-type="float" office:value="3164782" calcext:value-type="float">
            <text:p>3164782</text:p>
          </table:table-cell>
          <table:table-cell/>
          <table:table-cell office:value-type="float" office:value="3218890" calcext:value-type="float">
            <text:p>3218890</text:p>
          </table:table-cell>
          <table:table-cell/>
          <table:table-cell office:value-type="float" office:value="3257803" calcext:value-type="float">
            <text:p>3257803</text:p>
          </table:table-cell>
          <table:table-cell/>
          <table:table-cell office:value-type="float" office:value="3169161" calcext:value-type="float">
            <text:p>3169161</text:p>
          </table:table-cell>
          <table:table-cell/>
          <table:table-cell office:value-type="float" office:value="3186353" calcext:value-type="float">
            <text:p>3186353</text:p>
          </table:table-cell>
          <table:table-cell/>
          <table:table-cell office:value-type="float" office:value="3100107" calcext:value-type="float">
            <text:p>3100107</text:p>
          </table:table-cell>
          <table:table-cell/>
          <table:table-cell office:value-type="float" office:value="2892257" calcext:value-type="float">
            <text:p>2892257</text:p>
          </table:table-cell>
          <table:table-cell/>
          <table:table-cell office:value-type="float" office:value="2794973" calcext:value-type="float">
            <text:p>2794973</text:p>
          </table:table-cell>
          <table:table-cell/>
          <table:table-cell office:value-type="float" office:value="2761059" calcext:value-type="float">
            <text:p>2761059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3276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168416" calcext:value-type="float">
            <text:p>3168416</text:p>
          </table:table-cell>
          <table:table-cell/>
          <table:table-cell office:value-type="float" office:value="2957915" calcext:value-type="float">
            <text:p>2957915</text:p>
          </table:table-cell>
          <table:table-cell/>
          <table:table-cell office:value-type="float" office:value="3126397" calcext:value-type="float">
            <text:p>3126397</text:p>
          </table:table-cell>
          <table:table-cell/>
          <table:table-cell office:value-type="float" office:value="3090473" calcext:value-type="float">
            <text:p>3090473</text:p>
          </table:table-cell>
          <table:table-cell/>
          <table:table-cell office:value-type="float" office:value="2901159" calcext:value-type="float">
            <text:p>2901159</text:p>
          </table:table-cell>
          <table:table-cell/>
          <table:table-cell office:value-type="float" office:value="3032378" calcext:value-type="float">
            <text:p>3032378</text:p>
          </table:table-cell>
          <table:table-cell/>
          <table:table-cell office:value-type="float" office:value="2934609" calcext:value-type="float">
            <text:p>2934609</text:p>
          </table:table-cell>
          <table:table-cell/>
          <table:table-cell office:value-type="float" office:value="2798320" calcext:value-type="float">
            <text:p>2798320</text:p>
          </table:table-cell>
          <table:table-cell/>
          <table:table-cell office:value-type="float" office:value="2785220" calcext:value-type="float">
            <text:p>2785220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6553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194553" calcext:value-type="float">
            <text:p>3194553</text:p>
          </table:table-cell>
          <table:table-cell/>
          <table:table-cell office:value-type="float" office:value="3092344" calcext:value-type="float">
            <text:p>3092344</text:p>
          </table:table-cell>
          <table:table-cell/>
          <table:table-cell office:value-type="float" office:value="3067566" calcext:value-type="float">
            <text:p>3067566</text:p>
          </table:table-cell>
          <table:table-cell/>
          <table:table-cell office:value-type="float" office:value="3171077" calcext:value-type="float">
            <text:p>3171077</text:p>
          </table:table-cell>
          <table:table-cell/>
          <table:table-cell office:value-type="float" office:value="3023034" calcext:value-type="float">
            <text:p>3023034</text:p>
          </table:table-cell>
          <table:table-cell/>
          <table:table-cell office:value-type="float" office:value="3108465" calcext:value-type="float">
            <text:p>3108465</text:p>
          </table:table-cell>
          <table:table-cell/>
          <table:table-cell office:value-type="float" office:value="2852501" calcext:value-type="float">
            <text:p>2852501</text:p>
          </table:table-cell>
          <table:table-cell/>
          <table:table-cell office:value-type="float" office:value="2687771" calcext:value-type="float">
            <text:p>2687771</text:p>
          </table:table-cell>
          <table:table-cell/>
          <table:table-cell office:value-type="float" office:value="2769332" calcext:value-type="float">
            <text:p>2769332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310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019566" calcext:value-type="float">
            <text:p>2019566</text:p>
          </table:table-cell>
          <table:table-cell/>
          <table:table-cell office:value-type="float" office:value="1772080" calcext:value-type="float">
            <text:p>1772080</text:p>
          </table:table-cell>
          <table:table-cell/>
          <table:table-cell office:value-type="float" office:value="1793810" calcext:value-type="float">
            <text:p>1793810</text:p>
          </table:table-cell>
          <table:table-cell/>
          <table:table-cell office:value-type="float" office:value="1747321" calcext:value-type="float">
            <text:p>1747321</text:p>
          </table:table-cell>
          <table:table-cell/>
          <table:table-cell office:value-type="float" office:value="1780240" calcext:value-type="float">
            <text:p>1780240</text:p>
          </table:table-cell>
          <table:table-cell/>
          <table:table-cell office:value-type="float" office:value="1770574" calcext:value-type="float">
            <text:p>1770574</text:p>
          </table:table-cell>
          <table:table-cell/>
          <table:table-cell office:value-type="float" office:value="1962889" calcext:value-type="float">
            <text:p>1962889</text:p>
          </table:table-cell>
          <table:table-cell/>
          <table:table-cell office:value-type="float" office:value="1688393" calcext:value-type="float">
            <text:p>1688393</text:p>
          </table:table-cell>
          <table:table-cell/>
          <table:table-cell office:value-type="float" office:value="1885904" calcext:value-type="float">
            <text:p>1885904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621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85879" calcext:value-type="float">
            <text:p>385879</text:p>
          </table:table-cell>
          <table:table-cell/>
          <table:table-cell office:value-type="float" office:value="503508" calcext:value-type="float">
            <text:p>503508</text:p>
          </table:table-cell>
          <table:table-cell/>
          <table:table-cell office:value-type="float" office:value="423300" calcext:value-type="float">
            <text:p>423300</text:p>
          </table:table-cell>
          <table:table-cell/>
          <table:table-cell office:value-type="float" office:value="348346" calcext:value-type="float">
            <text:p>348346</text:p>
          </table:table-cell>
          <table:table-cell/>
          <table:table-cell office:value-type="float" office:value="466254" calcext:value-type="float">
            <text:p>466254</text:p>
          </table:table-cell>
          <table:table-cell/>
          <table:table-cell office:value-type="float" office:value="397102" calcext:value-type="float">
            <text:p>397102</text:p>
          </table:table-cell>
          <table:table-cell/>
          <table:table-cell office:value-type="float" office:value="363162" calcext:value-type="float">
            <text:p>363162</text:p>
          </table:table-cell>
          <table:table-cell/>
          <table:table-cell office:value-type="float" office:value="304352" calcext:value-type="float">
            <text:p>304352</text:p>
          </table:table-cell>
          <table:table-cell/>
          <table:table-cell office:value-type="float" office:value="325133" calcext:value-type="float">
            <text:p>325133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52428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27437" calcext:value-type="float">
            <text:p>227437</text:p>
          </table:table-cell>
          <table:table-cell/>
          <table:table-cell office:value-type="float" office:value="271695" calcext:value-type="float">
            <text:p>271695</text:p>
          </table:table-cell>
          <table:table-cell/>
          <table:table-cell office:value-type="float" office:value="267254" calcext:value-type="float">
            <text:p>267254</text:p>
          </table:table-cell>
          <table:table-cell/>
          <table:table-cell office:value-type="float" office:value="245363" calcext:value-type="float">
            <text:p>245363</text:p>
          </table:table-cell>
          <table:table-cell/>
          <table:table-cell office:value-type="float" office:value="282988" calcext:value-type="float">
            <text:p>282988</text:p>
          </table:table-cell>
          <table:table-cell/>
          <table:table-cell office:value-type="float" office:value="298847" calcext:value-type="float">
            <text:p>298847</text:p>
          </table:table-cell>
          <table:table-cell/>
          <table:table-cell office:value-type="float" office:value="288248" calcext:value-type="float">
            <text:p>288248</text:p>
          </table:table-cell>
          <table:table-cell/>
          <table:table-cell office:value-type="float" office:value="197032" calcext:value-type="float">
            <text:p>197032</text:p>
          </table:table-cell>
          <table:table-cell/>
          <table:table-cell office:value-type="float" office:value="231257" calcext:value-type="float">
            <text:p>231257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04857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07953" calcext:value-type="float">
            <text:p>207953</text:p>
          </table:table-cell>
          <table:table-cell/>
          <table:table-cell office:value-type="float" office:value="189644" calcext:value-type="float">
            <text:p>189644</text:p>
          </table:table-cell>
          <table:table-cell/>
          <table:table-cell office:value-type="float" office:value="205118" calcext:value-type="float">
            <text:p>205118</text:p>
          </table:table-cell>
          <table:table-cell/>
          <table:table-cell office:value-type="float" office:value="198366" calcext:value-type="float">
            <text:p>198366</text:p>
          </table:table-cell>
          <table:table-cell/>
          <table:table-cell office:value-type="float" office:value="183268" calcext:value-type="float">
            <text:p>183268</text:p>
          </table:table-cell>
          <table:table-cell/>
          <table:table-cell office:value-type="float" office:value="223933" calcext:value-type="float">
            <text:p>223933</text:p>
          </table:table-cell>
          <table:table-cell/>
          <table:table-cell office:value-type="float" office:value="213368" calcext:value-type="float">
            <text:p>213368</text:p>
          </table:table-cell>
          <table:table-cell/>
          <table:table-cell office:value-type="float" office:value="230209" calcext:value-type="float">
            <text:p>230209</text:p>
          </table:table-cell>
          <table:table-cell/>
          <table:table-cell office:value-type="float" office:value="228048" calcext:value-type="float">
            <text:p>228048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09715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99409" calcext:value-type="float">
            <text:p>199409</text:p>
          </table:table-cell>
          <table:table-cell/>
          <table:table-cell office:value-type="float" office:value="195900" calcext:value-type="float">
            <text:p>195900</text:p>
          </table:table-cell>
          <table:table-cell/>
          <table:table-cell office:value-type="float" office:value="238187" calcext:value-type="float">
            <text:p>238187</text:p>
          </table:table-cell>
          <table:table-cell/>
          <table:table-cell office:value-type="float" office:value="234746" calcext:value-type="float">
            <text:p>234746</text:p>
          </table:table-cell>
          <table:table-cell/>
          <table:table-cell office:value-type="float" office:value="231133" calcext:value-type="float">
            <text:p>231133</text:p>
          </table:table-cell>
          <table:table-cell/>
          <table:table-cell office:value-type="float" office:value="249888" calcext:value-type="float">
            <text:p>249888</text:p>
          </table:table-cell>
          <table:table-cell/>
          <table:table-cell office:value-type="float" office:value="234349" calcext:value-type="float">
            <text:p>234349</text:p>
          </table:table-cell>
          <table:table-cell/>
          <table:table-cell office:value-type="float" office:value="191152" calcext:value-type="float">
            <text:p>191152</text:p>
          </table:table-cell>
          <table:table-cell/>
          <table:table-cell office:value-type="float" office:value="238043" calcext:value-type="float">
            <text:p>238043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41943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34086" calcext:value-type="float">
            <text:p>234086</text:p>
          </table:table-cell>
          <table:table-cell/>
          <table:table-cell office:value-type="float" office:value="235469" calcext:value-type="float">
            <text:p>235469</text:p>
          </table:table-cell>
          <table:table-cell/>
          <table:table-cell office:value-type="float" office:value="224470" calcext:value-type="float">
            <text:p>224470</text:p>
          </table:table-cell>
          <table:table-cell/>
          <table:table-cell office:value-type="float" office:value="220642" calcext:value-type="float">
            <text:p>220642</text:p>
          </table:table-cell>
          <table:table-cell/>
          <table:table-cell office:value-type="float" office:value="230985" calcext:value-type="float">
            <text:p>230985</text:p>
          </table:table-cell>
          <table:table-cell/>
          <table:table-cell office:value-type="float" office:value="254020" calcext:value-type="float">
            <text:p>254020</text:p>
          </table:table-cell>
          <table:table-cell/>
          <table:table-cell office:value-type="float" office:value="267250" calcext:value-type="float">
            <text:p>267250</text:p>
          </table:table-cell>
          <table:table-cell/>
          <table:table-cell office:value-type="float" office:value="229462" calcext:value-type="float">
            <text:p>229462</text:p>
          </table:table-cell>
          <table:table-cell/>
          <table:table-cell office:value-type="float" office:value="222005" calcext:value-type="float">
            <text:p>222005</text:p>
          </table:table-cell>
          <table:table-cell table:number-columns-repeated="52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Reader report</text:p>
          </table:table-cell>
          <table:table-cell table:number-columns-repeated="79"/>
        </table:table-row>
        <table:table-row table:style-name="ro1">
          <table:table-cell table:number-columns-repeated="8"/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16</text:p>
          </table:table-cell>
          <table:table-cell/>
          <table:table-cell table:style-name="ce1" office:value-type="string" calcext:value-type="string">
            <text:p>32</text:p>
          </table:table-cell>
          <table:table-cell/>
          <table:table-cell table:style-name="ce1" office:value-type="string" calcext:value-type="string">
            <text:p>64</text:p>
          </table:table-cell>
          <table:table-cell/>
          <table:table-cell table:style-name="ce1" office:value-type="string" calcext:value-type="string">
            <text:p>128</text:p>
          </table:table-cell>
          <table:table-cell/>
          <table:table-cell table:style-name="ce1" office:value-type="string" calcext:value-type="string">
            <text:p>256</text:p>
          </table:table-cell>
          <table:table-cell/>
          <table:table-cell table:style-name="ce1" office:value-type="string" calcext:value-type="string">
            <text:p>512</text:p>
          </table:table-cell>
          <table:table-cell/>
          <table:table-cell table:style-name="ce1" office:value-type="string" calcext:value-type="string">
            <text:p>1024</text:p>
          </table:table-cell>
          <table:table-cell/>
          <table:table-cell table:style-name="ce1" office:value-type="string" calcext:value-type="string">
            <text:p>2048</text:p>
          </table:table-cell>
          <table:table-cell/>
          <table:table-cell table:style-name="ce1" office:value-type="string" calcext:value-type="string">
            <text:p>4096</text:p>
          </table:table-cell>
          <table:table-cell/>
          <table:table-cell table:style-name="ce1" office:value-type="string" calcext:value-type="string">
            <text:p>8192</text:p>
          </table:table-cell>
          <table:table-cell/>
          <table:table-cell table:style-name="ce1" office:value-type="string" calcext:value-type="string">
            <text:p>16384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64</text:p>
          </table:table-cell>
          <table:table-cell table:number-columns-repeated="2"/>
          <table:table-cell office:value-type="float" office:value="3057153" calcext:value-type="float">
            <text:p>3057153</text:p>
          </table:table-cell>
          <table:table-cell/>
          <table:table-cell office:value-type="float" office:value="6421025" calcext:value-type="float">
            <text:p>6421025</text:p>
          </table:table-cell>
          <table:table-cell/>
          <table:table-cell office:value-type="float" office:value="7100397" calcext:value-type="float">
            <text:p>7100397</text:p>
          </table:table-cell>
          <table:table-cell/>
          <table:table-cell office:value-type="float" office:value="9006179" calcext:value-type="float">
            <text:p>9006179</text:p>
          </table:table-cell>
          <table:table-cell/>
          <table:table-cell office:value-type="float" office:value="7100397" calcext:value-type="float">
            <text:p>7100397</text:p>
          </table:table-cell>
          <table:table-cell table:number-columns-repeated="68"/>
        </table:table-row>
        <table:table-row table:style-name="ro1">
          <table:table-cell table:style-name="ce1" office:value-type="string" calcext:value-type="string">
            <text:p>128</text:p>
          </table:table-cell>
          <table:table-cell table:number-columns-repeated="2"/>
          <table:table-cell office:value-type="float" office:value="4407601" calcext:value-type="float">
            <text:p>4407601</text:p>
          </table:table-cell>
          <table:table-cell/>
          <table:table-cell office:value-type="float" office:value="6812590" calcext:value-type="float">
            <text:p>6812590</text:p>
          </table:table-cell>
          <table:table-cell/>
          <table:table-cell office:value-type="float" office:value="8036304" calcext:value-type="float">
            <text:p>8036304</text:p>
          </table:table-cell>
          <table:table-cell/>
          <table:table-cell office:value-type="float" office:value="9977956" calcext:value-type="float">
            <text:p>9977956</text:p>
          </table:table-cell>
          <table:table-cell/>
          <table:table-cell office:value-type="float" office:value="8036304" calcext:value-type="float">
            <text:p>8036304</text:p>
          </table:table-cell>
          <table:table-cell/>
          <table:table-cell office:value-type="float" office:value="8036304" calcext:value-type="float">
            <text:p>8036304</text:p>
          </table:table-cell>
          <table:table-cell table:number-columns-repeated="66"/>
        </table:table-row>
        <table:table-row table:style-name="ro1">
          <table:table-cell table:style-name="ce1" office:value-type="string" calcext:value-type="string">
            <text:p>256</text:p>
          </table:table-cell>
          <table:table-cell table:number-columns-repeated="2"/>
          <table:table-cell office:value-type="float" office:value="4572895" calcext:value-type="float">
            <text:p>4572895</text:p>
          </table:table-cell>
          <table:table-cell/>
          <table:table-cell office:value-type="float" office:value="6554972" calcext:value-type="float">
            <text:p>6554972</text:p>
          </table:table-cell>
          <table:table-cell/>
          <table:table-cell office:value-type="float" office:value="7965107" calcext:value-type="float">
            <text:p>7965107</text:p>
          </table:table-cell>
          <table:table-cell/>
          <table:table-cell office:value-type="float" office:value="9518507" calcext:value-type="float">
            <text:p>9518507</text:p>
          </table:table-cell>
          <table:table-cell/>
          <table:table-cell office:value-type="float" office:value="8208677" calcext:value-type="float">
            <text:p>8208677</text:p>
          </table:table-cell>
          <table:table-cell/>
          <table:table-cell office:value-type="float" office:value="8534922" calcext:value-type="float">
            <text:p>8534922</text:p>
          </table:table-cell>
          <table:table-cell/>
          <table:table-cell office:value-type="float" office:value="7735574" calcext:value-type="float">
            <text:p>7735574</text:p>
          </table:table-cell>
          <table:table-cell table:number-columns-repeated="64"/>
        </table:table-row>
        <table:table-row table:style-name="ro1">
          <table:table-cell table:style-name="ce1" office:value-type="string" calcext:value-type="string">
            <text:p>512</text:p>
          </table:table-cell>
          <table:table-cell table:number-columns-repeated="2"/>
          <table:table-cell office:value-type="float" office:value="4340054" calcext:value-type="float">
            <text:p>4340054</text:p>
          </table:table-cell>
          <table:table-cell/>
          <table:table-cell office:value-type="float" office:value="6174377" calcext:value-type="float">
            <text:p>6174377</text:p>
          </table:table-cell>
          <table:table-cell/>
          <table:table-cell office:value-type="float" office:value="7647578" calcext:value-type="float">
            <text:p>7647578</text:p>
          </table:table-cell>
          <table:table-cell/>
          <table:table-cell office:value-type="float" office:value="8265729" calcext:value-type="float">
            <text:p>8265729</text:p>
          </table:table-cell>
          <table:table-cell/>
          <table:table-cell office:value-type="float" office:value="9304292" calcext:value-type="float">
            <text:p>9304292</text:p>
          </table:table-cell>
          <table:table-cell/>
          <table:table-cell office:value-type="float" office:value="8844453" calcext:value-type="float">
            <text:p>8844453</text:p>
          </table:table-cell>
          <table:table-cell/>
          <table:table-cell office:value-type="float" office:value="621413" calcext:value-type="float">
            <text:p>621413</text:p>
          </table:table-cell>
          <table:table-cell/>
          <table:table-cell office:value-type="float" office:value="7211022" calcext:value-type="float">
            <text:p>7211022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024</text:p>
          </table:table-cell>
          <table:table-cell table:number-columns-repeated="2"/>
          <table:table-cell office:value-type="float" office:value="4232305" calcext:value-type="float">
            <text:p>4232305</text:p>
          </table:table-cell>
          <table:table-cell/>
          <table:table-cell office:value-type="float" office:value="5950309" calcext:value-type="float">
            <text:p>5950309</text:p>
          </table:table-cell>
          <table:table-cell/>
          <table:table-cell office:value-type="float" office:value="7306780" calcext:value-type="float">
            <text:p>7306780</text:p>
          </table:table-cell>
          <table:table-cell/>
          <table:table-cell office:value-type="float" office:value="9142007" calcext:value-type="float">
            <text:p>9142007</text:p>
          </table:table-cell>
          <table:table-cell/>
          <table:table-cell office:value-type="float" office:value="8988941" calcext:value-type="float">
            <text:p>8988941</text:p>
          </table:table-cell>
          <table:table-cell/>
          <table:table-cell office:value-type="float" office:value="8914314" calcext:value-type="float">
            <text:p>8914314</text:p>
          </table:table-cell>
          <table:table-cell/>
          <table:table-cell office:value-type="float" office:value="8542002" calcext:value-type="float">
            <text:p>8542002</text:p>
          </table:table-cell>
          <table:table-cell/>
          <table:table-cell office:value-type="float" office:value="7869040" calcext:value-type="float">
            <text:p>7869040</text:p>
          </table:table-cell>
          <table:table-cell/>
          <table:table-cell office:value-type="float" office:value="7356843" calcext:value-type="float">
            <text:p>7356843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2048</text:p>
          </table:table-cell>
          <table:table-cell table:number-columns-repeated="2"/>
          <table:table-cell office:value-type="float" office:value="4001263" calcext:value-type="float">
            <text:p>4001263</text:p>
          </table:table-cell>
          <table:table-cell/>
          <table:table-cell office:value-type="float" office:value="5953632" calcext:value-type="float">
            <text:p>5953632</text:p>
          </table:table-cell>
          <table:table-cell/>
          <table:table-cell office:value-type="float" office:value="6563185" calcext:value-type="float">
            <text:p>6563185</text:p>
          </table:table-cell>
          <table:table-cell/>
          <table:table-cell office:value-type="float" office:value="7698414" calcext:value-type="float">
            <text:p>7698414</text:p>
          </table:table-cell>
          <table:table-cell/>
          <table:table-cell office:value-type="float" office:value="8565901" calcext:value-type="float">
            <text:p>8565901</text:p>
          </table:table-cell>
          <table:table-cell/>
          <table:table-cell office:value-type="float" office:value="8464610" calcext:value-type="float">
            <text:p>8464610</text:p>
          </table:table-cell>
          <table:table-cell/>
          <table:table-cell office:value-type="float" office:value="8431376" calcext:value-type="float">
            <text:p>8431376</text:p>
          </table:table-cell>
          <table:table-cell/>
          <table:table-cell office:value-type="float" office:value="6900622" calcext:value-type="float">
            <text:p>6900622</text:p>
          </table:table-cell>
          <table:table-cell/>
          <table:table-cell office:value-type="float" office:value="7846081" calcext:value-type="float">
            <text:p>7846081</text:p>
          </table:table-cell>
          <table:table-cell/>
          <table:table-cell office:value-type="float" office:value="6802261" calcext:value-type="float">
            <text:p>6802261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4096</text:p>
          </table:table-cell>
          <table:table-cell table:number-columns-repeated="2"/>
          <table:table-cell office:value-type="float" office:value="3802702" calcext:value-type="float">
            <text:p>3802702</text:p>
          </table:table-cell>
          <table:table-cell/>
          <table:table-cell office:value-type="float" office:value="5482110" calcext:value-type="float">
            <text:p>5482110</text:p>
          </table:table-cell>
          <table:table-cell/>
          <table:table-cell office:value-type="float" office:value="6300364" calcext:value-type="float">
            <text:p>6300364</text:p>
          </table:table-cell>
          <table:table-cell/>
          <table:table-cell office:value-type="float" office:value="7225093" calcext:value-type="float">
            <text:p>7225093</text:p>
          </table:table-cell>
          <table:table-cell/>
          <table:table-cell office:value-type="float" office:value="7200866" calcext:value-type="float">
            <text:p>7200866</text:p>
          </table:table-cell>
          <table:table-cell/>
          <table:table-cell office:value-type="float" office:value="7463648" calcext:value-type="float">
            <text:p>7463648</text:p>
          </table:table-cell>
          <table:table-cell/>
          <table:table-cell office:value-type="float" office:value="6358661" calcext:value-type="float">
            <text:p>6358661</text:p>
          </table:table-cell>
          <table:table-cell/>
          <table:table-cell office:value-type="float" office:value="7123239" calcext:value-type="float">
            <text:p>7123239</text:p>
          </table:table-cell>
          <table:table-cell/>
          <table:table-cell office:value-type="float" office:value="6096896" calcext:value-type="float">
            <text:p>6096896</text:p>
          </table:table-cell>
          <table:table-cell/>
          <table:table-cell office:value-type="float" office:value="6293440" calcext:value-type="float">
            <text:p>6293440</text:p>
          </table:table-cell>
          <table:table-cell/>
          <table:table-cell office:value-type="float" office:value="5095153" calcext:value-type="float">
            <text:p>5095153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8192</text:p>
          </table:table-cell>
          <table:table-cell table:number-columns-repeated="2"/>
          <table:table-cell office:value-type="float" office:value="3691893" calcext:value-type="float">
            <text:p>3691893</text:p>
          </table:table-cell>
          <table:table-cell/>
          <table:table-cell office:value-type="float" office:value="4821874" calcext:value-type="float">
            <text:p>4821874</text:p>
          </table:table-cell>
          <table:table-cell/>
          <table:table-cell office:value-type="float" office:value="3891776" calcext:value-type="float">
            <text:p>3891776</text:p>
          </table:table-cell>
          <table:table-cell/>
          <table:table-cell office:value-type="float" office:value="6517641" calcext:value-type="float">
            <text:p>6517641</text:p>
          </table:table-cell>
          <table:table-cell/>
          <table:table-cell office:value-type="float" office:value="6913698" calcext:value-type="float">
            <text:p>6913698</text:p>
          </table:table-cell>
          <table:table-cell/>
          <table:table-cell office:value-type="float" office:value="6643663" calcext:value-type="float">
            <text:p>6643663</text:p>
          </table:table-cell>
          <table:table-cell/>
          <table:table-cell office:value-type="float" office:value="6726907" calcext:value-type="float">
            <text:p>6726907</text:p>
          </table:table-cell>
          <table:table-cell/>
          <table:table-cell office:value-type="float" office:value="6943036" calcext:value-type="float">
            <text:p>6943036</text:p>
          </table:table-cell>
          <table:table-cell/>
          <table:table-cell office:value-type="float" office:value="6506533" calcext:value-type="float">
            <text:p>6506533</text:p>
          </table:table-cell>
          <table:table-cell/>
          <table:table-cell office:value-type="float" office:value="6272536" calcext:value-type="float">
            <text:p>6272536</text:p>
          </table:table-cell>
          <table:table-cell/>
          <table:table-cell office:value-type="float" office:value="5167806" calcext:value-type="float">
            <text:p>5167806</text:p>
          </table:table-cell>
          <table:table-cell/>
          <table:table-cell office:value-type="float" office:value="4641448" calcext:value-type="float">
            <text:p>4641448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16384</text:p>
          </table:table-cell>
          <table:table-cell table:number-columns-repeated="2"/>
          <table:table-cell office:value-type="float" office:value="3590583" calcext:value-type="float">
            <text:p>3590583</text:p>
          </table:table-cell>
          <table:table-cell/>
          <table:table-cell office:value-type="float" office:value="4472816" calcext:value-type="float">
            <text:p>4472816</text:p>
          </table:table-cell>
          <table:table-cell/>
          <table:table-cell office:value-type="float" office:value="5665340" calcext:value-type="float">
            <text:p>5665340</text:p>
          </table:table-cell>
          <table:table-cell/>
          <table:table-cell office:value-type="float" office:value="6189379" calcext:value-type="float">
            <text:p>6189379</text:p>
          </table:table-cell>
          <table:table-cell/>
          <table:table-cell office:value-type="float" office:value="6690106" calcext:value-type="float">
            <text:p>6690106</text:p>
          </table:table-cell>
          <table:table-cell/>
          <table:table-cell office:value-type="float" office:value="6706429" calcext:value-type="float">
            <text:p>6706429</text:p>
          </table:table-cell>
          <table:table-cell/>
          <table:table-cell office:value-type="float" office:value="4993855" calcext:value-type="float">
            <text:p>4993855</text:p>
          </table:table-cell>
          <table:table-cell/>
          <table:table-cell office:value-type="float" office:value="6524947" calcext:value-type="float">
            <text:p>6524947</text:p>
          </table:table-cell>
          <table:table-cell/>
          <table:table-cell office:value-type="float" office:value="5382668" calcext:value-type="float">
            <text:p>5382668</text:p>
          </table:table-cell>
          <table:table-cell/>
          <table:table-cell office:value-type="float" office:value="6097662" calcext:value-type="float">
            <text:p>6097662</text:p>
          </table:table-cell>
          <table:table-cell/>
          <table:table-cell office:value-type="float" office:value="5563066" calcext:value-type="float">
            <text:p>5563066</text:p>
          </table:table-cell>
          <table:table-cell/>
          <table:table-cell office:value-type="float" office:value="4853136" calcext:value-type="float">
            <text:p>4853136</text:p>
          </table:table-cell>
          <table:table-cell/>
          <table:table-cell office:value-type="float" office:value="4415055" calcext:value-type="float">
            <text:p>4415055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3276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405490" calcext:value-type="float">
            <text:p>5405490</text:p>
          </table:table-cell>
          <table:table-cell/>
          <table:table-cell office:value-type="float" office:value="6294201" calcext:value-type="float">
            <text:p>6294201</text:p>
          </table:table-cell>
          <table:table-cell/>
          <table:table-cell office:value-type="float" office:value="6367688" calcext:value-type="float">
            <text:p>6367688</text:p>
          </table:table-cell>
          <table:table-cell/>
          <table:table-cell office:value-type="float" office:value="6368868" calcext:value-type="float">
            <text:p>6368868</text:p>
          </table:table-cell>
          <table:table-cell/>
          <table:table-cell office:value-type="float" office:value="5404640" calcext:value-type="float">
            <text:p>5404640</text:p>
          </table:table-cell>
          <table:table-cell/>
          <table:table-cell office:value-type="float" office:value="6283553" calcext:value-type="float">
            <text:p>6283553</text:p>
          </table:table-cell>
          <table:table-cell/>
          <table:table-cell office:value-type="float" office:value="5552010" calcext:value-type="float">
            <text:p>5552010</text:p>
          </table:table-cell>
          <table:table-cell/>
          <table:table-cell office:value-type="float" office:value="5132953" calcext:value-type="float">
            <text:p>5132953</text:p>
          </table:table-cell>
          <table:table-cell/>
          <table:table-cell office:value-type="float" office:value="4761471" calcext:value-type="float">
            <text:p>4761471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6553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439713" calcext:value-type="float">
            <text:p>6439713</text:p>
          </table:table-cell>
          <table:table-cell/>
          <table:table-cell office:value-type="float" office:value="6361470" calcext:value-type="float">
            <text:p>6361470</text:p>
          </table:table-cell>
          <table:table-cell/>
          <table:table-cell office:value-type="float" office:value="6348541" calcext:value-type="float">
            <text:p>6348541</text:p>
          </table:table-cell>
          <table:table-cell/>
          <table:table-cell office:value-type="float" office:value="6435341" calcext:value-type="float">
            <text:p>6435341</text:p>
          </table:table-cell>
          <table:table-cell/>
          <table:table-cell office:value-type="float" office:value="6513261" calcext:value-type="float">
            <text:p>6513261</text:p>
          </table:table-cell>
          <table:table-cell/>
          <table:table-cell office:value-type="float" office:value="6500938" calcext:value-type="float">
            <text:p>6500938</text:p>
          </table:table-cell>
          <table:table-cell/>
          <table:table-cell office:value-type="float" office:value="5963186" calcext:value-type="float">
            <text:p>5963186</text:p>
          </table:table-cell>
          <table:table-cell/>
          <table:table-cell office:value-type="float" office:value="5315162" calcext:value-type="float">
            <text:p>5315162</text:p>
          </table:table-cell>
          <table:table-cell/>
          <table:table-cell office:value-type="float" office:value="4745918" calcext:value-type="float">
            <text:p>4745918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310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551278" calcext:value-type="float">
            <text:p>6551278</text:p>
          </table:table-cell>
          <table:table-cell/>
          <table:table-cell office:value-type="float" office:value="6259972" calcext:value-type="float">
            <text:p>6259972</text:p>
          </table:table-cell>
          <table:table-cell/>
          <table:table-cell office:value-type="float" office:value="6315779" calcext:value-type="float">
            <text:p>6315779</text:p>
          </table:table-cell>
          <table:table-cell/>
          <table:table-cell office:value-type="float" office:value="6493244" calcext:value-type="float">
            <text:p>6493244</text:p>
          </table:table-cell>
          <table:table-cell/>
          <table:table-cell office:value-type="float" office:value="6233779" calcext:value-type="float">
            <text:p>6233779</text:p>
          </table:table-cell>
          <table:table-cell/>
          <table:table-cell office:value-type="float" office:value="6503230" calcext:value-type="float">
            <text:p>6503230</text:p>
          </table:table-cell>
          <table:table-cell/>
          <table:table-cell office:value-type="float" office:value="6242698" calcext:value-type="float">
            <text:p>6242698</text:p>
          </table:table-cell>
          <table:table-cell/>
          <table:table-cell office:value-type="float" office:value="5284751" calcext:value-type="float">
            <text:p>5284751</text:p>
          </table:table-cell>
          <table:table-cell/>
          <table:table-cell office:value-type="float" office:value="5071042" calcext:value-type="float">
            <text:p>5071042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621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408612" calcext:value-type="float">
            <text:p>6408612</text:p>
          </table:table-cell>
          <table:table-cell/>
          <table:table-cell office:value-type="float" office:value="6472367" calcext:value-type="float">
            <text:p>6472367</text:p>
          </table:table-cell>
          <table:table-cell/>
          <table:table-cell office:value-type="float" office:value="6489520" calcext:value-type="float">
            <text:p>6489520</text:p>
          </table:table-cell>
          <table:table-cell/>
          <table:table-cell office:value-type="float" office:value="6465022" calcext:value-type="float">
            <text:p>6465022</text:p>
          </table:table-cell>
          <table:table-cell/>
          <table:table-cell office:value-type="float" office:value="6621138" calcext:value-type="float">
            <text:p>6621138</text:p>
          </table:table-cell>
          <table:table-cell/>
          <table:table-cell office:value-type="float" office:value="6576270" calcext:value-type="float">
            <text:p>6576270</text:p>
          </table:table-cell>
          <table:table-cell/>
          <table:table-cell office:value-type="float" office:value="6248226" calcext:value-type="float">
            <text:p>6248226</text:p>
          </table:table-cell>
          <table:table-cell/>
          <table:table-cell office:value-type="float" office:value="5338969" calcext:value-type="float">
            <text:p>5338969</text:p>
          </table:table-cell>
          <table:table-cell/>
          <table:table-cell office:value-type="float" office:value="5199846" calcext:value-type="float">
            <text:p>5199846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52428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747502" calcext:value-type="float">
            <text:p>6747502</text:p>
          </table:table-cell>
          <table:table-cell/>
          <table:table-cell office:value-type="float" office:value="6720344" calcext:value-type="float">
            <text:p>6720344</text:p>
          </table:table-cell>
          <table:table-cell/>
          <table:table-cell office:value-type="float" office:value="6413393" calcext:value-type="float">
            <text:p>6413393</text:p>
          </table:table-cell>
          <table:table-cell/>
          <table:table-cell office:value-type="float" office:value="6576521" calcext:value-type="float">
            <text:p>6576521</text:p>
          </table:table-cell>
          <table:table-cell/>
          <table:table-cell office:value-type="float" office:value="6569527" calcext:value-type="float">
            <text:p>6569527</text:p>
          </table:table-cell>
          <table:table-cell/>
          <table:table-cell office:value-type="float" office:value="6467490" calcext:value-type="float">
            <text:p>6467490</text:p>
          </table:table-cell>
          <table:table-cell/>
          <table:table-cell office:value-type="float" office:value="6211354" calcext:value-type="float">
            <text:p>6211354</text:p>
          </table:table-cell>
          <table:table-cell/>
          <table:table-cell office:value-type="float" office:value="5603223" calcext:value-type="float">
            <text:p>5603223</text:p>
          </table:table-cell>
          <table:table-cell/>
          <table:table-cell office:value-type="float" office:value="5297385" calcext:value-type="float">
            <text:p>5297385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04857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63363" calcext:value-type="float">
            <text:p>563363</text:p>
          </table:table-cell>
          <table:table-cell/>
          <table:table-cell office:value-type="float" office:value="577116" calcext:value-type="float">
            <text:p>577116</text:p>
          </table:table-cell>
          <table:table-cell/>
          <table:table-cell office:value-type="float" office:value="569740" calcext:value-type="float">
            <text:p>569740</text:p>
          </table:table-cell>
          <table:table-cell/>
          <table:table-cell office:value-type="float" office:value="576096" calcext:value-type="float">
            <text:p>576096</text:p>
          </table:table-cell>
          <table:table-cell/>
          <table:table-cell office:value-type="float" office:value="575473" calcext:value-type="float">
            <text:p>575473</text:p>
          </table:table-cell>
          <table:table-cell/>
          <table:table-cell office:value-type="float" office:value="1632649" calcext:value-type="float">
            <text:p>1632649</text:p>
          </table:table-cell>
          <table:table-cell/>
          <table:table-cell office:value-type="float" office:value="6098996" calcext:value-type="float">
            <text:p>6098996</text:p>
          </table:table-cell>
          <table:table-cell/>
          <table:table-cell office:value-type="float" office:value="3436331" calcext:value-type="float">
            <text:p>3436331</text:p>
          </table:table-cell>
          <table:table-cell/>
          <table:table-cell office:value-type="float" office:value="5248786" calcext:value-type="float">
            <text:p>5248786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09715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44855" calcext:value-type="float">
            <text:p>544855</text:p>
          </table:table-cell>
          <table:table-cell/>
          <table:table-cell office:value-type="float" office:value="573642" calcext:value-type="float">
            <text:p>573642</text:p>
          </table:table-cell>
          <table:table-cell/>
          <table:table-cell office:value-type="float" office:value="575727" calcext:value-type="float">
            <text:p>575727</text:p>
          </table:table-cell>
          <table:table-cell/>
          <table:table-cell office:value-type="float" office:value="557802" calcext:value-type="float">
            <text:p>557802</text:p>
          </table:table-cell>
          <table:table-cell/>
          <table:table-cell office:value-type="float" office:value="573501" calcext:value-type="float">
            <text:p>573501</text:p>
          </table:table-cell>
          <table:table-cell/>
          <table:table-cell office:value-type="float" office:value="570788" calcext:value-type="float">
            <text:p>570788</text:p>
          </table:table-cell>
          <table:table-cell/>
          <table:table-cell office:value-type="float" office:value="549574" calcext:value-type="float">
            <text:p>549574</text:p>
          </table:table-cell>
          <table:table-cell/>
          <table:table-cell office:value-type="float" office:value="563882" calcext:value-type="float">
            <text:p>563882</text:p>
          </table:table-cell>
          <table:table-cell/>
          <table:table-cell office:value-type="float" office:value="533310" calcext:value-type="float">
            <text:p>533310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41943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43265" calcext:value-type="float">
            <text:p>543265</text:p>
          </table:table-cell>
          <table:table-cell/>
          <table:table-cell office:value-type="float" office:value="581118" calcext:value-type="float">
            <text:p>581118</text:p>
          </table:table-cell>
          <table:table-cell/>
          <table:table-cell office:value-type="float" office:value="575196" calcext:value-type="float">
            <text:p>575196</text:p>
          </table:table-cell>
          <table:table-cell/>
          <table:table-cell office:value-type="float" office:value="573795" calcext:value-type="float">
            <text:p>573795</text:p>
          </table:table-cell>
          <table:table-cell/>
          <table:table-cell office:value-type="float" office:value="567577" calcext:value-type="float">
            <text:p>567577</text:p>
          </table:table-cell>
          <table:table-cell/>
          <table:table-cell office:value-type="float" office:value="580461" calcext:value-type="float">
            <text:p>580461</text:p>
          </table:table-cell>
          <table:table-cell/>
          <table:table-cell office:value-type="float" office:value="541991" calcext:value-type="float">
            <text:p>541991</text:p>
          </table:table-cell>
          <table:table-cell/>
          <table:table-cell office:value-type="float" office:value="569856" calcext:value-type="float">
            <text:p>569856</text:p>
          </table:table-cell>
          <table:table-cell/>
          <table:table-cell office:value-type="float" office:value="562647" calcext:value-type="float">
            <text:p>562647</text:p>
          </table:table-cell>
          <table:table-cell table:number-columns-repeated="52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Re-Reader report</text:p>
          </table:table-cell>
          <table:table-cell table:number-columns-repeated="79"/>
        </table:table-row>
        <table:table-row table:style-name="ro1">
          <table:table-cell table:number-columns-repeated="8"/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16</text:p>
          </table:table-cell>
          <table:table-cell/>
          <table:table-cell table:style-name="ce1" office:value-type="string" calcext:value-type="string">
            <text:p>32</text:p>
          </table:table-cell>
          <table:table-cell/>
          <table:table-cell table:style-name="ce1" office:value-type="string" calcext:value-type="string">
            <text:p>64</text:p>
          </table:table-cell>
          <table:table-cell/>
          <table:table-cell table:style-name="ce1" office:value-type="string" calcext:value-type="string">
            <text:p>128</text:p>
          </table:table-cell>
          <table:table-cell/>
          <table:table-cell table:style-name="ce1" office:value-type="string" calcext:value-type="string">
            <text:p>256</text:p>
          </table:table-cell>
          <table:table-cell/>
          <table:table-cell table:style-name="ce1" office:value-type="string" calcext:value-type="string">
            <text:p>512</text:p>
          </table:table-cell>
          <table:table-cell/>
          <table:table-cell table:style-name="ce1" office:value-type="string" calcext:value-type="string">
            <text:p>1024</text:p>
          </table:table-cell>
          <table:table-cell/>
          <table:table-cell table:style-name="ce1" office:value-type="string" calcext:value-type="string">
            <text:p>2048</text:p>
          </table:table-cell>
          <table:table-cell/>
          <table:table-cell table:style-name="ce1" office:value-type="string" calcext:value-type="string">
            <text:p>4096</text:p>
          </table:table-cell>
          <table:table-cell/>
          <table:table-cell table:style-name="ce1" office:value-type="string" calcext:value-type="string">
            <text:p>8192</text:p>
          </table:table-cell>
          <table:table-cell/>
          <table:table-cell table:style-name="ce1" office:value-type="string" calcext:value-type="string">
            <text:p>16384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64</text:p>
          </table:table-cell>
          <table:table-cell table:number-columns-repeated="2"/>
          <table:table-cell office:value-type="float" office:value="4018152" calcext:value-type="float">
            <text:p>4018152</text:p>
          </table:table-cell>
          <table:table-cell/>
          <table:table-cell office:value-type="float" office:value="5283570" calcext:value-type="float">
            <text:p>5283570</text:p>
          </table:table-cell>
          <table:table-cell/>
          <table:table-cell office:value-type="float" office:value="6421025" calcext:value-type="float">
            <text:p>6421025</text:p>
          </table:table-cell>
          <table:table-cell/>
          <table:table-cell office:value-type="float" office:value="7940539" calcext:value-type="float">
            <text:p>7940539</text:p>
          </table:table-cell>
          <table:table-cell/>
          <table:table-cell office:value-type="float" office:value="12902017" calcext:value-type="float">
            <text:p>12902017</text:p>
          </table:table-cell>
          <table:table-cell table:number-columns-repeated="68"/>
        </table:table-row>
        <table:table-row table:style-name="ro1">
          <table:table-cell table:style-name="ce1" office:value-type="string" calcext:value-type="string">
            <text:p>128</text:p>
          </table:table-cell>
          <table:table-cell table:number-columns-repeated="2"/>
          <table:table-cell office:value-type="float" office:value="3867787" calcext:value-type="float">
            <text:p>3867787</text:p>
          </table:table-cell>
          <table:table-cell/>
          <table:table-cell office:value-type="float" office:value="5545860" calcext:value-type="float">
            <text:p>5545860</text:p>
          </table:table-cell>
          <table:table-cell/>
          <table:table-cell office:value-type="float" office:value="6727225" calcext:value-type="float">
            <text:p>6727225</text:p>
          </table:table-cell>
          <table:table-cell/>
          <table:table-cell office:value-type="float" office:value="7476717" calcext:value-type="float">
            <text:p>7476717</text:p>
          </table:table-cell>
          <table:table-cell/>
          <table:table-cell office:value-type="float" office:value="9129573" calcext:value-type="float">
            <text:p>9129573</text:p>
          </table:table-cell>
          <table:table-cell/>
          <table:table-cell office:value-type="float" office:value="11720614" calcext:value-type="float">
            <text:p>11720614</text:p>
          </table:table-cell>
          <table:table-cell table:number-columns-repeated="66"/>
        </table:table-row>
        <table:table-row table:style-name="ro1">
          <table:table-cell table:style-name="ce1" office:value-type="string" calcext:value-type="string">
            <text:p>256</text:p>
          </table:table-cell>
          <table:table-cell table:number-columns-repeated="2"/>
          <table:table-cell office:value-type="float" office:value="2726577" calcext:value-type="float">
            <text:p>2726577</text:p>
          </table:table-cell>
          <table:table-cell/>
          <table:table-cell office:value-type="float" office:value="5540300" calcext:value-type="float">
            <text:p>5540300</text:p>
          </table:table-cell>
          <table:table-cell/>
          <table:table-cell office:value-type="float" office:value="6554972" calcext:value-type="float">
            <text:p>6554972</text:p>
          </table:table-cell>
          <table:table-cell/>
          <table:table-cell office:value-type="float" office:value="7314033" calcext:value-type="float">
            <text:p>7314033</text:p>
          </table:table-cell>
          <table:table-cell/>
          <table:table-cell office:value-type="float" office:value="7791708" calcext:value-type="float">
            <text:p>7791708</text:p>
          </table:table-cell>
          <table:table-cell/>
          <table:table-cell office:value-type="float" office:value="9114515" calcext:value-type="float">
            <text:p>9114515</text:p>
          </table:table-cell>
          <table:table-cell/>
          <table:table-cell office:value-type="float" office:value="10245071" calcext:value-type="float">
            <text:p>10245071</text:p>
          </table:table-cell>
          <table:table-cell table:number-columns-repeated="64"/>
        </table:table-row>
        <table:table-row table:style-name="ro1">
          <table:table-cell table:style-name="ce1" office:value-type="string" calcext:value-type="string">
            <text:p>512</text:p>
          </table:table-cell>
          <table:table-cell table:number-columns-repeated="2"/>
          <table:table-cell office:value-type="float" office:value="3736016" calcext:value-type="float">
            <text:p>3736016</text:p>
          </table:table-cell>
          <table:table-cell/>
          <table:table-cell office:value-type="float" office:value="5495016" calcext:value-type="float">
            <text:p>5495016</text:p>
          </table:table-cell>
          <table:table-cell/>
          <table:table-cell office:value-type="float" office:value="6319739" calcext:value-type="float">
            <text:p>6319739</text:p>
          </table:table-cell>
          <table:table-cell/>
          <table:table-cell office:value-type="float" office:value="7115451" calcext:value-type="float">
            <text:p>7115451</text:p>
          </table:table-cell>
          <table:table-cell/>
          <table:table-cell office:value-type="float" office:value="5278892" calcext:value-type="float">
            <text:p>5278892</text:p>
          </table:table-cell>
          <table:table-cell/>
          <table:table-cell office:value-type="float" office:value="8394979" calcext:value-type="float">
            <text:p>8394979</text:p>
          </table:table-cell>
          <table:table-cell/>
          <table:table-cell office:value-type="float" office:value="8394979" calcext:value-type="float">
            <text:p>8394979</text:p>
          </table:table-cell>
          <table:table-cell/>
          <table:table-cell office:value-type="float" office:value="8992598" calcext:value-type="float">
            <text:p>8992598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024</text:p>
          </table:table-cell>
          <table:table-cell table:number-columns-repeated="2"/>
          <table:table-cell office:value-type="float" office:value="3894582" calcext:value-type="float">
            <text:p>3894582</text:p>
          </table:table-cell>
          <table:table-cell/>
          <table:table-cell office:value-type="float" office:value="5336651" calcext:value-type="float">
            <text:p>5336651</text:p>
          </table:table-cell>
          <table:table-cell/>
          <table:table-cell office:value-type="float" office:value="6355328" calcext:value-type="float">
            <text:p>6355328</text:p>
          </table:table-cell>
          <table:table-cell/>
          <table:table-cell office:value-type="float" office:value="7113161" calcext:value-type="float">
            <text:p>7113161</text:p>
          </table:table-cell>
          <table:table-cell/>
          <table:table-cell office:value-type="float" office:value="7699755" calcext:value-type="float">
            <text:p>7699755</text:p>
          </table:table-cell>
          <table:table-cell/>
          <table:table-cell office:value-type="float" office:value="7986094" calcext:value-type="float">
            <text:p>7986094</text:p>
          </table:table-cell>
          <table:table-cell/>
          <table:table-cell office:value-type="float" office:value="7524394" calcext:value-type="float">
            <text:p>7524394</text:p>
          </table:table-cell>
          <table:table-cell/>
          <table:table-cell office:value-type="float" office:value="8457895" calcext:value-type="float">
            <text:p>8457895</text:p>
          </table:table-cell>
          <table:table-cell/>
          <table:table-cell office:value-type="float" office:value="10329265" calcext:value-type="float">
            <text:p>10329265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2048</text:p>
          </table:table-cell>
          <table:table-cell table:number-columns-repeated="2"/>
          <table:table-cell office:value-type="float" office:value="3812993" calcext:value-type="float">
            <text:p>3812993</text:p>
          </table:table-cell>
          <table:table-cell/>
          <table:table-cell office:value-type="float" office:value="5280246" calcext:value-type="float">
            <text:p>5280246</text:p>
          </table:table-cell>
          <table:table-cell/>
          <table:table-cell office:value-type="float" office:value="6110328" calcext:value-type="float">
            <text:p>6110328</text:p>
          </table:table-cell>
          <table:table-cell/>
          <table:table-cell office:value-type="float" office:value="6802261" calcext:value-type="float">
            <text:p>6802261</text:p>
          </table:table-cell>
          <table:table-cell/>
          <table:table-cell office:value-type="float" office:value="7393606" calcext:value-type="float">
            <text:p>7393606</text:p>
          </table:table-cell>
          <table:table-cell/>
          <table:table-cell office:value-type="float" office:value="7343043" calcext:value-type="float">
            <text:p>7343043</text:p>
          </table:table-cell>
          <table:table-cell/>
          <table:table-cell office:value-type="float" office:value="7088541" calcext:value-type="float">
            <text:p>7088541</text:p>
          </table:table-cell>
          <table:table-cell/>
          <table:table-cell office:value-type="float" office:value="6608629" calcext:value-type="float">
            <text:p>6608629</text:p>
          </table:table-cell>
          <table:table-cell/>
          <table:table-cell office:value-type="float" office:value="8390200" calcext:value-type="float">
            <text:p>8390200</text:p>
          </table:table-cell>
          <table:table-cell/>
          <table:table-cell office:value-type="float" office:value="9708272" calcext:value-type="float">
            <text:p>9708272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4096</text:p>
          </table:table-cell>
          <table:table-cell table:number-columns-repeated="2"/>
          <table:table-cell office:value-type="float" office:value="3561476" calcext:value-type="float">
            <text:p>3561476</text:p>
          </table:table-cell>
          <table:table-cell/>
          <table:table-cell office:value-type="float" office:value="4864330" calcext:value-type="float">
            <text:p>4864330</text:p>
          </table:table-cell>
          <table:table-cell/>
          <table:table-cell office:value-type="float" office:value="5375755" calcext:value-type="float">
            <text:p>5375755</text:p>
          </table:table-cell>
          <table:table-cell/>
          <table:table-cell office:value-type="float" office:value="5736555" calcext:value-type="float">
            <text:p>5736555</text:p>
          </table:table-cell>
          <table:table-cell/>
          <table:table-cell office:value-type="float" office:value="6302675" calcext:value-type="float">
            <text:p>6302675</text:p>
          </table:table-cell>
          <table:table-cell/>
          <table:table-cell office:value-type="float" office:value="6595451" calcext:value-type="float">
            <text:p>6595451</text:p>
          </table:table-cell>
          <table:table-cell/>
          <table:table-cell office:value-type="float" office:value="5753847" calcext:value-type="float">
            <text:p>5753847</text:p>
          </table:table-cell>
          <table:table-cell/>
          <table:table-cell office:value-type="float" office:value="6638778" calcext:value-type="float">
            <text:p>6638778</text:p>
          </table:table-cell>
          <table:table-cell/>
          <table:table-cell office:value-type="float" office:value="6122971" calcext:value-type="float">
            <text:p>6122971</text:p>
          </table:table-cell>
          <table:table-cell/>
          <table:table-cell office:value-type="float" office:value="7364466" calcext:value-type="float">
            <text:p>7364466</text:p>
          </table:table-cell>
          <table:table-cell/>
          <table:table-cell office:value-type="float" office:value="7314299" calcext:value-type="float">
            <text:p>7314299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8192</text:p>
          </table:table-cell>
          <table:table-cell table:number-columns-repeated="2"/>
          <table:table-cell office:value-type="float" office:value="3190080" calcext:value-type="float">
            <text:p>3190080</text:p>
          </table:table-cell>
          <table:table-cell/>
          <table:table-cell office:value-type="float" office:value="4246763" calcext:value-type="float">
            <text:p>4246763</text:p>
          </table:table-cell>
          <table:table-cell/>
          <table:table-cell office:value-type="float" office:value="4934754" calcext:value-type="float">
            <text:p>4934754</text:p>
          </table:table-cell>
          <table:table-cell/>
          <table:table-cell office:value-type="float" office:value="5450634" calcext:value-type="float">
            <text:p>5450634</text:p>
          </table:table-cell>
          <table:table-cell/>
          <table:table-cell office:value-type="float" office:value="5700206" calcext:value-type="float">
            <text:p>5700206</text:p>
          </table:table-cell>
          <table:table-cell/>
          <table:table-cell office:value-type="float" office:value="5657036" calcext:value-type="float">
            <text:p>5657036</text:p>
          </table:table-cell>
          <table:table-cell/>
          <table:table-cell office:value-type="float" office:value="5672914" calcext:value-type="float">
            <text:p>5672914</text:p>
          </table:table-cell>
          <table:table-cell/>
          <table:table-cell office:value-type="float" office:value="5757516" calcext:value-type="float">
            <text:p>5757516</text:p>
          </table:table-cell>
          <table:table-cell/>
          <table:table-cell office:value-type="float" office:value="6045199" calcext:value-type="float">
            <text:p>6045199</text:p>
          </table:table-cell>
          <table:table-cell/>
          <table:table-cell office:value-type="float" office:value="6183361" calcext:value-type="float">
            <text:p>6183361</text:p>
          </table:table-cell>
          <table:table-cell/>
          <table:table-cell office:value-type="float" office:value="5504775" calcext:value-type="float">
            <text:p>5504775</text:p>
          </table:table-cell>
          <table:table-cell/>
          <table:table-cell office:value-type="float" office:value="5610847" calcext:value-type="float">
            <text:p>5610847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16384</text:p>
          </table:table-cell>
          <table:table-cell table:number-columns-repeated="2"/>
          <table:table-cell office:value-type="float" office:value="3252714" calcext:value-type="float">
            <text:p>3252714</text:p>
          </table:table-cell>
          <table:table-cell/>
          <table:table-cell office:value-type="float" office:value="4078596" calcext:value-type="float">
            <text:p>4078596</text:p>
          </table:table-cell>
          <table:table-cell/>
          <table:table-cell office:value-type="float" office:value="4927608" calcext:value-type="float">
            <text:p>4927608</text:p>
          </table:table-cell>
          <table:table-cell/>
          <table:table-cell office:value-type="float" office:value="4976857" calcext:value-type="float">
            <text:p>4976857</text:p>
          </table:table-cell>
          <table:table-cell/>
          <table:table-cell office:value-type="float" office:value="5259490" calcext:value-type="float">
            <text:p>5259490</text:p>
          </table:table-cell>
          <table:table-cell/>
          <table:table-cell office:value-type="float" office:value="5459643" calcext:value-type="float">
            <text:p>5459643</text:p>
          </table:table-cell>
          <table:table-cell/>
          <table:table-cell office:value-type="float" office:value="5501604" calcext:value-type="float">
            <text:p>5501604</text:p>
          </table:table-cell>
          <table:table-cell/>
          <table:table-cell office:value-type="float" office:value="5569378" calcext:value-type="float">
            <text:p>5569378</text:p>
          </table:table-cell>
          <table:table-cell/>
          <table:table-cell office:value-type="float" office:value="5426876" calcext:value-type="float">
            <text:p>5426876</text:p>
          </table:table-cell>
          <table:table-cell/>
          <table:table-cell office:value-type="float" office:value="5516621" calcext:value-type="float">
            <text:p>5516621</text:p>
          </table:table-cell>
          <table:table-cell/>
          <table:table-cell office:value-type="float" office:value="5182931" calcext:value-type="float">
            <text:p>5182931</text:p>
          </table:table-cell>
          <table:table-cell/>
          <table:table-cell office:value-type="float" office:value="5013163" calcext:value-type="float">
            <text:p>5013163</text:p>
          </table:table-cell>
          <table:table-cell/>
          <table:table-cell office:value-type="float" office:value="5389422" calcext:value-type="float">
            <text:p>5389422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3276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268927" calcext:value-type="float">
            <text:p>5268927</text:p>
          </table:table-cell>
          <table:table-cell/>
          <table:table-cell office:value-type="float" office:value="5192291" calcext:value-type="float">
            <text:p>5192291</text:p>
          </table:table-cell>
          <table:table-cell/>
          <table:table-cell office:value-type="float" office:value="4727080" calcext:value-type="float">
            <text:p>4727080</text:p>
          </table:table-cell>
          <table:table-cell/>
          <table:table-cell office:value-type="float" office:value="4773212" calcext:value-type="float">
            <text:p>4773212</text:p>
          </table:table-cell>
          <table:table-cell/>
          <table:table-cell office:value-type="float" office:value="5397423" calcext:value-type="float">
            <text:p>5397423</text:p>
          </table:table-cell>
          <table:table-cell/>
          <table:table-cell office:value-type="float" office:value="4747655" calcext:value-type="float">
            <text:p>4747655</text:p>
          </table:table-cell>
          <table:table-cell/>
          <table:table-cell office:value-type="float" office:value="4947619" calcext:value-type="float">
            <text:p>4947619</text:p>
          </table:table-cell>
          <table:table-cell/>
          <table:table-cell office:value-type="float" office:value="4794024" calcext:value-type="float">
            <text:p>4794024</text:p>
          </table:table-cell>
          <table:table-cell/>
          <table:table-cell office:value-type="float" office:value="4348122" calcext:value-type="float">
            <text:p>4348122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6553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379762" calcext:value-type="float">
            <text:p>5379762</text:p>
          </table:table-cell>
          <table:table-cell/>
          <table:table-cell office:value-type="float" office:value="4984475" calcext:value-type="float">
            <text:p>4984475</text:p>
          </table:table-cell>
          <table:table-cell/>
          <table:table-cell office:value-type="float" office:value="4967092" calcext:value-type="float">
            <text:p>4967092</text:p>
          </table:table-cell>
          <table:table-cell/>
          <table:table-cell office:value-type="float" office:value="5018510" calcext:value-type="float">
            <text:p>5018510</text:p>
          </table:table-cell>
          <table:table-cell/>
          <table:table-cell office:value-type="float" office:value="5085452" calcext:value-type="float">
            <text:p>5085452</text:p>
          </table:table-cell>
          <table:table-cell/>
          <table:table-cell office:value-type="float" office:value="5060269" calcext:value-type="float">
            <text:p>5060269</text:p>
          </table:table-cell>
          <table:table-cell/>
          <table:table-cell office:value-type="float" office:value="5112028" calcext:value-type="float">
            <text:p>5112028</text:p>
          </table:table-cell>
          <table:table-cell/>
          <table:table-cell office:value-type="float" office:value="4484156" calcext:value-type="float">
            <text:p>4484156</text:p>
          </table:table-cell>
          <table:table-cell/>
          <table:table-cell office:value-type="float" office:value="4598019" calcext:value-type="float">
            <text:p>4598019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310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168636" calcext:value-type="float">
            <text:p>5168636</text:p>
          </table:table-cell>
          <table:table-cell/>
          <table:table-cell office:value-type="float" office:value="5142912" calcext:value-type="float">
            <text:p>5142912</text:p>
          </table:table-cell>
          <table:table-cell/>
          <table:table-cell office:value-type="float" office:value="5214523" calcext:value-type="float">
            <text:p>5214523</text:p>
          </table:table-cell>
          <table:table-cell/>
          <table:table-cell office:value-type="float" office:value="5325965" calcext:value-type="float">
            <text:p>5325965</text:p>
          </table:table-cell>
          <table:table-cell/>
          <table:table-cell office:value-type="float" office:value="5217641" calcext:value-type="float">
            <text:p>5217641</text:p>
          </table:table-cell>
          <table:table-cell/>
          <table:table-cell office:value-type="float" office:value="5330975" calcext:value-type="float">
            <text:p>5330975</text:p>
          </table:table-cell>
          <table:table-cell/>
          <table:table-cell office:value-type="float" office:value="5042576" calcext:value-type="float">
            <text:p>5042576</text:p>
          </table:table-cell>
          <table:table-cell/>
          <table:table-cell office:value-type="float" office:value="4568400" calcext:value-type="float">
            <text:p>4568400</text:p>
          </table:table-cell>
          <table:table-cell/>
          <table:table-cell office:value-type="float" office:value="4488945" calcext:value-type="float">
            <text:p>4488945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621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280279" calcext:value-type="float">
            <text:p>5280279</text:p>
          </table:table-cell>
          <table:table-cell/>
          <table:table-cell office:value-type="float" office:value="5196945" calcext:value-type="float">
            <text:p>5196945</text:p>
          </table:table-cell>
          <table:table-cell/>
          <table:table-cell office:value-type="float" office:value="5160093" calcext:value-type="float">
            <text:p>5160093</text:p>
          </table:table-cell>
          <table:table-cell/>
          <table:table-cell office:value-type="float" office:value="5110518" calcext:value-type="float">
            <text:p>5110518</text:p>
          </table:table-cell>
          <table:table-cell/>
          <table:table-cell office:value-type="float" office:value="5242039" calcext:value-type="float">
            <text:p>5242039</text:p>
          </table:table-cell>
          <table:table-cell/>
          <table:table-cell office:value-type="float" office:value="5287720" calcext:value-type="float">
            <text:p>5287720</text:p>
          </table:table-cell>
          <table:table-cell/>
          <table:table-cell office:value-type="float" office:value="5097888" calcext:value-type="float">
            <text:p>5097888</text:p>
          </table:table-cell>
          <table:table-cell/>
          <table:table-cell office:value-type="float" office:value="4594664" calcext:value-type="float">
            <text:p>4594664</text:p>
          </table:table-cell>
          <table:table-cell/>
          <table:table-cell office:value-type="float" office:value="4494538" calcext:value-type="float">
            <text:p>4494538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52428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390188" calcext:value-type="float">
            <text:p>5390188</text:p>
          </table:table-cell>
          <table:table-cell/>
          <table:table-cell office:value-type="float" office:value="5377376" calcext:value-type="float">
            <text:p>5377376</text:p>
          </table:table-cell>
          <table:table-cell/>
          <table:table-cell office:value-type="float" office:value="5247441" calcext:value-type="float">
            <text:p>5247441</text:p>
          </table:table-cell>
          <table:table-cell/>
          <table:table-cell office:value-type="float" office:value="5358507" calcext:value-type="float">
            <text:p>5358507</text:p>
          </table:table-cell>
          <table:table-cell/>
          <table:table-cell office:value-type="float" office:value="5229073" calcext:value-type="float">
            <text:p>5229073</text:p>
          </table:table-cell>
          <table:table-cell/>
          <table:table-cell office:value-type="float" office:value="5275957" calcext:value-type="float">
            <text:p>5275957</text:p>
          </table:table-cell>
          <table:table-cell/>
          <table:table-cell office:value-type="float" office:value="5178866" calcext:value-type="float">
            <text:p>5178866</text:p>
          </table:table-cell>
          <table:table-cell/>
          <table:table-cell office:value-type="float" office:value="4595671" calcext:value-type="float">
            <text:p>4595671</text:p>
          </table:table-cell>
          <table:table-cell/>
          <table:table-cell office:value-type="float" office:value="4489380" calcext:value-type="float">
            <text:p>4489380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04857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71583" calcext:value-type="float">
            <text:p>571583</text:p>
          </table:table-cell>
          <table:table-cell/>
          <table:table-cell office:value-type="float" office:value="577139" calcext:value-type="float">
            <text:p>577139</text:p>
          </table:table-cell>
          <table:table-cell/>
          <table:table-cell office:value-type="float" office:value="547678" calcext:value-type="float">
            <text:p>547678</text:p>
          </table:table-cell>
          <table:table-cell/>
          <table:table-cell office:value-type="float" office:value="573861" calcext:value-type="float">
            <text:p>573861</text:p>
          </table:table-cell>
          <table:table-cell/>
          <table:table-cell office:value-type="float" office:value="578074" calcext:value-type="float">
            <text:p>578074</text:p>
          </table:table-cell>
          <table:table-cell/>
          <table:table-cell office:value-type="float" office:value="4572007" calcext:value-type="float">
            <text:p>4572007</text:p>
          </table:table-cell>
          <table:table-cell/>
          <table:table-cell office:value-type="float" office:value="5029093" calcext:value-type="float">
            <text:p>5029093</text:p>
          </table:table-cell>
          <table:table-cell/>
          <table:table-cell office:value-type="float" office:value="4236362" calcext:value-type="float">
            <text:p>4236362</text:p>
          </table:table-cell>
          <table:table-cell/>
          <table:table-cell office:value-type="float" office:value="4456733" calcext:value-type="float">
            <text:p>4456733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09715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39725" calcext:value-type="float">
            <text:p>539725</text:p>
          </table:table-cell>
          <table:table-cell/>
          <table:table-cell office:value-type="float" office:value="575823" calcext:value-type="float">
            <text:p>575823</text:p>
          </table:table-cell>
          <table:table-cell/>
          <table:table-cell office:value-type="float" office:value="547774" calcext:value-type="float">
            <text:p>547774</text:p>
          </table:table-cell>
          <table:table-cell/>
          <table:table-cell office:value-type="float" office:value="574352" calcext:value-type="float">
            <text:p>574352</text:p>
          </table:table-cell>
          <table:table-cell/>
          <table:table-cell office:value-type="float" office:value="580565" calcext:value-type="float">
            <text:p>580565</text:p>
          </table:table-cell>
          <table:table-cell/>
          <table:table-cell office:value-type="float" office:value="575701" calcext:value-type="float">
            <text:p>575701</text:p>
          </table:table-cell>
          <table:table-cell/>
          <table:table-cell office:value-type="float" office:value="540824" calcext:value-type="float">
            <text:p>540824</text:p>
          </table:table-cell>
          <table:table-cell/>
          <table:table-cell office:value-type="float" office:value="560275" calcext:value-type="float">
            <text:p>560275</text:p>
          </table:table-cell>
          <table:table-cell/>
          <table:table-cell office:value-type="float" office:value="542600" calcext:value-type="float">
            <text:p>542600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41943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52793" calcext:value-type="float">
            <text:p>552793</text:p>
          </table:table-cell>
          <table:table-cell/>
          <table:table-cell office:value-type="float" office:value="580073" calcext:value-type="float">
            <text:p>580073</text:p>
          </table:table-cell>
          <table:table-cell/>
          <table:table-cell office:value-type="float" office:value="576710" calcext:value-type="float">
            <text:p>576710</text:p>
          </table:table-cell>
          <table:table-cell/>
          <table:table-cell office:value-type="float" office:value="573644" calcext:value-type="float">
            <text:p>573644</text:p>
          </table:table-cell>
          <table:table-cell/>
          <table:table-cell office:value-type="float" office:value="551947" calcext:value-type="float">
            <text:p>551947</text:p>
          </table:table-cell>
          <table:table-cell/>
          <table:table-cell office:value-type="float" office:value="581351" calcext:value-type="float">
            <text:p>581351</text:p>
          </table:table-cell>
          <table:table-cell/>
          <table:table-cell office:value-type="float" office:value="561440" calcext:value-type="float">
            <text:p>561440</text:p>
          </table:table-cell>
          <table:table-cell/>
          <table:table-cell office:value-type="float" office:value="561817" calcext:value-type="float">
            <text:p>561817</text:p>
          </table:table-cell>
          <table:table-cell/>
          <table:table-cell office:value-type="float" office:value="560717" calcext:value-type="float">
            <text:p>560717</text:p>
          </table:table-cell>
          <table:table-cell table:number-columns-repeated="52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Random read report</text:p>
          </table:table-cell>
          <table:table-cell table:number-columns-repeated="79"/>
        </table:table-row>
        <table:table-row table:style-name="ro1">
          <table:table-cell table:number-columns-repeated="8"/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16</text:p>
          </table:table-cell>
          <table:table-cell/>
          <table:table-cell table:style-name="ce1" office:value-type="string" calcext:value-type="string">
            <text:p>32</text:p>
          </table:table-cell>
          <table:table-cell/>
          <table:table-cell table:style-name="ce1" office:value-type="string" calcext:value-type="string">
            <text:p>64</text:p>
          </table:table-cell>
          <table:table-cell/>
          <table:table-cell table:style-name="ce1" office:value-type="string" calcext:value-type="string">
            <text:p>128</text:p>
          </table:table-cell>
          <table:table-cell/>
          <table:table-cell table:style-name="ce1" office:value-type="string" calcext:value-type="string">
            <text:p>256</text:p>
          </table:table-cell>
          <table:table-cell/>
          <table:table-cell table:style-name="ce1" office:value-type="string" calcext:value-type="string">
            <text:p>512</text:p>
          </table:table-cell>
          <table:table-cell/>
          <table:table-cell table:style-name="ce1" office:value-type="string" calcext:value-type="string">
            <text:p>1024</text:p>
          </table:table-cell>
          <table:table-cell/>
          <table:table-cell table:style-name="ce1" office:value-type="string" calcext:value-type="string">
            <text:p>2048</text:p>
          </table:table-cell>
          <table:table-cell/>
          <table:table-cell table:style-name="ce1" office:value-type="string" calcext:value-type="string">
            <text:p>4096</text:p>
          </table:table-cell>
          <table:table-cell/>
          <table:table-cell table:style-name="ce1" office:value-type="string" calcext:value-type="string">
            <text:p>8192</text:p>
          </table:table-cell>
          <table:table-cell/>
          <table:table-cell table:style-name="ce1" office:value-type="string" calcext:value-type="string">
            <text:p>16384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64</text:p>
          </table:table-cell>
          <table:table-cell table:number-columns-repeated="2"/>
          <table:table-cell office:value-type="float" office:value="2772930" calcext:value-type="float">
            <text:p>2772930</text:p>
          </table:table-cell>
          <table:table-cell/>
          <table:table-cell office:value-type="float" office:value="4897948" calcext:value-type="float">
            <text:p>4897948</text:p>
          </table:table-cell>
          <table:table-cell/>
          <table:table-cell office:value-type="float" office:value="5735102" calcext:value-type="float">
            <text:p>5735102</text:p>
          </table:table-cell>
          <table:table-cell/>
          <table:table-cell office:value-type="float" office:value="8182586" calcext:value-type="float">
            <text:p>8182586</text:p>
          </table:table-cell>
          <table:table-cell/>
          <table:table-cell office:value-type="float" office:value="9318832" calcext:value-type="float">
            <text:p>9318832</text:p>
          </table:table-cell>
          <table:table-cell table:number-columns-repeated="68"/>
        </table:table-row>
        <table:table-row table:style-name="ro1">
          <table:table-cell table:style-name="ce1" office:value-type="string" calcext:value-type="string">
            <text:p>128</text:p>
          </table:table-cell>
          <table:table-cell table:number-columns-repeated="2"/>
          <table:table-cell office:value-type="float" office:value="2985839" calcext:value-type="float">
            <text:p>2985839</text:p>
          </table:table-cell>
          <table:table-cell/>
          <table:table-cell office:value-type="float" office:value="4557257" calcext:value-type="float">
            <text:p>4557257</text:p>
          </table:table-cell>
          <table:table-cell/>
          <table:table-cell office:value-type="float" office:value="6406138" calcext:value-type="float">
            <text:p>6406138</text:p>
          </table:table-cell>
          <table:table-cell/>
          <table:table-cell office:value-type="float" office:value="8414153" calcext:value-type="float">
            <text:p>8414153</text:p>
          </table:table-cell>
          <table:table-cell/>
          <table:table-cell office:value-type="float" office:value="9129573" calcext:value-type="float">
            <text:p>9129573</text:p>
          </table:table-cell>
          <table:table-cell/>
          <table:table-cell office:value-type="float" office:value="9795896" calcext:value-type="float">
            <text:p>9795896</text:p>
          </table:table-cell>
          <table:table-cell table:number-columns-repeated="66"/>
        </table:table-row>
        <table:table-row table:style-name="ro1">
          <table:table-cell table:style-name="ce1" office:value-type="string" calcext:value-type="string">
            <text:p>256</text:p>
          </table:table-cell>
          <table:table-cell table:number-columns-repeated="2"/>
          <table:table-cell office:value-type="float" office:value="3017775" calcext:value-type="float">
            <text:p>3017775</text:p>
          </table:table-cell>
          <table:table-cell/>
          <table:table-cell office:value-type="float" office:value="4929815" calcext:value-type="float">
            <text:p>4929815</text:p>
          </table:table-cell>
          <table:table-cell/>
          <table:table-cell office:value-type="float" office:value="6554972" calcext:value-type="float">
            <text:p>6554972</text:p>
          </table:table-cell>
          <table:table-cell/>
          <table:table-cell office:value-type="float" office:value="8534922" calcext:value-type="float">
            <text:p>8534922</text:p>
          </table:table-cell>
          <table:table-cell/>
          <table:table-cell office:value-type="float" office:value="9518507" calcext:value-type="float">
            <text:p>9518507</text:p>
          </table:table-cell>
          <table:table-cell/>
          <table:table-cell office:value-type="float" office:value="10245071" calcext:value-type="float">
            <text:p>10245071</text:p>
          </table:table-cell>
          <table:table-cell/>
          <table:table-cell office:value-type="float" office:value="10651598" calcext:value-type="float">
            <text:p>10651598</text:p>
          </table:table-cell>
          <table:table-cell table:number-columns-repeated="64"/>
        </table:table-row>
        <table:table-row table:style-name="ro1">
          <table:table-cell table:style-name="ce1" office:value-type="string" calcext:value-type="string">
            <text:p>512</text:p>
          </table:table-cell>
          <table:table-cell table:number-columns-repeated="2"/>
          <table:table-cell office:value-type="float" office:value="2926501" calcext:value-type="float">
            <text:p>2926501</text:p>
          </table:table-cell>
          <table:table-cell/>
          <table:table-cell office:value-type="float" office:value="4871723" calcext:value-type="float">
            <text:p>4871723</text:p>
          </table:table-cell>
          <table:table-cell/>
          <table:table-cell office:value-type="float" office:value="6491676" calcext:value-type="float">
            <text:p>6491676</text:p>
          </table:table-cell>
          <table:table-cell/>
          <table:table-cell office:value-type="float" office:value="7988981" calcext:value-type="float">
            <text:p>7988981</text:p>
          </table:table-cell>
          <table:table-cell/>
          <table:table-cell office:value-type="float" office:value="9468384" calcext:value-type="float">
            <text:p>9468384</text:p>
          </table:table-cell>
          <table:table-cell/>
          <table:table-cell office:value-type="float" office:value="10044089" calcext:value-type="float">
            <text:p>10044089</text:p>
          </table:table-cell>
          <table:table-cell/>
          <table:table-cell office:value-type="float" office:value="10044089" calcext:value-type="float">
            <text:p>10044089</text:p>
          </table:table-cell>
          <table:table-cell/>
          <table:table-cell office:value-type="float" office:value="9859630" calcext:value-type="float">
            <text:p>9859630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024</text:p>
          </table:table-cell>
          <table:table-cell table:number-columns-repeated="2"/>
          <table:table-cell office:value-type="float" office:value="3003881" calcext:value-type="float">
            <text:p>3003881</text:p>
          </table:table-cell>
          <table:table-cell/>
          <table:table-cell office:value-type="float" office:value="4805258" calcext:value-type="float">
            <text:p>4805258</text:p>
          </table:table-cell>
          <table:table-cell/>
          <table:table-cell office:value-type="float" office:value="6599461" calcext:value-type="float">
            <text:p>6599461</text:p>
          </table:table-cell>
          <table:table-cell/>
          <table:table-cell office:value-type="float" office:value="8262639" calcext:value-type="float">
            <text:p>8262639</text:p>
          </table:table-cell>
          <table:table-cell/>
          <table:table-cell office:value-type="float" office:value="9485232" calcext:value-type="float">
            <text:p>9485232</text:p>
          </table:table-cell>
          <table:table-cell/>
          <table:table-cell office:value-type="float" office:value="9946527" calcext:value-type="float">
            <text:p>9946527</text:p>
          </table:table-cell>
          <table:table-cell/>
          <table:table-cell office:value-type="float" office:value="9946527" calcext:value-type="float">
            <text:p>9946527</text:p>
          </table:table-cell>
          <table:table-cell/>
          <table:table-cell office:value-type="float" office:value="9765601" calcext:value-type="float">
            <text:p>9765601</text:p>
          </table:table-cell>
          <table:table-cell/>
          <table:table-cell office:value-type="float" office:value="10329265" calcext:value-type="float">
            <text:p>10329265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2048</text:p>
          </table:table-cell>
          <table:table-cell table:number-columns-repeated="2"/>
          <table:table-cell office:value-type="float" office:value="2984890" calcext:value-type="float">
            <text:p>2984890</text:p>
          </table:table-cell>
          <table:table-cell/>
          <table:table-cell office:value-type="float" office:value="4829046" calcext:value-type="float">
            <text:p>4829046</text:p>
          </table:table-cell>
          <table:table-cell/>
          <table:table-cell office:value-type="float" office:value="6420913" calcext:value-type="float">
            <text:p>6420913</text:p>
          </table:table-cell>
          <table:table-cell/>
          <table:table-cell office:value-type="float" office:value="8159088" calcext:value-type="float">
            <text:p>8159088</text:p>
          </table:table-cell>
          <table:table-cell/>
          <table:table-cell office:value-type="float" office:value="9101380" calcext:value-type="float">
            <text:p>9101380</text:p>
          </table:table-cell>
          <table:table-cell/>
          <table:table-cell office:value-type="float" office:value="9441504" calcext:value-type="float">
            <text:p>9441504</text:p>
          </table:table-cell>
          <table:table-cell/>
          <table:table-cell office:value-type="float" office:value="9853037" calcext:value-type="float">
            <text:p>9853037</text:p>
          </table:table-cell>
          <table:table-cell/>
          <table:table-cell office:value-type="float" office:value="9664580" calcext:value-type="float">
            <text:p>9664580</text:p>
          </table:table-cell>
          <table:table-cell/>
          <table:table-cell office:value-type="float" office:value="10084382" calcext:value-type="float">
            <text:p>10084382</text:p>
          </table:table-cell>
          <table:table-cell/>
          <table:table-cell office:value-type="float" office:value="9887060" calcext:value-type="float">
            <text:p>9887060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4096</text:p>
          </table:table-cell>
          <table:table-cell table:number-columns-repeated="2"/>
          <table:table-cell office:value-type="float" office:value="2842558" calcext:value-type="float">
            <text:p>2842558</text:p>
          </table:table-cell>
          <table:table-cell/>
          <table:table-cell office:value-type="float" office:value="4347346" calcext:value-type="float">
            <text:p>4347346</text:p>
          </table:table-cell>
          <table:table-cell/>
          <table:table-cell office:value-type="float" office:value="6140479" calcext:value-type="float">
            <text:p>6140479</text:p>
          </table:table-cell>
          <table:table-cell/>
          <table:table-cell office:value-type="float" office:value="7261741" calcext:value-type="float">
            <text:p>7261741</text:p>
          </table:table-cell>
          <table:table-cell/>
          <table:table-cell office:value-type="float" office:value="8324363" calcext:value-type="float">
            <text:p>8324363</text:p>
          </table:table-cell>
          <table:table-cell/>
          <table:table-cell office:value-type="float" office:value="3393349" calcext:value-type="float">
            <text:p>3393349</text:p>
          </table:table-cell>
          <table:table-cell/>
          <table:table-cell office:value-type="float" office:value="8548024" calcext:value-type="float">
            <text:p>8548024</text:p>
          </table:table-cell>
          <table:table-cell/>
          <table:table-cell office:value-type="float" office:value="8865630" calcext:value-type="float">
            <text:p>8865630</text:p>
          </table:table-cell>
          <table:table-cell/>
          <table:table-cell office:value-type="float" office:value="8308260" calcext:value-type="float">
            <text:p>8308260</text:p>
          </table:table-cell>
          <table:table-cell/>
          <table:table-cell office:value-type="float" office:value="8535284" calcext:value-type="float">
            <text:p>8535284</text:p>
          </table:table-cell>
          <table:table-cell/>
          <table:table-cell office:value-type="float" office:value="7355007" calcext:value-type="float">
            <text:p>7355007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8192</text:p>
          </table:table-cell>
          <table:table-cell table:number-columns-repeated="2"/>
          <table:table-cell office:value-type="float" office:value="2592443" calcext:value-type="float">
            <text:p>2592443</text:p>
          </table:table-cell>
          <table:table-cell/>
          <table:table-cell office:value-type="float" office:value="3895306" calcext:value-type="float">
            <text:p>3895306</text:p>
          </table:table-cell>
          <table:table-cell/>
          <table:table-cell office:value-type="float" office:value="4943985" calcext:value-type="float">
            <text:p>4943985</text:p>
          </table:table-cell>
          <table:table-cell/>
          <table:table-cell office:value-type="float" office:value="6220301" calcext:value-type="float">
            <text:p>6220301</text:p>
          </table:table-cell>
          <table:table-cell/>
          <table:table-cell office:value-type="float" office:value="6861236" calcext:value-type="float">
            <text:p>6861236</text:p>
          </table:table-cell>
          <table:table-cell/>
          <table:table-cell office:value-type="float" office:value="7243074" calcext:value-type="float">
            <text:p>7243074</text:p>
          </table:table-cell>
          <table:table-cell/>
          <table:table-cell office:value-type="float" office:value="7261443" calcext:value-type="float">
            <text:p>7261443</text:p>
          </table:table-cell>
          <table:table-cell/>
          <table:table-cell office:value-type="float" office:value="7275280" calcext:value-type="float">
            <text:p>7275280</text:p>
          </table:table-cell>
          <table:table-cell/>
          <table:table-cell office:value-type="float" office:value="7061469" calcext:value-type="float">
            <text:p>7061469</text:p>
          </table:table-cell>
          <table:table-cell/>
          <table:table-cell office:value-type="float" office:value="7354701" calcext:value-type="float">
            <text:p>7354701</text:p>
          </table:table-cell>
          <table:table-cell/>
          <table:table-cell office:value-type="float" office:value="6532510" calcext:value-type="float">
            <text:p>6532510</text:p>
          </table:table-cell>
          <table:table-cell/>
          <table:table-cell office:value-type="float" office:value="5784656" calcext:value-type="float">
            <text:p>5784656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16384</text:p>
          </table:table-cell>
          <table:table-cell table:number-columns-repeated="2"/>
          <table:table-cell office:value-type="float" office:value="2175850" calcext:value-type="float">
            <text:p>2175850</text:p>
          </table:table-cell>
          <table:table-cell/>
          <table:table-cell office:value-type="float" office:value="3102346" calcext:value-type="float">
            <text:p>3102346</text:p>
          </table:table-cell>
          <table:table-cell/>
          <table:table-cell office:value-type="float" office:value="4851766" calcext:value-type="float">
            <text:p>4851766</text:p>
          </table:table-cell>
          <table:table-cell/>
          <table:table-cell office:value-type="float" office:value="4296899" calcext:value-type="float">
            <text:p>4296899</text:p>
          </table:table-cell>
          <table:table-cell/>
          <table:table-cell office:value-type="float" office:value="4941072" calcext:value-type="float">
            <text:p>4941072</text:p>
          </table:table-cell>
          <table:table-cell/>
          <table:table-cell office:value-type="float" office:value="6895526" calcext:value-type="float">
            <text:p>6895526</text:p>
          </table:table-cell>
          <table:table-cell/>
          <table:table-cell office:value-type="float" office:value="6739975" calcext:value-type="float">
            <text:p>6739975</text:p>
          </table:table-cell>
          <table:table-cell/>
          <table:table-cell office:value-type="float" office:value="5166564" calcext:value-type="float">
            <text:p>5166564</text:p>
          </table:table-cell>
          <table:table-cell/>
          <table:table-cell office:value-type="float" office:value="4929022" calcext:value-type="float">
            <text:p>4929022</text:p>
          </table:table-cell>
          <table:table-cell/>
          <table:table-cell office:value-type="float" office:value="6509495" calcext:value-type="float">
            <text:p>6509495</text:p>
          </table:table-cell>
          <table:table-cell/>
          <table:table-cell office:value-type="float" office:value="6159422" calcext:value-type="float">
            <text:p>6159422</text:p>
          </table:table-cell>
          <table:table-cell/>
          <table:table-cell office:value-type="float" office:value="5426876" calcext:value-type="float">
            <text:p>5426876</text:p>
          </table:table-cell>
          <table:table-cell/>
          <table:table-cell office:value-type="float" office:value="5336686" calcext:value-type="float">
            <text:p>5336686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3276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182643" calcext:value-type="float">
            <text:p>6182643</text:p>
          </table:table-cell>
          <table:table-cell/>
          <table:table-cell office:value-type="float" office:value="6339199" calcext:value-type="float">
            <text:p>6339199</text:p>
          </table:table-cell>
          <table:table-cell/>
          <table:table-cell office:value-type="float" office:value="6433864" calcext:value-type="float">
            <text:p>6433864</text:p>
          </table:table-cell>
          <table:table-cell/>
          <table:table-cell office:value-type="float" office:value="6613108" calcext:value-type="float">
            <text:p>6613108</text:p>
          </table:table-cell>
          <table:table-cell/>
          <table:table-cell office:value-type="float" office:value="6615973" calcext:value-type="float">
            <text:p>6615973</text:p>
          </table:table-cell>
          <table:table-cell/>
          <table:table-cell office:value-type="float" office:value="6488538" calcext:value-type="float">
            <text:p>6488538</text:p>
          </table:table-cell>
          <table:table-cell/>
          <table:table-cell office:value-type="float" office:value="6166277" calcext:value-type="float">
            <text:p>6166277</text:p>
          </table:table-cell>
          <table:table-cell/>
          <table:table-cell office:value-type="float" office:value="5455917" calcext:value-type="float">
            <text:p>5455917</text:p>
          </table:table-cell>
          <table:table-cell/>
          <table:table-cell office:value-type="float" office:value="5283308" calcext:value-type="float">
            <text:p>5283308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6553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811027" calcext:value-type="float">
            <text:p>5811027</text:p>
          </table:table-cell>
          <table:table-cell/>
          <table:table-cell office:value-type="float" office:value="6303988" calcext:value-type="float">
            <text:p>6303988</text:p>
          </table:table-cell>
          <table:table-cell/>
          <table:table-cell office:value-type="float" office:value="6399980" calcext:value-type="float">
            <text:p>6399980</text:p>
          </table:table-cell>
          <table:table-cell/>
          <table:table-cell office:value-type="float" office:value="6522998" calcext:value-type="float">
            <text:p>6522998</text:p>
          </table:table-cell>
          <table:table-cell/>
          <table:table-cell office:value-type="float" office:value="6635907" calcext:value-type="float">
            <text:p>6635907</text:p>
          </table:table-cell>
          <table:table-cell/>
          <table:table-cell office:value-type="float" office:value="6613714" calcext:value-type="float">
            <text:p>6613714</text:p>
          </table:table-cell>
          <table:table-cell/>
          <table:table-cell office:value-type="float" office:value="5744838" calcext:value-type="float">
            <text:p>5744838</text:p>
          </table:table-cell>
          <table:table-cell/>
          <table:table-cell office:value-type="float" office:value="5483213" calcext:value-type="float">
            <text:p>5483213</text:p>
          </table:table-cell>
          <table:table-cell/>
          <table:table-cell office:value-type="float" office:value="5236586" calcext:value-type="float">
            <text:p>5236586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310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982512" calcext:value-type="float">
            <text:p>5982512</text:p>
          </table:table-cell>
          <table:table-cell/>
          <table:table-cell office:value-type="float" office:value="6115409" calcext:value-type="float">
            <text:p>6115409</text:p>
          </table:table-cell>
          <table:table-cell/>
          <table:table-cell office:value-type="float" office:value="6544415" calcext:value-type="float">
            <text:p>6544415</text:p>
          </table:table-cell>
          <table:table-cell/>
          <table:table-cell office:value-type="float" office:value="6138078" calcext:value-type="float">
            <text:p>6138078</text:p>
          </table:table-cell>
          <table:table-cell/>
          <table:table-cell office:value-type="float" office:value="6600121" calcext:value-type="float">
            <text:p>6600121</text:p>
          </table:table-cell>
          <table:table-cell/>
          <table:table-cell office:value-type="float" office:value="6178572" calcext:value-type="float">
            <text:p>6178572</text:p>
          </table:table-cell>
          <table:table-cell/>
          <table:table-cell office:value-type="float" office:value="6063407" calcext:value-type="float">
            <text:p>6063407</text:p>
          </table:table-cell>
          <table:table-cell/>
          <table:table-cell office:value-type="float" office:value="5363481" calcext:value-type="float">
            <text:p>5363481</text:p>
          </table:table-cell>
          <table:table-cell/>
          <table:table-cell office:value-type="float" office:value="5154823" calcext:value-type="float">
            <text:p>5154823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621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014544" calcext:value-type="float">
            <text:p>6014544</text:p>
          </table:table-cell>
          <table:table-cell/>
          <table:table-cell office:value-type="float" office:value="6275722" calcext:value-type="float">
            <text:p>6275722</text:p>
          </table:table-cell>
          <table:table-cell/>
          <table:table-cell office:value-type="float" office:value="6332140" calcext:value-type="float">
            <text:p>6332140</text:p>
          </table:table-cell>
          <table:table-cell/>
          <table:table-cell office:value-type="float" office:value="6439653" calcext:value-type="float">
            <text:p>6439653</text:p>
          </table:table-cell>
          <table:table-cell/>
          <table:table-cell office:value-type="float" office:value="6527972" calcext:value-type="float">
            <text:p>6527972</text:p>
          </table:table-cell>
          <table:table-cell/>
          <table:table-cell office:value-type="float" office:value="6585210" calcext:value-type="float">
            <text:p>6585210</text:p>
          </table:table-cell>
          <table:table-cell/>
          <table:table-cell office:value-type="float" office:value="6299092" calcext:value-type="float">
            <text:p>6299092</text:p>
          </table:table-cell>
          <table:table-cell/>
          <table:table-cell office:value-type="float" office:value="5435516" calcext:value-type="float">
            <text:p>5435516</text:p>
          </table:table-cell>
          <table:table-cell/>
          <table:table-cell office:value-type="float" office:value="5177953" calcext:value-type="float">
            <text:p>5177953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52428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214215" calcext:value-type="float">
            <text:p>6214215</text:p>
          </table:table-cell>
          <table:table-cell/>
          <table:table-cell office:value-type="float" office:value="6407582" calcext:value-type="float">
            <text:p>6407582</text:p>
          </table:table-cell>
          <table:table-cell/>
          <table:table-cell office:value-type="float" office:value="6379142" calcext:value-type="float">
            <text:p>6379142</text:p>
          </table:table-cell>
          <table:table-cell/>
          <table:table-cell office:value-type="float" office:value="6510400" calcext:value-type="float">
            <text:p>6510400</text:p>
          </table:table-cell>
          <table:table-cell/>
          <table:table-cell office:value-type="float" office:value="6575538" calcext:value-type="float">
            <text:p>6575538</text:p>
          </table:table-cell>
          <table:table-cell/>
          <table:table-cell office:value-type="float" office:value="6481329" calcext:value-type="float">
            <text:p>6481329</text:p>
          </table:table-cell>
          <table:table-cell/>
          <table:table-cell office:value-type="float" office:value="6300550" calcext:value-type="float">
            <text:p>6300550</text:p>
          </table:table-cell>
          <table:table-cell/>
          <table:table-cell office:value-type="float" office:value="5495335" calcext:value-type="float">
            <text:p>5495335</text:p>
          </table:table-cell>
          <table:table-cell/>
          <table:table-cell office:value-type="float" office:value="5315813" calcext:value-type="float">
            <text:p>5315813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04857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0387" calcext:value-type="float">
            <text:p>250387</text:p>
          </table:table-cell>
          <table:table-cell/>
          <table:table-cell office:value-type="float" office:value="372600" calcext:value-type="float">
            <text:p>372600</text:p>
          </table:table-cell>
          <table:table-cell/>
          <table:table-cell office:value-type="float" office:value="491508" calcext:value-type="float">
            <text:p>491508</text:p>
          </table:table-cell>
          <table:table-cell/>
          <table:table-cell office:value-type="float" office:value="654511" calcext:value-type="float">
            <text:p>654511</text:p>
          </table:table-cell>
          <table:table-cell/>
          <table:table-cell office:value-type="float" office:value="1035235" calcext:value-type="float">
            <text:p>1035235</text:p>
          </table:table-cell>
          <table:table-cell/>
          <table:table-cell office:value-type="float" office:value="6413850" calcext:value-type="float">
            <text:p>6413850</text:p>
          </table:table-cell>
          <table:table-cell/>
          <table:table-cell office:value-type="float" office:value="6091090" calcext:value-type="float">
            <text:p>6091090</text:p>
          </table:table-cell>
          <table:table-cell/>
          <table:table-cell office:value-type="float" office:value="5515623" calcext:value-type="float">
            <text:p>5515623</text:p>
          </table:table-cell>
          <table:table-cell/>
          <table:table-cell office:value-type="float" office:value="5283961" calcext:value-type="float">
            <text:p>5283961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09715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96490" calcext:value-type="float">
            <text:p>196490</text:p>
          </table:table-cell>
          <table:table-cell/>
          <table:table-cell office:value-type="float" office:value="296751" calcext:value-type="float">
            <text:p>296751</text:p>
          </table:table-cell>
          <table:table-cell/>
          <table:table-cell office:value-type="float" office:value="370259" calcext:value-type="float">
            <text:p>370259</text:p>
          </table:table-cell>
          <table:table-cell/>
          <table:table-cell office:value-type="float" office:value="433013" calcext:value-type="float">
            <text:p>433013</text:p>
          </table:table-cell>
          <table:table-cell/>
          <table:table-cell office:value-type="float" office:value="516388" calcext:value-type="float">
            <text:p>516388</text:p>
          </table:table-cell>
          <table:table-cell/>
          <table:table-cell office:value-type="float" office:value="553727" calcext:value-type="float">
            <text:p>553727</text:p>
          </table:table-cell>
          <table:table-cell/>
          <table:table-cell office:value-type="float" office:value="548103" calcext:value-type="float">
            <text:p>548103</text:p>
          </table:table-cell>
          <table:table-cell/>
          <table:table-cell office:value-type="float" office:value="558716" calcext:value-type="float">
            <text:p>558716</text:p>
          </table:table-cell>
          <table:table-cell/>
          <table:table-cell office:value-type="float" office:value="667273" calcext:value-type="float">
            <text:p>667273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41943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70678" calcext:value-type="float">
            <text:p>170678</text:p>
          </table:table-cell>
          <table:table-cell/>
          <table:table-cell office:value-type="float" office:value="259999" calcext:value-type="float">
            <text:p>259999</text:p>
          </table:table-cell>
          <table:table-cell/>
          <table:table-cell office:value-type="float" office:value="315052" calcext:value-type="float">
            <text:p>315052</text:p>
          </table:table-cell>
          <table:table-cell/>
          <table:table-cell office:value-type="float" office:value="392050" calcext:value-type="float">
            <text:p>392050</text:p>
          </table:table-cell>
          <table:table-cell/>
          <table:table-cell office:value-type="float" office:value="441162" calcext:value-type="float">
            <text:p>441162</text:p>
          </table:table-cell>
          <table:table-cell/>
          <table:table-cell office:value-type="float" office:value="496439" calcext:value-type="float">
            <text:p>496439</text:p>
          </table:table-cell>
          <table:table-cell/>
          <table:table-cell office:value-type="float" office:value="518032" calcext:value-type="float">
            <text:p>518032</text:p>
          </table:table-cell>
          <table:table-cell/>
          <table:table-cell office:value-type="float" office:value="550914" calcext:value-type="float">
            <text:p>550914</text:p>
          </table:table-cell>
          <table:table-cell/>
          <table:table-cell office:value-type="float" office:value="557057" calcext:value-type="float">
            <text:p>557057</text:p>
          </table:table-cell>
          <table:table-cell table:number-columns-repeated="52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Random write report</text:p>
          </table:table-cell>
          <table:table-cell table:number-columns-repeated="79"/>
        </table:table-row>
        <table:table-row table:style-name="ro1">
          <table:table-cell table:number-columns-repeated="8"/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16</text:p>
          </table:table-cell>
          <table:table-cell/>
          <table:table-cell table:style-name="ce1" office:value-type="string" calcext:value-type="string">
            <text:p>32</text:p>
          </table:table-cell>
          <table:table-cell/>
          <table:table-cell table:style-name="ce1" office:value-type="string" calcext:value-type="string">
            <text:p>64</text:p>
          </table:table-cell>
          <table:table-cell/>
          <table:table-cell table:style-name="ce1" office:value-type="string" calcext:value-type="string">
            <text:p>128</text:p>
          </table:table-cell>
          <table:table-cell/>
          <table:table-cell table:style-name="ce1" office:value-type="string" calcext:value-type="string">
            <text:p>256</text:p>
          </table:table-cell>
          <table:table-cell/>
          <table:table-cell table:style-name="ce1" office:value-type="string" calcext:value-type="string">
            <text:p>512</text:p>
          </table:table-cell>
          <table:table-cell/>
          <table:table-cell table:style-name="ce1" office:value-type="string" calcext:value-type="string">
            <text:p>1024</text:p>
          </table:table-cell>
          <table:table-cell/>
          <table:table-cell table:style-name="ce1" office:value-type="string" calcext:value-type="string">
            <text:p>2048</text:p>
          </table:table-cell>
          <table:table-cell/>
          <table:table-cell table:style-name="ce1" office:value-type="string" calcext:value-type="string">
            <text:p>4096</text:p>
          </table:table-cell>
          <table:table-cell/>
          <table:table-cell table:style-name="ce1" office:value-type="string" calcext:value-type="string">
            <text:p>8192</text:p>
          </table:table-cell>
          <table:table-cell/>
          <table:table-cell table:style-name="ce1" office:value-type="string" calcext:value-type="string">
            <text:p>16384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64</text:p>
          </table:table-cell>
          <table:table-cell table:number-columns-repeated="2"/>
          <table:table-cell office:value-type="float" office:value="1828508" calcext:value-type="float">
            <text:p>1828508</text:p>
          </table:table-cell>
          <table:table-cell/>
          <table:table-cell office:value-type="float" office:value="2133730" calcext:value-type="float">
            <text:p>2133730</text:p>
          </table:table-cell>
          <table:table-cell/>
          <table:table-cell office:value-type="float" office:value="2801873" calcext:value-type="float">
            <text:p>2801873</text:p>
          </table:table-cell>
          <table:table-cell/>
          <table:table-cell office:value-type="float" office:value="3057153" calcext:value-type="float">
            <text:p>3057153</text:p>
          </table:table-cell>
          <table:table-cell/>
          <table:table-cell office:value-type="float" office:value="3363612" calcext:value-type="float">
            <text:p>3363612</text:p>
          </table:table-cell>
          <table:table-cell table:number-columns-repeated="68"/>
        </table:table-row>
        <table:table-row table:style-name="ro1">
          <table:table-cell table:style-name="ce1" office:value-type="string" calcext:value-type="string">
            <text:p>128</text:p>
          </table:table-cell>
          <table:table-cell table:number-columns-repeated="2"/>
          <table:table-cell office:value-type="float" office:value="1827299" calcext:value-type="float">
            <text:p>1827299</text:p>
          </table:table-cell>
          <table:table-cell/>
          <table:table-cell office:value-type="float" office:value="2286447" calcext:value-type="float">
            <text:p>2286447</text:p>
          </table:table-cell>
          <table:table-cell/>
          <table:table-cell office:value-type="float" office:value="2843510" calcext:value-type="float">
            <text:p>2843510</text:p>
          </table:table-cell>
          <table:table-cell/>
          <table:table-cell office:value-type="float" office:value="3124872" calcext:value-type="float">
            <text:p>3124872</text:p>
          </table:table-cell>
          <table:table-cell/>
          <table:table-cell office:value-type="float" office:value="3199360" calcext:value-type="float">
            <text:p>3199360</text:p>
          </table:table-cell>
          <table:table-cell/>
          <table:table-cell office:value-type="float" office:value="3380677" calcext:value-type="float">
            <text:p>3380677</text:p>
          </table:table-cell>
          <table:table-cell table:number-columns-repeated="66"/>
        </table:table-row>
        <table:table-row table:style-name="ro1">
          <table:table-cell table:style-name="ce1" office:value-type="string" calcext:value-type="string">
            <text:p>256</text:p>
          </table:table-cell>
          <table:table-cell table:number-columns-repeated="2"/>
          <table:table-cell office:value-type="float" office:value="1829808" calcext:value-type="float">
            <text:p>1829808</text:p>
          </table:table-cell>
          <table:table-cell/>
          <table:table-cell office:value-type="float" office:value="2441400" calcext:value-type="float">
            <text:p>2441400</text:p>
          </table:table-cell>
          <table:table-cell/>
          <table:table-cell office:value-type="float" office:value="2747508" calcext:value-type="float">
            <text:p>2747508</text:p>
          </table:table-cell>
          <table:table-cell/>
          <table:table-cell office:value-type="float" office:value="3236056" calcext:value-type="float">
            <text:p>3236056</text:p>
          </table:table-cell>
          <table:table-cell/>
          <table:table-cell office:value-type="float" office:value="3326279" calcext:value-type="float">
            <text:p>3326279</text:p>
          </table:table-cell>
          <table:table-cell/>
          <table:table-cell office:value-type="float" office:value="3465855" calcext:value-type="float">
            <text:p>3465855</text:p>
          </table:table-cell>
          <table:table-cell/>
          <table:table-cell office:value-type="float" office:value="3285566" calcext:value-type="float">
            <text:p>3285566</text:p>
          </table:table-cell>
          <table:table-cell table:number-columns-repeated="64"/>
        </table:table-row>
        <table:table-row table:style-name="ro1">
          <table:table-cell table:style-name="ce1" office:value-type="string" calcext:value-type="string">
            <text:p>512</text:p>
          </table:table-cell>
          <table:table-cell table:number-columns-repeated="2"/>
          <table:table-cell office:value-type="float" office:value="1803387" calcext:value-type="float">
            <text:p>1803387</text:p>
          </table:table-cell>
          <table:table-cell/>
          <table:table-cell office:value-type="float" office:value="2391924" calcext:value-type="float">
            <text:p>2391924</text:p>
          </table:table-cell>
          <table:table-cell/>
          <table:table-cell office:value-type="float" office:value="2811557" calcext:value-type="float">
            <text:p>2811557</text:p>
          </table:table-cell>
          <table:table-cell/>
          <table:table-cell office:value-type="float" office:value="3140488" calcext:value-type="float">
            <text:p>3140488</text:p>
          </table:table-cell>
          <table:table-cell/>
          <table:table-cell office:value-type="float" office:value="3372274" calcext:value-type="float">
            <text:p>3372274</text:p>
          </table:table-cell>
          <table:table-cell/>
          <table:table-cell office:value-type="float" office:value="3388236" calcext:value-type="float">
            <text:p>3388236</text:p>
          </table:table-cell>
          <table:table-cell/>
          <table:table-cell office:value-type="float" office:value="3388236" calcext:value-type="float">
            <text:p>3388236</text:p>
          </table:table-cell>
          <table:table-cell/>
          <table:table-cell office:value-type="float" office:value="3366987" calcext:value-type="float">
            <text:p>3366987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024</text:p>
          </table:table-cell>
          <table:table-cell table:number-columns-repeated="2"/>
          <table:table-cell office:value-type="float" office:value="1744641" calcext:value-type="float">
            <text:p>1744641</text:p>
          </table:table-cell>
          <table:table-cell/>
          <table:table-cell office:value-type="float" office:value="2403712" calcext:value-type="float">
            <text:p>2403712</text:p>
          </table:table-cell>
          <table:table-cell/>
          <table:table-cell office:value-type="float" office:value="2892612" calcext:value-type="float">
            <text:p>2892612</text:p>
          </table:table-cell>
          <table:table-cell/>
          <table:table-cell office:value-type="float" office:value="3140041" calcext:value-type="float">
            <text:p>3140041</text:p>
          </table:table-cell>
          <table:table-cell/>
          <table:table-cell office:value-type="float" office:value="3401130" calcext:value-type="float">
            <text:p>3401130</text:p>
          </table:table-cell>
          <table:table-cell/>
          <table:table-cell office:value-type="float" office:value="3220084" calcext:value-type="float">
            <text:p>3220084</text:p>
          </table:table-cell>
          <table:table-cell/>
          <table:table-cell office:value-type="float" office:value="3324778" calcext:value-type="float">
            <text:p>3324778</text:p>
          </table:table-cell>
          <table:table-cell/>
          <table:table-cell office:value-type="float" office:value="3358576" calcext:value-type="float">
            <text:p>3358576</text:p>
          </table:table-cell>
          <table:table-cell/>
          <table:table-cell office:value-type="float" office:value="3348104" calcext:value-type="float">
            <text:p>3348104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2048</text:p>
          </table:table-cell>
          <table:table-cell table:number-columns-repeated="2"/>
          <table:table-cell office:value-type="float" office:value="1854954" calcext:value-type="float">
            <text:p>1854954</text:p>
          </table:table-cell>
          <table:table-cell/>
          <table:table-cell office:value-type="float" office:value="2345819" calcext:value-type="float">
            <text:p>2345819</text:p>
          </table:table-cell>
          <table:table-cell/>
          <table:table-cell office:value-type="float" office:value="2921939" calcext:value-type="float">
            <text:p>2921939</text:p>
          </table:table-cell>
          <table:table-cell/>
          <table:table-cell office:value-type="float" office:value="3194702" calcext:value-type="float">
            <text:p>3194702</text:p>
          </table:table-cell>
          <table:table-cell/>
          <table:table-cell office:value-type="float" office:value="3390131" calcext:value-type="float">
            <text:p>3390131</text:p>
          </table:table-cell>
          <table:table-cell/>
          <table:table-cell office:value-type="float" office:value="3500658" calcext:value-type="float">
            <text:p>3500658</text:p>
          </table:table-cell>
          <table:table-cell/>
          <table:table-cell office:value-type="float" office:value="3483621" calcext:value-type="float">
            <text:p>3483621</text:p>
          </table:table-cell>
          <table:table-cell/>
          <table:table-cell office:value-type="float" office:value="3530875" calcext:value-type="float">
            <text:p>3530875</text:p>
          </table:table-cell>
          <table:table-cell/>
          <table:table-cell office:value-type="float" office:value="3489282" calcext:value-type="float">
            <text:p>3489282</text:p>
          </table:table-cell>
          <table:table-cell/>
          <table:table-cell office:value-type="float" office:value="3483621" calcext:value-type="float">
            <text:p>3483621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4096</text:p>
          </table:table-cell>
          <table:table-cell table:number-columns-repeated="2"/>
          <table:table-cell office:value-type="float" office:value="1935584" calcext:value-type="float">
            <text:p>1935584</text:p>
          </table:table-cell>
          <table:table-cell/>
          <table:table-cell office:value-type="float" office:value="2517637" calcext:value-type="float">
            <text:p>2517637</text:p>
          </table:table-cell>
          <table:table-cell/>
          <table:table-cell office:value-type="float" office:value="2974969" calcext:value-type="float">
            <text:p>2974969</text:p>
          </table:table-cell>
          <table:table-cell/>
          <table:table-cell office:value-type="float" office:value="3512686" calcext:value-type="float">
            <text:p>3512686</text:p>
          </table:table-cell>
          <table:table-cell/>
          <table:table-cell office:value-type="float" office:value="3536549" calcext:value-type="float">
            <text:p>3536549</text:p>
          </table:table-cell>
          <table:table-cell/>
          <table:table-cell office:value-type="float" office:value="3513405" calcext:value-type="float">
            <text:p>3513405</text:p>
          </table:table-cell>
          <table:table-cell/>
          <table:table-cell office:value-type="float" office:value="3683658" calcext:value-type="float">
            <text:p>3683658</text:p>
          </table:table-cell>
          <table:table-cell/>
          <table:table-cell office:value-type="float" office:value="3494822" calcext:value-type="float">
            <text:p>3494822</text:p>
          </table:table-cell>
          <table:table-cell/>
          <table:table-cell office:value-type="float" office:value="3465915" calcext:value-type="float">
            <text:p>3465915</text:p>
          </table:table-cell>
          <table:table-cell/>
          <table:table-cell office:value-type="float" office:value="3530734" calcext:value-type="float">
            <text:p>3530734</text:p>
          </table:table-cell>
          <table:table-cell/>
          <table:table-cell office:value-type="float" office:value="3276846" calcext:value-type="float">
            <text:p>3276846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8192</text:p>
          </table:table-cell>
          <table:table-cell table:number-columns-repeated="2"/>
          <table:table-cell office:value-type="float" office:value="1540463" calcext:value-type="float">
            <text:p>1540463</text:p>
          </table:table-cell>
          <table:table-cell/>
          <table:table-cell office:value-type="float" office:value="2393271" calcext:value-type="float">
            <text:p>2393271</text:p>
          </table:table-cell>
          <table:table-cell/>
          <table:table-cell office:value-type="float" office:value="2779732" calcext:value-type="float">
            <text:p>2779732</text:p>
          </table:table-cell>
          <table:table-cell/>
          <table:table-cell office:value-type="float" office:value="3130212" calcext:value-type="float">
            <text:p>3130212</text:p>
          </table:table-cell>
          <table:table-cell/>
          <table:table-cell office:value-type="float" office:value="3372633" calcext:value-type="float">
            <text:p>3372633</text:p>
          </table:table-cell>
          <table:table-cell/>
          <table:table-cell office:value-type="float" office:value="3483062" calcext:value-type="float">
            <text:p>3483062</text:p>
          </table:table-cell>
          <table:table-cell/>
          <table:table-cell office:value-type="float" office:value="3439135" calcext:value-type="float">
            <text:p>3439135</text:p>
          </table:table-cell>
          <table:table-cell/>
          <table:table-cell office:value-type="float" office:value="3380930" calcext:value-type="float">
            <text:p>3380930</text:p>
          </table:table-cell>
          <table:table-cell/>
          <table:table-cell office:value-type="float" office:value="3423373" calcext:value-type="float">
            <text:p>3423373</text:p>
          </table:table-cell>
          <table:table-cell/>
          <table:table-cell office:value-type="float" office:value="3397646" calcext:value-type="float">
            <text:p>3397646</text:p>
          </table:table-cell>
          <table:table-cell/>
          <table:table-cell office:value-type="float" office:value="2403820" calcext:value-type="float">
            <text:p>2403820</text:p>
          </table:table-cell>
          <table:table-cell/>
          <table:table-cell office:value-type="float" office:value="2905979" calcext:value-type="float">
            <text:p>2905979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16384</text:p>
          </table:table-cell>
          <table:table-cell table:number-columns-repeated="2"/>
          <table:table-cell office:value-type="float" office:value="1765532" calcext:value-type="float">
            <text:p>1765532</text:p>
          </table:table-cell>
          <table:table-cell/>
          <table:table-cell office:value-type="float" office:value="2228199" calcext:value-type="float">
            <text:p>2228199</text:p>
          </table:table-cell>
          <table:table-cell/>
          <table:table-cell office:value-type="float" office:value="2743423" calcext:value-type="float">
            <text:p>2743423</text:p>
          </table:table-cell>
          <table:table-cell/>
          <table:table-cell office:value-type="float" office:value="3079822" calcext:value-type="float">
            <text:p>3079822</text:p>
          </table:table-cell>
          <table:table-cell/>
          <table:table-cell office:value-type="float" office:value="3186353" calcext:value-type="float">
            <text:p>3186353</text:p>
          </table:table-cell>
          <table:table-cell/>
          <table:table-cell office:value-type="float" office:value="2883519" calcext:value-type="float">
            <text:p>2883519</text:p>
          </table:table-cell>
          <table:table-cell/>
          <table:table-cell office:value-type="float" office:value="3307986" calcext:value-type="float">
            <text:p>3307986</text:p>
          </table:table-cell>
          <table:table-cell/>
          <table:table-cell office:value-type="float" office:value="3310536" calcext:value-type="float">
            <text:p>3310536</text:p>
          </table:table-cell>
          <table:table-cell/>
          <table:table-cell office:value-type="float" office:value="3211219" calcext:value-type="float">
            <text:p>3211219</text:p>
          </table:table-cell>
          <table:table-cell/>
          <table:table-cell office:value-type="float" office:value="3221909" calcext:value-type="float">
            <text:p>3221909</text:p>
          </table:table-cell>
          <table:table-cell/>
          <table:table-cell office:value-type="float" office:value="3041922" calcext:value-type="float">
            <text:p>3041922</text:p>
          </table:table-cell>
          <table:table-cell/>
          <table:table-cell office:value-type="float" office:value="2482836" calcext:value-type="float">
            <text:p>2482836</text:p>
          </table:table-cell>
          <table:table-cell/>
          <table:table-cell office:value-type="float" office:value="2790660" calcext:value-type="float">
            <text:p>2790660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3276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084370" calcext:value-type="float">
            <text:p>3084370</text:p>
          </table:table-cell>
          <table:table-cell/>
          <table:table-cell office:value-type="float" office:value="3199394" calcext:value-type="float">
            <text:p>3199394</text:p>
          </table:table-cell>
          <table:table-cell/>
          <table:table-cell office:value-type="float" office:value="3201853" calcext:value-type="float">
            <text:p>3201853</text:p>
          </table:table-cell>
          <table:table-cell/>
          <table:table-cell office:value-type="float" office:value="3190333" calcext:value-type="float">
            <text:p>3190333</text:p>
          </table:table-cell>
          <table:table-cell/>
          <table:table-cell office:value-type="float" office:value="3197756" calcext:value-type="float">
            <text:p>3197756</text:p>
          </table:table-cell>
          <table:table-cell/>
          <table:table-cell office:value-type="float" office:value="3145358" calcext:value-type="float">
            <text:p>3145358</text:p>
          </table:table-cell>
          <table:table-cell/>
          <table:table-cell office:value-type="float" office:value="2999357" calcext:value-type="float">
            <text:p>2999357</text:p>
          </table:table-cell>
          <table:table-cell/>
          <table:table-cell office:value-type="float" office:value="2841949" calcext:value-type="float">
            <text:p>2841949</text:p>
          </table:table-cell>
          <table:table-cell/>
          <table:table-cell office:value-type="float" office:value="2781218" calcext:value-type="float">
            <text:p>2781218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6553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107270" calcext:value-type="float">
            <text:p>3107270</text:p>
          </table:table-cell>
          <table:table-cell/>
          <table:table-cell office:value-type="float" office:value="3019116" calcext:value-type="float">
            <text:p>3019116</text:p>
          </table:table-cell>
          <table:table-cell/>
          <table:table-cell office:value-type="float" office:value="3043081" calcext:value-type="float">
            <text:p>3043081</text:p>
          </table:table-cell>
          <table:table-cell/>
          <table:table-cell office:value-type="float" office:value="3047906" calcext:value-type="float">
            <text:p>3047906</text:p>
          </table:table-cell>
          <table:table-cell/>
          <table:table-cell office:value-type="float" office:value="3099667" calcext:value-type="float">
            <text:p>3099667</text:p>
          </table:table-cell>
          <table:table-cell/>
          <table:table-cell office:value-type="float" office:value="3077698" calcext:value-type="float">
            <text:p>3077698</text:p>
          </table:table-cell>
          <table:table-cell/>
          <table:table-cell office:value-type="float" office:value="2867349" calcext:value-type="float">
            <text:p>2867349</text:p>
          </table:table-cell>
          <table:table-cell/>
          <table:table-cell office:value-type="float" office:value="2756170" calcext:value-type="float">
            <text:p>2756170</text:p>
          </table:table-cell>
          <table:table-cell/>
          <table:table-cell office:value-type="float" office:value="2691640" calcext:value-type="float">
            <text:p>2691640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310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756622" calcext:value-type="float">
            <text:p>1756622</text:p>
          </table:table-cell>
          <table:table-cell/>
          <table:table-cell office:value-type="float" office:value="2010768" calcext:value-type="float">
            <text:p>2010768</text:p>
          </table:table-cell>
          <table:table-cell/>
          <table:table-cell office:value-type="float" office:value="2040100" calcext:value-type="float">
            <text:p>2040100</text:p>
          </table:table-cell>
          <table:table-cell/>
          <table:table-cell office:value-type="float" office:value="1759732" calcext:value-type="float">
            <text:p>1759732</text:p>
          </table:table-cell>
          <table:table-cell/>
          <table:table-cell office:value-type="float" office:value="1766279" calcext:value-type="float">
            <text:p>1766279</text:p>
          </table:table-cell>
          <table:table-cell/>
          <table:table-cell office:value-type="float" office:value="1808860" calcext:value-type="float">
            <text:p>1808860</text:p>
          </table:table-cell>
          <table:table-cell/>
          <table:table-cell office:value-type="float" office:value="1738057" calcext:value-type="float">
            <text:p>1738057</text:p>
          </table:table-cell>
          <table:table-cell/>
          <table:table-cell office:value-type="float" office:value="1843099" calcext:value-type="float">
            <text:p>1843099</text:p>
          </table:table-cell>
          <table:table-cell/>
          <table:table-cell office:value-type="float" office:value="1872268" calcext:value-type="float">
            <text:p>1872268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621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40447" calcext:value-type="float">
            <text:p>440447</text:p>
          </table:table-cell>
          <table:table-cell/>
          <table:table-cell office:value-type="float" office:value="584362" calcext:value-type="float">
            <text:p>584362</text:p>
          </table:table-cell>
          <table:table-cell/>
          <table:table-cell office:value-type="float" office:value="450773" calcext:value-type="float">
            <text:p>450773</text:p>
          </table:table-cell>
          <table:table-cell/>
          <table:table-cell office:value-type="float" office:value="460064" calcext:value-type="float">
            <text:p>460064</text:p>
          </table:table-cell>
          <table:table-cell/>
          <table:table-cell office:value-type="float" office:value="456745" calcext:value-type="float">
            <text:p>456745</text:p>
          </table:table-cell>
          <table:table-cell/>
          <table:table-cell office:value-type="float" office:value="377288" calcext:value-type="float">
            <text:p>377288</text:p>
          </table:table-cell>
          <table:table-cell/>
          <table:table-cell office:value-type="float" office:value="363880" calcext:value-type="float">
            <text:p>363880</text:p>
          </table:table-cell>
          <table:table-cell/>
          <table:table-cell office:value-type="float" office:value="400284" calcext:value-type="float">
            <text:p>400284</text:p>
          </table:table-cell>
          <table:table-cell/>
          <table:table-cell office:value-type="float" office:value="374676" calcext:value-type="float">
            <text:p>374676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52428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13155" calcext:value-type="float">
            <text:p>313155</text:p>
          </table:table-cell>
          <table:table-cell/>
          <table:table-cell office:value-type="float" office:value="316655" calcext:value-type="float">
            <text:p>316655</text:p>
          </table:table-cell>
          <table:table-cell/>
          <table:table-cell office:value-type="float" office:value="288683" calcext:value-type="float">
            <text:p>288683</text:p>
          </table:table-cell>
          <table:table-cell/>
          <table:table-cell office:value-type="float" office:value="307110" calcext:value-type="float">
            <text:p>307110</text:p>
          </table:table-cell>
          <table:table-cell/>
          <table:table-cell office:value-type="float" office:value="265253" calcext:value-type="float">
            <text:p>265253</text:p>
          </table:table-cell>
          <table:table-cell/>
          <table:table-cell office:value-type="float" office:value="293494" calcext:value-type="float">
            <text:p>293494</text:p>
          </table:table-cell>
          <table:table-cell/>
          <table:table-cell office:value-type="float" office:value="273413" calcext:value-type="float">
            <text:p>273413</text:p>
          </table:table-cell>
          <table:table-cell/>
          <table:table-cell office:value-type="float" office:value="276301" calcext:value-type="float">
            <text:p>276301</text:p>
          </table:table-cell>
          <table:table-cell/>
          <table:table-cell office:value-type="float" office:value="224182" calcext:value-type="float">
            <text:p>224182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04857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98284" calcext:value-type="float">
            <text:p>198284</text:p>
          </table:table-cell>
          <table:table-cell/>
          <table:table-cell office:value-type="float" office:value="278281" calcext:value-type="float">
            <text:p>278281</text:p>
          </table:table-cell>
          <table:table-cell/>
          <table:table-cell office:value-type="float" office:value="252067" calcext:value-type="float">
            <text:p>252067</text:p>
          </table:table-cell>
          <table:table-cell/>
          <table:table-cell office:value-type="float" office:value="251181" calcext:value-type="float">
            <text:p>251181</text:p>
          </table:table-cell>
          <table:table-cell/>
          <table:table-cell office:value-type="float" office:value="196308" calcext:value-type="float">
            <text:p>196308</text:p>
          </table:table-cell>
          <table:table-cell/>
          <table:table-cell office:value-type="float" office:value="206071" calcext:value-type="float">
            <text:p>206071</text:p>
          </table:table-cell>
          <table:table-cell/>
          <table:table-cell office:value-type="float" office:value="211590" calcext:value-type="float">
            <text:p>211590</text:p>
          </table:table-cell>
          <table:table-cell/>
          <table:table-cell office:value-type="float" office:value="217615" calcext:value-type="float">
            <text:p>217615</text:p>
          </table:table-cell>
          <table:table-cell/>
          <table:table-cell office:value-type="float" office:value="210494" calcext:value-type="float">
            <text:p>210494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09715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34821" calcext:value-type="float">
            <text:p>234821</text:p>
          </table:table-cell>
          <table:table-cell/>
          <table:table-cell office:value-type="float" office:value="218333" calcext:value-type="float">
            <text:p>218333</text:p>
          </table:table-cell>
          <table:table-cell/>
          <table:table-cell office:value-type="float" office:value="248146" calcext:value-type="float">
            <text:p>248146</text:p>
          </table:table-cell>
          <table:table-cell/>
          <table:table-cell office:value-type="float" office:value="222384" calcext:value-type="float">
            <text:p>222384</text:p>
          </table:table-cell>
          <table:table-cell/>
          <table:table-cell office:value-type="float" office:value="209696" calcext:value-type="float">
            <text:p>209696</text:p>
          </table:table-cell>
          <table:table-cell/>
          <table:table-cell office:value-type="float" office:value="198778" calcext:value-type="float">
            <text:p>198778</text:p>
          </table:table-cell>
          <table:table-cell/>
          <table:table-cell office:value-type="float" office:value="252302" calcext:value-type="float">
            <text:p>252302</text:p>
          </table:table-cell>
          <table:table-cell/>
          <table:table-cell office:value-type="float" office:value="238018" calcext:value-type="float">
            <text:p>238018</text:p>
          </table:table-cell>
          <table:table-cell/>
          <table:table-cell office:value-type="float" office:value="234776" calcext:value-type="float">
            <text:p>234776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41943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47115" calcext:value-type="float">
            <text:p>247115</text:p>
          </table:table-cell>
          <table:table-cell/>
          <table:table-cell office:value-type="float" office:value="230740" calcext:value-type="float">
            <text:p>230740</text:p>
          </table:table-cell>
          <table:table-cell/>
          <table:table-cell office:value-type="float" office:value="248078" calcext:value-type="float">
            <text:p>248078</text:p>
          </table:table-cell>
          <table:table-cell/>
          <table:table-cell office:value-type="float" office:value="238388" calcext:value-type="float">
            <text:p>238388</text:p>
          </table:table-cell>
          <table:table-cell/>
          <table:table-cell office:value-type="float" office:value="222217" calcext:value-type="float">
            <text:p>222217</text:p>
          </table:table-cell>
          <table:table-cell/>
          <table:table-cell office:value-type="float" office:value="228732" calcext:value-type="float">
            <text:p>228732</text:p>
          </table:table-cell>
          <table:table-cell/>
          <table:table-cell office:value-type="float" office:value="206400" calcext:value-type="float">
            <text:p>206400</text:p>
          </table:table-cell>
          <table:table-cell/>
          <table:table-cell office:value-type="float" office:value="208424" calcext:value-type="float">
            <text:p>208424</text:p>
          </table:table-cell>
          <table:table-cell/>
          <table:table-cell office:value-type="float" office:value="232962" calcext:value-type="float">
            <text:p>232962</text:p>
          </table:table-cell>
          <table:table-cell table:number-columns-repeated="52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Backward read report</text:p>
          </table:table-cell>
          <table:table-cell table:number-columns-repeated="79"/>
        </table:table-row>
        <table:table-row table:style-name="ro1">
          <table:table-cell table:number-columns-repeated="8"/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16</text:p>
          </table:table-cell>
          <table:table-cell/>
          <table:table-cell table:style-name="ce1" office:value-type="string" calcext:value-type="string">
            <text:p>32</text:p>
          </table:table-cell>
          <table:table-cell/>
          <table:table-cell table:style-name="ce1" office:value-type="string" calcext:value-type="string">
            <text:p>64</text:p>
          </table:table-cell>
          <table:table-cell/>
          <table:table-cell table:style-name="ce1" office:value-type="string" calcext:value-type="string">
            <text:p>128</text:p>
          </table:table-cell>
          <table:table-cell/>
          <table:table-cell table:style-name="ce1" office:value-type="string" calcext:value-type="string">
            <text:p>256</text:p>
          </table:table-cell>
          <table:table-cell/>
          <table:table-cell table:style-name="ce1" office:value-type="string" calcext:value-type="string">
            <text:p>512</text:p>
          </table:table-cell>
          <table:table-cell/>
          <table:table-cell table:style-name="ce1" office:value-type="string" calcext:value-type="string">
            <text:p>1024</text:p>
          </table:table-cell>
          <table:table-cell/>
          <table:table-cell table:style-name="ce1" office:value-type="string" calcext:value-type="string">
            <text:p>2048</text:p>
          </table:table-cell>
          <table:table-cell/>
          <table:table-cell table:style-name="ce1" office:value-type="string" calcext:value-type="string">
            <text:p>4096</text:p>
          </table:table-cell>
          <table:table-cell/>
          <table:table-cell table:style-name="ce1" office:value-type="string" calcext:value-type="string">
            <text:p>8192</text:p>
          </table:table-cell>
          <table:table-cell/>
          <table:table-cell table:style-name="ce1" office:value-type="string" calcext:value-type="string">
            <text:p>16384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64</text:p>
          </table:table-cell>
          <table:table-cell table:number-columns-repeated="2"/>
          <table:table-cell office:value-type="float" office:value="2561267" calcext:value-type="float">
            <text:p>2561267</text:p>
          </table:table-cell>
          <table:table-cell/>
          <table:table-cell office:value-type="float" office:value="3958892" calcext:value-type="float">
            <text:p>3958892</text:p>
          </table:table-cell>
          <table:table-cell/>
          <table:table-cell office:value-type="float" office:value="4897948" calcext:value-type="float">
            <text:p>4897948</text:p>
          </table:table-cell>
          <table:table-cell/>
          <table:table-cell office:value-type="float" office:value="5860307" calcext:value-type="float">
            <text:p>5860307</text:p>
          </table:table-cell>
          <table:table-cell/>
          <table:table-cell office:value-type="float" office:value="5735102" calcext:value-type="float">
            <text:p>5735102</text:p>
          </table:table-cell>
          <table:table-cell table:number-columns-repeated="68"/>
        </table:table-row>
        <table:table-row table:style-name="ro1">
          <table:table-cell table:style-name="ce1" office:value-type="string" calcext:value-type="string">
            <text:p>128</text:p>
          </table:table-cell>
          <table:table-cell table:number-columns-repeated="2"/>
          <table:table-cell office:value-type="float" office:value="2784517" calcext:value-type="float">
            <text:p>2784517</text:p>
          </table:table-cell>
          <table:table-cell/>
          <table:table-cell office:value-type="float" office:value="4407601" calcext:value-type="float">
            <text:p>4407601</text:p>
          </table:table-cell>
          <table:table-cell/>
          <table:table-cell office:value-type="float" office:value="4407601" calcext:value-type="float">
            <text:p>4407601</text:p>
          </table:table-cell>
          <table:table-cell/>
          <table:table-cell office:value-type="float" office:value="7082197" calcext:value-type="float">
            <text:p>7082197</text:p>
          </table:table-cell>
          <table:table-cell/>
          <table:table-cell office:value-type="float" office:value="8036304" calcext:value-type="float">
            <text:p>8036304</text:p>
          </table:table-cell>
          <table:table-cell/>
          <table:table-cell office:value-type="float" office:value="7917784" calcext:value-type="float">
            <text:p>7917784</text:p>
          </table:table-cell>
          <table:table-cell table:number-columns-repeated="66"/>
        </table:table-row>
        <table:table-row table:style-name="ro1">
          <table:table-cell table:style-name="ce1" office:value-type="string" calcext:value-type="string">
            <text:p>256</text:p>
          </table:table-cell>
          <table:table-cell table:number-columns-repeated="2"/>
          <table:table-cell office:value-type="float" office:value="2911402" calcext:value-type="float">
            <text:p>2911402</text:p>
          </table:table-cell>
          <table:table-cell/>
          <table:table-cell office:value-type="float" office:value="4132864" calcext:value-type="float">
            <text:p>4132864</text:p>
          </table:table-cell>
          <table:table-cell/>
          <table:table-cell office:value-type="float" office:value="5217259" calcext:value-type="float">
            <text:p>5217259</text:p>
          </table:table-cell>
          <table:table-cell/>
          <table:table-cell office:value-type="float" office:value="6398720" calcext:value-type="float">
            <text:p>6398720</text:p>
          </table:table-cell>
          <table:table-cell/>
          <table:table-cell office:value-type="float" office:value="6936061" calcext:value-type="float">
            <text:p>6936061</text:p>
          </table:table-cell>
          <table:table-cell/>
          <table:table-cell office:value-type="float" office:value="7314033" calcext:value-type="float">
            <text:p>7314033</text:p>
          </table:table-cell>
          <table:table-cell/>
          <table:table-cell office:value-type="float" office:value="9192546" calcext:value-type="float">
            <text:p>9192546</text:p>
          </table:table-cell>
          <table:table-cell table:number-columns-repeated="64"/>
        </table:table-row>
        <table:table-row table:style-name="ro1">
          <table:table-cell table:style-name="ce1" office:value-type="string" calcext:value-type="string">
            <text:p>512</text:p>
          </table:table-cell>
          <table:table-cell table:number-columns-repeated="2"/>
          <table:table-cell office:value-type="float" office:value="2979282" calcext:value-type="float">
            <text:p>2979282</text:p>
          </table:table-cell>
          <table:table-cell/>
          <table:table-cell office:value-type="float" office:value="4375425" calcext:value-type="float">
            <text:p>4375425</text:p>
          </table:table-cell>
          <table:table-cell/>
          <table:table-cell office:value-type="float" office:value="5684095" calcext:value-type="float">
            <text:p>5684095</text:p>
          </table:table-cell>
          <table:table-cell/>
          <table:table-cell office:value-type="float" office:value="6843354" calcext:value-type="float">
            <text:p>6843354</text:p>
          </table:table-cell>
          <table:table-cell/>
          <table:table-cell office:value-type="float" office:value="8808176" calcext:value-type="float">
            <text:p>8808176</text:p>
          </table:table-cell>
          <table:table-cell/>
          <table:table-cell office:value-type="float" office:value="8109658" calcext:value-type="float">
            <text:p>8109658</text:p>
          </table:table-cell>
          <table:table-cell/>
          <table:table-cell office:value-type="float" office:value="9304292" calcext:value-type="float">
            <text:p>9304292</text:p>
          </table:table-cell>
          <table:table-cell/>
          <table:table-cell office:value-type="float" office:value="8701110" calcext:value-type="float">
            <text:p>8701110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024</text:p>
          </table:table-cell>
          <table:table-cell table:number-columns-repeated="2"/>
          <table:table-cell office:value-type="float" office:value="2835325" calcext:value-type="float">
            <text:p>2835325</text:p>
          </table:table-cell>
          <table:table-cell/>
          <table:table-cell office:value-type="float" office:value="4339202" calcext:value-type="float">
            <text:p>4339202</text:p>
          </table:table-cell>
          <table:table-cell/>
          <table:table-cell office:value-type="float" office:value="5885083" calcext:value-type="float">
            <text:p>5885083</text:p>
          </table:table-cell>
          <table:table-cell/>
          <table:table-cell office:value-type="float" office:value="7113161" calcext:value-type="float">
            <text:p>7113161</text:p>
          </table:table-cell>
          <table:table-cell/>
          <table:table-cell office:value-type="float" office:value="8183918" calcext:value-type="float">
            <text:p>8183918</text:p>
          </table:table-cell>
          <table:table-cell/>
          <table:table-cell office:value-type="float" office:value="7577494" calcext:value-type="float">
            <text:p>7577494</text:p>
          </table:table-cell>
          <table:table-cell/>
          <table:table-cell office:value-type="float" office:value="8593274" calcext:value-type="float">
            <text:p>8593274</text:p>
          </table:table-cell>
          <table:table-cell/>
          <table:table-cell office:value-type="float" office:value="8474583" calcext:value-type="float">
            <text:p>8474583</text:p>
          </table:table-cell>
          <table:table-cell/>
          <table:table-cell office:value-type="float" office:value="6776473" calcext:value-type="float">
            <text:p>6776473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2048</text:p>
          </table:table-cell>
          <table:table-cell table:number-columns-repeated="2"/>
          <table:table-cell office:value-type="float" office:value="2855880" calcext:value-type="float">
            <text:p>2855880</text:p>
          </table:table-cell>
          <table:table-cell/>
          <table:table-cell office:value-type="float" office:value="4387531" calcext:value-type="float">
            <text:p>4387531</text:p>
          </table:table-cell>
          <table:table-cell/>
          <table:table-cell office:value-type="float" office:value="5593112" calcext:value-type="float">
            <text:p>5593112</text:p>
          </table:table-cell>
          <table:table-cell/>
          <table:table-cell office:value-type="float" office:value="7112016" calcext:value-type="float">
            <text:p>7112016</text:p>
          </table:table-cell>
          <table:table-cell/>
          <table:table-cell office:value-type="float" office:value="8159088" calcext:value-type="float">
            <text:p>8159088</text:p>
          </table:table-cell>
          <table:table-cell/>
          <table:table-cell office:value-type="float" office:value="7609754" calcext:value-type="float">
            <text:p>7609754</text:p>
          </table:table-cell>
          <table:table-cell/>
          <table:table-cell office:value-type="float" office:value="7817519" calcext:value-type="float">
            <text:p>7817519</text:p>
          </table:table-cell>
          <table:table-cell/>
          <table:table-cell office:value-type="float" office:value="8390200" calcext:value-type="float">
            <text:p>8390200</text:p>
          </table:table-cell>
          <table:table-cell/>
          <table:table-cell office:value-type="float" office:value="7368238" calcext:value-type="float">
            <text:p>7368238</text:p>
          </table:table-cell>
          <table:table-cell/>
          <table:table-cell office:value-type="float" office:value="7670915" calcext:value-type="float">
            <text:p>7670915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4096</text:p>
          </table:table-cell>
          <table:table-cell table:number-columns-repeated="2"/>
          <table:table-cell office:value-type="float" office:value="2542602" calcext:value-type="float">
            <text:p>2542602</text:p>
          </table:table-cell>
          <table:table-cell/>
          <table:table-cell office:value-type="float" office:value="4121052" calcext:value-type="float">
            <text:p>4121052</text:p>
          </table:table-cell>
          <table:table-cell/>
          <table:table-cell office:value-type="float" office:value="5520868" calcext:value-type="float">
            <text:p>5520868</text:p>
          </table:table-cell>
          <table:table-cell/>
          <table:table-cell office:value-type="float" office:value="6618318" calcext:value-type="float">
            <text:p>6618318</text:p>
          </table:table-cell>
          <table:table-cell/>
          <table:table-cell office:value-type="float" office:value="7367624" calcext:value-type="float">
            <text:p>7367624</text:p>
          </table:table-cell>
          <table:table-cell/>
          <table:table-cell office:value-type="float" office:value="7431363" calcext:value-type="float">
            <text:p>7431363</text:p>
          </table:table-cell>
          <table:table-cell/>
          <table:table-cell office:value-type="float" office:value="7599002" calcext:value-type="float">
            <text:p>7599002</text:p>
          </table:table-cell>
          <table:table-cell/>
          <table:table-cell office:value-type="float" office:value="5416431" calcext:value-type="float">
            <text:p>5416431</text:p>
          </table:table-cell>
          <table:table-cell/>
          <table:table-cell office:value-type="float" office:value="5519094" calcext:value-type="float">
            <text:p>5519094</text:p>
          </table:table-cell>
          <table:table-cell/>
          <table:table-cell office:value-type="float" office:value="6638778" calcext:value-type="float">
            <text:p>6638778</text:p>
          </table:table-cell>
          <table:table-cell/>
          <table:table-cell office:value-type="float" office:value="5818150" calcext:value-type="float">
            <text:p>5818150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8192</text:p>
          </table:table-cell>
          <table:table-cell table:number-columns-repeated="2"/>
          <table:table-cell office:value-type="float" office:value="2473559" calcext:value-type="float">
            <text:p>2473559</text:p>
          </table:table-cell>
          <table:table-cell/>
          <table:table-cell office:value-type="float" office:value="3853368" calcext:value-type="float">
            <text:p>3853368</text:p>
          </table:table-cell>
          <table:table-cell/>
          <table:table-cell office:value-type="float" office:value="4958969" calcext:value-type="float">
            <text:p>4958969</text:p>
          </table:table-cell>
          <table:table-cell/>
          <table:table-cell office:value-type="float" office:value="5313247" calcext:value-type="float">
            <text:p>5313247</text:p>
          </table:table-cell>
          <table:table-cell/>
          <table:table-cell office:value-type="float" office:value="6434642" calcext:value-type="float">
            <text:p>6434642</text:p>
          </table:table-cell>
          <table:table-cell/>
          <table:table-cell office:value-type="float" office:value="6763986" calcext:value-type="float">
            <text:p>6763986</text:p>
          </table:table-cell>
          <table:table-cell/>
          <table:table-cell office:value-type="float" office:value="3764705" calcext:value-type="float">
            <text:p>3764705</text:p>
          </table:table-cell>
          <table:table-cell/>
          <table:table-cell office:value-type="float" office:value="6971209" calcext:value-type="float">
            <text:p>6971209</text:p>
          </table:table-cell>
          <table:table-cell/>
          <table:table-cell office:value-type="float" office:value="6748045" calcext:value-type="float">
            <text:p>6748045</text:p>
          </table:table-cell>
          <table:table-cell/>
          <table:table-cell office:value-type="float" office:value="6150158" calcext:value-type="float">
            <text:p>6150158</text:p>
          </table:table-cell>
          <table:table-cell/>
          <table:table-cell office:value-type="float" office:value="5329730" calcext:value-type="float">
            <text:p>5329730</text:p>
          </table:table-cell>
          <table:table-cell/>
          <table:table-cell office:value-type="float" office:value="5305863" calcext:value-type="float">
            <text:p>5305863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16384</text:p>
          </table:table-cell>
          <table:table-cell table:number-columns-repeated="2"/>
          <table:table-cell office:value-type="float" office:value="2497182" calcext:value-type="float">
            <text:p>2497182</text:p>
          </table:table-cell>
          <table:table-cell/>
          <table:table-cell office:value-type="float" office:value="3711796" calcext:value-type="float">
            <text:p>3711796</text:p>
          </table:table-cell>
          <table:table-cell/>
          <table:table-cell office:value-type="float" office:value="4540792" calcext:value-type="float">
            <text:p>4540792</text:p>
          </table:table-cell>
          <table:table-cell/>
          <table:table-cell office:value-type="float" office:value="5847069" calcext:value-type="float">
            <text:p>5847069</text:p>
          </table:table-cell>
          <table:table-cell/>
          <table:table-cell office:value-type="float" office:value="5984033" calcext:value-type="float">
            <text:p>5984033</text:p>
          </table:table-cell>
          <table:table-cell/>
          <table:table-cell office:value-type="float" office:value="6279877" calcext:value-type="float">
            <text:p>6279877</text:p>
          </table:table-cell>
          <table:table-cell/>
          <table:table-cell office:value-type="float" office:value="6585601" calcext:value-type="float">
            <text:p>6585601</text:p>
          </table:table-cell>
          <table:table-cell/>
          <table:table-cell office:value-type="float" office:value="6687502" calcext:value-type="float">
            <text:p>6687502</text:p>
          </table:table-cell>
          <table:table-cell/>
          <table:table-cell office:value-type="float" office:value="6152253" calcext:value-type="float">
            <text:p>6152253</text:p>
          </table:table-cell>
          <table:table-cell/>
          <table:table-cell office:value-type="float" office:value="6136321" calcext:value-type="float">
            <text:p>6136321</text:p>
          </table:table-cell>
          <table:table-cell/>
          <table:table-cell office:value-type="float" office:value="5637917" calcext:value-type="float">
            <text:p>5637917</text:p>
          </table:table-cell>
          <table:table-cell/>
          <table:table-cell office:value-type="float" office:value="5321396" calcext:value-type="float">
            <text:p>5321396</text:p>
          </table:table-cell>
          <table:table-cell/>
          <table:table-cell office:value-type="float" office:value="5174735" calcext:value-type="float">
            <text:p>5174735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3276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220137" calcext:value-type="float">
            <text:p>6220137</text:p>
          </table:table-cell>
          <table:table-cell/>
          <table:table-cell office:value-type="float" office:value="6275233" calcext:value-type="float">
            <text:p>6275233</text:p>
          </table:table-cell>
          <table:table-cell/>
          <table:table-cell office:value-type="float" office:value="6433864" calcext:value-type="float">
            <text:p>6433864</text:p>
          </table:table-cell>
          <table:table-cell/>
          <table:table-cell office:value-type="float" office:value="6103025" calcext:value-type="float">
            <text:p>6103025</text:p>
          </table:table-cell>
          <table:table-cell/>
          <table:table-cell office:value-type="float" office:value="6575772" calcext:value-type="float">
            <text:p>6575772</text:p>
          </table:table-cell>
          <table:table-cell/>
          <table:table-cell office:value-type="float" office:value="6279821" calcext:value-type="float">
            <text:p>6279821</text:p>
          </table:table-cell>
          <table:table-cell/>
          <table:table-cell office:value-type="float" office:value="6067997" calcext:value-type="float">
            <text:p>6067997</text:p>
          </table:table-cell>
          <table:table-cell/>
          <table:table-cell office:value-type="float" office:value="5487942" calcext:value-type="float">
            <text:p>5487942</text:p>
          </table:table-cell>
          <table:table-cell/>
          <table:table-cell office:value-type="float" office:value="5315182" calcext:value-type="float">
            <text:p>5315182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6553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824819" calcext:value-type="float">
            <text:p>5824819</text:p>
          </table:table-cell>
          <table:table-cell/>
          <table:table-cell office:value-type="float" office:value="6388823" calcext:value-type="float">
            <text:p>6388823</text:p>
          </table:table-cell>
          <table:table-cell/>
          <table:table-cell office:value-type="float" office:value="6043556" calcext:value-type="float">
            <text:p>6043556</text:p>
          </table:table-cell>
          <table:table-cell/>
          <table:table-cell office:value-type="float" office:value="6538515" calcext:value-type="float">
            <text:p>6538515</text:p>
          </table:table-cell>
          <table:table-cell/>
          <table:table-cell office:value-type="float" office:value="6573383" calcext:value-type="float">
            <text:p>6573383</text:p>
          </table:table-cell>
          <table:table-cell/>
          <table:table-cell office:value-type="float" office:value="6043025" calcext:value-type="float">
            <text:p>6043025</text:p>
          </table:table-cell>
          <table:table-cell/>
          <table:table-cell office:value-type="float" office:value="6142686" calcext:value-type="float">
            <text:p>6142686</text:p>
          </table:table-cell>
          <table:table-cell/>
          <table:table-cell office:value-type="float" office:value="5546387" calcext:value-type="float">
            <text:p>5546387</text:p>
          </table:table-cell>
          <table:table-cell/>
          <table:table-cell office:value-type="float" office:value="5049393" calcext:value-type="float">
            <text:p>5049393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310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032667" calcext:value-type="float">
            <text:p>6032667</text:p>
          </table:table-cell>
          <table:table-cell/>
          <table:table-cell office:value-type="float" office:value="6320426" calcext:value-type="float">
            <text:p>6320426</text:p>
          </table:table-cell>
          <table:table-cell/>
          <table:table-cell office:value-type="float" office:value="6471689" calcext:value-type="float">
            <text:p>6471689</text:p>
          </table:table-cell>
          <table:table-cell/>
          <table:table-cell office:value-type="float" office:value="6471765" calcext:value-type="float">
            <text:p>6471765</text:p>
          </table:table-cell>
          <table:table-cell/>
          <table:table-cell office:value-type="float" office:value="6808981" calcext:value-type="float">
            <text:p>6808981</text:p>
          </table:table-cell>
          <table:table-cell/>
          <table:table-cell office:value-type="float" office:value="6317884" calcext:value-type="float">
            <text:p>6317884</text:p>
          </table:table-cell>
          <table:table-cell/>
          <table:table-cell office:value-type="float" office:value="6286098" calcext:value-type="float">
            <text:p>6286098</text:p>
          </table:table-cell>
          <table:table-cell/>
          <table:table-cell office:value-type="float" office:value="5600677" calcext:value-type="float">
            <text:p>5600677</text:p>
          </table:table-cell>
          <table:table-cell/>
          <table:table-cell office:value-type="float" office:value="5060493" calcext:value-type="float">
            <text:p>5060493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621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324200" calcext:value-type="float">
            <text:p>6324200</text:p>
          </table:table-cell>
          <table:table-cell/>
          <table:table-cell office:value-type="float" office:value="6473777" calcext:value-type="float">
            <text:p>6473777</text:p>
          </table:table-cell>
          <table:table-cell/>
          <table:table-cell office:value-type="float" office:value="6556388" calcext:value-type="float">
            <text:p>6556388</text:p>
          </table:table-cell>
          <table:table-cell/>
          <table:table-cell office:value-type="float" office:value="6585841" calcext:value-type="float">
            <text:p>6585841</text:p>
          </table:table-cell>
          <table:table-cell/>
          <table:table-cell office:value-type="float" office:value="6669494" calcext:value-type="float">
            <text:p>6669494</text:p>
          </table:table-cell>
          <table:table-cell/>
          <table:table-cell office:value-type="float" office:value="6544602" calcext:value-type="float">
            <text:p>6544602</text:p>
          </table:table-cell>
          <table:table-cell/>
          <table:table-cell office:value-type="float" office:value="6332760" calcext:value-type="float">
            <text:p>6332760</text:p>
          </table:table-cell>
          <table:table-cell/>
          <table:table-cell office:value-type="float" office:value="5533837" calcext:value-type="float">
            <text:p>5533837</text:p>
          </table:table-cell>
          <table:table-cell/>
          <table:table-cell office:value-type="float" office:value="5304096" calcext:value-type="float">
            <text:p>5304096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52428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487199" calcext:value-type="float">
            <text:p>6487199</text:p>
          </table:table-cell>
          <table:table-cell/>
          <table:table-cell office:value-type="float" office:value="6703852" calcext:value-type="float">
            <text:p>6703852</text:p>
          </table:table-cell>
          <table:table-cell/>
          <table:table-cell office:value-type="float" office:value="6476614" calcext:value-type="float">
            <text:p>6476614</text:p>
          </table:table-cell>
          <table:table-cell/>
          <table:table-cell office:value-type="float" office:value="6726820" calcext:value-type="float">
            <text:p>6726820</text:p>
          </table:table-cell>
          <table:table-cell/>
          <table:table-cell office:value-type="float" office:value="6670745" calcext:value-type="float">
            <text:p>6670745</text:p>
          </table:table-cell>
          <table:table-cell/>
          <table:table-cell office:value-type="float" office:value="6708556" calcext:value-type="float">
            <text:p>6708556</text:p>
          </table:table-cell>
          <table:table-cell/>
          <table:table-cell office:value-type="float" office:value="6546742" calcext:value-type="float">
            <text:p>6546742</text:p>
          </table:table-cell>
          <table:table-cell/>
          <table:table-cell office:value-type="float" office:value="5672749" calcext:value-type="float">
            <text:p>5672749</text:p>
          </table:table-cell>
          <table:table-cell/>
          <table:table-cell office:value-type="float" office:value="5437207" calcext:value-type="float">
            <text:p>5437207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04857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7723" calcext:value-type="float">
            <text:p>257723</text:p>
          </table:table-cell>
          <table:table-cell/>
          <table:table-cell office:value-type="float" office:value="307633" calcext:value-type="float">
            <text:p>307633</text:p>
          </table:table-cell>
          <table:table-cell/>
          <table:table-cell office:value-type="float" office:value="459205" calcext:value-type="float">
            <text:p>459205</text:p>
          </table:table-cell>
          <table:table-cell/>
          <table:table-cell office:value-type="float" office:value="551915" calcext:value-type="float">
            <text:p>551915</text:p>
          </table:table-cell>
          <table:table-cell/>
          <table:table-cell office:value-type="float" office:value="1725141" calcext:value-type="float">
            <text:p>1725141</text:p>
          </table:table-cell>
          <table:table-cell/>
          <table:table-cell office:value-type="float" office:value="6379131" calcext:value-type="float">
            <text:p>6379131</text:p>
          </table:table-cell>
          <table:table-cell/>
          <table:table-cell office:value-type="float" office:value="6264757" calcext:value-type="float">
            <text:p>6264757</text:p>
          </table:table-cell>
          <table:table-cell/>
          <table:table-cell office:value-type="float" office:value="5552129" calcext:value-type="float">
            <text:p>5552129</text:p>
          </table:table-cell>
          <table:table-cell/>
          <table:table-cell office:value-type="float" office:value="5291081" calcext:value-type="float">
            <text:p>5291081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09715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02708" calcext:value-type="float">
            <text:p>202708</text:p>
          </table:table-cell>
          <table:table-cell/>
          <table:table-cell office:value-type="float" office:value="336072" calcext:value-type="float">
            <text:p>336072</text:p>
          </table:table-cell>
          <table:table-cell/>
          <table:table-cell office:value-type="float" office:value="374805" calcext:value-type="float">
            <text:p>374805</text:p>
          </table:table-cell>
          <table:table-cell/>
          <table:table-cell office:value-type="float" office:value="451548" calcext:value-type="float">
            <text:p>451548</text:p>
          </table:table-cell>
          <table:table-cell/>
          <table:table-cell office:value-type="float" office:value="542588" calcext:value-type="float">
            <text:p>542588</text:p>
          </table:table-cell>
          <table:table-cell/>
          <table:table-cell office:value-type="float" office:value="603919" calcext:value-type="float">
            <text:p>603919</text:p>
          </table:table-cell>
          <table:table-cell/>
          <table:table-cell office:value-type="float" office:value="683118" calcext:value-type="float">
            <text:p>683118</text:p>
          </table:table-cell>
          <table:table-cell/>
          <table:table-cell office:value-type="float" office:value="777327" calcext:value-type="float">
            <text:p>777327</text:p>
          </table:table-cell>
          <table:table-cell/>
          <table:table-cell office:value-type="float" office:value="715808" calcext:value-type="float">
            <text:p>715808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41943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74544" calcext:value-type="float">
            <text:p>174544</text:p>
          </table:table-cell>
          <table:table-cell/>
          <table:table-cell office:value-type="float" office:value="251930" calcext:value-type="float">
            <text:p>251930</text:p>
          </table:table-cell>
          <table:table-cell/>
          <table:table-cell office:value-type="float" office:value="295478" calcext:value-type="float">
            <text:p>295478</text:p>
          </table:table-cell>
          <table:table-cell/>
          <table:table-cell office:value-type="float" office:value="384436" calcext:value-type="float">
            <text:p>384436</text:p>
          </table:table-cell>
          <table:table-cell/>
          <table:table-cell office:value-type="float" office:value="448642" calcext:value-type="float">
            <text:p>448642</text:p>
          </table:table-cell>
          <table:table-cell/>
          <table:table-cell office:value-type="float" office:value="483012" calcext:value-type="float">
            <text:p>483012</text:p>
          </table:table-cell>
          <table:table-cell/>
          <table:table-cell office:value-type="float" office:value="527973" calcext:value-type="float">
            <text:p>527973</text:p>
          </table:table-cell>
          <table:table-cell/>
          <table:table-cell office:value-type="float" office:value="567324" calcext:value-type="float">
            <text:p>567324</text:p>
          </table:table-cell>
          <table:table-cell/>
          <table:table-cell office:value-type="float" office:value="578941" calcext:value-type="float">
            <text:p>578941</text:p>
          </table:table-cell>
          <table:table-cell table:number-columns-repeated="52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Record rewrite report</text:p>
          </table:table-cell>
          <table:table-cell table:number-columns-repeated="79"/>
        </table:table-row>
        <table:table-row table:style-name="ro1">
          <table:table-cell table:number-columns-repeated="8"/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16</text:p>
          </table:table-cell>
          <table:table-cell/>
          <table:table-cell table:style-name="ce1" office:value-type="string" calcext:value-type="string">
            <text:p>32</text:p>
          </table:table-cell>
          <table:table-cell/>
          <table:table-cell table:style-name="ce1" office:value-type="string" calcext:value-type="string">
            <text:p>64</text:p>
          </table:table-cell>
          <table:table-cell/>
          <table:table-cell table:style-name="ce1" office:value-type="string" calcext:value-type="string">
            <text:p>128</text:p>
          </table:table-cell>
          <table:table-cell/>
          <table:table-cell table:style-name="ce1" office:value-type="string" calcext:value-type="string">
            <text:p>256</text:p>
          </table:table-cell>
          <table:table-cell/>
          <table:table-cell table:style-name="ce1" office:value-type="string" calcext:value-type="string">
            <text:p>512</text:p>
          </table:table-cell>
          <table:table-cell/>
          <table:table-cell table:style-name="ce1" office:value-type="string" calcext:value-type="string">
            <text:p>1024</text:p>
          </table:table-cell>
          <table:table-cell/>
          <table:table-cell table:style-name="ce1" office:value-type="string" calcext:value-type="string">
            <text:p>2048</text:p>
          </table:table-cell>
          <table:table-cell/>
          <table:table-cell table:style-name="ce1" office:value-type="string" calcext:value-type="string">
            <text:p>4096</text:p>
          </table:table-cell>
          <table:table-cell/>
          <table:table-cell table:style-name="ce1" office:value-type="string" calcext:value-type="string">
            <text:p>8192</text:p>
          </table:table-cell>
          <table:table-cell/>
          <table:table-cell table:style-name="ce1" office:value-type="string" calcext:value-type="string">
            <text:p>16384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64</text:p>
          </table:table-cell>
          <table:table-cell table:number-columns-repeated="2"/>
          <table:table-cell office:value-type="float" office:value="2133730" calcext:value-type="float">
            <text:p>2133730</text:p>
          </table:table-cell>
          <table:table-cell/>
          <table:table-cell office:value-type="float" office:value="2892445" calcext:value-type="float">
            <text:p>2892445</text:p>
          </table:table-cell>
          <table:table-cell/>
          <table:table-cell office:value-type="float" office:value="3363612" calcext:value-type="float">
            <text:p>3363612</text:p>
          </table:table-cell>
          <table:table-cell/>
          <table:table-cell office:value-type="float" office:value="3588436" calcext:value-type="float">
            <text:p>3588436</text:p>
          </table:table-cell>
          <table:table-cell/>
          <table:table-cell office:value-type="float" office:value="3203069" calcext:value-type="float">
            <text:p>3203069</text:p>
          </table:table-cell>
          <table:table-cell table:number-columns-repeated="68"/>
        </table:table-row>
        <table:table-row table:style-name="ro1">
          <table:table-cell table:style-name="ce1" office:value-type="string" calcext:value-type="string">
            <text:p>128</text:p>
          </table:table-cell>
          <table:table-cell table:number-columns-repeated="2"/>
          <table:table-cell office:value-type="float" office:value="2202044" calcext:value-type="float">
            <text:p>2202044</text:p>
          </table:table-cell>
          <table:table-cell/>
          <table:table-cell office:value-type="float" office:value="3053774" calcext:value-type="float">
            <text:p>3053774</text:p>
          </table:table-cell>
          <table:table-cell/>
          <table:table-cell office:value-type="float" office:value="3380677" calcext:value-type="float">
            <text:p>3380677</text:p>
          </table:table-cell>
          <table:table-cell/>
          <table:table-cell office:value-type="float" office:value="3895854" calcext:value-type="float">
            <text:p>3895854</text:p>
          </table:table-cell>
          <table:table-cell/>
          <table:table-cell office:value-type="float" office:value="3759450" calcext:value-type="float">
            <text:p>3759450</text:p>
          </table:table-cell>
          <table:table-cell/>
          <table:table-cell office:value-type="float" office:value="3277486" calcext:value-type="float">
            <text:p>3277486</text:p>
          </table:table-cell>
          <table:table-cell table:number-columns-repeated="66"/>
        </table:table-row>
        <table:table-row table:style-name="ro1">
          <table:table-cell table:style-name="ce1" office:value-type="string" calcext:value-type="string">
            <text:p>256</text:p>
          </table:table-cell>
          <table:table-cell table:number-columns-repeated="2"/>
          <table:table-cell office:value-type="float" office:value="2266207" calcext:value-type="float">
            <text:p>2266207</text:p>
          </table:table-cell>
          <table:table-cell/>
          <table:table-cell office:value-type="float" office:value="3087188" calcext:value-type="float">
            <text:p>3087188</text:p>
          </table:table-cell>
          <table:table-cell/>
          <table:table-cell office:value-type="float" office:value="3605511" calcext:value-type="float">
            <text:p>3605511</text:p>
          </table:table-cell>
          <table:table-cell/>
          <table:table-cell office:value-type="float" office:value="3935921" calcext:value-type="float">
            <text:p>3935921</text:p>
          </table:table-cell>
          <table:table-cell/>
          <table:table-cell office:value-type="float" office:value="3935921" calcext:value-type="float">
            <text:p>3935921</text:p>
          </table:table-cell>
          <table:table-cell/>
          <table:table-cell office:value-type="float" office:value="3823789" calcext:value-type="float">
            <text:p>3823789</text:p>
          </table:table-cell>
          <table:table-cell/>
          <table:table-cell office:value-type="float" office:value="3465855" calcext:value-type="float">
            <text:p>3465855</text:p>
          </table:table-cell>
          <table:table-cell table:number-columns-repeated="64"/>
        </table:table-row>
        <table:table-row table:style-name="ro1">
          <table:table-cell table:style-name="ce1" office:value-type="string" calcext:value-type="string">
            <text:p>512</text:p>
          </table:table-cell>
          <table:table-cell table:number-columns-repeated="2"/>
          <table:table-cell office:value-type="float" office:value="2237414" calcext:value-type="float">
            <text:p>2237414</text:p>
          </table:table-cell>
          <table:table-cell/>
          <table:table-cell office:value-type="float" office:value="3104171" calcext:value-type="float">
            <text:p>3104171</text:p>
          </table:table-cell>
          <table:table-cell/>
          <table:table-cell office:value-type="float" office:value="3086326" calcext:value-type="float">
            <text:p>3086326</text:p>
          </table:table-cell>
          <table:table-cell/>
          <table:table-cell office:value-type="float" office:value="4000485" calcext:value-type="float">
            <text:p>4000485</text:p>
          </table:table-cell>
          <table:table-cell/>
          <table:table-cell office:value-type="float" office:value="4457157" calcext:value-type="float">
            <text:p>4457157</text:p>
          </table:table-cell>
          <table:table-cell/>
          <table:table-cell office:value-type="float" office:value="4195896" calcext:value-type="float">
            <text:p>4195896</text:p>
          </table:table-cell>
          <table:table-cell/>
          <table:table-cell office:value-type="float" office:value="3795443" calcext:value-type="float">
            <text:p>3795443</text:p>
          </table:table-cell>
          <table:table-cell/>
          <table:table-cell office:value-type="float" office:value="3325278" calcext:value-type="float">
            <text:p>3325278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024</text:p>
          </table:table-cell>
          <table:table-cell table:number-columns-repeated="2"/>
          <table:table-cell office:value-type="float" office:value="2246550" calcext:value-type="float">
            <text:p>2246550</text:p>
          </table:table-cell>
          <table:table-cell/>
          <table:table-cell office:value-type="float" office:value="3160839" calcext:value-type="float">
            <text:p>3160839</text:p>
          </table:table-cell>
          <table:table-cell/>
          <table:table-cell office:value-type="float" office:value="3804877" calcext:value-type="float">
            <text:p>3804877</text:p>
          </table:table-cell>
          <table:table-cell/>
          <table:table-cell office:value-type="float" office:value="4126579" calcext:value-type="float">
            <text:p>4126579</text:p>
          </table:table-cell>
          <table:table-cell/>
          <table:table-cell office:value-type="float" office:value="4531485" calcext:value-type="float">
            <text:p>4531485</text:p>
          </table:table-cell>
          <table:table-cell/>
          <table:table-cell office:value-type="float" office:value="4493556" calcext:value-type="float">
            <text:p>4493556</text:p>
          </table:table-cell>
          <table:table-cell/>
          <table:table-cell office:value-type="float" office:value="4195100" calcext:value-type="float">
            <text:p>4195100</text:p>
          </table:table-cell>
          <table:table-cell/>
          <table:table-cell office:value-type="float" office:value="3791442" calcext:value-type="float">
            <text:p>3791442</text:p>
          </table:table-cell>
          <table:table-cell/>
          <table:table-cell office:value-type="float" office:value="3369115" calcext:value-type="float">
            <text:p>3369115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2048</text:p>
          </table:table-cell>
          <table:table-cell table:number-columns-repeated="2"/>
          <table:table-cell office:value-type="float" office:value="1245675" calcext:value-type="float">
            <text:p>1245675</text:p>
          </table:table-cell>
          <table:table-cell/>
          <table:table-cell office:value-type="float" office:value="3185225" calcext:value-type="float">
            <text:p>3185225</text:p>
          </table:table-cell>
          <table:table-cell/>
          <table:table-cell office:value-type="float" office:value="3650932" calcext:value-type="float">
            <text:p>3650932</text:p>
          </table:table-cell>
          <table:table-cell/>
          <table:table-cell office:value-type="float" office:value="4349761" calcext:value-type="float">
            <text:p>4349761</text:p>
          </table:table-cell>
          <table:table-cell/>
          <table:table-cell office:value-type="float" office:value="4611288" calcext:value-type="float">
            <text:p>4611288</text:p>
          </table:table-cell>
          <table:table-cell/>
          <table:table-cell office:value-type="float" office:value="4601407" calcext:value-type="float">
            <text:p>4601407</text:p>
          </table:table-cell>
          <table:table-cell/>
          <table:table-cell office:value-type="float" office:value="4403275" calcext:value-type="float">
            <text:p>4403275</text:p>
          </table:table-cell>
          <table:table-cell/>
          <table:table-cell office:value-type="float" office:value="4120256" calcext:value-type="float">
            <text:p>4120256</text:p>
          </table:table-cell>
          <table:table-cell/>
          <table:table-cell office:value-type="float" office:value="3908414" calcext:value-type="float">
            <text:p>3908414</text:p>
          </table:table-cell>
          <table:table-cell/>
          <table:table-cell office:value-type="float" office:value="3287628" calcext:value-type="float">
            <text:p>3287628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4096</text:p>
          </table:table-cell>
          <table:table-cell table:number-columns-repeated="2"/>
          <table:table-cell office:value-type="float" office:value="2257003" calcext:value-type="float">
            <text:p>2257003</text:p>
          </table:table-cell>
          <table:table-cell/>
          <table:table-cell office:value-type="float" office:value="1991221" calcext:value-type="float">
            <text:p>1991221</text:p>
          </table:table-cell>
          <table:table-cell/>
          <table:table-cell office:value-type="float" office:value="3864287" calcext:value-type="float">
            <text:p>3864287</text:p>
          </table:table-cell>
          <table:table-cell/>
          <table:table-cell office:value-type="float" office:value="4414369" calcext:value-type="float">
            <text:p>4414369</text:p>
          </table:table-cell>
          <table:table-cell/>
          <table:table-cell office:value-type="float" office:value="4708354" calcext:value-type="float">
            <text:p>4708354</text:p>
          </table:table-cell>
          <table:table-cell/>
          <table:table-cell office:value-type="float" office:value="4659824" calcext:value-type="float">
            <text:p>4659824</text:p>
          </table:table-cell>
          <table:table-cell/>
          <table:table-cell office:value-type="float" office:value="4380601" calcext:value-type="float">
            <text:p>4380601</text:p>
          </table:table-cell>
          <table:table-cell/>
          <table:table-cell office:value-type="float" office:value="4288742" calcext:value-type="float">
            <text:p>4288742</text:p>
          </table:table-cell>
          <table:table-cell/>
          <table:table-cell office:value-type="float" office:value="4253700" calcext:value-type="float">
            <text:p>4253700</text:p>
          </table:table-cell>
          <table:table-cell/>
          <table:table-cell office:value-type="float" office:value="4043458" calcext:value-type="float">
            <text:p>4043458</text:p>
          </table:table-cell>
          <table:table-cell/>
          <table:table-cell office:value-type="float" office:value="3081698" calcext:value-type="float">
            <text:p>3081698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8192</text:p>
          </table:table-cell>
          <table:table-cell table:number-columns-repeated="2"/>
          <table:table-cell office:value-type="float" office:value="2261728" calcext:value-type="float">
            <text:p>2261728</text:p>
          </table:table-cell>
          <table:table-cell/>
          <table:table-cell office:value-type="float" office:value="3186530" calcext:value-type="float">
            <text:p>3186530</text:p>
          </table:table-cell>
          <table:table-cell/>
          <table:table-cell office:value-type="float" office:value="3855097" calcext:value-type="float">
            <text:p>3855097</text:p>
          </table:table-cell>
          <table:table-cell/>
          <table:table-cell office:value-type="float" office:value="4309076" calcext:value-type="float">
            <text:p>4309076</text:p>
          </table:table-cell>
          <table:table-cell/>
          <table:table-cell office:value-type="float" office:value="4751854" calcext:value-type="float">
            <text:p>4751854</text:p>
          </table:table-cell>
          <table:table-cell/>
          <table:table-cell office:value-type="float" office:value="4793620" calcext:value-type="float">
            <text:p>4793620</text:p>
          </table:table-cell>
          <table:table-cell/>
          <table:table-cell office:value-type="float" office:value="3875097" calcext:value-type="float">
            <text:p>3875097</text:p>
          </table:table-cell>
          <table:table-cell/>
          <table:table-cell office:value-type="float" office:value="4501586" calcext:value-type="float">
            <text:p>4501586</text:p>
          </table:table-cell>
          <table:table-cell/>
          <table:table-cell office:value-type="float" office:value="4339005" calcext:value-type="float">
            <text:p>4339005</text:p>
          </table:table-cell>
          <table:table-cell/>
          <table:table-cell office:value-type="float" office:value="3972772" calcext:value-type="float">
            <text:p>3972772</text:p>
          </table:table-cell>
          <table:table-cell/>
          <table:table-cell office:value-type="float" office:value="3394960" calcext:value-type="float">
            <text:p>3394960</text:p>
          </table:table-cell>
          <table:table-cell/>
          <table:table-cell office:value-type="float" office:value="2916338" calcext:value-type="float">
            <text:p>2916338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16384</text:p>
          </table:table-cell>
          <table:table-cell table:number-columns-repeated="2"/>
          <table:table-cell office:value-type="float" office:value="2271132" calcext:value-type="float">
            <text:p>2271132</text:p>
          </table:table-cell>
          <table:table-cell/>
          <table:table-cell office:value-type="float" office:value="3205079" calcext:value-type="float">
            <text:p>3205079</text:p>
          </table:table-cell>
          <table:table-cell/>
          <table:table-cell office:value-type="float" office:value="3899020" calcext:value-type="float">
            <text:p>3899020</text:p>
          </table:table-cell>
          <table:table-cell/>
          <table:table-cell office:value-type="float" office:value="4427001" calcext:value-type="float">
            <text:p>4427001</text:p>
          </table:table-cell>
          <table:table-cell/>
          <table:table-cell office:value-type="float" office:value="4680906" calcext:value-type="float">
            <text:p>4680906</text:p>
          </table:table-cell>
          <table:table-cell/>
          <table:table-cell office:value-type="float" office:value="3410598" calcext:value-type="float">
            <text:p>3410598</text:p>
          </table:table-cell>
          <table:table-cell/>
          <table:table-cell office:value-type="float" office:value="4586862" calcext:value-type="float">
            <text:p>4586862</text:p>
          </table:table-cell>
          <table:table-cell/>
          <table:table-cell office:value-type="float" office:value="4503594" calcext:value-type="float">
            <text:p>4503594</text:p>
          </table:table-cell>
          <table:table-cell/>
          <table:table-cell office:value-type="float" office:value="4423296" calcext:value-type="float">
            <text:p>4423296</text:p>
          </table:table-cell>
          <table:table-cell/>
          <table:table-cell office:value-type="float" office:value="3559523" calcext:value-type="float">
            <text:p>3559523</text:p>
          </table:table-cell>
          <table:table-cell/>
          <table:table-cell office:value-type="float" office:value="3646600" calcext:value-type="float">
            <text:p>3646600</text:p>
          </table:table-cell>
          <table:table-cell/>
          <table:table-cell office:value-type="float" office:value="2908169" calcext:value-type="float">
            <text:p>2908169</text:p>
          </table:table-cell>
          <table:table-cell/>
          <table:table-cell office:value-type="float" office:value="2785909" calcext:value-type="float">
            <text:p>2785909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3276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667839" calcext:value-type="float">
            <text:p>4667839</text:p>
          </table:table-cell>
          <table:table-cell/>
          <table:table-cell office:value-type="float" office:value="4776032" calcext:value-type="float">
            <text:p>4776032</text:p>
          </table:table-cell>
          <table:table-cell/>
          <table:table-cell office:value-type="float" office:value="4144120" calcext:value-type="float">
            <text:p>4144120</text:p>
          </table:table-cell>
          <table:table-cell/>
          <table:table-cell office:value-type="float" office:value="4471041" calcext:value-type="float">
            <text:p>4471041</text:p>
          </table:table-cell>
          <table:table-cell/>
          <table:table-cell office:value-type="float" office:value="4375530" calcext:value-type="float">
            <text:p>4375530</text:p>
          </table:table-cell>
          <table:table-cell/>
          <table:table-cell office:value-type="float" office:value="4321190" calcext:value-type="float">
            <text:p>4321190</text:p>
          </table:table-cell>
          <table:table-cell/>
          <table:table-cell office:value-type="float" office:value="3812474" calcext:value-type="float">
            <text:p>3812474</text:p>
          </table:table-cell>
          <table:table-cell/>
          <table:table-cell office:value-type="float" office:value="2902629" calcext:value-type="float">
            <text:p>2902629</text:p>
          </table:table-cell>
          <table:table-cell/>
          <table:table-cell office:value-type="float" office:value="2756176" calcext:value-type="float">
            <text:p>2756176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6553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495891" calcext:value-type="float">
            <text:p>4495891</text:p>
          </table:table-cell>
          <table:table-cell/>
          <table:table-cell office:value-type="float" office:value="4501707" calcext:value-type="float">
            <text:p>4501707</text:p>
          </table:table-cell>
          <table:table-cell/>
          <table:table-cell office:value-type="float" office:value="4352239" calcext:value-type="float">
            <text:p>4352239</text:p>
          </table:table-cell>
          <table:table-cell/>
          <table:table-cell office:value-type="float" office:value="4241562" calcext:value-type="float">
            <text:p>4241562</text:p>
          </table:table-cell>
          <table:table-cell/>
          <table:table-cell office:value-type="float" office:value="4205868" calcext:value-type="float">
            <text:p>4205868</text:p>
          </table:table-cell>
          <table:table-cell/>
          <table:table-cell office:value-type="float" office:value="4197775" calcext:value-type="float">
            <text:p>4197775</text:p>
          </table:table-cell>
          <table:table-cell/>
          <table:table-cell office:value-type="float" office:value="3619347" calcext:value-type="float">
            <text:p>3619347</text:p>
          </table:table-cell>
          <table:table-cell/>
          <table:table-cell office:value-type="float" office:value="3120463" calcext:value-type="float">
            <text:p>3120463</text:p>
          </table:table-cell>
          <table:table-cell/>
          <table:table-cell office:value-type="float" office:value="2912712" calcext:value-type="float">
            <text:p>2912712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310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597742" calcext:value-type="float">
            <text:p>4597742</text:p>
          </table:table-cell>
          <table:table-cell/>
          <table:table-cell office:value-type="float" office:value="4639571" calcext:value-type="float">
            <text:p>4639571</text:p>
          </table:table-cell>
          <table:table-cell/>
          <table:table-cell office:value-type="float" office:value="4462636" calcext:value-type="float">
            <text:p>4462636</text:p>
          </table:table-cell>
          <table:table-cell/>
          <table:table-cell office:value-type="float" office:value="4395872" calcext:value-type="float">
            <text:p>4395872</text:p>
          </table:table-cell>
          <table:table-cell/>
          <table:table-cell office:value-type="float" office:value="4408174" calcext:value-type="float">
            <text:p>4408174</text:p>
          </table:table-cell>
          <table:table-cell/>
          <table:table-cell office:value-type="float" office:value="4192838" calcext:value-type="float">
            <text:p>4192838</text:p>
          </table:table-cell>
          <table:table-cell/>
          <table:table-cell office:value-type="float" office:value="3803148" calcext:value-type="float">
            <text:p>3803148</text:p>
          </table:table-cell>
          <table:table-cell/>
          <table:table-cell office:value-type="float" office:value="3080074" calcext:value-type="float">
            <text:p>3080074</text:p>
          </table:table-cell>
          <table:table-cell/>
          <table:table-cell office:value-type="float" office:value="2999429" calcext:value-type="float">
            <text:p>2999429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621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598296" calcext:value-type="float">
            <text:p>4598296</text:p>
          </table:table-cell>
          <table:table-cell/>
          <table:table-cell office:value-type="float" office:value="4663239" calcext:value-type="float">
            <text:p>4663239</text:p>
          </table:table-cell>
          <table:table-cell/>
          <table:table-cell office:value-type="float" office:value="4475821" calcext:value-type="float">
            <text:p>4475821</text:p>
          </table:table-cell>
          <table:table-cell/>
          <table:table-cell office:value-type="float" office:value="4348064" calcext:value-type="float">
            <text:p>4348064</text:p>
          </table:table-cell>
          <table:table-cell/>
          <table:table-cell office:value-type="float" office:value="4365223" calcext:value-type="float">
            <text:p>4365223</text:p>
          </table:table-cell>
          <table:table-cell/>
          <table:table-cell office:value-type="float" office:value="4314910" calcext:value-type="float">
            <text:p>4314910</text:p>
          </table:table-cell>
          <table:table-cell/>
          <table:table-cell office:value-type="float" office:value="3743632" calcext:value-type="float">
            <text:p>3743632</text:p>
          </table:table-cell>
          <table:table-cell/>
          <table:table-cell office:value-type="float" office:value="3121317" calcext:value-type="float">
            <text:p>3121317</text:p>
          </table:table-cell>
          <table:table-cell/>
          <table:table-cell office:value-type="float" office:value="3013914" calcext:value-type="float">
            <text:p>3013914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52428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621721" calcext:value-type="float">
            <text:p>4621721</text:p>
          </table:table-cell>
          <table:table-cell/>
          <table:table-cell office:value-type="float" office:value="4708216" calcext:value-type="float">
            <text:p>4708216</text:p>
          </table:table-cell>
          <table:table-cell/>
          <table:table-cell office:value-type="float" office:value="4467082" calcext:value-type="float">
            <text:p>4467082</text:p>
          </table:table-cell>
          <table:table-cell/>
          <table:table-cell office:value-type="float" office:value="4390286" calcext:value-type="float">
            <text:p>4390286</text:p>
          </table:table-cell>
          <table:table-cell/>
          <table:table-cell office:value-type="float" office:value="4442930" calcext:value-type="float">
            <text:p>4442930</text:p>
          </table:table-cell>
          <table:table-cell/>
          <table:table-cell office:value-type="float" office:value="4402565" calcext:value-type="float">
            <text:p>4402565</text:p>
          </table:table-cell>
          <table:table-cell/>
          <table:table-cell office:value-type="float" office:value="3712723" calcext:value-type="float">
            <text:p>3712723</text:p>
          </table:table-cell>
          <table:table-cell/>
          <table:table-cell office:value-type="float" office:value="2912907" calcext:value-type="float">
            <text:p>2912907</text:p>
          </table:table-cell>
          <table:table-cell/>
          <table:table-cell office:value-type="float" office:value="2883553" calcext:value-type="float">
            <text:p>2883553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04857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618895" calcext:value-type="float">
            <text:p>4618895</text:p>
          </table:table-cell>
          <table:table-cell/>
          <table:table-cell office:value-type="float" office:value="4544089" calcext:value-type="float">
            <text:p>4544089</text:p>
          </table:table-cell>
          <table:table-cell/>
          <table:table-cell office:value-type="float" office:value="4421534" calcext:value-type="float">
            <text:p>4421534</text:p>
          </table:table-cell>
          <table:table-cell/>
          <table:table-cell office:value-type="float" office:value="4421312" calcext:value-type="float">
            <text:p>4421312</text:p>
          </table:table-cell>
          <table:table-cell/>
          <table:table-cell office:value-type="float" office:value="4434458" calcext:value-type="float">
            <text:p>4434458</text:p>
          </table:table-cell>
          <table:table-cell/>
          <table:table-cell office:value-type="float" office:value="4327057" calcext:value-type="float">
            <text:p>4327057</text:p>
          </table:table-cell>
          <table:table-cell/>
          <table:table-cell office:value-type="float" office:value="3741439" calcext:value-type="float">
            <text:p>3741439</text:p>
          </table:table-cell>
          <table:table-cell/>
          <table:table-cell office:value-type="float" office:value="3041492" calcext:value-type="float">
            <text:p>3041492</text:p>
          </table:table-cell>
          <table:table-cell/>
          <table:table-cell office:value-type="float" office:value="2899021" calcext:value-type="float">
            <text:p>2899021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09715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532167" calcext:value-type="float">
            <text:p>4532167</text:p>
          </table:table-cell>
          <table:table-cell/>
          <table:table-cell office:value-type="float" office:value="4592903" calcext:value-type="float">
            <text:p>4592903</text:p>
          </table:table-cell>
          <table:table-cell/>
          <table:table-cell office:value-type="float" office:value="4433856" calcext:value-type="float">
            <text:p>4433856</text:p>
          </table:table-cell>
          <table:table-cell/>
          <table:table-cell office:value-type="float" office:value="4332278" calcext:value-type="float">
            <text:p>4332278</text:p>
          </table:table-cell>
          <table:table-cell/>
          <table:table-cell office:value-type="float" office:value="4352689" calcext:value-type="float">
            <text:p>4352689</text:p>
          </table:table-cell>
          <table:table-cell/>
          <table:table-cell office:value-type="float" office:value="4381919" calcext:value-type="float">
            <text:p>4381919</text:p>
          </table:table-cell>
          <table:table-cell/>
          <table:table-cell office:value-type="float" office:value="3792209" calcext:value-type="float">
            <text:p>3792209</text:p>
          </table:table-cell>
          <table:table-cell/>
          <table:table-cell office:value-type="float" office:value="3194900" calcext:value-type="float">
            <text:p>3194900</text:p>
          </table:table-cell>
          <table:table-cell/>
          <table:table-cell office:value-type="float" office:value="3136355" calcext:value-type="float">
            <text:p>3136355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41943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559795" calcext:value-type="float">
            <text:p>4559795</text:p>
          </table:table-cell>
          <table:table-cell/>
          <table:table-cell office:value-type="float" office:value="4654199" calcext:value-type="float">
            <text:p>4654199</text:p>
          </table:table-cell>
          <table:table-cell/>
          <table:table-cell office:value-type="float" office:value="4350184" calcext:value-type="float">
            <text:p>4350184</text:p>
          </table:table-cell>
          <table:table-cell/>
          <table:table-cell office:value-type="float" office:value="4262188" calcext:value-type="float">
            <text:p>4262188</text:p>
          </table:table-cell>
          <table:table-cell/>
          <table:table-cell office:value-type="float" office:value="4311526" calcext:value-type="float">
            <text:p>4311526</text:p>
          </table:table-cell>
          <table:table-cell/>
          <table:table-cell office:value-type="float" office:value="4438651" calcext:value-type="float">
            <text:p>4438651</text:p>
          </table:table-cell>
          <table:table-cell/>
          <table:table-cell office:value-type="float" office:value="3829211" calcext:value-type="float">
            <text:p>3829211</text:p>
          </table:table-cell>
          <table:table-cell/>
          <table:table-cell office:value-type="float" office:value="3191849" calcext:value-type="float">
            <text:p>3191849</text:p>
          </table:table-cell>
          <table:table-cell/>
          <table:table-cell office:value-type="float" office:value="3079927" calcext:value-type="float">
            <text:p>3079927</text:p>
          </table:table-cell>
          <table:table-cell table:number-columns-repeated="52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Stride read report</text:p>
          </table:table-cell>
          <table:table-cell table:number-columns-repeated="79"/>
        </table:table-row>
        <table:table-row table:style-name="ro1">
          <table:table-cell table:number-columns-repeated="8"/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16</text:p>
          </table:table-cell>
          <table:table-cell/>
          <table:table-cell table:style-name="ce1" office:value-type="string" calcext:value-type="string">
            <text:p>32</text:p>
          </table:table-cell>
          <table:table-cell/>
          <table:table-cell table:style-name="ce1" office:value-type="string" calcext:value-type="string">
            <text:p>64</text:p>
          </table:table-cell>
          <table:table-cell/>
          <table:table-cell table:style-name="ce1" office:value-type="string" calcext:value-type="string">
            <text:p>128</text:p>
          </table:table-cell>
          <table:table-cell/>
          <table:table-cell table:style-name="ce1" office:value-type="string" calcext:value-type="string">
            <text:p>256</text:p>
          </table:table-cell>
          <table:table-cell/>
          <table:table-cell table:style-name="ce1" office:value-type="string" calcext:value-type="string">
            <text:p>512</text:p>
          </table:table-cell>
          <table:table-cell/>
          <table:table-cell table:style-name="ce1" office:value-type="string" calcext:value-type="string">
            <text:p>1024</text:p>
          </table:table-cell>
          <table:table-cell/>
          <table:table-cell table:style-name="ce1" office:value-type="string" calcext:value-type="string">
            <text:p>2048</text:p>
          </table:table-cell>
          <table:table-cell/>
          <table:table-cell table:style-name="ce1" office:value-type="string" calcext:value-type="string">
            <text:p>4096</text:p>
          </table:table-cell>
          <table:table-cell/>
          <table:table-cell table:style-name="ce1" office:value-type="string" calcext:value-type="string">
            <text:p>8192</text:p>
          </table:table-cell>
          <table:table-cell/>
          <table:table-cell table:style-name="ce1" office:value-type="string" calcext:value-type="string">
            <text:p>16384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64</text:p>
          </table:table-cell>
          <table:table-cell table:number-columns-repeated="2"/>
          <table:table-cell office:value-type="float" office:value="3203069" calcext:value-type="float">
            <text:p>3203069</text:p>
          </table:table-cell>
          <table:table-cell/>
          <table:table-cell office:value-type="float" office:value="4897948" calcext:value-type="float">
            <text:p>4897948</text:p>
          </table:table-cell>
          <table:table-cell/>
          <table:table-cell office:value-type="float" office:value="7100397" calcext:value-type="float">
            <text:p>7100397</text:p>
          </table:table-cell>
          <table:table-cell/>
          <table:table-cell office:value-type="float" office:value="7940539" calcext:value-type="float">
            <text:p>7940539</text:p>
          </table:table-cell>
          <table:table-cell/>
          <table:table-cell office:value-type="float" office:value="6421025" calcext:value-type="float">
            <text:p>6421025</text:p>
          </table:table-cell>
          <table:table-cell table:number-columns-repeated="68"/>
        </table:table-row>
        <table:table-row table:style-name="ro1">
          <table:table-cell table:style-name="ce1" office:value-type="string" calcext:value-type="string">
            <text:p>128</text:p>
          </table:table-cell>
          <table:table-cell table:number-columns-repeated="2"/>
          <table:table-cell office:value-type="float" office:value="2905056" calcext:value-type="float">
            <text:p>2905056</text:p>
          </table:table-cell>
          <table:table-cell/>
          <table:table-cell office:value-type="float" office:value="5545860" calcext:value-type="float">
            <text:p>5545860</text:p>
          </table:table-cell>
          <table:table-cell/>
          <table:table-cell office:value-type="float" office:value="7582312" calcext:value-type="float">
            <text:p>7582312</text:p>
          </table:table-cell>
          <table:table-cell/>
          <table:table-cell office:value-type="float" office:value="7176872" calcext:value-type="float">
            <text:p>7176872</text:p>
          </table:table-cell>
          <table:table-cell/>
          <table:table-cell office:value-type="float" office:value="7476717" calcext:value-type="float">
            <text:p>7476717</text:p>
          </table:table-cell>
          <table:table-cell/>
          <table:table-cell office:value-type="float" office:value="9795896" calcext:value-type="float">
            <text:p>9795896</text:p>
          </table:table-cell>
          <table:table-cell table:number-columns-repeated="66"/>
        </table:table-row>
        <table:table-row table:style-name="ro1">
          <table:table-cell table:style-name="ce1" office:value-type="string" calcext:value-type="string">
            <text:p>256</text:p>
          </table:table-cell>
          <table:table-cell table:number-columns-repeated="2"/>
          <table:table-cell office:value-type="float" office:value="3017775" calcext:value-type="float">
            <text:p>3017775</text:p>
          </table:table-cell>
          <table:table-cell/>
          <table:table-cell office:value-type="float" office:value="4819184" calcext:value-type="float">
            <text:p>4819184</text:p>
          </table:table-cell>
          <table:table-cell/>
          <table:table-cell office:value-type="float" office:value="7791708" calcext:value-type="float">
            <text:p>7791708</text:p>
          </table:table-cell>
          <table:table-cell/>
          <table:table-cell office:value-type="float" office:value="9434868" calcext:value-type="float">
            <text:p>9434868</text:p>
          </table:table-cell>
          <table:table-cell/>
          <table:table-cell office:value-type="float" office:value="11091721" calcext:value-type="float">
            <text:p>11091721</text:p>
          </table:table-cell>
          <table:table-cell/>
          <table:table-cell office:value-type="float" office:value="11207494" calcext:value-type="float">
            <text:p>11207494</text:p>
          </table:table-cell>
          <table:table-cell/>
          <table:table-cell office:value-type="float" office:value="8208677" calcext:value-type="float">
            <text:p>8208677</text:p>
          </table:table-cell>
          <table:table-cell table:number-columns-repeated="64"/>
        </table:table-row>
        <table:table-row table:style-name="ro1">
          <table:table-cell table:style-name="ce1" office:value-type="string" calcext:value-type="string">
            <text:p>512</text:p>
          </table:table-cell>
          <table:table-cell table:number-columns-repeated="2"/>
          <table:table-cell office:value-type="float" office:value="3068685" calcext:value-type="float">
            <text:p>3068685</text:p>
          </table:table-cell>
          <table:table-cell/>
          <table:table-cell office:value-type="float" office:value="4610256" calcext:value-type="float">
            <text:p>4610256</text:p>
          </table:table-cell>
          <table:table-cell/>
          <table:table-cell office:value-type="float" office:value="6395018" calcext:value-type="float">
            <text:p>6395018</text:p>
          </table:table-cell>
          <table:table-cell/>
          <table:table-cell office:value-type="float" office:value="9344779" calcext:value-type="float">
            <text:p>9344779</text:p>
          </table:table-cell>
          <table:table-cell/>
          <table:table-cell office:value-type="float" office:value="10434519" calcext:value-type="float">
            <text:p>10434519</text:p>
          </table:table-cell>
          <table:table-cell/>
          <table:table-cell office:value-type="float" office:value="11374040" calcext:value-type="float">
            <text:p>11374040</text:p>
          </table:table-cell>
          <table:table-cell/>
          <table:table-cell office:value-type="float" office:value="9859630" calcext:value-type="float">
            <text:p>9859630</text:p>
          </table:table-cell>
          <table:table-cell/>
          <table:table-cell office:value-type="float" office:value="8265729" calcext:value-type="float">
            <text:p>8265729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024</text:p>
          </table:table-cell>
          <table:table-cell table:number-columns-repeated="2"/>
          <table:table-cell office:value-type="float" office:value="2902385" calcext:value-type="float">
            <text:p>2902385</text:p>
          </table:table-cell>
          <table:table-cell/>
          <table:table-cell office:value-type="float" office:value="4614246" calcext:value-type="float">
            <text:p>4614246</text:p>
          </table:table-cell>
          <table:table-cell/>
          <table:table-cell office:value-type="float" office:value="6479979" calcext:value-type="float">
            <text:p>6479979</text:p>
          </table:table-cell>
          <table:table-cell/>
          <table:table-cell office:value-type="float" office:value="7699755" calcext:value-type="float">
            <text:p>7699755</text:p>
          </table:table-cell>
          <table:table-cell/>
          <table:table-cell office:value-type="float" office:value="11520658" calcext:value-type="float">
            <text:p>11520658</text:p>
          </table:table-cell>
          <table:table-cell/>
          <table:table-cell office:value-type="float" office:value="11520658" calcext:value-type="float">
            <text:p>11520658</text:p>
          </table:table-cell>
          <table:table-cell/>
          <table:table-cell office:value-type="float" office:value="10039528" calcext:value-type="float">
            <text:p>10039528</text:p>
          </table:table-cell>
          <table:table-cell/>
          <table:table-cell office:value-type="float" office:value="9142007" calcext:value-type="float">
            <text:p>9142007</text:p>
          </table:table-cell>
          <table:table-cell/>
          <table:table-cell office:value-type="float" office:value="6787181" calcext:value-type="float">
            <text:p>6787181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2048</text:p>
          </table:table-cell>
          <table:table-cell table:number-columns-repeated="2"/>
          <table:table-cell office:value-type="float" office:value="2921939" calcext:value-type="float">
            <text:p>2921939</text:p>
          </table:table-cell>
          <table:table-cell/>
          <table:table-cell office:value-type="float" office:value="4889518" calcext:value-type="float">
            <text:p>4889518</text:p>
          </table:table-cell>
          <table:table-cell/>
          <table:table-cell office:value-type="float" office:value="6149699" calcext:value-type="float">
            <text:p>6149699</text:p>
          </table:table-cell>
          <table:table-cell/>
          <table:table-cell office:value-type="float" office:value="7556202" calcext:value-type="float">
            <text:p>7556202</text:p>
          </table:table-cell>
          <table:table-cell/>
          <table:table-cell office:value-type="float" office:value="8749118" calcext:value-type="float">
            <text:p>8749118</text:p>
          </table:table-cell>
          <table:table-cell/>
          <table:table-cell office:value-type="float" office:value="11642543" calcext:value-type="float">
            <text:p>11642543</text:p>
          </table:table-cell>
          <table:table-cell/>
          <table:table-cell office:value-type="float" office:value="9308497" calcext:value-type="float">
            <text:p>9308497</text:p>
          </table:table-cell>
          <table:table-cell/>
          <table:table-cell office:value-type="float" office:value="9944290" calcext:value-type="float">
            <text:p>9944290</text:p>
          </table:table-cell>
          <table:table-cell/>
          <table:table-cell office:value-type="float" office:value="9708272" calcext:value-type="float">
            <text:p>9708272</text:p>
          </table:table-cell>
          <table:table-cell/>
          <table:table-cell office:value-type="float" office:value="7556202" calcext:value-type="float">
            <text:p>7556202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4096</text:p>
          </table:table-cell>
          <table:table-cell table:number-columns-repeated="2"/>
          <table:table-cell office:value-type="float" office:value="2748864" calcext:value-type="float">
            <text:p>2748864</text:p>
          </table:table-cell>
          <table:table-cell/>
          <table:table-cell office:value-type="float" office:value="3992713" calcext:value-type="float">
            <text:p>3992713</text:p>
          </table:table-cell>
          <table:table-cell/>
          <table:table-cell office:value-type="float" office:value="5751920" calcext:value-type="float">
            <text:p>5751920</text:p>
          </table:table-cell>
          <table:table-cell/>
          <table:table-cell office:value-type="float" office:value="7301864" calcext:value-type="float">
            <text:p>7301864</text:p>
          </table:table-cell>
          <table:table-cell/>
          <table:table-cell office:value-type="float" office:value="8093001" calcext:value-type="float">
            <text:p>8093001</text:p>
          </table:table-cell>
          <table:table-cell/>
          <table:table-cell office:value-type="float" office:value="8443002" calcext:value-type="float">
            <text:p>8443002</text:p>
          </table:table-cell>
          <table:table-cell/>
          <table:table-cell office:value-type="float" office:value="10476771" calcext:value-type="float">
            <text:p>10476771</text:p>
          </table:table-cell>
          <table:table-cell/>
          <table:table-cell office:value-type="float" office:value="10112910" calcext:value-type="float">
            <text:p>10112910</text:p>
          </table:table-cell>
          <table:table-cell/>
          <table:table-cell office:value-type="float" office:value="10089154" calcext:value-type="float">
            <text:p>10089154</text:p>
          </table:table-cell>
          <table:table-cell/>
          <table:table-cell office:value-type="float" office:value="8430572" calcext:value-type="float">
            <text:p>8430572</text:p>
          </table:table-cell>
          <table:table-cell/>
          <table:table-cell office:value-type="float" office:value="5980170" calcext:value-type="float">
            <text:p>5980170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8192</text:p>
          </table:table-cell>
          <table:table-cell table:number-columns-repeated="2"/>
          <table:table-cell office:value-type="float" office:value="2604035" calcext:value-type="float">
            <text:p>2604035</text:p>
          </table:table-cell>
          <table:table-cell/>
          <table:table-cell office:value-type="float" office:value="3936361" calcext:value-type="float">
            <text:p>3936361</text:p>
          </table:table-cell>
          <table:table-cell/>
          <table:table-cell office:value-type="float" office:value="5217241" calcext:value-type="float">
            <text:p>5217241</text:p>
          </table:table-cell>
          <table:table-cell/>
          <table:table-cell office:value-type="float" office:value="5538493" calcext:value-type="float">
            <text:p>5538493</text:p>
          </table:table-cell>
          <table:table-cell/>
          <table:table-cell office:value-type="float" office:value="6759994" calcext:value-type="float">
            <text:p>6759994</text:p>
          </table:table-cell>
          <table:table-cell/>
          <table:table-cell office:value-type="float" office:value="7160060" calcext:value-type="float">
            <text:p>7160060</text:p>
          </table:table-cell>
          <table:table-cell/>
          <table:table-cell office:value-type="float" office:value="6854392" calcext:value-type="float">
            <text:p>6854392</text:p>
          </table:table-cell>
          <table:table-cell/>
          <table:table-cell office:value-type="float" office:value="10514620" calcext:value-type="float">
            <text:p>10514620</text:p>
          </table:table-cell>
          <table:table-cell/>
          <table:table-cell office:value-type="float" office:value="9492149" calcext:value-type="float">
            <text:p>9492149</text:p>
          </table:table-cell>
          <table:table-cell/>
          <table:table-cell office:value-type="float" office:value="8932018" calcext:value-type="float">
            <text:p>8932018</text:p>
          </table:table-cell>
          <table:table-cell/>
          <table:table-cell office:value-type="float" office:value="5988306" calcext:value-type="float">
            <text:p>5988306</text:p>
          </table:table-cell>
          <table:table-cell/>
          <table:table-cell office:value-type="float" office:value="5081444" calcext:value-type="float">
            <text:p>5081444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16384</text:p>
          </table:table-cell>
          <table:table-cell table:number-columns-repeated="2"/>
          <table:table-cell office:value-type="float" office:value="2464140" calcext:value-type="float">
            <text:p>2464140</text:p>
          </table:table-cell>
          <table:table-cell/>
          <table:table-cell office:value-type="float" office:value="3680978" calcext:value-type="float">
            <text:p>3680978</text:p>
          </table:table-cell>
          <table:table-cell/>
          <table:table-cell office:value-type="float" office:value="4810332" calcext:value-type="float">
            <text:p>4810332</text:p>
          </table:table-cell>
          <table:table-cell/>
          <table:table-cell office:value-type="float" office:value="6063765" calcext:value-type="float">
            <text:p>6063765</text:p>
          </table:table-cell>
          <table:table-cell/>
          <table:table-cell office:value-type="float" office:value="6141257" calcext:value-type="float">
            <text:p>6141257</text:p>
          </table:table-cell>
          <table:table-cell/>
          <table:table-cell office:value-type="float" office:value="5535284" calcext:value-type="float">
            <text:p>5535284</text:p>
          </table:table-cell>
          <table:table-cell/>
          <table:table-cell office:value-type="float" office:value="6692713" calcext:value-type="float">
            <text:p>6692713</text:p>
          </table:table-cell>
          <table:table-cell/>
          <table:table-cell office:value-type="float" office:value="7046846" calcext:value-type="float">
            <text:p>7046846</text:p>
          </table:table-cell>
          <table:table-cell/>
          <table:table-cell office:value-type="float" office:value="10088290" calcext:value-type="float">
            <text:p>10088290</text:p>
          </table:table-cell>
          <table:table-cell/>
          <table:table-cell office:value-type="float" office:value="9858182" calcext:value-type="float">
            <text:p>9858182</text:p>
          </table:table-cell>
          <table:table-cell/>
          <table:table-cell office:value-type="float" office:value="6384903" calcext:value-type="float">
            <text:p>6384903</text:p>
          </table:table-cell>
          <table:table-cell/>
          <table:table-cell office:value-type="float" office:value="5319336" calcext:value-type="float">
            <text:p>5319336</text:p>
          </table:table-cell>
          <table:table-cell/>
          <table:table-cell office:value-type="float" office:value="5256673" calcext:value-type="float">
            <text:p>5256673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3276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248700" calcext:value-type="float">
            <text:p>6248700</text:p>
          </table:table-cell>
          <table:table-cell/>
          <table:table-cell office:value-type="float" office:value="6535125" calcext:value-type="float">
            <text:p>6535125</text:p>
          </table:table-cell>
          <table:table-cell/>
          <table:table-cell office:value-type="float" office:value="6273801" calcext:value-type="float">
            <text:p>6273801</text:p>
          </table:table-cell>
          <table:table-cell/>
          <table:table-cell office:value-type="float" office:value="5628175" calcext:value-type="float">
            <text:p>5628175</text:p>
          </table:table-cell>
          <table:table-cell/>
          <table:table-cell office:value-type="float" office:value="5667163" calcext:value-type="float">
            <text:p>5667163</text:p>
          </table:table-cell>
          <table:table-cell/>
          <table:table-cell office:value-type="float" office:value="9790629" calcext:value-type="float">
            <text:p>9790629</text:p>
          </table:table-cell>
          <table:table-cell/>
          <table:table-cell office:value-type="float" office:value="6843613" calcext:value-type="float">
            <text:p>6843613</text:p>
          </table:table-cell>
          <table:table-cell/>
          <table:table-cell office:value-type="float" office:value="5477662" calcext:value-type="float">
            <text:p>5477662</text:p>
          </table:table-cell>
          <table:table-cell/>
          <table:table-cell office:value-type="float" office:value="5289408" calcext:value-type="float">
            <text:p>5289408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6553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269624" calcext:value-type="float">
            <text:p>6269624</text:p>
          </table:table-cell>
          <table:table-cell/>
          <table:table-cell office:value-type="float" office:value="6535406" calcext:value-type="float">
            <text:p>6535406</text:p>
          </table:table-cell>
          <table:table-cell/>
          <table:table-cell office:value-type="float" office:value="6603862" calcext:value-type="float">
            <text:p>6603862</text:p>
          </table:table-cell>
          <table:table-cell/>
          <table:table-cell office:value-type="float" office:value="6578575" calcext:value-type="float">
            <text:p>6578575</text:p>
          </table:table-cell>
          <table:table-cell/>
          <table:table-cell office:value-type="float" office:value="6605767" calcext:value-type="float">
            <text:p>6605767</text:p>
          </table:table-cell>
          <table:table-cell/>
          <table:table-cell office:value-type="float" office:value="6579362" calcext:value-type="float">
            <text:p>6579362</text:p>
          </table:table-cell>
          <table:table-cell/>
          <table:table-cell office:value-type="float" office:value="6607831" calcext:value-type="float">
            <text:p>6607831</text:p>
          </table:table-cell>
          <table:table-cell/>
          <table:table-cell office:value-type="float" office:value="5587993" calcext:value-type="float">
            <text:p>5587993</text:p>
          </table:table-cell>
          <table:table-cell/>
          <table:table-cell office:value-type="float" office:value="5288574" calcext:value-type="float">
            <text:p>5288574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310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102918" calcext:value-type="float">
            <text:p>6102918</text:p>
          </table:table-cell>
          <table:table-cell/>
          <table:table-cell office:value-type="float" office:value="6362118" calcext:value-type="float">
            <text:p>6362118</text:p>
          </table:table-cell>
          <table:table-cell/>
          <table:table-cell office:value-type="float" office:value="6298846" calcext:value-type="float">
            <text:p>6298846</text:p>
          </table:table-cell>
          <table:table-cell/>
          <table:table-cell office:value-type="float" office:value="6525848" calcext:value-type="float">
            <text:p>6525848</text:p>
          </table:table-cell>
          <table:table-cell/>
          <table:table-cell office:value-type="float" office:value="6572975" calcext:value-type="float">
            <text:p>6572975</text:p>
          </table:table-cell>
          <table:table-cell/>
          <table:table-cell office:value-type="float" office:value="6423220" calcext:value-type="float">
            <text:p>6423220</text:p>
          </table:table-cell>
          <table:table-cell/>
          <table:table-cell office:value-type="float" office:value="6042082" calcext:value-type="float">
            <text:p>6042082</text:p>
          </table:table-cell>
          <table:table-cell/>
          <table:table-cell office:value-type="float" office:value="5624399" calcext:value-type="float">
            <text:p>5624399</text:p>
          </table:table-cell>
          <table:table-cell/>
          <table:table-cell office:value-type="float" office:value="5087420" calcext:value-type="float">
            <text:p>5087420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621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229499" calcext:value-type="float">
            <text:p>6229499</text:p>
          </table:table-cell>
          <table:table-cell/>
          <table:table-cell office:value-type="float" office:value="6535461" calcext:value-type="float">
            <text:p>6535461</text:p>
          </table:table-cell>
          <table:table-cell/>
          <table:table-cell office:value-type="float" office:value="6544602" calcext:value-type="float">
            <text:p>6544602</text:p>
          </table:table-cell>
          <table:table-cell/>
          <table:table-cell office:value-type="float" office:value="6458490" calcext:value-type="float">
            <text:p>6458490</text:p>
          </table:table-cell>
          <table:table-cell/>
          <table:table-cell office:value-type="float" office:value="6705287" calcext:value-type="float">
            <text:p>6705287</text:p>
          </table:table-cell>
          <table:table-cell/>
          <table:table-cell office:value-type="float" office:value="6573282" calcext:value-type="float">
            <text:p>6573282</text:p>
          </table:table-cell>
          <table:table-cell/>
          <table:table-cell office:value-type="float" office:value="6303208" calcext:value-type="float">
            <text:p>6303208</text:p>
          </table:table-cell>
          <table:table-cell/>
          <table:table-cell office:value-type="float" office:value="5562618" calcext:value-type="float">
            <text:p>5562618</text:p>
          </table:table-cell>
          <table:table-cell/>
          <table:table-cell office:value-type="float" office:value="5165814" calcext:value-type="float">
            <text:p>5165814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52428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166503" calcext:value-type="float">
            <text:p>6166503</text:p>
          </table:table-cell>
          <table:table-cell/>
          <table:table-cell office:value-type="float" office:value="6572669" calcext:value-type="float">
            <text:p>6572669</text:p>
          </table:table-cell>
          <table:table-cell/>
          <table:table-cell office:value-type="float" office:value="6595398" calcext:value-type="float">
            <text:p>6595398</text:p>
          </table:table-cell>
          <table:table-cell/>
          <table:table-cell office:value-type="float" office:value="6689902" calcext:value-type="float">
            <text:p>6689902</text:p>
          </table:table-cell>
          <table:table-cell/>
          <table:table-cell office:value-type="float" office:value="6779705" calcext:value-type="float">
            <text:p>6779705</text:p>
          </table:table-cell>
          <table:table-cell/>
          <table:table-cell office:value-type="float" office:value="6815933" calcext:value-type="float">
            <text:p>6815933</text:p>
          </table:table-cell>
          <table:table-cell/>
          <table:table-cell office:value-type="float" office:value="6491202" calcext:value-type="float">
            <text:p>6491202</text:p>
          </table:table-cell>
          <table:table-cell/>
          <table:table-cell office:value-type="float" office:value="5813987" calcext:value-type="float">
            <text:p>5813987</text:p>
          </table:table-cell>
          <table:table-cell/>
          <table:table-cell office:value-type="float" office:value="5385264" calcext:value-type="float">
            <text:p>5385264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04857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41918" calcext:value-type="float">
            <text:p>441918</text:p>
          </table:table-cell>
          <table:table-cell/>
          <table:table-cell office:value-type="float" office:value="431465" calcext:value-type="float">
            <text:p>431465</text:p>
          </table:table-cell>
          <table:table-cell/>
          <table:table-cell office:value-type="float" office:value="645895" calcext:value-type="float">
            <text:p>645895</text:p>
          </table:table-cell>
          <table:table-cell/>
          <table:table-cell office:value-type="float" office:value="740228" calcext:value-type="float">
            <text:p>740228</text:p>
          </table:table-cell>
          <table:table-cell/>
          <table:table-cell office:value-type="float" office:value="2493771" calcext:value-type="float">
            <text:p>2493771</text:p>
          </table:table-cell>
          <table:table-cell/>
          <table:table-cell office:value-type="float" office:value="6579678" calcext:value-type="float">
            <text:p>6579678</text:p>
          </table:table-cell>
          <table:table-cell/>
          <table:table-cell office:value-type="float" office:value="6290230" calcext:value-type="float">
            <text:p>6290230</text:p>
          </table:table-cell>
          <table:table-cell/>
          <table:table-cell office:value-type="float" office:value="5665710" calcext:value-type="float">
            <text:p>5665710</text:p>
          </table:table-cell>
          <table:table-cell/>
          <table:table-cell office:value-type="float" office:value="5320718" calcext:value-type="float">
            <text:p>5320718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09715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33207" calcext:value-type="float">
            <text:p>433207</text:p>
          </table:table-cell>
          <table:table-cell/>
          <table:table-cell office:value-type="float" office:value="319209" calcext:value-type="float">
            <text:p>319209</text:p>
          </table:table-cell>
          <table:table-cell/>
          <table:table-cell office:value-type="float" office:value="453298" calcext:value-type="float">
            <text:p>453298</text:p>
          </table:table-cell>
          <table:table-cell/>
          <table:table-cell office:value-type="float" office:value="507726" calcext:value-type="float">
            <text:p>507726</text:p>
          </table:table-cell>
          <table:table-cell/>
          <table:table-cell office:value-type="float" office:value="561766" calcext:value-type="float">
            <text:p>561766</text:p>
          </table:table-cell>
          <table:table-cell/>
          <table:table-cell office:value-type="float" office:value="573994" calcext:value-type="float">
            <text:p>573994</text:p>
          </table:table-cell>
          <table:table-cell/>
          <table:table-cell office:value-type="float" office:value="627462" calcext:value-type="float">
            <text:p>627462</text:p>
          </table:table-cell>
          <table:table-cell/>
          <table:table-cell office:value-type="float" office:value="665277" calcext:value-type="float">
            <text:p>665277</text:p>
          </table:table-cell>
          <table:table-cell/>
          <table:table-cell office:value-type="float" office:value="662363" calcext:value-type="float">
            <text:p>662363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41943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74891" calcext:value-type="float">
            <text:p>174891</text:p>
          </table:table-cell>
          <table:table-cell/>
          <table:table-cell office:value-type="float" office:value="262681" calcext:value-type="float">
            <text:p>262681</text:p>
          </table:table-cell>
          <table:table-cell/>
          <table:table-cell office:value-type="float" office:value="397833" calcext:value-type="float">
            <text:p>397833</text:p>
          </table:table-cell>
          <table:table-cell/>
          <table:table-cell office:value-type="float" office:value="442843" calcext:value-type="float">
            <text:p>442843</text:p>
          </table:table-cell>
          <table:table-cell/>
          <table:table-cell office:value-type="float" office:value="488167" calcext:value-type="float">
            <text:p>488167</text:p>
          </table:table-cell>
          <table:table-cell/>
          <table:table-cell office:value-type="float" office:value="520916" calcext:value-type="float">
            <text:p>520916</text:p>
          </table:table-cell>
          <table:table-cell/>
          <table:table-cell office:value-type="float" office:value="549052" calcext:value-type="float">
            <text:p>549052</text:p>
          </table:table-cell>
          <table:table-cell/>
          <table:table-cell office:value-type="float" office:value="562275" calcext:value-type="float">
            <text:p>562275</text:p>
          </table:table-cell>
          <table:table-cell/>
          <table:table-cell office:value-type="float" office:value="584537" calcext:value-type="float">
            <text:p>584537</text:p>
          </table:table-cell>
          <table:table-cell table:number-columns-repeated="52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Fwrite report</text:p>
          </table:table-cell>
          <table:table-cell table:number-columns-repeated="79"/>
        </table:table-row>
        <table:table-row table:style-name="ro1">
          <table:table-cell table:number-columns-repeated="8"/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16</text:p>
          </table:table-cell>
          <table:table-cell/>
          <table:table-cell table:style-name="ce1" office:value-type="string" calcext:value-type="string">
            <text:p>32</text:p>
          </table:table-cell>
          <table:table-cell/>
          <table:table-cell table:style-name="ce1" office:value-type="string" calcext:value-type="string">
            <text:p>64</text:p>
          </table:table-cell>
          <table:table-cell/>
          <table:table-cell table:style-name="ce1" office:value-type="string" calcext:value-type="string">
            <text:p>128</text:p>
          </table:table-cell>
          <table:table-cell/>
          <table:table-cell table:style-name="ce1" office:value-type="string" calcext:value-type="string">
            <text:p>256</text:p>
          </table:table-cell>
          <table:table-cell/>
          <table:table-cell table:style-name="ce1" office:value-type="string" calcext:value-type="string">
            <text:p>512</text:p>
          </table:table-cell>
          <table:table-cell/>
          <table:table-cell table:style-name="ce1" office:value-type="string" calcext:value-type="string">
            <text:p>1024</text:p>
          </table:table-cell>
          <table:table-cell/>
          <table:table-cell table:style-name="ce1" office:value-type="string" calcext:value-type="string">
            <text:p>2048</text:p>
          </table:table-cell>
          <table:table-cell/>
          <table:table-cell table:style-name="ce1" office:value-type="string" calcext:value-type="string">
            <text:p>4096</text:p>
          </table:table-cell>
          <table:table-cell/>
          <table:table-cell table:style-name="ce1" office:value-type="string" calcext:value-type="string">
            <text:p>8192</text:p>
          </table:table-cell>
          <table:table-cell/>
          <table:table-cell table:style-name="ce1" office:value-type="string" calcext:value-type="string">
            <text:p>16384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64</text:p>
          </table:table-cell>
          <table:table-cell table:number-columns-repeated="2"/>
          <table:table-cell office:value-type="float" office:value="1828508" calcext:value-type="float">
            <text:p>1828508</text:p>
          </table:table-cell>
          <table:table-cell/>
          <table:table-cell office:value-type="float" office:value="2379626" calcext:value-type="float">
            <text:p>2379626</text:p>
          </table:table-cell>
          <table:table-cell/>
          <table:table-cell office:value-type="float" office:value="2561267" calcext:value-type="float">
            <text:p>2561267</text:p>
          </table:table-cell>
          <table:table-cell/>
          <table:table-cell office:value-type="float" office:value="2662899" calcext:value-type="float">
            <text:p>2662899</text:p>
          </table:table-cell>
          <table:table-cell/>
          <table:table-cell office:value-type="float" office:value="2892445" calcext:value-type="float">
            <text:p>2892445</text:p>
          </table:table-cell>
          <table:table-cell table:number-columns-repeated="68"/>
        </table:table-row>
        <table:table-row table:style-name="ro1">
          <table:table-cell table:style-name="ce1" office:value-type="string" calcext:value-type="string">
            <text:p>128</text:p>
          </table:table-cell>
          <table:table-cell table:number-columns-repeated="2"/>
          <table:table-cell office:value-type="float" office:value="1878447" calcext:value-type="float">
            <text:p>1878447</text:p>
          </table:table-cell>
          <table:table-cell/>
          <table:table-cell office:value-type="float" office:value="2132084" calcext:value-type="float">
            <text:p>2132084</text:p>
          </table:table-cell>
          <table:table-cell/>
          <table:table-cell office:value-type="float" office:value="2784517" calcext:value-type="float">
            <text:p>2784517</text:p>
          </table:table-cell>
          <table:table-cell/>
          <table:table-cell office:value-type="float" office:value="3053774" calcext:value-type="float">
            <text:p>3053774</text:p>
          </table:table-cell>
          <table:table-cell/>
          <table:table-cell office:value-type="float" office:value="2673584" calcext:value-type="float">
            <text:p>2673584</text:p>
          </table:table-cell>
          <table:table-cell/>
          <table:table-cell office:value-type="float" office:value="3380677" calcext:value-type="float">
            <text:p>3380677</text:p>
          </table:table-cell>
          <table:table-cell table:number-columns-repeated="66"/>
        </table:table-row>
        <table:table-row table:style-name="ro1">
          <table:table-cell table:style-name="ce1" office:value-type="string" calcext:value-type="string">
            <text:p>256</text:p>
          </table:table-cell>
          <table:table-cell table:number-columns-repeated="2"/>
          <table:table-cell office:value-type="float" office:value="1911233" calcext:value-type="float">
            <text:p>1911233</text:p>
          </table:table-cell>
          <table:table-cell/>
          <table:table-cell office:value-type="float" office:value="2325094" calcext:value-type="float">
            <text:p>2325094</text:p>
          </table:table-cell>
          <table:table-cell/>
          <table:table-cell office:value-type="float" office:value="2607399" calcext:value-type="float">
            <text:p>2607399</text:p>
          </table:table-cell>
          <table:table-cell/>
          <table:table-cell office:value-type="float" office:value="2911402" calcext:value-type="float">
            <text:p>2911402</text:p>
          </table:table-cell>
          <table:table-cell/>
          <table:table-cell office:value-type="float" office:value="3511189" calcext:value-type="float">
            <text:p>3511189</text:p>
          </table:table-cell>
          <table:table-cell/>
          <table:table-cell office:value-type="float" office:value="2842047" calcext:value-type="float">
            <text:p>2842047</text:p>
          </table:table-cell>
          <table:table-cell/>
          <table:table-cell office:value-type="float" office:value="3326279" calcext:value-type="float">
            <text:p>3326279</text:p>
          </table:table-cell>
          <table:table-cell table:number-columns-repeated="64"/>
        </table:table-row>
        <table:table-row table:style-name="ro1">
          <table:table-cell table:style-name="ce1" office:value-type="string" calcext:value-type="string">
            <text:p>512</text:p>
          </table:table-cell>
          <table:table-cell table:number-columns-repeated="2"/>
          <table:table-cell office:value-type="float" office:value="1909204" calcext:value-type="float">
            <text:p>1909204</text:p>
          </table:table-cell>
          <table:table-cell/>
          <table:table-cell office:value-type="float" office:value="2307123" calcext:value-type="float">
            <text:p>2307123</text:p>
          </table:table-cell>
          <table:table-cell/>
          <table:table-cell office:value-type="float" office:value="2548017" calcext:value-type="float">
            <text:p>2548017</text:p>
          </table:table-cell>
          <table:table-cell/>
          <table:table-cell office:value-type="float" office:value="2681653" calcext:value-type="float">
            <text:p>2681653</text:p>
          </table:table-cell>
          <table:table-cell/>
          <table:table-cell office:value-type="float" office:value="2979282" calcext:value-type="float">
            <text:p>2979282</text:p>
          </table:table-cell>
          <table:table-cell/>
          <table:table-cell office:value-type="float" office:value="3628697" calcext:value-type="float">
            <text:p>3628697</text:p>
          </table:table-cell>
          <table:table-cell/>
          <table:table-cell office:value-type="float" office:value="2926501" calcext:value-type="float">
            <text:p>2926501</text:p>
          </table:table-cell>
          <table:table-cell/>
          <table:table-cell office:value-type="float" office:value="3325278" calcext:value-type="float">
            <text:p>3325278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024</text:p>
          </table:table-cell>
          <table:table-cell table:number-columns-repeated="2"/>
          <table:table-cell office:value-type="float" office:value="1896395" calcext:value-type="float">
            <text:p>1896395</text:p>
          </table:table-cell>
          <table:table-cell/>
          <table:table-cell office:value-type="float" office:value="2220992" calcext:value-type="float">
            <text:p>2220992</text:p>
          </table:table-cell>
          <table:table-cell/>
          <table:table-cell office:value-type="float" office:value="2540189" calcext:value-type="float">
            <text:p>2540189</text:p>
          </table:table-cell>
          <table:table-cell/>
          <table:table-cell office:value-type="float" office:value="2437821" calcext:value-type="float">
            <text:p>2437821</text:p>
          </table:table-cell>
          <table:table-cell/>
          <table:table-cell office:value-type="float" office:value="2859868" calcext:value-type="float">
            <text:p>2859868</text:p>
          </table:table-cell>
          <table:table-cell/>
          <table:table-cell office:value-type="float" office:value="3094790" calcext:value-type="float">
            <text:p>3094790</text:p>
          </table:table-cell>
          <table:table-cell/>
          <table:table-cell office:value-type="float" office:value="3606774" calcext:value-type="float">
            <text:p>3606774</text:p>
          </table:table-cell>
          <table:table-cell/>
          <table:table-cell office:value-type="float" office:value="2910252" calcext:value-type="float">
            <text:p>2910252</text:p>
          </table:table-cell>
          <table:table-cell/>
          <table:table-cell office:value-type="float" office:value="3335105" calcext:value-type="float">
            <text:p>3335105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2048</text:p>
          </table:table-cell>
          <table:table-cell table:number-columns-repeated="2"/>
          <table:table-cell office:value-type="float" office:value="1894641" calcext:value-type="float">
            <text:p>1894641</text:p>
          </table:table-cell>
          <table:table-cell/>
          <table:table-cell office:value-type="float" office:value="1657071" calcext:value-type="float">
            <text:p>1657071</text:p>
          </table:table-cell>
          <table:table-cell/>
          <table:table-cell office:value-type="float" office:value="2464260" calcext:value-type="float">
            <text:p>2464260</text:p>
          </table:table-cell>
          <table:table-cell/>
          <table:table-cell office:value-type="float" office:value="2622235" calcext:value-type="float">
            <text:p>2622235</text:p>
          </table:table-cell>
          <table:table-cell/>
          <table:table-cell office:value-type="float" office:value="2642401" calcext:value-type="float">
            <text:p>2642401</text:p>
          </table:table-cell>
          <table:table-cell/>
          <table:table-cell office:value-type="float" office:value="2812862" calcext:value-type="float">
            <text:p>2812862</text:p>
          </table:table-cell>
          <table:table-cell/>
          <table:table-cell office:value-type="float" office:value="3047366" calcext:value-type="float">
            <text:p>3047366</text:p>
          </table:table-cell>
          <table:table-cell/>
          <table:table-cell office:value-type="float" office:value="3423913" calcext:value-type="float">
            <text:p>3423913</text:p>
          </table:table-cell>
          <table:table-cell/>
          <table:table-cell office:value-type="float" office:value="2942962" calcext:value-type="float">
            <text:p>2942962</text:p>
          </table:table-cell>
          <table:table-cell/>
          <table:table-cell office:value-type="float" office:value="3419824" calcext:value-type="float">
            <text:p>3419824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4096</text:p>
          </table:table-cell>
          <table:table-cell table:number-columns-repeated="2"/>
          <table:table-cell office:value-type="float" office:value="1835886" calcext:value-type="float">
            <text:p>1835886</text:p>
          </table:table-cell>
          <table:table-cell/>
          <table:table-cell office:value-type="float" office:value="2144586" calcext:value-type="float">
            <text:p>2144586</text:p>
          </table:table-cell>
          <table:table-cell/>
          <table:table-cell office:value-type="float" office:value="2445252" calcext:value-type="float">
            <text:p>2445252</text:p>
          </table:table-cell>
          <table:table-cell/>
          <table:table-cell office:value-type="float" office:value="2775061" calcext:value-type="float">
            <text:p>2775061</text:p>
          </table:table-cell>
          <table:table-cell/>
          <table:table-cell office:value-type="float" office:value="2615770" calcext:value-type="float">
            <text:p>2615770</text:p>
          </table:table-cell>
          <table:table-cell/>
          <table:table-cell office:value-type="float" office:value="2819234" calcext:value-type="float">
            <text:p>2819234</text:p>
          </table:table-cell>
          <table:table-cell/>
          <table:table-cell office:value-type="float" office:value="1850121" calcext:value-type="float">
            <text:p>1850121</text:p>
          </table:table-cell>
          <table:table-cell/>
          <table:table-cell office:value-type="float" office:value="2892328" calcext:value-type="float">
            <text:p>2892328</text:p>
          </table:table-cell>
          <table:table-cell/>
          <table:table-cell office:value-type="float" office:value="3485604" calcext:value-type="float">
            <text:p>3485604</text:p>
          </table:table-cell>
          <table:table-cell/>
          <table:table-cell office:value-type="float" office:value="3025260" calcext:value-type="float">
            <text:p>3025260</text:p>
          </table:table-cell>
          <table:table-cell/>
          <table:table-cell office:value-type="float" office:value="3230023" calcext:value-type="float">
            <text:p>3230023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8192</text:p>
          </table:table-cell>
          <table:table-cell table:number-columns-repeated="2"/>
          <table:table-cell office:value-type="float" office:value="1825334" calcext:value-type="float">
            <text:p>1825334</text:p>
          </table:table-cell>
          <table:table-cell/>
          <table:table-cell office:value-type="float" office:value="2225399" calcext:value-type="float">
            <text:p>2225399</text:p>
          </table:table-cell>
          <table:table-cell/>
          <table:table-cell office:value-type="float" office:value="2468938" calcext:value-type="float">
            <text:p>2468938</text:p>
          </table:table-cell>
          <table:table-cell/>
          <table:table-cell office:value-type="float" office:value="2427254" calcext:value-type="float">
            <text:p>2427254</text:p>
          </table:table-cell>
          <table:table-cell/>
          <table:table-cell office:value-type="float" office:value="2627332" calcext:value-type="float">
            <text:p>2627332</text:p>
          </table:table-cell>
          <table:table-cell/>
          <table:table-cell office:value-type="float" office:value="2692177" calcext:value-type="float">
            <text:p>2692177</text:p>
          </table:table-cell>
          <table:table-cell/>
          <table:table-cell office:value-type="float" office:value="2762746" calcext:value-type="float">
            <text:p>2762746</text:p>
          </table:table-cell>
          <table:table-cell/>
          <table:table-cell office:value-type="float" office:value="2771213" calcext:value-type="float">
            <text:p>2771213</text:p>
          </table:table-cell>
          <table:table-cell/>
          <table:table-cell office:value-type="float" office:value="2955217" calcext:value-type="float">
            <text:p>2955217</text:p>
          </table:table-cell>
          <table:table-cell/>
          <table:table-cell office:value-type="float" office:value="3471099" calcext:value-type="float">
            <text:p>3471099</text:p>
          </table:table-cell>
          <table:table-cell/>
          <table:table-cell office:value-type="float" office:value="2848403" calcext:value-type="float">
            <text:p>2848403</text:p>
          </table:table-cell>
          <table:table-cell/>
          <table:table-cell office:value-type="float" office:value="2844394" calcext:value-type="float">
            <text:p>2844394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16384</text:p>
          </table:table-cell>
          <table:table-cell table:number-columns-repeated="2"/>
          <table:table-cell office:value-type="float" office:value="1612762" calcext:value-type="float">
            <text:p>1612762</text:p>
          </table:table-cell>
          <table:table-cell/>
          <table:table-cell office:value-type="float" office:value="1959337" calcext:value-type="float">
            <text:p>1959337</text:p>
          </table:table-cell>
          <table:table-cell/>
          <table:table-cell office:value-type="float" office:value="2421165" calcext:value-type="float">
            <text:p>2421165</text:p>
          </table:table-cell>
          <table:table-cell/>
          <table:table-cell office:value-type="float" office:value="2253924" calcext:value-type="float">
            <text:p>2253924</text:p>
          </table:table-cell>
          <table:table-cell/>
          <table:table-cell office:value-type="float" office:value="2494553" calcext:value-type="float">
            <text:p>2494553</text:p>
          </table:table-cell>
          <table:table-cell/>
          <table:table-cell office:value-type="float" office:value="2608959" calcext:value-type="float">
            <text:p>2608959</text:p>
          </table:table-cell>
          <table:table-cell/>
          <table:table-cell office:value-type="float" office:value="2373417" calcext:value-type="float">
            <text:p>2373417</text:p>
          </table:table-cell>
          <table:table-cell/>
          <table:table-cell office:value-type="float" office:value="2441379" calcext:value-type="float">
            <text:p>2441379</text:p>
          </table:table-cell>
          <table:table-cell/>
          <table:table-cell office:value-type="float" office:value="2429382" calcext:value-type="float">
            <text:p>2429382</text:p>
          </table:table-cell>
          <table:table-cell/>
          <table:table-cell office:value-type="float" office:value="2913224" calcext:value-type="float">
            <text:p>2913224</text:p>
          </table:table-cell>
          <table:table-cell/>
          <table:table-cell office:value-type="float" office:value="3254717" calcext:value-type="float">
            <text:p>3254717</text:p>
          </table:table-cell>
          <table:table-cell/>
          <table:table-cell office:value-type="float" office:value="2697334" calcext:value-type="float">
            <text:p>2697334</text:p>
          </table:table-cell>
          <table:table-cell/>
          <table:table-cell office:value-type="float" office:value="2787830" calcext:value-type="float">
            <text:p>2787830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3276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386225" calcext:value-type="float">
            <text:p>2386225</text:p>
          </table:table-cell>
          <table:table-cell/>
          <table:table-cell office:value-type="float" office:value="2422950" calcext:value-type="float">
            <text:p>2422950</text:p>
          </table:table-cell>
          <table:table-cell/>
          <table:table-cell office:value-type="float" office:value="2617445" calcext:value-type="float">
            <text:p>2617445</text:p>
          </table:table-cell>
          <table:table-cell/>
          <table:table-cell office:value-type="float" office:value="2648108" calcext:value-type="float">
            <text:p>2648108</text:p>
          </table:table-cell>
          <table:table-cell/>
          <table:table-cell office:value-type="float" office:value="2682845" calcext:value-type="float">
            <text:p>2682845</text:p>
          </table:table-cell>
          <table:table-cell/>
          <table:table-cell office:value-type="float" office:value="2581943" calcext:value-type="float">
            <text:p>2581943</text:p>
          </table:table-cell>
          <table:table-cell/>
          <table:table-cell office:value-type="float" office:value="2804029" calcext:value-type="float">
            <text:p>2804029</text:p>
          </table:table-cell>
          <table:table-cell/>
          <table:table-cell office:value-type="float" office:value="2857370" calcext:value-type="float">
            <text:p>2857370</text:p>
          </table:table-cell>
          <table:table-cell/>
          <table:table-cell office:value-type="float" office:value="2491695" calcext:value-type="float">
            <text:p>2491695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6553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451491" calcext:value-type="float">
            <text:p>2451491</text:p>
          </table:table-cell>
          <table:table-cell/>
          <table:table-cell office:value-type="float" office:value="2476047" calcext:value-type="float">
            <text:p>2476047</text:p>
          </table:table-cell>
          <table:table-cell/>
          <table:table-cell office:value-type="float" office:value="2547057" calcext:value-type="float">
            <text:p>2547057</text:p>
          </table:table-cell>
          <table:table-cell/>
          <table:table-cell office:value-type="float" office:value="2542815" calcext:value-type="float">
            <text:p>2542815</text:p>
          </table:table-cell>
          <table:table-cell/>
          <table:table-cell office:value-type="float" office:value="2586579" calcext:value-type="float">
            <text:p>2586579</text:p>
          </table:table-cell>
          <table:table-cell/>
          <table:table-cell office:value-type="float" office:value="2560390" calcext:value-type="float">
            <text:p>2560390</text:p>
          </table:table-cell>
          <table:table-cell/>
          <table:table-cell office:value-type="float" office:value="2531808" calcext:value-type="float">
            <text:p>2531808</text:p>
          </table:table-cell>
          <table:table-cell/>
          <table:table-cell office:value-type="float" office:value="2614130" calcext:value-type="float">
            <text:p>2614130</text:p>
          </table:table-cell>
          <table:table-cell/>
          <table:table-cell office:value-type="float" office:value="2889868" calcext:value-type="float">
            <text:p>2889868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310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539579" calcext:value-type="float">
            <text:p>1539579</text:p>
          </table:table-cell>
          <table:table-cell/>
          <table:table-cell office:value-type="float" office:value="1564705" calcext:value-type="float">
            <text:p>1564705</text:p>
          </table:table-cell>
          <table:table-cell/>
          <table:table-cell office:value-type="float" office:value="1585677" calcext:value-type="float">
            <text:p>1585677</text:p>
          </table:table-cell>
          <table:table-cell/>
          <table:table-cell office:value-type="float" office:value="1830488" calcext:value-type="float">
            <text:p>1830488</text:p>
          </table:table-cell>
          <table:table-cell/>
          <table:table-cell office:value-type="float" office:value="1909943" calcext:value-type="float">
            <text:p>1909943</text:p>
          </table:table-cell>
          <table:table-cell/>
          <table:table-cell office:value-type="float" office:value="1771772" calcext:value-type="float">
            <text:p>1771772</text:p>
          </table:table-cell>
          <table:table-cell/>
          <table:table-cell office:value-type="float" office:value="2003236" calcext:value-type="float">
            <text:p>2003236</text:p>
          </table:table-cell>
          <table:table-cell/>
          <table:table-cell office:value-type="float" office:value="2066271" calcext:value-type="float">
            <text:p>2066271</text:p>
          </table:table-cell>
          <table:table-cell/>
          <table:table-cell office:value-type="float" office:value="2492524" calcext:value-type="float">
            <text:p>2492524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621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80706" calcext:value-type="float">
            <text:p>480706</text:p>
          </table:table-cell>
          <table:table-cell/>
          <table:table-cell office:value-type="float" office:value="462200" calcext:value-type="float">
            <text:p>462200</text:p>
          </table:table-cell>
          <table:table-cell/>
          <table:table-cell office:value-type="float" office:value="386627" calcext:value-type="float">
            <text:p>386627</text:p>
          </table:table-cell>
          <table:table-cell/>
          <table:table-cell office:value-type="float" office:value="589258" calcext:value-type="float">
            <text:p>589258</text:p>
          </table:table-cell>
          <table:table-cell/>
          <table:table-cell office:value-type="float" office:value="438085" calcext:value-type="float">
            <text:p>438085</text:p>
          </table:table-cell>
          <table:table-cell/>
          <table:table-cell office:value-type="float" office:value="363019" calcext:value-type="float">
            <text:p>363019</text:p>
          </table:table-cell>
          <table:table-cell/>
          <table:table-cell office:value-type="float" office:value="344866" calcext:value-type="float">
            <text:p>344866</text:p>
          </table:table-cell>
          <table:table-cell/>
          <table:table-cell office:value-type="float" office:value="393868" calcext:value-type="float">
            <text:p>393868</text:p>
          </table:table-cell>
          <table:table-cell/>
          <table:table-cell office:value-type="float" office:value="460769" calcext:value-type="float">
            <text:p>460769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52428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68894" calcext:value-type="float">
            <text:p>268894</text:p>
          </table:table-cell>
          <table:table-cell/>
          <table:table-cell office:value-type="float" office:value="231164" calcext:value-type="float">
            <text:p>231164</text:p>
          </table:table-cell>
          <table:table-cell/>
          <table:table-cell office:value-type="float" office:value="313446" calcext:value-type="float">
            <text:p>313446</text:p>
          </table:table-cell>
          <table:table-cell/>
          <table:table-cell office:value-type="float" office:value="255354" calcext:value-type="float">
            <text:p>255354</text:p>
          </table:table-cell>
          <table:table-cell/>
          <table:table-cell office:value-type="float" office:value="279698" calcext:value-type="float">
            <text:p>279698</text:p>
          </table:table-cell>
          <table:table-cell/>
          <table:table-cell office:value-type="float" office:value="255590" calcext:value-type="float">
            <text:p>255590</text:p>
          </table:table-cell>
          <table:table-cell/>
          <table:table-cell office:value-type="float" office:value="236265" calcext:value-type="float">
            <text:p>236265</text:p>
          </table:table-cell>
          <table:table-cell/>
          <table:table-cell office:value-type="float" office:value="248058" calcext:value-type="float">
            <text:p>248058</text:p>
          </table:table-cell>
          <table:table-cell/>
          <table:table-cell office:value-type="float" office:value="252977" calcext:value-type="float">
            <text:p>252977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04857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19988" calcext:value-type="float">
            <text:p>219988</text:p>
          </table:table-cell>
          <table:table-cell/>
          <table:table-cell office:value-type="float" office:value="255299" calcext:value-type="float">
            <text:p>255299</text:p>
          </table:table-cell>
          <table:table-cell/>
          <table:table-cell office:value-type="float" office:value="222765" calcext:value-type="float">
            <text:p>222765</text:p>
          </table:table-cell>
          <table:table-cell/>
          <table:table-cell office:value-type="float" office:value="236214" calcext:value-type="float">
            <text:p>236214</text:p>
          </table:table-cell>
          <table:table-cell/>
          <table:table-cell office:value-type="float" office:value="167069" calcext:value-type="float">
            <text:p>167069</text:p>
          </table:table-cell>
          <table:table-cell/>
          <table:table-cell office:value-type="float" office:value="178721" calcext:value-type="float">
            <text:p>178721</text:p>
          </table:table-cell>
          <table:table-cell/>
          <table:table-cell office:value-type="float" office:value="215953" calcext:value-type="float">
            <text:p>215953</text:p>
          </table:table-cell>
          <table:table-cell/>
          <table:table-cell office:value-type="float" office:value="194397" calcext:value-type="float">
            <text:p>194397</text:p>
          </table:table-cell>
          <table:table-cell/>
          <table:table-cell office:value-type="float" office:value="212686" calcext:value-type="float">
            <text:p>212686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09715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95775" calcext:value-type="float">
            <text:p>195775</text:p>
          </table:table-cell>
          <table:table-cell/>
          <table:table-cell office:value-type="float" office:value="204006" calcext:value-type="float">
            <text:p>204006</text:p>
          </table:table-cell>
          <table:table-cell/>
          <table:table-cell office:value-type="float" office:value="215078" calcext:value-type="float">
            <text:p>215078</text:p>
          </table:table-cell>
          <table:table-cell/>
          <table:table-cell office:value-type="float" office:value="227945" calcext:value-type="float">
            <text:p>227945</text:p>
          </table:table-cell>
          <table:table-cell/>
          <table:table-cell office:value-type="float" office:value="179179" calcext:value-type="float">
            <text:p>179179</text:p>
          </table:table-cell>
          <table:table-cell/>
          <table:table-cell office:value-type="float" office:value="228376" calcext:value-type="float">
            <text:p>228376</text:p>
          </table:table-cell>
          <table:table-cell/>
          <table:table-cell office:value-type="float" office:value="213601" calcext:value-type="float">
            <text:p>213601</text:p>
          </table:table-cell>
          <table:table-cell/>
          <table:table-cell office:value-type="float" office:value="225418" calcext:value-type="float">
            <text:p>225418</text:p>
          </table:table-cell>
          <table:table-cell/>
          <table:table-cell office:value-type="float" office:value="219444" calcext:value-type="float">
            <text:p>219444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41943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10491" calcext:value-type="float">
            <text:p>210491</text:p>
          </table:table-cell>
          <table:table-cell/>
          <table:table-cell office:value-type="float" office:value="222517" calcext:value-type="float">
            <text:p>222517</text:p>
          </table:table-cell>
          <table:table-cell/>
          <table:table-cell office:value-type="float" office:value="220117" calcext:value-type="float">
            <text:p>220117</text:p>
          </table:table-cell>
          <table:table-cell/>
          <table:table-cell office:value-type="float" office:value="240127" calcext:value-type="float">
            <text:p>240127</text:p>
          </table:table-cell>
          <table:table-cell/>
          <table:table-cell office:value-type="float" office:value="214270" calcext:value-type="float">
            <text:p>214270</text:p>
          </table:table-cell>
          <table:table-cell/>
          <table:table-cell office:value-type="float" office:value="228087" calcext:value-type="float">
            <text:p>228087</text:p>
          </table:table-cell>
          <table:table-cell/>
          <table:table-cell office:value-type="float" office:value="221959" calcext:value-type="float">
            <text:p>221959</text:p>
          </table:table-cell>
          <table:table-cell/>
          <table:table-cell office:value-type="float" office:value="191880" calcext:value-type="float">
            <text:p>191880</text:p>
          </table:table-cell>
          <table:table-cell/>
          <table:table-cell office:value-type="float" office:value="235788" calcext:value-type="float">
            <text:p>235788</text:p>
          </table:table-cell>
          <table:table-cell table:number-columns-repeated="52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Re-Fwrite report</text:p>
          </table:table-cell>
          <table:table-cell table:number-columns-repeated="79"/>
        </table:table-row>
        <table:table-row table:style-name="ro1">
          <table:table-cell table:number-columns-repeated="8"/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16</text:p>
          </table:table-cell>
          <table:table-cell/>
          <table:table-cell table:style-name="ce1" office:value-type="string" calcext:value-type="string">
            <text:p>32</text:p>
          </table:table-cell>
          <table:table-cell/>
          <table:table-cell table:style-name="ce1" office:value-type="string" calcext:value-type="string">
            <text:p>64</text:p>
          </table:table-cell>
          <table:table-cell/>
          <table:table-cell table:style-name="ce1" office:value-type="string" calcext:value-type="string">
            <text:p>128</text:p>
          </table:table-cell>
          <table:table-cell/>
          <table:table-cell table:style-name="ce1" office:value-type="string" calcext:value-type="string">
            <text:p>256</text:p>
          </table:table-cell>
          <table:table-cell/>
          <table:table-cell table:style-name="ce1" office:value-type="string" calcext:value-type="string">
            <text:p>512</text:p>
          </table:table-cell>
          <table:table-cell/>
          <table:table-cell table:style-name="ce1" office:value-type="string" calcext:value-type="string">
            <text:p>1024</text:p>
          </table:table-cell>
          <table:table-cell/>
          <table:table-cell table:style-name="ce1" office:value-type="string" calcext:value-type="string">
            <text:p>2048</text:p>
          </table:table-cell>
          <table:table-cell/>
          <table:table-cell table:style-name="ce1" office:value-type="string" calcext:value-type="string">
            <text:p>4096</text:p>
          </table:table-cell>
          <table:table-cell/>
          <table:table-cell table:style-name="ce1" office:value-type="string" calcext:value-type="string">
            <text:p>8192</text:p>
          </table:table-cell>
          <table:table-cell/>
          <table:table-cell table:style-name="ce1" office:value-type="string" calcext:value-type="string">
            <text:p>16384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64</text:p>
          </table:table-cell>
          <table:table-cell table:number-columns-repeated="2"/>
          <table:table-cell office:value-type="float" office:value="952555" calcext:value-type="float">
            <text:p>952555</text:p>
          </table:table-cell>
          <table:table-cell/>
          <table:table-cell office:value-type="float" office:value="2467108" calcext:value-type="float">
            <text:p>2467108</text:p>
          </table:table-cell>
          <table:table-cell/>
          <table:table-cell office:value-type="float" office:value="3203069" calcext:value-type="float">
            <text:p>3203069</text:p>
          </table:table-cell>
          <table:table-cell/>
          <table:table-cell office:value-type="float" office:value="4988978" calcext:value-type="float">
            <text:p>4988978</text:p>
          </table:table-cell>
          <table:table-cell/>
          <table:table-cell office:value-type="float" office:value="2892445" calcext:value-type="float">
            <text:p>2892445</text:p>
          </table:table-cell>
          <table:table-cell table:number-columns-repeated="68"/>
        </table:table-row>
        <table:table-row table:style-name="ro1">
          <table:table-cell table:style-name="ce1" office:value-type="string" calcext:value-type="string">
            <text:p>128</text:p>
          </table:table-cell>
          <table:table-cell table:number-columns-repeated="2"/>
          <table:table-cell office:value-type="float" office:value="1802755" calcext:value-type="float">
            <text:p>1802755</text:p>
          </table:table-cell>
          <table:table-cell/>
          <table:table-cell office:value-type="float" office:value="2377579" calcext:value-type="float">
            <text:p>2377579</text:p>
          </table:table-cell>
          <table:table-cell/>
          <table:table-cell office:value-type="float" office:value="2784517" calcext:value-type="float">
            <text:p>2784517</text:p>
          </table:table-cell>
          <table:table-cell/>
          <table:table-cell office:value-type="float" office:value="2843510" calcext:value-type="float">
            <text:p>2843510</text:p>
          </table:table-cell>
          <table:table-cell/>
          <table:table-cell office:value-type="float" office:value="4407601" calcext:value-type="float">
            <text:p>4407601</text:p>
          </table:table-cell>
          <table:table-cell/>
          <table:table-cell office:value-type="float" office:value="3468030" calcext:value-type="float">
            <text:p>3468030</text:p>
          </table:table-cell>
          <table:table-cell table:number-columns-repeated="66"/>
        </table:table-row>
        <table:table-row table:style-name="ro1">
          <table:table-cell table:style-name="ce1" office:value-type="string" calcext:value-type="string">
            <text:p>256</text:p>
          </table:table-cell>
          <table:table-cell table:number-columns-repeated="2"/>
          <table:table-cell office:value-type="float" office:value="1855098" calcext:value-type="float">
            <text:p>1855098</text:p>
          </table:table-cell>
          <table:table-cell/>
          <table:table-cell office:value-type="float" office:value="2187712" calcext:value-type="float">
            <text:p>2187712</text:p>
          </table:table-cell>
          <table:table-cell/>
          <table:table-cell office:value-type="float" office:value="2065659" calcext:value-type="float">
            <text:p>2065659</text:p>
          </table:table-cell>
          <table:table-cell/>
          <table:table-cell office:value-type="float" office:value="2943325" calcext:value-type="float">
            <text:p>2943325</text:p>
          </table:table-cell>
          <table:table-cell/>
          <table:table-cell office:value-type="float" office:value="3557725" calcext:value-type="float">
            <text:p>3557725</text:p>
          </table:table-cell>
          <table:table-cell/>
          <table:table-cell office:value-type="float" office:value="5428265" calcext:value-type="float">
            <text:p>5428265</text:p>
          </table:table-cell>
          <table:table-cell/>
          <table:table-cell office:value-type="float" office:value="3410808" calcext:value-type="float">
            <text:p>3410808</text:p>
          </table:table-cell>
          <table:table-cell table:number-columns-repeated="64"/>
        </table:table-row>
        <table:table-row table:style-name="ro1">
          <table:table-cell table:style-name="ce1" office:value-type="string" calcext:value-type="string">
            <text:p>512</text:p>
          </table:table-cell>
          <table:table-cell table:number-columns-repeated="2"/>
          <table:table-cell office:value-type="float" office:value="1835760" calcext:value-type="float">
            <text:p>1835760</text:p>
          </table:table-cell>
          <table:table-cell/>
          <table:table-cell office:value-type="float" office:value="2294796" calcext:value-type="float">
            <text:p>2294796</text:p>
          </table:table-cell>
          <table:table-cell/>
          <table:table-cell office:value-type="float" office:value="2560168" calcext:value-type="float">
            <text:p>2560168</text:p>
          </table:table-cell>
          <table:table-cell/>
          <table:table-cell office:value-type="float" office:value="2638816" calcext:value-type="float">
            <text:p>2638816</text:p>
          </table:table-cell>
          <table:table-cell/>
          <table:table-cell office:value-type="float" office:value="2942541" calcext:value-type="float">
            <text:p>2942541</text:p>
          </table:table-cell>
          <table:table-cell/>
          <table:table-cell office:value-type="float" office:value="3279573" calcext:value-type="float">
            <text:p>3279573</text:p>
          </table:table-cell>
          <table:table-cell/>
          <table:table-cell office:value-type="float" office:value="5127637" calcext:value-type="float">
            <text:p>5127637</text:p>
          </table:table-cell>
          <table:table-cell/>
          <table:table-cell office:value-type="float" office:value="3239989" calcext:value-type="float">
            <text:p>3239989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024</text:p>
          </table:table-cell>
          <table:table-cell table:number-columns-repeated="2"/>
          <table:table-cell office:value-type="float" office:value="1831694" calcext:value-type="float">
            <text:p>1831694</text:p>
          </table:table-cell>
          <table:table-cell/>
          <table:table-cell office:value-type="float" office:value="2201637" calcext:value-type="float">
            <text:p>2201637</text:p>
          </table:table-cell>
          <table:table-cell/>
          <table:table-cell office:value-type="float" office:value="2386350" calcext:value-type="float">
            <text:p>2386350</text:p>
          </table:table-cell>
          <table:table-cell/>
          <table:table-cell office:value-type="float" office:value="2619192" calcext:value-type="float">
            <text:p>2619192</text:p>
          </table:table-cell>
          <table:table-cell/>
          <table:table-cell office:value-type="float" office:value="2842832" calcext:value-type="float">
            <text:p>2842832</text:p>
          </table:table-cell>
          <table:table-cell/>
          <table:table-cell office:value-type="float" office:value="3046495" calcext:value-type="float">
            <text:p>3046495</text:p>
          </table:table-cell>
          <table:table-cell/>
          <table:table-cell office:value-type="float" office:value="3544270" calcext:value-type="float">
            <text:p>3544270</text:p>
          </table:table-cell>
          <table:table-cell/>
          <table:table-cell office:value-type="float" office:value="5096034" calcext:value-type="float">
            <text:p>5096034</text:p>
          </table:table-cell>
          <table:table-cell/>
          <table:table-cell office:value-type="float" office:value="3200886" calcext:value-type="float">
            <text:p>3200886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2048</text:p>
          </table:table-cell>
          <table:table-cell table:number-columns-repeated="2"/>
          <table:table-cell office:value-type="float" office:value="1871932" calcext:value-type="float">
            <text:p>1871932</text:p>
          </table:table-cell>
          <table:table-cell/>
          <table:table-cell office:value-type="float" office:value="2126850" calcext:value-type="float">
            <text:p>2126850</text:p>
          </table:table-cell>
          <table:table-cell/>
          <table:table-cell office:value-type="float" office:value="2443928" calcext:value-type="float">
            <text:p>2443928</text:p>
          </table:table-cell>
          <table:table-cell/>
          <table:table-cell office:value-type="float" office:value="2497215" calcext:value-type="float">
            <text:p>2497215</text:p>
          </table:table-cell>
          <table:table-cell/>
          <table:table-cell office:value-type="float" office:value="2701402" calcext:value-type="float">
            <text:p>2701402</text:p>
          </table:table-cell>
          <table:table-cell/>
          <table:table-cell office:value-type="float" office:value="2691246" calcext:value-type="float">
            <text:p>2691246</text:p>
          </table:table-cell>
          <table:table-cell/>
          <table:table-cell office:value-type="float" office:value="3074635" calcext:value-type="float">
            <text:p>3074635</text:p>
          </table:table-cell>
          <table:table-cell/>
          <table:table-cell office:value-type="float" office:value="3180508" calcext:value-type="float">
            <text:p>3180508</text:p>
          </table:table-cell>
          <table:table-cell/>
          <table:table-cell office:value-type="float" office:value="5264067" calcext:value-type="float">
            <text:p>5264067</text:p>
          </table:table-cell>
          <table:table-cell/>
          <table:table-cell office:value-type="float" office:value="3277593" calcext:value-type="float">
            <text:p>3277593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4096</text:p>
          </table:table-cell>
          <table:table-cell table:number-columns-repeated="2"/>
          <table:table-cell office:value-type="float" office:value="1857522" calcext:value-type="float">
            <text:p>1857522</text:p>
          </table:table-cell>
          <table:table-cell/>
          <table:table-cell office:value-type="float" office:value="2090820" calcext:value-type="float">
            <text:p>2090820</text:p>
          </table:table-cell>
          <table:table-cell/>
          <table:table-cell office:value-type="float" office:value="2454335" calcext:value-type="float">
            <text:p>2454335</text:p>
          </table:table-cell>
          <table:table-cell/>
          <table:table-cell office:value-type="float" office:value="2654571" calcext:value-type="float">
            <text:p>2654571</text:p>
          </table:table-cell>
          <table:table-cell/>
          <table:table-cell office:value-type="float" office:value="2576153" calcext:value-type="float">
            <text:p>2576153</text:p>
          </table:table-cell>
          <table:table-cell/>
          <table:table-cell office:value-type="float" office:value="2684436" calcext:value-type="float">
            <text:p>2684436</text:p>
          </table:table-cell>
          <table:table-cell/>
          <table:table-cell office:value-type="float" office:value="2864359" calcext:value-type="float">
            <text:p>2864359</text:p>
          </table:table-cell>
          <table:table-cell/>
          <table:table-cell office:value-type="float" office:value="3045641" calcext:value-type="float">
            <text:p>3045641</text:p>
          </table:table-cell>
          <table:table-cell/>
          <table:table-cell office:value-type="float" office:value="3468714" calcext:value-type="float">
            <text:p>3468714</text:p>
          </table:table-cell>
          <table:table-cell/>
          <table:table-cell office:value-type="float" office:value="4768469" calcext:value-type="float">
            <text:p>4768469</text:p>
          </table:table-cell>
          <table:table-cell/>
          <table:table-cell office:value-type="float" office:value="2968287" calcext:value-type="float">
            <text:p>2968287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8192</text:p>
          </table:table-cell>
          <table:table-cell table:number-columns-repeated="2"/>
          <table:table-cell office:value-type="float" office:value="1824074" calcext:value-type="float">
            <text:p>1824074</text:p>
          </table:table-cell>
          <table:table-cell/>
          <table:table-cell office:value-type="float" office:value="2083948" calcext:value-type="float">
            <text:p>2083948</text:p>
          </table:table-cell>
          <table:table-cell/>
          <table:table-cell office:value-type="float" office:value="2373925" calcext:value-type="float">
            <text:p>2373925</text:p>
          </table:table-cell>
          <table:table-cell/>
          <table:table-cell office:value-type="float" office:value="2446960" calcext:value-type="float">
            <text:p>2446960</text:p>
          </table:table-cell>
          <table:table-cell/>
          <table:table-cell office:value-type="float" office:value="2580178" calcext:value-type="float">
            <text:p>2580178</text:p>
          </table:table-cell>
          <table:table-cell/>
          <table:table-cell office:value-type="float" office:value="2603837" calcext:value-type="float">
            <text:p>2603837</text:p>
          </table:table-cell>
          <table:table-cell/>
          <table:table-cell office:value-type="float" office:value="2725058" calcext:value-type="float">
            <text:p>2725058</text:p>
          </table:table-cell>
          <table:table-cell/>
          <table:table-cell office:value-type="float" office:value="2786495" calcext:value-type="float">
            <text:p>2786495</text:p>
          </table:table-cell>
          <table:table-cell/>
          <table:table-cell office:value-type="float" office:value="2802633" calcext:value-type="float">
            <text:p>2802633</text:p>
          </table:table-cell>
          <table:table-cell/>
          <table:table-cell office:value-type="float" office:value="3289963" calcext:value-type="float">
            <text:p>3289963</text:p>
          </table:table-cell>
          <table:table-cell/>
          <table:table-cell office:value-type="float" office:value="4437634" calcext:value-type="float">
            <text:p>4437634</text:p>
          </table:table-cell>
          <table:table-cell/>
          <table:table-cell office:value-type="float" office:value="2734384" calcext:value-type="float">
            <text:p>2734384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16384</text:p>
          </table:table-cell>
          <table:table-cell table:number-columns-repeated="2"/>
          <table:table-cell office:value-type="float" office:value="1803575" calcext:value-type="float">
            <text:p>1803575</text:p>
          </table:table-cell>
          <table:table-cell/>
          <table:table-cell office:value-type="float" office:value="2124722" calcext:value-type="float">
            <text:p>2124722</text:p>
          </table:table-cell>
          <table:table-cell/>
          <table:table-cell office:value-type="float" office:value="2068691" calcext:value-type="float">
            <text:p>2068691</text:p>
          </table:table-cell>
          <table:table-cell/>
          <table:table-cell office:value-type="float" office:value="2385198" calcext:value-type="float">
            <text:p>2385198</text:p>
          </table:table-cell>
          <table:table-cell/>
          <table:table-cell office:value-type="float" office:value="2491478" calcext:value-type="float">
            <text:p>2491478</text:p>
          </table:table-cell>
          <table:table-cell/>
          <table:table-cell office:value-type="float" office:value="2309913" calcext:value-type="float">
            <text:p>2309913</text:p>
          </table:table-cell>
          <table:table-cell/>
          <table:table-cell office:value-type="float" office:value="2625606" calcext:value-type="float">
            <text:p>2625606</text:p>
          </table:table-cell>
          <table:table-cell/>
          <table:table-cell office:value-type="float" office:value="2618502" calcext:value-type="float">
            <text:p>2618502</text:p>
          </table:table-cell>
          <table:table-cell/>
          <table:table-cell office:value-type="float" office:value="2725254" calcext:value-type="float">
            <text:p>2725254</text:p>
          </table:table-cell>
          <table:table-cell/>
          <table:table-cell office:value-type="float" office:value="2485441" calcext:value-type="float">
            <text:p>2485441</text:p>
          </table:table-cell>
          <table:table-cell/>
          <table:table-cell office:value-type="float" office:value="3032927" calcext:value-type="float">
            <text:p>3032927</text:p>
          </table:table-cell>
          <table:table-cell/>
          <table:table-cell office:value-type="float" office:value="4289121" calcext:value-type="float">
            <text:p>4289121</text:p>
          </table:table-cell>
          <table:table-cell/>
          <table:table-cell office:value-type="float" office:value="2421507" calcext:value-type="float">
            <text:p>2421507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3276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495450" calcext:value-type="float">
            <text:p>2495450</text:p>
          </table:table-cell>
          <table:table-cell/>
          <table:table-cell office:value-type="float" office:value="2546070" calcext:value-type="float">
            <text:p>2546070</text:p>
          </table:table-cell>
          <table:table-cell/>
          <table:table-cell office:value-type="float" office:value="2432125" calcext:value-type="float">
            <text:p>2432125</text:p>
          </table:table-cell>
          <table:table-cell/>
          <table:table-cell office:value-type="float" office:value="2608107" calcext:value-type="float">
            <text:p>2608107</text:p>
          </table:table-cell>
          <table:table-cell/>
          <table:table-cell office:value-type="float" office:value="2435357" calcext:value-type="float">
            <text:p>2435357</text:p>
          </table:table-cell>
          <table:table-cell/>
          <table:table-cell office:value-type="float" office:value="2635363" calcext:value-type="float">
            <text:p>2635363</text:p>
          </table:table-cell>
          <table:table-cell/>
          <table:table-cell office:value-type="float" office:value="2729519" calcext:value-type="float">
            <text:p>2729519</text:p>
          </table:table-cell>
          <table:table-cell/>
          <table:table-cell office:value-type="float" office:value="2981076" calcext:value-type="float">
            <text:p>2981076</text:p>
          </table:table-cell>
          <table:table-cell/>
          <table:table-cell office:value-type="float" office:value="4252205" calcext:value-type="float">
            <text:p>4252205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6553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422775" calcext:value-type="float">
            <text:p>2422775</text:p>
          </table:table-cell>
          <table:table-cell/>
          <table:table-cell office:value-type="float" office:value="2472039" calcext:value-type="float">
            <text:p>2472039</text:p>
          </table:table-cell>
          <table:table-cell/>
          <table:table-cell office:value-type="float" office:value="2506825" calcext:value-type="float">
            <text:p>2506825</text:p>
          </table:table-cell>
          <table:table-cell/>
          <table:table-cell office:value-type="float" office:value="2526525" calcext:value-type="float">
            <text:p>2526525</text:p>
          </table:table-cell>
          <table:table-cell/>
          <table:table-cell office:value-type="float" office:value="2621034" calcext:value-type="float">
            <text:p>2621034</text:p>
          </table:table-cell>
          <table:table-cell/>
          <table:table-cell office:value-type="float" office:value="2549348" calcext:value-type="float">
            <text:p>2549348</text:p>
          </table:table-cell>
          <table:table-cell/>
          <table:table-cell office:value-type="float" office:value="2569653" calcext:value-type="float">
            <text:p>2569653</text:p>
          </table:table-cell>
          <table:table-cell/>
          <table:table-cell office:value-type="float" office:value="2559508" calcext:value-type="float">
            <text:p>2559508</text:p>
          </table:table-cell>
          <table:table-cell/>
          <table:table-cell office:value-type="float" office:value="2904709" calcext:value-type="float">
            <text:p>2904709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310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755209" calcext:value-type="float">
            <text:p>1755209</text:p>
          </table:table-cell>
          <table:table-cell/>
          <table:table-cell office:value-type="float" office:value="1573118" calcext:value-type="float">
            <text:p>1573118</text:p>
          </table:table-cell>
          <table:table-cell/>
          <table:table-cell office:value-type="float" office:value="1586712" calcext:value-type="float">
            <text:p>1586712</text:p>
          </table:table-cell>
          <table:table-cell/>
          <table:table-cell office:value-type="float" office:value="1595618" calcext:value-type="float">
            <text:p>1595618</text:p>
          </table:table-cell>
          <table:table-cell/>
          <table:table-cell office:value-type="float" office:value="1820818" calcext:value-type="float">
            <text:p>1820818</text:p>
          </table:table-cell>
          <table:table-cell/>
          <table:table-cell office:value-type="float" office:value="1777995" calcext:value-type="float">
            <text:p>1777995</text:p>
          </table:table-cell>
          <table:table-cell/>
          <table:table-cell office:value-type="float" office:value="1957326" calcext:value-type="float">
            <text:p>1957326</text:p>
          </table:table-cell>
          <table:table-cell/>
          <table:table-cell office:value-type="float" office:value="2020813" calcext:value-type="float">
            <text:p>2020813</text:p>
          </table:table-cell>
          <table:table-cell/>
          <table:table-cell office:value-type="float" office:value="2520176" calcext:value-type="float">
            <text:p>2520176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621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10280" calcext:value-type="float">
            <text:p>510280</text:p>
          </table:table-cell>
          <table:table-cell/>
          <table:table-cell office:value-type="float" office:value="449576" calcext:value-type="float">
            <text:p>449576</text:p>
          </table:table-cell>
          <table:table-cell/>
          <table:table-cell office:value-type="float" office:value="381162" calcext:value-type="float">
            <text:p>381162</text:p>
          </table:table-cell>
          <table:table-cell/>
          <table:table-cell office:value-type="float" office:value="499515" calcext:value-type="float">
            <text:p>499515</text:p>
          </table:table-cell>
          <table:table-cell/>
          <table:table-cell office:value-type="float" office:value="418550" calcext:value-type="float">
            <text:p>418550</text:p>
          </table:table-cell>
          <table:table-cell/>
          <table:table-cell office:value-type="float" office:value="336538" calcext:value-type="float">
            <text:p>336538</text:p>
          </table:table-cell>
          <table:table-cell/>
          <table:table-cell office:value-type="float" office:value="329667" calcext:value-type="float">
            <text:p>329667</text:p>
          </table:table-cell>
          <table:table-cell/>
          <table:table-cell office:value-type="float" office:value="374056" calcext:value-type="float">
            <text:p>374056</text:p>
          </table:table-cell>
          <table:table-cell/>
          <table:table-cell office:value-type="float" office:value="435770" calcext:value-type="float">
            <text:p>435770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52428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42400" calcext:value-type="float">
            <text:p>242400</text:p>
          </table:table-cell>
          <table:table-cell/>
          <table:table-cell office:value-type="float" office:value="248375" calcext:value-type="float">
            <text:p>248375</text:p>
          </table:table-cell>
          <table:table-cell/>
          <table:table-cell office:value-type="float" office:value="295343" calcext:value-type="float">
            <text:p>295343</text:p>
          </table:table-cell>
          <table:table-cell/>
          <table:table-cell office:value-type="float" office:value="231025" calcext:value-type="float">
            <text:p>231025</text:p>
          </table:table-cell>
          <table:table-cell/>
          <table:table-cell office:value-type="float" office:value="256320" calcext:value-type="float">
            <text:p>256320</text:p>
          </table:table-cell>
          <table:table-cell/>
          <table:table-cell office:value-type="float" office:value="227412" calcext:value-type="float">
            <text:p>227412</text:p>
          </table:table-cell>
          <table:table-cell/>
          <table:table-cell office:value-type="float" office:value="241889" calcext:value-type="float">
            <text:p>241889</text:p>
          </table:table-cell>
          <table:table-cell/>
          <table:table-cell office:value-type="float" office:value="220110" calcext:value-type="float">
            <text:p>220110</text:p>
          </table:table-cell>
          <table:table-cell/>
          <table:table-cell office:value-type="float" office:value="232001" calcext:value-type="float">
            <text:p>232001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04857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96535" calcext:value-type="float">
            <text:p>196535</text:p>
          </table:table-cell>
          <table:table-cell/>
          <table:table-cell office:value-type="float" office:value="212933" calcext:value-type="float">
            <text:p>212933</text:p>
          </table:table-cell>
          <table:table-cell/>
          <table:table-cell office:value-type="float" office:value="208608" calcext:value-type="float">
            <text:p>208608</text:p>
          </table:table-cell>
          <table:table-cell/>
          <table:table-cell office:value-type="float" office:value="220750" calcext:value-type="float">
            <text:p>220750</text:p>
          </table:table-cell>
          <table:table-cell/>
          <table:table-cell office:value-type="float" office:value="205732" calcext:value-type="float">
            <text:p>205732</text:p>
          </table:table-cell>
          <table:table-cell/>
          <table:table-cell office:value-type="float" office:value="228775" calcext:value-type="float">
            <text:p>228775</text:p>
          </table:table-cell>
          <table:table-cell/>
          <table:table-cell office:value-type="float" office:value="203408" calcext:value-type="float">
            <text:p>203408</text:p>
          </table:table-cell>
          <table:table-cell/>
          <table:table-cell office:value-type="float" office:value="235030" calcext:value-type="float">
            <text:p>235030</text:p>
          </table:table-cell>
          <table:table-cell/>
          <table:table-cell office:value-type="float" office:value="216059" calcext:value-type="float">
            <text:p>216059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09715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09610" calcext:value-type="float">
            <text:p>209610</text:p>
          </table:table-cell>
          <table:table-cell/>
          <table:table-cell office:value-type="float" office:value="222456" calcext:value-type="float">
            <text:p>222456</text:p>
          </table:table-cell>
          <table:table-cell/>
          <table:table-cell office:value-type="float" office:value="216826" calcext:value-type="float">
            <text:p>216826</text:p>
          </table:table-cell>
          <table:table-cell/>
          <table:table-cell office:value-type="float" office:value="224355" calcext:value-type="float">
            <text:p>224355</text:p>
          </table:table-cell>
          <table:table-cell/>
          <table:table-cell office:value-type="float" office:value="226126" calcext:value-type="float">
            <text:p>226126</text:p>
          </table:table-cell>
          <table:table-cell/>
          <table:table-cell office:value-type="float" office:value="255763" calcext:value-type="float">
            <text:p>255763</text:p>
          </table:table-cell>
          <table:table-cell/>
          <table:table-cell office:value-type="float" office:value="243790" calcext:value-type="float">
            <text:p>243790</text:p>
          </table:table-cell>
          <table:table-cell/>
          <table:table-cell office:value-type="float" office:value="201673" calcext:value-type="float">
            <text:p>201673</text:p>
          </table:table-cell>
          <table:table-cell/>
          <table:table-cell office:value-type="float" office:value="233272" calcext:value-type="float">
            <text:p>233272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41943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30595" calcext:value-type="float">
            <text:p>230595</text:p>
          </table:table-cell>
          <table:table-cell/>
          <table:table-cell office:value-type="float" office:value="252598" calcext:value-type="float">
            <text:p>252598</text:p>
          </table:table-cell>
          <table:table-cell/>
          <table:table-cell office:value-type="float" office:value="239637" calcext:value-type="float">
            <text:p>239637</text:p>
          </table:table-cell>
          <table:table-cell/>
          <table:table-cell office:value-type="float" office:value="244062" calcext:value-type="float">
            <text:p>244062</text:p>
          </table:table-cell>
          <table:table-cell/>
          <table:table-cell office:value-type="float" office:value="221045" calcext:value-type="float">
            <text:p>221045</text:p>
          </table:table-cell>
          <table:table-cell/>
          <table:table-cell office:value-type="float" office:value="230149" calcext:value-type="float">
            <text:p>230149</text:p>
          </table:table-cell>
          <table:table-cell/>
          <table:table-cell office:value-type="float" office:value="240022" calcext:value-type="float">
            <text:p>240022</text:p>
          </table:table-cell>
          <table:table-cell/>
          <table:table-cell office:value-type="float" office:value="242203" calcext:value-type="float">
            <text:p>242203</text:p>
          </table:table-cell>
          <table:table-cell/>
          <table:table-cell office:value-type="float" office:value="242781" calcext:value-type="float">
            <text:p>242781</text:p>
          </table:table-cell>
          <table:table-cell table:number-columns-repeated="52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Fread report</text:p>
          </table:table-cell>
          <table:table-cell table:number-columns-repeated="79"/>
        </table:table-row>
        <table:table-row table:style-name="ro1">
          <table:table-cell table:number-columns-repeated="8"/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16</text:p>
          </table:table-cell>
          <table:table-cell/>
          <table:table-cell table:style-name="ce1" office:value-type="string" calcext:value-type="string">
            <text:p>32</text:p>
          </table:table-cell>
          <table:table-cell/>
          <table:table-cell table:style-name="ce1" office:value-type="string" calcext:value-type="string">
            <text:p>64</text:p>
          </table:table-cell>
          <table:table-cell/>
          <table:table-cell table:style-name="ce1" office:value-type="string" calcext:value-type="string">
            <text:p>128</text:p>
          </table:table-cell>
          <table:table-cell/>
          <table:table-cell table:style-name="ce1" office:value-type="string" calcext:value-type="string">
            <text:p>256</text:p>
          </table:table-cell>
          <table:table-cell/>
          <table:table-cell table:style-name="ce1" office:value-type="string" calcext:value-type="string">
            <text:p>512</text:p>
          </table:table-cell>
          <table:table-cell/>
          <table:table-cell table:style-name="ce1" office:value-type="string" calcext:value-type="string">
            <text:p>1024</text:p>
          </table:table-cell>
          <table:table-cell/>
          <table:table-cell table:style-name="ce1" office:value-type="string" calcext:value-type="string">
            <text:p>2048</text:p>
          </table:table-cell>
          <table:table-cell/>
          <table:table-cell table:style-name="ce1" office:value-type="string" calcext:value-type="string">
            <text:p>4096</text:p>
          </table:table-cell>
          <table:table-cell/>
          <table:table-cell table:style-name="ce1" office:value-type="string" calcext:value-type="string">
            <text:p>8192</text:p>
          </table:table-cell>
          <table:table-cell/>
          <table:table-cell table:style-name="ce1" office:value-type="string" calcext:value-type="string">
            <text:p>16384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64</text:p>
          </table:table-cell>
          <table:table-cell table:number-columns-repeated="2"/>
          <table:table-cell office:value-type="float" office:value="3541098" calcext:value-type="float">
            <text:p>3541098</text:p>
          </table:table-cell>
          <table:table-cell/>
          <table:table-cell office:value-type="float" office:value="5860307" calcext:value-type="float">
            <text:p>5860307</text:p>
          </table:table-cell>
          <table:table-cell/>
          <table:table-cell office:value-type="float" office:value="8182586" calcext:value-type="float">
            <text:p>8182586</text:p>
          </table:table-cell>
          <table:table-cell/>
          <table:table-cell office:value-type="float" office:value="6421025" calcext:value-type="float">
            <text:p>6421025</text:p>
          </table:table-cell>
          <table:table-cell/>
          <table:table-cell office:value-type="float" office:value="9006179" calcext:value-type="float">
            <text:p>9006179</text:p>
          </table:table-cell>
          <table:table-cell table:number-columns-repeated="68"/>
        </table:table-row>
        <table:table-row table:style-name="ro1">
          <table:table-cell table:style-name="ce1" office:value-type="string" calcext:value-type="string">
            <text:p>128</text:p>
          </table:table-cell>
          <table:table-cell table:number-columns-repeated="2"/>
          <table:table-cell office:value-type="float" office:value="3657016" calcext:value-type="float">
            <text:p>3657016</text:p>
          </table:table-cell>
          <table:table-cell/>
          <table:table-cell office:value-type="float" office:value="6406138" calcext:value-type="float">
            <text:p>6406138</text:p>
          </table:table-cell>
          <table:table-cell/>
          <table:table-cell office:value-type="float" office:value="8036304" calcext:value-type="float">
            <text:p>8036304</text:p>
          </table:table-cell>
          <table:table-cell/>
          <table:table-cell office:value-type="float" office:value="9795896" calcext:value-type="float">
            <text:p>9795896</text:p>
          </table:table-cell>
          <table:table-cell/>
          <table:table-cell office:value-type="float" office:value="7176872" calcext:value-type="float">
            <text:p>7176872</text:p>
          </table:table-cell>
          <table:table-cell/>
          <table:table-cell office:value-type="float" office:value="8548124" calcext:value-type="float">
            <text:p>8548124</text:p>
          </table:table-cell>
          <table:table-cell table:number-columns-repeated="66"/>
        </table:table-row>
        <table:table-row table:style-name="ro1">
          <table:table-cell table:style-name="ce1" office:value-type="string" calcext:value-type="string">
            <text:p>256</text:p>
          </table:table-cell>
          <table:table-cell table:number-columns-repeated="2"/>
          <table:table-cell office:value-type="float" office:value="3935921" calcext:value-type="float">
            <text:p>3935921</text:p>
          </table:table-cell>
          <table:table-cell/>
          <table:table-cell office:value-type="float" office:value="5687020" calcext:value-type="float">
            <text:p>5687020</text:p>
          </table:table-cell>
          <table:table-cell/>
          <table:table-cell office:value-type="float" office:value="7314033" calcext:value-type="float">
            <text:p>7314033</text:p>
          </table:table-cell>
          <table:table-cell/>
          <table:table-cell office:value-type="float" office:value="7965107" calcext:value-type="float">
            <text:p>7965107</text:p>
          </table:table-cell>
          <table:table-cell/>
          <table:table-cell office:value-type="float" office:value="8815202" calcext:value-type="float">
            <text:p>8815202</text:p>
          </table:table-cell>
          <table:table-cell/>
          <table:table-cell office:value-type="float" office:value="8271916" calcext:value-type="float">
            <text:p>8271916</text:p>
          </table:table-cell>
          <table:table-cell/>
          <table:table-cell office:value-type="float" office:value="9868433" calcext:value-type="float">
            <text:p>9868433</text:p>
          </table:table-cell>
          <table:table-cell table:number-columns-repeated="64"/>
        </table:table-row>
        <table:table-row table:style-name="ro1">
          <table:table-cell table:style-name="ce1" office:value-type="string" calcext:value-type="string">
            <text:p>512</text:p>
          </table:table-cell>
          <table:table-cell table:number-columns-repeated="2"/>
          <table:table-cell office:value-type="float" office:value="4375425" calcext:value-type="float">
            <text:p>4375425</text:p>
          </table:table-cell>
          <table:table-cell/>
          <table:table-cell office:value-type="float" office:value="5744919" calcext:value-type="float">
            <text:p>5744919</text:p>
          </table:table-cell>
          <table:table-cell/>
          <table:table-cell office:value-type="float" office:value="6472112" calcext:value-type="float">
            <text:p>6472112</text:p>
          </table:table-cell>
          <table:table-cell/>
          <table:table-cell office:value-type="float" office:value="6018636" calcext:value-type="float">
            <text:p>6018636</text:p>
          </table:table-cell>
          <table:table-cell/>
          <table:table-cell office:value-type="float" office:value="8701110" calcext:value-type="float">
            <text:p>8701110</text:p>
          </table:table-cell>
          <table:table-cell/>
          <table:table-cell office:value-type="float" office:value="8844453" calcext:value-type="float">
            <text:p>8844453</text:p>
          </table:table-cell>
          <table:table-cell/>
          <table:table-cell office:value-type="float" office:value="7435738" calcext:value-type="float">
            <text:p>7435738</text:p>
          </table:table-cell>
          <table:table-cell/>
          <table:table-cell office:value-type="float" office:value="6843354" calcext:value-type="float">
            <text:p>6843354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024</text:p>
          </table:table-cell>
          <table:table-cell table:number-columns-repeated="2"/>
          <table:table-cell office:value-type="float" office:value="4079544" calcext:value-type="float">
            <text:p>4079544</text:p>
          </table:table-cell>
          <table:table-cell/>
          <table:table-cell office:value-type="float" office:value="5885083" calcext:value-type="float">
            <text:p>5885083</text:p>
          </table:table-cell>
          <table:table-cell/>
          <table:table-cell office:value-type="float" office:value="7220790" calcext:value-type="float">
            <text:p>7220790</text:p>
          </table:table-cell>
          <table:table-cell/>
          <table:table-cell office:value-type="float" office:value="7941793" calcext:value-type="float">
            <text:p>7941793</text:p>
          </table:table-cell>
          <table:table-cell/>
          <table:table-cell office:value-type="float" office:value="9064828" calcext:value-type="float">
            <text:p>9064828</text:p>
          </table:table-cell>
          <table:table-cell/>
          <table:table-cell office:value-type="float" office:value="9220512" calcext:value-type="float">
            <text:p>9220512</text:p>
          </table:table-cell>
          <table:table-cell/>
          <table:table-cell office:value-type="float" office:value="9142007" calcext:value-type="float">
            <text:p>9142007</text:p>
          </table:table-cell>
          <table:table-cell/>
          <table:table-cell office:value-type="float" office:value="8822754" calcext:value-type="float">
            <text:p>8822754</text:p>
          </table:table-cell>
          <table:table-cell/>
          <table:table-cell office:value-type="float" office:value="6529233" calcext:value-type="float">
            <text:p>6529233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2048</text:p>
          </table:table-cell>
          <table:table-cell table:number-columns-repeated="2"/>
          <table:table-cell office:value-type="float" office:value="4138120" calcext:value-type="float">
            <text:p>4138120</text:p>
          </table:table-cell>
          <table:table-cell/>
          <table:table-cell office:value-type="float" office:value="5852228" calcext:value-type="float">
            <text:p>5852228</text:p>
          </table:table-cell>
          <table:table-cell/>
          <table:table-cell office:value-type="float" office:value="6990474" calcext:value-type="float">
            <text:p>6990474</text:p>
          </table:table-cell>
          <table:table-cell/>
          <table:table-cell office:value-type="float" office:value="7933034" calcext:value-type="float">
            <text:p>7933034</text:p>
          </table:table-cell>
          <table:table-cell/>
          <table:table-cell office:value-type="float" office:value="7761014" calcext:value-type="float">
            <text:p>7761014</text:p>
          </table:table-cell>
          <table:table-cell/>
          <table:table-cell office:value-type="float" office:value="8464610" calcext:value-type="float">
            <text:p>8464610</text:p>
          </table:table-cell>
          <table:table-cell/>
          <table:table-cell office:value-type="float" office:value="6649556" calcext:value-type="float">
            <text:p>6649556</text:p>
          </table:table-cell>
          <table:table-cell/>
          <table:table-cell office:value-type="float" office:value="7817519" calcext:value-type="float">
            <text:p>7817519</text:p>
          </table:table-cell>
          <table:table-cell/>
          <table:table-cell office:value-type="float" office:value="8431376" calcext:value-type="float">
            <text:p>8431376</text:p>
          </table:table-cell>
          <table:table-cell/>
          <table:table-cell office:value-type="float" office:value="7582884" calcext:value-type="float">
            <text:p>7582884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4096</text:p>
          </table:table-cell>
          <table:table-cell table:number-columns-repeated="2"/>
          <table:table-cell office:value-type="float" office:value="3897601" calcext:value-type="float">
            <text:p>3897601</text:p>
          </table:table-cell>
          <table:table-cell/>
          <table:table-cell office:value-type="float" office:value="4408705" calcext:value-type="float">
            <text:p>4408705</text:p>
          </table:table-cell>
          <table:table-cell/>
          <table:table-cell office:value-type="float" office:value="6605595" calcext:value-type="float">
            <text:p>6605595</text:p>
          </table:table-cell>
          <table:table-cell/>
          <table:table-cell office:value-type="float" office:value="5618365" calcext:value-type="float">
            <text:p>5618365</text:p>
          </table:table-cell>
          <table:table-cell/>
          <table:table-cell office:value-type="float" office:value="6379914" calcext:value-type="float">
            <text:p>6379914</text:p>
          </table:table-cell>
          <table:table-cell/>
          <table:table-cell office:value-type="float" office:value="7447471" calcext:value-type="float">
            <text:p>7447471</text:p>
          </table:table-cell>
          <table:table-cell/>
          <table:table-cell office:value-type="float" office:value="7405736" calcext:value-type="float">
            <text:p>7405736</text:p>
          </table:table-cell>
          <table:table-cell/>
          <table:table-cell office:value-type="float" office:value="7085049" calcext:value-type="float">
            <text:p>7085049</text:p>
          </table:table-cell>
          <table:table-cell/>
          <table:table-cell office:value-type="float" office:value="6724530" calcext:value-type="float">
            <text:p>6724530</text:p>
          </table:table-cell>
          <table:table-cell/>
          <table:table-cell office:value-type="float" office:value="6562698" calcext:value-type="float">
            <text:p>6562698</text:p>
          </table:table-cell>
          <table:table-cell/>
          <table:table-cell office:value-type="float" office:value="5689064" calcext:value-type="float">
            <text:p>5689064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8192</text:p>
          </table:table-cell>
          <table:table-cell table:number-columns-repeated="2"/>
          <table:table-cell office:value-type="float" office:value="3524869" calcext:value-type="float">
            <text:p>3524869</text:p>
          </table:table-cell>
          <table:table-cell/>
          <table:table-cell office:value-type="float" office:value="4926264" calcext:value-type="float">
            <text:p>4926264</text:p>
          </table:table-cell>
          <table:table-cell/>
          <table:table-cell office:value-type="float" office:value="5975808" calcext:value-type="float">
            <text:p>5975808</text:p>
          </table:table-cell>
          <table:table-cell/>
          <table:table-cell office:value-type="float" office:value="6575012" calcext:value-type="float">
            <text:p>6575012</text:p>
          </table:table-cell>
          <table:table-cell/>
          <table:table-cell office:value-type="float" office:value="6713763" calcext:value-type="float">
            <text:p>6713763</text:p>
          </table:table-cell>
          <table:table-cell/>
          <table:table-cell office:value-type="float" office:value="6995337" calcext:value-type="float">
            <text:p>6995337</text:p>
          </table:table-cell>
          <table:table-cell/>
          <table:table-cell office:value-type="float" office:value="6782679" calcext:value-type="float">
            <text:p>6782679</text:p>
          </table:table-cell>
          <table:table-cell/>
          <table:table-cell office:value-type="float" office:value="6943036" calcext:value-type="float">
            <text:p>6943036</text:p>
          </table:table-cell>
          <table:table-cell/>
          <table:table-cell office:value-type="float" office:value="6248582" calcext:value-type="float">
            <text:p>6248582</text:p>
          </table:table-cell>
          <table:table-cell/>
          <table:table-cell office:value-type="float" office:value="6163396" calcext:value-type="float">
            <text:p>6163396</text:p>
          </table:table-cell>
          <table:table-cell/>
          <table:table-cell office:value-type="float" office:value="5501249" calcext:value-type="float">
            <text:p>5501249</text:p>
          </table:table-cell>
          <table:table-cell/>
          <table:table-cell office:value-type="float" office:value="5302587" calcext:value-type="float">
            <text:p>5302587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16384</text:p>
          </table:table-cell>
          <table:table-cell table:number-columns-repeated="2"/>
          <table:table-cell office:value-type="float" office:value="3485148" calcext:value-type="float">
            <text:p>3485148</text:p>
          </table:table-cell>
          <table:table-cell/>
          <table:table-cell office:value-type="float" office:value="4847317" calcext:value-type="float">
            <text:p>4847317</text:p>
          </table:table-cell>
          <table:table-cell/>
          <table:table-cell office:value-type="float" office:value="5370049" calcext:value-type="float">
            <text:p>5370049</text:p>
          </table:table-cell>
          <table:table-cell/>
          <table:table-cell office:value-type="float" office:value="6455075" calcext:value-type="float">
            <text:p>6455075</text:p>
          </table:table-cell>
          <table:table-cell/>
          <table:table-cell office:value-type="float" office:value="6789921" calcext:value-type="float">
            <text:p>6789921</text:p>
          </table:table-cell>
          <table:table-cell/>
          <table:table-cell office:value-type="float" office:value="6778535" calcext:value-type="float">
            <text:p>6778535</text:p>
          </table:table-cell>
          <table:table-cell/>
          <table:table-cell office:value-type="float" office:value="6176029" calcext:value-type="float">
            <text:p>6176029</text:p>
          </table:table-cell>
          <table:table-cell/>
          <table:table-cell office:value-type="float" office:value="6468442" calcext:value-type="float">
            <text:p>6468442</text:p>
          </table:table-cell>
          <table:table-cell/>
          <table:table-cell office:value-type="float" office:value="6337794" calcext:value-type="float">
            <text:p>6337794</text:p>
          </table:table-cell>
          <table:table-cell/>
          <table:table-cell office:value-type="float" office:value="6217378" calcext:value-type="float">
            <text:p>6217378</text:p>
          </table:table-cell>
          <table:table-cell/>
          <table:table-cell office:value-type="float" office:value="5643473" calcext:value-type="float">
            <text:p>5643473</text:p>
          </table:table-cell>
          <table:table-cell/>
          <table:table-cell office:value-type="float" office:value="5251451" calcext:value-type="float">
            <text:p>5251451</text:p>
          </table:table-cell>
          <table:table-cell/>
          <table:table-cell office:value-type="float" office:value="5264728" calcext:value-type="float">
            <text:p>5264728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3276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636022" calcext:value-type="float">
            <text:p>5636022</text:p>
          </table:table-cell>
          <table:table-cell/>
          <table:table-cell office:value-type="float" office:value="6368868" calcext:value-type="float">
            <text:p>6368868</text:p>
          </table:table-cell>
          <table:table-cell/>
          <table:table-cell office:value-type="float" office:value="6347690" calcext:value-type="float">
            <text:p>6347690</text:p>
          </table:table-cell>
          <table:table-cell/>
          <table:table-cell office:value-type="float" office:value="6306331" calcext:value-type="float">
            <text:p>6306331</text:p>
          </table:table-cell>
          <table:table-cell/>
          <table:table-cell office:value-type="float" office:value="6390189" calcext:value-type="float">
            <text:p>6390189</text:p>
          </table:table-cell>
          <table:table-cell/>
          <table:table-cell office:value-type="float" office:value="6502967" calcext:value-type="float">
            <text:p>6502967</text:p>
          </table:table-cell>
          <table:table-cell/>
          <table:table-cell office:value-type="float" office:value="6088426" calcext:value-type="float">
            <text:p>6088426</text:p>
          </table:table-cell>
          <table:table-cell/>
          <table:table-cell office:value-type="float" office:value="5476134" calcext:value-type="float">
            <text:p>5476134</text:p>
          </table:table-cell>
          <table:table-cell/>
          <table:table-cell office:value-type="float" office:value="5445972" calcext:value-type="float">
            <text:p>5445972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6553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541782" calcext:value-type="float">
            <text:p>6541782</text:p>
          </table:table-cell>
          <table:table-cell/>
          <table:table-cell office:value-type="float" office:value="6536027" calcext:value-type="float">
            <text:p>6536027</text:p>
          </table:table-cell>
          <table:table-cell/>
          <table:table-cell office:value-type="float" office:value="6612441" calcext:value-type="float">
            <text:p>6612441</text:p>
          </table:table-cell>
          <table:table-cell/>
          <table:table-cell office:value-type="float" office:value="6621839" calcext:value-type="float">
            <text:p>6621839</text:p>
          </table:table-cell>
          <table:table-cell/>
          <table:table-cell office:value-type="float" office:value="6124211" calcext:value-type="float">
            <text:p>6124211</text:p>
          </table:table-cell>
          <table:table-cell/>
          <table:table-cell office:value-type="float" office:value="6466984" calcext:value-type="float">
            <text:p>6466984</text:p>
          </table:table-cell>
          <table:table-cell/>
          <table:table-cell office:value-type="float" office:value="5722116" calcext:value-type="float">
            <text:p>5722116</text:p>
          </table:table-cell>
          <table:table-cell/>
          <table:table-cell office:value-type="float" office:value="5626309" calcext:value-type="float">
            <text:p>5626309</text:p>
          </table:table-cell>
          <table:table-cell/>
          <table:table-cell office:value-type="float" office:value="4956612" calcext:value-type="float">
            <text:p>4956612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310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745155" calcext:value-type="float">
            <text:p>6745155</text:p>
          </table:table-cell>
          <table:table-cell/>
          <table:table-cell office:value-type="float" office:value="6500923" calcext:value-type="float">
            <text:p>6500923</text:p>
          </table:table-cell>
          <table:table-cell/>
          <table:table-cell office:value-type="float" office:value="6397210" calcext:value-type="float">
            <text:p>6397210</text:p>
          </table:table-cell>
          <table:table-cell/>
          <table:table-cell office:value-type="float" office:value="6414078" calcext:value-type="float">
            <text:p>6414078</text:p>
          </table:table-cell>
          <table:table-cell/>
          <table:table-cell office:value-type="float" office:value="6594183" calcext:value-type="float">
            <text:p>6594183</text:p>
          </table:table-cell>
          <table:table-cell/>
          <table:table-cell office:value-type="float" office:value="6385915" calcext:value-type="float">
            <text:p>6385915</text:p>
          </table:table-cell>
          <table:table-cell/>
          <table:table-cell office:value-type="float" office:value="6149269" calcext:value-type="float">
            <text:p>6149269</text:p>
          </table:table-cell>
          <table:table-cell/>
          <table:table-cell office:value-type="float" office:value="5438022" calcext:value-type="float">
            <text:p>5438022</text:p>
          </table:table-cell>
          <table:table-cell/>
          <table:table-cell office:value-type="float" office:value="5290498" calcext:value-type="float">
            <text:p>5290498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621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725960" calcext:value-type="float">
            <text:p>6725960</text:p>
          </table:table-cell>
          <table:table-cell/>
          <table:table-cell office:value-type="float" office:value="6513856" calcext:value-type="float">
            <text:p>6513856</text:p>
          </table:table-cell>
          <table:table-cell/>
          <table:table-cell office:value-type="float" office:value="6656936" calcext:value-type="float">
            <text:p>6656936</text:p>
          </table:table-cell>
          <table:table-cell/>
          <table:table-cell office:value-type="float" office:value="6642940" calcext:value-type="float">
            <text:p>6642940</text:p>
          </table:table-cell>
          <table:table-cell/>
          <table:table-cell office:value-type="float" office:value="6788457" calcext:value-type="float">
            <text:p>6788457</text:p>
          </table:table-cell>
          <table:table-cell/>
          <table:table-cell office:value-type="float" office:value="6544135" calcext:value-type="float">
            <text:p>6544135</text:p>
          </table:table-cell>
          <table:table-cell/>
          <table:table-cell office:value-type="float" office:value="6099763" calcext:value-type="float">
            <text:p>6099763</text:p>
          </table:table-cell>
          <table:table-cell/>
          <table:table-cell office:value-type="float" office:value="5564166" calcext:value-type="float">
            <text:p>5564166</text:p>
          </table:table-cell>
          <table:table-cell/>
          <table:table-cell office:value-type="float" office:value="5304940" calcext:value-type="float">
            <text:p>5304940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52428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529596" calcext:value-type="float">
            <text:p>6529596</text:p>
          </table:table-cell>
          <table:table-cell/>
          <table:table-cell office:value-type="float" office:value="6911259" calcext:value-type="float">
            <text:p>6911259</text:p>
          </table:table-cell>
          <table:table-cell/>
          <table:table-cell office:value-type="float" office:value="6590496" calcext:value-type="float">
            <text:p>6590496</text:p>
          </table:table-cell>
          <table:table-cell/>
          <table:table-cell office:value-type="float" office:value="6744894" calcext:value-type="float">
            <text:p>6744894</text:p>
          </table:table-cell>
          <table:table-cell/>
          <table:table-cell office:value-type="float" office:value="6870320" calcext:value-type="float">
            <text:p>6870320</text:p>
          </table:table-cell>
          <table:table-cell/>
          <table:table-cell office:value-type="float" office:value="6768937" calcext:value-type="float">
            <text:p>6768937</text:p>
          </table:table-cell>
          <table:table-cell/>
          <table:table-cell office:value-type="float" office:value="6533981" calcext:value-type="float">
            <text:p>6533981</text:p>
          </table:table-cell>
          <table:table-cell/>
          <table:table-cell office:value-type="float" office:value="5763442" calcext:value-type="float">
            <text:p>5763442</text:p>
          </table:table-cell>
          <table:table-cell/>
          <table:table-cell office:value-type="float" office:value="5353928" calcext:value-type="float">
            <text:p>5353928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04857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09479" calcext:value-type="float">
            <text:p>409479</text:p>
          </table:table-cell>
          <table:table-cell/>
          <table:table-cell office:value-type="float" office:value="541970" calcext:value-type="float">
            <text:p>541970</text:p>
          </table:table-cell>
          <table:table-cell/>
          <table:table-cell office:value-type="float" office:value="454116" calcext:value-type="float">
            <text:p>454116</text:p>
          </table:table-cell>
          <table:table-cell/>
          <table:table-cell office:value-type="float" office:value="698842" calcext:value-type="float">
            <text:p>698842</text:p>
          </table:table-cell>
          <table:table-cell/>
          <table:table-cell office:value-type="float" office:value="2710640" calcext:value-type="float">
            <text:p>2710640</text:p>
          </table:table-cell>
          <table:table-cell/>
          <table:table-cell office:value-type="float" office:value="6589131" calcext:value-type="float">
            <text:p>6589131</text:p>
          </table:table-cell>
          <table:table-cell/>
          <table:table-cell office:value-type="float" office:value="6409158" calcext:value-type="float">
            <text:p>6409158</text:p>
          </table:table-cell>
          <table:table-cell/>
          <table:table-cell office:value-type="float" office:value="5700519" calcext:value-type="float">
            <text:p>5700519</text:p>
          </table:table-cell>
          <table:table-cell/>
          <table:table-cell office:value-type="float" office:value="5384162" calcext:value-type="float">
            <text:p>5384162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09715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35561" calcext:value-type="float">
            <text:p>535561</text:p>
          </table:table-cell>
          <table:table-cell/>
          <table:table-cell office:value-type="float" office:value="509852" calcext:value-type="float">
            <text:p>509852</text:p>
          </table:table-cell>
          <table:table-cell/>
          <table:table-cell office:value-type="float" office:value="541560" calcext:value-type="float">
            <text:p>541560</text:p>
          </table:table-cell>
          <table:table-cell/>
          <table:table-cell office:value-type="float" office:value="586291" calcext:value-type="float">
            <text:p>586291</text:p>
          </table:table-cell>
          <table:table-cell/>
          <table:table-cell office:value-type="float" office:value="487754" calcext:value-type="float">
            <text:p>487754</text:p>
          </table:table-cell>
          <table:table-cell/>
          <table:table-cell office:value-type="float" office:value="589949" calcext:value-type="float">
            <text:p>589949</text:p>
          </table:table-cell>
          <table:table-cell/>
          <table:table-cell office:value-type="float" office:value="519397" calcext:value-type="float">
            <text:p>519397</text:p>
          </table:table-cell>
          <table:table-cell/>
          <table:table-cell office:value-type="float" office:value="625243" calcext:value-type="float">
            <text:p>625243</text:p>
          </table:table-cell>
          <table:table-cell/>
          <table:table-cell office:value-type="float" office:value="576491" calcext:value-type="float">
            <text:p>576491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41943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60362" calcext:value-type="float">
            <text:p>560362</text:p>
          </table:table-cell>
          <table:table-cell/>
          <table:table-cell office:value-type="float" office:value="572482" calcext:value-type="float">
            <text:p>572482</text:p>
          </table:table-cell>
          <table:table-cell/>
          <table:table-cell office:value-type="float" office:value="568222" calcext:value-type="float">
            <text:p>568222</text:p>
          </table:table-cell>
          <table:table-cell/>
          <table:table-cell office:value-type="float" office:value="551686" calcext:value-type="float">
            <text:p>551686</text:p>
          </table:table-cell>
          <table:table-cell/>
          <table:table-cell office:value-type="float" office:value="582013" calcext:value-type="float">
            <text:p>582013</text:p>
          </table:table-cell>
          <table:table-cell/>
          <table:table-cell office:value-type="float" office:value="589971" calcext:value-type="float">
            <text:p>589971</text:p>
          </table:table-cell>
          <table:table-cell/>
          <table:table-cell office:value-type="float" office:value="579794" calcext:value-type="float">
            <text:p>579794</text:p>
          </table:table-cell>
          <table:table-cell/>
          <table:table-cell office:value-type="float" office:value="606700" calcext:value-type="float">
            <text:p>606700</text:p>
          </table:table-cell>
          <table:table-cell/>
          <table:table-cell office:value-type="float" office:value="599875" calcext:value-type="float">
            <text:p>599875</text:p>
          </table:table-cell>
          <table:table-cell table:number-columns-repeated="52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Re-Fread report</text:p>
          </table:table-cell>
          <table:table-cell table:number-columns-repeated="79"/>
        </table:table-row>
        <table:table-row table:style-name="ro1">
          <table:table-cell table:number-columns-repeated="8"/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16</text:p>
          </table:table-cell>
          <table:table-cell/>
          <table:table-cell table:style-name="ce1" office:value-type="string" calcext:value-type="string">
            <text:p>32</text:p>
          </table:table-cell>
          <table:table-cell/>
          <table:table-cell table:style-name="ce1" office:value-type="string" calcext:value-type="string">
            <text:p>64</text:p>
          </table:table-cell>
          <table:table-cell/>
          <table:table-cell table:style-name="ce1" office:value-type="string" calcext:value-type="string">
            <text:p>128</text:p>
          </table:table-cell>
          <table:table-cell/>
          <table:table-cell table:style-name="ce1" office:value-type="string" calcext:value-type="string">
            <text:p>256</text:p>
          </table:table-cell>
          <table:table-cell/>
          <table:table-cell table:style-name="ce1" office:value-type="string" calcext:value-type="string">
            <text:p>512</text:p>
          </table:table-cell>
          <table:table-cell/>
          <table:table-cell table:style-name="ce1" office:value-type="string" calcext:value-type="string">
            <text:p>1024</text:p>
          </table:table-cell>
          <table:table-cell/>
          <table:table-cell table:style-name="ce1" office:value-type="string" calcext:value-type="string">
            <text:p>2048</text:p>
          </table:table-cell>
          <table:table-cell/>
          <table:table-cell table:style-name="ce1" office:value-type="string" calcext:value-type="string">
            <text:p>4096</text:p>
          </table:table-cell>
          <table:table-cell/>
          <table:table-cell table:style-name="ce1" office:value-type="string" calcext:value-type="string">
            <text:p>8192</text:p>
          </table:table-cell>
          <table:table-cell/>
          <table:table-cell table:style-name="ce1" office:value-type="string" calcext:value-type="string">
            <text:p>16384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64</text:p>
          </table:table-cell>
          <table:table-cell table:number-columns-repeated="2"/>
          <table:table-cell office:value-type="float" office:value="4564786" calcext:value-type="float">
            <text:p>4564786</text:p>
          </table:table-cell>
          <table:table-cell/>
          <table:table-cell office:value-type="float" office:value="6421025" calcext:value-type="float">
            <text:p>6421025</text:p>
          </table:table-cell>
          <table:table-cell/>
          <table:table-cell office:value-type="float" office:value="7940539" calcext:value-type="float">
            <text:p>7940539</text:p>
          </table:table-cell>
          <table:table-cell/>
          <table:table-cell office:value-type="float" office:value="10821524" calcext:value-type="float">
            <text:p>10821524</text:p>
          </table:table-cell>
          <table:table-cell/>
          <table:table-cell office:value-type="float" office:value="10821524" calcext:value-type="float">
            <text:p>10821524</text:p>
          </table:table-cell>
          <table:table-cell table:number-columns-repeated="68"/>
        </table:table-row>
        <table:table-row table:style-name="ro1">
          <table:table-cell table:style-name="ce1" office:value-type="string" calcext:value-type="string">
            <text:p>128</text:p>
          </table:table-cell>
          <table:table-cell table:number-columns-repeated="2"/>
          <table:table-cell office:value-type="float" office:value="3982553" calcext:value-type="float">
            <text:p>3982553</text:p>
          </table:table-cell>
          <table:table-cell/>
          <table:table-cell office:value-type="float" office:value="7082197" calcext:value-type="float">
            <text:p>7082197</text:p>
          </table:table-cell>
          <table:table-cell/>
          <table:table-cell office:value-type="float" office:value="8548124" calcext:value-type="float">
            <text:p>8548124</text:p>
          </table:table-cell>
          <table:table-cell/>
          <table:table-cell office:value-type="float" office:value="10567140" calcext:value-type="float">
            <text:p>10567140</text:p>
          </table:table-cell>
          <table:table-cell/>
          <table:table-cell office:value-type="float" office:value="11720614" calcext:value-type="float">
            <text:p>11720614</text:p>
          </table:table-cell>
          <table:table-cell/>
          <table:table-cell office:value-type="float" office:value="11720614" calcext:value-type="float">
            <text:p>11720614</text:p>
          </table:table-cell>
          <table:table-cell table:number-columns-repeated="66"/>
        </table:table-row>
        <table:table-row table:style-name="ro1">
          <table:table-cell table:style-name="ce1" office:value-type="string" calcext:value-type="string">
            <text:p>256</text:p>
          </table:table-cell>
          <table:table-cell table:number-columns-repeated="2"/>
          <table:table-cell office:value-type="float" office:value="4672389" calcext:value-type="float">
            <text:p>4672389</text:p>
          </table:table-cell>
          <table:table-cell/>
          <table:table-cell office:value-type="float" office:value="7120034" calcext:value-type="float">
            <text:p>7120034</text:p>
          </table:table-cell>
          <table:table-cell/>
          <table:table-cell office:value-type="float" office:value="8534922" calcext:value-type="float">
            <text:p>8534922</text:p>
          </table:table-cell>
          <table:table-cell/>
          <table:table-cell office:value-type="float" office:value="10245071" calcext:value-type="float">
            <text:p>10245071</text:p>
          </table:table-cell>
          <table:table-cell/>
          <table:table-cell office:value-type="float" office:value="11695808" calcext:value-type="float">
            <text:p>11695808</text:p>
          </table:table-cell>
          <table:table-cell/>
          <table:table-cell office:value-type="float" office:value="11569783" calcext:value-type="float">
            <text:p>11569783</text:p>
          </table:table-cell>
          <table:table-cell/>
          <table:table-cell office:value-type="float" office:value="4929815" calcext:value-type="float">
            <text:p>4929815</text:p>
          </table:table-cell>
          <table:table-cell table:number-columns-repeated="64"/>
        </table:table-row>
        <table:table-row table:style-name="ro1">
          <table:table-cell table:style-name="ce1" office:value-type="string" calcext:value-type="string">
            <text:p>512</text:p>
          </table:table-cell>
          <table:table-cell table:number-columns-repeated="2"/>
          <table:table-cell office:value-type="float" office:value="4610256" calcext:value-type="float">
            <text:p>4610256</text:p>
          </table:table-cell>
          <table:table-cell/>
          <table:table-cell office:value-type="float" office:value="6736026" calcext:value-type="float">
            <text:p>6736026</text:p>
          </table:table-cell>
          <table:table-cell/>
          <table:table-cell office:value-type="float" office:value="8394979" calcext:value-type="float">
            <text:p>8394979</text:p>
          </table:table-cell>
          <table:table-cell/>
          <table:table-cell office:value-type="float" office:value="8265729" calcext:value-type="float">
            <text:p>8265729</text:p>
          </table:table-cell>
          <table:table-cell/>
          <table:table-cell office:value-type="float" office:value="10911694" calcext:value-type="float">
            <text:p>10911694</text:p>
          </table:table-cell>
          <table:table-cell/>
          <table:table-cell office:value-type="float" office:value="9145790" calcext:value-type="float">
            <text:p>9145790</text:p>
          </table:table-cell>
          <table:table-cell/>
          <table:table-cell office:value-type="float" office:value="10485468" calcext:value-type="float">
            <text:p>10485468</text:p>
          </table:table-cell>
          <table:table-cell/>
          <table:table-cell office:value-type="float" office:value="9304292" calcext:value-type="float">
            <text:p>9304292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024</text:p>
          </table:table-cell>
          <table:table-cell table:number-columns-repeated="2"/>
          <table:table-cell office:value-type="float" office:value="4470172" calcext:value-type="float">
            <text:p>4470172</text:p>
          </table:table-cell>
          <table:table-cell/>
          <table:table-cell office:value-type="float" office:value="1129123" calcext:value-type="float">
            <text:p>1129123</text:p>
          </table:table-cell>
          <table:table-cell/>
          <table:table-cell office:value-type="float" office:value="8391792" calcext:value-type="float">
            <text:p>8391792</text:p>
          </table:table-cell>
          <table:table-cell/>
          <table:table-cell office:value-type="float" office:value="9946527" calcext:value-type="float">
            <text:p>9946527</text:p>
          </table:table-cell>
          <table:table-cell/>
          <table:table-cell office:value-type="float" office:value="9655828" calcext:value-type="float">
            <text:p>9655828</text:p>
          </table:table-cell>
          <table:table-cell/>
          <table:table-cell office:value-type="float" office:value="10906310" calcext:value-type="float">
            <text:p>10906310</text:p>
          </table:table-cell>
          <table:table-cell/>
          <table:table-cell office:value-type="float" office:value="9655828" calcext:value-type="float">
            <text:p>9655828</text:p>
          </table:table-cell>
          <table:table-cell/>
          <table:table-cell office:value-type="float" office:value="10255274" calcext:value-type="float">
            <text:p>10255274</text:p>
          </table:table-cell>
          <table:table-cell/>
          <table:table-cell office:value-type="float" office:value="7054742" calcext:value-type="float">
            <text:p>7054742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2048</text:p>
          </table:table-cell>
          <table:table-cell table:number-columns-repeated="2"/>
          <table:table-cell office:value-type="float" office:value="4481379" calcext:value-type="float">
            <text:p>4481379</text:p>
          </table:table-cell>
          <table:table-cell/>
          <table:table-cell office:value-type="float" office:value="6518362" calcext:value-type="float">
            <text:p>6518362</text:p>
          </table:table-cell>
          <table:table-cell/>
          <table:table-cell office:value-type="float" office:value="8089930" calcext:value-type="float">
            <text:p>8089930</text:p>
          </table:table-cell>
          <table:table-cell/>
          <table:table-cell office:value-type="float" office:value="8940345" calcext:value-type="float">
            <text:p>8940345</text:p>
          </table:table-cell>
          <table:table-cell/>
          <table:table-cell office:value-type="float" office:value="9944290" calcext:value-type="float">
            <text:p>9944290</text:p>
          </table:table-cell>
          <table:table-cell/>
          <table:table-cell office:value-type="float" office:value="10096235" calcext:value-type="float">
            <text:p>10096235</text:p>
          </table:table-cell>
          <table:table-cell/>
          <table:table-cell office:value-type="float" office:value="7999524" calcext:value-type="float">
            <text:p>7999524</text:p>
          </table:table-cell>
          <table:table-cell/>
          <table:table-cell office:value-type="float" office:value="9664580" calcext:value-type="float">
            <text:p>9664580</text:p>
          </table:table-cell>
          <table:table-cell/>
          <table:table-cell office:value-type="float" office:value="9189005" calcext:value-type="float">
            <text:p>9189005</text:p>
          </table:table-cell>
          <table:table-cell/>
          <table:table-cell office:value-type="float" office:value="8464610" calcext:value-type="float">
            <text:p>8464610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4096</text:p>
          </table:table-cell>
          <table:table-cell table:number-columns-repeated="2"/>
          <table:table-cell office:value-type="float" office:value="2302374" calcext:value-type="float">
            <text:p>2302374</text:p>
          </table:table-cell>
          <table:table-cell/>
          <table:table-cell office:value-type="float" office:value="5902100" calcext:value-type="float">
            <text:p>5902100</text:p>
          </table:table-cell>
          <table:table-cell/>
          <table:table-cell office:value-type="float" office:value="7289472" calcext:value-type="float">
            <text:p>7289472</text:p>
          </table:table-cell>
          <table:table-cell/>
          <table:table-cell office:value-type="float" office:value="3237937" calcext:value-type="float">
            <text:p>3237937</text:p>
          </table:table-cell>
          <table:table-cell/>
          <table:table-cell office:value-type="float" office:value="7012747" calcext:value-type="float">
            <text:p>7012747</text:p>
          </table:table-cell>
          <table:table-cell/>
          <table:table-cell office:value-type="float" office:value="8775063" calcext:value-type="float">
            <text:p>8775063</text:p>
          </table:table-cell>
          <table:table-cell/>
          <table:table-cell office:value-type="float" office:value="8847367" calcext:value-type="float">
            <text:p>8847367</text:p>
          </table:table-cell>
          <table:table-cell/>
          <table:table-cell office:value-type="float" office:value="8360824" calcext:value-type="float">
            <text:p>8360824</text:p>
          </table:table-cell>
          <table:table-cell/>
          <table:table-cell office:value-type="float" office:value="8373048" calcext:value-type="float">
            <text:p>8373048</text:p>
          </table:table-cell>
          <table:table-cell/>
          <table:table-cell office:value-type="float" office:value="7742845" calcext:value-type="float">
            <text:p>7742845</text:p>
          </table:table-cell>
          <table:table-cell/>
          <table:table-cell office:value-type="float" office:value="6349261" calcext:value-type="float">
            <text:p>6349261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8192</text:p>
          </table:table-cell>
          <table:table-cell table:number-columns-repeated="2"/>
          <table:table-cell office:value-type="float" office:value="3671773" calcext:value-type="float">
            <text:p>3671773</text:p>
          </table:table-cell>
          <table:table-cell/>
          <table:table-cell office:value-type="float" office:value="5207752" calcext:value-type="float">
            <text:p>5207752</text:p>
          </table:table-cell>
          <table:table-cell/>
          <table:table-cell office:value-type="float" office:value="6191160" calcext:value-type="float">
            <text:p>6191160</text:p>
          </table:table-cell>
          <table:table-cell/>
          <table:table-cell office:value-type="float" office:value="7062921" calcext:value-type="float">
            <text:p>7062921</text:p>
          </table:table-cell>
          <table:table-cell/>
          <table:table-cell office:value-type="float" office:value="7321790" calcext:value-type="float">
            <text:p>7321790</text:p>
          </table:table-cell>
          <table:table-cell/>
          <table:table-cell office:value-type="float" office:value="7269124" calcext:value-type="float">
            <text:p>7269124</text:p>
          </table:table-cell>
          <table:table-cell/>
          <table:table-cell office:value-type="float" office:value="6952871" calcext:value-type="float">
            <text:p>6952871</text:p>
          </table:table-cell>
          <table:table-cell/>
          <table:table-cell office:value-type="float" office:value="7671629" calcext:value-type="float">
            <text:p>7671629</text:p>
          </table:table-cell>
          <table:table-cell/>
          <table:table-cell office:value-type="float" office:value="6781341" calcext:value-type="float">
            <text:p>6781341</text:p>
          </table:table-cell>
          <table:table-cell/>
          <table:table-cell office:value-type="float" office:value="4175543" calcext:value-type="float">
            <text:p>4175543</text:p>
          </table:table-cell>
          <table:table-cell/>
          <table:table-cell office:value-type="float" office:value="6379683" calcext:value-type="float">
            <text:p>6379683</text:p>
          </table:table-cell>
          <table:table-cell/>
          <table:table-cell office:value-type="float" office:value="5649594" calcext:value-type="float">
            <text:p>5649594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16384</text:p>
          </table:table-cell>
          <table:table-cell table:number-columns-repeated="2"/>
          <table:table-cell office:value-type="float" office:value="3074035" calcext:value-type="float">
            <text:p>3074035</text:p>
          </table:table-cell>
          <table:table-cell/>
          <table:table-cell office:value-type="float" office:value="5055205" calcext:value-type="float">
            <text:p>5055205</text:p>
          </table:table-cell>
          <table:table-cell/>
          <table:table-cell office:value-type="float" office:value="5667209" calcext:value-type="float">
            <text:p>5667209</text:p>
          </table:table-cell>
          <table:table-cell/>
          <table:table-cell office:value-type="float" office:value="5045925" calcext:value-type="float">
            <text:p>5045925</text:p>
          </table:table-cell>
          <table:table-cell/>
          <table:table-cell office:value-type="float" office:value="7157678" calcext:value-type="float">
            <text:p>7157678</text:p>
          </table:table-cell>
          <table:table-cell/>
          <table:table-cell office:value-type="float" office:value="7307624" calcext:value-type="float">
            <text:p>7307624</text:p>
          </table:table-cell>
          <table:table-cell/>
          <table:table-cell office:value-type="float" office:value="6609036" calcext:value-type="float">
            <text:p>6609036</text:p>
          </table:table-cell>
          <table:table-cell/>
          <table:table-cell office:value-type="float" office:value="5288633" calcext:value-type="float">
            <text:p>5288633</text:p>
          </table:table-cell>
          <table:table-cell/>
          <table:table-cell office:value-type="float" office:value="6849477" calcext:value-type="float">
            <text:p>6849477</text:p>
          </table:table-cell>
          <table:table-cell/>
          <table:table-cell office:value-type="float" office:value="6974609" calcext:value-type="float">
            <text:p>6974609</text:p>
          </table:table-cell>
          <table:table-cell/>
          <table:table-cell office:value-type="float" office:value="6206148" calcext:value-type="float">
            <text:p>6206148</text:p>
          </table:table-cell>
          <table:table-cell/>
          <table:table-cell office:value-type="float" office:value="4429283" calcext:value-type="float">
            <text:p>4429283</text:p>
          </table:table-cell>
          <table:table-cell/>
          <table:table-cell office:value-type="float" office:value="5361251" calcext:value-type="float">
            <text:p>5361251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3276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699500" calcext:value-type="float">
            <text:p>6699500</text:p>
          </table:table-cell>
          <table:table-cell/>
          <table:table-cell office:value-type="float" office:value="6680613" calcext:value-type="float">
            <text:p>6680613</text:p>
          </table:table-cell>
          <table:table-cell/>
          <table:table-cell office:value-type="float" office:value="5841057" calcext:value-type="float">
            <text:p>5841057</text:p>
          </table:table-cell>
          <table:table-cell/>
          <table:table-cell office:value-type="float" office:value="5926697" calcext:value-type="float">
            <text:p>5926697</text:p>
          </table:table-cell>
          <table:table-cell/>
          <table:table-cell office:value-type="float" office:value="6823905" calcext:value-type="float">
            <text:p>6823905</text:p>
          </table:table-cell>
          <table:table-cell/>
          <table:table-cell office:value-type="float" office:value="6798588" calcext:value-type="float">
            <text:p>6798588</text:p>
          </table:table-cell>
          <table:table-cell/>
          <table:table-cell office:value-type="float" office:value="6324613" calcext:value-type="float">
            <text:p>6324613</text:p>
          </table:table-cell>
          <table:table-cell/>
          <table:table-cell office:value-type="float" office:value="5583361" calcext:value-type="float">
            <text:p>5583361</text:p>
          </table:table-cell>
          <table:table-cell/>
          <table:table-cell office:value-type="float" office:value="5370847" calcext:value-type="float">
            <text:p>5370847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6553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731955" calcext:value-type="float">
            <text:p>6731955</text:p>
          </table:table-cell>
          <table:table-cell/>
          <table:table-cell office:value-type="float" office:value="6696204" calcext:value-type="float">
            <text:p>6696204</text:p>
          </table:table-cell>
          <table:table-cell/>
          <table:table-cell office:value-type="float" office:value="6582671" calcext:value-type="float">
            <text:p>6582671</text:p>
          </table:table-cell>
          <table:table-cell/>
          <table:table-cell office:value-type="float" office:value="6263052" calcext:value-type="float">
            <text:p>6263052</text:p>
          </table:table-cell>
          <table:table-cell/>
          <table:table-cell office:value-type="float" office:value="6731955" calcext:value-type="float">
            <text:p>6731955</text:p>
          </table:table-cell>
          <table:table-cell/>
          <table:table-cell office:value-type="float" office:value="6502322" calcext:value-type="float">
            <text:p>6502322</text:p>
          </table:table-cell>
          <table:table-cell/>
          <table:table-cell office:value-type="float" office:value="6264765" calcext:value-type="float">
            <text:p>6264765</text:p>
          </table:table-cell>
          <table:table-cell/>
          <table:table-cell office:value-type="float" office:value="5706672" calcext:value-type="float">
            <text:p>5706672</text:p>
          </table:table-cell>
          <table:table-cell/>
          <table:table-cell office:value-type="float" office:value="5351691" calcext:value-type="float">
            <text:p>5351691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310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531043" calcext:value-type="float">
            <text:p>6531043</text:p>
          </table:table-cell>
          <table:table-cell/>
          <table:table-cell office:value-type="float" office:value="6835564" calcext:value-type="float">
            <text:p>6835564</text:p>
          </table:table-cell>
          <table:table-cell/>
          <table:table-cell office:value-type="float" office:value="6801147" calcext:value-type="float">
            <text:p>6801147</text:p>
          </table:table-cell>
          <table:table-cell/>
          <table:table-cell office:value-type="float" office:value="6852691" calcext:value-type="float">
            <text:p>6852691</text:p>
          </table:table-cell>
          <table:table-cell/>
          <table:table-cell office:value-type="float" office:value="6686334" calcext:value-type="float">
            <text:p>6686334</text:p>
          </table:table-cell>
          <table:table-cell/>
          <table:table-cell office:value-type="float" office:value="6754602" calcext:value-type="float">
            <text:p>6754602</text:p>
          </table:table-cell>
          <table:table-cell/>
          <table:table-cell office:value-type="float" office:value="6280066" calcext:value-type="float">
            <text:p>6280066</text:p>
          </table:table-cell>
          <table:table-cell/>
          <table:table-cell office:value-type="float" office:value="5660128" calcext:value-type="float">
            <text:p>5660128</text:p>
          </table:table-cell>
          <table:table-cell/>
          <table:table-cell office:value-type="float" office:value="5300955" calcext:value-type="float">
            <text:p>5300955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621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125590" calcext:value-type="float">
            <text:p>6125590</text:p>
          </table:table-cell>
          <table:table-cell/>
          <table:table-cell office:value-type="float" office:value="6796556" calcext:value-type="float">
            <text:p>6796556</text:p>
          </table:table-cell>
          <table:table-cell/>
          <table:table-cell office:value-type="float" office:value="6731808" calcext:value-type="float">
            <text:p>6731808</text:p>
          </table:table-cell>
          <table:table-cell/>
          <table:table-cell office:value-type="float" office:value="6661534" calcext:value-type="float">
            <text:p>6661534</text:p>
          </table:table-cell>
          <table:table-cell/>
          <table:table-cell office:value-type="float" office:value="6820461" calcext:value-type="float">
            <text:p>6820461</text:p>
          </table:table-cell>
          <table:table-cell/>
          <table:table-cell office:value-type="float" office:value="6710812" calcext:value-type="float">
            <text:p>6710812</text:p>
          </table:table-cell>
          <table:table-cell/>
          <table:table-cell office:value-type="float" office:value="6270818" calcext:value-type="float">
            <text:p>6270818</text:p>
          </table:table-cell>
          <table:table-cell/>
          <table:table-cell office:value-type="float" office:value="5768510" calcext:value-type="float">
            <text:p>5768510</text:p>
          </table:table-cell>
          <table:table-cell/>
          <table:table-cell office:value-type="float" office:value="5348994" calcext:value-type="float">
            <text:p>5348994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52428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911346" calcext:value-type="float">
            <text:p>6911346</text:p>
          </table:table-cell>
          <table:table-cell/>
          <table:table-cell office:value-type="float" office:value="6870599" calcext:value-type="float">
            <text:p>6870599</text:p>
          </table:table-cell>
          <table:table-cell/>
          <table:table-cell office:value-type="float" office:value="6659472" calcext:value-type="float">
            <text:p>6659472</text:p>
          </table:table-cell>
          <table:table-cell/>
          <table:table-cell office:value-type="float" office:value="6681467" calcext:value-type="float">
            <text:p>6681467</text:p>
          </table:table-cell>
          <table:table-cell/>
          <table:table-cell office:value-type="float" office:value="6636721" calcext:value-type="float">
            <text:p>6636721</text:p>
          </table:table-cell>
          <table:table-cell/>
          <table:table-cell office:value-type="float" office:value="6724228" calcext:value-type="float">
            <text:p>6724228</text:p>
          </table:table-cell>
          <table:table-cell/>
          <table:table-cell office:value-type="float" office:value="6524249" calcext:value-type="float">
            <text:p>6524249</text:p>
          </table:table-cell>
          <table:table-cell/>
          <table:table-cell office:value-type="float" office:value="5789724" calcext:value-type="float">
            <text:p>5789724</text:p>
          </table:table-cell>
          <table:table-cell/>
          <table:table-cell office:value-type="float" office:value="5458830" calcext:value-type="float">
            <text:p>5458830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04857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04574" calcext:value-type="float">
            <text:p>504574</text:p>
          </table:table-cell>
          <table:table-cell/>
          <table:table-cell office:value-type="float" office:value="553919" calcext:value-type="float">
            <text:p>553919</text:p>
          </table:table-cell>
          <table:table-cell/>
          <table:table-cell office:value-type="float" office:value="630838" calcext:value-type="float">
            <text:p>630838</text:p>
          </table:table-cell>
          <table:table-cell/>
          <table:table-cell office:value-type="float" office:value="638264" calcext:value-type="float">
            <text:p>638264</text:p>
          </table:table-cell>
          <table:table-cell/>
          <table:table-cell office:value-type="float" office:value="5012168" calcext:value-type="float">
            <text:p>5012168</text:p>
          </table:table-cell>
          <table:table-cell/>
          <table:table-cell office:value-type="float" office:value="6579186" calcext:value-type="float">
            <text:p>6579186</text:p>
          </table:table-cell>
          <table:table-cell/>
          <table:table-cell office:value-type="float" office:value="6408840" calcext:value-type="float">
            <text:p>6408840</text:p>
          </table:table-cell>
          <table:table-cell/>
          <table:table-cell office:value-type="float" office:value="5686110" calcext:value-type="float">
            <text:p>5686110</text:p>
          </table:table-cell>
          <table:table-cell/>
          <table:table-cell office:value-type="float" office:value="5353210" calcext:value-type="float">
            <text:p>5353210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09715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40107" calcext:value-type="float">
            <text:p>540107</text:p>
          </table:table-cell>
          <table:table-cell/>
          <table:table-cell office:value-type="float" office:value="558707" calcext:value-type="float">
            <text:p>558707</text:p>
          </table:table-cell>
          <table:table-cell/>
          <table:table-cell office:value-type="float" office:value="545716" calcext:value-type="float">
            <text:p>545716</text:p>
          </table:table-cell>
          <table:table-cell/>
          <table:table-cell office:value-type="float" office:value="579182" calcext:value-type="float">
            <text:p>579182</text:p>
          </table:table-cell>
          <table:table-cell/>
          <table:table-cell office:value-type="float" office:value="589371" calcext:value-type="float">
            <text:p>589371</text:p>
          </table:table-cell>
          <table:table-cell/>
          <table:table-cell office:value-type="float" office:value="607321" calcext:value-type="float">
            <text:p>607321</text:p>
          </table:table-cell>
          <table:table-cell/>
          <table:table-cell office:value-type="float" office:value="620329" calcext:value-type="float">
            <text:p>620329</text:p>
          </table:table-cell>
          <table:table-cell/>
          <table:table-cell office:value-type="float" office:value="644557" calcext:value-type="float">
            <text:p>644557</text:p>
          </table:table-cell>
          <table:table-cell/>
          <table:table-cell office:value-type="float" office:value="662754" calcext:value-type="float">
            <text:p>662754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41943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63820" calcext:value-type="float">
            <text:p>563820</text:p>
          </table:table-cell>
          <table:table-cell/>
          <table:table-cell office:value-type="float" office:value="571321" calcext:value-type="float">
            <text:p>571321</text:p>
          </table:table-cell>
          <table:table-cell/>
          <table:table-cell office:value-type="float" office:value="555671" calcext:value-type="float">
            <text:p>555671</text:p>
          </table:table-cell>
          <table:table-cell/>
          <table:table-cell office:value-type="float" office:value="552602" calcext:value-type="float">
            <text:p>552602</text:p>
          </table:table-cell>
          <table:table-cell/>
          <table:table-cell office:value-type="float" office:value="582996" calcext:value-type="float">
            <text:p>582996</text:p>
          </table:table-cell>
          <table:table-cell/>
          <table:table-cell office:value-type="float" office:value="589944" calcext:value-type="float">
            <text:p>589944</text:p>
          </table:table-cell>
          <table:table-cell/>
          <table:table-cell office:value-type="float" office:value="590009" calcext:value-type="float">
            <text:p>590009</text:p>
          </table:table-cell>
          <table:table-cell/>
          <table:table-cell office:value-type="float" office:value="603985" calcext:value-type="float">
            <text:p>603985</text:p>
          </table:table-cell>
          <table:table-cell/>
          <table:table-cell office:value-type="float" office:value="584671" calcext:value-type="float">
            <text:p>584671</text:p>
          </table:table-cell>
          <table:table-cell table:number-columns-repeated="5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DemiLight" style:font-family-asian="'Noto Sans CJK SC DemiLight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25T16:41:44.993738043</dc:date>
    <meta:editing-duration>PT6M55S</meta:editing-duration>
    <meta:editing-cycles>2</meta:editing-cycles>
    <meta:generator>LibreOffice/5.2.7.2$Linux_X86_64 LibreOffice_project/20m0$Build-2</meta:generator>
    <meta:document-statistic meta:table-count="1" meta:cell-count="1057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deep="true" chart:include-hidden-cells="false" chart:auto-position="true" chart:auto-size="true" chart:treat-empty-cells="leave-gap" chart:right-angled-axes="true"/>
    </style:style>
    <style:style style:name="ch6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21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22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23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24" style:family="chart">
      <style:graphic-properties draw:stroke="solid" svg:stroke-color="#b3b3b3" draw:fill="none" draw:fill-color="#e6e6e6"/>
    </style:style>
    <style:style style:name="ch25" style:family="chart">
      <style:graphic-properties svg:stroke-color="#b3b3b3" draw:fill-color="#cccccc"/>
    </style:style>
  </office:automatic-styles>
  <office:body>
    <office:chart>
      <chart:chart svg:width="15.994cm" svg:height="9.006cm" xlink:href=".." xlink:type="simple" chart:class="chart:bar" chart:style-name="ch1">
        <chart:title svg:x="4.038cm" svg:y="0.316cm" chart:style-name="ch2">
          <text:p>UBUNTU64 Write Report (OXT master)</text:p>
        </chart:title>
        <chart:subtitle svg:x="4.156cm" svg:y="1.275cm" chart:style-name="ch3">
          <text:p>using O_DIRECT flag and unencrypted disk</text:p>
        </chart:subtitle>
        <chart:legend chart:legend-position="end" svg:x="14.313cm" svg:y="1.216cm" style:legend-expansion="high" chart:style-name="ch4"/>
        <chart:plot-area chart:style-name="ch5" table:cell-range-address="UBUNTU64_DIRECT_DATA_unencrypted.C188:UBUNTU64_DIRECT_DATA_unencrypted.P205" chart:data-source-has-labels="both" svg:x="1.33cm" svg:y="2.138cm" svg:width="9.636cm" svg:height="5.707cm" dr3d:transform="matrix (0.937250944888388 0.0665847169776786 0.342238428249701 -0.092971124888117 0.993782275497077 0.0612630300008863 -0.336031302474727 -0.0892371244093723 0.93761383276074 0cm 0cm 0cm)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692cm" svg:y="2.181cm" svg:width="7.375cm" svg:height="4.174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 chartooo:axis-type="auto">
            <chartooo:date-scale/>
            <chart:title svg:x="5.112cm" svg:y="8.025cm" chart:style-name="ch7">
              <text:p>File Size (KB)</text:p>
            </chart:title>
            <chart:categories table:cell-range-address="UBUNTU64_DIRECT_DATA_unencrypted.C189:UBUNTU64_DIRECT_DATA_unencrypted.C205"/>
            <chart:grid chart:style-name="ch8" chart:class="major"/>
          </chart:axis>
          <chart:axis chart:dimension="y" chart:name="primary-y" chart:style-name="ch9">
            <chart:title svg:x="0.451cm" svg:y="6.173cm" chart:style-name="ch10">
              <text:p>Speed (KB/sec)</text:p>
            </chart:title>
            <chart:grid chart:style-name="ch8" chart:class="major"/>
          </chart:axis>
          <chart:axis chart:dimension="z" chart:name="primary-z" chart:style-name="ch11">
            <chart:title svg:x="11.285cm" svg:y="7.285cm" chart:style-name="ch7">
              <text:p>Transfer Size (KB)</text:p>
            </chart:title>
            <chart:grid chart:style-name="ch8" chart:class="major"/>
          </chart:axis>
          <chart:series chart:style-name="ch12" chart:values-cell-range-address="UBUNTU64_DIRECT_DATA_unencrypted.D189:UBUNTU64_DIRECT_DATA_unencrypted.D205" chart:label-cell-address="UBUNTU64_DIRECT_DATA_unencrypted.D188:UBUNTU64_DIRECT_DATA_unencrypted.D188" chart:class="chart:bar">
            <chart:data-point chart:repeated="17"/>
          </chart:series>
          <chart:series chart:style-name="ch13" chart:values-cell-range-address="UBUNTU64_DIRECT_DATA_unencrypted.E189:UBUNTU64_DIRECT_DATA_unencrypted.E205" chart:label-cell-address="UBUNTU64_DIRECT_DATA_unencrypted.E188:UBUNTU64_DIRECT_DATA_unencrypted.E188" chart:class="chart:bar">
            <chart:data-point chart:repeated="17"/>
          </chart:series>
          <chart:series chart:style-name="ch14" chart:values-cell-range-address="UBUNTU64_DIRECT_DATA_unencrypted.F189:UBUNTU64_DIRECT_DATA_unencrypted.F205" chart:label-cell-address="UBUNTU64_DIRECT_DATA_unencrypted.F188:UBUNTU64_DIRECT_DATA_unencrypted.F188" chart:class="chart:bar">
            <chart:data-point chart:repeated="17"/>
          </chart:series>
          <chart:series chart:style-name="ch15" chart:values-cell-range-address="UBUNTU64_DIRECT_DATA_unencrypted.G189:UBUNTU64_DIRECT_DATA_unencrypted.G205" chart:label-cell-address="UBUNTU64_DIRECT_DATA_unencrypted.G188:UBUNTU64_DIRECT_DATA_unencrypted.G188" chart:class="chart:bar">
            <chart:data-point chart:repeated="17"/>
          </chart:series>
          <chart:series chart:style-name="ch16" chart:values-cell-range-address="UBUNTU64_DIRECT_DATA_unencrypted.H189:UBUNTU64_DIRECT_DATA_unencrypted.H205" chart:label-cell-address="UBUNTU64_DIRECT_DATA_unencrypted.H188:UBUNTU64_DIRECT_DATA_unencrypted.H188" chart:class="chart:bar">
            <chart:data-point chart:repeated="17"/>
          </chart:series>
          <chart:series chart:style-name="ch17" chart:values-cell-range-address="UBUNTU64_DIRECT_DATA_unencrypted.I189:UBUNTU64_DIRECT_DATA_unencrypted.I205" chart:label-cell-address="UBUNTU64_DIRECT_DATA_unencrypted.I188:UBUNTU64_DIRECT_DATA_unencrypted.I188" chart:class="chart:bar">
            <chart:data-point chart:repeated="17"/>
          </chart:series>
          <chart:series chart:style-name="ch18" chart:values-cell-range-address="UBUNTU64_DIRECT_DATA_unencrypted.J189:UBUNTU64_DIRECT_DATA_unencrypted.J205" chart:label-cell-address="UBUNTU64_DIRECT_DATA_unencrypted.J188:UBUNTU64_DIRECT_DATA_unencrypted.J188" chart:class="chart:bar">
            <chart:data-point chart:repeated="17"/>
          </chart:series>
          <chart:series chart:style-name="ch19" chart:values-cell-range-address="UBUNTU64_DIRECT_DATA_unencrypted.K189:UBUNTU64_DIRECT_DATA_unencrypted.K205" chart:label-cell-address="UBUNTU64_DIRECT_DATA_unencrypted.K188:UBUNTU64_DIRECT_DATA_unencrypted.K188" chart:class="chart:bar">
            <chart:data-point chart:repeated="17"/>
          </chart:series>
          <chart:series chart:style-name="ch20" chart:values-cell-range-address="UBUNTU64_DIRECT_DATA_unencrypted.L189:UBUNTU64_DIRECT_DATA_unencrypted.L205" chart:label-cell-address="UBUNTU64_DIRECT_DATA_unencrypted.L188:UBUNTU64_DIRECT_DATA_unencrypted.L188" chart:class="chart:bar">
            <chart:data-point chart:repeated="17"/>
          </chart:series>
          <chart:series chart:style-name="ch21" chart:values-cell-range-address="UBUNTU64_DIRECT_DATA_unencrypted.M189:UBUNTU64_DIRECT_DATA_unencrypted.M205" chart:label-cell-address="UBUNTU64_DIRECT_DATA_unencrypted.M188:UBUNTU64_DIRECT_DATA_unencrypted.M188" chart:class="chart:bar">
            <chart:data-point chart:repeated="17"/>
          </chart:series>
          <chart:series chart:style-name="ch22" chart:values-cell-range-address="UBUNTU64_DIRECT_DATA_unencrypted.N189:UBUNTU64_DIRECT_DATA_unencrypted.N205" chart:label-cell-address="UBUNTU64_DIRECT_DATA_unencrypted.N188:UBUNTU64_DIRECT_DATA_unencrypted.N188" chart:class="chart:bar">
            <chart:data-point chart:repeated="17"/>
          </chart:series>
          <chart:series chart:style-name="ch23" chart:values-cell-range-address="UBUNTU64_DIRECT_DATA_unencrypted.O189:UBUNTU64_DIRECT_DATA_unencrypted.O205" chart:label-cell-address="UBUNTU64_DIRECT_DATA_unencrypted.O188:UBUNTU64_DIRECT_DATA_unencrypted.O188" chart:class="chart:bar">
            <chart:data-point chart:repeated="17"/>
          </chart:series>
          <chart:series chart:style-name="ch12" chart:values-cell-range-address="UBUNTU64_DIRECT_DATA_unencrypted.P189:UBUNTU64_DIRECT_DATA_unencrypted.P205" chart:label-cell-address="UBUNTU64_DIRECT_DATA_unencrypted.P188:UBUNTU64_DIRECT_DATA_unencrypted.P188" chart:class="chart:bar">
            <chart:data-point chart:repeated="17"/>
          </chart:series>
          <chart:wall chart:style-name="ch24"/>
          <chart:floor chart:style-name="ch2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4</text:p>
                <draw:g>
                  <svg:desc>UBUNTU64_DIRECT_DATA_unencrypted.D188:UBUNTU64_DIRECT_DATA_unencrypted.D188</svg:desc>
                </draw:g>
              </table:table-cell>
              <table:table-cell office:value-type="string">
                <text:p>8</text:p>
                <draw:g>
                  <svg:desc>UBUNTU64_DIRECT_DATA_unencrypted.E188:UBUNTU64_DIRECT_DATA_unencrypted.E188</svg:desc>
                </draw:g>
              </table:table-cell>
              <table:table-cell office:value-type="string">
                <text:p>16</text:p>
                <draw:g>
                  <svg:desc>UBUNTU64_DIRECT_DATA_unencrypted.F188:UBUNTU64_DIRECT_DATA_unencrypted.F188</svg:desc>
                </draw:g>
              </table:table-cell>
              <table:table-cell office:value-type="string">
                <text:p>32</text:p>
                <draw:g>
                  <svg:desc>UBUNTU64_DIRECT_DATA_unencrypted.G188:UBUNTU64_DIRECT_DATA_unencrypted.G188</svg:desc>
                </draw:g>
              </table:table-cell>
              <table:table-cell office:value-type="string">
                <text:p>64</text:p>
                <draw:g>
                  <svg:desc>UBUNTU64_DIRECT_DATA_unencrypted.H188:UBUNTU64_DIRECT_DATA_unencrypted.H188</svg:desc>
                </draw:g>
              </table:table-cell>
              <table:table-cell office:value-type="string">
                <text:p>128</text:p>
                <draw:g>
                  <svg:desc>UBUNTU64_DIRECT_DATA_unencrypted.I188:UBUNTU64_DIRECT_DATA_unencrypted.I188</svg:desc>
                </draw:g>
              </table:table-cell>
              <table:table-cell office:value-type="string">
                <text:p>256</text:p>
                <draw:g>
                  <svg:desc>UBUNTU64_DIRECT_DATA_unencrypted.J188:UBUNTU64_DIRECT_DATA_unencrypted.J188</svg:desc>
                </draw:g>
              </table:table-cell>
              <table:table-cell office:value-type="string">
                <text:p>512</text:p>
                <draw:g>
                  <svg:desc>UBUNTU64_DIRECT_DATA_unencrypted.K188:UBUNTU64_DIRECT_DATA_unencrypted.K188</svg:desc>
                </draw:g>
              </table:table-cell>
              <table:table-cell office:value-type="string">
                <text:p>1024</text:p>
                <draw:g>
                  <svg:desc>UBUNTU64_DIRECT_DATA_unencrypted.L188:UBUNTU64_DIRECT_DATA_unencrypted.L188</svg:desc>
                </draw:g>
              </table:table-cell>
              <table:table-cell office:value-type="string">
                <text:p>2048</text:p>
                <draw:g>
                  <svg:desc>UBUNTU64_DIRECT_DATA_unencrypted.M188:UBUNTU64_DIRECT_DATA_unencrypted.M188</svg:desc>
                </draw:g>
              </table:table-cell>
              <table:table-cell office:value-type="string">
                <text:p>4096</text:p>
                <draw:g>
                  <svg:desc>UBUNTU64_DIRECT_DATA_unencrypted.N188:UBUNTU64_DIRECT_DATA_unencrypted.N188</svg:desc>
                </draw:g>
              </table:table-cell>
              <table:table-cell office:value-type="string">
                <text:p>8192</text:p>
                <draw:g>
                  <svg:desc>UBUNTU64_DIRECT_DATA_unencrypted.O188:UBUNTU64_DIRECT_DATA_unencrypted.O188</svg:desc>
                </draw:g>
              </table:table-cell>
              <table:table-cell office:value-type="string">
                <text:p>16384</text:p>
                <draw:g>
                  <svg:desc>UBUNTU64_DIRECT_DATA_unencrypted.P188:UBUNTU64_DIRECT_DATA_unencrypted.P18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64</text:p>
                <draw:g>
                  <svg:desc>UBUNTU64_DIRECT_DATA_unencrypted.C189:UBUNTU64_DIRECT_DATA_unencrypted.C205</svg:desc>
                </draw:g>
              </table:table-cell>
              <table:table-cell office:value-type="float" office:value="29671">
                <text:p>29671</text:p>
                <draw:g>
                  <svg:desc>UBUNTU64_DIRECT_DATA_unencrypted.D189:UBUNTU64_DIRECT_DATA_unencrypted.D205</svg:desc>
                </draw:g>
              </table:table-cell>
              <table:table-cell office:value-type="float" office:value="59814">
                <text:p>59814</text:p>
                <draw:g>
                  <svg:desc>UBUNTU64_DIRECT_DATA_unencrypted.E189:UBUNTU64_DIRECT_DATA_unencrypted.E205</svg:desc>
                </draw:g>
              </table:table-cell>
              <table:table-cell office:value-type="float" office:value="101418">
                <text:p>101418</text:p>
                <draw:g>
                  <svg:desc>UBUNTU64_DIRECT_DATA_unencrypted.F189:UBUNTU64_DIRECT_DATA_unencrypted.F205</svg:desc>
                </draw:g>
              </table:table-cell>
              <table:table-cell office:value-type="float" office:value="126991">
                <text:p>126991</text:p>
                <draw:g>
                  <svg:desc>UBUNTU64_DIRECT_DATA_unencrypted.G189:UBUNTU64_DIRECT_DATA_unencrypted.G205</svg:desc>
                </draw:g>
              </table:table-cell>
              <table:table-cell office:value-type="float" office:value="198869">
                <text:p>198869</text:p>
                <draw:g>
                  <svg:desc>UBUNTU64_DIRECT_DATA_unencrypted.H189:UBUNTU64_DIRECT_DATA_unencrypted.H205</svg:desc>
                </draw:g>
              </table:table-cell>
              <table:table-cell office:value-type="float" office:value="NaN">
                <text:p>NaN</text:p>
                <draw:g>
                  <svg:desc>UBUNTU64_DIRECT_DATA_unencrypted.I189:UBUNTU64_DIRECT_DATA_unencrypted.I205</svg:desc>
                </draw:g>
              </table:table-cell>
              <table:table-cell office:value-type="float" office:value="NaN">
                <text:p>NaN</text:p>
                <draw:g>
                  <svg:desc>UBUNTU64_DIRECT_DATA_unencrypted.J189:UBUNTU64_DIRECT_DATA_unencrypted.J205</svg:desc>
                </draw:g>
              </table:table-cell>
              <table:table-cell office:value-type="float" office:value="NaN">
                <text:p>NaN</text:p>
                <draw:g>
                  <svg:desc>UBUNTU64_DIRECT_DATA_unencrypted.K189:UBUNTU64_DIRECT_DATA_unencrypted.K205</svg:desc>
                </draw:g>
              </table:table-cell>
              <table:table-cell office:value-type="float" office:value="NaN">
                <text:p>NaN</text:p>
                <draw:g>
                  <svg:desc>UBUNTU64_DIRECT_DATA_unencrypted.L189:UBUNTU64_DIRECT_DATA_unencrypted.L205</svg:desc>
                </draw:g>
              </table:table-cell>
              <table:table-cell office:value-type="float" office:value="NaN">
                <text:p>NaN</text:p>
                <draw:g>
                  <svg:desc>UBUNTU64_DIRECT_DATA_unencrypted.M189:UBUNTU64_DIRECT_DATA_unencrypted.M205</svg:desc>
                </draw:g>
              </table:table-cell>
              <table:table-cell office:value-type="float" office:value="NaN">
                <text:p>NaN</text:p>
                <draw:g>
                  <svg:desc>UBUNTU64_DIRECT_DATA_unencrypted.N189:UBUNTU64_DIRECT_DATA_unencrypted.N205</svg:desc>
                </draw:g>
              </table:table-cell>
              <table:table-cell office:value-type="float" office:value="NaN">
                <text:p>NaN</text:p>
                <draw:g>
                  <svg:desc>UBUNTU64_DIRECT_DATA_unencrypted.O189:UBUNTU64_DIRECT_DATA_unencrypted.O205</svg:desc>
                </draw:g>
              </table:table-cell>
              <table:table-cell office:value-type="float" office:value="NaN">
                <text:p>NaN</text:p>
                <draw:g>
                  <svg:desc>UBUNTU64_DIRECT_DATA_unencrypted.P189:UBUNTU64_DIRECT_DATA_unencrypted.P205</svg:desc>
                </draw:g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1664">
                <text:p>21664</text:p>
              </table:table-cell>
              <table:table-cell office:value-type="float" office:value="57760">
                <text:p>57760</text:p>
              </table:table-cell>
              <table:table-cell office:value-type="float" office:value="98385">
                <text:p>98385</text:p>
              </table:table-cell>
              <table:table-cell office:value-type="float" office:value="126358">
                <text:p>126358</text:p>
              </table:table-cell>
              <table:table-cell office:value-type="float" office:value="192233">
                <text:p>192233</text:p>
              </table:table-cell>
              <table:table-cell office:value-type="float" office:value="219148">
                <text:p>219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7340">
                <text:p>37340</text:p>
              </table:table-cell>
              <table:table-cell office:value-type="float" office:value="57694">
                <text:p>57694</text:p>
              </table:table-cell>
              <table:table-cell office:value-type="float" office:value="99690">
                <text:p>99690</text:p>
              </table:table-cell>
              <table:table-cell office:value-type="float" office:value="104279">
                <text:p>104279</text:p>
              </table:table-cell>
              <table:table-cell office:value-type="float" office:value="128903">
                <text:p>128903</text:p>
              </table:table-cell>
              <table:table-cell office:value-type="float" office:value="241735">
                <text:p>241735</text:p>
              </table:table-cell>
              <table:table-cell office:value-type="float" office:value="236569">
                <text:p>236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35474">
                <text:p>35474</text:p>
              </table:table-cell>
              <table:table-cell office:value-type="float" office:value="55440">
                <text:p>55440</text:p>
              </table:table-cell>
              <table:table-cell office:value-type="float" office:value="79036">
                <text:p>79036</text:p>
              </table:table-cell>
              <table:table-cell office:value-type="float" office:value="159311">
                <text:p>159311</text:p>
              </table:table-cell>
              <table:table-cell office:value-type="float" office:value="214752">
                <text:p>214752</text:p>
              </table:table-cell>
              <table:table-cell office:value-type="float" office:value="258707">
                <text:p>258707</text:p>
              </table:table-cell>
              <table:table-cell office:value-type="float" office:value="252205">
                <text:p>252205</text:p>
              </table:table-cell>
              <table:table-cell office:value-type="float" office:value="249046">
                <text:p>2490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35266">
                <text:p>35266</text:p>
              </table:table-cell>
              <table:table-cell office:value-type="float" office:value="55953">
                <text:p>55953</text:p>
              </table:table-cell>
              <table:table-cell office:value-type="float" office:value="102822">
                <text:p>102822</text:p>
              </table:table-cell>
              <table:table-cell office:value-type="float" office:value="159003">
                <text:p>159003</text:p>
              </table:table-cell>
              <table:table-cell office:value-type="float" office:value="215623">
                <text:p>215623</text:p>
              </table:table-cell>
              <table:table-cell office:value-type="float" office:value="224317">
                <text:p>224317</text:p>
              </table:table-cell>
              <table:table-cell office:value-type="float" office:value="272198">
                <text:p>272198</text:p>
              </table:table-cell>
              <table:table-cell office:value-type="float" office:value="229434">
                <text:p>229434</text:p>
              </table:table-cell>
              <table:table-cell office:value-type="float" office:value="295008">
                <text:p>295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32200">
                <text:p>32200</text:p>
              </table:table-cell>
              <table:table-cell office:value-type="float" office:value="52176">
                <text:p>52176</text:p>
              </table:table-cell>
              <table:table-cell office:value-type="float" office:value="93587">
                <text:p>93587</text:p>
              </table:table-cell>
              <table:table-cell office:value-type="float" office:value="156311">
                <text:p>156311</text:p>
              </table:table-cell>
              <table:table-cell office:value-type="float" office:value="197870">
                <text:p>197870</text:p>
              </table:table-cell>
              <table:table-cell office:value-type="float" office:value="257447">
                <text:p>257447</text:p>
              </table:table-cell>
              <table:table-cell office:value-type="float" office:value="282481">
                <text:p>282481</text:p>
              </table:table-cell>
              <table:table-cell office:value-type="float" office:value="305998">
                <text:p>305998</text:p>
              </table:table-cell>
              <table:table-cell office:value-type="float" office:value="332468">
                <text:p>332468</text:p>
              </table:table-cell>
              <table:table-cell office:value-type="float" office:value="283816">
                <text:p>283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6</text:p>
              </table:table-cell>
              <table:table-cell office:value-type="float" office:value="27714">
                <text:p>27714</text:p>
              </table:table-cell>
              <table:table-cell office:value-type="float" office:value="48916">
                <text:p>48916</text:p>
              </table:table-cell>
              <table:table-cell office:value-type="float" office:value="89842">
                <text:p>89842</text:p>
              </table:table-cell>
              <table:table-cell office:value-type="float" office:value="153099">
                <text:p>153099</text:p>
              </table:table-cell>
              <table:table-cell office:value-type="float" office:value="178412">
                <text:p>178412</text:p>
              </table:table-cell>
              <table:table-cell office:value-type="float" office:value="280506">
                <text:p>280506</text:p>
              </table:table-cell>
              <table:table-cell office:value-type="float" office:value="191534">
                <text:p>191534</text:p>
              </table:table-cell>
              <table:table-cell office:value-type="float" office:value="204554">
                <text:p>204554</text:p>
              </table:table-cell>
              <table:table-cell office:value-type="float" office:value="199309">
                <text:p>199309</text:p>
              </table:table-cell>
              <table:table-cell office:value-type="float" office:value="198276">
                <text:p>198276</text:p>
              </table:table-cell>
              <table:table-cell office:value-type="float" office:value="161165">
                <text:p>161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92</text:p>
              </table:table-cell>
              <table:table-cell office:value-type="float" office:value="34646">
                <text:p>34646</text:p>
              </table:table-cell>
              <table:table-cell office:value-type="float" office:value="62197">
                <text:p>62197</text:p>
              </table:table-cell>
              <table:table-cell office:value-type="float" office:value="115928">
                <text:p>115928</text:p>
              </table:table-cell>
              <table:table-cell office:value-type="float" office:value="207198">
                <text:p>207198</text:p>
              </table:table-cell>
              <table:table-cell office:value-type="float" office:value="325583">
                <text:p>325583</text:p>
              </table:table-cell>
              <table:table-cell office:value-type="float" office:value="399217">
                <text:p>399217</text:p>
              </table:table-cell>
              <table:table-cell office:value-type="float" office:value="398079">
                <text:p>398079</text:p>
              </table:table-cell>
              <table:table-cell office:value-type="float" office:value="392921">
                <text:p>392921</text:p>
              </table:table-cell>
              <table:table-cell office:value-type="float" office:value="390598">
                <text:p>390598</text:p>
              </table:table-cell>
              <table:table-cell office:value-type="float" office:value="354356">
                <text:p>354356</text:p>
              </table:table-cell>
              <table:table-cell office:value-type="float" office:value="341202">
                <text:p>341202</text:p>
              </table:table-cell>
              <table:table-cell office:value-type="float" office:value="456991">
                <text:p>4569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84</text:p>
              </table:table-cell>
              <table:table-cell office:value-type="float" office:value="34379">
                <text:p>34379</text:p>
              </table:table-cell>
              <table:table-cell office:value-type="float" office:value="55415">
                <text:p>55415</text:p>
              </table:table-cell>
              <table:table-cell office:value-type="float" office:value="90908">
                <text:p>90908</text:p>
              </table:table-cell>
              <table:table-cell office:value-type="float" office:value="159939">
                <text:p>159939</text:p>
              </table:table-cell>
              <table:table-cell office:value-type="float" office:value="214923">
                <text:p>214923</text:p>
              </table:table-cell>
              <table:table-cell office:value-type="float" office:value="252999">
                <text:p>252999</text:p>
              </table:table-cell>
              <table:table-cell office:value-type="float" office:value="271550">
                <text:p>271550</text:p>
              </table:table-cell>
              <table:table-cell office:value-type="float" office:value="298269">
                <text:p>298269</text:p>
              </table:table-cell>
              <table:table-cell office:value-type="float" office:value="306511">
                <text:p>306511</text:p>
              </table:table-cell>
              <table:table-cell office:value-type="float" office:value="284830">
                <text:p>284830</text:p>
              </table:table-cell>
              <table:table-cell office:value-type="float" office:value="320055">
                <text:p>320055</text:p>
              </table:table-cell>
              <table:table-cell office:value-type="float" office:value="314255">
                <text:p>314255</text:p>
              </table:table-cell>
              <table:table-cell office:value-type="float" office:value="256581">
                <text:p>256581</text:p>
              </table:table-cell>
            </table:table-row>
            <table:table-row>
              <table:table-cell office:value-type="string">
                <text:p>327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2445">
                <text:p>202445</text:p>
              </table:table-cell>
              <table:table-cell office:value-type="float" office:value="241223">
                <text:p>241223</text:p>
              </table:table-cell>
              <table:table-cell office:value-type="float" office:value="238342">
                <text:p>238342</text:p>
              </table:table-cell>
              <table:table-cell office:value-type="float" office:value="269303">
                <text:p>269303</text:p>
              </table:table-cell>
              <table:table-cell office:value-type="float" office:value="294067">
                <text:p>294067</text:p>
              </table:table-cell>
              <table:table-cell office:value-type="float" office:value="315686">
                <text:p>315686</text:p>
              </table:table-cell>
              <table:table-cell office:value-type="float" office:value="335555">
                <text:p>335555</text:p>
              </table:table-cell>
              <table:table-cell office:value-type="float" office:value="306214">
                <text:p>306214</text:p>
              </table:table-cell>
              <table:table-cell office:value-type="float" office:value="275927">
                <text:p>275927</text:p>
              </table:table-cell>
            </table:table-row>
            <table:table-row>
              <table:table-cell office:value-type="string">
                <text:p>655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76329">
                <text:p>176329</text:p>
              </table:table-cell>
              <table:table-cell office:value-type="float" office:value="190014">
                <text:p>190014</text:p>
              </table:table-cell>
              <table:table-cell office:value-type="float" office:value="198832">
                <text:p>198832</text:p>
              </table:table-cell>
              <table:table-cell office:value-type="float" office:value="202401">
                <text:p>202401</text:p>
              </table:table-cell>
              <table:table-cell office:value-type="float" office:value="193416">
                <text:p>193416</text:p>
              </table:table-cell>
              <table:table-cell office:value-type="float" office:value="202926">
                <text:p>202926</text:p>
              </table:table-cell>
              <table:table-cell office:value-type="float" office:value="195601">
                <text:p>195601</text:p>
              </table:table-cell>
              <table:table-cell office:value-type="float" office:value="181756">
                <text:p>181756</text:p>
              </table:table-cell>
              <table:table-cell office:value-type="float" office:value="156212">
                <text:p>156212</text:p>
              </table:table-cell>
            </table:table-row>
            <table:table-row>
              <table:table-cell office:value-type="string">
                <text:p>1310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7272">
                <text:p>147272</text:p>
              </table:table-cell>
              <table:table-cell office:value-type="float" office:value="148004">
                <text:p>148004</text:p>
              </table:table-cell>
              <table:table-cell office:value-type="float" office:value="135777">
                <text:p>135777</text:p>
              </table:table-cell>
              <table:table-cell office:value-type="float" office:value="110954">
                <text:p>110954</text:p>
              </table:table-cell>
              <table:table-cell office:value-type="float" office:value="79441">
                <text:p>79441</text:p>
              </table:table-cell>
              <table:table-cell office:value-type="float" office:value="209064">
                <text:p>209064</text:p>
              </table:table-cell>
              <table:table-cell office:value-type="float" office:value="181948">
                <text:p>181948</text:p>
              </table:table-cell>
              <table:table-cell office:value-type="float" office:value="146125">
                <text:p>146125</text:p>
              </table:table-cell>
              <table:table-cell office:value-type="float" office:value="295720">
                <text:p>295720</text:p>
              </table:table-cell>
            </table:table-row>
            <table:table-row>
              <table:table-cell office:value-type="string">
                <text:p>2621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7642">
                <text:p>157642</text:p>
              </table:table-cell>
              <table:table-cell office:value-type="float" office:value="130783">
                <text:p>130783</text:p>
              </table:table-cell>
              <table:table-cell office:value-type="float" office:value="80333">
                <text:p>80333</text:p>
              </table:table-cell>
              <table:table-cell office:value-type="float" office:value="156424">
                <text:p>156424</text:p>
              </table:table-cell>
              <table:table-cell office:value-type="float" office:value="97197">
                <text:p>97197</text:p>
              </table:table-cell>
              <table:table-cell office:value-type="float" office:value="183237">
                <text:p>183237</text:p>
              </table:table-cell>
              <table:table-cell office:value-type="float" office:value="243857">
                <text:p>243857</text:p>
              </table:table-cell>
              <table:table-cell office:value-type="float" office:value="241609">
                <text:p>241609</text:p>
              </table:table-cell>
              <table:table-cell office:value-type="float" office:value="235931">
                <text:p>235931</text:p>
              </table:table-cell>
            </table:table-row>
            <table:table-row>
              <table:table-cell office:value-type="string">
                <text:p>5242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4771">
                <text:p>124771</text:p>
              </table:table-cell>
              <table:table-cell office:value-type="float" office:value="147075">
                <text:p>147075</text:p>
              </table:table-cell>
              <table:table-cell office:value-type="float" office:value="172545">
                <text:p>172545</text:p>
              </table:table-cell>
              <table:table-cell office:value-type="float" office:value="110486">
                <text:p>110486</text:p>
              </table:table-cell>
              <table:table-cell office:value-type="float" office:value="120957">
                <text:p>120957</text:p>
              </table:table-cell>
              <table:table-cell office:value-type="float" office:value="185409">
                <text:p>185409</text:p>
              </table:table-cell>
              <table:table-cell office:value-type="float" office:value="237688">
                <text:p>237688</text:p>
              </table:table-cell>
              <table:table-cell office:value-type="float" office:value="242518">
                <text:p>242518</text:p>
              </table:table-cell>
              <table:table-cell office:value-type="float" office:value="262374">
                <text:p>262374</text:p>
              </table:table-cell>
            </table:table-row>
            <table:table-row>
              <table:table-cell office:value-type="string">
                <text:p>10485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7457">
                <text:p>137457</text:p>
              </table:table-cell>
              <table:table-cell office:value-type="float" office:value="137011">
                <text:p>137011</text:p>
              </table:table-cell>
              <table:table-cell office:value-type="float" office:value="136044">
                <text:p>136044</text:p>
              </table:table-cell>
              <table:table-cell office:value-type="float" office:value="126882">
                <text:p>126882</text:p>
              </table:table-cell>
              <table:table-cell office:value-type="float" office:value="161151">
                <text:p>161151</text:p>
              </table:table-cell>
              <table:table-cell office:value-type="float" office:value="161100">
                <text:p>161100</text:p>
              </table:table-cell>
              <table:table-cell office:value-type="float" office:value="177445">
                <text:p>177445</text:p>
              </table:table-cell>
              <table:table-cell office:value-type="float" office:value="88693">
                <text:p>88693</text:p>
              </table:table-cell>
              <table:table-cell office:value-type="float" office:value="91019">
                <text:p>91019</text:p>
              </table:table-cell>
            </table:table-row>
            <table:table-row>
              <table:table-cell office:value-type="string">
                <text:p>20971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6891">
                <text:p>66891</text:p>
              </table:table-cell>
              <table:table-cell office:value-type="float" office:value="72258">
                <text:p>72258</text:p>
              </table:table-cell>
              <table:table-cell office:value-type="float" office:value="79997">
                <text:p>79997</text:p>
              </table:table-cell>
              <table:table-cell office:value-type="float" office:value="95290">
                <text:p>95290</text:p>
              </table:table-cell>
              <table:table-cell office:value-type="float" office:value="87857">
                <text:p>87857</text:p>
              </table:table-cell>
              <table:table-cell office:value-type="float" office:value="101910">
                <text:p>101910</text:p>
              </table:table-cell>
              <table:table-cell office:value-type="float" office:value="99656">
                <text:p>99656</text:p>
              </table:table-cell>
              <table:table-cell office:value-type="float" office:value="101609">
                <text:p>101609</text:p>
              </table:table-cell>
              <table:table-cell office:value-type="float" office:value="113529">
                <text:p>113529</text:p>
              </table:table-cell>
            </table:table-row>
            <table:table-row>
              <table:table-cell office:value-type="string">
                <text:p>41943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8807">
                <text:p>68807</text:p>
              </table:table-cell>
              <table:table-cell office:value-type="float" office:value="75595">
                <text:p>75595</text:p>
              </table:table-cell>
              <table:table-cell office:value-type="float" office:value="122275">
                <text:p>122275</text:p>
              </table:table-cell>
              <table:table-cell office:value-type="float" office:value="185459">
                <text:p>185459</text:p>
              </table:table-cell>
              <table:table-cell office:value-type="float" office:value="199452">
                <text:p>199452</text:p>
              </table:table-cell>
              <table:table-cell office:value-type="float" office:value="242144">
                <text:p>242144</text:p>
              </table:table-cell>
              <table:table-cell office:value-type="float" office:value="273310">
                <text:p>273310</text:p>
              </table:table-cell>
              <table:table-cell office:value-type="float" office:value="264790">
                <text:p>264790</text:p>
              </table:table-cell>
              <table:table-cell office:value-type="float" office:value="301270">
                <text:p>30127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deep="true" chart:include-hidden-cells="false" chart:auto-position="true" chart:auto-size="true" chart:treat-empty-cells="leave-gap" chart:right-angled-axes="true"/>
    </style:style>
    <style:style style:name="ch6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21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22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23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24" style:family="chart">
      <style:graphic-properties draw:stroke="solid" svg:stroke-color="#b3b3b3" draw:fill="none" draw:fill-color="#e6e6e6"/>
    </style:style>
    <style:style style:name="ch25" style:family="chart">
      <style:graphic-properties svg:stroke-color="#b3b3b3" draw:fill-color="#cccccc"/>
    </style:style>
  </office:automatic-styles>
  <office:body>
    <office:chart>
      <chart:chart svg:width="15.994cm" svg:height="9.006cm" xlink:href=".." xlink:type="simple" chart:class="chart:bar" chart:style-name="ch1">
        <chart:title svg:x="4.038cm" svg:y="0.316cm" chart:style-name="ch2">
          <text:p>UBUNTU64 Read Report (OXT master)</text:p>
        </chart:title>
        <chart:subtitle svg:x="4.156cm" svg:y="1.275cm" chart:style-name="ch3">
          <text:p>using O_DIRECT flag and unencrypted disk</text:p>
        </chart:subtitle>
        <chart:legend chart:legend-position="end" svg:x="14.313cm" svg:y="1.216cm" style:legend-expansion="high" chart:style-name="ch4"/>
        <chart:plot-area chart:style-name="ch5" table:cell-range-address="UBUNTU64_DIRECT_DATA_unencrypted.C228:UBUNTU64_DIRECT_DATA_unencrypted.P245" chart:data-source-has-labels="both" svg:x="1.33cm" svg:y="2.138cm" svg:width="9.636cm" svg:height="5.707cm" dr3d:transform="matrix (0.937250944888388 0.0665847169776786 0.342238428249701 -0.096433834304364 0.99280848110561 0.0709354315284744 -0.335053998494544 -0.0994876641085459 0.936931706573666 0cm 0cm 0cm)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692cm" svg:y="2.182cm" svg:width="7.187cm" svg:height="4.173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 chartooo:axis-type="auto">
            <chartooo:date-scale/>
            <chart:title svg:x="5.112cm" svg:y="8.025cm" chart:style-name="ch7">
              <text:p>File Size (KB)</text:p>
            </chart:title>
            <chart:categories table:cell-range-address="UBUNTU64_DIRECT_DATA_unencrypted.C229:UBUNTU64_DIRECT_DATA_unencrypted.C245"/>
            <chart:grid chart:style-name="ch8" chart:class="major"/>
          </chart:axis>
          <chart:axis chart:dimension="y" chart:name="primary-y" chart:style-name="ch9">
            <chart:title svg:x="0.451cm" svg:y="6.173cm" chart:style-name="ch10">
              <text:p>Speed (KB/sec)</text:p>
            </chart:title>
            <chart:grid chart:style-name="ch8" chart:class="major"/>
          </chart:axis>
          <chart:axis chart:dimension="z" chart:name="primary-z" chart:style-name="ch11">
            <chart:title svg:x="11.285cm" svg:y="7.285cm" chart:style-name="ch7">
              <text:p>Transfer Size (KB)</text:p>
            </chart:title>
            <chart:grid chart:style-name="ch8" chart:class="major"/>
          </chart:axis>
          <chart:series chart:style-name="ch12" chart:values-cell-range-address="UBUNTU64_DIRECT_DATA_unencrypted.D229:UBUNTU64_DIRECT_DATA_unencrypted.D245" chart:label-cell-address="UBUNTU64_DIRECT_DATA_unencrypted.D228:UBUNTU64_DIRECT_DATA_unencrypted.D228" chart:class="chart:bar">
            <chart:data-point chart:repeated="17"/>
          </chart:series>
          <chart:series chart:style-name="ch13" chart:values-cell-range-address="UBUNTU64_DIRECT_DATA_unencrypted.E229:UBUNTU64_DIRECT_DATA_unencrypted.E245" chart:label-cell-address="UBUNTU64_DIRECT_DATA_unencrypted.E228:UBUNTU64_DIRECT_DATA_unencrypted.E228" chart:class="chart:bar">
            <chart:data-point chart:repeated="17"/>
          </chart:series>
          <chart:series chart:style-name="ch14" chart:values-cell-range-address="UBUNTU64_DIRECT_DATA_unencrypted.F229:UBUNTU64_DIRECT_DATA_unencrypted.F245" chart:label-cell-address="UBUNTU64_DIRECT_DATA_unencrypted.F228:UBUNTU64_DIRECT_DATA_unencrypted.F228" chart:class="chart:bar">
            <chart:data-point chart:repeated="17"/>
          </chart:series>
          <chart:series chart:style-name="ch15" chart:values-cell-range-address="UBUNTU64_DIRECT_DATA_unencrypted.G229:UBUNTU64_DIRECT_DATA_unencrypted.G245" chart:label-cell-address="UBUNTU64_DIRECT_DATA_unencrypted.G228:UBUNTU64_DIRECT_DATA_unencrypted.G228" chart:class="chart:bar">
            <chart:data-point chart:repeated="17"/>
          </chart:series>
          <chart:series chart:style-name="ch16" chart:values-cell-range-address="UBUNTU64_DIRECT_DATA_unencrypted.H229:UBUNTU64_DIRECT_DATA_unencrypted.H245" chart:label-cell-address="UBUNTU64_DIRECT_DATA_unencrypted.H228:UBUNTU64_DIRECT_DATA_unencrypted.H228" chart:class="chart:bar">
            <chart:data-point chart:repeated="17"/>
          </chart:series>
          <chart:series chart:style-name="ch17" chart:values-cell-range-address="UBUNTU64_DIRECT_DATA_unencrypted.I229:UBUNTU64_DIRECT_DATA_unencrypted.I245" chart:label-cell-address="UBUNTU64_DIRECT_DATA_unencrypted.I228:UBUNTU64_DIRECT_DATA_unencrypted.I228" chart:class="chart:bar">
            <chart:data-point chart:repeated="17"/>
          </chart:series>
          <chart:series chart:style-name="ch18" chart:values-cell-range-address="UBUNTU64_DIRECT_DATA_unencrypted.J229:UBUNTU64_DIRECT_DATA_unencrypted.J245" chart:label-cell-address="UBUNTU64_DIRECT_DATA_unencrypted.J228:UBUNTU64_DIRECT_DATA_unencrypted.J228" chart:class="chart:bar">
            <chart:data-point chart:repeated="17"/>
          </chart:series>
          <chart:series chart:style-name="ch19" chart:values-cell-range-address="UBUNTU64_DIRECT_DATA_unencrypted.K229:UBUNTU64_DIRECT_DATA_unencrypted.K245" chart:label-cell-address="UBUNTU64_DIRECT_DATA_unencrypted.K228:UBUNTU64_DIRECT_DATA_unencrypted.K228" chart:class="chart:bar">
            <chart:data-point chart:repeated="17"/>
          </chart:series>
          <chart:series chart:style-name="ch20" chart:values-cell-range-address="UBUNTU64_DIRECT_DATA_unencrypted.L229:UBUNTU64_DIRECT_DATA_unencrypted.L245" chart:label-cell-address="UBUNTU64_DIRECT_DATA_unencrypted.L228:UBUNTU64_DIRECT_DATA_unencrypted.L228" chart:class="chart:bar">
            <chart:data-point chart:repeated="17"/>
          </chart:series>
          <chart:series chart:style-name="ch21" chart:values-cell-range-address="UBUNTU64_DIRECT_DATA_unencrypted.M229:UBUNTU64_DIRECT_DATA_unencrypted.M245" chart:label-cell-address="UBUNTU64_DIRECT_DATA_unencrypted.M228:UBUNTU64_DIRECT_DATA_unencrypted.M228" chart:class="chart:bar">
            <chart:data-point chart:repeated="17"/>
          </chart:series>
          <chart:series chart:style-name="ch22" chart:values-cell-range-address="UBUNTU64_DIRECT_DATA_unencrypted.N229:UBUNTU64_DIRECT_DATA_unencrypted.N245" chart:label-cell-address="UBUNTU64_DIRECT_DATA_unencrypted.N228:UBUNTU64_DIRECT_DATA_unencrypted.N228" chart:class="chart:bar">
            <chart:data-point chart:repeated="17"/>
          </chart:series>
          <chart:series chart:style-name="ch23" chart:values-cell-range-address="UBUNTU64_DIRECT_DATA_unencrypted.O229:UBUNTU64_DIRECT_DATA_unencrypted.O245" chart:label-cell-address="UBUNTU64_DIRECT_DATA_unencrypted.O228:UBUNTU64_DIRECT_DATA_unencrypted.O228" chart:class="chart:bar">
            <chart:data-point chart:repeated="17"/>
          </chart:series>
          <chart:series chart:style-name="ch12" chart:values-cell-range-address="UBUNTU64_DIRECT_DATA_unencrypted.P229:UBUNTU64_DIRECT_DATA_unencrypted.P245" chart:label-cell-address="UBUNTU64_DIRECT_DATA_unencrypted.P228:UBUNTU64_DIRECT_DATA_unencrypted.P228" chart:class="chart:bar">
            <chart:data-point chart:repeated="17"/>
          </chart:series>
          <chart:wall chart:style-name="ch24"/>
          <chart:floor chart:style-name="ch2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4</text:p>
                <draw:g>
                  <svg:desc>UBUNTU64_DIRECT_DATA_unencrypted.D228:UBUNTU64_DIRECT_DATA_unencrypted.D228</svg:desc>
                </draw:g>
              </table:table-cell>
              <table:table-cell office:value-type="string">
                <text:p>8</text:p>
                <draw:g>
                  <svg:desc>UBUNTU64_DIRECT_DATA_unencrypted.E228:UBUNTU64_DIRECT_DATA_unencrypted.E228</svg:desc>
                </draw:g>
              </table:table-cell>
              <table:table-cell office:value-type="string">
                <text:p>16</text:p>
                <draw:g>
                  <svg:desc>UBUNTU64_DIRECT_DATA_unencrypted.F228:UBUNTU64_DIRECT_DATA_unencrypted.F228</svg:desc>
                </draw:g>
              </table:table-cell>
              <table:table-cell office:value-type="string">
                <text:p>32</text:p>
                <draw:g>
                  <svg:desc>UBUNTU64_DIRECT_DATA_unencrypted.G228:UBUNTU64_DIRECT_DATA_unencrypted.G228</svg:desc>
                </draw:g>
              </table:table-cell>
              <table:table-cell office:value-type="string">
                <text:p>64</text:p>
                <draw:g>
                  <svg:desc>UBUNTU64_DIRECT_DATA_unencrypted.H228:UBUNTU64_DIRECT_DATA_unencrypted.H228</svg:desc>
                </draw:g>
              </table:table-cell>
              <table:table-cell office:value-type="string">
                <text:p>128</text:p>
                <draw:g>
                  <svg:desc>UBUNTU64_DIRECT_DATA_unencrypted.I228:UBUNTU64_DIRECT_DATA_unencrypted.I228</svg:desc>
                </draw:g>
              </table:table-cell>
              <table:table-cell office:value-type="string">
                <text:p>256</text:p>
                <draw:g>
                  <svg:desc>UBUNTU64_DIRECT_DATA_unencrypted.J228:UBUNTU64_DIRECT_DATA_unencrypted.J228</svg:desc>
                </draw:g>
              </table:table-cell>
              <table:table-cell office:value-type="string">
                <text:p>512</text:p>
                <draw:g>
                  <svg:desc>UBUNTU64_DIRECT_DATA_unencrypted.K228:UBUNTU64_DIRECT_DATA_unencrypted.K228</svg:desc>
                </draw:g>
              </table:table-cell>
              <table:table-cell office:value-type="string">
                <text:p>1024</text:p>
                <draw:g>
                  <svg:desc>UBUNTU64_DIRECT_DATA_unencrypted.L228:UBUNTU64_DIRECT_DATA_unencrypted.L228</svg:desc>
                </draw:g>
              </table:table-cell>
              <table:table-cell office:value-type="string">
                <text:p>2048</text:p>
                <draw:g>
                  <svg:desc>UBUNTU64_DIRECT_DATA_unencrypted.M228:UBUNTU64_DIRECT_DATA_unencrypted.M228</svg:desc>
                </draw:g>
              </table:table-cell>
              <table:table-cell office:value-type="string">
                <text:p>4096</text:p>
                <draw:g>
                  <svg:desc>UBUNTU64_DIRECT_DATA_unencrypted.N228:UBUNTU64_DIRECT_DATA_unencrypted.N228</svg:desc>
                </draw:g>
              </table:table-cell>
              <table:table-cell office:value-type="string">
                <text:p>8192</text:p>
                <draw:g>
                  <svg:desc>UBUNTU64_DIRECT_DATA_unencrypted.O228:UBUNTU64_DIRECT_DATA_unencrypted.O228</svg:desc>
                </draw:g>
              </table:table-cell>
              <table:table-cell office:value-type="string">
                <text:p>16384</text:p>
                <draw:g>
                  <svg:desc>UBUNTU64_DIRECT_DATA_unencrypted.P228:UBUNTU64_DIRECT_DATA_unencrypted.P22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64</text:p>
                <draw:g>
                  <svg:desc>UBUNTU64_DIRECT_DATA_unencrypted.C229:UBUNTU64_DIRECT_DATA_unencrypted.C245</svg:desc>
                </draw:g>
              </table:table-cell>
              <table:table-cell office:value-type="float" office:value="19053">
                <text:p>19053</text:p>
                <draw:g>
                  <svg:desc>UBUNTU64_DIRECT_DATA_unencrypted.D229:UBUNTU64_DIRECT_DATA_unencrypted.D245</svg:desc>
                </draw:g>
              </table:table-cell>
              <table:table-cell office:value-type="float" office:value="44232">
                <text:p>44232</text:p>
                <draw:g>
                  <svg:desc>UBUNTU64_DIRECT_DATA_unencrypted.E229:UBUNTU64_DIRECT_DATA_unencrypted.E245</svg:desc>
                </draw:g>
              </table:table-cell>
              <table:table-cell office:value-type="float" office:value="48307">
                <text:p>48307</text:p>
                <draw:g>
                  <svg:desc>UBUNTU64_DIRECT_DATA_unencrypted.F229:UBUNTU64_DIRECT_DATA_unencrypted.F245</svg:desc>
                </draw:g>
              </table:table-cell>
              <table:table-cell office:value-type="float" office:value="95637">
                <text:p>95637</text:p>
                <draw:g>
                  <svg:desc>UBUNTU64_DIRECT_DATA_unencrypted.G229:UBUNTU64_DIRECT_DATA_unencrypted.G245</svg:desc>
                </draw:g>
              </table:table-cell>
              <table:table-cell office:value-type="float" office:value="177324">
                <text:p>177324</text:p>
                <draw:g>
                  <svg:desc>UBUNTU64_DIRECT_DATA_unencrypted.H229:UBUNTU64_DIRECT_DATA_unencrypted.H245</svg:desc>
                </draw:g>
              </table:table-cell>
              <table:table-cell office:value-type="float" office:value="NaN">
                <text:p>NaN</text:p>
                <draw:g>
                  <svg:desc>UBUNTU64_DIRECT_DATA_unencrypted.I229:UBUNTU64_DIRECT_DATA_unencrypted.I245</svg:desc>
                </draw:g>
              </table:table-cell>
              <table:table-cell office:value-type="float" office:value="NaN">
                <text:p>NaN</text:p>
                <draw:g>
                  <svg:desc>UBUNTU64_DIRECT_DATA_unencrypted.J229:UBUNTU64_DIRECT_DATA_unencrypted.J245</svg:desc>
                </draw:g>
              </table:table-cell>
              <table:table-cell office:value-type="float" office:value="NaN">
                <text:p>NaN</text:p>
                <draw:g>
                  <svg:desc>UBUNTU64_DIRECT_DATA_unencrypted.K229:UBUNTU64_DIRECT_DATA_unencrypted.K245</svg:desc>
                </draw:g>
              </table:table-cell>
              <table:table-cell office:value-type="float" office:value="NaN">
                <text:p>NaN</text:p>
                <draw:g>
                  <svg:desc>UBUNTU64_DIRECT_DATA_unencrypted.L229:UBUNTU64_DIRECT_DATA_unencrypted.L245</svg:desc>
                </draw:g>
              </table:table-cell>
              <table:table-cell office:value-type="float" office:value="NaN">
                <text:p>NaN</text:p>
                <draw:g>
                  <svg:desc>UBUNTU64_DIRECT_DATA_unencrypted.M229:UBUNTU64_DIRECT_DATA_unencrypted.M245</svg:desc>
                </draw:g>
              </table:table-cell>
              <table:table-cell office:value-type="float" office:value="NaN">
                <text:p>NaN</text:p>
                <draw:g>
                  <svg:desc>UBUNTU64_DIRECT_DATA_unencrypted.N229:UBUNTU64_DIRECT_DATA_unencrypted.N245</svg:desc>
                </draw:g>
              </table:table-cell>
              <table:table-cell office:value-type="float" office:value="NaN">
                <text:p>NaN</text:p>
                <draw:g>
                  <svg:desc>UBUNTU64_DIRECT_DATA_unencrypted.O229:UBUNTU64_DIRECT_DATA_unencrypted.O245</svg:desc>
                </draw:g>
              </table:table-cell>
              <table:table-cell office:value-type="float" office:value="NaN">
                <text:p>NaN</text:p>
                <draw:g>
                  <svg:desc>UBUNTU64_DIRECT_DATA_unencrypted.P229:UBUNTU64_DIRECT_DATA_unencrypted.P245</svg:desc>
                </draw:g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2634">
                <text:p>22634</text:p>
              </table:table-cell>
              <table:table-cell office:value-type="float" office:value="38288">
                <text:p>38288</text:p>
              </table:table-cell>
              <table:table-cell office:value-type="float" office:value="81792">
                <text:p>81792</text:p>
              </table:table-cell>
              <table:table-cell office:value-type="float" office:value="74681">
                <text:p>74681</text:p>
              </table:table-cell>
              <table:table-cell office:value-type="float" office:value="203529">
                <text:p>203529</text:p>
              </table:table-cell>
              <table:table-cell office:value-type="float" office:value="197538">
                <text:p>197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7947">
                <text:p>27947</text:p>
              </table:table-cell>
              <table:table-cell office:value-type="float" office:value="35457">
                <text:p>35457</text:p>
              </table:table-cell>
              <table:table-cell office:value-type="float" office:value="59395">
                <text:p>59395</text:p>
              </table:table-cell>
              <table:table-cell office:value-type="float" office:value="93565">
                <text:p>93565</text:p>
              </table:table-cell>
              <table:table-cell office:value-type="float" office:value="179531">
                <text:p>179531</text:p>
              </table:table-cell>
              <table:table-cell office:value-type="float" office:value="109311">
                <text:p>109311</text:p>
              </table:table-cell>
              <table:table-cell office:value-type="float" office:value="263636">
                <text:p>263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27381">
                <text:p>27381</text:p>
              </table:table-cell>
              <table:table-cell office:value-type="float" office:value="37954">
                <text:p>37954</text:p>
              </table:table-cell>
              <table:table-cell office:value-type="float" office:value="66702">
                <text:p>66702</text:p>
              </table:table-cell>
              <table:table-cell office:value-type="float" office:value="90219">
                <text:p>90219</text:p>
              </table:table-cell>
              <table:table-cell office:value-type="float" office:value="145210">
                <text:p>145210</text:p>
              </table:table-cell>
              <table:table-cell office:value-type="float" office:value="249394">
                <text:p>249394</text:p>
              </table:table-cell>
              <table:table-cell office:value-type="float" office:value="227951">
                <text:p>227951</text:p>
              </table:table-cell>
              <table:table-cell office:value-type="float" office:value="207370">
                <text:p>207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5080">
                <text:p>15080</text:p>
              </table:table-cell>
              <table:table-cell office:value-type="float" office:value="28886">
                <text:p>28886</text:p>
              </table:table-cell>
              <table:table-cell office:value-type="float" office:value="51921">
                <text:p>51921</text:p>
              </table:table-cell>
              <table:table-cell office:value-type="float" office:value="109485">
                <text:p>109485</text:p>
              </table:table-cell>
              <table:table-cell office:value-type="float" office:value="173619">
                <text:p>173619</text:p>
              </table:table-cell>
              <table:table-cell office:value-type="float" office:value="195904">
                <text:p>195904</text:p>
              </table:table-cell>
              <table:table-cell office:value-type="float" office:value="229385">
                <text:p>229385</text:p>
              </table:table-cell>
              <table:table-cell office:value-type="float" office:value="220076">
                <text:p>220076</text:p>
              </table:table-cell>
              <table:table-cell office:value-type="float" office:value="578851">
                <text:p>5788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21055">
                <text:p>21055</text:p>
              </table:table-cell>
              <table:table-cell office:value-type="float" office:value="30097">
                <text:p>30097</text:p>
              </table:table-cell>
              <table:table-cell office:value-type="float" office:value="49241">
                <text:p>49241</text:p>
              </table:table-cell>
              <table:table-cell office:value-type="float" office:value="104854">
                <text:p>104854</text:p>
              </table:table-cell>
              <table:table-cell office:value-type="float" office:value="142152">
                <text:p>142152</text:p>
              </table:table-cell>
              <table:table-cell office:value-type="float" office:value="323077">
                <text:p>323077</text:p>
              </table:table-cell>
              <table:table-cell office:value-type="float" office:value="272127">
                <text:p>272127</text:p>
              </table:table-cell>
              <table:table-cell office:value-type="float" office:value="229906">
                <text:p>229906</text:p>
              </table:table-cell>
              <table:table-cell office:value-type="float" office:value="628203">
                <text:p>628203</text:p>
              </table:table-cell>
              <table:table-cell office:value-type="float" office:value="363121">
                <text:p>363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6</text:p>
              </table:table-cell>
              <table:table-cell office:value-type="float" office:value="20242">
                <text:p>20242</text:p>
              </table:table-cell>
              <table:table-cell office:value-type="float" office:value="29120">
                <text:p>29120</text:p>
              </table:table-cell>
              <table:table-cell office:value-type="float" office:value="51777">
                <text:p>51777</text:p>
              </table:table-cell>
              <table:table-cell office:value-type="float" office:value="10753">
                <text:p>10753</text:p>
              </table:table-cell>
              <table:table-cell office:value-type="float" office:value="15056">
                <text:p>15056</text:p>
              </table:table-cell>
              <table:table-cell office:value-type="float" office:value="40020">
                <text:p>40020</text:p>
              </table:table-cell>
              <table:table-cell office:value-type="float" office:value="37041">
                <text:p>37041</text:p>
              </table:table-cell>
              <table:table-cell office:value-type="float" office:value="33001">
                <text:p>33001</text:p>
              </table:table-cell>
              <table:table-cell office:value-type="float" office:value="49830">
                <text:p>49830</text:p>
              </table:table-cell>
              <table:table-cell office:value-type="float" office:value="61984">
                <text:p>61984</text:p>
              </table:table-cell>
              <table:table-cell office:value-type="float" office:value="43045">
                <text:p>43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92</text:p>
              </table:table-cell>
              <table:table-cell office:value-type="float" office:value="9990">
                <text:p>9990</text:p>
              </table:table-cell>
              <table:table-cell office:value-type="float" office:value="31160">
                <text:p>31160</text:p>
              </table:table-cell>
              <table:table-cell office:value-type="float" office:value="54003">
                <text:p>54003</text:p>
              </table:table-cell>
              <table:table-cell office:value-type="float" office:value="97311">
                <text:p>97311</text:p>
              </table:table-cell>
              <table:table-cell office:value-type="float" office:value="218388">
                <text:p>218388</text:p>
              </table:table-cell>
              <table:table-cell office:value-type="float" office:value="285693">
                <text:p>285693</text:p>
              </table:table-cell>
              <table:table-cell office:value-type="float" office:value="334093">
                <text:p>334093</text:p>
              </table:table-cell>
              <table:table-cell office:value-type="float" office:value="492070">
                <text:p>492070</text:p>
              </table:table-cell>
              <table:table-cell office:value-type="float" office:value="504586">
                <text:p>504586</text:p>
              </table:table-cell>
              <table:table-cell office:value-type="float" office:value="518122">
                <text:p>518122</text:p>
              </table:table-cell>
              <table:table-cell office:value-type="float" office:value="506080">
                <text:p>506080</text:p>
              </table:table-cell>
              <table:table-cell office:value-type="float" office:value="747246">
                <text:p>7472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84</text:p>
              </table:table-cell>
              <table:table-cell office:value-type="float" office:value="26814">
                <text:p>26814</text:p>
              </table:table-cell>
              <table:table-cell office:value-type="float" office:value="39392">
                <text:p>39392</text:p>
              </table:table-cell>
              <table:table-cell office:value-type="float" office:value="51090">
                <text:p>51090</text:p>
              </table:table-cell>
              <table:table-cell office:value-type="float" office:value="93546">
                <text:p>93546</text:p>
              </table:table-cell>
              <table:table-cell office:value-type="float" office:value="252154">
                <text:p>252154</text:p>
              </table:table-cell>
              <table:table-cell office:value-type="float" office:value="357307">
                <text:p>357307</text:p>
              </table:table-cell>
              <table:table-cell office:value-type="float" office:value="437172">
                <text:p>437172</text:p>
              </table:table-cell>
              <table:table-cell office:value-type="float" office:value="436347">
                <text:p>436347</text:p>
              </table:table-cell>
              <table:table-cell office:value-type="float" office:value="555821">
                <text:p>555821</text:p>
              </table:table-cell>
              <table:table-cell office:value-type="float" office:value="645751">
                <text:p>645751</text:p>
              </table:table-cell>
              <table:table-cell office:value-type="float" office:value="826980">
                <text:p>826980</text:p>
              </table:table-cell>
              <table:table-cell office:value-type="float" office:value="651062">
                <text:p>651062</text:p>
              </table:table-cell>
              <table:table-cell office:value-type="float" office:value="782986">
                <text:p>782986</text:p>
              </table:table-cell>
            </table:table-row>
            <table:table-row>
              <table:table-cell office:value-type="string">
                <text:p>327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4410">
                <text:p>234410</text:p>
              </table:table-cell>
              <table:table-cell office:value-type="float" office:value="373799">
                <text:p>373799</text:p>
              </table:table-cell>
              <table:table-cell office:value-type="float" office:value="442559">
                <text:p>442559</text:p>
              </table:table-cell>
              <table:table-cell office:value-type="float" office:value="524927">
                <text:p>524927</text:p>
              </table:table-cell>
              <table:table-cell office:value-type="float" office:value="523517">
                <text:p>523517</text:p>
              </table:table-cell>
              <table:table-cell office:value-type="float" office:value="659129">
                <text:p>659129</text:p>
              </table:table-cell>
              <table:table-cell office:value-type="float" office:value="816767">
                <text:p>816767</text:p>
              </table:table-cell>
              <table:table-cell office:value-type="float" office:value="905873">
                <text:p>905873</text:p>
              </table:table-cell>
              <table:table-cell office:value-type="float" office:value="876642">
                <text:p>876642</text:p>
              </table:table-cell>
            </table:table-row>
            <table:table-row>
              <table:table-cell office:value-type="string">
                <text:p>655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1618">
                <text:p>241618</text:p>
              </table:table-cell>
              <table:table-cell office:value-type="float" office:value="383128">
                <text:p>383128</text:p>
              </table:table-cell>
              <table:table-cell office:value-type="float" office:value="498289">
                <text:p>498289</text:p>
              </table:table-cell>
              <table:table-cell office:value-type="float" office:value="497517">
                <text:p>497517</text:p>
              </table:table-cell>
              <table:table-cell office:value-type="float" office:value="604725">
                <text:p>604725</text:p>
              </table:table-cell>
              <table:table-cell office:value-type="float" office:value="770322">
                <text:p>770322</text:p>
              </table:table-cell>
              <table:table-cell office:value-type="float" office:value="871685">
                <text:p>871685</text:p>
              </table:table-cell>
              <table:table-cell office:value-type="float" office:value="904605">
                <text:p>904605</text:p>
              </table:table-cell>
              <table:table-cell office:value-type="float" office:value="135603">
                <text:p>135603</text:p>
              </table:table-cell>
            </table:table-row>
            <table:table-row>
              <table:table-cell office:value-type="string">
                <text:p>1310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0523">
                <text:p>220523</text:p>
              </table:table-cell>
              <table:table-cell office:value-type="float" office:value="362613">
                <text:p>362613</text:p>
              </table:table-cell>
              <table:table-cell office:value-type="float" office:value="483478">
                <text:p>483478</text:p>
              </table:table-cell>
              <table:table-cell office:value-type="float" office:value="540552">
                <text:p>540552</text:p>
              </table:table-cell>
              <table:table-cell office:value-type="float" office:value="373650">
                <text:p>373650</text:p>
              </table:table-cell>
              <table:table-cell office:value-type="float" office:value="766825">
                <text:p>766825</text:p>
              </table:table-cell>
              <table:table-cell office:value-type="float" office:value="909969">
                <text:p>909969</text:p>
              </table:table-cell>
              <table:table-cell office:value-type="float" office:value="481473">
                <text:p>481473</text:p>
              </table:table-cell>
              <table:table-cell office:value-type="float" office:value="905605">
                <text:p>905605</text:p>
              </table:table-cell>
            </table:table-row>
            <table:table-row>
              <table:table-cell office:value-type="string">
                <text:p>2621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4371">
                <text:p>254371</text:p>
              </table:table-cell>
              <table:table-cell office:value-type="float" office:value="361741">
                <text:p>361741</text:p>
              </table:table-cell>
              <table:table-cell office:value-type="float" office:value="489540">
                <text:p>489540</text:p>
              </table:table-cell>
              <table:table-cell office:value-type="float" office:value="561100">
                <text:p>561100</text:p>
              </table:table-cell>
              <table:table-cell office:value-type="float" office:value="301535">
                <text:p>301535</text:p>
              </table:table-cell>
              <table:table-cell office:value-type="float" office:value="334897">
                <text:p>334897</text:p>
              </table:table-cell>
              <table:table-cell office:value-type="float" office:value="389732">
                <text:p>389732</text:p>
              </table:table-cell>
              <table:table-cell office:value-type="float" office:value="461444">
                <text:p>461444</text:p>
              </table:table-cell>
              <table:table-cell office:value-type="float" office:value="928593">
                <text:p>928593</text:p>
              </table:table-cell>
            </table:table-row>
            <table:table-row>
              <table:table-cell office:value-type="string">
                <text:p>5242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2788">
                <text:p>222788</text:p>
              </table:table-cell>
              <table:table-cell office:value-type="float" office:value="366989">
                <text:p>366989</text:p>
              </table:table-cell>
              <table:table-cell office:value-type="float" office:value="482668">
                <text:p>482668</text:p>
              </table:table-cell>
              <table:table-cell office:value-type="float" office:value="549960">
                <text:p>549960</text:p>
              </table:table-cell>
              <table:table-cell office:value-type="float" office:value="389636">
                <text:p>389636</text:p>
              </table:table-cell>
              <table:table-cell office:value-type="float" office:value="608479">
                <text:p>608479</text:p>
              </table:table-cell>
              <table:table-cell office:value-type="float" office:value="392981">
                <text:p>392981</text:p>
              </table:table-cell>
              <table:table-cell office:value-type="float" office:value="911491">
                <text:p>911491</text:p>
              </table:table-cell>
              <table:table-cell office:value-type="float" office:value="720499">
                <text:p>720499</text:p>
              </table:table-cell>
            </table:table-row>
            <table:table-row>
              <table:table-cell office:value-type="string">
                <text:p>10485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8729">
                <text:p>248729</text:p>
              </table:table-cell>
              <table:table-cell office:value-type="float" office:value="381859">
                <text:p>381859</text:p>
              </table:table-cell>
              <table:table-cell office:value-type="float" office:value="498446">
                <text:p>498446</text:p>
              </table:table-cell>
              <table:table-cell office:value-type="float" office:value="543860">
                <text:p>543860</text:p>
              </table:table-cell>
              <table:table-cell office:value-type="float" office:value="673827">
                <text:p>673827</text:p>
              </table:table-cell>
              <table:table-cell office:value-type="float" office:value="599437">
                <text:p>599437</text:p>
              </table:table-cell>
              <table:table-cell office:value-type="float" office:value="892348">
                <text:p>892348</text:p>
              </table:table-cell>
              <table:table-cell office:value-type="float" office:value="619135">
                <text:p>619135</text:p>
              </table:table-cell>
              <table:table-cell office:value-type="float" office:value="605466">
                <text:p>605466</text:p>
              </table:table-cell>
            </table:table-row>
            <table:table-row>
              <table:table-cell office:value-type="string">
                <text:p>20971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8499">
                <text:p>228499</text:p>
              </table:table-cell>
              <table:table-cell office:value-type="float" office:value="373700">
                <text:p>373700</text:p>
              </table:table-cell>
              <table:table-cell office:value-type="float" office:value="461476">
                <text:p>461476</text:p>
              </table:table-cell>
              <table:table-cell office:value-type="float" office:value="545659">
                <text:p>545659</text:p>
              </table:table-cell>
              <table:table-cell office:value-type="float" office:value="675250">
                <text:p>675250</text:p>
              </table:table-cell>
              <table:table-cell office:value-type="float" office:value="612419">
                <text:p>612419</text:p>
              </table:table-cell>
              <table:table-cell office:value-type="float" office:value="903147">
                <text:p>903147</text:p>
              </table:table-cell>
              <table:table-cell office:value-type="float" office:value="922156">
                <text:p>922156</text:p>
              </table:table-cell>
              <table:table-cell office:value-type="float" office:value="866932">
                <text:p>866932</text:p>
              </table:table-cell>
            </table:table-row>
            <table:table-row>
              <table:table-cell office:value-type="string">
                <text:p>41943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5897">
                <text:p>235897</text:p>
              </table:table-cell>
              <table:table-cell office:value-type="float" office:value="356407">
                <text:p>356407</text:p>
              </table:table-cell>
              <table:table-cell office:value-type="float" office:value="493217">
                <text:p>493217</text:p>
              </table:table-cell>
              <table:table-cell office:value-type="float" office:value="541695">
                <text:p>541695</text:p>
              </table:table-cell>
              <table:table-cell office:value-type="float" office:value="627742">
                <text:p>627742</text:p>
              </table:table-cell>
              <table:table-cell office:value-type="float" office:value="769042">
                <text:p>769042</text:p>
              </table:table-cell>
              <table:table-cell office:value-type="float" office:value="897126">
                <text:p>897126</text:p>
              </table:table-cell>
              <table:table-cell office:value-type="float" office:value="916443">
                <text:p>916443</text:p>
              </table:table-cell>
              <table:table-cell office:value-type="float" office:value="834932">
                <text:p>83493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